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0"/>
    <style:style style:name="ce2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47.99mm" svg:height="215.15mm" svg:x="114.54mm" svg:y="4.52mm">
            <draw:object draw:notify-on-update-of-ranges="Sheet1.A1:Sheet1.A1 Sheet1.A2:Sheet1.A2284 Sheet1.B1:Sheet1.B1 Sheet1.B2:Sheet1.B2284 Sheet1.C1:Sheet1.C1 Sheet1.C2:Sheet1.C2284 Sheet1.D1:Sheet1.D1 Sheet1.D2:Sheet1.D228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Motor 1</text:p>
          </table:table-cell>
          <table:table-cell office:value-type="string" calcext:value-type="string">
            <text:p>Motor 2</text:p>
          </table:table-cell>
          <table:table-cell office:value-type="string" calcext:value-type="string">
            <text:p>Motor 3</text:p>
          </table:table-cell>
          <table:table-cell office:value-type="string" calcext:value-type="string">
            <text:p>Motor 4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1" office:value-type="float" office:value="1000" calcext:value-type="float">
            <text:p>1000</text:p>
          </table:table-cell>
          <table:table-cell table:number-columns-repeated="2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2"/>
          <table:table-cell table:style-name="ce2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139.440186" calcext:value-type="float">
            <text:p>1139.440186</text:p>
          </table:table-cell>
          <table:table-cell office:value-type="float" office:value="1112.023071" calcext:value-type="float">
            <text:p>1112.023071</text:p>
          </table:table-cell>
          <table:table-cell office:value-type="float" office:value="1201.347412" calcext:value-type="float">
            <text:p>1201.347412</text:p>
          </table:table-cell>
          <table:table-cell office:value-type="float" office:value="1049.875244" calcext:value-type="float">
            <text:p>1049.875244</text:p>
          </table:table-cell>
          <table:table-cell table:number-columns-repeated="13"/>
        </table:table-row>
        <table:table-row table:style-name="ro1">
          <table:table-cell office:value-type="float" office:value="1268.248779" calcext:value-type="float">
            <text:p>1268.248779</text:p>
          </table:table-cell>
          <table:table-cell office:value-type="float" office:value="1246.088379" calcext:value-type="float">
            <text:p>1246.088379</text:p>
          </table:table-cell>
          <table:table-cell office:value-type="float" office:value="1311.364746" calcext:value-type="float">
            <text:p>1311.364746</text:p>
          </table:table-cell>
          <table:table-cell office:value-type="float" office:value="1201.042358" calcext:value-type="float">
            <text:p>1201.042358</text:p>
          </table:table-cell>
          <table:table-cell table:number-columns-repeated="13"/>
        </table:table-row>
        <table:table-row table:style-name="ro1">
          <table:table-cell office:value-type="float" office:value="1398.198486" calcext:value-type="float">
            <text:p>1398.198486</text:p>
          </table:table-cell>
          <table:table-cell office:value-type="float" office:value="1370.193481" calcext:value-type="float">
            <text:p>1370.193481</text:p>
          </table:table-cell>
          <table:table-cell office:value-type="float" office:value="1444.146118" calcext:value-type="float">
            <text:p>1444.146118</text:p>
          </table:table-cell>
          <table:table-cell office:value-type="float" office:value="1325.094971" calcext:value-type="float">
            <text:p>1325.094971</text:p>
          </table:table-cell>
          <table:table-cell table:number-columns-repeated="13"/>
        </table:table-row>
        <table:table-row table:style-name="ro1">
          <table:table-cell office:value-type="float" office:value="1554.244263" calcext:value-type="float">
            <text:p>1554.244263</text:p>
          </table:table-cell>
          <table:table-cell office:value-type="float" office:value="1520.345459" calcext:value-type="float">
            <text:p>1520.345459</text:p>
          </table:table-cell>
          <table:table-cell office:value-type="float" office:value="1603.857056" calcext:value-type="float">
            <text:p>1603.857056</text:p>
          </table:table-cell>
          <table:table-cell office:value-type="float" office:value="1472.444214" calcext:value-type="float">
            <text:p>1472.444214</text:p>
          </table:table-cell>
          <table:table-cell table:number-columns-repeated="13"/>
        </table:table-row>
        <table:table-row table:style-name="ro1">
          <table:table-cell office:value-type="float" office:value="1601.328857" calcext:value-type="float">
            <text:p>1601.328857</text:p>
          </table:table-cell>
          <table:table-cell office:value-type="float" office:value="1614.551758" calcext:value-type="float">
            <text:p>1614.551758</text:p>
          </table:table-cell>
          <table:table-cell office:value-type="float" office:value="1591.659668" calcext:value-type="float">
            <text:p>1591.659668</text:p>
          </table:table-cell>
          <table:table-cell office:value-type="float" office:value="1620.581665" calcext:value-type="float">
            <text:p>1620.581665</text:p>
          </table:table-cell>
          <table:table-cell table:number-columns-repeated="13"/>
        </table:table-row>
        <table:table-row table:style-name="ro1">
          <table:table-cell office:value-type="float" office:value="1615.93811" calcext:value-type="float">
            <text:p>1615.93811</text:p>
          </table:table-cell>
          <table:table-cell office:value-type="float" office:value="1616.478027" calcext:value-type="float">
            <text:p>1616.478027</text:p>
          </table:table-cell>
          <table:table-cell office:value-type="float" office:value="1613.816895" calcext:value-type="float">
            <text:p>1613.816895</text:p>
          </table:table-cell>
          <table:table-cell office:value-type="float" office:value="1615.764282" calcext:value-type="float">
            <text:p>1615.764282</text:p>
          </table:table-cell>
          <table:table-cell table:number-columns-repeated="13"/>
        </table:table-row>
        <table:table-row table:style-name="ro1">
          <table:table-cell office:value-type="float" office:value="1621.152832" calcext:value-type="float">
            <text:p>1621.152832</text:p>
          </table:table-cell>
          <table:table-cell office:value-type="float" office:value="1608.975464" calcext:value-type="float">
            <text:p>1608.975464</text:p>
          </table:table-cell>
          <table:table-cell office:value-type="float" office:value="1620.093018" calcext:value-type="float">
            <text:p>1620.093018</text:p>
          </table:table-cell>
          <table:table-cell office:value-type="float" office:value="1611.421997" calcext:value-type="float">
            <text:p>1611.421997</text:p>
          </table:table-cell>
          <table:table-cell table:number-columns-repeated="13"/>
        </table:table-row>
        <table:table-row table:style-name="ro1">
          <table:table-cell office:value-type="float" office:value="1618.446899" calcext:value-type="float">
            <text:p>1618.446899</text:p>
          </table:table-cell>
          <table:table-cell office:value-type="float" office:value="1622.690063" calcext:value-type="float">
            <text:p>1622.690063</text:p>
          </table:table-cell>
          <table:table-cell office:value-type="float" office:value="1619.96106" calcext:value-type="float">
            <text:p>1619.96106</text:p>
          </table:table-cell>
          <table:table-cell office:value-type="float" office:value="1621.079224" calcext:value-type="float">
            <text:p>1621.079224</text:p>
          </table:table-cell>
          <table:table-cell table:number-columns-repeated="13"/>
        </table:table-row>
        <table:table-row table:style-name="ro1">
          <table:table-cell office:value-type="float" office:value="1620.888306" calcext:value-type="float">
            <text:p>1620.888306</text:p>
          </table:table-cell>
          <table:table-cell office:value-type="float" office:value="1620.356445" calcext:value-type="float">
            <text:p>1620.356445</text:p>
          </table:table-cell>
          <table:table-cell office:value-type="float" office:value="1621.859985" calcext:value-type="float">
            <text:p>1621.859985</text:p>
          </table:table-cell>
          <table:table-cell office:value-type="float" office:value="1619.695312" calcext:value-type="float">
            <text:p>1619.695312</text:p>
          </table:table-cell>
          <table:table-cell table:number-columns-repeated="13"/>
        </table:table-row>
        <table:table-row table:style-name="ro1">
          <table:table-cell office:value-type="float" office:value="1630.381714" calcext:value-type="float">
            <text:p>1630.381714</text:p>
          </table:table-cell>
          <table:table-cell office:value-type="float" office:value="1624.342896" calcext:value-type="float">
            <text:p>1624.342896</text:p>
          </table:table-cell>
          <table:table-cell office:value-type="float" office:value="1627.952637" calcext:value-type="float">
            <text:p>1627.952637</text:p>
          </table:table-cell>
          <table:table-cell office:value-type="float" office:value="1625.826172" calcext:value-type="float">
            <text:p>1625.826172</text:p>
          </table:table-cell>
          <table:table-cell table:number-columns-repeated="13"/>
        </table:table-row>
        <table:table-row table:style-name="ro1">
          <table:table-cell office:value-type="float" office:value="1537.130859" calcext:value-type="float">
            <text:p>1537.130859</text:p>
          </table:table-cell>
          <table:table-cell office:value-type="float" office:value="1543.815918" calcext:value-type="float">
            <text:p>1543.815918</text:p>
          </table:table-cell>
          <table:table-cell office:value-type="float" office:value="1540.414673" calcext:value-type="float">
            <text:p>1540.414673</text:p>
          </table:table-cell>
          <table:table-cell office:value-type="float" office:value="1542.514648" calcext:value-type="float">
            <text:p>1542.514648</text:p>
          </table:table-cell>
          <table:table-cell table:number-columns-repeated="13"/>
        </table:table-row>
        <table:table-row table:style-name="ro1">
          <table:table-cell office:value-type="float" office:value="1572.713989" calcext:value-type="float">
            <text:p>1572.713989</text:p>
          </table:table-cell>
          <table:table-cell office:value-type="float" office:value="1570.828247" calcext:value-type="float">
            <text:p>1570.828247</text:p>
          </table:table-cell>
          <table:table-cell office:value-type="float" office:value="1571.667114" calcext:value-type="float">
            <text:p>1571.667114</text:p>
          </table:table-cell>
          <table:table-cell office:value-type="float" office:value="1569.707153" calcext:value-type="float">
            <text:p>1569.707153</text:p>
          </table:table-cell>
          <table:table-cell table:number-columns-repeated="13"/>
        </table:table-row>
        <table:table-row table:style-name="ro1">
          <table:table-cell office:value-type="float" office:value="1565.275879" calcext:value-type="float">
            <text:p>1565.275879</text:p>
          </table:table-cell>
          <table:table-cell office:value-type="float" office:value="1570.646729" calcext:value-type="float">
            <text:p>1570.646729</text:p>
          </table:table-cell>
          <table:table-cell office:value-type="float" office:value="1567.378052" calcext:value-type="float">
            <text:p>1567.378052</text:p>
          </table:table-cell>
          <table:table-cell office:value-type="float" office:value="1565.870483" calcext:value-type="float">
            <text:p>1565.870483</text:p>
          </table:table-cell>
          <table:table-cell table:number-columns-repeated="13"/>
        </table:table-row>
        <table:table-row table:style-name="ro1">
          <table:table-cell office:value-type="float" office:value="1572.534912" calcext:value-type="float">
            <text:p>1572.534912</text:p>
          </table:table-cell>
          <table:table-cell office:value-type="float" office:value="1571.022583" calcext:value-type="float">
            <text:p>1571.022583</text:p>
          </table:table-cell>
          <table:table-cell office:value-type="float" office:value="1571.571533" calcext:value-type="float">
            <text:p>1571.571533</text:p>
          </table:table-cell>
          <table:table-cell office:value-type="float" office:value="1568.515625" calcext:value-type="float">
            <text:p>1568.515625</text:p>
          </table:table-cell>
          <table:table-cell table:number-columns-repeated="13"/>
        </table:table-row>
        <table:table-row table:style-name="ro1">
          <table:table-cell office:value-type="float" office:value="1568.032715" calcext:value-type="float">
            <text:p>1568.032715</text:p>
          </table:table-cell>
          <table:table-cell office:value-type="float" office:value="1572.993164" calcext:value-type="float">
            <text:p>1572.993164</text:p>
          </table:table-cell>
          <table:table-cell office:value-type="float" office:value="1568.626953" calcext:value-type="float">
            <text:p>1568.626953</text:p>
          </table:table-cell>
          <table:table-cell office:value-type="float" office:value="1576.121338" calcext:value-type="float">
            <text:p>1576.121338</text:p>
          </table:table-cell>
          <table:table-cell table:number-columns-repeated="13"/>
        </table:table-row>
        <table:table-row table:style-name="ro1">
          <table:table-cell office:value-type="float" office:value="1567.625732" calcext:value-type="float">
            <text:p>1567.625732</text:p>
          </table:table-cell>
          <table:table-cell office:value-type="float" office:value="1571.30957" calcext:value-type="float">
            <text:p>1571.30957</text:p>
          </table:table-cell>
          <table:table-cell office:value-type="float" office:value="1565.949219" calcext:value-type="float">
            <text:p>1565.949219</text:p>
          </table:table-cell>
          <table:table-cell office:value-type="float" office:value="1569.673584" calcext:value-type="float">
            <text:p>1569.673584</text:p>
          </table:table-cell>
          <table:table-cell table:number-columns-repeated="13"/>
        </table:table-row>
        <table:table-row table:style-name="ro1">
          <table:table-cell office:value-type="float" office:value="1572.464478" calcext:value-type="float">
            <text:p>1572.464478</text:p>
          </table:table-cell>
          <table:table-cell office:value-type="float" office:value="1572.383789" calcext:value-type="float">
            <text:p>1572.383789</text:p>
          </table:table-cell>
          <table:table-cell office:value-type="float" office:value="1569.879883" calcext:value-type="float">
            <text:p>1569.879883</text:p>
          </table:table-cell>
          <table:table-cell office:value-type="float" office:value="1573.085083" calcext:value-type="float">
            <text:p>1573.085083</text:p>
          </table:table-cell>
          <table:table-cell table:number-columns-repeated="13"/>
        </table:table-row>
        <table:table-row table:style-name="ro1">
          <table:table-cell office:value-type="float" office:value="1572.391235" calcext:value-type="float">
            <text:p>1572.391235</text:p>
          </table:table-cell>
          <table:table-cell office:value-type="float" office:value="1570.204712" calcext:value-type="float">
            <text:p>1570.204712</text:p>
          </table:table-cell>
          <table:table-cell office:value-type="float" office:value="1572.62439" calcext:value-type="float">
            <text:p>1572.62439</text:p>
          </table:table-cell>
          <table:table-cell office:value-type="float" office:value="1568.943115" calcext:value-type="float">
            <text:p>1568.943115</text:p>
          </table:table-cell>
          <table:table-cell table:number-columns-repeated="13"/>
        </table:table-row>
        <table:table-row table:style-name="ro1">
          <table:table-cell office:value-type="float" office:value="1576.763306" calcext:value-type="float">
            <text:p>1576.763306</text:p>
          </table:table-cell>
          <table:table-cell office:value-type="float" office:value="1576.647827" calcext:value-type="float">
            <text:p>1576.647827</text:p>
          </table:table-cell>
          <table:table-cell office:value-type="float" office:value="1577.897461" calcext:value-type="float">
            <text:p>1577.897461</text:p>
          </table:table-cell>
          <table:table-cell office:value-type="float" office:value="1573.6698" calcext:value-type="float">
            <text:p>1573.6698</text:p>
          </table:table-cell>
          <table:table-cell table:number-columns-repeated="13"/>
        </table:table-row>
        <table:table-row table:style-name="ro1">
          <table:table-cell office:value-type="float" office:value="1577.597656" calcext:value-type="float">
            <text:p>1577.597656</text:p>
          </table:table-cell>
          <table:table-cell office:value-type="float" office:value="1572.737061" calcext:value-type="float">
            <text:p>1572.737061</text:p>
          </table:table-cell>
          <table:table-cell office:value-type="float" office:value="1575.871582" calcext:value-type="float">
            <text:p>1575.871582</text:p>
          </table:table-cell>
          <table:table-cell office:value-type="float" office:value="1575.038086" calcext:value-type="float">
            <text:p>1575.038086</text:p>
          </table:table-cell>
          <table:table-cell table:number-columns-repeated="13"/>
        </table:table-row>
        <table:table-row table:style-name="ro1">
          <table:table-cell office:value-type="float" office:value="1569.766846" calcext:value-type="float">
            <text:p>1569.766846</text:p>
          </table:table-cell>
          <table:table-cell office:value-type="float" office:value="1576.475708" calcext:value-type="float">
            <text:p>1576.475708</text:p>
          </table:table-cell>
          <table:table-cell office:value-type="float" office:value="1570.935669" calcext:value-type="float">
            <text:p>1570.935669</text:p>
          </table:table-cell>
          <table:table-cell office:value-type="float" office:value="1572.229004" calcext:value-type="float">
            <text:p>1572.229004</text:p>
          </table:table-cell>
          <table:table-cell table:number-columns-repeated="13"/>
        </table:table-row>
        <table:table-row table:style-name="ro1">
          <table:table-cell office:value-type="float" office:value="1576.305176" calcext:value-type="float">
            <text:p>1576.305176</text:p>
          </table:table-cell>
          <table:table-cell office:value-type="float" office:value="1579.706787" calcext:value-type="float">
            <text:p>1579.706787</text:p>
          </table:table-cell>
          <table:table-cell office:value-type="float" office:value="1577.039062" calcext:value-type="float">
            <text:p>1577.039062</text:p>
          </table:table-cell>
          <table:table-cell office:value-type="float" office:value="1579.587769" calcext:value-type="float">
            <text:p>1579.587769</text:p>
          </table:table-cell>
          <table:table-cell table:number-columns-repeated="13"/>
        </table:table-row>
        <table:table-row table:style-name="ro1">
          <table:table-cell office:value-type="float" office:value="1573.876953" calcext:value-type="float">
            <text:p>1573.876953</text:p>
          </table:table-cell>
          <table:table-cell office:value-type="float" office:value="1573.040039" calcext:value-type="float">
            <text:p>1573.040039</text:p>
          </table:table-cell>
          <table:table-cell office:value-type="float" office:value="1575.872192" calcext:value-type="float">
            <text:p>1575.872192</text:p>
          </table:table-cell>
          <table:table-cell office:value-type="float" office:value="1571.684692" calcext:value-type="float">
            <text:p>1571.684692</text:p>
          </table:table-cell>
          <table:table-cell table:number-columns-repeated="13"/>
        </table:table-row>
        <table:table-row table:style-name="ro1">
          <table:table-cell office:value-type="float" office:value="1570.338501" calcext:value-type="float">
            <text:p>1570.338501</text:p>
          </table:table-cell>
          <table:table-cell office:value-type="float" office:value="1573.353882" calcext:value-type="float">
            <text:p>1573.353882</text:p>
          </table:table-cell>
          <table:table-cell office:value-type="float" office:value="1570.147339" calcext:value-type="float">
            <text:p>1570.147339</text:p>
          </table:table-cell>
          <table:table-cell office:value-type="float" office:value="1572.356079" calcext:value-type="float">
            <text:p>1572.356079</text:p>
          </table:table-cell>
          <table:table-cell table:number-columns-repeated="13"/>
        </table:table-row>
        <table:table-row table:style-name="ro1">
          <table:table-cell office:value-type="float" office:value="1572.45874" calcext:value-type="float">
            <text:p>1572.45874</text:p>
          </table:table-cell>
          <table:table-cell office:value-type="float" office:value="1579.536865" calcext:value-type="float">
            <text:p>1579.536865</text:p>
          </table:table-cell>
          <table:table-cell office:value-type="float" office:value="1574.93457" calcext:value-type="float">
            <text:p>1574.93457</text:p>
          </table:table-cell>
          <table:table-cell office:value-type="float" office:value="1577.988281" calcext:value-type="float">
            <text:p>1577.988281</text:p>
          </table:table-cell>
          <table:table-cell table:number-columns-repeated="13"/>
        </table:table-row>
        <table:table-row table:style-name="ro1">
          <table:table-cell office:value-type="float" office:value="1576.158325" calcext:value-type="float">
            <text:p>1576.158325</text:p>
          </table:table-cell>
          <table:table-cell office:value-type="float" office:value="1575.508911" calcext:value-type="float">
            <text:p>1575.508911</text:p>
          </table:table-cell>
          <table:table-cell office:value-type="float" office:value="1574.06897" calcext:value-type="float">
            <text:p>1574.06897</text:p>
          </table:table-cell>
          <table:table-cell office:value-type="float" office:value="1578.183105" calcext:value-type="float">
            <text:p>1578.183105</text:p>
          </table:table-cell>
          <table:table-cell table:number-columns-repeated="13"/>
        </table:table-row>
        <table:table-row table:style-name="ro1">
          <table:table-cell office:value-type="float" office:value="1576.040039" calcext:value-type="float">
            <text:p>1576.040039</text:p>
          </table:table-cell>
          <table:table-cell office:value-type="float" office:value="1580.03125" calcext:value-type="float">
            <text:p>1580.03125</text:p>
          </table:table-cell>
          <table:table-cell office:value-type="float" office:value="1579.997559" calcext:value-type="float">
            <text:p>1579.997559</text:p>
          </table:table-cell>
          <table:table-cell office:value-type="float" office:value="1578.550171" calcext:value-type="float">
            <text:p>1578.550171</text:p>
          </table:table-cell>
          <table:table-cell table:number-columns-repeated="13"/>
        </table:table-row>
        <table:table-row table:style-name="ro1">
          <table:table-cell office:value-type="float" office:value="1574.838379" calcext:value-type="float">
            <text:p>1574.838379</text:p>
          </table:table-cell>
          <table:table-cell office:value-type="float" office:value="1575.619141" calcext:value-type="float">
            <text:p>1575.619141</text:p>
          </table:table-cell>
          <table:table-cell office:value-type="float" office:value="1576.363037" calcext:value-type="float">
            <text:p>1576.363037</text:p>
          </table:table-cell>
          <table:table-cell office:value-type="float" office:value="1575.83606" calcext:value-type="float">
            <text:p>1575.83606</text:p>
          </table:table-cell>
          <table:table-cell table:number-columns-repeated="13"/>
        </table:table-row>
        <table:table-row table:style-name="ro1">
          <table:table-cell office:value-type="float" office:value="1573.512207" calcext:value-type="float">
            <text:p>1573.512207</text:p>
          </table:table-cell>
          <table:table-cell office:value-type="float" office:value="1575.824829" calcext:value-type="float">
            <text:p>1575.824829</text:p>
          </table:table-cell>
          <table:table-cell office:value-type="float" office:value="1575.347534" calcext:value-type="float">
            <text:p>1575.347534</text:p>
          </table:table-cell>
          <table:table-cell office:value-type="float" office:value="1575.538818" calcext:value-type="float">
            <text:p>1575.538818</text:p>
          </table:table-cell>
          <table:table-cell table:number-columns-repeated="13"/>
        </table:table-row>
        <table:table-row table:style-name="ro1">
          <table:table-cell office:value-type="float" office:value="1578.524536" calcext:value-type="float">
            <text:p>1578.524536</text:p>
          </table:table-cell>
          <table:table-cell office:value-type="float" office:value="1575.641235" calcext:value-type="float">
            <text:p>1575.641235</text:p>
          </table:table-cell>
          <table:table-cell office:value-type="float" office:value="1576.95752" calcext:value-type="float">
            <text:p>1576.95752</text:p>
          </table:table-cell>
          <table:table-cell office:value-type="float" office:value="1577.172607" calcext:value-type="float">
            <text:p>1577.172607</text:p>
          </table:table-cell>
          <table:table-cell table:number-columns-repeated="13"/>
        </table:table-row>
        <table:table-row table:style-name="ro1">
          <table:table-cell office:value-type="float" office:value="1575.177124" calcext:value-type="float">
            <text:p>1575.177124</text:p>
          </table:table-cell>
          <table:table-cell office:value-type="float" office:value="1575.045532" calcext:value-type="float">
            <text:p>1575.045532</text:p>
          </table:table-cell>
          <table:table-cell office:value-type="float" office:value="1574.38623" calcext:value-type="float">
            <text:p>1574.38623</text:p>
          </table:table-cell>
          <table:table-cell office:value-type="float" office:value="1575.105835" calcext:value-type="float">
            <text:p>1575.105835</text:p>
          </table:table-cell>
          <table:table-cell table:number-columns-repeated="13"/>
        </table:table-row>
        <table:table-row table:style-name="ro1">
          <table:table-cell office:value-type="float" office:value="1580.047852" calcext:value-type="float">
            <text:p>1580.047852</text:p>
          </table:table-cell>
          <table:table-cell office:value-type="float" office:value="1579.366943" calcext:value-type="float">
            <text:p>1579.366943</text:p>
          </table:table-cell>
          <table:table-cell office:value-type="float" office:value="1578.977295" calcext:value-type="float">
            <text:p>1578.977295</text:p>
          </table:table-cell>
          <table:table-cell office:value-type="float" office:value="1579.045166" calcext:value-type="float">
            <text:p>1579.045166</text:p>
          </table:table-cell>
          <table:table-cell table:number-columns-repeated="13"/>
        </table:table-row>
        <table:table-row table:style-name="ro1">
          <table:table-cell office:value-type="float" office:value="1574.595093" calcext:value-type="float">
            <text:p>1574.595093</text:p>
          </table:table-cell>
          <table:table-cell office:value-type="float" office:value="1580.268066" calcext:value-type="float">
            <text:p>1580.268066</text:p>
          </table:table-cell>
          <table:table-cell office:value-type="float" office:value="1577.826782" calcext:value-type="float">
            <text:p>1577.826782</text:p>
          </table:table-cell>
          <table:table-cell office:value-type="float" office:value="1576.58667" calcext:value-type="float">
            <text:p>1576.58667</text:p>
          </table:table-cell>
          <table:table-cell table:number-columns-repeated="13"/>
        </table:table-row>
        <table:table-row table:style-name="ro1">
          <table:table-cell office:value-type="float" office:value="1577.027466" calcext:value-type="float">
            <text:p>1577.027466</text:p>
          </table:table-cell>
          <table:table-cell office:value-type="float" office:value="1575.767578" calcext:value-type="float">
            <text:p>1575.767578</text:p>
          </table:table-cell>
          <table:table-cell office:value-type="float" office:value="1576.02832" calcext:value-type="float">
            <text:p>1576.02832</text:p>
          </table:table-cell>
          <table:table-cell office:value-type="float" office:value="1575.778076" calcext:value-type="float">
            <text:p>1575.778076</text:p>
          </table:table-cell>
          <table:table-cell table:number-columns-repeated="13"/>
        </table:table-row>
        <table:table-row table:style-name="ro1">
          <table:table-cell office:value-type="float" office:value="1573.095093" calcext:value-type="float">
            <text:p>1573.095093</text:p>
          </table:table-cell>
          <table:table-cell office:value-type="float" office:value="1574.589111" calcext:value-type="float">
            <text:p>1574.589111</text:p>
          </table:table-cell>
          <table:table-cell office:value-type="float" office:value="1572.857666" calcext:value-type="float">
            <text:p>1572.857666</text:p>
          </table:table-cell>
          <table:table-cell office:value-type="float" office:value="1575.431641" calcext:value-type="float">
            <text:p>1575.431641</text:p>
          </table:table-cell>
          <table:table-cell table:number-columns-repeated="13"/>
        </table:table-row>
        <table:table-row table:style-name="ro1">
          <table:table-cell office:value-type="float" office:value="1577.451538" calcext:value-type="float">
            <text:p>1577.451538</text:p>
          </table:table-cell>
          <table:table-cell office:value-type="float" office:value="1579.221924" calcext:value-type="float">
            <text:p>1579.221924</text:p>
          </table:table-cell>
          <table:table-cell office:value-type="float" office:value="1575.138916" calcext:value-type="float">
            <text:p>1575.138916</text:p>
          </table:table-cell>
          <table:table-cell office:value-type="float" office:value="1575.941772" calcext:value-type="float">
            <text:p>1575.941772</text:p>
          </table:table-cell>
          <table:table-cell table:number-columns-repeated="13"/>
        </table:table-row>
        <table:table-row table:style-name="ro1">
          <table:table-cell office:value-type="float" office:value="1559.826294" calcext:value-type="float">
            <text:p>1559.826294</text:p>
          </table:table-cell>
          <table:table-cell office:value-type="float" office:value="1560.688232" calcext:value-type="float">
            <text:p>1560.688232</text:p>
          </table:table-cell>
          <table:table-cell office:value-type="float" office:value="1558.247437" calcext:value-type="float">
            <text:p>1558.247437</text:p>
          </table:table-cell>
          <table:table-cell office:value-type="float" office:value="1562.388672" calcext:value-type="float">
            <text:p>1562.388672</text:p>
          </table:table-cell>
          <table:table-cell table:number-columns-repeated="13"/>
        </table:table-row>
        <table:table-row table:style-name="ro1">
          <table:table-cell office:value-type="float" office:value="1566.036255" calcext:value-type="float">
            <text:p>1566.036255</text:p>
          </table:table-cell>
          <table:table-cell office:value-type="float" office:value="1566.331177" calcext:value-type="float">
            <text:p>1566.331177</text:p>
          </table:table-cell>
          <table:table-cell office:value-type="float" office:value="1566.750122" calcext:value-type="float">
            <text:p>1566.750122</text:p>
          </table:table-cell>
          <table:table-cell office:value-type="float" office:value="1566.371948" calcext:value-type="float">
            <text:p>1566.371948</text:p>
          </table:table-cell>
          <table:table-cell table:number-columns-repeated="13"/>
        </table:table-row>
        <table:table-row table:style-name="ro1">
          <table:table-cell office:value-type="float" office:value="1565.146973" calcext:value-type="float">
            <text:p>1565.146973</text:p>
          </table:table-cell>
          <table:table-cell office:value-type="float" office:value="1565.430298" calcext:value-type="float">
            <text:p>1565.430298</text:p>
          </table:table-cell>
          <table:table-cell office:value-type="float" office:value="1566.888306" calcext:value-type="float">
            <text:p>1566.888306</text:p>
          </table:table-cell>
          <table:table-cell office:value-type="float" office:value="1566.852295" calcext:value-type="float">
            <text:p>1566.852295</text:p>
          </table:table-cell>
          <table:table-cell table:number-columns-repeated="13"/>
        </table:table-row>
        <table:table-row table:style-name="ro1">
          <table:table-cell office:value-type="float" office:value="1564.154907" calcext:value-type="float">
            <text:p>1564.154907</text:p>
          </table:table-cell>
          <table:table-cell office:value-type="float" office:value="1565.043213" calcext:value-type="float">
            <text:p>1565.043213</text:p>
          </table:table-cell>
          <table:table-cell office:value-type="float" office:value="1563.403809" calcext:value-type="float">
            <text:p>1563.403809</text:p>
          </table:table-cell>
          <table:table-cell office:value-type="float" office:value="1563.725952" calcext:value-type="float">
            <text:p>1563.725952</text:p>
          </table:table-cell>
          <table:table-cell table:number-columns-repeated="13"/>
        </table:table-row>
        <table:table-row table:style-name="ro1">
          <table:table-cell office:value-type="float" office:value="1564.898682" calcext:value-type="float">
            <text:p>1564.898682</text:p>
          </table:table-cell>
          <table:table-cell office:value-type="float" office:value="1564.041626" calcext:value-type="float">
            <text:p>1564.041626</text:p>
          </table:table-cell>
          <table:table-cell office:value-type="float" office:value="1563.858398" calcext:value-type="float">
            <text:p>1563.858398</text:p>
          </table:table-cell>
          <table:table-cell office:value-type="float" office:value="1565.472412" calcext:value-type="float">
            <text:p>1565.472412</text:p>
          </table:table-cell>
          <table:table-cell table:number-columns-repeated="13"/>
        </table:table-row>
        <table:table-row table:style-name="ro1">
          <table:table-cell office:value-type="float" office:value="1565.073486" calcext:value-type="float">
            <text:p>1565.073486</text:p>
          </table:table-cell>
          <table:table-cell office:value-type="float" office:value="1561.416748" calcext:value-type="float">
            <text:p>1561.416748</text:p>
          </table:table-cell>
          <table:table-cell office:value-type="float" office:value="1563.702393" calcext:value-type="float">
            <text:p>1563.702393</text:p>
          </table:table-cell>
          <table:table-cell office:value-type="float" office:value="1560.598877" calcext:value-type="float">
            <text:p>1560.598877</text:p>
          </table:table-cell>
          <table:table-cell table:number-columns-repeated="13"/>
        </table:table-row>
        <table:table-row table:style-name="ro1">
          <table:table-cell office:value-type="float" office:value="1565.388916" calcext:value-type="float">
            <text:p>1565.388916</text:p>
          </table:table-cell>
          <table:table-cell office:value-type="float" office:value="1565.48584" calcext:value-type="float">
            <text:p>1565.48584</text:p>
          </table:table-cell>
          <table:table-cell office:value-type="float" office:value="1567.150513" calcext:value-type="float">
            <text:p>1567.150513</text:p>
          </table:table-cell>
          <table:table-cell office:value-type="float" office:value="1563.222168" calcext:value-type="float">
            <text:p>1563.222168</text:p>
          </table:table-cell>
          <table:table-cell table:number-columns-repeated="13"/>
        </table:table-row>
        <table:table-row table:style-name="ro1">
          <table:table-cell office:value-type="float" office:value="1562.825317" calcext:value-type="float">
            <text:p>1562.825317</text:p>
          </table:table-cell>
          <table:table-cell office:value-type="float" office:value="1565.542847" calcext:value-type="float">
            <text:p>1565.542847</text:p>
          </table:table-cell>
          <table:table-cell office:value-type="float" office:value="1564.226807" calcext:value-type="float">
            <text:p>1564.226807</text:p>
          </table:table-cell>
          <table:table-cell office:value-type="float" office:value="1568.120605" calcext:value-type="float">
            <text:p>1568.120605</text:p>
          </table:table-cell>
          <table:table-cell table:number-columns-repeated="13"/>
        </table:table-row>
        <table:table-row table:style-name="ro1">
          <table:table-cell office:value-type="float" office:value="1562.350098" calcext:value-type="float">
            <text:p>1562.350098</text:p>
          </table:table-cell>
          <table:table-cell office:value-type="float" office:value="1567.911743" calcext:value-type="float">
            <text:p>1567.911743</text:p>
          </table:table-cell>
          <table:table-cell office:value-type="float" office:value="1561.481201" calcext:value-type="float">
            <text:p>1561.481201</text:p>
          </table:table-cell>
          <table:table-cell office:value-type="float" office:value="1568.234985" calcext:value-type="float">
            <text:p>1568.234985</text:p>
          </table:table-cell>
          <table:table-cell table:number-columns-repeated="13"/>
        </table:table-row>
        <table:table-row table:style-name="ro1">
          <table:table-cell office:value-type="float" office:value="1564.450073" calcext:value-type="float">
            <text:p>1564.450073</text:p>
          </table:table-cell>
          <table:table-cell office:value-type="float" office:value="1563.669556" calcext:value-type="float">
            <text:p>1563.669556</text:p>
          </table:table-cell>
          <table:table-cell office:value-type="float" office:value="1563.186401" calcext:value-type="float">
            <text:p>1563.186401</text:p>
          </table:table-cell>
          <table:table-cell office:value-type="float" office:value="1569.394043" calcext:value-type="float">
            <text:p>1569.394043</text:p>
          </table:table-cell>
          <table:table-cell table:number-columns-repeated="13"/>
        </table:table-row>
        <table:table-row table:style-name="ro1">
          <table:table-cell office:value-type="float" office:value="1567.867432" calcext:value-type="float">
            <text:p>1567.867432</text:p>
          </table:table-cell>
          <table:table-cell office:value-type="float" office:value="1566.563599" calcext:value-type="float">
            <text:p>1566.563599</text:p>
          </table:table-cell>
          <table:table-cell office:value-type="float" office:value="1564.145874" calcext:value-type="float">
            <text:p>1564.145874</text:p>
          </table:table-cell>
          <table:table-cell office:value-type="float" office:value="1568.52063" calcext:value-type="float">
            <text:p>1568.52063</text:p>
          </table:table-cell>
          <table:table-cell table:number-columns-repeated="13"/>
        </table:table-row>
        <table:table-row table:style-name="ro1">
          <table:table-cell office:value-type="float" office:value="1561.409302" calcext:value-type="float">
            <text:p>1561.409302</text:p>
          </table:table-cell>
          <table:table-cell office:value-type="float" office:value="1564.57666" calcext:value-type="float">
            <text:p>1564.57666</text:p>
          </table:table-cell>
          <table:table-cell office:value-type="float" office:value="1566.556396" calcext:value-type="float">
            <text:p>1566.556396</text:p>
          </table:table-cell>
          <table:table-cell office:value-type="float" office:value="1563.829834" calcext:value-type="float">
            <text:p>1563.829834</text:p>
          </table:table-cell>
          <table:table-cell table:number-columns-repeated="13"/>
        </table:table-row>
        <table:table-row table:style-name="ro1">
          <table:table-cell office:value-type="float" office:value="1567.979492" calcext:value-type="float">
            <text:p>1567.979492</text:p>
          </table:table-cell>
          <table:table-cell office:value-type="float" office:value="1562.226929" calcext:value-type="float">
            <text:p>1562.226929</text:p>
          </table:table-cell>
          <table:table-cell office:value-type="float" office:value="1563.351318" calcext:value-type="float">
            <text:p>1563.351318</text:p>
          </table:table-cell>
          <table:table-cell office:value-type="float" office:value="1565.252319" calcext:value-type="float">
            <text:p>1565.252319</text:p>
          </table:table-cell>
          <table:table-cell table:number-columns-repeated="13"/>
        </table:table-row>
        <table:table-row table:style-name="ro1">
          <table:table-cell office:value-type="float" office:value="1567.763184" calcext:value-type="float">
            <text:p>1567.763184</text:p>
          </table:table-cell>
          <table:table-cell office:value-type="float" office:value="1566.723389" calcext:value-type="float">
            <text:p>1566.723389</text:p>
          </table:table-cell>
          <table:table-cell office:value-type="float" office:value="1567.944336" calcext:value-type="float">
            <text:p>1567.944336</text:p>
          </table:table-cell>
          <table:table-cell office:value-type="float" office:value="1566.362305" calcext:value-type="float">
            <text:p>1566.362305</text:p>
          </table:table-cell>
          <table:table-cell table:number-columns-repeated="13"/>
        </table:table-row>
        <table:table-row table:style-name="ro1">
          <table:table-cell office:value-type="float" office:value="1566.052979" calcext:value-type="float">
            <text:p>1566.052979</text:p>
          </table:table-cell>
          <table:table-cell office:value-type="float" office:value="1563.846924" calcext:value-type="float">
            <text:p>1563.846924</text:p>
          </table:table-cell>
          <table:table-cell office:value-type="float" office:value="1566.919189" calcext:value-type="float">
            <text:p>1566.919189</text:p>
          </table:table-cell>
          <table:table-cell office:value-type="float" office:value="1562.984375" calcext:value-type="float">
            <text:p>1562.984375</text:p>
          </table:table-cell>
          <table:table-cell table:number-columns-repeated="13"/>
        </table:table-row>
        <table:table-row table:style-name="ro1">
          <table:table-cell office:value-type="float" office:value="1560.823975" calcext:value-type="float">
            <text:p>1560.823975</text:p>
          </table:table-cell>
          <table:table-cell office:value-type="float" office:value="1566.041626" calcext:value-type="float">
            <text:p>1566.041626</text:p>
          </table:table-cell>
          <table:table-cell office:value-type="float" office:value="1564.606079" calcext:value-type="float">
            <text:p>1564.606079</text:p>
          </table:table-cell>
          <table:table-cell office:value-type="float" office:value="1565.036621" calcext:value-type="float">
            <text:p>1565.036621</text:p>
          </table:table-cell>
          <table:table-cell table:number-columns-repeated="13"/>
        </table:table-row>
        <table:table-row table:style-name="ro1">
          <table:table-cell office:value-type="float" office:value="1563.233887" calcext:value-type="float">
            <text:p>1563.233887</text:p>
          </table:table-cell>
          <table:table-cell office:value-type="float" office:value="1563.388794" calcext:value-type="float">
            <text:p>1563.388794</text:p>
          </table:table-cell>
          <table:table-cell office:value-type="float" office:value="1563.960693" calcext:value-type="float">
            <text:p>1563.960693</text:p>
          </table:table-cell>
          <table:table-cell office:value-type="float" office:value="1564.696777" calcext:value-type="float">
            <text:p>1564.696777</text:p>
          </table:table-cell>
          <table:table-cell table:number-columns-repeated="13"/>
        </table:table-row>
        <table:table-row table:style-name="ro1">
          <table:table-cell office:value-type="float" office:value="1566.378906" calcext:value-type="float">
            <text:p>1566.378906</text:p>
          </table:table-cell>
          <table:table-cell office:value-type="float" office:value="1560.673828" calcext:value-type="float">
            <text:p>1560.673828</text:p>
          </table:table-cell>
          <table:table-cell office:value-type="float" office:value="1564.771729" calcext:value-type="float">
            <text:p>1564.771729</text:p>
          </table:table-cell>
          <table:table-cell office:value-type="float" office:value="1561.165039" calcext:value-type="float">
            <text:p>1561.165039</text:p>
          </table:table-cell>
          <table:table-cell table:number-columns-repeated="13"/>
        </table:table-row>
        <table:table-row table:style-name="ro1">
          <table:table-cell office:value-type="float" office:value="1566.202759" calcext:value-type="float">
            <text:p>1566.202759</text:p>
          </table:table-cell>
          <table:table-cell office:value-type="float" office:value="1561.634766" calcext:value-type="float">
            <text:p>1561.634766</text:p>
          </table:table-cell>
          <table:table-cell office:value-type="float" office:value="1560.121216" calcext:value-type="float">
            <text:p>1560.121216</text:p>
          </table:table-cell>
          <table:table-cell office:value-type="float" office:value="1566.670654" calcext:value-type="float">
            <text:p>1566.670654</text:p>
          </table:table-cell>
          <table:table-cell table:number-columns-repeated="13"/>
        </table:table-row>
        <table:table-row table:style-name="ro1">
          <table:table-cell office:value-type="float" office:value="1562.672729" calcext:value-type="float">
            <text:p>1562.672729</text:p>
          </table:table-cell>
          <table:table-cell office:value-type="float" office:value="1564.015381" calcext:value-type="float">
            <text:p>1564.015381</text:p>
          </table:table-cell>
          <table:table-cell office:value-type="float" office:value="1563.19104" calcext:value-type="float">
            <text:p>1563.19104</text:p>
          </table:table-cell>
          <table:table-cell office:value-type="float" office:value="1564.470825" calcext:value-type="float">
            <text:p>1564.470825</text:p>
          </table:table-cell>
          <table:table-cell table:number-columns-repeated="13"/>
        </table:table-row>
        <table:table-row table:style-name="ro1">
          <table:table-cell office:value-type="float" office:value="1566.169312" calcext:value-type="float">
            <text:p>1566.169312</text:p>
          </table:table-cell>
          <table:table-cell office:value-type="float" office:value="1561.159302" calcext:value-type="float">
            <text:p>1561.159302</text:p>
          </table:table-cell>
          <table:table-cell office:value-type="float" office:value="1563.110352" calcext:value-type="float">
            <text:p>1563.110352</text:p>
          </table:table-cell>
          <table:table-cell office:value-type="float" office:value="1565.312622" calcext:value-type="float">
            <text:p>1565.312622</text:p>
          </table:table-cell>
          <table:table-cell table:number-columns-repeated="13"/>
        </table:table-row>
        <table:table-row table:style-name="ro1">
          <table:table-cell office:value-type="float" office:value="1561.455322" calcext:value-type="float">
            <text:p>1561.455322</text:p>
          </table:table-cell>
          <table:table-cell office:value-type="float" office:value="1563.46228" calcext:value-type="float">
            <text:p>1563.46228</text:p>
          </table:table-cell>
          <table:table-cell office:value-type="float" office:value="1565.599854" calcext:value-type="float">
            <text:p>1565.599854</text:p>
          </table:table-cell>
          <table:table-cell office:value-type="float" office:value="1561.942627" calcext:value-type="float">
            <text:p>1561.942627</text:p>
          </table:table-cell>
          <table:table-cell table:number-columns-repeated="13"/>
        </table:table-row>
        <table:table-row table:style-name="ro1">
          <table:table-cell office:value-type="float" office:value="1562.943726" calcext:value-type="float">
            <text:p>1562.943726</text:p>
          </table:table-cell>
          <table:table-cell office:value-type="float" office:value="1563.437012" calcext:value-type="float">
            <text:p>1563.437012</text:p>
          </table:table-cell>
          <table:table-cell office:value-type="float" office:value="1561.811523" calcext:value-type="float">
            <text:p>1561.811523</text:p>
          </table:table-cell>
          <table:table-cell office:value-type="float" office:value="1561.401611" calcext:value-type="float">
            <text:p>1561.401611</text:p>
          </table:table-cell>
          <table:table-cell table:number-columns-repeated="13"/>
        </table:table-row>
        <table:table-row table:style-name="ro1">
          <table:table-cell office:value-type="float" office:value="1562.949219" calcext:value-type="float">
            <text:p>1562.949219</text:p>
          </table:table-cell>
          <table:table-cell office:value-type="float" office:value="1563.500854" calcext:value-type="float">
            <text:p>1563.500854</text:p>
          </table:table-cell>
          <table:table-cell office:value-type="float" office:value="1563.633423" calcext:value-type="float">
            <text:p>1563.633423</text:p>
          </table:table-cell>
          <table:table-cell office:value-type="float" office:value="1562.245117" calcext:value-type="float">
            <text:p>1562.245117</text:p>
          </table:table-cell>
          <table:table-cell table:number-columns-repeated="13"/>
        </table:table-row>
        <table:table-row table:style-name="ro1">
          <table:table-cell office:value-type="float" office:value="1533.905518" calcext:value-type="float">
            <text:p>1533.905518</text:p>
          </table:table-cell>
          <table:table-cell office:value-type="float" office:value="1551.75769" calcext:value-type="float">
            <text:p>1551.75769</text:p>
          </table:table-cell>
          <table:table-cell office:value-type="float" office:value="1574.085693" calcext:value-type="float">
            <text:p>1574.085693</text:p>
          </table:table-cell>
          <table:table-cell office:value-type="float" office:value="1591.443237" calcext:value-type="float">
            <text:p>1591.443237</text:p>
          </table:table-cell>
          <table:table-cell table:number-columns-repeated="13"/>
        </table:table-row>
        <table:table-row table:style-name="ro1">
          <table:table-cell office:value-type="float" office:value="1620.197388" calcext:value-type="float">
            <text:p>1620.197388</text:p>
          </table:table-cell>
          <table:table-cell office:value-type="float" office:value="1625.601196" calcext:value-type="float">
            <text:p>1625.601196</text:p>
          </table:table-cell>
          <table:table-cell office:value-type="float" office:value="1627.690308" calcext:value-type="float">
            <text:p>1627.690308</text:p>
          </table:table-cell>
          <table:table-cell office:value-type="float" office:value="1637.186157" calcext:value-type="float">
            <text:p>1637.186157</text:p>
          </table:table-cell>
          <table:table-cell table:number-columns-repeated="13"/>
        </table:table-row>
        <table:table-row table:style-name="ro1">
          <table:table-cell office:value-type="float" office:value="1686.332764" calcext:value-type="float">
            <text:p>1686.332764</text:p>
          </table:table-cell>
          <table:table-cell office:value-type="float" office:value="1701.197266" calcext:value-type="float">
            <text:p>1701.197266</text:p>
          </table:table-cell>
          <table:table-cell office:value-type="float" office:value="1679.002319" calcext:value-type="float">
            <text:p>1679.002319</text:p>
          </table:table-cell>
          <table:table-cell office:value-type="float" office:value="1708.015747" calcext:value-type="float">
            <text:p>1708.015747</text:p>
          </table:table-cell>
          <table:table-cell table:number-columns-repeated="13"/>
        </table:table-row>
        <table:table-row table:style-name="ro1">
          <table:table-cell office:value-type="float" office:value="1721.983154" calcext:value-type="float">
            <text:p>1721.983154</text:p>
          </table:table-cell>
          <table:table-cell office:value-type="float" office:value="1716.885254" calcext:value-type="float">
            <text:p>1716.885254</text:p>
          </table:table-cell>
          <table:table-cell office:value-type="float" office:value="1725.929565" calcext:value-type="float">
            <text:p>1725.929565</text:p>
          </table:table-cell>
          <table:table-cell office:value-type="float" office:value="1718.59314" calcext:value-type="float">
            <text:p>1718.59314</text:p>
          </table:table-cell>
          <table:table-cell table:number-columns-repeated="13"/>
        </table:table-row>
        <table:table-row table:style-name="ro1">
          <table:table-cell office:value-type="float" office:value="1694.074463" calcext:value-type="float">
            <text:p>1694.074463</text:p>
          </table:table-cell>
          <table:table-cell office:value-type="float" office:value="1717.597534" calcext:value-type="float">
            <text:p>1717.597534</text:p>
          </table:table-cell>
          <table:table-cell office:value-type="float" office:value="1694.584839" calcext:value-type="float">
            <text:p>1694.584839</text:p>
          </table:table-cell>
          <table:table-cell office:value-type="float" office:value="1722.425781" calcext:value-type="float">
            <text:p>1722.425781</text:p>
          </table:table-cell>
          <table:table-cell table:number-columns-repeated="13"/>
        </table:table-row>
        <table:table-row table:style-name="ro1">
          <table:table-cell office:value-type="float" office:value="1720.764404" calcext:value-type="float">
            <text:p>1720.764404</text:p>
          </table:table-cell>
          <table:table-cell office:value-type="float" office:value="1737.0354" calcext:value-type="float">
            <text:p>1737.0354</text:p>
          </table:table-cell>
          <table:table-cell office:value-type="float" office:value="1726.262207" calcext:value-type="float">
            <text:p>1726.262207</text:p>
          </table:table-cell>
          <table:table-cell office:value-type="float" office:value="1735.435059" calcext:value-type="float">
            <text:p>1735.435059</text:p>
          </table:table-cell>
          <table:table-cell table:number-columns-repeated="13"/>
        </table:table-row>
        <table:table-row table:style-name="ro1">
          <table:table-cell office:value-type="float" office:value="1694.899536" calcext:value-type="float">
            <text:p>1694.899536</text:p>
          </table:table-cell>
          <table:table-cell office:value-type="float" office:value="1730.018311" calcext:value-type="float">
            <text:p>1730.018311</text:p>
          </table:table-cell>
          <table:table-cell office:value-type="float" office:value="1703.783691" calcext:value-type="float">
            <text:p>1703.783691</text:p>
          </table:table-cell>
          <table:table-cell office:value-type="float" office:value="1722.931152" calcext:value-type="float">
            <text:p>1722.931152</text:p>
          </table:table-cell>
          <table:table-cell table:number-columns-repeated="13"/>
        </table:table-row>
        <table:table-row table:style-name="ro1">
          <table:table-cell office:value-type="float" office:value="1663.896973" calcext:value-type="float">
            <text:p>1663.896973</text:p>
          </table:table-cell>
          <table:table-cell office:value-type="float" office:value="1703.013184" calcext:value-type="float">
            <text:p>1703.013184</text:p>
          </table:table-cell>
          <table:table-cell office:value-type="float" office:value="1664.294189" calcext:value-type="float">
            <text:p>1664.294189</text:p>
          </table:table-cell>
          <table:table-cell office:value-type="float" office:value="1699.347656" calcext:value-type="float">
            <text:p>1699.347656</text:p>
          </table:table-cell>
          <table:table-cell table:number-columns-repeated="13"/>
        </table:table-row>
        <table:table-row table:style-name="ro1">
          <table:table-cell office:value-type="float" office:value="1601.913818" calcext:value-type="float">
            <text:p>1601.913818</text:p>
          </table:table-cell>
          <table:table-cell office:value-type="float" office:value="1684.820557" calcext:value-type="float">
            <text:p>1684.820557</text:p>
          </table:table-cell>
          <table:table-cell office:value-type="float" office:value="1597.974121" calcext:value-type="float">
            <text:p>1597.974121</text:p>
          </table:table-cell>
          <table:table-cell office:value-type="float" office:value="1682.398926" calcext:value-type="float">
            <text:p>1682.398926</text:p>
          </table:table-cell>
          <table:table-cell table:number-columns-repeated="13"/>
        </table:table-row>
        <table:table-row table:style-name="ro1">
          <table:table-cell office:value-type="float" office:value="1592.919922" calcext:value-type="float">
            <text:p>1592.919922</text:p>
          </table:table-cell>
          <table:table-cell office:value-type="float" office:value="1637.321533" calcext:value-type="float">
            <text:p>1637.321533</text:p>
          </table:table-cell>
          <table:table-cell office:value-type="float" office:value="1596.671631" calcext:value-type="float">
            <text:p>1596.671631</text:p>
          </table:table-cell>
          <table:table-cell office:value-type="float" office:value="1639.596558" calcext:value-type="float">
            <text:p>1639.596558</text:p>
          </table:table-cell>
          <table:table-cell table:number-columns-repeated="13"/>
        </table:table-row>
        <table:table-row table:style-name="ro1">
          <table:table-cell office:value-type="float" office:value="1609.900757" calcext:value-type="float">
            <text:p>1609.900757</text:p>
          </table:table-cell>
          <table:table-cell office:value-type="float" office:value="1637.484619" calcext:value-type="float">
            <text:p>1637.484619</text:p>
          </table:table-cell>
          <table:table-cell office:value-type="float" office:value="1615.611572" calcext:value-type="float">
            <text:p>1615.611572</text:p>
          </table:table-cell>
          <table:table-cell office:value-type="float" office:value="1644.10437" calcext:value-type="float">
            <text:p>1644.10437</text:p>
          </table:table-cell>
          <table:table-cell table:number-columns-repeated="13"/>
        </table:table-row>
        <table:table-row table:style-name="ro1">
          <table:table-cell office:value-type="float" office:value="1609.099609" calcext:value-type="float">
            <text:p>1609.099609</text:p>
          </table:table-cell>
          <table:table-cell office:value-type="float" office:value="1678.868408" calcext:value-type="float">
            <text:p>1678.868408</text:p>
          </table:table-cell>
          <table:table-cell office:value-type="float" office:value="1619.469727" calcext:value-type="float">
            <text:p>1619.469727</text:p>
          </table:table-cell>
          <table:table-cell office:value-type="float" office:value="1672.521729" calcext:value-type="float">
            <text:p>1672.521729</text:p>
          </table:table-cell>
          <table:table-cell table:number-columns-repeated="13"/>
        </table:table-row>
        <table:table-row table:style-name="ro1">
          <table:table-cell office:value-type="float" office:value="1616.280884" calcext:value-type="float">
            <text:p>1616.280884</text:p>
          </table:table-cell>
          <table:table-cell office:value-type="float" office:value="1675.827393" calcext:value-type="float">
            <text:p>1675.827393</text:p>
          </table:table-cell>
          <table:table-cell office:value-type="float" office:value="1617.224243" calcext:value-type="float">
            <text:p>1617.224243</text:p>
          </table:table-cell>
          <table:table-cell office:value-type="float" office:value="1673.087524" calcext:value-type="float">
            <text:p>1673.087524</text:p>
          </table:table-cell>
          <table:table-cell table:number-columns-repeated="13"/>
        </table:table-row>
        <table:table-row table:style-name="ro1">
          <table:table-cell office:value-type="float" office:value="1625.361328" calcext:value-type="float">
            <text:p>1625.361328</text:p>
          </table:table-cell>
          <table:table-cell office:value-type="float" office:value="1679.848633" calcext:value-type="float">
            <text:p>1679.848633</text:p>
          </table:table-cell>
          <table:table-cell office:value-type="float" office:value="1628.437622" calcext:value-type="float">
            <text:p>1628.437622</text:p>
          </table:table-cell>
          <table:table-cell office:value-type="float" office:value="1675.526123" calcext:value-type="float">
            <text:p>1675.526123</text:p>
          </table:table-cell>
          <table:table-cell table:number-columns-repeated="13"/>
        </table:table-row>
        <table:table-row table:style-name="ro1">
          <table:table-cell office:value-type="float" office:value="1619.868042" calcext:value-type="float">
            <text:p>1619.868042</text:p>
          </table:table-cell>
          <table:table-cell office:value-type="float" office:value="1681.553223" calcext:value-type="float">
            <text:p>1681.553223</text:p>
          </table:table-cell>
          <table:table-cell office:value-type="float" office:value="1624.309692" calcext:value-type="float">
            <text:p>1624.309692</text:p>
          </table:table-cell>
          <table:table-cell office:value-type="float" office:value="1681.785889" calcext:value-type="float">
            <text:p>1681.785889</text:p>
          </table:table-cell>
          <table:table-cell table:number-columns-repeated="13"/>
        </table:table-row>
        <table:table-row table:style-name="ro1">
          <table:table-cell office:value-type="float" office:value="1622.729004" calcext:value-type="float">
            <text:p>1622.729004</text:p>
          </table:table-cell>
          <table:table-cell office:value-type="float" office:value="1684.981934" calcext:value-type="float">
            <text:p>1684.981934</text:p>
          </table:table-cell>
          <table:table-cell office:value-type="float" office:value="1629.661987" calcext:value-type="float">
            <text:p>1629.661987</text:p>
          </table:table-cell>
          <table:table-cell office:value-type="float" office:value="1683.618896" calcext:value-type="float">
            <text:p>1683.618896</text:p>
          </table:table-cell>
          <table:table-cell table:number-columns-repeated="13"/>
        </table:table-row>
        <table:table-row table:style-name="ro1">
          <table:table-cell office:value-type="float" office:value="1628.421021" calcext:value-type="float">
            <text:p>1628.421021</text:p>
          </table:table-cell>
          <table:table-cell office:value-type="float" office:value="1683.740112" calcext:value-type="float">
            <text:p>1683.740112</text:p>
          </table:table-cell>
          <table:table-cell office:value-type="float" office:value="1633.975586" calcext:value-type="float">
            <text:p>1633.975586</text:p>
          </table:table-cell>
          <table:table-cell office:value-type="float" office:value="1680.211548" calcext:value-type="float">
            <text:p>1680.211548</text:p>
          </table:table-cell>
          <table:table-cell table:number-columns-repeated="13"/>
        </table:table-row>
        <table:table-row table:style-name="ro1">
          <table:table-cell office:value-type="float" office:value="1631.264038" calcext:value-type="float">
            <text:p>1631.264038</text:p>
          </table:table-cell>
          <table:table-cell office:value-type="float" office:value="1689.442871" calcext:value-type="float">
            <text:p>1689.442871</text:p>
          </table:table-cell>
          <table:table-cell office:value-type="float" office:value="1636.273071" calcext:value-type="float">
            <text:p>1636.273071</text:p>
          </table:table-cell>
          <table:table-cell office:value-type="float" office:value="1686.276367" calcext:value-type="float">
            <text:p>1686.276367</text:p>
          </table:table-cell>
          <table:table-cell table:number-columns-repeated="13"/>
        </table:table-row>
        <table:table-row table:style-name="ro1">
          <table:table-cell office:value-type="float" office:value="1623.649048" calcext:value-type="float">
            <text:p>1623.649048</text:p>
          </table:table-cell>
          <table:table-cell office:value-type="float" office:value="1686.855347" calcext:value-type="float">
            <text:p>1686.855347</text:p>
          </table:table-cell>
          <table:table-cell office:value-type="float" office:value="1629.293457" calcext:value-type="float">
            <text:p>1629.293457</text:p>
          </table:table-cell>
          <table:table-cell office:value-type="float" office:value="1684.237793" calcext:value-type="float">
            <text:p>1684.237793</text:p>
          </table:table-cell>
          <table:table-cell table:number-columns-repeated="13"/>
        </table:table-row>
        <table:table-row table:style-name="ro1">
          <table:table-cell office:value-type="float" office:value="1629.449707" calcext:value-type="float">
            <text:p>1629.449707</text:p>
          </table:table-cell>
          <table:table-cell office:value-type="float" office:value="1685.65686" calcext:value-type="float">
            <text:p>1685.65686</text:p>
          </table:table-cell>
          <table:table-cell office:value-type="float" office:value="1637.026489" calcext:value-type="float">
            <text:p>1637.026489</text:p>
          </table:table-cell>
          <table:table-cell office:value-type="float" office:value="1682.358643" calcext:value-type="float">
            <text:p>1682.358643</text:p>
          </table:table-cell>
          <table:table-cell table:number-columns-repeated="13"/>
        </table:table-row>
        <table:table-row table:style-name="ro1">
          <table:table-cell office:value-type="float" office:value="1625.952148" calcext:value-type="float">
            <text:p>1625.952148</text:p>
          </table:table-cell>
          <table:table-cell office:value-type="float" office:value="1689.762695" calcext:value-type="float">
            <text:p>1689.762695</text:p>
          </table:table-cell>
          <table:table-cell office:value-type="float" office:value="1633.879272" calcext:value-type="float">
            <text:p>1633.879272</text:p>
          </table:table-cell>
          <table:table-cell office:value-type="float" office:value="1686.207642" calcext:value-type="float">
            <text:p>1686.207642</text:p>
          </table:table-cell>
          <table:table-cell table:number-columns-repeated="13"/>
        </table:table-row>
        <table:table-row table:style-name="ro1">
          <table:table-cell office:value-type="float" office:value="1626.119019" calcext:value-type="float">
            <text:p>1626.119019</text:p>
          </table:table-cell>
          <table:table-cell office:value-type="float" office:value="1690.877808" calcext:value-type="float">
            <text:p>1690.877808</text:p>
          </table:table-cell>
          <table:table-cell office:value-type="float" office:value="1630.904419" calcext:value-type="float">
            <text:p>1630.904419</text:p>
          </table:table-cell>
          <table:table-cell office:value-type="float" office:value="1688.346436" calcext:value-type="float">
            <text:p>1688.346436</text:p>
          </table:table-cell>
          <table:table-cell table:number-columns-repeated="13"/>
        </table:table-row>
        <table:table-row table:style-name="ro1">
          <table:table-cell office:value-type="float" office:value="1631.631226" calcext:value-type="float">
            <text:p>1631.631226</text:p>
          </table:table-cell>
          <table:table-cell office:value-type="float" office:value="1692.19751" calcext:value-type="float">
            <text:p>1692.19751</text:p>
          </table:table-cell>
          <table:table-cell office:value-type="float" office:value="1635.383301" calcext:value-type="float">
            <text:p>1635.383301</text:p>
          </table:table-cell>
          <table:table-cell office:value-type="float" office:value="1687.005615" calcext:value-type="float">
            <text:p>1687.005615</text:p>
          </table:table-cell>
          <table:table-cell table:number-columns-repeated="13"/>
        </table:table-row>
        <table:table-row table:style-name="ro1">
          <table:table-cell office:value-type="float" office:value="1624.617798" calcext:value-type="float">
            <text:p>1624.617798</text:p>
          </table:table-cell>
          <table:table-cell office:value-type="float" office:value="1691.521362" calcext:value-type="float">
            <text:p>1691.521362</text:p>
          </table:table-cell>
          <table:table-cell office:value-type="float" office:value="1631.141846" calcext:value-type="float">
            <text:p>1631.141846</text:p>
          </table:table-cell>
          <table:table-cell office:value-type="float" office:value="1691.450806" calcext:value-type="float">
            <text:p>1691.450806</text:p>
          </table:table-cell>
          <table:table-cell table:number-columns-repeated="13"/>
        </table:table-row>
        <table:table-row table:style-name="ro1">
          <table:table-cell office:value-type="float" office:value="1635.053955" calcext:value-type="float">
            <text:p>1635.053955</text:p>
          </table:table-cell>
          <table:table-cell office:value-type="float" office:value="1690.429688" calcext:value-type="float">
            <text:p>1690.429688</text:p>
          </table:table-cell>
          <table:table-cell office:value-type="float" office:value="1639.231689" calcext:value-type="float">
            <text:p>1639.231689</text:p>
          </table:table-cell>
          <table:table-cell office:value-type="float" office:value="1690.261719" calcext:value-type="float">
            <text:p>1690.261719</text:p>
          </table:table-cell>
          <table:table-cell table:number-columns-repeated="13"/>
        </table:table-row>
        <table:table-row table:style-name="ro1">
          <table:table-cell office:value-type="float" office:value="1633.144775" calcext:value-type="float">
            <text:p>1633.144775</text:p>
          </table:table-cell>
          <table:table-cell office:value-type="float" office:value="1695.055054" calcext:value-type="float">
            <text:p>1695.055054</text:p>
          </table:table-cell>
          <table:table-cell office:value-type="float" office:value="1636.793701" calcext:value-type="float">
            <text:p>1636.793701</text:p>
          </table:table-cell>
          <table:table-cell office:value-type="float" office:value="1693.480591" calcext:value-type="float">
            <text:p>1693.480591</text:p>
          </table:table-cell>
          <table:table-cell table:number-columns-repeated="13"/>
        </table:table-row>
        <table:table-row table:style-name="ro1">
          <table:table-cell office:value-type="float" office:value="1629.741211" calcext:value-type="float">
            <text:p>1629.741211</text:p>
          </table:table-cell>
          <table:table-cell office:value-type="float" office:value="1693.370972" calcext:value-type="float">
            <text:p>1693.370972</text:p>
          </table:table-cell>
          <table:table-cell office:value-type="float" office:value="1634.103882" calcext:value-type="float">
            <text:p>1634.103882</text:p>
          </table:table-cell>
          <table:table-cell office:value-type="float" office:value="1695.450439" calcext:value-type="float">
            <text:p>1695.450439</text:p>
          </table:table-cell>
          <table:table-cell table:number-columns-repeated="13"/>
        </table:table-row>
        <table:table-row table:style-name="ro1">
          <table:table-cell office:value-type="float" office:value="1630.191406" calcext:value-type="float">
            <text:p>1630.191406</text:p>
          </table:table-cell>
          <table:table-cell office:value-type="float" office:value="1693.109131" calcext:value-type="float">
            <text:p>1693.109131</text:p>
          </table:table-cell>
          <table:table-cell office:value-type="float" office:value="1633.978271" calcext:value-type="float">
            <text:p>1633.978271</text:p>
          </table:table-cell>
          <table:table-cell office:value-type="float" office:value="1690.253174" calcext:value-type="float">
            <text:p>1690.253174</text:p>
          </table:table-cell>
          <table:table-cell table:number-columns-repeated="13"/>
        </table:table-row>
        <table:table-row table:style-name="ro1">
          <table:table-cell office:value-type="float" office:value="1635.301514" calcext:value-type="float">
            <text:p>1635.301514</text:p>
          </table:table-cell>
          <table:table-cell office:value-type="float" office:value="1695.880493" calcext:value-type="float">
            <text:p>1695.880493</text:p>
          </table:table-cell>
          <table:table-cell office:value-type="float" office:value="1639.027466" calcext:value-type="float">
            <text:p>1639.027466</text:p>
          </table:table-cell>
          <table:table-cell office:value-type="float" office:value="1694.850098" calcext:value-type="float">
            <text:p>1694.850098</text:p>
          </table:table-cell>
          <table:table-cell table:number-columns-repeated="13"/>
        </table:table-row>
        <table:table-row table:style-name="ro1">
          <table:table-cell office:value-type="float" office:value="1633.188965" calcext:value-type="float">
            <text:p>1633.188965</text:p>
          </table:table-cell>
          <table:table-cell office:value-type="float" office:value="1695.425049" calcext:value-type="float">
            <text:p>1695.425049</text:p>
          </table:table-cell>
          <table:table-cell office:value-type="float" office:value="1636.593506" calcext:value-type="float">
            <text:p>1636.593506</text:p>
          </table:table-cell>
          <table:table-cell office:value-type="float" office:value="1695.811157" calcext:value-type="float">
            <text:p>1695.811157</text:p>
          </table:table-cell>
          <table:table-cell table:number-columns-repeated="13"/>
        </table:table-row>
        <table:table-row table:style-name="ro1">
          <table:table-cell office:value-type="float" office:value="1632.837158" calcext:value-type="float">
            <text:p>1632.837158</text:p>
          </table:table-cell>
          <table:table-cell office:value-type="float" office:value="1692.80835" calcext:value-type="float">
            <text:p>1692.80835</text:p>
          </table:table-cell>
          <table:table-cell office:value-type="float" office:value="1638.976562" calcext:value-type="float">
            <text:p>1638.976562</text:p>
          </table:table-cell>
          <table:table-cell office:value-type="float" office:value="1692.007812" calcext:value-type="float">
            <text:p>1692.007812</text:p>
          </table:table-cell>
          <table:table-cell table:number-columns-repeated="13"/>
        </table:table-row>
        <table:table-row table:style-name="ro1">
          <table:table-cell office:value-type="float" office:value="1631.699585" calcext:value-type="float">
            <text:p>1631.699585</text:p>
          </table:table-cell>
          <table:table-cell office:value-type="float" office:value="1697.881714" calcext:value-type="float">
            <text:p>1697.881714</text:p>
          </table:table-cell>
          <table:table-cell office:value-type="float" office:value="1636.333984" calcext:value-type="float">
            <text:p>1636.333984</text:p>
          </table:table-cell>
          <table:table-cell office:value-type="float" office:value="1695.628174" calcext:value-type="float">
            <text:p>1695.628174</text:p>
          </table:table-cell>
          <table:table-cell table:number-columns-repeated="13"/>
        </table:table-row>
        <table:table-row table:style-name="ro1">
          <table:table-cell office:value-type="float" office:value="1634.37207" calcext:value-type="float">
            <text:p>1634.37207</text:p>
          </table:table-cell>
          <table:table-cell office:value-type="float" office:value="1695.43811" calcext:value-type="float">
            <text:p>1695.43811</text:p>
          </table:table-cell>
          <table:table-cell office:value-type="float" office:value="1637.490601" calcext:value-type="float">
            <text:p>1637.490601</text:p>
          </table:table-cell>
          <table:table-cell office:value-type="float" office:value="1697.25415" calcext:value-type="float">
            <text:p>1697.25415</text:p>
          </table:table-cell>
          <table:table-cell table:number-columns-repeated="13"/>
        </table:table-row>
        <table:table-row table:style-name="ro1">
          <table:table-cell office:value-type="float" office:value="1636.416748" calcext:value-type="float">
            <text:p>1636.416748</text:p>
          </table:table-cell>
          <table:table-cell office:value-type="float" office:value="1694.379395" calcext:value-type="float">
            <text:p>1694.379395</text:p>
          </table:table-cell>
          <table:table-cell office:value-type="float" office:value="1641.310913" calcext:value-type="float">
            <text:p>1641.310913</text:p>
          </table:table-cell>
          <table:table-cell office:value-type="float" office:value="1694.716797" calcext:value-type="float">
            <text:p>1694.716797</text:p>
          </table:table-cell>
          <table:table-cell table:number-columns-repeated="13"/>
        </table:table-row>
        <table:table-row table:style-name="ro1">
          <table:table-cell office:value-type="float" office:value="1638.276611" calcext:value-type="float">
            <text:p>1638.276611</text:p>
          </table:table-cell>
          <table:table-cell office:value-type="float" office:value="1697.352417" calcext:value-type="float">
            <text:p>1697.352417</text:p>
          </table:table-cell>
          <table:table-cell office:value-type="float" office:value="1641.775391" calcext:value-type="float">
            <text:p>1641.775391</text:p>
          </table:table-cell>
          <table:table-cell office:value-type="float" office:value="1698.931885" calcext:value-type="float">
            <text:p>1698.931885</text:p>
          </table:table-cell>
          <table:table-cell table:number-columns-repeated="13"/>
        </table:table-row>
        <table:table-row table:style-name="ro1">
          <table:table-cell office:value-type="float" office:value="1634.221069" calcext:value-type="float">
            <text:p>1634.221069</text:p>
          </table:table-cell>
          <table:table-cell office:value-type="float" office:value="1697.712524" calcext:value-type="float">
            <text:p>1697.712524</text:p>
          </table:table-cell>
          <table:table-cell office:value-type="float" office:value="1640.783447" calcext:value-type="float">
            <text:p>1640.783447</text:p>
          </table:table-cell>
          <table:table-cell office:value-type="float" office:value="1696.727051" calcext:value-type="float">
            <text:p>1696.727051</text:p>
          </table:table-cell>
          <table:table-cell table:number-columns-repeated="13"/>
        </table:table-row>
        <table:table-row table:style-name="ro1">
          <table:table-cell office:value-type="float" office:value="1633.349243" calcext:value-type="float">
            <text:p>1633.349243</text:p>
          </table:table-cell>
          <table:table-cell office:value-type="float" office:value="1696.138916" calcext:value-type="float">
            <text:p>1696.138916</text:p>
          </table:table-cell>
          <table:table-cell office:value-type="float" office:value="1637.894897" calcext:value-type="float">
            <text:p>1637.894897</text:p>
          </table:table-cell>
          <table:table-cell office:value-type="float" office:value="1696.983154" calcext:value-type="float">
            <text:p>1696.983154</text:p>
          </table:table-cell>
          <table:table-cell table:number-columns-repeated="13"/>
        </table:table-row>
        <table:table-row table:style-name="ro1">
          <table:table-cell office:value-type="float" office:value="1634.956543" calcext:value-type="float">
            <text:p>1634.956543</text:p>
          </table:table-cell>
          <table:table-cell office:value-type="float" office:value="1693.656494" calcext:value-type="float">
            <text:p>1693.656494</text:p>
          </table:table-cell>
          <table:table-cell office:value-type="float" office:value="1639.846313" calcext:value-type="float">
            <text:p>1639.846313</text:p>
          </table:table-cell>
          <table:table-cell office:value-type="float" office:value="1692.43396" calcext:value-type="float">
            <text:p>1692.43396</text:p>
          </table:table-cell>
          <table:table-cell table:number-columns-repeated="13"/>
        </table:table-row>
        <table:table-row table:style-name="ro1">
          <table:table-cell office:value-type="float" office:value="1629.806641" calcext:value-type="float">
            <text:p>1629.806641</text:p>
          </table:table-cell>
          <table:table-cell office:value-type="float" office:value="1697.433838" calcext:value-type="float">
            <text:p>1697.433838</text:p>
          </table:table-cell>
          <table:table-cell office:value-type="float" office:value="1633.643311" calcext:value-type="float">
            <text:p>1633.643311</text:p>
          </table:table-cell>
          <table:table-cell office:value-type="float" office:value="1695.988159" calcext:value-type="float">
            <text:p>1695.988159</text:p>
          </table:table-cell>
          <table:table-cell table:number-columns-repeated="13"/>
        </table:table-row>
        <table:table-row table:style-name="ro1">
          <table:table-cell office:value-type="float" office:value="1633.588013" calcext:value-type="float">
            <text:p>1633.588013</text:p>
          </table:table-cell>
          <table:table-cell office:value-type="float" office:value="1693.864014" calcext:value-type="float">
            <text:p>1693.864014</text:p>
          </table:table-cell>
          <table:table-cell office:value-type="float" office:value="1638.029785" calcext:value-type="float">
            <text:p>1638.029785</text:p>
          </table:table-cell>
          <table:table-cell office:value-type="float" office:value="1694.84314" calcext:value-type="float">
            <text:p>1694.84314</text:p>
          </table:table-cell>
          <table:table-cell table:number-columns-repeated="13"/>
        </table:table-row>
        <table:table-row table:style-name="ro1">
          <table:table-cell office:value-type="float" office:value="1633.661621" calcext:value-type="float">
            <text:p>1633.661621</text:p>
          </table:table-cell>
          <table:table-cell office:value-type="float" office:value="1698.237305" calcext:value-type="float">
            <text:p>1698.237305</text:p>
          </table:table-cell>
          <table:table-cell office:value-type="float" office:value="1639.58667" calcext:value-type="float">
            <text:p>1639.58667</text:p>
          </table:table-cell>
          <table:table-cell office:value-type="float" office:value="1698.918335" calcext:value-type="float">
            <text:p>1698.918335</text:p>
          </table:table-cell>
          <table:table-cell table:number-columns-repeated="13"/>
        </table:table-row>
        <table:table-row table:style-name="ro1">
          <table:table-cell office:value-type="float" office:value="1637.749634" calcext:value-type="float">
            <text:p>1637.749634</text:p>
          </table:table-cell>
          <table:table-cell office:value-type="float" office:value="1697.18457" calcext:value-type="float">
            <text:p>1697.18457</text:p>
          </table:table-cell>
          <table:table-cell office:value-type="float" office:value="1639.051758" calcext:value-type="float">
            <text:p>1639.051758</text:p>
          </table:table-cell>
          <table:table-cell office:value-type="float" office:value="1697.750488" calcext:value-type="float">
            <text:p>1697.750488</text:p>
          </table:table-cell>
          <table:table-cell table:number-columns-repeated="13"/>
        </table:table-row>
        <table:table-row table:style-name="ro1">
          <table:table-cell office:value-type="float" office:value="1633.643188" calcext:value-type="float">
            <text:p>1633.643188</text:p>
          </table:table-cell>
          <table:table-cell office:value-type="float" office:value="1698.610596" calcext:value-type="float">
            <text:p>1698.610596</text:p>
          </table:table-cell>
          <table:table-cell office:value-type="float" office:value="1641.056885" calcext:value-type="float">
            <text:p>1641.056885</text:p>
          </table:table-cell>
          <table:table-cell office:value-type="float" office:value="1692.605347" calcext:value-type="float">
            <text:p>1692.605347</text:p>
          </table:table-cell>
          <table:table-cell table:number-columns-repeated="13"/>
        </table:table-row>
        <table:table-row table:style-name="ro1">
          <table:table-cell office:value-type="float" office:value="1631.851807" calcext:value-type="float">
            <text:p>1631.851807</text:p>
          </table:table-cell>
          <table:table-cell office:value-type="float" office:value="1699.379395" calcext:value-type="float">
            <text:p>1699.379395</text:p>
          </table:table-cell>
          <table:table-cell office:value-type="float" office:value="1637.696289" calcext:value-type="float">
            <text:p>1637.696289</text:p>
          </table:table-cell>
          <table:table-cell office:value-type="float" office:value="1699.647217" calcext:value-type="float">
            <text:p>1699.647217</text:p>
          </table:table-cell>
          <table:table-cell table:number-columns-repeated="13"/>
        </table:table-row>
        <table:table-row table:style-name="ro1">
          <table:table-cell office:value-type="float" office:value="1635.540039" calcext:value-type="float">
            <text:p>1635.540039</text:p>
          </table:table-cell>
          <table:table-cell office:value-type="float" office:value="1700.264526" calcext:value-type="float">
            <text:p>1700.264526</text:p>
          </table:table-cell>
          <table:table-cell office:value-type="float" office:value="1642.276733" calcext:value-type="float">
            <text:p>1642.276733</text:p>
          </table:table-cell>
          <table:table-cell office:value-type="float" office:value="1699.443237" calcext:value-type="float">
            <text:p>1699.443237</text:p>
          </table:table-cell>
          <table:table-cell table:number-columns-repeated="13"/>
        </table:table-row>
        <table:table-row table:style-name="ro1">
          <table:table-cell office:value-type="float" office:value="1636.362427" calcext:value-type="float">
            <text:p>1636.362427</text:p>
          </table:table-cell>
          <table:table-cell office:value-type="float" office:value="1702.601685" calcext:value-type="float">
            <text:p>1702.601685</text:p>
          </table:table-cell>
          <table:table-cell office:value-type="float" office:value="1643.95752" calcext:value-type="float">
            <text:p>1643.95752</text:p>
          </table:table-cell>
          <table:table-cell office:value-type="float" office:value="1699.21521" calcext:value-type="float">
            <text:p>1699.21521</text:p>
          </table:table-cell>
          <table:table-cell table:number-columns-repeated="13"/>
        </table:table-row>
        <table:table-row table:style-name="ro1">
          <table:table-cell office:value-type="float" office:value="1635.079224" calcext:value-type="float">
            <text:p>1635.079224</text:p>
          </table:table-cell>
          <table:table-cell office:value-type="float" office:value="1698.571777" calcext:value-type="float">
            <text:p>1698.571777</text:p>
          </table:table-cell>
          <table:table-cell office:value-type="float" office:value="1638.7677" calcext:value-type="float">
            <text:p>1638.7677</text:p>
          </table:table-cell>
          <table:table-cell office:value-type="float" office:value="1697.287476" calcext:value-type="float">
            <text:p>1697.287476</text:p>
          </table:table-cell>
          <table:table-cell table:number-columns-repeated="13"/>
        </table:table-row>
        <table:table-row table:style-name="ro1">
          <table:table-cell office:value-type="float" office:value="1635.745972" calcext:value-type="float">
            <text:p>1635.745972</text:p>
          </table:table-cell>
          <table:table-cell office:value-type="float" office:value="1700.638306" calcext:value-type="float">
            <text:p>1700.638306</text:p>
          </table:table-cell>
          <table:table-cell office:value-type="float" office:value="1641.78894" calcext:value-type="float">
            <text:p>1641.78894</text:p>
          </table:table-cell>
          <table:table-cell office:value-type="float" office:value="1699.808838" calcext:value-type="float">
            <text:p>1699.808838</text:p>
          </table:table-cell>
          <table:table-cell table:number-columns-repeated="13"/>
        </table:table-row>
        <table:table-row table:style-name="ro1">
          <table:table-cell office:value-type="float" office:value="1635.682861" calcext:value-type="float">
            <text:p>1635.682861</text:p>
          </table:table-cell>
          <table:table-cell office:value-type="float" office:value="1699.255127" calcext:value-type="float">
            <text:p>1699.255127</text:p>
          </table:table-cell>
          <table:table-cell office:value-type="float" office:value="1640.39917" calcext:value-type="float">
            <text:p>1640.39917</text:p>
          </table:table-cell>
          <table:table-cell office:value-type="float" office:value="1698.408691" calcext:value-type="float">
            <text:p>1698.408691</text:p>
          </table:table-cell>
          <table:table-cell table:number-columns-repeated="13"/>
        </table:table-row>
        <table:table-row table:style-name="ro1">
          <table:table-cell office:value-type="float" office:value="1634.377686" calcext:value-type="float">
            <text:p>1634.377686</text:p>
          </table:table-cell>
          <table:table-cell office:value-type="float" office:value="1701.438354" calcext:value-type="float">
            <text:p>1701.438354</text:p>
          </table:table-cell>
          <table:table-cell office:value-type="float" office:value="1639.530029" calcext:value-type="float">
            <text:p>1639.530029</text:p>
          </table:table-cell>
          <table:table-cell office:value-type="float" office:value="1701.217285" calcext:value-type="float">
            <text:p>1701.217285</text:p>
          </table:table-cell>
          <table:table-cell table:number-columns-repeated="13"/>
        </table:table-row>
        <table:table-row table:style-name="ro1">
          <table:table-cell office:value-type="float" office:value="1635.157837" calcext:value-type="float">
            <text:p>1635.157837</text:p>
          </table:table-cell>
          <table:table-cell office:value-type="float" office:value="1703.254395" calcext:value-type="float">
            <text:p>1703.254395</text:p>
          </table:table-cell>
          <table:table-cell office:value-type="float" office:value="1641.460693" calcext:value-type="float">
            <text:p>1641.460693</text:p>
          </table:table-cell>
          <table:table-cell office:value-type="float" office:value="1701.692627" calcext:value-type="float">
            <text:p>1701.692627</text:p>
          </table:table-cell>
          <table:table-cell table:number-columns-repeated="13"/>
        </table:table-row>
        <table:table-row table:style-name="ro1">
          <table:table-cell office:value-type="float" office:value="1638.406494" calcext:value-type="float">
            <text:p>1638.406494</text:p>
          </table:table-cell>
          <table:table-cell office:value-type="float" office:value="1704.759888" calcext:value-type="float">
            <text:p>1704.759888</text:p>
          </table:table-cell>
          <table:table-cell office:value-type="float" office:value="1643.865234" calcext:value-type="float">
            <text:p>1643.865234</text:p>
          </table:table-cell>
          <table:table-cell office:value-type="float" office:value="1699.873047" calcext:value-type="float">
            <text:p>1699.873047</text:p>
          </table:table-cell>
          <table:table-cell table:number-columns-repeated="13"/>
        </table:table-row>
        <table:table-row table:style-name="ro1">
          <table:table-cell office:value-type="float" office:value="1637.336304" calcext:value-type="float">
            <text:p>1637.336304</text:p>
          </table:table-cell>
          <table:table-cell office:value-type="float" office:value="1702.595947" calcext:value-type="float">
            <text:p>1702.595947</text:p>
          </table:table-cell>
          <table:table-cell office:value-type="float" office:value="1639.624268" calcext:value-type="float">
            <text:p>1639.624268</text:p>
          </table:table-cell>
          <table:table-cell office:value-type="float" office:value="1701.650391" calcext:value-type="float">
            <text:p>1701.650391</text:p>
          </table:table-cell>
          <table:table-cell table:number-columns-repeated="13"/>
        </table:table-row>
        <table:table-row table:style-name="ro1">
          <table:table-cell office:value-type="float" office:value="1634.028198" calcext:value-type="float">
            <text:p>1634.028198</text:p>
          </table:table-cell>
          <table:table-cell office:value-type="float" office:value="1703.931396" calcext:value-type="float">
            <text:p>1703.931396</text:p>
          </table:table-cell>
          <table:table-cell office:value-type="float" office:value="1641.663818" calcext:value-type="float">
            <text:p>1641.663818</text:p>
          </table:table-cell>
          <table:table-cell office:value-type="float" office:value="1701.245361" calcext:value-type="float">
            <text:p>1701.245361</text:p>
          </table:table-cell>
          <table:table-cell table:number-columns-repeated="13"/>
        </table:table-row>
        <table:table-row table:style-name="ro1">
          <table:table-cell office:value-type="float" office:value="1637.307129" calcext:value-type="float">
            <text:p>1637.307129</text:p>
          </table:table-cell>
          <table:table-cell office:value-type="float" office:value="1702.371582" calcext:value-type="float">
            <text:p>1702.371582</text:p>
          </table:table-cell>
          <table:table-cell office:value-type="float" office:value="1639.479248" calcext:value-type="float">
            <text:p>1639.479248</text:p>
          </table:table-cell>
          <table:table-cell office:value-type="float" office:value="1702.095947" calcext:value-type="float">
            <text:p>1702.095947</text:p>
          </table:table-cell>
          <table:table-cell table:number-columns-repeated="13"/>
        </table:table-row>
        <table:table-row table:style-name="ro1">
          <table:table-cell office:value-type="float" office:value="1639.631714" calcext:value-type="float">
            <text:p>1639.631714</text:p>
          </table:table-cell>
          <table:table-cell office:value-type="float" office:value="1705.889648" calcext:value-type="float">
            <text:p>1705.889648</text:p>
          </table:table-cell>
          <table:table-cell office:value-type="float" office:value="1640.884277" calcext:value-type="float">
            <text:p>1640.884277</text:p>
          </table:table-cell>
          <table:table-cell office:value-type="float" office:value="1705.589478" calcext:value-type="float">
            <text:p>1705.589478</text:p>
          </table:table-cell>
          <table:table-cell table:number-columns-repeated="13"/>
        </table:table-row>
        <table:table-row table:style-name="ro1">
          <table:table-cell office:value-type="float" office:value="1640.71814" calcext:value-type="float">
            <text:p>1640.71814</text:p>
          </table:table-cell>
          <table:table-cell office:value-type="float" office:value="1701.941284" calcext:value-type="float">
            <text:p>1701.941284</text:p>
          </table:table-cell>
          <table:table-cell office:value-type="float" office:value="1645.953247" calcext:value-type="float">
            <text:p>1645.953247</text:p>
          </table:table-cell>
          <table:table-cell office:value-type="float" office:value="1701.109009" calcext:value-type="float">
            <text:p>1701.109009</text:p>
          </table:table-cell>
          <table:table-cell table:number-columns-repeated="13"/>
        </table:table-row>
        <table:table-row table:style-name="ro1">
          <table:table-cell office:value-type="float" office:value="1639.356689" calcext:value-type="float">
            <text:p>1639.356689</text:p>
          </table:table-cell>
          <table:table-cell office:value-type="float" office:value="1707.645386" calcext:value-type="float">
            <text:p>1707.645386</text:p>
          </table:table-cell>
          <table:table-cell office:value-type="float" office:value="1645.787109" calcext:value-type="float">
            <text:p>1645.787109</text:p>
          </table:table-cell>
          <table:table-cell office:value-type="float" office:value="1703.836792" calcext:value-type="float">
            <text:p>1703.836792</text:p>
          </table:table-cell>
          <table:table-cell table:number-columns-repeated="13"/>
        </table:table-row>
        <table:table-row table:style-name="ro1">
          <table:table-cell office:value-type="float" office:value="1636.979858" calcext:value-type="float">
            <text:p>1636.979858</text:p>
          </table:table-cell>
          <table:table-cell office:value-type="float" office:value="1708.644775" calcext:value-type="float">
            <text:p>1708.644775</text:p>
          </table:table-cell>
          <table:table-cell office:value-type="float" office:value="1642.714722" calcext:value-type="float">
            <text:p>1642.714722</text:p>
          </table:table-cell>
          <table:table-cell office:value-type="float" office:value="1705.45752" calcext:value-type="float">
            <text:p>1705.45752</text:p>
          </table:table-cell>
          <table:table-cell table:number-columns-repeated="13"/>
        </table:table-row>
        <table:table-row table:style-name="ro1">
          <table:table-cell office:value-type="float" office:value="1637.721069" calcext:value-type="float">
            <text:p>1637.721069</text:p>
          </table:table-cell>
          <table:table-cell office:value-type="float" office:value="1707.838135" calcext:value-type="float">
            <text:p>1707.838135</text:p>
          </table:table-cell>
          <table:table-cell office:value-type="float" office:value="1646.387451" calcext:value-type="float">
            <text:p>1646.387451</text:p>
          </table:table-cell>
          <table:table-cell office:value-type="float" office:value="1704.190674" calcext:value-type="float">
            <text:p>1704.190674</text:p>
          </table:table-cell>
          <table:table-cell table:number-columns-repeated="13"/>
        </table:table-row>
        <table:table-row table:style-name="ro1">
          <table:table-cell office:value-type="float" office:value="1641.20459" calcext:value-type="float">
            <text:p>1641.20459</text:p>
          </table:table-cell>
          <table:table-cell office:value-type="float" office:value="1704.714111" calcext:value-type="float">
            <text:p>1704.714111</text:p>
          </table:table-cell>
          <table:table-cell office:value-type="float" office:value="1648.139282" calcext:value-type="float">
            <text:p>1648.139282</text:p>
          </table:table-cell>
          <table:table-cell office:value-type="float" office:value="1700.375488" calcext:value-type="float">
            <text:p>1700.375488</text:p>
          </table:table-cell>
          <table:table-cell table:number-columns-repeated="13"/>
        </table:table-row>
        <table:table-row table:style-name="ro1">
          <table:table-cell office:value-type="float" office:value="1637.348145" calcext:value-type="float">
            <text:p>1637.348145</text:p>
          </table:table-cell>
          <table:table-cell office:value-type="float" office:value="1706.907715" calcext:value-type="float">
            <text:p>1706.907715</text:p>
          </table:table-cell>
          <table:table-cell office:value-type="float" office:value="1641.278564" calcext:value-type="float">
            <text:p>1641.278564</text:p>
          </table:table-cell>
          <table:table-cell office:value-type="float" office:value="1705.226929" calcext:value-type="float">
            <text:p>1705.226929</text:p>
          </table:table-cell>
          <table:table-cell table:number-columns-repeated="13"/>
        </table:table-row>
        <table:table-row table:style-name="ro1">
          <table:table-cell office:value-type="float" office:value="1639.546997" calcext:value-type="float">
            <text:p>1639.546997</text:p>
          </table:table-cell>
          <table:table-cell office:value-type="float" office:value="1705.653809" calcext:value-type="float">
            <text:p>1705.653809</text:p>
          </table:table-cell>
          <table:table-cell office:value-type="float" office:value="1645.088501" calcext:value-type="float">
            <text:p>1645.088501</text:p>
          </table:table-cell>
          <table:table-cell office:value-type="float" office:value="1705.745728" calcext:value-type="float">
            <text:p>1705.745728</text:p>
          </table:table-cell>
          <table:table-cell table:number-columns-repeated="13"/>
        </table:table-row>
        <table:table-row table:style-name="ro1">
          <table:table-cell office:value-type="float" office:value="1639.715576" calcext:value-type="float">
            <text:p>1639.715576</text:p>
          </table:table-cell>
          <table:table-cell office:value-type="float" office:value="1709.116821" calcext:value-type="float">
            <text:p>1709.116821</text:p>
          </table:table-cell>
          <table:table-cell office:value-type="float" office:value="1647.841919" calcext:value-type="float">
            <text:p>1647.841919</text:p>
          </table:table-cell>
          <table:table-cell office:value-type="float" office:value="1704.737915" calcext:value-type="float">
            <text:p>1704.737915</text:p>
          </table:table-cell>
          <table:table-cell table:number-columns-repeated="13"/>
        </table:table-row>
        <table:table-row table:style-name="ro1">
          <table:table-cell office:value-type="float" office:value="1639.206421" calcext:value-type="float">
            <text:p>1639.206421</text:p>
          </table:table-cell>
          <table:table-cell office:value-type="float" office:value="1707.854004" calcext:value-type="float">
            <text:p>1707.854004</text:p>
          </table:table-cell>
          <table:table-cell office:value-type="float" office:value="1642.101807" calcext:value-type="float">
            <text:p>1642.101807</text:p>
          </table:table-cell>
          <table:table-cell office:value-type="float" office:value="1708.311401" calcext:value-type="float">
            <text:p>1708.311401</text:p>
          </table:table-cell>
          <table:table-cell table:number-columns-repeated="13"/>
        </table:table-row>
        <table:table-row table:style-name="ro1">
          <table:table-cell office:value-type="float" office:value="1642.832764" calcext:value-type="float">
            <text:p>1642.832764</text:p>
          </table:table-cell>
          <table:table-cell office:value-type="float" office:value="1702.764648" calcext:value-type="float">
            <text:p>1702.764648</text:p>
          </table:table-cell>
          <table:table-cell office:value-type="float" office:value="1646.123291" calcext:value-type="float">
            <text:p>1646.123291</text:p>
          </table:table-cell>
          <table:table-cell office:value-type="float" office:value="1707.310181" calcext:value-type="float">
            <text:p>1707.310181</text:p>
          </table:table-cell>
          <table:table-cell table:number-columns-repeated="13"/>
        </table:table-row>
        <table:table-row table:style-name="ro1">
          <table:table-cell office:value-type="float" office:value="1637.574219" calcext:value-type="float">
            <text:p>1637.574219</text:p>
          </table:table-cell>
          <table:table-cell office:value-type="float" office:value="1706.137695" calcext:value-type="float">
            <text:p>1706.137695</text:p>
          </table:table-cell>
          <table:table-cell office:value-type="float" office:value="1647.279907" calcext:value-type="float">
            <text:p>1647.279907</text:p>
          </table:table-cell>
          <table:table-cell office:value-type="float" office:value="1703.466431" calcext:value-type="float">
            <text:p>1703.466431</text:p>
          </table:table-cell>
          <table:table-cell table:number-columns-repeated="13"/>
        </table:table-row>
        <table:table-row table:style-name="ro1">
          <table:table-cell office:value-type="float" office:value="1642.384888" calcext:value-type="float">
            <text:p>1642.384888</text:p>
          </table:table-cell>
          <table:table-cell office:value-type="float" office:value="1709.202515" calcext:value-type="float">
            <text:p>1709.202515</text:p>
          </table:table-cell>
          <table:table-cell office:value-type="float" office:value="1642.654663" calcext:value-type="float">
            <text:p>1642.654663</text:p>
          </table:table-cell>
          <table:table-cell office:value-type="float" office:value="1706.583008" calcext:value-type="float">
            <text:p>1706.583008</text:p>
          </table:table-cell>
          <table:table-cell table:number-columns-repeated="13"/>
        </table:table-row>
        <table:table-row table:style-name="ro1">
          <table:table-cell office:value-type="float" office:value="1637.380493" calcext:value-type="float">
            <text:p>1637.380493</text:p>
          </table:table-cell>
          <table:table-cell office:value-type="float" office:value="1708.709229" calcext:value-type="float">
            <text:p>1708.709229</text:p>
          </table:table-cell>
          <table:table-cell office:value-type="float" office:value="1643.156982" calcext:value-type="float">
            <text:p>1643.156982</text:p>
          </table:table-cell>
          <table:table-cell office:value-type="float" office:value="1707.765991" calcext:value-type="float">
            <text:p>1707.765991</text:p>
          </table:table-cell>
          <table:table-cell table:number-columns-repeated="13"/>
        </table:table-row>
        <table:table-row table:style-name="ro1">
          <table:table-cell office:value-type="float" office:value="1638.500122" calcext:value-type="float">
            <text:p>1638.500122</text:p>
          </table:table-cell>
          <table:table-cell office:value-type="float" office:value="1708.786377" calcext:value-type="float">
            <text:p>1708.786377</text:p>
          </table:table-cell>
          <table:table-cell office:value-type="float" office:value="1645.888794" calcext:value-type="float">
            <text:p>1645.888794</text:p>
          </table:table-cell>
          <table:table-cell office:value-type="float" office:value="1702.325684" calcext:value-type="float">
            <text:p>1702.325684</text:p>
          </table:table-cell>
          <table:table-cell table:number-columns-repeated="13"/>
        </table:table-row>
        <table:table-row table:style-name="ro1">
          <table:table-cell office:value-type="float" office:value="1643.112305" calcext:value-type="float">
            <text:p>1643.112305</text:p>
          </table:table-cell>
          <table:table-cell office:value-type="float" office:value="1706.940918" calcext:value-type="float">
            <text:p>1706.940918</text:p>
          </table:table-cell>
          <table:table-cell office:value-type="float" office:value="1647.525024" calcext:value-type="float">
            <text:p>1647.525024</text:p>
          </table:table-cell>
          <table:table-cell office:value-type="float" office:value="1706.352905" calcext:value-type="float">
            <text:p>1706.352905</text:p>
          </table:table-cell>
          <table:table-cell table:number-columns-repeated="13"/>
        </table:table-row>
        <table:table-row table:style-name="ro1">
          <table:table-cell office:value-type="float" office:value="1639.746582" calcext:value-type="float">
            <text:p>1639.746582</text:p>
          </table:table-cell>
          <table:table-cell office:value-type="float" office:value="1708.716431" calcext:value-type="float">
            <text:p>1708.716431</text:p>
          </table:table-cell>
          <table:table-cell office:value-type="float" office:value="1645.079224" calcext:value-type="float">
            <text:p>1645.079224</text:p>
          </table:table-cell>
          <table:table-cell office:value-type="float" office:value="1709.058105" calcext:value-type="float">
            <text:p>1709.058105</text:p>
          </table:table-cell>
          <table:table-cell table:number-columns-repeated="13"/>
        </table:table-row>
        <table:table-row table:style-name="ro1">
          <table:table-cell office:value-type="float" office:value="1638.079346" calcext:value-type="float">
            <text:p>1638.079346</text:p>
          </table:table-cell>
          <table:table-cell office:value-type="float" office:value="1710.68103" calcext:value-type="float">
            <text:p>1710.68103</text:p>
          </table:table-cell>
          <table:table-cell office:value-type="float" office:value="1650.379761" calcext:value-type="float">
            <text:p>1650.379761</text:p>
          </table:table-cell>
          <table:table-cell office:value-type="float" office:value="1708.215088" calcext:value-type="float">
            <text:p>1708.215088</text:p>
          </table:table-cell>
          <table:table-cell table:number-columns-repeated="13"/>
        </table:table-row>
        <table:table-row table:style-name="ro1">
          <table:table-cell office:value-type="float" office:value="1640.487183" calcext:value-type="float">
            <text:p>1640.487183</text:p>
          </table:table-cell>
          <table:table-cell office:value-type="float" office:value="1708.35791" calcext:value-type="float">
            <text:p>1708.35791</text:p>
          </table:table-cell>
          <table:table-cell office:value-type="float" office:value="1647.649536" calcext:value-type="float">
            <text:p>1647.649536</text:p>
          </table:table-cell>
          <table:table-cell office:value-type="float" office:value="1705.05127" calcext:value-type="float">
            <text:p>1705.05127</text:p>
          </table:table-cell>
          <table:table-cell table:number-columns-repeated="13"/>
        </table:table-row>
        <table:table-row table:style-name="ro1">
          <table:table-cell office:value-type="float" office:value="1640.437988" calcext:value-type="float">
            <text:p>1640.437988</text:p>
          </table:table-cell>
          <table:table-cell office:value-type="float" office:value="1711.715698" calcext:value-type="float">
            <text:p>1711.715698</text:p>
          </table:table-cell>
          <table:table-cell office:value-type="float" office:value="1648.191772" calcext:value-type="float">
            <text:p>1648.191772</text:p>
          </table:table-cell>
          <table:table-cell office:value-type="float" office:value="1706.147461" calcext:value-type="float">
            <text:p>1706.147461</text:p>
          </table:table-cell>
          <table:table-cell table:number-columns-repeated="13"/>
        </table:table-row>
        <table:table-row table:style-name="ro1">
          <table:table-cell office:value-type="float" office:value="1640.602295" calcext:value-type="float">
            <text:p>1640.602295</text:p>
          </table:table-cell>
          <table:table-cell office:value-type="float" office:value="1709.549316" calcext:value-type="float">
            <text:p>1709.549316</text:p>
          </table:table-cell>
          <table:table-cell office:value-type="float" office:value="1647.396118" calcext:value-type="float">
            <text:p>1647.396118</text:p>
          </table:table-cell>
          <table:table-cell office:value-type="float" office:value="1708.691895" calcext:value-type="float">
            <text:p>1708.691895</text:p>
          </table:table-cell>
          <table:table-cell table:number-columns-repeated="13"/>
        </table:table-row>
        <table:table-row table:style-name="ro1">
          <table:table-cell office:value-type="float" office:value="1642.693481" calcext:value-type="float">
            <text:p>1642.693481</text:p>
          </table:table-cell>
          <table:table-cell office:value-type="float" office:value="1709.236816" calcext:value-type="float">
            <text:p>1709.236816</text:p>
          </table:table-cell>
          <table:table-cell office:value-type="float" office:value="1647.646484" calcext:value-type="float">
            <text:p>1647.646484</text:p>
          </table:table-cell>
          <table:table-cell office:value-type="float" office:value="1706.307739" calcext:value-type="float">
            <text:p>1706.307739</text:p>
          </table:table-cell>
          <table:table-cell table:number-columns-repeated="13"/>
        </table:table-row>
        <table:table-row table:style-name="ro1">
          <table:table-cell office:value-type="float" office:value="1641.284424" calcext:value-type="float">
            <text:p>1641.284424</text:p>
          </table:table-cell>
          <table:table-cell office:value-type="float" office:value="1713.295898" calcext:value-type="float">
            <text:p>1713.295898</text:p>
          </table:table-cell>
          <table:table-cell office:value-type="float" office:value="1652.313599" calcext:value-type="float">
            <text:p>1652.313599</text:p>
          </table:table-cell>
          <table:table-cell office:value-type="float" office:value="1701.394043" calcext:value-type="float">
            <text:p>1701.394043</text:p>
          </table:table-cell>
          <table:table-cell table:number-columns-repeated="13"/>
        </table:table-row>
        <table:table-row table:style-name="ro1">
          <table:table-cell office:value-type="float" office:value="1645.504883" calcext:value-type="float">
            <text:p>1645.504883</text:p>
          </table:table-cell>
          <table:table-cell office:value-type="float" office:value="1707.634277" calcext:value-type="float">
            <text:p>1707.634277</text:p>
          </table:table-cell>
          <table:table-cell office:value-type="float" office:value="1649.275146" calcext:value-type="float">
            <text:p>1649.275146</text:p>
          </table:table-cell>
          <table:table-cell office:value-type="float" office:value="1708.146484" calcext:value-type="float">
            <text:p>1708.146484</text:p>
          </table:table-cell>
          <table:table-cell table:number-columns-repeated="13"/>
        </table:table-row>
        <table:table-row table:style-name="ro1">
          <table:table-cell office:value-type="float" office:value="1641.102661" calcext:value-type="float">
            <text:p>1641.102661</text:p>
          </table:table-cell>
          <table:table-cell office:value-type="float" office:value="1715.275391" calcext:value-type="float">
            <text:p>1715.275391</text:p>
          </table:table-cell>
          <table:table-cell office:value-type="float" office:value="1646.883789" calcext:value-type="float">
            <text:p>1646.883789</text:p>
          </table:table-cell>
          <table:table-cell office:value-type="float" office:value="1709.204102" calcext:value-type="float">
            <text:p>1709.204102</text:p>
          </table:table-cell>
          <table:table-cell table:number-columns-repeated="13"/>
        </table:table-row>
        <table:table-row table:style-name="ro1">
          <table:table-cell office:value-type="float" office:value="1642.319214" calcext:value-type="float">
            <text:p>1642.319214</text:p>
          </table:table-cell>
          <table:table-cell office:value-type="float" office:value="1711.750366" calcext:value-type="float">
            <text:p>1711.750366</text:p>
          </table:table-cell>
          <table:table-cell office:value-type="float" office:value="1648.004028" calcext:value-type="float">
            <text:p>1648.004028</text:p>
          </table:table-cell>
          <table:table-cell office:value-type="float" office:value="1708.570679" calcext:value-type="float">
            <text:p>1708.570679</text:p>
          </table:table-cell>
          <table:table-cell table:number-columns-repeated="13"/>
        </table:table-row>
        <table:table-row table:style-name="ro1">
          <table:table-cell office:value-type="float" office:value="1639.681885" calcext:value-type="float">
            <text:p>1639.681885</text:p>
          </table:table-cell>
          <table:table-cell office:value-type="float" office:value="1711.456543" calcext:value-type="float">
            <text:p>1711.456543</text:p>
          </table:table-cell>
          <table:table-cell office:value-type="float" office:value="1649.425415" calcext:value-type="float">
            <text:p>1649.425415</text:p>
          </table:table-cell>
          <table:table-cell office:value-type="float" office:value="1711.372559" calcext:value-type="float">
            <text:p>1711.372559</text:p>
          </table:table-cell>
          <table:table-cell table:number-columns-repeated="13"/>
        </table:table-row>
        <table:table-row table:style-name="ro1">
          <table:table-cell office:value-type="float" office:value="1637.501221" calcext:value-type="float">
            <text:p>1637.501221</text:p>
          </table:table-cell>
          <table:table-cell office:value-type="float" office:value="1711.064331" calcext:value-type="float">
            <text:p>1711.064331</text:p>
          </table:table-cell>
          <table:table-cell office:value-type="float" office:value="1648.588501" calcext:value-type="float">
            <text:p>1648.588501</text:p>
          </table:table-cell>
          <table:table-cell office:value-type="float" office:value="1709.061157" calcext:value-type="float">
            <text:p>1709.061157</text:p>
          </table:table-cell>
          <table:table-cell table:number-columns-repeated="13"/>
        </table:table-row>
        <table:table-row table:style-name="ro1">
          <table:table-cell office:value-type="float" office:value="1642.096069" calcext:value-type="float">
            <text:p>1642.096069</text:p>
          </table:table-cell>
          <table:table-cell office:value-type="float" office:value="1714.003174" calcext:value-type="float">
            <text:p>1714.003174</text:p>
          </table:table-cell>
          <table:table-cell office:value-type="float" office:value="1648.101929" calcext:value-type="float">
            <text:p>1648.101929</text:p>
          </table:table-cell>
          <table:table-cell office:value-type="float" office:value="1707.755371" calcext:value-type="float">
            <text:p>1707.755371</text:p>
          </table:table-cell>
          <table:table-cell table:number-columns-repeated="13"/>
        </table:table-row>
        <table:table-row table:style-name="ro1">
          <table:table-cell office:value-type="float" office:value="1642.362549" calcext:value-type="float">
            <text:p>1642.362549</text:p>
          </table:table-cell>
          <table:table-cell office:value-type="float" office:value="1712.570435" calcext:value-type="float">
            <text:p>1712.570435</text:p>
          </table:table-cell>
          <table:table-cell office:value-type="float" office:value="1645.041138" calcext:value-type="float">
            <text:p>1645.041138</text:p>
          </table:table-cell>
          <table:table-cell office:value-type="float" office:value="1708.814453" calcext:value-type="float">
            <text:p>1708.814453</text:p>
          </table:table-cell>
          <table:table-cell table:number-columns-repeated="13"/>
        </table:table-row>
        <table:table-row table:style-name="ro1">
          <table:table-cell office:value-type="float" office:value="1640.674072" calcext:value-type="float">
            <text:p>1640.674072</text:p>
          </table:table-cell>
          <table:table-cell office:value-type="float" office:value="1713.91687" calcext:value-type="float">
            <text:p>1713.91687</text:p>
          </table:table-cell>
          <table:table-cell office:value-type="float" office:value="1647.67627" calcext:value-type="float">
            <text:p>1647.67627</text:p>
          </table:table-cell>
          <table:table-cell office:value-type="float" office:value="1709.342773" calcext:value-type="float">
            <text:p>1709.342773</text:p>
          </table:table-cell>
          <table:table-cell table:number-columns-repeated="13"/>
        </table:table-row>
        <table:table-row table:style-name="ro1">
          <table:table-cell office:value-type="float" office:value="1642.476074" calcext:value-type="float">
            <text:p>1642.476074</text:p>
          </table:table-cell>
          <table:table-cell office:value-type="float" office:value="1710.803589" calcext:value-type="float">
            <text:p>1710.803589</text:p>
          </table:table-cell>
          <table:table-cell office:value-type="float" office:value="1648.478271" calcext:value-type="float">
            <text:p>1648.478271</text:p>
          </table:table-cell>
          <table:table-cell office:value-type="float" office:value="1708.354858" calcext:value-type="float">
            <text:p>1708.354858</text:p>
          </table:table-cell>
          <table:table-cell table:number-columns-repeated="13"/>
        </table:table-row>
        <table:table-row table:style-name="ro1">
          <table:table-cell office:value-type="float" office:value="1639.472656" calcext:value-type="float">
            <text:p>1639.472656</text:p>
          </table:table-cell>
          <table:table-cell office:value-type="float" office:value="1714.248169" calcext:value-type="float">
            <text:p>1714.248169</text:p>
          </table:table-cell>
          <table:table-cell office:value-type="float" office:value="1647.925049" calcext:value-type="float">
            <text:p>1647.925049</text:p>
          </table:table-cell>
          <table:table-cell office:value-type="float" office:value="1712.42981" calcext:value-type="float">
            <text:p>1712.42981</text:p>
          </table:table-cell>
          <table:table-cell table:number-columns-repeated="13"/>
        </table:table-row>
        <table:table-row table:style-name="ro1">
          <table:table-cell office:value-type="float" office:value="1640.81665" calcext:value-type="float">
            <text:p>1640.81665</text:p>
          </table:table-cell>
          <table:table-cell office:value-type="float" office:value="1710.742798" calcext:value-type="float">
            <text:p>1710.742798</text:p>
          </table:table-cell>
          <table:table-cell office:value-type="float" office:value="1650.148071" calcext:value-type="float">
            <text:p>1650.148071</text:p>
          </table:table-cell>
          <table:table-cell office:value-type="float" office:value="1707.870605" calcext:value-type="float">
            <text:p>1707.870605</text:p>
          </table:table-cell>
          <table:table-cell table:number-columns-repeated="13"/>
        </table:table-row>
        <table:table-row table:style-name="ro1">
          <table:table-cell office:value-type="float" office:value="1643.982788" calcext:value-type="float">
            <text:p>1643.982788</text:p>
          </table:table-cell>
          <table:table-cell office:value-type="float" office:value="1706.872559" calcext:value-type="float">
            <text:p>1706.872559</text:p>
          </table:table-cell>
          <table:table-cell office:value-type="float" office:value="1647.925537" calcext:value-type="float">
            <text:p>1647.925537</text:p>
          </table:table-cell>
          <table:table-cell office:value-type="float" office:value="1706.932373" calcext:value-type="float">
            <text:p>1706.932373</text:p>
          </table:table-cell>
          <table:table-cell table:number-columns-repeated="13"/>
        </table:table-row>
        <table:table-row table:style-name="ro1">
          <table:table-cell office:value-type="float" office:value="1637.044556" calcext:value-type="float">
            <text:p>1637.044556</text:p>
          </table:table-cell>
          <table:table-cell office:value-type="float" office:value="1714.891479" calcext:value-type="float">
            <text:p>1714.891479</text:p>
          </table:table-cell>
          <table:table-cell office:value-type="float" office:value="1646.367065" calcext:value-type="float">
            <text:p>1646.367065</text:p>
          </table:table-cell>
          <table:table-cell office:value-type="float" office:value="1709.327148" calcext:value-type="float">
            <text:p>1709.327148</text:p>
          </table:table-cell>
          <table:table-cell table:number-columns-repeated="13"/>
        </table:table-row>
        <table:table-row table:style-name="ro1">
          <table:table-cell office:value-type="float" office:value="1642.337891" calcext:value-type="float">
            <text:p>1642.337891</text:p>
          </table:table-cell>
          <table:table-cell office:value-type="float" office:value="1711.44397" calcext:value-type="float">
            <text:p>1711.44397</text:p>
          </table:table-cell>
          <table:table-cell office:value-type="float" office:value="1650.057861" calcext:value-type="float">
            <text:p>1650.057861</text:p>
          </table:table-cell>
          <table:table-cell office:value-type="float" office:value="1708.359985" calcext:value-type="float">
            <text:p>1708.359985</text:p>
          </table:table-cell>
          <table:table-cell table:number-columns-repeated="13"/>
        </table:table-row>
        <table:table-row table:style-name="ro1">
          <table:table-cell office:value-type="float" office:value="1638.973389" calcext:value-type="float">
            <text:p>1638.973389</text:p>
          </table:table-cell>
          <table:table-cell office:value-type="float" office:value="1711.199463" calcext:value-type="float">
            <text:p>1711.199463</text:p>
          </table:table-cell>
          <table:table-cell office:value-type="float" office:value="1646.080811" calcext:value-type="float">
            <text:p>1646.080811</text:p>
          </table:table-cell>
          <table:table-cell office:value-type="float" office:value="1708.878784" calcext:value-type="float">
            <text:p>1708.878784</text:p>
          </table:table-cell>
          <table:table-cell table:number-columns-repeated="13"/>
        </table:table-row>
        <table:table-row table:style-name="ro1">
          <table:table-cell office:value-type="float" office:value="1640.333862" calcext:value-type="float">
            <text:p>1640.333862</text:p>
          </table:table-cell>
          <table:table-cell office:value-type="float" office:value="1711.906372" calcext:value-type="float">
            <text:p>1711.906372</text:p>
          </table:table-cell>
          <table:table-cell office:value-type="float" office:value="1647.604248" calcext:value-type="float">
            <text:p>1647.604248</text:p>
          </table:table-cell>
          <table:table-cell office:value-type="float" office:value="1709.118408" calcext:value-type="float">
            <text:p>1709.118408</text:p>
          </table:table-cell>
          <table:table-cell table:number-columns-repeated="13"/>
        </table:table-row>
        <table:table-row table:style-name="ro1">
          <table:table-cell office:value-type="float" office:value="1643.158569" calcext:value-type="float">
            <text:p>1643.158569</text:p>
          </table:table-cell>
          <table:table-cell office:value-type="float" office:value="1710.290649" calcext:value-type="float">
            <text:p>1710.290649</text:p>
          </table:table-cell>
          <table:table-cell office:value-type="float" office:value="1649.053223" calcext:value-type="float">
            <text:p>1649.053223</text:p>
          </table:table-cell>
          <table:table-cell office:value-type="float" office:value="1707.47998" calcext:value-type="float">
            <text:p>1707.47998</text:p>
          </table:table-cell>
          <table:table-cell table:number-columns-repeated="13"/>
        </table:table-row>
        <table:table-row table:style-name="ro1">
          <table:table-cell office:value-type="float" office:value="1639.842041" calcext:value-type="float">
            <text:p>1639.842041</text:p>
          </table:table-cell>
          <table:table-cell office:value-type="float" office:value="1713.439697" calcext:value-type="float">
            <text:p>1713.439697</text:p>
          </table:table-cell>
          <table:table-cell office:value-type="float" office:value="1644.421875" calcext:value-type="float">
            <text:p>1644.421875</text:p>
          </table:table-cell>
          <table:table-cell office:value-type="float" office:value="1710.642944" calcext:value-type="float">
            <text:p>1710.642944</text:p>
          </table:table-cell>
          <table:table-cell table:number-columns-repeated="13"/>
        </table:table-row>
        <table:table-row table:style-name="ro1">
          <table:table-cell office:value-type="float" office:value="1642.764893" calcext:value-type="float">
            <text:p>1642.764893</text:p>
          </table:table-cell>
          <table:table-cell office:value-type="float" office:value="1711.523071" calcext:value-type="float">
            <text:p>1711.523071</text:p>
          </table:table-cell>
          <table:table-cell office:value-type="float" office:value="1646.776123" calcext:value-type="float">
            <text:p>1646.776123</text:p>
          </table:table-cell>
          <table:table-cell office:value-type="float" office:value="1714.260132" calcext:value-type="float">
            <text:p>1714.260132</text:p>
          </table:table-cell>
          <table:table-cell table:number-columns-repeated="13"/>
        </table:table-row>
        <table:table-row table:style-name="ro1">
          <table:table-cell office:value-type="float" office:value="1642.573608" calcext:value-type="float">
            <text:p>1642.573608</text:p>
          </table:table-cell>
          <table:table-cell office:value-type="float" office:value="1713.857544" calcext:value-type="float">
            <text:p>1713.857544</text:p>
          </table:table-cell>
          <table:table-cell office:value-type="float" office:value="1648.272949" calcext:value-type="float">
            <text:p>1648.272949</text:p>
          </table:table-cell>
          <table:table-cell office:value-type="float" office:value="1709.567993" calcext:value-type="float">
            <text:p>1709.567993</text:p>
          </table:table-cell>
          <table:table-cell table:number-columns-repeated="13"/>
        </table:table-row>
        <table:table-row table:style-name="ro1">
          <table:table-cell office:value-type="float" office:value="1644.553223" calcext:value-type="float">
            <text:p>1644.553223</text:p>
          </table:table-cell>
          <table:table-cell office:value-type="float" office:value="1710.817871" calcext:value-type="float">
            <text:p>1710.817871</text:p>
          </table:table-cell>
          <table:table-cell office:value-type="float" office:value="1650.260132" calcext:value-type="float">
            <text:p>1650.260132</text:p>
          </table:table-cell>
          <table:table-cell office:value-type="float" office:value="1708.753784" calcext:value-type="float">
            <text:p>1708.753784</text:p>
          </table:table-cell>
          <table:table-cell table:number-columns-repeated="13"/>
        </table:table-row>
        <table:table-row table:style-name="ro1">
          <table:table-cell office:value-type="float" office:value="1642.69165" calcext:value-type="float">
            <text:p>1642.69165</text:p>
          </table:table-cell>
          <table:table-cell office:value-type="float" office:value="1714.742188" calcext:value-type="float">
            <text:p>1714.742188</text:p>
          </table:table-cell>
          <table:table-cell office:value-type="float" office:value="1649.511353" calcext:value-type="float">
            <text:p>1649.511353</text:p>
          </table:table-cell>
          <table:table-cell office:value-type="float" office:value="1708.669189" calcext:value-type="float">
            <text:p>1708.669189</text:p>
          </table:table-cell>
          <table:table-cell table:number-columns-repeated="13"/>
        </table:table-row>
        <table:table-row table:style-name="ro1">
          <table:table-cell office:value-type="float" office:value="1640.846558" calcext:value-type="float">
            <text:p>1640.846558</text:p>
          </table:table-cell>
          <table:table-cell office:value-type="float" office:value="1713.290039" calcext:value-type="float">
            <text:p>1713.290039</text:p>
          </table:table-cell>
          <table:table-cell office:value-type="float" office:value="1647.713867" calcext:value-type="float">
            <text:p>1647.713867</text:p>
          </table:table-cell>
          <table:table-cell office:value-type="float" office:value="1711.612061" calcext:value-type="float">
            <text:p>1711.612061</text:p>
          </table:table-cell>
          <table:table-cell table:number-columns-repeated="13"/>
        </table:table-row>
        <table:table-row table:style-name="ro1">
          <table:table-cell office:value-type="float" office:value="1641.22583" calcext:value-type="float">
            <text:p>1641.22583</text:p>
          </table:table-cell>
          <table:table-cell office:value-type="float" office:value="1714.866333" calcext:value-type="float">
            <text:p>1714.866333</text:p>
          </table:table-cell>
          <table:table-cell office:value-type="float" office:value="1651.627319" calcext:value-type="float">
            <text:p>1651.627319</text:p>
          </table:table-cell>
          <table:table-cell office:value-type="float" office:value="1713.388916" calcext:value-type="float">
            <text:p>1713.388916</text:p>
          </table:table-cell>
          <table:table-cell table:number-columns-repeated="13"/>
        </table:table-row>
        <table:table-row table:style-name="ro1">
          <table:table-cell office:value-type="float" office:value="1644.787842" calcext:value-type="float">
            <text:p>1644.787842</text:p>
          </table:table-cell>
          <table:table-cell office:value-type="float" office:value="1713.547607" calcext:value-type="float">
            <text:p>1713.547607</text:p>
          </table:table-cell>
          <table:table-cell office:value-type="float" office:value="1650.11438" calcext:value-type="float">
            <text:p>1650.11438</text:p>
          </table:table-cell>
          <table:table-cell office:value-type="float" office:value="1712.484375" calcext:value-type="float">
            <text:p>1712.484375</text:p>
          </table:table-cell>
          <table:table-cell table:number-columns-repeated="13"/>
        </table:table-row>
        <table:table-row table:style-name="ro1">
          <table:table-cell office:value-type="float" office:value="1645.943359" calcext:value-type="float">
            <text:p>1645.943359</text:p>
          </table:table-cell>
          <table:table-cell office:value-type="float" office:value="1713.366333" calcext:value-type="float">
            <text:p>1713.366333</text:p>
          </table:table-cell>
          <table:table-cell office:value-type="float" office:value="1649.804199" calcext:value-type="float">
            <text:p>1649.804199</text:p>
          </table:table-cell>
          <table:table-cell office:value-type="float" office:value="1715.266846" calcext:value-type="float">
            <text:p>1715.266846</text:p>
          </table:table-cell>
          <table:table-cell table:number-columns-repeated="13"/>
        </table:table-row>
        <table:table-row table:style-name="ro1">
          <table:table-cell office:value-type="float" office:value="1641.299316" calcext:value-type="float">
            <text:p>1641.299316</text:p>
          </table:table-cell>
          <table:table-cell office:value-type="float" office:value="1714.345215" calcext:value-type="float">
            <text:p>1714.345215</text:p>
          </table:table-cell>
          <table:table-cell office:value-type="float" office:value="1650.48584" calcext:value-type="float">
            <text:p>1650.48584</text:p>
          </table:table-cell>
          <table:table-cell office:value-type="float" office:value="1714.237061" calcext:value-type="float">
            <text:p>1714.237061</text:p>
          </table:table-cell>
          <table:table-cell table:number-columns-repeated="13"/>
        </table:table-row>
        <table:table-row table:style-name="ro1">
          <table:table-cell office:value-type="float" office:value="1642.809692" calcext:value-type="float">
            <text:p>1642.809692</text:p>
          </table:table-cell>
          <table:table-cell office:value-type="float" office:value="1715.649292" calcext:value-type="float">
            <text:p>1715.649292</text:p>
          </table:table-cell>
          <table:table-cell office:value-type="float" office:value="1649.836548" calcext:value-type="float">
            <text:p>1649.836548</text:p>
          </table:table-cell>
          <table:table-cell office:value-type="float" office:value="1710.868408" calcext:value-type="float">
            <text:p>1710.868408</text:p>
          </table:table-cell>
          <table:table-cell table:number-columns-repeated="13"/>
        </table:table-row>
        <table:table-row table:style-name="ro1">
          <table:table-cell office:value-type="float" office:value="1643.077271" calcext:value-type="float">
            <text:p>1643.077271</text:p>
          </table:table-cell>
          <table:table-cell office:value-type="float" office:value="1717.283691" calcext:value-type="float">
            <text:p>1717.283691</text:p>
          </table:table-cell>
          <table:table-cell office:value-type="float" office:value="1650.190308" calcext:value-type="float">
            <text:p>1650.190308</text:p>
          </table:table-cell>
          <table:table-cell office:value-type="float" office:value="1713.203125" calcext:value-type="float">
            <text:p>1713.203125</text:p>
          </table:table-cell>
          <table:table-cell table:number-columns-repeated="13"/>
        </table:table-row>
        <table:table-row table:style-name="ro1">
          <table:table-cell office:value-type="float" office:value="1641.957886" calcext:value-type="float">
            <text:p>1641.957886</text:p>
          </table:table-cell>
          <table:table-cell office:value-type="float" office:value="1717.161255" calcext:value-type="float">
            <text:p>1717.161255</text:p>
          </table:table-cell>
          <table:table-cell office:value-type="float" office:value="1650.662842" calcext:value-type="float">
            <text:p>1650.662842</text:p>
          </table:table-cell>
          <table:table-cell office:value-type="float" office:value="1711.620605" calcext:value-type="float">
            <text:p>1711.620605</text:p>
          </table:table-cell>
          <table:table-cell table:number-columns-repeated="13"/>
        </table:table-row>
        <table:table-row table:style-name="ro1">
          <table:table-cell office:value-type="float" office:value="1641.987305" calcext:value-type="float">
            <text:p>1641.987305</text:p>
          </table:table-cell>
          <table:table-cell office:value-type="float" office:value="1718.380493" calcext:value-type="float">
            <text:p>1718.380493</text:p>
          </table:table-cell>
          <table:table-cell office:value-type="float" office:value="1651.644897" calcext:value-type="float">
            <text:p>1651.644897</text:p>
          </table:table-cell>
          <table:table-cell office:value-type="float" office:value="1715.565552" calcext:value-type="float">
            <text:p>1715.565552</text:p>
          </table:table-cell>
          <table:table-cell table:number-columns-repeated="13"/>
        </table:table-row>
        <table:table-row table:style-name="ro1">
          <table:table-cell office:value-type="float" office:value="1645.04541" calcext:value-type="float">
            <text:p>1645.04541</text:p>
          </table:table-cell>
          <table:table-cell office:value-type="float" office:value="1712.092285" calcext:value-type="float">
            <text:p>1712.092285</text:p>
          </table:table-cell>
          <table:table-cell office:value-type="float" office:value="1650.756836" calcext:value-type="float">
            <text:p>1650.756836</text:p>
          </table:table-cell>
          <table:table-cell office:value-type="float" office:value="1710.898315" calcext:value-type="float">
            <text:p>1710.898315</text:p>
          </table:table-cell>
          <table:table-cell table:number-columns-repeated="13"/>
        </table:table-row>
        <table:table-row table:style-name="ro1">
          <table:table-cell office:value-type="float" office:value="1643.619873" calcext:value-type="float">
            <text:p>1643.619873</text:p>
          </table:table-cell>
          <table:table-cell office:value-type="float" office:value="1714.128418" calcext:value-type="float">
            <text:p>1714.128418</text:p>
          </table:table-cell>
          <table:table-cell office:value-type="float" office:value="1652.307617" calcext:value-type="float">
            <text:p>1652.307617</text:p>
          </table:table-cell>
          <table:table-cell office:value-type="float" office:value="1709.401978" calcext:value-type="float">
            <text:p>1709.401978</text:p>
          </table:table-cell>
          <table:table-cell table:number-columns-repeated="13"/>
        </table:table-row>
        <table:table-row table:style-name="ro1">
          <table:table-cell office:value-type="float" office:value="1641.944092" calcext:value-type="float">
            <text:p>1641.944092</text:p>
          </table:table-cell>
          <table:table-cell office:value-type="float" office:value="1718.734619" calcext:value-type="float">
            <text:p>1718.734619</text:p>
          </table:table-cell>
          <table:table-cell office:value-type="float" office:value="1645.961304" calcext:value-type="float">
            <text:p>1645.961304</text:p>
          </table:table-cell>
          <table:table-cell office:value-type="float" office:value="1716.077515" calcext:value-type="float">
            <text:p>1716.077515</text:p>
          </table:table-cell>
          <table:table-cell table:number-columns-repeated="13"/>
        </table:table-row>
        <table:table-row table:style-name="ro1">
          <table:table-cell office:value-type="float" office:value="1641.414307" calcext:value-type="float">
            <text:p>1641.414307</text:p>
          </table:table-cell>
          <table:table-cell office:value-type="float" office:value="1717.080688" calcext:value-type="float">
            <text:p>1717.080688</text:p>
          </table:table-cell>
          <table:table-cell office:value-type="float" office:value="1649.440063" calcext:value-type="float">
            <text:p>1649.440063</text:p>
          </table:table-cell>
          <table:table-cell office:value-type="float" office:value="1711.709351" calcext:value-type="float">
            <text:p>1711.709351</text:p>
          </table:table-cell>
          <table:table-cell table:number-columns-repeated="13"/>
        </table:table-row>
        <table:table-row table:style-name="ro1">
          <table:table-cell office:value-type="float" office:value="1644.185059" calcext:value-type="float">
            <text:p>1644.185059</text:p>
          </table:table-cell>
          <table:table-cell office:value-type="float" office:value="1713.255981" calcext:value-type="float">
            <text:p>1713.255981</text:p>
          </table:table-cell>
          <table:table-cell office:value-type="float" office:value="1648.597046" calcext:value-type="float">
            <text:p>1648.597046</text:p>
          </table:table-cell>
          <table:table-cell office:value-type="float" office:value="1712.40625" calcext:value-type="float">
            <text:p>1712.40625</text:p>
          </table:table-cell>
          <table:table-cell table:number-columns-repeated="13"/>
        </table:table-row>
        <table:table-row table:style-name="ro1">
          <table:table-cell office:value-type="float" office:value="1643.531982" calcext:value-type="float">
            <text:p>1643.531982</text:p>
          </table:table-cell>
          <table:table-cell office:value-type="float" office:value="1715.268555" calcext:value-type="float">
            <text:p>1715.268555</text:p>
          </table:table-cell>
          <table:table-cell office:value-type="float" office:value="1650.851562" calcext:value-type="float">
            <text:p>1650.851562</text:p>
          </table:table-cell>
          <table:table-cell office:value-type="float" office:value="1710.5802" calcext:value-type="float">
            <text:p>1710.5802</text:p>
          </table:table-cell>
          <table:table-cell table:number-columns-repeated="13"/>
        </table:table-row>
        <table:table-row table:style-name="ro1">
          <table:table-cell office:value-type="float" office:value="1639.547852" calcext:value-type="float">
            <text:p>1639.547852</text:p>
          </table:table-cell>
          <table:table-cell office:value-type="float" office:value="1716.197876" calcext:value-type="float">
            <text:p>1716.197876</text:p>
          </table:table-cell>
          <table:table-cell office:value-type="float" office:value="1649.512329" calcext:value-type="float">
            <text:p>1649.512329</text:p>
          </table:table-cell>
          <table:table-cell office:value-type="float" office:value="1711.473999" calcext:value-type="float">
            <text:p>1711.473999</text:p>
          </table:table-cell>
          <table:table-cell table:number-columns-repeated="13"/>
        </table:table-row>
        <table:table-row table:style-name="ro1">
          <table:table-cell office:value-type="float" office:value="1642.926514" calcext:value-type="float">
            <text:p>1642.926514</text:p>
          </table:table-cell>
          <table:table-cell office:value-type="float" office:value="1715.351318" calcext:value-type="float">
            <text:p>1715.351318</text:p>
          </table:table-cell>
          <table:table-cell office:value-type="float" office:value="1649.578369" calcext:value-type="float">
            <text:p>1649.578369</text:p>
          </table:table-cell>
          <table:table-cell office:value-type="float" office:value="1712.179077" calcext:value-type="float">
            <text:p>1712.179077</text:p>
          </table:table-cell>
          <table:table-cell table:number-columns-repeated="13"/>
        </table:table-row>
        <table:table-row table:style-name="ro1">
          <table:table-cell office:value-type="float" office:value="1647.500854" calcext:value-type="float">
            <text:p>1647.500854</text:p>
          </table:table-cell>
          <table:table-cell office:value-type="float" office:value="1714.537354" calcext:value-type="float">
            <text:p>1714.537354</text:p>
          </table:table-cell>
          <table:table-cell office:value-type="float" office:value="1649.359619" calcext:value-type="float">
            <text:p>1649.359619</text:p>
          </table:table-cell>
          <table:table-cell office:value-type="float" office:value="1711.839233" calcext:value-type="float">
            <text:p>1711.839233</text:p>
          </table:table-cell>
          <table:table-cell table:number-columns-repeated="13"/>
        </table:table-row>
        <table:table-row table:style-name="ro1">
          <table:table-cell office:value-type="float" office:value="1643.379517" calcext:value-type="float">
            <text:p>1643.379517</text:p>
          </table:table-cell>
          <table:table-cell office:value-type="float" office:value="1715.459717" calcext:value-type="float">
            <text:p>1715.459717</text:p>
          </table:table-cell>
          <table:table-cell office:value-type="float" office:value="1651.193115" calcext:value-type="float">
            <text:p>1651.193115</text:p>
          </table:table-cell>
          <table:table-cell office:value-type="float" office:value="1712.958984" calcext:value-type="float">
            <text:p>1712.958984</text:p>
          </table:table-cell>
          <table:table-cell table:number-columns-repeated="13"/>
        </table:table-row>
        <table:table-row table:style-name="ro1">
          <table:table-cell office:value-type="float" office:value="1645.701416" calcext:value-type="float">
            <text:p>1645.701416</text:p>
          </table:table-cell>
          <table:table-cell office:value-type="float" office:value="1714.681274" calcext:value-type="float">
            <text:p>1714.681274</text:p>
          </table:table-cell>
          <table:table-cell office:value-type="float" office:value="1651.121094" calcext:value-type="float">
            <text:p>1651.121094</text:p>
          </table:table-cell>
          <table:table-cell office:value-type="float" office:value="1713.354126" calcext:value-type="float">
            <text:p>1713.354126</text:p>
          </table:table-cell>
          <table:table-cell table:number-columns-repeated="13"/>
        </table:table-row>
        <table:table-row table:style-name="ro1">
          <table:table-cell office:value-type="float" office:value="1643.642212" calcext:value-type="float">
            <text:p>1643.642212</text:p>
          </table:table-cell>
          <table:table-cell office:value-type="float" office:value="1716.048706" calcext:value-type="float">
            <text:p>1716.048706</text:p>
          </table:table-cell>
          <table:table-cell office:value-type="float" office:value="1646.622803" calcext:value-type="float">
            <text:p>1646.622803</text:p>
          </table:table-cell>
          <table:table-cell office:value-type="float" office:value="1714.359131" calcext:value-type="float">
            <text:p>1714.359131</text:p>
          </table:table-cell>
          <table:table-cell table:number-columns-repeated="13"/>
        </table:table-row>
        <table:table-row table:style-name="ro1">
          <table:table-cell office:value-type="float" office:value="1642.706421" calcext:value-type="float">
            <text:p>1642.706421</text:p>
          </table:table-cell>
          <table:table-cell office:value-type="float" office:value="1717.018311" calcext:value-type="float">
            <text:p>1717.018311</text:p>
          </table:table-cell>
          <table:table-cell office:value-type="float" office:value="1648.815674" calcext:value-type="float">
            <text:p>1648.815674</text:p>
          </table:table-cell>
          <table:table-cell office:value-type="float" office:value="1714.927979" calcext:value-type="float">
            <text:p>1714.927979</text:p>
          </table:table-cell>
          <table:table-cell table:number-columns-repeated="13"/>
        </table:table-row>
        <table:table-row table:style-name="ro1">
          <table:table-cell office:value-type="float" office:value="1644.535522" calcext:value-type="float">
            <text:p>1644.535522</text:p>
          </table:table-cell>
          <table:table-cell office:value-type="float" office:value="1716.490601" calcext:value-type="float">
            <text:p>1716.490601</text:p>
          </table:table-cell>
          <table:table-cell office:value-type="float" office:value="1652.86438" calcext:value-type="float">
            <text:p>1652.86438</text:p>
          </table:table-cell>
          <table:table-cell office:value-type="float" office:value="1713.227051" calcext:value-type="float">
            <text:p>1713.227051</text:p>
          </table:table-cell>
          <table:table-cell table:number-columns-repeated="13"/>
        </table:table-row>
        <table:table-row table:style-name="ro1">
          <table:table-cell office:value-type="float" office:value="1640.647827" calcext:value-type="float">
            <text:p>1640.647827</text:p>
          </table:table-cell>
          <table:table-cell office:value-type="float" office:value="1718.062378" calcext:value-type="float">
            <text:p>1718.062378</text:p>
          </table:table-cell>
          <table:table-cell office:value-type="float" office:value="1649.686279" calcext:value-type="float">
            <text:p>1649.686279</text:p>
          </table:table-cell>
          <table:table-cell office:value-type="float" office:value="1715.532471" calcext:value-type="float">
            <text:p>1715.532471</text:p>
          </table:table-cell>
          <table:table-cell table:number-columns-repeated="13"/>
        </table:table-row>
        <table:table-row table:style-name="ro1">
          <table:table-cell office:value-type="float" office:value="1647.258545" calcext:value-type="float">
            <text:p>1647.258545</text:p>
          </table:table-cell>
          <table:table-cell office:value-type="float" office:value="1714.112183" calcext:value-type="float">
            <text:p>1714.112183</text:p>
          </table:table-cell>
          <table:table-cell office:value-type="float" office:value="1654.214966" calcext:value-type="float">
            <text:p>1654.214966</text:p>
          </table:table-cell>
          <table:table-cell office:value-type="float" office:value="1712.370361" calcext:value-type="float">
            <text:p>1712.370361</text:p>
          </table:table-cell>
          <table:table-cell table:number-columns-repeated="13"/>
        </table:table-row>
        <table:table-row table:style-name="ro1">
          <table:table-cell office:value-type="float" office:value="1642.921265" calcext:value-type="float">
            <text:p>1642.921265</text:p>
          </table:table-cell>
          <table:table-cell office:value-type="float" office:value="1719.205688" calcext:value-type="float">
            <text:p>1719.205688</text:p>
          </table:table-cell>
          <table:table-cell office:value-type="float" office:value="1654.632812" calcext:value-type="float">
            <text:p>1654.632812</text:p>
          </table:table-cell>
          <table:table-cell office:value-type="float" office:value="1715.248413" calcext:value-type="float">
            <text:p>1715.248413</text:p>
          </table:table-cell>
          <table:table-cell table:number-columns-repeated="13"/>
        </table:table-row>
        <table:table-row table:style-name="ro1">
          <table:table-cell office:value-type="float" office:value="1643.159302" calcext:value-type="float">
            <text:p>1643.159302</text:p>
          </table:table-cell>
          <table:table-cell office:value-type="float" office:value="1716.513428" calcext:value-type="float">
            <text:p>1716.513428</text:p>
          </table:table-cell>
          <table:table-cell office:value-type="float" office:value="1651.772827" calcext:value-type="float">
            <text:p>1651.772827</text:p>
          </table:table-cell>
          <table:table-cell office:value-type="float" office:value="1713.137695" calcext:value-type="float">
            <text:p>1713.137695</text:p>
          </table:table-cell>
          <table:table-cell table:number-columns-repeated="13"/>
        </table:table-row>
        <table:table-row table:style-name="ro1">
          <table:table-cell office:value-type="float" office:value="1647.796875" calcext:value-type="float">
            <text:p>1647.796875</text:p>
          </table:table-cell>
          <table:table-cell office:value-type="float" office:value="1717.015991" calcext:value-type="float">
            <text:p>1717.015991</text:p>
          </table:table-cell>
          <table:table-cell office:value-type="float" office:value="1654.195068" calcext:value-type="float">
            <text:p>1654.195068</text:p>
          </table:table-cell>
          <table:table-cell office:value-type="float" office:value="1710.678467" calcext:value-type="float">
            <text:p>1710.678467</text:p>
          </table:table-cell>
          <table:table-cell table:number-columns-repeated="13"/>
        </table:table-row>
        <table:table-row table:style-name="ro1">
          <table:table-cell office:value-type="float" office:value="1648.100952" calcext:value-type="float">
            <text:p>1648.100952</text:p>
          </table:table-cell>
          <table:table-cell office:value-type="float" office:value="1689.95874" calcext:value-type="float">
            <text:p>1689.95874</text:p>
          </table:table-cell>
          <table:table-cell office:value-type="float" office:value="1649.389526" calcext:value-type="float">
            <text:p>1649.389526</text:p>
          </table:table-cell>
          <table:table-cell office:value-type="float" office:value="1692.138916" calcext:value-type="float">
            <text:p>1692.138916</text:p>
          </table:table-cell>
          <table:table-cell table:number-columns-repeated="13"/>
        </table:table-row>
        <table:table-row table:style-name="ro1">
          <table:table-cell office:value-type="float" office:value="1620.942993" calcext:value-type="float">
            <text:p>1620.942993</text:p>
          </table:table-cell>
          <table:table-cell office:value-type="float" office:value="1709.203369" calcext:value-type="float">
            <text:p>1709.203369</text:p>
          </table:table-cell>
          <table:table-cell office:value-type="float" office:value="1630.043945" calcext:value-type="float">
            <text:p>1630.043945</text:p>
          </table:table-cell>
          <table:table-cell office:value-type="float" office:value="1708.432861" calcext:value-type="float">
            <text:p>1708.432861</text:p>
          </table:table-cell>
          <table:table-cell table:number-columns-repeated="13"/>
        </table:table-row>
        <table:table-row table:style-name="ro1">
          <table:table-cell office:value-type="float" office:value="1615.788208" calcext:value-type="float">
            <text:p>1615.788208</text:p>
          </table:table-cell>
          <table:table-cell office:value-type="float" office:value="1689.791016" calcext:value-type="float">
            <text:p>1689.791016</text:p>
          </table:table-cell>
          <table:table-cell office:value-type="float" office:value="1623.726929" calcext:value-type="float">
            <text:p>1623.726929</text:p>
          </table:table-cell>
          <table:table-cell office:value-type="float" office:value="1685.001831" calcext:value-type="float">
            <text:p>1685.001831</text:p>
          </table:table-cell>
          <table:table-cell table:number-columns-repeated="13"/>
        </table:table-row>
        <table:table-row table:style-name="ro1">
          <table:table-cell office:value-type="float" office:value="1618.474609" calcext:value-type="float">
            <text:p>1618.474609</text:p>
          </table:table-cell>
          <table:table-cell office:value-type="float" office:value="1677.407959" calcext:value-type="float">
            <text:p>1677.407959</text:p>
          </table:table-cell>
          <table:table-cell office:value-type="float" office:value="1623.205322" calcext:value-type="float">
            <text:p>1623.205322</text:p>
          </table:table-cell>
          <table:table-cell office:value-type="float" office:value="1675.529297" calcext:value-type="float">
            <text:p>1675.529297</text:p>
          </table:table-cell>
          <table:table-cell table:number-columns-repeated="13"/>
        </table:table-row>
        <table:table-row table:style-name="ro1">
          <table:table-cell office:value-type="float" office:value="1602.897339" calcext:value-type="float">
            <text:p>1602.897339</text:p>
          </table:table-cell>
          <table:table-cell office:value-type="float" office:value="1679.235107" calcext:value-type="float">
            <text:p>1679.235107</text:p>
          </table:table-cell>
          <table:table-cell office:value-type="float" office:value="1612.671509" calcext:value-type="float">
            <text:p>1612.671509</text:p>
          </table:table-cell>
          <table:table-cell office:value-type="float" office:value="1675.248779" calcext:value-type="float">
            <text:p>1675.248779</text:p>
          </table:table-cell>
          <table:table-cell table:number-columns-repeated="13"/>
        </table:table-row>
        <table:table-row table:style-name="ro1">
          <table:table-cell office:value-type="float" office:value="1607.351929" calcext:value-type="float">
            <text:p>1607.351929</text:p>
          </table:table-cell>
          <table:table-cell office:value-type="float" office:value="1664.651855" calcext:value-type="float">
            <text:p>1664.651855</text:p>
          </table:table-cell>
          <table:table-cell office:value-type="float" office:value="1604.365967" calcext:value-type="float">
            <text:p>1604.365967</text:p>
          </table:table-cell>
          <table:table-cell office:value-type="float" office:value="1667.448608" calcext:value-type="float">
            <text:p>1667.448608</text:p>
          </table:table-cell>
          <table:table-cell table:number-columns-repeated="13"/>
        </table:table-row>
        <table:table-row table:style-name="ro1">
          <table:table-cell office:value-type="float" office:value="1602.955566" calcext:value-type="float">
            <text:p>1602.955566</text:p>
          </table:table-cell>
          <table:table-cell office:value-type="float" office:value="1655.447144" calcext:value-type="float">
            <text:p>1655.447144</text:p>
          </table:table-cell>
          <table:table-cell office:value-type="float" office:value="1605.637939" calcext:value-type="float">
            <text:p>1605.637939</text:p>
          </table:table-cell>
          <table:table-cell office:value-type="float" office:value="1659.655029" calcext:value-type="float">
            <text:p>1659.655029</text:p>
          </table:table-cell>
          <table:table-cell table:number-columns-repeated="13"/>
        </table:table-row>
        <table:table-row table:style-name="ro1">
          <table:table-cell office:value-type="float" office:value="1594.291626" calcext:value-type="float">
            <text:p>1594.291626</text:p>
          </table:table-cell>
          <table:table-cell office:value-type="float" office:value="1651.596191" calcext:value-type="float">
            <text:p>1651.596191</text:p>
          </table:table-cell>
          <table:table-cell office:value-type="float" office:value="1599.44751" calcext:value-type="float">
            <text:p>1599.44751</text:p>
          </table:table-cell>
          <table:table-cell office:value-type="float" office:value="1652.241577" calcext:value-type="float">
            <text:p>1652.241577</text:p>
          </table:table-cell>
          <table:table-cell table:number-columns-repeated="13"/>
        </table:table-row>
        <table:table-row table:style-name="ro1">
          <table:table-cell office:value-type="float" office:value="1593.416626" calcext:value-type="float">
            <text:p>1593.416626</text:p>
          </table:table-cell>
          <table:table-cell office:value-type="float" office:value="1649.061035" calcext:value-type="float">
            <text:p>1649.061035</text:p>
          </table:table-cell>
          <table:table-cell office:value-type="float" office:value="1596.435181" calcext:value-type="float">
            <text:p>1596.435181</text:p>
          </table:table-cell>
          <table:table-cell office:value-type="float" office:value="1640.542603" calcext:value-type="float">
            <text:p>1640.542603</text:p>
          </table:table-cell>
          <table:table-cell table:number-columns-repeated="13"/>
        </table:table-row>
        <table:table-row table:style-name="ro1">
          <table:table-cell office:value-type="float" office:value="1592.566772" calcext:value-type="float">
            <text:p>1592.566772</text:p>
          </table:table-cell>
          <table:table-cell office:value-type="float" office:value="1636.397461" calcext:value-type="float">
            <text:p>1636.397461</text:p>
          </table:table-cell>
          <table:table-cell office:value-type="float" office:value="1596.109619" calcext:value-type="float">
            <text:p>1596.109619</text:p>
          </table:table-cell>
          <table:table-cell office:value-type="float" office:value="1637.565552" calcext:value-type="float">
            <text:p>1637.565552</text:p>
          </table:table-cell>
          <table:table-cell table:number-columns-repeated="13"/>
        </table:table-row>
        <table:table-row table:style-name="ro1">
          <table:table-cell office:value-type="float" office:value="1581.616089" calcext:value-type="float">
            <text:p>1581.616089</text:p>
          </table:table-cell>
          <table:table-cell office:value-type="float" office:value="1633.026978" calcext:value-type="float">
            <text:p>1633.026978</text:p>
          </table:table-cell>
          <table:table-cell office:value-type="float" office:value="1591.032227" calcext:value-type="float">
            <text:p>1591.032227</text:p>
          </table:table-cell>
          <table:table-cell office:value-type="float" office:value="1632.401245" calcext:value-type="float">
            <text:p>1632.401245</text:p>
          </table:table-cell>
          <table:table-cell table:number-columns-repeated="13"/>
        </table:table-row>
        <table:table-row table:style-name="ro1">
          <table:table-cell office:value-type="float" office:value="1591.766602" calcext:value-type="float">
            <text:p>1591.766602</text:p>
          </table:table-cell>
          <table:table-cell office:value-type="float" office:value="1623.231445" calcext:value-type="float">
            <text:p>1623.231445</text:p>
          </table:table-cell>
          <table:table-cell office:value-type="float" office:value="1587.205444" calcext:value-type="float">
            <text:p>1587.205444</text:p>
          </table:table-cell>
          <table:table-cell office:value-type="float" office:value="1625.448853" calcext:value-type="float">
            <text:p>1625.448853</text:p>
          </table:table-cell>
          <table:table-cell table:number-columns-repeated="13"/>
        </table:table-row>
        <table:table-row table:style-name="ro1">
          <table:table-cell office:value-type="float" office:value="1583.861694" calcext:value-type="float">
            <text:p>1583.861694</text:p>
          </table:table-cell>
          <table:table-cell office:value-type="float" office:value="1622.376831" calcext:value-type="float">
            <text:p>1622.376831</text:p>
          </table:table-cell>
          <table:table-cell office:value-type="float" office:value="1587.702637" calcext:value-type="float">
            <text:p>1587.702637</text:p>
          </table:table-cell>
          <table:table-cell office:value-type="float" office:value="1622.171387" calcext:value-type="float">
            <text:p>1622.171387</text:p>
          </table:table-cell>
          <table:table-cell table:number-columns-repeated="13"/>
        </table:table-row>
        <table:table-row table:style-name="ro1">
          <table:table-cell office:value-type="float" office:value="1581.607422" calcext:value-type="float">
            <text:p>1581.607422</text:p>
          </table:table-cell>
          <table:table-cell office:value-type="float" office:value="1615.851196" calcext:value-type="float">
            <text:p>1615.851196</text:p>
          </table:table-cell>
          <table:table-cell office:value-type="float" office:value="1586.10791" calcext:value-type="float">
            <text:p>1586.10791</text:p>
          </table:table-cell>
          <table:table-cell office:value-type="float" office:value="1617.061523" calcext:value-type="float">
            <text:p>1617.061523</text:p>
          </table:table-cell>
          <table:table-cell table:number-columns-repeated="13"/>
        </table:table-row>
        <table:table-row table:style-name="ro1">
          <table:table-cell office:value-type="float" office:value="1577.605103" calcext:value-type="float">
            <text:p>1577.605103</text:p>
          </table:table-cell>
          <table:table-cell office:value-type="float" office:value="1614.223389" calcext:value-type="float">
            <text:p>1614.223389</text:p>
          </table:table-cell>
          <table:table-cell office:value-type="float" office:value="1583.877197" calcext:value-type="float">
            <text:p>1583.877197</text:p>
          </table:table-cell>
          <table:table-cell office:value-type="float" office:value="1609.89917" calcext:value-type="float">
            <text:p>1609.89917</text:p>
          </table:table-cell>
          <table:table-cell table:number-columns-repeated="13"/>
        </table:table-row>
        <table:table-row table:style-name="ro1">
          <table:table-cell office:value-type="float" office:value="1578.804932" calcext:value-type="float">
            <text:p>1578.804932</text:p>
          </table:table-cell>
          <table:table-cell office:value-type="float" office:value="1611.680664" calcext:value-type="float">
            <text:p>1611.680664</text:p>
          </table:table-cell>
          <table:table-cell office:value-type="float" office:value="1578.369629" calcext:value-type="float">
            <text:p>1578.369629</text:p>
          </table:table-cell>
          <table:table-cell office:value-type="float" office:value="1611.78125" calcext:value-type="float">
            <text:p>1611.78125</text:p>
          </table:table-cell>
          <table:table-cell table:number-columns-repeated="13"/>
        </table:table-row>
        <table:table-row table:style-name="ro1">
          <table:table-cell office:value-type="float" office:value="1574.436523" calcext:value-type="float">
            <text:p>1574.436523</text:p>
          </table:table-cell>
          <table:table-cell office:value-type="float" office:value="1605.036011" calcext:value-type="float">
            <text:p>1605.036011</text:p>
          </table:table-cell>
          <table:table-cell office:value-type="float" office:value="1583.092529" calcext:value-type="float">
            <text:p>1583.092529</text:p>
          </table:table-cell>
          <table:table-cell office:value-type="float" office:value="1603.902222" calcext:value-type="float">
            <text:p>1603.902222</text:p>
          </table:table-cell>
          <table:table-cell table:number-columns-repeated="13"/>
        </table:table-row>
        <table:table-row table:style-name="ro1">
          <table:table-cell office:value-type="float" office:value="1572.885498" calcext:value-type="float">
            <text:p>1572.885498</text:p>
          </table:table-cell>
          <table:table-cell office:value-type="float" office:value="1602.150757" calcext:value-type="float">
            <text:p>1602.150757</text:p>
          </table:table-cell>
          <table:table-cell office:value-type="float" office:value="1576.617798" calcext:value-type="float">
            <text:p>1576.617798</text:p>
          </table:table-cell>
          <table:table-cell office:value-type="float" office:value="1604.469482" calcext:value-type="float">
            <text:p>1604.469482</text:p>
          </table:table-cell>
          <table:table-cell table:number-columns-repeated="13"/>
        </table:table-row>
        <table:table-row table:style-name="ro1">
          <table:table-cell office:value-type="float" office:value="1574.816772" calcext:value-type="float">
            <text:p>1574.816772</text:p>
          </table:table-cell>
          <table:table-cell office:value-type="float" office:value="1598.769531" calcext:value-type="float">
            <text:p>1598.769531</text:p>
          </table:table-cell>
          <table:table-cell office:value-type="float" office:value="1572.880615" calcext:value-type="float">
            <text:p>1572.880615</text:p>
          </table:table-cell>
          <table:table-cell office:value-type="float" office:value="1603.182007" calcext:value-type="float">
            <text:p>1603.182007</text:p>
          </table:table-cell>
          <table:table-cell table:number-columns-repeated="13"/>
        </table:table-row>
        <table:table-row table:style-name="ro1">
          <table:table-cell office:value-type="float" office:value="1575.888794" calcext:value-type="float">
            <text:p>1575.888794</text:p>
          </table:table-cell>
          <table:table-cell office:value-type="float" office:value="1592.802612" calcext:value-type="float">
            <text:p>1592.802612</text:p>
          </table:table-cell>
          <table:table-cell office:value-type="float" office:value="1573.32959" calcext:value-type="float">
            <text:p>1573.32959</text:p>
          </table:table-cell>
          <table:table-cell office:value-type="float" office:value="1597.715332" calcext:value-type="float">
            <text:p>1597.715332</text:p>
          </table:table-cell>
          <table:table-cell table:number-columns-repeated="13"/>
        </table:table-row>
        <table:table-row table:style-name="ro1">
          <table:table-cell office:value-type="float" office:value="1573.271484" calcext:value-type="float">
            <text:p>1573.271484</text:p>
          </table:table-cell>
          <table:table-cell office:value-type="float" office:value="1593.13269" calcext:value-type="float">
            <text:p>1593.13269</text:p>
          </table:table-cell>
          <table:table-cell office:value-type="float" office:value="1574.641724" calcext:value-type="float">
            <text:p>1574.641724</text:p>
          </table:table-cell>
          <table:table-cell office:value-type="float" office:value="1593.38623" calcext:value-type="float">
            <text:p>1593.38623</text:p>
          </table:table-cell>
          <table:table-cell table:number-columns-repeated="13"/>
        </table:table-row>
        <table:table-row table:style-name="ro1">
          <table:table-cell office:value-type="float" office:value="1571.232666" calcext:value-type="float">
            <text:p>1571.232666</text:p>
          </table:table-cell>
          <table:table-cell office:value-type="float" office:value="1591.453247" calcext:value-type="float">
            <text:p>1591.453247</text:p>
          </table:table-cell>
          <table:table-cell office:value-type="float" office:value="1570.805054" calcext:value-type="float">
            <text:p>1570.805054</text:p>
          </table:table-cell>
          <table:table-cell office:value-type="float" office:value="1594.476685" calcext:value-type="float">
            <text:p>1594.476685</text:p>
          </table:table-cell>
          <table:table-cell table:number-columns-repeated="13"/>
        </table:table-row>
        <table:table-row table:style-name="ro1">
          <table:table-cell office:value-type="float" office:value="1573.993042" calcext:value-type="float">
            <text:p>1573.993042</text:p>
          </table:table-cell>
          <table:table-cell office:value-type="float" office:value="1587.039185" calcext:value-type="float">
            <text:p>1587.039185</text:p>
          </table:table-cell>
          <table:table-cell office:value-type="float" office:value="1572.040894" calcext:value-type="float">
            <text:p>1572.040894</text:p>
          </table:table-cell>
          <table:table-cell office:value-type="float" office:value="1586.967285" calcext:value-type="float">
            <text:p>1586.967285</text:p>
          </table:table-cell>
          <table:table-cell table:number-columns-repeated="13"/>
        </table:table-row>
        <table:table-row table:style-name="ro1">
          <table:table-cell office:value-type="float" office:value="1569.537598" calcext:value-type="float">
            <text:p>1569.537598</text:p>
          </table:table-cell>
          <table:table-cell office:value-type="float" office:value="1591.184082" calcext:value-type="float">
            <text:p>1591.184082</text:p>
          </table:table-cell>
          <table:table-cell office:value-type="float" office:value="1573.78418" calcext:value-type="float">
            <text:p>1573.78418</text:p>
          </table:table-cell>
          <table:table-cell office:value-type="float" office:value="1586.015137" calcext:value-type="float">
            <text:p>1586.015137</text:p>
          </table:table-cell>
          <table:table-cell table:number-columns-repeated="13"/>
        </table:table-row>
        <table:table-row table:style-name="ro1">
          <table:table-cell office:value-type="float" office:value="1570.330322" calcext:value-type="float">
            <text:p>1570.330322</text:p>
          </table:table-cell>
          <table:table-cell office:value-type="float" office:value="1584.864014" calcext:value-type="float">
            <text:p>1584.864014</text:p>
          </table:table-cell>
          <table:table-cell office:value-type="float" office:value="1572.633789" calcext:value-type="float">
            <text:p>1572.633789</text:p>
          </table:table-cell>
          <table:table-cell office:value-type="float" office:value="1584.494019" calcext:value-type="float">
            <text:p>1584.494019</text:p>
          </table:table-cell>
          <table:table-cell table:number-columns-repeated="13"/>
        </table:table-row>
        <table:table-row table:style-name="ro1">
          <table:table-cell office:value-type="float" office:value="1620.013428" calcext:value-type="float">
            <text:p>1620.013428</text:p>
          </table:table-cell>
          <table:table-cell office:value-type="float" office:value="1640.557251" calcext:value-type="float">
            <text:p>1640.557251</text:p>
          </table:table-cell>
          <table:table-cell office:value-type="float" office:value="1571.751587" calcext:value-type="float">
            <text:p>1571.751587</text:p>
          </table:table-cell>
          <table:table-cell office:value-type="float" office:value="1554.451782" calcext:value-type="float">
            <text:p>1554.451782</text:p>
          </table:table-cell>
          <table:table-cell table:number-columns-repeated="13"/>
        </table:table-row>
        <table:table-row table:style-name="ro1">
          <table:table-cell office:value-type="float" office:value="1679.960205" calcext:value-type="float">
            <text:p>1679.960205</text:p>
          </table:table-cell>
          <table:table-cell office:value-type="float" office:value="1709.176636" calcext:value-type="float">
            <text:p>1709.176636</text:p>
          </table:table-cell>
          <table:table-cell office:value-type="float" office:value="1608.453857" calcext:value-type="float">
            <text:p>1608.453857</text:p>
          </table:table-cell>
          <table:table-cell office:value-type="float" office:value="1623.520142" calcext:value-type="float">
            <text:p>1623.520142</text:p>
          </table:table-cell>
          <table:table-cell table:number-columns-repeated="13"/>
        </table:table-row>
        <table:table-row table:style-name="ro1">
          <table:table-cell office:value-type="float" office:value="1753.9104" calcext:value-type="float">
            <text:p>1753.9104</text:p>
          </table:table-cell>
          <table:table-cell office:value-type="float" office:value="1791.980469" calcext:value-type="float">
            <text:p>1791.980469</text:p>
          </table:table-cell>
          <table:table-cell office:value-type="float" office:value="1683.264771" calcext:value-type="float">
            <text:p>1683.264771</text:p>
          </table:table-cell>
          <table:table-cell office:value-type="float" office:value="1685.624268" calcext:value-type="float">
            <text:p>1685.624268</text:p>
          </table:table-cell>
          <table:table-cell table:number-columns-repeated="13"/>
        </table:table-row>
        <table:table-row table:style-name="ro1">
          <table:table-cell office:value-type="float" office:value="1799.624268" calcext:value-type="float">
            <text:p>1799.624268</text:p>
          </table:table-cell>
          <table:table-cell office:value-type="float" office:value="1832.269897" calcext:value-type="float">
            <text:p>1832.269897</text:p>
          </table:table-cell>
          <table:table-cell office:value-type="float" office:value="1730.944702" calcext:value-type="float">
            <text:p>1730.944702</text:p>
          </table:table-cell>
          <table:table-cell office:value-type="float" office:value="1735.724976" calcext:value-type="float">
            <text:p>1735.724976</text:p>
          </table:table-cell>
          <table:table-cell table:number-columns-repeated="13"/>
        </table:table-row>
        <table:table-row table:style-name="ro1">
          <table:table-cell office:value-type="float" office:value="1663.206543" calcext:value-type="float">
            <text:p>1663.206543</text:p>
          </table:table-cell>
          <table:table-cell office:value-type="float" office:value="1652.121216" calcext:value-type="float">
            <text:p>1652.121216</text:p>
          </table:table-cell>
          <table:table-cell office:value-type="float" office:value="1566.408691" calcext:value-type="float">
            <text:p>1566.408691</text:p>
          </table:table-cell>
          <table:table-cell office:value-type="float" office:value="1575.359985" calcext:value-type="float">
            <text:p>1575.359985</text:p>
          </table:table-cell>
          <table:table-cell table:number-columns-repeated="13"/>
        </table:table-row>
        <table:table-row table:style-name="ro1">
          <table:table-cell office:value-type="float" office:value="1725.156494" calcext:value-type="float">
            <text:p>1725.156494</text:p>
          </table:table-cell>
          <table:table-cell office:value-type="float" office:value="1722.590942" calcext:value-type="float">
            <text:p>1722.590942</text:p>
          </table:table-cell>
          <table:table-cell office:value-type="float" office:value="1691.040771" calcext:value-type="float">
            <text:p>1691.040771</text:p>
          </table:table-cell>
          <table:table-cell office:value-type="float" office:value="1673.761597" calcext:value-type="float">
            <text:p>1673.761597</text:p>
          </table:table-cell>
          <table:table-cell table:number-columns-repeated="13"/>
        </table:table-row>
        <table:table-row table:style-name="ro1">
          <table:table-cell office:value-type="float" office:value="1652.733032" calcext:value-type="float">
            <text:p>1652.733032</text:p>
          </table:table-cell>
          <table:table-cell office:value-type="float" office:value="1760.186035" calcext:value-type="float">
            <text:p>1760.186035</text:p>
          </table:table-cell>
          <table:table-cell office:value-type="float" office:value="1622.405762" calcext:value-type="float">
            <text:p>1622.405762</text:p>
          </table:table-cell>
          <table:table-cell office:value-type="float" office:value="1659.668701" calcext:value-type="float">
            <text:p>1659.668701</text:p>
          </table:table-cell>
          <table:table-cell table:number-columns-repeated="13"/>
        </table:table-row>
        <table:table-row table:style-name="ro1">
          <table:table-cell office:value-type="float" office:value="1685.239014" calcext:value-type="float">
            <text:p>1685.239014</text:p>
          </table:table-cell>
          <table:table-cell office:value-type="float" office:value="1716.465576" calcext:value-type="float">
            <text:p>1716.465576</text:p>
          </table:table-cell>
          <table:table-cell office:value-type="float" office:value="1643.724243" calcext:value-type="float">
            <text:p>1643.724243</text:p>
          </table:table-cell>
          <table:table-cell office:value-type="float" office:value="1645.746948" calcext:value-type="float">
            <text:p>1645.746948</text:p>
          </table:table-cell>
          <table:table-cell table:number-columns-repeated="13"/>
        </table:table-row>
        <table:table-row table:style-name="ro1">
          <table:table-cell office:value-type="float" office:value="1666.984497" calcext:value-type="float">
            <text:p>1666.984497</text:p>
          </table:table-cell>
          <table:table-cell office:value-type="float" office:value="1726.821533" calcext:value-type="float">
            <text:p>1726.821533</text:p>
          </table:table-cell>
          <table:table-cell office:value-type="float" office:value="1638.484619" calcext:value-type="float">
            <text:p>1638.484619</text:p>
          </table:table-cell>
          <table:table-cell office:value-type="float" office:value="1657.548828" calcext:value-type="float">
            <text:p>1657.548828</text:p>
          </table:table-cell>
          <table:table-cell table:number-columns-repeated="13"/>
        </table:table-row>
        <table:table-row table:style-name="ro1">
          <table:table-cell office:value-type="float" office:value="1641.863647" calcext:value-type="float">
            <text:p>1641.863647</text:p>
          </table:table-cell>
          <table:table-cell office:value-type="float" office:value="1714.134644" calcext:value-type="float">
            <text:p>1714.134644</text:p>
          </table:table-cell>
          <table:table-cell office:value-type="float" office:value="1597.403564" calcext:value-type="float">
            <text:p>1597.403564</text:p>
          </table:table-cell>
          <table:table-cell office:value-type="float" office:value="1638.134888" calcext:value-type="float">
            <text:p>1638.134888</text:p>
          </table:table-cell>
          <table:table-cell table:number-columns-repeated="13"/>
        </table:table-row>
        <table:table-row table:style-name="ro1">
          <table:table-cell office:value-type="float" office:value="1606.496338" calcext:value-type="float">
            <text:p>1606.496338</text:p>
          </table:table-cell>
          <table:table-cell office:value-type="float" office:value="1675.727051" calcext:value-type="float">
            <text:p>1675.727051</text:p>
          </table:table-cell>
          <table:table-cell office:value-type="float" office:value="1590.515381" calcext:value-type="float">
            <text:p>1590.515381</text:p>
          </table:table-cell>
          <table:table-cell office:value-type="float" office:value="1644.762451" calcext:value-type="float">
            <text:p>1644.762451</text:p>
          </table:table-cell>
          <table:table-cell table:number-columns-repeated="13"/>
        </table:table-row>
        <table:table-row table:style-name="ro1">
          <table:table-cell office:value-type="float" office:value="1616.541138" calcext:value-type="float">
            <text:p>1616.541138</text:p>
          </table:table-cell>
          <table:table-cell office:value-type="float" office:value="1667.094604" calcext:value-type="float">
            <text:p>1667.094604</text:p>
          </table:table-cell>
          <table:table-cell office:value-type="float" office:value="1638.743774" calcext:value-type="float">
            <text:p>1638.743774</text:p>
          </table:table-cell>
          <table:table-cell office:value-type="float" office:value="1680.244263" calcext:value-type="float">
            <text:p>1680.244263</text:p>
          </table:table-cell>
          <table:table-cell table:number-columns-repeated="13"/>
        </table:table-row>
        <table:table-row table:style-name="ro1">
          <table:table-cell office:value-type="float" office:value="1623.109741" calcext:value-type="float">
            <text:p>1623.109741</text:p>
          </table:table-cell>
          <table:table-cell office:value-type="float" office:value="1690.01001" calcext:value-type="float">
            <text:p>1690.01001</text:p>
          </table:table-cell>
          <table:table-cell office:value-type="float" office:value="1635.317383" calcext:value-type="float">
            <text:p>1635.317383</text:p>
          </table:table-cell>
          <table:table-cell office:value-type="float" office:value="1704.03064" calcext:value-type="float">
            <text:p>1704.03064</text:p>
          </table:table-cell>
          <table:table-cell table:number-columns-repeated="13"/>
        </table:table-row>
        <table:table-row table:style-name="ro1">
          <table:table-cell office:value-type="float" office:value="1633.962158" calcext:value-type="float">
            <text:p>1633.962158</text:p>
          </table:table-cell>
          <table:table-cell office:value-type="float" office:value="1695.287842" calcext:value-type="float">
            <text:p>1695.287842</text:p>
          </table:table-cell>
          <table:table-cell office:value-type="float" office:value="1648.110352" calcext:value-type="float">
            <text:p>1648.110352</text:p>
          </table:table-cell>
          <table:table-cell office:value-type="float" office:value="1693.963379" calcext:value-type="float">
            <text:p>1693.963379</text:p>
          </table:table-cell>
          <table:table-cell table:number-columns-repeated="13"/>
        </table:table-row>
        <table:table-row table:style-name="ro1">
          <table:table-cell office:value-type="float" office:value="1652.599365" calcext:value-type="float">
            <text:p>1652.599365</text:p>
          </table:table-cell>
          <table:table-cell office:value-type="float" office:value="1701.575195" calcext:value-type="float">
            <text:p>1701.575195</text:p>
          </table:table-cell>
          <table:table-cell office:value-type="float" office:value="1646.286133" calcext:value-type="float">
            <text:p>1646.286133</text:p>
          </table:table-cell>
          <table:table-cell office:value-type="float" office:value="1700.679932" calcext:value-type="float">
            <text:p>1700.679932</text:p>
          </table:table-cell>
          <table:table-cell table:number-columns-repeated="13"/>
        </table:table-row>
        <table:table-row table:style-name="ro1">
          <table:table-cell office:value-type="float" office:value="1645.04248" calcext:value-type="float">
            <text:p>1645.04248</text:p>
          </table:table-cell>
          <table:table-cell office:value-type="float" office:value="1696.989136" calcext:value-type="float">
            <text:p>1696.989136</text:p>
          </table:table-cell>
          <table:table-cell office:value-type="float" office:value="1647.998901" calcext:value-type="float">
            <text:p>1647.998901</text:p>
          </table:table-cell>
          <table:table-cell office:value-type="float" office:value="1704.529175" calcext:value-type="float">
            <text:p>1704.529175</text:p>
          </table:table-cell>
          <table:table-cell table:number-columns-repeated="13"/>
        </table:table-row>
        <table:table-row table:style-name="ro1">
          <table:table-cell office:value-type="float" office:value="1631.460205" calcext:value-type="float">
            <text:p>1631.460205</text:p>
          </table:table-cell>
          <table:table-cell office:value-type="float" office:value="1697.298706" calcext:value-type="float">
            <text:p>1697.298706</text:p>
          </table:table-cell>
          <table:table-cell office:value-type="float" office:value="1635.821411" calcext:value-type="float">
            <text:p>1635.821411</text:p>
          </table:table-cell>
          <table:table-cell office:value-type="float" office:value="1694.781494" calcext:value-type="float">
            <text:p>1694.781494</text:p>
          </table:table-cell>
          <table:table-cell table:number-columns-repeated="13"/>
        </table:table-row>
        <table:table-row table:style-name="ro1">
          <table:table-cell office:value-type="float" office:value="1644.087891" calcext:value-type="float">
            <text:p>1644.087891</text:p>
          </table:table-cell>
          <table:table-cell office:value-type="float" office:value="1702.10498" calcext:value-type="float">
            <text:p>1702.10498</text:p>
          </table:table-cell>
          <table:table-cell office:value-type="float" office:value="1647.413208" calcext:value-type="float">
            <text:p>1647.413208</text:p>
          </table:table-cell>
          <table:table-cell office:value-type="float" office:value="1701.788086" calcext:value-type="float">
            <text:p>1701.788086</text:p>
          </table:table-cell>
          <table:table-cell table:number-columns-repeated="13"/>
        </table:table-row>
        <table:table-row table:style-name="ro1">
          <table:table-cell office:value-type="float" office:value="1640.087402" calcext:value-type="float">
            <text:p>1640.087402</text:p>
          </table:table-cell>
          <table:table-cell office:value-type="float" office:value="1696.171021" calcext:value-type="float">
            <text:p>1696.171021</text:p>
          </table:table-cell>
          <table:table-cell office:value-type="float" office:value="1641.129883" calcext:value-type="float">
            <text:p>1641.129883</text:p>
          </table:table-cell>
          <table:table-cell office:value-type="float" office:value="1698.829956" calcext:value-type="float">
            <text:p>1698.829956</text:p>
          </table:table-cell>
          <table:table-cell table:number-columns-repeated="13"/>
        </table:table-row>
        <table:table-row table:style-name="ro1">
          <table:table-cell office:value-type="float" office:value="1635.825684" calcext:value-type="float">
            <text:p>1635.825684</text:p>
          </table:table-cell>
          <table:table-cell office:value-type="float" office:value="1698.570923" calcext:value-type="float">
            <text:p>1698.570923</text:p>
          </table:table-cell>
          <table:table-cell office:value-type="float" office:value="1638.038696" calcext:value-type="float">
            <text:p>1638.038696</text:p>
          </table:table-cell>
          <table:table-cell office:value-type="float" office:value="1701.570679" calcext:value-type="float">
            <text:p>1701.570679</text:p>
          </table:table-cell>
          <table:table-cell table:number-columns-repeated="13"/>
        </table:table-row>
        <table:table-row table:style-name="ro1">
          <table:table-cell office:value-type="float" office:value="1642.147583" calcext:value-type="float">
            <text:p>1642.147583</text:p>
          </table:table-cell>
          <table:table-cell office:value-type="float" office:value="1699.793213" calcext:value-type="float">
            <text:p>1699.793213</text:p>
          </table:table-cell>
          <table:table-cell office:value-type="float" office:value="1643.581299" calcext:value-type="float">
            <text:p>1643.581299</text:p>
          </table:table-cell>
          <table:table-cell office:value-type="float" office:value="1699.908569" calcext:value-type="float">
            <text:p>1699.908569</text:p>
          </table:table-cell>
          <table:table-cell table:number-columns-repeated="13"/>
        </table:table-row>
        <table:table-row table:style-name="ro1">
          <table:table-cell office:value-type="float" office:value="1645.12085" calcext:value-type="float">
            <text:p>1645.12085</text:p>
          </table:table-cell>
          <table:table-cell office:value-type="float" office:value="1698.964844" calcext:value-type="float">
            <text:p>1698.964844</text:p>
          </table:table-cell>
          <table:table-cell office:value-type="float" office:value="1650.853149" calcext:value-type="float">
            <text:p>1650.853149</text:p>
          </table:table-cell>
          <table:table-cell office:value-type="float" office:value="1700.884155" calcext:value-type="float">
            <text:p>1700.884155</text:p>
          </table:table-cell>
          <table:table-cell table:number-columns-repeated="13"/>
        </table:table-row>
        <table:table-row table:style-name="ro1">
          <table:table-cell office:value-type="float" office:value="1634.002808" calcext:value-type="float">
            <text:p>1634.002808</text:p>
          </table:table-cell>
          <table:table-cell office:value-type="float" office:value="1696.080566" calcext:value-type="float">
            <text:p>1696.080566</text:p>
          </table:table-cell>
          <table:table-cell office:value-type="float" office:value="1639.253052" calcext:value-type="float">
            <text:p>1639.253052</text:p>
          </table:table-cell>
          <table:table-cell office:value-type="float" office:value="1698.959473" calcext:value-type="float">
            <text:p>1698.959473</text:p>
          </table:table-cell>
          <table:table-cell table:number-columns-repeated="13"/>
        </table:table-row>
        <table:table-row table:style-name="ro1">
          <table:table-cell office:value-type="float" office:value="1644.763428" calcext:value-type="float">
            <text:p>1644.763428</text:p>
          </table:table-cell>
          <table:table-cell office:value-type="float" office:value="1700.180664" calcext:value-type="float">
            <text:p>1700.180664</text:p>
          </table:table-cell>
          <table:table-cell office:value-type="float" office:value="1646.364014" calcext:value-type="float">
            <text:p>1646.364014</text:p>
          </table:table-cell>
          <table:table-cell office:value-type="float" office:value="1701.138672" calcext:value-type="float">
            <text:p>1701.138672</text:p>
          </table:table-cell>
          <table:table-cell table:number-columns-repeated="13"/>
        </table:table-row>
        <table:table-row table:style-name="ro1">
          <table:table-cell office:value-type="float" office:value="1629.49646" calcext:value-type="float">
            <text:p>1629.49646</text:p>
          </table:table-cell>
          <table:table-cell office:value-type="float" office:value="1693.603271" calcext:value-type="float">
            <text:p>1693.603271</text:p>
          </table:table-cell>
          <table:table-cell office:value-type="float" office:value="1636.879395" calcext:value-type="float">
            <text:p>1636.879395</text:p>
          </table:table-cell>
          <table:table-cell office:value-type="float" office:value="1695.963135" calcext:value-type="float">
            <text:p>1695.963135</text:p>
          </table:table-cell>
          <table:table-cell table:number-columns-repeated="13"/>
        </table:table-row>
        <table:table-row table:style-name="ro1">
          <table:table-cell office:value-type="float" office:value="1636.036377" calcext:value-type="float">
            <text:p>1636.036377</text:p>
          </table:table-cell>
          <table:table-cell office:value-type="float" office:value="1697.883911" calcext:value-type="float">
            <text:p>1697.883911</text:p>
          </table:table-cell>
          <table:table-cell office:value-type="float" office:value="1642.353516" calcext:value-type="float">
            <text:p>1642.353516</text:p>
          </table:table-cell>
          <table:table-cell office:value-type="float" office:value="1696.171021" calcext:value-type="float">
            <text:p>1696.171021</text:p>
          </table:table-cell>
          <table:table-cell table:number-columns-repeated="13"/>
        </table:table-row>
        <table:table-row table:style-name="ro1">
          <table:table-cell office:value-type="float" office:value="1634.480835" calcext:value-type="float">
            <text:p>1634.480835</text:p>
          </table:table-cell>
          <table:table-cell office:value-type="float" office:value="1692.81543" calcext:value-type="float">
            <text:p>1692.81543</text:p>
          </table:table-cell>
          <table:table-cell office:value-type="float" office:value="1638.832153" calcext:value-type="float">
            <text:p>1638.832153</text:p>
          </table:table-cell>
          <table:table-cell office:value-type="float" office:value="1694.582031" calcext:value-type="float">
            <text:p>1694.582031</text:p>
          </table:table-cell>
          <table:table-cell table:number-columns-repeated="13"/>
        </table:table-row>
        <table:table-row table:style-name="ro1">
          <table:table-cell office:value-type="float" office:value="1629.010742" calcext:value-type="float">
            <text:p>1629.010742</text:p>
          </table:table-cell>
          <table:table-cell office:value-type="float" office:value="1697.024414" calcext:value-type="float">
            <text:p>1697.024414</text:p>
          </table:table-cell>
          <table:table-cell office:value-type="float" office:value="1634.478149" calcext:value-type="float">
            <text:p>1634.478149</text:p>
          </table:table-cell>
          <table:table-cell office:value-type="float" office:value="1694.970703" calcext:value-type="float">
            <text:p>1694.970703</text:p>
          </table:table-cell>
          <table:table-cell table:number-columns-repeated="13"/>
        </table:table-row>
        <table:table-row table:style-name="ro1">
          <table:table-cell office:value-type="float" office:value="1639.059814" calcext:value-type="float">
            <text:p>1639.059814</text:p>
          </table:table-cell>
          <table:table-cell office:value-type="float" office:value="1697.368774" calcext:value-type="float">
            <text:p>1697.368774</text:p>
          </table:table-cell>
          <table:table-cell office:value-type="float" office:value="1643.276245" calcext:value-type="float">
            <text:p>1643.276245</text:p>
          </table:table-cell>
          <table:table-cell office:value-type="float" office:value="1698.193848" calcext:value-type="float">
            <text:p>1698.193848</text:p>
          </table:table-cell>
          <table:table-cell table:number-columns-repeated="13"/>
        </table:table-row>
        <table:table-row table:style-name="ro1">
          <table:table-cell office:value-type="float" office:value="1640.662109" calcext:value-type="float">
            <text:p>1640.662109</text:p>
          </table:table-cell>
          <table:table-cell office:value-type="float" office:value="1697.411743" calcext:value-type="float">
            <text:p>1697.411743</text:p>
          </table:table-cell>
          <table:table-cell office:value-type="float" office:value="1641.744507" calcext:value-type="float">
            <text:p>1641.744507</text:p>
          </table:table-cell>
          <table:table-cell office:value-type="float" office:value="1698.241943" calcext:value-type="float">
            <text:p>1698.241943</text:p>
          </table:table-cell>
          <table:table-cell table:number-columns-repeated="13"/>
        </table:table-row>
        <table:table-row table:style-name="ro1">
          <table:table-cell office:value-type="float" office:value="1630.647705" calcext:value-type="float">
            <text:p>1630.647705</text:p>
          </table:table-cell>
          <table:table-cell office:value-type="float" office:value="1693.904907" calcext:value-type="float">
            <text:p>1693.904907</text:p>
          </table:table-cell>
          <table:table-cell office:value-type="float" office:value="1636.084595" calcext:value-type="float">
            <text:p>1636.084595</text:p>
          </table:table-cell>
          <table:table-cell office:value-type="float" office:value="1694.175537" calcext:value-type="float">
            <text:p>1694.175537</text:p>
          </table:table-cell>
          <table:table-cell table:number-columns-repeated="13"/>
        </table:table-row>
        <table:table-row table:style-name="ro1">
          <table:table-cell office:value-type="float" office:value="1638.359863" calcext:value-type="float">
            <text:p>1638.359863</text:p>
          </table:table-cell>
          <table:table-cell office:value-type="float" office:value="1694.517334" calcext:value-type="float">
            <text:p>1694.517334</text:p>
          </table:table-cell>
          <table:table-cell office:value-type="float" office:value="1640.058105" calcext:value-type="float">
            <text:p>1640.058105</text:p>
          </table:table-cell>
          <table:table-cell office:value-type="float" office:value="1693.174805" calcext:value-type="float">
            <text:p>1693.174805</text:p>
          </table:table-cell>
          <table:table-cell table:number-columns-repeated="13"/>
        </table:table-row>
        <table:table-row table:style-name="ro1">
          <table:table-cell office:value-type="float" office:value="1628.96167" calcext:value-type="float">
            <text:p>1628.96167</text:p>
          </table:table-cell>
          <table:table-cell office:value-type="float" office:value="1695.871338" calcext:value-type="float">
            <text:p>1695.871338</text:p>
          </table:table-cell>
          <table:table-cell office:value-type="float" office:value="1637.467285" calcext:value-type="float">
            <text:p>1637.467285</text:p>
          </table:table-cell>
          <table:table-cell office:value-type="float" office:value="1694.514771" calcext:value-type="float">
            <text:p>1694.514771</text:p>
          </table:table-cell>
          <table:table-cell table:number-columns-repeated="13"/>
        </table:table-row>
        <table:table-row table:style-name="ro1">
          <table:table-cell office:value-type="float" office:value="1629.864136" calcext:value-type="float">
            <text:p>1629.864136</text:p>
          </table:table-cell>
          <table:table-cell office:value-type="float" office:value="1693.308228" calcext:value-type="float">
            <text:p>1693.308228</text:p>
          </table:table-cell>
          <table:table-cell office:value-type="float" office:value="1633.334473" calcext:value-type="float">
            <text:p>1633.334473</text:p>
          </table:table-cell>
          <table:table-cell office:value-type="float" office:value="1695.651001" calcext:value-type="float">
            <text:p>1695.651001</text:p>
          </table:table-cell>
          <table:table-cell table:number-columns-repeated="13"/>
        </table:table-row>
        <table:table-row table:style-name="ro1">
          <table:table-cell office:value-type="float" office:value="1627.537842" calcext:value-type="float">
            <text:p>1627.537842</text:p>
          </table:table-cell>
          <table:table-cell office:value-type="float" office:value="1692.72644" calcext:value-type="float">
            <text:p>1692.72644</text:p>
          </table:table-cell>
          <table:table-cell office:value-type="float" office:value="1636.57959" calcext:value-type="float">
            <text:p>1636.57959</text:p>
          </table:table-cell>
          <table:table-cell office:value-type="float" office:value="1690.228516" calcext:value-type="float">
            <text:p>1690.228516</text:p>
          </table:table-cell>
          <table:table-cell table:number-columns-repeated="13"/>
        </table:table-row>
        <table:table-row table:style-name="ro1">
          <table:table-cell office:value-type="float" office:value="1634.402832" calcext:value-type="float">
            <text:p>1634.402832</text:p>
          </table:table-cell>
          <table:table-cell office:value-type="float" office:value="1698.002319" calcext:value-type="float">
            <text:p>1698.002319</text:p>
          </table:table-cell>
          <table:table-cell office:value-type="float" office:value="1640.153931" calcext:value-type="float">
            <text:p>1640.153931</text:p>
          </table:table-cell>
          <table:table-cell office:value-type="float" office:value="1694.254028" calcext:value-type="float">
            <text:p>1694.254028</text:p>
          </table:table-cell>
          <table:table-cell table:number-columns-repeated="13"/>
        </table:table-row>
        <table:table-row table:style-name="ro1">
          <table:table-cell office:value-type="float" office:value="1632.943726" calcext:value-type="float">
            <text:p>1632.943726</text:p>
          </table:table-cell>
          <table:table-cell office:value-type="float" office:value="1693.485352" calcext:value-type="float">
            <text:p>1693.485352</text:p>
          </table:table-cell>
          <table:table-cell office:value-type="float" office:value="1636.602661" calcext:value-type="float">
            <text:p>1636.602661</text:p>
          </table:table-cell>
          <table:table-cell office:value-type="float" office:value="1694.929688" calcext:value-type="float">
            <text:p>1694.929688</text:p>
          </table:table-cell>
          <table:table-cell table:number-columns-repeated="13"/>
        </table:table-row>
        <table:table-row table:style-name="ro1">
          <table:table-cell office:value-type="float" office:value="1634.274048" calcext:value-type="float">
            <text:p>1634.274048</text:p>
          </table:table-cell>
          <table:table-cell office:value-type="float" office:value="1694.557129" calcext:value-type="float">
            <text:p>1694.557129</text:p>
          </table:table-cell>
          <table:table-cell office:value-type="float" office:value="1637.161621" calcext:value-type="float">
            <text:p>1637.161621</text:p>
          </table:table-cell>
          <table:table-cell office:value-type="float" office:value="1696.638428" calcext:value-type="float">
            <text:p>1696.638428</text:p>
          </table:table-cell>
          <table:table-cell table:number-columns-repeated="13"/>
        </table:table-row>
        <table:table-row table:style-name="ro1">
          <table:table-cell office:value-type="float" office:value="1633.122314" calcext:value-type="float">
            <text:p>1633.122314</text:p>
          </table:table-cell>
          <table:table-cell office:value-type="float" office:value="1697.470947" calcext:value-type="float">
            <text:p>1697.470947</text:p>
          </table:table-cell>
          <table:table-cell office:value-type="float" office:value="1636.612061" calcext:value-type="float">
            <text:p>1636.612061</text:p>
          </table:table-cell>
          <table:table-cell office:value-type="float" office:value="1697.652344" calcext:value-type="float">
            <text:p>1697.652344</text:p>
          </table:table-cell>
          <table:table-cell table:number-columns-repeated="13"/>
        </table:table-row>
        <table:table-row table:style-name="ro1">
          <table:table-cell office:value-type="float" office:value="1634.179565" calcext:value-type="float">
            <text:p>1634.179565</text:p>
          </table:table-cell>
          <table:table-cell office:value-type="float" office:value="1698.619507" calcext:value-type="float">
            <text:p>1698.619507</text:p>
          </table:table-cell>
          <table:table-cell office:value-type="float" office:value="1639.516479" calcext:value-type="float">
            <text:p>1639.516479</text:p>
          </table:table-cell>
          <table:table-cell office:value-type="float" office:value="1697.215942" calcext:value-type="float">
            <text:p>1697.215942</text:p>
          </table:table-cell>
          <table:table-cell table:number-columns-repeated="13"/>
        </table:table-row>
        <table:table-row table:style-name="ro1">
          <table:table-cell office:value-type="float" office:value="1633.858765" calcext:value-type="float">
            <text:p>1633.858765</text:p>
          </table:table-cell>
          <table:table-cell office:value-type="float" office:value="1696.968872" calcext:value-type="float">
            <text:p>1696.968872</text:p>
          </table:table-cell>
          <table:table-cell office:value-type="float" office:value="1636.862671" calcext:value-type="float">
            <text:p>1636.862671</text:p>
          </table:table-cell>
          <table:table-cell office:value-type="float" office:value="1696.520264" calcext:value-type="float">
            <text:p>1696.520264</text:p>
          </table:table-cell>
          <table:table-cell table:number-columns-repeated="13"/>
        </table:table-row>
        <table:table-row table:style-name="ro1">
          <table:table-cell office:value-type="float" office:value="1634.522461" calcext:value-type="float">
            <text:p>1634.522461</text:p>
          </table:table-cell>
          <table:table-cell office:value-type="float" office:value="1696.728882" calcext:value-type="float">
            <text:p>1696.728882</text:p>
          </table:table-cell>
          <table:table-cell office:value-type="float" office:value="1638.890625" calcext:value-type="float">
            <text:p>1638.890625</text:p>
          </table:table-cell>
          <table:table-cell office:value-type="float" office:value="1697.524048" calcext:value-type="float">
            <text:p>1697.524048</text:p>
          </table:table-cell>
          <table:table-cell table:number-columns-repeated="13"/>
        </table:table-row>
        <table:table-row table:style-name="ro1">
          <table:table-cell office:value-type="float" office:value="1636.201538" calcext:value-type="float">
            <text:p>1636.201538</text:p>
          </table:table-cell>
          <table:table-cell office:value-type="float" office:value="1695.667358" calcext:value-type="float">
            <text:p>1695.667358</text:p>
          </table:table-cell>
          <table:table-cell office:value-type="float" office:value="1641.851562" calcext:value-type="float">
            <text:p>1641.851562</text:p>
          </table:table-cell>
          <table:table-cell office:value-type="float" office:value="1694.813965" calcext:value-type="float">
            <text:p>1694.813965</text:p>
          </table:table-cell>
          <table:table-cell table:number-columns-repeated="13"/>
        </table:table-row>
        <table:table-row table:style-name="ro1">
          <table:table-cell office:value-type="float" office:value="1631.92688" calcext:value-type="float">
            <text:p>1631.92688</text:p>
          </table:table-cell>
          <table:table-cell office:value-type="float" office:value="1701.575195" calcext:value-type="float">
            <text:p>1701.575195</text:p>
          </table:table-cell>
          <table:table-cell office:value-type="float" office:value="1636.163208" calcext:value-type="float">
            <text:p>1636.163208</text:p>
          </table:table-cell>
          <table:table-cell office:value-type="float" office:value="1699.629883" calcext:value-type="float">
            <text:p>1699.629883</text:p>
          </table:table-cell>
          <table:table-cell table:number-columns-repeated="13"/>
        </table:table-row>
        <table:table-row table:style-name="ro1">
          <table:table-cell office:value-type="float" office:value="1635.051758" calcext:value-type="float">
            <text:p>1635.051758</text:p>
          </table:table-cell>
          <table:table-cell office:value-type="float" office:value="1700.837402" calcext:value-type="float">
            <text:p>1700.837402</text:p>
          </table:table-cell>
          <table:table-cell office:value-type="float" office:value="1640.654663" calcext:value-type="float">
            <text:p>1640.654663</text:p>
          </table:table-cell>
          <table:table-cell office:value-type="float" office:value="1698.114746" calcext:value-type="float">
            <text:p>1698.114746</text:p>
          </table:table-cell>
          <table:table-cell table:number-columns-repeated="13"/>
        </table:table-row>
        <table:table-row table:style-name="ro1">
          <table:table-cell office:value-type="float" office:value="1634.640503" calcext:value-type="float">
            <text:p>1634.640503</text:p>
          </table:table-cell>
          <table:table-cell office:value-type="float" office:value="1701.418457" calcext:value-type="float">
            <text:p>1701.418457</text:p>
          </table:table-cell>
          <table:table-cell office:value-type="float" office:value="1640.820068" calcext:value-type="float">
            <text:p>1640.820068</text:p>
          </table:table-cell>
          <table:table-cell office:value-type="float" office:value="1696.641602" calcext:value-type="float">
            <text:p>1696.641602</text:p>
          </table:table-cell>
          <table:table-cell table:number-columns-repeated="13"/>
        </table:table-row>
        <table:table-row table:style-name="ro1">
          <table:table-cell office:value-type="float" office:value="1637.378418" calcext:value-type="float">
            <text:p>1637.378418</text:p>
          </table:table-cell>
          <table:table-cell office:value-type="float" office:value="1700.975708" calcext:value-type="float">
            <text:p>1700.975708</text:p>
          </table:table-cell>
          <table:table-cell office:value-type="float" office:value="1641.008057" calcext:value-type="float">
            <text:p>1641.008057</text:p>
          </table:table-cell>
          <table:table-cell office:value-type="float" office:value="1699.754272" calcext:value-type="float">
            <text:p>1699.754272</text:p>
          </table:table-cell>
          <table:table-cell table:number-columns-repeated="13"/>
        </table:table-row>
        <table:table-row table:style-name="ro1">
          <table:table-cell office:value-type="float" office:value="1637.842041" calcext:value-type="float">
            <text:p>1637.842041</text:p>
          </table:table-cell>
          <table:table-cell office:value-type="float" office:value="1700.793213" calcext:value-type="float">
            <text:p>1700.793213</text:p>
          </table:table-cell>
          <table:table-cell office:value-type="float" office:value="1641.745117" calcext:value-type="float">
            <text:p>1641.745117</text:p>
          </table:table-cell>
          <table:table-cell office:value-type="float" office:value="1700.131348" calcext:value-type="float">
            <text:p>1700.131348</text:p>
          </table:table-cell>
          <table:table-cell table:number-columns-repeated="13"/>
        </table:table-row>
        <table:table-row table:style-name="ro1">
          <table:table-cell office:value-type="float" office:value="1636.946289" calcext:value-type="float">
            <text:p>1636.946289</text:p>
          </table:table-cell>
          <table:table-cell office:value-type="float" office:value="1702.515869" calcext:value-type="float">
            <text:p>1702.515869</text:p>
          </table:table-cell>
          <table:table-cell office:value-type="float" office:value="1640.900635" calcext:value-type="float">
            <text:p>1640.900635</text:p>
          </table:table-cell>
          <table:table-cell office:value-type="float" office:value="1701.330688" calcext:value-type="float">
            <text:p>1701.330688</text:p>
          </table:table-cell>
          <table:table-cell table:number-columns-repeated="13"/>
        </table:table-row>
        <table:table-row table:style-name="ro1">
          <table:table-cell office:value-type="float" office:value="1634.069702" calcext:value-type="float">
            <text:p>1634.069702</text:p>
          </table:table-cell>
          <table:table-cell office:value-type="float" office:value="1703.50708" calcext:value-type="float">
            <text:p>1703.50708</text:p>
          </table:table-cell>
          <table:table-cell office:value-type="float" office:value="1642.230469" calcext:value-type="float">
            <text:p>1642.230469</text:p>
          </table:table-cell>
          <table:table-cell office:value-type="float" office:value="1701.318237" calcext:value-type="float">
            <text:p>1701.318237</text:p>
          </table:table-cell>
          <table:table-cell table:number-columns-repeated="13"/>
        </table:table-row>
        <table:table-row table:style-name="ro1">
          <table:table-cell office:value-type="float" office:value="1636.811279" calcext:value-type="float">
            <text:p>1636.811279</text:p>
          </table:table-cell>
          <table:table-cell office:value-type="float" office:value="1704.097046" calcext:value-type="float">
            <text:p>1704.097046</text:p>
          </table:table-cell>
          <table:table-cell office:value-type="float" office:value="1643.189209" calcext:value-type="float">
            <text:p>1643.189209</text:p>
          </table:table-cell>
          <table:table-cell office:value-type="float" office:value="1702.165161" calcext:value-type="float">
            <text:p>1702.165161</text:p>
          </table:table-cell>
          <table:table-cell table:number-columns-repeated="13"/>
        </table:table-row>
        <table:table-row table:style-name="ro1">
          <table:table-cell office:value-type="float" office:value="1634.509888" calcext:value-type="float">
            <text:p>1634.509888</text:p>
          </table:table-cell>
          <table:table-cell office:value-type="float" office:value="1703.194214" calcext:value-type="float">
            <text:p>1703.194214</text:p>
          </table:table-cell>
          <table:table-cell office:value-type="float" office:value="1642.130615" calcext:value-type="float">
            <text:p>1642.130615</text:p>
          </table:table-cell>
          <table:table-cell office:value-type="float" office:value="1698.025391" calcext:value-type="float">
            <text:p>1698.025391</text:p>
          </table:table-cell>
          <table:table-cell table:number-columns-repeated="13"/>
        </table:table-row>
        <table:table-row table:style-name="ro1">
          <table:table-cell office:value-type="float" office:value="1636.861084" calcext:value-type="float">
            <text:p>1636.861084</text:p>
          </table:table-cell>
          <table:table-cell office:value-type="float" office:value="1705.139648" calcext:value-type="float">
            <text:p>1705.139648</text:p>
          </table:table-cell>
          <table:table-cell office:value-type="float" office:value="1640.861084" calcext:value-type="float">
            <text:p>1640.861084</text:p>
          </table:table-cell>
          <table:table-cell office:value-type="float" office:value="1701.01123" calcext:value-type="float">
            <text:p>1701.01123</text:p>
          </table:table-cell>
          <table:table-cell table:number-columns-repeated="13"/>
        </table:table-row>
        <table:table-row table:style-name="ro1">
          <table:table-cell office:value-type="float" office:value="1638.184326" calcext:value-type="float">
            <text:p>1638.184326</text:p>
          </table:table-cell>
          <table:table-cell office:value-type="float" office:value="1702.700317" calcext:value-type="float">
            <text:p>1702.700317</text:p>
          </table:table-cell>
          <table:table-cell office:value-type="float" office:value="1640.876709" calcext:value-type="float">
            <text:p>1640.876709</text:p>
          </table:table-cell>
          <table:table-cell office:value-type="float" office:value="1700.307129" calcext:value-type="float">
            <text:p>1700.307129</text:p>
          </table:table-cell>
          <table:table-cell table:number-columns-repeated="13"/>
        </table:table-row>
        <table:table-row table:style-name="ro1">
          <table:table-cell office:value-type="float" office:value="1635.256592" calcext:value-type="float">
            <text:p>1635.256592</text:p>
          </table:table-cell>
          <table:table-cell office:value-type="float" office:value="1703.34436" calcext:value-type="float">
            <text:p>1703.34436</text:p>
          </table:table-cell>
          <table:table-cell office:value-type="float" office:value="1641.087402" calcext:value-type="float">
            <text:p>1641.087402</text:p>
          </table:table-cell>
          <table:table-cell office:value-type="float" office:value="1698.576904" calcext:value-type="float">
            <text:p>1698.576904</text:p>
          </table:table-cell>
          <table:table-cell table:number-columns-repeated="13"/>
        </table:table-row>
        <table:table-row table:style-name="ro1">
          <table:table-cell office:value-type="float" office:value="1638.305542" calcext:value-type="float">
            <text:p>1638.305542</text:p>
          </table:table-cell>
          <table:table-cell office:value-type="float" office:value="1703.05542" calcext:value-type="float">
            <text:p>1703.05542</text:p>
          </table:table-cell>
          <table:table-cell office:value-type="float" office:value="1640.956421" calcext:value-type="float">
            <text:p>1640.956421</text:p>
          </table:table-cell>
          <table:table-cell office:value-type="float" office:value="1704.249023" calcext:value-type="float">
            <text:p>1704.249023</text:p>
          </table:table-cell>
          <table:table-cell table:number-columns-repeated="13"/>
        </table:table-row>
        <table:table-row table:style-name="ro1">
          <table:table-cell office:value-type="float" office:value="1635.050415" calcext:value-type="float">
            <text:p>1635.050415</text:p>
          </table:table-cell>
          <table:table-cell office:value-type="float" office:value="1707.372314" calcext:value-type="float">
            <text:p>1707.372314</text:p>
          </table:table-cell>
          <table:table-cell office:value-type="float" office:value="1640.68689" calcext:value-type="float">
            <text:p>1640.68689</text:p>
          </table:table-cell>
          <table:table-cell office:value-type="float" office:value="1701.731567" calcext:value-type="float">
            <text:p>1701.731567</text:p>
          </table:table-cell>
          <table:table-cell table:number-columns-repeated="13"/>
        </table:table-row>
        <table:table-row table:style-name="ro1">
          <table:table-cell office:value-type="float" office:value="1635.848389" calcext:value-type="float">
            <text:p>1635.848389</text:p>
          </table:table-cell>
          <table:table-cell office:value-type="float" office:value="1705.521484" calcext:value-type="float">
            <text:p>1705.521484</text:p>
          </table:table-cell>
          <table:table-cell office:value-type="float" office:value="1641.117188" calcext:value-type="float">
            <text:p>1641.117188</text:p>
          </table:table-cell>
          <table:table-cell office:value-type="float" office:value="1700.713013" calcext:value-type="float">
            <text:p>1700.713013</text:p>
          </table:table-cell>
          <table:table-cell table:number-columns-repeated="13"/>
        </table:table-row>
        <table:table-row table:style-name="ro1">
          <table:table-cell office:value-type="float" office:value="1634.320923" calcext:value-type="float">
            <text:p>1634.320923</text:p>
          </table:table-cell>
          <table:table-cell office:value-type="float" office:value="1703.12915" calcext:value-type="float">
            <text:p>1703.12915</text:p>
          </table:table-cell>
          <table:table-cell office:value-type="float" office:value="1642.599854" calcext:value-type="float">
            <text:p>1642.599854</text:p>
          </table:table-cell>
          <table:table-cell office:value-type="float" office:value="1700.609863" calcext:value-type="float">
            <text:p>1700.609863</text:p>
          </table:table-cell>
          <table:table-cell table:number-columns-repeated="13"/>
        </table:table-row>
        <table:table-row table:style-name="ro1">
          <table:table-cell office:value-type="float" office:value="1638.789429" calcext:value-type="float">
            <text:p>1638.789429</text:p>
          </table:table-cell>
          <table:table-cell office:value-type="float" office:value="1703.444458" calcext:value-type="float">
            <text:p>1703.444458</text:p>
          </table:table-cell>
          <table:table-cell office:value-type="float" office:value="1645.427734" calcext:value-type="float">
            <text:p>1645.427734</text:p>
          </table:table-cell>
          <table:table-cell office:value-type="float" office:value="1703.826538" calcext:value-type="float">
            <text:p>1703.826538</text:p>
          </table:table-cell>
          <table:table-cell table:number-columns-repeated="13"/>
        </table:table-row>
        <table:table-row table:style-name="ro1">
          <table:table-cell office:value-type="float" office:value="1637.908691" calcext:value-type="float">
            <text:p>1637.908691</text:p>
          </table:table-cell>
          <table:table-cell office:value-type="float" office:value="1704.597778" calcext:value-type="float">
            <text:p>1704.597778</text:p>
          </table:table-cell>
          <table:table-cell office:value-type="float" office:value="1643.372559" calcext:value-type="float">
            <text:p>1643.372559</text:p>
          </table:table-cell>
          <table:table-cell office:value-type="float" office:value="1700.841064" calcext:value-type="float">
            <text:p>1700.841064</text:p>
          </table:table-cell>
          <table:table-cell table:number-columns-repeated="13"/>
        </table:table-row>
        <table:table-row table:style-name="ro1">
          <table:table-cell office:value-type="float" office:value="1637.202148" calcext:value-type="float">
            <text:p>1637.202148</text:p>
          </table:table-cell>
          <table:table-cell office:value-type="float" office:value="1706.128418" calcext:value-type="float">
            <text:p>1706.128418</text:p>
          </table:table-cell>
          <table:table-cell office:value-type="float" office:value="1646.601929" calcext:value-type="float">
            <text:p>1646.601929</text:p>
          </table:table-cell>
          <table:table-cell office:value-type="float" office:value="1702.248413" calcext:value-type="float">
            <text:p>1702.248413</text:p>
          </table:table-cell>
          <table:table-cell table:number-columns-repeated="13"/>
        </table:table-row>
        <table:table-row table:style-name="ro1">
          <table:table-cell office:value-type="float" office:value="1635.873291" calcext:value-type="float">
            <text:p>1635.873291</text:p>
          </table:table-cell>
          <table:table-cell office:value-type="float" office:value="1706.068726" calcext:value-type="float">
            <text:p>1706.068726</text:p>
          </table:table-cell>
          <table:table-cell office:value-type="float" office:value="1643.554932" calcext:value-type="float">
            <text:p>1643.554932</text:p>
          </table:table-cell>
          <table:table-cell office:value-type="float" office:value="1702.419312" calcext:value-type="float">
            <text:p>1702.419312</text:p>
          </table:table-cell>
          <table:table-cell table:number-columns-repeated="13"/>
        </table:table-row>
        <table:table-row table:style-name="ro1">
          <table:table-cell office:value-type="float" office:value="1638.217896" calcext:value-type="float">
            <text:p>1638.217896</text:p>
          </table:table-cell>
          <table:table-cell office:value-type="float" office:value="1709.67627" calcext:value-type="float">
            <text:p>1709.67627</text:p>
          </table:table-cell>
          <table:table-cell office:value-type="float" office:value="1645.31189" calcext:value-type="float">
            <text:p>1645.31189</text:p>
          </table:table-cell>
          <table:table-cell office:value-type="float" office:value="1703.751709" calcext:value-type="float">
            <text:p>1703.751709</text:p>
          </table:table-cell>
          <table:table-cell table:number-columns-repeated="13"/>
        </table:table-row>
        <table:table-row table:style-name="ro1">
          <table:table-cell office:value-type="float" office:value="1637.025757" calcext:value-type="float">
            <text:p>1637.025757</text:p>
          </table:table-cell>
          <table:table-cell office:value-type="float" office:value="1702.903076" calcext:value-type="float">
            <text:p>1702.903076</text:p>
          </table:table-cell>
          <table:table-cell office:value-type="float" office:value="1646.022095" calcext:value-type="float">
            <text:p>1646.022095</text:p>
          </table:table-cell>
          <table:table-cell office:value-type="float" office:value="1701.429199" calcext:value-type="float">
            <text:p>1701.429199</text:p>
          </table:table-cell>
          <table:table-cell table:number-columns-repeated="13"/>
        </table:table-row>
        <table:table-row table:style-name="ro1">
          <table:table-cell office:value-type="float" office:value="1637.093872" calcext:value-type="float">
            <text:p>1637.093872</text:p>
          </table:table-cell>
          <table:table-cell office:value-type="float" office:value="1705.872437" calcext:value-type="float">
            <text:p>1705.872437</text:p>
          </table:table-cell>
          <table:table-cell office:value-type="float" office:value="1643.586426" calcext:value-type="float">
            <text:p>1643.586426</text:p>
          </table:table-cell>
          <table:table-cell office:value-type="float" office:value="1704.186157" calcext:value-type="float">
            <text:p>1704.186157</text:p>
          </table:table-cell>
          <table:table-cell table:number-columns-repeated="13"/>
        </table:table-row>
        <table:table-row table:style-name="ro1">
          <table:table-cell office:value-type="float" office:value="1640.693481" calcext:value-type="float">
            <text:p>1640.693481</text:p>
          </table:table-cell>
          <table:table-cell office:value-type="float" office:value="1706.065186" calcext:value-type="float">
            <text:p>1706.065186</text:p>
          </table:table-cell>
          <table:table-cell office:value-type="float" office:value="1648.752441" calcext:value-type="float">
            <text:p>1648.752441</text:p>
          </table:table-cell>
          <table:table-cell office:value-type="float" office:value="1704.005493" calcext:value-type="float">
            <text:p>1704.005493</text:p>
          </table:table-cell>
          <table:table-cell table:number-columns-repeated="13"/>
        </table:table-row>
        <table:table-row table:style-name="ro1">
          <table:table-cell office:value-type="float" office:value="1637.555664" calcext:value-type="float">
            <text:p>1637.555664</text:p>
          </table:table-cell>
          <table:table-cell office:value-type="float" office:value="1707.667236" calcext:value-type="float">
            <text:p>1707.667236</text:p>
          </table:table-cell>
          <table:table-cell office:value-type="float" office:value="1644.191528" calcext:value-type="float">
            <text:p>1644.191528</text:p>
          </table:table-cell>
          <table:table-cell office:value-type="float" office:value="1702.665283" calcext:value-type="float">
            <text:p>1702.665283</text:p>
          </table:table-cell>
          <table:table-cell table:number-columns-repeated="13"/>
        </table:table-row>
        <table:table-row table:style-name="ro1">
          <table:table-cell office:value-type="float" office:value="1638.865967" calcext:value-type="float">
            <text:p>1638.865967</text:p>
          </table:table-cell>
          <table:table-cell office:value-type="float" office:value="1707.483032" calcext:value-type="float">
            <text:p>1707.483032</text:p>
          </table:table-cell>
          <table:table-cell office:value-type="float" office:value="1645.472534" calcext:value-type="float">
            <text:p>1645.472534</text:p>
          </table:table-cell>
          <table:table-cell office:value-type="float" office:value="1707.67688" calcext:value-type="float">
            <text:p>1707.67688</text:p>
          </table:table-cell>
          <table:table-cell table:number-columns-repeated="13"/>
        </table:table-row>
        <table:table-row table:style-name="ro1">
          <table:table-cell office:value-type="float" office:value="1640.925415" calcext:value-type="float">
            <text:p>1640.925415</text:p>
          </table:table-cell>
          <table:table-cell office:value-type="float" office:value="1706.850342" calcext:value-type="float">
            <text:p>1706.850342</text:p>
          </table:table-cell>
          <table:table-cell office:value-type="float" office:value="1647.514648" calcext:value-type="float">
            <text:p>1647.514648</text:p>
          </table:table-cell>
          <table:table-cell office:value-type="float" office:value="1706.193237" calcext:value-type="float">
            <text:p>1706.193237</text:p>
          </table:table-cell>
          <table:table-cell table:number-columns-repeated="13"/>
        </table:table-row>
        <table:table-row table:style-name="ro1">
          <table:table-cell office:value-type="float" office:value="1641.997925" calcext:value-type="float">
            <text:p>1641.997925</text:p>
          </table:table-cell>
          <table:table-cell office:value-type="float" office:value="1705.278442" calcext:value-type="float">
            <text:p>1705.278442</text:p>
          </table:table-cell>
          <table:table-cell office:value-type="float" office:value="1644.907593" calcext:value-type="float">
            <text:p>1644.907593</text:p>
          </table:table-cell>
          <table:table-cell office:value-type="float" office:value="1703.879883" calcext:value-type="float">
            <text:p>1703.879883</text:p>
          </table:table-cell>
          <table:table-cell table:number-columns-repeated="13"/>
        </table:table-row>
        <table:table-row table:style-name="ro1">
          <table:table-cell office:value-type="float" office:value="1640.967773" calcext:value-type="float">
            <text:p>1640.967773</text:p>
          </table:table-cell>
          <table:table-cell office:value-type="float" office:value="1708.239746" calcext:value-type="float">
            <text:p>1708.239746</text:p>
          </table:table-cell>
          <table:table-cell office:value-type="float" office:value="1646.333862" calcext:value-type="float">
            <text:p>1646.333862</text:p>
          </table:table-cell>
          <table:table-cell office:value-type="float" office:value="1707.483276" calcext:value-type="float">
            <text:p>1707.483276</text:p>
          </table:table-cell>
          <table:table-cell table:number-columns-repeated="13"/>
        </table:table-row>
        <table:table-row table:style-name="ro1">
          <table:table-cell office:value-type="float" office:value="1637.253296" calcext:value-type="float">
            <text:p>1637.253296</text:p>
          </table:table-cell>
          <table:table-cell office:value-type="float" office:value="1707.900391" calcext:value-type="float">
            <text:p>1707.900391</text:p>
          </table:table-cell>
          <table:table-cell office:value-type="float" office:value="1644.633179" calcext:value-type="float">
            <text:p>1644.633179</text:p>
          </table:table-cell>
          <table:table-cell office:value-type="float" office:value="1706.305054" calcext:value-type="float">
            <text:p>1706.305054</text:p>
          </table:table-cell>
          <table:table-cell table:number-columns-repeated="13"/>
        </table:table-row>
        <table:table-row table:style-name="ro1">
          <table:table-cell office:value-type="float" office:value="1636.005127" calcext:value-type="float">
            <text:p>1636.005127</text:p>
          </table:table-cell>
          <table:table-cell office:value-type="float" office:value="1709.529175" calcext:value-type="float">
            <text:p>1709.529175</text:p>
          </table:table-cell>
          <table:table-cell office:value-type="float" office:value="1643.814575" calcext:value-type="float">
            <text:p>1643.814575</text:p>
          </table:table-cell>
          <table:table-cell office:value-type="float" office:value="1704.32959" calcext:value-type="float">
            <text:p>1704.32959</text:p>
          </table:table-cell>
          <table:table-cell table:number-columns-repeated="13"/>
        </table:table-row>
        <table:table-row table:style-name="ro1">
          <table:table-cell office:value-type="float" office:value="1639.458984" calcext:value-type="float">
            <text:p>1639.458984</text:p>
          </table:table-cell>
          <table:table-cell office:value-type="float" office:value="1707.68457" calcext:value-type="float">
            <text:p>1707.68457</text:p>
          </table:table-cell>
          <table:table-cell office:value-type="float" office:value="1647.974365" calcext:value-type="float">
            <text:p>1647.974365</text:p>
          </table:table-cell>
          <table:table-cell office:value-type="float" office:value="1706.315918" calcext:value-type="float">
            <text:p>1706.315918</text:p>
          </table:table-cell>
          <table:table-cell table:number-columns-repeated="13"/>
        </table:table-row>
        <table:table-row table:style-name="ro1">
          <table:table-cell office:value-type="float" office:value="1639.741089" calcext:value-type="float">
            <text:p>1639.741089</text:p>
          </table:table-cell>
          <table:table-cell office:value-type="float" office:value="1706.86438" calcext:value-type="float">
            <text:p>1706.86438</text:p>
          </table:table-cell>
          <table:table-cell office:value-type="float" office:value="1643.788208" calcext:value-type="float">
            <text:p>1643.788208</text:p>
          </table:table-cell>
          <table:table-cell office:value-type="float" office:value="1706.66626" calcext:value-type="float">
            <text:p>1706.66626</text:p>
          </table:table-cell>
          <table:table-cell table:number-columns-repeated="13"/>
        </table:table-row>
        <table:table-row table:style-name="ro1">
          <table:table-cell office:value-type="float" office:value="1639.037964" calcext:value-type="float">
            <text:p>1639.037964</text:p>
          </table:table-cell>
          <table:table-cell office:value-type="float" office:value="1707.402832" calcext:value-type="float">
            <text:p>1707.402832</text:p>
          </table:table-cell>
          <table:table-cell office:value-type="float" office:value="1641.943848" calcext:value-type="float">
            <text:p>1641.943848</text:p>
          </table:table-cell>
          <table:table-cell office:value-type="float" office:value="1708.690552" calcext:value-type="float">
            <text:p>1708.690552</text:p>
          </table:table-cell>
          <table:table-cell table:number-columns-repeated="13"/>
        </table:table-row>
        <table:table-row table:style-name="ro1">
          <table:table-cell office:value-type="float" office:value="1640.999756" calcext:value-type="float">
            <text:p>1640.999756</text:p>
          </table:table-cell>
          <table:table-cell office:value-type="float" office:value="1706.116821" calcext:value-type="float">
            <text:p>1706.116821</text:p>
          </table:table-cell>
          <table:table-cell office:value-type="float" office:value="1648.667358" calcext:value-type="float">
            <text:p>1648.667358</text:p>
          </table:table-cell>
          <table:table-cell office:value-type="float" office:value="1705.130493" calcext:value-type="float">
            <text:p>1705.130493</text:p>
          </table:table-cell>
          <table:table-cell table:number-columns-repeated="13"/>
        </table:table-row>
        <table:table-row table:style-name="ro1">
          <table:table-cell office:value-type="float" office:value="1640.078857" calcext:value-type="float">
            <text:p>1640.078857</text:p>
          </table:table-cell>
          <table:table-cell office:value-type="float" office:value="1709.438232" calcext:value-type="float">
            <text:p>1709.438232</text:p>
          </table:table-cell>
          <table:table-cell office:value-type="float" office:value="1647.306152" calcext:value-type="float">
            <text:p>1647.306152</text:p>
          </table:table-cell>
          <table:table-cell office:value-type="float" office:value="1708.60791" calcext:value-type="float">
            <text:p>1708.60791</text:p>
          </table:table-cell>
          <table:table-cell table:number-columns-repeated="13"/>
        </table:table-row>
        <table:table-row table:style-name="ro1">
          <table:table-cell office:value-type="float" office:value="1638.054443" calcext:value-type="float">
            <text:p>1638.054443</text:p>
          </table:table-cell>
          <table:table-cell office:value-type="float" office:value="1708.778076" calcext:value-type="float">
            <text:p>1708.778076</text:p>
          </table:table-cell>
          <table:table-cell office:value-type="float" office:value="1645.988525" calcext:value-type="float">
            <text:p>1645.988525</text:p>
          </table:table-cell>
          <table:table-cell office:value-type="float" office:value="1705.96582" calcext:value-type="float">
            <text:p>1705.96582</text:p>
          </table:table-cell>
          <table:table-cell table:number-columns-repeated="13"/>
        </table:table-row>
        <table:table-row table:style-name="ro1">
          <table:table-cell office:value-type="float" office:value="1639.353271" calcext:value-type="float">
            <text:p>1639.353271</text:p>
          </table:table-cell>
          <table:table-cell office:value-type="float" office:value="1704.422363" calcext:value-type="float">
            <text:p>1704.422363</text:p>
          </table:table-cell>
          <table:table-cell office:value-type="float" office:value="1646.552002" calcext:value-type="float">
            <text:p>1646.552002</text:p>
          </table:table-cell>
          <table:table-cell office:value-type="float" office:value="1702.306396" calcext:value-type="float">
            <text:p>1702.306396</text:p>
          </table:table-cell>
          <table:table-cell table:number-columns-repeated="13"/>
        </table:table-row>
        <table:table-row table:style-name="ro1">
          <table:table-cell office:value-type="float" office:value="1636.277222" calcext:value-type="float">
            <text:p>1636.277222</text:p>
          </table:table-cell>
          <table:table-cell office:value-type="float" office:value="1707.826904" calcext:value-type="float">
            <text:p>1707.826904</text:p>
          </table:table-cell>
          <table:table-cell office:value-type="float" office:value="1643.325073" calcext:value-type="float">
            <text:p>1643.325073</text:p>
          </table:table-cell>
          <table:table-cell office:value-type="float" office:value="1704.052612" calcext:value-type="float">
            <text:p>1704.052612</text:p>
          </table:table-cell>
          <table:table-cell table:number-columns-repeated="13"/>
        </table:table-row>
        <table:table-row table:style-name="ro1">
          <table:table-cell office:value-type="float" office:value="1640.554443" calcext:value-type="float">
            <text:p>1640.554443</text:p>
          </table:table-cell>
          <table:table-cell office:value-type="float" office:value="1711.859985" calcext:value-type="float">
            <text:p>1711.859985</text:p>
          </table:table-cell>
          <table:table-cell office:value-type="float" office:value="1646.882812" calcext:value-type="float">
            <text:p>1646.882812</text:p>
          </table:table-cell>
          <table:table-cell office:value-type="float" office:value="1710.268921" calcext:value-type="float">
            <text:p>1710.268921</text:p>
          </table:table-cell>
          <table:table-cell table:number-columns-repeated="13"/>
        </table:table-row>
        <table:table-row table:style-name="ro1">
          <table:table-cell office:value-type="float" office:value="1640.612549" calcext:value-type="float">
            <text:p>1640.612549</text:p>
          </table:table-cell>
          <table:table-cell office:value-type="float" office:value="1709.486694" calcext:value-type="float">
            <text:p>1709.486694</text:p>
          </table:table-cell>
          <table:table-cell office:value-type="float" office:value="1645.164062" calcext:value-type="float">
            <text:p>1645.164062</text:p>
          </table:table-cell>
          <table:table-cell office:value-type="float" office:value="1705.035522" calcext:value-type="float">
            <text:p>1705.035522</text:p>
          </table:table-cell>
          <table:table-cell table:number-columns-repeated="13"/>
        </table:table-row>
        <table:table-row table:style-name="ro1">
          <table:table-cell office:value-type="float" office:value="1638.939819" calcext:value-type="float">
            <text:p>1638.939819</text:p>
          </table:table-cell>
          <table:table-cell office:value-type="float" office:value="1705.969849" calcext:value-type="float">
            <text:p>1705.969849</text:p>
          </table:table-cell>
          <table:table-cell office:value-type="float" office:value="1642.206299" calcext:value-type="float">
            <text:p>1642.206299</text:p>
          </table:table-cell>
          <table:table-cell office:value-type="float" office:value="1705.743286" calcext:value-type="float">
            <text:p>1705.743286</text:p>
          </table:table-cell>
          <table:table-cell table:number-columns-repeated="13"/>
        </table:table-row>
        <table:table-row table:style-name="ro1">
          <table:table-cell office:value-type="float" office:value="1638.558228" calcext:value-type="float">
            <text:p>1638.558228</text:p>
          </table:table-cell>
          <table:table-cell office:value-type="float" office:value="1712.025635" calcext:value-type="float">
            <text:p>1712.025635</text:p>
          </table:table-cell>
          <table:table-cell office:value-type="float" office:value="1645.023804" calcext:value-type="float">
            <text:p>1645.023804</text:p>
          </table:table-cell>
          <table:table-cell office:value-type="float" office:value="1707.774292" calcext:value-type="float">
            <text:p>1707.774292</text:p>
          </table:table-cell>
          <table:table-cell table:number-columns-repeated="13"/>
        </table:table-row>
        <table:table-row table:style-name="ro1">
          <table:table-cell office:value-type="float" office:value="1638.346191" calcext:value-type="float">
            <text:p>1638.346191</text:p>
          </table:table-cell>
          <table:table-cell office:value-type="float" office:value="1709.593018" calcext:value-type="float">
            <text:p>1709.593018</text:p>
          </table:table-cell>
          <table:table-cell office:value-type="float" office:value="1646.55542" calcext:value-type="float">
            <text:p>1646.55542</text:p>
          </table:table-cell>
          <table:table-cell office:value-type="float" office:value="1705.284546" calcext:value-type="float">
            <text:p>1705.284546</text:p>
          </table:table-cell>
          <table:table-cell table:number-columns-repeated="13"/>
        </table:table-row>
        <table:table-row table:style-name="ro1">
          <table:table-cell office:value-type="float" office:value="1632.939209" calcext:value-type="float">
            <text:p>1632.939209</text:p>
          </table:table-cell>
          <table:table-cell office:value-type="float" office:value="1711.167969" calcext:value-type="float">
            <text:p>1711.167969</text:p>
          </table:table-cell>
          <table:table-cell office:value-type="float" office:value="1639.075195" calcext:value-type="float">
            <text:p>1639.075195</text:p>
          </table:table-cell>
          <table:table-cell office:value-type="float" office:value="1706.586426" calcext:value-type="float">
            <text:p>1706.586426</text:p>
          </table:table-cell>
          <table:table-cell table:number-columns-repeated="13"/>
        </table:table-row>
        <table:table-row table:style-name="ro1">
          <table:table-cell office:value-type="float" office:value="1638.410767" calcext:value-type="float">
            <text:p>1638.410767</text:p>
          </table:table-cell>
          <table:table-cell office:value-type="float" office:value="1708.69104" calcext:value-type="float">
            <text:p>1708.69104</text:p>
          </table:table-cell>
          <table:table-cell office:value-type="float" office:value="1646.207642" calcext:value-type="float">
            <text:p>1646.207642</text:p>
          </table:table-cell>
          <table:table-cell office:value-type="float" office:value="1704.429688" calcext:value-type="float">
            <text:p>1704.429688</text:p>
          </table:table-cell>
          <table:table-cell table:number-columns-repeated="13"/>
        </table:table-row>
        <table:table-row table:style-name="ro1">
          <table:table-cell office:value-type="float" office:value="1637.523804" calcext:value-type="float">
            <text:p>1637.523804</text:p>
          </table:table-cell>
          <table:table-cell office:value-type="float" office:value="1711.307129" calcext:value-type="float">
            <text:p>1711.307129</text:p>
          </table:table-cell>
          <table:table-cell office:value-type="float" office:value="1646.894653" calcext:value-type="float">
            <text:p>1646.894653</text:p>
          </table:table-cell>
          <table:table-cell office:value-type="float" office:value="1705.227539" calcext:value-type="float">
            <text:p>1705.227539</text:p>
          </table:table-cell>
          <table:table-cell table:number-columns-repeated="13"/>
        </table:table-row>
        <table:table-row table:style-name="ro1">
          <table:table-cell office:value-type="float" office:value="1639.681641" calcext:value-type="float">
            <text:p>1639.681641</text:p>
          </table:table-cell>
          <table:table-cell office:value-type="float" office:value="1711.68689" calcext:value-type="float">
            <text:p>1711.68689</text:p>
          </table:table-cell>
          <table:table-cell office:value-type="float" office:value="1644.702148" calcext:value-type="float">
            <text:p>1644.702148</text:p>
          </table:table-cell>
          <table:table-cell office:value-type="float" office:value="1708.74707" calcext:value-type="float">
            <text:p>1708.74707</text:p>
          </table:table-cell>
          <table:table-cell table:number-columns-repeated="13"/>
        </table:table-row>
        <table:table-row table:style-name="ro1">
          <table:table-cell office:value-type="float" office:value="1636.782837" calcext:value-type="float">
            <text:p>1636.782837</text:p>
          </table:table-cell>
          <table:table-cell office:value-type="float" office:value="1711.019653" calcext:value-type="float">
            <text:p>1711.019653</text:p>
          </table:table-cell>
          <table:table-cell office:value-type="float" office:value="1647.17749" calcext:value-type="float">
            <text:p>1647.17749</text:p>
          </table:table-cell>
          <table:table-cell office:value-type="float" office:value="1706.611328" calcext:value-type="float">
            <text:p>1706.611328</text:p>
          </table:table-cell>
          <table:table-cell table:number-columns-repeated="13"/>
        </table:table-row>
        <table:table-row table:style-name="ro1">
          <table:table-cell office:value-type="float" office:value="1639.63623" calcext:value-type="float">
            <text:p>1639.63623</text:p>
          </table:table-cell>
          <table:table-cell office:value-type="float" office:value="1711.309326" calcext:value-type="float">
            <text:p>1711.309326</text:p>
          </table:table-cell>
          <table:table-cell office:value-type="float" office:value="1645.979858" calcext:value-type="float">
            <text:p>1645.979858</text:p>
          </table:table-cell>
          <table:table-cell office:value-type="float" office:value="1708.914673" calcext:value-type="float">
            <text:p>1708.914673</text:p>
          </table:table-cell>
          <table:table-cell table:number-columns-repeated="13"/>
        </table:table-row>
        <table:table-row table:style-name="ro1">
          <table:table-cell office:value-type="float" office:value="1638.764648" calcext:value-type="float">
            <text:p>1638.764648</text:p>
          </table:table-cell>
          <table:table-cell office:value-type="float" office:value="1710.87085" calcext:value-type="float">
            <text:p>1710.87085</text:p>
          </table:table-cell>
          <table:table-cell office:value-type="float" office:value="1646.924438" calcext:value-type="float">
            <text:p>1646.924438</text:p>
          </table:table-cell>
          <table:table-cell office:value-type="float" office:value="1706.196777" calcext:value-type="float">
            <text:p>1706.196777</text:p>
          </table:table-cell>
          <table:table-cell table:number-columns-repeated="13"/>
        </table:table-row>
        <table:table-row table:style-name="ro1">
          <table:table-cell office:value-type="float" office:value="1643.087402" calcext:value-type="float">
            <text:p>1643.087402</text:p>
          </table:table-cell>
          <table:table-cell office:value-type="float" office:value="1708.307129" calcext:value-type="float">
            <text:p>1708.307129</text:p>
          </table:table-cell>
          <table:table-cell office:value-type="float" office:value="1648.09375" calcext:value-type="float">
            <text:p>1648.09375</text:p>
          </table:table-cell>
          <table:table-cell office:value-type="float" office:value="1708.610596" calcext:value-type="float">
            <text:p>1708.610596</text:p>
          </table:table-cell>
          <table:table-cell table:number-columns-repeated="13"/>
        </table:table-row>
        <table:table-row table:style-name="ro1">
          <table:table-cell office:value-type="float" office:value="1642.11438" calcext:value-type="float">
            <text:p>1642.11438</text:p>
          </table:table-cell>
          <table:table-cell office:value-type="float" office:value="1711.879395" calcext:value-type="float">
            <text:p>1711.879395</text:p>
          </table:table-cell>
          <table:table-cell office:value-type="float" office:value="1646.037354" calcext:value-type="float">
            <text:p>1646.037354</text:p>
          </table:table-cell>
          <table:table-cell office:value-type="float" office:value="1710.605713" calcext:value-type="float">
            <text:p>1710.605713</text:p>
          </table:table-cell>
          <table:table-cell table:number-columns-repeated="13"/>
        </table:table-row>
        <table:table-row table:style-name="ro1">
          <table:table-cell office:value-type="float" office:value="1639.291016" calcext:value-type="float">
            <text:p>1639.291016</text:p>
          </table:table-cell>
          <table:table-cell office:value-type="float" office:value="1708.964111" calcext:value-type="float">
            <text:p>1708.964111</text:p>
          </table:table-cell>
          <table:table-cell office:value-type="float" office:value="1646.045532" calcext:value-type="float">
            <text:p>1646.045532</text:p>
          </table:table-cell>
          <table:table-cell office:value-type="float" office:value="1708.135498" calcext:value-type="float">
            <text:p>1708.135498</text:p>
          </table:table-cell>
          <table:table-cell table:number-columns-repeated="13"/>
        </table:table-row>
        <table:table-row table:style-name="ro1">
          <table:table-cell office:value-type="float" office:value="1642.521118" calcext:value-type="float">
            <text:p>1642.521118</text:p>
          </table:table-cell>
          <table:table-cell office:value-type="float" office:value="1711.761353" calcext:value-type="float">
            <text:p>1711.761353</text:p>
          </table:table-cell>
          <table:table-cell office:value-type="float" office:value="1650.105103" calcext:value-type="float">
            <text:p>1650.105103</text:p>
          </table:table-cell>
          <table:table-cell office:value-type="float" office:value="1709.064209" calcext:value-type="float">
            <text:p>1709.064209</text:p>
          </table:table-cell>
          <table:table-cell table:number-columns-repeated="13"/>
        </table:table-row>
        <table:table-row table:style-name="ro1">
          <table:table-cell office:value-type="float" office:value="1639.468262" calcext:value-type="float">
            <text:p>1639.468262</text:p>
          </table:table-cell>
          <table:table-cell office:value-type="float" office:value="1711.480469" calcext:value-type="float">
            <text:p>1711.480469</text:p>
          </table:table-cell>
          <table:table-cell office:value-type="float" office:value="1646.108154" calcext:value-type="float">
            <text:p>1646.108154</text:p>
          </table:table-cell>
          <table:table-cell office:value-type="float" office:value="1707.818359" calcext:value-type="float">
            <text:p>1707.818359</text:p>
          </table:table-cell>
          <table:table-cell table:number-columns-repeated="13"/>
        </table:table-row>
        <table:table-row table:style-name="ro1">
          <table:table-cell office:value-type="float" office:value="1639.804077" calcext:value-type="float">
            <text:p>1639.804077</text:p>
          </table:table-cell>
          <table:table-cell office:value-type="float" office:value="1711.711792" calcext:value-type="float">
            <text:p>1711.711792</text:p>
          </table:table-cell>
          <table:table-cell office:value-type="float" office:value="1648.606079" calcext:value-type="float">
            <text:p>1648.606079</text:p>
          </table:table-cell>
          <table:table-cell office:value-type="float" office:value="1709.264771" calcext:value-type="float">
            <text:p>1709.264771</text:p>
          </table:table-cell>
          <table:table-cell table:number-columns-repeated="13"/>
        </table:table-row>
        <table:table-row table:style-name="ro1">
          <table:table-cell office:value-type="float" office:value="1641.568848" calcext:value-type="float">
            <text:p>1641.568848</text:p>
          </table:table-cell>
          <table:table-cell office:value-type="float" office:value="1697.207642" calcext:value-type="float">
            <text:p>1697.207642</text:p>
          </table:table-cell>
          <table:table-cell office:value-type="float" office:value="1654.27832" calcext:value-type="float">
            <text:p>1654.27832</text:p>
          </table:table-cell>
          <table:table-cell office:value-type="float" office:value="1691.495972" calcext:value-type="float">
            <text:p>1691.495972</text:p>
          </table:table-cell>
          <table:table-cell table:number-columns-repeated="13"/>
        </table:table-row>
        <table:table-row table:style-name="ro1">
          <table:table-cell office:value-type="float" office:value="1630.293701" calcext:value-type="float">
            <text:p>1630.293701</text:p>
          </table:table-cell>
          <table:table-cell office:value-type="float" office:value="1700.013794" calcext:value-type="float">
            <text:p>1700.013794</text:p>
          </table:table-cell>
          <table:table-cell office:value-type="float" office:value="1633.322632" calcext:value-type="float">
            <text:p>1633.322632</text:p>
          </table:table-cell>
          <table:table-cell office:value-type="float" office:value="1701.997925" calcext:value-type="float">
            <text:p>1701.997925</text:p>
          </table:table-cell>
          <table:table-cell table:number-columns-repeated="13"/>
        </table:table-row>
        <table:table-row table:style-name="ro1">
          <table:table-cell office:value-type="float" office:value="1615.220825" calcext:value-type="float">
            <text:p>1615.220825</text:p>
          </table:table-cell>
          <table:table-cell office:value-type="float" office:value="1695.561157" calcext:value-type="float">
            <text:p>1695.561157</text:p>
          </table:table-cell>
          <table:table-cell office:value-type="float" office:value="1619.172974" calcext:value-type="float">
            <text:p>1619.172974</text:p>
          </table:table-cell>
          <table:table-cell office:value-type="float" office:value="1696.172607" calcext:value-type="float">
            <text:p>1696.172607</text:p>
          </table:table-cell>
          <table:table-cell table:number-columns-repeated="13"/>
        </table:table-row>
        <table:table-row table:style-name="ro1">
          <table:table-cell office:value-type="float" office:value="1615.853271" calcext:value-type="float">
            <text:p>1615.853271</text:p>
          </table:table-cell>
          <table:table-cell office:value-type="float" office:value="1679.558594" calcext:value-type="float">
            <text:p>1679.558594</text:p>
          </table:table-cell>
          <table:table-cell office:value-type="float" office:value="1620.768311" calcext:value-type="float">
            <text:p>1620.768311</text:p>
          </table:table-cell>
          <table:table-cell office:value-type="float" office:value="1676.942261" calcext:value-type="float">
            <text:p>1676.942261</text:p>
          </table:table-cell>
          <table:table-cell table:number-columns-repeated="13"/>
        </table:table-row>
        <table:table-row table:style-name="ro1">
          <table:table-cell office:value-type="float" office:value="1604.956299" calcext:value-type="float">
            <text:p>1604.956299</text:p>
          </table:table-cell>
          <table:table-cell office:value-type="float" office:value="1675.786377" calcext:value-type="float">
            <text:p>1675.786377</text:p>
          </table:table-cell>
          <table:table-cell office:value-type="float" office:value="1609.845825" calcext:value-type="float">
            <text:p>1609.845825</text:p>
          </table:table-cell>
          <table:table-cell office:value-type="float" office:value="1675.003418" calcext:value-type="float">
            <text:p>1675.003418</text:p>
          </table:table-cell>
          <table:table-cell table:number-columns-repeated="13"/>
        </table:table-row>
        <table:table-row table:style-name="ro1">
          <table:table-cell office:value-type="float" office:value="1601.53064" calcext:value-type="float">
            <text:p>1601.53064</text:p>
          </table:table-cell>
          <table:table-cell office:value-type="float" office:value="1670.042603" calcext:value-type="float">
            <text:p>1670.042603</text:p>
          </table:table-cell>
          <table:table-cell office:value-type="float" office:value="1611.756348" calcext:value-type="float">
            <text:p>1611.756348</text:p>
          </table:table-cell>
          <table:table-cell office:value-type="float" office:value="1662.252197" calcext:value-type="float">
            <text:p>1662.252197</text:p>
          </table:table-cell>
          <table:table-cell table:number-columns-repeated="13"/>
        </table:table-row>
        <table:table-row table:style-name="ro1">
          <table:table-cell office:value-type="float" office:value="1600.397949" calcext:value-type="float">
            <text:p>1600.397949</text:p>
          </table:table-cell>
          <table:table-cell office:value-type="float" office:value="1660.260498" calcext:value-type="float">
            <text:p>1660.260498</text:p>
          </table:table-cell>
          <table:table-cell office:value-type="float" office:value="1601.855957" calcext:value-type="float">
            <text:p>1601.855957</text:p>
          </table:table-cell>
          <table:table-cell office:value-type="float" office:value="1660.686157" calcext:value-type="float">
            <text:p>1660.686157</text:p>
          </table:table-cell>
          <table:table-cell table:number-columns-repeated="13"/>
        </table:table-row>
        <table:table-row table:style-name="ro1">
          <table:table-cell office:value-type="float" office:value="1602.72522" calcext:value-type="float">
            <text:p>1602.72522</text:p>
          </table:table-cell>
          <table:table-cell office:value-type="float" office:value="1648.635132" calcext:value-type="float">
            <text:p>1648.635132</text:p>
          </table:table-cell>
          <table:table-cell office:value-type="float" office:value="1606.612061" calcext:value-type="float">
            <text:p>1606.612061</text:p>
          </table:table-cell>
          <table:table-cell office:value-type="float" office:value="1649.656006" calcext:value-type="float">
            <text:p>1649.656006</text:p>
          </table:table-cell>
          <table:table-cell table:number-columns-repeated="13"/>
        </table:table-row>
        <table:table-row table:style-name="ro1">
          <table:table-cell office:value-type="float" office:value="1590.215332" calcext:value-type="float">
            <text:p>1590.215332</text:p>
          </table:table-cell>
          <table:table-cell office:value-type="float" office:value="1647.744873" calcext:value-type="float">
            <text:p>1647.744873</text:p>
          </table:table-cell>
          <table:table-cell office:value-type="float" office:value="1596.521973" calcext:value-type="float">
            <text:p>1596.521973</text:p>
          </table:table-cell>
          <table:table-cell office:value-type="float" office:value="1643.326294" calcext:value-type="float">
            <text:p>1643.326294</text:p>
          </table:table-cell>
          <table:table-cell table:number-columns-repeated="13"/>
        </table:table-row>
        <table:table-row table:style-name="ro1">
          <table:table-cell office:value-type="float" office:value="1596.848389" calcext:value-type="float">
            <text:p>1596.848389</text:p>
          </table:table-cell>
          <table:table-cell office:value-type="float" office:value="1638.744263" calcext:value-type="float">
            <text:p>1638.744263</text:p>
          </table:table-cell>
          <table:table-cell office:value-type="float" office:value="1594.008423" calcext:value-type="float">
            <text:p>1594.008423</text:p>
          </table:table-cell>
          <table:table-cell office:value-type="float" office:value="1637.880493" calcext:value-type="float">
            <text:p>1637.880493</text:p>
          </table:table-cell>
          <table:table-cell table:number-columns-repeated="13"/>
        </table:table-row>
        <table:table-row table:style-name="ro1">
          <table:table-cell office:value-type="float" office:value="1589.793335" calcext:value-type="float">
            <text:p>1589.793335</text:p>
          </table:table-cell>
          <table:table-cell office:value-type="float" office:value="1633.504395" calcext:value-type="float">
            <text:p>1633.504395</text:p>
          </table:table-cell>
          <table:table-cell office:value-type="float" office:value="1594.959717" calcext:value-type="float">
            <text:p>1594.959717</text:p>
          </table:table-cell>
          <table:table-cell office:value-type="float" office:value="1630.231445" calcext:value-type="float">
            <text:p>1630.231445</text:p>
          </table:table-cell>
          <table:table-cell table:number-columns-repeated="13"/>
        </table:table-row>
        <table:table-row table:style-name="ro1">
          <table:table-cell office:value-type="float" office:value="1585.49292" calcext:value-type="float">
            <text:p>1585.49292</text:p>
          </table:table-cell>
          <table:table-cell office:value-type="float" office:value="1630.503784" calcext:value-type="float">
            <text:p>1630.503784</text:p>
          </table:table-cell>
          <table:table-cell office:value-type="float" office:value="1592.233643" calcext:value-type="float">
            <text:p>1592.233643</text:p>
          </table:table-cell>
          <table:table-cell office:value-type="float" office:value="1626.667114" calcext:value-type="float">
            <text:p>1626.667114</text:p>
          </table:table-cell>
          <table:table-cell table:number-columns-repeated="13"/>
        </table:table-row>
        <table:table-row table:style-name="ro1">
          <table:table-cell office:value-type="float" office:value="1586.157227" calcext:value-type="float">
            <text:p>1586.157227</text:p>
          </table:table-cell>
          <table:table-cell office:value-type="float" office:value="1622.330444" calcext:value-type="float">
            <text:p>1622.330444</text:p>
          </table:table-cell>
          <table:table-cell office:value-type="float" office:value="1586.293213" calcext:value-type="float">
            <text:p>1586.293213</text:p>
          </table:table-cell>
          <table:table-cell office:value-type="float" office:value="1621.544678" calcext:value-type="float">
            <text:p>1621.544678</text:p>
          </table:table-cell>
          <table:table-cell table:number-columns-repeated="13"/>
        </table:table-row>
        <table:table-row table:style-name="ro1">
          <table:table-cell office:value-type="float" office:value="1581.468994" calcext:value-type="float">
            <text:p>1581.468994</text:p>
          </table:table-cell>
          <table:table-cell office:value-type="float" office:value="1622.597534" calcext:value-type="float">
            <text:p>1622.597534</text:p>
          </table:table-cell>
          <table:table-cell office:value-type="float" office:value="1585.495361" calcext:value-type="float">
            <text:p>1585.495361</text:p>
          </table:table-cell>
          <table:table-cell office:value-type="float" office:value="1621.931396" calcext:value-type="float">
            <text:p>1621.931396</text:p>
          </table:table-cell>
          <table:table-cell table:number-columns-repeated="13"/>
        </table:table-row>
        <table:table-row table:style-name="ro1">
          <table:table-cell office:value-type="float" office:value="1580.068726" calcext:value-type="float">
            <text:p>1580.068726</text:p>
          </table:table-cell>
          <table:table-cell office:value-type="float" office:value="1618.46814" calcext:value-type="float">
            <text:p>1618.46814</text:p>
          </table:table-cell>
          <table:table-cell office:value-type="float" office:value="1581.414917" calcext:value-type="float">
            <text:p>1581.414917</text:p>
          </table:table-cell>
          <table:table-cell office:value-type="float" office:value="1615.28833" calcext:value-type="float">
            <text:p>1615.28833</text:p>
          </table:table-cell>
          <table:table-cell table:number-columns-repeated="13"/>
        </table:table-row>
        <table:table-row table:style-name="ro1">
          <table:table-cell office:value-type="float" office:value="1579.168213" calcext:value-type="float">
            <text:p>1579.168213</text:p>
          </table:table-cell>
          <table:table-cell office:value-type="float" office:value="1610.788208" calcext:value-type="float">
            <text:p>1610.788208</text:p>
          </table:table-cell>
          <table:table-cell office:value-type="float" office:value="1580.02771" calcext:value-type="float">
            <text:p>1580.02771</text:p>
          </table:table-cell>
          <table:table-cell office:value-type="float" office:value="1612.431274" calcext:value-type="float">
            <text:p>1612.431274</text:p>
          </table:table-cell>
          <table:table-cell table:number-columns-repeated="13"/>
        </table:table-row>
        <table:table-row table:style-name="ro1">
          <table:table-cell office:value-type="float" office:value="1576.957397" calcext:value-type="float">
            <text:p>1576.957397</text:p>
          </table:table-cell>
          <table:table-cell office:value-type="float" office:value="1608.256592" calcext:value-type="float">
            <text:p>1608.256592</text:p>
          </table:table-cell>
          <table:table-cell office:value-type="float" office:value="1581.952271" calcext:value-type="float">
            <text:p>1581.952271</text:p>
          </table:table-cell>
          <table:table-cell office:value-type="float" office:value="1608.694092" calcext:value-type="float">
            <text:p>1608.694092</text:p>
          </table:table-cell>
          <table:table-cell table:number-columns-repeated="13"/>
        </table:table-row>
        <table:table-row table:style-name="ro1">
          <table:table-cell office:value-type="float" office:value="1575.647095" calcext:value-type="float">
            <text:p>1575.647095</text:p>
          </table:table-cell>
          <table:table-cell office:value-type="float" office:value="1605.763184" calcext:value-type="float">
            <text:p>1605.763184</text:p>
          </table:table-cell>
          <table:table-cell office:value-type="float" office:value="1577.624878" calcext:value-type="float">
            <text:p>1577.624878</text:p>
          </table:table-cell>
          <table:table-cell office:value-type="float" office:value="1605.780884" calcext:value-type="float">
            <text:p>1605.780884</text:p>
          </table:table-cell>
          <table:table-cell table:number-columns-repeated="13"/>
        </table:table-row>
        <table:table-row table:style-name="ro1">
          <table:table-cell office:value-type="float" office:value="1580.526245" calcext:value-type="float">
            <text:p>1580.526245</text:p>
          </table:table-cell>
          <table:table-cell office:value-type="float" office:value="1599.884033" calcext:value-type="float">
            <text:p>1599.884033</text:p>
          </table:table-cell>
          <table:table-cell office:value-type="float" office:value="1576.646362" calcext:value-type="float">
            <text:p>1576.646362</text:p>
          </table:table-cell>
          <table:table-cell office:value-type="float" office:value="1602.100952" calcext:value-type="float">
            <text:p>1602.100952</text:p>
          </table:table-cell>
          <table:table-cell table:number-columns-repeated="13"/>
        </table:table-row>
        <table:table-row table:style-name="ro1">
          <table:table-cell office:value-type="float" office:value="1574.908203" calcext:value-type="float">
            <text:p>1574.908203</text:p>
          </table:table-cell>
          <table:table-cell office:value-type="float" office:value="1599.637085" calcext:value-type="float">
            <text:p>1599.637085</text:p>
          </table:table-cell>
          <table:table-cell office:value-type="float" office:value="1575.633667" calcext:value-type="float">
            <text:p>1575.633667</text:p>
          </table:table-cell>
          <table:table-cell office:value-type="float" office:value="1600.06958" calcext:value-type="float">
            <text:p>1600.06958</text:p>
          </table:table-cell>
          <table:table-cell table:number-columns-repeated="13"/>
        </table:table-row>
        <table:table-row table:style-name="ro1">
          <table:table-cell office:value-type="float" office:value="1571.571045" calcext:value-type="float">
            <text:p>1571.571045</text:p>
          </table:table-cell>
          <table:table-cell office:value-type="float" office:value="1596.203735" calcext:value-type="float">
            <text:p>1596.203735</text:p>
          </table:table-cell>
          <table:table-cell office:value-type="float" office:value="1571.49292" calcext:value-type="float">
            <text:p>1571.49292</text:p>
          </table:table-cell>
          <table:table-cell office:value-type="float" office:value="1596.706421" calcext:value-type="float">
            <text:p>1596.706421</text:p>
          </table:table-cell>
          <table:table-cell table:number-columns-repeated="13"/>
        </table:table-row>
        <table:table-row table:style-name="ro1">
          <table:table-cell office:value-type="float" office:value="1573.84082" calcext:value-type="float">
            <text:p>1573.84082</text:p>
          </table:table-cell>
          <table:table-cell office:value-type="float" office:value="1596.446289" calcext:value-type="float">
            <text:p>1596.446289</text:p>
          </table:table-cell>
          <table:table-cell office:value-type="float" office:value="1573.591431" calcext:value-type="float">
            <text:p>1573.591431</text:p>
          </table:table-cell>
          <table:table-cell office:value-type="float" office:value="1597.006592" calcext:value-type="float">
            <text:p>1597.006592</text:p>
          </table:table-cell>
          <table:table-cell table:number-columns-repeated="13"/>
        </table:table-row>
        <table:table-row table:style-name="ro1">
          <table:table-cell office:value-type="float" office:value="1569.815674" calcext:value-type="float">
            <text:p>1569.815674</text:p>
          </table:table-cell>
          <table:table-cell office:value-type="float" office:value="1594.360352" calcext:value-type="float">
            <text:p>1594.360352</text:p>
          </table:table-cell>
          <table:table-cell office:value-type="float" office:value="1574.397461" calcext:value-type="float">
            <text:p>1574.397461</text:p>
          </table:table-cell>
          <table:table-cell office:value-type="float" office:value="1589.855591" calcext:value-type="float">
            <text:p>1589.855591</text:p>
          </table:table-cell>
          <table:table-cell table:number-columns-repeated="13"/>
        </table:table-row>
        <table:table-row table:style-name="ro1">
          <table:table-cell office:value-type="float" office:value="1571.140991" calcext:value-type="float">
            <text:p>1571.140991</text:p>
          </table:table-cell>
          <table:table-cell office:value-type="float" office:value="1590.910767" calcext:value-type="float">
            <text:p>1590.910767</text:p>
          </table:table-cell>
          <table:table-cell office:value-type="float" office:value="1569.990723" calcext:value-type="float">
            <text:p>1569.990723</text:p>
          </table:table-cell>
          <table:table-cell office:value-type="float" office:value="1590.588501" calcext:value-type="float">
            <text:p>1590.588501</text:p>
          </table:table-cell>
          <table:table-cell table:number-columns-repeated="13"/>
        </table:table-row>
        <table:table-row table:style-name="ro1">
          <table:table-cell office:value-type="float" office:value="1569.856934" calcext:value-type="float">
            <text:p>1569.856934</text:p>
          </table:table-cell>
          <table:table-cell office:value-type="float" office:value="1589.050171" calcext:value-type="float">
            <text:p>1589.050171</text:p>
          </table:table-cell>
          <table:table-cell office:value-type="float" office:value="1572.314819" calcext:value-type="float">
            <text:p>1572.314819</text:p>
          </table:table-cell>
          <table:table-cell office:value-type="float" office:value="1586.307617" calcext:value-type="float">
            <text:p>1586.307617</text:p>
          </table:table-cell>
          <table:table-cell table:number-columns-repeated="13"/>
        </table:table-row>
        <table:table-row table:style-name="ro1">
          <table:table-cell office:value-type="float" office:value="1568.164673" calcext:value-type="float">
            <text:p>1568.164673</text:p>
          </table:table-cell>
          <table:table-cell office:value-type="float" office:value="1586.470581" calcext:value-type="float">
            <text:p>1586.470581</text:p>
          </table:table-cell>
          <table:table-cell office:value-type="float" office:value="1568.078369" calcext:value-type="float">
            <text:p>1568.078369</text:p>
          </table:table-cell>
          <table:table-cell office:value-type="float" office:value="1589.216309" calcext:value-type="float">
            <text:p>1589.216309</text:p>
          </table:table-cell>
          <table:table-cell table:number-columns-repeated="13"/>
        </table:table-row>
        <table:table-row table:style-name="ro1">
          <table:table-cell office:value-type="float" office:value="1567.407227" calcext:value-type="float">
            <text:p>1567.407227</text:p>
          </table:table-cell>
          <table:table-cell office:value-type="float" office:value="1586.954468" calcext:value-type="float">
            <text:p>1586.954468</text:p>
          </table:table-cell>
          <table:table-cell office:value-type="float" office:value="1568.530762" calcext:value-type="float">
            <text:p>1568.530762</text:p>
          </table:table-cell>
          <table:table-cell office:value-type="float" office:value="1587.613037" calcext:value-type="float">
            <text:p>1587.613037</text:p>
          </table:table-cell>
          <table:table-cell table:number-columns-repeated="13"/>
        </table:table-row>
        <table:table-row table:style-name="ro1">
          <table:table-cell office:value-type="float" office:value="1600.292114" calcext:value-type="float">
            <text:p>1600.292114</text:p>
          </table:table-cell>
          <table:table-cell office:value-type="float" office:value="1636.96875" calcext:value-type="float">
            <text:p>1636.96875</text:p>
          </table:table-cell>
          <table:table-cell office:value-type="float" office:value="1539.764282" calcext:value-type="float">
            <text:p>1539.764282</text:p>
          </table:table-cell>
          <table:table-cell office:value-type="float" office:value="1517.075073" calcext:value-type="float">
            <text:p>1517.075073</text:p>
          </table:table-cell>
          <table:table-cell table:number-columns-repeated="13"/>
        </table:table-row>
        <table:table-row table:style-name="ro1">
          <table:table-cell office:value-type="float" office:value="1603.051514" calcext:value-type="float">
            <text:p>1603.051514</text:p>
          </table:table-cell>
          <table:table-cell office:value-type="float" office:value="1639.55481" calcext:value-type="float">
            <text:p>1639.55481</text:p>
          </table:table-cell>
          <table:table-cell office:value-type="float" office:value="1521.325928" calcext:value-type="float">
            <text:p>1521.325928</text:p>
          </table:table-cell>
          <table:table-cell office:value-type="float" office:value="1541.11853" calcext:value-type="float">
            <text:p>1541.11853</text:p>
          </table:table-cell>
          <table:table-cell table:number-columns-repeated="13"/>
        </table:table-row>
        <table:table-row table:style-name="ro1">
          <table:table-cell office:value-type="float" office:value="1612.59314" calcext:value-type="float">
            <text:p>1612.59314</text:p>
          </table:table-cell>
          <table:table-cell office:value-type="float" office:value="1683.458374" calcext:value-type="float">
            <text:p>1683.458374</text:p>
          </table:table-cell>
          <table:table-cell office:value-type="float" office:value="1524.060791" calcext:value-type="float">
            <text:p>1524.060791</text:p>
          </table:table-cell>
          <table:table-cell office:value-type="float" office:value="1544.475952" calcext:value-type="float">
            <text:p>1544.475952</text:p>
          </table:table-cell>
          <table:table-cell table:number-columns-repeated="13"/>
        </table:table-row>
        <table:table-row table:style-name="ro1">
          <table:table-cell office:value-type="float" office:value="1662.042725" calcext:value-type="float">
            <text:p>1662.042725</text:p>
          </table:table-cell>
          <table:table-cell office:value-type="float" office:value="1639.735474" calcext:value-type="float">
            <text:p>1639.735474</text:p>
          </table:table-cell>
          <table:table-cell office:value-type="float" office:value="1562.867798" calcext:value-type="float">
            <text:p>1562.867798</text:p>
          </table:table-cell>
          <table:table-cell office:value-type="float" office:value="1564.71228" calcext:value-type="float">
            <text:p>1564.71228</text:p>
          </table:table-cell>
          <table:table-cell table:number-columns-repeated="13"/>
        </table:table-row>
        <table:table-row table:style-name="ro1">
          <table:table-cell office:value-type="float" office:value="1640.634521" calcext:value-type="float">
            <text:p>1640.634521</text:p>
          </table:table-cell>
          <table:table-cell office:value-type="float" office:value="1670.950562" calcext:value-type="float">
            <text:p>1670.950562</text:p>
          </table:table-cell>
          <table:table-cell office:value-type="float" office:value="1606.580322" calcext:value-type="float">
            <text:p>1606.580322</text:p>
          </table:table-cell>
          <table:table-cell office:value-type="float" office:value="1600.115723" calcext:value-type="float">
            <text:p>1600.115723</text:p>
          </table:table-cell>
          <table:table-cell table:number-columns-repeated="13"/>
        </table:table-row>
        <table:table-row table:style-name="ro1">
          <table:table-cell office:value-type="float" office:value="1624.199341" calcext:value-type="float">
            <text:p>1624.199341</text:p>
          </table:table-cell>
          <table:table-cell office:value-type="float" office:value="1698.570435" calcext:value-type="float">
            <text:p>1698.570435</text:p>
          </table:table-cell>
          <table:table-cell office:value-type="float" office:value="1597.435059" calcext:value-type="float">
            <text:p>1597.435059</text:p>
          </table:table-cell>
          <table:table-cell office:value-type="float" office:value="1617.492676" calcext:value-type="float">
            <text:p>1617.492676</text:p>
          </table:table-cell>
          <table:table-cell table:number-columns-repeated="13"/>
        </table:table-row>
        <table:table-row table:style-name="ro1">
          <table:table-cell office:value-type="float" office:value="1644.451538" calcext:value-type="float">
            <text:p>1644.451538</text:p>
          </table:table-cell>
          <table:table-cell office:value-type="float" office:value="1693.776611" calcext:value-type="float">
            <text:p>1693.776611</text:p>
          </table:table-cell>
          <table:table-cell office:value-type="float" office:value="1605.387329" calcext:value-type="float">
            <text:p>1605.387329</text:p>
          </table:table-cell>
          <table:table-cell office:value-type="float" office:value="1613.157471" calcext:value-type="float">
            <text:p>1613.157471</text:p>
          </table:table-cell>
          <table:table-cell table:number-columns-repeated="13"/>
        </table:table-row>
        <table:table-row table:style-name="ro1">
          <table:table-cell office:value-type="float" office:value="1650.201782" calcext:value-type="float">
            <text:p>1650.201782</text:p>
          </table:table-cell>
          <table:table-cell office:value-type="float" office:value="1714.134277" calcext:value-type="float">
            <text:p>1714.134277</text:p>
          </table:table-cell>
          <table:table-cell office:value-type="float" office:value="1617.29834" calcext:value-type="float">
            <text:p>1617.29834</text:p>
          </table:table-cell>
          <table:table-cell office:value-type="float" office:value="1626.200684" calcext:value-type="float">
            <text:p>1626.200684</text:p>
          </table:table-cell>
          <table:table-cell table:number-columns-repeated="13"/>
        </table:table-row>
        <table:table-row table:style-name="ro1">
          <table:table-cell office:value-type="float" office:value="1665.272461" calcext:value-type="float">
            <text:p>1665.272461</text:p>
          </table:table-cell>
          <table:table-cell office:value-type="float" office:value="1696.099487" calcext:value-type="float">
            <text:p>1696.099487</text:p>
          </table:table-cell>
          <table:table-cell office:value-type="float" office:value="1619.467529" calcext:value-type="float">
            <text:p>1619.467529</text:p>
          </table:table-cell>
          <table:table-cell office:value-type="float" office:value="1618.566772" calcext:value-type="float">
            <text:p>1618.566772</text:p>
          </table:table-cell>
          <table:table-cell table:number-columns-repeated="13"/>
        </table:table-row>
        <table:table-row table:style-name="ro1">
          <table:table-cell office:value-type="float" office:value="1635.753418" calcext:value-type="float">
            <text:p>1635.753418</text:p>
          </table:table-cell>
          <table:table-cell office:value-type="float" office:value="1719.289673" calcext:value-type="float">
            <text:p>1719.289673</text:p>
          </table:table-cell>
          <table:table-cell office:value-type="float" office:value="1608.770142" calcext:value-type="float">
            <text:p>1608.770142</text:p>
          </table:table-cell>
          <table:table-cell office:value-type="float" office:value="1656.67749" calcext:value-type="float">
            <text:p>1656.67749</text:p>
          </table:table-cell>
          <table:table-cell table:number-columns-repeated="13"/>
        </table:table-row>
        <table:table-row table:style-name="ro1">
          <table:table-cell office:value-type="float" office:value="1609.5625" calcext:value-type="float">
            <text:p>1609.5625</text:p>
          </table:table-cell>
          <table:table-cell office:value-type="float" office:value="1677.658203" calcext:value-type="float">
            <text:p>1677.658203</text:p>
          </table:table-cell>
          <table:table-cell office:value-type="float" office:value="1628.908203" calcext:value-type="float">
            <text:p>1628.908203</text:p>
          </table:table-cell>
          <table:table-cell office:value-type="float" office:value="1686.041016" calcext:value-type="float">
            <text:p>1686.041016</text:p>
          </table:table-cell>
          <table:table-cell table:number-columns-repeated="13"/>
        </table:table-row>
        <table:table-row table:style-name="ro1">
          <table:table-cell office:value-type="float" office:value="1619.987671" calcext:value-type="float">
            <text:p>1619.987671</text:p>
          </table:table-cell>
          <table:table-cell office:value-type="float" office:value="1669.017334" calcext:value-type="float">
            <text:p>1669.017334</text:p>
          </table:table-cell>
          <table:table-cell office:value-type="float" office:value="1633.516846" calcext:value-type="float">
            <text:p>1633.516846</text:p>
          </table:table-cell>
          <table:table-cell office:value-type="float" office:value="1682.496826" calcext:value-type="float">
            <text:p>1682.496826</text:p>
          </table:table-cell>
          <table:table-cell table:number-columns-repeated="13"/>
        </table:table-row>
        <table:table-row table:style-name="ro1">
          <table:table-cell office:value-type="float" office:value="1616.103271" calcext:value-type="float">
            <text:p>1616.103271</text:p>
          </table:table-cell>
          <table:table-cell office:value-type="float" office:value="1678.381104" calcext:value-type="float">
            <text:p>1678.381104</text:p>
          </table:table-cell>
          <table:table-cell office:value-type="float" office:value="1635.997803" calcext:value-type="float">
            <text:p>1635.997803</text:p>
          </table:table-cell>
          <table:table-cell office:value-type="float" office:value="1684.274902" calcext:value-type="float">
            <text:p>1684.274902</text:p>
          </table:table-cell>
          <table:table-cell table:number-columns-repeated="13"/>
        </table:table-row>
        <table:table-row table:style-name="ro1">
          <table:table-cell office:value-type="float" office:value="1619.239746" calcext:value-type="float">
            <text:p>1619.239746</text:p>
          </table:table-cell>
          <table:table-cell office:value-type="float" office:value="1690.19751" calcext:value-type="float">
            <text:p>1690.19751</text:p>
          </table:table-cell>
          <table:table-cell office:value-type="float" office:value="1629.554565" calcext:value-type="float">
            <text:p>1629.554565</text:p>
          </table:table-cell>
          <table:table-cell office:value-type="float" office:value="1678.944824" calcext:value-type="float">
            <text:p>1678.944824</text:p>
          </table:table-cell>
          <table:table-cell table:number-columns-repeated="13"/>
        </table:table-row>
        <table:table-row table:style-name="ro1">
          <table:table-cell office:value-type="float" office:value="1627.645264" calcext:value-type="float">
            <text:p>1627.645264</text:p>
          </table:table-cell>
          <table:table-cell office:value-type="float" office:value="1680.839233" calcext:value-type="float">
            <text:p>1680.839233</text:p>
          </table:table-cell>
          <table:table-cell office:value-type="float" office:value="1624.989136" calcext:value-type="float">
            <text:p>1624.989136</text:p>
          </table:table-cell>
          <table:table-cell office:value-type="float" office:value="1687.684326" calcext:value-type="float">
            <text:p>1687.684326</text:p>
          </table:table-cell>
          <table:table-cell table:number-columns-repeated="13"/>
        </table:table-row>
        <table:table-row table:style-name="ro1">
          <table:table-cell office:value-type="float" office:value="1626.459717" calcext:value-type="float">
            <text:p>1626.459717</text:p>
          </table:table-cell>
          <table:table-cell office:value-type="float" office:value="1680.692139" calcext:value-type="float">
            <text:p>1680.692139</text:p>
          </table:table-cell>
          <table:table-cell office:value-type="float" office:value="1631.240723" calcext:value-type="float">
            <text:p>1631.240723</text:p>
          </table:table-cell>
          <table:table-cell office:value-type="float" office:value="1686.251709" calcext:value-type="float">
            <text:p>1686.251709</text:p>
          </table:table-cell>
          <table:table-cell table:number-columns-repeated="13"/>
        </table:table-row>
        <table:table-row table:style-name="ro1">
          <table:table-cell office:value-type="float" office:value="1623.327271" calcext:value-type="float">
            <text:p>1623.327271</text:p>
          </table:table-cell>
          <table:table-cell office:value-type="float" office:value="1684.710205" calcext:value-type="float">
            <text:p>1684.710205</text:p>
          </table:table-cell>
          <table:table-cell office:value-type="float" office:value="1629.603394" calcext:value-type="float">
            <text:p>1629.603394</text:p>
          </table:table-cell>
          <table:table-cell office:value-type="float" office:value="1685.263794" calcext:value-type="float">
            <text:p>1685.263794</text:p>
          </table:table-cell>
          <table:table-cell table:number-columns-repeated="13"/>
        </table:table-row>
        <table:table-row table:style-name="ro1">
          <table:table-cell office:value-type="float" office:value="1624.007202" calcext:value-type="float">
            <text:p>1624.007202</text:p>
          </table:table-cell>
          <table:table-cell office:value-type="float" office:value="1687.234985" calcext:value-type="float">
            <text:p>1687.234985</text:p>
          </table:table-cell>
          <table:table-cell office:value-type="float" office:value="1628.762329" calcext:value-type="float">
            <text:p>1628.762329</text:p>
          </table:table-cell>
          <table:table-cell office:value-type="float" office:value="1690.800049" calcext:value-type="float">
            <text:p>1690.800049</text:p>
          </table:table-cell>
          <table:table-cell table:number-columns-repeated="13"/>
        </table:table-row>
        <table:table-row table:style-name="ro1">
          <table:table-cell office:value-type="float" office:value="1628.455933" calcext:value-type="float">
            <text:p>1628.455933</text:p>
          </table:table-cell>
          <table:table-cell office:value-type="float" office:value="1683.755249" calcext:value-type="float">
            <text:p>1683.755249</text:p>
          </table:table-cell>
          <table:table-cell office:value-type="float" office:value="1635.539917" calcext:value-type="float">
            <text:p>1635.539917</text:p>
          </table:table-cell>
          <table:table-cell office:value-type="float" office:value="1682.050415" calcext:value-type="float">
            <text:p>1682.050415</text:p>
          </table:table-cell>
          <table:table-cell table:number-columns-repeated="13"/>
        </table:table-row>
        <table:table-row table:style-name="ro1">
          <table:table-cell office:value-type="float" office:value="1628.016479" calcext:value-type="float">
            <text:p>1628.016479</text:p>
          </table:table-cell>
          <table:table-cell office:value-type="float" office:value="1685.942627" calcext:value-type="float">
            <text:p>1685.942627</text:p>
          </table:table-cell>
          <table:table-cell office:value-type="float" office:value="1632.507568" calcext:value-type="float">
            <text:p>1632.507568</text:p>
          </table:table-cell>
          <table:table-cell office:value-type="float" office:value="1684.191406" calcext:value-type="float">
            <text:p>1684.191406</text:p>
          </table:table-cell>
          <table:table-cell table:number-columns-repeated="13"/>
        </table:table-row>
        <table:table-row table:style-name="ro1">
          <table:table-cell office:value-type="float" office:value="1627.268921" calcext:value-type="float">
            <text:p>1627.268921</text:p>
          </table:table-cell>
          <table:table-cell office:value-type="float" office:value="1686.285278" calcext:value-type="float">
            <text:p>1686.285278</text:p>
          </table:table-cell>
          <table:table-cell office:value-type="float" office:value="1628.015259" calcext:value-type="float">
            <text:p>1628.015259</text:p>
          </table:table-cell>
          <table:table-cell office:value-type="float" office:value="1689.236938" calcext:value-type="float">
            <text:p>1689.236938</text:p>
          </table:table-cell>
          <table:table-cell table:number-columns-repeated="13"/>
        </table:table-row>
        <table:table-row table:style-name="ro1">
          <table:table-cell office:value-type="float" office:value="1625.628662" calcext:value-type="float">
            <text:p>1625.628662</text:p>
          </table:table-cell>
          <table:table-cell office:value-type="float" office:value="1686.746826" calcext:value-type="float">
            <text:p>1686.746826</text:p>
          </table:table-cell>
          <table:table-cell office:value-type="float" office:value="1630.428589" calcext:value-type="float">
            <text:p>1630.428589</text:p>
          </table:table-cell>
          <table:table-cell office:value-type="float" office:value="1684.915283" calcext:value-type="float">
            <text:p>1684.915283</text:p>
          </table:table-cell>
          <table:table-cell table:number-columns-repeated="13"/>
        </table:table-row>
        <table:table-row table:style-name="ro1">
          <table:table-cell office:value-type="float" office:value="1627.306763" calcext:value-type="float">
            <text:p>1627.306763</text:p>
          </table:table-cell>
          <table:table-cell office:value-type="float" office:value="1689.219849" calcext:value-type="float">
            <text:p>1689.219849</text:p>
          </table:table-cell>
          <table:table-cell office:value-type="float" office:value="1633.090454" calcext:value-type="float">
            <text:p>1633.090454</text:p>
          </table:table-cell>
          <table:table-cell office:value-type="float" office:value="1685.244141" calcext:value-type="float">
            <text:p>1685.244141</text:p>
          </table:table-cell>
          <table:table-cell table:number-columns-repeated="13"/>
        </table:table-row>
        <table:table-row table:style-name="ro1">
          <table:table-cell office:value-type="float" office:value="1626.658203" calcext:value-type="float">
            <text:p>1626.658203</text:p>
          </table:table-cell>
          <table:table-cell office:value-type="float" office:value="1686.797852" calcext:value-type="float">
            <text:p>1686.797852</text:p>
          </table:table-cell>
          <table:table-cell office:value-type="float" office:value="1628.503662" calcext:value-type="float">
            <text:p>1628.503662</text:p>
          </table:table-cell>
          <table:table-cell office:value-type="float" office:value="1689.084473" calcext:value-type="float">
            <text:p>1689.084473</text:p>
          </table:table-cell>
          <table:table-cell table:number-columns-repeated="13"/>
        </table:table-row>
        <table:table-row table:style-name="ro1">
          <table:table-cell office:value-type="float" office:value="1628.191895" calcext:value-type="float">
            <text:p>1628.191895</text:p>
          </table:table-cell>
          <table:table-cell office:value-type="float" office:value="1688.809814" calcext:value-type="float">
            <text:p>1688.809814</text:p>
          </table:table-cell>
          <table:table-cell office:value-type="float" office:value="1632.647949" calcext:value-type="float">
            <text:p>1632.647949</text:p>
          </table:table-cell>
          <table:table-cell office:value-type="float" office:value="1687.554688" calcext:value-type="float">
            <text:p>1687.554688</text:p>
          </table:table-cell>
          <table:table-cell table:number-columns-repeated="13"/>
        </table:table-row>
        <table:table-row table:style-name="ro1">
          <table:table-cell office:value-type="float" office:value="1626.391113" calcext:value-type="float">
            <text:p>1626.391113</text:p>
          </table:table-cell>
          <table:table-cell office:value-type="float" office:value="1691.63562" calcext:value-type="float">
            <text:p>1691.63562</text:p>
          </table:table-cell>
          <table:table-cell office:value-type="float" office:value="1630.399292" calcext:value-type="float">
            <text:p>1630.399292</text:p>
          </table:table-cell>
          <table:table-cell office:value-type="float" office:value="1689.527466" calcext:value-type="float">
            <text:p>1689.527466</text:p>
          </table:table-cell>
          <table:table-cell table:number-columns-repeated="13"/>
        </table:table-row>
        <table:table-row table:style-name="ro1">
          <table:table-cell office:value-type="float" office:value="1628.914062" calcext:value-type="float">
            <text:p>1628.914062</text:p>
          </table:table-cell>
          <table:table-cell office:value-type="float" office:value="1689.811157" calcext:value-type="float">
            <text:p>1689.811157</text:p>
          </table:table-cell>
          <table:table-cell office:value-type="float" office:value="1627.473755" calcext:value-type="float">
            <text:p>1627.473755</text:p>
          </table:table-cell>
          <table:table-cell office:value-type="float" office:value="1692.818848" calcext:value-type="float">
            <text:p>1692.818848</text:p>
          </table:table-cell>
          <table:table-cell table:number-columns-repeated="13"/>
        </table:table-row>
        <table:table-row table:style-name="ro1">
          <table:table-cell office:value-type="float" office:value="1629.067017" calcext:value-type="float">
            <text:p>1629.067017</text:p>
          </table:table-cell>
          <table:table-cell office:value-type="float" office:value="1683.626709" calcext:value-type="float">
            <text:p>1683.626709</text:p>
          </table:table-cell>
          <table:table-cell office:value-type="float" office:value="1632.747803" calcext:value-type="float">
            <text:p>1632.747803</text:p>
          </table:table-cell>
          <table:table-cell office:value-type="float" office:value="1686.27478" calcext:value-type="float">
            <text:p>1686.27478</text:p>
          </table:table-cell>
          <table:table-cell table:number-columns-repeated="13"/>
        </table:table-row>
        <table:table-row table:style-name="ro1">
          <table:table-cell office:value-type="float" office:value="1626.356079" calcext:value-type="float">
            <text:p>1626.356079</text:p>
          </table:table-cell>
          <table:table-cell office:value-type="float" office:value="1691.990601" calcext:value-type="float">
            <text:p>1691.990601</text:p>
          </table:table-cell>
          <table:table-cell office:value-type="float" office:value="1632.372925" calcext:value-type="float">
            <text:p>1632.372925</text:p>
          </table:table-cell>
          <table:table-cell office:value-type="float" office:value="1685.884033" calcext:value-type="float">
            <text:p>1685.884033</text:p>
          </table:table-cell>
          <table:table-cell table:number-columns-repeated="13"/>
        </table:table-row>
        <table:table-row table:style-name="ro1">
          <table:table-cell office:value-type="float" office:value="1628.474854" calcext:value-type="float">
            <text:p>1628.474854</text:p>
          </table:table-cell>
          <table:table-cell office:value-type="float" office:value="1689.762329" calcext:value-type="float">
            <text:p>1689.762329</text:p>
          </table:table-cell>
          <table:table-cell office:value-type="float" office:value="1636.239258" calcext:value-type="float">
            <text:p>1636.239258</text:p>
          </table:table-cell>
          <table:table-cell office:value-type="float" office:value="1684.845093" calcext:value-type="float">
            <text:p>1684.845093</text:p>
          </table:table-cell>
          <table:table-cell table:number-columns-repeated="13"/>
        </table:table-row>
        <table:table-row table:style-name="ro1">
          <table:table-cell office:value-type="float" office:value="1627.934204" calcext:value-type="float">
            <text:p>1627.934204</text:p>
          </table:table-cell>
          <table:table-cell office:value-type="float" office:value="1689.952026" calcext:value-type="float">
            <text:p>1689.952026</text:p>
          </table:table-cell>
          <table:table-cell office:value-type="float" office:value="1631.803467" calcext:value-type="float">
            <text:p>1631.803467</text:p>
          </table:table-cell>
          <table:table-cell office:value-type="float" office:value="1688.618652" calcext:value-type="float">
            <text:p>1688.618652</text:p>
          </table:table-cell>
          <table:table-cell table:number-columns-repeated="13"/>
        </table:table-row>
        <table:table-row table:style-name="ro1">
          <table:table-cell office:value-type="float" office:value="1628.255615" calcext:value-type="float">
            <text:p>1628.255615</text:p>
          </table:table-cell>
          <table:table-cell office:value-type="float" office:value="1691.49353" calcext:value-type="float">
            <text:p>1691.49353</text:p>
          </table:table-cell>
          <table:table-cell office:value-type="float" office:value="1632.920166" calcext:value-type="float">
            <text:p>1632.920166</text:p>
          </table:table-cell>
          <table:table-cell office:value-type="float" office:value="1693.382935" calcext:value-type="float">
            <text:p>1693.382935</text:p>
          </table:table-cell>
          <table:table-cell table:number-columns-repeated="13"/>
        </table:table-row>
        <table:table-row table:style-name="ro1">
          <table:table-cell office:value-type="float" office:value="1627.372803" calcext:value-type="float">
            <text:p>1627.372803</text:p>
          </table:table-cell>
          <table:table-cell office:value-type="float" office:value="1692.099609" calcext:value-type="float">
            <text:p>1692.099609</text:p>
          </table:table-cell>
          <table:table-cell office:value-type="float" office:value="1631.98291" calcext:value-type="float">
            <text:p>1631.98291</text:p>
          </table:table-cell>
          <table:table-cell office:value-type="float" office:value="1690.190674" calcext:value-type="float">
            <text:p>1690.190674</text:p>
          </table:table-cell>
          <table:table-cell table:number-columns-repeated="13"/>
        </table:table-row>
        <table:table-row table:style-name="ro1">
          <table:table-cell office:value-type="float" office:value="1628.695801" calcext:value-type="float">
            <text:p>1628.695801</text:p>
          </table:table-cell>
          <table:table-cell office:value-type="float" office:value="1689.724487" calcext:value-type="float">
            <text:p>1689.724487</text:p>
          </table:table-cell>
          <table:table-cell office:value-type="float" office:value="1631.827637" calcext:value-type="float">
            <text:p>1631.827637</text:p>
          </table:table-cell>
          <table:table-cell office:value-type="float" office:value="1687.90332" calcext:value-type="float">
            <text:p>1687.90332</text:p>
          </table:table-cell>
          <table:table-cell table:number-columns-repeated="13"/>
        </table:table-row>
        <table:table-row table:style-name="ro1">
          <table:table-cell office:value-type="float" office:value="1626.520264" calcext:value-type="float">
            <text:p>1626.520264</text:p>
          </table:table-cell>
          <table:table-cell office:value-type="float" office:value="1691.971924" calcext:value-type="float">
            <text:p>1691.971924</text:p>
          </table:table-cell>
          <table:table-cell office:value-type="float" office:value="1633.135132" calcext:value-type="float">
            <text:p>1633.135132</text:p>
          </table:table-cell>
          <table:table-cell office:value-type="float" office:value="1688.02771" calcext:value-type="float">
            <text:p>1688.02771</text:p>
          </table:table-cell>
          <table:table-cell table:number-columns-repeated="13"/>
        </table:table-row>
        <table:table-row table:style-name="ro1">
          <table:table-cell office:value-type="float" office:value="1624.218506" calcext:value-type="float">
            <text:p>1624.218506</text:p>
          </table:table-cell>
          <table:table-cell office:value-type="float" office:value="1693.386108" calcext:value-type="float">
            <text:p>1693.386108</text:p>
          </table:table-cell>
          <table:table-cell office:value-type="float" office:value="1633.090698" calcext:value-type="float">
            <text:p>1633.090698</text:p>
          </table:table-cell>
          <table:table-cell office:value-type="float" office:value="1692.371094" calcext:value-type="float">
            <text:p>1692.371094</text:p>
          </table:table-cell>
          <table:table-cell table:number-columns-repeated="13"/>
        </table:table-row>
        <table:table-row table:style-name="ro1">
          <table:table-cell office:value-type="float" office:value="1629.704834" calcext:value-type="float">
            <text:p>1629.704834</text:p>
          </table:table-cell>
          <table:table-cell office:value-type="float" office:value="1689.707764" calcext:value-type="float">
            <text:p>1689.707764</text:p>
          </table:table-cell>
          <table:table-cell office:value-type="float" office:value="1633.110107" calcext:value-type="float">
            <text:p>1633.110107</text:p>
          </table:table-cell>
          <table:table-cell office:value-type="float" office:value="1689.953613" calcext:value-type="float">
            <text:p>1689.953613</text:p>
          </table:table-cell>
          <table:table-cell table:number-columns-repeated="13"/>
        </table:table-row>
        <table:table-row table:style-name="ro1">
          <table:table-cell office:value-type="float" office:value="1627.417358" calcext:value-type="float">
            <text:p>1627.417358</text:p>
          </table:table-cell>
          <table:table-cell office:value-type="float" office:value="1694.47876" calcext:value-type="float">
            <text:p>1694.47876</text:p>
          </table:table-cell>
          <table:table-cell office:value-type="float" office:value="1634.752563" calcext:value-type="float">
            <text:p>1634.752563</text:p>
          </table:table-cell>
          <table:table-cell office:value-type="float" office:value="1691.477417" calcext:value-type="float">
            <text:p>1691.477417</text:p>
          </table:table-cell>
          <table:table-cell table:number-columns-repeated="13"/>
        </table:table-row>
        <table:table-row table:style-name="ro1">
          <table:table-cell office:value-type="float" office:value="1632.022949" calcext:value-type="float">
            <text:p>1632.022949</text:p>
          </table:table-cell>
          <table:table-cell office:value-type="float" office:value="1691.310791" calcext:value-type="float">
            <text:p>1691.310791</text:p>
          </table:table-cell>
          <table:table-cell office:value-type="float" office:value="1634.708374" calcext:value-type="float">
            <text:p>1634.708374</text:p>
          </table:table-cell>
          <table:table-cell office:value-type="float" office:value="1692.203491" calcext:value-type="float">
            <text:p>1692.203491</text:p>
          </table:table-cell>
          <table:table-cell table:number-columns-repeated="13"/>
        </table:table-row>
        <table:table-row table:style-name="ro1">
          <table:table-cell office:value-type="float" office:value="1632.80249" calcext:value-type="float">
            <text:p>1632.80249</text:p>
          </table:table-cell>
          <table:table-cell office:value-type="float" office:value="1691.165771" calcext:value-type="float">
            <text:p>1691.165771</text:p>
          </table:table-cell>
          <table:table-cell office:value-type="float" office:value="1636.840942" calcext:value-type="float">
            <text:p>1636.840942</text:p>
          </table:table-cell>
          <table:table-cell office:value-type="float" office:value="1689.926025" calcext:value-type="float">
            <text:p>1689.926025</text:p>
          </table:table-cell>
          <table:table-cell table:number-columns-repeated="13"/>
        </table:table-row>
        <table:table-row table:style-name="ro1">
          <table:table-cell office:value-type="float" office:value="1628.968018" calcext:value-type="float">
            <text:p>1628.968018</text:p>
          </table:table-cell>
          <table:table-cell office:value-type="float" office:value="1693.733398" calcext:value-type="float">
            <text:p>1693.733398</text:p>
          </table:table-cell>
          <table:table-cell office:value-type="float" office:value="1633.222168" calcext:value-type="float">
            <text:p>1633.222168</text:p>
          </table:table-cell>
          <table:table-cell office:value-type="float" office:value="1692.250244" calcext:value-type="float">
            <text:p>1692.250244</text:p>
          </table:table-cell>
          <table:table-cell table:number-columns-repeated="13"/>
        </table:table-row>
        <table:table-row table:style-name="ro1">
          <table:table-cell office:value-type="float" office:value="1628.931763" calcext:value-type="float">
            <text:p>1628.931763</text:p>
          </table:table-cell>
          <table:table-cell office:value-type="float" office:value="1693.620361" calcext:value-type="float">
            <text:p>1693.620361</text:p>
          </table:table-cell>
          <table:table-cell office:value-type="float" office:value="1633.880615" calcext:value-type="float">
            <text:p>1633.880615</text:p>
          </table:table-cell>
          <table:table-cell office:value-type="float" office:value="1693.841309" calcext:value-type="float">
            <text:p>1693.841309</text:p>
          </table:table-cell>
          <table:table-cell table:number-columns-repeated="13"/>
        </table:table-row>
        <table:table-row table:style-name="ro1">
          <table:table-cell office:value-type="float" office:value="1628.987793" calcext:value-type="float">
            <text:p>1628.987793</text:p>
          </table:table-cell>
          <table:table-cell office:value-type="float" office:value="1694.113281" calcext:value-type="float">
            <text:p>1694.113281</text:p>
          </table:table-cell>
          <table:table-cell office:value-type="float" office:value="1638.6604" calcext:value-type="float">
            <text:p>1638.6604</text:p>
          </table:table-cell>
          <table:table-cell office:value-type="float" office:value="1691.483276" calcext:value-type="float">
            <text:p>1691.483276</text:p>
          </table:table-cell>
          <table:table-cell table:number-columns-repeated="13"/>
        </table:table-row>
        <table:table-row table:style-name="ro1">
          <table:table-cell office:value-type="float" office:value="1635.973267" calcext:value-type="float">
            <text:p>1635.973267</text:p>
          </table:table-cell>
          <table:table-cell office:value-type="float" office:value="1692.761108" calcext:value-type="float">
            <text:p>1692.761108</text:p>
          </table:table-cell>
          <table:table-cell office:value-type="float" office:value="1638.255493" calcext:value-type="float">
            <text:p>1638.255493</text:p>
          </table:table-cell>
          <table:table-cell office:value-type="float" office:value="1691.492188" calcext:value-type="float">
            <text:p>1691.492188</text:p>
          </table:table-cell>
          <table:table-cell table:number-columns-repeated="13"/>
        </table:table-row>
        <table:table-row table:style-name="ro1">
          <table:table-cell office:value-type="float" office:value="1629.509155" calcext:value-type="float">
            <text:p>1629.509155</text:p>
          </table:table-cell>
          <table:table-cell office:value-type="float" office:value="1695.884399" calcext:value-type="float">
            <text:p>1695.884399</text:p>
          </table:table-cell>
          <table:table-cell office:value-type="float" office:value="1637.360352" calcext:value-type="float">
            <text:p>1637.360352</text:p>
          </table:table-cell>
          <table:table-cell office:value-type="float" office:value="1694.895996" calcext:value-type="float">
            <text:p>1694.895996</text:p>
          </table:table-cell>
          <table:table-cell table:number-columns-repeated="13"/>
        </table:table-row>
        <table:table-row table:style-name="ro1">
          <table:table-cell office:value-type="float" office:value="1630.790771" calcext:value-type="float">
            <text:p>1630.790771</text:p>
          </table:table-cell>
          <table:table-cell office:value-type="float" office:value="1698.481689" calcext:value-type="float">
            <text:p>1698.481689</text:p>
          </table:table-cell>
          <table:table-cell office:value-type="float" office:value="1637.398804" calcext:value-type="float">
            <text:p>1637.398804</text:p>
          </table:table-cell>
          <table:table-cell office:value-type="float" office:value="1694.49585" calcext:value-type="float">
            <text:p>1694.49585</text:p>
          </table:table-cell>
          <table:table-cell table:number-columns-repeated="13"/>
        </table:table-row>
        <table:table-row table:style-name="ro1">
          <table:table-cell office:value-type="float" office:value="1630.280762" calcext:value-type="float">
            <text:p>1630.280762</text:p>
          </table:table-cell>
          <table:table-cell office:value-type="float" office:value="1696.298828" calcext:value-type="float">
            <text:p>1696.298828</text:p>
          </table:table-cell>
          <table:table-cell office:value-type="float" office:value="1637.75415" calcext:value-type="float">
            <text:p>1637.75415</text:p>
          </table:table-cell>
          <table:table-cell office:value-type="float" office:value="1695.08667" calcext:value-type="float">
            <text:p>1695.08667</text:p>
          </table:table-cell>
          <table:table-cell table:number-columns-repeated="13"/>
        </table:table-row>
        <table:table-row table:style-name="ro1">
          <table:table-cell office:value-type="float" office:value="1627.131714" calcext:value-type="float">
            <text:p>1627.131714</text:p>
          </table:table-cell>
          <table:table-cell office:value-type="float" office:value="1700.975708" calcext:value-type="float">
            <text:p>1700.975708</text:p>
          </table:table-cell>
          <table:table-cell office:value-type="float" office:value="1637.766357" calcext:value-type="float">
            <text:p>1637.766357</text:p>
          </table:table-cell>
          <table:table-cell office:value-type="float" office:value="1694.605957" calcext:value-type="float">
            <text:p>1694.605957</text:p>
          </table:table-cell>
          <table:table-cell table:number-columns-repeated="13"/>
        </table:table-row>
        <table:table-row table:style-name="ro1">
          <table:table-cell office:value-type="float" office:value="1630.466309" calcext:value-type="float">
            <text:p>1630.466309</text:p>
          </table:table-cell>
          <table:table-cell office:value-type="float" office:value="1698.349976" calcext:value-type="float">
            <text:p>1698.349976</text:p>
          </table:table-cell>
          <table:table-cell office:value-type="float" office:value="1637.144775" calcext:value-type="float">
            <text:p>1637.144775</text:p>
          </table:table-cell>
          <table:table-cell office:value-type="float" office:value="1696.405029" calcext:value-type="float">
            <text:p>1696.405029</text:p>
          </table:table-cell>
          <table:table-cell table:number-columns-repeated="13"/>
        </table:table-row>
        <table:table-row table:style-name="ro1">
          <table:table-cell office:value-type="float" office:value="1630.998291" calcext:value-type="float">
            <text:p>1630.998291</text:p>
          </table:table-cell>
          <table:table-cell office:value-type="float" office:value="1696.669556" calcext:value-type="float">
            <text:p>1696.669556</text:p>
          </table:table-cell>
          <table:table-cell office:value-type="float" office:value="1638.55249" calcext:value-type="float">
            <text:p>1638.55249</text:p>
          </table:table-cell>
          <table:table-cell office:value-type="float" office:value="1692.783936" calcext:value-type="float">
            <text:p>1692.783936</text:p>
          </table:table-cell>
          <table:table-cell table:number-columns-repeated="13"/>
        </table:table-row>
        <table:table-row table:style-name="ro1">
          <table:table-cell office:value-type="float" office:value="1634.802002" calcext:value-type="float">
            <text:p>1634.802002</text:p>
          </table:table-cell>
          <table:table-cell office:value-type="float" office:value="1697.488525" calcext:value-type="float">
            <text:p>1697.488525</text:p>
          </table:table-cell>
          <table:table-cell office:value-type="float" office:value="1641.447998" calcext:value-type="float">
            <text:p>1641.447998</text:p>
          </table:table-cell>
          <table:table-cell office:value-type="float" office:value="1695.408447" calcext:value-type="float">
            <text:p>1695.408447</text:p>
          </table:table-cell>
          <table:table-cell table:number-columns-repeated="13"/>
        </table:table-row>
        <table:table-row table:style-name="ro1">
          <table:table-cell office:value-type="float" office:value="1631.921021" calcext:value-type="float">
            <text:p>1631.921021</text:p>
          </table:table-cell>
          <table:table-cell office:value-type="float" office:value="1698.618286" calcext:value-type="float">
            <text:p>1698.618286</text:p>
          </table:table-cell>
          <table:table-cell office:value-type="float" office:value="1639.241333" calcext:value-type="float">
            <text:p>1639.241333</text:p>
          </table:table-cell>
          <table:table-cell office:value-type="float" office:value="1694.791626" calcext:value-type="float">
            <text:p>1694.791626</text:p>
          </table:table-cell>
          <table:table-cell table:number-columns-repeated="13"/>
        </table:table-row>
        <table:table-row table:style-name="ro1">
          <table:table-cell office:value-type="float" office:value="1634.803711" calcext:value-type="float">
            <text:p>1634.803711</text:p>
          </table:table-cell>
          <table:table-cell office:value-type="float" office:value="1697.623291" calcext:value-type="float">
            <text:p>1697.623291</text:p>
          </table:table-cell>
          <table:table-cell office:value-type="float" office:value="1641.547363" calcext:value-type="float">
            <text:p>1641.547363</text:p>
          </table:table-cell>
          <table:table-cell office:value-type="float" office:value="1694.494141" calcext:value-type="float">
            <text:p>1694.494141</text:p>
          </table:table-cell>
          <table:table-cell table:number-columns-repeated="13"/>
        </table:table-row>
        <table:table-row table:style-name="ro1">
          <table:table-cell office:value-type="float" office:value="1632.584229" calcext:value-type="float">
            <text:p>1632.584229</text:p>
          </table:table-cell>
          <table:table-cell office:value-type="float" office:value="1699.215576" calcext:value-type="float">
            <text:p>1699.215576</text:p>
          </table:table-cell>
          <table:table-cell office:value-type="float" office:value="1639.744629" calcext:value-type="float">
            <text:p>1639.744629</text:p>
          </table:table-cell>
          <table:table-cell office:value-type="float" office:value="1693.39209" calcext:value-type="float">
            <text:p>1693.39209</text:p>
          </table:table-cell>
          <table:table-cell table:number-columns-repeated="13"/>
        </table:table-row>
        <table:table-row table:style-name="ro1">
          <table:table-cell office:value-type="float" office:value="1634.604004" calcext:value-type="float">
            <text:p>1634.604004</text:p>
          </table:table-cell>
          <table:table-cell office:value-type="float" office:value="1700.379028" calcext:value-type="float">
            <text:p>1700.379028</text:p>
          </table:table-cell>
          <table:table-cell office:value-type="float" office:value="1637.755371" calcext:value-type="float">
            <text:p>1637.755371</text:p>
          </table:table-cell>
          <table:table-cell office:value-type="float" office:value="1696.527832" calcext:value-type="float">
            <text:p>1696.527832</text:p>
          </table:table-cell>
          <table:table-cell table:number-columns-repeated="13"/>
        </table:table-row>
        <table:table-row table:style-name="ro1">
          <table:table-cell office:value-type="float" office:value="1631.746338" calcext:value-type="float">
            <text:p>1631.746338</text:p>
          </table:table-cell>
          <table:table-cell office:value-type="float" office:value="1702.194946" calcext:value-type="float">
            <text:p>1702.194946</text:p>
          </table:table-cell>
          <table:table-cell office:value-type="float" office:value="1638.123901" calcext:value-type="float">
            <text:p>1638.123901</text:p>
          </table:table-cell>
          <table:table-cell office:value-type="float" office:value="1699.178955" calcext:value-type="float">
            <text:p>1699.178955</text:p>
          </table:table-cell>
          <table:table-cell table:number-columns-repeated="13"/>
        </table:table-row>
        <table:table-row table:style-name="ro1">
          <table:table-cell office:value-type="float" office:value="1633.208252" calcext:value-type="float">
            <text:p>1633.208252</text:p>
          </table:table-cell>
          <table:table-cell office:value-type="float" office:value="1700.762451" calcext:value-type="float">
            <text:p>1700.762451</text:p>
          </table:table-cell>
          <table:table-cell office:value-type="float" office:value="1639.549316" calcext:value-type="float">
            <text:p>1639.549316</text:p>
          </table:table-cell>
          <table:table-cell office:value-type="float" office:value="1697.072998" calcext:value-type="float">
            <text:p>1697.072998</text:p>
          </table:table-cell>
          <table:table-cell table:number-columns-repeated="13"/>
        </table:table-row>
        <table:table-row table:style-name="ro1">
          <table:table-cell office:value-type="float" office:value="1638.225708" calcext:value-type="float">
            <text:p>1638.225708</text:p>
          </table:table-cell>
          <table:table-cell office:value-type="float" office:value="1699.897583" calcext:value-type="float">
            <text:p>1699.897583</text:p>
          </table:table-cell>
          <table:table-cell office:value-type="float" office:value="1640.803223" calcext:value-type="float">
            <text:p>1640.803223</text:p>
          </table:table-cell>
          <table:table-cell office:value-type="float" office:value="1701.03064" calcext:value-type="float">
            <text:p>1701.03064</text:p>
          </table:table-cell>
          <table:table-cell table:number-columns-repeated="13"/>
        </table:table-row>
        <table:table-row table:style-name="ro1">
          <table:table-cell office:value-type="float" office:value="1634.304932" calcext:value-type="float">
            <text:p>1634.304932</text:p>
          </table:table-cell>
          <table:table-cell office:value-type="float" office:value="1702.092773" calcext:value-type="float">
            <text:p>1702.092773</text:p>
          </table:table-cell>
          <table:table-cell office:value-type="float" office:value="1643.495728" calcext:value-type="float">
            <text:p>1643.495728</text:p>
          </table:table-cell>
          <table:table-cell office:value-type="float" office:value="1693.501465" calcext:value-type="float">
            <text:p>1693.501465</text:p>
          </table:table-cell>
          <table:table-cell table:number-columns-repeated="13"/>
        </table:table-row>
        <table:table-row table:style-name="ro1">
          <table:table-cell office:value-type="float" office:value="1636.710693" calcext:value-type="float">
            <text:p>1636.710693</text:p>
          </table:table-cell>
          <table:table-cell office:value-type="float" office:value="1701.061523" calcext:value-type="float">
            <text:p>1701.061523</text:p>
          </table:table-cell>
          <table:table-cell office:value-type="float" office:value="1640.515503" calcext:value-type="float">
            <text:p>1640.515503</text:p>
          </table:table-cell>
          <table:table-cell office:value-type="float" office:value="1698.689209" calcext:value-type="float">
            <text:p>1698.689209</text:p>
          </table:table-cell>
          <table:table-cell table:number-columns-repeated="13"/>
        </table:table-row>
        <table:table-row table:style-name="ro1">
          <table:table-cell office:value-type="float" office:value="1631.438721" calcext:value-type="float">
            <text:p>1631.438721</text:p>
          </table:table-cell>
          <table:table-cell office:value-type="float" office:value="1701.853027" calcext:value-type="float">
            <text:p>1701.853027</text:p>
          </table:table-cell>
          <table:table-cell office:value-type="float" office:value="1637.234863" calcext:value-type="float">
            <text:p>1637.234863</text:p>
          </table:table-cell>
          <table:table-cell office:value-type="float" office:value="1699.939087" calcext:value-type="float">
            <text:p>1699.939087</text:p>
          </table:table-cell>
          <table:table-cell table:number-columns-repeated="13"/>
        </table:table-row>
        <table:table-row table:style-name="ro1">
          <table:table-cell office:value-type="float" office:value="1638.36499" calcext:value-type="float">
            <text:p>1638.36499</text:p>
          </table:table-cell>
          <table:table-cell office:value-type="float" office:value="1699.558838" calcext:value-type="float">
            <text:p>1699.558838</text:p>
          </table:table-cell>
          <table:table-cell office:value-type="float" office:value="1643.500488" calcext:value-type="float">
            <text:p>1643.500488</text:p>
          </table:table-cell>
          <table:table-cell office:value-type="float" office:value="1699.533936" calcext:value-type="float">
            <text:p>1699.533936</text:p>
          </table:table-cell>
          <table:table-cell table:number-columns-repeated="13"/>
        </table:table-row>
        <table:table-row table:style-name="ro1">
          <table:table-cell office:value-type="float" office:value="1638.020386" calcext:value-type="float">
            <text:p>1638.020386</text:p>
          </table:table-cell>
          <table:table-cell office:value-type="float" office:value="1702.222534" calcext:value-type="float">
            <text:p>1702.222534</text:p>
          </table:table-cell>
          <table:table-cell office:value-type="float" office:value="1641.384644" calcext:value-type="float">
            <text:p>1641.384644</text:p>
          </table:table-cell>
          <table:table-cell office:value-type="float" office:value="1699.479004" calcext:value-type="float">
            <text:p>1699.479004</text:p>
          </table:table-cell>
          <table:table-cell table:number-columns-repeated="13"/>
        </table:table-row>
        <table:table-row table:style-name="ro1">
          <table:table-cell office:value-type="float" office:value="1635.283569" calcext:value-type="float">
            <text:p>1635.283569</text:p>
          </table:table-cell>
          <table:table-cell office:value-type="float" office:value="1701.607056" calcext:value-type="float">
            <text:p>1701.607056</text:p>
          </table:table-cell>
          <table:table-cell office:value-type="float" office:value="1643.344727" calcext:value-type="float">
            <text:p>1643.344727</text:p>
          </table:table-cell>
          <table:table-cell office:value-type="float" office:value="1700.03418" calcext:value-type="float">
            <text:p>1700.03418</text:p>
          </table:table-cell>
          <table:table-cell table:number-columns-repeated="13"/>
        </table:table-row>
        <table:table-row table:style-name="ro1">
          <table:table-cell office:value-type="float" office:value="1636.884644" calcext:value-type="float">
            <text:p>1636.884644</text:p>
          </table:table-cell>
          <table:table-cell office:value-type="float" office:value="1703.28479" calcext:value-type="float">
            <text:p>1703.28479</text:p>
          </table:table-cell>
          <table:table-cell office:value-type="float" office:value="1643.519409" calcext:value-type="float">
            <text:p>1643.519409</text:p>
          </table:table-cell>
          <table:table-cell office:value-type="float" office:value="1699.456909" calcext:value-type="float">
            <text:p>1699.456909</text:p>
          </table:table-cell>
          <table:table-cell table:number-columns-repeated="13"/>
        </table:table-row>
        <table:table-row table:style-name="ro1">
          <table:table-cell office:value-type="float" office:value="1636.666382" calcext:value-type="float">
            <text:p>1636.666382</text:p>
          </table:table-cell>
          <table:table-cell office:value-type="float" office:value="1705.71167" calcext:value-type="float">
            <text:p>1705.71167</text:p>
          </table:table-cell>
          <table:table-cell office:value-type="float" office:value="1645.685791" calcext:value-type="float">
            <text:p>1645.685791</text:p>
          </table:table-cell>
          <table:table-cell office:value-type="float" office:value="1699.087036" calcext:value-type="float">
            <text:p>1699.087036</text:p>
          </table:table-cell>
          <table:table-cell table:number-columns-repeated="13"/>
        </table:table-row>
        <table:table-row table:style-name="ro1">
          <table:table-cell office:value-type="float" office:value="1636.110596" calcext:value-type="float">
            <text:p>1636.110596</text:p>
          </table:table-cell>
          <table:table-cell office:value-type="float" office:value="1703.612549" calcext:value-type="float">
            <text:p>1703.612549</text:p>
          </table:table-cell>
          <table:table-cell office:value-type="float" office:value="1642.319092" calcext:value-type="float">
            <text:p>1642.319092</text:p>
          </table:table-cell>
          <table:table-cell office:value-type="float" office:value="1702.367432" calcext:value-type="float">
            <text:p>1702.367432</text:p>
          </table:table-cell>
          <table:table-cell table:number-columns-repeated="13"/>
        </table:table-row>
        <table:table-row table:style-name="ro1">
          <table:table-cell office:value-type="float" office:value="1635.623291" calcext:value-type="float">
            <text:p>1635.623291</text:p>
          </table:table-cell>
          <table:table-cell office:value-type="float" office:value="1704.758545" calcext:value-type="float">
            <text:p>1704.758545</text:p>
          </table:table-cell>
          <table:table-cell office:value-type="float" office:value="1643.913452" calcext:value-type="float">
            <text:p>1643.913452</text:p>
          </table:table-cell>
          <table:table-cell office:value-type="float" office:value="1701.19751" calcext:value-type="float">
            <text:p>1701.19751</text:p>
          </table:table-cell>
          <table:table-cell table:number-columns-repeated="13"/>
        </table:table-row>
        <table:table-row table:style-name="ro1">
          <table:table-cell office:value-type="float" office:value="1637.30896" calcext:value-type="float">
            <text:p>1637.30896</text:p>
          </table:table-cell>
          <table:table-cell office:value-type="float" office:value="1705.115601" calcext:value-type="float">
            <text:p>1705.115601</text:p>
          </table:table-cell>
          <table:table-cell office:value-type="float" office:value="1640.28894" calcext:value-type="float">
            <text:p>1640.28894</text:p>
          </table:table-cell>
          <table:table-cell office:value-type="float" office:value="1705.590942" calcext:value-type="float">
            <text:p>1705.590942</text:p>
          </table:table-cell>
          <table:table-cell table:number-columns-repeated="13"/>
        </table:table-row>
        <table:table-row table:style-name="ro1">
          <table:table-cell office:value-type="float" office:value="1634.583496" calcext:value-type="float">
            <text:p>1634.583496</text:p>
          </table:table-cell>
          <table:table-cell office:value-type="float" office:value="1707.339722" calcext:value-type="float">
            <text:p>1707.339722</text:p>
          </table:table-cell>
          <table:table-cell office:value-type="float" office:value="1640.594482" calcext:value-type="float">
            <text:p>1640.594482</text:p>
          </table:table-cell>
          <table:table-cell office:value-type="float" office:value="1703.541382" calcext:value-type="float">
            <text:p>1703.541382</text:p>
          </table:table-cell>
          <table:table-cell table:number-columns-repeated="13"/>
        </table:table-row>
        <table:table-row table:style-name="ro1">
          <table:table-cell office:value-type="float" office:value="1640.564575" calcext:value-type="float">
            <text:p>1640.564575</text:p>
          </table:table-cell>
          <table:table-cell office:value-type="float" office:value="1704.080566" calcext:value-type="float">
            <text:p>1704.080566</text:p>
          </table:table-cell>
          <table:table-cell office:value-type="float" office:value="1641.457275" calcext:value-type="float">
            <text:p>1641.457275</text:p>
          </table:table-cell>
          <table:table-cell office:value-type="float" office:value="1705.406616" calcext:value-type="float">
            <text:p>1705.406616</text:p>
          </table:table-cell>
          <table:table-cell table:number-columns-repeated="13"/>
        </table:table-row>
        <table:table-row table:style-name="ro1">
          <table:table-cell office:value-type="float" office:value="1636.046387" calcext:value-type="float">
            <text:p>1636.046387</text:p>
          </table:table-cell>
          <table:table-cell office:value-type="float" office:value="1705.793091" calcext:value-type="float">
            <text:p>1705.793091</text:p>
          </table:table-cell>
          <table:table-cell office:value-type="float" office:value="1644.107178" calcext:value-type="float">
            <text:p>1644.107178</text:p>
          </table:table-cell>
          <table:table-cell office:value-type="float" office:value="1703.962402" calcext:value-type="float">
            <text:p>1703.962402</text:p>
          </table:table-cell>
          <table:table-cell table:number-columns-repeated="13"/>
        </table:table-row>
        <table:table-row table:style-name="ro1">
          <table:table-cell office:value-type="float" office:value="1636.877197" calcext:value-type="float">
            <text:p>1636.877197</text:p>
          </table:table-cell>
          <table:table-cell office:value-type="float" office:value="1707.699829" calcext:value-type="float">
            <text:p>1707.699829</text:p>
          </table:table-cell>
          <table:table-cell office:value-type="float" office:value="1643.677002" calcext:value-type="float">
            <text:p>1643.677002</text:p>
          </table:table-cell>
          <table:table-cell office:value-type="float" office:value="1706.083618" calcext:value-type="float">
            <text:p>1706.083618</text:p>
          </table:table-cell>
          <table:table-cell table:number-columns-repeated="13"/>
        </table:table-row>
        <table:table-row table:style-name="ro1">
          <table:table-cell office:value-type="float" office:value="1641.694092" calcext:value-type="float">
            <text:p>1641.694092</text:p>
          </table:table-cell>
          <table:table-cell office:value-type="float" office:value="1707.013672" calcext:value-type="float">
            <text:p>1707.013672</text:p>
          </table:table-cell>
          <table:table-cell office:value-type="float" office:value="1645.898926" calcext:value-type="float">
            <text:p>1645.898926</text:p>
          </table:table-cell>
          <table:table-cell office:value-type="float" office:value="1704.473511" calcext:value-type="float">
            <text:p>1704.473511</text:p>
          </table:table-cell>
          <table:table-cell table:number-columns-repeated="13"/>
        </table:table-row>
        <table:table-row table:style-name="ro1">
          <table:table-cell office:value-type="float" office:value="1638.560547" calcext:value-type="float">
            <text:p>1638.560547</text:p>
          </table:table-cell>
          <table:table-cell office:value-type="float" office:value="1707.45874" calcext:value-type="float">
            <text:p>1707.45874</text:p>
          </table:table-cell>
          <table:table-cell office:value-type="float" office:value="1646.678101" calcext:value-type="float">
            <text:p>1646.678101</text:p>
          </table:table-cell>
          <table:table-cell office:value-type="float" office:value="1705.408203" calcext:value-type="float">
            <text:p>1705.408203</text:p>
          </table:table-cell>
          <table:table-cell table:number-columns-repeated="13"/>
        </table:table-row>
        <table:table-row table:style-name="ro1">
          <table:table-cell office:value-type="float" office:value="1640.27478" calcext:value-type="float">
            <text:p>1640.27478</text:p>
          </table:table-cell>
          <table:table-cell office:value-type="float" office:value="1708.861328" calcext:value-type="float">
            <text:p>1708.861328</text:p>
          </table:table-cell>
          <table:table-cell office:value-type="float" office:value="1647.179199" calcext:value-type="float">
            <text:p>1647.179199</text:p>
          </table:table-cell>
          <table:table-cell office:value-type="float" office:value="1702.926758" calcext:value-type="float">
            <text:p>1702.926758</text:p>
          </table:table-cell>
          <table:table-cell table:number-columns-repeated="13"/>
        </table:table-row>
        <table:table-row table:style-name="ro1">
          <table:table-cell office:value-type="float" office:value="1640.909424" calcext:value-type="float">
            <text:p>1640.909424</text:p>
          </table:table-cell>
          <table:table-cell office:value-type="float" office:value="1707.702881" calcext:value-type="float">
            <text:p>1707.702881</text:p>
          </table:table-cell>
          <table:table-cell office:value-type="float" office:value="1645.246704" calcext:value-type="float">
            <text:p>1645.246704</text:p>
          </table:table-cell>
          <table:table-cell office:value-type="float" office:value="1706.46814" calcext:value-type="float">
            <text:p>1706.46814</text:p>
          </table:table-cell>
          <table:table-cell table:number-columns-repeated="13"/>
        </table:table-row>
        <table:table-row table:style-name="ro1">
          <table:table-cell office:value-type="float" office:value="1640.715942" calcext:value-type="float">
            <text:p>1640.715942</text:p>
          </table:table-cell>
          <table:table-cell office:value-type="float" office:value="1709.089233" calcext:value-type="float">
            <text:p>1709.089233</text:p>
          </table:table-cell>
          <table:table-cell office:value-type="float" office:value="1645.548706" calcext:value-type="float">
            <text:p>1645.548706</text:p>
          </table:table-cell>
          <table:table-cell office:value-type="float" office:value="1706.805176" calcext:value-type="float">
            <text:p>1706.805176</text:p>
          </table:table-cell>
          <table:table-cell table:number-columns-repeated="13"/>
        </table:table-row>
        <table:table-row table:style-name="ro1">
          <table:table-cell office:value-type="float" office:value="1637.231567" calcext:value-type="float">
            <text:p>1637.231567</text:p>
          </table:table-cell>
          <table:table-cell office:value-type="float" office:value="1710.412598" calcext:value-type="float">
            <text:p>1710.412598</text:p>
          </table:table-cell>
          <table:table-cell office:value-type="float" office:value="1643.965942" calcext:value-type="float">
            <text:p>1643.965942</text:p>
          </table:table-cell>
          <table:table-cell office:value-type="float" office:value="1706.806152" calcext:value-type="float">
            <text:p>1706.806152</text:p>
          </table:table-cell>
          <table:table-cell table:number-columns-repeated="13"/>
        </table:table-row>
        <table:table-row table:style-name="ro1">
          <table:table-cell office:value-type="float" office:value="1640.80957" calcext:value-type="float">
            <text:p>1640.80957</text:p>
          </table:table-cell>
          <table:table-cell office:value-type="float" office:value="1709.682251" calcext:value-type="float">
            <text:p>1709.682251</text:p>
          </table:table-cell>
          <table:table-cell office:value-type="float" office:value="1650.129639" calcext:value-type="float">
            <text:p>1650.129639</text:p>
          </table:table-cell>
          <table:table-cell office:value-type="float" office:value="1706.354004" calcext:value-type="float">
            <text:p>1706.354004</text:p>
          </table:table-cell>
          <table:table-cell table:number-columns-repeated="13"/>
        </table:table-row>
        <table:table-row table:style-name="ro1">
          <table:table-cell office:value-type="float" office:value="1637.88147" calcext:value-type="float">
            <text:p>1637.88147</text:p>
          </table:table-cell>
          <table:table-cell office:value-type="float" office:value="1710.047852" calcext:value-type="float">
            <text:p>1710.047852</text:p>
          </table:table-cell>
          <table:table-cell office:value-type="float" office:value="1646.970093" calcext:value-type="float">
            <text:p>1646.970093</text:p>
          </table:table-cell>
          <table:table-cell office:value-type="float" office:value="1708.144653" calcext:value-type="float">
            <text:p>1708.144653</text:p>
          </table:table-cell>
          <table:table-cell table:number-columns-repeated="13"/>
        </table:table-row>
        <table:table-row table:style-name="ro1">
          <table:table-cell office:value-type="float" office:value="1641.905884" calcext:value-type="float">
            <text:p>1641.905884</text:p>
          </table:table-cell>
          <table:table-cell office:value-type="float" office:value="1711.118042" calcext:value-type="float">
            <text:p>1711.118042</text:p>
          </table:table-cell>
          <table:table-cell office:value-type="float" office:value="1647.113403" calcext:value-type="float">
            <text:p>1647.113403</text:p>
          </table:table-cell>
          <table:table-cell office:value-type="float" office:value="1709.659302" calcext:value-type="float">
            <text:p>1709.659302</text:p>
          </table:table-cell>
          <table:table-cell table:number-columns-repeated="13"/>
        </table:table-row>
        <table:table-row table:style-name="ro1">
          <table:table-cell office:value-type="float" office:value="1639.257568" calcext:value-type="float">
            <text:p>1639.257568</text:p>
          </table:table-cell>
          <table:table-cell office:value-type="float" office:value="1712.927368" calcext:value-type="float">
            <text:p>1712.927368</text:p>
          </table:table-cell>
          <table:table-cell office:value-type="float" office:value="1647.077881" calcext:value-type="float">
            <text:p>1647.077881</text:p>
          </table:table-cell>
          <table:table-cell office:value-type="float" office:value="1709.771973" calcext:value-type="float">
            <text:p>1709.771973</text:p>
          </table:table-cell>
          <table:table-cell table:number-columns-repeated="13"/>
        </table:table-row>
        <table:table-row table:style-name="ro1">
          <table:table-cell office:value-type="float" office:value="1638.526611" calcext:value-type="float">
            <text:p>1638.526611</text:p>
          </table:table-cell>
          <table:table-cell office:value-type="float" office:value="1710.618286" calcext:value-type="float">
            <text:p>1710.618286</text:p>
          </table:table-cell>
          <table:table-cell office:value-type="float" office:value="1647.85083" calcext:value-type="float">
            <text:p>1647.85083</text:p>
          </table:table-cell>
          <table:table-cell office:value-type="float" office:value="1707.046875" calcext:value-type="float">
            <text:p>1707.046875</text:p>
          </table:table-cell>
          <table:table-cell table:number-columns-repeated="13"/>
        </table:table-row>
        <table:table-row table:style-name="ro1">
          <table:table-cell office:value-type="float" office:value="1640.665161" calcext:value-type="float">
            <text:p>1640.665161</text:p>
          </table:table-cell>
          <table:table-cell office:value-type="float" office:value="1710.619263" calcext:value-type="float">
            <text:p>1710.619263</text:p>
          </table:table-cell>
          <table:table-cell office:value-type="float" office:value="1647.078491" calcext:value-type="float">
            <text:p>1647.078491</text:p>
          </table:table-cell>
          <table:table-cell office:value-type="float" office:value="1710.839355" calcext:value-type="float">
            <text:p>1710.839355</text:p>
          </table:table-cell>
          <table:table-cell table:number-columns-repeated="13"/>
        </table:table-row>
        <table:table-row table:style-name="ro1">
          <table:table-cell office:value-type="float" office:value="1640.213623" calcext:value-type="float">
            <text:p>1640.213623</text:p>
          </table:table-cell>
          <table:table-cell office:value-type="float" office:value="1710.221436" calcext:value-type="float">
            <text:p>1710.221436</text:p>
          </table:table-cell>
          <table:table-cell office:value-type="float" office:value="1650.194946" calcext:value-type="float">
            <text:p>1650.194946</text:p>
          </table:table-cell>
          <table:table-cell office:value-type="float" office:value="1710.758423" calcext:value-type="float">
            <text:p>1710.758423</text:p>
          </table:table-cell>
          <table:table-cell table:number-columns-repeated="13"/>
        </table:table-row>
        <table:table-row table:style-name="ro1">
          <table:table-cell office:value-type="float" office:value="1641.628784" calcext:value-type="float">
            <text:p>1641.628784</text:p>
          </table:table-cell>
          <table:table-cell office:value-type="float" office:value="1709.546021" calcext:value-type="float">
            <text:p>1709.546021</text:p>
          </table:table-cell>
          <table:table-cell office:value-type="float" office:value="1645.973999" calcext:value-type="float">
            <text:p>1645.973999</text:p>
          </table:table-cell>
          <table:table-cell office:value-type="float" office:value="1707.797119" calcext:value-type="float">
            <text:p>1707.797119</text:p>
          </table:table-cell>
          <table:table-cell table:number-columns-repeated="13"/>
        </table:table-row>
        <table:table-row table:style-name="ro1">
          <table:table-cell office:value-type="float" office:value="1643.505859" calcext:value-type="float">
            <text:p>1643.505859</text:p>
          </table:table-cell>
          <table:table-cell office:value-type="float" office:value="1708.252563" calcext:value-type="float">
            <text:p>1708.252563</text:p>
          </table:table-cell>
          <table:table-cell office:value-type="float" office:value="1647.055786" calcext:value-type="float">
            <text:p>1647.055786</text:p>
          </table:table-cell>
          <table:table-cell office:value-type="float" office:value="1709.71814" calcext:value-type="float">
            <text:p>1709.71814</text:p>
          </table:table-cell>
          <table:table-cell table:number-columns-repeated="13"/>
        </table:table-row>
        <table:table-row table:style-name="ro1">
          <table:table-cell office:value-type="float" office:value="1637.845459" calcext:value-type="float">
            <text:p>1637.845459</text:p>
          </table:table-cell>
          <table:table-cell office:value-type="float" office:value="1716.565796" calcext:value-type="float">
            <text:p>1716.565796</text:p>
          </table:table-cell>
          <table:table-cell office:value-type="float" office:value="1646.325195" calcext:value-type="float">
            <text:p>1646.325195</text:p>
          </table:table-cell>
          <table:table-cell office:value-type="float" office:value="1712.850586" calcext:value-type="float">
            <text:p>1712.850586</text:p>
          </table:table-cell>
          <table:table-cell table:number-columns-repeated="13"/>
        </table:table-row>
        <table:table-row table:style-name="ro1">
          <table:table-cell office:value-type="float" office:value="1641.111328" calcext:value-type="float">
            <text:p>1641.111328</text:p>
          </table:table-cell>
          <table:table-cell office:value-type="float" office:value="1715.362061" calcext:value-type="float">
            <text:p>1715.362061</text:p>
          </table:table-cell>
          <table:table-cell office:value-type="float" office:value="1651.771484" calcext:value-type="float">
            <text:p>1651.771484</text:p>
          </table:table-cell>
          <table:table-cell office:value-type="float" office:value="1709.521851" calcext:value-type="float">
            <text:p>1709.521851</text:p>
          </table:table-cell>
          <table:table-cell table:number-columns-repeated="13"/>
        </table:table-row>
        <table:table-row table:style-name="ro1">
          <table:table-cell office:value-type="float" office:value="1641.199951" calcext:value-type="float">
            <text:p>1641.199951</text:p>
          </table:table-cell>
          <table:table-cell office:value-type="float" office:value="1714.032715" calcext:value-type="float">
            <text:p>1714.032715</text:p>
          </table:table-cell>
          <table:table-cell office:value-type="float" office:value="1649.99231" calcext:value-type="float">
            <text:p>1649.99231</text:p>
          </table:table-cell>
          <table:table-cell office:value-type="float" office:value="1709.652832" calcext:value-type="float">
            <text:p>1709.652832</text:p>
          </table:table-cell>
          <table:table-cell table:number-columns-repeated="13"/>
        </table:table-row>
        <table:table-row table:style-name="ro1">
          <table:table-cell office:value-type="float" office:value="1644.662964" calcext:value-type="float">
            <text:p>1644.662964</text:p>
          </table:table-cell>
          <table:table-cell office:value-type="float" office:value="1712.085449" calcext:value-type="float">
            <text:p>1712.085449</text:p>
          </table:table-cell>
          <table:table-cell office:value-type="float" office:value="1651.85498" calcext:value-type="float">
            <text:p>1651.85498</text:p>
          </table:table-cell>
          <table:table-cell office:value-type="float" office:value="1709.585815" calcext:value-type="float">
            <text:p>1709.585815</text:p>
          </table:table-cell>
          <table:table-cell table:number-columns-repeated="13"/>
        </table:table-row>
        <table:table-row table:style-name="ro1">
          <table:table-cell office:value-type="float" office:value="1640.328003" calcext:value-type="float">
            <text:p>1640.328003</text:p>
          </table:table-cell>
          <table:table-cell office:value-type="float" office:value="1715.787109" calcext:value-type="float">
            <text:p>1715.787109</text:p>
          </table:table-cell>
          <table:table-cell office:value-type="float" office:value="1648.03894" calcext:value-type="float">
            <text:p>1648.03894</text:p>
          </table:table-cell>
          <table:table-cell office:value-type="float" office:value="1713.438843" calcext:value-type="float">
            <text:p>1713.438843</text:p>
          </table:table-cell>
          <table:table-cell table:number-columns-repeated="13"/>
        </table:table-row>
        <table:table-row table:style-name="ro1">
          <table:table-cell office:value-type="float" office:value="1644.116211" calcext:value-type="float">
            <text:p>1644.116211</text:p>
          </table:table-cell>
          <table:table-cell office:value-type="float" office:value="1716.529541" calcext:value-type="float">
            <text:p>1716.529541</text:p>
          </table:table-cell>
          <table:table-cell office:value-type="float" office:value="1650.526123" calcext:value-type="float">
            <text:p>1650.526123</text:p>
          </table:table-cell>
          <table:table-cell office:value-type="float" office:value="1713.365234" calcext:value-type="float">
            <text:p>1713.365234</text:p>
          </table:table-cell>
          <table:table-cell table:number-columns-repeated="13"/>
        </table:table-row>
        <table:table-row table:style-name="ro1">
          <table:table-cell office:value-type="float" office:value="1642.768311" calcext:value-type="float">
            <text:p>1642.768311</text:p>
          </table:table-cell>
          <table:table-cell office:value-type="float" office:value="1711.723877" calcext:value-type="float">
            <text:p>1711.723877</text:p>
          </table:table-cell>
          <table:table-cell office:value-type="float" office:value="1648.365112" calcext:value-type="float">
            <text:p>1648.365112</text:p>
          </table:table-cell>
          <table:table-cell office:value-type="float" office:value="1711.356567" calcext:value-type="float">
            <text:p>1711.356567</text:p>
          </table:table-cell>
          <table:table-cell table:number-columns-repeated="13"/>
        </table:table-row>
        <table:table-row table:style-name="ro1">
          <table:table-cell office:value-type="float" office:value="1642.733887" calcext:value-type="float">
            <text:p>1642.733887</text:p>
          </table:table-cell>
          <table:table-cell office:value-type="float" office:value="1714.468506" calcext:value-type="float">
            <text:p>1714.468506</text:p>
          </table:table-cell>
          <table:table-cell office:value-type="float" office:value="1651.630127" calcext:value-type="float">
            <text:p>1651.630127</text:p>
          </table:table-cell>
          <table:table-cell office:value-type="float" office:value="1708.345947" calcext:value-type="float">
            <text:p>1708.345947</text:p>
          </table:table-cell>
          <table:table-cell table:number-columns-repeated="13"/>
        </table:table-row>
        <table:table-row table:style-name="ro1">
          <table:table-cell office:value-type="float" office:value="1643.23999" calcext:value-type="float">
            <text:p>1643.23999</text:p>
          </table:table-cell>
          <table:table-cell office:value-type="float" office:value="1715.05957" calcext:value-type="float">
            <text:p>1715.05957</text:p>
          </table:table-cell>
          <table:table-cell office:value-type="float" office:value="1652.982788" calcext:value-type="float">
            <text:p>1652.982788</text:p>
          </table:table-cell>
          <table:table-cell office:value-type="float" office:value="1712.150269" calcext:value-type="float">
            <text:p>1712.150269</text:p>
          </table:table-cell>
          <table:table-cell table:number-columns-repeated="13"/>
        </table:table-row>
        <table:table-row table:style-name="ro1">
          <table:table-cell office:value-type="float" office:value="1643.130249" calcext:value-type="float">
            <text:p>1643.130249</text:p>
          </table:table-cell>
          <table:table-cell office:value-type="float" office:value="1717.065186" calcext:value-type="float">
            <text:p>1717.065186</text:p>
          </table:table-cell>
          <table:table-cell office:value-type="float" office:value="1648.362671" calcext:value-type="float">
            <text:p>1648.362671</text:p>
          </table:table-cell>
          <table:table-cell office:value-type="float" office:value="1714.122925" calcext:value-type="float">
            <text:p>1714.122925</text:p>
          </table:table-cell>
          <table:table-cell table:number-columns-repeated="13"/>
        </table:table-row>
        <table:table-row table:style-name="ro1">
          <table:table-cell office:value-type="float" office:value="1645.983154" calcext:value-type="float">
            <text:p>1645.983154</text:p>
          </table:table-cell>
          <table:table-cell office:value-type="float" office:value="1715.315796" calcext:value-type="float">
            <text:p>1715.315796</text:p>
          </table:table-cell>
          <table:table-cell office:value-type="float" office:value="1650.505737" calcext:value-type="float">
            <text:p>1650.505737</text:p>
          </table:table-cell>
          <table:table-cell office:value-type="float" office:value="1712.552246" calcext:value-type="float">
            <text:p>1712.552246</text:p>
          </table:table-cell>
          <table:table-cell table:number-columns-repeated="13"/>
        </table:table-row>
        <table:table-row table:style-name="ro1">
          <table:table-cell office:value-type="float" office:value="1643.635864" calcext:value-type="float">
            <text:p>1643.635864</text:p>
          </table:table-cell>
          <table:table-cell office:value-type="float" office:value="1716.463379" calcext:value-type="float">
            <text:p>1716.463379</text:p>
          </table:table-cell>
          <table:table-cell office:value-type="float" office:value="1649.5" calcext:value-type="float">
            <text:p>1649.5</text:p>
          </table:table-cell>
          <table:table-cell office:value-type="float" office:value="1713.257935" calcext:value-type="float">
            <text:p>1713.257935</text:p>
          </table:table-cell>
          <table:table-cell table:number-columns-repeated="13"/>
        </table:table-row>
        <table:table-row table:style-name="ro1">
          <table:table-cell office:value-type="float" office:value="1640.726807" calcext:value-type="float">
            <text:p>1640.726807</text:p>
          </table:table-cell>
          <table:table-cell office:value-type="float" office:value="1715.828369" calcext:value-type="float">
            <text:p>1715.828369</text:p>
          </table:table-cell>
          <table:table-cell office:value-type="float" office:value="1649.617676" calcext:value-type="float">
            <text:p>1649.617676</text:p>
          </table:table-cell>
          <table:table-cell office:value-type="float" office:value="1712.756348" calcext:value-type="float">
            <text:p>1712.756348</text:p>
          </table:table-cell>
          <table:table-cell table:number-columns-repeated="13"/>
        </table:table-row>
        <table:table-row table:style-name="ro1">
          <table:table-cell office:value-type="float" office:value="1646.28833" calcext:value-type="float">
            <text:p>1646.28833</text:p>
          </table:table-cell>
          <table:table-cell office:value-type="float" office:value="1715.413086" calcext:value-type="float">
            <text:p>1715.413086</text:p>
          </table:table-cell>
          <table:table-cell office:value-type="float" office:value="1655.693604" calcext:value-type="float">
            <text:p>1655.693604</text:p>
          </table:table-cell>
          <table:table-cell office:value-type="float" office:value="1710.884277" calcext:value-type="float">
            <text:p>1710.884277</text:p>
          </table:table-cell>
          <table:table-cell table:number-columns-repeated="13"/>
        </table:table-row>
        <table:table-row table:style-name="ro1">
          <table:table-cell office:value-type="float" office:value="1644.285522" calcext:value-type="float">
            <text:p>1644.285522</text:p>
          </table:table-cell>
          <table:table-cell office:value-type="float" office:value="1717.538818" calcext:value-type="float">
            <text:p>1717.538818</text:p>
          </table:table-cell>
          <table:table-cell office:value-type="float" office:value="1649.932007" calcext:value-type="float">
            <text:p>1649.932007</text:p>
          </table:table-cell>
          <table:table-cell office:value-type="float" office:value="1715.586914" calcext:value-type="float">
            <text:p>1715.586914</text:p>
          </table:table-cell>
          <table:table-cell table:number-columns-repeated="13"/>
        </table:table-row>
        <table:table-row table:style-name="ro1">
          <table:table-cell office:value-type="float" office:value="1645.165283" calcext:value-type="float">
            <text:p>1645.165283</text:p>
          </table:table-cell>
          <table:table-cell office:value-type="float" office:value="1715.299927" calcext:value-type="float">
            <text:p>1715.299927</text:p>
          </table:table-cell>
          <table:table-cell office:value-type="float" office:value="1650.260498" calcext:value-type="float">
            <text:p>1650.260498</text:p>
          </table:table-cell>
          <table:table-cell office:value-type="float" office:value="1710.67981" calcext:value-type="float">
            <text:p>1710.67981</text:p>
          </table:table-cell>
          <table:table-cell table:number-columns-repeated="13"/>
        </table:table-row>
        <table:table-row table:style-name="ro1">
          <table:table-cell office:value-type="float" office:value="1640.128906" calcext:value-type="float">
            <text:p>1640.128906</text:p>
          </table:table-cell>
          <table:table-cell office:value-type="float" office:value="1717.429443" calcext:value-type="float">
            <text:p>1717.429443</text:p>
          </table:table-cell>
          <table:table-cell office:value-type="float" office:value="1651.065308" calcext:value-type="float">
            <text:p>1651.065308</text:p>
          </table:table-cell>
          <table:table-cell office:value-type="float" office:value="1711.027832" calcext:value-type="float">
            <text:p>1711.027832</text:p>
          </table:table-cell>
          <table:table-cell table:number-columns-repeated="13"/>
        </table:table-row>
        <table:table-row table:style-name="ro1">
          <table:table-cell office:value-type="float" office:value="1644.133179" calcext:value-type="float">
            <text:p>1644.133179</text:p>
          </table:table-cell>
          <table:table-cell office:value-type="float" office:value="1715.893433" calcext:value-type="float">
            <text:p>1715.893433</text:p>
          </table:table-cell>
          <table:table-cell office:value-type="float" office:value="1652.719849" calcext:value-type="float">
            <text:p>1652.719849</text:p>
          </table:table-cell>
          <table:table-cell office:value-type="float" office:value="1712.668213" calcext:value-type="float">
            <text:p>1712.668213</text:p>
          </table:table-cell>
          <table:table-cell table:number-columns-repeated="13"/>
        </table:table-row>
        <table:table-row table:style-name="ro1">
          <table:table-cell office:value-type="float" office:value="1642.749878" calcext:value-type="float">
            <text:p>1642.749878</text:p>
          </table:table-cell>
          <table:table-cell office:value-type="float" office:value="1716.985352" calcext:value-type="float">
            <text:p>1716.985352</text:p>
          </table:table-cell>
          <table:table-cell office:value-type="float" office:value="1647.460571" calcext:value-type="float">
            <text:p>1647.460571</text:p>
          </table:table-cell>
          <table:table-cell office:value-type="float" office:value="1714.61438" calcext:value-type="float">
            <text:p>1714.61438</text:p>
          </table:table-cell>
          <table:table-cell table:number-columns-repeated="13"/>
        </table:table-row>
        <table:table-row table:style-name="ro1">
          <table:table-cell office:value-type="float" office:value="1643.859863" calcext:value-type="float">
            <text:p>1643.859863</text:p>
          </table:table-cell>
          <table:table-cell office:value-type="float" office:value="1717.719482" calcext:value-type="float">
            <text:p>1717.719482</text:p>
          </table:table-cell>
          <table:table-cell office:value-type="float" office:value="1651.617554" calcext:value-type="float">
            <text:p>1651.617554</text:p>
          </table:table-cell>
          <table:table-cell office:value-type="float" office:value="1712.10437" calcext:value-type="float">
            <text:p>1712.10437</text:p>
          </table:table-cell>
          <table:table-cell table:number-columns-repeated="13"/>
        </table:table-row>
        <table:table-row table:style-name="ro1">
          <table:table-cell office:value-type="float" office:value="1644.552734" calcext:value-type="float">
            <text:p>1644.552734</text:p>
          </table:table-cell>
          <table:table-cell office:value-type="float" office:value="1717.207275" calcext:value-type="float">
            <text:p>1717.207275</text:p>
          </table:table-cell>
          <table:table-cell office:value-type="float" office:value="1650.238647" calcext:value-type="float">
            <text:p>1650.238647</text:p>
          </table:table-cell>
          <table:table-cell office:value-type="float" office:value="1712.957397" calcext:value-type="float">
            <text:p>1712.957397</text:p>
          </table:table-cell>
          <table:table-cell table:number-columns-repeated="13"/>
        </table:table-row>
        <table:table-row table:style-name="ro1">
          <table:table-cell office:value-type="float" office:value="1644.206909" calcext:value-type="float">
            <text:p>1644.206909</text:p>
          </table:table-cell>
          <table:table-cell office:value-type="float" office:value="1716.971802" calcext:value-type="float">
            <text:p>1716.971802</text:p>
          </table:table-cell>
          <table:table-cell office:value-type="float" office:value="1651.081543" calcext:value-type="float">
            <text:p>1651.081543</text:p>
          </table:table-cell>
          <table:table-cell office:value-type="float" office:value="1713.932251" calcext:value-type="float">
            <text:p>1713.932251</text:p>
          </table:table-cell>
          <table:table-cell table:number-columns-repeated="13"/>
        </table:table-row>
        <table:table-row table:style-name="ro1">
          <table:table-cell office:value-type="float" office:value="1646.633057" calcext:value-type="float">
            <text:p>1646.633057</text:p>
          </table:table-cell>
          <table:table-cell office:value-type="float" office:value="1714.660278" calcext:value-type="float">
            <text:p>1714.660278</text:p>
          </table:table-cell>
          <table:table-cell office:value-type="float" office:value="1651.995361" calcext:value-type="float">
            <text:p>1651.995361</text:p>
          </table:table-cell>
          <table:table-cell office:value-type="float" office:value="1713.651733" calcext:value-type="float">
            <text:p>1713.651733</text:p>
          </table:table-cell>
          <table:table-cell table:number-columns-repeated="13"/>
        </table:table-row>
        <table:table-row table:style-name="ro1">
          <table:table-cell office:value-type="float" office:value="1645.05249" calcext:value-type="float">
            <text:p>1645.05249</text:p>
          </table:table-cell>
          <table:table-cell office:value-type="float" office:value="1718.153198" calcext:value-type="float">
            <text:p>1718.153198</text:p>
          </table:table-cell>
          <table:table-cell office:value-type="float" office:value="1650.827271" calcext:value-type="float">
            <text:p>1650.827271</text:p>
          </table:table-cell>
          <table:table-cell office:value-type="float" office:value="1712.979736" calcext:value-type="float">
            <text:p>1712.979736</text:p>
          </table:table-cell>
          <table:table-cell table:number-columns-repeated="13"/>
        </table:table-row>
        <table:table-row table:style-name="ro1">
          <table:table-cell office:value-type="float" office:value="1642.457397" calcext:value-type="float">
            <text:p>1642.457397</text:p>
          </table:table-cell>
          <table:table-cell office:value-type="float" office:value="1714.782471" calcext:value-type="float">
            <text:p>1714.782471</text:p>
          </table:table-cell>
          <table:table-cell office:value-type="float" office:value="1650.543213" calcext:value-type="float">
            <text:p>1650.543213</text:p>
          </table:table-cell>
          <table:table-cell office:value-type="float" office:value="1712.56604" calcext:value-type="float">
            <text:p>1712.56604</text:p>
          </table:table-cell>
          <table:table-cell table:number-columns-repeated="13"/>
        </table:table-row>
        <table:table-row table:style-name="ro1">
          <table:table-cell office:value-type="float" office:value="1646.845703" calcext:value-type="float">
            <text:p>1646.845703</text:p>
          </table:table-cell>
          <table:table-cell office:value-type="float" office:value="1718.270386" calcext:value-type="float">
            <text:p>1718.270386</text:p>
          </table:table-cell>
          <table:table-cell office:value-type="float" office:value="1652.844971" calcext:value-type="float">
            <text:p>1652.844971</text:p>
          </table:table-cell>
          <table:table-cell office:value-type="float" office:value="1713.469482" calcext:value-type="float">
            <text:p>1713.469482</text:p>
          </table:table-cell>
          <table:table-cell table:number-columns-repeated="13"/>
        </table:table-row>
        <table:table-row table:style-name="ro1">
          <table:table-cell office:value-type="float" office:value="1646.103394" calcext:value-type="float">
            <text:p>1646.103394</text:p>
          </table:table-cell>
          <table:table-cell office:value-type="float" office:value="1711.677246" calcext:value-type="float">
            <text:p>1711.677246</text:p>
          </table:table-cell>
          <table:table-cell office:value-type="float" office:value="1652.502197" calcext:value-type="float">
            <text:p>1652.502197</text:p>
          </table:table-cell>
          <table:table-cell office:value-type="float" office:value="1714.042969" calcext:value-type="float">
            <text:p>1714.042969</text:p>
          </table:table-cell>
          <table:table-cell table:number-columns-repeated="13"/>
        </table:table-row>
        <table:table-row table:style-name="ro1">
          <table:table-cell office:value-type="float" office:value="1642.503174" calcext:value-type="float">
            <text:p>1642.503174</text:p>
          </table:table-cell>
          <table:table-cell office:value-type="float" office:value="1718.216797" calcext:value-type="float">
            <text:p>1718.216797</text:p>
          </table:table-cell>
          <table:table-cell office:value-type="float" office:value="1650.662598" calcext:value-type="float">
            <text:p>1650.662598</text:p>
          </table:table-cell>
          <table:table-cell office:value-type="float" office:value="1715.871582" calcext:value-type="float">
            <text:p>1715.871582</text:p>
          </table:table-cell>
          <table:table-cell table:number-columns-repeated="13"/>
        </table:table-row>
        <table:table-row table:style-name="ro1">
          <table:table-cell office:value-type="float" office:value="1645.682251" calcext:value-type="float">
            <text:p>1645.682251</text:p>
          </table:table-cell>
          <table:table-cell office:value-type="float" office:value="1717.690918" calcext:value-type="float">
            <text:p>1717.690918</text:p>
          </table:table-cell>
          <table:table-cell office:value-type="float" office:value="1653.6427" calcext:value-type="float">
            <text:p>1653.6427</text:p>
          </table:table-cell>
          <table:table-cell office:value-type="float" office:value="1716.664185" calcext:value-type="float">
            <text:p>1716.664185</text:p>
          </table:table-cell>
          <table:table-cell table:number-columns-repeated="13"/>
        </table:table-row>
        <table:table-row table:style-name="ro1">
          <table:table-cell office:value-type="float" office:value="1648.878296" calcext:value-type="float">
            <text:p>1648.878296</text:p>
          </table:table-cell>
          <table:table-cell office:value-type="float" office:value="1717.339478" calcext:value-type="float">
            <text:p>1717.339478</text:p>
          </table:table-cell>
          <table:table-cell office:value-type="float" office:value="1655.593994" calcext:value-type="float">
            <text:p>1655.593994</text:p>
          </table:table-cell>
          <table:table-cell office:value-type="float" office:value="1714.201294" calcext:value-type="float">
            <text:p>1714.201294</text:p>
          </table:table-cell>
          <table:table-cell table:number-columns-repeated="13"/>
        </table:table-row>
        <table:table-row table:style-name="ro1">
          <table:table-cell office:value-type="float" office:value="1645.46167" calcext:value-type="float">
            <text:p>1645.46167</text:p>
          </table:table-cell>
          <table:table-cell office:value-type="float" office:value="1719.266846" calcext:value-type="float">
            <text:p>1719.266846</text:p>
          </table:table-cell>
          <table:table-cell office:value-type="float" office:value="1654.326416" calcext:value-type="float">
            <text:p>1654.326416</text:p>
          </table:table-cell>
          <table:table-cell office:value-type="float" office:value="1717.291504" calcext:value-type="float">
            <text:p>1717.291504</text:p>
          </table:table-cell>
          <table:table-cell table:number-columns-repeated="13"/>
        </table:table-row>
        <table:table-row table:style-name="ro1">
          <table:table-cell office:value-type="float" office:value="1643.169556" calcext:value-type="float">
            <text:p>1643.169556</text:p>
          </table:table-cell>
          <table:table-cell office:value-type="float" office:value="1719.983643" calcext:value-type="float">
            <text:p>1719.983643</text:p>
          </table:table-cell>
          <table:table-cell office:value-type="float" office:value="1652.427368" calcext:value-type="float">
            <text:p>1652.427368</text:p>
          </table:table-cell>
          <table:table-cell office:value-type="float" office:value="1715.007446" calcext:value-type="float">
            <text:p>1715.007446</text:p>
          </table:table-cell>
          <table:table-cell table:number-columns-repeated="13"/>
        </table:table-row>
        <table:table-row table:style-name="ro1">
          <table:table-cell office:value-type="float" office:value="1646.548462" calcext:value-type="float">
            <text:p>1646.548462</text:p>
          </table:table-cell>
          <table:table-cell office:value-type="float" office:value="1720.212402" calcext:value-type="float">
            <text:p>1720.212402</text:p>
          </table:table-cell>
          <table:table-cell office:value-type="float" office:value="1655.339844" calcext:value-type="float">
            <text:p>1655.339844</text:p>
          </table:table-cell>
          <table:table-cell office:value-type="float" office:value="1715.165894" calcext:value-type="float">
            <text:p>1715.165894</text:p>
          </table:table-cell>
          <table:table-cell table:number-columns-repeated="13"/>
        </table:table-row>
        <table:table-row table:style-name="ro1">
          <table:table-cell office:value-type="float" office:value="1647.752075" calcext:value-type="float">
            <text:p>1647.752075</text:p>
          </table:table-cell>
          <table:table-cell office:value-type="float" office:value="1718.035889" calcext:value-type="float">
            <text:p>1718.035889</text:p>
          </table:table-cell>
          <table:table-cell office:value-type="float" office:value="1652.517212" calcext:value-type="float">
            <text:p>1652.517212</text:p>
          </table:table-cell>
          <table:table-cell office:value-type="float" office:value="1717.315674" calcext:value-type="float">
            <text:p>1717.315674</text:p>
          </table:table-cell>
          <table:table-cell table:number-columns-repeated="13"/>
        </table:table-row>
        <table:table-row table:style-name="ro1">
          <table:table-cell office:value-type="float" office:value="1645.016357" calcext:value-type="float">
            <text:p>1645.016357</text:p>
          </table:table-cell>
          <table:table-cell office:value-type="float" office:value="1722.063721" calcext:value-type="float">
            <text:p>1722.063721</text:p>
          </table:table-cell>
          <table:table-cell office:value-type="float" office:value="1655.446533" calcext:value-type="float">
            <text:p>1655.446533</text:p>
          </table:table-cell>
          <table:table-cell office:value-type="float" office:value="1716.949829" calcext:value-type="float">
            <text:p>1716.949829</text:p>
          </table:table-cell>
          <table:table-cell table:number-columns-repeated="13"/>
        </table:table-row>
        <table:table-row table:style-name="ro1">
          <table:table-cell office:value-type="float" office:value="1648.317383" calcext:value-type="float">
            <text:p>1648.317383</text:p>
          </table:table-cell>
          <table:table-cell office:value-type="float" office:value="1719.624512" calcext:value-type="float">
            <text:p>1719.624512</text:p>
          </table:table-cell>
          <table:table-cell office:value-type="float" office:value="1653.665283" calcext:value-type="float">
            <text:p>1653.665283</text:p>
          </table:table-cell>
          <table:table-cell office:value-type="float" office:value="1718.702148" calcext:value-type="float">
            <text:p>1718.702148</text:p>
          </table:table-cell>
          <table:table-cell table:number-columns-repeated="13"/>
        </table:table-row>
        <table:table-row table:style-name="ro1">
          <table:table-cell office:value-type="float" office:value="1646.262939" calcext:value-type="float">
            <text:p>1646.262939</text:p>
          </table:table-cell>
          <table:table-cell office:value-type="float" office:value="1719.574463" calcext:value-type="float">
            <text:p>1719.574463</text:p>
          </table:table-cell>
          <table:table-cell office:value-type="float" office:value="1652.064941" calcext:value-type="float">
            <text:p>1652.064941</text:p>
          </table:table-cell>
          <table:table-cell office:value-type="float" office:value="1717.59375" calcext:value-type="float">
            <text:p>1717.59375</text:p>
          </table:table-cell>
          <table:table-cell table:number-columns-repeated="13"/>
        </table:table-row>
        <table:table-row table:style-name="ro1">
          <table:table-cell office:value-type="float" office:value="1646.601074" calcext:value-type="float">
            <text:p>1646.601074</text:p>
          </table:table-cell>
          <table:table-cell office:value-type="float" office:value="1720.444214" calcext:value-type="float">
            <text:p>1720.444214</text:p>
          </table:table-cell>
          <table:table-cell office:value-type="float" office:value="1652.788086" calcext:value-type="float">
            <text:p>1652.788086</text:p>
          </table:table-cell>
          <table:table-cell office:value-type="float" office:value="1717.324219" calcext:value-type="float">
            <text:p>1717.324219</text:p>
          </table:table-cell>
          <table:table-cell table:number-columns-repeated="13"/>
        </table:table-row>
        <table:table-row table:style-name="ro1">
          <table:table-cell office:value-type="float" office:value="1645.029175" calcext:value-type="float">
            <text:p>1645.029175</text:p>
          </table:table-cell>
          <table:table-cell office:value-type="float" office:value="1722.974121" calcext:value-type="float">
            <text:p>1722.974121</text:p>
          </table:table-cell>
          <table:table-cell office:value-type="float" office:value="1652.163574" calcext:value-type="float">
            <text:p>1652.163574</text:p>
          </table:table-cell>
          <table:table-cell office:value-type="float" office:value="1717.706665" calcext:value-type="float">
            <text:p>1717.706665</text:p>
          </table:table-cell>
          <table:table-cell table:number-columns-repeated="13"/>
        </table:table-row>
        <table:table-row table:style-name="ro1">
          <table:table-cell office:value-type="float" office:value="1652.255127" calcext:value-type="float">
            <text:p>1652.255127</text:p>
          </table:table-cell>
          <table:table-cell office:value-type="float" office:value="1693.571899" calcext:value-type="float">
            <text:p>1693.571899</text:p>
          </table:table-cell>
          <table:table-cell office:value-type="float" office:value="1660.031616" calcext:value-type="float">
            <text:p>1660.031616</text:p>
          </table:table-cell>
          <table:table-cell office:value-type="float" office:value="1689.050293" calcext:value-type="float">
            <text:p>1689.050293</text:p>
          </table:table-cell>
          <table:table-cell table:number-columns-repeated="13"/>
        </table:table-row>
        <table:table-row table:style-name="ro1">
          <table:table-cell office:value-type="float" office:value="1634.238281" calcext:value-type="float">
            <text:p>1634.238281</text:p>
          </table:table-cell>
          <table:table-cell office:value-type="float" office:value="1706.669678" calcext:value-type="float">
            <text:p>1706.669678</text:p>
          </table:table-cell>
          <table:table-cell office:value-type="float" office:value="1638.539551" calcext:value-type="float">
            <text:p>1638.539551</text:p>
          </table:table-cell>
          <table:table-cell office:value-type="float" office:value="1709.234375" calcext:value-type="float">
            <text:p>1709.234375</text:p>
          </table:table-cell>
          <table:table-cell table:number-columns-repeated="13"/>
        </table:table-row>
        <table:table-row table:style-name="ro1">
          <table:table-cell office:value-type="float" office:value="1618.61084" calcext:value-type="float">
            <text:p>1618.61084</text:p>
          </table:table-cell>
          <table:table-cell office:value-type="float" office:value="1693.158691" calcext:value-type="float">
            <text:p>1693.158691</text:p>
          </table:table-cell>
          <table:table-cell office:value-type="float" office:value="1625.136841" calcext:value-type="float">
            <text:p>1625.136841</text:p>
          </table:table-cell>
          <table:table-cell office:value-type="float" office:value="1693.844971" calcext:value-type="float">
            <text:p>1693.844971</text:p>
          </table:table-cell>
          <table:table-cell table:number-columns-repeated="13"/>
        </table:table-row>
        <table:table-row table:style-name="ro1">
          <table:table-cell office:value-type="float" office:value="1617.983032" calcext:value-type="float">
            <text:p>1617.983032</text:p>
          </table:table-cell>
          <table:table-cell office:value-type="float" office:value="1682.229736" calcext:value-type="float">
            <text:p>1682.229736</text:p>
          </table:table-cell>
          <table:table-cell office:value-type="float" office:value="1624.671753" calcext:value-type="float">
            <text:p>1624.671753</text:p>
          </table:table-cell>
          <table:table-cell office:value-type="float" office:value="1678.115234" calcext:value-type="float">
            <text:p>1678.115234</text:p>
          </table:table-cell>
          <table:table-cell table:number-columns-repeated="13"/>
        </table:table-row>
        <table:table-row table:style-name="ro1">
          <table:table-cell office:value-type="float" office:value="1606.391968" calcext:value-type="float">
            <text:p>1606.391968</text:p>
          </table:table-cell>
          <table:table-cell office:value-type="float" office:value="1675.708252" calcext:value-type="float">
            <text:p>1675.708252</text:p>
          </table:table-cell>
          <table:table-cell office:value-type="float" office:value="1616.395996" calcext:value-type="float">
            <text:p>1616.395996</text:p>
          </table:table-cell>
          <table:table-cell office:value-type="float" office:value="1672.130005" calcext:value-type="float">
            <text:p>1672.130005</text:p>
          </table:table-cell>
          <table:table-cell table:number-columns-repeated="13"/>
        </table:table-row>
        <table:table-row table:style-name="ro1">
          <table:table-cell office:value-type="float" office:value="1606.642456" calcext:value-type="float">
            <text:p>1606.642456</text:p>
          </table:table-cell>
          <table:table-cell office:value-type="float" office:value="1672.03479" calcext:value-type="float">
            <text:p>1672.03479</text:p>
          </table:table-cell>
          <table:table-cell office:value-type="float" office:value="1605.896729" calcext:value-type="float">
            <text:p>1605.896729</text:p>
          </table:table-cell>
          <table:table-cell office:value-type="float" office:value="1665.631836" calcext:value-type="float">
            <text:p>1665.631836</text:p>
          </table:table-cell>
          <table:table-cell table:number-columns-repeated="13"/>
        </table:table-row>
        <table:table-row table:style-name="ro1">
          <table:table-cell office:value-type="float" office:value="1602.82251" calcext:value-type="float">
            <text:p>1602.82251</text:p>
          </table:table-cell>
          <table:table-cell office:value-type="float" office:value="1656.855347" calcext:value-type="float">
            <text:p>1656.855347</text:p>
          </table:table-cell>
          <table:table-cell office:value-type="float" office:value="1606.244263" calcext:value-type="float">
            <text:p>1606.244263</text:p>
          </table:table-cell>
          <table:table-cell office:value-type="float" office:value="1658.455078" calcext:value-type="float">
            <text:p>1658.455078</text:p>
          </table:table-cell>
          <table:table-cell table:number-columns-repeated="13"/>
        </table:table-row>
        <table:table-row table:style-name="ro1">
          <table:table-cell office:value-type="float" office:value="1597.505005" calcext:value-type="float">
            <text:p>1597.505005</text:p>
          </table:table-cell>
          <table:table-cell office:value-type="float" office:value="1651.220215" calcext:value-type="float">
            <text:p>1651.220215</text:p>
          </table:table-cell>
          <table:table-cell office:value-type="float" office:value="1603.010864" calcext:value-type="float">
            <text:p>1603.010864</text:p>
          </table:table-cell>
          <table:table-cell office:value-type="float" office:value="1649.356934" calcext:value-type="float">
            <text:p>1649.356934</text:p>
          </table:table-cell>
          <table:table-cell table:number-columns-repeated="13"/>
        </table:table-row>
        <table:table-row table:style-name="ro1">
          <table:table-cell office:value-type="float" office:value="1592.872559" calcext:value-type="float">
            <text:p>1592.872559</text:p>
          </table:table-cell>
          <table:table-cell office:value-type="float" office:value="1641.493042" calcext:value-type="float">
            <text:p>1641.493042</text:p>
          </table:table-cell>
          <table:table-cell office:value-type="float" office:value="1597.184326" calcext:value-type="float">
            <text:p>1597.184326</text:p>
          </table:table-cell>
          <table:table-cell office:value-type="float" office:value="1641.054688" calcext:value-type="float">
            <text:p>1641.054688</text:p>
          </table:table-cell>
          <table:table-cell table:number-columns-repeated="13"/>
        </table:table-row>
        <table:table-row table:style-name="ro1">
          <table:table-cell office:value-type="float" office:value="1588.943481" calcext:value-type="float">
            <text:p>1588.943481</text:p>
          </table:table-cell>
          <table:table-cell office:value-type="float" office:value="1641.25293" calcext:value-type="float">
            <text:p>1641.25293</text:p>
          </table:table-cell>
          <table:table-cell office:value-type="float" office:value="1594.292236" calcext:value-type="float">
            <text:p>1594.292236</text:p>
          </table:table-cell>
          <table:table-cell office:value-type="float" office:value="1636.709839" calcext:value-type="float">
            <text:p>1636.709839</text:p>
          </table:table-cell>
          <table:table-cell table:number-columns-repeated="13"/>
        </table:table-row>
        <table:table-row table:style-name="ro1">
          <table:table-cell office:value-type="float" office:value="1587.824341" calcext:value-type="float">
            <text:p>1587.824341</text:p>
          </table:table-cell>
          <table:table-cell office:value-type="float" office:value="1629.827026" calcext:value-type="float">
            <text:p>1629.827026</text:p>
          </table:table-cell>
          <table:table-cell office:value-type="float" office:value="1588.300293" calcext:value-type="float">
            <text:p>1588.300293</text:p>
          </table:table-cell>
          <table:table-cell office:value-type="float" office:value="1629.988892" calcext:value-type="float">
            <text:p>1629.988892</text:p>
          </table:table-cell>
          <table:table-cell table:number-columns-repeated="13"/>
        </table:table-row>
        <table:table-row table:style-name="ro1">
          <table:table-cell office:value-type="float" office:value="1585.076538" calcext:value-type="float">
            <text:p>1585.076538</text:p>
          </table:table-cell>
          <table:table-cell office:value-type="float" office:value="1626.3573" calcext:value-type="float">
            <text:p>1626.3573</text:p>
          </table:table-cell>
          <table:table-cell office:value-type="float" office:value="1586.371582" calcext:value-type="float">
            <text:p>1586.371582</text:p>
          </table:table-cell>
          <table:table-cell office:value-type="float" office:value="1627.324951" calcext:value-type="float">
            <text:p>1627.324951</text:p>
          </table:table-cell>
          <table:table-cell table:number-columns-repeated="13"/>
        </table:table-row>
        <table:table-row table:style-name="ro1">
          <table:table-cell office:value-type="float" office:value="1584.068115" calcext:value-type="float">
            <text:p>1584.068115</text:p>
          </table:table-cell>
          <table:table-cell office:value-type="float" office:value="1622.859009" calcext:value-type="float">
            <text:p>1622.859009</text:p>
          </table:table-cell>
          <table:table-cell office:value-type="float" office:value="1584.551392" calcext:value-type="float">
            <text:p>1584.551392</text:p>
          </table:table-cell>
          <table:table-cell office:value-type="float" office:value="1617.695923" calcext:value-type="float">
            <text:p>1617.695923</text:p>
          </table:table-cell>
          <table:table-cell table:number-columns-repeated="13"/>
        </table:table-row>
        <table:table-row table:style-name="ro1">
          <table:table-cell office:value-type="float" office:value="1581.304443" calcext:value-type="float">
            <text:p>1581.304443</text:p>
          </table:table-cell>
          <table:table-cell office:value-type="float" office:value="1620.263184" calcext:value-type="float">
            <text:p>1620.263184</text:p>
          </table:table-cell>
          <table:table-cell office:value-type="float" office:value="1581.026489" calcext:value-type="float">
            <text:p>1581.026489</text:p>
          </table:table-cell>
          <table:table-cell office:value-type="float" office:value="1617.796509" calcext:value-type="float">
            <text:p>1617.796509</text:p>
          </table:table-cell>
          <table:table-cell table:number-columns-repeated="13"/>
        </table:table-row>
        <table:table-row table:style-name="ro1">
          <table:table-cell office:value-type="float" office:value="1579.477539" calcext:value-type="float">
            <text:p>1579.477539</text:p>
          </table:table-cell>
          <table:table-cell office:value-type="float" office:value="1613.529785" calcext:value-type="float">
            <text:p>1613.529785</text:p>
          </table:table-cell>
          <table:table-cell office:value-type="float" office:value="1583.018921" calcext:value-type="float">
            <text:p>1583.018921</text:p>
          </table:table-cell>
          <table:table-cell office:value-type="float" office:value="1611.545654" calcext:value-type="float">
            <text:p>1611.545654</text:p>
          </table:table-cell>
          <table:table-cell table:number-columns-repeated="13"/>
        </table:table-row>
        <table:table-row table:style-name="ro1">
          <table:table-cell office:value-type="float" office:value="1578.657104" calcext:value-type="float">
            <text:p>1578.657104</text:p>
          </table:table-cell>
          <table:table-cell office:value-type="float" office:value="1610.731323" calcext:value-type="float">
            <text:p>1610.731323</text:p>
          </table:table-cell>
          <table:table-cell office:value-type="float" office:value="1577.88501" calcext:value-type="float">
            <text:p>1577.88501</text:p>
          </table:table-cell>
          <table:table-cell office:value-type="float" office:value="1603.623901" calcext:value-type="float">
            <text:p>1603.623901</text:p>
          </table:table-cell>
          <table:table-cell table:number-columns-repeated="13"/>
        </table:table-row>
        <table:table-row table:style-name="ro1">
          <table:table-cell office:value-type="float" office:value="1577.5354" calcext:value-type="float">
            <text:p>1577.5354</text:p>
          </table:table-cell>
          <table:table-cell office:value-type="float" office:value="1603.257935" calcext:value-type="float">
            <text:p>1603.257935</text:p>
          </table:table-cell>
          <table:table-cell office:value-type="float" office:value="1578.62915" calcext:value-type="float">
            <text:p>1578.62915</text:p>
          </table:table-cell>
          <table:table-cell office:value-type="float" office:value="1604.360107" calcext:value-type="float">
            <text:p>1604.360107</text:p>
          </table:table-cell>
          <table:table-cell table:number-columns-repeated="13"/>
        </table:table-row>
        <table:table-row table:style-name="ro1">
          <table:table-cell office:value-type="float" office:value="1576.213623" calcext:value-type="float">
            <text:p>1576.213623</text:p>
          </table:table-cell>
          <table:table-cell office:value-type="float" office:value="1604.750244" calcext:value-type="float">
            <text:p>1604.750244</text:p>
          </table:table-cell>
          <table:table-cell office:value-type="float" office:value="1581.015991" calcext:value-type="float">
            <text:p>1581.015991</text:p>
          </table:table-cell>
          <table:table-cell office:value-type="float" office:value="1602.041016" calcext:value-type="float">
            <text:p>1602.041016</text:p>
          </table:table-cell>
          <table:table-cell table:number-columns-repeated="13"/>
        </table:table-row>
        <table:table-row table:style-name="ro1">
          <table:table-cell office:value-type="float" office:value="1572.96167" calcext:value-type="float">
            <text:p>1572.96167</text:p>
          </table:table-cell>
          <table:table-cell office:value-type="float" office:value="1598.27356" calcext:value-type="float">
            <text:p>1598.27356</text:p>
          </table:table-cell>
          <table:table-cell office:value-type="float" office:value="1574.675659" calcext:value-type="float">
            <text:p>1574.675659</text:p>
          </table:table-cell>
          <table:table-cell office:value-type="float" office:value="1600.521973" calcext:value-type="float">
            <text:p>1600.521973</text:p>
          </table:table-cell>
          <table:table-cell table:number-columns-repeated="13"/>
        </table:table-row>
        <table:table-row table:style-name="ro1">
          <table:table-cell office:value-type="float" office:value="1571.792358" calcext:value-type="float">
            <text:p>1571.792358</text:p>
          </table:table-cell>
          <table:table-cell office:value-type="float" office:value="1595.521118" calcext:value-type="float">
            <text:p>1595.521118</text:p>
          </table:table-cell>
          <table:table-cell office:value-type="float" office:value="1574.601562" calcext:value-type="float">
            <text:p>1574.601562</text:p>
          </table:table-cell>
          <table:table-cell office:value-type="float" office:value="1595.843994" calcext:value-type="float">
            <text:p>1595.843994</text:p>
          </table:table-cell>
          <table:table-cell table:number-columns-repeated="13"/>
        </table:table-row>
        <table:table-row table:style-name="ro1">
          <table:table-cell office:value-type="float" office:value="1569.402832" calcext:value-type="float">
            <text:p>1569.402832</text:p>
          </table:table-cell>
          <table:table-cell office:value-type="float" office:value="1598.895874" calcext:value-type="float">
            <text:p>1598.895874</text:p>
          </table:table-cell>
          <table:table-cell office:value-type="float" office:value="1573.309448" calcext:value-type="float">
            <text:p>1573.309448</text:p>
          </table:table-cell>
          <table:table-cell office:value-type="float" office:value="1595.85791" calcext:value-type="float">
            <text:p>1595.85791</text:p>
          </table:table-cell>
          <table:table-cell table:number-columns-repeated="13"/>
        </table:table-row>
        <table:table-row table:style-name="ro1">
          <table:table-cell office:value-type="float" office:value="1573.278809" calcext:value-type="float">
            <text:p>1573.278809</text:p>
          </table:table-cell>
          <table:table-cell office:value-type="float" office:value="1590.043945" calcext:value-type="float">
            <text:p>1590.043945</text:p>
          </table:table-cell>
          <table:table-cell office:value-type="float" office:value="1568.37207" calcext:value-type="float">
            <text:p>1568.37207</text:p>
          </table:table-cell>
          <table:table-cell office:value-type="float" office:value="1594.110107" calcext:value-type="float">
            <text:p>1594.110107</text:p>
          </table:table-cell>
          <table:table-cell table:number-columns-repeated="13"/>
        </table:table-row>
        <table:table-row table:style-name="ro1">
          <table:table-cell office:value-type="float" office:value="1570.154053" calcext:value-type="float">
            <text:p>1570.154053</text:p>
          </table:table-cell>
          <table:table-cell office:value-type="float" office:value="1589.216187" calcext:value-type="float">
            <text:p>1589.216187</text:p>
          </table:table-cell>
          <table:table-cell office:value-type="float" office:value="1568.524414" calcext:value-type="float">
            <text:p>1568.524414</text:p>
          </table:table-cell>
          <table:table-cell office:value-type="float" office:value="1589.819946" calcext:value-type="float">
            <text:p>1589.819946</text:p>
          </table:table-cell>
          <table:table-cell table:number-columns-repeated="13"/>
        </table:table-row>
        <table:table-row table:style-name="ro1">
          <table:table-cell office:value-type="float" office:value="1570.418701" calcext:value-type="float">
            <text:p>1570.418701</text:p>
          </table:table-cell>
          <table:table-cell office:value-type="float" office:value="1588.389404" calcext:value-type="float">
            <text:p>1588.389404</text:p>
          </table:table-cell>
          <table:table-cell office:value-type="float" office:value="1572.062866" calcext:value-type="float">
            <text:p>1572.062866</text:p>
          </table:table-cell>
          <table:table-cell office:value-type="float" office:value="1588.119507" calcext:value-type="float">
            <text:p>1588.119507</text:p>
          </table:table-cell>
          <table:table-cell table:number-columns-repeated="13"/>
        </table:table-row>
        <table:table-row table:style-name="ro1">
          <table:table-cell office:value-type="float" office:value="1568.219482" calcext:value-type="float">
            <text:p>1568.219482</text:p>
          </table:table-cell>
          <table:table-cell office:value-type="float" office:value="1585.77356" calcext:value-type="float">
            <text:p>1585.77356</text:p>
          </table:table-cell>
          <table:table-cell office:value-type="float" office:value="1568.683716" calcext:value-type="float">
            <text:p>1568.683716</text:p>
          </table:table-cell>
          <table:table-cell office:value-type="float" office:value="1586.274292" calcext:value-type="float">
            <text:p>1586.274292</text:p>
          </table:table-cell>
          <table:table-cell table:number-columns-repeated="13"/>
        </table:table-row>
        <table:table-row table:style-name="ro1">
          <table:table-cell office:value-type="float" office:value="1568.322388" calcext:value-type="float">
            <text:p>1568.322388</text:p>
          </table:table-cell>
          <table:table-cell office:value-type="float" office:value="1584.51416" calcext:value-type="float">
            <text:p>1584.51416</text:p>
          </table:table-cell>
          <table:table-cell office:value-type="float" office:value="1570.218994" calcext:value-type="float">
            <text:p>1570.218994</text:p>
          </table:table-cell>
          <table:table-cell office:value-type="float" office:value="1579.453491" calcext:value-type="float">
            <text:p>1579.453491</text:p>
          </table:table-cell>
          <table:table-cell table:number-columns-repeated="13"/>
        </table:table-row>
        <table:table-row table:style-name="ro1">
          <table:table-cell office:value-type="float" office:value="1557.864014" calcext:value-type="float">
            <text:p>1557.864014</text:p>
          </table:table-cell>
          <table:table-cell office:value-type="float" office:value="1600.977539" calcext:value-type="float">
            <text:p>1600.977539</text:p>
          </table:table-cell>
          <table:table-cell office:value-type="float" office:value="1561.723389" calcext:value-type="float">
            <text:p>1561.723389</text:p>
          </table:table-cell>
          <table:table-cell office:value-type="float" office:value="1586.881714" calcext:value-type="float">
            <text:p>1586.881714</text:p>
          </table:table-cell>
          <table:table-cell table:number-columns-repeated="13"/>
        </table:table-row>
        <table:table-row table:style-name="ro1">
          <table:table-cell office:value-type="float" office:value="1571.753662" calcext:value-type="float">
            <text:p>1571.753662</text:p>
          </table:table-cell>
          <table:table-cell office:value-type="float" office:value="1594.060303" calcext:value-type="float">
            <text:p>1594.060303</text:p>
          </table:table-cell>
          <table:table-cell office:value-type="float" office:value="1566.08374" calcext:value-type="float">
            <text:p>1566.08374</text:p>
          </table:table-cell>
          <table:table-cell office:value-type="float" office:value="1595.762329" calcext:value-type="float">
            <text:p>1595.762329</text:p>
          </table:table-cell>
          <table:table-cell table:number-columns-repeated="13"/>
        </table:table-row>
        <table:table-row table:style-name="ro1">
          <table:table-cell office:value-type="float" office:value="1578.125244" calcext:value-type="float">
            <text:p>1578.125244</text:p>
          </table:table-cell>
          <table:table-cell office:value-type="float" office:value="1624.347534" calcext:value-type="float">
            <text:p>1624.347534</text:p>
          </table:table-cell>
          <table:table-cell office:value-type="float" office:value="1577.50293" calcext:value-type="float">
            <text:p>1577.50293</text:p>
          </table:table-cell>
          <table:table-cell office:value-type="float" office:value="1626.092041" calcext:value-type="float">
            <text:p>1626.092041</text:p>
          </table:table-cell>
          <table:table-cell table:number-columns-repeated="13"/>
        </table:table-row>
        <table:table-row table:style-name="ro1">
          <table:table-cell office:value-type="float" office:value="1625.147827" calcext:value-type="float">
            <text:p>1625.147827</text:p>
          </table:table-cell>
          <table:table-cell office:value-type="float" office:value="1636.612061" calcext:value-type="float">
            <text:p>1636.612061</text:p>
          </table:table-cell>
          <table:table-cell office:value-type="float" office:value="1627.01062" calcext:value-type="float">
            <text:p>1627.01062</text:p>
          </table:table-cell>
          <table:table-cell office:value-type="float" office:value="1649.190796" calcext:value-type="float">
            <text:p>1649.190796</text:p>
          </table:table-cell>
          <table:table-cell table:number-columns-repeated="13"/>
        </table:table-row>
        <table:table-row table:style-name="ro1">
          <table:table-cell office:value-type="float" office:value="1649.719604" calcext:value-type="float">
            <text:p>1649.719604</text:p>
          </table:table-cell>
          <table:table-cell office:value-type="float" office:value="1676.731445" calcext:value-type="float">
            <text:p>1676.731445</text:p>
          </table:table-cell>
          <table:table-cell office:value-type="float" office:value="1662.465576" calcext:value-type="float">
            <text:p>1662.465576</text:p>
          </table:table-cell>
          <table:table-cell office:value-type="float" office:value="1671.698364" calcext:value-type="float">
            <text:p>1671.698364</text:p>
          </table:table-cell>
          <table:table-cell table:number-columns-repeated="13"/>
        </table:table-row>
        <table:table-row table:style-name="ro1">
          <table:table-cell office:value-type="float" office:value="1675.030029" calcext:value-type="float">
            <text:p>1675.030029</text:p>
          </table:table-cell>
          <table:table-cell office:value-type="float" office:value="1697.478027" calcext:value-type="float">
            <text:p>1697.478027</text:p>
          </table:table-cell>
          <table:table-cell office:value-type="float" office:value="1674.89856" calcext:value-type="float">
            <text:p>1674.89856</text:p>
          </table:table-cell>
          <table:table-cell office:value-type="float" office:value="1690.506104" calcext:value-type="float">
            <text:p>1690.506104</text:p>
          </table:table-cell>
          <table:table-cell table:number-columns-repeated="13"/>
        </table:table-row>
        <table:table-row table:style-name="ro1">
          <table:table-cell office:value-type="float" office:value="1664.23291" calcext:value-type="float">
            <text:p>1664.23291</text:p>
          </table:table-cell>
          <table:table-cell office:value-type="float" office:value="1695.64978" calcext:value-type="float">
            <text:p>1695.64978</text:p>
          </table:table-cell>
          <table:table-cell office:value-type="float" office:value="1660.514648" calcext:value-type="float">
            <text:p>1660.514648</text:p>
          </table:table-cell>
          <table:table-cell office:value-type="float" office:value="1694.794189" calcext:value-type="float">
            <text:p>1694.794189</text:p>
          </table:table-cell>
          <table:table-cell table:number-columns-repeated="13"/>
        </table:table-row>
        <table:table-row table:style-name="ro1">
          <table:table-cell office:value-type="float" office:value="1632.551025" calcext:value-type="float">
            <text:p>1632.551025</text:p>
          </table:table-cell>
          <table:table-cell office:value-type="float" office:value="1718.789062" calcext:value-type="float">
            <text:p>1718.789062</text:p>
          </table:table-cell>
          <table:table-cell office:value-type="float" office:value="1629.225342" calcext:value-type="float">
            <text:p>1629.225342</text:p>
          </table:table-cell>
          <table:table-cell office:value-type="float" office:value="1735.407715" calcext:value-type="float">
            <text:p>1735.407715</text:p>
          </table:table-cell>
          <table:table-cell table:number-columns-repeated="13"/>
        </table:table-row>
        <table:table-row table:style-name="ro1">
          <table:table-cell office:value-type="float" office:value="1633.845459" calcext:value-type="float">
            <text:p>1633.845459</text:p>
          </table:table-cell>
          <table:table-cell office:value-type="float" office:value="1705.117798" calcext:value-type="float">
            <text:p>1705.117798</text:p>
          </table:table-cell>
          <table:table-cell office:value-type="float" office:value="1645.529297" calcext:value-type="float">
            <text:p>1645.529297</text:p>
          </table:table-cell>
          <table:table-cell office:value-type="float" office:value="1701.531616" calcext:value-type="float">
            <text:p>1701.531616</text:p>
          </table:table-cell>
          <table:table-cell table:number-columns-repeated="13"/>
        </table:table-row>
        <table:table-row table:style-name="ro1">
          <table:table-cell office:value-type="float" office:value="1642.70166" calcext:value-type="float">
            <text:p>1642.70166</text:p>
          </table:table-cell>
          <table:table-cell office:value-type="float" office:value="1707.750244" calcext:value-type="float">
            <text:p>1707.750244</text:p>
          </table:table-cell>
          <table:table-cell office:value-type="float" office:value="1646.680176" calcext:value-type="float">
            <text:p>1646.680176</text:p>
          </table:table-cell>
          <table:table-cell office:value-type="float" office:value="1702.076904" calcext:value-type="float">
            <text:p>1702.076904</text:p>
          </table:table-cell>
          <table:table-cell table:number-columns-repeated="13"/>
        </table:table-row>
        <table:table-row table:style-name="ro1">
          <table:table-cell office:value-type="float" office:value="1637.643433" calcext:value-type="float">
            <text:p>1637.643433</text:p>
          </table:table-cell>
          <table:table-cell office:value-type="float" office:value="1713.194336" calcext:value-type="float">
            <text:p>1713.194336</text:p>
          </table:table-cell>
          <table:table-cell office:value-type="float" office:value="1646.650024" calcext:value-type="float">
            <text:p>1646.650024</text:p>
          </table:table-cell>
          <table:table-cell office:value-type="float" office:value="1709.37793" calcext:value-type="float">
            <text:p>1709.37793</text:p>
          </table:table-cell>
          <table:table-cell table:number-columns-repeated="13"/>
        </table:table-row>
        <table:table-row table:style-name="ro1">
          <table:table-cell office:value-type="float" office:value="1639.765137" calcext:value-type="float">
            <text:p>1639.765137</text:p>
          </table:table-cell>
          <table:table-cell office:value-type="float" office:value="1709.064209" calcext:value-type="float">
            <text:p>1709.064209</text:p>
          </table:table-cell>
          <table:table-cell office:value-type="float" office:value="1645.024658" calcext:value-type="float">
            <text:p>1645.024658</text:p>
          </table:table-cell>
          <table:table-cell office:value-type="float" office:value="1705.635742" calcext:value-type="float">
            <text:p>1705.635742</text:p>
          </table:table-cell>
          <table:table-cell table:number-columns-repeated="13"/>
        </table:table-row>
        <table:table-row table:style-name="ro1">
          <table:table-cell office:value-type="float" office:value="1638.614502" calcext:value-type="float">
            <text:p>1638.614502</text:p>
          </table:table-cell>
          <table:table-cell office:value-type="float" office:value="1709.789551" calcext:value-type="float">
            <text:p>1709.789551</text:p>
          </table:table-cell>
          <table:table-cell office:value-type="float" office:value="1645.302734" calcext:value-type="float">
            <text:p>1645.302734</text:p>
          </table:table-cell>
          <table:table-cell office:value-type="float" office:value="1704.967651" calcext:value-type="float">
            <text:p>1704.967651</text:p>
          </table:table-cell>
          <table:table-cell table:number-columns-repeated="13"/>
        </table:table-row>
        <table:table-row table:style-name="ro1">
          <table:table-cell office:value-type="float" office:value="1642.63623" calcext:value-type="float">
            <text:p>1642.63623</text:p>
          </table:table-cell>
          <table:table-cell office:value-type="float" office:value="1707.132812" calcext:value-type="float">
            <text:p>1707.132812</text:p>
          </table:table-cell>
          <table:table-cell office:value-type="float" office:value="1644.566895" calcext:value-type="float">
            <text:p>1644.566895</text:p>
          </table:table-cell>
          <table:table-cell office:value-type="float" office:value="1706.327271" calcext:value-type="float">
            <text:p>1706.327271</text:p>
          </table:table-cell>
          <table:table-cell table:number-columns-repeated="13"/>
        </table:table-row>
        <table:table-row table:style-name="ro1">
          <table:table-cell office:value-type="float" office:value="1639.219604" calcext:value-type="float">
            <text:p>1639.219604</text:p>
          </table:table-cell>
          <table:table-cell office:value-type="float" office:value="1710.13147" calcext:value-type="float">
            <text:p>1710.13147</text:p>
          </table:table-cell>
          <table:table-cell office:value-type="float" office:value="1646.284424" calcext:value-type="float">
            <text:p>1646.284424</text:p>
          </table:table-cell>
          <table:table-cell office:value-type="float" office:value="1708.988037" calcext:value-type="float">
            <text:p>1708.988037</text:p>
          </table:table-cell>
          <table:table-cell table:number-columns-repeated="13"/>
        </table:table-row>
        <table:table-row table:style-name="ro1">
          <table:table-cell office:value-type="float" office:value="1642.601807" calcext:value-type="float">
            <text:p>1642.601807</text:p>
          </table:table-cell>
          <table:table-cell office:value-type="float" office:value="1713.652954" calcext:value-type="float">
            <text:p>1713.652954</text:p>
          </table:table-cell>
          <table:table-cell office:value-type="float" office:value="1650.250977" calcext:value-type="float">
            <text:p>1650.250977</text:p>
          </table:table-cell>
          <table:table-cell office:value-type="float" office:value="1707.13855" calcext:value-type="float">
            <text:p>1707.13855</text:p>
          </table:table-cell>
          <table:table-cell table:number-columns-repeated="13"/>
        </table:table-row>
        <table:table-row table:style-name="ro1">
          <table:table-cell office:value-type="float" office:value="1643.561157" calcext:value-type="float">
            <text:p>1643.561157</text:p>
          </table:table-cell>
          <table:table-cell office:value-type="float" office:value="1709.086182" calcext:value-type="float">
            <text:p>1709.086182</text:p>
          </table:table-cell>
          <table:table-cell office:value-type="float" office:value="1649.201538" calcext:value-type="float">
            <text:p>1649.201538</text:p>
          </table:table-cell>
          <table:table-cell office:value-type="float" office:value="1707.400146" calcext:value-type="float">
            <text:p>1707.400146</text:p>
          </table:table-cell>
          <table:table-cell table:number-columns-repeated="13"/>
        </table:table-row>
        <table:table-row table:style-name="ro1">
          <table:table-cell office:value-type="float" office:value="1643.16687" calcext:value-type="float">
            <text:p>1643.16687</text:p>
          </table:table-cell>
          <table:table-cell office:value-type="float" office:value="1711.841187" calcext:value-type="float">
            <text:p>1711.841187</text:p>
          </table:table-cell>
          <table:table-cell office:value-type="float" office:value="1647.947144" calcext:value-type="float">
            <text:p>1647.947144</text:p>
          </table:table-cell>
          <table:table-cell office:value-type="float" office:value="1708.556152" calcext:value-type="float">
            <text:p>1708.556152</text:p>
          </table:table-cell>
          <table:table-cell table:number-columns-repeated="13"/>
        </table:table-row>
        <table:table-row table:style-name="ro1">
          <table:table-cell office:value-type="float" office:value="1643.184204" calcext:value-type="float">
            <text:p>1643.184204</text:p>
          </table:table-cell>
          <table:table-cell office:value-type="float" office:value="1709.569824" calcext:value-type="float">
            <text:p>1709.569824</text:p>
          </table:table-cell>
          <table:table-cell office:value-type="float" office:value="1650.060425" calcext:value-type="float">
            <text:p>1650.060425</text:p>
          </table:table-cell>
          <table:table-cell office:value-type="float" office:value="1705.844604" calcext:value-type="float">
            <text:p>1705.844604</text:p>
          </table:table-cell>
          <table:table-cell table:number-columns-repeated="13"/>
        </table:table-row>
        <table:table-row table:style-name="ro1">
          <table:table-cell office:value-type="float" office:value="1641.754761" calcext:value-type="float">
            <text:p>1641.754761</text:p>
          </table:table-cell>
          <table:table-cell office:value-type="float" office:value="1714.752563" calcext:value-type="float">
            <text:p>1714.752563</text:p>
          </table:table-cell>
          <table:table-cell office:value-type="float" office:value="1649.697998" calcext:value-type="float">
            <text:p>1649.697998</text:p>
          </table:table-cell>
          <table:table-cell office:value-type="float" office:value="1710.525635" calcext:value-type="float">
            <text:p>1710.525635</text:p>
          </table:table-cell>
          <table:table-cell table:number-columns-repeated="13"/>
        </table:table-row>
        <table:table-row table:style-name="ro1">
          <table:table-cell office:value-type="float" office:value="1639.698364" calcext:value-type="float">
            <text:p>1639.698364</text:p>
          </table:table-cell>
          <table:table-cell office:value-type="float" office:value="1715.323364" calcext:value-type="float">
            <text:p>1715.323364</text:p>
          </table:table-cell>
          <table:table-cell office:value-type="float" office:value="1648.523193" calcext:value-type="float">
            <text:p>1648.523193</text:p>
          </table:table-cell>
          <table:table-cell office:value-type="float" office:value="1707.578491" calcext:value-type="float">
            <text:p>1707.578491</text:p>
          </table:table-cell>
          <table:table-cell table:number-columns-repeated="13"/>
        </table:table-row>
        <table:table-row table:style-name="ro1">
          <table:table-cell office:value-type="float" office:value="1643.21106" calcext:value-type="float">
            <text:p>1643.21106</text:p>
          </table:table-cell>
          <table:table-cell office:value-type="float" office:value="1713.450195" calcext:value-type="float">
            <text:p>1713.450195</text:p>
          </table:table-cell>
          <table:table-cell office:value-type="float" office:value="1650.871216" calcext:value-type="float">
            <text:p>1650.871216</text:p>
          </table:table-cell>
          <table:table-cell office:value-type="float" office:value="1709.519775" calcext:value-type="float">
            <text:p>1709.519775</text:p>
          </table:table-cell>
          <table:table-cell table:number-columns-repeated="13"/>
        </table:table-row>
        <table:table-row table:style-name="ro1">
          <table:table-cell office:value-type="float" office:value="1640.398926" calcext:value-type="float">
            <text:p>1640.398926</text:p>
          </table:table-cell>
          <table:table-cell office:value-type="float" office:value="1716.830444" calcext:value-type="float">
            <text:p>1716.830444</text:p>
          </table:table-cell>
          <table:table-cell office:value-type="float" office:value="1647.673462" calcext:value-type="float">
            <text:p>1647.673462</text:p>
          </table:table-cell>
          <table:table-cell office:value-type="float" office:value="1710.50708" calcext:value-type="float">
            <text:p>1710.50708</text:p>
          </table:table-cell>
          <table:table-cell table:number-columns-repeated="13"/>
        </table:table-row>
        <table:table-row table:style-name="ro1">
          <table:table-cell office:value-type="float" office:value="1640.398193" calcext:value-type="float">
            <text:p>1640.398193</text:p>
          </table:table-cell>
          <table:table-cell office:value-type="float" office:value="1717.012695" calcext:value-type="float">
            <text:p>1717.012695</text:p>
          </table:table-cell>
          <table:table-cell office:value-type="float" office:value="1649.950317" calcext:value-type="float">
            <text:p>1649.950317</text:p>
          </table:table-cell>
          <table:table-cell office:value-type="float" office:value="1710.773315" calcext:value-type="float">
            <text:p>1710.773315</text:p>
          </table:table-cell>
          <table:table-cell table:number-columns-repeated="13"/>
        </table:table-row>
        <table:table-row table:style-name="ro1">
          <table:table-cell office:value-type="float" office:value="1643.483643" calcext:value-type="float">
            <text:p>1643.483643</text:p>
          </table:table-cell>
          <table:table-cell office:value-type="float" office:value="1712.557617" calcext:value-type="float">
            <text:p>1712.557617</text:p>
          </table:table-cell>
          <table:table-cell office:value-type="float" office:value="1648.435913" calcext:value-type="float">
            <text:p>1648.435913</text:p>
          </table:table-cell>
          <table:table-cell office:value-type="float" office:value="1709.696899" calcext:value-type="float">
            <text:p>1709.696899</text:p>
          </table:table-cell>
          <table:table-cell table:number-columns-repeated="13"/>
        </table:table-row>
        <table:table-row table:style-name="ro1">
          <table:table-cell office:value-type="float" office:value="1644.751221" calcext:value-type="float">
            <text:p>1644.751221</text:p>
          </table:table-cell>
          <table:table-cell office:value-type="float" office:value="1711.942505" calcext:value-type="float">
            <text:p>1711.942505</text:p>
          </table:table-cell>
          <table:table-cell office:value-type="float" office:value="1652.466675" calcext:value-type="float">
            <text:p>1652.466675</text:p>
          </table:table-cell>
          <table:table-cell office:value-type="float" office:value="1708.674438" calcext:value-type="float">
            <text:p>1708.674438</text:p>
          </table:table-cell>
          <table:table-cell table:number-columns-repeated="13"/>
        </table:table-row>
        <table:table-row table:style-name="ro1">
          <table:table-cell office:value-type="float" office:value="1642.747681" calcext:value-type="float">
            <text:p>1642.747681</text:p>
          </table:table-cell>
          <table:table-cell office:value-type="float" office:value="1714.310547" calcext:value-type="float">
            <text:p>1714.310547</text:p>
          </table:table-cell>
          <table:table-cell office:value-type="float" office:value="1647.279175" calcext:value-type="float">
            <text:p>1647.279175</text:p>
          </table:table-cell>
          <table:table-cell office:value-type="float" office:value="1713.899658" calcext:value-type="float">
            <text:p>1713.899658</text:p>
          </table:table-cell>
          <table:table-cell table:number-columns-repeated="13"/>
        </table:table-row>
        <table:table-row table:style-name="ro1">
          <table:table-cell office:value-type="float" office:value="1641.164185" calcext:value-type="float">
            <text:p>1641.164185</text:p>
          </table:table-cell>
          <table:table-cell office:value-type="float" office:value="1718.481689" calcext:value-type="float">
            <text:p>1718.481689</text:p>
          </table:table-cell>
          <table:table-cell office:value-type="float" office:value="1648.680054" calcext:value-type="float">
            <text:p>1648.680054</text:p>
          </table:table-cell>
          <table:table-cell office:value-type="float" office:value="1710.714111" calcext:value-type="float">
            <text:p>1710.714111</text:p>
          </table:table-cell>
          <table:table-cell table:number-columns-repeated="13"/>
        </table:table-row>
        <table:table-row table:style-name="ro1">
          <table:table-cell office:value-type="float" office:value="1643.478516" calcext:value-type="float">
            <text:p>1643.478516</text:p>
          </table:table-cell>
          <table:table-cell office:value-type="float" office:value="1714.325195" calcext:value-type="float">
            <text:p>1714.325195</text:p>
          </table:table-cell>
          <table:table-cell office:value-type="float" office:value="1649.984497" calcext:value-type="float">
            <text:p>1649.984497</text:p>
          </table:table-cell>
          <table:table-cell office:value-type="float" office:value="1711.45813" calcext:value-type="float">
            <text:p>1711.45813</text:p>
          </table:table-cell>
          <table:table-cell table:number-columns-repeated="13"/>
        </table:table-row>
        <table:table-row table:style-name="ro1">
          <table:table-cell office:value-type="float" office:value="1637.799194" calcext:value-type="float">
            <text:p>1637.799194</text:p>
          </table:table-cell>
          <table:table-cell office:value-type="float" office:value="1720.553467" calcext:value-type="float">
            <text:p>1720.553467</text:p>
          </table:table-cell>
          <table:table-cell office:value-type="float" office:value="1647.926514" calcext:value-type="float">
            <text:p>1647.926514</text:p>
          </table:table-cell>
          <table:table-cell office:value-type="float" office:value="1715.481934" calcext:value-type="float">
            <text:p>1715.481934</text:p>
          </table:table-cell>
          <table:table-cell table:number-columns-repeated="13"/>
        </table:table-row>
        <table:table-row table:style-name="ro1">
          <table:table-cell office:value-type="float" office:value="1642.260864" calcext:value-type="float">
            <text:p>1642.260864</text:p>
          </table:table-cell>
          <table:table-cell office:value-type="float" office:value="1714.72168" calcext:value-type="float">
            <text:p>1714.72168</text:p>
          </table:table-cell>
          <table:table-cell office:value-type="float" office:value="1649.026245" calcext:value-type="float">
            <text:p>1649.026245</text:p>
          </table:table-cell>
          <table:table-cell office:value-type="float" office:value="1713.327637" calcext:value-type="float">
            <text:p>1713.327637</text:p>
          </table:table-cell>
          <table:table-cell table:number-columns-repeated="13"/>
        </table:table-row>
        <table:table-row table:style-name="ro1">
          <table:table-cell office:value-type="float" office:value="1643.265137" calcext:value-type="float">
            <text:p>1643.265137</text:p>
          </table:table-cell>
          <table:table-cell office:value-type="float" office:value="1716.960205" calcext:value-type="float">
            <text:p>1716.960205</text:p>
          </table:table-cell>
          <table:table-cell office:value-type="float" office:value="1649.81958" calcext:value-type="float">
            <text:p>1649.81958</text:p>
          </table:table-cell>
          <table:table-cell office:value-type="float" office:value="1714.197388" calcext:value-type="float">
            <text:p>1714.197388</text:p>
          </table:table-cell>
          <table:table-cell table:number-columns-repeated="13"/>
        </table:table-row>
        <table:table-row table:style-name="ro1">
          <table:table-cell office:value-type="float" office:value="1645.667969" calcext:value-type="float">
            <text:p>1645.667969</text:p>
          </table:table-cell>
          <table:table-cell office:value-type="float" office:value="1715.521118" calcext:value-type="float">
            <text:p>1715.521118</text:p>
          </table:table-cell>
          <table:table-cell office:value-type="float" office:value="1650.958374" calcext:value-type="float">
            <text:p>1650.958374</text:p>
          </table:table-cell>
          <table:table-cell office:value-type="float" office:value="1712.472168" calcext:value-type="float">
            <text:p>1712.472168</text:p>
          </table:table-cell>
          <table:table-cell table:number-columns-repeated="13"/>
        </table:table-row>
        <table:table-row table:style-name="ro1">
          <table:table-cell office:value-type="float" office:value="1645.255981" calcext:value-type="float">
            <text:p>1645.255981</text:p>
          </table:table-cell>
          <table:table-cell office:value-type="float" office:value="1713.7854" calcext:value-type="float">
            <text:p>1713.7854</text:p>
          </table:table-cell>
          <table:table-cell office:value-type="float" office:value="1651.368896" calcext:value-type="float">
            <text:p>1651.368896</text:p>
          </table:table-cell>
          <table:table-cell office:value-type="float" office:value="1710.702637" calcext:value-type="float">
            <text:p>1710.702637</text:p>
          </table:table-cell>
          <table:table-cell table:number-columns-repeated="13"/>
        </table:table-row>
        <table:table-row table:style-name="ro1">
          <table:table-cell office:value-type="float" office:value="1644.007812" calcext:value-type="float">
            <text:p>1644.007812</text:p>
          </table:table-cell>
          <table:table-cell office:value-type="float" office:value="1714.475586" calcext:value-type="float">
            <text:p>1714.475586</text:p>
          </table:table-cell>
          <table:table-cell office:value-type="float" office:value="1651.391357" calcext:value-type="float">
            <text:p>1651.391357</text:p>
          </table:table-cell>
          <table:table-cell office:value-type="float" office:value="1710.738525" calcext:value-type="float">
            <text:p>1710.738525</text:p>
          </table:table-cell>
          <table:table-cell table:number-columns-repeated="13"/>
        </table:table-row>
        <table:table-row table:style-name="ro1">
          <table:table-cell office:value-type="float" office:value="1645.35144" calcext:value-type="float">
            <text:p>1645.35144</text:p>
          </table:table-cell>
          <table:table-cell office:value-type="float" office:value="1717.060425" calcext:value-type="float">
            <text:p>1717.060425</text:p>
          </table:table-cell>
          <table:table-cell office:value-type="float" office:value="1651.624512" calcext:value-type="float">
            <text:p>1651.624512</text:p>
          </table:table-cell>
          <table:table-cell office:value-type="float" office:value="1712.282471" calcext:value-type="float">
            <text:p>1712.282471</text:p>
          </table:table-cell>
          <table:table-cell table:number-columns-repeated="13"/>
        </table:table-row>
        <table:table-row table:style-name="ro1">
          <table:table-cell office:value-type="float" office:value="1645.439209" calcext:value-type="float">
            <text:p>1645.439209</text:p>
          </table:table-cell>
          <table:table-cell office:value-type="float" office:value="1717.492432" calcext:value-type="float">
            <text:p>1717.492432</text:p>
          </table:table-cell>
          <table:table-cell office:value-type="float" office:value="1650.680908" calcext:value-type="float">
            <text:p>1650.680908</text:p>
          </table:table-cell>
          <table:table-cell office:value-type="float" office:value="1713.765015" calcext:value-type="float">
            <text:p>1713.765015</text:p>
          </table:table-cell>
          <table:table-cell table:number-columns-repeated="13"/>
        </table:table-row>
        <table:table-row table:style-name="ro1">
          <table:table-cell office:value-type="float" office:value="1643.290771" calcext:value-type="float">
            <text:p>1643.290771</text:p>
          </table:table-cell>
          <table:table-cell office:value-type="float" office:value="1721.674316" calcext:value-type="float">
            <text:p>1721.674316</text:p>
          </table:table-cell>
          <table:table-cell office:value-type="float" office:value="1648.617065" calcext:value-type="float">
            <text:p>1648.617065</text:p>
          </table:table-cell>
          <table:table-cell office:value-type="float" office:value="1717.139771" calcext:value-type="float">
            <text:p>1717.139771</text:p>
          </table:table-cell>
          <table:table-cell table:number-columns-repeated="13"/>
        </table:table-row>
        <table:table-row table:style-name="ro1">
          <table:table-cell office:value-type="float" office:value="1645.53125" calcext:value-type="float">
            <text:p>1645.53125</text:p>
          </table:table-cell>
          <table:table-cell office:value-type="float" office:value="1717.533813" calcext:value-type="float">
            <text:p>1717.533813</text:p>
          </table:table-cell>
          <table:table-cell office:value-type="float" office:value="1652.799438" calcext:value-type="float">
            <text:p>1652.799438</text:p>
          </table:table-cell>
          <table:table-cell office:value-type="float" office:value="1715.839355" calcext:value-type="float">
            <text:p>1715.839355</text:p>
          </table:table-cell>
          <table:table-cell table:number-columns-repeated="13"/>
        </table:table-row>
        <table:table-row table:style-name="ro1">
          <table:table-cell office:value-type="float" office:value="1645.909912" calcext:value-type="float">
            <text:p>1645.909912</text:p>
          </table:table-cell>
          <table:table-cell office:value-type="float" office:value="1717.963257" calcext:value-type="float">
            <text:p>1717.963257</text:p>
          </table:table-cell>
          <table:table-cell office:value-type="float" office:value="1656.521606" calcext:value-type="float">
            <text:p>1656.521606</text:p>
          </table:table-cell>
          <table:table-cell office:value-type="float" office:value="1714.859375" calcext:value-type="float">
            <text:p>1714.859375</text:p>
          </table:table-cell>
          <table:table-cell table:number-columns-repeated="13"/>
        </table:table-row>
        <table:table-row table:style-name="ro1">
          <table:table-cell office:value-type="float" office:value="1644.510254" calcext:value-type="float">
            <text:p>1644.510254</text:p>
          </table:table-cell>
          <table:table-cell office:value-type="float" office:value="1720.177856" calcext:value-type="float">
            <text:p>1720.177856</text:p>
          </table:table-cell>
          <table:table-cell office:value-type="float" office:value="1652.615723" calcext:value-type="float">
            <text:p>1652.615723</text:p>
          </table:table-cell>
          <table:table-cell office:value-type="float" office:value="1715.468994" calcext:value-type="float">
            <text:p>1715.468994</text:p>
          </table:table-cell>
          <table:table-cell table:number-columns-repeated="13"/>
        </table:table-row>
        <table:table-row table:style-name="ro1">
          <table:table-cell office:value-type="float" office:value="1644.398682" calcext:value-type="float">
            <text:p>1644.398682</text:p>
          </table:table-cell>
          <table:table-cell office:value-type="float" office:value="1718.065552" calcext:value-type="float">
            <text:p>1718.065552</text:p>
          </table:table-cell>
          <table:table-cell office:value-type="float" office:value="1652.378052" calcext:value-type="float">
            <text:p>1652.378052</text:p>
          </table:table-cell>
          <table:table-cell office:value-type="float" office:value="1713.930908" calcext:value-type="float">
            <text:p>1713.930908</text:p>
          </table:table-cell>
          <table:table-cell table:number-columns-repeated="13"/>
        </table:table-row>
        <table:table-row table:style-name="ro1">
          <table:table-cell office:value-type="float" office:value="1646.440796" calcext:value-type="float">
            <text:p>1646.440796</text:p>
          </table:table-cell>
          <table:table-cell office:value-type="float" office:value="1715.516479" calcext:value-type="float">
            <text:p>1715.516479</text:p>
          </table:table-cell>
          <table:table-cell office:value-type="float" office:value="1654.34436" calcext:value-type="float">
            <text:p>1654.34436</text:p>
          </table:table-cell>
          <table:table-cell office:value-type="float" office:value="1714.493286" calcext:value-type="float">
            <text:p>1714.493286</text:p>
          </table:table-cell>
          <table:table-cell table:number-columns-repeated="13"/>
        </table:table-row>
        <table:table-row table:style-name="ro1">
          <table:table-cell office:value-type="float" office:value="1646.415649" calcext:value-type="float">
            <text:p>1646.415649</text:p>
          </table:table-cell>
          <table:table-cell office:value-type="float" office:value="1721.759277" calcext:value-type="float">
            <text:p>1721.759277</text:p>
          </table:table-cell>
          <table:table-cell office:value-type="float" office:value="1654.785767" calcext:value-type="float">
            <text:p>1654.785767</text:p>
          </table:table-cell>
          <table:table-cell office:value-type="float" office:value="1716.697998" calcext:value-type="float">
            <text:p>1716.697998</text:p>
          </table:table-cell>
          <table:table-cell table:number-columns-repeated="13"/>
        </table:table-row>
        <table:table-row table:style-name="ro1">
          <table:table-cell office:value-type="float" office:value="1648.743042" calcext:value-type="float">
            <text:p>1648.743042</text:p>
          </table:table-cell>
          <table:table-cell office:value-type="float" office:value="1720.010742" calcext:value-type="float">
            <text:p>1720.010742</text:p>
          </table:table-cell>
          <table:table-cell office:value-type="float" office:value="1652.957642" calcext:value-type="float">
            <text:p>1652.957642</text:p>
          </table:table-cell>
          <table:table-cell office:value-type="float" office:value="1717.307739" calcext:value-type="float">
            <text:p>1717.307739</text:p>
          </table:table-cell>
          <table:table-cell table:number-columns-repeated="13"/>
        </table:table-row>
        <table:table-row table:style-name="ro1">
          <table:table-cell office:value-type="float" office:value="1644.713257" calcext:value-type="float">
            <text:p>1644.713257</text:p>
          </table:table-cell>
          <table:table-cell office:value-type="float" office:value="1720.894409" calcext:value-type="float">
            <text:p>1720.894409</text:p>
          </table:table-cell>
          <table:table-cell office:value-type="float" office:value="1655.638184" calcext:value-type="float">
            <text:p>1655.638184</text:p>
          </table:table-cell>
          <table:table-cell office:value-type="float" office:value="1715.528564" calcext:value-type="float">
            <text:p>1715.528564</text:p>
          </table:table-cell>
          <table:table-cell table:number-columns-repeated="13"/>
        </table:table-row>
        <table:table-row table:style-name="ro1">
          <table:table-cell office:value-type="float" office:value="1647.847656" calcext:value-type="float">
            <text:p>1647.847656</text:p>
          </table:table-cell>
          <table:table-cell office:value-type="float" office:value="1720.322876" calcext:value-type="float">
            <text:p>1720.322876</text:p>
          </table:table-cell>
          <table:table-cell office:value-type="float" office:value="1654.109497" calcext:value-type="float">
            <text:p>1654.109497</text:p>
          </table:table-cell>
          <table:table-cell office:value-type="float" office:value="1717.900391" calcext:value-type="float">
            <text:p>1717.900391</text:p>
          </table:table-cell>
          <table:table-cell table:number-columns-repeated="13"/>
        </table:table-row>
        <table:table-row table:style-name="ro1">
          <table:table-cell office:value-type="float" office:value="1647.012939" calcext:value-type="float">
            <text:p>1647.012939</text:p>
          </table:table-cell>
          <table:table-cell office:value-type="float" office:value="1719.161377" calcext:value-type="float">
            <text:p>1719.161377</text:p>
          </table:table-cell>
          <table:table-cell office:value-type="float" office:value="1650.806152" calcext:value-type="float">
            <text:p>1650.806152</text:p>
          </table:table-cell>
          <table:table-cell office:value-type="float" office:value="1719.439697" calcext:value-type="float">
            <text:p>1719.439697</text:p>
          </table:table-cell>
          <table:table-cell table:number-columns-repeated="13"/>
        </table:table-row>
        <table:table-row table:style-name="ro1">
          <table:table-cell office:value-type="float" office:value="1644.569092" calcext:value-type="float">
            <text:p>1644.569092</text:p>
          </table:table-cell>
          <table:table-cell office:value-type="float" office:value="1718.915527" calcext:value-type="float">
            <text:p>1718.915527</text:p>
          </table:table-cell>
          <table:table-cell office:value-type="float" office:value="1651.311279" calcext:value-type="float">
            <text:p>1651.311279</text:p>
          </table:table-cell>
          <table:table-cell office:value-type="float" office:value="1717.829102" calcext:value-type="float">
            <text:p>1717.829102</text:p>
          </table:table-cell>
          <table:table-cell table:number-columns-repeated="13"/>
        </table:table-row>
        <table:table-row table:style-name="ro1">
          <table:table-cell office:value-type="float" office:value="1646.462769" calcext:value-type="float">
            <text:p>1646.462769</text:p>
          </table:table-cell>
          <table:table-cell office:value-type="float" office:value="1718.472046" calcext:value-type="float">
            <text:p>1718.472046</text:p>
          </table:table-cell>
          <table:table-cell office:value-type="float" office:value="1653.923462" calcext:value-type="float">
            <text:p>1653.923462</text:p>
          </table:table-cell>
          <table:table-cell office:value-type="float" office:value="1715.008545" calcext:value-type="float">
            <text:p>1715.008545</text:p>
          </table:table-cell>
          <table:table-cell table:number-columns-repeated="13"/>
        </table:table-row>
        <table:table-row table:style-name="ro1">
          <table:table-cell office:value-type="float" office:value="1645.596313" calcext:value-type="float">
            <text:p>1645.596313</text:p>
          </table:table-cell>
          <table:table-cell office:value-type="float" office:value="1720.65686" calcext:value-type="float">
            <text:p>1720.65686</text:p>
          </table:table-cell>
          <table:table-cell office:value-type="float" office:value="1652.456665" calcext:value-type="float">
            <text:p>1652.456665</text:p>
          </table:table-cell>
          <table:table-cell office:value-type="float" office:value="1714.809692" calcext:value-type="float">
            <text:p>1714.809692</text:p>
          </table:table-cell>
          <table:table-cell table:number-columns-repeated="13"/>
        </table:table-row>
        <table:table-row table:style-name="ro1">
          <table:table-cell office:value-type="float" office:value="1647.032959" calcext:value-type="float">
            <text:p>1647.032959</text:p>
          </table:table-cell>
          <table:table-cell office:value-type="float" office:value="1718.69397" calcext:value-type="float">
            <text:p>1718.69397</text:p>
          </table:table-cell>
          <table:table-cell office:value-type="float" office:value="1655.735107" calcext:value-type="float">
            <text:p>1655.735107</text:p>
          </table:table-cell>
          <table:table-cell office:value-type="float" office:value="1711.827026" calcext:value-type="float">
            <text:p>1711.827026</text:p>
          </table:table-cell>
          <table:table-cell table:number-columns-repeated="13"/>
        </table:table-row>
        <table:table-row table:style-name="ro1">
          <table:table-cell office:value-type="float" office:value="1648.655518" calcext:value-type="float">
            <text:p>1648.655518</text:p>
          </table:table-cell>
          <table:table-cell office:value-type="float" office:value="1717.92627" calcext:value-type="float">
            <text:p>1717.92627</text:p>
          </table:table-cell>
          <table:table-cell office:value-type="float" office:value="1651.27832" calcext:value-type="float">
            <text:p>1651.27832</text:p>
          </table:table-cell>
          <table:table-cell office:value-type="float" office:value="1717.498779" calcext:value-type="float">
            <text:p>1717.498779</text:p>
          </table:table-cell>
          <table:table-cell table:number-columns-repeated="13"/>
        </table:table-row>
        <table:table-row table:style-name="ro1">
          <table:table-cell office:value-type="float" office:value="1644.887573" calcext:value-type="float">
            <text:p>1644.887573</text:p>
          </table:table-cell>
          <table:table-cell office:value-type="float" office:value="1718.241821" calcext:value-type="float">
            <text:p>1718.241821</text:p>
          </table:table-cell>
          <table:table-cell office:value-type="float" office:value="1652.763916" calcext:value-type="float">
            <text:p>1652.763916</text:p>
          </table:table-cell>
          <table:table-cell office:value-type="float" office:value="1716.262085" calcext:value-type="float">
            <text:p>1716.262085</text:p>
          </table:table-cell>
          <table:table-cell table:number-columns-repeated="13"/>
        </table:table-row>
        <table:table-row table:style-name="ro1">
          <table:table-cell office:value-type="float" office:value="1646.348267" calcext:value-type="float">
            <text:p>1646.348267</text:p>
          </table:table-cell>
          <table:table-cell office:value-type="float" office:value="1721.719849" calcext:value-type="float">
            <text:p>1721.719849</text:p>
          </table:table-cell>
          <table:table-cell office:value-type="float" office:value="1654.483765" calcext:value-type="float">
            <text:p>1654.483765</text:p>
          </table:table-cell>
          <table:table-cell office:value-type="float" office:value="1716.358887" calcext:value-type="float">
            <text:p>1716.358887</text:p>
          </table:table-cell>
          <table:table-cell table:number-columns-repeated="13"/>
        </table:table-row>
        <table:table-row table:style-name="ro1">
          <table:table-cell office:value-type="float" office:value="1644.640625" calcext:value-type="float">
            <text:p>1644.640625</text:p>
          </table:table-cell>
          <table:table-cell office:value-type="float" office:value="1719.448853" calcext:value-type="float">
            <text:p>1719.448853</text:p>
          </table:table-cell>
          <table:table-cell office:value-type="float" office:value="1652.56897" calcext:value-type="float">
            <text:p>1652.56897</text:p>
          </table:table-cell>
          <table:table-cell office:value-type="float" office:value="1717.14624" calcext:value-type="float">
            <text:p>1717.14624</text:p>
          </table:table-cell>
          <table:table-cell table:number-columns-repeated="13"/>
        </table:table-row>
        <table:table-row table:style-name="ro1">
          <table:table-cell office:value-type="float" office:value="1646.313232" calcext:value-type="float">
            <text:p>1646.313232</text:p>
          </table:table-cell>
          <table:table-cell office:value-type="float" office:value="1719.615479" calcext:value-type="float">
            <text:p>1719.615479</text:p>
          </table:table-cell>
          <table:table-cell office:value-type="float" office:value="1651.998047" calcext:value-type="float">
            <text:p>1651.998047</text:p>
          </table:table-cell>
          <table:table-cell office:value-type="float" office:value="1715.801025" calcext:value-type="float">
            <text:p>1715.801025</text:p>
          </table:table-cell>
          <table:table-cell table:number-columns-repeated="13"/>
        </table:table-row>
        <table:table-row table:style-name="ro1">
          <table:table-cell office:value-type="float" office:value="1648.998169" calcext:value-type="float">
            <text:p>1648.998169</text:p>
          </table:table-cell>
          <table:table-cell office:value-type="float" office:value="1716.61084" calcext:value-type="float">
            <text:p>1716.61084</text:p>
          </table:table-cell>
          <table:table-cell office:value-type="float" office:value="1655.294067" calcext:value-type="float">
            <text:p>1655.294067</text:p>
          </table:table-cell>
          <table:table-cell office:value-type="float" office:value="1717.685425" calcext:value-type="float">
            <text:p>1717.685425</text:p>
          </table:table-cell>
          <table:table-cell table:number-columns-repeated="13"/>
        </table:table-row>
        <table:table-row table:style-name="ro1">
          <table:table-cell office:value-type="float" office:value="1647.961182" calcext:value-type="float">
            <text:p>1647.961182</text:p>
          </table:table-cell>
          <table:table-cell office:value-type="float" office:value="1719.039429" calcext:value-type="float">
            <text:p>1719.039429</text:p>
          </table:table-cell>
          <table:table-cell office:value-type="float" office:value="1652.016113" calcext:value-type="float">
            <text:p>1652.016113</text:p>
          </table:table-cell>
          <table:table-cell office:value-type="float" office:value="1714.960815" calcext:value-type="float">
            <text:p>1714.960815</text:p>
          </table:table-cell>
          <table:table-cell table:number-columns-repeated="13"/>
        </table:table-row>
        <table:table-row table:style-name="ro1">
          <table:table-cell office:value-type="float" office:value="1643.282471" calcext:value-type="float">
            <text:p>1643.282471</text:p>
          </table:table-cell>
          <table:table-cell office:value-type="float" office:value="1722.433838" calcext:value-type="float">
            <text:p>1722.433838</text:p>
          </table:table-cell>
          <table:table-cell office:value-type="float" office:value="1655.086548" calcext:value-type="float">
            <text:p>1655.086548</text:p>
          </table:table-cell>
          <table:table-cell office:value-type="float" office:value="1715.738037" calcext:value-type="float">
            <text:p>1715.738037</text:p>
          </table:table-cell>
          <table:table-cell table:number-columns-repeated="13"/>
        </table:table-row>
        <table:table-row table:style-name="ro1">
          <table:table-cell office:value-type="float" office:value="1646.321167" calcext:value-type="float">
            <text:p>1646.321167</text:p>
          </table:table-cell>
          <table:table-cell office:value-type="float" office:value="1718.843994" calcext:value-type="float">
            <text:p>1718.843994</text:p>
          </table:table-cell>
          <table:table-cell office:value-type="float" office:value="1653.885864" calcext:value-type="float">
            <text:p>1653.885864</text:p>
          </table:table-cell>
          <table:table-cell office:value-type="float" office:value="1717.489502" calcext:value-type="float">
            <text:p>1717.489502</text:p>
          </table:table-cell>
          <table:table-cell table:number-columns-repeated="13"/>
        </table:table-row>
        <table:table-row table:style-name="ro1">
          <table:table-cell office:value-type="float" office:value="1647.972168" calcext:value-type="float">
            <text:p>1647.972168</text:p>
          </table:table-cell>
          <table:table-cell office:value-type="float" office:value="1714.676758" calcext:value-type="float">
            <text:p>1714.676758</text:p>
          </table:table-cell>
          <table:table-cell office:value-type="float" office:value="1654.225708" calcext:value-type="float">
            <text:p>1654.225708</text:p>
          </table:table-cell>
          <table:table-cell office:value-type="float" office:value="1715.573853" calcext:value-type="float">
            <text:p>1715.573853</text:p>
          </table:table-cell>
          <table:table-cell table:number-columns-repeated="13"/>
        </table:table-row>
        <table:table-row table:style-name="ro1">
          <table:table-cell office:value-type="float" office:value="1645.964844" calcext:value-type="float">
            <text:p>1645.964844</text:p>
          </table:table-cell>
          <table:table-cell office:value-type="float" office:value="1720.6073" calcext:value-type="float">
            <text:p>1720.6073</text:p>
          </table:table-cell>
          <table:table-cell office:value-type="float" office:value="1651.918335" calcext:value-type="float">
            <text:p>1651.918335</text:p>
          </table:table-cell>
          <table:table-cell office:value-type="float" office:value="1716.458984" calcext:value-type="float">
            <text:p>1716.458984</text:p>
          </table:table-cell>
          <table:table-cell table:number-columns-repeated="13"/>
        </table:table-row>
        <table:table-row table:style-name="ro1">
          <table:table-cell office:value-type="float" office:value="1647.041992" calcext:value-type="float">
            <text:p>1647.041992</text:p>
          </table:table-cell>
          <table:table-cell office:value-type="float" office:value="1716.420776" calcext:value-type="float">
            <text:p>1716.420776</text:p>
          </table:table-cell>
          <table:table-cell office:value-type="float" office:value="1655.400391" calcext:value-type="float">
            <text:p>1655.400391</text:p>
          </table:table-cell>
          <table:table-cell office:value-type="float" office:value="1716.017334" calcext:value-type="float">
            <text:p>1716.017334</text:p>
          </table:table-cell>
          <table:table-cell table:number-columns-repeated="13"/>
        </table:table-row>
        <table:table-row table:style-name="ro1">
          <table:table-cell office:value-type="float" office:value="1646.586182" calcext:value-type="float">
            <text:p>1646.586182</text:p>
          </table:table-cell>
          <table:table-cell office:value-type="float" office:value="1718.054932" calcext:value-type="float">
            <text:p>1718.054932</text:p>
          </table:table-cell>
          <table:table-cell office:value-type="float" office:value="1654.376953" calcext:value-type="float">
            <text:p>1654.376953</text:p>
          </table:table-cell>
          <table:table-cell office:value-type="float" office:value="1716.978149" calcext:value-type="float">
            <text:p>1716.978149</text:p>
          </table:table-cell>
          <table:table-cell table:number-columns-repeated="13"/>
        </table:table-row>
        <table:table-row table:style-name="ro1">
          <table:table-cell office:value-type="float" office:value="1646.709839" calcext:value-type="float">
            <text:p>1646.709839</text:p>
          </table:table-cell>
          <table:table-cell office:value-type="float" office:value="1720.344482" calcext:value-type="float">
            <text:p>1720.344482</text:p>
          </table:table-cell>
          <table:table-cell office:value-type="float" office:value="1652.017212" calcext:value-type="float">
            <text:p>1652.017212</text:p>
          </table:table-cell>
          <table:table-cell office:value-type="float" office:value="1717.134644" calcext:value-type="float">
            <text:p>1717.134644</text:p>
          </table:table-cell>
          <table:table-cell table:number-columns-repeated="13"/>
        </table:table-row>
        <table:table-row table:style-name="ro1">
          <table:table-cell office:value-type="float" office:value="1645.318604" calcext:value-type="float">
            <text:p>1645.318604</text:p>
          </table:table-cell>
          <table:table-cell office:value-type="float" office:value="1716.733643" calcext:value-type="float">
            <text:p>1716.733643</text:p>
          </table:table-cell>
          <table:table-cell office:value-type="float" office:value="1653.826416" calcext:value-type="float">
            <text:p>1653.826416</text:p>
          </table:table-cell>
          <table:table-cell office:value-type="float" office:value="1715.023438" calcext:value-type="float">
            <text:p>1715.023438</text:p>
          </table:table-cell>
          <table:table-cell table:number-columns-repeated="13"/>
        </table:table-row>
        <table:table-row table:style-name="ro1">
          <table:table-cell office:value-type="float" office:value="1649.296265" calcext:value-type="float">
            <text:p>1649.296265</text:p>
          </table:table-cell>
          <table:table-cell office:value-type="float" office:value="1717.68335" calcext:value-type="float">
            <text:p>1717.68335</text:p>
          </table:table-cell>
          <table:table-cell office:value-type="float" office:value="1655.592163" calcext:value-type="float">
            <text:p>1655.592163</text:p>
          </table:table-cell>
          <table:table-cell office:value-type="float" office:value="1715.983398" calcext:value-type="float">
            <text:p>1715.983398</text:p>
          </table:table-cell>
          <table:table-cell table:number-columns-repeated="13"/>
        </table:table-row>
        <table:table-row table:style-name="ro1">
          <table:table-cell office:value-type="float" office:value="1643.939941" calcext:value-type="float">
            <text:p>1643.939941</text:p>
          </table:table-cell>
          <table:table-cell office:value-type="float" office:value="1722.67981" calcext:value-type="float">
            <text:p>1722.67981</text:p>
          </table:table-cell>
          <table:table-cell office:value-type="float" office:value="1652.186279" calcext:value-type="float">
            <text:p>1652.186279</text:p>
          </table:table-cell>
          <table:table-cell office:value-type="float" office:value="1720.184326" calcext:value-type="float">
            <text:p>1720.184326</text:p>
          </table:table-cell>
          <table:table-cell table:number-columns-repeated="13"/>
        </table:table-row>
        <table:table-row table:style-name="ro1">
          <table:table-cell office:value-type="float" office:value="1645.656738" calcext:value-type="float">
            <text:p>1645.656738</text:p>
          </table:table-cell>
          <table:table-cell office:value-type="float" office:value="1719.360107" calcext:value-type="float">
            <text:p>1719.360107</text:p>
          </table:table-cell>
          <table:table-cell office:value-type="float" office:value="1654.718506" calcext:value-type="float">
            <text:p>1654.718506</text:p>
          </table:table-cell>
          <table:table-cell office:value-type="float" office:value="1718.985718" calcext:value-type="float">
            <text:p>1718.985718</text:p>
          </table:table-cell>
          <table:table-cell table:number-columns-repeated="13"/>
        </table:table-row>
        <table:table-row table:style-name="ro1">
          <table:table-cell office:value-type="float" office:value="1646.693237" calcext:value-type="float">
            <text:p>1646.693237</text:p>
          </table:table-cell>
          <table:table-cell office:value-type="float" office:value="1720.62854" calcext:value-type="float">
            <text:p>1720.62854</text:p>
          </table:table-cell>
          <table:table-cell office:value-type="float" office:value="1653.377563" calcext:value-type="float">
            <text:p>1653.377563</text:p>
          </table:table-cell>
          <table:table-cell office:value-type="float" office:value="1719.225342" calcext:value-type="float">
            <text:p>1719.225342</text:p>
          </table:table-cell>
          <table:table-cell table:number-columns-repeated="13"/>
        </table:table-row>
        <table:table-row table:style-name="ro1">
          <table:table-cell office:value-type="float" office:value="1646.602295" calcext:value-type="float">
            <text:p>1646.602295</text:p>
          </table:table-cell>
          <table:table-cell office:value-type="float" office:value="1721.942505" calcext:value-type="float">
            <text:p>1721.942505</text:p>
          </table:table-cell>
          <table:table-cell office:value-type="float" office:value="1655.009277" calcext:value-type="float">
            <text:p>1655.009277</text:p>
          </table:table-cell>
          <table:table-cell office:value-type="float" office:value="1716.043335" calcext:value-type="float">
            <text:p>1716.043335</text:p>
          </table:table-cell>
          <table:table-cell table:number-columns-repeated="13"/>
        </table:table-row>
        <table:table-row table:style-name="ro1">
          <table:table-cell office:value-type="float" office:value="1645.750366" calcext:value-type="float">
            <text:p>1645.750366</text:p>
          </table:table-cell>
          <table:table-cell office:value-type="float" office:value="1719.665405" calcext:value-type="float">
            <text:p>1719.665405</text:p>
          </table:table-cell>
          <table:table-cell office:value-type="float" office:value="1652.163574" calcext:value-type="float">
            <text:p>1652.163574</text:p>
          </table:table-cell>
          <table:table-cell office:value-type="float" office:value="1717.193359" calcext:value-type="float">
            <text:p>1717.193359</text:p>
          </table:table-cell>
          <table:table-cell table:number-columns-repeated="13"/>
        </table:table-row>
        <table:table-row table:style-name="ro1">
          <table:table-cell office:value-type="float" office:value="1646.414795" calcext:value-type="float">
            <text:p>1646.414795</text:p>
          </table:table-cell>
          <table:table-cell office:value-type="float" office:value="1722.647095" calcext:value-type="float">
            <text:p>1722.647095</text:p>
          </table:table-cell>
          <table:table-cell office:value-type="float" office:value="1654.807373" calcext:value-type="float">
            <text:p>1654.807373</text:p>
          </table:table-cell>
          <table:table-cell office:value-type="float" office:value="1721.799316" calcext:value-type="float">
            <text:p>1721.799316</text:p>
          </table:table-cell>
          <table:table-cell table:number-columns-repeated="13"/>
        </table:table-row>
        <table:table-row table:style-name="ro1">
          <table:table-cell office:value-type="float" office:value="1649.00354" calcext:value-type="float">
            <text:p>1649.00354</text:p>
          </table:table-cell>
          <table:table-cell office:value-type="float" office:value="1716.187744" calcext:value-type="float">
            <text:p>1716.187744</text:p>
          </table:table-cell>
          <table:table-cell office:value-type="float" office:value="1653.611816" calcext:value-type="float">
            <text:p>1653.611816</text:p>
          </table:table-cell>
          <table:table-cell office:value-type="float" office:value="1715.756592" calcext:value-type="float">
            <text:p>1715.756592</text:p>
          </table:table-cell>
          <table:table-cell table:number-columns-repeated="13"/>
        </table:table-row>
        <table:table-row table:style-name="ro1">
          <table:table-cell office:value-type="float" office:value="1643.709473" calcext:value-type="float">
            <text:p>1643.709473</text:p>
          </table:table-cell>
          <table:table-cell office:value-type="float" office:value="1723.057861" calcext:value-type="float">
            <text:p>1723.057861</text:p>
          </table:table-cell>
          <table:table-cell office:value-type="float" office:value="1654.314697" calcext:value-type="float">
            <text:p>1654.314697</text:p>
          </table:table-cell>
          <table:table-cell office:value-type="float" office:value="1718.282227" calcext:value-type="float">
            <text:p>1718.282227</text:p>
          </table:table-cell>
          <table:table-cell table:number-columns-repeated="13"/>
        </table:table-row>
        <table:table-row table:style-name="ro1">
          <table:table-cell office:value-type="float" office:value="1644.828857" calcext:value-type="float">
            <text:p>1644.828857</text:p>
          </table:table-cell>
          <table:table-cell office:value-type="float" office:value="1721.702515" calcext:value-type="float">
            <text:p>1721.702515</text:p>
          </table:table-cell>
          <table:table-cell office:value-type="float" office:value="1652.478271" calcext:value-type="float">
            <text:p>1652.478271</text:p>
          </table:table-cell>
          <table:table-cell office:value-type="float" office:value="1719.098755" calcext:value-type="float">
            <text:p>1719.098755</text:p>
          </table:table-cell>
          <table:table-cell table:number-columns-repeated="13"/>
        </table:table-row>
        <table:table-row table:style-name="ro1">
          <table:table-cell office:value-type="float" office:value="1646.351074" calcext:value-type="float">
            <text:p>1646.351074</text:p>
          </table:table-cell>
          <table:table-cell office:value-type="float" office:value="1721.275146" calcext:value-type="float">
            <text:p>1721.275146</text:p>
          </table:table-cell>
          <table:table-cell office:value-type="float" office:value="1654.415527" calcext:value-type="float">
            <text:p>1654.415527</text:p>
          </table:table-cell>
          <table:table-cell office:value-type="float" office:value="1718.26123" calcext:value-type="float">
            <text:p>1718.26123</text:p>
          </table:table-cell>
          <table:table-cell table:number-columns-repeated="13"/>
        </table:table-row>
        <table:table-row table:style-name="ro1">
          <table:table-cell office:value-type="float" office:value="1646.526611" calcext:value-type="float">
            <text:p>1646.526611</text:p>
          </table:table-cell>
          <table:table-cell office:value-type="float" office:value="1719.388184" calcext:value-type="float">
            <text:p>1719.388184</text:p>
          </table:table-cell>
          <table:table-cell office:value-type="float" office:value="1655.618408" calcext:value-type="float">
            <text:p>1655.618408</text:p>
          </table:table-cell>
          <table:table-cell office:value-type="float" office:value="1715.732178" calcext:value-type="float">
            <text:p>1715.732178</text:p>
          </table:table-cell>
          <table:table-cell table:number-columns-repeated="13"/>
        </table:table-row>
        <table:table-row table:style-name="ro1">
          <table:table-cell office:value-type="float" office:value="1646.980957" calcext:value-type="float">
            <text:p>1646.980957</text:p>
          </table:table-cell>
          <table:table-cell office:value-type="float" office:value="1723.213623" calcext:value-type="float">
            <text:p>1723.213623</text:p>
          </table:table-cell>
          <table:table-cell office:value-type="float" office:value="1653.729614" calcext:value-type="float">
            <text:p>1653.729614</text:p>
          </table:table-cell>
          <table:table-cell office:value-type="float" office:value="1717.888184" calcext:value-type="float">
            <text:p>1717.888184</text:p>
          </table:table-cell>
          <table:table-cell table:number-columns-repeated="13"/>
        </table:table-row>
        <table:table-row table:style-name="ro1">
          <table:table-cell office:value-type="float" office:value="1646.3125" calcext:value-type="float">
            <text:p>1646.3125</text:p>
          </table:table-cell>
          <table:table-cell office:value-type="float" office:value="1719.73999" calcext:value-type="float">
            <text:p>1719.73999</text:p>
          </table:table-cell>
          <table:table-cell office:value-type="float" office:value="1654.53186" calcext:value-type="float">
            <text:p>1654.53186</text:p>
          </table:table-cell>
          <table:table-cell office:value-type="float" office:value="1717.65564" calcext:value-type="float">
            <text:p>1717.65564</text:p>
          </table:table-cell>
          <table:table-cell table:number-columns-repeated="13"/>
        </table:table-row>
        <table:table-row table:style-name="ro1">
          <table:table-cell office:value-type="float" office:value="1647.66394" calcext:value-type="float">
            <text:p>1647.66394</text:p>
          </table:table-cell>
          <table:table-cell office:value-type="float" office:value="1718.994141" calcext:value-type="float">
            <text:p>1718.994141</text:p>
          </table:table-cell>
          <table:table-cell office:value-type="float" office:value="1652.803833" calcext:value-type="float">
            <text:p>1652.803833</text:p>
          </table:table-cell>
          <table:table-cell office:value-type="float" office:value="1717.466553" calcext:value-type="float">
            <text:p>1717.466553</text:p>
          </table:table-cell>
          <table:table-cell table:number-columns-repeated="13"/>
        </table:table-row>
        <table:table-row table:style-name="ro1">
          <table:table-cell office:value-type="float" office:value="1646.438232" calcext:value-type="float">
            <text:p>1646.438232</text:p>
          </table:table-cell>
          <table:table-cell office:value-type="float" office:value="1719.106201" calcext:value-type="float">
            <text:p>1719.106201</text:p>
          </table:table-cell>
          <table:table-cell office:value-type="float" office:value="1655.369263" calcext:value-type="float">
            <text:p>1655.369263</text:p>
          </table:table-cell>
          <table:table-cell office:value-type="float" office:value="1716.709717" calcext:value-type="float">
            <text:p>1716.709717</text:p>
          </table:table-cell>
          <table:table-cell table:number-columns-repeated="13"/>
        </table:table-row>
        <table:table-row table:style-name="ro1">
          <table:table-cell office:value-type="float" office:value="1646.153809" calcext:value-type="float">
            <text:p>1646.153809</text:p>
          </table:table-cell>
          <table:table-cell office:value-type="float" office:value="1717.268311" calcext:value-type="float">
            <text:p>1717.268311</text:p>
          </table:table-cell>
          <table:table-cell office:value-type="float" office:value="1651.159302" calcext:value-type="float">
            <text:p>1651.159302</text:p>
          </table:table-cell>
          <table:table-cell office:value-type="float" office:value="1715.112305" calcext:value-type="float">
            <text:p>1715.112305</text:p>
          </table:table-cell>
          <table:table-cell table:number-columns-repeated="13"/>
        </table:table-row>
        <table:table-row table:style-name="ro1">
          <table:table-cell office:value-type="float" office:value="1645.970459" calcext:value-type="float">
            <text:p>1645.970459</text:p>
          </table:table-cell>
          <table:table-cell office:value-type="float" office:value="1720.688843" calcext:value-type="float">
            <text:p>1720.688843</text:p>
          </table:table-cell>
          <table:table-cell office:value-type="float" office:value="1653.363037" calcext:value-type="float">
            <text:p>1653.363037</text:p>
          </table:table-cell>
          <table:table-cell office:value-type="float" office:value="1717.021973" calcext:value-type="float">
            <text:p>1717.021973</text:p>
          </table:table-cell>
          <table:table-cell table:number-columns-repeated="13"/>
        </table:table-row>
        <table:table-row table:style-name="ro1">
          <table:table-cell office:value-type="float" office:value="1646.543457" calcext:value-type="float">
            <text:p>1646.543457</text:p>
          </table:table-cell>
          <table:table-cell office:value-type="float" office:value="1719.479736" calcext:value-type="float">
            <text:p>1719.479736</text:p>
          </table:table-cell>
          <table:table-cell office:value-type="float" office:value="1650.608765" calcext:value-type="float">
            <text:p>1650.608765</text:p>
          </table:table-cell>
          <table:table-cell office:value-type="float" office:value="1716.671875" calcext:value-type="float">
            <text:p>1716.671875</text:p>
          </table:table-cell>
          <table:table-cell table:number-columns-repeated="13"/>
        </table:table-row>
        <table:table-row table:style-name="ro1">
          <table:table-cell office:value-type="float" office:value="1648.682617" calcext:value-type="float">
            <text:p>1648.682617</text:p>
          </table:table-cell>
          <table:table-cell office:value-type="float" office:value="1719.129639" calcext:value-type="float">
            <text:p>1719.129639</text:p>
          </table:table-cell>
          <table:table-cell office:value-type="float" office:value="1657.020264" calcext:value-type="float">
            <text:p>1657.020264</text:p>
          </table:table-cell>
          <table:table-cell office:value-type="float" office:value="1714.000732" calcext:value-type="float">
            <text:p>1714.000732</text:p>
          </table:table-cell>
          <table:table-cell table:number-columns-repeated="13"/>
        </table:table-row>
        <table:table-row table:style-name="ro1">
          <table:table-cell office:value-type="float" office:value="1645.489136" calcext:value-type="float">
            <text:p>1645.489136</text:p>
          </table:table-cell>
          <table:table-cell office:value-type="float" office:value="1717.670288" calcext:value-type="float">
            <text:p>1717.670288</text:p>
          </table:table-cell>
          <table:table-cell office:value-type="float" office:value="1651.687866" calcext:value-type="float">
            <text:p>1651.687866</text:p>
          </table:table-cell>
          <table:table-cell office:value-type="float" office:value="1716.988159" calcext:value-type="float">
            <text:p>1716.988159</text:p>
          </table:table-cell>
          <table:table-cell table:number-columns-repeated="13"/>
        </table:table-row>
        <table:table-row table:style-name="ro1">
          <table:table-cell office:value-type="float" office:value="1643.24292" calcext:value-type="float">
            <text:p>1643.24292</text:p>
          </table:table-cell>
          <table:table-cell office:value-type="float" office:value="1718.552368" calcext:value-type="float">
            <text:p>1718.552368</text:p>
          </table:table-cell>
          <table:table-cell office:value-type="float" office:value="1651.317749" calcext:value-type="float">
            <text:p>1651.317749</text:p>
          </table:table-cell>
          <table:table-cell office:value-type="float" office:value="1717.526367" calcext:value-type="float">
            <text:p>1717.526367</text:p>
          </table:table-cell>
          <table:table-cell table:number-columns-repeated="13"/>
        </table:table-row>
        <table:table-row table:style-name="ro1">
          <table:table-cell office:value-type="float" office:value="1643.016235" calcext:value-type="float">
            <text:p>1643.016235</text:p>
          </table:table-cell>
          <table:table-cell office:value-type="float" office:value="1722.550415" calcext:value-type="float">
            <text:p>1722.550415</text:p>
          </table:table-cell>
          <table:table-cell office:value-type="float" office:value="1654.32251" calcext:value-type="float">
            <text:p>1654.32251</text:p>
          </table:table-cell>
          <table:table-cell office:value-type="float" office:value="1715.714966" calcext:value-type="float">
            <text:p>1715.714966</text:p>
          </table:table-cell>
          <table:table-cell table:number-columns-repeated="13"/>
        </table:table-row>
        <table:table-row table:style-name="ro1">
          <table:table-cell office:value-type="float" office:value="1644.479614" calcext:value-type="float">
            <text:p>1644.479614</text:p>
          </table:table-cell>
          <table:table-cell office:value-type="float" office:value="1722.382568" calcext:value-type="float">
            <text:p>1722.382568</text:p>
          </table:table-cell>
          <table:table-cell office:value-type="float" office:value="1652.786865" calcext:value-type="float">
            <text:p>1652.786865</text:p>
          </table:table-cell>
          <table:table-cell office:value-type="float" office:value="1717.592285" calcext:value-type="float">
            <text:p>1717.592285</text:p>
          </table:table-cell>
          <table:table-cell table:number-columns-repeated="13"/>
        </table:table-row>
        <table:table-row table:style-name="ro1">
          <table:table-cell office:value-type="float" office:value="1645.219849" calcext:value-type="float">
            <text:p>1645.219849</text:p>
          </table:table-cell>
          <table:table-cell office:value-type="float" office:value="1720.403442" calcext:value-type="float">
            <text:p>1720.403442</text:p>
          </table:table-cell>
          <table:table-cell office:value-type="float" office:value="1652.834229" calcext:value-type="float">
            <text:p>1652.834229</text:p>
          </table:table-cell>
          <table:table-cell office:value-type="float" office:value="1718.154297" calcext:value-type="float">
            <text:p>1718.154297</text:p>
          </table:table-cell>
          <table:table-cell table:number-columns-repeated="13"/>
        </table:table-row>
        <table:table-row table:style-name="ro1">
          <table:table-cell office:value-type="float" office:value="1650.403931" calcext:value-type="float">
            <text:p>1650.403931</text:p>
          </table:table-cell>
          <table:table-cell office:value-type="float" office:value="1718.480225" calcext:value-type="float">
            <text:p>1718.480225</text:p>
          </table:table-cell>
          <table:table-cell office:value-type="float" office:value="1657.483521" calcext:value-type="float">
            <text:p>1657.483521</text:p>
          </table:table-cell>
          <table:table-cell office:value-type="float" office:value="1716.275269" calcext:value-type="float">
            <text:p>1716.275269</text:p>
          </table:table-cell>
          <table:table-cell table:number-columns-repeated="13"/>
        </table:table-row>
        <table:table-row table:style-name="ro1">
          <table:table-cell office:value-type="float" office:value="1647.017822" calcext:value-type="float">
            <text:p>1647.017822</text:p>
          </table:table-cell>
          <table:table-cell office:value-type="float" office:value="1723.394287" calcext:value-type="float">
            <text:p>1723.394287</text:p>
          </table:table-cell>
          <table:table-cell office:value-type="float" office:value="1656.558228" calcext:value-type="float">
            <text:p>1656.558228</text:p>
          </table:table-cell>
          <table:table-cell office:value-type="float" office:value="1717.874512" calcext:value-type="float">
            <text:p>1717.874512</text:p>
          </table:table-cell>
          <table:table-cell table:number-columns-repeated="13"/>
        </table:table-row>
        <table:table-row table:style-name="ro1">
          <table:table-cell office:value-type="float" office:value="1649.78186" calcext:value-type="float">
            <text:p>1649.78186</text:p>
          </table:table-cell>
          <table:table-cell office:value-type="float" office:value="1724.206055" calcext:value-type="float">
            <text:p>1724.206055</text:p>
          </table:table-cell>
          <table:table-cell office:value-type="float" office:value="1655.576782" calcext:value-type="float">
            <text:p>1655.576782</text:p>
          </table:table-cell>
          <table:table-cell office:value-type="float" office:value="1716.359985" calcext:value-type="float">
            <text:p>1716.359985</text:p>
          </table:table-cell>
          <table:table-cell table:number-columns-repeated="13"/>
        </table:table-row>
        <table:table-row table:style-name="ro1">
          <table:table-cell office:value-type="float" office:value="1648.752808" calcext:value-type="float">
            <text:p>1648.752808</text:p>
          </table:table-cell>
          <table:table-cell office:value-type="float" office:value="1720.105957" calcext:value-type="float">
            <text:p>1720.105957</text:p>
          </table:table-cell>
          <table:table-cell office:value-type="float" office:value="1657.337036" calcext:value-type="float">
            <text:p>1657.337036</text:p>
          </table:table-cell>
          <table:table-cell office:value-type="float" office:value="1716.044556" calcext:value-type="float">
            <text:p>1716.044556</text:p>
          </table:table-cell>
          <table:table-cell table:number-columns-repeated="13"/>
        </table:table-row>
        <table:table-row table:style-name="ro1">
          <table:table-cell office:value-type="float" office:value="1647.470581" calcext:value-type="float">
            <text:p>1647.470581</text:p>
          </table:table-cell>
          <table:table-cell office:value-type="float" office:value="1722.272705" calcext:value-type="float">
            <text:p>1722.272705</text:p>
          </table:table-cell>
          <table:table-cell office:value-type="float" office:value="1654.51709" calcext:value-type="float">
            <text:p>1654.51709</text:p>
          </table:table-cell>
          <table:table-cell office:value-type="float" office:value="1720.302856" calcext:value-type="float">
            <text:p>1720.302856</text:p>
          </table:table-cell>
          <table:table-cell table:number-columns-repeated="13"/>
        </table:table-row>
        <table:table-row table:style-name="ro1">
          <table:table-cell office:value-type="float" office:value="1645.561279" calcext:value-type="float">
            <text:p>1645.561279</text:p>
          </table:table-cell>
          <table:table-cell office:value-type="float" office:value="1726.090088" calcext:value-type="float">
            <text:p>1726.090088</text:p>
          </table:table-cell>
          <table:table-cell office:value-type="float" office:value="1656.258057" calcext:value-type="float">
            <text:p>1656.258057</text:p>
          </table:table-cell>
          <table:table-cell office:value-type="float" office:value="1722.643433" calcext:value-type="float">
            <text:p>1722.643433</text:p>
          </table:table-cell>
          <table:table-cell table:number-columns-repeated="13"/>
        </table:table-row>
        <table:table-row table:style-name="ro1">
          <table:table-cell office:value-type="float" office:value="1645.126465" calcext:value-type="float">
            <text:p>1645.126465</text:p>
          </table:table-cell>
          <table:table-cell office:value-type="float" office:value="1719.98938" calcext:value-type="float">
            <text:p>1719.98938</text:p>
          </table:table-cell>
          <table:table-cell office:value-type="float" office:value="1652.448608" calcext:value-type="float">
            <text:p>1652.448608</text:p>
          </table:table-cell>
          <table:table-cell office:value-type="float" office:value="1720.307861" calcext:value-type="float">
            <text:p>1720.307861</text:p>
          </table:table-cell>
          <table:table-cell table:number-columns-repeated="13"/>
        </table:table-row>
        <table:table-row table:style-name="ro1">
          <table:table-cell office:value-type="float" office:value="1648.685913" calcext:value-type="float">
            <text:p>1648.685913</text:p>
          </table:table-cell>
          <table:table-cell office:value-type="float" office:value="1723.884888" calcext:value-type="float">
            <text:p>1723.884888</text:p>
          </table:table-cell>
          <table:table-cell office:value-type="float" office:value="1656.104736" calcext:value-type="float">
            <text:p>1656.104736</text:p>
          </table:table-cell>
          <table:table-cell office:value-type="float" office:value="1720.561035" calcext:value-type="float">
            <text:p>1720.561035</text:p>
          </table:table-cell>
          <table:table-cell table:number-columns-repeated="13"/>
        </table:table-row>
        <table:table-row table:style-name="ro1">
          <table:table-cell office:value-type="float" office:value="1649.768799" calcext:value-type="float">
            <text:p>1649.768799</text:p>
          </table:table-cell>
          <table:table-cell office:value-type="float" office:value="1720.180908" calcext:value-type="float">
            <text:p>1720.180908</text:p>
          </table:table-cell>
          <table:table-cell office:value-type="float" office:value="1653.836792" calcext:value-type="float">
            <text:p>1653.836792</text:p>
          </table:table-cell>
          <table:table-cell office:value-type="float" office:value="1719.390259" calcext:value-type="float">
            <text:p>1719.390259</text:p>
          </table:table-cell>
          <table:table-cell table:number-columns-repeated="13"/>
        </table:table-row>
        <table:table-row table:style-name="ro1">
          <table:table-cell office:value-type="float" office:value="1644.612793" calcext:value-type="float">
            <text:p>1644.612793</text:p>
          </table:table-cell>
          <table:table-cell office:value-type="float" office:value="1722.927368" calcext:value-type="float">
            <text:p>1722.927368</text:p>
          </table:table-cell>
          <table:table-cell office:value-type="float" office:value="1654.060669" calcext:value-type="float">
            <text:p>1654.060669</text:p>
          </table:table-cell>
          <table:table-cell office:value-type="float" office:value="1720.526001" calcext:value-type="float">
            <text:p>1720.526001</text:p>
          </table:table-cell>
          <table:table-cell table:number-columns-repeated="13"/>
        </table:table-row>
        <table:table-row table:style-name="ro1">
          <table:table-cell office:value-type="float" office:value="1650.41394" calcext:value-type="float">
            <text:p>1650.41394</text:p>
          </table:table-cell>
          <table:table-cell office:value-type="float" office:value="1723.27124" calcext:value-type="float">
            <text:p>1723.27124</text:p>
          </table:table-cell>
          <table:table-cell office:value-type="float" office:value="1655.993408" calcext:value-type="float">
            <text:p>1655.993408</text:p>
          </table:table-cell>
          <table:table-cell office:value-type="float" office:value="1720.734985" calcext:value-type="float">
            <text:p>1720.734985</text:p>
          </table:table-cell>
          <table:table-cell table:number-columns-repeated="13"/>
        </table:table-row>
        <table:table-row table:style-name="ro1">
          <table:table-cell office:value-type="float" office:value="1648.529663" calcext:value-type="float">
            <text:p>1648.529663</text:p>
          </table:table-cell>
          <table:table-cell office:value-type="float" office:value="1721.57959" calcext:value-type="float">
            <text:p>1721.57959</text:p>
          </table:table-cell>
          <table:table-cell office:value-type="float" office:value="1654.242554" calcext:value-type="float">
            <text:p>1654.242554</text:p>
          </table:table-cell>
          <table:table-cell office:value-type="float" office:value="1721.406982" calcext:value-type="float">
            <text:p>1721.406982</text:p>
          </table:table-cell>
          <table:table-cell table:number-columns-repeated="13"/>
        </table:table-row>
        <table:table-row table:style-name="ro1">
          <table:table-cell office:value-type="float" office:value="1645.760742" calcext:value-type="float">
            <text:p>1645.760742</text:p>
          </table:table-cell>
          <table:table-cell office:value-type="float" office:value="1725.665405" calcext:value-type="float">
            <text:p>1725.665405</text:p>
          </table:table-cell>
          <table:table-cell office:value-type="float" office:value="1654.768433" calcext:value-type="float">
            <text:p>1654.768433</text:p>
          </table:table-cell>
          <table:table-cell office:value-type="float" office:value="1720.211914" calcext:value-type="float">
            <text:p>1720.211914</text:p>
          </table:table-cell>
          <table:table-cell table:number-columns-repeated="13"/>
        </table:table-row>
        <table:table-row table:style-name="ro1">
          <table:table-cell office:value-type="float" office:value="1653.087646" calcext:value-type="float">
            <text:p>1653.087646</text:p>
          </table:table-cell>
          <table:table-cell office:value-type="float" office:value="1719.708618" calcext:value-type="float">
            <text:p>1719.708618</text:p>
          </table:table-cell>
          <table:table-cell office:value-type="float" office:value="1658.016235" calcext:value-type="float">
            <text:p>1658.016235</text:p>
          </table:table-cell>
          <table:table-cell office:value-type="float" office:value="1717.785767" calcext:value-type="float">
            <text:p>1717.785767</text:p>
          </table:table-cell>
          <table:table-cell table:number-columns-repeated="13"/>
        </table:table-row>
        <table:table-row table:style-name="ro1">
          <table:table-cell office:value-type="float" office:value="1645.109863" calcext:value-type="float">
            <text:p>1645.109863</text:p>
          </table:table-cell>
          <table:table-cell office:value-type="float" office:value="1726.435669" calcext:value-type="float">
            <text:p>1726.435669</text:p>
          </table:table-cell>
          <table:table-cell office:value-type="float" office:value="1654.014648" calcext:value-type="float">
            <text:p>1654.014648</text:p>
          </table:table-cell>
          <table:table-cell office:value-type="float" office:value="1719.125244" calcext:value-type="float">
            <text:p>1719.125244</text:p>
          </table:table-cell>
          <table:table-cell table:number-columns-repeated="13"/>
        </table:table-row>
        <table:table-row table:style-name="ro1">
          <table:table-cell office:value-type="float" office:value="1650.014526" calcext:value-type="float">
            <text:p>1650.014526</text:p>
          </table:table-cell>
          <table:table-cell office:value-type="float" office:value="1708.967651" calcext:value-type="float">
            <text:p>1708.967651</text:p>
          </table:table-cell>
          <table:table-cell office:value-type="float" office:value="1659.333618" calcext:value-type="float">
            <text:p>1659.333618</text:p>
          </table:table-cell>
          <table:table-cell office:value-type="float" office:value="1706.393921" calcext:value-type="float">
            <text:p>1706.393921</text:p>
          </table:table-cell>
          <table:table-cell table:number-columns-repeated="13"/>
        </table:table-row>
        <table:table-row table:style-name="ro1">
          <table:table-cell office:value-type="float" office:value="1642.909424" calcext:value-type="float">
            <text:p>1642.909424</text:p>
          </table:table-cell>
          <table:table-cell office:value-type="float" office:value="1707.186768" calcext:value-type="float">
            <text:p>1707.186768</text:p>
          </table:table-cell>
          <table:table-cell office:value-type="float" office:value="1644.893555" calcext:value-type="float">
            <text:p>1644.893555</text:p>
          </table:table-cell>
          <table:table-cell office:value-type="float" office:value="1706.883301" calcext:value-type="float">
            <text:p>1706.883301</text:p>
          </table:table-cell>
          <table:table-cell table:number-columns-repeated="13"/>
        </table:table-row>
        <table:table-row table:style-name="ro1">
          <table:table-cell office:value-type="float" office:value="1619.422852" calcext:value-type="float">
            <text:p>1619.422852</text:p>
          </table:table-cell>
          <table:table-cell office:value-type="float" office:value="1706.088989" calcext:value-type="float">
            <text:p>1706.088989</text:p>
          </table:table-cell>
          <table:table-cell office:value-type="float" office:value="1623.210815" calcext:value-type="float">
            <text:p>1623.210815</text:p>
          </table:table-cell>
          <table:table-cell office:value-type="float" office:value="1708.913208" calcext:value-type="float">
            <text:p>1708.913208</text:p>
          </table:table-cell>
          <table:table-cell table:number-columns-repeated="13"/>
        </table:table-row>
        <table:table-row table:style-name="ro1">
          <table:table-cell office:value-type="float" office:value="1621.74646" calcext:value-type="float">
            <text:p>1621.74646</text:p>
          </table:table-cell>
          <table:table-cell office:value-type="float" office:value="1685.216064" calcext:value-type="float">
            <text:p>1685.216064</text:p>
          </table:table-cell>
          <table:table-cell office:value-type="float" office:value="1627.513062" calcext:value-type="float">
            <text:p>1627.513062</text:p>
          </table:table-cell>
          <table:table-cell office:value-type="float" office:value="1684.608154" calcext:value-type="float">
            <text:p>1684.608154</text:p>
          </table:table-cell>
          <table:table-cell table:number-columns-repeated="13"/>
        </table:table-row>
        <table:table-row table:style-name="ro1">
          <table:table-cell office:value-type="float" office:value="1606.828491" calcext:value-type="float">
            <text:p>1606.828491</text:p>
          </table:table-cell>
          <table:table-cell office:value-type="float" office:value="1686.597778" calcext:value-type="float">
            <text:p>1686.597778</text:p>
          </table:table-cell>
          <table:table-cell office:value-type="float" office:value="1624.686523" calcext:value-type="float">
            <text:p>1624.686523</text:p>
          </table:table-cell>
          <table:table-cell office:value-type="float" office:value="1674.046753" calcext:value-type="float">
            <text:p>1674.046753</text:p>
          </table:table-cell>
          <table:table-cell table:number-columns-repeated="13"/>
        </table:table-row>
        <table:table-row table:style-name="ro1">
          <table:table-cell office:value-type="float" office:value="1607.422485" calcext:value-type="float">
            <text:p>1607.422485</text:p>
          </table:table-cell>
          <table:table-cell office:value-type="float" office:value="1676.681885" calcext:value-type="float">
            <text:p>1676.681885</text:p>
          </table:table-cell>
          <table:table-cell office:value-type="float" office:value="1606.589478" calcext:value-type="float">
            <text:p>1606.589478</text:p>
          </table:table-cell>
          <table:table-cell office:value-type="float" office:value="1676.038574" calcext:value-type="float">
            <text:p>1676.038574</text:p>
          </table:table-cell>
          <table:table-cell table:number-columns-repeated="13"/>
        </table:table-row>
        <table:table-row table:style-name="ro1">
          <table:table-cell office:value-type="float" office:value="1608.199951" calcext:value-type="float">
            <text:p>1608.199951</text:p>
          </table:table-cell>
          <table:table-cell office:value-type="float" office:value="1661.070557" calcext:value-type="float">
            <text:p>1661.070557</text:p>
          </table:table-cell>
          <table:table-cell office:value-type="float" office:value="1611.608887" calcext:value-type="float">
            <text:p>1611.608887</text:p>
          </table:table-cell>
          <table:table-cell office:value-type="float" office:value="1663.943726" calcext:value-type="float">
            <text:p>1663.943726</text:p>
          </table:table-cell>
          <table:table-cell table:number-columns-repeated="13"/>
        </table:table-row>
        <table:table-row table:style-name="ro1">
          <table:table-cell office:value-type="float" office:value="1595.783813" calcext:value-type="float">
            <text:p>1595.783813</text:p>
          </table:table-cell>
          <table:table-cell office:value-type="float" office:value="1659.0354" calcext:value-type="float">
            <text:p>1659.0354</text:p>
          </table:table-cell>
          <table:table-cell office:value-type="float" office:value="1604.207153" calcext:value-type="float">
            <text:p>1604.207153</text:p>
          </table:table-cell>
          <table:table-cell office:value-type="float" office:value="1659.274536" calcext:value-type="float">
            <text:p>1659.274536</text:p>
          </table:table-cell>
          <table:table-cell table:number-columns-repeated="13"/>
        </table:table-row>
        <table:table-row table:style-name="ro1">
          <table:table-cell office:value-type="float" office:value="1594.426636" calcext:value-type="float">
            <text:p>1594.426636</text:p>
          </table:table-cell>
          <table:table-cell office:value-type="float" office:value="1656.091187" calcext:value-type="float">
            <text:p>1656.091187</text:p>
          </table:table-cell>
          <table:table-cell office:value-type="float" office:value="1600.653564" calcext:value-type="float">
            <text:p>1600.653564</text:p>
          </table:table-cell>
          <table:table-cell office:value-type="float" office:value="1648.281006" calcext:value-type="float">
            <text:p>1648.281006</text:p>
          </table:table-cell>
          <table:table-cell table:number-columns-repeated="13"/>
        </table:table-row>
        <table:table-row table:style-name="ro1">
          <table:table-cell office:value-type="float" office:value="1597.117798" calcext:value-type="float">
            <text:p>1597.117798</text:p>
          </table:table-cell>
          <table:table-cell office:value-type="float" office:value="1641.112793" calcext:value-type="float">
            <text:p>1641.112793</text:p>
          </table:table-cell>
          <table:table-cell office:value-type="float" office:value="1592.963379" calcext:value-type="float">
            <text:p>1592.963379</text:p>
          </table:table-cell>
          <table:table-cell office:value-type="float" office:value="1644.276001" calcext:value-type="float">
            <text:p>1644.276001</text:p>
          </table:table-cell>
          <table:table-cell table:number-columns-repeated="13"/>
        </table:table-row>
        <table:table-row table:style-name="ro1">
          <table:table-cell office:value-type="float" office:value="1589.92688" calcext:value-type="float">
            <text:p>1589.92688</text:p>
          </table:table-cell>
          <table:table-cell office:value-type="float" office:value="1635.685791" calcext:value-type="float">
            <text:p>1635.685791</text:p>
          </table:table-cell>
          <table:table-cell office:value-type="float" office:value="1597.07251" calcext:value-type="float">
            <text:p>1597.07251</text:p>
          </table:table-cell>
          <table:table-cell office:value-type="float" office:value="1637.938721" calcext:value-type="float">
            <text:p>1637.938721</text:p>
          </table:table-cell>
          <table:table-cell table:number-columns-repeated="13"/>
        </table:table-row>
        <table:table-row table:style-name="ro1">
          <table:table-cell office:value-type="float" office:value="1587.19104" calcext:value-type="float">
            <text:p>1587.19104</text:p>
          </table:table-cell>
          <table:table-cell office:value-type="float" office:value="1634.932983" calcext:value-type="float">
            <text:p>1634.932983</text:p>
          </table:table-cell>
          <table:table-cell office:value-type="float" office:value="1592.41687" calcext:value-type="float">
            <text:p>1592.41687</text:p>
          </table:table-cell>
          <table:table-cell office:value-type="float" office:value="1631.946777" calcext:value-type="float">
            <text:p>1631.946777</text:p>
          </table:table-cell>
          <table:table-cell table:number-columns-repeated="13"/>
        </table:table-row>
        <table:table-row table:style-name="ro1">
          <table:table-cell office:value-type="float" office:value="1584.819336" calcext:value-type="float">
            <text:p>1584.819336</text:p>
          </table:table-cell>
          <table:table-cell office:value-type="float" office:value="1629.351685" calcext:value-type="float">
            <text:p>1629.351685</text:p>
          </table:table-cell>
          <table:table-cell office:value-type="float" office:value="1587.847412" calcext:value-type="float">
            <text:p>1587.847412</text:p>
          </table:table-cell>
          <table:table-cell office:value-type="float" office:value="1627.502319" calcext:value-type="float">
            <text:p>1627.502319</text:p>
          </table:table-cell>
          <table:table-cell table:number-columns-repeated="13"/>
        </table:table-row>
        <table:table-row table:style-name="ro1">
          <table:table-cell office:value-type="float" office:value="1583.773315" calcext:value-type="float">
            <text:p>1583.773315</text:p>
          </table:table-cell>
          <table:table-cell office:value-type="float" office:value="1626.127563" calcext:value-type="float">
            <text:p>1626.127563</text:p>
          </table:table-cell>
          <table:table-cell office:value-type="float" office:value="1589.40625" calcext:value-type="float">
            <text:p>1589.40625</text:p>
          </table:table-cell>
          <table:table-cell office:value-type="float" office:value="1624.690186" calcext:value-type="float">
            <text:p>1624.690186</text:p>
          </table:table-cell>
          <table:table-cell table:number-columns-repeated="13"/>
        </table:table-row>
        <table:table-row table:style-name="ro1">
          <table:table-cell office:value-type="float" office:value="1582.646973" calcext:value-type="float">
            <text:p>1582.646973</text:p>
          </table:table-cell>
          <table:table-cell office:value-type="float" office:value="1620.275879" calcext:value-type="float">
            <text:p>1620.275879</text:p>
          </table:table-cell>
          <table:table-cell office:value-type="float" office:value="1583.41272" calcext:value-type="float">
            <text:p>1583.41272</text:p>
          </table:table-cell>
          <table:table-cell office:value-type="float" office:value="1617.128296" calcext:value-type="float">
            <text:p>1617.128296</text:p>
          </table:table-cell>
          <table:table-cell table:number-columns-repeated="13"/>
        </table:table-row>
        <table:table-row table:style-name="ro1">
          <table:table-cell office:value-type="float" office:value="1578.424805" calcext:value-type="float">
            <text:p>1578.424805</text:p>
          </table:table-cell>
          <table:table-cell office:value-type="float" office:value="1616.795288" calcext:value-type="float">
            <text:p>1616.795288</text:p>
          </table:table-cell>
          <table:table-cell office:value-type="float" office:value="1581.599976" calcext:value-type="float">
            <text:p>1581.599976</text:p>
          </table:table-cell>
          <table:table-cell office:value-type="float" office:value="1616.534546" calcext:value-type="float">
            <text:p>1616.534546</text:p>
          </table:table-cell>
          <table:table-cell table:number-columns-repeated="13"/>
        </table:table-row>
        <table:table-row table:style-name="ro1">
          <table:table-cell office:value-type="float" office:value="1573.943848" calcext:value-type="float">
            <text:p>1573.943848</text:p>
          </table:table-cell>
          <table:table-cell office:value-type="float" office:value="1613.430908" calcext:value-type="float">
            <text:p>1613.430908</text:p>
          </table:table-cell>
          <table:table-cell office:value-type="float" office:value="1583.77063" calcext:value-type="float">
            <text:p>1583.77063</text:p>
          </table:table-cell>
          <table:table-cell office:value-type="float" office:value="1610.42688" calcext:value-type="float">
            <text:p>1610.42688</text:p>
          </table:table-cell>
          <table:table-cell table:number-columns-repeated="13"/>
        </table:table-row>
        <table:table-row table:style-name="ro1">
          <table:table-cell office:value-type="float" office:value="1576.076416" calcext:value-type="float">
            <text:p>1576.076416</text:p>
          </table:table-cell>
          <table:table-cell office:value-type="float" office:value="1606.145996" calcext:value-type="float">
            <text:p>1606.145996</text:p>
          </table:table-cell>
          <table:table-cell office:value-type="float" office:value="1580.887085" calcext:value-type="float">
            <text:p>1580.887085</text:p>
          </table:table-cell>
          <table:table-cell office:value-type="float" office:value="1609.580933" calcext:value-type="float">
            <text:p>1609.580933</text:p>
          </table:table-cell>
          <table:table-cell table:number-columns-repeated="13"/>
        </table:table-row>
        <table:table-row table:style-name="ro1">
          <table:table-cell office:value-type="float" office:value="1579.374878" calcext:value-type="float">
            <text:p>1579.374878</text:p>
          </table:table-cell>
          <table:table-cell office:value-type="float" office:value="1603.484497" calcext:value-type="float">
            <text:p>1603.484497</text:p>
          </table:table-cell>
          <table:table-cell office:value-type="float" office:value="1578.71228" calcext:value-type="float">
            <text:p>1578.71228</text:p>
          </table:table-cell>
          <table:table-cell office:value-type="float" office:value="1603.503906" calcext:value-type="float">
            <text:p>1603.503906</text:p>
          </table:table-cell>
          <table:table-cell table:number-columns-repeated="13"/>
        </table:table-row>
        <table:table-row table:style-name="ro1">
          <table:table-cell office:value-type="float" office:value="1576.70105" calcext:value-type="float">
            <text:p>1576.70105</text:p>
          </table:table-cell>
          <table:table-cell office:value-type="float" office:value="1597.473145" calcext:value-type="float">
            <text:p>1597.473145</text:p>
          </table:table-cell>
          <table:table-cell office:value-type="float" office:value="1576.94043" calcext:value-type="float">
            <text:p>1576.94043</text:p>
          </table:table-cell>
          <table:table-cell office:value-type="float" office:value="1598.978516" calcext:value-type="float">
            <text:p>1598.978516</text:p>
          </table:table-cell>
          <table:table-cell table:number-columns-repeated="13"/>
        </table:table-row>
        <table:table-row table:style-name="ro1">
          <table:table-cell office:value-type="float" office:value="1574.367188" calcext:value-type="float">
            <text:p>1574.367188</text:p>
          </table:table-cell>
          <table:table-cell office:value-type="float" office:value="1593.884399" calcext:value-type="float">
            <text:p>1593.884399</text:p>
          </table:table-cell>
          <table:table-cell office:value-type="float" office:value="1575.062622" calcext:value-type="float">
            <text:p>1575.062622</text:p>
          </table:table-cell>
          <table:table-cell office:value-type="float" office:value="1596.616821" calcext:value-type="float">
            <text:p>1596.616821</text:p>
          </table:table-cell>
          <table:table-cell table:number-columns-repeated="13"/>
        </table:table-row>
        <table:table-row table:style-name="ro1">
          <table:table-cell office:value-type="float" office:value="1571.458862" calcext:value-type="float">
            <text:p>1571.458862</text:p>
          </table:table-cell>
          <table:table-cell office:value-type="float" office:value="1595.383911" calcext:value-type="float">
            <text:p>1595.383911</text:p>
          </table:table-cell>
          <table:table-cell office:value-type="float" office:value="1574.951904" calcext:value-type="float">
            <text:p>1574.951904</text:p>
          </table:table-cell>
          <table:table-cell office:value-type="float" office:value="1597.394287" calcext:value-type="float">
            <text:p>1597.394287</text:p>
          </table:table-cell>
          <table:table-cell table:number-columns-repeated="13"/>
        </table:table-row>
        <table:table-row table:style-name="ro1">
          <table:table-cell office:value-type="float" office:value="1572.806763" calcext:value-type="float">
            <text:p>1572.806763</text:p>
          </table:table-cell>
          <table:table-cell office:value-type="float" office:value="1593.318604" calcext:value-type="float">
            <text:p>1593.318604</text:p>
          </table:table-cell>
          <table:table-cell office:value-type="float" office:value="1574.812866" calcext:value-type="float">
            <text:p>1574.812866</text:p>
          </table:table-cell>
          <table:table-cell office:value-type="float" office:value="1592.586548" calcext:value-type="float">
            <text:p>1592.586548</text:p>
          </table:table-cell>
          <table:table-cell table:number-columns-repeated="13"/>
        </table:table-row>
        <table:table-row table:style-name="ro1">
          <table:table-cell office:value-type="float" office:value="1568.075195" calcext:value-type="float">
            <text:p>1568.075195</text:p>
          </table:table-cell>
          <table:table-cell office:value-type="float" office:value="1587.903809" calcext:value-type="float">
            <text:p>1587.903809</text:p>
          </table:table-cell>
          <table:table-cell office:value-type="float" office:value="1572.15625" calcext:value-type="float">
            <text:p>1572.15625</text:p>
          </table:table-cell>
          <table:table-cell office:value-type="float" office:value="1590.36084" calcext:value-type="float">
            <text:p>1590.36084</text:p>
          </table:table-cell>
          <table:table-cell table:number-columns-repeated="13"/>
        </table:table-row>
        <table:table-row table:style-name="ro1">
          <table:table-cell office:value-type="float" office:value="1571.135986" calcext:value-type="float">
            <text:p>1571.135986</text:p>
          </table:table-cell>
          <table:table-cell office:value-type="float" office:value="1586.70166" calcext:value-type="float">
            <text:p>1586.70166</text:p>
          </table:table-cell>
          <table:table-cell office:value-type="float" office:value="1573.545776" calcext:value-type="float">
            <text:p>1573.545776</text:p>
          </table:table-cell>
          <table:table-cell office:value-type="float" office:value="1590.784424" calcext:value-type="float">
            <text:p>1590.784424</text:p>
          </table:table-cell>
          <table:table-cell table:number-columns-repeated="13"/>
        </table:table-row>
        <table:table-row table:style-name="ro1">
          <table:table-cell office:value-type="float" office:value="1560.504761" calcext:value-type="float">
            <text:p>1560.504761</text:p>
          </table:table-cell>
          <table:table-cell office:value-type="float" office:value="1572.092163" calcext:value-type="float">
            <text:p>1572.092163</text:p>
          </table:table-cell>
          <table:table-cell office:value-type="float" office:value="1577.937012" calcext:value-type="float">
            <text:p>1577.937012</text:p>
          </table:table-cell>
          <table:table-cell office:value-type="float" office:value="1603.436279" calcext:value-type="float">
            <text:p>1603.436279</text:p>
          </table:table-cell>
          <table:table-cell table:number-columns-repeated="13"/>
        </table:table-row>
        <table:table-row table:style-name="ro1">
          <table:table-cell office:value-type="float" office:value="1525.839722" calcext:value-type="float">
            <text:p>1525.839722</text:p>
          </table:table-cell>
          <table:table-cell office:value-type="float" office:value="1529.967651" calcext:value-type="float">
            <text:p>1529.967651</text:p>
          </table:table-cell>
          <table:table-cell office:value-type="float" office:value="1596.600708" calcext:value-type="float">
            <text:p>1596.600708</text:p>
          </table:table-cell>
          <table:table-cell office:value-type="float" office:value="1655.532471" calcext:value-type="float">
            <text:p>1655.532471</text:p>
          </table:table-cell>
          <table:table-cell table:number-columns-repeated="13"/>
        </table:table-row>
        <table:table-row table:style-name="ro1">
          <table:table-cell office:value-type="float" office:value="1538.013916" calcext:value-type="float">
            <text:p>1538.013916</text:p>
          </table:table-cell>
          <table:table-cell office:value-type="float" office:value="1541.561401" calcext:value-type="float">
            <text:p>1541.561401</text:p>
          </table:table-cell>
          <table:table-cell office:value-type="float" office:value="1623.702271" calcext:value-type="float">
            <text:p>1623.702271</text:p>
          </table:table-cell>
          <table:table-cell office:value-type="float" office:value="1630.02356" calcext:value-type="float">
            <text:p>1630.02356</text:p>
          </table:table-cell>
          <table:table-cell table:number-columns-repeated="13"/>
        </table:table-row>
        <table:table-row table:style-name="ro1">
          <table:table-cell office:value-type="float" office:value="1559.033813" calcext:value-type="float">
            <text:p>1559.033813</text:p>
          </table:table-cell>
          <table:table-cell office:value-type="float" office:value="1561.109863" calcext:value-type="float">
            <text:p>1561.109863</text:p>
          </table:table-cell>
          <table:table-cell office:value-type="float" office:value="1636.073486" calcext:value-type="float">
            <text:p>1636.073486</text:p>
          </table:table-cell>
          <table:table-cell office:value-type="float" office:value="1689.074097" calcext:value-type="float">
            <text:p>1689.074097</text:p>
          </table:table-cell>
          <table:table-cell table:number-columns-repeated="13"/>
        </table:table-row>
        <table:table-row table:style-name="ro1">
          <table:table-cell office:value-type="float" office:value="1566.587402" calcext:value-type="float">
            <text:p>1566.587402</text:p>
          </table:table-cell>
          <table:table-cell office:value-type="float" office:value="1578.52002" calcext:value-type="float">
            <text:p>1578.52002</text:p>
          </table:table-cell>
          <table:table-cell office:value-type="float" office:value="1661.308105" calcext:value-type="float">
            <text:p>1661.308105</text:p>
          </table:table-cell>
          <table:table-cell office:value-type="float" office:value="1596.246704" calcext:value-type="float">
            <text:p>1596.246704</text:p>
          </table:table-cell>
          <table:table-cell table:number-columns-repeated="13"/>
        </table:table-row>
        <table:table-row table:style-name="ro1">
          <table:table-cell office:value-type="float" office:value="1588.741577" calcext:value-type="float">
            <text:p>1588.741577</text:p>
          </table:table-cell>
          <table:table-cell office:value-type="float" office:value="1606.198486" calcext:value-type="float">
            <text:p>1606.198486</text:p>
          </table:table-cell>
          <table:table-cell office:value-type="float" office:value="1624.855469" calcext:value-type="float">
            <text:p>1624.855469</text:p>
          </table:table-cell>
          <table:table-cell office:value-type="float" office:value="1690.226562" calcext:value-type="float">
            <text:p>1690.226562</text:p>
          </table:table-cell>
          <table:table-cell table:number-columns-repeated="13"/>
        </table:table-row>
        <table:table-row table:style-name="ro1">
          <table:table-cell office:value-type="float" office:value="1586.641479" calcext:value-type="float">
            <text:p>1586.641479</text:p>
          </table:table-cell>
          <table:table-cell office:value-type="float" office:value="1602.888428" calcext:value-type="float">
            <text:p>1602.888428</text:p>
          </table:table-cell>
          <table:table-cell office:value-type="float" office:value="1641.930664" calcext:value-type="float">
            <text:p>1641.930664</text:p>
          </table:table-cell>
          <table:table-cell office:value-type="float" office:value="1672.963379" calcext:value-type="float">
            <text:p>1672.963379</text:p>
          </table:table-cell>
          <table:table-cell table:number-columns-repeated="13"/>
        </table:table-row>
        <table:table-row table:style-name="ro1">
          <table:table-cell office:value-type="float" office:value="1600.153687" calcext:value-type="float">
            <text:p>1600.153687</text:p>
          </table:table-cell>
          <table:table-cell office:value-type="float" office:value="1621.415283" calcext:value-type="float">
            <text:p>1621.415283</text:p>
          </table:table-cell>
          <table:table-cell office:value-type="float" office:value="1651.46167" calcext:value-type="float">
            <text:p>1651.46167</text:p>
          </table:table-cell>
          <table:table-cell office:value-type="float" office:value="1692.01416" calcext:value-type="float">
            <text:p>1692.01416</text:p>
          </table:table-cell>
          <table:table-cell table:number-columns-repeated="13"/>
        </table:table-row>
        <table:table-row table:style-name="ro1">
          <table:table-cell office:value-type="float" office:value="1605.879028" calcext:value-type="float">
            <text:p>1605.879028</text:p>
          </table:table-cell>
          <table:table-cell office:value-type="float" office:value="1639.724365" calcext:value-type="float">
            <text:p>1639.724365</text:p>
          </table:table-cell>
          <table:table-cell office:value-type="float" office:value="1654.869385" calcext:value-type="float">
            <text:p>1654.869385</text:p>
          </table:table-cell>
          <table:table-cell office:value-type="float" office:value="1721.136963" calcext:value-type="float">
            <text:p>1721.136963</text:p>
          </table:table-cell>
          <table:table-cell table:number-columns-repeated="13"/>
        </table:table-row>
        <table:table-row table:style-name="ro1">
          <table:table-cell office:value-type="float" office:value="1610.712891" calcext:value-type="float">
            <text:p>1610.712891</text:p>
          </table:table-cell>
          <table:table-cell office:value-type="float" office:value="1635.849121" calcext:value-type="float">
            <text:p>1635.849121</text:p>
          </table:table-cell>
          <table:table-cell office:value-type="float" office:value="1642.534058" calcext:value-type="float">
            <text:p>1642.534058</text:p>
          </table:table-cell>
          <table:table-cell office:value-type="float" office:value="1711.522949" calcext:value-type="float">
            <text:p>1711.522949</text:p>
          </table:table-cell>
          <table:table-cell table:number-columns-repeated="13"/>
        </table:table-row>
        <table:table-row table:style-name="ro1">
          <table:table-cell office:value-type="float" office:value="1613.801514" calcext:value-type="float">
            <text:p>1613.801514</text:p>
          </table:table-cell>
          <table:table-cell office:value-type="float" office:value="1683.659424" calcext:value-type="float">
            <text:p>1683.659424</text:p>
          </table:table-cell>
          <table:table-cell office:value-type="float" office:value="1608.817871" calcext:value-type="float">
            <text:p>1608.817871</text:p>
          </table:table-cell>
          <table:table-cell office:value-type="float" office:value="1686.939941" calcext:value-type="float">
            <text:p>1686.939941</text:p>
          </table:table-cell>
          <table:table-cell table:number-columns-repeated="13"/>
        </table:table-row>
        <table:table-row table:style-name="ro1">
          <table:table-cell office:value-type="float" office:value="1624.694702" calcext:value-type="float">
            <text:p>1624.694702</text:p>
          </table:table-cell>
          <table:table-cell office:value-type="float" office:value="1679.317627" calcext:value-type="float">
            <text:p>1679.317627</text:p>
          </table:table-cell>
          <table:table-cell office:value-type="float" office:value="1616.893311" calcext:value-type="float">
            <text:p>1616.893311</text:p>
          </table:table-cell>
          <table:table-cell office:value-type="float" office:value="1666.576538" calcext:value-type="float">
            <text:p>1666.576538</text:p>
          </table:table-cell>
          <table:table-cell table:number-columns-repeated="13"/>
        </table:table-row>
        <table:table-row table:style-name="ro1">
          <table:table-cell office:value-type="float" office:value="1623.535278" calcext:value-type="float">
            <text:p>1623.535278</text:p>
          </table:table-cell>
          <table:table-cell office:value-type="float" office:value="1683.313354" calcext:value-type="float">
            <text:p>1683.313354</text:p>
          </table:table-cell>
          <table:table-cell office:value-type="float" office:value="1621.213013" calcext:value-type="float">
            <text:p>1621.213013</text:p>
          </table:table-cell>
          <table:table-cell office:value-type="float" office:value="1671.798096" calcext:value-type="float">
            <text:p>1671.798096</text:p>
          </table:table-cell>
          <table:table-cell table:number-columns-repeated="13"/>
        </table:table-row>
        <table:table-row table:style-name="ro1">
          <table:table-cell office:value-type="float" office:value="1625.175659" calcext:value-type="float">
            <text:p>1625.175659</text:p>
          </table:table-cell>
          <table:table-cell office:value-type="float" office:value="1680.254639" calcext:value-type="float">
            <text:p>1680.254639</text:p>
          </table:table-cell>
          <table:table-cell office:value-type="float" office:value="1623.314209" calcext:value-type="float">
            <text:p>1623.314209</text:p>
          </table:table-cell>
          <table:table-cell office:value-type="float" office:value="1671.932251" calcext:value-type="float">
            <text:p>1671.932251</text:p>
          </table:table-cell>
          <table:table-cell table:number-columns-repeated="13"/>
        </table:table-row>
        <table:table-row table:style-name="ro1">
          <table:table-cell office:value-type="float" office:value="1623.249512" calcext:value-type="float">
            <text:p>1623.249512</text:p>
          </table:table-cell>
          <table:table-cell office:value-type="float" office:value="1679.121094" calcext:value-type="float">
            <text:p>1679.121094</text:p>
          </table:table-cell>
          <table:table-cell office:value-type="float" office:value="1624.418091" calcext:value-type="float">
            <text:p>1624.418091</text:p>
          </table:table-cell>
          <table:table-cell office:value-type="float" office:value="1678.815186" calcext:value-type="float">
            <text:p>1678.815186</text:p>
          </table:table-cell>
          <table:table-cell table:number-columns-repeated="13"/>
        </table:table-row>
        <table:table-row table:style-name="ro1">
          <table:table-cell office:value-type="float" office:value="1618.32312" calcext:value-type="float">
            <text:p>1618.32312</text:p>
          </table:table-cell>
          <table:table-cell office:value-type="float" office:value="1684.699341" calcext:value-type="float">
            <text:p>1684.699341</text:p>
          </table:table-cell>
          <table:table-cell office:value-type="float" office:value="1632.529175" calcext:value-type="float">
            <text:p>1632.529175</text:p>
          </table:table-cell>
          <table:table-cell office:value-type="float" office:value="1670.80835" calcext:value-type="float">
            <text:p>1670.80835</text:p>
          </table:table-cell>
          <table:table-cell table:number-columns-repeated="13"/>
        </table:table-row>
        <table:table-row table:style-name="ro1">
          <table:table-cell office:value-type="float" office:value="1623.783691" calcext:value-type="float">
            <text:p>1623.783691</text:p>
          </table:table-cell>
          <table:table-cell office:value-type="float" office:value="1685.33252" calcext:value-type="float">
            <text:p>1685.33252</text:p>
          </table:table-cell>
          <table:table-cell office:value-type="float" office:value="1627.767212" calcext:value-type="float">
            <text:p>1627.767212</text:p>
          </table:table-cell>
          <table:table-cell office:value-type="float" office:value="1677.322266" calcext:value-type="float">
            <text:p>1677.322266</text:p>
          </table:table-cell>
          <table:table-cell table:number-columns-repeated="13"/>
        </table:table-row>
        <table:table-row table:style-name="ro1">
          <table:table-cell office:value-type="float" office:value="1621.589478" calcext:value-type="float">
            <text:p>1621.589478</text:p>
          </table:table-cell>
          <table:table-cell office:value-type="float" office:value="1684.378174" calcext:value-type="float">
            <text:p>1684.378174</text:p>
          </table:table-cell>
          <table:table-cell office:value-type="float" office:value="1628.042725" calcext:value-type="float">
            <text:p>1628.042725</text:p>
          </table:table-cell>
          <table:table-cell office:value-type="float" office:value="1677.83728" calcext:value-type="float">
            <text:p>1677.83728</text:p>
          </table:table-cell>
          <table:table-cell table:number-columns-repeated="13"/>
        </table:table-row>
        <table:table-row table:style-name="ro1">
          <table:table-cell office:value-type="float" office:value="1624.362549" calcext:value-type="float">
            <text:p>1624.362549</text:p>
          </table:table-cell>
          <table:table-cell office:value-type="float" office:value="1684.4198" calcext:value-type="float">
            <text:p>1684.4198</text:p>
          </table:table-cell>
          <table:table-cell office:value-type="float" office:value="1630.532837" calcext:value-type="float">
            <text:p>1630.532837</text:p>
          </table:table-cell>
          <table:table-cell office:value-type="float" office:value="1681.309326" calcext:value-type="float">
            <text:p>1681.309326</text:p>
          </table:table-cell>
          <table:table-cell table:number-columns-repeated="13"/>
        </table:table-row>
        <table:table-row table:style-name="ro1">
          <table:table-cell office:value-type="float" office:value="1623.098511" calcext:value-type="float">
            <text:p>1623.098511</text:p>
          </table:table-cell>
          <table:table-cell office:value-type="float" office:value="1685.429932" calcext:value-type="float">
            <text:p>1685.429932</text:p>
          </table:table-cell>
          <table:table-cell office:value-type="float" office:value="1632.897339" calcext:value-type="float">
            <text:p>1632.897339</text:p>
          </table:table-cell>
          <table:table-cell office:value-type="float" office:value="1679.739624" calcext:value-type="float">
            <text:p>1679.739624</text:p>
          </table:table-cell>
          <table:table-cell table:number-columns-repeated="13"/>
        </table:table-row>
        <table:table-row table:style-name="ro1">
          <table:table-cell office:value-type="float" office:value="1624.592773" calcext:value-type="float">
            <text:p>1624.592773</text:p>
          </table:table-cell>
          <table:table-cell office:value-type="float" office:value="1684.354004" calcext:value-type="float">
            <text:p>1684.354004</text:p>
          </table:table-cell>
          <table:table-cell office:value-type="float" office:value="1627.481323" calcext:value-type="float">
            <text:p>1627.481323</text:p>
          </table:table-cell>
          <table:table-cell office:value-type="float" office:value="1681.385132" calcext:value-type="float">
            <text:p>1681.385132</text:p>
          </table:table-cell>
          <table:table-cell table:number-columns-repeated="13"/>
        </table:table-row>
        <table:table-row table:style-name="ro1">
          <table:table-cell office:value-type="float" office:value="1624.337036" calcext:value-type="float">
            <text:p>1624.337036</text:p>
          </table:table-cell>
          <table:table-cell office:value-type="float" office:value="1686.67041" calcext:value-type="float">
            <text:p>1686.67041</text:p>
          </table:table-cell>
          <table:table-cell office:value-type="float" office:value="1628.788086" calcext:value-type="float">
            <text:p>1628.788086</text:p>
          </table:table-cell>
          <table:table-cell office:value-type="float" office:value="1680.857178" calcext:value-type="float">
            <text:p>1680.857178</text:p>
          </table:table-cell>
          <table:table-cell table:number-columns-repeated="13"/>
        </table:table-row>
        <table:table-row table:style-name="ro1">
          <table:table-cell office:value-type="float" office:value="1622.681763" calcext:value-type="float">
            <text:p>1622.681763</text:p>
          </table:table-cell>
          <table:table-cell office:value-type="float" office:value="1683.336426" calcext:value-type="float">
            <text:p>1683.336426</text:p>
          </table:table-cell>
          <table:table-cell office:value-type="float" office:value="1628.932373" calcext:value-type="float">
            <text:p>1628.932373</text:p>
          </table:table-cell>
          <table:table-cell office:value-type="float" office:value="1679.245605" calcext:value-type="float">
            <text:p>1679.245605</text:p>
          </table:table-cell>
          <table:table-cell table:number-columns-repeated="13"/>
        </table:table-row>
        <table:table-row table:style-name="ro1">
          <table:table-cell office:value-type="float" office:value="1623.379883" calcext:value-type="float">
            <text:p>1623.379883</text:p>
          </table:table-cell>
          <table:table-cell office:value-type="float" office:value="1689.421143" calcext:value-type="float">
            <text:p>1689.421143</text:p>
          </table:table-cell>
          <table:table-cell office:value-type="float" office:value="1631.244873" calcext:value-type="float">
            <text:p>1631.244873</text:p>
          </table:table-cell>
          <table:table-cell office:value-type="float" office:value="1684.217285" calcext:value-type="float">
            <text:p>1684.217285</text:p>
          </table:table-cell>
          <table:table-cell table:number-columns-repeated="13"/>
        </table:table-row>
        <table:table-row table:style-name="ro1">
          <table:table-cell office:value-type="float" office:value="1625.432251" calcext:value-type="float">
            <text:p>1625.432251</text:p>
          </table:table-cell>
          <table:table-cell office:value-type="float" office:value="1687.563965" calcext:value-type="float">
            <text:p>1687.563965</text:p>
          </table:table-cell>
          <table:table-cell office:value-type="float" office:value="1631.073486" calcext:value-type="float">
            <text:p>1631.073486</text:p>
          </table:table-cell>
          <table:table-cell office:value-type="float" office:value="1682.082153" calcext:value-type="float">
            <text:p>1682.082153</text:p>
          </table:table-cell>
          <table:table-cell table:number-columns-repeated="13"/>
        </table:table-row>
        <table:table-row table:style-name="ro1">
          <table:table-cell office:value-type="float" office:value="1625.113159" calcext:value-type="float">
            <text:p>1625.113159</text:p>
          </table:table-cell>
          <table:table-cell office:value-type="float" office:value="1682.514771" calcext:value-type="float">
            <text:p>1682.514771</text:p>
          </table:table-cell>
          <table:table-cell office:value-type="float" office:value="1632.554565" calcext:value-type="float">
            <text:p>1632.554565</text:p>
          </table:table-cell>
          <table:table-cell office:value-type="float" office:value="1680.26709" calcext:value-type="float">
            <text:p>1680.26709</text:p>
          </table:table-cell>
          <table:table-cell table:number-columns-repeated="13"/>
        </table:table-row>
        <table:table-row table:style-name="ro1">
          <table:table-cell office:value-type="float" office:value="1625.237305" calcext:value-type="float">
            <text:p>1625.237305</text:p>
          </table:table-cell>
          <table:table-cell office:value-type="float" office:value="1687.754639" calcext:value-type="float">
            <text:p>1687.754639</text:p>
          </table:table-cell>
          <table:table-cell office:value-type="float" office:value="1630.618164" calcext:value-type="float">
            <text:p>1630.618164</text:p>
          </table:table-cell>
          <table:table-cell office:value-type="float" office:value="1684.307251" calcext:value-type="float">
            <text:p>1684.307251</text:p>
          </table:table-cell>
          <table:table-cell table:number-columns-repeated="13"/>
        </table:table-row>
        <table:table-row table:style-name="ro1">
          <table:table-cell office:value-type="float" office:value="1624.830566" calcext:value-type="float">
            <text:p>1624.830566</text:p>
          </table:table-cell>
          <table:table-cell office:value-type="float" office:value="1688.327637" calcext:value-type="float">
            <text:p>1688.327637</text:p>
          </table:table-cell>
          <table:table-cell office:value-type="float" office:value="1632.036499" calcext:value-type="float">
            <text:p>1632.036499</text:p>
          </table:table-cell>
          <table:table-cell office:value-type="float" office:value="1683.129028" calcext:value-type="float">
            <text:p>1683.129028</text:p>
          </table:table-cell>
          <table:table-cell table:number-columns-repeated="13"/>
        </table:table-row>
        <table:table-row table:style-name="ro1">
          <table:table-cell office:value-type="float" office:value="1625.925293" calcext:value-type="float">
            <text:p>1625.925293</text:p>
          </table:table-cell>
          <table:table-cell office:value-type="float" office:value="1687.778931" calcext:value-type="float">
            <text:p>1687.778931</text:p>
          </table:table-cell>
          <table:table-cell office:value-type="float" office:value="1631.407104" calcext:value-type="float">
            <text:p>1631.407104</text:p>
          </table:table-cell>
          <table:table-cell office:value-type="float" office:value="1684.576294" calcext:value-type="float">
            <text:p>1684.576294</text:p>
          </table:table-cell>
          <table:table-cell table:number-columns-repeated="13"/>
        </table:table-row>
        <table:table-row table:style-name="ro1">
          <table:table-cell office:value-type="float" office:value="1622.512939" calcext:value-type="float">
            <text:p>1622.512939</text:p>
          </table:table-cell>
          <table:table-cell office:value-type="float" office:value="1689.620117" calcext:value-type="float">
            <text:p>1689.620117</text:p>
          </table:table-cell>
          <table:table-cell office:value-type="float" office:value="1632.854492" calcext:value-type="float">
            <text:p>1632.854492</text:p>
          </table:table-cell>
          <table:table-cell office:value-type="float" office:value="1683.20752" calcext:value-type="float">
            <text:p>1683.20752</text:p>
          </table:table-cell>
          <table:table-cell table:number-columns-repeated="13"/>
        </table:table-row>
        <table:table-row table:style-name="ro1">
          <table:table-cell office:value-type="float" office:value="1625.909546" calcext:value-type="float">
            <text:p>1625.909546</text:p>
          </table:table-cell>
          <table:table-cell office:value-type="float" office:value="1686.890381" calcext:value-type="float">
            <text:p>1686.890381</text:p>
          </table:table-cell>
          <table:table-cell office:value-type="float" office:value="1632.485229" calcext:value-type="float">
            <text:p>1632.485229</text:p>
          </table:table-cell>
          <table:table-cell office:value-type="float" office:value="1685.638672" calcext:value-type="float">
            <text:p>1685.638672</text:p>
          </table:table-cell>
          <table:table-cell table:number-columns-repeated="13"/>
        </table:table-row>
        <table:table-row table:style-name="ro1">
          <table:table-cell office:value-type="float" office:value="1625.580811" calcext:value-type="float">
            <text:p>1625.580811</text:p>
          </table:table-cell>
          <table:table-cell office:value-type="float" office:value="1685.303711" calcext:value-type="float">
            <text:p>1685.303711</text:p>
          </table:table-cell>
          <table:table-cell office:value-type="float" office:value="1633.216431" calcext:value-type="float">
            <text:p>1633.216431</text:p>
          </table:table-cell>
          <table:table-cell office:value-type="float" office:value="1684.2052" calcext:value-type="float">
            <text:p>1684.2052</text:p>
          </table:table-cell>
          <table:table-cell table:number-columns-repeated="13"/>
        </table:table-row>
        <table:table-row table:style-name="ro1">
          <table:table-cell office:value-type="float" office:value="1622.220703" calcext:value-type="float">
            <text:p>1622.220703</text:p>
          </table:table-cell>
          <table:table-cell office:value-type="float" office:value="1687.619019" calcext:value-type="float">
            <text:p>1687.619019</text:p>
          </table:table-cell>
          <table:table-cell office:value-type="float" office:value="1630.738525" calcext:value-type="float">
            <text:p>1630.738525</text:p>
          </table:table-cell>
          <table:table-cell office:value-type="float" office:value="1685.60376" calcext:value-type="float">
            <text:p>1685.60376</text:p>
          </table:table-cell>
          <table:table-cell table:number-columns-repeated="13"/>
        </table:table-row>
        <table:table-row table:style-name="ro1">
          <table:table-cell office:value-type="float" office:value="1626.169189" calcext:value-type="float">
            <text:p>1626.169189</text:p>
          </table:table-cell>
          <table:table-cell office:value-type="float" office:value="1689.894897" calcext:value-type="float">
            <text:p>1689.894897</text:p>
          </table:table-cell>
          <table:table-cell office:value-type="float" office:value="1632.644287" calcext:value-type="float">
            <text:p>1632.644287</text:p>
          </table:table-cell>
          <table:table-cell office:value-type="float" office:value="1682.498413" calcext:value-type="float">
            <text:p>1682.498413</text:p>
          </table:table-cell>
          <table:table-cell table:number-columns-repeated="13"/>
        </table:table-row>
        <table:table-row table:style-name="ro1">
          <table:table-cell office:value-type="float" office:value="1624.029053" calcext:value-type="float">
            <text:p>1624.029053</text:p>
          </table:table-cell>
          <table:table-cell office:value-type="float" office:value="1689.635864" calcext:value-type="float">
            <text:p>1689.635864</text:p>
          </table:table-cell>
          <table:table-cell office:value-type="float" office:value="1634.069946" calcext:value-type="float">
            <text:p>1634.069946</text:p>
          </table:table-cell>
          <table:table-cell office:value-type="float" office:value="1684.415771" calcext:value-type="float">
            <text:p>1684.415771</text:p>
          </table:table-cell>
          <table:table-cell table:number-columns-repeated="13"/>
        </table:table-row>
        <table:table-row table:style-name="ro1">
          <table:table-cell office:value-type="float" office:value="1627.615723" calcext:value-type="float">
            <text:p>1627.615723</text:p>
          </table:table-cell>
          <table:table-cell office:value-type="float" office:value="1689.028809" calcext:value-type="float">
            <text:p>1689.028809</text:p>
          </table:table-cell>
          <table:table-cell office:value-type="float" office:value="1631.572388" calcext:value-type="float">
            <text:p>1631.572388</text:p>
          </table:table-cell>
          <table:table-cell office:value-type="float" office:value="1687.449097" calcext:value-type="float">
            <text:p>1687.449097</text:p>
          </table:table-cell>
          <table:table-cell table:number-columns-repeated="13"/>
        </table:table-row>
        <table:table-row table:style-name="ro1">
          <table:table-cell office:value-type="float" office:value="1623.281982" calcext:value-type="float">
            <text:p>1623.281982</text:p>
          </table:table-cell>
          <table:table-cell office:value-type="float" office:value="1693.391724" calcext:value-type="float">
            <text:p>1693.391724</text:p>
          </table:table-cell>
          <table:table-cell office:value-type="float" office:value="1633.137573" calcext:value-type="float">
            <text:p>1633.137573</text:p>
          </table:table-cell>
          <table:table-cell office:value-type="float" office:value="1685.174194" calcext:value-type="float">
            <text:p>1685.174194</text:p>
          </table:table-cell>
          <table:table-cell table:number-columns-repeated="13"/>
        </table:table-row>
        <table:table-row table:style-name="ro1">
          <table:table-cell office:value-type="float" office:value="1623.876343" calcext:value-type="float">
            <text:p>1623.876343</text:p>
          </table:table-cell>
          <table:table-cell office:value-type="float" office:value="1689.320923" calcext:value-type="float">
            <text:p>1689.320923</text:p>
          </table:table-cell>
          <table:table-cell office:value-type="float" office:value="1632.113281" calcext:value-type="float">
            <text:p>1632.113281</text:p>
          </table:table-cell>
          <table:table-cell office:value-type="float" office:value="1689.920898" calcext:value-type="float">
            <text:p>1689.920898</text:p>
          </table:table-cell>
          <table:table-cell table:number-columns-repeated="13"/>
        </table:table-row>
        <table:table-row table:style-name="ro1">
          <table:table-cell office:value-type="float" office:value="1625.721924" calcext:value-type="float">
            <text:p>1625.721924</text:p>
          </table:table-cell>
          <table:table-cell office:value-type="float" office:value="1688.502197" calcext:value-type="float">
            <text:p>1688.502197</text:p>
          </table:table-cell>
          <table:table-cell office:value-type="float" office:value="1630.73291" calcext:value-type="float">
            <text:p>1630.73291</text:p>
          </table:table-cell>
          <table:table-cell office:value-type="float" office:value="1684.249268" calcext:value-type="float">
            <text:p>1684.249268</text:p>
          </table:table-cell>
          <table:table-cell table:number-columns-repeated="13"/>
        </table:table-row>
        <table:table-row table:style-name="ro1">
          <table:table-cell office:value-type="float" office:value="1625.620239" calcext:value-type="float">
            <text:p>1625.620239</text:p>
          </table:table-cell>
          <table:table-cell office:value-type="float" office:value="1693.296265" calcext:value-type="float">
            <text:p>1693.296265</text:p>
          </table:table-cell>
          <table:table-cell office:value-type="float" office:value="1633.326294" calcext:value-type="float">
            <text:p>1633.326294</text:p>
          </table:table-cell>
          <table:table-cell office:value-type="float" office:value="1689.725586" calcext:value-type="float">
            <text:p>1689.725586</text:p>
          </table:table-cell>
          <table:table-cell table:number-columns-repeated="13"/>
        </table:table-row>
        <table:table-row table:style-name="ro1">
          <table:table-cell office:value-type="float" office:value="1628.724243" calcext:value-type="float">
            <text:p>1628.724243</text:p>
          </table:table-cell>
          <table:table-cell office:value-type="float" office:value="1688.269165" calcext:value-type="float">
            <text:p>1688.269165</text:p>
          </table:table-cell>
          <table:table-cell office:value-type="float" office:value="1635.664062" calcext:value-type="float">
            <text:p>1635.664062</text:p>
          </table:table-cell>
          <table:table-cell office:value-type="float" office:value="1685.946777" calcext:value-type="float">
            <text:p>1685.946777</text:p>
          </table:table-cell>
          <table:table-cell table:number-columns-repeated="13"/>
        </table:table-row>
        <table:table-row table:style-name="ro1">
          <table:table-cell office:value-type="float" office:value="1627.366455" calcext:value-type="float">
            <text:p>1627.366455</text:p>
          </table:table-cell>
          <table:table-cell office:value-type="float" office:value="1691.376587" calcext:value-type="float">
            <text:p>1691.376587</text:p>
          </table:table-cell>
          <table:table-cell office:value-type="float" office:value="1635.196655" calcext:value-type="float">
            <text:p>1635.196655</text:p>
          </table:table-cell>
          <table:table-cell office:value-type="float" office:value="1687.106689" calcext:value-type="float">
            <text:p>1687.106689</text:p>
          </table:table-cell>
          <table:table-cell table:number-columns-repeated="13"/>
        </table:table-row>
        <table:table-row table:style-name="ro1">
          <table:table-cell office:value-type="float" office:value="1629.366943" calcext:value-type="float">
            <text:p>1629.366943</text:p>
          </table:table-cell>
          <table:table-cell office:value-type="float" office:value="1691.198364" calcext:value-type="float">
            <text:p>1691.198364</text:p>
          </table:table-cell>
          <table:table-cell office:value-type="float" office:value="1631.146362" calcext:value-type="float">
            <text:p>1631.146362</text:p>
          </table:table-cell>
          <table:table-cell office:value-type="float" office:value="1689.143555" calcext:value-type="float">
            <text:p>1689.143555</text:p>
          </table:table-cell>
          <table:table-cell table:number-columns-repeated="13"/>
        </table:table-row>
        <table:table-row table:style-name="ro1">
          <table:table-cell office:value-type="float" office:value="1626.234375" calcext:value-type="float">
            <text:p>1626.234375</text:p>
          </table:table-cell>
          <table:table-cell office:value-type="float" office:value="1690.673462" calcext:value-type="float">
            <text:p>1690.673462</text:p>
          </table:table-cell>
          <table:table-cell office:value-type="float" office:value="1634.584717" calcext:value-type="float">
            <text:p>1634.584717</text:p>
          </table:table-cell>
          <table:table-cell office:value-type="float" office:value="1687.459595" calcext:value-type="float">
            <text:p>1687.459595</text:p>
          </table:table-cell>
          <table:table-cell table:number-columns-repeated="13"/>
        </table:table-row>
        <table:table-row table:style-name="ro1">
          <table:table-cell office:value-type="float" office:value="1626.30957" calcext:value-type="float">
            <text:p>1626.30957</text:p>
          </table:table-cell>
          <table:table-cell office:value-type="float" office:value="1693.970581" calcext:value-type="float">
            <text:p>1693.970581</text:p>
          </table:table-cell>
          <table:table-cell office:value-type="float" office:value="1634.375977" calcext:value-type="float">
            <text:p>1634.375977</text:p>
          </table:table-cell>
          <table:table-cell office:value-type="float" office:value="1687.319336" calcext:value-type="float">
            <text:p>1687.319336</text:p>
          </table:table-cell>
          <table:table-cell table:number-columns-repeated="13"/>
        </table:table-row>
        <table:table-row table:style-name="ro1">
          <table:table-cell office:value-type="float" office:value="1630.278198" calcext:value-type="float">
            <text:p>1630.278198</text:p>
          </table:table-cell>
          <table:table-cell office:value-type="float" office:value="1693.003296" calcext:value-type="float">
            <text:p>1693.003296</text:p>
          </table:table-cell>
          <table:table-cell office:value-type="float" office:value="1636.840454" calcext:value-type="float">
            <text:p>1636.840454</text:p>
          </table:table-cell>
          <table:table-cell office:value-type="float" office:value="1691.808838" calcext:value-type="float">
            <text:p>1691.808838</text:p>
          </table:table-cell>
          <table:table-cell table:number-columns-repeated="13"/>
        </table:table-row>
        <table:table-row table:style-name="ro1">
          <table:table-cell office:value-type="float" office:value="1628.577515" calcext:value-type="float">
            <text:p>1628.577515</text:p>
          </table:table-cell>
          <table:table-cell office:value-type="float" office:value="1689.277832" calcext:value-type="float">
            <text:p>1689.277832</text:p>
          </table:table-cell>
          <table:table-cell office:value-type="float" office:value="1637.135498" calcext:value-type="float">
            <text:p>1637.135498</text:p>
          </table:table-cell>
          <table:table-cell office:value-type="float" office:value="1687.627441" calcext:value-type="float">
            <text:p>1687.627441</text:p>
          </table:table-cell>
          <table:table-cell table:number-columns-repeated="13"/>
        </table:table-row>
        <table:table-row table:style-name="ro1">
          <table:table-cell office:value-type="float" office:value="1627.110596" calcext:value-type="float">
            <text:p>1627.110596</text:p>
          </table:table-cell>
          <table:table-cell office:value-type="float" office:value="1694.816406" calcext:value-type="float">
            <text:p>1694.816406</text:p>
          </table:table-cell>
          <table:table-cell office:value-type="float" office:value="1638.05603" calcext:value-type="float">
            <text:p>1638.05603</text:p>
          </table:table-cell>
          <table:table-cell office:value-type="float" office:value="1689.384888" calcext:value-type="float">
            <text:p>1689.384888</text:p>
          </table:table-cell>
          <table:table-cell table:number-columns-repeated="13"/>
        </table:table-row>
        <table:table-row table:style-name="ro1">
          <table:table-cell office:value-type="float" office:value="1624.87854" calcext:value-type="float">
            <text:p>1624.87854</text:p>
          </table:table-cell>
          <table:table-cell office:value-type="float" office:value="1696.955566" calcext:value-type="float">
            <text:p>1696.955566</text:p>
          </table:table-cell>
          <table:table-cell office:value-type="float" office:value="1631.834595" calcext:value-type="float">
            <text:p>1631.834595</text:p>
          </table:table-cell>
          <table:table-cell office:value-type="float" office:value="1692.463745" calcext:value-type="float">
            <text:p>1692.463745</text:p>
          </table:table-cell>
          <table:table-cell table:number-columns-repeated="13"/>
        </table:table-row>
        <table:table-row table:style-name="ro1">
          <table:table-cell office:value-type="float" office:value="1628.417358" calcext:value-type="float">
            <text:p>1628.417358</text:p>
          </table:table-cell>
          <table:table-cell office:value-type="float" office:value="1693.466309" calcext:value-type="float">
            <text:p>1693.466309</text:p>
          </table:table-cell>
          <table:table-cell office:value-type="float" office:value="1634.502563" calcext:value-type="float">
            <text:p>1634.502563</text:p>
          </table:table-cell>
          <table:table-cell office:value-type="float" office:value="1691.097412" calcext:value-type="float">
            <text:p>1691.097412</text:p>
          </table:table-cell>
          <table:table-cell table:number-columns-repeated="13"/>
        </table:table-row>
        <table:table-row table:style-name="ro1">
          <table:table-cell office:value-type="float" office:value="1630.233643" calcext:value-type="float">
            <text:p>1630.233643</text:p>
          </table:table-cell>
          <table:table-cell office:value-type="float" office:value="1692.682129" calcext:value-type="float">
            <text:p>1692.682129</text:p>
          </table:table-cell>
          <table:table-cell office:value-type="float" office:value="1636.983887" calcext:value-type="float">
            <text:p>1636.983887</text:p>
          </table:table-cell>
          <table:table-cell office:value-type="float" office:value="1689.354004" calcext:value-type="float">
            <text:p>1689.354004</text:p>
          </table:table-cell>
          <table:table-cell table:number-columns-repeated="13"/>
        </table:table-row>
        <table:table-row table:style-name="ro1">
          <table:table-cell office:value-type="float" office:value="1629.393799" calcext:value-type="float">
            <text:p>1629.393799</text:p>
          </table:table-cell>
          <table:table-cell office:value-type="float" office:value="1695.462158" calcext:value-type="float">
            <text:p>1695.462158</text:p>
          </table:table-cell>
          <table:table-cell office:value-type="float" office:value="1635.528931" calcext:value-type="float">
            <text:p>1635.528931</text:p>
          </table:table-cell>
          <table:table-cell office:value-type="float" office:value="1691.563965" calcext:value-type="float">
            <text:p>1691.563965</text:p>
          </table:table-cell>
          <table:table-cell table:number-columns-repeated="13"/>
        </table:table-row>
        <table:table-row table:style-name="ro1">
          <table:table-cell office:value-type="float" office:value="1630.383423" calcext:value-type="float">
            <text:p>1630.383423</text:p>
          </table:table-cell>
          <table:table-cell office:value-type="float" office:value="1694.134155" calcext:value-type="float">
            <text:p>1694.134155</text:p>
          </table:table-cell>
          <table:table-cell office:value-type="float" office:value="1639.662598" calcext:value-type="float">
            <text:p>1639.662598</text:p>
          </table:table-cell>
          <table:table-cell office:value-type="float" office:value="1690.117432" calcext:value-type="float">
            <text:p>1690.117432</text:p>
          </table:table-cell>
          <table:table-cell table:number-columns-repeated="13"/>
        </table:table-row>
        <table:table-row table:style-name="ro1">
          <table:table-cell office:value-type="float" office:value="1631.720215" calcext:value-type="float">
            <text:p>1631.720215</text:p>
          </table:table-cell>
          <table:table-cell office:value-type="float" office:value="1696.101196" calcext:value-type="float">
            <text:p>1696.101196</text:p>
          </table:table-cell>
          <table:table-cell office:value-type="float" office:value="1638.27002" calcext:value-type="float">
            <text:p>1638.27002</text:p>
          </table:table-cell>
          <table:table-cell office:value-type="float" office:value="1694.642456" calcext:value-type="float">
            <text:p>1694.642456</text:p>
          </table:table-cell>
          <table:table-cell table:number-columns-repeated="13"/>
        </table:table-row>
        <table:table-row table:style-name="ro1">
          <table:table-cell office:value-type="float" office:value="1630.040527" calcext:value-type="float">
            <text:p>1630.040527</text:p>
          </table:table-cell>
          <table:table-cell office:value-type="float" office:value="1691.769531" calcext:value-type="float">
            <text:p>1691.769531</text:p>
          </table:table-cell>
          <table:table-cell office:value-type="float" office:value="1634.093262" calcext:value-type="float">
            <text:p>1634.093262</text:p>
          </table:table-cell>
          <table:table-cell office:value-type="float" office:value="1690.488525" calcext:value-type="float">
            <text:p>1690.488525</text:p>
          </table:table-cell>
          <table:table-cell table:number-columns-repeated="13"/>
        </table:table-row>
        <table:table-row table:style-name="ro1">
          <table:table-cell office:value-type="float" office:value="1633.119141" calcext:value-type="float">
            <text:p>1633.119141</text:p>
          </table:table-cell>
          <table:table-cell office:value-type="float" office:value="1693.052979" calcext:value-type="float">
            <text:p>1693.052979</text:p>
          </table:table-cell>
          <table:table-cell office:value-type="float" office:value="1638.2854" calcext:value-type="float">
            <text:p>1638.2854</text:p>
          </table:table-cell>
          <table:table-cell office:value-type="float" office:value="1691.246094" calcext:value-type="float">
            <text:p>1691.246094</text:p>
          </table:table-cell>
          <table:table-cell table:number-columns-repeated="13"/>
        </table:table-row>
        <table:table-row table:style-name="ro1">
          <table:table-cell office:value-type="float" office:value="1633.092285" calcext:value-type="float">
            <text:p>1633.092285</text:p>
          </table:table-cell>
          <table:table-cell office:value-type="float" office:value="1694.5354" calcext:value-type="float">
            <text:p>1694.5354</text:p>
          </table:table-cell>
          <table:table-cell office:value-type="float" office:value="1636.612549" calcext:value-type="float">
            <text:p>1636.612549</text:p>
          </table:table-cell>
          <table:table-cell office:value-type="float" office:value="1692.634888" calcext:value-type="float">
            <text:p>1692.634888</text:p>
          </table:table-cell>
          <table:table-cell table:number-columns-repeated="13"/>
        </table:table-row>
        <table:table-row table:style-name="ro1">
          <table:table-cell office:value-type="float" office:value="1633.722168" calcext:value-type="float">
            <text:p>1633.722168</text:p>
          </table:table-cell>
          <table:table-cell office:value-type="float" office:value="1698.233032" calcext:value-type="float">
            <text:p>1698.233032</text:p>
          </table:table-cell>
          <table:table-cell office:value-type="float" office:value="1641.755493" calcext:value-type="float">
            <text:p>1641.755493</text:p>
          </table:table-cell>
          <table:table-cell office:value-type="float" office:value="1692.003296" calcext:value-type="float">
            <text:p>1692.003296</text:p>
          </table:table-cell>
          <table:table-cell table:number-columns-repeated="13"/>
        </table:table-row>
        <table:table-row table:style-name="ro1">
          <table:table-cell office:value-type="float" office:value="1628.383301" calcext:value-type="float">
            <text:p>1628.383301</text:p>
          </table:table-cell>
          <table:table-cell office:value-type="float" office:value="1697.730713" calcext:value-type="float">
            <text:p>1697.730713</text:p>
          </table:table-cell>
          <table:table-cell office:value-type="float" office:value="1636.653198" calcext:value-type="float">
            <text:p>1636.653198</text:p>
          </table:table-cell>
          <table:table-cell office:value-type="float" office:value="1695.977539" calcext:value-type="float">
            <text:p>1695.977539</text:p>
          </table:table-cell>
          <table:table-cell table:number-columns-repeated="13"/>
        </table:table-row>
        <table:table-row table:style-name="ro1">
          <table:table-cell office:value-type="float" office:value="1632.345825" calcext:value-type="float">
            <text:p>1632.345825</text:p>
          </table:table-cell>
          <table:table-cell office:value-type="float" office:value="1700.430908" calcext:value-type="float">
            <text:p>1700.430908</text:p>
          </table:table-cell>
          <table:table-cell office:value-type="float" office:value="1638.209473" calcext:value-type="float">
            <text:p>1638.209473</text:p>
          </table:table-cell>
          <table:table-cell office:value-type="float" office:value="1696.421509" calcext:value-type="float">
            <text:p>1696.421509</text:p>
          </table:table-cell>
          <table:table-cell table:number-columns-repeated="13"/>
        </table:table-row>
        <table:table-row table:style-name="ro1">
          <table:table-cell office:value-type="float" office:value="1630.141479" calcext:value-type="float">
            <text:p>1630.141479</text:p>
          </table:table-cell>
          <table:table-cell office:value-type="float" office:value="1701.146484" calcext:value-type="float">
            <text:p>1701.146484</text:p>
          </table:table-cell>
          <table:table-cell office:value-type="float" office:value="1637.483643" calcext:value-type="float">
            <text:p>1637.483643</text:p>
          </table:table-cell>
          <table:table-cell office:value-type="float" office:value="1698.070557" calcext:value-type="float">
            <text:p>1698.070557</text:p>
          </table:table-cell>
          <table:table-cell table:number-columns-repeated="13"/>
        </table:table-row>
        <table:table-row table:style-name="ro1">
          <table:table-cell office:value-type="float" office:value="1632.078003" calcext:value-type="float">
            <text:p>1632.078003</text:p>
          </table:table-cell>
          <table:table-cell office:value-type="float" office:value="1699.624146" calcext:value-type="float">
            <text:p>1699.624146</text:p>
          </table:table-cell>
          <table:table-cell office:value-type="float" office:value="1638.012695" calcext:value-type="float">
            <text:p>1638.012695</text:p>
          </table:table-cell>
          <table:table-cell office:value-type="float" office:value="1697.704102" calcext:value-type="float">
            <text:p>1697.704102</text:p>
          </table:table-cell>
          <table:table-cell table:number-columns-repeated="13"/>
        </table:table-row>
        <table:table-row table:style-name="ro1">
          <table:table-cell office:value-type="float" office:value="1635.602539" calcext:value-type="float">
            <text:p>1635.602539</text:p>
          </table:table-cell>
          <table:table-cell office:value-type="float" office:value="1701.143555" calcext:value-type="float">
            <text:p>1701.143555</text:p>
          </table:table-cell>
          <table:table-cell office:value-type="float" office:value="1640.248413" calcext:value-type="float">
            <text:p>1640.248413</text:p>
          </table:table-cell>
          <table:table-cell office:value-type="float" office:value="1696.114868" calcext:value-type="float">
            <text:p>1696.114868</text:p>
          </table:table-cell>
          <table:table-cell table:number-columns-repeated="13"/>
        </table:table-row>
        <table:table-row table:style-name="ro1">
          <table:table-cell office:value-type="float" office:value="1637.275269" calcext:value-type="float">
            <text:p>1637.275269</text:p>
          </table:table-cell>
          <table:table-cell office:value-type="float" office:value="1698.556152" calcext:value-type="float">
            <text:p>1698.556152</text:p>
          </table:table-cell>
          <table:table-cell office:value-type="float" office:value="1639.721191" calcext:value-type="float">
            <text:p>1639.721191</text:p>
          </table:table-cell>
          <table:table-cell office:value-type="float" office:value="1700.346191" calcext:value-type="float">
            <text:p>1700.346191</text:p>
          </table:table-cell>
          <table:table-cell table:number-columns-repeated="13"/>
        </table:table-row>
        <table:table-row table:style-name="ro1">
          <table:table-cell office:value-type="float" office:value="1633.378784" calcext:value-type="float">
            <text:p>1633.378784</text:p>
          </table:table-cell>
          <table:table-cell office:value-type="float" office:value="1699.384766" calcext:value-type="float">
            <text:p>1699.384766</text:p>
          </table:table-cell>
          <table:table-cell office:value-type="float" office:value="1639.198608" calcext:value-type="float">
            <text:p>1639.198608</text:p>
          </table:table-cell>
          <table:table-cell office:value-type="float" office:value="1698.476196" calcext:value-type="float">
            <text:p>1698.476196</text:p>
          </table:table-cell>
          <table:table-cell table:number-columns-repeated="13"/>
        </table:table-row>
        <table:table-row table:style-name="ro1">
          <table:table-cell office:value-type="float" office:value="1636.676514" calcext:value-type="float">
            <text:p>1636.676514</text:p>
          </table:table-cell>
          <table:table-cell office:value-type="float" office:value="1704.412109" calcext:value-type="float">
            <text:p>1704.412109</text:p>
          </table:table-cell>
          <table:table-cell office:value-type="float" office:value="1641.847168" calcext:value-type="float">
            <text:p>1641.847168</text:p>
          </table:table-cell>
          <table:table-cell office:value-type="float" office:value="1698.61377" calcext:value-type="float">
            <text:p>1698.61377</text:p>
          </table:table-cell>
          <table:table-cell table:number-columns-repeated="13"/>
        </table:table-row>
        <table:table-row table:style-name="ro1">
          <table:table-cell office:value-type="float" office:value="1634.920044" calcext:value-type="float">
            <text:p>1634.920044</text:p>
          </table:table-cell>
          <table:table-cell office:value-type="float" office:value="1701.440063" calcext:value-type="float">
            <text:p>1701.440063</text:p>
          </table:table-cell>
          <table:table-cell office:value-type="float" office:value="1638.798218" calcext:value-type="float">
            <text:p>1638.798218</text:p>
          </table:table-cell>
          <table:table-cell office:value-type="float" office:value="1699.691284" calcext:value-type="float">
            <text:p>1699.691284</text:p>
          </table:table-cell>
          <table:table-cell table:number-columns-repeated="13"/>
        </table:table-row>
        <table:table-row table:style-name="ro1">
          <table:table-cell office:value-type="float" office:value="1635.82312" calcext:value-type="float">
            <text:p>1635.82312</text:p>
          </table:table-cell>
          <table:table-cell office:value-type="float" office:value="1701.700439" calcext:value-type="float">
            <text:p>1701.700439</text:p>
          </table:table-cell>
          <table:table-cell office:value-type="float" office:value="1641.905151" calcext:value-type="float">
            <text:p>1641.905151</text:p>
          </table:table-cell>
          <table:table-cell office:value-type="float" office:value="1699.643311" calcext:value-type="float">
            <text:p>1699.643311</text:p>
          </table:table-cell>
          <table:table-cell table:number-columns-repeated="13"/>
        </table:table-row>
        <table:table-row table:style-name="ro1">
          <table:table-cell office:value-type="float" office:value="1636.513062" calcext:value-type="float">
            <text:p>1636.513062</text:p>
          </table:table-cell>
          <table:table-cell office:value-type="float" office:value="1705.123047" calcext:value-type="float">
            <text:p>1705.123047</text:p>
          </table:table-cell>
          <table:table-cell office:value-type="float" office:value="1643.3573" calcext:value-type="float">
            <text:p>1643.3573</text:p>
          </table:table-cell>
          <table:table-cell office:value-type="float" office:value="1697.982178" calcext:value-type="float">
            <text:p>1697.982178</text:p>
          </table:table-cell>
          <table:table-cell table:number-columns-repeated="13"/>
        </table:table-row>
        <table:table-row table:style-name="ro1">
          <table:table-cell office:value-type="float" office:value="1636.537476" calcext:value-type="float">
            <text:p>1636.537476</text:p>
          </table:table-cell>
          <table:table-cell office:value-type="float" office:value="1703.557007" calcext:value-type="float">
            <text:p>1703.557007</text:p>
          </table:table-cell>
          <table:table-cell office:value-type="float" office:value="1642.990845" calcext:value-type="float">
            <text:p>1642.990845</text:p>
          </table:table-cell>
          <table:table-cell office:value-type="float" office:value="1700.964233" calcext:value-type="float">
            <text:p>1700.964233</text:p>
          </table:table-cell>
          <table:table-cell table:number-columns-repeated="13"/>
        </table:table-row>
        <table:table-row table:style-name="ro1">
          <table:table-cell office:value-type="float" office:value="1636.053345" calcext:value-type="float">
            <text:p>1636.053345</text:p>
          </table:table-cell>
          <table:table-cell office:value-type="float" office:value="1703.393799" calcext:value-type="float">
            <text:p>1703.393799</text:p>
          </table:table-cell>
          <table:table-cell office:value-type="float" office:value="1641.799561" calcext:value-type="float">
            <text:p>1641.799561</text:p>
          </table:table-cell>
          <table:table-cell office:value-type="float" office:value="1700.713135" calcext:value-type="float">
            <text:p>1700.713135</text:p>
          </table:table-cell>
          <table:table-cell table:number-columns-repeated="13"/>
        </table:table-row>
        <table:table-row table:style-name="ro1">
          <table:table-cell office:value-type="float" office:value="1636.450684" calcext:value-type="float">
            <text:p>1636.450684</text:p>
          </table:table-cell>
          <table:table-cell office:value-type="float" office:value="1702.407959" calcext:value-type="float">
            <text:p>1702.407959</text:p>
          </table:table-cell>
          <table:table-cell office:value-type="float" office:value="1642.38916" calcext:value-type="float">
            <text:p>1642.38916</text:p>
          </table:table-cell>
          <table:table-cell office:value-type="float" office:value="1699.748047" calcext:value-type="float">
            <text:p>1699.748047</text:p>
          </table:table-cell>
          <table:table-cell table:number-columns-repeated="13"/>
        </table:table-row>
        <table:table-row table:style-name="ro1">
          <table:table-cell office:value-type="float" office:value="1636.387329" calcext:value-type="float">
            <text:p>1636.387329</text:p>
          </table:table-cell>
          <table:table-cell office:value-type="float" office:value="1703.559814" calcext:value-type="float">
            <text:p>1703.559814</text:p>
          </table:table-cell>
          <table:table-cell office:value-type="float" office:value="1638.959229" calcext:value-type="float">
            <text:p>1638.959229</text:p>
          </table:table-cell>
          <table:table-cell office:value-type="float" office:value="1702.945312" calcext:value-type="float">
            <text:p>1702.945312</text:p>
          </table:table-cell>
          <table:table-cell table:number-columns-repeated="13"/>
        </table:table-row>
        <table:table-row table:style-name="ro1">
          <table:table-cell office:value-type="float" office:value="1637.299561" calcext:value-type="float">
            <text:p>1637.299561</text:p>
          </table:table-cell>
          <table:table-cell office:value-type="float" office:value="1704.629761" calcext:value-type="float">
            <text:p>1704.629761</text:p>
          </table:table-cell>
          <table:table-cell office:value-type="float" office:value="1646.502686" calcext:value-type="float">
            <text:p>1646.502686</text:p>
          </table:table-cell>
          <table:table-cell office:value-type="float" office:value="1698.329346" calcext:value-type="float">
            <text:p>1698.329346</text:p>
          </table:table-cell>
          <table:table-cell table:number-columns-repeated="13"/>
        </table:table-row>
        <table:table-row table:style-name="ro1">
          <table:table-cell office:value-type="float" office:value="1636.208618" calcext:value-type="float">
            <text:p>1636.208618</text:p>
          </table:table-cell>
          <table:table-cell office:value-type="float" office:value="1705.819702" calcext:value-type="float">
            <text:p>1705.819702</text:p>
          </table:table-cell>
          <table:table-cell office:value-type="float" office:value="1638.970825" calcext:value-type="float">
            <text:p>1638.970825</text:p>
          </table:table-cell>
          <table:table-cell office:value-type="float" office:value="1706.364014" calcext:value-type="float">
            <text:p>1706.364014</text:p>
          </table:table-cell>
          <table:table-cell table:number-columns-repeated="13"/>
        </table:table-row>
        <table:table-row table:style-name="ro1">
          <table:table-cell office:value-type="float" office:value="1638.808228" calcext:value-type="float">
            <text:p>1638.808228</text:p>
          </table:table-cell>
          <table:table-cell office:value-type="float" office:value="1705.068115" calcext:value-type="float">
            <text:p>1705.068115</text:p>
          </table:table-cell>
          <table:table-cell office:value-type="float" office:value="1646.04834" calcext:value-type="float">
            <text:p>1646.04834</text:p>
          </table:table-cell>
          <table:table-cell office:value-type="float" office:value="1701.021729" calcext:value-type="float">
            <text:p>1701.021729</text:p>
          </table:table-cell>
          <table:table-cell table:number-columns-repeated="13"/>
        </table:table-row>
        <table:table-row table:style-name="ro1">
          <table:table-cell office:value-type="float" office:value="1635.709106" calcext:value-type="float">
            <text:p>1635.709106</text:p>
          </table:table-cell>
          <table:table-cell office:value-type="float" office:value="1706.923218" calcext:value-type="float">
            <text:p>1706.923218</text:p>
          </table:table-cell>
          <table:table-cell office:value-type="float" office:value="1642.600098" calcext:value-type="float">
            <text:p>1642.600098</text:p>
          </table:table-cell>
          <table:table-cell office:value-type="float" office:value="1702.568481" calcext:value-type="float">
            <text:p>1702.568481</text:p>
          </table:table-cell>
          <table:table-cell table:number-columns-repeated="13"/>
        </table:table-row>
        <table:table-row table:style-name="ro1">
          <table:table-cell office:value-type="float" office:value="1638.68042" calcext:value-type="float">
            <text:p>1638.68042</text:p>
          </table:table-cell>
          <table:table-cell office:value-type="float" office:value="1705.336914" calcext:value-type="float">
            <text:p>1705.336914</text:p>
          </table:table-cell>
          <table:table-cell office:value-type="float" office:value="1644.791138" calcext:value-type="float">
            <text:p>1644.791138</text:p>
          </table:table-cell>
          <table:table-cell office:value-type="float" office:value="1703.502319" calcext:value-type="float">
            <text:p>1703.502319</text:p>
          </table:table-cell>
          <table:table-cell table:number-columns-repeated="13"/>
        </table:table-row>
        <table:table-row table:style-name="ro1">
          <table:table-cell office:value-type="float" office:value="1636.884033" calcext:value-type="float">
            <text:p>1636.884033</text:p>
          </table:table-cell>
          <table:table-cell office:value-type="float" office:value="1704.598633" calcext:value-type="float">
            <text:p>1704.598633</text:p>
          </table:table-cell>
          <table:table-cell office:value-type="float" office:value="1642.160156" calcext:value-type="float">
            <text:p>1642.160156</text:p>
          </table:table-cell>
          <table:table-cell office:value-type="float" office:value="1705.170898" calcext:value-type="float">
            <text:p>1705.170898</text:p>
          </table:table-cell>
          <table:table-cell table:number-columns-repeated="13"/>
        </table:table-row>
        <table:table-row table:style-name="ro1">
          <table:table-cell office:value-type="float" office:value="1640.500488" calcext:value-type="float">
            <text:p>1640.500488</text:p>
          </table:table-cell>
          <table:table-cell office:value-type="float" office:value="1703.079834" calcext:value-type="float">
            <text:p>1703.079834</text:p>
          </table:table-cell>
          <table:table-cell office:value-type="float" office:value="1642.745117" calcext:value-type="float">
            <text:p>1642.745117</text:p>
          </table:table-cell>
          <table:table-cell office:value-type="float" office:value="1703.724731" calcext:value-type="float">
            <text:p>1703.724731</text:p>
          </table:table-cell>
          <table:table-cell table:number-columns-repeated="13"/>
        </table:table-row>
        <table:table-row table:style-name="ro1">
          <table:table-cell office:value-type="float" office:value="1638.277588" calcext:value-type="float">
            <text:p>1638.277588</text:p>
          </table:table-cell>
          <table:table-cell office:value-type="float" office:value="1706.442261" calcext:value-type="float">
            <text:p>1706.442261</text:p>
          </table:table-cell>
          <table:table-cell office:value-type="float" office:value="1642.765625" calcext:value-type="float">
            <text:p>1642.765625</text:p>
          </table:table-cell>
          <table:table-cell office:value-type="float" office:value="1705.194092" calcext:value-type="float">
            <text:p>1705.194092</text:p>
          </table:table-cell>
          <table:table-cell table:number-columns-repeated="13"/>
        </table:table-row>
        <table:table-row table:style-name="ro1">
          <table:table-cell office:value-type="float" office:value="1636.765137" calcext:value-type="float">
            <text:p>1636.765137</text:p>
          </table:table-cell>
          <table:table-cell office:value-type="float" office:value="1707.690552" calcext:value-type="float">
            <text:p>1707.690552</text:p>
          </table:table-cell>
          <table:table-cell office:value-type="float" office:value="1644.152832" calcext:value-type="float">
            <text:p>1644.152832</text:p>
          </table:table-cell>
          <table:table-cell office:value-type="float" office:value="1704.435303" calcext:value-type="float">
            <text:p>1704.435303</text:p>
          </table:table-cell>
          <table:table-cell table:number-columns-repeated="13"/>
        </table:table-row>
        <table:table-row table:style-name="ro1">
          <table:table-cell office:value-type="float" office:value="1639.893799" calcext:value-type="float">
            <text:p>1639.893799</text:p>
          </table:table-cell>
          <table:table-cell office:value-type="float" office:value="1706.100098" calcext:value-type="float">
            <text:p>1706.100098</text:p>
          </table:table-cell>
          <table:table-cell office:value-type="float" office:value="1643.660767" calcext:value-type="float">
            <text:p>1643.660767</text:p>
          </table:table-cell>
          <table:table-cell office:value-type="float" office:value="1704.023193" calcext:value-type="float">
            <text:p>1704.023193</text:p>
          </table:table-cell>
          <table:table-cell table:number-columns-repeated="13"/>
        </table:table-row>
        <table:table-row table:style-name="ro1">
          <table:table-cell office:value-type="float" office:value="1639.403076" calcext:value-type="float">
            <text:p>1639.403076</text:p>
          </table:table-cell>
          <table:table-cell office:value-type="float" office:value="1705.497681" calcext:value-type="float">
            <text:p>1705.497681</text:p>
          </table:table-cell>
          <table:table-cell office:value-type="float" office:value="1643.914062" calcext:value-type="float">
            <text:p>1643.914062</text:p>
          </table:table-cell>
          <table:table-cell office:value-type="float" office:value="1704.627441" calcext:value-type="float">
            <text:p>1704.627441</text:p>
          </table:table-cell>
          <table:table-cell table:number-columns-repeated="13"/>
        </table:table-row>
        <table:table-row table:style-name="ro1">
          <table:table-cell office:value-type="float" office:value="1638.680176" calcext:value-type="float">
            <text:p>1638.680176</text:p>
          </table:table-cell>
          <table:table-cell office:value-type="float" office:value="1707.523315" calcext:value-type="float">
            <text:p>1707.523315</text:p>
          </table:table-cell>
          <table:table-cell office:value-type="float" office:value="1645.228638" calcext:value-type="float">
            <text:p>1645.228638</text:p>
          </table:table-cell>
          <table:table-cell office:value-type="float" office:value="1702.981323" calcext:value-type="float">
            <text:p>1702.981323</text:p>
          </table:table-cell>
          <table:table-cell table:number-columns-repeated="13"/>
        </table:table-row>
        <table:table-row table:style-name="ro1">
          <table:table-cell office:value-type="float" office:value="1636.675049" calcext:value-type="float">
            <text:p>1636.675049</text:p>
          </table:table-cell>
          <table:table-cell office:value-type="float" office:value="1711.204102" calcext:value-type="float">
            <text:p>1711.204102</text:p>
          </table:table-cell>
          <table:table-cell office:value-type="float" office:value="1643.36853" calcext:value-type="float">
            <text:p>1643.36853</text:p>
          </table:table-cell>
          <table:table-cell office:value-type="float" office:value="1708.959229" calcext:value-type="float">
            <text:p>1708.959229</text:p>
          </table:table-cell>
          <table:table-cell table:number-columns-repeated="13"/>
        </table:table-row>
        <table:table-row table:style-name="ro1">
          <table:table-cell office:value-type="float" office:value="1639.157227" calcext:value-type="float">
            <text:p>1639.157227</text:p>
          </table:table-cell>
          <table:table-cell office:value-type="float" office:value="1707.875488" calcext:value-type="float">
            <text:p>1707.875488</text:p>
          </table:table-cell>
          <table:table-cell office:value-type="float" office:value="1646.086548" calcext:value-type="float">
            <text:p>1646.086548</text:p>
          </table:table-cell>
          <table:table-cell office:value-type="float" office:value="1707.864868" calcext:value-type="float">
            <text:p>1707.864868</text:p>
          </table:table-cell>
          <table:table-cell table:number-columns-repeated="13"/>
        </table:table-row>
        <table:table-row table:style-name="ro1">
          <table:table-cell office:value-type="float" office:value="1641.131958" calcext:value-type="float">
            <text:p>1641.131958</text:p>
          </table:table-cell>
          <table:table-cell office:value-type="float" office:value="1707.629395" calcext:value-type="float">
            <text:p>1707.629395</text:p>
          </table:table-cell>
          <table:table-cell office:value-type="float" office:value="1644.889526" calcext:value-type="float">
            <text:p>1644.889526</text:p>
          </table:table-cell>
          <table:table-cell office:value-type="float" office:value="1708.148804" calcext:value-type="float">
            <text:p>1708.148804</text:p>
          </table:table-cell>
          <table:table-cell table:number-columns-repeated="13"/>
        </table:table-row>
        <table:table-row table:style-name="ro1">
          <table:table-cell office:value-type="float" office:value="1637.894043" calcext:value-type="float">
            <text:p>1637.894043</text:p>
          </table:table-cell>
          <table:table-cell office:value-type="float" office:value="1710.67041" calcext:value-type="float">
            <text:p>1710.67041</text:p>
          </table:table-cell>
          <table:table-cell office:value-type="float" office:value="1646.486572" calcext:value-type="float">
            <text:p>1646.486572</text:p>
          </table:table-cell>
          <table:table-cell office:value-type="float" office:value="1708.978516" calcext:value-type="float">
            <text:p>1708.978516</text:p>
          </table:table-cell>
          <table:table-cell table:number-columns-repeated="13"/>
        </table:table-row>
        <table:table-row table:style-name="ro1">
          <table:table-cell office:value-type="float" office:value="1641.302734" calcext:value-type="float">
            <text:p>1641.302734</text:p>
          </table:table-cell>
          <table:table-cell office:value-type="float" office:value="1708.973145" calcext:value-type="float">
            <text:p>1708.973145</text:p>
          </table:table-cell>
          <table:table-cell office:value-type="float" office:value="1644.349976" calcext:value-type="float">
            <text:p>1644.349976</text:p>
          </table:table-cell>
          <table:table-cell office:value-type="float" office:value="1706.601562" calcext:value-type="float">
            <text:p>1706.601562</text:p>
          </table:table-cell>
          <table:table-cell table:number-columns-repeated="13"/>
        </table:table-row>
        <table:table-row table:style-name="ro1">
          <table:table-cell office:value-type="float" office:value="1639.588257" calcext:value-type="float">
            <text:p>1639.588257</text:p>
          </table:table-cell>
          <table:table-cell office:value-type="float" office:value="1711.381958" calcext:value-type="float">
            <text:p>1711.381958</text:p>
          </table:table-cell>
          <table:table-cell office:value-type="float" office:value="1647.453613" calcext:value-type="float">
            <text:p>1647.453613</text:p>
          </table:table-cell>
          <table:table-cell office:value-type="float" office:value="1706.420166" calcext:value-type="float">
            <text:p>1706.420166</text:p>
          </table:table-cell>
          <table:table-cell table:number-columns-repeated="13"/>
        </table:table-row>
        <table:table-row table:style-name="ro1">
          <table:table-cell office:value-type="float" office:value="1640.639038" calcext:value-type="float">
            <text:p>1640.639038</text:p>
          </table:table-cell>
          <table:table-cell office:value-type="float" office:value="1710.22876" calcext:value-type="float">
            <text:p>1710.22876</text:p>
          </table:table-cell>
          <table:table-cell office:value-type="float" office:value="1646.194824" calcext:value-type="float">
            <text:p>1646.194824</text:p>
          </table:table-cell>
          <table:table-cell office:value-type="float" office:value="1703.922363" calcext:value-type="float">
            <text:p>1703.922363</text:p>
          </table:table-cell>
          <table:table-cell table:number-columns-repeated="13"/>
        </table:table-row>
        <table:table-row table:style-name="ro1">
          <table:table-cell office:value-type="float" office:value="1639.26709" calcext:value-type="float">
            <text:p>1639.26709</text:p>
          </table:table-cell>
          <table:table-cell office:value-type="float" office:value="1710.371582" calcext:value-type="float">
            <text:p>1710.371582</text:p>
          </table:table-cell>
          <table:table-cell office:value-type="float" office:value="1645.59668" calcext:value-type="float">
            <text:p>1645.59668</text:p>
          </table:table-cell>
          <table:table-cell office:value-type="float" office:value="1709.467041" calcext:value-type="float">
            <text:p>1709.467041</text:p>
          </table:table-cell>
          <table:table-cell table:number-columns-repeated="13"/>
        </table:table-row>
        <table:table-row table:style-name="ro1">
          <table:table-cell office:value-type="float" office:value="1637.164185" calcext:value-type="float">
            <text:p>1637.164185</text:p>
          </table:table-cell>
          <table:table-cell office:value-type="float" office:value="1713.151611" calcext:value-type="float">
            <text:p>1713.151611</text:p>
          </table:table-cell>
          <table:table-cell office:value-type="float" office:value="1644.357422" calcext:value-type="float">
            <text:p>1644.357422</text:p>
          </table:table-cell>
          <table:table-cell office:value-type="float" office:value="1708.432983" calcext:value-type="float">
            <text:p>1708.432983</text:p>
          </table:table-cell>
          <table:table-cell table:number-columns-repeated="13"/>
        </table:table-row>
        <table:table-row table:style-name="ro1">
          <table:table-cell office:value-type="float" office:value="1642.115479" calcext:value-type="float">
            <text:p>1642.115479</text:p>
          </table:table-cell>
          <table:table-cell office:value-type="float" office:value="1712.239258" calcext:value-type="float">
            <text:p>1712.239258</text:p>
          </table:table-cell>
          <table:table-cell office:value-type="float" office:value="1649.041992" calcext:value-type="float">
            <text:p>1649.041992</text:p>
          </table:table-cell>
          <table:table-cell office:value-type="float" office:value="1710.513672" calcext:value-type="float">
            <text:p>1710.513672</text:p>
          </table:table-cell>
          <table:table-cell table:number-columns-repeated="13"/>
        </table:table-row>
        <table:table-row table:style-name="ro1">
          <table:table-cell office:value-type="float" office:value="1639.924927" calcext:value-type="float">
            <text:p>1639.924927</text:p>
          </table:table-cell>
          <table:table-cell office:value-type="float" office:value="1713.178833" calcext:value-type="float">
            <text:p>1713.178833</text:p>
          </table:table-cell>
          <table:table-cell office:value-type="float" office:value="1642.419067" calcext:value-type="float">
            <text:p>1642.419067</text:p>
          </table:table-cell>
          <table:table-cell office:value-type="float" office:value="1713.174561" calcext:value-type="float">
            <text:p>1713.174561</text:p>
          </table:table-cell>
          <table:table-cell table:number-columns-repeated="13"/>
        </table:table-row>
        <table:table-row table:style-name="ro1">
          <table:table-cell office:value-type="float" office:value="1636.612427" calcext:value-type="float">
            <text:p>1636.612427</text:p>
          </table:table-cell>
          <table:table-cell office:value-type="float" office:value="1715.469238" calcext:value-type="float">
            <text:p>1715.469238</text:p>
          </table:table-cell>
          <table:table-cell office:value-type="float" office:value="1646.456543" calcext:value-type="float">
            <text:p>1646.456543</text:p>
          </table:table-cell>
          <table:table-cell office:value-type="float" office:value="1709.313965" calcext:value-type="float">
            <text:p>1709.313965</text:p>
          </table:table-cell>
          <table:table-cell table:number-columns-repeated="13"/>
        </table:table-row>
        <table:table-row table:style-name="ro1">
          <table:table-cell office:value-type="float" office:value="1644.817505" calcext:value-type="float">
            <text:p>1644.817505</text:p>
          </table:table-cell>
          <table:table-cell office:value-type="float" office:value="1710.965576" calcext:value-type="float">
            <text:p>1710.965576</text:p>
          </table:table-cell>
          <table:table-cell office:value-type="float" office:value="1649.42395" calcext:value-type="float">
            <text:p>1649.42395</text:p>
          </table:table-cell>
          <table:table-cell office:value-type="float" office:value="1708.666016" calcext:value-type="float">
            <text:p>1708.666016</text:p>
          </table:table-cell>
          <table:table-cell table:number-columns-repeated="13"/>
        </table:table-row>
        <table:table-row table:style-name="ro1">
          <table:table-cell office:value-type="float" office:value="1639.991211" calcext:value-type="float">
            <text:p>1639.991211</text:p>
          </table:table-cell>
          <table:table-cell office:value-type="float" office:value="1715.355225" calcext:value-type="float">
            <text:p>1715.355225</text:p>
          </table:table-cell>
          <table:table-cell office:value-type="float" office:value="1645.121094" calcext:value-type="float">
            <text:p>1645.121094</text:p>
          </table:table-cell>
          <table:table-cell office:value-type="float" office:value="1712.19519" calcext:value-type="float">
            <text:p>1712.19519</text:p>
          </table:table-cell>
          <table:table-cell table:number-columns-repeated="13"/>
        </table:table-row>
        <table:table-row table:style-name="ro1">
          <table:table-cell office:value-type="float" office:value="1641.021973" calcext:value-type="float">
            <text:p>1641.021973</text:p>
          </table:table-cell>
          <table:table-cell office:value-type="float" office:value="1711.772827" calcext:value-type="float">
            <text:p>1711.772827</text:p>
          </table:table-cell>
          <table:table-cell office:value-type="float" office:value="1650.335205" calcext:value-type="float">
            <text:p>1650.335205</text:p>
          </table:table-cell>
          <table:table-cell office:value-type="float" office:value="1707.050781" calcext:value-type="float">
            <text:p>1707.050781</text:p>
          </table:table-cell>
          <table:table-cell table:number-columns-repeated="13"/>
        </table:table-row>
        <table:table-row table:style-name="ro1">
          <table:table-cell office:value-type="float" office:value="1642.21167" calcext:value-type="float">
            <text:p>1642.21167</text:p>
          </table:table-cell>
          <table:table-cell office:value-type="float" office:value="1717.628418" calcext:value-type="float">
            <text:p>1717.628418</text:p>
          </table:table-cell>
          <table:table-cell office:value-type="float" office:value="1651.74707" calcext:value-type="float">
            <text:p>1651.74707</text:p>
          </table:table-cell>
          <table:table-cell office:value-type="float" office:value="1711.789551" calcext:value-type="float">
            <text:p>1711.789551</text:p>
          </table:table-cell>
          <table:table-cell table:number-columns-repeated="13"/>
        </table:table-row>
        <table:table-row table:style-name="ro1">
          <table:table-cell office:value-type="float" office:value="1643.19873" calcext:value-type="float">
            <text:p>1643.19873</text:p>
          </table:table-cell>
          <table:table-cell office:value-type="float" office:value="1712.94519" calcext:value-type="float">
            <text:p>1712.94519</text:p>
          </table:table-cell>
          <table:table-cell office:value-type="float" office:value="1650.365479" calcext:value-type="float">
            <text:p>1650.365479</text:p>
          </table:table-cell>
          <table:table-cell office:value-type="float" office:value="1710.045776" calcext:value-type="float">
            <text:p>1710.045776</text:p>
          </table:table-cell>
          <table:table-cell table:number-columns-repeated="13"/>
        </table:table-row>
        <table:table-row table:style-name="ro1">
          <table:table-cell office:value-type="float" office:value="1646.122803" calcext:value-type="float">
            <text:p>1646.122803</text:p>
          </table:table-cell>
          <table:table-cell office:value-type="float" office:value="1713.224976" calcext:value-type="float">
            <text:p>1713.224976</text:p>
          </table:table-cell>
          <table:table-cell office:value-type="float" office:value="1654.512207" calcext:value-type="float">
            <text:p>1654.512207</text:p>
          </table:table-cell>
          <table:table-cell office:value-type="float" office:value="1710.894531" calcext:value-type="float">
            <text:p>1710.894531</text:p>
          </table:table-cell>
          <table:table-cell table:number-columns-repeated="13"/>
        </table:table-row>
        <table:table-row table:style-name="ro1">
          <table:table-cell office:value-type="float" office:value="1639.755859" calcext:value-type="float">
            <text:p>1639.755859</text:p>
          </table:table-cell>
          <table:table-cell office:value-type="float" office:value="1715.11377" calcext:value-type="float">
            <text:p>1715.11377</text:p>
          </table:table-cell>
          <table:table-cell office:value-type="float" office:value="1648.106812" calcext:value-type="float">
            <text:p>1648.106812</text:p>
          </table:table-cell>
          <table:table-cell office:value-type="float" office:value="1710.974243" calcext:value-type="float">
            <text:p>1710.974243</text:p>
          </table:table-cell>
          <table:table-cell table:number-columns-repeated="13"/>
        </table:table-row>
        <table:table-row table:style-name="ro1">
          <table:table-cell office:value-type="float" office:value="1646.490112" calcext:value-type="float">
            <text:p>1646.490112</text:p>
          </table:table-cell>
          <table:table-cell office:value-type="float" office:value="1714.669189" calcext:value-type="float">
            <text:p>1714.669189</text:p>
          </table:table-cell>
          <table:table-cell office:value-type="float" office:value="1651.0625" calcext:value-type="float">
            <text:p>1651.0625</text:p>
          </table:table-cell>
          <table:table-cell office:value-type="float" office:value="1710.595825" calcext:value-type="float">
            <text:p>1710.595825</text:p>
          </table:table-cell>
          <table:table-cell table:number-columns-repeated="13"/>
        </table:table-row>
        <table:table-row table:style-name="ro1">
          <table:table-cell office:value-type="float" office:value="1646.310913" calcext:value-type="float">
            <text:p>1646.310913</text:p>
          </table:table-cell>
          <table:table-cell office:value-type="float" office:value="1713.434814" calcext:value-type="float">
            <text:p>1713.434814</text:p>
          </table:table-cell>
          <table:table-cell office:value-type="float" office:value="1648.39563" calcext:value-type="float">
            <text:p>1648.39563</text:p>
          </table:table-cell>
          <table:table-cell office:value-type="float" office:value="1713.180664" calcext:value-type="float">
            <text:p>1713.180664</text:p>
          </table:table-cell>
          <table:table-cell table:number-columns-repeated="13"/>
        </table:table-row>
        <table:table-row table:style-name="ro1">
          <table:table-cell office:value-type="float" office:value="1642.993286" calcext:value-type="float">
            <text:p>1642.993286</text:p>
          </table:table-cell>
          <table:table-cell office:value-type="float" office:value="1711.052368" calcext:value-type="float">
            <text:p>1711.052368</text:p>
          </table:table-cell>
          <table:table-cell office:value-type="float" office:value="1648.145264" calcext:value-type="float">
            <text:p>1648.145264</text:p>
          </table:table-cell>
          <table:table-cell office:value-type="float" office:value="1710.008057" calcext:value-type="float">
            <text:p>1710.008057</text:p>
          </table:table-cell>
          <table:table-cell table:number-columns-repeated="13"/>
        </table:table-row>
        <table:table-row table:style-name="ro1">
          <table:table-cell office:value-type="float" office:value="1644.37207" calcext:value-type="float">
            <text:p>1644.37207</text:p>
          </table:table-cell>
          <table:table-cell office:value-type="float" office:value="1714.274048" calcext:value-type="float">
            <text:p>1714.274048</text:p>
          </table:table-cell>
          <table:table-cell office:value-type="float" office:value="1651.865356" calcext:value-type="float">
            <text:p>1651.865356</text:p>
          </table:table-cell>
          <table:table-cell office:value-type="float" office:value="1711.738525" calcext:value-type="float">
            <text:p>1711.738525</text:p>
          </table:table-cell>
          <table:table-cell table:number-columns-repeated="13"/>
        </table:table-row>
        <table:table-row table:style-name="ro1">
          <table:table-cell office:value-type="float" office:value="1641.245972" calcext:value-type="float">
            <text:p>1641.245972</text:p>
          </table:table-cell>
          <table:table-cell office:value-type="float" office:value="1717.709229" calcext:value-type="float">
            <text:p>1717.709229</text:p>
          </table:table-cell>
          <table:table-cell office:value-type="float" office:value="1649.189819" calcext:value-type="float">
            <text:p>1649.189819</text:p>
          </table:table-cell>
          <table:table-cell office:value-type="float" office:value="1713.883789" calcext:value-type="float">
            <text:p>1713.883789</text:p>
          </table:table-cell>
          <table:table-cell table:number-columns-repeated="13"/>
        </table:table-row>
        <table:table-row table:style-name="ro1">
          <table:table-cell office:value-type="float" office:value="1649.040161" calcext:value-type="float">
            <text:p>1649.040161</text:p>
          </table:table-cell>
          <table:table-cell office:value-type="float" office:value="1689.399902" calcext:value-type="float">
            <text:p>1689.399902</text:p>
          </table:table-cell>
          <table:table-cell office:value-type="float" office:value="1652.303711" calcext:value-type="float">
            <text:p>1652.303711</text:p>
          </table:table-cell>
          <table:table-cell office:value-type="float" office:value="1691.956543" calcext:value-type="float">
            <text:p>1691.956543</text:p>
          </table:table-cell>
          <table:table-cell table:number-columns-repeated="13"/>
        </table:table-row>
        <table:table-row table:style-name="ro1">
          <table:table-cell office:value-type="float" office:value="1619.156372" calcext:value-type="float">
            <text:p>1619.156372</text:p>
          </table:table-cell>
          <table:table-cell office:value-type="float" office:value="1711.05481" calcext:value-type="float">
            <text:p>1711.05481</text:p>
          </table:table-cell>
          <table:table-cell office:value-type="float" office:value="1625.398682" calcext:value-type="float">
            <text:p>1625.398682</text:p>
          </table:table-cell>
          <table:table-cell office:value-type="float" office:value="1713.989868" calcext:value-type="float">
            <text:p>1713.989868</text:p>
          </table:table-cell>
          <table:table-cell table:number-columns-repeated="13"/>
        </table:table-row>
        <table:table-row table:style-name="ro1">
          <table:table-cell office:value-type="float" office:value="1618.685059" calcext:value-type="float">
            <text:p>1618.685059</text:p>
          </table:table-cell>
          <table:table-cell office:value-type="float" office:value="1688.934326" calcext:value-type="float">
            <text:p>1688.934326</text:p>
          </table:table-cell>
          <table:table-cell office:value-type="float" office:value="1628.596558" calcext:value-type="float">
            <text:p>1628.596558</text:p>
          </table:table-cell>
          <table:table-cell office:value-type="float" office:value="1682.568115" calcext:value-type="float">
            <text:p>1682.568115</text:p>
          </table:table-cell>
          <table:table-cell table:number-columns-repeated="13"/>
        </table:table-row>
        <table:table-row table:style-name="ro1">
          <table:table-cell office:value-type="float" office:value="1618.130005" calcext:value-type="float">
            <text:p>1618.130005</text:p>
          </table:table-cell>
          <table:table-cell office:value-type="float" office:value="1681.739502" calcext:value-type="float">
            <text:p>1681.739502</text:p>
          </table:table-cell>
          <table:table-cell office:value-type="float" office:value="1624.164429" calcext:value-type="float">
            <text:p>1624.164429</text:p>
          </table:table-cell>
          <table:table-cell office:value-type="float" office:value="1680.042969" calcext:value-type="float">
            <text:p>1680.042969</text:p>
          </table:table-cell>
          <table:table-cell table:number-columns-repeated="13"/>
        </table:table-row>
        <table:table-row table:style-name="ro1">
          <table:table-cell office:value-type="float" office:value="1612.753052" calcext:value-type="float">
            <text:p>1612.753052</text:p>
          </table:table-cell>
          <table:table-cell office:value-type="float" office:value="1670.895752" calcext:value-type="float">
            <text:p>1670.895752</text:p>
          </table:table-cell>
          <table:table-cell office:value-type="float" office:value="1617.2323" calcext:value-type="float">
            <text:p>1617.2323</text:p>
          </table:table-cell>
          <table:table-cell office:value-type="float" office:value="1672.959595" calcext:value-type="float">
            <text:p>1672.959595</text:p>
          </table:table-cell>
          <table:table-cell table:number-columns-repeated="13"/>
        </table:table-row>
        <table:table-row table:style-name="ro1">
          <table:table-cell office:value-type="float" office:value="1606.641602" calcext:value-type="float">
            <text:p>1606.641602</text:p>
          </table:table-cell>
          <table:table-cell office:value-type="float" office:value="1673.861572" calcext:value-type="float">
            <text:p>1673.861572</text:p>
          </table:table-cell>
          <table:table-cell office:value-type="float" office:value="1607.099609" calcext:value-type="float">
            <text:p>1607.099609</text:p>
          </table:table-cell>
          <table:table-cell office:value-type="float" office:value="1667.706421" calcext:value-type="float">
            <text:p>1667.706421</text:p>
          </table:table-cell>
          <table:table-cell table:number-columns-repeated="13"/>
        </table:table-row>
        <table:table-row table:style-name="ro1">
          <table:table-cell office:value-type="float" office:value="1606.063354" calcext:value-type="float">
            <text:p>1606.063354</text:p>
          </table:table-cell>
          <table:table-cell office:value-type="float" office:value="1653.644531" calcext:value-type="float">
            <text:p>1653.644531</text:p>
          </table:table-cell>
          <table:table-cell office:value-type="float" office:value="1610.683594" calcext:value-type="float">
            <text:p>1610.683594</text:p>
          </table:table-cell>
          <table:table-cell office:value-type="float" office:value="1656.875732" calcext:value-type="float">
            <text:p>1656.875732</text:p>
          </table:table-cell>
          <table:table-cell table:number-columns-repeated="13"/>
        </table:table-row>
        <table:table-row table:style-name="ro1">
          <table:table-cell office:value-type="float" office:value="1594.979126" calcext:value-type="float">
            <text:p>1594.979126</text:p>
          </table:table-cell>
          <table:table-cell office:value-type="float" office:value="1655.53833" calcext:value-type="float">
            <text:p>1655.53833</text:p>
          </table:table-cell>
          <table:table-cell office:value-type="float" office:value="1604.11499" calcext:value-type="float">
            <text:p>1604.11499</text:p>
          </table:table-cell>
          <table:table-cell office:value-type="float" office:value="1651.789062" calcext:value-type="float">
            <text:p>1651.789062</text:p>
          </table:table-cell>
          <table:table-cell table:number-columns-repeated="13"/>
        </table:table-row>
        <table:table-row table:style-name="ro1">
          <table:table-cell office:value-type="float" office:value="1592.633057" calcext:value-type="float">
            <text:p>1592.633057</text:p>
          </table:table-cell>
          <table:table-cell office:value-type="float" office:value="1645.17334" calcext:value-type="float">
            <text:p>1645.17334</text:p>
          </table:table-cell>
          <table:table-cell office:value-type="float" office:value="1601.54248" calcext:value-type="float">
            <text:p>1601.54248</text:p>
          </table:table-cell>
          <table:table-cell office:value-type="float" office:value="1641.528931" calcext:value-type="float">
            <text:p>1641.528931</text:p>
          </table:table-cell>
          <table:table-cell table:number-columns-repeated="13"/>
        </table:table-row>
        <table:table-row table:style-name="ro1">
          <table:table-cell office:value-type="float" office:value="1592.539307" calcext:value-type="float">
            <text:p>1592.539307</text:p>
          </table:table-cell>
          <table:table-cell office:value-type="float" office:value="1638.454346" calcext:value-type="float">
            <text:p>1638.454346</text:p>
          </table:table-cell>
          <table:table-cell office:value-type="float" office:value="1595.423462" calcext:value-type="float">
            <text:p>1595.423462</text:p>
          </table:table-cell>
          <table:table-cell office:value-type="float" office:value="1639.702271" calcext:value-type="float">
            <text:p>1639.702271</text:p>
          </table:table-cell>
          <table:table-cell table:number-columns-repeated="13"/>
        </table:table-row>
        <table:table-row table:style-name="ro1">
          <table:table-cell office:value-type="float" office:value="1586.916138" calcext:value-type="float">
            <text:p>1586.916138</text:p>
          </table:table-cell>
          <table:table-cell office:value-type="float" office:value="1635.004639" calcext:value-type="float">
            <text:p>1635.004639</text:p>
          </table:table-cell>
          <table:table-cell office:value-type="float" office:value="1594.484741" calcext:value-type="float">
            <text:p>1594.484741</text:p>
          </table:table-cell>
          <table:table-cell office:value-type="float" office:value="1628.356689" calcext:value-type="float">
            <text:p>1628.356689</text:p>
          </table:table-cell>
          <table:table-cell table:number-columns-repeated="13"/>
        </table:table-row>
        <table:table-row table:style-name="ro1">
          <table:table-cell office:value-type="float" office:value="1583.317139" calcext:value-type="float">
            <text:p>1583.317139</text:p>
          </table:table-cell>
          <table:table-cell office:value-type="float" office:value="1630.806396" calcext:value-type="float">
            <text:p>1630.806396</text:p>
          </table:table-cell>
          <table:table-cell office:value-type="float" office:value="1588.693115" calcext:value-type="float">
            <text:p>1588.693115</text:p>
          </table:table-cell>
          <table:table-cell office:value-type="float" office:value="1629.201538" calcext:value-type="float">
            <text:p>1629.201538</text:p>
          </table:table-cell>
          <table:table-cell table:number-columns-repeated="13"/>
        </table:table-row>
        <table:table-row table:style-name="ro1">
          <table:table-cell office:value-type="float" office:value="1582.360474" calcext:value-type="float">
            <text:p>1582.360474</text:p>
          </table:table-cell>
          <table:table-cell office:value-type="float" office:value="1626.400757" calcext:value-type="float">
            <text:p>1626.400757</text:p>
          </table:table-cell>
          <table:table-cell office:value-type="float" office:value="1586.75" calcext:value-type="float">
            <text:p>1586.75</text:p>
          </table:table-cell>
          <table:table-cell office:value-type="float" office:value="1620.273804" calcext:value-type="float">
            <text:p>1620.273804</text:p>
          </table:table-cell>
          <table:table-cell table:number-columns-repeated="13"/>
        </table:table-row>
        <table:table-row table:style-name="ro1">
          <table:table-cell office:value-type="float" office:value="1582.55249" calcext:value-type="float">
            <text:p>1582.55249</text:p>
          </table:table-cell>
          <table:table-cell office:value-type="float" office:value="1617.845093" calcext:value-type="float">
            <text:p>1617.845093</text:p>
          </table:table-cell>
          <table:table-cell office:value-type="float" office:value="1585.092773" calcext:value-type="float">
            <text:p>1585.092773</text:p>
          </table:table-cell>
          <table:table-cell office:value-type="float" office:value="1618.303711" calcext:value-type="float">
            <text:p>1618.303711</text:p>
          </table:table-cell>
          <table:table-cell table:number-columns-repeated="13"/>
        </table:table-row>
        <table:table-row table:style-name="ro1">
          <table:table-cell office:value-type="float" office:value="1579.855713" calcext:value-type="float">
            <text:p>1579.855713</text:p>
          </table:table-cell>
          <table:table-cell office:value-type="float" office:value="1616.582275" calcext:value-type="float">
            <text:p>1616.582275</text:p>
          </table:table-cell>
          <table:table-cell office:value-type="float" office:value="1583.720215" calcext:value-type="float">
            <text:p>1583.720215</text:p>
          </table:table-cell>
          <table:table-cell office:value-type="float" office:value="1613.30603" calcext:value-type="float">
            <text:p>1613.30603</text:p>
          </table:table-cell>
          <table:table-cell table:number-columns-repeated="13"/>
        </table:table-row>
        <table:table-row table:style-name="ro1">
          <table:table-cell office:value-type="float" office:value="1574.803345" calcext:value-type="float">
            <text:p>1574.803345</text:p>
          </table:table-cell>
          <table:table-cell office:value-type="float" office:value="1611.057739" calcext:value-type="float">
            <text:p>1611.057739</text:p>
          </table:table-cell>
          <table:table-cell office:value-type="float" office:value="1580.896851" calcext:value-type="float">
            <text:p>1580.896851</text:p>
          </table:table-cell>
          <table:table-cell office:value-type="float" office:value="1609.828247" calcext:value-type="float">
            <text:p>1609.828247</text:p>
          </table:table-cell>
          <table:table-cell table:number-columns-repeated="13"/>
        </table:table-row>
        <table:table-row table:style-name="ro1">
          <table:table-cell office:value-type="float" office:value="1578.553589" calcext:value-type="float">
            <text:p>1578.553589</text:p>
          </table:table-cell>
          <table:table-cell office:value-type="float" office:value="1605.862183" calcext:value-type="float">
            <text:p>1605.862183</text:p>
          </table:table-cell>
          <table:table-cell office:value-type="float" office:value="1579.484619" calcext:value-type="float">
            <text:p>1579.484619</text:p>
          </table:table-cell>
          <table:table-cell office:value-type="float" office:value="1605.781738" calcext:value-type="float">
            <text:p>1605.781738</text:p>
          </table:table-cell>
          <table:table-cell table:number-columns-repeated="13"/>
        </table:table-row>
        <table:table-row table:style-name="ro1">
          <table:table-cell office:value-type="float" office:value="1570.92041" calcext:value-type="float">
            <text:p>1570.92041</text:p>
          </table:table-cell>
          <table:table-cell office:value-type="float" office:value="1603.496948" calcext:value-type="float">
            <text:p>1603.496948</text:p>
          </table:table-cell>
          <table:table-cell office:value-type="float" office:value="1576.75415" calcext:value-type="float">
            <text:p>1576.75415</text:p>
          </table:table-cell>
          <table:table-cell office:value-type="float" office:value="1606.002197" calcext:value-type="float">
            <text:p>1606.002197</text:p>
          </table:table-cell>
          <table:table-cell table:number-columns-repeated="13"/>
        </table:table-row>
        <table:table-row table:style-name="ro1">
          <table:table-cell office:value-type="float" office:value="1575.838257" calcext:value-type="float">
            <text:p>1575.838257</text:p>
          </table:table-cell>
          <table:table-cell office:value-type="float" office:value="1599.337158" calcext:value-type="float">
            <text:p>1599.337158</text:p>
          </table:table-cell>
          <table:table-cell office:value-type="float" office:value="1575.421265" calcext:value-type="float">
            <text:p>1575.421265</text:p>
          </table:table-cell>
          <table:table-cell office:value-type="float" office:value="1600.746094" calcext:value-type="float">
            <text:p>1600.746094</text:p>
          </table:table-cell>
          <table:table-cell table:number-columns-repeated="13"/>
        </table:table-row>
        <table:table-row table:style-name="ro1">
          <table:table-cell office:value-type="float" office:value="1571.265991" calcext:value-type="float">
            <text:p>1571.265991</text:p>
          </table:table-cell>
          <table:table-cell office:value-type="float" office:value="1598.232788" calcext:value-type="float">
            <text:p>1598.232788</text:p>
          </table:table-cell>
          <table:table-cell office:value-type="float" office:value="1579.256226" calcext:value-type="float">
            <text:p>1579.256226</text:p>
          </table:table-cell>
          <table:table-cell office:value-type="float" office:value="1597.656494" calcext:value-type="float">
            <text:p>1597.656494</text:p>
          </table:table-cell>
          <table:table-cell table:number-columns-repeated="13"/>
        </table:table-row>
        <table:table-row table:style-name="ro1">
          <table:table-cell office:value-type="float" office:value="1576.854004" calcext:value-type="float">
            <text:p>1576.854004</text:p>
          </table:table-cell>
          <table:table-cell office:value-type="float" office:value="1589.444702" calcext:value-type="float">
            <text:p>1589.444702</text:p>
          </table:table-cell>
          <table:table-cell office:value-type="float" office:value="1574.010864" calcext:value-type="float">
            <text:p>1574.010864</text:p>
          </table:table-cell>
          <table:table-cell office:value-type="float" office:value="1593.212524" calcext:value-type="float">
            <text:p>1593.212524</text:p>
          </table:table-cell>
          <table:table-cell table:number-columns-repeated="13"/>
        </table:table-row>
        <table:table-row table:style-name="ro1">
          <table:table-cell office:value-type="float" office:value="1565.48291" calcext:value-type="float">
            <text:p>1565.48291</text:p>
          </table:table-cell>
          <table:table-cell office:value-type="float" office:value="1596.585083" calcext:value-type="float">
            <text:p>1596.585083</text:p>
          </table:table-cell>
          <table:table-cell office:value-type="float" office:value="1571.894775" calcext:value-type="float">
            <text:p>1571.894775</text:p>
          </table:table-cell>
          <table:table-cell office:value-type="float" office:value="1591.664795" calcext:value-type="float">
            <text:p>1591.664795</text:p>
          </table:table-cell>
          <table:table-cell table:number-columns-repeated="13"/>
        </table:table-row>
        <table:table-row table:style-name="ro1">
          <table:table-cell office:value-type="float" office:value="1569.763916" calcext:value-type="float">
            <text:p>1569.763916</text:p>
          </table:table-cell>
          <table:table-cell office:value-type="float" office:value="1589.15918" calcext:value-type="float">
            <text:p>1589.15918</text:p>
          </table:table-cell>
          <table:table-cell office:value-type="float" office:value="1573.422852" calcext:value-type="float">
            <text:p>1573.422852</text:p>
          </table:table-cell>
          <table:table-cell office:value-type="float" office:value="1590.579346" calcext:value-type="float">
            <text:p>1590.579346</text:p>
          </table:table-cell>
          <table:table-cell table:number-columns-repeated="13"/>
        </table:table-row>
        <table:table-row table:style-name="ro1">
          <table:table-cell office:value-type="float" office:value="1569.120605" calcext:value-type="float">
            <text:p>1569.120605</text:p>
          </table:table-cell>
          <table:table-cell office:value-type="float" office:value="1586.334229" calcext:value-type="float">
            <text:p>1586.334229</text:p>
          </table:table-cell>
          <table:table-cell office:value-type="float" office:value="1572.914307" calcext:value-type="float">
            <text:p>1572.914307</text:p>
          </table:table-cell>
          <table:table-cell office:value-type="float" office:value="1587.171997" calcext:value-type="float">
            <text:p>1587.171997</text:p>
          </table:table-cell>
          <table:table-cell table:number-columns-repeated="13"/>
        </table:table-row>
        <table:table-row table:style-name="ro1">
          <table:table-cell office:value-type="float" office:value="1569.780518" calcext:value-type="float">
            <text:p>1569.780518</text:p>
          </table:table-cell>
          <table:table-cell office:value-type="float" office:value="1586.212769" calcext:value-type="float">
            <text:p>1586.212769</text:p>
          </table:table-cell>
          <table:table-cell office:value-type="float" office:value="1574.600708" calcext:value-type="float">
            <text:p>1574.600708</text:p>
          </table:table-cell>
          <table:table-cell office:value-type="float" office:value="1585.224609" calcext:value-type="float">
            <text:p>1585.224609</text:p>
          </table:table-cell>
          <table:table-cell table:number-columns-repeated="13"/>
        </table:table-row>
        <table:table-row table:style-name="ro1">
          <table:table-cell office:value-type="float" office:value="1574.776489" calcext:value-type="float">
            <text:p>1574.776489</text:p>
          </table:table-cell>
          <table:table-cell office:value-type="float" office:value="1582.883057" calcext:value-type="float">
            <text:p>1582.883057</text:p>
          </table:table-cell>
          <table:table-cell office:value-type="float" office:value="1571.251099" calcext:value-type="float">
            <text:p>1571.251099</text:p>
          </table:table-cell>
          <table:table-cell office:value-type="float" office:value="1577.813965" calcext:value-type="float">
            <text:p>1577.813965</text:p>
          </table:table-cell>
          <table:table-cell table:number-columns-repeated="13"/>
        </table:table-row>
        <table:table-row table:style-name="ro1">
          <table:table-cell office:value-type="float" office:value="1527.385254" calcext:value-type="float">
            <text:p>1527.385254</text:p>
          </table:table-cell>
          <table:table-cell office:value-type="float" office:value="1534.998535" calcext:value-type="float">
            <text:p>1534.998535</text:p>
          </table:table-cell>
          <table:table-cell office:value-type="float" office:value="1592.785034" calcext:value-type="float">
            <text:p>1592.785034</text:p>
          </table:table-cell>
          <table:table-cell office:value-type="float" office:value="1639.657837" calcext:value-type="float">
            <text:p>1639.657837</text:p>
          </table:table-cell>
          <table:table-cell table:number-columns-repeated="13"/>
        </table:table-row>
        <table:table-row table:style-name="ro1">
          <table:table-cell office:value-type="float" office:value="1538.203247" calcext:value-type="float">
            <text:p>1538.203247</text:p>
          </table:table-cell>
          <table:table-cell office:value-type="float" office:value="1525.446655" calcext:value-type="float">
            <text:p>1525.446655</text:p>
          </table:table-cell>
          <table:table-cell office:value-type="float" office:value="1615.265747" calcext:value-type="float">
            <text:p>1615.265747</text:p>
          </table:table-cell>
          <table:table-cell office:value-type="float" office:value="1648.435913" calcext:value-type="float">
            <text:p>1648.435913</text:p>
          </table:table-cell>
          <table:table-cell table:number-columns-repeated="13"/>
        </table:table-row>
        <table:table-row table:style-name="ro1">
          <table:table-cell office:value-type="float" office:value="1553.540161" calcext:value-type="float">
            <text:p>1553.540161</text:p>
          </table:table-cell>
          <table:table-cell office:value-type="float" office:value="1538.988892" calcext:value-type="float">
            <text:p>1538.988892</text:p>
          </table:table-cell>
          <table:table-cell office:value-type="float" office:value="1632.038452" calcext:value-type="float">
            <text:p>1632.038452</text:p>
          </table:table-cell>
          <table:table-cell office:value-type="float" office:value="1659.327026" calcext:value-type="float">
            <text:p>1659.327026</text:p>
          </table:table-cell>
          <table:table-cell table:number-columns-repeated="13"/>
        </table:table-row>
        <table:table-row table:style-name="ro1">
          <table:table-cell office:value-type="float" office:value="1553.797241" calcext:value-type="float">
            <text:p>1553.797241</text:p>
          </table:table-cell>
          <table:table-cell office:value-type="float" office:value="1567.227051" calcext:value-type="float">
            <text:p>1567.227051</text:p>
          </table:table-cell>
          <table:table-cell office:value-type="float" office:value="1639.349854" calcext:value-type="float">
            <text:p>1639.349854</text:p>
          </table:table-cell>
          <table:table-cell office:value-type="float" office:value="1618.609375" calcext:value-type="float">
            <text:p>1618.609375</text:p>
          </table:table-cell>
          <table:table-cell table:number-columns-repeated="13"/>
        </table:table-row>
        <table:table-row table:style-name="ro1">
          <table:table-cell office:value-type="float" office:value="1586.774414" calcext:value-type="float">
            <text:p>1586.774414</text:p>
          </table:table-cell>
          <table:table-cell office:value-type="float" office:value="1597.780029" calcext:value-type="float">
            <text:p>1597.780029</text:p>
          </table:table-cell>
          <table:table-cell office:value-type="float" office:value="1633.307251" calcext:value-type="float">
            <text:p>1633.307251</text:p>
          </table:table-cell>
          <table:table-cell office:value-type="float" office:value="1654.562744" calcext:value-type="float">
            <text:p>1654.562744</text:p>
          </table:table-cell>
          <table:table-cell table:number-columns-repeated="13"/>
        </table:table-row>
        <table:table-row table:style-name="ro1">
          <table:table-cell office:value-type="float" office:value="1575.677002" calcext:value-type="float">
            <text:p>1575.677002</text:p>
          </table:table-cell>
          <table:table-cell office:value-type="float" office:value="1592.611084" calcext:value-type="float">
            <text:p>1592.611084</text:p>
          </table:table-cell>
          <table:table-cell office:value-type="float" office:value="1621.466553" calcext:value-type="float">
            <text:p>1621.466553</text:p>
          </table:table-cell>
          <table:table-cell office:value-type="float" office:value="1696.046021" calcext:value-type="float">
            <text:p>1696.046021</text:p>
          </table:table-cell>
          <table:table-cell table:number-columns-repeated="13"/>
        </table:table-row>
        <table:table-row table:style-name="ro1">
          <table:table-cell office:value-type="float" office:value="1585.921997" calcext:value-type="float">
            <text:p>1585.921997</text:p>
          </table:table-cell>
          <table:table-cell office:value-type="float" office:value="1614.314209" calcext:value-type="float">
            <text:p>1614.314209</text:p>
          </table:table-cell>
          <table:table-cell office:value-type="float" office:value="1637.82251" calcext:value-type="float">
            <text:p>1637.82251</text:p>
          </table:table-cell>
          <table:table-cell office:value-type="float" office:value="1693.845337" calcext:value-type="float">
            <text:p>1693.845337</text:p>
          </table:table-cell>
          <table:table-cell table:number-columns-repeated="13"/>
        </table:table-row>
        <table:table-row table:style-name="ro1">
          <table:table-cell office:value-type="float" office:value="1600.091309" calcext:value-type="float">
            <text:p>1600.091309</text:p>
          </table:table-cell>
          <table:table-cell office:value-type="float" office:value="1629.797363" calcext:value-type="float">
            <text:p>1629.797363</text:p>
          </table:table-cell>
          <table:table-cell office:value-type="float" office:value="1642.574829" calcext:value-type="float">
            <text:p>1642.574829</text:p>
          </table:table-cell>
          <table:table-cell office:value-type="float" office:value="1710.998901" calcext:value-type="float">
            <text:p>1710.998901</text:p>
          </table:table-cell>
          <table:table-cell table:number-columns-repeated="13"/>
        </table:table-row>
        <table:table-row table:style-name="ro1">
          <table:table-cell office:value-type="float" office:value="1611.293457" calcext:value-type="float">
            <text:p>1611.293457</text:p>
          </table:table-cell>
          <table:table-cell office:value-type="float" office:value="1642.443604" calcext:value-type="float">
            <text:p>1642.443604</text:p>
          </table:table-cell>
          <table:table-cell office:value-type="float" office:value="1644.557129" calcext:value-type="float">
            <text:p>1644.557129</text:p>
          </table:table-cell>
          <table:table-cell office:value-type="float" office:value="1704.405518" calcext:value-type="float">
            <text:p>1704.405518</text:p>
          </table:table-cell>
          <table:table-cell table:number-columns-repeated="13"/>
        </table:table-row>
        <table:table-row table:style-name="ro1">
          <table:table-cell office:value-type="float" office:value="1622.282837" calcext:value-type="float">
            <text:p>1622.282837</text:p>
          </table:table-cell>
          <table:table-cell office:value-type="float" office:value="1647.111206" calcext:value-type="float">
            <text:p>1647.111206</text:p>
          </table:table-cell>
          <table:table-cell office:value-type="float" office:value="1641.464844" calcext:value-type="float">
            <text:p>1641.464844</text:p>
          </table:table-cell>
          <table:table-cell office:value-type="float" office:value="1702.626465" calcext:value-type="float">
            <text:p>1702.626465</text:p>
          </table:table-cell>
          <table:table-cell table:number-columns-repeated="13"/>
        </table:table-row>
        <table:table-row table:style-name="ro1">
          <table:table-cell office:value-type="float" office:value="1619.846924" calcext:value-type="float">
            <text:p>1619.846924</text:p>
          </table:table-cell>
          <table:table-cell office:value-type="float" office:value="1689.256104" calcext:value-type="float">
            <text:p>1689.256104</text:p>
          </table:table-cell>
          <table:table-cell office:value-type="float" office:value="1610.854004" calcext:value-type="float">
            <text:p>1610.854004</text:p>
          </table:table-cell>
          <table:table-cell office:value-type="float" office:value="1686.814697" calcext:value-type="float">
            <text:p>1686.814697</text:p>
          </table:table-cell>
          <table:table-cell table:number-columns-repeated="13"/>
        </table:table-row>
        <table:table-row table:style-name="ro1">
          <table:table-cell office:value-type="float" office:value="1621.715088" calcext:value-type="float">
            <text:p>1621.715088</text:p>
          </table:table-cell>
          <table:table-cell office:value-type="float" office:value="1678.089355" calcext:value-type="float">
            <text:p>1678.089355</text:p>
          </table:table-cell>
          <table:table-cell office:value-type="float" office:value="1619.240723" calcext:value-type="float">
            <text:p>1619.240723</text:p>
          </table:table-cell>
          <table:table-cell office:value-type="float" office:value="1666.56604" calcext:value-type="float">
            <text:p>1666.56604</text:p>
          </table:table-cell>
          <table:table-cell table:number-columns-repeated="13"/>
        </table:table-row>
        <table:table-row table:style-name="ro1">
          <table:table-cell office:value-type="float" office:value="1622.887207" calcext:value-type="float">
            <text:p>1622.887207</text:p>
          </table:table-cell>
          <table:table-cell office:value-type="float" office:value="1679.074707" calcext:value-type="float">
            <text:p>1679.074707</text:p>
          </table:table-cell>
          <table:table-cell office:value-type="float" office:value="1625.910645" calcext:value-type="float">
            <text:p>1625.910645</text:p>
          </table:table-cell>
          <table:table-cell office:value-type="float" office:value="1667.320068" calcext:value-type="float">
            <text:p>1667.320068</text:p>
          </table:table-cell>
          <table:table-cell table:number-columns-repeated="13"/>
        </table:table-row>
        <table:table-row table:style-name="ro1">
          <table:table-cell office:value-type="float" office:value="1626.031372" calcext:value-type="float">
            <text:p>1626.031372</text:p>
          </table:table-cell>
          <table:table-cell office:value-type="float" office:value="1675.937256" calcext:value-type="float">
            <text:p>1675.937256</text:p>
          </table:table-cell>
          <table:table-cell office:value-type="float" office:value="1622.494019" calcext:value-type="float">
            <text:p>1622.494019</text:p>
          </table:table-cell>
          <table:table-cell office:value-type="float" office:value="1678.407715" calcext:value-type="float">
            <text:p>1678.407715</text:p>
          </table:table-cell>
          <table:table-cell table:number-columns-repeated="13"/>
        </table:table-row>
        <table:table-row table:style-name="ro1">
          <table:table-cell office:value-type="float" office:value="1616.611206" calcext:value-type="float">
            <text:p>1616.611206</text:p>
          </table:table-cell>
          <table:table-cell office:value-type="float" office:value="1684.810669" calcext:value-type="float">
            <text:p>1684.810669</text:p>
          </table:table-cell>
          <table:table-cell office:value-type="float" office:value="1626.502686" calcext:value-type="float">
            <text:p>1626.502686</text:p>
          </table:table-cell>
          <table:table-cell office:value-type="float" office:value="1675.652222" calcext:value-type="float">
            <text:p>1675.652222</text:p>
          </table:table-cell>
          <table:table-cell table:number-columns-repeated="13"/>
        </table:table-row>
        <table:table-row table:style-name="ro1">
          <table:table-cell office:value-type="float" office:value="1625.391968" calcext:value-type="float">
            <text:p>1625.391968</text:p>
          </table:table-cell>
          <table:table-cell office:value-type="float" office:value="1680.039673" calcext:value-type="float">
            <text:p>1680.039673</text:p>
          </table:table-cell>
          <table:table-cell office:value-type="float" office:value="1626.785522" calcext:value-type="float">
            <text:p>1626.785522</text:p>
          </table:table-cell>
          <table:table-cell office:value-type="float" office:value="1676.883179" calcext:value-type="float">
            <text:p>1676.883179</text:p>
          </table:table-cell>
          <table:table-cell table:number-columns-repeated="13"/>
        </table:table-row>
        <table:table-row table:style-name="ro1">
          <table:table-cell office:value-type="float" office:value="1622.768311" calcext:value-type="float">
            <text:p>1622.768311</text:p>
          </table:table-cell>
          <table:table-cell office:value-type="float" office:value="1684.005005" calcext:value-type="float">
            <text:p>1684.005005</text:p>
          </table:table-cell>
          <table:table-cell office:value-type="float" office:value="1625.733643" calcext:value-type="float">
            <text:p>1625.733643</text:p>
          </table:table-cell>
          <table:table-cell office:value-type="float" office:value="1680.219971" calcext:value-type="float">
            <text:p>1680.219971</text:p>
          </table:table-cell>
          <table:table-cell table:number-columns-repeated="13"/>
        </table:table-row>
        <table:table-row table:style-name="ro1">
          <table:table-cell office:value-type="float" office:value="1623.831787" calcext:value-type="float">
            <text:p>1623.831787</text:p>
          </table:table-cell>
          <table:table-cell office:value-type="float" office:value="1681.089111" calcext:value-type="float">
            <text:p>1681.089111</text:p>
          </table:table-cell>
          <table:table-cell office:value-type="float" office:value="1630.335938" calcext:value-type="float">
            <text:p>1630.335938</text:p>
          </table:table-cell>
          <table:table-cell office:value-type="float" office:value="1676.641113" calcext:value-type="float">
            <text:p>1676.641113</text:p>
          </table:table-cell>
          <table:table-cell table:number-columns-repeated="13"/>
        </table:table-row>
        <table:table-row table:style-name="ro1">
          <table:table-cell office:value-type="float" office:value="1623.343018" calcext:value-type="float">
            <text:p>1623.343018</text:p>
          </table:table-cell>
          <table:table-cell office:value-type="float" office:value="1684.423462" calcext:value-type="float">
            <text:p>1684.423462</text:p>
          </table:table-cell>
          <table:table-cell office:value-type="float" office:value="1628.132812" calcext:value-type="float">
            <text:p>1628.132812</text:p>
          </table:table-cell>
          <table:table-cell office:value-type="float" office:value="1679.649536" calcext:value-type="float">
            <text:p>1679.649536</text:p>
          </table:table-cell>
          <table:table-cell table:number-columns-repeated="13"/>
        </table:table-row>
        <table:table-row table:style-name="ro1">
          <table:table-cell office:value-type="float" office:value="1622.225342" calcext:value-type="float">
            <text:p>1622.225342</text:p>
          </table:table-cell>
          <table:table-cell office:value-type="float" office:value="1684.658936" calcext:value-type="float">
            <text:p>1684.658936</text:p>
          </table:table-cell>
          <table:table-cell office:value-type="float" office:value="1630.215332" calcext:value-type="float">
            <text:p>1630.215332</text:p>
          </table:table-cell>
          <table:table-cell office:value-type="float" office:value="1679.475342" calcext:value-type="float">
            <text:p>1679.475342</text:p>
          </table:table-cell>
          <table:table-cell table:number-columns-repeated="13"/>
        </table:table-row>
        <table:table-row table:style-name="ro1">
          <table:table-cell office:value-type="float" office:value="1623.362671" calcext:value-type="float">
            <text:p>1623.362671</text:p>
          </table:table-cell>
          <table:table-cell office:value-type="float" office:value="1684.047607" calcext:value-type="float">
            <text:p>1684.047607</text:p>
          </table:table-cell>
          <table:table-cell office:value-type="float" office:value="1631.963379" calcext:value-type="float">
            <text:p>1631.963379</text:p>
          </table:table-cell>
          <table:table-cell office:value-type="float" office:value="1679.614014" calcext:value-type="float">
            <text:p>1679.614014</text:p>
          </table:table-cell>
          <table:table-cell table:number-columns-repeated="13"/>
        </table:table-row>
        <table:table-row table:style-name="ro1">
          <table:table-cell office:value-type="float" office:value="1623.215454" calcext:value-type="float">
            <text:p>1623.215454</text:p>
          </table:table-cell>
          <table:table-cell office:value-type="float" office:value="1686.313965" calcext:value-type="float">
            <text:p>1686.313965</text:p>
          </table:table-cell>
          <table:table-cell office:value-type="float" office:value="1629.433838" calcext:value-type="float">
            <text:p>1629.433838</text:p>
          </table:table-cell>
          <table:table-cell office:value-type="float" office:value="1683.709595" calcext:value-type="float">
            <text:p>1683.709595</text:p>
          </table:table-cell>
          <table:table-cell table:number-columns-repeated="13"/>
        </table:table-row>
        <table:table-row table:style-name="ro1">
          <table:table-cell office:value-type="float" office:value="1620.820068" calcext:value-type="float">
            <text:p>1620.820068</text:p>
          </table:table-cell>
          <table:table-cell office:value-type="float" office:value="1688.580566" calcext:value-type="float">
            <text:p>1688.580566</text:p>
          </table:table-cell>
          <table:table-cell office:value-type="float" office:value="1630.870605" calcext:value-type="float">
            <text:p>1630.870605</text:p>
          </table:table-cell>
          <table:table-cell office:value-type="float" office:value="1682.271851" calcext:value-type="float">
            <text:p>1682.271851</text:p>
          </table:table-cell>
          <table:table-cell table:number-columns-repeated="13"/>
        </table:table-row>
        <table:table-row table:style-name="ro1">
          <table:table-cell office:value-type="float" office:value="1627.326904" calcext:value-type="float">
            <text:p>1627.326904</text:p>
          </table:table-cell>
          <table:table-cell office:value-type="float" office:value="1685.445679" calcext:value-type="float">
            <text:p>1685.445679</text:p>
          </table:table-cell>
          <table:table-cell office:value-type="float" office:value="1628.469482" calcext:value-type="float">
            <text:p>1628.469482</text:p>
          </table:table-cell>
          <table:table-cell office:value-type="float" office:value="1683.509033" calcext:value-type="float">
            <text:p>1683.509033</text:p>
          </table:table-cell>
          <table:table-cell table:number-columns-repeated="13"/>
        </table:table-row>
        <table:table-row table:style-name="ro1">
          <table:table-cell office:value-type="float" office:value="1626.063965" calcext:value-type="float">
            <text:p>1626.063965</text:p>
          </table:table-cell>
          <table:table-cell office:value-type="float" office:value="1684.374512" calcext:value-type="float">
            <text:p>1684.374512</text:p>
          </table:table-cell>
          <table:table-cell office:value-type="float" office:value="1631.723633" calcext:value-type="float">
            <text:p>1631.723633</text:p>
          </table:table-cell>
          <table:table-cell office:value-type="float" office:value="1683.316284" calcext:value-type="float">
            <text:p>1683.316284</text:p>
          </table:table-cell>
          <table:table-cell table:number-columns-repeated="13"/>
        </table:table-row>
        <table:table-row table:style-name="ro1">
          <table:table-cell office:value-type="float" office:value="1623.298218" calcext:value-type="float">
            <text:p>1623.298218</text:p>
          </table:table-cell>
          <table:table-cell office:value-type="float" office:value="1689.127808" calcext:value-type="float">
            <text:p>1689.127808</text:p>
          </table:table-cell>
          <table:table-cell office:value-type="float" office:value="1631.440918" calcext:value-type="float">
            <text:p>1631.440918</text:p>
          </table:table-cell>
          <table:table-cell office:value-type="float" office:value="1682.526611" calcext:value-type="float">
            <text:p>1682.526611</text:p>
          </table:table-cell>
          <table:table-cell table:number-columns-repeated="13"/>
        </table:table-row>
        <table:table-row table:style-name="ro1">
          <table:table-cell office:value-type="float" office:value="1624.144287" calcext:value-type="float">
            <text:p>1624.144287</text:p>
          </table:table-cell>
          <table:table-cell office:value-type="float" office:value="1688.346802" calcext:value-type="float">
            <text:p>1688.346802</text:p>
          </table:table-cell>
          <table:table-cell office:value-type="float" office:value="1632.904419" calcext:value-type="float">
            <text:p>1632.904419</text:p>
          </table:table-cell>
          <table:table-cell office:value-type="float" office:value="1683.643311" calcext:value-type="float">
            <text:p>1683.643311</text:p>
          </table:table-cell>
          <table:table-cell table:number-columns-repeated="13"/>
        </table:table-row>
        <table:table-row table:style-name="ro1">
          <table:table-cell office:value-type="float" office:value="1629.763672" calcext:value-type="float">
            <text:p>1629.763672</text:p>
          </table:table-cell>
          <table:table-cell office:value-type="float" office:value="1686.740967" calcext:value-type="float">
            <text:p>1686.740967</text:p>
          </table:table-cell>
          <table:table-cell office:value-type="float" office:value="1633.86499" calcext:value-type="float">
            <text:p>1633.86499</text:p>
          </table:table-cell>
          <table:table-cell office:value-type="float" office:value="1682.776978" calcext:value-type="float">
            <text:p>1682.776978</text:p>
          </table:table-cell>
          <table:table-cell table:number-columns-repeated="13"/>
        </table:table-row>
        <table:table-row table:style-name="ro1">
          <table:table-cell office:value-type="float" office:value="1623.568359" calcext:value-type="float">
            <text:p>1623.568359</text:p>
          </table:table-cell>
          <table:table-cell office:value-type="float" office:value="1690.726807" calcext:value-type="float">
            <text:p>1690.726807</text:p>
          </table:table-cell>
          <table:table-cell office:value-type="float" office:value="1632.820679" calcext:value-type="float">
            <text:p>1632.820679</text:p>
          </table:table-cell>
          <table:table-cell office:value-type="float" office:value="1685.163208" calcext:value-type="float">
            <text:p>1685.163208</text:p>
          </table:table-cell>
          <table:table-cell table:number-columns-repeated="13"/>
        </table:table-row>
        <table:table-row table:style-name="ro1">
          <table:table-cell office:value-type="float" office:value="1625.274048" calcext:value-type="float">
            <text:p>1625.274048</text:p>
          </table:table-cell>
          <table:table-cell office:value-type="float" office:value="1689.640503" calcext:value-type="float">
            <text:p>1689.640503</text:p>
          </table:table-cell>
          <table:table-cell office:value-type="float" office:value="1631.239014" calcext:value-type="float">
            <text:p>1631.239014</text:p>
          </table:table-cell>
          <table:table-cell office:value-type="float" office:value="1687.207764" calcext:value-type="float">
            <text:p>1687.207764</text:p>
          </table:table-cell>
          <table:table-cell table:number-columns-repeated="13"/>
        </table:table-row>
        <table:table-row table:style-name="ro1">
          <table:table-cell office:value-type="float" office:value="1626.0625" calcext:value-type="float">
            <text:p>1626.0625</text:p>
          </table:table-cell>
          <table:table-cell office:value-type="float" office:value="1692.849976" calcext:value-type="float">
            <text:p>1692.849976</text:p>
          </table:table-cell>
          <table:table-cell office:value-type="float" office:value="1634.597656" calcext:value-type="float">
            <text:p>1634.597656</text:p>
          </table:table-cell>
          <table:table-cell office:value-type="float" office:value="1683.4823" calcext:value-type="float">
            <text:p>1683.4823</text:p>
          </table:table-cell>
          <table:table-cell table:number-columns-repeated="13"/>
        </table:table-row>
        <table:table-row table:style-name="ro1">
          <table:table-cell office:value-type="float" office:value="1628.578125" calcext:value-type="float">
            <text:p>1628.578125</text:p>
          </table:table-cell>
          <table:table-cell office:value-type="float" office:value="1690.69873" calcext:value-type="float">
            <text:p>1690.69873</text:p>
          </table:table-cell>
          <table:table-cell office:value-type="float" office:value="1635.544434" calcext:value-type="float">
            <text:p>1635.544434</text:p>
          </table:table-cell>
          <table:table-cell office:value-type="float" office:value="1688.963013" calcext:value-type="float">
            <text:p>1688.963013</text:p>
          </table:table-cell>
          <table:table-cell table:number-columns-repeated="13"/>
        </table:table-row>
        <table:table-row table:style-name="ro1">
          <table:table-cell office:value-type="float" office:value="1623.118896" calcext:value-type="float">
            <text:p>1623.118896</text:p>
          </table:table-cell>
          <table:table-cell office:value-type="float" office:value="1690.225586" calcext:value-type="float">
            <text:p>1690.225586</text:p>
          </table:table-cell>
          <table:table-cell office:value-type="float" office:value="1634.184204" calcext:value-type="float">
            <text:p>1634.184204</text:p>
          </table:table-cell>
          <table:table-cell office:value-type="float" office:value="1687.637817" calcext:value-type="float">
            <text:p>1687.637817</text:p>
          </table:table-cell>
          <table:table-cell table:number-columns-repeated="13"/>
        </table:table-row>
        <table:table-row table:style-name="ro1">
          <table:table-cell office:value-type="float" office:value="1628.715454" calcext:value-type="float">
            <text:p>1628.715454</text:p>
          </table:table-cell>
          <table:table-cell office:value-type="float" office:value="1691.518188" calcext:value-type="float">
            <text:p>1691.518188</text:p>
          </table:table-cell>
          <table:table-cell office:value-type="float" office:value="1636.186401" calcext:value-type="float">
            <text:p>1636.186401</text:p>
          </table:table-cell>
          <table:table-cell office:value-type="float" office:value="1684.467896" calcext:value-type="float">
            <text:p>1684.467896</text:p>
          </table:table-cell>
          <table:table-cell table:number-columns-repeated="13"/>
        </table:table-row>
        <table:table-row table:style-name="ro1">
          <table:table-cell office:value-type="float" office:value="1629.981079" calcext:value-type="float">
            <text:p>1629.981079</text:p>
          </table:table-cell>
          <table:table-cell office:value-type="float" office:value="1689.680542" calcext:value-type="float">
            <text:p>1689.680542</text:p>
          </table:table-cell>
          <table:table-cell office:value-type="float" office:value="1635.291748" calcext:value-type="float">
            <text:p>1635.291748</text:p>
          </table:table-cell>
          <table:table-cell office:value-type="float" office:value="1689.22583" calcext:value-type="float">
            <text:p>1689.22583</text:p>
          </table:table-cell>
          <table:table-cell table:number-columns-repeated="13"/>
        </table:table-row>
        <table:table-row table:style-name="ro1">
          <table:table-cell office:value-type="float" office:value="1626.563599" calcext:value-type="float">
            <text:p>1626.563599</text:p>
          </table:table-cell>
          <table:table-cell office:value-type="float" office:value="1694.381836" calcext:value-type="float">
            <text:p>1694.381836</text:p>
          </table:table-cell>
          <table:table-cell office:value-type="float" office:value="1633.445068" calcext:value-type="float">
            <text:p>1633.445068</text:p>
          </table:table-cell>
          <table:table-cell office:value-type="float" office:value="1689.641357" calcext:value-type="float">
            <text:p>1689.641357</text:p>
          </table:table-cell>
          <table:table-cell table:number-columns-repeated="13"/>
        </table:table-row>
        <table:table-row table:style-name="ro1">
          <table:table-cell office:value-type="float" office:value="1632.233643" calcext:value-type="float">
            <text:p>1632.233643</text:p>
          </table:table-cell>
          <table:table-cell office:value-type="float" office:value="1689.451904" calcext:value-type="float">
            <text:p>1689.451904</text:p>
          </table:table-cell>
          <table:table-cell office:value-type="float" office:value="1639.319458" calcext:value-type="float">
            <text:p>1639.319458</text:p>
          </table:table-cell>
          <table:table-cell office:value-type="float" office:value="1685.75061" calcext:value-type="float">
            <text:p>1685.75061</text:p>
          </table:table-cell>
          <table:table-cell table:number-columns-repeated="13"/>
        </table:table-row>
        <table:table-row table:style-name="ro1">
          <table:table-cell office:value-type="float" office:value="1627.942017" calcext:value-type="float">
            <text:p>1627.942017</text:p>
          </table:table-cell>
          <table:table-cell office:value-type="float" office:value="1692.391968" calcext:value-type="float">
            <text:p>1692.391968</text:p>
          </table:table-cell>
          <table:table-cell office:value-type="float" office:value="1633.025513" calcext:value-type="float">
            <text:p>1633.025513</text:p>
          </table:table-cell>
          <table:table-cell office:value-type="float" office:value="1692.389893" calcext:value-type="float">
            <text:p>1692.389893</text:p>
          </table:table-cell>
          <table:table-cell table:number-columns-repeated="13"/>
        </table:table-row>
        <table:table-row table:style-name="ro1">
          <table:table-cell office:value-type="float" office:value="1627.977783" calcext:value-type="float">
            <text:p>1627.977783</text:p>
          </table:table-cell>
          <table:table-cell office:value-type="float" office:value="1692.107178" calcext:value-type="float">
            <text:p>1692.107178</text:p>
          </table:table-cell>
          <table:table-cell office:value-type="float" office:value="1636.992432" calcext:value-type="float">
            <text:p>1636.992432</text:p>
          </table:table-cell>
          <table:table-cell office:value-type="float" office:value="1687.727783" calcext:value-type="float">
            <text:p>1687.727783</text:p>
          </table:table-cell>
          <table:table-cell table:number-columns-repeated="13"/>
        </table:table-row>
        <table:table-row table:style-name="ro1">
          <table:table-cell office:value-type="float" office:value="1630.086304" calcext:value-type="float">
            <text:p>1630.086304</text:p>
          </table:table-cell>
          <table:table-cell office:value-type="float" office:value="1693.79541" calcext:value-type="float">
            <text:p>1693.79541</text:p>
          </table:table-cell>
          <table:table-cell office:value-type="float" office:value="1632.537109" calcext:value-type="float">
            <text:p>1632.537109</text:p>
          </table:table-cell>
          <table:table-cell office:value-type="float" office:value="1690.546021" calcext:value-type="float">
            <text:p>1690.546021</text:p>
          </table:table-cell>
          <table:table-cell table:number-columns-repeated="13"/>
        </table:table-row>
        <table:table-row table:style-name="ro1">
          <table:table-cell office:value-type="float" office:value="1624.490845" calcext:value-type="float">
            <text:p>1624.490845</text:p>
          </table:table-cell>
          <table:table-cell office:value-type="float" office:value="1692.880493" calcext:value-type="float">
            <text:p>1692.880493</text:p>
          </table:table-cell>
          <table:table-cell office:value-type="float" office:value="1633.972168" calcext:value-type="float">
            <text:p>1633.972168</text:p>
          </table:table-cell>
          <table:table-cell office:value-type="float" office:value="1693.297485" calcext:value-type="float">
            <text:p>1693.297485</text:p>
          </table:table-cell>
          <table:table-cell table:number-columns-repeated="13"/>
        </table:table-row>
        <table:table-row table:style-name="ro1">
          <table:table-cell office:value-type="float" office:value="1627.918945" calcext:value-type="float">
            <text:p>1627.918945</text:p>
          </table:table-cell>
          <table:table-cell office:value-type="float" office:value="1695.201416" calcext:value-type="float">
            <text:p>1695.201416</text:p>
          </table:table-cell>
          <table:table-cell office:value-type="float" office:value="1634.886597" calcext:value-type="float">
            <text:p>1634.886597</text:p>
          </table:table-cell>
          <table:table-cell office:value-type="float" office:value="1689.277588" calcext:value-type="float">
            <text:p>1689.277588</text:p>
          </table:table-cell>
          <table:table-cell table:number-columns-repeated="13"/>
        </table:table-row>
        <table:table-row table:style-name="ro1">
          <table:table-cell office:value-type="float" office:value="1628.758667" calcext:value-type="float">
            <text:p>1628.758667</text:p>
          </table:table-cell>
          <table:table-cell office:value-type="float" office:value="1692.311523" calcext:value-type="float">
            <text:p>1692.311523</text:p>
          </table:table-cell>
          <table:table-cell office:value-type="float" office:value="1635.529785" calcext:value-type="float">
            <text:p>1635.529785</text:p>
          </table:table-cell>
          <table:table-cell office:value-type="float" office:value="1690.775879" calcext:value-type="float">
            <text:p>1690.775879</text:p>
          </table:table-cell>
          <table:table-cell table:number-columns-repeated="13"/>
        </table:table-row>
        <table:table-row table:style-name="ro1">
          <table:table-cell office:value-type="float" office:value="1631.02771" calcext:value-type="float">
            <text:p>1631.02771</text:p>
          </table:table-cell>
          <table:table-cell office:value-type="float" office:value="1694.176758" calcext:value-type="float">
            <text:p>1694.176758</text:p>
          </table:table-cell>
          <table:table-cell office:value-type="float" office:value="1637.081543" calcext:value-type="float">
            <text:p>1637.081543</text:p>
          </table:table-cell>
          <table:table-cell office:value-type="float" office:value="1692.254761" calcext:value-type="float">
            <text:p>1692.254761</text:p>
          </table:table-cell>
          <table:table-cell table:number-columns-repeated="13"/>
        </table:table-row>
        <table:table-row table:style-name="ro1">
          <table:table-cell office:value-type="float" office:value="1632.161621" calcext:value-type="float">
            <text:p>1632.161621</text:p>
          </table:table-cell>
          <table:table-cell office:value-type="float" office:value="1691.200806" calcext:value-type="float">
            <text:p>1691.200806</text:p>
          </table:table-cell>
          <table:table-cell office:value-type="float" office:value="1636.427124" calcext:value-type="float">
            <text:p>1636.427124</text:p>
          </table:table-cell>
          <table:table-cell office:value-type="float" office:value="1690.968018" calcext:value-type="float">
            <text:p>1690.968018</text:p>
          </table:table-cell>
          <table:table-cell table:number-columns-repeated="13"/>
        </table:table-row>
        <table:table-row table:style-name="ro1">
          <table:table-cell office:value-type="float" office:value="1627.341553" calcext:value-type="float">
            <text:p>1627.341553</text:p>
          </table:table-cell>
          <table:table-cell office:value-type="float" office:value="1697.791626" calcext:value-type="float">
            <text:p>1697.791626</text:p>
          </table:table-cell>
          <table:table-cell office:value-type="float" office:value="1635.107056" calcext:value-type="float">
            <text:p>1635.107056</text:p>
          </table:table-cell>
          <table:table-cell office:value-type="float" office:value="1692.18335" calcext:value-type="float">
            <text:p>1692.18335</text:p>
          </table:table-cell>
          <table:table-cell table:number-columns-repeated="13"/>
        </table:table-row>
        <table:table-row table:style-name="ro1">
          <table:table-cell office:value-type="float" office:value="1630.815674" calcext:value-type="float">
            <text:p>1630.815674</text:p>
          </table:table-cell>
          <table:table-cell office:value-type="float" office:value="1693.126343" calcext:value-type="float">
            <text:p>1693.126343</text:p>
          </table:table-cell>
          <table:table-cell office:value-type="float" office:value="1639.782104" calcext:value-type="float">
            <text:p>1639.782104</text:p>
          </table:table-cell>
          <table:table-cell office:value-type="float" office:value="1689.604126" calcext:value-type="float">
            <text:p>1689.604126</text:p>
          </table:table-cell>
          <table:table-cell table:number-columns-repeated="13"/>
        </table:table-row>
        <table:table-row table:style-name="ro1">
          <table:table-cell office:value-type="float" office:value="1631.120239" calcext:value-type="float">
            <text:p>1631.120239</text:p>
          </table:table-cell>
          <table:table-cell office:value-type="float" office:value="1693.621704" calcext:value-type="float">
            <text:p>1693.621704</text:p>
          </table:table-cell>
          <table:table-cell office:value-type="float" office:value="1636.519409" calcext:value-type="float">
            <text:p>1636.519409</text:p>
          </table:table-cell>
          <table:table-cell office:value-type="float" office:value="1691.137695" calcext:value-type="float">
            <text:p>1691.137695</text:p>
          </table:table-cell>
          <table:table-cell table:number-columns-repeated="13"/>
        </table:table-row>
        <table:table-row table:style-name="ro1">
          <table:table-cell office:value-type="float" office:value="1632.006958" calcext:value-type="float">
            <text:p>1632.006958</text:p>
          </table:table-cell>
          <table:table-cell office:value-type="float" office:value="1695.561768" calcext:value-type="float">
            <text:p>1695.561768</text:p>
          </table:table-cell>
          <table:table-cell office:value-type="float" office:value="1634.307373" calcext:value-type="float">
            <text:p>1634.307373</text:p>
          </table:table-cell>
          <table:table-cell office:value-type="float" office:value="1694.449829" calcext:value-type="float">
            <text:p>1694.449829</text:p>
          </table:table-cell>
          <table:table-cell table:number-columns-repeated="13"/>
        </table:table-row>
        <table:table-row table:style-name="ro1">
          <table:table-cell office:value-type="float" office:value="1627.858032" calcext:value-type="float">
            <text:p>1627.858032</text:p>
          </table:table-cell>
          <table:table-cell office:value-type="float" office:value="1694.396851" calcext:value-type="float">
            <text:p>1694.396851</text:p>
          </table:table-cell>
          <table:table-cell office:value-type="float" office:value="1642.970703" calcext:value-type="float">
            <text:p>1642.970703</text:p>
          </table:table-cell>
          <table:table-cell office:value-type="float" office:value="1688.145508" calcext:value-type="float">
            <text:p>1688.145508</text:p>
          </table:table-cell>
          <table:table-cell table:number-columns-repeated="13"/>
        </table:table-row>
        <table:table-row table:style-name="ro1">
          <table:table-cell office:value-type="float" office:value="1631.30896" calcext:value-type="float">
            <text:p>1631.30896</text:p>
          </table:table-cell>
          <table:table-cell office:value-type="float" office:value="1696.578613" calcext:value-type="float">
            <text:p>1696.578613</text:p>
          </table:table-cell>
          <table:table-cell office:value-type="float" office:value="1639.348877" calcext:value-type="float">
            <text:p>1639.348877</text:p>
          </table:table-cell>
          <table:table-cell office:value-type="float" office:value="1691.566162" calcext:value-type="float">
            <text:p>1691.566162</text:p>
          </table:table-cell>
          <table:table-cell table:number-columns-repeated="13"/>
        </table:table-row>
        <table:table-row table:style-name="ro1">
          <table:table-cell office:value-type="float" office:value="1631.321289" calcext:value-type="float">
            <text:p>1631.321289</text:p>
          </table:table-cell>
          <table:table-cell office:value-type="float" office:value="1696.275391" calcext:value-type="float">
            <text:p>1696.275391</text:p>
          </table:table-cell>
          <table:table-cell office:value-type="float" office:value="1636.694092" calcext:value-type="float">
            <text:p>1636.694092</text:p>
          </table:table-cell>
          <table:table-cell office:value-type="float" office:value="1693.331055" calcext:value-type="float">
            <text:p>1693.331055</text:p>
          </table:table-cell>
          <table:table-cell table:number-columns-repeated="13"/>
        </table:table-row>
        <table:table-row table:style-name="ro1">
          <table:table-cell office:value-type="float" office:value="1630.991211" calcext:value-type="float">
            <text:p>1630.991211</text:p>
          </table:table-cell>
          <table:table-cell office:value-type="float" office:value="1696.925659" calcext:value-type="float">
            <text:p>1696.925659</text:p>
          </table:table-cell>
          <table:table-cell office:value-type="float" office:value="1638.30957" calcext:value-type="float">
            <text:p>1638.30957</text:p>
          </table:table-cell>
          <table:table-cell office:value-type="float" office:value="1693.907593" calcext:value-type="float">
            <text:p>1693.907593</text:p>
          </table:table-cell>
          <table:table-cell table:number-columns-repeated="13"/>
        </table:table-row>
        <table:table-row table:style-name="ro1">
          <table:table-cell office:value-type="float" office:value="1631.599976" calcext:value-type="float">
            <text:p>1631.599976</text:p>
          </table:table-cell>
          <table:table-cell office:value-type="float" office:value="1696.042847" calcext:value-type="float">
            <text:p>1696.042847</text:p>
          </table:table-cell>
          <table:table-cell office:value-type="float" office:value="1638.491943" calcext:value-type="float">
            <text:p>1638.491943</text:p>
          </table:table-cell>
          <table:table-cell office:value-type="float" office:value="1697.962402" calcext:value-type="float">
            <text:p>1697.962402</text:p>
          </table:table-cell>
          <table:table-cell table:number-columns-repeated="13"/>
        </table:table-row>
        <table:table-row table:style-name="ro1">
          <table:table-cell office:value-type="float" office:value="1634.268799" calcext:value-type="float">
            <text:p>1634.268799</text:p>
          </table:table-cell>
          <table:table-cell office:value-type="float" office:value="1697.671387" calcext:value-type="float">
            <text:p>1697.671387</text:p>
          </table:table-cell>
          <table:table-cell office:value-type="float" office:value="1637.662354" calcext:value-type="float">
            <text:p>1637.662354</text:p>
          </table:table-cell>
          <table:table-cell office:value-type="float" office:value="1698.473999" calcext:value-type="float">
            <text:p>1698.473999</text:p>
          </table:table-cell>
          <table:table-cell table:number-columns-repeated="13"/>
        </table:table-row>
        <table:table-row table:style-name="ro1">
          <table:table-cell office:value-type="float" office:value="1632.433228" calcext:value-type="float">
            <text:p>1632.433228</text:p>
          </table:table-cell>
          <table:table-cell office:value-type="float" office:value="1702.197754" calcext:value-type="float">
            <text:p>1702.197754</text:p>
          </table:table-cell>
          <table:table-cell office:value-type="float" office:value="1637.550293" calcext:value-type="float">
            <text:p>1637.550293</text:p>
          </table:table-cell>
          <table:table-cell office:value-type="float" office:value="1698.641602" calcext:value-type="float">
            <text:p>1698.641602</text:p>
          </table:table-cell>
          <table:table-cell table:number-columns-repeated="13"/>
        </table:table-row>
        <table:table-row table:style-name="ro1">
          <table:table-cell office:value-type="float" office:value="1633.135376" calcext:value-type="float">
            <text:p>1633.135376</text:p>
          </table:table-cell>
          <table:table-cell office:value-type="float" office:value="1700.866211" calcext:value-type="float">
            <text:p>1700.866211</text:p>
          </table:table-cell>
          <table:table-cell office:value-type="float" office:value="1640.421875" calcext:value-type="float">
            <text:p>1640.421875</text:p>
          </table:table-cell>
          <table:table-cell office:value-type="float" office:value="1698.035889" calcext:value-type="float">
            <text:p>1698.035889</text:p>
          </table:table-cell>
          <table:table-cell table:number-columns-repeated="13"/>
        </table:table-row>
        <table:table-row table:style-name="ro1">
          <table:table-cell office:value-type="float" office:value="1637.167969" calcext:value-type="float">
            <text:p>1637.167969</text:p>
          </table:table-cell>
          <table:table-cell office:value-type="float" office:value="1702.53894" calcext:value-type="float">
            <text:p>1702.53894</text:p>
          </table:table-cell>
          <table:table-cell office:value-type="float" office:value="1639.234131" calcext:value-type="float">
            <text:p>1639.234131</text:p>
          </table:table-cell>
          <table:table-cell office:value-type="float" office:value="1701.287231" calcext:value-type="float">
            <text:p>1701.287231</text:p>
          </table:table-cell>
          <table:table-cell table:number-columns-repeated="13"/>
        </table:table-row>
        <table:table-row table:style-name="ro1">
          <table:table-cell office:value-type="float" office:value="1636.209961" calcext:value-type="float">
            <text:p>1636.209961</text:p>
          </table:table-cell>
          <table:table-cell office:value-type="float" office:value="1699.82019" calcext:value-type="float">
            <text:p>1699.82019</text:p>
          </table:table-cell>
          <table:table-cell office:value-type="float" office:value="1642.711914" calcext:value-type="float">
            <text:p>1642.711914</text:p>
          </table:table-cell>
          <table:table-cell office:value-type="float" office:value="1702.518799" calcext:value-type="float">
            <text:p>1702.518799</text:p>
          </table:table-cell>
          <table:table-cell table:number-columns-repeated="13"/>
        </table:table-row>
        <table:table-row table:style-name="ro1">
          <table:table-cell office:value-type="float" office:value="1635.197998" calcext:value-type="float">
            <text:p>1635.197998</text:p>
          </table:table-cell>
          <table:table-cell office:value-type="float" office:value="1702.652344" calcext:value-type="float">
            <text:p>1702.652344</text:p>
          </table:table-cell>
          <table:table-cell office:value-type="float" office:value="1642.415771" calcext:value-type="float">
            <text:p>1642.415771</text:p>
          </table:table-cell>
          <table:table-cell office:value-type="float" office:value="1696.625854" calcext:value-type="float">
            <text:p>1696.625854</text:p>
          </table:table-cell>
          <table:table-cell table:number-columns-repeated="13"/>
        </table:table-row>
        <table:table-row table:style-name="ro1">
          <table:table-cell office:value-type="float" office:value="1637.677856" calcext:value-type="float">
            <text:p>1637.677856</text:p>
          </table:table-cell>
          <table:table-cell office:value-type="float" office:value="1705.213867" calcext:value-type="float">
            <text:p>1705.213867</text:p>
          </table:table-cell>
          <table:table-cell office:value-type="float" office:value="1644.419434" calcext:value-type="float">
            <text:p>1644.419434</text:p>
          </table:table-cell>
          <table:table-cell office:value-type="float" office:value="1698.391479" calcext:value-type="float">
            <text:p>1698.391479</text:p>
          </table:table-cell>
          <table:table-cell table:number-columns-repeated="13"/>
        </table:table-row>
        <table:table-row table:style-name="ro1">
          <table:table-cell office:value-type="float" office:value="1637.334717" calcext:value-type="float">
            <text:p>1637.334717</text:p>
          </table:table-cell>
          <table:table-cell office:value-type="float" office:value="1702.972656" calcext:value-type="float">
            <text:p>1702.972656</text:p>
          </table:table-cell>
          <table:table-cell office:value-type="float" office:value="1642.881104" calcext:value-type="float">
            <text:p>1642.881104</text:p>
          </table:table-cell>
          <table:table-cell office:value-type="float" office:value="1703.346802" calcext:value-type="float">
            <text:p>1703.346802</text:p>
          </table:table-cell>
          <table:table-cell table:number-columns-repeated="13"/>
        </table:table-row>
        <table:table-row table:style-name="ro1">
          <table:table-cell office:value-type="float" office:value="1633.40918" calcext:value-type="float">
            <text:p>1633.40918</text:p>
          </table:table-cell>
          <table:table-cell office:value-type="float" office:value="1705.108643" calcext:value-type="float">
            <text:p>1705.108643</text:p>
          </table:table-cell>
          <table:table-cell office:value-type="float" office:value="1641.693359" calcext:value-type="float">
            <text:p>1641.693359</text:p>
          </table:table-cell>
          <table:table-cell office:value-type="float" office:value="1700.205322" calcext:value-type="float">
            <text:p>1700.205322</text:p>
          </table:table-cell>
          <table:table-cell table:number-columns-repeated="13"/>
        </table:table-row>
        <table:table-row table:style-name="ro1">
          <table:table-cell office:value-type="float" office:value="1635.138672" calcext:value-type="float">
            <text:p>1635.138672</text:p>
          </table:table-cell>
          <table:table-cell office:value-type="float" office:value="1704.794067" calcext:value-type="float">
            <text:p>1704.794067</text:p>
          </table:table-cell>
          <table:table-cell office:value-type="float" office:value="1645.047607" calcext:value-type="float">
            <text:p>1645.047607</text:p>
          </table:table-cell>
          <table:table-cell office:value-type="float" office:value="1703.060913" calcext:value-type="float">
            <text:p>1703.060913</text:p>
          </table:table-cell>
          <table:table-cell table:number-columns-repeated="13"/>
        </table:table-row>
        <table:table-row table:style-name="ro1">
          <table:table-cell office:value-type="float" office:value="1637.888916" calcext:value-type="float">
            <text:p>1637.888916</text:p>
          </table:table-cell>
          <table:table-cell office:value-type="float" office:value="1704.620972" calcext:value-type="float">
            <text:p>1704.620972</text:p>
          </table:table-cell>
          <table:table-cell office:value-type="float" office:value="1641.987793" calcext:value-type="float">
            <text:p>1641.987793</text:p>
          </table:table-cell>
          <table:table-cell office:value-type="float" office:value="1702.572388" calcext:value-type="float">
            <text:p>1702.572388</text:p>
          </table:table-cell>
          <table:table-cell table:number-columns-repeated="13"/>
        </table:table-row>
        <table:table-row table:style-name="ro1">
          <table:table-cell office:value-type="float" office:value="1635.673828" calcext:value-type="float">
            <text:p>1635.673828</text:p>
          </table:table-cell>
          <table:table-cell office:value-type="float" office:value="1706.860229" calcext:value-type="float">
            <text:p>1706.860229</text:p>
          </table:table-cell>
          <table:table-cell office:value-type="float" office:value="1641.762207" calcext:value-type="float">
            <text:p>1641.762207</text:p>
          </table:table-cell>
          <table:table-cell office:value-type="float" office:value="1703.445068" calcext:value-type="float">
            <text:p>1703.445068</text:p>
          </table:table-cell>
          <table:table-cell table:number-columns-repeated="13"/>
        </table:table-row>
        <table:table-row table:style-name="ro1">
          <table:table-cell office:value-type="float" office:value="1636.496704" calcext:value-type="float">
            <text:p>1636.496704</text:p>
          </table:table-cell>
          <table:table-cell office:value-type="float" office:value="1704.220337" calcext:value-type="float">
            <text:p>1704.220337</text:p>
          </table:table-cell>
          <table:table-cell office:value-type="float" office:value="1645.774048" calcext:value-type="float">
            <text:p>1645.774048</text:p>
          </table:table-cell>
          <table:table-cell office:value-type="float" office:value="1700.636963" calcext:value-type="float">
            <text:p>1700.636963</text:p>
          </table:table-cell>
          <table:table-cell table:number-columns-repeated="13"/>
        </table:table-row>
        <table:table-row table:style-name="ro1">
          <table:table-cell office:value-type="float" office:value="1637.183716" calcext:value-type="float">
            <text:p>1637.183716</text:p>
          </table:table-cell>
          <table:table-cell office:value-type="float" office:value="1707.452515" calcext:value-type="float">
            <text:p>1707.452515</text:p>
          </table:table-cell>
          <table:table-cell office:value-type="float" office:value="1641.479492" calcext:value-type="float">
            <text:p>1641.479492</text:p>
          </table:table-cell>
          <table:table-cell office:value-type="float" office:value="1704.210938" calcext:value-type="float">
            <text:p>1704.210938</text:p>
          </table:table-cell>
          <table:table-cell table:number-columns-repeated="13"/>
        </table:table-row>
        <table:table-row table:style-name="ro1">
          <table:table-cell office:value-type="float" office:value="1633.339233" calcext:value-type="float">
            <text:p>1633.339233</text:p>
          </table:table-cell>
          <table:table-cell office:value-type="float" office:value="1706.51416" calcext:value-type="float">
            <text:p>1706.51416</text:p>
          </table:table-cell>
          <table:table-cell office:value-type="float" office:value="1642.404419" calcext:value-type="float">
            <text:p>1642.404419</text:p>
          </table:table-cell>
          <table:table-cell office:value-type="float" office:value="1702.901367" calcext:value-type="float">
            <text:p>1702.901367</text:p>
          </table:table-cell>
          <table:table-cell table:number-columns-repeated="13"/>
        </table:table-row>
        <table:table-row table:style-name="ro1">
          <table:table-cell office:value-type="float" office:value="1640.586548" calcext:value-type="float">
            <text:p>1640.586548</text:p>
          </table:table-cell>
          <table:table-cell office:value-type="float" office:value="1706.927368" calcext:value-type="float">
            <text:p>1706.927368</text:p>
          </table:table-cell>
          <table:table-cell office:value-type="float" office:value="1643.650513" calcext:value-type="float">
            <text:p>1643.650513</text:p>
          </table:table-cell>
          <table:table-cell office:value-type="float" office:value="1707.259766" calcext:value-type="float">
            <text:p>1707.259766</text:p>
          </table:table-cell>
          <table:table-cell table:number-columns-repeated="13"/>
        </table:table-row>
        <table:table-row table:style-name="ro1">
          <table:table-cell office:value-type="float" office:value="1637.035156" calcext:value-type="float">
            <text:p>1637.035156</text:p>
          </table:table-cell>
          <table:table-cell office:value-type="float" office:value="1706.197021" calcext:value-type="float">
            <text:p>1706.197021</text:p>
          </table:table-cell>
          <table:table-cell office:value-type="float" office:value="1641.848755" calcext:value-type="float">
            <text:p>1641.848755</text:p>
          </table:table-cell>
          <table:table-cell office:value-type="float" office:value="1703.823608" calcext:value-type="float">
            <text:p>1703.823608</text:p>
          </table:table-cell>
          <table:table-cell table:number-columns-repeated="13"/>
        </table:table-row>
        <table:table-row table:style-name="ro1">
          <table:table-cell office:value-type="float" office:value="1638.456177" calcext:value-type="float">
            <text:p>1638.456177</text:p>
          </table:table-cell>
          <table:table-cell office:value-type="float" office:value="1704.399902" calcext:value-type="float">
            <text:p>1704.399902</text:p>
          </table:table-cell>
          <table:table-cell office:value-type="float" office:value="1642.904663" calcext:value-type="float">
            <text:p>1642.904663</text:p>
          </table:table-cell>
          <table:table-cell office:value-type="float" office:value="1702.393921" calcext:value-type="float">
            <text:p>1702.393921</text:p>
          </table:table-cell>
          <table:table-cell table:number-columns-repeated="13"/>
        </table:table-row>
        <table:table-row table:style-name="ro1">
          <table:table-cell office:value-type="float" office:value="1643.066772" calcext:value-type="float">
            <text:p>1643.066772</text:p>
          </table:table-cell>
          <table:table-cell office:value-type="float" office:value="1707.529907" calcext:value-type="float">
            <text:p>1707.529907</text:p>
          </table:table-cell>
          <table:table-cell office:value-type="float" office:value="1648.754761" calcext:value-type="float">
            <text:p>1648.754761</text:p>
          </table:table-cell>
          <table:table-cell office:value-type="float" office:value="1707.109985" calcext:value-type="float">
            <text:p>1707.109985</text:p>
          </table:table-cell>
          <table:table-cell table:number-columns-repeated="13"/>
        </table:table-row>
        <table:table-row table:style-name="ro1">
          <table:table-cell office:value-type="float" office:value="1637.445312" calcext:value-type="float">
            <text:p>1637.445312</text:p>
          </table:table-cell>
          <table:table-cell office:value-type="float" office:value="1707.055542" calcext:value-type="float">
            <text:p>1707.055542</text:p>
          </table:table-cell>
          <table:table-cell office:value-type="float" office:value="1644.047852" calcext:value-type="float">
            <text:p>1644.047852</text:p>
          </table:table-cell>
          <table:table-cell office:value-type="float" office:value="1706.211792" calcext:value-type="float">
            <text:p>1706.211792</text:p>
          </table:table-cell>
          <table:table-cell table:number-columns-repeated="13"/>
        </table:table-row>
        <table:table-row table:style-name="ro1">
          <table:table-cell office:value-type="float" office:value="1641.007446" calcext:value-type="float">
            <text:p>1641.007446</text:p>
          </table:table-cell>
          <table:table-cell office:value-type="float" office:value="1703.025757" calcext:value-type="float">
            <text:p>1703.025757</text:p>
          </table:table-cell>
          <table:table-cell office:value-type="float" office:value="1647.770508" calcext:value-type="float">
            <text:p>1647.770508</text:p>
          </table:table-cell>
          <table:table-cell office:value-type="float" office:value="1701.318604" calcext:value-type="float">
            <text:p>1701.318604</text:p>
          </table:table-cell>
          <table:table-cell table:number-columns-repeated="13"/>
        </table:table-row>
        <table:table-row table:style-name="ro1">
          <table:table-cell office:value-type="float" office:value="1638.138916" calcext:value-type="float">
            <text:p>1638.138916</text:p>
          </table:table-cell>
          <table:table-cell office:value-type="float" office:value="1707.450073" calcext:value-type="float">
            <text:p>1707.450073</text:p>
          </table:table-cell>
          <table:table-cell office:value-type="float" office:value="1643.246582" calcext:value-type="float">
            <text:p>1643.246582</text:p>
          </table:table-cell>
          <table:table-cell office:value-type="float" office:value="1705.146484" calcext:value-type="float">
            <text:p>1705.146484</text:p>
          </table:table-cell>
          <table:table-cell table:number-columns-repeated="13"/>
        </table:table-row>
        <table:table-row table:style-name="ro1">
          <table:table-cell office:value-type="float" office:value="1639.477661" calcext:value-type="float">
            <text:p>1639.477661</text:p>
          </table:table-cell>
          <table:table-cell office:value-type="float" office:value="1704.366211" calcext:value-type="float">
            <text:p>1704.366211</text:p>
          </table:table-cell>
          <table:table-cell office:value-type="float" office:value="1645.097656" calcext:value-type="float">
            <text:p>1645.097656</text:p>
          </table:table-cell>
          <table:table-cell office:value-type="float" office:value="1704.465332" calcext:value-type="float">
            <text:p>1704.465332</text:p>
          </table:table-cell>
          <table:table-cell table:number-columns-repeated="13"/>
        </table:table-row>
        <table:table-row table:style-name="ro1">
          <table:table-cell office:value-type="float" office:value="1636.760254" calcext:value-type="float">
            <text:p>1636.760254</text:p>
          </table:table-cell>
          <table:table-cell office:value-type="float" office:value="1712.309326" calcext:value-type="float">
            <text:p>1712.309326</text:p>
          </table:table-cell>
          <table:table-cell office:value-type="float" office:value="1643.550537" calcext:value-type="float">
            <text:p>1643.550537</text:p>
          </table:table-cell>
          <table:table-cell office:value-type="float" office:value="1709.737671" calcext:value-type="float">
            <text:p>1709.737671</text:p>
          </table:table-cell>
          <table:table-cell table:number-columns-repeated="13"/>
        </table:table-row>
        <table:table-row table:style-name="ro1">
          <table:table-cell office:value-type="float" office:value="1640.75769" calcext:value-type="float">
            <text:p>1640.75769</text:p>
          </table:table-cell>
          <table:table-cell office:value-type="float" office:value="1710.784668" calcext:value-type="float">
            <text:p>1710.784668</text:p>
          </table:table-cell>
          <table:table-cell office:value-type="float" office:value="1645.528931" calcext:value-type="float">
            <text:p>1645.528931</text:p>
          </table:table-cell>
          <table:table-cell office:value-type="float" office:value="1707.519531" calcext:value-type="float">
            <text:p>1707.519531</text:p>
          </table:table-cell>
          <table:table-cell table:number-columns-repeated="13"/>
        </table:table-row>
        <table:table-row table:style-name="ro1">
          <table:table-cell office:value-type="float" office:value="1639.620117" calcext:value-type="float">
            <text:p>1639.620117</text:p>
          </table:table-cell>
          <table:table-cell office:value-type="float" office:value="1710.275513" calcext:value-type="float">
            <text:p>1710.275513</text:p>
          </table:table-cell>
          <table:table-cell office:value-type="float" office:value="1645.192505" calcext:value-type="float">
            <text:p>1645.192505</text:p>
          </table:table-cell>
          <table:table-cell office:value-type="float" office:value="1708.126953" calcext:value-type="float">
            <text:p>1708.126953</text:p>
          </table:table-cell>
          <table:table-cell table:number-columns-repeated="13"/>
        </table:table-row>
        <table:table-row table:style-name="ro1">
          <table:table-cell office:value-type="float" office:value="1642.57666" calcext:value-type="float">
            <text:p>1642.57666</text:p>
          </table:table-cell>
          <table:table-cell office:value-type="float" office:value="1711.162231" calcext:value-type="float">
            <text:p>1711.162231</text:p>
          </table:table-cell>
          <table:table-cell office:value-type="float" office:value="1648.210083" calcext:value-type="float">
            <text:p>1648.210083</text:p>
          </table:table-cell>
          <table:table-cell office:value-type="float" office:value="1708.339722" calcext:value-type="float">
            <text:p>1708.339722</text:p>
          </table:table-cell>
          <table:table-cell table:number-columns-repeated="13"/>
        </table:table-row>
        <table:table-row table:style-name="ro1">
          <table:table-cell office:value-type="float" office:value="1640.905029" calcext:value-type="float">
            <text:p>1640.905029</text:p>
          </table:table-cell>
          <table:table-cell office:value-type="float" office:value="1708.546631" calcext:value-type="float">
            <text:p>1708.546631</text:p>
          </table:table-cell>
          <table:table-cell office:value-type="float" office:value="1648.186401" calcext:value-type="float">
            <text:p>1648.186401</text:p>
          </table:table-cell>
          <table:table-cell office:value-type="float" office:value="1707.129272" calcext:value-type="float">
            <text:p>1707.129272</text:p>
          </table:table-cell>
          <table:table-cell table:number-columns-repeated="13"/>
        </table:table-row>
        <table:table-row table:style-name="ro1">
          <table:table-cell office:value-type="float" office:value="1641.266846" calcext:value-type="float">
            <text:p>1641.266846</text:p>
          </table:table-cell>
          <table:table-cell office:value-type="float" office:value="1710.47998" calcext:value-type="float">
            <text:p>1710.47998</text:p>
          </table:table-cell>
          <table:table-cell office:value-type="float" office:value="1647.973877" calcext:value-type="float">
            <text:p>1647.973877</text:p>
          </table:table-cell>
          <table:table-cell office:value-type="float" office:value="1707.896362" calcext:value-type="float">
            <text:p>1707.896362</text:p>
          </table:table-cell>
          <table:table-cell table:number-columns-repeated="13"/>
        </table:table-row>
        <table:table-row table:style-name="ro1">
          <table:table-cell office:value-type="float" office:value="1642.262695" calcext:value-type="float">
            <text:p>1642.262695</text:p>
          </table:table-cell>
          <table:table-cell office:value-type="float" office:value="1711.520874" calcext:value-type="float">
            <text:p>1711.520874</text:p>
          </table:table-cell>
          <table:table-cell office:value-type="float" office:value="1650.151367" calcext:value-type="float">
            <text:p>1650.151367</text:p>
          </table:table-cell>
          <table:table-cell office:value-type="float" office:value="1707.650635" calcext:value-type="float">
            <text:p>1707.650635</text:p>
          </table:table-cell>
          <table:table-cell table:number-columns-repeated="13"/>
        </table:table-row>
        <table:table-row table:style-name="ro1">
          <table:table-cell office:value-type="float" office:value="1639.84729" calcext:value-type="float">
            <text:p>1639.84729</text:p>
          </table:table-cell>
          <table:table-cell office:value-type="float" office:value="1709.70459" calcext:value-type="float">
            <text:p>1709.70459</text:p>
          </table:table-cell>
          <table:table-cell office:value-type="float" office:value="1650.856567" calcext:value-type="float">
            <text:p>1650.856567</text:p>
          </table:table-cell>
          <table:table-cell office:value-type="float" office:value="1705.680908" calcext:value-type="float">
            <text:p>1705.680908</text:p>
          </table:table-cell>
          <table:table-cell table:number-columns-repeated="13"/>
        </table:table-row>
        <table:table-row table:style-name="ro1">
          <table:table-cell office:value-type="float" office:value="1639.374146" calcext:value-type="float">
            <text:p>1639.374146</text:p>
          </table:table-cell>
          <table:table-cell office:value-type="float" office:value="1710.676636" calcext:value-type="float">
            <text:p>1710.676636</text:p>
          </table:table-cell>
          <table:table-cell office:value-type="float" office:value="1646.453613" calcext:value-type="float">
            <text:p>1646.453613</text:p>
          </table:table-cell>
          <table:table-cell office:value-type="float" office:value="1708.299194" calcext:value-type="float">
            <text:p>1708.299194</text:p>
          </table:table-cell>
          <table:table-cell table:number-columns-repeated="13"/>
        </table:table-row>
        <table:table-row table:style-name="ro1">
          <table:table-cell office:value-type="float" office:value="1639.108032" calcext:value-type="float">
            <text:p>1639.108032</text:p>
          </table:table-cell>
          <table:table-cell office:value-type="float" office:value="1708.385498" calcext:value-type="float">
            <text:p>1708.385498</text:p>
          </table:table-cell>
          <table:table-cell office:value-type="float" office:value="1645.182373" calcext:value-type="float">
            <text:p>1645.182373</text:p>
          </table:table-cell>
          <table:table-cell office:value-type="float" office:value="1708.490234" calcext:value-type="float">
            <text:p>1708.490234</text:p>
          </table:table-cell>
          <table:table-cell table:number-columns-repeated="13"/>
        </table:table-row>
        <table:table-row table:style-name="ro1">
          <table:table-cell office:value-type="float" office:value="1640.165771" calcext:value-type="float">
            <text:p>1640.165771</text:p>
          </table:table-cell>
          <table:table-cell office:value-type="float" office:value="1710.804932" calcext:value-type="float">
            <text:p>1710.804932</text:p>
          </table:table-cell>
          <table:table-cell office:value-type="float" office:value="1648.409058" calcext:value-type="float">
            <text:p>1648.409058</text:p>
          </table:table-cell>
          <table:table-cell office:value-type="float" office:value="1710.981323" calcext:value-type="float">
            <text:p>1710.981323</text:p>
          </table:table-cell>
          <table:table-cell table:number-columns-repeated="13"/>
        </table:table-row>
        <table:table-row table:style-name="ro1">
          <table:table-cell office:value-type="float" office:value="1640.815674" calcext:value-type="float">
            <text:p>1640.815674</text:p>
          </table:table-cell>
          <table:table-cell office:value-type="float" office:value="1709.953003" calcext:value-type="float">
            <text:p>1709.953003</text:p>
          </table:table-cell>
          <table:table-cell office:value-type="float" office:value="1648.157227" calcext:value-type="float">
            <text:p>1648.157227</text:p>
          </table:table-cell>
          <table:table-cell office:value-type="float" office:value="1709.421875" calcext:value-type="float">
            <text:p>1709.421875</text:p>
          </table:table-cell>
          <table:table-cell table:number-columns-repeated="13"/>
        </table:table-row>
        <table:table-row table:style-name="ro1">
          <table:table-cell office:value-type="float" office:value="1639.954346" calcext:value-type="float">
            <text:p>1639.954346</text:p>
          </table:table-cell>
          <table:table-cell office:value-type="float" office:value="1710.931519" calcext:value-type="float">
            <text:p>1710.931519</text:p>
          </table:table-cell>
          <table:table-cell office:value-type="float" office:value="1648.976562" calcext:value-type="float">
            <text:p>1648.976562</text:p>
          </table:table-cell>
          <table:table-cell office:value-type="float" office:value="1706.35437" calcext:value-type="float">
            <text:p>1706.35437</text:p>
          </table:table-cell>
          <table:table-cell table:number-columns-repeated="13"/>
        </table:table-row>
        <table:table-row table:style-name="ro1">
          <table:table-cell office:value-type="float" office:value="1639.971802" calcext:value-type="float">
            <text:p>1639.971802</text:p>
          </table:table-cell>
          <table:table-cell office:value-type="float" office:value="1712.145508" calcext:value-type="float">
            <text:p>1712.145508</text:p>
          </table:table-cell>
          <table:table-cell office:value-type="float" office:value="1645.696289" calcext:value-type="float">
            <text:p>1645.696289</text:p>
          </table:table-cell>
          <table:table-cell office:value-type="float" office:value="1709.973633" calcext:value-type="float">
            <text:p>1709.973633</text:p>
          </table:table-cell>
          <table:table-cell table:number-columns-repeated="13"/>
        </table:table-row>
        <table:table-row table:style-name="ro1">
          <table:table-cell office:value-type="float" office:value="1642.483276" calcext:value-type="float">
            <text:p>1642.483276</text:p>
          </table:table-cell>
          <table:table-cell office:value-type="float" office:value="1711.130493" calcext:value-type="float">
            <text:p>1711.130493</text:p>
          </table:table-cell>
          <table:table-cell office:value-type="float" office:value="1647.247925" calcext:value-type="float">
            <text:p>1647.247925</text:p>
          </table:table-cell>
          <table:table-cell office:value-type="float" office:value="1709.131226" calcext:value-type="float">
            <text:p>1709.131226</text:p>
          </table:table-cell>
          <table:table-cell table:number-columns-repeated="13"/>
        </table:table-row>
        <table:table-row table:style-name="ro1">
          <table:table-cell office:value-type="float" office:value="1640.130005" calcext:value-type="float">
            <text:p>1640.130005</text:p>
          </table:table-cell>
          <table:table-cell office:value-type="float" office:value="1711.173828" calcext:value-type="float">
            <text:p>1711.173828</text:p>
          </table:table-cell>
          <table:table-cell office:value-type="float" office:value="1648.856323" calcext:value-type="float">
            <text:p>1648.856323</text:p>
          </table:table-cell>
          <table:table-cell office:value-type="float" office:value="1707.684814" calcext:value-type="float">
            <text:p>1707.684814</text:p>
          </table:table-cell>
          <table:table-cell table:number-columns-repeated="13"/>
        </table:table-row>
        <table:table-row table:style-name="ro1">
          <table:table-cell office:value-type="float" office:value="1641.832031" calcext:value-type="float">
            <text:p>1641.832031</text:p>
          </table:table-cell>
          <table:table-cell office:value-type="float" office:value="1710.606079" calcext:value-type="float">
            <text:p>1710.606079</text:p>
          </table:table-cell>
          <table:table-cell office:value-type="float" office:value="1646.734375" calcext:value-type="float">
            <text:p>1646.734375</text:p>
          </table:table-cell>
          <table:table-cell office:value-type="float" office:value="1709.439209" calcext:value-type="float">
            <text:p>1709.439209</text:p>
          </table:table-cell>
          <table:table-cell table:number-columns-repeated="13"/>
        </table:table-row>
        <table:table-row table:style-name="ro1">
          <table:table-cell office:value-type="float" office:value="1641.485474" calcext:value-type="float">
            <text:p>1641.485474</text:p>
          </table:table-cell>
          <table:table-cell office:value-type="float" office:value="1711.161133" calcext:value-type="float">
            <text:p>1711.161133</text:p>
          </table:table-cell>
          <table:table-cell office:value-type="float" office:value="1646.938721" calcext:value-type="float">
            <text:p>1646.938721</text:p>
          </table:table-cell>
          <table:table-cell office:value-type="float" office:value="1713.005737" calcext:value-type="float">
            <text:p>1713.005737</text:p>
          </table:table-cell>
          <table:table-cell table:number-columns-repeated="13"/>
        </table:table-row>
        <table:table-row table:style-name="ro1">
          <table:table-cell office:value-type="float" office:value="1638.955811" calcext:value-type="float">
            <text:p>1638.955811</text:p>
          </table:table-cell>
          <table:table-cell office:value-type="float" office:value="1709.168091" calcext:value-type="float">
            <text:p>1709.168091</text:p>
          </table:table-cell>
          <table:table-cell office:value-type="float" office:value="1645.737061" calcext:value-type="float">
            <text:p>1645.737061</text:p>
          </table:table-cell>
          <table:table-cell office:value-type="float" office:value="1709.505371" calcext:value-type="float">
            <text:p>1709.505371</text:p>
          </table:table-cell>
          <table:table-cell table:number-columns-repeated="13"/>
        </table:table-row>
        <table:table-row table:style-name="ro1">
          <table:table-cell office:value-type="float" office:value="1644.681152" calcext:value-type="float">
            <text:p>1644.681152</text:p>
          </table:table-cell>
          <table:table-cell office:value-type="float" office:value="1709.888184" calcext:value-type="float">
            <text:p>1709.888184</text:p>
          </table:table-cell>
          <table:table-cell office:value-type="float" office:value="1648.598389" calcext:value-type="float">
            <text:p>1648.598389</text:p>
          </table:table-cell>
          <table:table-cell office:value-type="float" office:value="1707.760254" calcext:value-type="float">
            <text:p>1707.760254</text:p>
          </table:table-cell>
          <table:table-cell table:number-columns-repeated="13"/>
        </table:table-row>
        <table:table-row table:style-name="ro1">
          <table:table-cell office:value-type="float" office:value="1641.621582" calcext:value-type="float">
            <text:p>1641.621582</text:p>
          </table:table-cell>
          <table:table-cell office:value-type="float" office:value="1713.163696" calcext:value-type="float">
            <text:p>1713.163696</text:p>
          </table:table-cell>
          <table:table-cell office:value-type="float" office:value="1650.159424" calcext:value-type="float">
            <text:p>1650.159424</text:p>
          </table:table-cell>
          <table:table-cell office:value-type="float" office:value="1708.496948" calcext:value-type="float">
            <text:p>1708.496948</text:p>
          </table:table-cell>
          <table:table-cell table:number-columns-repeated="13"/>
        </table:table-row>
        <table:table-row table:style-name="ro1">
          <table:table-cell office:value-type="float" office:value="1640.555298" calcext:value-type="float">
            <text:p>1640.555298</text:p>
          </table:table-cell>
          <table:table-cell office:value-type="float" office:value="1710.812378" calcext:value-type="float">
            <text:p>1710.812378</text:p>
          </table:table-cell>
          <table:table-cell office:value-type="float" office:value="1646.315918" calcext:value-type="float">
            <text:p>1646.315918</text:p>
          </table:table-cell>
          <table:table-cell office:value-type="float" office:value="1711.532959" calcext:value-type="float">
            <text:p>1711.532959</text:p>
          </table:table-cell>
          <table:table-cell table:number-columns-repeated="13"/>
        </table:table-row>
        <table:table-row table:style-name="ro1">
          <table:table-cell office:value-type="float" office:value="1640.008057" calcext:value-type="float">
            <text:p>1640.008057</text:p>
          </table:table-cell>
          <table:table-cell office:value-type="float" office:value="1714.81543" calcext:value-type="float">
            <text:p>1714.81543</text:p>
          </table:table-cell>
          <table:table-cell office:value-type="float" office:value="1649.078247" calcext:value-type="float">
            <text:p>1649.078247</text:p>
          </table:table-cell>
          <table:table-cell office:value-type="float" office:value="1706.985352" calcext:value-type="float">
            <text:p>1706.985352</text:p>
          </table:table-cell>
          <table:table-cell table:number-columns-repeated="13"/>
        </table:table-row>
        <table:table-row table:style-name="ro1">
          <table:table-cell office:value-type="float" office:value="1640.389526" calcext:value-type="float">
            <text:p>1640.389526</text:p>
          </table:table-cell>
          <table:table-cell office:value-type="float" office:value="1711.194824" calcext:value-type="float">
            <text:p>1711.194824</text:p>
          </table:table-cell>
          <table:table-cell office:value-type="float" office:value="1649.334839" calcext:value-type="float">
            <text:p>1649.334839</text:p>
          </table:table-cell>
          <table:table-cell office:value-type="float" office:value="1710.977661" calcext:value-type="float">
            <text:p>1710.977661</text:p>
          </table:table-cell>
          <table:table-cell table:number-columns-repeated="13"/>
        </table:table-row>
        <table:table-row table:style-name="ro1">
          <table:table-cell office:value-type="float" office:value="1643.842651" calcext:value-type="float">
            <text:p>1643.842651</text:p>
          </table:table-cell>
          <table:table-cell office:value-type="float" office:value="1711.758667" calcext:value-type="float">
            <text:p>1711.758667</text:p>
          </table:table-cell>
          <table:table-cell office:value-type="float" office:value="1646.559692" calcext:value-type="float">
            <text:p>1646.559692</text:p>
          </table:table-cell>
          <table:table-cell office:value-type="float" office:value="1710.170044" calcext:value-type="float">
            <text:p>1710.170044</text:p>
          </table:table-cell>
          <table:table-cell table:number-columns-repeated="13"/>
        </table:table-row>
        <table:table-row table:style-name="ro1">
          <table:table-cell office:value-type="float" office:value="1641.569092" calcext:value-type="float">
            <text:p>1641.569092</text:p>
          </table:table-cell>
          <table:table-cell office:value-type="float" office:value="1709.596191" calcext:value-type="float">
            <text:p>1709.596191</text:p>
          </table:table-cell>
          <table:table-cell office:value-type="float" office:value="1647.718628" calcext:value-type="float">
            <text:p>1647.718628</text:p>
          </table:table-cell>
          <table:table-cell office:value-type="float" office:value="1710.129761" calcext:value-type="float">
            <text:p>1710.129761</text:p>
          </table:table-cell>
          <table:table-cell table:number-columns-repeated="13"/>
        </table:table-row>
        <table:table-row table:style-name="ro1">
          <table:table-cell office:value-type="float" office:value="1639.443237" calcext:value-type="float">
            <text:p>1639.443237</text:p>
          </table:table-cell>
          <table:table-cell office:value-type="float" office:value="1712.964722" calcext:value-type="float">
            <text:p>1712.964722</text:p>
          </table:table-cell>
          <table:table-cell office:value-type="float" office:value="1648.407227" calcext:value-type="float">
            <text:p>1648.407227</text:p>
          </table:table-cell>
          <table:table-cell office:value-type="float" office:value="1711.19458" calcext:value-type="float">
            <text:p>1711.19458</text:p>
          </table:table-cell>
          <table:table-cell table:number-columns-repeated="13"/>
        </table:table-row>
        <table:table-row table:style-name="ro1">
          <table:table-cell office:value-type="float" office:value="1641.745972" calcext:value-type="float">
            <text:p>1641.745972</text:p>
          </table:table-cell>
          <table:table-cell office:value-type="float" office:value="1711.843872" calcext:value-type="float">
            <text:p>1711.843872</text:p>
          </table:table-cell>
          <table:table-cell office:value-type="float" office:value="1644.844604" calcext:value-type="float">
            <text:p>1644.844604</text:p>
          </table:table-cell>
          <table:table-cell office:value-type="float" office:value="1710.030029" calcext:value-type="float">
            <text:p>1710.030029</text:p>
          </table:table-cell>
          <table:table-cell table:number-columns-repeated="13"/>
        </table:table-row>
        <table:table-row table:style-name="ro1">
          <table:table-cell office:value-type="float" office:value="1641.947144" calcext:value-type="float">
            <text:p>1641.947144</text:p>
          </table:table-cell>
          <table:table-cell office:value-type="float" office:value="1709.165894" calcext:value-type="float">
            <text:p>1709.165894</text:p>
          </table:table-cell>
          <table:table-cell office:value-type="float" office:value="1648.660278" calcext:value-type="float">
            <text:p>1648.660278</text:p>
          </table:table-cell>
          <table:table-cell office:value-type="float" office:value="1708.316528" calcext:value-type="float">
            <text:p>1708.316528</text:p>
          </table:table-cell>
          <table:table-cell table:number-columns-repeated="13"/>
        </table:table-row>
        <table:table-row table:style-name="ro1">
          <table:table-cell office:value-type="float" office:value="1640.902588" calcext:value-type="float">
            <text:p>1640.902588</text:p>
          </table:table-cell>
          <table:table-cell office:value-type="float" office:value="1709.625122" calcext:value-type="float">
            <text:p>1709.625122</text:p>
          </table:table-cell>
          <table:table-cell office:value-type="float" office:value="1646.926025" calcext:value-type="float">
            <text:p>1646.926025</text:p>
          </table:table-cell>
          <table:table-cell office:value-type="float" office:value="1709.076416" calcext:value-type="float">
            <text:p>1709.076416</text:p>
          </table:table-cell>
          <table:table-cell table:number-columns-repeated="13"/>
        </table:table-row>
        <table:table-row table:style-name="ro1">
          <table:table-cell office:value-type="float" office:value="1641.430542" calcext:value-type="float">
            <text:p>1641.430542</text:p>
          </table:table-cell>
          <table:table-cell office:value-type="float" office:value="1708.259277" calcext:value-type="float">
            <text:p>1708.259277</text:p>
          </table:table-cell>
          <table:table-cell office:value-type="float" office:value="1647.104004" calcext:value-type="float">
            <text:p>1647.104004</text:p>
          </table:table-cell>
          <table:table-cell office:value-type="float" office:value="1707.190918" calcext:value-type="float">
            <text:p>1707.190918</text:p>
          </table:table-cell>
          <table:table-cell table:number-columns-repeated="13"/>
        </table:table-row>
        <table:table-row table:style-name="ro1">
          <table:table-cell office:value-type="float" office:value="1642.793335" calcext:value-type="float">
            <text:p>1642.793335</text:p>
          </table:table-cell>
          <table:table-cell office:value-type="float" office:value="1711.017456" calcext:value-type="float">
            <text:p>1711.017456</text:p>
          </table:table-cell>
          <table:table-cell office:value-type="float" office:value="1649.652466" calcext:value-type="float">
            <text:p>1649.652466</text:p>
          </table:table-cell>
          <table:table-cell office:value-type="float" office:value="1707.276611" calcext:value-type="float">
            <text:p>1707.276611</text:p>
          </table:table-cell>
          <table:table-cell table:number-columns-repeated="13"/>
        </table:table-row>
        <table:table-row table:style-name="ro1">
          <table:table-cell office:value-type="float" office:value="1642.115967" calcext:value-type="float">
            <text:p>1642.115967</text:p>
          </table:table-cell>
          <table:table-cell office:value-type="float" office:value="1711.342773" calcext:value-type="float">
            <text:p>1711.342773</text:p>
          </table:table-cell>
          <table:table-cell office:value-type="float" office:value="1649.271729" calcext:value-type="float">
            <text:p>1649.271729</text:p>
          </table:table-cell>
          <table:table-cell office:value-type="float" office:value="1709.941162" calcext:value-type="float">
            <text:p>1709.941162</text:p>
          </table:table-cell>
          <table:table-cell table:number-columns-repeated="13"/>
        </table:table-row>
        <table:table-row table:style-name="ro1">
          <table:table-cell office:value-type="float" office:value="1639.415161" calcext:value-type="float">
            <text:p>1639.415161</text:p>
          </table:table-cell>
          <table:table-cell office:value-type="float" office:value="1712.075684" calcext:value-type="float">
            <text:p>1712.075684</text:p>
          </table:table-cell>
          <table:table-cell office:value-type="float" office:value="1649.427979" calcext:value-type="float">
            <text:p>1649.427979</text:p>
          </table:table-cell>
          <table:table-cell office:value-type="float" office:value="1708.553711" calcext:value-type="float">
            <text:p>1708.553711</text:p>
          </table:table-cell>
          <table:table-cell table:number-columns-repeated="13"/>
        </table:table-row>
        <table:table-row table:style-name="ro1">
          <table:table-cell office:value-type="float" office:value="1641.831909" calcext:value-type="float">
            <text:p>1641.831909</text:p>
          </table:table-cell>
          <table:table-cell office:value-type="float" office:value="1710.673096" calcext:value-type="float">
            <text:p>1710.673096</text:p>
          </table:table-cell>
          <table:table-cell office:value-type="float" office:value="1648.117554" calcext:value-type="float">
            <text:p>1648.117554</text:p>
          </table:table-cell>
          <table:table-cell office:value-type="float" office:value="1707.181396" calcext:value-type="float">
            <text:p>1707.181396</text:p>
          </table:table-cell>
          <table:table-cell table:number-columns-repeated="13"/>
        </table:table-row>
        <table:table-row table:style-name="ro1">
          <table:table-cell office:value-type="float" office:value="1639.027344" calcext:value-type="float">
            <text:p>1639.027344</text:p>
          </table:table-cell>
          <table:table-cell office:value-type="float" office:value="1713.441895" calcext:value-type="float">
            <text:p>1713.441895</text:p>
          </table:table-cell>
          <table:table-cell office:value-type="float" office:value="1647.516846" calcext:value-type="float">
            <text:p>1647.516846</text:p>
          </table:table-cell>
          <table:table-cell office:value-type="float" office:value="1711.995728" calcext:value-type="float">
            <text:p>1711.995728</text:p>
          </table:table-cell>
          <table:table-cell table:number-columns-repeated="13"/>
        </table:table-row>
        <table:table-row table:style-name="ro1">
          <table:table-cell office:value-type="float" office:value="1642.023071" calcext:value-type="float">
            <text:p>1642.023071</text:p>
          </table:table-cell>
          <table:table-cell office:value-type="float" office:value="1711.259644" calcext:value-type="float">
            <text:p>1711.259644</text:p>
          </table:table-cell>
          <table:table-cell office:value-type="float" office:value="1647.89624" calcext:value-type="float">
            <text:p>1647.89624</text:p>
          </table:table-cell>
          <table:table-cell office:value-type="float" office:value="1706.931885" calcext:value-type="float">
            <text:p>1706.931885</text:p>
          </table:table-cell>
          <table:table-cell table:number-columns-repeated="13"/>
        </table:table-row>
        <table:table-row table:style-name="ro1">
          <table:table-cell office:value-type="float" office:value="1641.380615" calcext:value-type="float">
            <text:p>1641.380615</text:p>
          </table:table-cell>
          <table:table-cell office:value-type="float" office:value="1711.322632" calcext:value-type="float">
            <text:p>1711.322632</text:p>
          </table:table-cell>
          <table:table-cell office:value-type="float" office:value="1648.257812" calcext:value-type="float">
            <text:p>1648.257812</text:p>
          </table:table-cell>
          <table:table-cell office:value-type="float" office:value="1704.481689" calcext:value-type="float">
            <text:p>1704.481689</text:p>
          </table:table-cell>
          <table:table-cell table:number-columns-repeated="13"/>
        </table:table-row>
        <table:table-row table:style-name="ro1">
          <table:table-cell office:value-type="float" office:value="1641.995605" calcext:value-type="float">
            <text:p>1641.995605</text:p>
          </table:table-cell>
          <table:table-cell office:value-type="float" office:value="1715.807129" calcext:value-type="float">
            <text:p>1715.807129</text:p>
          </table:table-cell>
          <table:table-cell office:value-type="float" office:value="1646.171753" calcext:value-type="float">
            <text:p>1646.171753</text:p>
          </table:table-cell>
          <table:table-cell office:value-type="float" office:value="1712.999146" calcext:value-type="float">
            <text:p>1712.999146</text:p>
          </table:table-cell>
          <table:table-cell table:number-columns-repeated="13"/>
        </table:table-row>
        <table:table-row table:style-name="ro1">
          <table:table-cell office:value-type="float" office:value="1640.501587" calcext:value-type="float">
            <text:p>1640.501587</text:p>
          </table:table-cell>
          <table:table-cell office:value-type="float" office:value="1713.792847" calcext:value-type="float">
            <text:p>1713.792847</text:p>
          </table:table-cell>
          <table:table-cell office:value-type="float" office:value="1648.750854" calcext:value-type="float">
            <text:p>1648.750854</text:p>
          </table:table-cell>
          <table:table-cell office:value-type="float" office:value="1709.436279" calcext:value-type="float">
            <text:p>1709.436279</text:p>
          </table:table-cell>
          <table:table-cell table:number-columns-repeated="13"/>
        </table:table-row>
        <table:table-row table:style-name="ro1">
          <table:table-cell office:value-type="float" office:value="1641.788452" calcext:value-type="float">
            <text:p>1641.788452</text:p>
          </table:table-cell>
          <table:table-cell office:value-type="float" office:value="1714.315186" calcext:value-type="float">
            <text:p>1714.315186</text:p>
          </table:table-cell>
          <table:table-cell office:value-type="float" office:value="1651.307373" calcext:value-type="float">
            <text:p>1651.307373</text:p>
          </table:table-cell>
          <table:table-cell office:value-type="float" office:value="1706.778076" calcext:value-type="float">
            <text:p>1706.778076</text:p>
          </table:table-cell>
          <table:table-cell table:number-columns-repeated="13"/>
        </table:table-row>
        <table:table-row table:style-name="ro1">
          <table:table-cell office:value-type="float" office:value="1641.13623" calcext:value-type="float">
            <text:p>1641.13623</text:p>
          </table:table-cell>
          <table:table-cell office:value-type="float" office:value="1712.9729" calcext:value-type="float">
            <text:p>1712.9729</text:p>
          </table:table-cell>
          <table:table-cell office:value-type="float" office:value="1648.212524" calcext:value-type="float">
            <text:p>1648.212524</text:p>
          </table:table-cell>
          <table:table-cell office:value-type="float" office:value="1708.481201" calcext:value-type="float">
            <text:p>1708.481201</text:p>
          </table:table-cell>
          <table:table-cell table:number-columns-repeated="13"/>
        </table:table-row>
        <table:table-row table:style-name="ro1">
          <table:table-cell office:value-type="float" office:value="1640.952026" calcext:value-type="float">
            <text:p>1640.952026</text:p>
          </table:table-cell>
          <table:table-cell office:value-type="float" office:value="1713.922974" calcext:value-type="float">
            <text:p>1713.922974</text:p>
          </table:table-cell>
          <table:table-cell office:value-type="float" office:value="1648.475708" calcext:value-type="float">
            <text:p>1648.475708</text:p>
          </table:table-cell>
          <table:table-cell office:value-type="float" office:value="1710.273315" calcext:value-type="float">
            <text:p>1710.273315</text:p>
          </table:table-cell>
          <table:table-cell table:number-columns-repeated="13"/>
        </table:table-row>
        <table:table-row table:style-name="ro1">
          <table:table-cell office:value-type="float" office:value="1643.302612" calcext:value-type="float">
            <text:p>1643.302612</text:p>
          </table:table-cell>
          <table:table-cell office:value-type="float" office:value="1713.051636" calcext:value-type="float">
            <text:p>1713.051636</text:p>
          </table:table-cell>
          <table:table-cell office:value-type="float" office:value="1650.308472" calcext:value-type="float">
            <text:p>1650.308472</text:p>
          </table:table-cell>
          <table:table-cell office:value-type="float" office:value="1711.888428" calcext:value-type="float">
            <text:p>1711.888428</text:p>
          </table:table-cell>
          <table:table-cell table:number-columns-repeated="13"/>
        </table:table-row>
        <table:table-row table:style-name="ro1">
          <table:table-cell office:value-type="float" office:value="1646.335815" calcext:value-type="float">
            <text:p>1646.335815</text:p>
          </table:table-cell>
          <table:table-cell office:value-type="float" office:value="1691.419067" calcext:value-type="float">
            <text:p>1691.419067</text:p>
          </table:table-cell>
          <table:table-cell office:value-type="float" office:value="1652.78894" calcext:value-type="float">
            <text:p>1652.78894</text:p>
          </table:table-cell>
          <table:table-cell office:value-type="float" office:value="1685.215088" calcext:value-type="float">
            <text:p>1685.215088</text:p>
          </table:table-cell>
          <table:table-cell table:number-columns-repeated="13"/>
        </table:table-row>
        <table:table-row table:style-name="ro1">
          <table:table-cell office:value-type="float" office:value="1620.144165" calcext:value-type="float">
            <text:p>1620.144165</text:p>
          </table:table-cell>
          <table:table-cell office:value-type="float" office:value="1706.731445" calcext:value-type="float">
            <text:p>1706.731445</text:p>
          </table:table-cell>
          <table:table-cell office:value-type="float" office:value="1630.255737" calcext:value-type="float">
            <text:p>1630.255737</text:p>
          </table:table-cell>
          <table:table-cell office:value-type="float" office:value="1708.817261" calcext:value-type="float">
            <text:p>1708.817261</text:p>
          </table:table-cell>
          <table:table-cell table:number-columns-repeated="13"/>
        </table:table-row>
        <table:table-row table:style-name="ro1">
          <table:table-cell office:value-type="float" office:value="1615.677856" calcext:value-type="float">
            <text:p>1615.677856</text:p>
          </table:table-cell>
          <table:table-cell office:value-type="float" office:value="1689.052246" calcext:value-type="float">
            <text:p>1689.052246</text:p>
          </table:table-cell>
          <table:table-cell office:value-type="float" office:value="1621.520386" calcext:value-type="float">
            <text:p>1621.520386</text:p>
          </table:table-cell>
          <table:table-cell office:value-type="float" office:value="1690.072998" calcext:value-type="float">
            <text:p>1690.072998</text:p>
          </table:table-cell>
          <table:table-cell table:number-columns-repeated="13"/>
        </table:table-row>
        <table:table-row table:style-name="ro1">
          <table:table-cell office:value-type="float" office:value="1614.56311" calcext:value-type="float">
            <text:p>1614.56311</text:p>
          </table:table-cell>
          <table:table-cell office:value-type="float" office:value="1673.935059" calcext:value-type="float">
            <text:p>1673.935059</text:p>
          </table:table-cell>
          <table:table-cell office:value-type="float" office:value="1621.062744" calcext:value-type="float">
            <text:p>1621.062744</text:p>
          </table:table-cell>
          <table:table-cell office:value-type="float" office:value="1675.86731" calcext:value-type="float">
            <text:p>1675.86731</text:p>
          </table:table-cell>
          <table:table-cell table:number-columns-repeated="13"/>
        </table:table-row>
        <table:table-row table:style-name="ro1">
          <table:table-cell office:value-type="float" office:value="1603.28125" calcext:value-type="float">
            <text:p>1603.28125</text:p>
          </table:table-cell>
          <table:table-cell office:value-type="float" office:value="1677.930176" calcext:value-type="float">
            <text:p>1677.930176</text:p>
          </table:table-cell>
          <table:table-cell office:value-type="float" office:value="1615.251221" calcext:value-type="float">
            <text:p>1615.251221</text:p>
          </table:table-cell>
          <table:table-cell office:value-type="float" office:value="1671.298584" calcext:value-type="float">
            <text:p>1671.298584</text:p>
          </table:table-cell>
          <table:table-cell table:number-columns-repeated="13"/>
        </table:table-row>
        <table:table-row table:style-name="ro1">
          <table:table-cell office:value-type="float" office:value="1608.472412" calcext:value-type="float">
            <text:p>1608.472412</text:p>
          </table:table-cell>
          <table:table-cell office:value-type="float" office:value="1664.549194" calcext:value-type="float">
            <text:p>1664.549194</text:p>
          </table:table-cell>
          <table:table-cell office:value-type="float" office:value="1610.019531" calcext:value-type="float">
            <text:p>1610.019531</text:p>
          </table:table-cell>
          <table:table-cell office:value-type="float" office:value="1662.728882" calcext:value-type="float">
            <text:p>1662.728882</text:p>
          </table:table-cell>
          <table:table-cell table:number-columns-repeated="13"/>
        </table:table-row>
        <table:table-row table:style-name="ro1">
          <table:table-cell office:value-type="float" office:value="1599.297241" calcext:value-type="float">
            <text:p>1599.297241</text:p>
          </table:table-cell>
          <table:table-cell office:value-type="float" office:value="1654.966064" calcext:value-type="float">
            <text:p>1654.966064</text:p>
          </table:table-cell>
          <table:table-cell office:value-type="float" office:value="1603.286987" calcext:value-type="float">
            <text:p>1603.286987</text:p>
          </table:table-cell>
          <table:table-cell office:value-type="float" office:value="1658.756836" calcext:value-type="float">
            <text:p>1658.756836</text:p>
          </table:table-cell>
          <table:table-cell table:number-columns-repeated="13"/>
        </table:table-row>
        <table:table-row table:style-name="ro1">
          <table:table-cell office:value-type="float" office:value="1593.891846" calcext:value-type="float">
            <text:p>1593.891846</text:p>
          </table:table-cell>
          <table:table-cell office:value-type="float" office:value="1653.838623" calcext:value-type="float">
            <text:p>1653.838623</text:p>
          </table:table-cell>
          <table:table-cell office:value-type="float" office:value="1597.587769" calcext:value-type="float">
            <text:p>1597.587769</text:p>
          </table:table-cell>
          <table:table-cell office:value-type="float" office:value="1652.780518" calcext:value-type="float">
            <text:p>1652.780518</text:p>
          </table:table-cell>
          <table:table-cell table:number-columns-repeated="13"/>
        </table:table-row>
        <table:table-row table:style-name="ro1">
          <table:table-cell office:value-type="float" office:value="1595.183472" calcext:value-type="float">
            <text:p>1595.183472</text:p>
          </table:table-cell>
          <table:table-cell office:value-type="float" office:value="1643.35498" calcext:value-type="float">
            <text:p>1643.35498</text:p>
          </table:table-cell>
          <table:table-cell office:value-type="float" office:value="1599.852661" calcext:value-type="float">
            <text:p>1599.852661</text:p>
          </table:table-cell>
          <table:table-cell office:value-type="float" office:value="1642.775269" calcext:value-type="float">
            <text:p>1642.775269</text:p>
          </table:table-cell>
          <table:table-cell table:number-columns-repeated="13"/>
        </table:table-row>
        <table:table-row table:style-name="ro1">
          <table:table-cell office:value-type="float" office:value="1591.738647" calcext:value-type="float">
            <text:p>1591.738647</text:p>
          </table:table-cell>
          <table:table-cell office:value-type="float" office:value="1639.743286" calcext:value-type="float">
            <text:p>1639.743286</text:p>
          </table:table-cell>
          <table:table-cell office:value-type="float" office:value="1595.300415" calcext:value-type="float">
            <text:p>1595.300415</text:p>
          </table:table-cell>
          <table:table-cell office:value-type="float" office:value="1641.71875" calcext:value-type="float">
            <text:p>1641.71875</text:p>
          </table:table-cell>
          <table:table-cell table:number-columns-repeated="13"/>
        </table:table-row>
        <table:table-row table:style-name="ro1">
          <table:table-cell office:value-type="float" office:value="1590.818726" calcext:value-type="float">
            <text:p>1590.818726</text:p>
          </table:table-cell>
          <table:table-cell office:value-type="float" office:value="1631.662231" calcext:value-type="float">
            <text:p>1631.662231</text:p>
          </table:table-cell>
          <table:table-cell office:value-type="float" office:value="1591.032227" calcext:value-type="float">
            <text:p>1591.032227</text:p>
          </table:table-cell>
          <table:table-cell office:value-type="float" office:value="1633.918701" calcext:value-type="float">
            <text:p>1633.918701</text:p>
          </table:table-cell>
          <table:table-cell table:number-columns-repeated="13"/>
        </table:table-row>
        <table:table-row table:style-name="ro1">
          <table:table-cell office:value-type="float" office:value="1584.80957" calcext:value-type="float">
            <text:p>1584.80957</text:p>
          </table:table-cell>
          <table:table-cell office:value-type="float" office:value="1630.324707" calcext:value-type="float">
            <text:p>1630.324707</text:p>
          </table:table-cell>
          <table:table-cell office:value-type="float" office:value="1591.654175" calcext:value-type="float">
            <text:p>1591.654175</text:p>
          </table:table-cell>
          <table:table-cell office:value-type="float" office:value="1628.638916" calcext:value-type="float">
            <text:p>1628.638916</text:p>
          </table:table-cell>
          <table:table-cell table:number-columns-repeated="13"/>
        </table:table-row>
        <table:table-row table:style-name="ro1">
          <table:table-cell office:value-type="float" office:value="1584.763062" calcext:value-type="float">
            <text:p>1584.763062</text:p>
          </table:table-cell>
          <table:table-cell office:value-type="float" office:value="1627.360474" calcext:value-type="float">
            <text:p>1627.360474</text:p>
          </table:table-cell>
          <table:table-cell office:value-type="float" office:value="1584.952637" calcext:value-type="float">
            <text:p>1584.952637</text:p>
          </table:table-cell>
          <table:table-cell office:value-type="float" office:value="1629.229248" calcext:value-type="float">
            <text:p>1629.229248</text:p>
          </table:table-cell>
          <table:table-cell table:number-columns-repeated="13"/>
        </table:table-row>
        <table:table-row table:style-name="ro1">
          <table:table-cell office:value-type="float" office:value="1583.189941" calcext:value-type="float">
            <text:p>1583.189941</text:p>
          </table:table-cell>
          <table:table-cell office:value-type="float" office:value="1618.831787" calcext:value-type="float">
            <text:p>1618.831787</text:p>
          </table:table-cell>
          <table:table-cell office:value-type="float" office:value="1588.221191" calcext:value-type="float">
            <text:p>1588.221191</text:p>
          </table:table-cell>
          <table:table-cell office:value-type="float" office:value="1619.069336" calcext:value-type="float">
            <text:p>1619.069336</text:p>
          </table:table-cell>
          <table:table-cell table:number-columns-repeated="13"/>
        </table:table-row>
        <table:table-row table:style-name="ro1">
          <table:table-cell office:value-type="float" office:value="1582.29834" calcext:value-type="float">
            <text:p>1582.29834</text:p>
          </table:table-cell>
          <table:table-cell office:value-type="float" office:value="1615.672729" calcext:value-type="float">
            <text:p>1615.672729</text:p>
          </table:table-cell>
          <table:table-cell office:value-type="float" office:value="1585.439941" calcext:value-type="float">
            <text:p>1585.439941</text:p>
          </table:table-cell>
          <table:table-cell office:value-type="float" office:value="1614.546387" calcext:value-type="float">
            <text:p>1614.546387</text:p>
          </table:table-cell>
          <table:table-cell table:number-columns-repeated="13"/>
        </table:table-row>
        <table:table-row table:style-name="ro1">
          <table:table-cell office:value-type="float" office:value="1582.206543" calcext:value-type="float">
            <text:p>1582.206543</text:p>
          </table:table-cell>
          <table:table-cell office:value-type="float" office:value="1608.696411" calcext:value-type="float">
            <text:p>1608.696411</text:p>
          </table:table-cell>
          <table:table-cell office:value-type="float" office:value="1583.797119" calcext:value-type="float">
            <text:p>1583.797119</text:p>
          </table:table-cell>
          <table:table-cell office:value-type="float" office:value="1613.136841" calcext:value-type="float">
            <text:p>1613.136841</text:p>
          </table:table-cell>
          <table:table-cell table:number-columns-repeated="13"/>
        </table:table-row>
        <table:table-row table:style-name="ro1">
          <table:table-cell office:value-type="float" office:value="1575.101685" calcext:value-type="float">
            <text:p>1575.101685</text:p>
          </table:table-cell>
          <table:table-cell office:value-type="float" office:value="1610.388306" calcext:value-type="float">
            <text:p>1610.388306</text:p>
          </table:table-cell>
          <table:table-cell office:value-type="float" office:value="1579.950562" calcext:value-type="float">
            <text:p>1579.950562</text:p>
          </table:table-cell>
          <table:table-cell office:value-type="float" office:value="1607.221924" calcext:value-type="float">
            <text:p>1607.221924</text:p>
          </table:table-cell>
          <table:table-cell table:number-columns-repeated="13"/>
        </table:table-row>
        <table:table-row table:style-name="ro1">
          <table:table-cell office:value-type="float" office:value="1579.362793" calcext:value-type="float">
            <text:p>1579.362793</text:p>
          </table:table-cell>
          <table:table-cell office:value-type="float" office:value="1604.512085" calcext:value-type="float">
            <text:p>1604.512085</text:p>
          </table:table-cell>
          <table:table-cell office:value-type="float" office:value="1578.871826" calcext:value-type="float">
            <text:p>1578.871826</text:p>
          </table:table-cell>
          <table:table-cell office:value-type="float" office:value="1608.217407" calcext:value-type="float">
            <text:p>1608.217407</text:p>
          </table:table-cell>
          <table:table-cell table:number-columns-repeated="13"/>
        </table:table-row>
        <table:table-row table:style-name="ro1">
          <table:table-cell office:value-type="float" office:value="1574.294067" calcext:value-type="float">
            <text:p>1574.294067</text:p>
          </table:table-cell>
          <table:table-cell office:value-type="float" office:value="1604.678589" calcext:value-type="float">
            <text:p>1604.678589</text:p>
          </table:table-cell>
          <table:table-cell office:value-type="float" office:value="1579.837646" calcext:value-type="float">
            <text:p>1579.837646</text:p>
          </table:table-cell>
          <table:table-cell office:value-type="float" office:value="1602.320068" calcext:value-type="float">
            <text:p>1602.320068</text:p>
          </table:table-cell>
          <table:table-cell table:number-columns-repeated="13"/>
        </table:table-row>
        <table:table-row table:style-name="ro1">
          <table:table-cell office:value-type="float" office:value="1575.539185" calcext:value-type="float">
            <text:p>1575.539185</text:p>
          </table:table-cell>
          <table:table-cell office:value-type="float" office:value="1597.825928" calcext:value-type="float">
            <text:p>1597.825928</text:p>
          </table:table-cell>
          <table:table-cell office:value-type="float" office:value="1579.906372" calcext:value-type="float">
            <text:p>1579.906372</text:p>
          </table:table-cell>
          <table:table-cell office:value-type="float" office:value="1597.849243" calcext:value-type="float">
            <text:p>1597.849243</text:p>
          </table:table-cell>
          <table:table-cell table:number-columns-repeated="13"/>
        </table:table-row>
        <table:table-row table:style-name="ro1">
          <table:table-cell office:value-type="float" office:value="1568.398438" calcext:value-type="float">
            <text:p>1568.398438</text:p>
          </table:table-cell>
          <table:table-cell office:value-type="float" office:value="1599.033569" calcext:value-type="float">
            <text:p>1599.033569</text:p>
          </table:table-cell>
          <table:table-cell office:value-type="float" office:value="1574.877075" calcext:value-type="float">
            <text:p>1574.877075</text:p>
          </table:table-cell>
          <table:table-cell office:value-type="float" office:value="1599.430908" calcext:value-type="float">
            <text:p>1599.430908</text:p>
          </table:table-cell>
          <table:table-cell table:number-columns-repeated="13"/>
        </table:table-row>
        <table:table-row table:style-name="ro1">
          <table:table-cell office:value-type="float" office:value="1571.764893" calcext:value-type="float">
            <text:p>1571.764893</text:p>
          </table:table-cell>
          <table:table-cell office:value-type="float" office:value="1592.802246" calcext:value-type="float">
            <text:p>1592.802246</text:p>
          </table:table-cell>
          <table:table-cell office:value-type="float" office:value="1570.689087" calcext:value-type="float">
            <text:p>1570.689087</text:p>
          </table:table-cell>
          <table:table-cell office:value-type="float" office:value="1598.729126" calcext:value-type="float">
            <text:p>1598.729126</text:p>
          </table:table-cell>
          <table:table-cell table:number-columns-repeated="13"/>
        </table:table-row>
        <table:table-row table:style-name="ro1">
          <table:table-cell office:value-type="float" office:value="1571.729248" calcext:value-type="float">
            <text:p>1571.729248</text:p>
          </table:table-cell>
          <table:table-cell office:value-type="float" office:value="1590.703003" calcext:value-type="float">
            <text:p>1590.703003</text:p>
          </table:table-cell>
          <table:table-cell office:value-type="float" office:value="1575.094482" calcext:value-type="float">
            <text:p>1575.094482</text:p>
          </table:table-cell>
          <table:table-cell office:value-type="float" office:value="1593.993286" calcext:value-type="float">
            <text:p>1593.993286</text:p>
          </table:table-cell>
          <table:table-cell table:number-columns-repeated="13"/>
        </table:table-row>
        <table:table-row table:style-name="ro1">
          <table:table-cell office:value-type="float" office:value="1570.877197" calcext:value-type="float">
            <text:p>1570.877197</text:p>
          </table:table-cell>
          <table:table-cell office:value-type="float" office:value="1586.105469" calcext:value-type="float">
            <text:p>1586.105469</text:p>
          </table:table-cell>
          <table:table-cell office:value-type="float" office:value="1575.991943" calcext:value-type="float">
            <text:p>1575.991943</text:p>
          </table:table-cell>
          <table:table-cell office:value-type="float" office:value="1588.763306" calcext:value-type="float">
            <text:p>1588.763306</text:p>
          </table:table-cell>
          <table:table-cell table:number-columns-repeated="13"/>
        </table:table-row>
        <table:table-row table:style-name="ro1">
          <table:table-cell office:value-type="float" office:value="1571.857422" calcext:value-type="float">
            <text:p>1571.857422</text:p>
          </table:table-cell>
          <table:table-cell office:value-type="float" office:value="1584.118408" calcext:value-type="float">
            <text:p>1584.118408</text:p>
          </table:table-cell>
          <table:table-cell office:value-type="float" office:value="1573.766479" calcext:value-type="float">
            <text:p>1573.766479</text:p>
          </table:table-cell>
          <table:table-cell office:value-type="float" office:value="1590.044312" calcext:value-type="float">
            <text:p>1590.044312</text:p>
          </table:table-cell>
          <table:table-cell table:number-columns-repeated="13"/>
        </table:table-row>
        <table:table-row table:style-name="ro1">
          <table:table-cell office:value-type="float" office:value="1576.335327" calcext:value-type="float">
            <text:p>1576.335327</text:p>
          </table:table-cell>
          <table:table-cell office:value-type="float" office:value="1593.145264" calcext:value-type="float">
            <text:p>1593.145264</text:p>
          </table:table-cell>
          <table:table-cell office:value-type="float" office:value="1567.288696" calcext:value-type="float">
            <text:p>1567.288696</text:p>
          </table:table-cell>
          <table:table-cell office:value-type="float" office:value="1575.97998" calcext:value-type="float">
            <text:p>1575.97998</text:p>
          </table:table-cell>
          <table:table-cell table:number-columns-repeated="13"/>
        </table:table-row>
        <table:table-row table:style-name="ro1">
          <table:table-cell office:value-type="float" office:value="1567.796509" calcext:value-type="float">
            <text:p>1567.796509</text:p>
          </table:table-cell>
          <table:table-cell office:value-type="float" office:value="1585.493042" calcext:value-type="float">
            <text:p>1585.493042</text:p>
          </table:table-cell>
          <table:table-cell office:value-type="float" office:value="1570.360596" calcext:value-type="float">
            <text:p>1570.360596</text:p>
          </table:table-cell>
          <table:table-cell office:value-type="float" office:value="1584.549072" calcext:value-type="float">
            <text:p>1584.549072</text:p>
          </table:table-cell>
          <table:table-cell table:number-columns-repeated="13"/>
        </table:table-row>
        <table:table-row table:style-name="ro1">
          <table:table-cell office:value-type="float" office:value="1568.175537" calcext:value-type="float">
            <text:p>1568.175537</text:p>
          </table:table-cell>
          <table:table-cell office:value-type="float" office:value="1581.872559" calcext:value-type="float">
            <text:p>1581.872559</text:p>
          </table:table-cell>
          <table:table-cell office:value-type="float" office:value="1567.589355" calcext:value-type="float">
            <text:p>1567.589355</text:p>
          </table:table-cell>
          <table:table-cell office:value-type="float" office:value="1581.315308" calcext:value-type="float">
            <text:p>1581.315308</text:p>
          </table:table-cell>
          <table:table-cell table:number-columns-repeated="13"/>
        </table:table-row>
        <table:table-row table:style-name="ro1">
          <table:table-cell office:value-type="float" office:value="1569.856201" calcext:value-type="float">
            <text:p>1569.856201</text:p>
          </table:table-cell>
          <table:table-cell office:value-type="float" office:value="1581.218018" calcext:value-type="float">
            <text:p>1581.218018</text:p>
          </table:table-cell>
          <table:table-cell office:value-type="float" office:value="1568.092407" calcext:value-type="float">
            <text:p>1568.092407</text:p>
          </table:table-cell>
          <table:table-cell office:value-type="float" office:value="1581.848267" calcext:value-type="float">
            <text:p>1581.848267</text:p>
          </table:table-cell>
          <table:table-cell table:number-columns-repeated="13"/>
        </table:table-row>
        <table:table-row table:style-name="ro1">
          <table:table-cell office:value-type="float" office:value="1568.923706" calcext:value-type="float">
            <text:p>1568.923706</text:p>
          </table:table-cell>
          <table:table-cell office:value-type="float" office:value="1577.100708" calcext:value-type="float">
            <text:p>1577.100708</text:p>
          </table:table-cell>
          <table:table-cell office:value-type="float" office:value="1566.400757" calcext:value-type="float">
            <text:p>1566.400757</text:p>
          </table:table-cell>
          <table:table-cell office:value-type="float" office:value="1581.497437" calcext:value-type="float">
            <text:p>1581.497437</text:p>
          </table:table-cell>
          <table:table-cell table:number-columns-repeated="13"/>
        </table:table-row>
        <table:table-row table:style-name="ro1">
          <table:table-cell office:value-type="float" office:value="1569.762329" calcext:value-type="float">
            <text:p>1569.762329</text:p>
          </table:table-cell>
          <table:table-cell office:value-type="float" office:value="1579.992798" calcext:value-type="float">
            <text:p>1579.992798</text:p>
          </table:table-cell>
          <table:table-cell office:value-type="float" office:value="1565.879517" calcext:value-type="float">
            <text:p>1565.879517</text:p>
          </table:table-cell>
          <table:table-cell office:value-type="float" office:value="1580.081421" calcext:value-type="float">
            <text:p>1580.081421</text:p>
          </table:table-cell>
          <table:table-cell table:number-columns-repeated="13"/>
        </table:table-row>
        <table:table-row table:style-name="ro1">
          <table:table-cell office:value-type="float" office:value="1568.051514" calcext:value-type="float">
            <text:p>1568.051514</text:p>
          </table:table-cell>
          <table:table-cell office:value-type="float" office:value="1576.90625" calcext:value-type="float">
            <text:p>1576.90625</text:p>
          </table:table-cell>
          <table:table-cell office:value-type="float" office:value="1568.676636" calcext:value-type="float">
            <text:p>1568.676636</text:p>
          </table:table-cell>
          <table:table-cell office:value-type="float" office:value="1576.0354" calcext:value-type="float">
            <text:p>1576.0354</text:p>
          </table:table-cell>
          <table:table-cell table:number-columns-repeated="13"/>
        </table:table-row>
        <table:table-row table:style-name="ro1">
          <table:table-cell office:value-type="float" office:value="1567.764771" calcext:value-type="float">
            <text:p>1567.764771</text:p>
          </table:table-cell>
          <table:table-cell office:value-type="float" office:value="1578.213135" calcext:value-type="float">
            <text:p>1578.213135</text:p>
          </table:table-cell>
          <table:table-cell office:value-type="float" office:value="1567.312012" calcext:value-type="float">
            <text:p>1567.312012</text:p>
          </table:table-cell>
          <table:table-cell office:value-type="float" office:value="1574.991089" calcext:value-type="float">
            <text:p>1574.991089</text:p>
          </table:table-cell>
          <table:table-cell table:number-columns-repeated="13"/>
        </table:table-row>
        <table:table-row table:style-name="ro1">
          <table:table-cell office:value-type="float" office:value="1568.236328" calcext:value-type="float">
            <text:p>1568.236328</text:p>
          </table:table-cell>
          <table:table-cell office:value-type="float" office:value="1577.759155" calcext:value-type="float">
            <text:p>1577.759155</text:p>
          </table:table-cell>
          <table:table-cell office:value-type="float" office:value="1565.875" calcext:value-type="float">
            <text:p>1565.875</text:p>
          </table:table-cell>
          <table:table-cell office:value-type="float" office:value="1575.531128" calcext:value-type="float">
            <text:p>1575.531128</text:p>
          </table:table-cell>
          <table:table-cell table:number-columns-repeated="13"/>
        </table:table-row>
        <table:table-row table:style-name="ro1">
          <table:table-cell office:value-type="float" office:value="1567.921265" calcext:value-type="float">
            <text:p>1567.921265</text:p>
          </table:table-cell>
          <table:table-cell office:value-type="float" office:value="1573.305054" calcext:value-type="float">
            <text:p>1573.305054</text:p>
          </table:table-cell>
          <table:table-cell office:value-type="float" office:value="1566.278564" calcext:value-type="float">
            <text:p>1566.278564</text:p>
          </table:table-cell>
          <table:table-cell office:value-type="float" office:value="1573.086182" calcext:value-type="float">
            <text:p>1573.086182</text:p>
          </table:table-cell>
          <table:table-cell table:number-columns-repeated="13"/>
        </table:table-row>
        <table:table-row table:style-name="ro1">
          <table:table-cell office:value-type="float" office:value="1562.107422" calcext:value-type="float">
            <text:p>1562.107422</text:p>
          </table:table-cell>
          <table:table-cell office:value-type="float" office:value="1573.631104" calcext:value-type="float">
            <text:p>1573.631104</text:p>
          </table:table-cell>
          <table:table-cell office:value-type="float" office:value="1562.682861" calcext:value-type="float">
            <text:p>1562.682861</text:p>
          </table:table-cell>
          <table:table-cell office:value-type="float" office:value="1574.370483" calcext:value-type="float">
            <text:p>1574.370483</text:p>
          </table:table-cell>
          <table:table-cell table:number-columns-repeated="13"/>
        </table:table-row>
        <table:table-row table:style-name="ro1">
          <table:table-cell office:value-type="float" office:value="1568.613525" calcext:value-type="float">
            <text:p>1568.613525</text:p>
          </table:table-cell>
          <table:table-cell office:value-type="float" office:value="1608.77771" calcext:value-type="float">
            <text:p>1608.77771</text:p>
          </table:table-cell>
          <table:table-cell office:value-type="float" office:value="1535.082764" calcext:value-type="float">
            <text:p>1535.082764</text:p>
          </table:table-cell>
          <table:table-cell office:value-type="float" office:value="1559.801147" calcext:value-type="float">
            <text:p>1559.801147</text:p>
          </table:table-cell>
          <table:table-cell table:number-columns-repeated="13"/>
        </table:table-row>
        <table:table-row table:style-name="ro1">
          <table:table-cell office:value-type="float" office:value="1553.72876" calcext:value-type="float">
            <text:p>1553.72876</text:p>
          </table:table-cell>
          <table:table-cell office:value-type="float" office:value="1600.496338" calcext:value-type="float">
            <text:p>1600.496338</text:p>
          </table:table-cell>
          <table:table-cell office:value-type="float" office:value="1549.735107" calcext:value-type="float">
            <text:p>1549.735107</text:p>
          </table:table-cell>
          <table:table-cell office:value-type="float" office:value="1600.372559" calcext:value-type="float">
            <text:p>1600.372559</text:p>
          </table:table-cell>
          <table:table-cell table:number-columns-repeated="13"/>
        </table:table-row>
        <table:table-row table:style-name="ro1">
          <table:table-cell office:value-type="float" office:value="1580.676025" calcext:value-type="float">
            <text:p>1580.676025</text:p>
          </table:table-cell>
          <table:table-cell office:value-type="float" office:value="1600.054565" calcext:value-type="float">
            <text:p>1600.054565</text:p>
          </table:table-cell>
          <table:table-cell office:value-type="float" office:value="1585.018921" calcext:value-type="float">
            <text:p>1585.018921</text:p>
          </table:table-cell>
          <table:table-cell office:value-type="float" office:value="1601.612305" calcext:value-type="float">
            <text:p>1601.612305</text:p>
          </table:table-cell>
          <table:table-cell table:number-columns-repeated="13"/>
        </table:table-row>
        <table:table-row table:style-name="ro1">
          <table:table-cell office:value-type="float" office:value="1625.259399" calcext:value-type="float">
            <text:p>1625.259399</text:p>
          </table:table-cell>
          <table:table-cell office:value-type="float" office:value="1606.883667" calcext:value-type="float">
            <text:p>1606.883667</text:p>
          </table:table-cell>
          <table:table-cell office:value-type="float" office:value="1626.213257" calcext:value-type="float">
            <text:p>1626.213257</text:p>
          </table:table-cell>
          <table:table-cell office:value-type="float" office:value="1619.390747" calcext:value-type="float">
            <text:p>1619.390747</text:p>
          </table:table-cell>
          <table:table-cell table:number-columns-repeated="13"/>
        </table:table-row>
        <table:table-row table:style-name="ro1">
          <table:table-cell office:value-type="float" office:value="1650.188965" calcext:value-type="float">
            <text:p>1650.188965</text:p>
          </table:table-cell>
          <table:table-cell office:value-type="float" office:value="1654.106689" calcext:value-type="float">
            <text:p>1654.106689</text:p>
          </table:table-cell>
          <table:table-cell office:value-type="float" office:value="1664.244873" calcext:value-type="float">
            <text:p>1664.244873</text:p>
          </table:table-cell>
          <table:table-cell office:value-type="float" office:value="1649.477539" calcext:value-type="float">
            <text:p>1649.477539</text:p>
          </table:table-cell>
          <table:table-cell table:number-columns-repeated="13"/>
        </table:table-row>
        <table:table-row table:style-name="ro1">
          <table:table-cell office:value-type="float" office:value="1679.634399" calcext:value-type="float">
            <text:p>1679.634399</text:p>
          </table:table-cell>
          <table:table-cell office:value-type="float" office:value="1670.916748" calcext:value-type="float">
            <text:p>1670.916748</text:p>
          </table:table-cell>
          <table:table-cell office:value-type="float" office:value="1688.063721" calcext:value-type="float">
            <text:p>1688.063721</text:p>
          </table:table-cell>
          <table:table-cell office:value-type="float" office:value="1661.263306" calcext:value-type="float">
            <text:p>1661.263306</text:p>
          </table:table-cell>
          <table:table-cell table:number-columns-repeated="13"/>
        </table:table-row>
        <table:table-row table:style-name="ro1">
          <table:table-cell office:value-type="float" office:value="1674.688599" calcext:value-type="float">
            <text:p>1674.688599</text:p>
          </table:table-cell>
          <table:table-cell office:value-type="float" office:value="1672.097046" calcext:value-type="float">
            <text:p>1672.097046</text:p>
          </table:table-cell>
          <table:table-cell office:value-type="float" office:value="1674.14856" calcext:value-type="float">
            <text:p>1674.14856</text:p>
          </table:table-cell>
          <table:table-cell office:value-type="float" office:value="1666.15332" calcext:value-type="float">
            <text:p>1666.15332</text:p>
          </table:table-cell>
          <table:table-cell table:number-columns-repeated="13"/>
        </table:table-row>
        <table:table-row table:style-name="ro1">
          <table:table-cell office:value-type="float" office:value="1633.748901" calcext:value-type="float">
            <text:p>1633.748901</text:p>
          </table:table-cell>
          <table:table-cell office:value-type="float" office:value="1721.807373" calcext:value-type="float">
            <text:p>1721.807373</text:p>
          </table:table-cell>
          <table:table-cell office:value-type="float" office:value="1627.733154" calcext:value-type="float">
            <text:p>1627.733154</text:p>
          </table:table-cell>
          <table:table-cell office:value-type="float" office:value="1733.151733" calcext:value-type="float">
            <text:p>1733.151733</text:p>
          </table:table-cell>
          <table:table-cell table:number-columns-repeated="13"/>
        </table:table-row>
        <table:table-row table:style-name="ro1">
          <table:table-cell office:value-type="float" office:value="1630.955566" calcext:value-type="float">
            <text:p>1630.955566</text:p>
          </table:table-cell>
          <table:table-cell office:value-type="float" office:value="1699.269775" calcext:value-type="float">
            <text:p>1699.269775</text:p>
          </table:table-cell>
          <table:table-cell office:value-type="float" office:value="1641.328857" calcext:value-type="float">
            <text:p>1641.328857</text:p>
          </table:table-cell>
          <table:table-cell office:value-type="float" office:value="1700.682739" calcext:value-type="float">
            <text:p>1700.682739</text:p>
          </table:table-cell>
          <table:table-cell table:number-columns-repeated="13"/>
        </table:table-row>
        <table:table-row table:style-name="ro1">
          <table:table-cell office:value-type="float" office:value="1641.087402" calcext:value-type="float">
            <text:p>1641.087402</text:p>
          </table:table-cell>
          <table:table-cell office:value-type="float" office:value="1701.97876" calcext:value-type="float">
            <text:p>1701.97876</text:p>
          </table:table-cell>
          <table:table-cell office:value-type="float" office:value="1644.773682" calcext:value-type="float">
            <text:p>1644.773682</text:p>
          </table:table-cell>
          <table:table-cell office:value-type="float" office:value="1697.01123" calcext:value-type="float">
            <text:p>1697.01123</text:p>
          </table:table-cell>
          <table:table-cell table:number-columns-repeated="13"/>
        </table:table-row>
        <table:table-row table:style-name="ro1">
          <table:table-cell office:value-type="float" office:value="1641.107666" calcext:value-type="float">
            <text:p>1641.107666</text:p>
          </table:table-cell>
          <table:table-cell office:value-type="float" office:value="1706.318359" calcext:value-type="float">
            <text:p>1706.318359</text:p>
          </table:table-cell>
          <table:table-cell office:value-type="float" office:value="1644.70459" calcext:value-type="float">
            <text:p>1644.70459</text:p>
          </table:table-cell>
          <table:table-cell office:value-type="float" office:value="1707.090088" calcext:value-type="float">
            <text:p>1707.090088</text:p>
          </table:table-cell>
          <table:table-cell table:number-columns-repeated="13"/>
        </table:table-row>
        <table:table-row table:style-name="ro1">
          <table:table-cell office:value-type="float" office:value="1637.587646" calcext:value-type="float">
            <text:p>1637.587646</text:p>
          </table:table-cell>
          <table:table-cell office:value-type="float" office:value="1708.241455" calcext:value-type="float">
            <text:p>1708.241455</text:p>
          </table:table-cell>
          <table:table-cell office:value-type="float" office:value="1642.913818" calcext:value-type="float">
            <text:p>1642.913818</text:p>
          </table:table-cell>
          <table:table-cell office:value-type="float" office:value="1701.637451" calcext:value-type="float">
            <text:p>1701.637451</text:p>
          </table:table-cell>
          <table:table-cell table:number-columns-repeated="13"/>
        </table:table-row>
        <table:table-row table:style-name="ro1">
          <table:table-cell office:value-type="float" office:value="1641.176147" calcext:value-type="float">
            <text:p>1641.176147</text:p>
          </table:table-cell>
          <table:table-cell office:value-type="float" office:value="1706.345703" calcext:value-type="float">
            <text:p>1706.345703</text:p>
          </table:table-cell>
          <table:table-cell office:value-type="float" office:value="1643.550171" calcext:value-type="float">
            <text:p>1643.550171</text:p>
          </table:table-cell>
          <table:table-cell office:value-type="float" office:value="1703.619751" calcext:value-type="float">
            <text:p>1703.619751</text:p>
          </table:table-cell>
          <table:table-cell table:number-columns-repeated="13"/>
        </table:table-row>
        <table:table-row table:style-name="ro1">
          <table:table-cell office:value-type="float" office:value="1638.759644" calcext:value-type="float">
            <text:p>1638.759644</text:p>
          </table:table-cell>
          <table:table-cell office:value-type="float" office:value="1707.995483" calcext:value-type="float">
            <text:p>1707.995483</text:p>
          </table:table-cell>
          <table:table-cell office:value-type="float" office:value="1644.481201" calcext:value-type="float">
            <text:p>1644.481201</text:p>
          </table:table-cell>
          <table:table-cell office:value-type="float" office:value="1701.881226" calcext:value-type="float">
            <text:p>1701.881226</text:p>
          </table:table-cell>
          <table:table-cell table:number-columns-repeated="13"/>
        </table:table-row>
        <table:table-row table:style-name="ro1">
          <table:table-cell office:value-type="float" office:value="1639.429932" calcext:value-type="float">
            <text:p>1639.429932</text:p>
          </table:table-cell>
          <table:table-cell office:value-type="float" office:value="1704.521484" calcext:value-type="float">
            <text:p>1704.521484</text:p>
          </table:table-cell>
          <table:table-cell office:value-type="float" office:value="1645.464355" calcext:value-type="float">
            <text:p>1645.464355</text:p>
          </table:table-cell>
          <table:table-cell office:value-type="float" office:value="1701.908081" calcext:value-type="float">
            <text:p>1701.908081</text:p>
          </table:table-cell>
          <table:table-cell table:number-columns-repeated="13"/>
        </table:table-row>
        <table:table-row table:style-name="ro1">
          <table:table-cell office:value-type="float" office:value="1638.770752" calcext:value-type="float">
            <text:p>1638.770752</text:p>
          </table:table-cell>
          <table:table-cell office:value-type="float" office:value="1707.141968" calcext:value-type="float">
            <text:p>1707.141968</text:p>
          </table:table-cell>
          <table:table-cell office:value-type="float" office:value="1643.027222" calcext:value-type="float">
            <text:p>1643.027222</text:p>
          </table:table-cell>
          <table:table-cell office:value-type="float" office:value="1706.956421" calcext:value-type="float">
            <text:p>1706.956421</text:p>
          </table:table-cell>
          <table:table-cell table:number-columns-repeated="13"/>
        </table:table-row>
        <table:table-row table:style-name="ro1">
          <table:table-cell office:value-type="float" office:value="1639.207031" calcext:value-type="float">
            <text:p>1639.207031</text:p>
          </table:table-cell>
          <table:table-cell office:value-type="float" office:value="1706.023804" calcext:value-type="float">
            <text:p>1706.023804</text:p>
          </table:table-cell>
          <table:table-cell office:value-type="float" office:value="1644.965088" calcext:value-type="float">
            <text:p>1644.965088</text:p>
          </table:table-cell>
          <table:table-cell office:value-type="float" office:value="1705.495483" calcext:value-type="float">
            <text:p>1705.495483</text:p>
          </table:table-cell>
          <table:table-cell table:number-columns-repeated="13"/>
        </table:table-row>
        <table:table-row table:style-name="ro1">
          <table:table-cell office:value-type="float" office:value="1640.577393" calcext:value-type="float">
            <text:p>1640.577393</text:p>
          </table:table-cell>
          <table:table-cell office:value-type="float" office:value="1703.570679" calcext:value-type="float">
            <text:p>1703.570679</text:p>
          </table:table-cell>
          <table:table-cell office:value-type="float" office:value="1646.434448" calcext:value-type="float">
            <text:p>1646.434448</text:p>
          </table:table-cell>
          <table:table-cell office:value-type="float" office:value="1704.444336" calcext:value-type="float">
            <text:p>1704.444336</text:p>
          </table:table-cell>
          <table:table-cell table:number-columns-repeated="13"/>
        </table:table-row>
        <table:table-row table:style-name="ro1">
          <table:table-cell office:value-type="float" office:value="1637.631348" calcext:value-type="float">
            <text:p>1637.631348</text:p>
          </table:table-cell>
          <table:table-cell office:value-type="float" office:value="1708.281738" calcext:value-type="float">
            <text:p>1708.281738</text:p>
          </table:table-cell>
          <table:table-cell office:value-type="float" office:value="1646.441528" calcext:value-type="float">
            <text:p>1646.441528</text:p>
          </table:table-cell>
          <table:table-cell office:value-type="float" office:value="1707.661621" calcext:value-type="float">
            <text:p>1707.661621</text:p>
          </table:table-cell>
          <table:table-cell table:number-columns-repeated="13"/>
        </table:table-row>
        <table:table-row table:style-name="ro1">
          <table:table-cell office:value-type="float" office:value="1638.873047" calcext:value-type="float">
            <text:p>1638.873047</text:p>
          </table:table-cell>
          <table:table-cell office:value-type="float" office:value="1711.706299" calcext:value-type="float">
            <text:p>1711.706299</text:p>
          </table:table-cell>
          <table:table-cell office:value-type="float" office:value="1645.19751" calcext:value-type="float">
            <text:p>1645.19751</text:p>
          </table:table-cell>
          <table:table-cell office:value-type="float" office:value="1707.751709" calcext:value-type="float">
            <text:p>1707.751709</text:p>
          </table:table-cell>
          <table:table-cell table:number-columns-repeated="13"/>
        </table:table-row>
        <table:table-row table:style-name="ro1">
          <table:table-cell office:value-type="float" office:value="1638.641724" calcext:value-type="float">
            <text:p>1638.641724</text:p>
          </table:table-cell>
          <table:table-cell office:value-type="float" office:value="1706.456299" calcext:value-type="float">
            <text:p>1706.456299</text:p>
          </table:table-cell>
          <table:table-cell office:value-type="float" office:value="1646.328979" calcext:value-type="float">
            <text:p>1646.328979</text:p>
          </table:table-cell>
          <table:table-cell office:value-type="float" office:value="1708.739868" calcext:value-type="float">
            <text:p>1708.739868</text:p>
          </table:table-cell>
          <table:table-cell table:number-columns-repeated="13"/>
        </table:table-row>
        <table:table-row table:style-name="ro1">
          <table:table-cell office:value-type="float" office:value="1640.915771" calcext:value-type="float">
            <text:p>1640.915771</text:p>
          </table:table-cell>
          <table:table-cell office:value-type="float" office:value="1706.442749" calcext:value-type="float">
            <text:p>1706.442749</text:p>
          </table:table-cell>
          <table:table-cell office:value-type="float" office:value="1647.81958" calcext:value-type="float">
            <text:p>1647.81958</text:p>
          </table:table-cell>
          <table:table-cell office:value-type="float" office:value="1703.534668" calcext:value-type="float">
            <text:p>1703.534668</text:p>
          </table:table-cell>
          <table:table-cell table:number-columns-repeated="13"/>
        </table:table-row>
        <table:table-row table:style-name="ro1">
          <table:table-cell office:value-type="float" office:value="1637.866699" calcext:value-type="float">
            <text:p>1637.866699</text:p>
          </table:table-cell>
          <table:table-cell office:value-type="float" office:value="1709.455933" calcext:value-type="float">
            <text:p>1709.455933</text:p>
          </table:table-cell>
          <table:table-cell office:value-type="float" office:value="1649.512085" calcext:value-type="float">
            <text:p>1649.512085</text:p>
          </table:table-cell>
          <table:table-cell office:value-type="float" office:value="1704.940063" calcext:value-type="float">
            <text:p>1704.940063</text:p>
          </table:table-cell>
          <table:table-cell table:number-columns-repeated="13"/>
        </table:table-row>
        <table:table-row table:style-name="ro1">
          <table:table-cell office:value-type="float" office:value="1640.56311" calcext:value-type="float">
            <text:p>1640.56311</text:p>
          </table:table-cell>
          <table:table-cell office:value-type="float" office:value="1708.184204" calcext:value-type="float">
            <text:p>1708.184204</text:p>
          </table:table-cell>
          <table:table-cell office:value-type="float" office:value="1648.139404" calcext:value-type="float">
            <text:p>1648.139404</text:p>
          </table:table-cell>
          <table:table-cell office:value-type="float" office:value="1705.326538" calcext:value-type="float">
            <text:p>1705.326538</text:p>
          </table:table-cell>
          <table:table-cell table:number-columns-repeated="13"/>
        </table:table-row>
        <table:table-row table:style-name="ro1">
          <table:table-cell office:value-type="float" office:value="1640.633789" calcext:value-type="float">
            <text:p>1640.633789</text:p>
          </table:table-cell>
          <table:table-cell office:value-type="float" office:value="1707.913696" calcext:value-type="float">
            <text:p>1707.913696</text:p>
          </table:table-cell>
          <table:table-cell office:value-type="float" office:value="1642.447632" calcext:value-type="float">
            <text:p>1642.447632</text:p>
          </table:table-cell>
          <table:table-cell office:value-type="float" office:value="1705.408813" calcext:value-type="float">
            <text:p>1705.408813</text:p>
          </table:table-cell>
          <table:table-cell table:number-columns-repeated="13"/>
        </table:table-row>
        <table:table-row table:style-name="ro1">
          <table:table-cell office:value-type="float" office:value="1636.778564" calcext:value-type="float">
            <text:p>1636.778564</text:p>
          </table:table-cell>
          <table:table-cell office:value-type="float" office:value="1694.282837" calcext:value-type="float">
            <text:p>1694.282837</text:p>
          </table:table-cell>
          <table:table-cell office:value-type="float" office:value="1645.235352" calcext:value-type="float">
            <text:p>1645.235352</text:p>
          </table:table-cell>
          <table:table-cell office:value-type="float" office:value="1689.676758" calcext:value-type="float">
            <text:p>1689.676758</text:p>
          </table:table-cell>
          <table:table-cell table:number-columns-repeated="13"/>
        </table:table-row>
        <table:table-row table:style-name="ro1">
          <table:table-cell office:value-type="float" office:value="1609.313599" calcext:value-type="float">
            <text:p>1609.313599</text:p>
          </table:table-cell>
          <table:table-cell office:value-type="float" office:value="1695.852051" calcext:value-type="float">
            <text:p>1695.852051</text:p>
          </table:table-cell>
          <table:table-cell office:value-type="float" office:value="1617.546265" calcext:value-type="float">
            <text:p>1617.546265</text:p>
          </table:table-cell>
          <table:table-cell office:value-type="float" office:value="1696.562744" calcext:value-type="float">
            <text:p>1696.562744</text:p>
          </table:table-cell>
          <table:table-cell table:number-columns-repeated="13"/>
        </table:table-row>
        <table:table-row table:style-name="ro1">
          <table:table-cell office:value-type="float" office:value="1614.286865" calcext:value-type="float">
            <text:p>1614.286865</text:p>
          </table:table-cell>
          <table:table-cell office:value-type="float" office:value="1675.752319" calcext:value-type="float">
            <text:p>1675.752319</text:p>
          </table:table-cell>
          <table:table-cell office:value-type="float" office:value="1624.554932" calcext:value-type="float">
            <text:p>1624.554932</text:p>
          </table:table-cell>
          <table:table-cell office:value-type="float" office:value="1672.763062" calcext:value-type="float">
            <text:p>1672.763062</text:p>
          </table:table-cell>
          <table:table-cell table:number-columns-repeated="13"/>
        </table:table-row>
        <table:table-row table:style-name="ro1">
          <table:table-cell office:value-type="float" office:value="1605.876465" calcext:value-type="float">
            <text:p>1605.876465</text:p>
          </table:table-cell>
          <table:table-cell office:value-type="float" office:value="1675.95874" calcext:value-type="float">
            <text:p>1675.95874</text:p>
          </table:table-cell>
          <table:table-cell office:value-type="float" office:value="1614.991089" calcext:value-type="float">
            <text:p>1614.991089</text:p>
          </table:table-cell>
          <table:table-cell office:value-type="float" office:value="1666.192139" calcext:value-type="float">
            <text:p>1666.192139</text:p>
          </table:table-cell>
          <table:table-cell table:number-columns-repeated="13"/>
        </table:table-row>
        <table:table-row table:style-name="ro1">
          <table:table-cell office:value-type="float" office:value="1605.590088" calcext:value-type="float">
            <text:p>1605.590088</text:p>
          </table:table-cell>
          <table:table-cell office:value-type="float" office:value="1664.435425" calcext:value-type="float">
            <text:p>1664.435425</text:p>
          </table:table-cell>
          <table:table-cell office:value-type="float" office:value="1604.564087" calcext:value-type="float">
            <text:p>1604.564087</text:p>
          </table:table-cell>
          <table:table-cell office:value-type="float" office:value="1661.880615" calcext:value-type="float">
            <text:p>1661.880615</text:p>
          </table:table-cell>
          <table:table-cell table:number-columns-repeated="13"/>
        </table:table-row>
        <table:table-row table:style-name="ro1">
          <table:table-cell office:value-type="float" office:value="1601.781982" calcext:value-type="float">
            <text:p>1601.781982</text:p>
          </table:table-cell>
          <table:table-cell office:value-type="float" office:value="1653.630615" calcext:value-type="float">
            <text:p>1653.630615</text:p>
          </table:table-cell>
          <table:table-cell office:value-type="float" office:value="1607.713501" calcext:value-type="float">
            <text:p>1607.713501</text:p>
          </table:table-cell>
          <table:table-cell office:value-type="float" office:value="1654.646362" calcext:value-type="float">
            <text:p>1654.646362</text:p>
          </table:table-cell>
          <table:table-cell table:number-columns-repeated="13"/>
        </table:table-row>
        <table:table-row table:style-name="ro1">
          <table:table-cell office:value-type="float" office:value="1594.519653" calcext:value-type="float">
            <text:p>1594.519653</text:p>
          </table:table-cell>
          <table:table-cell office:value-type="float" office:value="1650.115601" calcext:value-type="float">
            <text:p>1650.115601</text:p>
          </table:table-cell>
          <table:table-cell office:value-type="float" office:value="1600.623901" calcext:value-type="float">
            <text:p>1600.623901</text:p>
          </table:table-cell>
          <table:table-cell office:value-type="float" office:value="1647.204834" calcext:value-type="float">
            <text:p>1647.204834</text:p>
          </table:table-cell>
          <table:table-cell table:number-columns-repeated="13"/>
        </table:table-row>
        <table:table-row table:style-name="ro1">
          <table:table-cell office:value-type="float" office:value="1590.404419" calcext:value-type="float">
            <text:p>1590.404419</text:p>
          </table:table-cell>
          <table:table-cell office:value-type="float" office:value="1646.707764" calcext:value-type="float">
            <text:p>1646.707764</text:p>
          </table:table-cell>
          <table:table-cell office:value-type="float" office:value="1595.48877" calcext:value-type="float">
            <text:p>1595.48877</text:p>
          </table:table-cell>
          <table:table-cell office:value-type="float" office:value="1640.923828" calcext:value-type="float">
            <text:p>1640.923828</text:p>
          </table:table-cell>
          <table:table-cell table:number-columns-repeated="13"/>
        </table:table-row>
        <table:table-row table:style-name="ro1">
          <table:table-cell office:value-type="float" office:value="1590.786621" calcext:value-type="float">
            <text:p>1590.786621</text:p>
          </table:table-cell>
          <table:table-cell office:value-type="float" office:value="1637.883545" calcext:value-type="float">
            <text:p>1637.883545</text:p>
          </table:table-cell>
          <table:table-cell office:value-type="float" office:value="1592.652954" calcext:value-type="float">
            <text:p>1592.652954</text:p>
          </table:table-cell>
          <table:table-cell office:value-type="float" office:value="1638.150024" calcext:value-type="float">
            <text:p>1638.150024</text:p>
          </table:table-cell>
          <table:table-cell table:number-columns-repeated="13"/>
        </table:table-row>
        <table:table-row table:style-name="ro1">
          <table:table-cell office:value-type="float" office:value="1588.889282" calcext:value-type="float">
            <text:p>1588.889282</text:p>
          </table:table-cell>
          <table:table-cell office:value-type="float" office:value="1631.881592" calcext:value-type="float">
            <text:p>1631.881592</text:p>
          </table:table-cell>
          <table:table-cell office:value-type="float" office:value="1593.91687" calcext:value-type="float">
            <text:p>1593.91687</text:p>
          </table:table-cell>
          <table:table-cell office:value-type="float" office:value="1633.077393" calcext:value-type="float">
            <text:p>1633.077393</text:p>
          </table:table-cell>
          <table:table-cell table:number-columns-repeated="13"/>
        </table:table-row>
        <table:table-row table:style-name="ro1">
          <table:table-cell office:value-type="float" office:value="1581.230225" calcext:value-type="float">
            <text:p>1581.230225</text:p>
          </table:table-cell>
          <table:table-cell office:value-type="float" office:value="1632.645874" calcext:value-type="float">
            <text:p>1632.645874</text:p>
          </table:table-cell>
          <table:table-cell office:value-type="float" office:value="1588.682739" calcext:value-type="float">
            <text:p>1588.682739</text:p>
          </table:table-cell>
          <table:table-cell office:value-type="float" office:value="1627.157471" calcext:value-type="float">
            <text:p>1627.157471</text:p>
          </table:table-cell>
          <table:table-cell table:number-columns-repeated="13"/>
        </table:table-row>
        <table:table-row table:style-name="ro1">
          <table:table-cell office:value-type="float" office:value="1585.244873" calcext:value-type="float">
            <text:p>1585.244873</text:p>
          </table:table-cell>
          <table:table-cell office:value-type="float" office:value="1619.753418" calcext:value-type="float">
            <text:p>1619.753418</text:p>
          </table:table-cell>
          <table:table-cell office:value-type="float" office:value="1589.337646" calcext:value-type="float">
            <text:p>1589.337646</text:p>
          </table:table-cell>
          <table:table-cell office:value-type="float" office:value="1620.10498" calcext:value-type="float">
            <text:p>1620.10498</text:p>
          </table:table-cell>
          <table:table-cell table:number-columns-repeated="13"/>
        </table:table-row>
        <table:table-row table:style-name="ro1">
          <table:table-cell office:value-type="float" office:value="1581.341064" calcext:value-type="float">
            <text:p>1581.341064</text:p>
          </table:table-cell>
          <table:table-cell office:value-type="float" office:value="1620.609985" calcext:value-type="float">
            <text:p>1620.609985</text:p>
          </table:table-cell>
          <table:table-cell office:value-type="float" office:value="1583.515747" calcext:value-type="float">
            <text:p>1583.515747</text:p>
          </table:table-cell>
          <table:table-cell office:value-type="float" office:value="1621.576782" calcext:value-type="float">
            <text:p>1621.576782</text:p>
          </table:table-cell>
          <table:table-cell table:number-columns-repeated="13"/>
        </table:table-row>
        <table:table-row table:style-name="ro1">
          <table:table-cell office:value-type="float" office:value="1574.828979" calcext:value-type="float">
            <text:p>1574.828979</text:p>
          </table:table-cell>
          <table:table-cell office:value-type="float" office:value="1620.125854" calcext:value-type="float">
            <text:p>1620.125854</text:p>
          </table:table-cell>
          <table:table-cell office:value-type="float" office:value="1584.236938" calcext:value-type="float">
            <text:p>1584.236938</text:p>
          </table:table-cell>
          <table:table-cell office:value-type="float" office:value="1616.296265" calcext:value-type="float">
            <text:p>1616.296265</text:p>
          </table:table-cell>
          <table:table-cell table:number-columns-repeated="13"/>
        </table:table-row>
        <table:table-row table:style-name="ro1">
          <table:table-cell office:value-type="float" office:value="1582.516357" calcext:value-type="float">
            <text:p>1582.516357</text:p>
          </table:table-cell>
          <table:table-cell office:value-type="float" office:value="1608.732666" calcext:value-type="float">
            <text:p>1608.732666</text:p>
          </table:table-cell>
          <table:table-cell office:value-type="float" office:value="1580.704102" calcext:value-type="float">
            <text:p>1580.704102</text:p>
          </table:table-cell>
          <table:table-cell office:value-type="float" office:value="1611.830688" calcext:value-type="float">
            <text:p>1611.830688</text:p>
          </table:table-cell>
          <table:table-cell table:number-columns-repeated="13"/>
        </table:table-row>
        <table:table-row table:style-name="ro1">
          <table:table-cell office:value-type="float" office:value="1574.499023" calcext:value-type="float">
            <text:p>1574.499023</text:p>
          </table:table-cell>
          <table:table-cell office:value-type="float" office:value="1608.64856" calcext:value-type="float">
            <text:p>1608.64856</text:p>
          </table:table-cell>
          <table:table-cell office:value-type="float" office:value="1578.56897" calcext:value-type="float">
            <text:p>1578.56897</text:p>
          </table:table-cell>
          <table:table-cell office:value-type="float" office:value="1608.401978" calcext:value-type="float">
            <text:p>1608.401978</text:p>
          </table:table-cell>
          <table:table-cell table:number-columns-repeated="13"/>
        </table:table-row>
        <table:table-row table:style-name="ro1">
          <table:table-cell office:value-type="float" office:value="1574.563477" calcext:value-type="float">
            <text:p>1574.563477</text:p>
          </table:table-cell>
          <table:table-cell office:value-type="float" office:value="1605.685303" calcext:value-type="float">
            <text:p>1605.685303</text:p>
          </table:table-cell>
          <table:table-cell office:value-type="float" office:value="1579.896851" calcext:value-type="float">
            <text:p>1579.896851</text:p>
          </table:table-cell>
          <table:table-cell office:value-type="float" office:value="1604.586182" calcext:value-type="float">
            <text:p>1604.586182</text:p>
          </table:table-cell>
          <table:table-cell table:number-columns-repeated="13"/>
        </table:table-row>
        <table:table-row table:style-name="ro1">
          <table:table-cell office:value-type="float" office:value="1577.500244" calcext:value-type="float">
            <text:p>1577.500244</text:p>
          </table:table-cell>
          <table:table-cell office:value-type="float" office:value="1603.289307" calcext:value-type="float">
            <text:p>1603.289307</text:p>
          </table:table-cell>
          <table:table-cell office:value-type="float" office:value="1578.724487" calcext:value-type="float">
            <text:p>1578.724487</text:p>
          </table:table-cell>
          <table:table-cell office:value-type="float" office:value="1605.468506" calcext:value-type="float">
            <text:p>1605.468506</text:p>
          </table:table-cell>
          <table:table-cell table:number-columns-repeated="13"/>
        </table:table-row>
        <table:table-row table:style-name="ro1">
          <table:table-cell office:value-type="float" office:value="1570.210083" calcext:value-type="float">
            <text:p>1570.210083</text:p>
          </table:table-cell>
          <table:table-cell office:value-type="float" office:value="1600.33252" calcext:value-type="float">
            <text:p>1600.33252</text:p>
          </table:table-cell>
          <table:table-cell office:value-type="float" office:value="1576.610352" calcext:value-type="float">
            <text:p>1576.610352</text:p>
          </table:table-cell>
          <table:table-cell office:value-type="float" office:value="1598.138916" calcext:value-type="float">
            <text:p>1598.138916</text:p>
          </table:table-cell>
          <table:table-cell table:number-columns-repeated="13"/>
        </table:table-row>
        <table:table-row table:style-name="ro1">
          <table:table-cell office:value-type="float" office:value="1571.725098" calcext:value-type="float">
            <text:p>1571.725098</text:p>
          </table:table-cell>
          <table:table-cell office:value-type="float" office:value="1597.601074" calcext:value-type="float">
            <text:p>1597.601074</text:p>
          </table:table-cell>
          <table:table-cell office:value-type="float" office:value="1571.815063" calcext:value-type="float">
            <text:p>1571.815063</text:p>
          </table:table-cell>
          <table:table-cell office:value-type="float" office:value="1600.049561" calcext:value-type="float">
            <text:p>1600.049561</text:p>
          </table:table-cell>
          <table:table-cell table:number-columns-repeated="13"/>
        </table:table-row>
        <table:table-row table:style-name="ro1">
          <table:table-cell office:value-type="float" office:value="1572.874878" calcext:value-type="float">
            <text:p>1572.874878</text:p>
          </table:table-cell>
          <table:table-cell office:value-type="float" office:value="1596.621094" calcext:value-type="float">
            <text:p>1596.621094</text:p>
          </table:table-cell>
          <table:table-cell office:value-type="float" office:value="1570.90979" calcext:value-type="float">
            <text:p>1570.90979</text:p>
          </table:table-cell>
          <table:table-cell office:value-type="float" office:value="1597.765991" calcext:value-type="float">
            <text:p>1597.765991</text:p>
          </table:table-cell>
          <table:table-cell table:number-columns-repeated="13"/>
        </table:table-row>
        <table:table-row table:style-name="ro1">
          <table:table-cell office:value-type="float" office:value="1568.062866" calcext:value-type="float">
            <text:p>1568.062866</text:p>
          </table:table-cell>
          <table:table-cell office:value-type="float" office:value="1592.880127" calcext:value-type="float">
            <text:p>1592.880127</text:p>
          </table:table-cell>
          <table:table-cell office:value-type="float" office:value="1571.241211" calcext:value-type="float">
            <text:p>1571.241211</text:p>
          </table:table-cell>
          <table:table-cell office:value-type="float" office:value="1595.543579" calcext:value-type="float">
            <text:p>1595.543579</text:p>
          </table:table-cell>
          <table:table-cell table:number-columns-repeated="13"/>
        </table:table-row>
        <table:table-row table:style-name="ro1">
          <table:table-cell office:value-type="float" office:value="1573.168823" calcext:value-type="float">
            <text:p>1573.168823</text:p>
          </table:table-cell>
          <table:table-cell office:value-type="float" office:value="1586.574097" calcext:value-type="float">
            <text:p>1586.574097</text:p>
          </table:table-cell>
          <table:table-cell office:value-type="float" office:value="1574.192871" calcext:value-type="float">
            <text:p>1574.192871</text:p>
          </table:table-cell>
          <table:table-cell office:value-type="float" office:value="1591.440918" calcext:value-type="float">
            <text:p>1591.440918</text:p>
          </table:table-cell>
          <table:table-cell table:number-columns-repeated="13"/>
        </table:table-row>
        <table:table-row table:style-name="ro1">
          <table:table-cell office:value-type="float" office:value="1567.061401" calcext:value-type="float">
            <text:p>1567.061401</text:p>
          </table:table-cell>
          <table:table-cell office:value-type="float" office:value="1589.430908" calcext:value-type="float">
            <text:p>1589.430908</text:p>
          </table:table-cell>
          <table:table-cell office:value-type="float" office:value="1570.530396" calcext:value-type="float">
            <text:p>1570.530396</text:p>
          </table:table-cell>
          <table:table-cell office:value-type="float" office:value="1589.972656" calcext:value-type="float">
            <text:p>1589.972656</text:p>
          </table:table-cell>
          <table:table-cell table:number-columns-repeated="13"/>
        </table:table-row>
        <table:table-row table:style-name="ro1">
          <table:table-cell office:value-type="float" office:value="1566.038574" calcext:value-type="float">
            <text:p>1566.038574</text:p>
          </table:table-cell>
          <table:table-cell office:value-type="float" office:value="1587.089355" calcext:value-type="float">
            <text:p>1587.089355</text:p>
          </table:table-cell>
          <table:table-cell office:value-type="float" office:value="1572.349731" calcext:value-type="float">
            <text:p>1572.349731</text:p>
          </table:table-cell>
          <table:table-cell office:value-type="float" office:value="1587.806641" calcext:value-type="float">
            <text:p>1587.806641</text:p>
          </table:table-cell>
          <table:table-cell table:number-columns-repeated="13"/>
        </table:table-row>
        <table:table-row table:style-name="ro1">
          <table:table-cell office:value-type="float" office:value="1566.998169" calcext:value-type="float">
            <text:p>1566.998169</text:p>
          </table:table-cell>
          <table:table-cell office:value-type="float" office:value="1580.380371" calcext:value-type="float">
            <text:p>1580.380371</text:p>
          </table:table-cell>
          <table:table-cell office:value-type="float" office:value="1567.112427" calcext:value-type="float">
            <text:p>1567.112427</text:p>
          </table:table-cell>
          <table:table-cell office:value-type="float" office:value="1586.284546" calcext:value-type="float">
            <text:p>1586.284546</text:p>
          </table:table-cell>
          <table:table-cell table:number-columns-repeated="13"/>
        </table:table-row>
        <table:table-row table:style-name="ro1">
          <table:table-cell office:value-type="float" office:value="1592.269287" calcext:value-type="float">
            <text:p>1592.269287</text:p>
          </table:table-cell>
          <table:table-cell office:value-type="float" office:value="1610.986206" calcext:value-type="float">
            <text:p>1610.986206</text:p>
          </table:table-cell>
          <table:table-cell office:value-type="float" office:value="1555.879761" calcext:value-type="float">
            <text:p>1555.879761</text:p>
          </table:table-cell>
          <table:table-cell office:value-type="float" office:value="1541.424316" calcext:value-type="float">
            <text:p>1541.424316</text:p>
          </table:table-cell>
          <table:table-cell table:number-columns-repeated="13"/>
        </table:table-row>
        <table:table-row table:style-name="ro1">
          <table:table-cell office:value-type="float" office:value="1600.318237" calcext:value-type="float">
            <text:p>1600.318237</text:p>
          </table:table-cell>
          <table:table-cell office:value-type="float" office:value="1632.710693" calcext:value-type="float">
            <text:p>1632.710693</text:p>
          </table:table-cell>
          <table:table-cell office:value-type="float" office:value="1529.892578" calcext:value-type="float">
            <text:p>1529.892578</text:p>
          </table:table-cell>
          <table:table-cell office:value-type="float" office:value="1533.221558" calcext:value-type="float">
            <text:p>1533.221558</text:p>
          </table:table-cell>
          <table:table-cell table:number-columns-repeated="13"/>
        </table:table-row>
        <table:table-row table:style-name="ro1">
          <table:table-cell office:value-type="float" office:value="1616.774902" calcext:value-type="float">
            <text:p>1616.774902</text:p>
          </table:table-cell>
          <table:table-cell office:value-type="float" office:value="1636.834229" calcext:value-type="float">
            <text:p>1636.834229</text:p>
          </table:table-cell>
          <table:table-cell office:value-type="float" office:value="1523.021118" calcext:value-type="float">
            <text:p>1523.021118</text:p>
          </table:table-cell>
          <table:table-cell office:value-type="float" office:value="1547.113281" calcext:value-type="float">
            <text:p>1547.113281</text:p>
          </table:table-cell>
          <table:table-cell table:number-columns-repeated="13"/>
        </table:table-row>
        <table:table-row table:style-name="ro1">
          <table:table-cell office:value-type="float" office:value="1631.617432" calcext:value-type="float">
            <text:p>1631.617432</text:p>
          </table:table-cell>
          <table:table-cell office:value-type="float" office:value="1697.420166" calcext:value-type="float">
            <text:p>1697.420166</text:p>
          </table:table-cell>
          <table:table-cell office:value-type="float" office:value="1556.085815" calcext:value-type="float">
            <text:p>1556.085815</text:p>
          </table:table-cell>
          <table:table-cell office:value-type="float" office:value="1550.041748" calcext:value-type="float">
            <text:p>1550.041748</text:p>
          </table:table-cell>
          <table:table-cell table:number-columns-repeated="13"/>
        </table:table-row>
        <table:table-row table:style-name="ro1">
          <table:table-cell office:value-type="float" office:value="1663.248535" calcext:value-type="float">
            <text:p>1663.248535</text:p>
          </table:table-cell>
          <table:table-cell office:value-type="float" office:value="1612.446045" calcext:value-type="float">
            <text:p>1612.446045</text:p>
          </table:table-cell>
          <table:table-cell office:value-type="float" office:value="1584.718994" calcext:value-type="float">
            <text:p>1584.718994</text:p>
          </table:table-cell>
          <table:table-cell office:value-type="float" office:value="1576.851074" calcext:value-type="float">
            <text:p>1576.851074</text:p>
          </table:table-cell>
          <table:table-cell table:number-columns-repeated="13"/>
        </table:table-row>
        <table:table-row table:style-name="ro1">
          <table:table-cell office:value-type="float" office:value="1634.32019" calcext:value-type="float">
            <text:p>1634.32019</text:p>
          </table:table-cell>
          <table:table-cell office:value-type="float" office:value="1665.864014" calcext:value-type="float">
            <text:p>1665.864014</text:p>
          </table:table-cell>
          <table:table-cell office:value-type="float" office:value="1602.594727" calcext:value-type="float">
            <text:p>1602.594727</text:p>
          </table:table-cell>
          <table:table-cell office:value-type="float" office:value="1604.245728" calcext:value-type="float">
            <text:p>1604.245728</text:p>
          </table:table-cell>
          <table:table-cell table:number-columns-repeated="13"/>
        </table:table-row>
        <table:table-row table:style-name="ro1">
          <table:table-cell office:value-type="float" office:value="1637.924072" calcext:value-type="float">
            <text:p>1637.924072</text:p>
          </table:table-cell>
          <table:table-cell office:value-type="float" office:value="1708.328735" calcext:value-type="float">
            <text:p>1708.328735</text:p>
          </table:table-cell>
          <table:table-cell office:value-type="float" office:value="1601.864014" calcext:value-type="float">
            <text:p>1601.864014</text:p>
          </table:table-cell>
          <table:table-cell office:value-type="float" office:value="1609.863892" calcext:value-type="float">
            <text:p>1609.863892</text:p>
          </table:table-cell>
          <table:table-cell table:number-columns-repeated="13"/>
        </table:table-row>
        <table:table-row table:style-name="ro1">
          <table:table-cell office:value-type="float" office:value="1657.580078" calcext:value-type="float">
            <text:p>1657.580078</text:p>
          </table:table-cell>
          <table:table-cell office:value-type="float" office:value="1698.814575" calcext:value-type="float">
            <text:p>1698.814575</text:p>
          </table:table-cell>
          <table:table-cell office:value-type="float" office:value="1619.372192" calcext:value-type="float">
            <text:p>1619.372192</text:p>
          </table:table-cell>
          <table:table-cell office:value-type="float" office:value="1609.384399" calcext:value-type="float">
            <text:p>1609.384399</text:p>
          </table:table-cell>
          <table:table-cell table:number-columns-repeated="13"/>
        </table:table-row>
        <table:table-row table:style-name="ro1">
          <table:table-cell office:value-type="float" office:value="1646.988281" calcext:value-type="float">
            <text:p>1646.988281</text:p>
          </table:table-cell>
          <table:table-cell office:value-type="float" office:value="1706.458618" calcext:value-type="float">
            <text:p>1706.458618</text:p>
          </table:table-cell>
          <table:table-cell office:value-type="float" office:value="1622.748047" calcext:value-type="float">
            <text:p>1622.748047</text:p>
          </table:table-cell>
          <table:table-cell office:value-type="float" office:value="1634.858154" calcext:value-type="float">
            <text:p>1634.858154</text:p>
          </table:table-cell>
          <table:table-cell table:number-columns-repeated="13"/>
        </table:table-row>
        <table:table-row table:style-name="ro1">
          <table:table-cell office:value-type="float" office:value="1649.096558" calcext:value-type="float">
            <text:p>1649.096558</text:p>
          </table:table-cell>
          <table:table-cell office:value-type="float" office:value="1713.019897" calcext:value-type="float">
            <text:p>1713.019897</text:p>
          </table:table-cell>
          <table:table-cell office:value-type="float" office:value="1614.776733" calcext:value-type="float">
            <text:p>1614.776733</text:p>
          </table:table-cell>
          <table:table-cell office:value-type="float" office:value="1636.779541" calcext:value-type="float">
            <text:p>1636.779541</text:p>
          </table:table-cell>
          <table:table-cell table:number-columns-repeated="13"/>
        </table:table-row>
        <table:table-row table:style-name="ro1">
          <table:table-cell office:value-type="float" office:value="1643.012451" calcext:value-type="float">
            <text:p>1643.012451</text:p>
          </table:table-cell>
          <table:table-cell office:value-type="float" office:value="1726.4021" calcext:value-type="float">
            <text:p>1726.4021</text:p>
          </table:table-cell>
          <table:table-cell office:value-type="float" office:value="1599.229126" calcext:value-type="float">
            <text:p>1599.229126</text:p>
          </table:table-cell>
          <table:table-cell office:value-type="float" office:value="1646.056274" calcext:value-type="float">
            <text:p>1646.056274</text:p>
          </table:table-cell>
          <table:table-cell table:number-columns-repeated="13"/>
        </table:table-row>
        <table:table-row table:style-name="ro1">
          <table:table-cell office:value-type="float" office:value="1610.661621" calcext:value-type="float">
            <text:p>1610.661621</text:p>
          </table:table-cell>
          <table:table-cell office:value-type="float" office:value="1672.70874" calcext:value-type="float">
            <text:p>1672.70874</text:p>
          </table:table-cell>
          <table:table-cell office:value-type="float" office:value="1637.213501" calcext:value-type="float">
            <text:p>1637.213501</text:p>
          </table:table-cell>
          <table:table-cell office:value-type="float" office:value="1680.68457" calcext:value-type="float">
            <text:p>1680.68457</text:p>
          </table:table-cell>
          <table:table-cell table:number-columns-repeated="13"/>
        </table:table-row>
        <table:table-row table:style-name="ro1">
          <table:table-cell office:value-type="float" office:value="1619.077148" calcext:value-type="float">
            <text:p>1619.077148</text:p>
          </table:table-cell>
          <table:table-cell office:value-type="float" office:value="1673.026489" calcext:value-type="float">
            <text:p>1673.026489</text:p>
          </table:table-cell>
          <table:table-cell office:value-type="float" office:value="1638.871338" calcext:value-type="float">
            <text:p>1638.871338</text:p>
          </table:table-cell>
          <table:table-cell office:value-type="float" office:value="1682.35376" calcext:value-type="float">
            <text:p>1682.35376</text:p>
          </table:table-cell>
          <table:table-cell table:number-columns-repeated="13"/>
        </table:table-row>
        <table:table-row table:style-name="ro1">
          <table:table-cell office:value-type="float" office:value="1617.121826" calcext:value-type="float">
            <text:p>1617.121826</text:p>
          </table:table-cell>
          <table:table-cell office:value-type="float" office:value="1683.883911" calcext:value-type="float">
            <text:p>1683.883911</text:p>
          </table:table-cell>
          <table:table-cell office:value-type="float" office:value="1631.81311" calcext:value-type="float">
            <text:p>1631.81311</text:p>
          </table:table-cell>
          <table:table-cell office:value-type="float" office:value="1679.61084" calcext:value-type="float">
            <text:p>1679.61084</text:p>
          </table:table-cell>
          <table:table-cell table:number-columns-repeated="13"/>
        </table:table-row>
        <table:table-row table:style-name="ro1">
          <table:table-cell office:value-type="float" office:value="1621.475952" calcext:value-type="float">
            <text:p>1621.475952</text:p>
          </table:table-cell>
          <table:table-cell office:value-type="float" office:value="1682.293579" calcext:value-type="float">
            <text:p>1682.293579</text:p>
          </table:table-cell>
          <table:table-cell office:value-type="float" office:value="1624.615356" calcext:value-type="float">
            <text:p>1624.615356</text:p>
          </table:table-cell>
          <table:table-cell office:value-type="float" office:value="1684.203491" calcext:value-type="float">
            <text:p>1684.203491</text:p>
          </table:table-cell>
          <table:table-cell table:number-columns-repeated="13"/>
        </table:table-row>
        <table:table-row table:style-name="ro1">
          <table:table-cell office:value-type="float" office:value="1625.450806" calcext:value-type="float">
            <text:p>1625.450806</text:p>
          </table:table-cell>
          <table:table-cell office:value-type="float" office:value="1680.351807" calcext:value-type="float">
            <text:p>1680.351807</text:p>
          </table:table-cell>
          <table:table-cell office:value-type="float" office:value="1631.038818" calcext:value-type="float">
            <text:p>1631.038818</text:p>
          </table:table-cell>
          <table:table-cell office:value-type="float" office:value="1683.773926" calcext:value-type="float">
            <text:p>1683.773926</text:p>
          </table:table-cell>
          <table:table-cell table:number-columns-repeated="13"/>
        </table:table-row>
        <table:table-row table:style-name="ro1">
          <table:table-cell office:value-type="float" office:value="1624.766235" calcext:value-type="float">
            <text:p>1624.766235</text:p>
          </table:table-cell>
          <table:table-cell office:value-type="float" office:value="1684.665405" calcext:value-type="float">
            <text:p>1684.665405</text:p>
          </table:table-cell>
          <table:table-cell office:value-type="float" office:value="1628.898438" calcext:value-type="float">
            <text:p>1628.898438</text:p>
          </table:table-cell>
          <table:table-cell office:value-type="float" office:value="1686.013794" calcext:value-type="float">
            <text:p>1686.013794</text:p>
          </table:table-cell>
          <table:table-cell table:number-columns-repeated="13"/>
        </table:table-row>
        <table:table-row table:style-name="ro1">
          <table:table-cell office:value-type="float" office:value="1626.291748" calcext:value-type="float">
            <text:p>1626.291748</text:p>
          </table:table-cell>
          <table:table-cell office:value-type="float" office:value="1683.913086" calcext:value-type="float">
            <text:p>1683.913086</text:p>
          </table:table-cell>
          <table:table-cell office:value-type="float" office:value="1629.305054" calcext:value-type="float">
            <text:p>1629.305054</text:p>
          </table:table-cell>
          <table:table-cell office:value-type="float" office:value="1686.144165" calcext:value-type="float">
            <text:p>1686.144165</text:p>
          </table:table-cell>
          <table:table-cell table:number-columns-repeated="13"/>
        </table:table-row>
        <table:table-row table:style-name="ro1">
          <table:table-cell office:value-type="float" office:value="1628.946045" calcext:value-type="float">
            <text:p>1628.946045</text:p>
          </table:table-cell>
          <table:table-cell office:value-type="float" office:value="1680.655396" calcext:value-type="float">
            <text:p>1680.655396</text:p>
          </table:table-cell>
          <table:table-cell office:value-type="float" office:value="1629.292358" calcext:value-type="float">
            <text:p>1629.292358</text:p>
          </table:table-cell>
          <table:table-cell office:value-type="float" office:value="1685.377075" calcext:value-type="float">
            <text:p>1685.377075</text:p>
          </table:table-cell>
          <table:table-cell table:number-columns-repeated="13"/>
        </table:table-row>
        <table:table-row table:style-name="ro1">
          <table:table-cell office:value-type="float" office:value="1625.202393" calcext:value-type="float">
            <text:p>1625.202393</text:p>
          </table:table-cell>
          <table:table-cell office:value-type="float" office:value="1687.809692" calcext:value-type="float">
            <text:p>1687.809692</text:p>
          </table:table-cell>
          <table:table-cell office:value-type="float" office:value="1629.934692" calcext:value-type="float">
            <text:p>1629.934692</text:p>
          </table:table-cell>
          <table:table-cell office:value-type="float" office:value="1685.285156" calcext:value-type="float">
            <text:p>1685.285156</text:p>
          </table:table-cell>
          <table:table-cell table:number-columns-repeated="13"/>
        </table:table-row>
        <table:table-row table:style-name="ro1">
          <table:table-cell office:value-type="float" office:value="1628.39502" calcext:value-type="float">
            <text:p>1628.39502</text:p>
          </table:table-cell>
          <table:table-cell office:value-type="float" office:value="1684.016724" calcext:value-type="float">
            <text:p>1684.016724</text:p>
          </table:table-cell>
          <table:table-cell office:value-type="float" office:value="1630.814697" calcext:value-type="float">
            <text:p>1630.814697</text:p>
          </table:table-cell>
          <table:table-cell office:value-type="float" office:value="1685.611206" calcext:value-type="float">
            <text:p>1685.611206</text:p>
          </table:table-cell>
          <table:table-cell table:number-columns-repeated="13"/>
        </table:table-row>
        <table:table-row table:style-name="ro1">
          <table:table-cell office:value-type="float" office:value="1624.608521" calcext:value-type="float">
            <text:p>1624.608521</text:p>
          </table:table-cell>
          <table:table-cell office:value-type="float" office:value="1688.437622" calcext:value-type="float">
            <text:p>1688.437622</text:p>
          </table:table-cell>
          <table:table-cell office:value-type="float" office:value="1628.747314" calcext:value-type="float">
            <text:p>1628.747314</text:p>
          </table:table-cell>
          <table:table-cell office:value-type="float" office:value="1688.837769" calcext:value-type="float">
            <text:p>1688.837769</text:p>
          </table:table-cell>
          <table:table-cell table:number-columns-repeated="13"/>
        </table:table-row>
        <table:table-row table:style-name="ro1">
          <table:table-cell office:value-type="float" office:value="1626.471069" calcext:value-type="float">
            <text:p>1626.471069</text:p>
          </table:table-cell>
          <table:table-cell office:value-type="float" office:value="1688.614868" calcext:value-type="float">
            <text:p>1688.614868</text:p>
          </table:table-cell>
          <table:table-cell office:value-type="float" office:value="1630.962524" calcext:value-type="float">
            <text:p>1630.962524</text:p>
          </table:table-cell>
          <table:table-cell office:value-type="float" office:value="1688.75415" calcext:value-type="float">
            <text:p>1688.75415</text:p>
          </table:table-cell>
          <table:table-cell table:number-columns-repeated="13"/>
        </table:table-row>
        <table:table-row table:style-name="ro1">
          <table:table-cell office:value-type="float" office:value="1626.824829" calcext:value-type="float">
            <text:p>1626.824829</text:p>
          </table:table-cell>
          <table:table-cell office:value-type="float" office:value="1684.662354" calcext:value-type="float">
            <text:p>1684.662354</text:p>
          </table:table-cell>
          <table:table-cell office:value-type="float" office:value="1632.479736" calcext:value-type="float">
            <text:p>1632.479736</text:p>
          </table:table-cell>
          <table:table-cell office:value-type="float" office:value="1683.446777" calcext:value-type="float">
            <text:p>1683.446777</text:p>
          </table:table-cell>
          <table:table-cell table:number-columns-repeated="13"/>
        </table:table-row>
        <table:table-row table:style-name="ro1">
          <table:table-cell office:value-type="float" office:value="1626.307373" calcext:value-type="float">
            <text:p>1626.307373</text:p>
          </table:table-cell>
          <table:table-cell office:value-type="float" office:value="1688.920288" calcext:value-type="float">
            <text:p>1688.920288</text:p>
          </table:table-cell>
          <table:table-cell office:value-type="float" office:value="1629.846924" calcext:value-type="float">
            <text:p>1629.846924</text:p>
          </table:table-cell>
          <table:table-cell office:value-type="float" office:value="1689.837158" calcext:value-type="float">
            <text:p>1689.837158</text:p>
          </table:table-cell>
          <table:table-cell table:number-columns-repeated="13"/>
        </table:table-row>
        <table:table-row table:style-name="ro1">
          <table:table-cell office:value-type="float" office:value="1628.948608" calcext:value-type="float">
            <text:p>1628.948608</text:p>
          </table:table-cell>
          <table:table-cell office:value-type="float" office:value="1689.507935" calcext:value-type="float">
            <text:p>1689.507935</text:p>
          </table:table-cell>
          <table:table-cell office:value-type="float" office:value="1628.308228" calcext:value-type="float">
            <text:p>1628.308228</text:p>
          </table:table-cell>
          <table:table-cell office:value-type="float" office:value="1692.606934" calcext:value-type="float">
            <text:p>1692.606934</text:p>
          </table:table-cell>
          <table:table-cell table:number-columns-repeated="13"/>
        </table:table-row>
        <table:table-row table:style-name="ro1">
          <table:table-cell office:value-type="float" office:value="1627.115723" calcext:value-type="float">
            <text:p>1627.115723</text:p>
          </table:table-cell>
          <table:table-cell office:value-type="float" office:value="1689.19812" calcext:value-type="float">
            <text:p>1689.19812</text:p>
          </table:table-cell>
          <table:table-cell office:value-type="float" office:value="1631.140137" calcext:value-type="float">
            <text:p>1631.140137</text:p>
          </table:table-cell>
          <table:table-cell office:value-type="float" office:value="1685.934814" calcext:value-type="float">
            <text:p>1685.934814</text:p>
          </table:table-cell>
          <table:table-cell table:number-columns-repeated="13"/>
        </table:table-row>
        <table:table-row table:style-name="ro1">
          <table:table-cell office:value-type="float" office:value="1628.630371" calcext:value-type="float">
            <text:p>1628.630371</text:p>
          </table:table-cell>
          <table:table-cell office:value-type="float" office:value="1689.202393" calcext:value-type="float">
            <text:p>1689.202393</text:p>
          </table:table-cell>
          <table:table-cell office:value-type="float" office:value="1633.68103" calcext:value-type="float">
            <text:p>1633.68103</text:p>
          </table:table-cell>
          <table:table-cell office:value-type="float" office:value="1688.028076" calcext:value-type="float">
            <text:p>1688.028076</text:p>
          </table:table-cell>
          <table:table-cell table:number-columns-repeated="13"/>
        </table:table-row>
        <table:table-row table:style-name="ro1">
          <table:table-cell office:value-type="float" office:value="1625.789673" calcext:value-type="float">
            <text:p>1625.789673</text:p>
          </table:table-cell>
          <table:table-cell office:value-type="float" office:value="1690.271973" calcext:value-type="float">
            <text:p>1690.271973</text:p>
          </table:table-cell>
          <table:table-cell office:value-type="float" office:value="1632.092041" calcext:value-type="float">
            <text:p>1632.092041</text:p>
          </table:table-cell>
          <table:table-cell office:value-type="float" office:value="1690.453491" calcext:value-type="float">
            <text:p>1690.453491</text:p>
          </table:table-cell>
          <table:table-cell table:number-columns-repeated="13"/>
        </table:table-row>
        <table:table-row table:style-name="ro1">
          <table:table-cell office:value-type="float" office:value="1628.004761" calcext:value-type="float">
            <text:p>1628.004761</text:p>
          </table:table-cell>
          <table:table-cell office:value-type="float" office:value="1689.821289" calcext:value-type="float">
            <text:p>1689.821289</text:p>
          </table:table-cell>
          <table:table-cell office:value-type="float" office:value="1631.838379" calcext:value-type="float">
            <text:p>1631.838379</text:p>
          </table:table-cell>
          <table:table-cell office:value-type="float" office:value="1688.666016" calcext:value-type="float">
            <text:p>1688.666016</text:p>
          </table:table-cell>
          <table:table-cell table:number-columns-repeated="13"/>
        </table:table-row>
        <table:table-row table:style-name="ro1">
          <table:table-cell office:value-type="float" office:value="1631.144897" calcext:value-type="float">
            <text:p>1631.144897</text:p>
          </table:table-cell>
          <table:table-cell office:value-type="float" office:value="1691.995483" calcext:value-type="float">
            <text:p>1691.995483</text:p>
          </table:table-cell>
          <table:table-cell office:value-type="float" office:value="1636.943726" calcext:value-type="float">
            <text:p>1636.943726</text:p>
          </table:table-cell>
          <table:table-cell office:value-type="float" office:value="1689.790649" calcext:value-type="float">
            <text:p>1689.790649</text:p>
          </table:table-cell>
          <table:table-cell table:number-columns-repeated="13"/>
        </table:table-row>
        <table:table-row table:style-name="ro1">
          <table:table-cell office:value-type="float" office:value="1629.965576" calcext:value-type="float">
            <text:p>1629.965576</text:p>
          </table:table-cell>
          <table:table-cell office:value-type="float" office:value="1689.556641" calcext:value-type="float">
            <text:p>1689.556641</text:p>
          </table:table-cell>
          <table:table-cell office:value-type="float" office:value="1633.581909" calcext:value-type="float">
            <text:p>1633.581909</text:p>
          </table:table-cell>
          <table:table-cell office:value-type="float" office:value="1688.580566" calcext:value-type="float">
            <text:p>1688.580566</text:p>
          </table:table-cell>
          <table:table-cell table:number-columns-repeated="13"/>
        </table:table-row>
        <table:table-row table:style-name="ro1">
          <table:table-cell office:value-type="float" office:value="1631.933838" calcext:value-type="float">
            <text:p>1631.933838</text:p>
          </table:table-cell>
          <table:table-cell office:value-type="float" office:value="1691.674194" calcext:value-type="float">
            <text:p>1691.674194</text:p>
          </table:table-cell>
          <table:table-cell office:value-type="float" office:value="1631.963135" calcext:value-type="float">
            <text:p>1631.963135</text:p>
          </table:table-cell>
          <table:table-cell office:value-type="float" office:value="1693.88147" calcext:value-type="float">
            <text:p>1693.88147</text:p>
          </table:table-cell>
          <table:table-cell table:number-columns-repeated="13"/>
        </table:table-row>
        <table:table-row table:style-name="ro1">
          <table:table-cell office:value-type="float" office:value="1629.466309" calcext:value-type="float">
            <text:p>1629.466309</text:p>
          </table:table-cell>
          <table:table-cell office:value-type="float" office:value="1696.169067" calcext:value-type="float">
            <text:p>1696.169067</text:p>
          </table:table-cell>
          <table:table-cell office:value-type="float" office:value="1637.223999" calcext:value-type="float">
            <text:p>1637.223999</text:p>
          </table:table-cell>
          <table:table-cell office:value-type="float" office:value="1691.316895" calcext:value-type="float">
            <text:p>1691.316895</text:p>
          </table:table-cell>
          <table:table-cell table:number-columns-repeated="13"/>
        </table:table-row>
        <table:table-row table:style-name="ro1">
          <table:table-cell office:value-type="float" office:value="1631.696777" calcext:value-type="float">
            <text:p>1631.696777</text:p>
          </table:table-cell>
          <table:table-cell office:value-type="float" office:value="1692.942139" calcext:value-type="float">
            <text:p>1692.942139</text:p>
          </table:table-cell>
          <table:table-cell office:value-type="float" office:value="1638.658447" calcext:value-type="float">
            <text:p>1638.658447</text:p>
          </table:table-cell>
          <table:table-cell office:value-type="float" office:value="1691.200195" calcext:value-type="float">
            <text:p>1691.200195</text:p>
          </table:table-cell>
          <table:table-cell table:number-columns-repeated="13"/>
        </table:table-row>
        <table:table-row table:style-name="ro1">
          <table:table-cell office:value-type="float" office:value="1629.206299" calcext:value-type="float">
            <text:p>1629.206299</text:p>
          </table:table-cell>
          <table:table-cell office:value-type="float" office:value="1696.356689" calcext:value-type="float">
            <text:p>1696.356689</text:p>
          </table:table-cell>
          <table:table-cell office:value-type="float" office:value="1633.754272" calcext:value-type="float">
            <text:p>1633.754272</text:p>
          </table:table-cell>
          <table:table-cell office:value-type="float" office:value="1695.384888" calcext:value-type="float">
            <text:p>1695.384888</text:p>
          </table:table-cell>
          <table:table-cell table:number-columns-repeated="13"/>
        </table:table-row>
        <table:table-row table:style-name="ro1">
          <table:table-cell office:value-type="float" office:value="1633.918945" calcext:value-type="float">
            <text:p>1633.918945</text:p>
          </table:table-cell>
          <table:table-cell office:value-type="float" office:value="1694.936035" calcext:value-type="float">
            <text:p>1694.936035</text:p>
          </table:table-cell>
          <table:table-cell office:value-type="float" office:value="1637.922485" calcext:value-type="float">
            <text:p>1637.922485</text:p>
          </table:table-cell>
          <table:table-cell office:value-type="float" office:value="1694.537476" calcext:value-type="float">
            <text:p>1694.537476</text:p>
          </table:table-cell>
          <table:table-cell table:number-columns-repeated="13"/>
        </table:table-row>
        <table:table-row table:style-name="ro1">
          <table:table-cell office:value-type="float" office:value="1630.567139" calcext:value-type="float">
            <text:p>1630.567139</text:p>
          </table:table-cell>
          <table:table-cell office:value-type="float" office:value="1697.594971" calcext:value-type="float">
            <text:p>1697.594971</text:p>
          </table:table-cell>
          <table:table-cell office:value-type="float" office:value="1635.515015" calcext:value-type="float">
            <text:p>1635.515015</text:p>
          </table:table-cell>
          <table:table-cell office:value-type="float" office:value="1694.826416" calcext:value-type="float">
            <text:p>1694.826416</text:p>
          </table:table-cell>
          <table:table-cell table:number-columns-repeated="13"/>
        </table:table-row>
        <table:table-row table:style-name="ro1">
          <table:table-cell office:value-type="float" office:value="1632.858765" calcext:value-type="float">
            <text:p>1632.858765</text:p>
          </table:table-cell>
          <table:table-cell office:value-type="float" office:value="1696.473633" calcext:value-type="float">
            <text:p>1696.473633</text:p>
          </table:table-cell>
          <table:table-cell office:value-type="float" office:value="1639.449707" calcext:value-type="float">
            <text:p>1639.449707</text:p>
          </table:table-cell>
          <table:table-cell office:value-type="float" office:value="1694.832275" calcext:value-type="float">
            <text:p>1694.832275</text:p>
          </table:table-cell>
          <table:table-cell table:number-columns-repeated="13"/>
        </table:table-row>
        <table:table-row table:style-name="ro1">
          <table:table-cell office:value-type="float" office:value="1635.193848" calcext:value-type="float">
            <text:p>1635.193848</text:p>
          </table:table-cell>
          <table:table-cell office:value-type="float" office:value="1699.618652" calcext:value-type="float">
            <text:p>1699.618652</text:p>
          </table:table-cell>
          <table:table-cell office:value-type="float" office:value="1639.096191" calcext:value-type="float">
            <text:p>1639.096191</text:p>
          </table:table-cell>
          <table:table-cell office:value-type="float" office:value="1695.637939" calcext:value-type="float">
            <text:p>1695.637939</text:p>
          </table:table-cell>
          <table:table-cell table:number-columns-repeated="13"/>
        </table:table-row>
        <table:table-row table:style-name="ro1">
          <table:table-cell office:value-type="float" office:value="1634.443237" calcext:value-type="float">
            <text:p>1634.443237</text:p>
          </table:table-cell>
          <table:table-cell office:value-type="float" office:value="1698.199585" calcext:value-type="float">
            <text:p>1698.199585</text:p>
          </table:table-cell>
          <table:table-cell office:value-type="float" office:value="1638.29126" calcext:value-type="float">
            <text:p>1638.29126</text:p>
          </table:table-cell>
          <table:table-cell office:value-type="float" office:value="1696.543213" calcext:value-type="float">
            <text:p>1696.543213</text:p>
          </table:table-cell>
          <table:table-cell table:number-columns-repeated="13"/>
        </table:table-row>
        <table:table-row table:style-name="ro1">
          <table:table-cell office:value-type="float" office:value="1633.87439" calcext:value-type="float">
            <text:p>1633.87439</text:p>
          </table:table-cell>
          <table:table-cell office:value-type="float" office:value="1700.815674" calcext:value-type="float">
            <text:p>1700.815674</text:p>
          </table:table-cell>
          <table:table-cell office:value-type="float" office:value="1638.844971" calcext:value-type="float">
            <text:p>1638.844971</text:p>
          </table:table-cell>
          <table:table-cell office:value-type="float" office:value="1695.660889" calcext:value-type="float">
            <text:p>1695.660889</text:p>
          </table:table-cell>
          <table:table-cell table:number-columns-repeated="13"/>
        </table:table-row>
        <table:table-row table:style-name="ro1">
          <table:table-cell office:value-type="float" office:value="1635.679565" calcext:value-type="float">
            <text:p>1635.679565</text:p>
          </table:table-cell>
          <table:table-cell office:value-type="float" office:value="1697.994141" calcext:value-type="float">
            <text:p>1697.994141</text:p>
          </table:table-cell>
          <table:table-cell office:value-type="float" office:value="1639.461914" calcext:value-type="float">
            <text:p>1639.461914</text:p>
          </table:table-cell>
          <table:table-cell office:value-type="float" office:value="1695.44751" calcext:value-type="float">
            <text:p>1695.44751</text:p>
          </table:table-cell>
          <table:table-cell table:number-columns-repeated="13"/>
        </table:table-row>
        <table:table-row table:style-name="ro1">
          <table:table-cell office:value-type="float" office:value="1634.512085" calcext:value-type="float">
            <text:p>1634.512085</text:p>
          </table:table-cell>
          <table:table-cell office:value-type="float" office:value="1700.198608" calcext:value-type="float">
            <text:p>1700.198608</text:p>
          </table:table-cell>
          <table:table-cell office:value-type="float" office:value="1642.337769" calcext:value-type="float">
            <text:p>1642.337769</text:p>
          </table:table-cell>
          <table:table-cell office:value-type="float" office:value="1694.675049" calcext:value-type="float">
            <text:p>1694.675049</text:p>
          </table:table-cell>
          <table:table-cell table:number-columns-repeated="13"/>
        </table:table-row>
        <table:table-row table:style-name="ro1">
          <table:table-cell office:value-type="float" office:value="1634.435059" calcext:value-type="float">
            <text:p>1634.435059</text:p>
          </table:table-cell>
          <table:table-cell office:value-type="float" office:value="1701.162354" calcext:value-type="float">
            <text:p>1701.162354</text:p>
          </table:table-cell>
          <table:table-cell office:value-type="float" office:value="1640.048706" calcext:value-type="float">
            <text:p>1640.048706</text:p>
          </table:table-cell>
          <table:table-cell office:value-type="float" office:value="1695.796265" calcext:value-type="float">
            <text:p>1695.796265</text:p>
          </table:table-cell>
          <table:table-cell table:number-columns-repeated="13"/>
        </table:table-row>
        <table:table-row table:style-name="ro1">
          <table:table-cell office:value-type="float" office:value="1635.856201" calcext:value-type="float">
            <text:p>1635.856201</text:p>
          </table:table-cell>
          <table:table-cell office:value-type="float" office:value="1696.983765" calcext:value-type="float">
            <text:p>1696.983765</text:p>
          </table:table-cell>
          <table:table-cell office:value-type="float" office:value="1640.133179" calcext:value-type="float">
            <text:p>1640.133179</text:p>
          </table:table-cell>
          <table:table-cell office:value-type="float" office:value="1696.867798" calcext:value-type="float">
            <text:p>1696.867798</text:p>
          </table:table-cell>
          <table:table-cell table:number-columns-repeated="13"/>
        </table:table-row>
        <table:table-row table:style-name="ro1">
          <table:table-cell office:value-type="float" office:value="1637.280273" calcext:value-type="float">
            <text:p>1637.280273</text:p>
          </table:table-cell>
          <table:table-cell office:value-type="float" office:value="1700.962646" calcext:value-type="float">
            <text:p>1700.962646</text:p>
          </table:table-cell>
          <table:table-cell office:value-type="float" office:value="1640.310425" calcext:value-type="float">
            <text:p>1640.310425</text:p>
          </table:table-cell>
          <table:table-cell office:value-type="float" office:value="1698.752441" calcext:value-type="float">
            <text:p>1698.752441</text:p>
          </table:table-cell>
          <table:table-cell table:number-columns-repeated="13"/>
        </table:table-row>
        <table:table-row table:style-name="ro1">
          <table:table-cell office:value-type="float" office:value="1636.465332" calcext:value-type="float">
            <text:p>1636.465332</text:p>
          </table:table-cell>
          <table:table-cell office:value-type="float" office:value="1700.029419" calcext:value-type="float">
            <text:p>1700.029419</text:p>
          </table:table-cell>
          <table:table-cell office:value-type="float" office:value="1642.508667" calcext:value-type="float">
            <text:p>1642.508667</text:p>
          </table:table-cell>
          <table:table-cell office:value-type="float" office:value="1697.104858" calcext:value-type="float">
            <text:p>1697.104858</text:p>
          </table:table-cell>
          <table:table-cell table:number-columns-repeated="13"/>
        </table:table-row>
        <table:table-row table:style-name="ro1">
          <table:table-cell office:value-type="float" office:value="1634.279541" calcext:value-type="float">
            <text:p>1634.279541</text:p>
          </table:table-cell>
          <table:table-cell office:value-type="float" office:value="1701.462769" calcext:value-type="float">
            <text:p>1701.462769</text:p>
          </table:table-cell>
          <table:table-cell office:value-type="float" office:value="1641.350586" calcext:value-type="float">
            <text:p>1641.350586</text:p>
          </table:table-cell>
          <table:table-cell office:value-type="float" office:value="1700.317383" calcext:value-type="float">
            <text:p>1700.317383</text:p>
          </table:table-cell>
          <table:table-cell table:number-columns-repeated="13"/>
        </table:table-row>
        <table:table-row table:style-name="ro1">
          <table:table-cell office:value-type="float" office:value="1631.950684" calcext:value-type="float">
            <text:p>1631.950684</text:p>
          </table:table-cell>
          <table:table-cell office:value-type="float" office:value="1703.525879" calcext:value-type="float">
            <text:p>1703.525879</text:p>
          </table:table-cell>
          <table:table-cell office:value-type="float" office:value="1639.338623" calcext:value-type="float">
            <text:p>1639.338623</text:p>
          </table:table-cell>
          <table:table-cell office:value-type="float" office:value="1700.665527" calcext:value-type="float">
            <text:p>1700.665527</text:p>
          </table:table-cell>
          <table:table-cell table:number-columns-repeated="13"/>
        </table:table-row>
        <table:table-row table:style-name="ro1">
          <table:table-cell office:value-type="float" office:value="1636.994873" calcext:value-type="float">
            <text:p>1636.994873</text:p>
          </table:table-cell>
          <table:table-cell office:value-type="float" office:value="1701.578369" calcext:value-type="float">
            <text:p>1701.578369</text:p>
          </table:table-cell>
          <table:table-cell office:value-type="float" office:value="1639.438232" calcext:value-type="float">
            <text:p>1639.438232</text:p>
          </table:table-cell>
          <table:table-cell office:value-type="float" office:value="1699.313721" calcext:value-type="float">
            <text:p>1699.313721</text:p>
          </table:table-cell>
          <table:table-cell table:number-columns-repeated="13"/>
        </table:table-row>
        <table:table-row table:style-name="ro1">
          <table:table-cell office:value-type="float" office:value="1633.6875" calcext:value-type="float">
            <text:p>1633.6875</text:p>
          </table:table-cell>
          <table:table-cell office:value-type="float" office:value="1707.884277" calcext:value-type="float">
            <text:p>1707.884277</text:p>
          </table:table-cell>
          <table:table-cell office:value-type="float" office:value="1639.111816" calcext:value-type="float">
            <text:p>1639.111816</text:p>
          </table:table-cell>
          <table:table-cell office:value-type="float" office:value="1705.651123" calcext:value-type="float">
            <text:p>1705.651123</text:p>
          </table:table-cell>
          <table:table-cell table:number-columns-repeated="13"/>
        </table:table-row>
        <table:table-row table:style-name="ro1">
          <table:table-cell office:value-type="float" office:value="1631.583984" calcext:value-type="float">
            <text:p>1631.583984</text:p>
          </table:table-cell>
          <table:table-cell office:value-type="float" office:value="1703.114014" calcext:value-type="float">
            <text:p>1703.114014</text:p>
          </table:table-cell>
          <table:table-cell office:value-type="float" office:value="1640.845337" calcext:value-type="float">
            <text:p>1640.845337</text:p>
          </table:table-cell>
          <table:table-cell office:value-type="float" office:value="1700.030884" calcext:value-type="float">
            <text:p>1700.030884</text:p>
          </table:table-cell>
          <table:table-cell table:number-columns-repeated="13"/>
        </table:table-row>
        <table:table-row table:style-name="ro1">
          <table:table-cell office:value-type="float" office:value="1635.24646" calcext:value-type="float">
            <text:p>1635.24646</text:p>
          </table:table-cell>
          <table:table-cell office:value-type="float" office:value="1706.194214" calcext:value-type="float">
            <text:p>1706.194214</text:p>
          </table:table-cell>
          <table:table-cell office:value-type="float" office:value="1641.295288" calcext:value-type="float">
            <text:p>1641.295288</text:p>
          </table:table-cell>
          <table:table-cell office:value-type="float" office:value="1701.332764" calcext:value-type="float">
            <text:p>1701.332764</text:p>
          </table:table-cell>
          <table:table-cell table:number-columns-repeated="13"/>
        </table:table-row>
        <table:table-row table:style-name="ro1">
          <table:table-cell office:value-type="float" office:value="1634.37854" calcext:value-type="float">
            <text:p>1634.37854</text:p>
          </table:table-cell>
          <table:table-cell office:value-type="float" office:value="1706.660767" calcext:value-type="float">
            <text:p>1706.660767</text:p>
          </table:table-cell>
          <table:table-cell office:value-type="float" office:value="1640.45813" calcext:value-type="float">
            <text:p>1640.45813</text:p>
          </table:table-cell>
          <table:table-cell office:value-type="float" office:value="1702.91333" calcext:value-type="float">
            <text:p>1702.91333</text:p>
          </table:table-cell>
          <table:table-cell table:number-columns-repeated="13"/>
        </table:table-row>
        <table:table-row table:style-name="ro1">
          <table:table-cell office:value-type="float" office:value="1640.202271" calcext:value-type="float">
            <text:p>1640.202271</text:p>
          </table:table-cell>
          <table:table-cell office:value-type="float" office:value="1702.757812" calcext:value-type="float">
            <text:p>1702.757812</text:p>
          </table:table-cell>
          <table:table-cell office:value-type="float" office:value="1642.181519" calcext:value-type="float">
            <text:p>1642.181519</text:p>
          </table:table-cell>
          <table:table-cell office:value-type="float" office:value="1702.593506" calcext:value-type="float">
            <text:p>1702.593506</text:p>
          </table:table-cell>
          <table:table-cell table:number-columns-repeated="13"/>
        </table:table-row>
        <table:table-row table:style-name="ro1">
          <table:table-cell office:value-type="float" office:value="1637.342407" calcext:value-type="float">
            <text:p>1637.342407</text:p>
          </table:table-cell>
          <table:table-cell office:value-type="float" office:value="1706.060913" calcext:value-type="float">
            <text:p>1706.060913</text:p>
          </table:table-cell>
          <table:table-cell office:value-type="float" office:value="1641.98584" calcext:value-type="float">
            <text:p>1641.98584</text:p>
          </table:table-cell>
          <table:table-cell office:value-type="float" office:value="1703.235962" calcext:value-type="float">
            <text:p>1703.235962</text:p>
          </table:table-cell>
          <table:table-cell table:number-columns-repeated="13"/>
        </table:table-row>
        <table:table-row table:style-name="ro1">
          <table:table-cell office:value-type="float" office:value="1635.227539" calcext:value-type="float">
            <text:p>1635.227539</text:p>
          </table:table-cell>
          <table:table-cell office:value-type="float" office:value="1707.48999" calcext:value-type="float">
            <text:p>1707.48999</text:p>
          </table:table-cell>
          <table:table-cell office:value-type="float" office:value="1642.46582" calcext:value-type="float">
            <text:p>1642.46582</text:p>
          </table:table-cell>
          <table:table-cell office:value-type="float" office:value="1703.457764" calcext:value-type="float">
            <text:p>1703.457764</text:p>
          </table:table-cell>
          <table:table-cell table:number-columns-repeated="13"/>
        </table:table-row>
        <table:table-row table:style-name="ro1">
          <table:table-cell office:value-type="float" office:value="1637.829468" calcext:value-type="float">
            <text:p>1637.829468</text:p>
          </table:table-cell>
          <table:table-cell office:value-type="float" office:value="1707.351685" calcext:value-type="float">
            <text:p>1707.351685</text:p>
          </table:table-cell>
          <table:table-cell office:value-type="float" office:value="1644.202393" calcext:value-type="float">
            <text:p>1644.202393</text:p>
          </table:table-cell>
          <table:table-cell office:value-type="float" office:value="1700.352539" calcext:value-type="float">
            <text:p>1700.352539</text:p>
          </table:table-cell>
          <table:table-cell table:number-columns-repeated="13"/>
        </table:table-row>
        <table:table-row table:style-name="ro1">
          <table:table-cell office:value-type="float" office:value="1641.222046" calcext:value-type="float">
            <text:p>1641.222046</text:p>
          </table:table-cell>
          <table:table-cell office:value-type="float" office:value="1703.335083" calcext:value-type="float">
            <text:p>1703.335083</text:p>
          </table:table-cell>
          <table:table-cell office:value-type="float" office:value="1647.805908" calcext:value-type="float">
            <text:p>1647.805908</text:p>
          </table:table-cell>
          <table:table-cell office:value-type="float" office:value="1701.809814" calcext:value-type="float">
            <text:p>1701.809814</text:p>
          </table:table-cell>
          <table:table-cell table:number-columns-repeated="13"/>
        </table:table-row>
        <table:table-row table:style-name="ro1">
          <table:table-cell office:value-type="float" office:value="1640.355591" calcext:value-type="float">
            <text:p>1640.355591</text:p>
          </table:table-cell>
          <table:table-cell office:value-type="float" office:value="1705.937134" calcext:value-type="float">
            <text:p>1705.937134</text:p>
          </table:table-cell>
          <table:table-cell office:value-type="float" office:value="1643.01416" calcext:value-type="float">
            <text:p>1643.01416</text:p>
          </table:table-cell>
          <table:table-cell office:value-type="float" office:value="1707.037964" calcext:value-type="float">
            <text:p>1707.037964</text:p>
          </table:table-cell>
          <table:table-cell table:number-columns-repeated="13"/>
        </table:table-row>
        <table:table-row table:style-name="ro1">
          <table:table-cell office:value-type="float" office:value="1638.293213" calcext:value-type="float">
            <text:p>1638.293213</text:p>
          </table:table-cell>
          <table:table-cell office:value-type="float" office:value="1706.732544" calcext:value-type="float">
            <text:p>1706.732544</text:p>
          </table:table-cell>
          <table:table-cell office:value-type="float" office:value="1644.640381" calcext:value-type="float">
            <text:p>1644.640381</text:p>
          </table:table-cell>
          <table:table-cell office:value-type="float" office:value="1704.778687" calcext:value-type="float">
            <text:p>1704.778687</text:p>
          </table:table-cell>
          <table:table-cell table:number-columns-repeated="13"/>
        </table:table-row>
        <table:table-row table:style-name="ro1">
          <table:table-cell office:value-type="float" office:value="1640.636353" calcext:value-type="float">
            <text:p>1640.636353</text:p>
          </table:table-cell>
          <table:table-cell office:value-type="float" office:value="1708.267334" calcext:value-type="float">
            <text:p>1708.267334</text:p>
          </table:table-cell>
          <table:table-cell office:value-type="float" office:value="1647.748779" calcext:value-type="float">
            <text:p>1647.748779</text:p>
          </table:table-cell>
          <table:table-cell office:value-type="float" office:value="1703.793457" calcext:value-type="float">
            <text:p>1703.793457</text:p>
          </table:table-cell>
          <table:table-cell table:number-columns-repeated="13"/>
        </table:table-row>
        <table:table-row table:style-name="ro1">
          <table:table-cell office:value-type="float" office:value="1638.921509" calcext:value-type="float">
            <text:p>1638.921509</text:p>
          </table:table-cell>
          <table:table-cell office:value-type="float" office:value="1709.039062" calcext:value-type="float">
            <text:p>1709.039062</text:p>
          </table:table-cell>
          <table:table-cell office:value-type="float" office:value="1648.267334" calcext:value-type="float">
            <text:p>1648.267334</text:p>
          </table:table-cell>
          <table:table-cell office:value-type="float" office:value="1704.692749" calcext:value-type="float">
            <text:p>1704.692749</text:p>
          </table:table-cell>
          <table:table-cell table:number-columns-repeated="13"/>
        </table:table-row>
        <table:table-row table:style-name="ro1">
          <table:table-cell office:value-type="float" office:value="1638.034058" calcext:value-type="float">
            <text:p>1638.034058</text:p>
          </table:table-cell>
          <table:table-cell office:value-type="float" office:value="1710.916504" calcext:value-type="float">
            <text:p>1710.916504</text:p>
          </table:table-cell>
          <table:table-cell office:value-type="float" office:value="1644.379272" calcext:value-type="float">
            <text:p>1644.379272</text:p>
          </table:table-cell>
          <table:table-cell office:value-type="float" office:value="1707.080811" calcext:value-type="float">
            <text:p>1707.080811</text:p>
          </table:table-cell>
          <table:table-cell table:number-columns-repeated="13"/>
        </table:table-row>
        <table:table-row table:style-name="ro1">
          <table:table-cell office:value-type="float" office:value="1639.605469" calcext:value-type="float">
            <text:p>1639.605469</text:p>
          </table:table-cell>
          <table:table-cell office:value-type="float" office:value="1710.684082" calcext:value-type="float">
            <text:p>1710.684082</text:p>
          </table:table-cell>
          <table:table-cell office:value-type="float" office:value="1644.051147" calcext:value-type="float">
            <text:p>1644.051147</text:p>
          </table:table-cell>
          <table:table-cell office:value-type="float" office:value="1708.265015" calcext:value-type="float">
            <text:p>1708.265015</text:p>
          </table:table-cell>
          <table:table-cell table:number-columns-repeated="13"/>
        </table:table-row>
        <table:table-row table:style-name="ro1">
          <table:table-cell office:value-type="float" office:value="1641.682617" calcext:value-type="float">
            <text:p>1641.682617</text:p>
          </table:table-cell>
          <table:table-cell office:value-type="float" office:value="1707.894653" calcext:value-type="float">
            <text:p>1707.894653</text:p>
          </table:table-cell>
          <table:table-cell office:value-type="float" office:value="1647.583008" calcext:value-type="float">
            <text:p>1647.583008</text:p>
          </table:table-cell>
          <table:table-cell office:value-type="float" office:value="1705.877075" calcext:value-type="float">
            <text:p>1705.877075</text:p>
          </table:table-cell>
          <table:table-cell table:number-columns-repeated="13"/>
        </table:table-row>
        <table:table-row table:style-name="ro1">
          <table:table-cell office:value-type="float" office:value="1638.246826" calcext:value-type="float">
            <text:p>1638.246826</text:p>
          </table:table-cell>
          <table:table-cell office:value-type="float" office:value="1709.567261" calcext:value-type="float">
            <text:p>1709.567261</text:p>
          </table:table-cell>
          <table:table-cell office:value-type="float" office:value="1640.859497" calcext:value-type="float">
            <text:p>1640.859497</text:p>
          </table:table-cell>
          <table:table-cell office:value-type="float" office:value="1710.181274" calcext:value-type="float">
            <text:p>1710.181274</text:p>
          </table:table-cell>
          <table:table-cell table:number-columns-repeated="13"/>
        </table:table-row>
        <table:table-row table:style-name="ro1">
          <table:table-cell office:value-type="float" office:value="1641.405396" calcext:value-type="float">
            <text:p>1641.405396</text:p>
          </table:table-cell>
          <table:table-cell office:value-type="float" office:value="1709.560303" calcext:value-type="float">
            <text:p>1709.560303</text:p>
          </table:table-cell>
          <table:table-cell office:value-type="float" office:value="1647.893555" calcext:value-type="float">
            <text:p>1647.893555</text:p>
          </table:table-cell>
          <table:table-cell office:value-type="float" office:value="1705.403564" calcext:value-type="float">
            <text:p>1705.403564</text:p>
          </table:table-cell>
          <table:table-cell table:number-columns-repeated="13"/>
        </table:table-row>
        <table:table-row table:style-name="ro1">
          <table:table-cell office:value-type="float" office:value="1640.760864" calcext:value-type="float">
            <text:p>1640.760864</text:p>
          </table:table-cell>
          <table:table-cell office:value-type="float" office:value="1707.800903" calcext:value-type="float">
            <text:p>1707.800903</text:p>
          </table:table-cell>
          <table:table-cell office:value-type="float" office:value="1647.554565" calcext:value-type="float">
            <text:p>1647.554565</text:p>
          </table:table-cell>
          <table:table-cell office:value-type="float" office:value="1704.703979" calcext:value-type="float">
            <text:p>1704.703979</text:p>
          </table:table-cell>
          <table:table-cell table:number-columns-repeated="13"/>
        </table:table-row>
        <table:table-row table:style-name="ro1">
          <table:table-cell office:value-type="float" office:value="1636.36499" calcext:value-type="float">
            <text:p>1636.36499</text:p>
          </table:table-cell>
          <table:table-cell office:value-type="float" office:value="1712.944336" calcext:value-type="float">
            <text:p>1712.944336</text:p>
          </table:table-cell>
          <table:table-cell office:value-type="float" office:value="1642.692993" calcext:value-type="float">
            <text:p>1642.692993</text:p>
          </table:table-cell>
          <table:table-cell office:value-type="float" office:value="1711.777344" calcext:value-type="float">
            <text:p>1711.777344</text:p>
          </table:table-cell>
          <table:table-cell table:number-columns-repeated="13"/>
        </table:table-row>
        <table:table-row table:style-name="ro1">
          <table:table-cell office:value-type="float" office:value="1639.948486" calcext:value-type="float">
            <text:p>1639.948486</text:p>
          </table:table-cell>
          <table:table-cell office:value-type="float" office:value="1710.087158" calcext:value-type="float">
            <text:p>1710.087158</text:p>
          </table:table-cell>
          <table:table-cell office:value-type="float" office:value="1647.69751" calcext:value-type="float">
            <text:p>1647.69751</text:p>
          </table:table-cell>
          <table:table-cell office:value-type="float" office:value="1707.611572" calcext:value-type="float">
            <text:p>1707.611572</text:p>
          </table:table-cell>
          <table:table-cell table:number-columns-repeated="13"/>
        </table:table-row>
        <table:table-row table:style-name="ro1">
          <table:table-cell office:value-type="float" office:value="1640.630981" calcext:value-type="float">
            <text:p>1640.630981</text:p>
          </table:table-cell>
          <table:table-cell office:value-type="float" office:value="1710.238892" calcext:value-type="float">
            <text:p>1710.238892</text:p>
          </table:table-cell>
          <table:table-cell office:value-type="float" office:value="1646.726318" calcext:value-type="float">
            <text:p>1646.726318</text:p>
          </table:table-cell>
          <table:table-cell office:value-type="float" office:value="1707.45813" calcext:value-type="float">
            <text:p>1707.45813</text:p>
          </table:table-cell>
          <table:table-cell table:number-columns-repeated="13"/>
        </table:table-row>
        <table:table-row table:style-name="ro1">
          <table:table-cell office:value-type="float" office:value="1639.848877" calcext:value-type="float">
            <text:p>1639.848877</text:p>
          </table:table-cell>
          <table:table-cell office:value-type="float" office:value="1707.573853" calcext:value-type="float">
            <text:p>1707.573853</text:p>
          </table:table-cell>
          <table:table-cell office:value-type="float" office:value="1649.2677" calcext:value-type="float">
            <text:p>1649.2677</text:p>
          </table:table-cell>
          <table:table-cell office:value-type="float" office:value="1709.627197" calcext:value-type="float">
            <text:p>1709.627197</text:p>
          </table:table-cell>
          <table:table-cell table:number-columns-repeated="13"/>
        </table:table-row>
        <table:table-row table:style-name="ro1">
          <table:table-cell office:value-type="float" office:value="1642.832031" calcext:value-type="float">
            <text:p>1642.832031</text:p>
          </table:table-cell>
          <table:table-cell office:value-type="float" office:value="1710.239746" calcext:value-type="float">
            <text:p>1710.239746</text:p>
          </table:table-cell>
          <table:table-cell office:value-type="float" office:value="1648.915894" calcext:value-type="float">
            <text:p>1648.915894</text:p>
          </table:table-cell>
          <table:table-cell office:value-type="float" office:value="1707.169922" calcext:value-type="float">
            <text:p>1707.169922</text:p>
          </table:table-cell>
          <table:table-cell table:number-columns-repeated="13"/>
        </table:table-row>
        <table:table-row table:style-name="ro1">
          <table:table-cell office:value-type="float" office:value="1642.125732" calcext:value-type="float">
            <text:p>1642.125732</text:p>
          </table:table-cell>
          <table:table-cell office:value-type="float" office:value="1710.107178" calcext:value-type="float">
            <text:p>1710.107178</text:p>
          </table:table-cell>
          <table:table-cell office:value-type="float" office:value="1650.441772" calcext:value-type="float">
            <text:p>1650.441772</text:p>
          </table:table-cell>
          <table:table-cell office:value-type="float" office:value="1704.479004" calcext:value-type="float">
            <text:p>1704.479004</text:p>
          </table:table-cell>
          <table:table-cell table:number-columns-repeated="13"/>
        </table:table-row>
        <table:table-row table:style-name="ro1">
          <table:table-cell office:value-type="float" office:value="1640.802734" calcext:value-type="float">
            <text:p>1640.802734</text:p>
          </table:table-cell>
          <table:table-cell office:value-type="float" office:value="1713.236084" calcext:value-type="float">
            <text:p>1713.236084</text:p>
          </table:table-cell>
          <table:table-cell office:value-type="float" office:value="1644.558838" calcext:value-type="float">
            <text:p>1644.558838</text:p>
          </table:table-cell>
          <table:table-cell office:value-type="float" office:value="1712.49353" calcext:value-type="float">
            <text:p>1712.49353</text:p>
          </table:table-cell>
          <table:table-cell table:number-columns-repeated="13"/>
        </table:table-row>
        <table:table-row table:style-name="ro1">
          <table:table-cell office:value-type="float" office:value="1642.489258" calcext:value-type="float">
            <text:p>1642.489258</text:p>
          </table:table-cell>
          <table:table-cell office:value-type="float" office:value="1710.673462" calcext:value-type="float">
            <text:p>1710.673462</text:p>
          </table:table-cell>
          <table:table-cell office:value-type="float" office:value="1647.889893" calcext:value-type="float">
            <text:p>1647.889893</text:p>
          </table:table-cell>
          <table:table-cell office:value-type="float" office:value="1706.704346" calcext:value-type="float">
            <text:p>1706.704346</text:p>
          </table:table-cell>
          <table:table-cell table:number-columns-repeated="13"/>
        </table:table-row>
        <table:table-row table:style-name="ro1">
          <table:table-cell office:value-type="float" office:value="1638.62439" calcext:value-type="float">
            <text:p>1638.62439</text:p>
          </table:table-cell>
          <table:table-cell office:value-type="float" office:value="1709.739502" calcext:value-type="float">
            <text:p>1709.739502</text:p>
          </table:table-cell>
          <table:table-cell office:value-type="float" office:value="1647.878418" calcext:value-type="float">
            <text:p>1647.878418</text:p>
          </table:table-cell>
          <table:table-cell office:value-type="float" office:value="1710.342407" calcext:value-type="float">
            <text:p>1710.342407</text:p>
          </table:table-cell>
          <table:table-cell table:number-columns-repeated="13"/>
        </table:table-row>
        <table:table-row table:style-name="ro1">
          <table:table-cell office:value-type="float" office:value="1644.143677" calcext:value-type="float">
            <text:p>1644.143677</text:p>
          </table:table-cell>
          <table:table-cell office:value-type="float" office:value="1710.742065" calcext:value-type="float">
            <text:p>1710.742065</text:p>
          </table:table-cell>
          <table:table-cell office:value-type="float" office:value="1650.762451" calcext:value-type="float">
            <text:p>1650.762451</text:p>
          </table:table-cell>
          <table:table-cell office:value-type="float" office:value="1710.526978" calcext:value-type="float">
            <text:p>1710.526978</text:p>
          </table:table-cell>
          <table:table-cell table:number-columns-repeated="13"/>
        </table:table-row>
        <table:table-row table:style-name="ro1">
          <table:table-cell office:value-type="float" office:value="1640.370605" calcext:value-type="float">
            <text:p>1640.370605</text:p>
          </table:table-cell>
          <table:table-cell office:value-type="float" office:value="1711.711182" calcext:value-type="float">
            <text:p>1711.711182</text:p>
          </table:table-cell>
          <table:table-cell office:value-type="float" office:value="1645.711914" calcext:value-type="float">
            <text:p>1645.711914</text:p>
          </table:table-cell>
          <table:table-cell office:value-type="float" office:value="1707.83313" calcext:value-type="float">
            <text:p>1707.83313</text:p>
          </table:table-cell>
          <table:table-cell table:number-columns-repeated="13"/>
        </table:table-row>
        <table:table-row table:style-name="ro1">
          <table:table-cell office:value-type="float" office:value="1642.644653" calcext:value-type="float">
            <text:p>1642.644653</text:p>
          </table:table-cell>
          <table:table-cell office:value-type="float" office:value="1710.051025" calcext:value-type="float">
            <text:p>1710.051025</text:p>
          </table:table-cell>
          <table:table-cell office:value-type="float" office:value="1647.226929" calcext:value-type="float">
            <text:p>1647.226929</text:p>
          </table:table-cell>
          <table:table-cell office:value-type="float" office:value="1710.311401" calcext:value-type="float">
            <text:p>1710.311401</text:p>
          </table:table-cell>
          <table:table-cell table:number-columns-repeated="13"/>
        </table:table-row>
        <table:table-row table:style-name="ro1">
          <table:table-cell office:value-type="float" office:value="1641.634277" calcext:value-type="float">
            <text:p>1641.634277</text:p>
          </table:table-cell>
          <table:table-cell office:value-type="float" office:value="1713.653931" calcext:value-type="float">
            <text:p>1713.653931</text:p>
          </table:table-cell>
          <table:table-cell office:value-type="float" office:value="1649.038452" calcext:value-type="float">
            <text:p>1649.038452</text:p>
          </table:table-cell>
          <table:table-cell office:value-type="float" office:value="1709.594727" calcext:value-type="float">
            <text:p>1709.594727</text:p>
          </table:table-cell>
          <table:table-cell table:number-columns-repeated="13"/>
        </table:table-row>
        <table:table-row table:style-name="ro1">
          <table:table-cell office:value-type="float" office:value="1638.641724" calcext:value-type="float">
            <text:p>1638.641724</text:p>
          </table:table-cell>
          <table:table-cell office:value-type="float" office:value="1713.490967" calcext:value-type="float">
            <text:p>1713.490967</text:p>
          </table:table-cell>
          <table:table-cell office:value-type="float" office:value="1646.852173" calcext:value-type="float">
            <text:p>1646.852173</text:p>
          </table:table-cell>
          <table:table-cell office:value-type="float" office:value="1709.211914" calcext:value-type="float">
            <text:p>1709.211914</text:p>
          </table:table-cell>
          <table:table-cell table:number-columns-repeated="13"/>
        </table:table-row>
        <table:table-row table:style-name="ro1">
          <table:table-cell office:value-type="float" office:value="1642.657471" calcext:value-type="float">
            <text:p>1642.657471</text:p>
          </table:table-cell>
          <table:table-cell office:value-type="float" office:value="1713.444702" calcext:value-type="float">
            <text:p>1713.444702</text:p>
          </table:table-cell>
          <table:table-cell office:value-type="float" office:value="1648.452026" calcext:value-type="float">
            <text:p>1648.452026</text:p>
          </table:table-cell>
          <table:table-cell office:value-type="float" office:value="1713.257324" calcext:value-type="float">
            <text:p>1713.257324</text:p>
          </table:table-cell>
          <table:table-cell table:number-columns-repeated="13"/>
        </table:table-row>
        <table:table-row table:style-name="ro1">
          <table:table-cell office:value-type="float" office:value="1642.719849" calcext:value-type="float">
            <text:p>1642.719849</text:p>
          </table:table-cell>
          <table:table-cell office:value-type="float" office:value="1713.39856" calcext:value-type="float">
            <text:p>1713.39856</text:p>
          </table:table-cell>
          <table:table-cell office:value-type="float" office:value="1648.991577" calcext:value-type="float">
            <text:p>1648.991577</text:p>
          </table:table-cell>
          <table:table-cell office:value-type="float" office:value="1710.024536" calcext:value-type="float">
            <text:p>1710.024536</text:p>
          </table:table-cell>
          <table:table-cell table:number-columns-repeated="13"/>
        </table:table-row>
        <table:table-row table:style-name="ro1">
          <table:table-cell office:value-type="float" office:value="1641.517822" calcext:value-type="float">
            <text:p>1641.517822</text:p>
          </table:table-cell>
          <table:table-cell office:value-type="float" office:value="1715.827026" calcext:value-type="float">
            <text:p>1715.827026</text:p>
          </table:table-cell>
          <table:table-cell office:value-type="float" office:value="1651.655396" calcext:value-type="float">
            <text:p>1651.655396</text:p>
          </table:table-cell>
          <table:table-cell office:value-type="float" office:value="1709.998901" calcext:value-type="float">
            <text:p>1709.998901</text:p>
          </table:table-cell>
          <table:table-cell table:number-columns-repeated="13"/>
        </table:table-row>
        <table:table-row table:style-name="ro1">
          <table:table-cell office:value-type="float" office:value="1646.295166" calcext:value-type="float">
            <text:p>1646.295166</text:p>
          </table:table-cell>
          <table:table-cell office:value-type="float" office:value="1712.40979" calcext:value-type="float">
            <text:p>1712.40979</text:p>
          </table:table-cell>
          <table:table-cell office:value-type="float" office:value="1650.308105" calcext:value-type="float">
            <text:p>1650.308105</text:p>
          </table:table-cell>
          <table:table-cell office:value-type="float" office:value="1709.7948" calcext:value-type="float">
            <text:p>1709.7948</text:p>
          </table:table-cell>
          <table:table-cell table:number-columns-repeated="13"/>
        </table:table-row>
        <table:table-row table:style-name="ro1">
          <table:table-cell office:value-type="float" office:value="1645.090332" calcext:value-type="float">
            <text:p>1645.090332</text:p>
          </table:table-cell>
          <table:table-cell office:value-type="float" office:value="1713.585327" calcext:value-type="float">
            <text:p>1713.585327</text:p>
          </table:table-cell>
          <table:table-cell office:value-type="float" office:value="1651.271362" calcext:value-type="float">
            <text:p>1651.271362</text:p>
          </table:table-cell>
          <table:table-cell office:value-type="float" office:value="1711.105957" calcext:value-type="float">
            <text:p>1711.105957</text:p>
          </table:table-cell>
          <table:table-cell table:number-columns-repeated="13"/>
        </table:table-row>
        <table:table-row table:style-name="ro1">
          <table:table-cell office:value-type="float" office:value="1643.390625" calcext:value-type="float">
            <text:p>1643.390625</text:p>
          </table:table-cell>
          <table:table-cell office:value-type="float" office:value="1714.565674" calcext:value-type="float">
            <text:p>1714.565674</text:p>
          </table:table-cell>
          <table:table-cell office:value-type="float" office:value="1652.02832" calcext:value-type="float">
            <text:p>1652.02832</text:p>
          </table:table-cell>
          <table:table-cell office:value-type="float" office:value="1709.513062" calcext:value-type="float">
            <text:p>1709.513062</text:p>
          </table:table-cell>
          <table:table-cell table:number-columns-repeated="13"/>
        </table:table-row>
        <table:table-row table:style-name="ro1">
          <table:table-cell office:value-type="float" office:value="1644.784302" calcext:value-type="float">
            <text:p>1644.784302</text:p>
          </table:table-cell>
          <table:table-cell office:value-type="float" office:value="1717.760498" calcext:value-type="float">
            <text:p>1717.760498</text:p>
          </table:table-cell>
          <table:table-cell office:value-type="float" office:value="1653.466553" calcext:value-type="float">
            <text:p>1653.466553</text:p>
          </table:table-cell>
          <table:table-cell office:value-type="float" office:value="1711.381592" calcext:value-type="float">
            <text:p>1711.381592</text:p>
          </table:table-cell>
          <table:table-cell table:number-columns-repeated="13"/>
        </table:table-row>
        <table:table-row table:style-name="ro1">
          <table:table-cell office:value-type="float" office:value="1642.608032" calcext:value-type="float">
            <text:p>1642.608032</text:p>
          </table:table-cell>
          <table:table-cell office:value-type="float" office:value="1717.270752" calcext:value-type="float">
            <text:p>1717.270752</text:p>
          </table:table-cell>
          <table:table-cell office:value-type="float" office:value="1649.093262" calcext:value-type="float">
            <text:p>1649.093262</text:p>
          </table:table-cell>
          <table:table-cell office:value-type="float" office:value="1715.802979" calcext:value-type="float">
            <text:p>1715.802979</text:p>
          </table:table-cell>
          <table:table-cell table:number-columns-repeated="13"/>
        </table:table-row>
        <table:table-row table:style-name="ro1">
          <table:table-cell office:value-type="float" office:value="1645.913452" calcext:value-type="float">
            <text:p>1645.913452</text:p>
          </table:table-cell>
          <table:table-cell office:value-type="float" office:value="1714.807739" calcext:value-type="float">
            <text:p>1714.807739</text:p>
          </table:table-cell>
          <table:table-cell office:value-type="float" office:value="1651.331543" calcext:value-type="float">
            <text:p>1651.331543</text:p>
          </table:table-cell>
          <table:table-cell office:value-type="float" office:value="1711.490356" calcext:value-type="float">
            <text:p>1711.490356</text:p>
          </table:table-cell>
          <table:table-cell table:number-columns-repeated="13"/>
        </table:table-row>
        <table:table-row table:style-name="ro1">
          <table:table-cell office:value-type="float" office:value="1645.999146" calcext:value-type="float">
            <text:p>1645.999146</text:p>
          </table:table-cell>
          <table:table-cell office:value-type="float" office:value="1715.316895" calcext:value-type="float">
            <text:p>1715.316895</text:p>
          </table:table-cell>
          <table:table-cell office:value-type="float" office:value="1652.593384" calcext:value-type="float">
            <text:p>1652.593384</text:p>
          </table:table-cell>
          <table:table-cell office:value-type="float" office:value="1713.499268" calcext:value-type="float">
            <text:p>1713.499268</text:p>
          </table:table-cell>
          <table:table-cell table:number-columns-repeated="13"/>
        </table:table-row>
        <table:table-row table:style-name="ro1">
          <table:table-cell office:value-type="float" office:value="1642.34314" calcext:value-type="float">
            <text:p>1642.34314</text:p>
          </table:table-cell>
          <table:table-cell office:value-type="float" office:value="1716.052002" calcext:value-type="float">
            <text:p>1716.052002</text:p>
          </table:table-cell>
          <table:table-cell office:value-type="float" office:value="1648.89502" calcext:value-type="float">
            <text:p>1648.89502</text:p>
          </table:table-cell>
          <table:table-cell office:value-type="float" office:value="1715.329346" calcext:value-type="float">
            <text:p>1715.329346</text:p>
          </table:table-cell>
          <table:table-cell table:number-columns-repeated="13"/>
        </table:table-row>
        <table:table-row table:style-name="ro1">
          <table:table-cell office:value-type="float" office:value="1647.651489" calcext:value-type="float">
            <text:p>1647.651489</text:p>
          </table:table-cell>
          <table:table-cell office:value-type="float" office:value="1712.481323" calcext:value-type="float">
            <text:p>1712.481323</text:p>
          </table:table-cell>
          <table:table-cell office:value-type="float" office:value="1651.531494" calcext:value-type="float">
            <text:p>1651.531494</text:p>
          </table:table-cell>
          <table:table-cell office:value-type="float" office:value="1711.937012" calcext:value-type="float">
            <text:p>1711.937012</text:p>
          </table:table-cell>
          <table:table-cell table:number-columns-repeated="13"/>
        </table:table-row>
        <table:table-row table:style-name="ro1">
          <table:table-cell office:value-type="float" office:value="1643.120605" calcext:value-type="float">
            <text:p>1643.120605</text:p>
          </table:table-cell>
          <table:table-cell office:value-type="float" office:value="1715.476562" calcext:value-type="float">
            <text:p>1715.476562</text:p>
          </table:table-cell>
          <table:table-cell office:value-type="float" office:value="1649.293335" calcext:value-type="float">
            <text:p>1649.293335</text:p>
          </table:table-cell>
          <table:table-cell office:value-type="float" office:value="1712.795776" calcext:value-type="float">
            <text:p>1712.795776</text:p>
          </table:table-cell>
          <table:table-cell table:number-columns-repeated="13"/>
        </table:table-row>
        <table:table-row table:style-name="ro1">
          <table:table-cell office:value-type="float" office:value="1643.9729" calcext:value-type="float">
            <text:p>1643.9729</text:p>
          </table:table-cell>
          <table:table-cell office:value-type="float" office:value="1717.231445" calcext:value-type="float">
            <text:p>1717.231445</text:p>
          </table:table-cell>
          <table:table-cell office:value-type="float" office:value="1649.916504" calcext:value-type="float">
            <text:p>1649.916504</text:p>
          </table:table-cell>
          <table:table-cell office:value-type="float" office:value="1713.034668" calcext:value-type="float">
            <text:p>1713.034668</text:p>
          </table:table-cell>
          <table:table-cell table:number-columns-repeated="13"/>
        </table:table-row>
        <table:table-row table:style-name="ro1">
          <table:table-cell office:value-type="float" office:value="1641.740967" calcext:value-type="float">
            <text:p>1641.740967</text:p>
          </table:table-cell>
          <table:table-cell office:value-type="float" office:value="1718.459961" calcext:value-type="float">
            <text:p>1718.459961</text:p>
          </table:table-cell>
          <table:table-cell office:value-type="float" office:value="1649.291748" calcext:value-type="float">
            <text:p>1649.291748</text:p>
          </table:table-cell>
          <table:table-cell office:value-type="float" office:value="1716.074951" calcext:value-type="float">
            <text:p>1716.074951</text:p>
          </table:table-cell>
          <table:table-cell table:number-columns-repeated="13"/>
        </table:table-row>
        <table:table-row table:style-name="ro1">
          <table:table-cell office:value-type="float" office:value="1644.171265" calcext:value-type="float">
            <text:p>1644.171265</text:p>
          </table:table-cell>
          <table:table-cell office:value-type="float" office:value="1713.21582" calcext:value-type="float">
            <text:p>1713.21582</text:p>
          </table:table-cell>
          <table:table-cell office:value-type="float" office:value="1650.982666" calcext:value-type="float">
            <text:p>1650.982666</text:p>
          </table:table-cell>
          <table:table-cell office:value-type="float" office:value="1713.169556" calcext:value-type="float">
            <text:p>1713.169556</text:p>
          </table:table-cell>
          <table:table-cell table:number-columns-repeated="13"/>
        </table:table-row>
        <table:table-row table:style-name="ro1">
          <table:table-cell office:value-type="float" office:value="1642.125732" calcext:value-type="float">
            <text:p>1642.125732</text:p>
          </table:table-cell>
          <table:table-cell office:value-type="float" office:value="1718.765015" calcext:value-type="float">
            <text:p>1718.765015</text:p>
          </table:table-cell>
          <table:table-cell office:value-type="float" office:value="1654.084351" calcext:value-type="float">
            <text:p>1654.084351</text:p>
          </table:table-cell>
          <table:table-cell office:value-type="float" office:value="1710.680298" calcext:value-type="float">
            <text:p>1710.680298</text:p>
          </table:table-cell>
          <table:table-cell table:number-columns-repeated="13"/>
        </table:table-row>
        <table:table-row table:style-name="ro1">
          <table:table-cell office:value-type="float" office:value="1646.711914" calcext:value-type="float">
            <text:p>1646.711914</text:p>
          </table:table-cell>
          <table:table-cell office:value-type="float" office:value="1715.115845" calcext:value-type="float">
            <text:p>1715.115845</text:p>
          </table:table-cell>
          <table:table-cell office:value-type="float" office:value="1648.853149" calcext:value-type="float">
            <text:p>1648.853149</text:p>
          </table:table-cell>
          <table:table-cell office:value-type="float" office:value="1715.093628" calcext:value-type="float">
            <text:p>1715.093628</text:p>
          </table:table-cell>
          <table:table-cell table:number-columns-repeated="13"/>
        </table:table-row>
        <table:table-row table:style-name="ro1">
          <table:table-cell office:value-type="float" office:value="1641.501709" calcext:value-type="float">
            <text:p>1641.501709</text:p>
          </table:table-cell>
          <table:table-cell office:value-type="float" office:value="1717.300049" calcext:value-type="float">
            <text:p>1717.300049</text:p>
          </table:table-cell>
          <table:table-cell office:value-type="float" office:value="1653.312134" calcext:value-type="float">
            <text:p>1653.312134</text:p>
          </table:table-cell>
          <table:table-cell office:value-type="float" office:value="1712.93689" calcext:value-type="float">
            <text:p>1712.93689</text:p>
          </table:table-cell>
          <table:table-cell table:number-columns-repeated="13"/>
        </table:table-row>
        <table:table-row table:style-name="ro1">
          <table:table-cell office:value-type="float" office:value="1642.608398" calcext:value-type="float">
            <text:p>1642.608398</text:p>
          </table:table-cell>
          <table:table-cell office:value-type="float" office:value="1717.551025" calcext:value-type="float">
            <text:p>1717.551025</text:p>
          </table:table-cell>
          <table:table-cell office:value-type="float" office:value="1652.522461" calcext:value-type="float">
            <text:p>1652.522461</text:p>
          </table:table-cell>
          <table:table-cell office:value-type="float" office:value="1714.56604" calcext:value-type="float">
            <text:p>1714.56604</text:p>
          </table:table-cell>
          <table:table-cell table:number-columns-repeated="13"/>
        </table:table-row>
        <table:table-row table:style-name="ro1">
          <table:table-cell office:value-type="float" office:value="1643.18457" calcext:value-type="float">
            <text:p>1643.18457</text:p>
          </table:table-cell>
          <table:table-cell office:value-type="float" office:value="1714.595215" calcext:value-type="float">
            <text:p>1714.595215</text:p>
          </table:table-cell>
          <table:table-cell office:value-type="float" office:value="1650.88147" calcext:value-type="float">
            <text:p>1650.88147</text:p>
          </table:table-cell>
          <table:table-cell office:value-type="float" office:value="1718.846313" calcext:value-type="float">
            <text:p>1718.846313</text:p>
          </table:table-cell>
          <table:table-cell table:number-columns-repeated="13"/>
        </table:table-row>
        <table:table-row table:style-name="ro1">
          <table:table-cell office:value-type="float" office:value="1641.279541" calcext:value-type="float">
            <text:p>1641.279541</text:p>
          </table:table-cell>
          <table:table-cell office:value-type="float" office:value="1718.453735" calcext:value-type="float">
            <text:p>1718.453735</text:p>
          </table:table-cell>
          <table:table-cell office:value-type="float" office:value="1652.557495" calcext:value-type="float">
            <text:p>1652.557495</text:p>
          </table:table-cell>
          <table:table-cell office:value-type="float" office:value="1712.803711" calcext:value-type="float">
            <text:p>1712.803711</text:p>
          </table:table-cell>
          <table:table-cell table:number-columns-repeated="13"/>
        </table:table-row>
        <table:table-row table:style-name="ro1">
          <table:table-cell office:value-type="float" office:value="1645.869263" calcext:value-type="float">
            <text:p>1645.869263</text:p>
          </table:table-cell>
          <table:table-cell office:value-type="float" office:value="1716.986328" calcext:value-type="float">
            <text:p>1716.986328</text:p>
          </table:table-cell>
          <table:table-cell office:value-type="float" office:value="1650.80957" calcext:value-type="float">
            <text:p>1650.80957</text:p>
          </table:table-cell>
          <table:table-cell office:value-type="float" office:value="1714.560181" calcext:value-type="float">
            <text:p>1714.560181</text:p>
          </table:table-cell>
          <table:table-cell table:number-columns-repeated="13"/>
        </table:table-row>
        <table:table-row table:style-name="ro1">
          <table:table-cell office:value-type="float" office:value="1640.58606" calcext:value-type="float">
            <text:p>1640.58606</text:p>
          </table:table-cell>
          <table:table-cell office:value-type="float" office:value="1716.918457" calcext:value-type="float">
            <text:p>1716.918457</text:p>
          </table:table-cell>
          <table:table-cell office:value-type="float" office:value="1646.502686" calcext:value-type="float">
            <text:p>1646.502686</text:p>
          </table:table-cell>
          <table:table-cell office:value-type="float" office:value="1716.799438" calcext:value-type="float">
            <text:p>1716.799438</text:p>
          </table:table-cell>
          <table:table-cell table:number-columns-repeated="13"/>
        </table:table-row>
        <table:table-row table:style-name="ro1">
          <table:table-cell office:value-type="float" office:value="1644.783691" calcext:value-type="float">
            <text:p>1644.783691</text:p>
          </table:table-cell>
          <table:table-cell office:value-type="float" office:value="1713.508057" calcext:value-type="float">
            <text:p>1713.508057</text:p>
          </table:table-cell>
          <table:table-cell office:value-type="float" office:value="1654.901001" calcext:value-type="float">
            <text:p>1654.901001</text:p>
          </table:table-cell>
          <table:table-cell office:value-type="float" office:value="1708.731567" calcext:value-type="float">
            <text:p>1708.731567</text:p>
          </table:table-cell>
          <table:table-cell table:number-columns-repeated="13"/>
        </table:table-row>
        <table:table-row table:style-name="ro1">
          <table:table-cell office:value-type="float" office:value="1644.468018" calcext:value-type="float">
            <text:p>1644.468018</text:p>
          </table:table-cell>
          <table:table-cell office:value-type="float" office:value="1718.178101" calcext:value-type="float">
            <text:p>1718.178101</text:p>
          </table:table-cell>
          <table:table-cell office:value-type="float" office:value="1651.449341" calcext:value-type="float">
            <text:p>1651.449341</text:p>
          </table:table-cell>
          <table:table-cell office:value-type="float" office:value="1715.704712" calcext:value-type="float">
            <text:p>1715.704712</text:p>
          </table:table-cell>
          <table:table-cell table:number-columns-repeated="13"/>
        </table:table-row>
        <table:table-row table:style-name="ro1">
          <table:table-cell office:value-type="float" office:value="1641.604614" calcext:value-type="float">
            <text:p>1641.604614</text:p>
          </table:table-cell>
          <table:table-cell office:value-type="float" office:value="1716.250977" calcext:value-type="float">
            <text:p>1716.250977</text:p>
          </table:table-cell>
          <table:table-cell office:value-type="float" office:value="1649.302246" calcext:value-type="float">
            <text:p>1649.302246</text:p>
          </table:table-cell>
          <table:table-cell office:value-type="float" office:value="1715.567993" calcext:value-type="float">
            <text:p>1715.567993</text:p>
          </table:table-cell>
          <table:table-cell table:number-columns-repeated="13"/>
        </table:table-row>
        <table:table-row table:style-name="ro1">
          <table:table-cell office:value-type="float" office:value="1648.943359" calcext:value-type="float">
            <text:p>1648.943359</text:p>
          </table:table-cell>
          <table:table-cell office:value-type="float" office:value="1715.054688" calcext:value-type="float">
            <text:p>1715.054688</text:p>
          </table:table-cell>
          <table:table-cell office:value-type="float" office:value="1653.420044" calcext:value-type="float">
            <text:p>1653.420044</text:p>
          </table:table-cell>
          <table:table-cell office:value-type="float" office:value="1711.708374" calcext:value-type="float">
            <text:p>1711.708374</text:p>
          </table:table-cell>
          <table:table-cell table:number-columns-repeated="13"/>
        </table:table-row>
        <table:table-row table:style-name="ro1">
          <table:table-cell office:value-type="float" office:value="1648.47229" calcext:value-type="float">
            <text:p>1648.47229</text:p>
          </table:table-cell>
          <table:table-cell office:value-type="float" office:value="1714.899414" calcext:value-type="float">
            <text:p>1714.899414</text:p>
          </table:table-cell>
          <table:table-cell office:value-type="float" office:value="1652.943115" calcext:value-type="float">
            <text:p>1652.943115</text:p>
          </table:table-cell>
          <table:table-cell office:value-type="float" office:value="1716.351196" calcext:value-type="float">
            <text:p>1716.351196</text:p>
          </table:table-cell>
          <table:table-cell table:number-columns-repeated="13"/>
        </table:table-row>
        <table:table-row table:style-name="ro1">
          <table:table-cell office:value-type="float" office:value="1646.719482" calcext:value-type="float">
            <text:p>1646.719482</text:p>
          </table:table-cell>
          <table:table-cell office:value-type="float" office:value="1718.542114" calcext:value-type="float">
            <text:p>1718.542114</text:p>
          </table:table-cell>
          <table:table-cell office:value-type="float" office:value="1655.421387" calcext:value-type="float">
            <text:p>1655.421387</text:p>
          </table:table-cell>
          <table:table-cell office:value-type="float" office:value="1715.828369" calcext:value-type="float">
            <text:p>1715.828369</text:p>
          </table:table-cell>
          <table:table-cell table:number-columns-repeated="13"/>
        </table:table-row>
        <table:table-row table:style-name="ro1">
          <table:table-cell office:value-type="float" office:value="1646.329102" calcext:value-type="float">
            <text:p>1646.329102</text:p>
          </table:table-cell>
          <table:table-cell office:value-type="float" office:value="1717.466064" calcext:value-type="float">
            <text:p>1717.466064</text:p>
          </table:table-cell>
          <table:table-cell office:value-type="float" office:value="1652.869141" calcext:value-type="float">
            <text:p>1652.869141</text:p>
          </table:table-cell>
          <table:table-cell office:value-type="float" office:value="1718.528076" calcext:value-type="float">
            <text:p>1718.528076</text:p>
          </table:table-cell>
          <table:table-cell table:number-columns-repeated="13"/>
        </table:table-row>
        <table:table-row table:style-name="ro1">
          <table:table-cell office:value-type="float" office:value="1644.280029" calcext:value-type="float">
            <text:p>1644.280029</text:p>
          </table:table-cell>
          <table:table-cell office:value-type="float" office:value="1721.134277" calcext:value-type="float">
            <text:p>1721.134277</text:p>
          </table:table-cell>
          <table:table-cell office:value-type="float" office:value="1651.653809" calcext:value-type="float">
            <text:p>1651.653809</text:p>
          </table:table-cell>
          <table:table-cell office:value-type="float" office:value="1718.314209" calcext:value-type="float">
            <text:p>1718.314209</text:p>
          </table:table-cell>
          <table:table-cell table:number-columns-repeated="13"/>
        </table:table-row>
        <table:table-row table:style-name="ro1">
          <table:table-cell office:value-type="float" office:value="1646.329102" calcext:value-type="float">
            <text:p>1646.329102</text:p>
          </table:table-cell>
          <table:table-cell office:value-type="float" office:value="1716.790283" calcext:value-type="float">
            <text:p>1716.790283</text:p>
          </table:table-cell>
          <table:table-cell office:value-type="float" office:value="1650.819458" calcext:value-type="float">
            <text:p>1650.819458</text:p>
          </table:table-cell>
          <table:table-cell office:value-type="float" office:value="1717.678223" calcext:value-type="float">
            <text:p>1717.678223</text:p>
          </table:table-cell>
          <table:table-cell table:number-columns-repeated="13"/>
        </table:table-row>
        <table:table-row table:style-name="ro1">
          <table:table-cell office:value-type="float" office:value="1647.184814" calcext:value-type="float">
            <text:p>1647.184814</text:p>
          </table:table-cell>
          <table:table-cell office:value-type="float" office:value="1719.005493" calcext:value-type="float">
            <text:p>1719.005493</text:p>
          </table:table-cell>
          <table:table-cell office:value-type="float" office:value="1654.82605" calcext:value-type="float">
            <text:p>1654.82605</text:p>
          </table:table-cell>
          <table:table-cell office:value-type="float" office:value="1717.941162" calcext:value-type="float">
            <text:p>1717.941162</text:p>
          </table:table-cell>
          <table:table-cell table:number-columns-repeated="13"/>
        </table:table-row>
        <table:table-row table:style-name="ro1">
          <table:table-cell office:value-type="float" office:value="1646.951782" calcext:value-type="float">
            <text:p>1646.951782</text:p>
          </table:table-cell>
          <table:table-cell office:value-type="float" office:value="1718.206543" calcext:value-type="float">
            <text:p>1718.206543</text:p>
          </table:table-cell>
          <table:table-cell office:value-type="float" office:value="1653.247314" calcext:value-type="float">
            <text:p>1653.247314</text:p>
          </table:table-cell>
          <table:table-cell office:value-type="float" office:value="1718.633911" calcext:value-type="float">
            <text:p>1718.633911</text:p>
          </table:table-cell>
          <table:table-cell table:number-columns-repeated="13"/>
        </table:table-row>
        <table:table-row table:style-name="ro1">
          <table:table-cell office:value-type="float" office:value="1645.418823" calcext:value-type="float">
            <text:p>1645.418823</text:p>
          </table:table-cell>
          <table:table-cell office:value-type="float" office:value="1721.24646" calcext:value-type="float">
            <text:p>1721.24646</text:p>
          </table:table-cell>
          <table:table-cell office:value-type="float" office:value="1652.259521" calcext:value-type="float">
            <text:p>1652.259521</text:p>
          </table:table-cell>
          <table:table-cell office:value-type="float" office:value="1716.146851" calcext:value-type="float">
            <text:p>1716.146851</text:p>
          </table:table-cell>
          <table:table-cell table:number-columns-repeated="13"/>
        </table:table-row>
        <table:table-row table:style-name="ro1">
          <table:table-cell office:value-type="float" office:value="1649.266357" calcext:value-type="float">
            <text:p>1649.266357</text:p>
          </table:table-cell>
          <table:table-cell office:value-type="float" office:value="1716.060059" calcext:value-type="float">
            <text:p>1716.060059</text:p>
          </table:table-cell>
          <table:table-cell office:value-type="float" office:value="1652.553223" calcext:value-type="float">
            <text:p>1652.553223</text:p>
          </table:table-cell>
          <table:table-cell office:value-type="float" office:value="1713.208252" calcext:value-type="float">
            <text:p>1713.208252</text:p>
          </table:table-cell>
          <table:table-cell table:number-columns-repeated="13"/>
        </table:table-row>
        <table:table-row table:style-name="ro1">
          <table:table-cell office:value-type="float" office:value="1650.011475" calcext:value-type="float">
            <text:p>1650.011475</text:p>
          </table:table-cell>
          <table:table-cell office:value-type="float" office:value="1716.879272" calcext:value-type="float">
            <text:p>1716.879272</text:p>
          </table:table-cell>
          <table:table-cell office:value-type="float" office:value="1653.433472" calcext:value-type="float">
            <text:p>1653.433472</text:p>
          </table:table-cell>
          <table:table-cell office:value-type="float" office:value="1718.800537" calcext:value-type="float">
            <text:p>1718.800537</text:p>
          </table:table-cell>
          <table:table-cell table:number-columns-repeated="13"/>
        </table:table-row>
        <table:table-row table:style-name="ro1">
          <table:table-cell office:value-type="float" office:value="1645.128906" calcext:value-type="float">
            <text:p>1645.128906</text:p>
          </table:table-cell>
          <table:table-cell office:value-type="float" office:value="1719.051147" calcext:value-type="float">
            <text:p>1719.051147</text:p>
          </table:table-cell>
          <table:table-cell office:value-type="float" office:value="1652.952026" calcext:value-type="float">
            <text:p>1652.952026</text:p>
          </table:table-cell>
          <table:table-cell office:value-type="float" office:value="1716.745239" calcext:value-type="float">
            <text:p>1716.745239</text:p>
          </table:table-cell>
          <table:table-cell table:number-columns-repeated="13"/>
        </table:table-row>
        <table:table-row table:style-name="ro1">
          <table:table-cell office:value-type="float" office:value="1646.837769" calcext:value-type="float">
            <text:p>1646.837769</text:p>
          </table:table-cell>
          <table:table-cell office:value-type="float" office:value="1720.435791" calcext:value-type="float">
            <text:p>1720.435791</text:p>
          </table:table-cell>
          <table:table-cell office:value-type="float" office:value="1655.106567" calcext:value-type="float">
            <text:p>1655.106567</text:p>
          </table:table-cell>
          <table:table-cell office:value-type="float" office:value="1718.761841" calcext:value-type="float">
            <text:p>1718.761841</text:p>
          </table:table-cell>
          <table:table-cell table:number-columns-repeated="13"/>
        </table:table-row>
        <table:table-row table:style-name="ro1">
          <table:table-cell office:value-type="float" office:value="1647.368652" calcext:value-type="float">
            <text:p>1647.368652</text:p>
          </table:table-cell>
          <table:table-cell office:value-type="float" office:value="1718.427246" calcext:value-type="float">
            <text:p>1718.427246</text:p>
          </table:table-cell>
          <table:table-cell office:value-type="float" office:value="1654.62085" calcext:value-type="float">
            <text:p>1654.62085</text:p>
          </table:table-cell>
          <table:table-cell office:value-type="float" office:value="1716.801636" calcext:value-type="float">
            <text:p>1716.801636</text:p>
          </table:table-cell>
          <table:table-cell table:number-columns-repeated="13"/>
        </table:table-row>
        <table:table-row table:style-name="ro1">
          <table:table-cell office:value-type="float" office:value="1647.81897" calcext:value-type="float">
            <text:p>1647.81897</text:p>
          </table:table-cell>
          <table:table-cell office:value-type="float" office:value="1717.878906" calcext:value-type="float">
            <text:p>1717.878906</text:p>
          </table:table-cell>
          <table:table-cell office:value-type="float" office:value="1653.915283" calcext:value-type="float">
            <text:p>1653.915283</text:p>
          </table:table-cell>
          <table:table-cell office:value-type="float" office:value="1715.153809" calcext:value-type="float">
            <text:p>1715.153809</text:p>
          </table:table-cell>
          <table:table-cell table:number-columns-repeated="13"/>
        </table:table-row>
        <table:table-row table:style-name="ro1">
          <table:table-cell office:value-type="float" office:value="1648.143188" calcext:value-type="float">
            <text:p>1648.143188</text:p>
          </table:table-cell>
          <table:table-cell office:value-type="float" office:value="1719.805054" calcext:value-type="float">
            <text:p>1719.805054</text:p>
          </table:table-cell>
          <table:table-cell office:value-type="float" office:value="1653.760376" calcext:value-type="float">
            <text:p>1653.760376</text:p>
          </table:table-cell>
          <table:table-cell office:value-type="float" office:value="1717.723877" calcext:value-type="float">
            <text:p>1717.723877</text:p>
          </table:table-cell>
          <table:table-cell table:number-columns-repeated="13"/>
        </table:table-row>
        <table:table-row table:style-name="ro1">
          <table:table-cell office:value-type="float" office:value="1646.474365" calcext:value-type="float">
            <text:p>1646.474365</text:p>
          </table:table-cell>
          <table:table-cell office:value-type="float" office:value="1718.396362" calcext:value-type="float">
            <text:p>1718.396362</text:p>
          </table:table-cell>
          <table:table-cell office:value-type="float" office:value="1654.948364" calcext:value-type="float">
            <text:p>1654.948364</text:p>
          </table:table-cell>
          <table:table-cell office:value-type="float" office:value="1718.431396" calcext:value-type="float">
            <text:p>1718.431396</text:p>
          </table:table-cell>
          <table:table-cell table:number-columns-repeated="13"/>
        </table:table-row>
        <table:table-row table:style-name="ro1">
          <table:table-cell office:value-type="float" office:value="1644.72998" calcext:value-type="float">
            <text:p>1644.72998</text:p>
          </table:table-cell>
          <table:table-cell office:value-type="float" office:value="1720.058105" calcext:value-type="float">
            <text:p>1720.058105</text:p>
          </table:table-cell>
          <table:table-cell office:value-type="float" office:value="1652.453247" calcext:value-type="float">
            <text:p>1652.453247</text:p>
          </table:table-cell>
          <table:table-cell office:value-type="float" office:value="1717.729858" calcext:value-type="float">
            <text:p>1717.729858</text:p>
          </table:table-cell>
          <table:table-cell table:number-columns-repeated="13"/>
        </table:table-row>
        <table:table-row table:style-name="ro1">
          <table:table-cell office:value-type="float" office:value="1643.008057" calcext:value-type="float">
            <text:p>1643.008057</text:p>
          </table:table-cell>
          <table:table-cell office:value-type="float" office:value="1720.926758" calcext:value-type="float">
            <text:p>1720.926758</text:p>
          </table:table-cell>
          <table:table-cell office:value-type="float" office:value="1650.958252" calcext:value-type="float">
            <text:p>1650.958252</text:p>
          </table:table-cell>
          <table:table-cell office:value-type="float" office:value="1719.151733" calcext:value-type="float">
            <text:p>1719.151733</text:p>
          </table:table-cell>
          <table:table-cell table:number-columns-repeated="13"/>
        </table:table-row>
        <table:table-row table:style-name="ro1">
          <table:table-cell office:value-type="float" office:value="1647.108765" calcext:value-type="float">
            <text:p>1647.108765</text:p>
          </table:table-cell>
          <table:table-cell office:value-type="float" office:value="1715.830933" calcext:value-type="float">
            <text:p>1715.830933</text:p>
          </table:table-cell>
          <table:table-cell office:value-type="float" office:value="1652.167603" calcext:value-type="float">
            <text:p>1652.167603</text:p>
          </table:table-cell>
          <table:table-cell office:value-type="float" office:value="1715.243408" calcext:value-type="float">
            <text:p>1715.243408</text:p>
          </table:table-cell>
          <table:table-cell table:number-columns-repeated="13"/>
        </table:table-row>
        <table:table-row table:style-name="ro1">
          <table:table-cell office:value-type="float" office:value="1648.747192" calcext:value-type="float">
            <text:p>1648.747192</text:p>
          </table:table-cell>
          <table:table-cell office:value-type="float" office:value="1716.925293" calcext:value-type="float">
            <text:p>1716.925293</text:p>
          </table:table-cell>
          <table:table-cell office:value-type="float" office:value="1656.450928" calcext:value-type="float">
            <text:p>1656.450928</text:p>
          </table:table-cell>
          <table:table-cell office:value-type="float" office:value="1713.398682" calcext:value-type="float">
            <text:p>1713.398682</text:p>
          </table:table-cell>
          <table:table-cell table:number-columns-repeated="13"/>
        </table:table-row>
        <table:table-row table:style-name="ro1">
          <table:table-cell office:value-type="float" office:value="1648.174805" calcext:value-type="float">
            <text:p>1648.174805</text:p>
          </table:table-cell>
          <table:table-cell office:value-type="float" office:value="1718.664795" calcext:value-type="float">
            <text:p>1718.664795</text:p>
          </table:table-cell>
          <table:table-cell office:value-type="float" office:value="1655.502441" calcext:value-type="float">
            <text:p>1655.502441</text:p>
          </table:table-cell>
          <table:table-cell office:value-type="float" office:value="1715.610352" calcext:value-type="float">
            <text:p>1715.610352</text:p>
          </table:table-cell>
          <table:table-cell table:number-columns-repeated="13"/>
        </table:table-row>
        <table:table-row table:style-name="ro1">
          <table:table-cell office:value-type="float" office:value="1646.795288" calcext:value-type="float">
            <text:p>1646.795288</text:p>
          </table:table-cell>
          <table:table-cell office:value-type="float" office:value="1720.958496" calcext:value-type="float">
            <text:p>1720.958496</text:p>
          </table:table-cell>
          <table:table-cell office:value-type="float" office:value="1654.45459" calcext:value-type="float">
            <text:p>1654.45459</text:p>
          </table:table-cell>
          <table:table-cell office:value-type="float" office:value="1718.119629" calcext:value-type="float">
            <text:p>1718.119629</text:p>
          </table:table-cell>
          <table:table-cell table:number-columns-repeated="13"/>
        </table:table-row>
        <table:table-row table:style-name="ro1">
          <table:table-cell office:value-type="float" office:value="1649.035767" calcext:value-type="float">
            <text:p>1649.035767</text:p>
          </table:table-cell>
          <table:table-cell office:value-type="float" office:value="1718.762695" calcext:value-type="float">
            <text:p>1718.762695</text:p>
          </table:table-cell>
          <table:table-cell office:value-type="float" office:value="1654.939941" calcext:value-type="float">
            <text:p>1654.939941</text:p>
          </table:table-cell>
          <table:table-cell office:value-type="float" office:value="1716.132202" calcext:value-type="float">
            <text:p>1716.132202</text:p>
          </table:table-cell>
          <table:table-cell table:number-columns-repeated="13"/>
        </table:table-row>
        <table:table-row table:style-name="ro1">
          <table:table-cell office:value-type="float" office:value="1645.464966" calcext:value-type="float">
            <text:p>1645.464966</text:p>
          </table:table-cell>
          <table:table-cell office:value-type="float" office:value="1721.544556" calcext:value-type="float">
            <text:p>1721.544556</text:p>
          </table:table-cell>
          <table:table-cell office:value-type="float" office:value="1654.152344" calcext:value-type="float">
            <text:p>1654.152344</text:p>
          </table:table-cell>
          <table:table-cell office:value-type="float" office:value="1717.923096" calcext:value-type="float">
            <text:p>1717.923096</text:p>
          </table:table-cell>
          <table:table-cell table:number-columns-repeated="13"/>
        </table:table-row>
        <table:table-row table:style-name="ro1">
          <table:table-cell office:value-type="float" office:value="1649.170898" calcext:value-type="float">
            <text:p>1649.170898</text:p>
          </table:table-cell>
          <table:table-cell office:value-type="float" office:value="1721.138184" calcext:value-type="float">
            <text:p>1721.138184</text:p>
          </table:table-cell>
          <table:table-cell office:value-type="float" office:value="1652.559937" calcext:value-type="float">
            <text:p>1652.559937</text:p>
          </table:table-cell>
          <table:table-cell office:value-type="float" office:value="1720.00647" calcext:value-type="float">
            <text:p>1720.00647</text:p>
          </table:table-cell>
          <table:table-cell table:number-columns-repeated="13"/>
        </table:table-row>
        <table:table-row table:style-name="ro1">
          <table:table-cell office:value-type="float" office:value="1645.911743" calcext:value-type="float">
            <text:p>1645.911743</text:p>
          </table:table-cell>
          <table:table-cell office:value-type="float" office:value="1724.782715" calcext:value-type="float">
            <text:p>1724.782715</text:p>
          </table:table-cell>
          <table:table-cell office:value-type="float" office:value="1655.085205" calcext:value-type="float">
            <text:p>1655.085205</text:p>
          </table:table-cell>
          <table:table-cell office:value-type="float" office:value="1717.750122" calcext:value-type="float">
            <text:p>1717.750122</text:p>
          </table:table-cell>
          <table:table-cell table:number-columns-repeated="13"/>
        </table:table-row>
        <table:table-row table:style-name="ro1">
          <table:table-cell office:value-type="float" office:value="1650.690186" calcext:value-type="float">
            <text:p>1650.690186</text:p>
          </table:table-cell>
          <table:table-cell office:value-type="float" office:value="1720.198975" calcext:value-type="float">
            <text:p>1720.198975</text:p>
          </table:table-cell>
          <table:table-cell office:value-type="float" office:value="1655.020264" calcext:value-type="float">
            <text:p>1655.020264</text:p>
          </table:table-cell>
          <table:table-cell office:value-type="float" office:value="1719.547729" calcext:value-type="float">
            <text:p>1719.547729</text:p>
          </table:table-cell>
          <table:table-cell table:number-columns-repeated="13"/>
        </table:table-row>
        <table:table-row table:style-name="ro1">
          <table:table-cell office:value-type="float" office:value="1646.060913" calcext:value-type="float">
            <text:p>1646.060913</text:p>
          </table:table-cell>
          <table:table-cell office:value-type="float" office:value="1723.649292" calcext:value-type="float">
            <text:p>1723.649292</text:p>
          </table:table-cell>
          <table:table-cell office:value-type="float" office:value="1655.846436" calcext:value-type="float">
            <text:p>1655.846436</text:p>
          </table:table-cell>
          <table:table-cell office:value-type="float" office:value="1719.18811" calcext:value-type="float">
            <text:p>1719.18811</text:p>
          </table:table-cell>
          <table:table-cell table:number-columns-repeated="13"/>
        </table:table-row>
        <table:table-row table:style-name="ro1">
          <table:table-cell office:value-type="float" office:value="1647.862549" calcext:value-type="float">
            <text:p>1647.862549</text:p>
          </table:table-cell>
          <table:table-cell office:value-type="float" office:value="1720.295776" calcext:value-type="float">
            <text:p>1720.295776</text:p>
          </table:table-cell>
          <table:table-cell office:value-type="float" office:value="1654.920288" calcext:value-type="float">
            <text:p>1654.920288</text:p>
          </table:table-cell>
          <table:table-cell office:value-type="float" office:value="1719.87561" calcext:value-type="float">
            <text:p>1719.87561</text:p>
          </table:table-cell>
          <table:table-cell table:number-columns-repeated="13"/>
        </table:table-row>
        <table:table-row table:style-name="ro1">
          <table:table-cell office:value-type="float" office:value="1649.288208" calcext:value-type="float">
            <text:p>1649.288208</text:p>
          </table:table-cell>
          <table:table-cell office:value-type="float" office:value="1724.423584" calcext:value-type="float">
            <text:p>1724.423584</text:p>
          </table:table-cell>
          <table:table-cell office:value-type="float" office:value="1655.635376" calcext:value-type="float">
            <text:p>1655.635376</text:p>
          </table:table-cell>
          <table:table-cell office:value-type="float" office:value="1723.925293" calcext:value-type="float">
            <text:p>1723.925293</text:p>
          </table:table-cell>
          <table:table-cell table:number-columns-repeated="13"/>
        </table:table-row>
        <table:table-row table:style-name="ro1">
          <table:table-cell office:value-type="float" office:value="1648.654907" calcext:value-type="float">
            <text:p>1648.654907</text:p>
          </table:table-cell>
          <table:table-cell office:value-type="float" office:value="1723.93457" calcext:value-type="float">
            <text:p>1723.93457</text:p>
          </table:table-cell>
          <table:table-cell office:value-type="float" office:value="1655.452271" calcext:value-type="float">
            <text:p>1655.452271</text:p>
          </table:table-cell>
          <table:table-cell office:value-type="float" office:value="1722.752686" calcext:value-type="float">
            <text:p>1722.752686</text:p>
          </table:table-cell>
          <table:table-cell table:number-columns-repeated="13"/>
        </table:table-row>
        <table:table-row table:style-name="ro1">
          <table:table-cell office:value-type="float" office:value="1648.299072" calcext:value-type="float">
            <text:p>1648.299072</text:p>
          </table:table-cell>
          <table:table-cell office:value-type="float" office:value="1723.67395" calcext:value-type="float">
            <text:p>1723.67395</text:p>
          </table:table-cell>
          <table:table-cell office:value-type="float" office:value="1655.962402" calcext:value-type="float">
            <text:p>1655.962402</text:p>
          </table:table-cell>
          <table:table-cell office:value-type="float" office:value="1720.384033" calcext:value-type="float">
            <text:p>1720.384033</text:p>
          </table:table-cell>
          <table:table-cell table:number-columns-repeated="13"/>
        </table:table-row>
        <table:table-row table:style-name="ro1">
          <table:table-cell office:value-type="float" office:value="1652.894531" calcext:value-type="float">
            <text:p>1652.894531</text:p>
          </table:table-cell>
          <table:table-cell office:value-type="float" office:value="1720.382568" calcext:value-type="float">
            <text:p>1720.382568</text:p>
          </table:table-cell>
          <table:table-cell office:value-type="float" office:value="1657.946045" calcext:value-type="float">
            <text:p>1657.946045</text:p>
          </table:table-cell>
          <table:table-cell office:value-type="float" office:value="1717.87915" calcext:value-type="float">
            <text:p>1717.87915</text:p>
          </table:table-cell>
          <table:table-cell table:number-columns-repeated="13"/>
        </table:table-row>
        <table:table-row table:style-name="ro1">
          <table:table-cell office:value-type="float" office:value="1646.967651" calcext:value-type="float">
            <text:p>1646.967651</text:p>
          </table:table-cell>
          <table:table-cell office:value-type="float" office:value="1727.192383" calcext:value-type="float">
            <text:p>1727.192383</text:p>
          </table:table-cell>
          <table:table-cell office:value-type="float" office:value="1652.251831" calcext:value-type="float">
            <text:p>1652.251831</text:p>
          </table:table-cell>
          <table:table-cell office:value-type="float" office:value="1724.648804" calcext:value-type="float">
            <text:p>1724.648804</text:p>
          </table:table-cell>
          <table:table-cell table:number-columns-repeated="13"/>
        </table:table-row>
        <table:table-row table:style-name="ro1">
          <table:table-cell office:value-type="float" office:value="1649.571655" calcext:value-type="float">
            <text:p>1649.571655</text:p>
          </table:table-cell>
          <table:table-cell office:value-type="float" office:value="1723.490723" calcext:value-type="float">
            <text:p>1723.490723</text:p>
          </table:table-cell>
          <table:table-cell office:value-type="float" office:value="1656.580811" calcext:value-type="float">
            <text:p>1656.580811</text:p>
          </table:table-cell>
          <table:table-cell office:value-type="float" office:value="1719.21167" calcext:value-type="float">
            <text:p>1719.21167</text:p>
          </table:table-cell>
          <table:table-cell table:number-columns-repeated="13"/>
        </table:table-row>
        <table:table-row table:style-name="ro1">
          <table:table-cell office:value-type="float" office:value="1650.523315" calcext:value-type="float">
            <text:p>1650.523315</text:p>
          </table:table-cell>
          <table:table-cell office:value-type="float" office:value="1724.400146" calcext:value-type="float">
            <text:p>1724.400146</text:p>
          </table:table-cell>
          <table:table-cell office:value-type="float" office:value="1656.494385" calcext:value-type="float">
            <text:p>1656.494385</text:p>
          </table:table-cell>
          <table:table-cell office:value-type="float" office:value="1721.535645" calcext:value-type="float">
            <text:p>1721.535645</text:p>
          </table:table-cell>
          <table:table-cell table:number-columns-repeated="13"/>
        </table:table-row>
        <table:table-row table:style-name="ro1">
          <table:table-cell office:value-type="float" office:value="1648.459717" calcext:value-type="float">
            <text:p>1648.459717</text:p>
          </table:table-cell>
          <table:table-cell office:value-type="float" office:value="1722.042236" calcext:value-type="float">
            <text:p>1722.042236</text:p>
          </table:table-cell>
          <table:table-cell office:value-type="float" office:value="1654.78833" calcext:value-type="float">
            <text:p>1654.78833</text:p>
          </table:table-cell>
          <table:table-cell office:value-type="float" office:value="1724.345581" calcext:value-type="float">
            <text:p>1724.345581</text:p>
          </table:table-cell>
          <table:table-cell table:number-columns-repeated="13"/>
        </table:table-row>
        <table:table-row table:style-name="ro1">
          <table:table-cell office:value-type="float" office:value="1650.120483" calcext:value-type="float">
            <text:p>1650.120483</text:p>
          </table:table-cell>
          <table:table-cell office:value-type="float" office:value="1720.862915" calcext:value-type="float">
            <text:p>1720.862915</text:p>
          </table:table-cell>
          <table:table-cell office:value-type="float" office:value="1659.214844" calcext:value-type="float">
            <text:p>1659.214844</text:p>
          </table:table-cell>
          <table:table-cell office:value-type="float" office:value="1718.967407" calcext:value-type="float">
            <text:p>1718.967407</text:p>
          </table:table-cell>
          <table:table-cell table:number-columns-repeated="13"/>
        </table:table-row>
        <table:table-row table:style-name="ro1">
          <table:table-cell office:value-type="float" office:value="1649.657593" calcext:value-type="float">
            <text:p>1649.657593</text:p>
          </table:table-cell>
          <table:table-cell office:value-type="float" office:value="1723.219604" calcext:value-type="float">
            <text:p>1723.219604</text:p>
          </table:table-cell>
          <table:table-cell office:value-type="float" office:value="1658.19043" calcext:value-type="float">
            <text:p>1658.19043</text:p>
          </table:table-cell>
          <table:table-cell office:value-type="float" office:value="1719.732788" calcext:value-type="float">
            <text:p>1719.732788</text:p>
          </table:table-cell>
          <table:table-cell table:number-columns-repeated="13"/>
        </table:table-row>
        <table:table-row table:style-name="ro1">
          <table:table-cell office:value-type="float" office:value="1649.961792" calcext:value-type="float">
            <text:p>1649.961792</text:p>
          </table:table-cell>
          <table:table-cell office:value-type="float" office:value="1721.877319" calcext:value-type="float">
            <text:p>1721.877319</text:p>
          </table:table-cell>
          <table:table-cell office:value-type="float" office:value="1658.6073" calcext:value-type="float">
            <text:p>1658.6073</text:p>
          </table:table-cell>
          <table:table-cell office:value-type="float" office:value="1718.784668" calcext:value-type="float">
            <text:p>1718.784668</text:p>
          </table:table-cell>
          <table:table-cell table:number-columns-repeated="13"/>
        </table:table-row>
        <table:table-row table:style-name="ro1">
          <table:table-cell office:value-type="float" office:value="1645.310303" calcext:value-type="float">
            <text:p>1645.310303</text:p>
          </table:table-cell>
          <table:table-cell office:value-type="float" office:value="1725.715942" calcext:value-type="float">
            <text:p>1725.715942</text:p>
          </table:table-cell>
          <table:table-cell office:value-type="float" office:value="1655.01001" calcext:value-type="float">
            <text:p>1655.01001</text:p>
          </table:table-cell>
          <table:table-cell office:value-type="float" office:value="1718.829346" calcext:value-type="float">
            <text:p>1718.829346</text:p>
          </table:table-cell>
          <table:table-cell table:number-columns-repeated="13"/>
        </table:table-row>
        <table:table-row table:style-name="ro1">
          <table:table-cell office:value-type="float" office:value="1649.220459" calcext:value-type="float">
            <text:p>1649.220459</text:p>
          </table:table-cell>
          <table:table-cell office:value-type="float" office:value="1725.302368" calcext:value-type="float">
            <text:p>1725.302368</text:p>
          </table:table-cell>
          <table:table-cell office:value-type="float" office:value="1656.351562" calcext:value-type="float">
            <text:p>1656.351562</text:p>
          </table:table-cell>
          <table:table-cell office:value-type="float" office:value="1723.620117" calcext:value-type="float">
            <text:p>1723.620117</text:p>
          </table:table-cell>
          <table:table-cell table:number-columns-repeated="13"/>
        </table:table-row>
        <table:table-row table:style-name="ro1">
          <table:table-cell office:value-type="float" office:value="1649.908203" calcext:value-type="float">
            <text:p>1649.908203</text:p>
          </table:table-cell>
          <table:table-cell office:value-type="float" office:value="1721.894287" calcext:value-type="float">
            <text:p>1721.894287</text:p>
          </table:table-cell>
          <table:table-cell office:value-type="float" office:value="1659.047241" calcext:value-type="float">
            <text:p>1659.047241</text:p>
          </table:table-cell>
          <table:table-cell office:value-type="float" office:value="1717.952881" calcext:value-type="float">
            <text:p>1717.952881</text:p>
          </table:table-cell>
          <table:table-cell table:number-columns-repeated="13"/>
        </table:table-row>
        <table:table-row table:style-name="ro1">
          <table:table-cell office:value-type="float" office:value="1646.401611" calcext:value-type="float">
            <text:p>1646.401611</text:p>
          </table:table-cell>
          <table:table-cell office:value-type="float" office:value="1725.165161" calcext:value-type="float">
            <text:p>1725.165161</text:p>
          </table:table-cell>
          <table:table-cell office:value-type="float" office:value="1654.729492" calcext:value-type="float">
            <text:p>1654.729492</text:p>
          </table:table-cell>
          <table:table-cell office:value-type="float" office:value="1720.30249" calcext:value-type="float">
            <text:p>1720.30249</text:p>
          </table:table-cell>
          <table:table-cell table:number-columns-repeated="13"/>
        </table:table-row>
        <table:table-row table:style-name="ro1">
          <table:table-cell office:value-type="float" office:value="1648.116943" calcext:value-type="float">
            <text:p>1648.116943</text:p>
          </table:table-cell>
          <table:table-cell office:value-type="float" office:value="1726.68103" calcext:value-type="float">
            <text:p>1726.68103</text:p>
          </table:table-cell>
          <table:table-cell office:value-type="float" office:value="1657.391479" calcext:value-type="float">
            <text:p>1657.391479</text:p>
          </table:table-cell>
          <table:table-cell office:value-type="float" office:value="1721.130981" calcext:value-type="float">
            <text:p>1721.130981</text:p>
          </table:table-cell>
          <table:table-cell table:number-columns-repeated="13"/>
        </table:table-row>
        <table:table-row table:style-name="ro1">
          <table:table-cell office:value-type="float" office:value="1649.544189" calcext:value-type="float">
            <text:p>1649.544189</text:p>
          </table:table-cell>
          <table:table-cell office:value-type="float" office:value="1721.880859" calcext:value-type="float">
            <text:p>1721.880859</text:p>
          </table:table-cell>
          <table:table-cell office:value-type="float" office:value="1658.392456" calcext:value-type="float">
            <text:p>1658.392456</text:p>
          </table:table-cell>
          <table:table-cell office:value-type="float" office:value="1721.36792" calcext:value-type="float">
            <text:p>1721.36792</text:p>
          </table:table-cell>
          <table:table-cell table:number-columns-repeated="13"/>
        </table:table-row>
        <table:table-row table:style-name="ro1">
          <table:table-cell office:value-type="float" office:value="1651.146973" calcext:value-type="float">
            <text:p>1651.146973</text:p>
          </table:table-cell>
          <table:table-cell office:value-type="float" office:value="1723.797729" calcext:value-type="float">
            <text:p>1723.797729</text:p>
          </table:table-cell>
          <table:table-cell office:value-type="float" office:value="1662.277588" calcext:value-type="float">
            <text:p>1662.277588</text:p>
          </table:table-cell>
          <table:table-cell office:value-type="float" office:value="1718.536011" calcext:value-type="float">
            <text:p>1718.536011</text:p>
          </table:table-cell>
          <table:table-cell table:number-columns-repeated="13"/>
        </table:table-row>
        <table:table-row table:style-name="ro1">
          <table:table-cell office:value-type="float" office:value="1650.671143" calcext:value-type="float">
            <text:p>1650.671143</text:p>
          </table:table-cell>
          <table:table-cell office:value-type="float" office:value="1723.494629" calcext:value-type="float">
            <text:p>1723.494629</text:p>
          </table:table-cell>
          <table:table-cell office:value-type="float" office:value="1654.618774" calcext:value-type="float">
            <text:p>1654.618774</text:p>
          </table:table-cell>
          <table:table-cell office:value-type="float" office:value="1720.12085" calcext:value-type="float">
            <text:p>1720.12085</text:p>
          </table:table-cell>
          <table:table-cell table:number-columns-repeated="13"/>
        </table:table-row>
        <table:table-row table:style-name="ro1">
          <table:table-cell office:value-type="float" office:value="1650.626465" calcext:value-type="float">
            <text:p>1650.626465</text:p>
          </table:table-cell>
          <table:table-cell office:value-type="float" office:value="1722.305786" calcext:value-type="float">
            <text:p>1722.305786</text:p>
          </table:table-cell>
          <table:table-cell office:value-type="float" office:value="1653.158325" calcext:value-type="float">
            <text:p>1653.158325</text:p>
          </table:table-cell>
          <table:table-cell office:value-type="float" office:value="1721.281372" calcext:value-type="float">
            <text:p>1721.281372</text:p>
          </table:table-cell>
          <table:table-cell table:number-columns-repeated="13"/>
        </table:table-row>
        <table:table-row table:style-name="ro1">
          <table:table-cell office:value-type="float" office:value="1649.514893" calcext:value-type="float">
            <text:p>1649.514893</text:p>
          </table:table-cell>
          <table:table-cell office:value-type="float" office:value="1727.248901" calcext:value-type="float">
            <text:p>1727.248901</text:p>
          </table:table-cell>
          <table:table-cell office:value-type="float" office:value="1655.059692" calcext:value-type="float">
            <text:p>1655.059692</text:p>
          </table:table-cell>
          <table:table-cell office:value-type="float" office:value="1724.716309" calcext:value-type="float">
            <text:p>1724.716309</text:p>
          </table:table-cell>
          <table:table-cell table:number-columns-repeated="13"/>
        </table:table-row>
        <table:table-row table:style-name="ro1">
          <table:table-cell office:value-type="float" office:value="1648.429688" calcext:value-type="float">
            <text:p>1648.429688</text:p>
          </table:table-cell>
          <table:table-cell office:value-type="float" office:value="1725.230835" calcext:value-type="float">
            <text:p>1725.230835</text:p>
          </table:table-cell>
          <table:table-cell office:value-type="float" office:value="1654.769409" calcext:value-type="float">
            <text:p>1654.769409</text:p>
          </table:table-cell>
          <table:table-cell office:value-type="float" office:value="1721.703735" calcext:value-type="float">
            <text:p>1721.703735</text:p>
          </table:table-cell>
          <table:table-cell table:number-columns-repeated="13"/>
        </table:table-row>
        <table:table-row table:style-name="ro1">
          <table:table-cell office:value-type="float" office:value="1650.949951" calcext:value-type="float">
            <text:p>1650.949951</text:p>
          </table:table-cell>
          <table:table-cell office:value-type="float" office:value="1724.251953" calcext:value-type="float">
            <text:p>1724.251953</text:p>
          </table:table-cell>
          <table:table-cell office:value-type="float" office:value="1658.635254" calcext:value-type="float">
            <text:p>1658.635254</text:p>
          </table:table-cell>
          <table:table-cell office:value-type="float" office:value="1721.972168" calcext:value-type="float">
            <text:p>1721.972168</text:p>
          </table:table-cell>
          <table:table-cell table:number-columns-repeated="13"/>
        </table:table-row>
        <table:table-row table:style-name="ro1">
          <table:table-cell office:value-type="float" office:value="1652.554932" calcext:value-type="float">
            <text:p>1652.554932</text:p>
          </table:table-cell>
          <table:table-cell office:value-type="float" office:value="1725.125488" calcext:value-type="float">
            <text:p>1725.125488</text:p>
          </table:table-cell>
          <table:table-cell office:value-type="float" office:value="1658.413452" calcext:value-type="float">
            <text:p>1658.413452</text:p>
          </table:table-cell>
          <table:table-cell office:value-type="float" office:value="1720.185303" calcext:value-type="float">
            <text:p>1720.185303</text:p>
          </table:table-cell>
          <table:table-cell table:number-columns-repeated="13"/>
        </table:table-row>
        <table:table-row table:style-name="ro1">
          <table:table-cell office:value-type="float" office:value="1649.848877" calcext:value-type="float">
            <text:p>1649.848877</text:p>
          </table:table-cell>
          <table:table-cell office:value-type="float" office:value="1724.070312" calcext:value-type="float">
            <text:p>1724.070312</text:p>
          </table:table-cell>
          <table:table-cell office:value-type="float" office:value="1657.780029" calcext:value-type="float">
            <text:p>1657.780029</text:p>
          </table:table-cell>
          <table:table-cell office:value-type="float" office:value="1721.251831" calcext:value-type="float">
            <text:p>1721.251831</text:p>
          </table:table-cell>
          <table:table-cell table:number-columns-repeated="13"/>
        </table:table-row>
        <table:table-row table:style-name="ro1">
          <table:table-cell office:value-type="float" office:value="1653.182861" calcext:value-type="float">
            <text:p>1653.182861</text:p>
          </table:table-cell>
          <table:table-cell office:value-type="float" office:value="1725.692383" calcext:value-type="float">
            <text:p>1725.692383</text:p>
          </table:table-cell>
          <table:table-cell office:value-type="float" office:value="1655.302979" calcext:value-type="float">
            <text:p>1655.302979</text:p>
          </table:table-cell>
          <table:table-cell office:value-type="float" office:value="1722.442383" calcext:value-type="float">
            <text:p>1722.442383</text:p>
          </table:table-cell>
          <table:table-cell table:number-columns-repeated="13"/>
        </table:table-row>
        <table:table-row table:style-name="ro1">
          <table:table-cell office:value-type="float" office:value="1651.76123" calcext:value-type="float">
            <text:p>1651.76123</text:p>
          </table:table-cell>
          <table:table-cell office:value-type="float" office:value="1722.331177" calcext:value-type="float">
            <text:p>1722.331177</text:p>
          </table:table-cell>
          <table:table-cell office:value-type="float" office:value="1658.896362" calcext:value-type="float">
            <text:p>1658.896362</text:p>
          </table:table-cell>
          <table:table-cell office:value-type="float" office:value="1722.159424" calcext:value-type="float">
            <text:p>1722.159424</text:p>
          </table:table-cell>
          <table:table-cell table:number-columns-repeated="13"/>
        </table:table-row>
        <table:table-row table:style-name="ro1">
          <table:table-cell office:value-type="float" office:value="1648.276001" calcext:value-type="float">
            <text:p>1648.276001</text:p>
          </table:table-cell>
          <table:table-cell office:value-type="float" office:value="1727.530884" calcext:value-type="float">
            <text:p>1727.530884</text:p>
          </table:table-cell>
          <table:table-cell office:value-type="float" office:value="1660.527588" calcext:value-type="float">
            <text:p>1660.527588</text:p>
          </table:table-cell>
          <table:table-cell office:value-type="float" office:value="1720.012573" calcext:value-type="float">
            <text:p>1720.012573</text:p>
          </table:table-cell>
          <table:table-cell table:number-columns-repeated="13"/>
        </table:table-row>
        <table:table-row table:style-name="ro1">
          <table:table-cell office:value-type="float" office:value="1647.741455" calcext:value-type="float">
            <text:p>1647.741455</text:p>
          </table:table-cell>
          <table:table-cell office:value-type="float" office:value="1726.473633" calcext:value-type="float">
            <text:p>1726.473633</text:p>
          </table:table-cell>
          <table:table-cell office:value-type="float" office:value="1656.069214" calcext:value-type="float">
            <text:p>1656.069214</text:p>
          </table:table-cell>
          <table:table-cell office:value-type="float" office:value="1723.374268" calcext:value-type="float">
            <text:p>1723.374268</text:p>
          </table:table-cell>
          <table:table-cell table:number-columns-repeated="13"/>
        </table:table-row>
        <table:table-row table:style-name="ro1">
          <table:table-cell office:value-type="float" office:value="1650.914917" calcext:value-type="float">
            <text:p>1650.914917</text:p>
          </table:table-cell>
          <table:table-cell office:value-type="float" office:value="1723.323242" calcext:value-type="float">
            <text:p>1723.323242</text:p>
          </table:table-cell>
          <table:table-cell office:value-type="float" office:value="1658.549072" calcext:value-type="float">
            <text:p>1658.549072</text:p>
          </table:table-cell>
          <table:table-cell office:value-type="float" office:value="1721.351562" calcext:value-type="float">
            <text:p>1721.351562</text:p>
          </table:table-cell>
          <table:table-cell table:number-columns-repeated="13"/>
        </table:table-row>
        <table:table-row table:style-name="ro1">
          <table:table-cell office:value-type="float" office:value="1650.581787" calcext:value-type="float">
            <text:p>1650.581787</text:p>
          </table:table-cell>
          <table:table-cell office:value-type="float" office:value="1725.212158" calcext:value-type="float">
            <text:p>1725.212158</text:p>
          </table:table-cell>
          <table:table-cell office:value-type="float" office:value="1657.492188" calcext:value-type="float">
            <text:p>1657.492188</text:p>
          </table:table-cell>
          <table:table-cell office:value-type="float" office:value="1720.822754" calcext:value-type="float">
            <text:p>1720.822754</text:p>
          </table:table-cell>
          <table:table-cell table:number-columns-repeated="13"/>
        </table:table-row>
        <table:table-row table:style-name="ro1">
          <table:table-cell office:value-type="float" office:value="1650.787109" calcext:value-type="float">
            <text:p>1650.787109</text:p>
          </table:table-cell>
          <table:table-cell office:value-type="float" office:value="1726.406494" calcext:value-type="float">
            <text:p>1726.406494</text:p>
          </table:table-cell>
          <table:table-cell office:value-type="float" office:value="1656.188843" calcext:value-type="float">
            <text:p>1656.188843</text:p>
          </table:table-cell>
          <table:table-cell office:value-type="float" office:value="1724.192871" calcext:value-type="float">
            <text:p>1724.192871</text:p>
          </table:table-cell>
          <table:table-cell table:number-columns-repeated="13"/>
        </table:table-row>
        <table:table-row table:style-name="ro1">
          <table:table-cell office:value-type="float" office:value="1652.384888" calcext:value-type="float">
            <text:p>1652.384888</text:p>
          </table:table-cell>
          <table:table-cell office:value-type="float" office:value="1722.852905" calcext:value-type="float">
            <text:p>1722.852905</text:p>
          </table:table-cell>
          <table:table-cell office:value-type="float" office:value="1661.018066" calcext:value-type="float">
            <text:p>1661.018066</text:p>
          </table:table-cell>
          <table:table-cell office:value-type="float" office:value="1717.164429" calcext:value-type="float">
            <text:p>1717.164429</text:p>
          </table:table-cell>
          <table:table-cell table:number-columns-repeated="13"/>
        </table:table-row>
        <table:table-row table:style-name="ro1">
          <table:table-cell office:value-type="float" office:value="1651.097656" calcext:value-type="float">
            <text:p>1651.097656</text:p>
          </table:table-cell>
          <table:table-cell office:value-type="float" office:value="1724.371704" calcext:value-type="float">
            <text:p>1724.371704</text:p>
          </table:table-cell>
          <table:table-cell office:value-type="float" office:value="1659.73584" calcext:value-type="float">
            <text:p>1659.73584</text:p>
          </table:table-cell>
          <table:table-cell office:value-type="float" office:value="1720.197876" calcext:value-type="float">
            <text:p>1720.197876</text:p>
          </table:table-cell>
          <table:table-cell table:number-columns-repeated="13"/>
        </table:table-row>
        <table:table-row table:style-name="ro1">
          <table:table-cell office:value-type="float" office:value="1651.418335" calcext:value-type="float">
            <text:p>1651.418335</text:p>
          </table:table-cell>
          <table:table-cell office:value-type="float" office:value="1725.626709" calcext:value-type="float">
            <text:p>1725.626709</text:p>
          </table:table-cell>
          <table:table-cell office:value-type="float" office:value="1657.431519" calcext:value-type="float">
            <text:p>1657.431519</text:p>
          </table:table-cell>
          <table:table-cell office:value-type="float" office:value="1723.348267" calcext:value-type="float">
            <text:p>1723.348267</text:p>
          </table:table-cell>
          <table:table-cell table:number-columns-repeated="13"/>
        </table:table-row>
        <table:table-row table:style-name="ro1">
          <table:table-cell office:value-type="float" office:value="1647.054077" calcext:value-type="float">
            <text:p>1647.054077</text:p>
          </table:table-cell>
          <table:table-cell office:value-type="float" office:value="1726.291382" calcext:value-type="float">
            <text:p>1726.291382</text:p>
          </table:table-cell>
          <table:table-cell office:value-type="float" office:value="1654.520996" calcext:value-type="float">
            <text:p>1654.520996</text:p>
          </table:table-cell>
          <table:table-cell office:value-type="float" office:value="1724.799072" calcext:value-type="float">
            <text:p>1724.799072</text:p>
          </table:table-cell>
          <table:table-cell table:number-columns-repeated="13"/>
        </table:table-row>
        <table:table-row table:style-name="ro1">
          <table:table-cell office:value-type="float" office:value="1648.474365" calcext:value-type="float">
            <text:p>1648.474365</text:p>
          </table:table-cell>
          <table:table-cell office:value-type="float" office:value="1721.407471" calcext:value-type="float">
            <text:p>1721.407471</text:p>
          </table:table-cell>
          <table:table-cell office:value-type="float" office:value="1658.85376" calcext:value-type="float">
            <text:p>1658.85376</text:p>
          </table:table-cell>
          <table:table-cell office:value-type="float" office:value="1719.427246" calcext:value-type="float">
            <text:p>1719.427246</text:p>
          </table:table-cell>
          <table:table-cell table:number-columns-repeated="13"/>
        </table:table-row>
        <table:table-row table:style-name="ro1">
          <table:table-cell office:value-type="float" office:value="1649.912842" calcext:value-type="float">
            <text:p>1649.912842</text:p>
          </table:table-cell>
          <table:table-cell office:value-type="float" office:value="1727.808838" calcext:value-type="float">
            <text:p>1727.808838</text:p>
          </table:table-cell>
          <table:table-cell office:value-type="float" office:value="1659.189087" calcext:value-type="float">
            <text:p>1659.189087</text:p>
          </table:table-cell>
          <table:table-cell office:value-type="float" office:value="1723.180664" calcext:value-type="float">
            <text:p>1723.180664</text:p>
          </table:table-cell>
          <table:table-cell table:number-columns-repeated="13"/>
        </table:table-row>
        <table:table-row table:style-name="ro1">
          <table:table-cell office:value-type="float" office:value="1649.923218" calcext:value-type="float">
            <text:p>1649.923218</text:p>
          </table:table-cell>
          <table:table-cell office:value-type="float" office:value="1724.990356" calcext:value-type="float">
            <text:p>1724.990356</text:p>
          </table:table-cell>
          <table:table-cell office:value-type="float" office:value="1657.346802" calcext:value-type="float">
            <text:p>1657.346802</text:p>
          </table:table-cell>
          <table:table-cell office:value-type="float" office:value="1721.627686" calcext:value-type="float">
            <text:p>1721.627686</text:p>
          </table:table-cell>
          <table:table-cell table:number-columns-repeated="13"/>
        </table:table-row>
        <table:table-row table:style-name="ro1">
          <table:table-cell office:value-type="float" office:value="1652.894775" calcext:value-type="float">
            <text:p>1652.894775</text:p>
          </table:table-cell>
          <table:table-cell office:value-type="float" office:value="1720.467896" calcext:value-type="float">
            <text:p>1720.467896</text:p>
          </table:table-cell>
          <table:table-cell office:value-type="float" office:value="1657.443726" calcext:value-type="float">
            <text:p>1657.443726</text:p>
          </table:table-cell>
          <table:table-cell office:value-type="float" office:value="1718.198486" calcext:value-type="float">
            <text:p>1718.198486</text:p>
          </table:table-cell>
          <table:table-cell table:number-columns-repeated="13"/>
        </table:table-row>
        <table:table-row table:style-name="ro1">
          <table:table-cell office:value-type="float" office:value="1649.890503" calcext:value-type="float">
            <text:p>1649.890503</text:p>
          </table:table-cell>
          <table:table-cell office:value-type="float" office:value="1724.455566" calcext:value-type="float">
            <text:p>1724.455566</text:p>
          </table:table-cell>
          <table:table-cell office:value-type="float" office:value="1653.965698" calcext:value-type="float">
            <text:p>1653.965698</text:p>
          </table:table-cell>
          <table:table-cell office:value-type="float" office:value="1722.059204" calcext:value-type="float">
            <text:p>1722.059204</text:p>
          </table:table-cell>
          <table:table-cell table:number-columns-repeated="13"/>
        </table:table-row>
        <table:table-row table:style-name="ro1">
          <table:table-cell office:value-type="float" office:value="1647.076294" calcext:value-type="float">
            <text:p>1647.076294</text:p>
          </table:table-cell>
          <table:table-cell office:value-type="float" office:value="1724.653809" calcext:value-type="float">
            <text:p>1724.653809</text:p>
          </table:table-cell>
          <table:table-cell office:value-type="float" office:value="1658.197021" calcext:value-type="float">
            <text:p>1658.197021</text:p>
          </table:table-cell>
          <table:table-cell office:value-type="float" office:value="1721.559814" calcext:value-type="float">
            <text:p>1721.559814</text:p>
          </table:table-cell>
          <table:table-cell table:number-columns-repeated="13"/>
        </table:table-row>
        <table:table-row table:style-name="ro1">
          <table:table-cell office:value-type="float" office:value="1649.57312" calcext:value-type="float">
            <text:p>1649.57312</text:p>
          </table:table-cell>
          <table:table-cell office:value-type="float" office:value="1723.968506" calcext:value-type="float">
            <text:p>1723.968506</text:p>
          </table:table-cell>
          <table:table-cell office:value-type="float" office:value="1657.139038" calcext:value-type="float">
            <text:p>1657.139038</text:p>
          </table:table-cell>
          <table:table-cell office:value-type="float" office:value="1721.192261" calcext:value-type="float">
            <text:p>1721.192261</text:p>
          </table:table-cell>
          <table:table-cell table:number-columns-repeated="13"/>
        </table:table-row>
        <table:table-row table:style-name="ro1">
          <table:table-cell office:value-type="float" office:value="1647.69043" calcext:value-type="float">
            <text:p>1647.69043</text:p>
          </table:table-cell>
          <table:table-cell office:value-type="float" office:value="1726.505127" calcext:value-type="float">
            <text:p>1726.505127</text:p>
          </table:table-cell>
          <table:table-cell office:value-type="float" office:value="1653.706421" calcext:value-type="float">
            <text:p>1653.706421</text:p>
          </table:table-cell>
          <table:table-cell office:value-type="float" office:value="1724.085083" calcext:value-type="float">
            <text:p>1724.085083</text:p>
          </table:table-cell>
          <table:table-cell table:number-columns-repeated="13"/>
        </table:table-row>
        <table:table-row table:style-name="ro1">
          <table:table-cell office:value-type="float" office:value="1648.008179" calcext:value-type="float">
            <text:p>1648.008179</text:p>
          </table:table-cell>
          <table:table-cell office:value-type="float" office:value="1725.041992" calcext:value-type="float">
            <text:p>1725.041992</text:p>
          </table:table-cell>
          <table:table-cell office:value-type="float" office:value="1655.277832" calcext:value-type="float">
            <text:p>1655.277832</text:p>
          </table:table-cell>
          <table:table-cell office:value-type="float" office:value="1720.792114" calcext:value-type="float">
            <text:p>1720.792114</text:p>
          </table:table-cell>
          <table:table-cell table:number-columns-repeated="13"/>
        </table:table-row>
        <table:table-row table:style-name="ro1">
          <table:table-cell office:value-type="float" office:value="1647.94873" calcext:value-type="float">
            <text:p>1647.94873</text:p>
          </table:table-cell>
          <table:table-cell office:value-type="float" office:value="1724.907959" calcext:value-type="float">
            <text:p>1724.907959</text:p>
          </table:table-cell>
          <table:table-cell office:value-type="float" office:value="1657.838501" calcext:value-type="float">
            <text:p>1657.838501</text:p>
          </table:table-cell>
          <table:table-cell office:value-type="float" office:value="1719.761475" calcext:value-type="float">
            <text:p>1719.761475</text:p>
          </table:table-cell>
          <table:table-cell table:number-columns-repeated="13"/>
        </table:table-row>
        <table:table-row table:style-name="ro1">
          <table:table-cell office:value-type="float" office:value="1650.739258" calcext:value-type="float">
            <text:p>1650.739258</text:p>
          </table:table-cell>
          <table:table-cell office:value-type="float" office:value="1723.787842" calcext:value-type="float">
            <text:p>1723.787842</text:p>
          </table:table-cell>
          <table:table-cell office:value-type="float" office:value="1657.475464" calcext:value-type="float">
            <text:p>1657.475464</text:p>
          </table:table-cell>
          <table:table-cell office:value-type="float" office:value="1720.710083" calcext:value-type="float">
            <text:p>1720.710083</text:p>
          </table:table-cell>
          <table:table-cell table:number-columns-repeated="13"/>
        </table:table-row>
        <table:table-row table:style-name="ro1">
          <table:table-cell office:value-type="float" office:value="1648.371582" calcext:value-type="float">
            <text:p>1648.371582</text:p>
          </table:table-cell>
          <table:table-cell office:value-type="float" office:value="1724.294556" calcext:value-type="float">
            <text:p>1724.294556</text:p>
          </table:table-cell>
          <table:table-cell office:value-type="float" office:value="1655.357422" calcext:value-type="float">
            <text:p>1655.357422</text:p>
          </table:table-cell>
          <table:table-cell office:value-type="float" office:value="1722.310181" calcext:value-type="float">
            <text:p>1722.310181</text:p>
          </table:table-cell>
          <table:table-cell table:number-columns-repeated="13"/>
        </table:table-row>
        <table:table-row table:style-name="ro1">
          <table:table-cell office:value-type="float" office:value="1651.359131" calcext:value-type="float">
            <text:p>1651.359131</text:p>
          </table:table-cell>
          <table:table-cell office:value-type="float" office:value="1723.493408" calcext:value-type="float">
            <text:p>1723.493408</text:p>
          </table:table-cell>
          <table:table-cell office:value-type="float" office:value="1655.552002" calcext:value-type="float">
            <text:p>1655.552002</text:p>
          </table:table-cell>
          <table:table-cell office:value-type="float" office:value="1724.240723" calcext:value-type="float">
            <text:p>1724.240723</text:p>
          </table:table-cell>
          <table:table-cell table:number-columns-repeated="13"/>
        </table:table-row>
        <table:table-row table:style-name="ro1">
          <table:table-cell office:value-type="float" office:value="1647.447266" calcext:value-type="float">
            <text:p>1647.447266</text:p>
          </table:table-cell>
          <table:table-cell office:value-type="float" office:value="1727.220459" calcext:value-type="float">
            <text:p>1727.220459</text:p>
          </table:table-cell>
          <table:table-cell office:value-type="float" office:value="1656.511475" calcext:value-type="float">
            <text:p>1656.511475</text:p>
          </table:table-cell>
          <table:table-cell office:value-type="float" office:value="1724.731079" calcext:value-type="float">
            <text:p>1724.731079</text:p>
          </table:table-cell>
          <table:table-cell table:number-columns-repeated="13"/>
        </table:table-row>
        <table:table-row table:style-name="ro1">
          <table:table-cell office:value-type="float" office:value="1652.879517" calcext:value-type="float">
            <text:p>1652.879517</text:p>
          </table:table-cell>
          <table:table-cell office:value-type="float" office:value="1724.137817" calcext:value-type="float">
            <text:p>1724.137817</text:p>
          </table:table-cell>
          <table:table-cell office:value-type="float" office:value="1659.286011" calcext:value-type="float">
            <text:p>1659.286011</text:p>
          </table:table-cell>
          <table:table-cell office:value-type="float" office:value="1724.967285" calcext:value-type="float">
            <text:p>1724.967285</text:p>
          </table:table-cell>
          <table:table-cell table:number-columns-repeated="13"/>
        </table:table-row>
        <table:table-row table:style-name="ro1">
          <table:table-cell office:value-type="float" office:value="1651.793091" calcext:value-type="float">
            <text:p>1651.793091</text:p>
          </table:table-cell>
          <table:table-cell office:value-type="float" office:value="1726.443359" calcext:value-type="float">
            <text:p>1726.443359</text:p>
          </table:table-cell>
          <table:table-cell office:value-type="float" office:value="1659.556396" calcext:value-type="float">
            <text:p>1659.556396</text:p>
          </table:table-cell>
          <table:table-cell office:value-type="float" office:value="1725.194458" calcext:value-type="float">
            <text:p>1725.194458</text:p>
          </table:table-cell>
          <table:table-cell table:number-columns-repeated="13"/>
        </table:table-row>
        <table:table-row table:style-name="ro1">
          <table:table-cell office:value-type="float" office:value="1648.93335" calcext:value-type="float">
            <text:p>1648.93335</text:p>
          </table:table-cell>
          <table:table-cell office:value-type="float" office:value="1725.828247" calcext:value-type="float">
            <text:p>1725.828247</text:p>
          </table:table-cell>
          <table:table-cell office:value-type="float" office:value="1658.970459" calcext:value-type="float">
            <text:p>1658.970459</text:p>
          </table:table-cell>
          <table:table-cell office:value-type="float" office:value="1721.81665" calcext:value-type="float">
            <text:p>1721.81665</text:p>
          </table:table-cell>
          <table:table-cell table:number-columns-repeated="13"/>
        </table:table-row>
        <table:table-row table:style-name="ro1">
          <table:table-cell office:value-type="float" office:value="1652.554688" calcext:value-type="float">
            <text:p>1652.554688</text:p>
          </table:table-cell>
          <table:table-cell office:value-type="float" office:value="1725.021973" calcext:value-type="float">
            <text:p>1725.021973</text:p>
          </table:table-cell>
          <table:table-cell office:value-type="float" office:value="1661.271606" calcext:value-type="float">
            <text:p>1661.271606</text:p>
          </table:table-cell>
          <table:table-cell office:value-type="float" office:value="1722.334961" calcext:value-type="float">
            <text:p>1722.334961</text:p>
          </table:table-cell>
          <table:table-cell table:number-columns-repeated="13"/>
        </table:table-row>
        <table:table-row table:style-name="ro1">
          <table:table-cell office:value-type="float" office:value="1647.486084" calcext:value-type="float">
            <text:p>1647.486084</text:p>
          </table:table-cell>
          <table:table-cell office:value-type="float" office:value="1731.42395" calcext:value-type="float">
            <text:p>1731.42395</text:p>
          </table:table-cell>
          <table:table-cell office:value-type="float" office:value="1657.357788" calcext:value-type="float">
            <text:p>1657.357788</text:p>
          </table:table-cell>
          <table:table-cell office:value-type="float" office:value="1725.611084" calcext:value-type="float">
            <text:p>1725.611084</text:p>
          </table:table-cell>
          <table:table-cell table:number-columns-repeated="13"/>
        </table:table-row>
        <table:table-row table:style-name="ro1">
          <table:table-cell office:value-type="float" office:value="1651.382812" calcext:value-type="float">
            <text:p>1651.382812</text:p>
          </table:table-cell>
          <table:table-cell office:value-type="float" office:value="1726.209229" calcext:value-type="float">
            <text:p>1726.209229</text:p>
          </table:table-cell>
          <table:table-cell office:value-type="float" office:value="1659.18103" calcext:value-type="float">
            <text:p>1659.18103</text:p>
          </table:table-cell>
          <table:table-cell office:value-type="float" office:value="1724.683716" calcext:value-type="float">
            <text:p>1724.683716</text:p>
          </table:table-cell>
          <table:table-cell table:number-columns-repeated="13"/>
        </table:table-row>
        <table:table-row table:style-name="ro1">
          <table:table-cell office:value-type="float" office:value="1651.079224" calcext:value-type="float">
            <text:p>1651.079224</text:p>
          </table:table-cell>
          <table:table-cell office:value-type="float" office:value="1724.888672" calcext:value-type="float">
            <text:p>1724.888672</text:p>
          </table:table-cell>
          <table:table-cell office:value-type="float" office:value="1656.680786" calcext:value-type="float">
            <text:p>1656.680786</text:p>
          </table:table-cell>
          <table:table-cell office:value-type="float" office:value="1722.969727" calcext:value-type="float">
            <text:p>1722.969727</text:p>
          </table:table-cell>
          <table:table-cell table:number-columns-repeated="13"/>
        </table:table-row>
        <table:table-row table:style-name="ro1">
          <table:table-cell office:value-type="float" office:value="1648.668457" calcext:value-type="float">
            <text:p>1648.668457</text:p>
          </table:table-cell>
          <table:table-cell office:value-type="float" office:value="1724.470581" calcext:value-type="float">
            <text:p>1724.470581</text:p>
          </table:table-cell>
          <table:table-cell office:value-type="float" office:value="1656.220825" calcext:value-type="float">
            <text:p>1656.220825</text:p>
          </table:table-cell>
          <table:table-cell office:value-type="float" office:value="1721.616455" calcext:value-type="float">
            <text:p>1721.616455</text:p>
          </table:table-cell>
          <table:table-cell table:number-columns-repeated="13"/>
        </table:table-row>
        <table:table-row table:style-name="ro1">
          <table:table-cell office:value-type="float" office:value="1652.108032" calcext:value-type="float">
            <text:p>1652.108032</text:p>
          </table:table-cell>
          <table:table-cell office:value-type="float" office:value="1723.786011" calcext:value-type="float">
            <text:p>1723.786011</text:p>
          </table:table-cell>
          <table:table-cell office:value-type="float" office:value="1657.20752" calcext:value-type="float">
            <text:p>1657.20752</text:p>
          </table:table-cell>
          <table:table-cell office:value-type="float" office:value="1722.391357" calcext:value-type="float">
            <text:p>1722.391357</text:p>
          </table:table-cell>
          <table:table-cell table:number-columns-repeated="13"/>
        </table:table-row>
        <table:table-row table:style-name="ro1">
          <table:table-cell office:value-type="float" office:value="1648.650757" calcext:value-type="float">
            <text:p>1648.650757</text:p>
          </table:table-cell>
          <table:table-cell office:value-type="float" office:value="1727.421143" calcext:value-type="float">
            <text:p>1727.421143</text:p>
          </table:table-cell>
          <table:table-cell office:value-type="float" office:value="1656.532959" calcext:value-type="float">
            <text:p>1656.532959</text:p>
          </table:table-cell>
          <table:table-cell office:value-type="float" office:value="1724.442993" calcext:value-type="float">
            <text:p>1724.442993</text:p>
          </table:table-cell>
          <table:table-cell table:number-columns-repeated="13"/>
        </table:table-row>
        <table:table-row table:style-name="ro1">
          <table:table-cell office:value-type="float" office:value="1651.498291" calcext:value-type="float">
            <text:p>1651.498291</text:p>
          </table:table-cell>
          <table:table-cell office:value-type="float" office:value="1725.616089" calcext:value-type="float">
            <text:p>1725.616089</text:p>
          </table:table-cell>
          <table:table-cell office:value-type="float" office:value="1659.289917" calcext:value-type="float">
            <text:p>1659.289917</text:p>
          </table:table-cell>
          <table:table-cell office:value-type="float" office:value="1720.385498" calcext:value-type="float">
            <text:p>1720.385498</text:p>
          </table:table-cell>
          <table:table-cell table:number-columns-repeated="13"/>
        </table:table-row>
        <table:table-row table:style-name="ro1">
          <table:table-cell office:value-type="float" office:value="1649.680542" calcext:value-type="float">
            <text:p>1649.680542</text:p>
          </table:table-cell>
          <table:table-cell office:value-type="float" office:value="1725.952393" calcext:value-type="float">
            <text:p>1725.952393</text:p>
          </table:table-cell>
          <table:table-cell office:value-type="float" office:value="1662.146973" calcext:value-type="float">
            <text:p>1662.146973</text:p>
          </table:table-cell>
          <table:table-cell office:value-type="float" office:value="1721.247681" calcext:value-type="float">
            <text:p>1721.247681</text:p>
          </table:table-cell>
          <table:table-cell table:number-columns-repeated="13"/>
        </table:table-row>
        <table:table-row table:style-name="ro1">
          <table:table-cell office:value-type="float" office:value="1653.076904" calcext:value-type="float">
            <text:p>1653.076904</text:p>
          </table:table-cell>
          <table:table-cell office:value-type="float" office:value="1722.950928" calcext:value-type="float">
            <text:p>1722.950928</text:p>
          </table:table-cell>
          <table:table-cell office:value-type="float" office:value="1659.680054" calcext:value-type="float">
            <text:p>1659.680054</text:p>
          </table:table-cell>
          <table:table-cell office:value-type="float" office:value="1722.754517" calcext:value-type="float">
            <text:p>1722.754517</text:p>
          </table:table-cell>
          <table:table-cell table:number-columns-repeated="13"/>
        </table:table-row>
        <table:table-row table:style-name="ro1">
          <table:table-cell office:value-type="float" office:value="1652.547363" calcext:value-type="float">
            <text:p>1652.547363</text:p>
          </table:table-cell>
          <table:table-cell office:value-type="float" office:value="1722.036865" calcext:value-type="float">
            <text:p>1722.036865</text:p>
          </table:table-cell>
          <table:table-cell office:value-type="float" office:value="1660.740479" calcext:value-type="float">
            <text:p>1660.740479</text:p>
          </table:table-cell>
          <table:table-cell office:value-type="float" office:value="1719.55835" calcext:value-type="float">
            <text:p>1719.55835</text:p>
          </table:table-cell>
          <table:table-cell table:number-columns-repeated="13"/>
        </table:table-row>
        <table:table-row table:style-name="ro1">
          <table:table-cell office:value-type="float" office:value="1653.078003" calcext:value-type="float">
            <text:p>1653.078003</text:p>
          </table:table-cell>
          <table:table-cell office:value-type="float" office:value="1722.557739" calcext:value-type="float">
            <text:p>1722.557739</text:p>
          </table:table-cell>
          <table:table-cell office:value-type="float" office:value="1656.462646" calcext:value-type="float">
            <text:p>1656.462646</text:p>
          </table:table-cell>
          <table:table-cell office:value-type="float" office:value="1720.849365" calcext:value-type="float">
            <text:p>1720.849365</text:p>
          </table:table-cell>
          <table:table-cell table:number-columns-repeated="13"/>
        </table:table-row>
        <table:table-row table:style-name="ro1">
          <table:table-cell office:value-type="float" office:value="1651.829956" calcext:value-type="float">
            <text:p>1651.829956</text:p>
          </table:table-cell>
          <table:table-cell office:value-type="float" office:value="1724.259277" calcext:value-type="float">
            <text:p>1724.259277</text:p>
          </table:table-cell>
          <table:table-cell office:value-type="float" office:value="1658.971191" calcext:value-type="float">
            <text:p>1658.971191</text:p>
          </table:table-cell>
          <table:table-cell office:value-type="float" office:value="1723.202515" calcext:value-type="float">
            <text:p>1723.202515</text:p>
          </table:table-cell>
          <table:table-cell table:number-columns-repeated="13"/>
        </table:table-row>
        <table:table-row table:style-name="ro1">
          <table:table-cell office:value-type="float" office:value="1651.926758" calcext:value-type="float">
            <text:p>1651.926758</text:p>
          </table:table-cell>
          <table:table-cell office:value-type="float" office:value="1723.263306" calcext:value-type="float">
            <text:p>1723.263306</text:p>
          </table:table-cell>
          <table:table-cell office:value-type="float" office:value="1656.655518" calcext:value-type="float">
            <text:p>1656.655518</text:p>
          </table:table-cell>
          <table:table-cell office:value-type="float" office:value="1723.32373" calcext:value-type="float">
            <text:p>1723.32373</text:p>
          </table:table-cell>
          <table:table-cell table:number-columns-repeated="13"/>
        </table:table-row>
        <table:table-row table:style-name="ro1">
          <table:table-cell office:value-type="float" office:value="1651.071167" calcext:value-type="float">
            <text:p>1651.071167</text:p>
          </table:table-cell>
          <table:table-cell office:value-type="float" office:value="1724.966553" calcext:value-type="float">
            <text:p>1724.966553</text:p>
          </table:table-cell>
          <table:table-cell office:value-type="float" office:value="1656.175781" calcext:value-type="float">
            <text:p>1656.175781</text:p>
          </table:table-cell>
          <table:table-cell office:value-type="float" office:value="1721.486328" calcext:value-type="float">
            <text:p>1721.486328</text:p>
          </table:table-cell>
          <table:table-cell table:number-columns-repeated="13"/>
        </table:table-row>
        <table:table-row table:style-name="ro1">
          <table:table-cell office:value-type="float" office:value="1652.573242" calcext:value-type="float">
            <text:p>1652.573242</text:p>
          </table:table-cell>
          <table:table-cell office:value-type="float" office:value="1722.867432" calcext:value-type="float">
            <text:p>1722.867432</text:p>
          </table:table-cell>
          <table:table-cell office:value-type="float" office:value="1658.08313" calcext:value-type="float">
            <text:p>1658.08313</text:p>
          </table:table-cell>
          <table:table-cell office:value-type="float" office:value="1721.124756" calcext:value-type="float">
            <text:p>1721.124756</text:p>
          </table:table-cell>
          <table:table-cell table:number-columns-repeated="13"/>
        </table:table-row>
        <table:table-row table:style-name="ro1">
          <table:table-cell office:value-type="float" office:value="1648.828979" calcext:value-type="float">
            <text:p>1648.828979</text:p>
          </table:table-cell>
          <table:table-cell office:value-type="float" office:value="1726.153687" calcext:value-type="float">
            <text:p>1726.153687</text:p>
          </table:table-cell>
          <table:table-cell office:value-type="float" office:value="1654.273315" calcext:value-type="float">
            <text:p>1654.273315</text:p>
          </table:table-cell>
          <table:table-cell office:value-type="float" office:value="1724.874634" calcext:value-type="float">
            <text:p>1724.874634</text:p>
          </table:table-cell>
          <table:table-cell table:number-columns-repeated="13"/>
        </table:table-row>
        <table:table-row table:style-name="ro1">
          <table:table-cell office:value-type="float" office:value="1651.085815" calcext:value-type="float">
            <text:p>1651.085815</text:p>
          </table:table-cell>
          <table:table-cell office:value-type="float" office:value="1727.974731" calcext:value-type="float">
            <text:p>1727.974731</text:p>
          </table:table-cell>
          <table:table-cell office:value-type="float" office:value="1657.009155" calcext:value-type="float">
            <text:p>1657.009155</text:p>
          </table:table-cell>
          <table:table-cell office:value-type="float" office:value="1722.615723" calcext:value-type="float">
            <text:p>1722.615723</text:p>
          </table:table-cell>
          <table:table-cell table:number-columns-repeated="13"/>
        </table:table-row>
        <table:table-row table:style-name="ro1">
          <table:table-cell office:value-type="float" office:value="1647.135498" calcext:value-type="float">
            <text:p>1647.135498</text:p>
          </table:table-cell>
          <table:table-cell office:value-type="float" office:value="1726.158813" calcext:value-type="float">
            <text:p>1726.158813</text:p>
          </table:table-cell>
          <table:table-cell office:value-type="float" office:value="1656.215698" calcext:value-type="float">
            <text:p>1656.215698</text:p>
          </table:table-cell>
          <table:table-cell office:value-type="float" office:value="1723.316895" calcext:value-type="float">
            <text:p>1723.316895</text:p>
          </table:table-cell>
          <table:table-cell table:number-columns-repeated="13"/>
        </table:table-row>
        <table:table-row table:style-name="ro1">
          <table:table-cell office:value-type="float" office:value="1651.280762" calcext:value-type="float">
            <text:p>1651.280762</text:p>
          </table:table-cell>
          <table:table-cell office:value-type="float" office:value="1726.300903" calcext:value-type="float">
            <text:p>1726.300903</text:p>
          </table:table-cell>
          <table:table-cell office:value-type="float" office:value="1658.768799" calcext:value-type="float">
            <text:p>1658.768799</text:p>
          </table:table-cell>
          <table:table-cell office:value-type="float" office:value="1722.194458" calcext:value-type="float">
            <text:p>1722.194458</text:p>
          </table:table-cell>
          <table:table-cell table:number-columns-repeated="13"/>
        </table:table-row>
        <table:table-row table:style-name="ro1">
          <table:table-cell office:value-type="float" office:value="1652.619995" calcext:value-type="float">
            <text:p>1652.619995</text:p>
          </table:table-cell>
          <table:table-cell office:value-type="float" office:value="1726.358521" calcext:value-type="float">
            <text:p>1726.358521</text:p>
          </table:table-cell>
          <table:table-cell office:value-type="float" office:value="1658.169312" calcext:value-type="float">
            <text:p>1658.169312</text:p>
          </table:table-cell>
          <table:table-cell office:value-type="float" office:value="1724.066406" calcext:value-type="float">
            <text:p>1724.066406</text:p>
          </table:table-cell>
          <table:table-cell table:number-columns-repeated="13"/>
        </table:table-row>
        <table:table-row table:style-name="ro1">
          <table:table-cell office:value-type="float" office:value="1650.619751" calcext:value-type="float">
            <text:p>1650.619751</text:p>
          </table:table-cell>
          <table:table-cell office:value-type="float" office:value="1727.862915" calcext:value-type="float">
            <text:p>1727.862915</text:p>
          </table:table-cell>
          <table:table-cell office:value-type="float" office:value="1658.048462" calcext:value-type="float">
            <text:p>1658.048462</text:p>
          </table:table-cell>
          <table:table-cell office:value-type="float" office:value="1724.495239" calcext:value-type="float">
            <text:p>1724.495239</text:p>
          </table:table-cell>
          <table:table-cell table:number-columns-repeated="13"/>
        </table:table-row>
        <table:table-row table:style-name="ro1">
          <table:table-cell office:value-type="float" office:value="1649.482422" calcext:value-type="float">
            <text:p>1649.482422</text:p>
          </table:table-cell>
          <table:table-cell office:value-type="float" office:value="1727.984619" calcext:value-type="float">
            <text:p>1727.984619</text:p>
          </table:table-cell>
          <table:table-cell office:value-type="float" office:value="1658.035767" calcext:value-type="float">
            <text:p>1658.035767</text:p>
          </table:table-cell>
          <table:table-cell office:value-type="float" office:value="1725.151123" calcext:value-type="float">
            <text:p>1725.151123</text:p>
          </table:table-cell>
          <table:table-cell table:number-columns-repeated="13"/>
        </table:table-row>
        <table:table-row table:style-name="ro1">
          <table:table-cell office:value-type="float" office:value="1655.82312" calcext:value-type="float">
            <text:p>1655.82312</text:p>
          </table:table-cell>
          <table:table-cell office:value-type="float" office:value="1728.038208" calcext:value-type="float">
            <text:p>1728.038208</text:p>
          </table:table-cell>
          <table:table-cell office:value-type="float" office:value="1661.431274" calcext:value-type="float">
            <text:p>1661.431274</text:p>
          </table:table-cell>
          <table:table-cell office:value-type="float" office:value="1725.906982" calcext:value-type="float">
            <text:p>1725.906982</text:p>
          </table:table-cell>
          <table:table-cell table:number-columns-repeated="13"/>
        </table:table-row>
        <table:table-row table:style-name="ro1">
          <table:table-cell office:value-type="float" office:value="1652.69873" calcext:value-type="float">
            <text:p>1652.69873</text:p>
          </table:table-cell>
          <table:table-cell office:value-type="float" office:value="1728.006592" calcext:value-type="float">
            <text:p>1728.006592</text:p>
          </table:table-cell>
          <table:table-cell office:value-type="float" office:value="1659.447998" calcext:value-type="float">
            <text:p>1659.447998</text:p>
          </table:table-cell>
          <table:table-cell office:value-type="float" office:value="1725.838867" calcext:value-type="float">
            <text:p>1725.838867</text:p>
          </table:table-cell>
          <table:table-cell table:number-columns-repeated="13"/>
        </table:table-row>
        <table:table-row table:style-name="ro1">
          <table:table-cell office:value-type="float" office:value="1650.851318" calcext:value-type="float">
            <text:p>1650.851318</text:p>
          </table:table-cell>
          <table:table-cell office:value-type="float" office:value="1727.405151" calcext:value-type="float">
            <text:p>1727.405151</text:p>
          </table:table-cell>
          <table:table-cell office:value-type="float" office:value="1657.676025" calcext:value-type="float">
            <text:p>1657.676025</text:p>
          </table:table-cell>
          <table:table-cell office:value-type="float" office:value="1722.807495" calcext:value-type="float">
            <text:p>1722.807495</text:p>
          </table:table-cell>
          <table:table-cell table:number-columns-repeated="13"/>
        </table:table-row>
        <table:table-row table:style-name="ro1">
          <table:table-cell office:value-type="float" office:value="1650.936768" calcext:value-type="float">
            <text:p>1650.936768</text:p>
          </table:table-cell>
          <table:table-cell office:value-type="float" office:value="1728.208984" calcext:value-type="float">
            <text:p>1728.208984</text:p>
          </table:table-cell>
          <table:table-cell office:value-type="float" office:value="1663.150635" calcext:value-type="float">
            <text:p>1663.150635</text:p>
          </table:table-cell>
          <table:table-cell office:value-type="float" office:value="1726.242065" calcext:value-type="float">
            <text:p>1726.242065</text:p>
          </table:table-cell>
          <table:table-cell table:number-columns-repeated="13"/>
        </table:table-row>
        <table:table-row table:style-name="ro1">
          <table:table-cell office:value-type="float" office:value="1651.912598" calcext:value-type="float">
            <text:p>1651.912598</text:p>
          </table:table-cell>
          <table:table-cell office:value-type="float" office:value="1726.106079" calcext:value-type="float">
            <text:p>1726.106079</text:p>
          </table:table-cell>
          <table:table-cell office:value-type="float" office:value="1659.439697" calcext:value-type="float">
            <text:p>1659.439697</text:p>
          </table:table-cell>
          <table:table-cell office:value-type="float" office:value="1723.859863" calcext:value-type="float">
            <text:p>1723.859863</text:p>
          </table:table-cell>
          <table:table-cell table:number-columns-repeated="13"/>
        </table:table-row>
        <table:table-row table:style-name="ro1">
          <table:table-cell office:value-type="float" office:value="1652.724609" calcext:value-type="float">
            <text:p>1652.724609</text:p>
          </table:table-cell>
          <table:table-cell office:value-type="float" office:value="1727.689697" calcext:value-type="float">
            <text:p>1727.689697</text:p>
          </table:table-cell>
          <table:table-cell office:value-type="float" office:value="1657.922607" calcext:value-type="float">
            <text:p>1657.922607</text:p>
          </table:table-cell>
          <table:table-cell office:value-type="float" office:value="1726.911743" calcext:value-type="float">
            <text:p>1726.911743</text:p>
          </table:table-cell>
          <table:table-cell table:number-columns-repeated="13"/>
        </table:table-row>
        <table:table-row table:style-name="ro1">
          <table:table-cell office:value-type="float" office:value="1651.973145" calcext:value-type="float">
            <text:p>1651.973145</text:p>
          </table:table-cell>
          <table:table-cell office:value-type="float" office:value="1726.26416" calcext:value-type="float">
            <text:p>1726.26416</text:p>
          </table:table-cell>
          <table:table-cell office:value-type="float" office:value="1658.757812" calcext:value-type="float">
            <text:p>1658.757812</text:p>
          </table:table-cell>
          <table:table-cell office:value-type="float" office:value="1728.145874" calcext:value-type="float">
            <text:p>1728.145874</text:p>
          </table:table-cell>
          <table:table-cell table:number-columns-repeated="13"/>
        </table:table-row>
        <table:table-row table:style-name="ro1">
          <table:table-cell office:value-type="float" office:value="1652.448364" calcext:value-type="float">
            <text:p>1652.448364</text:p>
          </table:table-cell>
          <table:table-cell office:value-type="float" office:value="1726.947021" calcext:value-type="float">
            <text:p>1726.947021</text:p>
          </table:table-cell>
          <table:table-cell office:value-type="float" office:value="1657.879028" calcext:value-type="float">
            <text:p>1657.879028</text:p>
          </table:table-cell>
          <table:table-cell office:value-type="float" office:value="1727.180298" calcext:value-type="float">
            <text:p>1727.180298</text:p>
          </table:table-cell>
          <table:table-cell table:number-columns-repeated="13"/>
        </table:table-row>
        <table:table-row table:style-name="ro1">
          <table:table-cell office:value-type="float" office:value="1650.556152" calcext:value-type="float">
            <text:p>1650.556152</text:p>
          </table:table-cell>
          <table:table-cell office:value-type="float" office:value="1728.464355" calcext:value-type="float">
            <text:p>1728.464355</text:p>
          </table:table-cell>
          <table:table-cell office:value-type="float" office:value="1655.03418" calcext:value-type="float">
            <text:p>1655.03418</text:p>
          </table:table-cell>
          <table:table-cell office:value-type="float" office:value="1724.86377" calcext:value-type="float">
            <text:p>1724.86377</text:p>
          </table:table-cell>
          <table:table-cell table:number-columns-repeated="13"/>
        </table:table-row>
        <table:table-row table:style-name="ro1">
          <table:table-cell office:value-type="float" office:value="1650.500244" calcext:value-type="float">
            <text:p>1650.500244</text:p>
          </table:table-cell>
          <table:table-cell office:value-type="float" office:value="1729.95459" calcext:value-type="float">
            <text:p>1729.95459</text:p>
          </table:table-cell>
          <table:table-cell office:value-type="float" office:value="1659.190918" calcext:value-type="float">
            <text:p>1659.190918</text:p>
          </table:table-cell>
          <table:table-cell office:value-type="float" office:value="1726.178223" calcext:value-type="float">
            <text:p>1726.178223</text:p>
          </table:table-cell>
          <table:table-cell table:number-columns-repeated="13"/>
        </table:table-row>
        <table:table-row table:style-name="ro1">
          <table:table-cell office:value-type="float" office:value="1652.258301" calcext:value-type="float">
            <text:p>1652.258301</text:p>
          </table:table-cell>
          <table:table-cell office:value-type="float" office:value="1730.389771" calcext:value-type="float">
            <text:p>1730.389771</text:p>
          </table:table-cell>
          <table:table-cell office:value-type="float" office:value="1660.802002" calcext:value-type="float">
            <text:p>1660.802002</text:p>
          </table:table-cell>
          <table:table-cell office:value-type="float" office:value="1725.643799" calcext:value-type="float">
            <text:p>1725.643799</text:p>
          </table:table-cell>
          <table:table-cell table:number-columns-repeated="13"/>
        </table:table-row>
        <table:table-row table:style-name="ro1">
          <table:table-cell office:value-type="float" office:value="1648.884277" calcext:value-type="float">
            <text:p>1648.884277</text:p>
          </table:table-cell>
          <table:table-cell office:value-type="float" office:value="1728.900757" calcext:value-type="float">
            <text:p>1728.900757</text:p>
          </table:table-cell>
          <table:table-cell office:value-type="float" office:value="1655.830566" calcext:value-type="float">
            <text:p>1655.830566</text:p>
          </table:table-cell>
          <table:table-cell office:value-type="float" office:value="1727.645386" calcext:value-type="float">
            <text:p>1727.645386</text:p>
          </table:table-cell>
          <table:table-cell table:number-columns-repeated="13"/>
        </table:table-row>
        <table:table-row table:style-name="ro1">
          <table:table-cell office:value-type="float" office:value="1650.234253" calcext:value-type="float">
            <text:p>1650.234253</text:p>
          </table:table-cell>
          <table:table-cell office:value-type="float" office:value="1730.734131" calcext:value-type="float">
            <text:p>1730.734131</text:p>
          </table:table-cell>
          <table:table-cell office:value-type="float" office:value="1656.816162" calcext:value-type="float">
            <text:p>1656.816162</text:p>
          </table:table-cell>
          <table:table-cell office:value-type="float" office:value="1725.309082" calcext:value-type="float">
            <text:p>1725.309082</text:p>
          </table:table-cell>
          <table:table-cell table:number-columns-repeated="13"/>
        </table:table-row>
        <table:table-row table:style-name="ro1">
          <table:table-cell office:value-type="float" office:value="1651.01709" calcext:value-type="float">
            <text:p>1651.01709</text:p>
          </table:table-cell>
          <table:table-cell office:value-type="float" office:value="1726.583618" calcext:value-type="float">
            <text:p>1726.583618</text:p>
          </table:table-cell>
          <table:table-cell office:value-type="float" office:value="1660.34082" calcext:value-type="float">
            <text:p>1660.34082</text:p>
          </table:table-cell>
          <table:table-cell office:value-type="float" office:value="1722.730103" calcext:value-type="float">
            <text:p>1722.730103</text:p>
          </table:table-cell>
          <table:table-cell table:number-columns-repeated="13"/>
        </table:table-row>
        <table:table-row table:style-name="ro1">
          <table:table-cell office:value-type="float" office:value="1650.397095" calcext:value-type="float">
            <text:p>1650.397095</text:p>
          </table:table-cell>
          <table:table-cell office:value-type="float" office:value="1727.914185" calcext:value-type="float">
            <text:p>1727.914185</text:p>
          </table:table-cell>
          <table:table-cell office:value-type="float" office:value="1658.602539" calcext:value-type="float">
            <text:p>1658.602539</text:p>
          </table:table-cell>
          <table:table-cell office:value-type="float" office:value="1723.761719" calcext:value-type="float">
            <text:p>1723.761719</text:p>
          </table:table-cell>
          <table:table-cell table:number-columns-repeated="13"/>
        </table:table-row>
        <table:table-row table:style-name="ro1">
          <table:table-cell office:value-type="float" office:value="1651.739624" calcext:value-type="float">
            <text:p>1651.739624</text:p>
          </table:table-cell>
          <table:table-cell office:value-type="float" office:value="1727.406372" calcext:value-type="float">
            <text:p>1727.406372</text:p>
          </table:table-cell>
          <table:table-cell office:value-type="float" office:value="1656.047241" calcext:value-type="float">
            <text:p>1656.047241</text:p>
          </table:table-cell>
          <table:table-cell office:value-type="float" office:value="1724.792725" calcext:value-type="float">
            <text:p>1724.792725</text:p>
          </table:table-cell>
          <table:table-cell table:number-columns-repeated="13"/>
        </table:table-row>
        <table:table-row table:style-name="ro1">
          <table:table-cell office:value-type="float" office:value="1650.332642" calcext:value-type="float">
            <text:p>1650.332642</text:p>
          </table:table-cell>
          <table:table-cell office:value-type="float" office:value="1726.358276" calcext:value-type="float">
            <text:p>1726.358276</text:p>
          </table:table-cell>
          <table:table-cell office:value-type="float" office:value="1660.579346" calcext:value-type="float">
            <text:p>1660.579346</text:p>
          </table:table-cell>
          <table:table-cell office:value-type="float" office:value="1722.35376" calcext:value-type="float">
            <text:p>1722.35376</text:p>
          </table:table-cell>
          <table:table-cell table:number-columns-repeated="13"/>
        </table:table-row>
        <table:table-row table:style-name="ro1">
          <table:table-cell office:value-type="float" office:value="1652.067139" calcext:value-type="float">
            <text:p>1652.067139</text:p>
          </table:table-cell>
          <table:table-cell office:value-type="float" office:value="1726.847656" calcext:value-type="float">
            <text:p>1726.847656</text:p>
          </table:table-cell>
          <table:table-cell office:value-type="float" office:value="1656.601929" calcext:value-type="float">
            <text:p>1656.601929</text:p>
          </table:table-cell>
          <table:table-cell office:value-type="float" office:value="1723.530273" calcext:value-type="float">
            <text:p>1723.530273</text:p>
          </table:table-cell>
          <table:table-cell table:number-columns-repeated="13"/>
        </table:table-row>
        <table:table-row table:style-name="ro1">
          <table:table-cell office:value-type="float" office:value="1652.342407" calcext:value-type="float">
            <text:p>1652.342407</text:p>
          </table:table-cell>
          <table:table-cell office:value-type="float" office:value="1705.118042" calcext:value-type="float">
            <text:p>1705.118042</text:p>
          </table:table-cell>
          <table:table-cell office:value-type="float" office:value="1653.870239" calcext:value-type="float">
            <text:p>1653.870239</text:p>
          </table:table-cell>
          <table:table-cell office:value-type="float" office:value="1703.2052" calcext:value-type="float">
            <text:p>1703.2052</text:p>
          </table:table-cell>
          <table:table-cell table:number-columns-repeated="13"/>
        </table:table-row>
        <table:table-row table:style-name="ro1">
          <table:table-cell office:value-type="float" office:value="1623.595459" calcext:value-type="float">
            <text:p>1623.595459</text:p>
          </table:table-cell>
          <table:table-cell office:value-type="float" office:value="1711.022461" calcext:value-type="float">
            <text:p>1711.022461</text:p>
          </table:table-cell>
          <table:table-cell office:value-type="float" office:value="1626.943115" calcext:value-type="float">
            <text:p>1626.943115</text:p>
          </table:table-cell>
          <table:table-cell office:value-type="float" office:value="1715.598267" calcext:value-type="float">
            <text:p>1715.598267</text:p>
          </table:table-cell>
          <table:table-cell table:number-columns-repeated="13"/>
        </table:table-row>
        <table:table-row table:style-name="ro1">
          <table:table-cell office:value-type="float" office:value="1620.754517" calcext:value-type="float">
            <text:p>1620.754517</text:p>
          </table:table-cell>
          <table:table-cell office:value-type="float" office:value="1692.517456" calcext:value-type="float">
            <text:p>1692.517456</text:p>
          </table:table-cell>
          <table:table-cell office:value-type="float" office:value="1625.09668" calcext:value-type="float">
            <text:p>1625.09668</text:p>
          </table:table-cell>
          <table:table-cell office:value-type="float" office:value="1693.560303" calcext:value-type="float">
            <text:p>1693.560303</text:p>
          </table:table-cell>
          <table:table-cell table:number-columns-repeated="13"/>
        </table:table-row>
        <table:table-row table:style-name="ro1">
          <table:table-cell office:value-type="float" office:value="1610.724365" calcext:value-type="float">
            <text:p>1610.724365</text:p>
          </table:table-cell>
          <table:table-cell office:value-type="float" office:value="1693.367798" calcext:value-type="float">
            <text:p>1693.367798</text:p>
          </table:table-cell>
          <table:table-cell office:value-type="float" office:value="1625.668945" calcext:value-type="float">
            <text:p>1625.668945</text:p>
          </table:table-cell>
          <table:table-cell office:value-type="float" office:value="1685.258911" calcext:value-type="float">
            <text:p>1685.258911</text:p>
          </table:table-cell>
          <table:table-cell table:number-columns-repeated="13"/>
        </table:table-row>
        <table:table-row table:style-name="ro1">
          <table:table-cell office:value-type="float" office:value="1617.454346" calcext:value-type="float">
            <text:p>1617.454346</text:p>
          </table:table-cell>
          <table:table-cell office:value-type="float" office:value="1679.767334" calcext:value-type="float">
            <text:p>1679.767334</text:p>
          </table:table-cell>
          <table:table-cell office:value-type="float" office:value="1615.539062" calcext:value-type="float">
            <text:p>1615.539062</text:p>
          </table:table-cell>
          <table:table-cell office:value-type="float" office:value="1678.19458" calcext:value-type="float">
            <text:p>1678.19458</text:p>
          </table:table-cell>
          <table:table-cell table:number-columns-repeated="13"/>
        </table:table-row>
        <table:table-row table:style-name="ro1">
          <table:table-cell office:value-type="float" office:value="1609.823486" calcext:value-type="float">
            <text:p>1609.823486</text:p>
          </table:table-cell>
          <table:table-cell office:value-type="float" office:value="1663.699219" calcext:value-type="float">
            <text:p>1663.699219</text:p>
          </table:table-cell>
          <table:table-cell office:value-type="float" office:value="1616.33667" calcext:value-type="float">
            <text:p>1616.33667</text:p>
          </table:table-cell>
          <table:table-cell office:value-type="float" office:value="1665.260742" calcext:value-type="float">
            <text:p>1665.260742</text:p>
          </table:table-cell>
          <table:table-cell table:number-columns-repeated="13"/>
        </table:table-row>
        <table:table-row table:style-name="ro1">
          <table:table-cell office:value-type="float" office:value="1597.693604" calcext:value-type="float">
            <text:p>1597.693604</text:p>
          </table:table-cell>
          <table:table-cell office:value-type="float" office:value="1664.994751" calcext:value-type="float">
            <text:p>1664.994751</text:p>
          </table:table-cell>
          <table:table-cell office:value-type="float" office:value="1604.532959" calcext:value-type="float">
            <text:p>1604.532959</text:p>
          </table:table-cell>
          <table:table-cell office:value-type="float" office:value="1664.648071" calcext:value-type="float">
            <text:p>1664.648071</text:p>
          </table:table-cell>
          <table:table-cell table:number-columns-repeated="13"/>
        </table:table-row>
        <table:table-row table:style-name="ro1">
          <table:table-cell office:value-type="float" office:value="1593.537598" calcext:value-type="float">
            <text:p>1593.537598</text:p>
          </table:table-cell>
          <table:table-cell office:value-type="float" office:value="1659.350342" calcext:value-type="float">
            <text:p>1659.350342</text:p>
          </table:table-cell>
          <table:table-cell office:value-type="float" office:value="1605.89917" calcext:value-type="float">
            <text:p>1605.89917</text:p>
          </table:table-cell>
          <table:table-cell office:value-type="float" office:value="1647.513672" calcext:value-type="float">
            <text:p>1647.513672</text:p>
          </table:table-cell>
          <table:table-cell table:number-columns-repeated="13"/>
        </table:table-row>
        <table:table-row table:style-name="ro1">
          <table:table-cell office:value-type="float" office:value="1597.433228" calcext:value-type="float">
            <text:p>1597.433228</text:p>
          </table:table-cell>
          <table:table-cell office:value-type="float" office:value="1645.463379" calcext:value-type="float">
            <text:p>1645.463379</text:p>
          </table:table-cell>
          <table:table-cell office:value-type="float" office:value="1596.64209" calcext:value-type="float">
            <text:p>1596.64209</text:p>
          </table:table-cell>
          <table:table-cell office:value-type="float" office:value="1645.401489" calcext:value-type="float">
            <text:p>1645.401489</text:p>
          </table:table-cell>
          <table:table-cell table:number-columns-repeated="13"/>
        </table:table-row>
        <table:table-row table:style-name="ro1">
          <table:table-cell office:value-type="float" office:value="1590.719849" calcext:value-type="float">
            <text:p>1590.719849</text:p>
          </table:table-cell>
          <table:table-cell office:value-type="float" office:value="1640.780273" calcext:value-type="float">
            <text:p>1640.780273</text:p>
          </table:table-cell>
          <table:table-cell office:value-type="float" office:value="1595.001343" calcext:value-type="float">
            <text:p>1595.001343</text:p>
          </table:table-cell>
          <table:table-cell office:value-type="float" office:value="1642.981689" calcext:value-type="float">
            <text:p>1642.981689</text:p>
          </table:table-cell>
          <table:table-cell table:number-columns-repeated="13"/>
        </table:table-row>
        <table:table-row table:style-name="ro1">
          <table:table-cell office:value-type="float" office:value="1589.130493" calcext:value-type="float">
            <text:p>1589.130493</text:p>
          </table:table-cell>
          <table:table-cell office:value-type="float" office:value="1635.295166" calcext:value-type="float">
            <text:p>1635.295166</text:p>
          </table:table-cell>
          <table:table-cell office:value-type="float" office:value="1595.188232" calcext:value-type="float">
            <text:p>1595.188232</text:p>
          </table:table-cell>
          <table:table-cell office:value-type="float" office:value="1631.877197" calcext:value-type="float">
            <text:p>1631.877197</text:p>
          </table:table-cell>
          <table:table-cell table:number-columns-repeated="13"/>
        </table:table-row>
        <table:table-row table:style-name="ro1">
          <table:table-cell office:value-type="float" office:value="1583.897949" calcext:value-type="float">
            <text:p>1583.897949</text:p>
          </table:table-cell>
          <table:table-cell office:value-type="float" office:value="1632.825806" calcext:value-type="float">
            <text:p>1632.825806</text:p>
          </table:table-cell>
          <table:table-cell office:value-type="float" office:value="1588.985107" calcext:value-type="float">
            <text:p>1588.985107</text:p>
          </table:table-cell>
          <table:table-cell office:value-type="float" office:value="1631.402832" calcext:value-type="float">
            <text:p>1631.402832</text:p>
          </table:table-cell>
          <table:table-cell table:number-columns-repeated="13"/>
        </table:table-row>
        <table:table-row table:style-name="ro1">
          <table:table-cell office:value-type="float" office:value="1585.499634" calcext:value-type="float">
            <text:p>1585.499634</text:p>
          </table:table-cell>
          <table:table-cell office:value-type="float" office:value="1624.623413" calcext:value-type="float">
            <text:p>1624.623413</text:p>
          </table:table-cell>
          <table:table-cell office:value-type="float" office:value="1585.965942" calcext:value-type="float">
            <text:p>1585.965942</text:p>
          </table:table-cell>
          <table:table-cell office:value-type="float" office:value="1623.371216" calcext:value-type="float">
            <text:p>1623.371216</text:p>
          </table:table-cell>
          <table:table-cell table:number-columns-repeated="13"/>
        </table:table-row>
        <table:table-row table:style-name="ro1">
          <table:table-cell office:value-type="float" office:value="1579.579102" calcext:value-type="float">
            <text:p>1579.579102</text:p>
          </table:table-cell>
          <table:table-cell office:value-type="float" office:value="1617.32605" calcext:value-type="float">
            <text:p>1617.32605</text:p>
          </table:table-cell>
          <table:table-cell office:value-type="float" office:value="1585.187988" calcext:value-type="float">
            <text:p>1585.187988</text:p>
          </table:table-cell>
          <table:table-cell office:value-type="float" office:value="1615.459595" calcext:value-type="float">
            <text:p>1615.459595</text:p>
          </table:table-cell>
          <table:table-cell table:number-columns-repeated="13"/>
        </table:table-row>
        <table:table-row table:style-name="ro1">
          <table:table-cell office:value-type="float" office:value="1576.76062" calcext:value-type="float">
            <text:p>1576.76062</text:p>
          </table:table-cell>
          <table:table-cell office:value-type="float" office:value="1616.091431" calcext:value-type="float">
            <text:p>1616.091431</text:p>
          </table:table-cell>
          <table:table-cell office:value-type="float" office:value="1581.182617" calcext:value-type="float">
            <text:p>1581.182617</text:p>
          </table:table-cell>
          <table:table-cell office:value-type="float" office:value="1618.143555" calcext:value-type="float">
            <text:p>1618.143555</text:p>
          </table:table-cell>
          <table:table-cell table:number-columns-repeated="13"/>
        </table:table-row>
        <table:table-row table:style-name="ro1">
          <table:table-cell office:value-type="float" office:value="1579.013062" calcext:value-type="float">
            <text:p>1579.013062</text:p>
          </table:table-cell>
          <table:table-cell office:value-type="float" office:value="1610.866577" calcext:value-type="float">
            <text:p>1610.866577</text:p>
          </table:table-cell>
          <table:table-cell office:value-type="float" office:value="1584.965088" calcext:value-type="float">
            <text:p>1584.965088</text:p>
          </table:table-cell>
          <table:table-cell office:value-type="float" office:value="1606.543213" calcext:value-type="float">
            <text:p>1606.543213</text:p>
          </table:table-cell>
          <table:table-cell table:number-columns-repeated="13"/>
        </table:table-row>
        <table:table-row table:style-name="ro1">
          <table:table-cell office:value-type="float" office:value="1577.547974" calcext:value-type="float">
            <text:p>1577.547974</text:p>
          </table:table-cell>
          <table:table-cell office:value-type="float" office:value="1603.520874" calcext:value-type="float">
            <text:p>1603.520874</text:p>
          </table:table-cell>
          <table:table-cell office:value-type="float" office:value="1575.042114" calcext:value-type="float">
            <text:p>1575.042114</text:p>
          </table:table-cell>
          <table:table-cell office:value-type="float" office:value="1608.480103" calcext:value-type="float">
            <text:p>1608.480103</text:p>
          </table:table-cell>
          <table:table-cell table:number-columns-repeated="13"/>
        </table:table-row>
        <table:table-row table:style-name="ro1">
          <table:table-cell office:value-type="float" office:value="1573.262817" calcext:value-type="float">
            <text:p>1573.262817</text:p>
          </table:table-cell>
          <table:table-cell office:value-type="float" office:value="1605.390625" calcext:value-type="float">
            <text:p>1605.390625</text:p>
          </table:table-cell>
          <table:table-cell office:value-type="float" office:value="1575.549561" calcext:value-type="float">
            <text:p>1575.549561</text:p>
          </table:table-cell>
          <table:table-cell office:value-type="float" office:value="1603.329102" calcext:value-type="float">
            <text:p>1603.329102</text:p>
          </table:table-cell>
          <table:table-cell table:number-columns-repeated="13"/>
        </table:table-row>
        <table:table-row table:style-name="ro1">
          <table:table-cell office:value-type="float" office:value="1573.059937" calcext:value-type="float">
            <text:p>1573.059937</text:p>
          </table:table-cell>
          <table:table-cell office:value-type="float" office:value="1599.243164" calcext:value-type="float">
            <text:p>1599.243164</text:p>
          </table:table-cell>
          <table:table-cell office:value-type="float" office:value="1574.007935" calcext:value-type="float">
            <text:p>1574.007935</text:p>
          </table:table-cell>
          <table:table-cell office:value-type="float" office:value="1602.160767" calcext:value-type="float">
            <text:p>1602.160767</text:p>
          </table:table-cell>
          <table:table-cell table:number-columns-repeated="13"/>
        </table:table-row>
        <table:table-row table:style-name="ro1">
          <table:table-cell office:value-type="float" office:value="1572.485962" calcext:value-type="float">
            <text:p>1572.485962</text:p>
          </table:table-cell>
          <table:table-cell office:value-type="float" office:value="1593.88501" calcext:value-type="float">
            <text:p>1593.88501</text:p>
          </table:table-cell>
          <table:table-cell office:value-type="float" office:value="1574.593872" calcext:value-type="float">
            <text:p>1574.593872</text:p>
          </table:table-cell>
          <table:table-cell office:value-type="float" office:value="1597.005737" calcext:value-type="float">
            <text:p>1597.005737</text:p>
          </table:table-cell>
          <table:table-cell table:number-columns-repeated="13"/>
        </table:table-row>
        <table:table-row table:style-name="ro1">
          <table:table-cell office:value-type="float" office:value="1570.248657" calcext:value-type="float">
            <text:p>1570.248657</text:p>
          </table:table-cell>
          <table:table-cell office:value-type="float" office:value="1591.910278" calcext:value-type="float">
            <text:p>1591.910278</text:p>
          </table:table-cell>
          <table:table-cell office:value-type="float" office:value="1576.701294" calcext:value-type="float">
            <text:p>1576.701294</text:p>
          </table:table-cell>
          <table:table-cell office:value-type="float" office:value="1594.654419" calcext:value-type="float">
            <text:p>1594.654419</text:p>
          </table:table-cell>
          <table:table-cell table:number-columns-repeated="13"/>
        </table:table-row>
        <table:table-row table:style-name="ro1">
          <table:table-cell office:value-type="float" office:value="1569.344604" calcext:value-type="float">
            <text:p>1569.344604</text:p>
          </table:table-cell>
          <table:table-cell office:value-type="float" office:value="1590.677856" calcext:value-type="float">
            <text:p>1590.677856</text:p>
          </table:table-cell>
          <table:table-cell office:value-type="float" office:value="1568.531738" calcext:value-type="float">
            <text:p>1568.531738</text:p>
          </table:table-cell>
          <table:table-cell office:value-type="float" office:value="1593.499756" calcext:value-type="float">
            <text:p>1593.499756</text:p>
          </table:table-cell>
          <table:table-cell table:number-columns-repeated="13"/>
        </table:table-row>
        <table:table-row table:style-name="ro1">
          <table:table-cell office:value-type="float" office:value="1571.987549" calcext:value-type="float">
            <text:p>1571.987549</text:p>
          </table:table-cell>
          <table:table-cell office:value-type="float" office:value="1586.821411" calcext:value-type="float">
            <text:p>1586.821411</text:p>
          </table:table-cell>
          <table:table-cell office:value-type="float" office:value="1572.31665" calcext:value-type="float">
            <text:p>1572.31665</text:p>
          </table:table-cell>
          <table:table-cell office:value-type="float" office:value="1589.067749" calcext:value-type="float">
            <text:p>1589.067749</text:p>
          </table:table-cell>
          <table:table-cell table:number-columns-repeated="13"/>
        </table:table-row>
        <table:table-row table:style-name="ro1">
          <table:table-cell office:value-type="float" office:value="1569.243042" calcext:value-type="float">
            <text:p>1569.243042</text:p>
          </table:table-cell>
          <table:table-cell office:value-type="float" office:value="1589.774292" calcext:value-type="float">
            <text:p>1589.774292</text:p>
          </table:table-cell>
          <table:table-cell office:value-type="float" office:value="1572.672241" calcext:value-type="float">
            <text:p>1572.672241</text:p>
          </table:table-cell>
          <table:table-cell office:value-type="float" office:value="1591.902832" calcext:value-type="float">
            <text:p>1591.902832</text:p>
          </table:table-cell>
          <table:table-cell table:number-columns-repeated="13"/>
        </table:table-row>
        <table:table-row table:style-name="ro1">
          <table:table-cell office:value-type="float" office:value="1538.577515" calcext:value-type="float">
            <text:p>1538.577515</text:p>
          </table:table-cell>
          <table:table-cell office:value-type="float" office:value="1549.911011" calcext:value-type="float">
            <text:p>1549.911011</text:p>
          </table:table-cell>
          <table:table-cell office:value-type="float" office:value="1593.063965" calcext:value-type="float">
            <text:p>1593.063965</text:p>
          </table:table-cell>
          <table:table-cell office:value-type="float" office:value="1631.935913" calcext:value-type="float">
            <text:p>1631.935913</text:p>
          </table:table-cell>
          <table:table-cell table:number-columns-repeated="13"/>
        </table:table-row>
        <table:table-row table:style-name="ro1">
          <table:table-cell office:value-type="float" office:value="1534.766724" calcext:value-type="float">
            <text:p>1534.766724</text:p>
          </table:table-cell>
          <table:table-cell office:value-type="float" office:value="1533.456055" calcext:value-type="float">
            <text:p>1533.456055</text:p>
          </table:table-cell>
          <table:table-cell office:value-type="float" office:value="1610.226807" calcext:value-type="float">
            <text:p>1610.226807</text:p>
          </table:table-cell>
          <table:table-cell office:value-type="float" office:value="1650.363037" calcext:value-type="float">
            <text:p>1650.363037</text:p>
          </table:table-cell>
          <table:table-cell table:number-columns-repeated="13"/>
        </table:table-row>
        <table:table-row table:style-name="ro1">
          <table:table-cell office:value-type="float" office:value="1552.165771" calcext:value-type="float">
            <text:p>1552.165771</text:p>
          </table:table-cell>
          <table:table-cell office:value-type="float" office:value="1533.869385" calcext:value-type="float">
            <text:p>1533.869385</text:p>
          </table:table-cell>
          <table:table-cell office:value-type="float" office:value="1634.403564" calcext:value-type="float">
            <text:p>1634.403564</text:p>
          </table:table-cell>
          <table:table-cell office:value-type="float" office:value="1659.168335" calcext:value-type="float">
            <text:p>1659.168335</text:p>
          </table:table-cell>
          <table:table-cell table:number-columns-repeated="13"/>
        </table:table-row>
        <table:table-row table:style-name="ro1">
          <table:table-cell office:value-type="float" office:value="1571.192139" calcext:value-type="float">
            <text:p>1571.192139</text:p>
          </table:table-cell>
          <table:table-cell office:value-type="float" office:value="1588.619751" calcext:value-type="float">
            <text:p>1588.619751</text:p>
          </table:table-cell>
          <table:table-cell office:value-type="float" office:value="1649.623291" calcext:value-type="float">
            <text:p>1649.623291</text:p>
          </table:table-cell>
          <table:table-cell office:value-type="float" office:value="1720.787476" calcext:value-type="float">
            <text:p>1720.787476</text:p>
          </table:table-cell>
          <table:table-cell table:number-columns-repeated="13"/>
        </table:table-row>
        <table:table-row table:style-name="ro1">
          <table:table-cell office:value-type="float" office:value="1600.83252" calcext:value-type="float">
            <text:p>1600.83252</text:p>
          </table:table-cell>
          <table:table-cell office:value-type="float" office:value="1606.044678" calcext:value-type="float">
            <text:p>1606.044678</text:p>
          </table:table-cell>
          <table:table-cell office:value-type="float" office:value="1660.035034" calcext:value-type="float">
            <text:p>1660.035034</text:p>
          </table:table-cell>
          <table:table-cell office:value-type="float" office:value="1624.325439" calcext:value-type="float">
            <text:p>1624.325439</text:p>
          </table:table-cell>
          <table:table-cell table:number-columns-repeated="13"/>
        </table:table-row>
        <table:table-row table:style-name="ro1">
          <table:table-cell office:value-type="float" office:value="1584.95813" calcext:value-type="float">
            <text:p>1584.95813</text:p>
          </table:table-cell>
          <table:table-cell office:value-type="float" office:value="1627.367798" calcext:value-type="float">
            <text:p>1627.367798</text:p>
          </table:table-cell>
          <table:table-cell office:value-type="float" office:value="1622.863159" calcext:value-type="float">
            <text:p>1622.863159</text:p>
          </table:table-cell>
          <table:table-cell office:value-type="float" office:value="1722.538818" calcext:value-type="float">
            <text:p>1722.538818</text:p>
          </table:table-cell>
          <table:table-cell table:number-columns-repeated="13"/>
        </table:table-row>
        <table:table-row table:style-name="ro1">
          <table:table-cell office:value-type="float" office:value="1598.932373" calcext:value-type="float">
            <text:p>1598.932373</text:p>
          </table:table-cell>
          <table:table-cell office:value-type="float" office:value="1615.10144" calcext:value-type="float">
            <text:p>1615.10144</text:p>
          </table:table-cell>
          <table:table-cell office:value-type="float" office:value="1649.059814" calcext:value-type="float">
            <text:p>1649.059814</text:p>
          </table:table-cell>
          <table:table-cell office:value-type="float" office:value="1690.565674" calcext:value-type="float">
            <text:p>1690.565674</text:p>
          </table:table-cell>
          <table:table-cell table:number-columns-repeated="13"/>
        </table:table-row>
        <table:table-row table:style-name="ro1">
          <table:table-cell office:value-type="float" office:value="1618.703979" calcext:value-type="float">
            <text:p>1618.703979</text:p>
          </table:table-cell>
          <table:table-cell office:value-type="float" office:value="1637.316406" calcext:value-type="float">
            <text:p>1637.316406</text:p>
          </table:table-cell>
          <table:table-cell office:value-type="float" office:value="1666.177124" calcext:value-type="float">
            <text:p>1666.177124</text:p>
          </table:table-cell>
          <table:table-cell office:value-type="float" office:value="1698.240234" calcext:value-type="float">
            <text:p>1698.240234</text:p>
          </table:table-cell>
          <table:table-cell table:number-columns-repeated="13"/>
        </table:table-row>
        <table:table-row table:style-name="ro1">
          <table:table-cell office:value-type="float" office:value="1627.124146" calcext:value-type="float">
            <text:p>1627.124146</text:p>
          </table:table-cell>
          <table:table-cell office:value-type="float" office:value="1627.724487" calcext:value-type="float">
            <text:p>1627.724487</text:p>
          </table:table-cell>
          <table:table-cell office:value-type="float" office:value="1663.53479" calcext:value-type="float">
            <text:p>1663.53479</text:p>
          </table:table-cell>
          <table:table-cell office:value-type="float" office:value="1703.615967" calcext:value-type="float">
            <text:p>1703.615967</text:p>
          </table:table-cell>
          <table:table-cell table:number-columns-repeated="13"/>
        </table:table-row>
        <table:table-row table:style-name="ro1">
          <table:table-cell office:value-type="float" office:value="1592.39563" calcext:value-type="float">
            <text:p>1592.39563</text:p>
          </table:table-cell>
          <table:table-cell office:value-type="float" office:value="1661.63269" calcext:value-type="float">
            <text:p>1661.63269</text:p>
          </table:table-cell>
          <table:table-cell office:value-type="float" office:value="1643.912109" calcext:value-type="float">
            <text:p>1643.912109</text:p>
          </table:table-cell>
          <table:table-cell office:value-type="float" office:value="1731.046143" calcext:value-type="float">
            <text:p>1731.046143</text:p>
          </table:table-cell>
          <table:table-cell table:number-columns-repeated="13"/>
        </table:table-row>
        <table:table-row table:style-name="ro1">
          <table:table-cell office:value-type="float" office:value="1623.892456" calcext:value-type="float">
            <text:p>1623.892456</text:p>
          </table:table-cell>
          <table:table-cell office:value-type="float" office:value="1685.792847" calcext:value-type="float">
            <text:p>1685.792847</text:p>
          </table:table-cell>
          <table:table-cell office:value-type="float" office:value="1616.365356" calcext:value-type="float">
            <text:p>1616.365356</text:p>
          </table:table-cell>
          <table:table-cell office:value-type="float" office:value="1677.060791" calcext:value-type="float">
            <text:p>1677.060791</text:p>
          </table:table-cell>
          <table:table-cell table:number-columns-repeated="13"/>
        </table:table-row>
        <table:table-row table:style-name="ro1">
          <table:table-cell office:value-type="float" office:value="1627.911255" calcext:value-type="float">
            <text:p>1627.911255</text:p>
          </table:table-cell>
          <table:table-cell office:value-type="float" office:value="1685.970093" calcext:value-type="float">
            <text:p>1685.970093</text:p>
          </table:table-cell>
          <table:table-cell office:value-type="float" office:value="1623.339722" calcext:value-type="float">
            <text:p>1623.339722</text:p>
          </table:table-cell>
          <table:table-cell office:value-type="float" office:value="1675.622192" calcext:value-type="float">
            <text:p>1675.622192</text:p>
          </table:table-cell>
          <table:table-cell table:number-columns-repeated="13"/>
        </table:table-row>
        <table:table-row table:style-name="ro1">
          <table:table-cell office:value-type="float" office:value="1627.174072" calcext:value-type="float">
            <text:p>1627.174072</text:p>
          </table:table-cell>
          <table:table-cell office:value-type="float" office:value="1685.158936" calcext:value-type="float">
            <text:p>1685.158936</text:p>
          </table:table-cell>
          <table:table-cell office:value-type="float" office:value="1629.699219" calcext:value-type="float">
            <text:p>1629.699219</text:p>
          </table:table-cell>
          <table:table-cell office:value-type="float" office:value="1678.694824" calcext:value-type="float">
            <text:p>1678.694824</text:p>
          </table:table-cell>
          <table:table-cell table:number-columns-repeated="13"/>
        </table:table-row>
        <table:table-row table:style-name="ro1">
          <table:table-cell office:value-type="float" office:value="1623.24353" calcext:value-type="float">
            <text:p>1623.24353</text:p>
          </table:table-cell>
          <table:table-cell office:value-type="float" office:value="1682.167236" calcext:value-type="float">
            <text:p>1682.167236</text:p>
          </table:table-cell>
          <table:table-cell office:value-type="float" office:value="1623.908081" calcext:value-type="float">
            <text:p>1623.908081</text:p>
          </table:table-cell>
          <table:table-cell office:value-type="float" office:value="1680.558594" calcext:value-type="float">
            <text:p>1680.558594</text:p>
          </table:table-cell>
          <table:table-cell table:number-columns-repeated="13"/>
        </table:table-row>
        <table:table-row table:style-name="ro1">
          <table:table-cell office:value-type="float" office:value="1623.331787" calcext:value-type="float">
            <text:p>1623.331787</text:p>
          </table:table-cell>
          <table:table-cell office:value-type="float" office:value="1683.073975" calcext:value-type="float">
            <text:p>1683.073975</text:p>
          </table:table-cell>
          <table:table-cell office:value-type="float" office:value="1629.886841" calcext:value-type="float">
            <text:p>1629.886841</text:p>
          </table:table-cell>
          <table:table-cell office:value-type="float" office:value="1678.937988" calcext:value-type="float">
            <text:p>1678.937988</text:p>
          </table:table-cell>
          <table:table-cell table:number-columns-repeated="13"/>
        </table:table-row>
        <table:table-row table:style-name="ro1">
          <table:table-cell office:value-type="float" office:value="1620.646362" calcext:value-type="float">
            <text:p>1620.646362</text:p>
          </table:table-cell>
          <table:table-cell office:value-type="float" office:value="1688.55542" calcext:value-type="float">
            <text:p>1688.55542</text:p>
          </table:table-cell>
          <table:table-cell office:value-type="float" office:value="1628.447754" calcext:value-type="float">
            <text:p>1628.447754</text:p>
          </table:table-cell>
          <table:table-cell office:value-type="float" office:value="1678.952393" calcext:value-type="float">
            <text:p>1678.952393</text:p>
          </table:table-cell>
          <table:table-cell table:number-columns-repeated="13"/>
        </table:table-row>
        <table:table-row table:style-name="ro1">
          <table:table-cell office:value-type="float" office:value="1625.940186" calcext:value-type="float">
            <text:p>1625.940186</text:p>
          </table:table-cell>
          <table:table-cell office:value-type="float" office:value="1684.292114" calcext:value-type="float">
            <text:p>1684.292114</text:p>
          </table:table-cell>
          <table:table-cell office:value-type="float" office:value="1629.37561" calcext:value-type="float">
            <text:p>1629.37561</text:p>
          </table:table-cell>
          <table:table-cell office:value-type="float" office:value="1677.901733" calcext:value-type="float">
            <text:p>1677.901733</text:p>
          </table:table-cell>
          <table:table-cell table:number-columns-repeated="13"/>
        </table:table-row>
        <table:table-row table:style-name="ro1">
          <table:table-cell office:value-type="float" office:value="1623.401245" calcext:value-type="float">
            <text:p>1623.401245</text:p>
          </table:table-cell>
          <table:table-cell office:value-type="float" office:value="1682.005981" calcext:value-type="float">
            <text:p>1682.005981</text:p>
          </table:table-cell>
          <table:table-cell office:value-type="float" office:value="1630.933594" calcext:value-type="float">
            <text:p>1630.933594</text:p>
          </table:table-cell>
          <table:table-cell office:value-type="float" office:value="1681.600708" calcext:value-type="float">
            <text:p>1681.600708</text:p>
          </table:table-cell>
          <table:table-cell table:number-columns-repeated="13"/>
        </table:table-row>
        <table:table-row table:style-name="ro1">
          <table:table-cell office:value-type="float" office:value="1625.962524" calcext:value-type="float">
            <text:p>1625.962524</text:p>
          </table:table-cell>
          <table:table-cell office:value-type="float" office:value="1686.193481" calcext:value-type="float">
            <text:p>1686.193481</text:p>
          </table:table-cell>
          <table:table-cell office:value-type="float" office:value="1630.012329" calcext:value-type="float">
            <text:p>1630.012329</text:p>
          </table:table-cell>
          <table:table-cell office:value-type="float" office:value="1680.193604" calcext:value-type="float">
            <text:p>1680.193604</text:p>
          </table:table-cell>
          <table:table-cell table:number-columns-repeated="13"/>
        </table:table-row>
        <table:table-row table:style-name="ro1">
          <table:table-cell office:value-type="float" office:value="1620.733643" calcext:value-type="float">
            <text:p>1620.733643</text:p>
          </table:table-cell>
          <table:table-cell office:value-type="float" office:value="1687.529663" calcext:value-type="float">
            <text:p>1687.529663</text:p>
          </table:table-cell>
          <table:table-cell office:value-type="float" office:value="1632.121704" calcext:value-type="float">
            <text:p>1632.121704</text:p>
          </table:table-cell>
          <table:table-cell office:value-type="float" office:value="1681.048218" calcext:value-type="float">
            <text:p>1681.048218</text:p>
          </table:table-cell>
          <table:table-cell table:number-columns-repeated="13"/>
        </table:table-row>
        <table:table-row table:style-name="ro1">
          <table:table-cell office:value-type="float" office:value="1624.37207" calcext:value-type="float">
            <text:p>1624.37207</text:p>
          </table:table-cell>
          <table:table-cell office:value-type="float" office:value="1687.935303" calcext:value-type="float">
            <text:p>1687.935303</text:p>
          </table:table-cell>
          <table:table-cell office:value-type="float" office:value="1630.936768" calcext:value-type="float">
            <text:p>1630.936768</text:p>
          </table:table-cell>
          <table:table-cell office:value-type="float" office:value="1682.48645" calcext:value-type="float">
            <text:p>1682.48645</text:p>
          </table:table-cell>
          <table:table-cell table:number-columns-repeated="13"/>
        </table:table-row>
        <table:table-row table:style-name="ro1">
          <table:table-cell office:value-type="float" office:value="1621.705444" calcext:value-type="float">
            <text:p>1621.705444</text:p>
          </table:table-cell>
          <table:table-cell office:value-type="float" office:value="1686.083984" calcext:value-type="float">
            <text:p>1686.083984</text:p>
          </table:table-cell>
          <table:table-cell office:value-type="float" office:value="1632.10437" calcext:value-type="float">
            <text:p>1632.10437</text:p>
          </table:table-cell>
          <table:table-cell office:value-type="float" office:value="1682.201416" calcext:value-type="float">
            <text:p>1682.201416</text:p>
          </table:table-cell>
          <table:table-cell table:number-columns-repeated="13"/>
        </table:table-row>
        <table:table-row table:style-name="ro1">
          <table:table-cell office:value-type="float" office:value="1624.323486" calcext:value-type="float">
            <text:p>1624.323486</text:p>
          </table:table-cell>
          <table:table-cell office:value-type="float" office:value="1688.582031" calcext:value-type="float">
            <text:p>1688.582031</text:p>
          </table:table-cell>
          <table:table-cell office:value-type="float" office:value="1631.749756" calcext:value-type="float">
            <text:p>1631.749756</text:p>
          </table:table-cell>
          <table:table-cell office:value-type="float" office:value="1681.547485" calcext:value-type="float">
            <text:p>1681.547485</text:p>
          </table:table-cell>
          <table:table-cell table:number-columns-repeated="13"/>
        </table:table-row>
        <table:table-row table:style-name="ro1">
          <table:table-cell office:value-type="float" office:value="1626.85498" calcext:value-type="float">
            <text:p>1626.85498</text:p>
          </table:table-cell>
          <table:table-cell office:value-type="float" office:value="1685.487183" calcext:value-type="float">
            <text:p>1685.487183</text:p>
          </table:table-cell>
          <table:table-cell office:value-type="float" office:value="1634.804199" calcext:value-type="float">
            <text:p>1634.804199</text:p>
          </table:table-cell>
          <table:table-cell office:value-type="float" office:value="1683.61499" calcext:value-type="float">
            <text:p>1683.61499</text:p>
          </table:table-cell>
          <table:table-cell table:number-columns-repeated="13"/>
        </table:table-row>
        <table:table-row table:style-name="ro1">
          <table:table-cell office:value-type="float" office:value="1623.012451" calcext:value-type="float">
            <text:p>1623.012451</text:p>
          </table:table-cell>
          <table:table-cell office:value-type="float" office:value="1688.41394" calcext:value-type="float">
            <text:p>1688.41394</text:p>
          </table:table-cell>
          <table:table-cell office:value-type="float" office:value="1631.916626" calcext:value-type="float">
            <text:p>1631.916626</text:p>
          </table:table-cell>
          <table:table-cell office:value-type="float" office:value="1684.194458" calcext:value-type="float">
            <text:p>1684.194458</text:p>
          </table:table-cell>
          <table:table-cell table:number-columns-repeated="13"/>
        </table:table-row>
        <table:table-row table:style-name="ro1">
          <table:table-cell office:value-type="float" office:value="1624.545288" calcext:value-type="float">
            <text:p>1624.545288</text:p>
          </table:table-cell>
          <table:table-cell office:value-type="float" office:value="1687.11377" calcext:value-type="float">
            <text:p>1687.11377</text:p>
          </table:table-cell>
          <table:table-cell office:value-type="float" office:value="1633.012939" calcext:value-type="float">
            <text:p>1633.012939</text:p>
          </table:table-cell>
          <table:table-cell office:value-type="float" office:value="1682.672974" calcext:value-type="float">
            <text:p>1682.672974</text:p>
          </table:table-cell>
          <table:table-cell table:number-columns-repeated="13"/>
        </table:table-row>
        <table:table-row table:style-name="ro1">
          <table:table-cell office:value-type="float" office:value="1624.188477" calcext:value-type="float">
            <text:p>1624.188477</text:p>
          </table:table-cell>
          <table:table-cell office:value-type="float" office:value="1689.496948" calcext:value-type="float">
            <text:p>1689.496948</text:p>
          </table:table-cell>
          <table:table-cell office:value-type="float" office:value="1632.235352" calcext:value-type="float">
            <text:p>1632.235352</text:p>
          </table:table-cell>
          <table:table-cell office:value-type="float" office:value="1685.166748" calcext:value-type="float">
            <text:p>1685.166748</text:p>
          </table:table-cell>
          <table:table-cell table:number-columns-repeated="13"/>
        </table:table-row>
        <table:table-row table:style-name="ro1">
          <table:table-cell office:value-type="float" office:value="1625.144165" calcext:value-type="float">
            <text:p>1625.144165</text:p>
          </table:table-cell>
          <table:table-cell office:value-type="float" office:value="1689.687866" calcext:value-type="float">
            <text:p>1689.687866</text:p>
          </table:table-cell>
          <table:table-cell office:value-type="float" office:value="1633.54834" calcext:value-type="float">
            <text:p>1633.54834</text:p>
          </table:table-cell>
          <table:table-cell office:value-type="float" office:value="1685.007935" calcext:value-type="float">
            <text:p>1685.007935</text:p>
          </table:table-cell>
          <table:table-cell table:number-columns-repeated="13"/>
        </table:table-row>
        <table:table-row table:style-name="ro1">
          <table:table-cell office:value-type="float" office:value="1627.432983" calcext:value-type="float">
            <text:p>1627.432983</text:p>
          </table:table-cell>
          <table:table-cell office:value-type="float" office:value="1688.570557" calcext:value-type="float">
            <text:p>1688.570557</text:p>
          </table:table-cell>
          <table:table-cell office:value-type="float" office:value="1634.497314" calcext:value-type="float">
            <text:p>1634.497314</text:p>
          </table:table-cell>
          <table:table-cell office:value-type="float" office:value="1684.287842" calcext:value-type="float">
            <text:p>1684.287842</text:p>
          </table:table-cell>
          <table:table-cell table:number-columns-repeated="13"/>
        </table:table-row>
        <table:table-row table:style-name="ro1">
          <table:table-cell office:value-type="float" office:value="1627.158691" calcext:value-type="float">
            <text:p>1627.158691</text:p>
          </table:table-cell>
          <table:table-cell office:value-type="float" office:value="1691.404297" calcext:value-type="float">
            <text:p>1691.404297</text:p>
          </table:table-cell>
          <table:table-cell office:value-type="float" office:value="1635.167358" calcext:value-type="float">
            <text:p>1635.167358</text:p>
          </table:table-cell>
          <table:table-cell office:value-type="float" office:value="1688.886597" calcext:value-type="float">
            <text:p>1688.886597</text:p>
          </table:table-cell>
          <table:table-cell table:number-columns-repeated="13"/>
        </table:table-row>
        <table:table-row table:style-name="ro1">
          <table:table-cell office:value-type="float" office:value="1626.642822" calcext:value-type="float">
            <text:p>1626.642822</text:p>
          </table:table-cell>
          <table:table-cell office:value-type="float" office:value="1691.618774" calcext:value-type="float">
            <text:p>1691.618774</text:p>
          </table:table-cell>
          <table:table-cell office:value-type="float" office:value="1634.527222" calcext:value-type="float">
            <text:p>1634.527222</text:p>
          </table:table-cell>
          <table:table-cell office:value-type="float" office:value="1686.404663" calcext:value-type="float">
            <text:p>1686.404663</text:p>
          </table:table-cell>
          <table:table-cell table:number-columns-repeated="13"/>
        </table:table-row>
        <table:table-row table:style-name="ro1">
          <table:table-cell office:value-type="float" office:value="1628.123657" calcext:value-type="float">
            <text:p>1628.123657</text:p>
          </table:table-cell>
          <table:table-cell office:value-type="float" office:value="1692.962402" calcext:value-type="float">
            <text:p>1692.962402</text:p>
          </table:table-cell>
          <table:table-cell office:value-type="float" office:value="1634.745117" calcext:value-type="float">
            <text:p>1634.745117</text:p>
          </table:table-cell>
          <table:table-cell office:value-type="float" office:value="1686.659912" calcext:value-type="float">
            <text:p>1686.659912</text:p>
          </table:table-cell>
          <table:table-cell table:number-columns-repeated="13"/>
        </table:table-row>
        <table:table-row table:style-name="ro1">
          <table:table-cell office:value-type="float" office:value="1628.225586" calcext:value-type="float">
            <text:p>1628.225586</text:p>
          </table:table-cell>
          <table:table-cell office:value-type="float" office:value="1693.305542" calcext:value-type="float">
            <text:p>1693.305542</text:p>
          </table:table-cell>
          <table:table-cell office:value-type="float" office:value="1636.726074" calcext:value-type="float">
            <text:p>1636.726074</text:p>
          </table:table-cell>
          <table:table-cell office:value-type="float" office:value="1690.760498" calcext:value-type="float">
            <text:p>1690.760498</text:p>
          </table:table-cell>
          <table:table-cell table:number-columns-repeated="13"/>
        </table:table-row>
        <table:table-row table:style-name="ro1">
          <table:table-cell office:value-type="float" office:value="1628.007568" calcext:value-type="float">
            <text:p>1628.007568</text:p>
          </table:table-cell>
          <table:table-cell office:value-type="float" office:value="1693.006958" calcext:value-type="float">
            <text:p>1693.006958</text:p>
          </table:table-cell>
          <table:table-cell office:value-type="float" office:value="1635.290405" calcext:value-type="float">
            <text:p>1635.290405</text:p>
          </table:table-cell>
          <table:table-cell office:value-type="float" office:value="1687.647949" calcext:value-type="float">
            <text:p>1687.647949</text:p>
          </table:table-cell>
          <table:table-cell table:number-columns-repeated="13"/>
        </table:table-row>
        <table:table-row table:style-name="ro1">
          <table:table-cell office:value-type="float" office:value="1627.880493" calcext:value-type="float">
            <text:p>1627.880493</text:p>
          </table:table-cell>
          <table:table-cell office:value-type="float" office:value="1696.851074" calcext:value-type="float">
            <text:p>1696.851074</text:p>
          </table:table-cell>
          <table:table-cell office:value-type="float" office:value="1634.987671" calcext:value-type="float">
            <text:p>1634.987671</text:p>
          </table:table-cell>
          <table:table-cell office:value-type="float" office:value="1692.224487" calcext:value-type="float">
            <text:p>1692.224487</text:p>
          </table:table-cell>
          <table:table-cell table:number-columns-repeated="13"/>
        </table:table-row>
        <table:table-row table:style-name="ro1">
          <table:table-cell office:value-type="float" office:value="1631.543457" calcext:value-type="float">
            <text:p>1631.543457</text:p>
          </table:table-cell>
          <table:table-cell office:value-type="float" office:value="1691.592651" calcext:value-type="float">
            <text:p>1691.592651</text:p>
          </table:table-cell>
          <table:table-cell office:value-type="float" office:value="1635.091675" calcext:value-type="float">
            <text:p>1635.091675</text:p>
          </table:table-cell>
          <table:table-cell office:value-type="float" office:value="1691.016113" calcext:value-type="float">
            <text:p>1691.016113</text:p>
          </table:table-cell>
          <table:table-cell table:number-columns-repeated="13"/>
        </table:table-row>
        <table:table-row table:style-name="ro1">
          <table:table-cell office:value-type="float" office:value="1630.456055" calcext:value-type="float">
            <text:p>1630.456055</text:p>
          </table:table-cell>
          <table:table-cell office:value-type="float" office:value="1692.304932" calcext:value-type="float">
            <text:p>1692.304932</text:p>
          </table:table-cell>
          <table:table-cell office:value-type="float" office:value="1637.255127" calcext:value-type="float">
            <text:p>1637.255127</text:p>
          </table:table-cell>
          <table:table-cell office:value-type="float" office:value="1689.175781" calcext:value-type="float">
            <text:p>1689.175781</text:p>
          </table:table-cell>
          <table:table-cell table:number-columns-repeated="13"/>
        </table:table-row>
        <table:table-row table:style-name="ro1">
          <table:table-cell office:value-type="float" office:value="1630.676636" calcext:value-type="float">
            <text:p>1630.676636</text:p>
          </table:table-cell>
          <table:table-cell office:value-type="float" office:value="1696.172119" calcext:value-type="float">
            <text:p>1696.172119</text:p>
          </table:table-cell>
          <table:table-cell office:value-type="float" office:value="1638.605957" calcext:value-type="float">
            <text:p>1638.605957</text:p>
          </table:table-cell>
          <table:table-cell office:value-type="float" office:value="1692.338867" calcext:value-type="float">
            <text:p>1692.338867</text:p>
          </table:table-cell>
          <table:table-cell table:number-columns-repeated="13"/>
        </table:table-row>
        <table:table-row table:style-name="ro1">
          <table:table-cell office:value-type="float" office:value="1630.378174" calcext:value-type="float">
            <text:p>1630.378174</text:p>
          </table:table-cell>
          <table:table-cell office:value-type="float" office:value="1693.592529" calcext:value-type="float">
            <text:p>1693.592529</text:p>
          </table:table-cell>
          <table:table-cell office:value-type="float" office:value="1634.469604" calcext:value-type="float">
            <text:p>1634.469604</text:p>
          </table:table-cell>
          <table:table-cell office:value-type="float" office:value="1691.771118" calcext:value-type="float">
            <text:p>1691.771118</text:p>
          </table:table-cell>
          <table:table-cell table:number-columns-repeated="13"/>
        </table:table-row>
        <table:table-row table:style-name="ro1">
          <table:table-cell office:value-type="float" office:value="1627.598633" calcext:value-type="float">
            <text:p>1627.598633</text:p>
          </table:table-cell>
          <table:table-cell office:value-type="float" office:value="1694.905762" calcext:value-type="float">
            <text:p>1694.905762</text:p>
          </table:table-cell>
          <table:table-cell office:value-type="float" office:value="1636.512939" calcext:value-type="float">
            <text:p>1636.512939</text:p>
          </table:table-cell>
          <table:table-cell office:value-type="float" office:value="1691.959595" calcext:value-type="float">
            <text:p>1691.959595</text:p>
          </table:table-cell>
          <table:table-cell table:number-columns-repeated="13"/>
        </table:table-row>
        <table:table-row table:style-name="ro1">
          <table:table-cell office:value-type="float" office:value="1627.98877" calcext:value-type="float">
            <text:p>1627.98877</text:p>
          </table:table-cell>
          <table:table-cell office:value-type="float" office:value="1697.291626" calcext:value-type="float">
            <text:p>1697.291626</text:p>
          </table:table-cell>
          <table:table-cell office:value-type="float" office:value="1634.597046" calcext:value-type="float">
            <text:p>1634.597046</text:p>
          </table:table-cell>
          <table:table-cell office:value-type="float" office:value="1694.305664" calcext:value-type="float">
            <text:p>1694.305664</text:p>
          </table:table-cell>
          <table:table-cell table:number-columns-repeated="13"/>
        </table:table-row>
        <table:table-row table:style-name="ro1">
          <table:table-cell office:value-type="float" office:value="1629.159424" calcext:value-type="float">
            <text:p>1629.159424</text:p>
          </table:table-cell>
          <table:table-cell office:value-type="float" office:value="1695.581543" calcext:value-type="float">
            <text:p>1695.581543</text:p>
          </table:table-cell>
          <table:table-cell office:value-type="float" office:value="1637.332153" calcext:value-type="float">
            <text:p>1637.332153</text:p>
          </table:table-cell>
          <table:table-cell office:value-type="float" office:value="1691.132446" calcext:value-type="float">
            <text:p>1691.132446</text:p>
          </table:table-cell>
          <table:table-cell table:number-columns-repeated="13"/>
        </table:table-row>
        <table:table-row table:style-name="ro1">
          <table:table-cell office:value-type="float" office:value="1629.55249" calcext:value-type="float">
            <text:p>1629.55249</text:p>
          </table:table-cell>
          <table:table-cell office:value-type="float" office:value="1697.360596" calcext:value-type="float">
            <text:p>1697.360596</text:p>
          </table:table-cell>
          <table:table-cell office:value-type="float" office:value="1638.673584" calcext:value-type="float">
            <text:p>1638.673584</text:p>
          </table:table-cell>
          <table:table-cell office:value-type="float" office:value="1693.47583" calcext:value-type="float">
            <text:p>1693.47583</text:p>
          </table:table-cell>
          <table:table-cell table:number-columns-repeated="13"/>
        </table:table-row>
        <table:table-row table:style-name="ro1">
          <table:table-cell office:value-type="float" office:value="1631.317505" calcext:value-type="float">
            <text:p>1631.317505</text:p>
          </table:table-cell>
          <table:table-cell office:value-type="float" office:value="1694.107544" calcext:value-type="float">
            <text:p>1694.107544</text:p>
          </table:table-cell>
          <table:table-cell office:value-type="float" office:value="1638.386963" calcext:value-type="float">
            <text:p>1638.386963</text:p>
          </table:table-cell>
          <table:table-cell office:value-type="float" office:value="1691.777832" calcext:value-type="float">
            <text:p>1691.777832</text:p>
          </table:table-cell>
          <table:table-cell table:number-columns-repeated="13"/>
        </table:table-row>
        <table:table-row table:style-name="ro1">
          <table:table-cell office:value-type="float" office:value="1631.978638" calcext:value-type="float">
            <text:p>1631.978638</text:p>
          </table:table-cell>
          <table:table-cell office:value-type="float" office:value="1693.727905" calcext:value-type="float">
            <text:p>1693.727905</text:p>
          </table:table-cell>
          <table:table-cell office:value-type="float" office:value="1635.897217" calcext:value-type="float">
            <text:p>1635.897217</text:p>
          </table:table-cell>
          <table:table-cell office:value-type="float" office:value="1690.366821" calcext:value-type="float">
            <text:p>1690.366821</text:p>
          </table:table-cell>
          <table:table-cell table:number-columns-repeated="13"/>
        </table:table-row>
        <table:table-row table:style-name="ro1">
          <table:table-cell office:value-type="float" office:value="1630.423828" calcext:value-type="float">
            <text:p>1630.423828</text:p>
          </table:table-cell>
          <table:table-cell office:value-type="float" office:value="1695.352295" calcext:value-type="float">
            <text:p>1695.352295</text:p>
          </table:table-cell>
          <table:table-cell office:value-type="float" office:value="1636.587891" calcext:value-type="float">
            <text:p>1636.587891</text:p>
          </table:table-cell>
          <table:table-cell office:value-type="float" office:value="1692.257446" calcext:value-type="float">
            <text:p>1692.257446</text:p>
          </table:table-cell>
          <table:table-cell table:number-columns-repeated="13"/>
        </table:table-row>
        <table:table-row table:style-name="ro1">
          <table:table-cell office:value-type="float" office:value="1629.127441" calcext:value-type="float">
            <text:p>1629.127441</text:p>
          </table:table-cell>
          <table:table-cell office:value-type="float" office:value="1694.604248" calcext:value-type="float">
            <text:p>1694.604248</text:p>
          </table:table-cell>
          <table:table-cell office:value-type="float" office:value="1634.437012" calcext:value-type="float">
            <text:p>1634.437012</text:p>
          </table:table-cell>
          <table:table-cell office:value-type="float" office:value="1693.990723" calcext:value-type="float">
            <text:p>1693.990723</text:p>
          </table:table-cell>
          <table:table-cell table:number-columns-repeated="13"/>
        </table:table-row>
        <table:table-row table:style-name="ro1">
          <table:table-cell office:value-type="float" office:value="1631.986938" calcext:value-type="float">
            <text:p>1631.986938</text:p>
          </table:table-cell>
          <table:table-cell office:value-type="float" office:value="1694.825439" calcext:value-type="float">
            <text:p>1694.825439</text:p>
          </table:table-cell>
          <table:table-cell office:value-type="float" office:value="1639.900513" calcext:value-type="float">
            <text:p>1639.900513</text:p>
          </table:table-cell>
          <table:table-cell office:value-type="float" office:value="1691.433228" calcext:value-type="float">
            <text:p>1691.433228</text:p>
          </table:table-cell>
          <table:table-cell table:number-columns-repeated="13"/>
        </table:table-row>
        <table:table-row table:style-name="ro1">
          <table:table-cell office:value-type="float" office:value="1632.331665" calcext:value-type="float">
            <text:p>1632.331665</text:p>
          </table:table-cell>
          <table:table-cell office:value-type="float" office:value="1695.499146" calcext:value-type="float">
            <text:p>1695.499146</text:p>
          </table:table-cell>
          <table:table-cell office:value-type="float" office:value="1641.168579" calcext:value-type="float">
            <text:p>1641.168579</text:p>
          </table:table-cell>
          <table:table-cell office:value-type="float" office:value="1691.333862" calcext:value-type="float">
            <text:p>1691.333862</text:p>
          </table:table-cell>
          <table:table-cell table:number-columns-repeated="13"/>
        </table:table-row>
        <table:table-row table:style-name="ro1">
          <table:table-cell office:value-type="float" office:value="1630.667847" calcext:value-type="float">
            <text:p>1630.667847</text:p>
          </table:table-cell>
          <table:table-cell office:value-type="float" office:value="1696.333862" calcext:value-type="float">
            <text:p>1696.333862</text:p>
          </table:table-cell>
          <table:table-cell office:value-type="float" office:value="1637.936401" calcext:value-type="float">
            <text:p>1637.936401</text:p>
          </table:table-cell>
          <table:table-cell office:value-type="float" office:value="1695.361328" calcext:value-type="float">
            <text:p>1695.361328</text:p>
          </table:table-cell>
          <table:table-cell table:number-columns-repeated="13"/>
        </table:table-row>
        <table:table-row table:style-name="ro1">
          <table:table-cell office:value-type="float" office:value="1632.691284" calcext:value-type="float">
            <text:p>1632.691284</text:p>
          </table:table-cell>
          <table:table-cell office:value-type="float" office:value="1697.950073" calcext:value-type="float">
            <text:p>1697.950073</text:p>
          </table:table-cell>
          <table:table-cell office:value-type="float" office:value="1637.506714" calcext:value-type="float">
            <text:p>1637.506714</text:p>
          </table:table-cell>
          <table:table-cell office:value-type="float" office:value="1692.693604" calcext:value-type="float">
            <text:p>1692.693604</text:p>
          </table:table-cell>
          <table:table-cell table:number-columns-repeated="13"/>
        </table:table-row>
        <table:table-row table:style-name="ro1">
          <table:table-cell office:value-type="float" office:value="1634.61853" calcext:value-type="float">
            <text:p>1634.61853</text:p>
          </table:table-cell>
          <table:table-cell office:value-type="float" office:value="1695.411621" calcext:value-type="float">
            <text:p>1695.411621</text:p>
          </table:table-cell>
          <table:table-cell office:value-type="float" office:value="1639.001221" calcext:value-type="float">
            <text:p>1639.001221</text:p>
          </table:table-cell>
          <table:table-cell office:value-type="float" office:value="1693.602051" calcext:value-type="float">
            <text:p>1693.602051</text:p>
          </table:table-cell>
          <table:table-cell table:number-columns-repeated="13"/>
        </table:table-row>
        <table:table-row table:style-name="ro1">
          <table:table-cell office:value-type="float" office:value="1632.654297" calcext:value-type="float">
            <text:p>1632.654297</text:p>
          </table:table-cell>
          <table:table-cell office:value-type="float" office:value="1682.902344" calcext:value-type="float">
            <text:p>1682.902344</text:p>
          </table:table-cell>
          <table:table-cell office:value-type="float" office:value="1640.053345" calcext:value-type="float">
            <text:p>1640.053345</text:p>
          </table:table-cell>
          <table:table-cell office:value-type="float" office:value="1678.477905" calcext:value-type="float">
            <text:p>1678.477905</text:p>
          </table:table-cell>
          <table:table-cell table:number-columns-repeated="13"/>
        </table:table-row>
        <table:table-row table:style-name="ro1">
          <table:table-cell office:value-type="float" office:value="1616.237183" calcext:value-type="float">
            <text:p>1616.237183</text:p>
          </table:table-cell>
          <table:table-cell office:value-type="float" office:value="1685.148193" calcext:value-type="float">
            <text:p>1685.148193</text:p>
          </table:table-cell>
          <table:table-cell office:value-type="float" office:value="1622.366211" calcext:value-type="float">
            <text:p>1622.366211</text:p>
          </table:table-cell>
          <table:table-cell office:value-type="float" office:value="1690.380493" calcext:value-type="float">
            <text:p>1690.380493</text:p>
          </table:table-cell>
          <table:table-cell table:number-columns-repeated="13"/>
        </table:table-row>
        <table:table-row table:style-name="ro1">
          <table:table-cell office:value-type="float" office:value="1613.320312" calcext:value-type="float">
            <text:p>1613.320312</text:p>
          </table:table-cell>
          <table:table-cell office:value-type="float" office:value="1672.884521" calcext:value-type="float">
            <text:p>1672.884521</text:p>
          </table:table-cell>
          <table:table-cell office:value-type="float" office:value="1618.160889" calcext:value-type="float">
            <text:p>1618.160889</text:p>
          </table:table-cell>
          <table:table-cell office:value-type="float" office:value="1671.082275" calcext:value-type="float">
            <text:p>1671.082275</text:p>
          </table:table-cell>
          <table:table-cell table:number-columns-repeated="13"/>
        </table:table-row>
        <table:table-row table:style-name="ro1">
          <table:table-cell office:value-type="float" office:value="1607.123901" calcext:value-type="float">
            <text:p>1607.123901</text:p>
          </table:table-cell>
          <table:table-cell office:value-type="float" office:value="1668.424927" calcext:value-type="float">
            <text:p>1668.424927</text:p>
          </table:table-cell>
          <table:table-cell office:value-type="float" office:value="1611.382568" calcext:value-type="float">
            <text:p>1611.382568</text:p>
          </table:table-cell>
          <table:table-cell office:value-type="float" office:value="1668.089111" calcext:value-type="float">
            <text:p>1668.089111</text:p>
          </table:table-cell>
          <table:table-cell table:number-columns-repeated="13"/>
        </table:table-row>
        <table:table-row table:style-name="ro1">
          <table:table-cell office:value-type="float" office:value="1600.650635" calcext:value-type="float">
            <text:p>1600.650635</text:p>
          </table:table-cell>
          <table:table-cell office:value-type="float" office:value="1663.943481" calcext:value-type="float">
            <text:p>1663.943481</text:p>
          </table:table-cell>
          <table:table-cell office:value-type="float" office:value="1613.755249" calcext:value-type="float">
            <text:p>1613.755249</text:p>
          </table:table-cell>
          <table:table-cell office:value-type="float" office:value="1659.850586" calcext:value-type="float">
            <text:p>1659.850586</text:p>
          </table:table-cell>
          <table:table-cell table:number-columns-repeated="13"/>
        </table:table-row>
        <table:table-row table:style-name="ro1">
          <table:table-cell office:value-type="float" office:value="1602.27063" calcext:value-type="float">
            <text:p>1602.27063</text:p>
          </table:table-cell>
          <table:table-cell office:value-type="float" office:value="1656.252686" calcext:value-type="float">
            <text:p>1656.252686</text:p>
          </table:table-cell>
          <table:table-cell office:value-type="float" office:value="1604.109985" calcext:value-type="float">
            <text:p>1604.109985</text:p>
          </table:table-cell>
          <table:table-cell office:value-type="float" office:value="1654.5271" calcext:value-type="float">
            <text:p>1654.5271</text:p>
          </table:table-cell>
          <table:table-cell table:number-columns-repeated="13"/>
        </table:table-row>
        <table:table-row table:style-name="ro1">
          <table:table-cell office:value-type="float" office:value="1602.674805" calcext:value-type="float">
            <text:p>1602.674805</text:p>
          </table:table-cell>
          <table:table-cell office:value-type="float" office:value="1645.890503" calcext:value-type="float">
            <text:p>1645.890503</text:p>
          </table:table-cell>
          <table:table-cell office:value-type="float" office:value="1605.88562" calcext:value-type="float">
            <text:p>1605.88562</text:p>
          </table:table-cell>
          <table:table-cell office:value-type="float" office:value="1649.269287" calcext:value-type="float">
            <text:p>1649.269287</text:p>
          </table:table-cell>
          <table:table-cell table:number-columns-repeated="13"/>
        </table:table-row>
        <table:table-row table:style-name="ro1">
          <table:table-cell office:value-type="float" office:value="1592.136719" calcext:value-type="float">
            <text:p>1592.136719</text:p>
          </table:table-cell>
          <table:table-cell office:value-type="float" office:value="1646.128906" calcext:value-type="float">
            <text:p>1646.128906</text:p>
          </table:table-cell>
          <table:table-cell office:value-type="float" office:value="1601.739746" calcext:value-type="float">
            <text:p>1601.739746</text:p>
          </table:table-cell>
          <table:table-cell office:value-type="float" office:value="1646.311035" calcext:value-type="float">
            <text:p>1646.311035</text:p>
          </table:table-cell>
          <table:table-cell table:number-columns-repeated="13"/>
        </table:table-row>
        <table:table-row table:style-name="ro1">
          <table:table-cell office:value-type="float" office:value="1590.678833" calcext:value-type="float">
            <text:p>1590.678833</text:p>
          </table:table-cell>
          <table:table-cell office:value-type="float" office:value="1642.256958" calcext:value-type="float">
            <text:p>1642.256958</text:p>
          </table:table-cell>
          <table:table-cell office:value-type="float" office:value="1597.738159" calcext:value-type="float">
            <text:p>1597.738159</text:p>
          </table:table-cell>
          <table:table-cell office:value-type="float" office:value="1638.923096" calcext:value-type="float">
            <text:p>1638.923096</text:p>
          </table:table-cell>
          <table:table-cell table:number-columns-repeated="13"/>
        </table:table-row>
        <table:table-row table:style-name="ro1">
          <table:table-cell office:value-type="float" office:value="1589.707153" calcext:value-type="float">
            <text:p>1589.707153</text:p>
          </table:table-cell>
          <table:table-cell office:value-type="float" office:value="1637.534424" calcext:value-type="float">
            <text:p>1637.534424</text:p>
          </table:table-cell>
          <table:table-cell office:value-type="float" office:value="1592.686768" calcext:value-type="float">
            <text:p>1592.686768</text:p>
          </table:table-cell>
          <table:table-cell office:value-type="float" office:value="1634.930664" calcext:value-type="float">
            <text:p>1634.930664</text:p>
          </table:table-cell>
          <table:table-cell table:number-columns-repeated="13"/>
        </table:table-row>
        <table:table-row table:style-name="ro1">
          <table:table-cell office:value-type="float" office:value="1591.054443" calcext:value-type="float">
            <text:p>1591.054443</text:p>
          </table:table-cell>
          <table:table-cell office:value-type="float" office:value="1628.267578" calcext:value-type="float">
            <text:p>1628.267578</text:p>
          </table:table-cell>
          <table:table-cell office:value-type="float" office:value="1591.930298" calcext:value-type="float">
            <text:p>1591.930298</text:p>
          </table:table-cell>
          <table:table-cell office:value-type="float" office:value="1632.471313" calcext:value-type="float">
            <text:p>1632.471313</text:p>
          </table:table-cell>
          <table:table-cell table:number-columns-repeated="13"/>
        </table:table-row>
        <table:table-row table:style-name="ro1">
          <table:table-cell office:value-type="float" office:value="1580.671387" calcext:value-type="float">
            <text:p>1580.671387</text:p>
          </table:table-cell>
          <table:table-cell office:value-type="float" office:value="1625.261841" calcext:value-type="float">
            <text:p>1625.261841</text:p>
          </table:table-cell>
          <table:table-cell office:value-type="float" office:value="1591.686646" calcext:value-type="float">
            <text:p>1591.686646</text:p>
          </table:table-cell>
          <table:table-cell office:value-type="float" office:value="1623.004883" calcext:value-type="float">
            <text:p>1623.004883</text:p>
          </table:table-cell>
          <table:table-cell table:number-columns-repeated="13"/>
        </table:table-row>
        <table:table-row table:style-name="ro1">
          <table:table-cell office:value-type="float" office:value="1584.63562" calcext:value-type="float">
            <text:p>1584.63562</text:p>
          </table:table-cell>
          <table:table-cell office:value-type="float" office:value="1624.393555" calcext:value-type="float">
            <text:p>1624.393555</text:p>
          </table:table-cell>
          <table:table-cell office:value-type="float" office:value="1584.997559" calcext:value-type="float">
            <text:p>1584.997559</text:p>
          </table:table-cell>
          <table:table-cell office:value-type="float" office:value="1623.181763" calcext:value-type="float">
            <text:p>1623.181763</text:p>
          </table:table-cell>
          <table:table-cell table:number-columns-repeated="13"/>
        </table:table-row>
        <table:table-row table:style-name="ro1">
          <table:table-cell office:value-type="float" office:value="1582.754639" calcext:value-type="float">
            <text:p>1582.754639</text:p>
          </table:table-cell>
          <table:table-cell office:value-type="float" office:value="1615.39209" calcext:value-type="float">
            <text:p>1615.39209</text:p>
          </table:table-cell>
          <table:table-cell office:value-type="float" office:value="1587.04187" calcext:value-type="float">
            <text:p>1587.04187</text:p>
          </table:table-cell>
          <table:table-cell office:value-type="float" office:value="1619.666748" calcext:value-type="float">
            <text:p>1619.666748</text:p>
          </table:table-cell>
          <table:table-cell table:number-columns-repeated="13"/>
        </table:table-row>
        <table:table-row table:style-name="ro1">
          <table:table-cell office:value-type="float" office:value="1576.37915" calcext:value-type="float">
            <text:p>1576.37915</text:p>
          </table:table-cell>
          <table:table-cell office:value-type="float" office:value="1612.086426" calcext:value-type="float">
            <text:p>1612.086426</text:p>
          </table:table-cell>
          <table:table-cell office:value-type="float" office:value="1584.689941" calcext:value-type="float">
            <text:p>1584.689941</text:p>
          </table:table-cell>
          <table:table-cell office:value-type="float" office:value="1615.618408" calcext:value-type="float">
            <text:p>1615.618408</text:p>
          </table:table-cell>
          <table:table-cell table:number-columns-repeated="13"/>
        </table:table-row>
        <table:table-row table:style-name="ro1">
          <table:table-cell office:value-type="float" office:value="1580.752563" calcext:value-type="float">
            <text:p>1580.752563</text:p>
          </table:table-cell>
          <table:table-cell office:value-type="float" office:value="1608.09082" calcext:value-type="float">
            <text:p>1608.09082</text:p>
          </table:table-cell>
          <table:table-cell office:value-type="float" office:value="1585.076782" calcext:value-type="float">
            <text:p>1585.076782</text:p>
          </table:table-cell>
          <table:table-cell office:value-type="float" office:value="1608.009766" calcext:value-type="float">
            <text:p>1608.009766</text:p>
          </table:table-cell>
          <table:table-cell table:number-columns-repeated="13"/>
        </table:table-row>
        <table:table-row table:style-name="ro1">
          <table:table-cell office:value-type="float" office:value="1572.855835" calcext:value-type="float">
            <text:p>1572.855835</text:p>
          </table:table-cell>
          <table:table-cell office:value-type="float" office:value="1607" calcext:value-type="float">
            <text:p>1607</text:p>
          </table:table-cell>
          <table:table-cell office:value-type="float" office:value="1584.351929" calcext:value-type="float">
            <text:p>1584.351929</text:p>
          </table:table-cell>
          <table:table-cell office:value-type="float" office:value="1606.410278" calcext:value-type="float">
            <text:p>1606.410278</text:p>
          </table:table-cell>
          <table:table-cell table:number-columns-repeated="13"/>
        </table:table-row>
        <table:table-row table:style-name="ro1">
          <table:table-cell office:value-type="float" office:value="1571.952148" calcext:value-type="float">
            <text:p>1571.952148</text:p>
          </table:table-cell>
          <table:table-cell office:value-type="float" office:value="1603.074707" calcext:value-type="float">
            <text:p>1603.074707</text:p>
          </table:table-cell>
          <table:table-cell office:value-type="float" office:value="1577.437256" calcext:value-type="float">
            <text:p>1577.437256</text:p>
          </table:table-cell>
          <table:table-cell office:value-type="float" office:value="1604.521606" calcext:value-type="float">
            <text:p>1604.521606</text:p>
          </table:table-cell>
          <table:table-cell table:number-columns-repeated="13"/>
        </table:table-row>
        <table:table-row table:style-name="ro1">
          <table:table-cell office:value-type="float" office:value="1574.201294" calcext:value-type="float">
            <text:p>1574.201294</text:p>
          </table:table-cell>
          <table:table-cell office:value-type="float" office:value="1599.118896" calcext:value-type="float">
            <text:p>1599.118896</text:p>
          </table:table-cell>
          <table:table-cell office:value-type="float" office:value="1580.60083" calcext:value-type="float">
            <text:p>1580.60083</text:p>
          </table:table-cell>
          <table:table-cell office:value-type="float" office:value="1600.763306" calcext:value-type="float">
            <text:p>1600.763306</text:p>
          </table:table-cell>
          <table:table-cell table:number-columns-repeated="13"/>
        </table:table-row>
        <table:table-row table:style-name="ro1">
          <table:table-cell office:value-type="float" office:value="1572.057373" calcext:value-type="float">
            <text:p>1572.057373</text:p>
          </table:table-cell>
          <table:table-cell office:value-type="float" office:value="1598.092285" calcext:value-type="float">
            <text:p>1598.092285</text:p>
          </table:table-cell>
          <table:table-cell office:value-type="float" office:value="1578.489624" calcext:value-type="float">
            <text:p>1578.489624</text:p>
          </table:table-cell>
          <table:table-cell office:value-type="float" office:value="1601.415405" calcext:value-type="float">
            <text:p>1601.415405</text:p>
          </table:table-cell>
          <table:table-cell table:number-columns-repeated="13"/>
        </table:table-row>
        <table:table-row table:style-name="ro1">
          <table:table-cell office:value-type="float" office:value="1569.905518" calcext:value-type="float">
            <text:p>1569.905518</text:p>
          </table:table-cell>
          <table:table-cell office:value-type="float" office:value="1594.015869" calcext:value-type="float">
            <text:p>1594.015869</text:p>
          </table:table-cell>
          <table:table-cell office:value-type="float" office:value="1576.516846" calcext:value-type="float">
            <text:p>1576.516846</text:p>
          </table:table-cell>
          <table:table-cell office:value-type="float" office:value="1594.838867" calcext:value-type="float">
            <text:p>1594.838867</text:p>
          </table:table-cell>
          <table:table-cell table:number-columns-repeated="13"/>
        </table:table-row>
        <table:table-row table:style-name="ro1">
          <table:table-cell office:value-type="float" office:value="1572.650024" calcext:value-type="float">
            <text:p>1572.650024</text:p>
          </table:table-cell>
          <table:table-cell office:value-type="float" office:value="1589.691284" calcext:value-type="float">
            <text:p>1589.691284</text:p>
          </table:table-cell>
          <table:table-cell office:value-type="float" office:value="1574.283447" calcext:value-type="float">
            <text:p>1574.283447</text:p>
          </table:table-cell>
          <table:table-cell office:value-type="float" office:value="1596.421509" calcext:value-type="float">
            <text:p>1596.421509</text:p>
          </table:table-cell>
          <table:table-cell table:number-columns-repeated="13"/>
        </table:table-row>
        <table:table-row table:style-name="ro1">
          <table:table-cell office:value-type="float" office:value="1565.606689" calcext:value-type="float">
            <text:p>1565.606689</text:p>
          </table:table-cell>
          <table:table-cell office:value-type="float" office:value="1590.203247" calcext:value-type="float">
            <text:p>1590.203247</text:p>
          </table:table-cell>
          <table:table-cell office:value-type="float" office:value="1573.573486" calcext:value-type="float">
            <text:p>1573.573486</text:p>
          </table:table-cell>
          <table:table-cell office:value-type="float" office:value="1597.928711" calcext:value-type="float">
            <text:p>1597.928711</text:p>
          </table:table-cell>
          <table:table-cell table:number-columns-repeated="13"/>
        </table:table-row>
        <table:table-row table:style-name="ro1">
          <table:table-cell office:value-type="float" office:value="1572.118286" calcext:value-type="float">
            <text:p>1572.118286</text:p>
          </table:table-cell>
          <table:table-cell office:value-type="float" office:value="1586.94104" calcext:value-type="float">
            <text:p>1586.94104</text:p>
          </table:table-cell>
          <table:table-cell office:value-type="float" office:value="1576.665527" calcext:value-type="float">
            <text:p>1576.665527</text:p>
          </table:table-cell>
          <table:table-cell office:value-type="float" office:value="1592.555786" calcext:value-type="float">
            <text:p>1592.555786</text:p>
          </table:table-cell>
          <table:table-cell table:number-columns-repeated="13"/>
        </table:table-row>
        <table:table-row table:style-name="ro1">
          <table:table-cell office:value-type="float" office:value="1562.816895" calcext:value-type="float">
            <text:p>1562.816895</text:p>
          </table:table-cell>
          <table:table-cell office:value-type="float" office:value="1587.608521" calcext:value-type="float">
            <text:p>1587.608521</text:p>
          </table:table-cell>
          <table:table-cell office:value-type="float" office:value="1573.389771" calcext:value-type="float">
            <text:p>1573.389771</text:p>
          </table:table-cell>
          <table:table-cell office:value-type="float" office:value="1588.514526" calcext:value-type="float">
            <text:p>1588.514526</text:p>
          </table:table-cell>
          <table:table-cell table:number-columns-repeated="13"/>
        </table:table-row>
        <table:table-row table:style-name="ro1">
          <table:table-cell office:value-type="float" office:value="1565.979248" calcext:value-type="float">
            <text:p>1565.979248</text:p>
          </table:table-cell>
          <table:table-cell office:value-type="float" office:value="1584.244385" calcext:value-type="float">
            <text:p>1584.244385</text:p>
          </table:table-cell>
          <table:table-cell office:value-type="float" office:value="1573.159912" calcext:value-type="float">
            <text:p>1573.159912</text:p>
          </table:table-cell>
          <table:table-cell office:value-type="float" office:value="1588.1521" calcext:value-type="float">
            <text:p>1588.1521</text:p>
          </table:table-cell>
          <table:table-cell table:number-columns-repeated="13"/>
        </table:table-row>
        <table:table-row table:style-name="ro1">
          <table:table-cell office:value-type="float" office:value="1564.882446" calcext:value-type="float">
            <text:p>1564.882446</text:p>
          </table:table-cell>
          <table:table-cell office:value-type="float" office:value="1584.625977" calcext:value-type="float">
            <text:p>1584.625977</text:p>
          </table:table-cell>
          <table:table-cell office:value-type="float" office:value="1573.585327" calcext:value-type="float">
            <text:p>1573.585327</text:p>
          </table:table-cell>
          <table:table-cell office:value-type="float" office:value="1589.434082" calcext:value-type="float">
            <text:p>1589.434082</text:p>
          </table:table-cell>
          <table:table-cell table:number-columns-repeated="13"/>
        </table:table-row>
        <table:table-row table:style-name="ro1">
          <table:table-cell office:value-type="float" office:value="1566.05835" calcext:value-type="float">
            <text:p>1566.05835</text:p>
          </table:table-cell>
          <table:table-cell office:value-type="float" office:value="1578.429077" calcext:value-type="float">
            <text:p>1578.429077</text:p>
          </table:table-cell>
          <table:table-cell office:value-type="float" office:value="1573.542969" calcext:value-type="float">
            <text:p>1573.542969</text:p>
          </table:table-cell>
          <table:table-cell office:value-type="float" office:value="1585.285889" calcext:value-type="float">
            <text:p>1585.285889</text:p>
          </table:table-cell>
          <table:table-cell table:number-columns-repeated="13"/>
        </table:table-row>
        <table:table-row table:style-name="ro1">
          <table:table-cell office:value-type="float" office:value="1571.505615" calcext:value-type="float">
            <text:p>1571.505615</text:p>
          </table:table-cell>
          <table:table-cell office:value-type="float" office:value="1588.443237" calcext:value-type="float">
            <text:p>1588.443237</text:p>
          </table:table-cell>
          <table:table-cell office:value-type="float" office:value="1563.955933" calcext:value-type="float">
            <text:p>1563.955933</text:p>
          </table:table-cell>
          <table:table-cell office:value-type="float" office:value="1574.403442" calcext:value-type="float">
            <text:p>1574.403442</text:p>
          </table:table-cell>
          <table:table-cell table:number-columns-repeated="13"/>
        </table:table-row>
        <table:table-row table:style-name="ro1">
          <table:table-cell office:value-type="float" office:value="1589.820801" calcext:value-type="float">
            <text:p>1589.820801</text:p>
          </table:table-cell>
          <table:table-cell office:value-type="float" office:value="1647.21521" calcext:value-type="float">
            <text:p>1647.21521</text:p>
          </table:table-cell>
          <table:table-cell office:value-type="float" office:value="1517.965576" calcext:value-type="float">
            <text:p>1517.965576</text:p>
          </table:table-cell>
          <table:table-cell office:value-type="float" office:value="1539.187012" calcext:value-type="float">
            <text:p>1539.187012</text:p>
          </table:table-cell>
          <table:table-cell table:number-columns-repeated="13"/>
        </table:table-row>
        <table:table-row table:style-name="ro1">
          <table:table-cell office:value-type="float" office:value="1601.719849" calcext:value-type="float">
            <text:p>1601.719849</text:p>
          </table:table-cell>
          <table:table-cell office:value-type="float" office:value="1666.752197" calcext:value-type="float">
            <text:p>1666.752197</text:p>
          </table:table-cell>
          <table:table-cell office:value-type="float" office:value="1530.058838" calcext:value-type="float">
            <text:p>1530.058838</text:p>
          </table:table-cell>
          <table:table-cell office:value-type="float" office:value="1539.977539" calcext:value-type="float">
            <text:p>1539.977539</text:p>
          </table:table-cell>
          <table:table-cell table:number-columns-repeated="13"/>
        </table:table-row>
        <table:table-row table:style-name="ro1">
          <table:table-cell office:value-type="float" office:value="1627.411621" calcext:value-type="float">
            <text:p>1627.411621</text:p>
          </table:table-cell>
          <table:table-cell office:value-type="float" office:value="1673.438965" calcext:value-type="float">
            <text:p>1673.438965</text:p>
          </table:table-cell>
          <table:table-cell office:value-type="float" office:value="1562.6875" calcext:value-type="float">
            <text:p>1562.6875</text:p>
          </table:table-cell>
          <table:table-cell office:value-type="float" office:value="1565.034302" calcext:value-type="float">
            <text:p>1565.034302</text:p>
          </table:table-cell>
          <table:table-cell table:number-columns-repeated="13"/>
        </table:table-row>
        <table:table-row table:style-name="ro1">
          <table:table-cell office:value-type="float" office:value="1672.791382" calcext:value-type="float">
            <text:p>1672.791382</text:p>
          </table:table-cell>
          <table:table-cell office:value-type="float" office:value="1688.224854" calcext:value-type="float">
            <text:p>1688.224854</text:p>
          </table:table-cell>
          <table:table-cell office:value-type="float" office:value="1602.029907" calcext:value-type="float">
            <text:p>1602.029907</text:p>
          </table:table-cell>
          <table:table-cell office:value-type="float" office:value="1604.211792" calcext:value-type="float">
            <text:p>1604.211792</text:p>
          </table:table-cell>
          <table:table-cell table:number-columns-repeated="13"/>
        </table:table-row>
        <table:table-row table:style-name="ro1">
          <table:table-cell office:value-type="float" office:value="1704.460815" calcext:value-type="float">
            <text:p>1704.460815</text:p>
          </table:table-cell>
          <table:table-cell office:value-type="float" office:value="1676.005615" calcext:value-type="float">
            <text:p>1676.005615</text:p>
          </table:table-cell>
          <table:table-cell office:value-type="float" office:value="1640.035278" calcext:value-type="float">
            <text:p>1640.035278</text:p>
          </table:table-cell>
          <table:table-cell office:value-type="float" office:value="1642.287598" calcext:value-type="float">
            <text:p>1642.287598</text:p>
          </table:table-cell>
          <table:table-cell table:number-columns-repeated="13"/>
        </table:table-row>
        <table:table-row table:style-name="ro1">
          <table:table-cell office:value-type="float" office:value="1696.532349" calcext:value-type="float">
            <text:p>1696.532349</text:p>
          </table:table-cell>
          <table:table-cell office:value-type="float" office:value="1691.042725" calcext:value-type="float">
            <text:p>1691.042725</text:p>
          </table:table-cell>
          <table:table-cell office:value-type="float" office:value="1672.263428" calcext:value-type="float">
            <text:p>1672.263428</text:p>
          </table:table-cell>
          <table:table-cell office:value-type="float" office:value="1658.571533" calcext:value-type="float">
            <text:p>1658.571533</text:p>
          </table:table-cell>
          <table:table-cell table:number-columns-repeated="13"/>
        </table:table-row>
        <table:table-row table:style-name="ro1">
          <table:table-cell office:value-type="float" office:value="1622.278442" calcext:value-type="float">
            <text:p>1622.278442</text:p>
          </table:table-cell>
          <table:table-cell office:value-type="float" office:value="1730.821289" calcext:value-type="float">
            <text:p>1730.821289</text:p>
          </table:table-cell>
          <table:table-cell office:value-type="float" office:value="1669.611084" calcext:value-type="float">
            <text:p>1669.611084</text:p>
          </table:table-cell>
          <table:table-cell office:value-type="float" office:value="1714.329712" calcext:value-type="float">
            <text:p>1714.329712</text:p>
          </table:table-cell>
          <table:table-cell table:number-columns-repeated="13"/>
        </table:table-row>
        <table:table-row table:style-name="ro1">
          <table:table-cell office:value-type="float" office:value="1624.08313" calcext:value-type="float">
            <text:p>1624.08313</text:p>
          </table:table-cell>
          <table:table-cell office:value-type="float" office:value="1714.850586" calcext:value-type="float">
            <text:p>1714.850586</text:p>
          </table:table-cell>
          <table:table-cell office:value-type="float" office:value="1630.294922" calcext:value-type="float">
            <text:p>1630.294922</text:p>
          </table:table-cell>
          <table:table-cell office:value-type="float" office:value="1714.361328" calcext:value-type="float">
            <text:p>1714.361328</text:p>
          </table:table-cell>
          <table:table-cell table:number-columns-repeated="13"/>
        </table:table-row>
        <table:table-row table:style-name="ro1">
          <table:table-cell office:value-type="float" office:value="1648.509521" calcext:value-type="float">
            <text:p>1648.509521</text:p>
          </table:table-cell>
          <table:table-cell office:value-type="float" office:value="1684.601562" calcext:value-type="float">
            <text:p>1684.601562</text:p>
          </table:table-cell>
          <table:table-cell office:value-type="float" office:value="1644.679932" calcext:value-type="float">
            <text:p>1644.679932</text:p>
          </table:table-cell>
          <table:table-cell office:value-type="float" office:value="1695.954834" calcext:value-type="float">
            <text:p>1695.954834</text:p>
          </table:table-cell>
          <table:table-cell table:number-columns-repeated="13"/>
        </table:table-row>
        <table:table-row table:style-name="ro1">
          <table:table-cell office:value-type="float" office:value="1637.521973" calcext:value-type="float">
            <text:p>1637.521973</text:p>
          </table:table-cell>
          <table:table-cell office:value-type="float" office:value="1703.115234" calcext:value-type="float">
            <text:p>1703.115234</text:p>
          </table:table-cell>
          <table:table-cell office:value-type="float" office:value="1642.130981" calcext:value-type="float">
            <text:p>1642.130981</text:p>
          </table:table-cell>
          <table:table-cell office:value-type="float" office:value="1707.929199" calcext:value-type="float">
            <text:p>1707.929199</text:p>
          </table:table-cell>
          <table:table-cell table:number-columns-repeated="13"/>
        </table:table-row>
        <table:table-row table:style-name="ro1">
          <table:table-cell office:value-type="float" office:value="1641.150879" calcext:value-type="float">
            <text:p>1641.150879</text:p>
          </table:table-cell>
          <table:table-cell office:value-type="float" office:value="1672.692261" calcext:value-type="float">
            <text:p>1672.692261</text:p>
          </table:table-cell>
          <table:table-cell office:value-type="float" office:value="1642.5354" calcext:value-type="float">
            <text:p>1642.5354</text:p>
          </table:table-cell>
          <table:table-cell office:value-type="float" office:value="1668.742432" calcext:value-type="float">
            <text:p>1668.742432</text:p>
          </table:table-cell>
          <table:table-cell table:number-columns-repeated="13"/>
        </table:table-row>
        <table:table-row table:style-name="ro1">
          <table:table-cell office:value-type="float" office:value="1615.54541" calcext:value-type="float">
            <text:p>1615.54541</text:p>
          </table:table-cell>
          <table:table-cell office:value-type="float" office:value="1696.499146" calcext:value-type="float">
            <text:p>1696.499146</text:p>
          </table:table-cell>
          <table:table-cell office:value-type="float" office:value="1612.373169" calcext:value-type="float">
            <text:p>1612.373169</text:p>
          </table:table-cell>
          <table:table-cell office:value-type="float" office:value="1702.971802" calcext:value-type="float">
            <text:p>1702.971802</text:p>
          </table:table-cell>
          <table:table-cell table:number-columns-repeated="13"/>
        </table:table-row>
        <table:table-row table:style-name="ro1">
          <table:table-cell office:value-type="float" office:value="1602.26062" calcext:value-type="float">
            <text:p>1602.26062</text:p>
          </table:table-cell>
          <table:table-cell office:value-type="float" office:value="1681.905396" calcext:value-type="float">
            <text:p>1681.905396</text:p>
          </table:table-cell>
          <table:table-cell office:value-type="float" office:value="1607.204712" calcext:value-type="float">
            <text:p>1607.204712</text:p>
          </table:table-cell>
          <table:table-cell office:value-type="float" office:value="1687.20813" calcext:value-type="float">
            <text:p>1687.20813</text:p>
          </table:table-cell>
          <table:table-cell table:number-columns-repeated="13"/>
        </table:table-row>
        <table:table-row table:style-name="ro1">
          <table:table-cell office:value-type="float" office:value="1613.555054" calcext:value-type="float">
            <text:p>1613.555054</text:p>
          </table:table-cell>
          <table:table-cell office:value-type="float" office:value="1670.999146" calcext:value-type="float">
            <text:p>1670.999146</text:p>
          </table:table-cell>
          <table:table-cell office:value-type="float" office:value="1613.876465" calcext:value-type="float">
            <text:p>1613.876465</text:p>
          </table:table-cell>
          <table:table-cell office:value-type="float" office:value="1661.612305" calcext:value-type="float">
            <text:p>1661.612305</text:p>
          </table:table-cell>
          <table:table-cell table:number-columns-repeated="13"/>
        </table:table-row>
        <table:table-row table:style-name="ro1">
          <table:table-cell office:value-type="float" office:value="1607.307739" calcext:value-type="float">
            <text:p>1607.307739</text:p>
          </table:table-cell>
          <table:table-cell office:value-type="float" office:value="1665.439209" calcext:value-type="float">
            <text:p>1665.439209</text:p>
          </table:table-cell>
          <table:table-cell office:value-type="float" office:value="1600.532104" calcext:value-type="float">
            <text:p>1600.532104</text:p>
          </table:table-cell>
          <table:table-cell office:value-type="float" office:value="1665.656738" calcext:value-type="float">
            <text:p>1665.656738</text:p>
          </table:table-cell>
          <table:table-cell table:number-columns-repeated="13"/>
        </table:table-row>
        <table:table-row table:style-name="ro1">
          <table:table-cell office:value-type="float" office:value="1600.86145" calcext:value-type="float">
            <text:p>1600.86145</text:p>
          </table:table-cell>
          <table:table-cell office:value-type="float" office:value="1654.753418" calcext:value-type="float">
            <text:p>1654.753418</text:p>
          </table:table-cell>
          <table:table-cell office:value-type="float" office:value="1600.814575" calcext:value-type="float">
            <text:p>1600.814575</text:p>
          </table:table-cell>
          <table:table-cell office:value-type="float" office:value="1662.393799" calcext:value-type="float">
            <text:p>1662.393799</text:p>
          </table:table-cell>
          <table:table-cell table:number-columns-repeated="13"/>
        </table:table-row>
        <table:table-row table:style-name="ro1">
          <table:table-cell office:value-type="float" office:value="1600.388916" calcext:value-type="float">
            <text:p>1600.388916</text:p>
          </table:table-cell>
          <table:table-cell office:value-type="float" office:value="1652.886353" calcext:value-type="float">
            <text:p>1652.886353</text:p>
          </table:table-cell>
          <table:table-cell office:value-type="float" office:value="1600.958862" calcext:value-type="float">
            <text:p>1600.958862</text:p>
          </table:table-cell>
          <table:table-cell office:value-type="float" office:value="1647.165894" calcext:value-type="float">
            <text:p>1647.165894</text:p>
          </table:table-cell>
          <table:table-cell table:number-columns-repeated="13"/>
        </table:table-row>
        <table:table-row table:style-name="ro1">
          <table:table-cell office:value-type="float" office:value="1597.665894" calcext:value-type="float">
            <text:p>1597.665894</text:p>
          </table:table-cell>
          <table:table-cell office:value-type="float" office:value="1645.498901" calcext:value-type="float">
            <text:p>1645.498901</text:p>
          </table:table-cell>
          <table:table-cell office:value-type="float" office:value="1592.608521" calcext:value-type="float">
            <text:p>1592.608521</text:p>
          </table:table-cell>
          <table:table-cell office:value-type="float" office:value="1643.721313" calcext:value-type="float">
            <text:p>1643.721313</text:p>
          </table:table-cell>
          <table:table-cell table:number-columns-repeated="13"/>
        </table:table-row>
        <table:table-row table:style-name="ro1">
          <table:table-cell office:value-type="float" office:value="1589.999023" calcext:value-type="float">
            <text:p>1589.999023</text:p>
          </table:table-cell>
          <table:table-cell office:value-type="float" office:value="1637.182739" calcext:value-type="float">
            <text:p>1637.182739</text:p>
          </table:table-cell>
          <table:table-cell office:value-type="float" office:value="1594.58313" calcext:value-type="float">
            <text:p>1594.58313</text:p>
          </table:table-cell>
          <table:table-cell office:value-type="float" office:value="1638.284424" calcext:value-type="float">
            <text:p>1638.284424</text:p>
          </table:table-cell>
          <table:table-cell table:number-columns-repeated="13"/>
        </table:table-row>
        <table:table-row table:style-name="ro1">
          <table:table-cell office:value-type="float" office:value="1591.211182" calcext:value-type="float">
            <text:p>1591.211182</text:p>
          </table:table-cell>
          <table:table-cell office:value-type="float" office:value="1635.402222" calcext:value-type="float">
            <text:p>1635.402222</text:p>
          </table:table-cell>
          <table:table-cell office:value-type="float" office:value="1590.263428" calcext:value-type="float">
            <text:p>1590.263428</text:p>
          </table:table-cell>
          <table:table-cell office:value-type="float" office:value="1628.706543" calcext:value-type="float">
            <text:p>1628.706543</text:p>
          </table:table-cell>
          <table:table-cell table:number-columns-repeated="13"/>
        </table:table-row>
        <table:table-row table:style-name="ro1">
          <table:table-cell office:value-type="float" office:value="1587.634277" calcext:value-type="float">
            <text:p>1587.634277</text:p>
          </table:table-cell>
          <table:table-cell office:value-type="float" office:value="1627.479004" calcext:value-type="float">
            <text:p>1627.479004</text:p>
          </table:table-cell>
          <table:table-cell office:value-type="float" office:value="1585.816528" calcext:value-type="float">
            <text:p>1585.816528</text:p>
          </table:table-cell>
          <table:table-cell office:value-type="float" office:value="1628.376709" calcext:value-type="float">
            <text:p>1628.376709</text:p>
          </table:table-cell>
          <table:table-cell table:number-columns-repeated="13"/>
        </table:table-row>
        <table:table-row table:style-name="ro1">
          <table:table-cell office:value-type="float" office:value="1585.141846" calcext:value-type="float">
            <text:p>1585.141846</text:p>
          </table:table-cell>
          <table:table-cell office:value-type="float" office:value="1626.141479" calcext:value-type="float">
            <text:p>1626.141479</text:p>
          </table:table-cell>
          <table:table-cell office:value-type="float" office:value="1582.895996" calcext:value-type="float">
            <text:p>1582.895996</text:p>
          </table:table-cell>
          <table:table-cell office:value-type="float" office:value="1622.496582" calcext:value-type="float">
            <text:p>1622.496582</text:p>
          </table:table-cell>
          <table:table-cell table:number-columns-repeated="13"/>
        </table:table-row>
        <table:table-row table:style-name="ro1">
          <table:table-cell office:value-type="float" office:value="1585.681763" calcext:value-type="float">
            <text:p>1585.681763</text:p>
          </table:table-cell>
          <table:table-cell office:value-type="float" office:value="1619.83606" calcext:value-type="float">
            <text:p>1619.83606</text:p>
          </table:table-cell>
          <table:table-cell office:value-type="float" office:value="1584.139038" calcext:value-type="float">
            <text:p>1584.139038</text:p>
          </table:table-cell>
          <table:table-cell office:value-type="float" office:value="1618.294067" calcext:value-type="float">
            <text:p>1618.294067</text:p>
          </table:table-cell>
          <table:table-cell table:number-columns-repeated="13"/>
        </table:table-row>
        <table:table-row table:style-name="ro1">
          <table:table-cell office:value-type="float" office:value="1583.682617" calcext:value-type="float">
            <text:p>1583.682617</text:p>
          </table:table-cell>
          <table:table-cell office:value-type="float" office:value="1613.752686" calcext:value-type="float">
            <text:p>1613.752686</text:p>
          </table:table-cell>
          <table:table-cell office:value-type="float" office:value="1582.514038" calcext:value-type="float">
            <text:p>1582.514038</text:p>
          </table:table-cell>
          <table:table-cell office:value-type="float" office:value="1611.213989" calcext:value-type="float">
            <text:p>1611.213989</text:p>
          </table:table-cell>
          <table:table-cell table:number-columns-repeated="13"/>
        </table:table-row>
        <table:table-row table:style-name="ro1">
          <table:table-cell office:value-type="float" office:value="1578.555176" calcext:value-type="float">
            <text:p>1578.555176</text:p>
          </table:table-cell>
          <table:table-cell office:value-type="float" office:value="1612.162109" calcext:value-type="float">
            <text:p>1612.162109</text:p>
          </table:table-cell>
          <table:table-cell office:value-type="float" office:value="1574.75061" calcext:value-type="float">
            <text:p>1574.75061</text:p>
          </table:table-cell>
          <table:table-cell office:value-type="float" office:value="1610.859009" calcext:value-type="float">
            <text:p>1610.859009</text:p>
          </table:table-cell>
          <table:table-cell table:number-columns-repeated="13"/>
        </table:table-row>
        <table:table-row table:style-name="ro1">
          <table:table-cell office:value-type="float" office:value="1576.678711" calcext:value-type="float">
            <text:p>1576.678711</text:p>
          </table:table-cell>
          <table:table-cell office:value-type="float" office:value="1609.510132" calcext:value-type="float">
            <text:p>1609.510132</text:p>
          </table:table-cell>
          <table:table-cell office:value-type="float" office:value="1579.170044" calcext:value-type="float">
            <text:p>1579.170044</text:p>
          </table:table-cell>
          <table:table-cell office:value-type="float" office:value="1602.555054" calcext:value-type="float">
            <text:p>1602.555054</text:p>
          </table:table-cell>
          <table:table-cell table:number-columns-repeated="13"/>
        </table:table-row>
        <table:table-row table:style-name="ro1">
          <table:table-cell office:value-type="float" office:value="1578.531738" calcext:value-type="float">
            <text:p>1578.531738</text:p>
          </table:table-cell>
          <table:table-cell office:value-type="float" office:value="1606.432373" calcext:value-type="float">
            <text:p>1606.432373</text:p>
          </table:table-cell>
          <table:table-cell office:value-type="float" office:value="1570.212769" calcext:value-type="float">
            <text:p>1570.212769</text:p>
          </table:table-cell>
          <table:table-cell office:value-type="float" office:value="1607.546021" calcext:value-type="float">
            <text:p>1607.546021</text:p>
          </table:table-cell>
          <table:table-cell table:number-columns-repeated="13"/>
        </table:table-row>
        <table:table-row table:style-name="ro1">
          <table:table-cell office:value-type="float" office:value="1579.513306" calcext:value-type="float">
            <text:p>1579.513306</text:p>
          </table:table-cell>
          <table:table-cell office:value-type="float" office:value="1600.799072" calcext:value-type="float">
            <text:p>1600.799072</text:p>
          </table:table-cell>
          <table:table-cell office:value-type="float" office:value="1573.004395" calcext:value-type="float">
            <text:p>1573.004395</text:p>
          </table:table-cell>
          <table:table-cell office:value-type="float" office:value="1600.68103" calcext:value-type="float">
            <text:p>1600.68103</text:p>
          </table:table-cell>
          <table:table-cell table:number-columns-repeated="13"/>
        </table:table-row>
        <table:table-row table:style-name="ro1">
          <table:table-cell office:value-type="float" office:value="1574.328613" calcext:value-type="float">
            <text:p>1574.328613</text:p>
          </table:table-cell>
          <table:table-cell office:value-type="float" office:value="1602.312988" calcext:value-type="float">
            <text:p>1602.312988</text:p>
          </table:table-cell>
          <table:table-cell office:value-type="float" office:value="1572.318115" calcext:value-type="float">
            <text:p>1572.318115</text:p>
          </table:table-cell>
          <table:table-cell office:value-type="float" office:value="1599.912598" calcext:value-type="float">
            <text:p>1599.912598</text:p>
          </table:table-cell>
          <table:table-cell table:number-columns-repeated="13"/>
        </table:table-row>
        <table:table-row table:style-name="ro1">
          <table:table-cell office:value-type="float" office:value="1577.086548" calcext:value-type="float">
            <text:p>1577.086548</text:p>
          </table:table-cell>
          <table:table-cell office:value-type="float" office:value="1596.034058" calcext:value-type="float">
            <text:p>1596.034058</text:p>
          </table:table-cell>
          <table:table-cell office:value-type="float" office:value="1573.782227" calcext:value-type="float">
            <text:p>1573.782227</text:p>
          </table:table-cell>
          <table:table-cell office:value-type="float" office:value="1594.016479" calcext:value-type="float">
            <text:p>1594.016479</text:p>
          </table:table-cell>
          <table:table-cell table:number-columns-repeated="13"/>
        </table:table-row>
        <table:table-row table:style-name="ro1">
          <table:table-cell office:value-type="float" office:value="1572.712891" calcext:value-type="float">
            <text:p>1572.712891</text:p>
          </table:table-cell>
          <table:table-cell office:value-type="float" office:value="1596.419678" calcext:value-type="float">
            <text:p>1596.419678</text:p>
          </table:table-cell>
          <table:table-cell office:value-type="float" office:value="1567.199707" calcext:value-type="float">
            <text:p>1567.199707</text:p>
          </table:table-cell>
          <table:table-cell office:value-type="float" office:value="1593.076172" calcext:value-type="float">
            <text:p>1593.076172</text:p>
          </table:table-cell>
          <table:table-cell table:number-columns-repeated="13"/>
        </table:table-row>
        <table:table-row table:style-name="ro1">
          <table:table-cell office:value-type="float" office:value="1572.974487" calcext:value-type="float">
            <text:p>1572.974487</text:p>
          </table:table-cell>
          <table:table-cell office:value-type="float" office:value="1593.954224" calcext:value-type="float">
            <text:p>1593.954224</text:p>
          </table:table-cell>
          <table:table-cell office:value-type="float" office:value="1568.764282" calcext:value-type="float">
            <text:p>1568.764282</text:p>
          </table:table-cell>
          <table:table-cell office:value-type="float" office:value="1589.951416" calcext:value-type="float">
            <text:p>1589.951416</text:p>
          </table:table-cell>
          <table:table-cell table:number-columns-repeated="13"/>
        </table:table-row>
        <table:table-row table:style-name="ro1">
          <table:table-cell office:value-type="float" office:value="1571.992676" calcext:value-type="float">
            <text:p>1571.992676</text:p>
          </table:table-cell>
          <table:table-cell office:value-type="float" office:value="1595.269165" calcext:value-type="float">
            <text:p>1595.269165</text:p>
          </table:table-cell>
          <table:table-cell office:value-type="float" office:value="1569.212769" calcext:value-type="float">
            <text:p>1569.212769</text:p>
          </table:table-cell>
          <table:table-cell office:value-type="float" office:value="1584.766968" calcext:value-type="float">
            <text:p>1584.766968</text:p>
          </table:table-cell>
          <table:table-cell table:number-columns-repeated="13"/>
        </table:table-row>
        <table:table-row table:style-name="ro1">
          <table:table-cell office:value-type="float" office:value="1573.459717" calcext:value-type="float">
            <text:p>1573.459717</text:p>
          </table:table-cell>
          <table:table-cell office:value-type="float" office:value="1587.315796" calcext:value-type="float">
            <text:p>1587.315796</text:p>
          </table:table-cell>
          <table:table-cell office:value-type="float" office:value="1562.255615" calcext:value-type="float">
            <text:p>1562.255615</text:p>
          </table:table-cell>
          <table:table-cell office:value-type="float" office:value="1587.878052" calcext:value-type="float">
            <text:p>1587.878052</text:p>
          </table:table-cell>
          <table:table-cell table:number-columns-repeated="13"/>
        </table:table-row>
        <table:table-row table:style-name="ro1">
          <table:table-cell office:value-type="float" office:value="1574.65686" calcext:value-type="float">
            <text:p>1574.65686</text:p>
          </table:table-cell>
          <table:table-cell office:value-type="float" office:value="1587.773804" calcext:value-type="float">
            <text:p>1587.773804</text:p>
          </table:table-cell>
          <table:table-cell office:value-type="float" office:value="1568.301514" calcext:value-type="float">
            <text:p>1568.301514</text:p>
          </table:table-cell>
          <table:table-cell office:value-type="float" office:value="1582.447998" calcext:value-type="float">
            <text:p>1582.447998</text:p>
          </table:table-cell>
          <table:table-cell table:number-columns-repeated="13"/>
        </table:table-row>
        <table:table-row table:style-name="ro1">
          <table:table-cell office:value-type="float" office:value="1571.885254" calcext:value-type="float">
            <text:p>1571.885254</text:p>
          </table:table-cell>
          <table:table-cell office:value-type="float" office:value="1583.256348" calcext:value-type="float">
            <text:p>1583.256348</text:p>
          </table:table-cell>
          <table:table-cell office:value-type="float" office:value="1565.732422" calcext:value-type="float">
            <text:p>1565.732422</text:p>
          </table:table-cell>
          <table:table-cell office:value-type="float" office:value="1580.23877" calcext:value-type="float">
            <text:p>1580.23877</text:p>
          </table:table-cell>
          <table:table-cell table:number-columns-repeated="13"/>
        </table:table-row>
        <table:table-row table:style-name="ro1">
          <table:table-cell office:value-type="float" office:value="1568.778809" calcext:value-type="float">
            <text:p>1568.778809</text:p>
          </table:table-cell>
          <table:table-cell office:value-type="float" office:value="1585.182861" calcext:value-type="float">
            <text:p>1585.182861</text:p>
          </table:table-cell>
          <table:table-cell office:value-type="float" office:value="1565.264771" calcext:value-type="float">
            <text:p>1565.264771</text:p>
          </table:table-cell>
          <table:table-cell office:value-type="float" office:value="1579.383545" calcext:value-type="float">
            <text:p>1579.383545</text:p>
          </table:table-cell>
          <table:table-cell table:number-columns-repeated="13"/>
        </table:table-row>
        <table:table-row table:style-name="ro1">
          <table:table-cell office:value-type="float" office:value="1558.548584" calcext:value-type="float">
            <text:p>1558.548584</text:p>
          </table:table-cell>
          <table:table-cell office:value-type="float" office:value="1576.191162" calcext:value-type="float">
            <text:p>1576.191162</text:p>
          </table:table-cell>
          <table:table-cell office:value-type="float" office:value="1565.719116" calcext:value-type="float">
            <text:p>1565.719116</text:p>
          </table:table-cell>
          <table:table-cell office:value-type="float" office:value="1588.719482" calcext:value-type="float">
            <text:p>1588.719482</text:p>
          </table:table-cell>
          <table:table-cell table:number-columns-repeated="13"/>
        </table:table-row>
        <table:table-row table:style-name="ro1">
          <table:table-cell office:value-type="float" office:value="1584.43042" calcext:value-type="float">
            <text:p>1584.43042</text:p>
          </table:table-cell>
          <table:table-cell office:value-type="float" office:value="1624.3479" calcext:value-type="float">
            <text:p>1624.3479</text:p>
          </table:table-cell>
          <table:table-cell office:value-type="float" office:value="1534.4552" calcext:value-type="float">
            <text:p>1534.4552</text:p>
          </table:table-cell>
          <table:table-cell office:value-type="float" office:value="1543.253174" calcext:value-type="float">
            <text:p>1543.253174</text:p>
          </table:table-cell>
          <table:table-cell table:number-columns-repeated="13"/>
        </table:table-row>
        <table:table-row table:style-name="ro1">
          <table:table-cell office:value-type="float" office:value="1607.539795" calcext:value-type="float">
            <text:p>1607.539795</text:p>
          </table:table-cell>
          <table:table-cell office:value-type="float" office:value="1637.922607" calcext:value-type="float">
            <text:p>1637.922607</text:p>
          </table:table-cell>
          <table:table-cell office:value-type="float" office:value="1525.951782" calcext:value-type="float">
            <text:p>1525.951782</text:p>
          </table:table-cell>
          <table:table-cell office:value-type="float" office:value="1529.47876" calcext:value-type="float">
            <text:p>1529.47876</text:p>
          </table:table-cell>
          <table:table-cell table:number-columns-repeated="13"/>
        </table:table-row>
        <table:table-row table:style-name="ro1">
          <table:table-cell office:value-type="float" office:value="1629.672119" calcext:value-type="float">
            <text:p>1629.672119</text:p>
          </table:table-cell>
          <table:table-cell office:value-type="float" office:value="1628.162109" calcext:value-type="float">
            <text:p>1628.162109</text:p>
          </table:table-cell>
          <table:table-cell office:value-type="float" office:value="1543.118042" calcext:value-type="float">
            <text:p>1543.118042</text:p>
          </table:table-cell>
          <table:table-cell office:value-type="float" office:value="1535.33606" calcext:value-type="float">
            <text:p>1535.33606</text:p>
          </table:table-cell>
          <table:table-cell table:number-columns-repeated="13"/>
        </table:table-row>
        <table:table-row table:style-name="ro1">
          <table:table-cell office:value-type="float" office:value="1626.443359" calcext:value-type="float">
            <text:p>1626.443359</text:p>
          </table:table-cell>
          <table:table-cell office:value-type="float" office:value="1647.842896" calcext:value-type="float">
            <text:p>1647.842896</text:p>
          </table:table-cell>
          <table:table-cell office:value-type="float" office:value="1560.755737" calcext:value-type="float">
            <text:p>1560.755737</text:p>
          </table:table-cell>
          <table:table-cell office:value-type="float" office:value="1559.341797" calcext:value-type="float">
            <text:p>1559.341797</text:p>
          </table:table-cell>
          <table:table-cell table:number-columns-repeated="13"/>
        </table:table-row>
        <table:table-row table:style-name="ro1">
          <table:table-cell office:value-type="float" office:value="1618.532715" calcext:value-type="float">
            <text:p>1618.532715</text:p>
          </table:table-cell>
          <table:table-cell office:value-type="float" office:value="1676.158447" calcext:value-type="float">
            <text:p>1676.158447</text:p>
          </table:table-cell>
          <table:table-cell office:value-type="float" office:value="1571.355591" calcext:value-type="float">
            <text:p>1571.355591</text:p>
          </table:table-cell>
          <table:table-cell office:value-type="float" office:value="1583.231445" calcext:value-type="float">
            <text:p>1583.231445</text:p>
          </table:table-cell>
          <table:table-cell table:number-columns-repeated="13"/>
        </table:table-row>
        <table:table-row table:style-name="ro1">
          <table:table-cell office:value-type="float" office:value="1626.23645" calcext:value-type="float">
            <text:p>1626.23645</text:p>
          </table:table-cell>
          <table:table-cell office:value-type="float" office:value="1686.255493" calcext:value-type="float">
            <text:p>1686.255493</text:p>
          </table:table-cell>
          <table:table-cell office:value-type="float" office:value="1587.834473" calcext:value-type="float">
            <text:p>1587.834473</text:p>
          </table:table-cell>
          <table:table-cell office:value-type="float" office:value="1597.720825" calcext:value-type="float">
            <text:p>1597.720825</text:p>
          </table:table-cell>
          <table:table-cell table:number-columns-repeated="13"/>
        </table:table-row>
        <table:table-row table:style-name="ro1">
          <table:table-cell office:value-type="float" office:value="1640.211426" calcext:value-type="float">
            <text:p>1640.211426</text:p>
          </table:table-cell>
          <table:table-cell office:value-type="float" office:value="1686.475342" calcext:value-type="float">
            <text:p>1686.475342</text:p>
          </table:table-cell>
          <table:table-cell office:value-type="float" office:value="1593.317993" calcext:value-type="float">
            <text:p>1593.317993</text:p>
          </table:table-cell>
          <table:table-cell office:value-type="float" office:value="1612.233643" calcext:value-type="float">
            <text:p>1612.233643</text:p>
          </table:table-cell>
          <table:table-cell table:number-columns-repeated="13"/>
        </table:table-row>
        <table:table-row table:style-name="ro1">
          <table:table-cell office:value-type="float" office:value="1646.521118" calcext:value-type="float">
            <text:p>1646.521118</text:p>
          </table:table-cell>
          <table:table-cell office:value-type="float" office:value="1678.597412" calcext:value-type="float">
            <text:p>1678.597412</text:p>
          </table:table-cell>
          <table:table-cell office:value-type="float" office:value="1609.545532" calcext:value-type="float">
            <text:p>1609.545532</text:p>
          </table:table-cell>
          <table:table-cell office:value-type="float" office:value="1617.984009" calcext:value-type="float">
            <text:p>1617.984009</text:p>
          </table:table-cell>
          <table:table-cell table:number-columns-repeated="13"/>
        </table:table-row>
        <table:table-row table:style-name="ro1">
          <table:table-cell office:value-type="float" office:value="1639.132812" calcext:value-type="float">
            <text:p>1639.132812</text:p>
          </table:table-cell>
          <table:table-cell office:value-type="float" office:value="1712.732056" calcext:value-type="float">
            <text:p>1712.732056</text:p>
          </table:table-cell>
          <table:table-cell office:value-type="float" office:value="1604.873901" calcext:value-type="float">
            <text:p>1604.873901</text:p>
          </table:table-cell>
          <table:table-cell office:value-type="float" office:value="1632.818481" calcext:value-type="float">
            <text:p>1632.818481</text:p>
          </table:table-cell>
          <table:table-cell table:number-columns-repeated="13"/>
        </table:table-row>
        <table:table-row table:style-name="ro1">
          <table:table-cell office:value-type="float" office:value="1650.091553" calcext:value-type="float">
            <text:p>1650.091553</text:p>
          </table:table-cell>
          <table:table-cell office:value-type="float" office:value="1698.293091" calcext:value-type="float">
            <text:p>1698.293091</text:p>
          </table:table-cell>
          <table:table-cell office:value-type="float" office:value="1605.17041" calcext:value-type="float">
            <text:p>1605.17041</text:p>
          </table:table-cell>
          <table:table-cell office:value-type="float" office:value="1621.951416" calcext:value-type="float">
            <text:p>1621.951416</text:p>
          </table:table-cell>
          <table:table-cell table:number-columns-repeated="13"/>
        </table:table-row>
        <table:table-row table:style-name="ro1">
          <table:table-cell office:value-type="float" office:value="1612.221558" calcext:value-type="float">
            <text:p>1612.221558</text:p>
          </table:table-cell>
          <table:table-cell office:value-type="float" office:value="1675.355103" calcext:value-type="float">
            <text:p>1675.355103</text:p>
          </table:table-cell>
          <table:table-cell office:value-type="float" office:value="1621.976196" calcext:value-type="float">
            <text:p>1621.976196</text:p>
          </table:table-cell>
          <table:table-cell office:value-type="float" office:value="1676.085083" calcext:value-type="float">
            <text:p>1676.085083</text:p>
          </table:table-cell>
          <table:table-cell table:number-columns-repeated="13"/>
        </table:table-row>
        <table:table-row table:style-name="ro1">
          <table:table-cell office:value-type="float" office:value="1610.199951" calcext:value-type="float">
            <text:p>1610.199951</text:p>
          </table:table-cell>
          <table:table-cell office:value-type="float" office:value="1670.71228" calcext:value-type="float">
            <text:p>1670.71228</text:p>
          </table:table-cell>
          <table:table-cell office:value-type="float" office:value="1620.13916" calcext:value-type="float">
            <text:p>1620.13916</text:p>
          </table:table-cell>
          <table:table-cell office:value-type="float" office:value="1673.526489" calcext:value-type="float">
            <text:p>1673.526489</text:p>
          </table:table-cell>
          <table:table-cell table:number-columns-repeated="13"/>
        </table:table-row>
        <table:table-row table:style-name="ro1">
          <table:table-cell office:value-type="float" office:value="1619.121582" calcext:value-type="float">
            <text:p>1619.121582</text:p>
          </table:table-cell>
          <table:table-cell office:value-type="float" office:value="1667.041016" calcext:value-type="float">
            <text:p>1667.041016</text:p>
          </table:table-cell>
          <table:table-cell office:value-type="float" office:value="1620.87561" calcext:value-type="float">
            <text:p>1620.87561</text:p>
          </table:table-cell>
          <table:table-cell office:value-type="float" office:value="1674.202637" calcext:value-type="float">
            <text:p>1674.202637</text:p>
          </table:table-cell>
          <table:table-cell table:number-columns-repeated="13"/>
        </table:table-row>
        <table:table-row table:style-name="ro1">
          <table:table-cell office:value-type="float" office:value="1625.882324" calcext:value-type="float">
            <text:p>1625.882324</text:p>
          </table:table-cell>
          <table:table-cell office:value-type="float" office:value="1643.802979" calcext:value-type="float">
            <text:p>1643.802979</text:p>
          </table:table-cell>
          <table:table-cell office:value-type="float" office:value="1627.351929" calcext:value-type="float">
            <text:p>1627.351929</text:p>
          </table:table-cell>
          <table:table-cell office:value-type="float" office:value="1646.23645" calcext:value-type="float">
            <text:p>1646.23645</text:p>
          </table:table-cell>
          <table:table-cell table:number-columns-repeated="13"/>
        </table:table-row>
        <table:table-row table:style-name="ro1">
          <table:table-cell office:value-type="float" office:value="1605.318848" calcext:value-type="float">
            <text:p>1605.318848</text:p>
          </table:table-cell>
          <table:table-cell office:value-type="float" office:value="1656.826172" calcext:value-type="float">
            <text:p>1656.826172</text:p>
          </table:table-cell>
          <table:table-cell office:value-type="float" office:value="1603.006348" calcext:value-type="float">
            <text:p>1603.006348</text:p>
          </table:table-cell>
          <table:table-cell office:value-type="float" office:value="1655.068481" calcext:value-type="float">
            <text:p>1655.068481</text:p>
          </table:table-cell>
          <table:table-cell table:number-columns-repeated="13"/>
        </table:table-row>
        <table:table-row table:style-name="ro1">
          <table:table-cell office:value-type="float" office:value="1581.246216" calcext:value-type="float">
            <text:p>1581.246216</text:p>
          </table:table-cell>
          <table:table-cell office:value-type="float" office:value="1655.397217" calcext:value-type="float">
            <text:p>1655.397217</text:p>
          </table:table-cell>
          <table:table-cell office:value-type="float" office:value="1579.905884" calcext:value-type="float">
            <text:p>1579.905884</text:p>
          </table:table-cell>
          <table:table-cell office:value-type="float" office:value="1645.987671" calcext:value-type="float">
            <text:p>1645.987671</text:p>
          </table:table-cell>
          <table:table-cell table:number-columns-repeated="13"/>
        </table:table-row>
        <table:table-row table:style-name="ro1">
          <table:table-cell office:value-type="float" office:value="1588.684082" calcext:value-type="float">
            <text:p>1588.684082</text:p>
          </table:table-cell>
          <table:table-cell office:value-type="float" office:value="1630.139893" calcext:value-type="float">
            <text:p>1630.139893</text:p>
          </table:table-cell>
          <table:table-cell office:value-type="float" office:value="1578.109619" calcext:value-type="float">
            <text:p>1578.109619</text:p>
          </table:table-cell>
          <table:table-cell office:value-type="float" office:value="1623.40686" calcext:value-type="float">
            <text:p>1623.40686</text:p>
          </table:table-cell>
          <table:table-cell table:number-columns-repeated="13"/>
        </table:table-row>
        <table:table-row table:style-name="ro1">
          <table:table-cell office:value-type="float" office:value="1584.31604" calcext:value-type="float">
            <text:p>1584.31604</text:p>
          </table:table-cell>
          <table:table-cell office:value-type="float" office:value="1622.618164" calcext:value-type="float">
            <text:p>1622.618164</text:p>
          </table:table-cell>
          <table:table-cell office:value-type="float" office:value="1568.847656" calcext:value-type="float">
            <text:p>1568.847656</text:p>
          </table:table-cell>
          <table:table-cell office:value-type="float" office:value="1625.644165" calcext:value-type="float">
            <text:p>1625.644165</text:p>
          </table:table-cell>
          <table:table-cell table:number-columns-repeated="13"/>
        </table:table-row>
        <table:table-row table:style-name="ro1">
          <table:table-cell office:value-type="float" office:value="1585.105347" calcext:value-type="float">
            <text:p>1585.105347</text:p>
          </table:table-cell>
          <table:table-cell office:value-type="float" office:value="1608.964355" calcext:value-type="float">
            <text:p>1608.964355</text:p>
          </table:table-cell>
          <table:table-cell office:value-type="float" office:value="1573.343018" calcext:value-type="float">
            <text:p>1573.343018</text:p>
          </table:table-cell>
          <table:table-cell office:value-type="float" office:value="1619.452881" calcext:value-type="float">
            <text:p>1619.452881</text:p>
          </table:table-cell>
          <table:table-cell table:number-columns-repeated="13"/>
        </table:table-row>
        <table:table-row table:style-name="ro1">
          <table:table-cell office:value-type="float" office:value="1575.090942" calcext:value-type="float">
            <text:p>1575.090942</text:p>
          </table:table-cell>
          <table:table-cell office:value-type="float" office:value="1614.364136" calcext:value-type="float">
            <text:p>1614.364136</text:p>
          </table:table-cell>
          <table:table-cell office:value-type="float" office:value="1583.374268" calcext:value-type="float">
            <text:p>1583.374268</text:p>
          </table:table-cell>
          <table:table-cell office:value-type="float" office:value="1601.085938" calcext:value-type="float">
            <text:p>1601.085938</text:p>
          </table:table-cell>
          <table:table-cell table:number-columns-repeated="13"/>
        </table:table-row>
        <table:table-row table:style-name="ro1">
          <table:table-cell office:value-type="float" office:value="1583.927979" calcext:value-type="float">
            <text:p>1583.927979</text:p>
          </table:table-cell>
          <table:table-cell office:value-type="float" office:value="1605.799072" calcext:value-type="float">
            <text:p>1605.799072</text:p>
          </table:table-cell>
          <table:table-cell office:value-type="float" office:value="1576.059814" calcext:value-type="float">
            <text:p>1576.059814</text:p>
          </table:table-cell>
          <table:table-cell office:value-type="float" office:value="1603.50293" calcext:value-type="float">
            <text:p>1603.50293</text:p>
          </table:table-cell>
          <table:table-cell table:number-columns-repeated="13"/>
        </table:table-row>
        <table:table-row table:style-name="ro1">
          <table:table-cell office:value-type="float" office:value="1577.999634" calcext:value-type="float">
            <text:p>1577.999634</text:p>
          </table:table-cell>
          <table:table-cell office:value-type="float" office:value="1606.911255" calcext:value-type="float">
            <text:p>1606.911255</text:p>
          </table:table-cell>
          <table:table-cell office:value-type="float" office:value="1577.111816" calcext:value-type="float">
            <text:p>1577.111816</text:p>
          </table:table-cell>
          <table:table-cell office:value-type="float" office:value="1604.760376" calcext:value-type="float">
            <text:p>1604.760376</text:p>
          </table:table-cell>
          <table:table-cell table:number-columns-repeated="13"/>
        </table:table-row>
        <table:table-row table:style-name="ro1">
          <table:table-cell office:value-type="float" office:value="1580.217041" calcext:value-type="float">
            <text:p>1580.217041</text:p>
          </table:table-cell>
          <table:table-cell office:value-type="float" office:value="1600.77417" calcext:value-type="float">
            <text:p>1600.77417</text:p>
          </table:table-cell>
          <table:table-cell office:value-type="float" office:value="1573.56189" calcext:value-type="float">
            <text:p>1573.56189</text:p>
          </table:table-cell>
          <table:table-cell office:value-type="float" office:value="1599.812378" calcext:value-type="float">
            <text:p>1599.812378</text:p>
          </table:table-cell>
          <table:table-cell table:number-columns-repeated="13"/>
        </table:table-row>
        <table:table-row table:style-name="ro1">
          <table:table-cell office:value-type="float" office:value="1578.412109" calcext:value-type="float">
            <text:p>1578.412109</text:p>
          </table:table-cell>
          <table:table-cell office:value-type="float" office:value="1601.760498" calcext:value-type="float">
            <text:p>1601.760498</text:p>
          </table:table-cell>
          <table:table-cell office:value-type="float" office:value="1569.1073" calcext:value-type="float">
            <text:p>1569.1073</text:p>
          </table:table-cell>
          <table:table-cell office:value-type="float" office:value="1604.210938" calcext:value-type="float">
            <text:p>1604.210938</text:p>
          </table:table-cell>
          <table:table-cell table:number-columns-repeated="13"/>
        </table:table-row>
        <table:table-row table:style-name="ro1">
          <table:table-cell office:value-type="float" office:value="1576.744263" calcext:value-type="float">
            <text:p>1576.744263</text:p>
          </table:table-cell>
          <table:table-cell office:value-type="float" office:value="1597.977173" calcext:value-type="float">
            <text:p>1597.977173</text:p>
          </table:table-cell>
          <table:table-cell office:value-type="float" office:value="1576.241455" calcext:value-type="float">
            <text:p>1576.241455</text:p>
          </table:table-cell>
          <table:table-cell office:value-type="float" office:value="1592.316406" calcext:value-type="float">
            <text:p>1592.316406</text:p>
          </table:table-cell>
          <table:table-cell table:number-columns-repeated="13"/>
        </table:table-row>
        <table:table-row table:style-name="ro1">
          <table:table-cell office:value-type="float" office:value="1576.664795" calcext:value-type="float">
            <text:p>1576.664795</text:p>
          </table:table-cell>
          <table:table-cell office:value-type="float" office:value="1597.106567" calcext:value-type="float">
            <text:p>1597.106567</text:p>
          </table:table-cell>
          <table:table-cell office:value-type="float" office:value="1567.425293" calcext:value-type="float">
            <text:p>1567.425293</text:p>
          </table:table-cell>
          <table:table-cell office:value-type="float" office:value="1595.961304" calcext:value-type="float">
            <text:p>1595.961304</text:p>
          </table:table-cell>
          <table:table-cell table:number-columns-repeated="13"/>
        </table:table-row>
        <table:table-row table:style-name="ro1">
          <table:table-cell office:value-type="float" office:value="1575.118652" calcext:value-type="float">
            <text:p>1575.118652</text:p>
          </table:table-cell>
          <table:table-cell office:value-type="float" office:value="1595.684814" calcext:value-type="float">
            <text:p>1595.684814</text:p>
          </table:table-cell>
          <table:table-cell office:value-type="float" office:value="1571.864746" calcext:value-type="float">
            <text:p>1571.864746</text:p>
          </table:table-cell>
          <table:table-cell office:value-type="float" office:value="1590.896484" calcext:value-type="float">
            <text:p>1590.896484</text:p>
          </table:table-cell>
          <table:table-cell table:number-columns-repeated="13"/>
        </table:table-row>
        <table:table-row table:style-name="ro1">
          <table:table-cell office:value-type="float" office:value="1573.210327" calcext:value-type="float">
            <text:p>1573.210327</text:p>
          </table:table-cell>
          <table:table-cell office:value-type="float" office:value="1597.624878" calcext:value-type="float">
            <text:p>1597.624878</text:p>
          </table:table-cell>
          <table:table-cell office:value-type="float" office:value="1570.813843" calcext:value-type="float">
            <text:p>1570.813843</text:p>
          </table:table-cell>
          <table:table-cell office:value-type="float" office:value="1590.418213" calcext:value-type="float">
            <text:p>1590.418213</text:p>
          </table:table-cell>
          <table:table-cell table:number-columns-repeated="13"/>
        </table:table-row>
        <table:table-row table:style-name="ro1">
          <table:table-cell office:value-type="float" office:value="1577.068604" calcext:value-type="float">
            <text:p>1577.068604</text:p>
          </table:table-cell>
          <table:table-cell office:value-type="float" office:value="1592.479736" calcext:value-type="float">
            <text:p>1592.479736</text:p>
          </table:table-cell>
          <table:table-cell office:value-type="float" office:value="1569.380737" calcext:value-type="float">
            <text:p>1569.380737</text:p>
          </table:table-cell>
          <table:table-cell office:value-type="float" office:value="1590.871704" calcext:value-type="float">
            <text:p>1590.871704</text:p>
          </table:table-cell>
          <table:table-cell table:number-columns-repeated="13"/>
        </table:table-row>
        <table:table-row table:style-name="ro1">
          <table:table-cell office:value-type="float" office:value="1573.276245" calcext:value-type="float">
            <text:p>1573.276245</text:p>
          </table:table-cell>
          <table:table-cell office:value-type="float" office:value="1592.637085" calcext:value-type="float">
            <text:p>1592.637085</text:p>
          </table:table-cell>
          <table:table-cell office:value-type="float" office:value="1569.896851" calcext:value-type="float">
            <text:p>1569.896851</text:p>
          </table:table-cell>
          <table:table-cell office:value-type="float" office:value="1586.041748" calcext:value-type="float">
            <text:p>1586.041748</text:p>
          </table:table-cell>
          <table:table-cell table:number-columns-repeated="13"/>
        </table:table-row>
        <table:table-row table:style-name="ro1">
          <table:table-cell office:value-type="float" office:value="1574.189209" calcext:value-type="float">
            <text:p>1574.189209</text:p>
          </table:table-cell>
          <table:table-cell office:value-type="float" office:value="1587.812256" calcext:value-type="float">
            <text:p>1587.812256</text:p>
          </table:table-cell>
          <table:table-cell office:value-type="float" office:value="1566.571167" calcext:value-type="float">
            <text:p>1566.571167</text:p>
          </table:table-cell>
          <table:table-cell office:value-type="float" office:value="1583.093994" calcext:value-type="float">
            <text:p>1583.093994</text:p>
          </table:table-cell>
          <table:table-cell table:number-columns-repeated="13"/>
        </table:table-row>
        <table:table-row table:style-name="ro1">
          <table:table-cell office:value-type="float" office:value="1572.258423" calcext:value-type="float">
            <text:p>1572.258423</text:p>
          </table:table-cell>
          <table:table-cell office:value-type="float" office:value="1588.52002" calcext:value-type="float">
            <text:p>1588.52002</text:p>
          </table:table-cell>
          <table:table-cell office:value-type="float" office:value="1566.202637" calcext:value-type="float">
            <text:p>1566.202637</text:p>
          </table:table-cell>
          <table:table-cell office:value-type="float" office:value="1588.411499" calcext:value-type="float">
            <text:p>1588.411499</text:p>
          </table:table-cell>
          <table:table-cell table:number-columns-repeated="13"/>
        </table:table-row>
        <table:table-row table:style-name="ro1">
          <table:table-cell office:value-type="float" office:value="1570.524414" calcext:value-type="float">
            <text:p>1570.524414</text:p>
          </table:table-cell>
          <table:table-cell office:value-type="float" office:value="1588.126953" calcext:value-type="float">
            <text:p>1588.126953</text:p>
          </table:table-cell>
          <table:table-cell office:value-type="float" office:value="1570.02832" calcext:value-type="float">
            <text:p>1570.02832</text:p>
          </table:table-cell>
          <table:table-cell office:value-type="float" office:value="1581.621826" calcext:value-type="float">
            <text:p>1581.621826</text:p>
          </table:table-cell>
          <table:table-cell table:number-columns-repeated="13"/>
        </table:table-row>
        <table:table-row table:style-name="ro1">
          <table:table-cell office:value-type="float" office:value="1572.70459" calcext:value-type="float">
            <text:p>1572.70459</text:p>
          </table:table-cell>
          <table:table-cell office:value-type="float" office:value="1584.733276" calcext:value-type="float">
            <text:p>1584.733276</text:p>
          </table:table-cell>
          <table:table-cell office:value-type="float" office:value="1567.252808" calcext:value-type="float">
            <text:p>1567.252808</text:p>
          </table:table-cell>
          <table:table-cell office:value-type="float" office:value="1579.598633" calcext:value-type="float">
            <text:p>1579.598633</text:p>
          </table:table-cell>
          <table:table-cell table:number-columns-repeated="13"/>
        </table:table-row>
        <table:table-row table:style-name="ro1">
          <table:table-cell office:value-type="float" office:value="1575.650635" calcext:value-type="float">
            <text:p>1575.650635</text:p>
          </table:table-cell>
          <table:table-cell office:value-type="float" office:value="1582.961792" calcext:value-type="float">
            <text:p>1582.961792</text:p>
          </table:table-cell>
          <table:table-cell office:value-type="float" office:value="1567.244507" calcext:value-type="float">
            <text:p>1567.244507</text:p>
          </table:table-cell>
          <table:table-cell office:value-type="float" office:value="1583.429443" calcext:value-type="float">
            <text:p>1583.429443</text:p>
          </table:table-cell>
          <table:table-cell table:number-columns-repeated="13"/>
        </table:table-row>
        <table:table-row table:style-name="ro1">
          <table:table-cell office:value-type="float" office:value="1569.211426" calcext:value-type="float">
            <text:p>1569.211426</text:p>
          </table:table-cell>
          <table:table-cell office:value-type="float" office:value="1590.151001" calcext:value-type="float">
            <text:p>1590.151001</text:p>
          </table:table-cell>
          <table:table-cell office:value-type="float" office:value="1562.705566" calcext:value-type="float">
            <text:p>1562.705566</text:p>
          </table:table-cell>
          <table:table-cell office:value-type="float" office:value="1579.937256" calcext:value-type="float">
            <text:p>1579.937256</text:p>
          </table:table-cell>
          <table:table-cell table:number-columns-repeated="13"/>
        </table:table-row>
        <table:table-row table:style-name="ro1">
          <table:table-cell office:value-type="float" office:value="1571.505005" calcext:value-type="float">
            <text:p>1571.505005</text:p>
          </table:table-cell>
          <table:table-cell office:value-type="float" office:value="1586.515625" calcext:value-type="float">
            <text:p>1586.515625</text:p>
          </table:table-cell>
          <table:table-cell office:value-type="float" office:value="1562.241699" calcext:value-type="float">
            <text:p>1562.241699</text:p>
          </table:table-cell>
          <table:table-cell office:value-type="float" office:value="1578.014893" calcext:value-type="float">
            <text:p>1578.014893</text:p>
          </table:table-cell>
          <table:table-cell table:number-columns-repeated="13"/>
        </table:table-row>
        <table:table-row table:style-name="ro1">
          <table:table-cell office:value-type="float" office:value="1572.084839" calcext:value-type="float">
            <text:p>1572.084839</text:p>
          </table:table-cell>
          <table:table-cell office:value-type="float" office:value="1583.841431" calcext:value-type="float">
            <text:p>1583.841431</text:p>
          </table:table-cell>
          <table:table-cell office:value-type="float" office:value="1565.317627" calcext:value-type="float">
            <text:p>1565.317627</text:p>
          </table:table-cell>
          <table:table-cell office:value-type="float" office:value="1581.363281" calcext:value-type="float">
            <text:p>1581.363281</text:p>
          </table:table-cell>
          <table:table-cell table:number-columns-repeated="13"/>
        </table:table-row>
        <table:table-row table:style-name="ro1">
          <table:table-cell office:value-type="float" office:value="1568.867432" calcext:value-type="float">
            <text:p>1568.867432</text:p>
          </table:table-cell>
          <table:table-cell office:value-type="float" office:value="1583.94519" calcext:value-type="float">
            <text:p>1583.94519</text:p>
          </table:table-cell>
          <table:table-cell office:value-type="float" office:value="1562.009155" calcext:value-type="float">
            <text:p>1562.009155</text:p>
          </table:table-cell>
          <table:table-cell office:value-type="float" office:value="1580.307861" calcext:value-type="float">
            <text:p>1580.307861</text:p>
          </table:table-cell>
          <table:table-cell table:number-columns-repeated="13"/>
        </table:table-row>
        <table:table-row table:style-name="ro1">
          <table:table-cell office:value-type="float" office:value="1571.974365" calcext:value-type="float">
            <text:p>1571.974365</text:p>
          </table:table-cell>
          <table:table-cell office:value-type="float" office:value="1577.362671" calcext:value-type="float">
            <text:p>1577.362671</text:p>
          </table:table-cell>
          <table:table-cell office:value-type="float" office:value="1565.653198" calcext:value-type="float">
            <text:p>1565.653198</text:p>
          </table:table-cell>
          <table:table-cell office:value-type="float" office:value="1577.867065" calcext:value-type="float">
            <text:p>1577.867065</text:p>
          </table:table-cell>
          <table:table-cell table:number-columns-repeated="13"/>
        </table:table-row>
        <table:table-row table:style-name="ro1">
          <table:table-cell office:value-type="float" office:value="1565.755371" calcext:value-type="float">
            <text:p>1565.755371</text:p>
          </table:table-cell>
          <table:table-cell office:value-type="float" office:value="1590.116821" calcext:value-type="float">
            <text:p>1590.116821</text:p>
          </table:table-cell>
          <table:table-cell office:value-type="float" office:value="1563.98877" calcext:value-type="float">
            <text:p>1563.98877</text:p>
          </table:table-cell>
          <table:table-cell office:value-type="float" office:value="1577.232422" calcext:value-type="float">
            <text:p>1577.232422</text:p>
          </table:table-cell>
          <table:table-cell table:number-columns-repeated="13"/>
        </table:table-row>
        <table:table-row table:style-name="ro1">
          <table:table-cell office:value-type="float" office:value="1570.884766" calcext:value-type="float">
            <text:p>1570.884766</text:p>
          </table:table-cell>
          <table:table-cell office:value-type="float" office:value="1579.501831" calcext:value-type="float">
            <text:p>1579.501831</text:p>
          </table:table-cell>
          <table:table-cell office:value-type="float" office:value="1565.450195" calcext:value-type="float">
            <text:p>1565.450195</text:p>
          </table:table-cell>
          <table:table-cell office:value-type="float" office:value="1575.852905" calcext:value-type="float">
            <text:p>1575.852905</text:p>
          </table:table-cell>
          <table:table-cell table:number-columns-repeated="13"/>
        </table:table-row>
        <table:table-row table:style-name="ro1">
          <table:table-cell office:value-type="float" office:value="1571.242554" calcext:value-type="float">
            <text:p>1571.242554</text:p>
          </table:table-cell>
          <table:table-cell office:value-type="float" office:value="1578.353638" calcext:value-type="float">
            <text:p>1578.353638</text:p>
          </table:table-cell>
          <table:table-cell office:value-type="float" office:value="1567.545898" calcext:value-type="float">
            <text:p>1567.545898</text:p>
          </table:table-cell>
          <table:table-cell office:value-type="float" office:value="1569.984009" calcext:value-type="float">
            <text:p>1569.984009</text:p>
          </table:table-cell>
          <table:table-cell table:number-columns-repeated="13"/>
        </table:table-row>
        <table:table-row table:style-name="ro1">
          <table:table-cell office:value-type="float" office:value="1562.415161" calcext:value-type="float">
            <text:p>1562.415161</text:p>
          </table:table-cell>
          <table:table-cell office:value-type="float" office:value="1569.722412" calcext:value-type="float">
            <text:p>1569.722412</text:p>
          </table:table-cell>
          <table:table-cell office:value-type="float" office:value="1564.481812" calcext:value-type="float">
            <text:p>1564.481812</text:p>
          </table:table-cell>
          <table:table-cell office:value-type="float" office:value="1581.192139" calcext:value-type="float">
            <text:p>1581.192139</text:p>
          </table:table-cell>
          <table:table-cell table:number-columns-repeated="13"/>
        </table:table-row>
        <table:table-row table:style-name="ro1">
          <table:table-cell office:value-type="float" office:value="1598.386963" calcext:value-type="float">
            <text:p>1598.386963</text:p>
          </table:table-cell>
          <table:table-cell office:value-type="float" office:value="1632.636719" calcext:value-type="float">
            <text:p>1632.636719</text:p>
          </table:table-cell>
          <table:table-cell office:value-type="float" office:value="1514.952515" calcext:value-type="float">
            <text:p>1514.952515</text:p>
          </table:table-cell>
          <table:table-cell office:value-type="float" office:value="1530.469238" calcext:value-type="float">
            <text:p>1530.469238</text:p>
          </table:table-cell>
          <table:table-cell table:number-columns-repeated="13"/>
        </table:table-row>
        <table:table-row table:style-name="ro1">
          <table:table-cell office:value-type="float" office:value="1600.522461" calcext:value-type="float">
            <text:p>1600.522461</text:p>
          </table:table-cell>
          <table:table-cell office:value-type="float" office:value="1629.421753" calcext:value-type="float">
            <text:p>1629.421753</text:p>
          </table:table-cell>
          <table:table-cell office:value-type="float" office:value="1519.247437" calcext:value-type="float">
            <text:p>1519.247437</text:p>
          </table:table-cell>
          <table:table-cell office:value-type="float" office:value="1538.155518" calcext:value-type="float">
            <text:p>1538.155518</text:p>
          </table:table-cell>
          <table:table-cell table:number-columns-repeated="13"/>
        </table:table-row>
        <table:table-row table:style-name="ro1">
          <table:table-cell office:value-type="float" office:value="1571.183838" calcext:value-type="float">
            <text:p>1571.183838</text:p>
          </table:table-cell>
          <table:table-cell office:value-type="float" office:value="1589.088623" calcext:value-type="float">
            <text:p>1589.088623</text:p>
          </table:table-cell>
          <table:table-cell office:value-type="float" office:value="1567.325562" calcext:value-type="float">
            <text:p>1567.325562</text:p>
          </table:table-cell>
          <table:table-cell office:value-type="float" office:value="1583.451904" calcext:value-type="float">
            <text:p>1583.451904</text:p>
          </table:table-cell>
          <table:table-cell table:number-columns-repeated="13"/>
        </table:table-row>
        <table:table-row table:style-name="ro1">
          <table:table-cell office:value-type="float" office:value="1576.517944" calcext:value-type="float">
            <text:p>1576.517944</text:p>
          </table:table-cell>
          <table:table-cell office:value-type="float" office:value="1594.93103" calcext:value-type="float">
            <text:p>1594.93103</text:p>
          </table:table-cell>
          <table:table-cell office:value-type="float" office:value="1586.63147" calcext:value-type="float">
            <text:p>1586.63147</text:p>
          </table:table-cell>
          <table:table-cell office:value-type="float" office:value="1606.450806" calcext:value-type="float">
            <text:p>1606.450806</text:p>
          </table:table-cell>
          <table:table-cell table:number-columns-repeated="13"/>
        </table:table-row>
        <table:table-row table:style-name="ro1">
          <table:table-cell office:value-type="float" office:value="1602.960083" calcext:value-type="float">
            <text:p>1602.960083</text:p>
          </table:table-cell>
          <table:table-cell office:value-type="float" office:value="1597.279053" calcext:value-type="float">
            <text:p>1597.279053</text:p>
          </table:table-cell>
          <table:table-cell office:value-type="float" office:value="1615.793091" calcext:value-type="float">
            <text:p>1615.793091</text:p>
          </table:table-cell>
          <table:table-cell office:value-type="float" office:value="1606.502686" calcext:value-type="float">
            <text:p>1606.502686</text:p>
          </table:table-cell>
          <table:table-cell table:number-columns-repeated="13"/>
        </table:table-row>
        <table:table-row table:style-name="ro1">
          <table:table-cell office:value-type="float" office:value="1607.731323" calcext:value-type="float">
            <text:p>1607.731323</text:p>
          </table:table-cell>
          <table:table-cell office:value-type="float" office:value="1647.175415" calcext:value-type="float">
            <text:p>1647.175415</text:p>
          </table:table-cell>
          <table:table-cell office:value-type="float" office:value="1614.919434" calcext:value-type="float">
            <text:p>1614.919434</text:p>
          </table:table-cell>
          <table:table-cell office:value-type="float" office:value="1652.875732" calcext:value-type="float">
            <text:p>1652.875732</text:p>
          </table:table-cell>
          <table:table-cell table:number-columns-repeated="13"/>
        </table:table-row>
        <table:table-row table:style-name="ro1">
          <table:table-cell office:value-type="float" office:value="1631.595581" calcext:value-type="float">
            <text:p>1631.595581</text:p>
          </table:table-cell>
          <table:table-cell office:value-type="float" office:value="1643.031616" calcext:value-type="float">
            <text:p>1643.031616</text:p>
          </table:table-cell>
          <table:table-cell office:value-type="float" office:value="1640.912964" calcext:value-type="float">
            <text:p>1640.912964</text:p>
          </table:table-cell>
          <table:table-cell office:value-type="float" office:value="1639.360107" calcext:value-type="float">
            <text:p>1639.360107</text:p>
          </table:table-cell>
          <table:table-cell table:number-columns-repeated="13"/>
        </table:table-row>
        <table:table-row table:style-name="ro1">
          <table:table-cell office:value-type="float" office:value="1633.033081" calcext:value-type="float">
            <text:p>1633.033081</text:p>
          </table:table-cell>
          <table:table-cell office:value-type="float" office:value="1672.252441" calcext:value-type="float">
            <text:p>1672.252441</text:p>
          </table:table-cell>
          <table:table-cell office:value-type="float" office:value="1630.621094" calcext:value-type="float">
            <text:p>1630.621094</text:p>
          </table:table-cell>
          <table:table-cell office:value-type="float" office:value="1674.662109" calcext:value-type="float">
            <text:p>1674.662109</text:p>
          </table:table-cell>
          <table:table-cell table:number-columns-repeated="13"/>
        </table:table-row>
        <table:table-row table:style-name="ro1">
          <table:table-cell office:value-type="float" office:value="1631.579468" calcext:value-type="float">
            <text:p>1631.579468</text:p>
          </table:table-cell>
          <table:table-cell office:value-type="float" office:value="1673.082275" calcext:value-type="float">
            <text:p>1673.082275</text:p>
          </table:table-cell>
          <table:table-cell office:value-type="float" office:value="1635.395142" calcext:value-type="float">
            <text:p>1635.395142</text:p>
          </table:table-cell>
          <table:table-cell office:value-type="float" office:value="1662.215454" calcext:value-type="float">
            <text:p>1662.215454</text:p>
          </table:table-cell>
          <table:table-cell table:number-columns-repeated="13"/>
        </table:table-row>
        <table:table-row table:style-name="ro1">
          <table:table-cell office:value-type="float" office:value="1621.174438" calcext:value-type="float">
            <text:p>1621.174438</text:p>
          </table:table-cell>
          <table:table-cell office:value-type="float" office:value="1684.099365" calcext:value-type="float">
            <text:p>1684.099365</text:p>
          </table:table-cell>
          <table:table-cell office:value-type="float" office:value="1608.784912" calcext:value-type="float">
            <text:p>1608.784912</text:p>
          </table:table-cell>
          <table:table-cell office:value-type="float" office:value="1689.415161" calcext:value-type="float">
            <text:p>1689.415161</text:p>
          </table:table-cell>
          <table:table-cell table:number-columns-repeated="13"/>
        </table:table-row>
        <table:table-row table:style-name="ro1">
          <table:table-cell office:value-type="float" office:value="1619.322632" calcext:value-type="float">
            <text:p>1619.322632</text:p>
          </table:table-cell>
          <table:table-cell office:value-type="float" office:value="1676.203369" calcext:value-type="float">
            <text:p>1676.203369</text:p>
          </table:table-cell>
          <table:table-cell office:value-type="float" office:value="1621.709961" calcext:value-type="float">
            <text:p>1621.709961</text:p>
          </table:table-cell>
          <table:table-cell office:value-type="float" office:value="1678.124756" calcext:value-type="float">
            <text:p>1678.124756</text:p>
          </table:table-cell>
          <table:table-cell table:number-columns-repeated="13"/>
        </table:table-row>
        <table:table-row table:style-name="ro1">
          <table:table-cell office:value-type="float" office:value="1623.605225" calcext:value-type="float">
            <text:p>1623.605225</text:p>
          </table:table-cell>
          <table:table-cell office:value-type="float" office:value="1669.722046" calcext:value-type="float">
            <text:p>1669.722046</text:p>
          </table:table-cell>
          <table:table-cell office:value-type="float" office:value="1628.691772" calcext:value-type="float">
            <text:p>1628.691772</text:p>
          </table:table-cell>
          <table:table-cell office:value-type="float" office:value="1676.640991" calcext:value-type="float">
            <text:p>1676.640991</text:p>
          </table:table-cell>
          <table:table-cell table:number-columns-repeated="13"/>
        </table:table-row>
        <table:table-row table:style-name="ro1">
          <table:table-cell office:value-type="float" office:value="1621.460815" calcext:value-type="float">
            <text:p>1621.460815</text:p>
          </table:table-cell>
          <table:table-cell office:value-type="float" office:value="1674.489258" calcext:value-type="float">
            <text:p>1674.489258</text:p>
          </table:table-cell>
          <table:table-cell office:value-type="float" office:value="1628.822998" calcext:value-type="float">
            <text:p>1628.822998</text:p>
          </table:table-cell>
          <table:table-cell office:value-type="float" office:value="1676.394531" calcext:value-type="float">
            <text:p>1676.394531</text:p>
          </table:table-cell>
          <table:table-cell table:number-columns-repeated="13"/>
        </table:table-row>
        <table:table-row table:style-name="ro1">
          <table:table-cell office:value-type="float" office:value="1619.984497" calcext:value-type="float">
            <text:p>1619.984497</text:p>
          </table:table-cell>
          <table:table-cell office:value-type="float" office:value="1683.681519" calcext:value-type="float">
            <text:p>1683.681519</text:p>
          </table:table-cell>
          <table:table-cell office:value-type="float" office:value="1625.679565" calcext:value-type="float">
            <text:p>1625.679565</text:p>
          </table:table-cell>
          <table:table-cell office:value-type="float" office:value="1674.244751" calcext:value-type="float">
            <text:p>1674.244751</text:p>
          </table:table-cell>
          <table:table-cell table:number-columns-repeated="13"/>
        </table:table-row>
        <table:table-row table:style-name="ro1">
          <table:table-cell office:value-type="float" office:value="1622.147339" calcext:value-type="float">
            <text:p>1622.147339</text:p>
          </table:table-cell>
          <table:table-cell office:value-type="float" office:value="1680.18335" calcext:value-type="float">
            <text:p>1680.18335</text:p>
          </table:table-cell>
          <table:table-cell office:value-type="float" office:value="1625.908813" calcext:value-type="float">
            <text:p>1625.908813</text:p>
          </table:table-cell>
          <table:table-cell office:value-type="float" office:value="1681.712646" calcext:value-type="float">
            <text:p>1681.712646</text:p>
          </table:table-cell>
          <table:table-cell table:number-columns-repeated="13"/>
        </table:table-row>
        <table:table-row table:style-name="ro1">
          <table:table-cell office:value-type="float" office:value="1621.833984" calcext:value-type="float">
            <text:p>1621.833984</text:p>
          </table:table-cell>
          <table:table-cell office:value-type="float" office:value="1678.32959" calcext:value-type="float">
            <text:p>1678.32959</text:p>
          </table:table-cell>
          <table:table-cell office:value-type="float" office:value="1627.477173" calcext:value-type="float">
            <text:p>1627.477173</text:p>
          </table:table-cell>
          <table:table-cell office:value-type="float" office:value="1680.285889" calcext:value-type="float">
            <text:p>1680.285889</text:p>
          </table:table-cell>
          <table:table-cell table:number-columns-repeated="13"/>
        </table:table-row>
        <table:table-row table:style-name="ro1">
          <table:table-cell office:value-type="float" office:value="1621.730713" calcext:value-type="float">
            <text:p>1621.730713</text:p>
          </table:table-cell>
          <table:table-cell office:value-type="float" office:value="1681.235352" calcext:value-type="float">
            <text:p>1681.235352</text:p>
          </table:table-cell>
          <table:table-cell office:value-type="float" office:value="1626.153809" calcext:value-type="float">
            <text:p>1626.153809</text:p>
          </table:table-cell>
          <table:table-cell office:value-type="float" office:value="1679.994507" calcext:value-type="float">
            <text:p>1679.994507</text:p>
          </table:table-cell>
          <table:table-cell table:number-columns-repeated="13"/>
        </table:table-row>
        <table:table-row table:style-name="ro1">
          <table:table-cell office:value-type="float" office:value="1621.727905" calcext:value-type="float">
            <text:p>1621.727905</text:p>
          </table:table-cell>
          <table:table-cell office:value-type="float" office:value="1683.405151" calcext:value-type="float">
            <text:p>1683.405151</text:p>
          </table:table-cell>
          <table:table-cell office:value-type="float" office:value="1626.459229" calcext:value-type="float">
            <text:p>1626.459229</text:p>
          </table:table-cell>
          <table:table-cell office:value-type="float" office:value="1681.437256" calcext:value-type="float">
            <text:p>1681.437256</text:p>
          </table:table-cell>
          <table:table-cell table:number-columns-repeated="13"/>
        </table:table-row>
        <table:table-row table:style-name="ro1">
          <table:table-cell office:value-type="float" office:value="1626.396484" calcext:value-type="float">
            <text:p>1626.396484</text:p>
          </table:table-cell>
          <table:table-cell office:value-type="float" office:value="1680.543457" calcext:value-type="float">
            <text:p>1680.543457</text:p>
          </table:table-cell>
          <table:table-cell office:value-type="float" office:value="1629.262573" calcext:value-type="float">
            <text:p>1629.262573</text:p>
          </table:table-cell>
          <table:table-cell office:value-type="float" office:value="1680.511841" calcext:value-type="float">
            <text:p>1680.511841</text:p>
          </table:table-cell>
          <table:table-cell table:number-columns-repeated="13"/>
        </table:table-row>
        <table:table-row table:style-name="ro1">
          <table:table-cell office:value-type="float" office:value="1620.510498" calcext:value-type="float">
            <text:p>1620.510498</text:p>
          </table:table-cell>
          <table:table-cell office:value-type="float" office:value="1685.963989" calcext:value-type="float">
            <text:p>1685.963989</text:p>
          </table:table-cell>
          <table:table-cell office:value-type="float" office:value="1626.579834" calcext:value-type="float">
            <text:p>1626.579834</text:p>
          </table:table-cell>
          <table:table-cell office:value-type="float" office:value="1685.810181" calcext:value-type="float">
            <text:p>1685.810181</text:p>
          </table:table-cell>
          <table:table-cell table:number-columns-repeated="13"/>
        </table:table-row>
        <table:table-row table:style-name="ro1">
          <table:table-cell office:value-type="float" office:value="1625.265747" calcext:value-type="float">
            <text:p>1625.265747</text:p>
          </table:table-cell>
          <table:table-cell office:value-type="float" office:value="1679.987671" calcext:value-type="float">
            <text:p>1679.987671</text:p>
          </table:table-cell>
          <table:table-cell office:value-type="float" office:value="1630.483276" calcext:value-type="float">
            <text:p>1630.483276</text:p>
          </table:table-cell>
          <table:table-cell office:value-type="float" office:value="1681.745483" calcext:value-type="float">
            <text:p>1681.745483</text:p>
          </table:table-cell>
          <table:table-cell table:number-columns-repeated="13"/>
        </table:table-row>
        <table:table-row table:style-name="ro1">
          <table:table-cell office:value-type="float" office:value="1625.442749" calcext:value-type="float">
            <text:p>1625.442749</text:p>
          </table:table-cell>
          <table:table-cell office:value-type="float" office:value="1682.132324" calcext:value-type="float">
            <text:p>1682.132324</text:p>
          </table:table-cell>
          <table:table-cell office:value-type="float" office:value="1629.405151" calcext:value-type="float">
            <text:p>1629.405151</text:p>
          </table:table-cell>
          <table:table-cell office:value-type="float" office:value="1681.358765" calcext:value-type="float">
            <text:p>1681.358765</text:p>
          </table:table-cell>
          <table:table-cell table:number-columns-repeated="13"/>
        </table:table-row>
        <table:table-row table:style-name="ro1">
          <table:table-cell office:value-type="float" office:value="1623.536621" calcext:value-type="float">
            <text:p>1623.536621</text:p>
          </table:table-cell>
          <table:table-cell office:value-type="float" office:value="1682.601074" calcext:value-type="float">
            <text:p>1682.601074</text:p>
          </table:table-cell>
          <table:table-cell office:value-type="float" office:value="1630.21875" calcext:value-type="float">
            <text:p>1630.21875</text:p>
          </table:table-cell>
          <table:table-cell office:value-type="float" office:value="1685.630005" calcext:value-type="float">
            <text:p>1685.630005</text:p>
          </table:table-cell>
          <table:table-cell table:number-columns-repeated="13"/>
        </table:table-row>
        <table:table-row table:style-name="ro1">
          <table:table-cell office:value-type="float" office:value="1625.683594" calcext:value-type="float">
            <text:p>1625.683594</text:p>
          </table:table-cell>
          <table:table-cell office:value-type="float" office:value="1685.785767" calcext:value-type="float">
            <text:p>1685.785767</text:p>
          </table:table-cell>
          <table:table-cell office:value-type="float" office:value="1630.261108" calcext:value-type="float">
            <text:p>1630.261108</text:p>
          </table:table-cell>
          <table:table-cell office:value-type="float" office:value="1686.096436" calcext:value-type="float">
            <text:p>1686.096436</text:p>
          </table:table-cell>
          <table:table-cell table:number-columns-repeated="13"/>
        </table:table-row>
        <table:table-row table:style-name="ro1">
          <table:table-cell office:value-type="float" office:value="1628.481445" calcext:value-type="float">
            <text:p>1628.481445</text:p>
          </table:table-cell>
          <table:table-cell office:value-type="float" office:value="1685.235352" calcext:value-type="float">
            <text:p>1685.235352</text:p>
          </table:table-cell>
          <table:table-cell office:value-type="float" office:value="1629.947632" calcext:value-type="float">
            <text:p>1629.947632</text:p>
          </table:table-cell>
          <table:table-cell office:value-type="float" office:value="1686.337891" calcext:value-type="float">
            <text:p>1686.337891</text:p>
          </table:table-cell>
          <table:table-cell table:number-columns-repeated="13"/>
        </table:table-row>
        <table:table-row table:style-name="ro1">
          <table:table-cell office:value-type="float" office:value="1623.021362" calcext:value-type="float">
            <text:p>1623.021362</text:p>
          </table:table-cell>
          <table:table-cell office:value-type="float" office:value="1689.766846" calcext:value-type="float">
            <text:p>1689.766846</text:p>
          </table:table-cell>
          <table:table-cell office:value-type="float" office:value="1629.909546" calcext:value-type="float">
            <text:p>1629.909546</text:p>
          </table:table-cell>
          <table:table-cell office:value-type="float" office:value="1687.453003" calcext:value-type="float">
            <text:p>1687.453003</text:p>
          </table:table-cell>
          <table:table-cell table:number-columns-repeated="13"/>
        </table:table-row>
        <table:table-row table:style-name="ro1">
          <table:table-cell office:value-type="float" office:value="1626.38562" calcext:value-type="float">
            <text:p>1626.38562</text:p>
          </table:table-cell>
          <table:table-cell office:value-type="float" office:value="1687.919189" calcext:value-type="float">
            <text:p>1687.919189</text:p>
          </table:table-cell>
          <table:table-cell office:value-type="float" office:value="1628.756592" calcext:value-type="float">
            <text:p>1628.756592</text:p>
          </table:table-cell>
          <table:table-cell office:value-type="float" office:value="1684.815796" calcext:value-type="float">
            <text:p>1684.815796</text:p>
          </table:table-cell>
          <table:table-cell table:number-columns-repeated="13"/>
        </table:table-row>
        <table:table-row table:style-name="ro1">
          <table:table-cell office:value-type="float" office:value="1628.949097" calcext:value-type="float">
            <text:p>1628.949097</text:p>
          </table:table-cell>
          <table:table-cell office:value-type="float" office:value="1686.457397" calcext:value-type="float">
            <text:p>1686.457397</text:p>
          </table:table-cell>
          <table:table-cell office:value-type="float" office:value="1631.421997" calcext:value-type="float">
            <text:p>1631.421997</text:p>
          </table:table-cell>
          <table:table-cell office:value-type="float" office:value="1686.939819" calcext:value-type="float">
            <text:p>1686.939819</text:p>
          </table:table-cell>
          <table:table-cell table:number-columns-repeated="13"/>
        </table:table-row>
        <table:table-row table:style-name="ro1">
          <table:table-cell office:value-type="float" office:value="1625.939087" calcext:value-type="float">
            <text:p>1625.939087</text:p>
          </table:table-cell>
          <table:table-cell office:value-type="float" office:value="1689.482788" calcext:value-type="float">
            <text:p>1689.482788</text:p>
          </table:table-cell>
          <table:table-cell office:value-type="float" office:value="1630.5896" calcext:value-type="float">
            <text:p>1630.5896</text:p>
          </table:table-cell>
          <table:table-cell office:value-type="float" office:value="1686.772339" calcext:value-type="float">
            <text:p>1686.772339</text:p>
          </table:table-cell>
          <table:table-cell table:number-columns-repeated="13"/>
        </table:table-row>
        <table:table-row table:style-name="ro1">
          <table:table-cell office:value-type="float" office:value="1629.532471" calcext:value-type="float">
            <text:p>1629.532471</text:p>
          </table:table-cell>
          <table:table-cell office:value-type="float" office:value="1686.699585" calcext:value-type="float">
            <text:p>1686.699585</text:p>
          </table:table-cell>
          <table:table-cell office:value-type="float" office:value="1633.505615" calcext:value-type="float">
            <text:p>1633.505615</text:p>
          </table:table-cell>
          <table:table-cell office:value-type="float" office:value="1688.386719" calcext:value-type="float">
            <text:p>1688.386719</text:p>
          </table:table-cell>
          <table:table-cell table:number-columns-repeated="13"/>
        </table:table-row>
        <table:table-row table:style-name="ro1">
          <table:table-cell office:value-type="float" office:value="1626.270508" calcext:value-type="float">
            <text:p>1626.270508</text:p>
          </table:table-cell>
          <table:table-cell office:value-type="float" office:value="1690.758911" calcext:value-type="float">
            <text:p>1690.758911</text:p>
          </table:table-cell>
          <table:table-cell office:value-type="float" office:value="1629.803955" calcext:value-type="float">
            <text:p>1629.803955</text:p>
          </table:table-cell>
          <table:table-cell office:value-type="float" office:value="1689.568848" calcext:value-type="float">
            <text:p>1689.568848</text:p>
          </table:table-cell>
          <table:table-cell table:number-columns-repeated="13"/>
        </table:table-row>
        <table:table-row table:style-name="ro1">
          <table:table-cell office:value-type="float" office:value="1628.413452" calcext:value-type="float">
            <text:p>1628.413452</text:p>
          </table:table-cell>
          <table:table-cell office:value-type="float" office:value="1689.892456" calcext:value-type="float">
            <text:p>1689.892456</text:p>
          </table:table-cell>
          <table:table-cell office:value-type="float" office:value="1629.522583" calcext:value-type="float">
            <text:p>1629.522583</text:p>
          </table:table-cell>
          <table:table-cell office:value-type="float" office:value="1691.094849" calcext:value-type="float">
            <text:p>1691.094849</text:p>
          </table:table-cell>
          <table:table-cell table:number-columns-repeated="13"/>
        </table:table-row>
        <table:table-row table:style-name="ro1">
          <table:table-cell office:value-type="float" office:value="1626.686157" calcext:value-type="float">
            <text:p>1626.686157</text:p>
          </table:table-cell>
          <table:table-cell office:value-type="float" office:value="1691.454346" calcext:value-type="float">
            <text:p>1691.454346</text:p>
          </table:table-cell>
          <table:table-cell office:value-type="float" office:value="1633.189087" calcext:value-type="float">
            <text:p>1633.189087</text:p>
          </table:table-cell>
          <table:table-cell office:value-type="float" office:value="1686.973022" calcext:value-type="float">
            <text:p>1686.973022</text:p>
          </table:table-cell>
          <table:table-cell table:number-columns-repeated="13"/>
        </table:table-row>
        <table:table-row table:style-name="ro1">
          <table:table-cell office:value-type="float" office:value="1626.887939" calcext:value-type="float">
            <text:p>1626.887939</text:p>
          </table:table-cell>
          <table:table-cell office:value-type="float" office:value="1689.601929" calcext:value-type="float">
            <text:p>1689.601929</text:p>
          </table:table-cell>
          <table:table-cell office:value-type="float" office:value="1631.915771" calcext:value-type="float">
            <text:p>1631.915771</text:p>
          </table:table-cell>
          <table:table-cell office:value-type="float" office:value="1686.522339" calcext:value-type="float">
            <text:p>1686.522339</text:p>
          </table:table-cell>
          <table:table-cell table:number-columns-repeated="13"/>
        </table:table-row>
        <table:table-row table:style-name="ro1">
          <table:table-cell office:value-type="float" office:value="1631.647705" calcext:value-type="float">
            <text:p>1631.647705</text:p>
          </table:table-cell>
          <table:table-cell office:value-type="float" office:value="1689.198853" calcext:value-type="float">
            <text:p>1689.198853</text:p>
          </table:table-cell>
          <table:table-cell office:value-type="float" office:value="1637.647583" calcext:value-type="float">
            <text:p>1637.647583</text:p>
          </table:table-cell>
          <table:table-cell office:value-type="float" office:value="1687.108032" calcext:value-type="float">
            <text:p>1687.108032</text:p>
          </table:table-cell>
          <table:table-cell table:number-columns-repeated="13"/>
        </table:table-row>
        <table:table-row table:style-name="ro1">
          <table:table-cell office:value-type="float" office:value="1624.401611" calcext:value-type="float">
            <text:p>1624.401611</text:p>
          </table:table-cell>
          <table:table-cell office:value-type="float" office:value="1691.310791" calcext:value-type="float">
            <text:p>1691.310791</text:p>
          </table:table-cell>
          <table:table-cell office:value-type="float" office:value="1631.970459" calcext:value-type="float">
            <text:p>1631.970459</text:p>
          </table:table-cell>
          <table:table-cell office:value-type="float" office:value="1689.033203" calcext:value-type="float">
            <text:p>1689.033203</text:p>
          </table:table-cell>
          <table:table-cell table:number-columns-repeated="13"/>
        </table:table-row>
        <table:table-row table:style-name="ro1">
          <table:table-cell office:value-type="float" office:value="1630.023804" calcext:value-type="float">
            <text:p>1630.023804</text:p>
          </table:table-cell>
          <table:table-cell office:value-type="float" office:value="1691.619751" calcext:value-type="float">
            <text:p>1691.619751</text:p>
          </table:table-cell>
          <table:table-cell office:value-type="float" office:value="1634.758911" calcext:value-type="float">
            <text:p>1634.758911</text:p>
          </table:table-cell>
          <table:table-cell office:value-type="float" office:value="1691.732422" calcext:value-type="float">
            <text:p>1691.732422</text:p>
          </table:table-cell>
          <table:table-cell table:number-columns-repeated="13"/>
        </table:table-row>
        <table:table-row table:style-name="ro1">
          <table:table-cell office:value-type="float" office:value="1627.529175" calcext:value-type="float">
            <text:p>1627.529175</text:p>
          </table:table-cell>
          <table:table-cell office:value-type="float" office:value="1692.199463" calcext:value-type="float">
            <text:p>1692.199463</text:p>
          </table:table-cell>
          <table:table-cell office:value-type="float" office:value="1633.218506" calcext:value-type="float">
            <text:p>1633.218506</text:p>
          </table:table-cell>
          <table:table-cell office:value-type="float" office:value="1691.726807" calcext:value-type="float">
            <text:p>1691.726807</text:p>
          </table:table-cell>
          <table:table-cell table:number-columns-repeated="13"/>
        </table:table-row>
        <table:table-row table:style-name="ro1">
          <table:table-cell office:value-type="float" office:value="1634.079834" calcext:value-type="float">
            <text:p>1634.079834</text:p>
          </table:table-cell>
          <table:table-cell office:value-type="float" office:value="1686.111084" calcext:value-type="float">
            <text:p>1686.111084</text:p>
          </table:table-cell>
          <table:table-cell office:value-type="float" office:value="1634.597046" calcext:value-type="float">
            <text:p>1634.597046</text:p>
          </table:table-cell>
          <table:table-cell office:value-type="float" office:value="1689.820923" calcext:value-type="float">
            <text:p>1689.820923</text:p>
          </table:table-cell>
          <table:table-cell table:number-columns-repeated="13"/>
        </table:table-row>
        <table:table-row table:style-name="ro1">
          <table:table-cell office:value-type="float" office:value="1630.208374" calcext:value-type="float">
            <text:p>1630.208374</text:p>
          </table:table-cell>
          <table:table-cell office:value-type="float" office:value="1692.937866" calcext:value-type="float">
            <text:p>1692.937866</text:p>
          </table:table-cell>
          <table:table-cell office:value-type="float" office:value="1633.663208" calcext:value-type="float">
            <text:p>1633.663208</text:p>
          </table:table-cell>
          <table:table-cell office:value-type="float" office:value="1692.812988" calcext:value-type="float">
            <text:p>1692.812988</text:p>
          </table:table-cell>
          <table:table-cell table:number-columns-repeated="13"/>
        </table:table-row>
        <table:table-row table:style-name="ro1">
          <table:table-cell office:value-type="float" office:value="1627.085938" calcext:value-type="float">
            <text:p>1627.085938</text:p>
          </table:table-cell>
          <table:table-cell office:value-type="float" office:value="1691.302734" calcext:value-type="float">
            <text:p>1691.302734</text:p>
          </table:table-cell>
          <table:table-cell office:value-type="float" office:value="1635.776611" calcext:value-type="float">
            <text:p>1635.776611</text:p>
          </table:table-cell>
          <table:table-cell office:value-type="float" office:value="1689.297852" calcext:value-type="float">
            <text:p>1689.297852</text:p>
          </table:table-cell>
          <table:table-cell table:number-columns-repeated="13"/>
        </table:table-row>
        <table:table-row table:style-name="ro1">
          <table:table-cell office:value-type="float" office:value="1630.124878" calcext:value-type="float">
            <text:p>1630.124878</text:p>
          </table:table-cell>
          <table:table-cell office:value-type="float" office:value="1692.014404" calcext:value-type="float">
            <text:p>1692.014404</text:p>
          </table:table-cell>
          <table:table-cell office:value-type="float" office:value="1636.533203" calcext:value-type="float">
            <text:p>1636.533203</text:p>
          </table:table-cell>
          <table:table-cell office:value-type="float" office:value="1689.55249" calcext:value-type="float">
            <text:p>1689.55249</text:p>
          </table:table-cell>
          <table:table-cell table:number-columns-repeated="13"/>
        </table:table-row>
        <table:table-row table:style-name="ro1">
          <table:table-cell office:value-type="float" office:value="1627.617188" calcext:value-type="float">
            <text:p>1627.617188</text:p>
          </table:table-cell>
          <table:table-cell office:value-type="float" office:value="1696.518311" calcext:value-type="float">
            <text:p>1696.518311</text:p>
          </table:table-cell>
          <table:table-cell office:value-type="float" office:value="1632.033936" calcext:value-type="float">
            <text:p>1632.033936</text:p>
          </table:table-cell>
          <table:table-cell office:value-type="float" office:value="1692.557983" calcext:value-type="float">
            <text:p>1692.557983</text:p>
          </table:table-cell>
          <table:table-cell table:number-columns-repeated="13"/>
        </table:table-row>
        <table:table-row table:style-name="ro1">
          <table:table-cell office:value-type="float" office:value="1630.513062" calcext:value-type="float">
            <text:p>1630.513062</text:p>
          </table:table-cell>
          <table:table-cell office:value-type="float" office:value="1695.590698" calcext:value-type="float">
            <text:p>1695.590698</text:p>
          </table:table-cell>
          <table:table-cell office:value-type="float" office:value="1634.738403" calcext:value-type="float">
            <text:p>1634.738403</text:p>
          </table:table-cell>
          <table:table-cell office:value-type="float" office:value="1695.273438" calcext:value-type="float">
            <text:p>1695.273438</text:p>
          </table:table-cell>
          <table:table-cell table:number-columns-repeated="13"/>
        </table:table-row>
        <table:table-row table:style-name="ro1">
          <table:table-cell office:value-type="float" office:value="1628.070923" calcext:value-type="float">
            <text:p>1628.070923</text:p>
          </table:table-cell>
          <table:table-cell office:value-type="float" office:value="1699.121094" calcext:value-type="float">
            <text:p>1699.121094</text:p>
          </table:table-cell>
          <table:table-cell office:value-type="float" office:value="1634.669189" calcext:value-type="float">
            <text:p>1634.669189</text:p>
          </table:table-cell>
          <table:table-cell office:value-type="float" office:value="1696.092285" calcext:value-type="float">
            <text:p>1696.092285</text:p>
          </table:table-cell>
          <table:table-cell table:number-columns-repeated="13"/>
        </table:table-row>
        <table:table-row table:style-name="ro1">
          <table:table-cell office:value-type="float" office:value="1630.090942" calcext:value-type="float">
            <text:p>1630.090942</text:p>
          </table:table-cell>
          <table:table-cell office:value-type="float" office:value="1694.172852" calcext:value-type="float">
            <text:p>1694.172852</text:p>
          </table:table-cell>
          <table:table-cell office:value-type="float" office:value="1634.487671" calcext:value-type="float">
            <text:p>1634.487671</text:p>
          </table:table-cell>
          <table:table-cell office:value-type="float" office:value="1692.372681" calcext:value-type="float">
            <text:p>1692.372681</text:p>
          </table:table-cell>
          <table:table-cell table:number-columns-repeated="13"/>
        </table:table-row>
        <table:table-row table:style-name="ro1">
          <table:table-cell office:value-type="float" office:value="1627.579956" calcext:value-type="float">
            <text:p>1627.579956</text:p>
          </table:table-cell>
          <table:table-cell office:value-type="float" office:value="1695.991943" calcext:value-type="float">
            <text:p>1695.991943</text:p>
          </table:table-cell>
          <table:table-cell office:value-type="float" office:value="1632.931763" calcext:value-type="float">
            <text:p>1632.931763</text:p>
          </table:table-cell>
          <table:table-cell office:value-type="float" office:value="1694.272705" calcext:value-type="float">
            <text:p>1694.272705</text:p>
          </table:table-cell>
          <table:table-cell table:number-columns-repeated="13"/>
        </table:table-row>
        <table:table-row table:style-name="ro1">
          <table:table-cell office:value-type="float" office:value="1628.664062" calcext:value-type="float">
            <text:p>1628.664062</text:p>
          </table:table-cell>
          <table:table-cell office:value-type="float" office:value="1696.319336" calcext:value-type="float">
            <text:p>1696.319336</text:p>
          </table:table-cell>
          <table:table-cell office:value-type="float" office:value="1638.469116" calcext:value-type="float">
            <text:p>1638.469116</text:p>
          </table:table-cell>
          <table:table-cell office:value-type="float" office:value="1690.873291" calcext:value-type="float">
            <text:p>1690.873291</text:p>
          </table:table-cell>
          <table:table-cell table:number-columns-repeated="13"/>
        </table:table-row>
        <table:table-row table:style-name="ro1">
          <table:table-cell office:value-type="float" office:value="1632.485962" calcext:value-type="float">
            <text:p>1632.485962</text:p>
          </table:table-cell>
          <table:table-cell office:value-type="float" office:value="1697.752075" calcext:value-type="float">
            <text:p>1697.752075</text:p>
          </table:table-cell>
          <table:table-cell office:value-type="float" office:value="1638.329712" calcext:value-type="float">
            <text:p>1638.329712</text:p>
          </table:table-cell>
          <table:table-cell office:value-type="float" office:value="1694.951904" calcext:value-type="float">
            <text:p>1694.951904</text:p>
          </table:table-cell>
          <table:table-cell table:number-columns-repeated="13"/>
        </table:table-row>
        <table:table-row table:style-name="ro1">
          <table:table-cell office:value-type="float" office:value="1636.390991" calcext:value-type="float">
            <text:p>1636.390991</text:p>
          </table:table-cell>
          <table:table-cell office:value-type="float" office:value="1697.371704" calcext:value-type="float">
            <text:p>1697.371704</text:p>
          </table:table-cell>
          <table:table-cell office:value-type="float" office:value="1638.750977" calcext:value-type="float">
            <text:p>1638.750977</text:p>
          </table:table-cell>
          <table:table-cell office:value-type="float" office:value="1697.216187" calcext:value-type="float">
            <text:p>1697.216187</text:p>
          </table:table-cell>
          <table:table-cell table:number-columns-repeated="13"/>
        </table:table-row>
        <table:table-row table:style-name="ro1">
          <table:table-cell office:value-type="float" office:value="1632.641846" calcext:value-type="float">
            <text:p>1632.641846</text:p>
          </table:table-cell>
          <table:table-cell office:value-type="float" office:value="1699.020752" calcext:value-type="float">
            <text:p>1699.020752</text:p>
          </table:table-cell>
          <table:table-cell office:value-type="float" office:value="1640.635498" calcext:value-type="float">
            <text:p>1640.635498</text:p>
          </table:table-cell>
          <table:table-cell office:value-type="float" office:value="1696.299683" calcext:value-type="float">
            <text:p>1696.299683</text:p>
          </table:table-cell>
          <table:table-cell table:number-columns-repeated="13"/>
        </table:table-row>
        <table:table-row table:style-name="ro1">
          <table:table-cell office:value-type="float" office:value="1635.059692" calcext:value-type="float">
            <text:p>1635.059692</text:p>
          </table:table-cell>
          <table:table-cell office:value-type="float" office:value="1698.11438" calcext:value-type="float">
            <text:p>1698.11438</text:p>
          </table:table-cell>
          <table:table-cell office:value-type="float" office:value="1636.824341" calcext:value-type="float">
            <text:p>1636.824341</text:p>
          </table:table-cell>
          <table:table-cell office:value-type="float" office:value="1698.235474" calcext:value-type="float">
            <text:p>1698.235474</text:p>
          </table:table-cell>
          <table:table-cell table:number-columns-repeated="13"/>
        </table:table-row>
        <table:table-row table:style-name="ro1">
          <table:table-cell office:value-type="float" office:value="1632.821411" calcext:value-type="float">
            <text:p>1632.821411</text:p>
          </table:table-cell>
          <table:table-cell office:value-type="float" office:value="1701.692505" calcext:value-type="float">
            <text:p>1701.692505</text:p>
          </table:table-cell>
          <table:table-cell office:value-type="float" office:value="1638.327515" calcext:value-type="float">
            <text:p>1638.327515</text:p>
          </table:table-cell>
          <table:table-cell office:value-type="float" office:value="1699.695679" calcext:value-type="float">
            <text:p>1699.695679</text:p>
          </table:table-cell>
          <table:table-cell table:number-columns-repeated="13"/>
        </table:table-row>
        <table:table-row table:style-name="ro1">
          <table:table-cell office:value-type="float" office:value="1632.710083" calcext:value-type="float">
            <text:p>1632.710083</text:p>
          </table:table-cell>
          <table:table-cell office:value-type="float" office:value="1698.139648" calcext:value-type="float">
            <text:p>1698.139648</text:p>
          </table:table-cell>
          <table:table-cell office:value-type="float" office:value="1635.918213" calcext:value-type="float">
            <text:p>1635.918213</text:p>
          </table:table-cell>
          <table:table-cell office:value-type="float" office:value="1698.627808" calcext:value-type="float">
            <text:p>1698.627808</text:p>
          </table:table-cell>
          <table:table-cell table:number-columns-repeated="13"/>
        </table:table-row>
        <table:table-row table:style-name="ro1">
          <table:table-cell office:value-type="float" office:value="1638.244995" calcext:value-type="float">
            <text:p>1638.244995</text:p>
          </table:table-cell>
          <table:table-cell office:value-type="float" office:value="1674.415527" calcext:value-type="float">
            <text:p>1674.415527</text:p>
          </table:table-cell>
          <table:table-cell office:value-type="float" office:value="1643.293579" calcext:value-type="float">
            <text:p>1643.293579</text:p>
          </table:table-cell>
          <table:table-cell office:value-type="float" office:value="1673.819824" calcext:value-type="float">
            <text:p>1673.819824</text:p>
          </table:table-cell>
          <table:table-cell table:number-columns-repeated="13"/>
        </table:table-row>
        <table:table-row table:style-name="ro1">
          <table:table-cell office:value-type="float" office:value="1613.853882" calcext:value-type="float">
            <text:p>1613.853882</text:p>
          </table:table-cell>
          <table:table-cell office:value-type="float" office:value="1693.628418" calcext:value-type="float">
            <text:p>1693.628418</text:p>
          </table:table-cell>
          <table:table-cell office:value-type="float" office:value="1619.825928" calcext:value-type="float">
            <text:p>1619.825928</text:p>
          </table:table-cell>
          <table:table-cell office:value-type="float" office:value="1690.841187" calcext:value-type="float">
            <text:p>1690.841187</text:p>
          </table:table-cell>
          <table:table-cell table:number-columns-repeated="13"/>
        </table:table-row>
        <table:table-row table:style-name="ro1">
          <table:table-cell office:value-type="float" office:value="1609.325073" calcext:value-type="float">
            <text:p>1609.325073</text:p>
          </table:table-cell>
          <table:table-cell office:value-type="float" office:value="1678.913452" calcext:value-type="float">
            <text:p>1678.913452</text:p>
          </table:table-cell>
          <table:table-cell office:value-type="float" office:value="1612.814087" calcext:value-type="float">
            <text:p>1612.814087</text:p>
          </table:table-cell>
          <table:table-cell office:value-type="float" office:value="1679.623901" calcext:value-type="float">
            <text:p>1679.623901</text:p>
          </table:table-cell>
          <table:table-cell table:number-columns-repeated="13"/>
        </table:table-row>
        <table:table-row table:style-name="ro1">
          <table:table-cell office:value-type="float" office:value="1612.221924" calcext:value-type="float">
            <text:p>1612.221924</text:p>
          </table:table-cell>
          <table:table-cell office:value-type="float" office:value="1663.8573" calcext:value-type="float">
            <text:p>1663.8573</text:p>
          </table:table-cell>
          <table:table-cell office:value-type="float" office:value="1615.905762" calcext:value-type="float">
            <text:p>1615.905762</text:p>
          </table:table-cell>
          <table:table-cell office:value-type="float" office:value="1666.952271" calcext:value-type="float">
            <text:p>1666.952271</text:p>
          </table:table-cell>
          <table:table-cell table:number-columns-repeated="13"/>
        </table:table-row>
        <table:table-row table:style-name="ro1">
          <table:table-cell office:value-type="float" office:value="1602.703857" calcext:value-type="float">
            <text:p>1602.703857</text:p>
          </table:table-cell>
          <table:table-cell office:value-type="float" office:value="1666.984497" calcext:value-type="float">
            <text:p>1666.984497</text:p>
          </table:table-cell>
          <table:table-cell office:value-type="float" office:value="1606.333496" calcext:value-type="float">
            <text:p>1606.333496</text:p>
          </table:table-cell>
          <table:table-cell office:value-type="float" office:value="1660.538452" calcext:value-type="float">
            <text:p>1660.538452</text:p>
          </table:table-cell>
          <table:table-cell table:number-columns-repeated="13"/>
        </table:table-row>
        <table:table-row table:style-name="ro1">
          <table:table-cell office:value-type="float" office:value="1601.22229" calcext:value-type="float">
            <text:p>1601.22229</text:p>
          </table:table-cell>
          <table:table-cell office:value-type="float" office:value="1656.211914" calcext:value-type="float">
            <text:p>1656.211914</text:p>
          </table:table-cell>
          <table:table-cell office:value-type="float" office:value="1605.478394" calcext:value-type="float">
            <text:p>1605.478394</text:p>
          </table:table-cell>
          <table:table-cell office:value-type="float" office:value="1656.153564" calcext:value-type="float">
            <text:p>1656.153564</text:p>
          </table:table-cell>
          <table:table-cell table:number-columns-repeated="13"/>
        </table:table-row>
        <table:table-row table:style-name="ro1">
          <table:table-cell office:value-type="float" office:value="1595.889771" calcext:value-type="float">
            <text:p>1595.889771</text:p>
          </table:table-cell>
          <table:table-cell office:value-type="float" office:value="1650.655762" calcext:value-type="float">
            <text:p>1650.655762</text:p>
          </table:table-cell>
          <table:table-cell office:value-type="float" office:value="1603.245239" calcext:value-type="float">
            <text:p>1603.245239</text:p>
          </table:table-cell>
          <table:table-cell office:value-type="float" office:value="1648.864502" calcext:value-type="float">
            <text:p>1648.864502</text:p>
          </table:table-cell>
          <table:table-cell table:number-columns-repeated="13"/>
        </table:table-row>
        <table:table-row table:style-name="ro1">
          <table:table-cell office:value-type="float" office:value="1594.195312" calcext:value-type="float">
            <text:p>1594.195312</text:p>
          </table:table-cell>
          <table:table-cell office:value-type="float" office:value="1645.570801" calcext:value-type="float">
            <text:p>1645.570801</text:p>
          </table:table-cell>
          <table:table-cell office:value-type="float" office:value="1596.123657" calcext:value-type="float">
            <text:p>1596.123657</text:p>
          </table:table-cell>
          <table:table-cell office:value-type="float" office:value="1645.497559" calcext:value-type="float">
            <text:p>1645.497559</text:p>
          </table:table-cell>
          <table:table-cell table:number-columns-repeated="13"/>
        </table:table-row>
        <table:table-row table:style-name="ro1">
          <table:table-cell office:value-type="float" office:value="1592.21521" calcext:value-type="float">
            <text:p>1592.21521</text:p>
          </table:table-cell>
          <table:table-cell office:value-type="float" office:value="1640.731812" calcext:value-type="float">
            <text:p>1640.731812</text:p>
          </table:table-cell>
          <table:table-cell office:value-type="float" office:value="1594.534302" calcext:value-type="float">
            <text:p>1594.534302</text:p>
          </table:table-cell>
          <table:table-cell office:value-type="float" office:value="1639.241577" calcext:value-type="float">
            <text:p>1639.241577</text:p>
          </table:table-cell>
          <table:table-cell table:number-columns-repeated="13"/>
        </table:table-row>
        <table:table-row table:style-name="ro1">
          <table:table-cell office:value-type="float" office:value="1588.560059" calcext:value-type="float">
            <text:p>1588.560059</text:p>
          </table:table-cell>
          <table:table-cell office:value-type="float" office:value="1632.746826" calcext:value-type="float">
            <text:p>1632.746826</text:p>
          </table:table-cell>
          <table:table-cell office:value-type="float" office:value="1593.505249" calcext:value-type="float">
            <text:p>1593.505249</text:p>
          </table:table-cell>
          <table:table-cell office:value-type="float" office:value="1631.38269" calcext:value-type="float">
            <text:p>1631.38269</text:p>
          </table:table-cell>
          <table:table-cell table:number-columns-repeated="13"/>
        </table:table-row>
        <table:table-row table:style-name="ro1">
          <table:table-cell office:value-type="float" office:value="1585.965576" calcext:value-type="float">
            <text:p>1585.965576</text:p>
          </table:table-cell>
          <table:table-cell office:value-type="float" office:value="1630.224731" calcext:value-type="float">
            <text:p>1630.224731</text:p>
          </table:table-cell>
          <table:table-cell office:value-type="float" office:value="1587.90271" calcext:value-type="float">
            <text:p>1587.90271</text:p>
          </table:table-cell>
          <table:table-cell office:value-type="float" office:value="1628.002563" calcext:value-type="float">
            <text:p>1628.002563</text:p>
          </table:table-cell>
          <table:table-cell table:number-columns-repeated="13"/>
        </table:table-row>
        <table:table-row table:style-name="ro1">
          <table:table-cell office:value-type="float" office:value="1586.318115" calcext:value-type="float">
            <text:p>1586.318115</text:p>
          </table:table-cell>
          <table:table-cell office:value-type="float" office:value="1625.531494" calcext:value-type="float">
            <text:p>1625.531494</text:p>
          </table:table-cell>
          <table:table-cell office:value-type="float" office:value="1586.181763" calcext:value-type="float">
            <text:p>1586.181763</text:p>
          </table:table-cell>
          <table:table-cell office:value-type="float" office:value="1627.682129" calcext:value-type="float">
            <text:p>1627.682129</text:p>
          </table:table-cell>
          <table:table-cell table:number-columns-repeated="13"/>
        </table:table-row>
        <table:table-row table:style-name="ro1">
          <table:table-cell office:value-type="float" office:value="1585.717773" calcext:value-type="float">
            <text:p>1585.717773</text:p>
          </table:table-cell>
          <table:table-cell office:value-type="float" office:value="1613.028076" calcext:value-type="float">
            <text:p>1613.028076</text:p>
          </table:table-cell>
          <table:table-cell office:value-type="float" office:value="1585.75" calcext:value-type="float">
            <text:p>1585.75</text:p>
          </table:table-cell>
          <table:table-cell office:value-type="float" office:value="1616.980103" calcext:value-type="float">
            <text:p>1616.980103</text:p>
          </table:table-cell>
          <table:table-cell table:number-columns-repeated="13"/>
        </table:table-row>
        <table:table-row table:style-name="ro1">
          <table:table-cell office:value-type="float" office:value="1578.617188" calcext:value-type="float">
            <text:p>1578.617188</text:p>
          </table:table-cell>
          <table:table-cell office:value-type="float" office:value="1617.458252" calcext:value-type="float">
            <text:p>1617.458252</text:p>
          </table:table-cell>
          <table:table-cell office:value-type="float" office:value="1581.774902" calcext:value-type="float">
            <text:p>1581.774902</text:p>
          </table:table-cell>
          <table:table-cell office:value-type="float" office:value="1614.440918" calcext:value-type="float">
            <text:p>1614.440918</text:p>
          </table:table-cell>
          <table:table-cell table:number-columns-repeated="13"/>
        </table:table-row>
        <table:table-row table:style-name="ro1">
          <table:table-cell office:value-type="float" office:value="1580.808838" calcext:value-type="float">
            <text:p>1580.808838</text:p>
          </table:table-cell>
          <table:table-cell office:value-type="float" office:value="1611.746338" calcext:value-type="float">
            <text:p>1611.746338</text:p>
          </table:table-cell>
          <table:table-cell office:value-type="float" office:value="1581.013916" calcext:value-type="float">
            <text:p>1581.013916</text:p>
          </table:table-cell>
          <table:table-cell office:value-type="float" office:value="1616.131226" calcext:value-type="float">
            <text:p>1616.131226</text:p>
          </table:table-cell>
          <table:table-cell table:number-columns-repeated="13"/>
        </table:table-row>
        <table:table-row table:style-name="ro1">
          <table:table-cell office:value-type="float" office:value="1576.619263" calcext:value-type="float">
            <text:p>1576.619263</text:p>
          </table:table-cell>
          <table:table-cell office:value-type="float" office:value="1611.563232" calcext:value-type="float">
            <text:p>1611.563232</text:p>
          </table:table-cell>
          <table:table-cell office:value-type="float" office:value="1579.391113" calcext:value-type="float">
            <text:p>1579.391113</text:p>
          </table:table-cell>
          <table:table-cell office:value-type="float" office:value="1608.211792" calcext:value-type="float">
            <text:p>1608.211792</text:p>
          </table:table-cell>
          <table:table-cell table:number-columns-repeated="13"/>
        </table:table-row>
        <table:table-row table:style-name="ro1">
          <table:table-cell office:value-type="float" office:value="1577.415161" calcext:value-type="float">
            <text:p>1577.415161</text:p>
          </table:table-cell>
          <table:table-cell office:value-type="float" office:value="1607.434326" calcext:value-type="float">
            <text:p>1607.434326</text:p>
          </table:table-cell>
          <table:table-cell office:value-type="float" office:value="1581.654541" calcext:value-type="float">
            <text:p>1581.654541</text:p>
          </table:table-cell>
          <table:table-cell office:value-type="float" office:value="1604.599854" calcext:value-type="float">
            <text:p>1604.599854</text:p>
          </table:table-cell>
          <table:table-cell table:number-columns-repeated="13"/>
        </table:table-row>
        <table:table-row table:style-name="ro1">
          <table:table-cell office:value-type="float" office:value="1577.386353" calcext:value-type="float">
            <text:p>1577.386353</text:p>
          </table:table-cell>
          <table:table-cell office:value-type="float" office:value="1602.438354" calcext:value-type="float">
            <text:p>1602.438354</text:p>
          </table:table-cell>
          <table:table-cell office:value-type="float" office:value="1575.692261" calcext:value-type="float">
            <text:p>1575.692261</text:p>
          </table:table-cell>
          <table:table-cell office:value-type="float" office:value="1601.352417" calcext:value-type="float">
            <text:p>1601.352417</text:p>
          </table:table-cell>
          <table:table-cell table:number-columns-repeated="13"/>
        </table:table-row>
        <table:table-row table:style-name="ro1">
          <table:table-cell office:value-type="float" office:value="1580.711548" calcext:value-type="float">
            <text:p>1580.711548</text:p>
          </table:table-cell>
          <table:table-cell office:value-type="float" office:value="1598.292236" calcext:value-type="float">
            <text:p>1598.292236</text:p>
          </table:table-cell>
          <table:table-cell office:value-type="float" office:value="1580.040283" calcext:value-type="float">
            <text:p>1580.040283</text:p>
          </table:table-cell>
          <table:table-cell office:value-type="float" office:value="1596.452759" calcext:value-type="float">
            <text:p>1596.452759</text:p>
          </table:table-cell>
          <table:table-cell table:number-columns-repeated="13"/>
        </table:table-row>
        <table:table-row table:style-name="ro1">
          <table:table-cell office:value-type="float" office:value="1579.5979" calcext:value-type="float">
            <text:p>1579.5979</text:p>
          </table:table-cell>
          <table:table-cell office:value-type="float" office:value="1595.606445" calcext:value-type="float">
            <text:p>1595.606445</text:p>
          </table:table-cell>
          <table:table-cell office:value-type="float" office:value="1576.454102" calcext:value-type="float">
            <text:p>1576.454102</text:p>
          </table:table-cell>
          <table:table-cell office:value-type="float" office:value="1595.047974" calcext:value-type="float">
            <text:p>1595.047974</text:p>
          </table:table-cell>
          <table:table-cell table:number-columns-repeated="13"/>
        </table:table-row>
        <table:table-row table:style-name="ro1">
          <table:table-cell office:value-type="float" office:value="1571.076538" calcext:value-type="float">
            <text:p>1571.076538</text:p>
          </table:table-cell>
          <table:table-cell office:value-type="float" office:value="1599.439209" calcext:value-type="float">
            <text:p>1599.439209</text:p>
          </table:table-cell>
          <table:table-cell office:value-type="float" office:value="1573.944946" calcext:value-type="float">
            <text:p>1573.944946</text:p>
          </table:table-cell>
          <table:table-cell office:value-type="float" office:value="1599.263062" calcext:value-type="float">
            <text:p>1599.263062</text:p>
          </table:table-cell>
          <table:table-cell table:number-columns-repeated="13"/>
        </table:table-row>
        <table:table-row table:style-name="ro1">
          <table:table-cell office:value-type="float" office:value="1574.211304" calcext:value-type="float">
            <text:p>1574.211304</text:p>
          </table:table-cell>
          <table:table-cell office:value-type="float" office:value="1594.501343" calcext:value-type="float">
            <text:p>1594.501343</text:p>
          </table:table-cell>
          <table:table-cell office:value-type="float" office:value="1577.536987" calcext:value-type="float">
            <text:p>1577.536987</text:p>
          </table:table-cell>
          <table:table-cell office:value-type="float" office:value="1595.826172" calcext:value-type="float">
            <text:p>1595.826172</text:p>
          </table:table-cell>
          <table:table-cell table:number-columns-repeated="13"/>
        </table:table-row>
        <table:table-row table:style-name="ro1">
          <table:table-cell office:value-type="float" office:value="1567.455444" calcext:value-type="float">
            <text:p>1567.455444</text:p>
          </table:table-cell>
          <table:table-cell office:value-type="float" office:value="1594.048096" calcext:value-type="float">
            <text:p>1594.048096</text:p>
          </table:table-cell>
          <table:table-cell office:value-type="float" office:value="1571.929077" calcext:value-type="float">
            <text:p>1571.929077</text:p>
          </table:table-cell>
          <table:table-cell office:value-type="float" office:value="1592.025146" calcext:value-type="float">
            <text:p>1592.025146</text:p>
          </table:table-cell>
          <table:table-cell table:number-columns-repeated="13"/>
        </table:table-row>
        <table:table-row table:style-name="ro1">
          <table:table-cell office:value-type="float" office:value="1570.081299" calcext:value-type="float">
            <text:p>1570.081299</text:p>
          </table:table-cell>
          <table:table-cell office:value-type="float" office:value="1591.135498" calcext:value-type="float">
            <text:p>1591.135498</text:p>
          </table:table-cell>
          <table:table-cell office:value-type="float" office:value="1573.887939" calcext:value-type="float">
            <text:p>1573.887939</text:p>
          </table:table-cell>
          <table:table-cell office:value-type="float" office:value="1590.046753" calcext:value-type="float">
            <text:p>1590.046753</text:p>
          </table:table-cell>
          <table:table-cell table:number-columns-repeated="13"/>
        </table:table-row>
        <table:table-row table:style-name="ro1">
          <table:table-cell office:value-type="float" office:value="1566.224609" calcext:value-type="float">
            <text:p>1566.224609</text:p>
          </table:table-cell>
          <table:table-cell office:value-type="float" office:value="1589.445435" calcext:value-type="float">
            <text:p>1589.445435</text:p>
          </table:table-cell>
          <table:table-cell office:value-type="float" office:value="1570.789062" calcext:value-type="float">
            <text:p>1570.789062</text:p>
          </table:table-cell>
          <table:table-cell office:value-type="float" office:value="1591.252197" calcext:value-type="float">
            <text:p>1591.252197</text:p>
          </table:table-cell>
          <table:table-cell table:number-columns-repeated="13"/>
        </table:table-row>
        <table:table-row table:style-name="ro1">
          <table:table-cell office:value-type="float" office:value="1569.209229" calcext:value-type="float">
            <text:p>1569.209229</text:p>
          </table:table-cell>
          <table:table-cell office:value-type="float" office:value="1584.248413" calcext:value-type="float">
            <text:p>1584.248413</text:p>
          </table:table-cell>
          <table:table-cell office:value-type="float" office:value="1569.822021" calcext:value-type="float">
            <text:p>1569.822021</text:p>
          </table:table-cell>
          <table:table-cell office:value-type="float" office:value="1587.419067" calcext:value-type="float">
            <text:p>1587.419067</text:p>
          </table:table-cell>
          <table:table-cell table:number-columns-repeated="13"/>
        </table:table-row>
        <table:table-row table:style-name="ro1">
          <table:table-cell office:value-type="float" office:value="1568.880859" calcext:value-type="float">
            <text:p>1568.880859</text:p>
          </table:table-cell>
          <table:table-cell office:value-type="float" office:value="1582.158813" calcext:value-type="float">
            <text:p>1582.158813</text:p>
          </table:table-cell>
          <table:table-cell office:value-type="float" office:value="1569.911621" calcext:value-type="float">
            <text:p>1569.911621</text:p>
          </table:table-cell>
          <table:table-cell office:value-type="float" office:value="1582.511353" calcext:value-type="float">
            <text:p>1582.511353</text:p>
          </table:table-cell>
          <table:table-cell table:number-columns-repeated="13"/>
        </table:table-row>
        <table:table-row table:style-name="ro1">
          <table:table-cell office:value-type="float" office:value="1569.232544" calcext:value-type="float">
            <text:p>1569.232544</text:p>
          </table:table-cell>
          <table:table-cell office:value-type="float" office:value="1581.998047" calcext:value-type="float">
            <text:p>1581.998047</text:p>
          </table:table-cell>
          <table:table-cell office:value-type="float" office:value="1569.915649" calcext:value-type="float">
            <text:p>1569.915649</text:p>
          </table:table-cell>
          <table:table-cell office:value-type="float" office:value="1582.43103" calcext:value-type="float">
            <text:p>1582.43103</text:p>
          </table:table-cell>
          <table:table-cell table:number-columns-repeated="13"/>
        </table:table-row>
        <table:table-row table:style-name="ro1">
          <table:table-cell office:value-type="float" office:value="1584.419678" calcext:value-type="float">
            <text:p>1584.419678</text:p>
          </table:table-cell>
          <table:table-cell office:value-type="float" office:value="1618.700562" calcext:value-type="float">
            <text:p>1618.700562</text:p>
          </table:table-cell>
          <table:table-cell office:value-type="float" office:value="1542.359497" calcext:value-type="float">
            <text:p>1542.359497</text:p>
          </table:table-cell>
          <table:table-cell office:value-type="float" office:value="1557.036621" calcext:value-type="float">
            <text:p>1557.036621</text:p>
          </table:table-cell>
          <table:table-cell table:number-columns-repeated="13"/>
        </table:table-row>
        <table:table-row table:style-name="ro1">
          <table:table-cell office:value-type="float" office:value="1602.210449" calcext:value-type="float">
            <text:p>1602.210449</text:p>
          </table:table-cell>
          <table:table-cell office:value-type="float" office:value="1644.539062" calcext:value-type="float">
            <text:p>1644.539062</text:p>
          </table:table-cell>
          <table:table-cell office:value-type="float" office:value="1525.598511" calcext:value-type="float">
            <text:p>1525.598511</text:p>
          </table:table-cell>
          <table:table-cell office:value-type="float" office:value="1534.105957" calcext:value-type="float">
            <text:p>1534.105957</text:p>
          </table:table-cell>
          <table:table-cell table:number-columns-repeated="13"/>
        </table:table-row>
        <table:table-row table:style-name="ro1">
          <table:table-cell office:value-type="float" office:value="1607.585449" calcext:value-type="float">
            <text:p>1607.585449</text:p>
          </table:table-cell>
          <table:table-cell office:value-type="float" office:value="1681.548462" calcext:value-type="float">
            <text:p>1681.548462</text:p>
          </table:table-cell>
          <table:table-cell office:value-type="float" office:value="1535.608643" calcext:value-type="float">
            <text:p>1535.608643</text:p>
          </table:table-cell>
          <table:table-cell office:value-type="float" office:value="1548.310547" calcext:value-type="float">
            <text:p>1548.310547</text:p>
          </table:table-cell>
          <table:table-cell table:number-columns-repeated="13"/>
        </table:table-row>
        <table:table-row table:style-name="ro1">
          <table:table-cell office:value-type="float" office:value="1649.723267" calcext:value-type="float">
            <text:p>1649.723267</text:p>
          </table:table-cell>
          <table:table-cell office:value-type="float" office:value="1663.270386" calcext:value-type="float">
            <text:p>1663.270386</text:p>
          </table:table-cell>
          <table:table-cell office:value-type="float" office:value="1568.712891" calcext:value-type="float">
            <text:p>1568.712891</text:p>
          </table:table-cell>
          <table:table-cell office:value-type="float" office:value="1576.299561" calcext:value-type="float">
            <text:p>1576.299561</text:p>
          </table:table-cell>
          <table:table-cell table:number-columns-repeated="13"/>
        </table:table-row>
        <table:table-row table:style-name="ro1">
          <table:table-cell office:value-type="float" office:value="1675.950928" calcext:value-type="float">
            <text:p>1675.950928</text:p>
          </table:table-cell>
          <table:table-cell office:value-type="float" office:value="1654.761353" calcext:value-type="float">
            <text:p>1654.761353</text:p>
          </table:table-cell>
          <table:table-cell office:value-type="float" office:value="1610.80957" calcext:value-type="float">
            <text:p>1610.80957</text:p>
          </table:table-cell>
          <table:table-cell office:value-type="float" office:value="1595.127319" calcext:value-type="float">
            <text:p>1595.127319</text:p>
          </table:table-cell>
          <table:table-cell table:number-columns-repeated="13"/>
        </table:table-row>
        <table:table-row table:style-name="ro1">
          <table:table-cell office:value-type="float" office:value="1664.744385" calcext:value-type="float">
            <text:p>1664.744385</text:p>
          </table:table-cell>
          <table:table-cell office:value-type="float" office:value="1712.732422" calcext:value-type="float">
            <text:p>1712.732422</text:p>
          </table:table-cell>
          <table:table-cell office:value-type="float" office:value="1634.354736" calcext:value-type="float">
            <text:p>1634.354736</text:p>
          </table:table-cell>
          <table:table-cell office:value-type="float" office:value="1657.143921" calcext:value-type="float">
            <text:p>1657.143921</text:p>
          </table:table-cell>
          <table:table-cell table:number-columns-repeated="13"/>
        </table:table-row>
        <table:table-row table:style-name="ro1">
          <table:table-cell office:value-type="float" office:value="1640.517456" calcext:value-type="float">
            <text:p>1640.517456</text:p>
          </table:table-cell>
          <table:table-cell office:value-type="float" office:value="1718.260254" calcext:value-type="float">
            <text:p>1718.260254</text:p>
          </table:table-cell>
          <table:table-cell office:value-type="float" office:value="1637.230103" calcext:value-type="float">
            <text:p>1637.230103</text:p>
          </table:table-cell>
          <table:table-cell office:value-type="float" office:value="1693.546631" calcext:value-type="float">
            <text:p>1693.546631</text:p>
          </table:table-cell>
          <table:table-cell table:number-columns-repeated="13"/>
        </table:table-row>
        <table:table-row table:style-name="ro1">
          <table:table-cell office:value-type="float" office:value="1632.366211" calcext:value-type="float">
            <text:p>1632.366211</text:p>
          </table:table-cell>
          <table:table-cell office:value-type="float" office:value="1676.236572" calcext:value-type="float">
            <text:p>1676.236572</text:p>
          </table:table-cell>
          <table:table-cell office:value-type="float" office:value="1655.100098" calcext:value-type="float">
            <text:p>1655.100098</text:p>
          </table:table-cell>
          <table:table-cell office:value-type="float" office:value="1682.84729" calcext:value-type="float">
            <text:p>1682.84729</text:p>
          </table:table-cell>
          <table:table-cell table:number-columns-repeated="13"/>
        </table:table-row>
        <table:table-row table:style-name="ro1">
          <table:table-cell office:value-type="float" office:value="1622.811279" calcext:value-type="float">
            <text:p>1622.811279</text:p>
          </table:table-cell>
          <table:table-cell office:value-type="float" office:value="1711.092407" calcext:value-type="float">
            <text:p>1711.092407</text:p>
          </table:table-cell>
          <table:table-cell office:value-type="float" office:value="1636.644409" calcext:value-type="float">
            <text:p>1636.644409</text:p>
          </table:table-cell>
          <table:table-cell office:value-type="float" office:value="1707.190552" calcext:value-type="float">
            <text:p>1707.190552</text:p>
          </table:table-cell>
          <table:table-cell table:number-columns-repeated="13"/>
        </table:table-row>
        <table:table-row table:style-name="ro1">
          <table:table-cell office:value-type="float" office:value="1628.46521" calcext:value-type="float">
            <text:p>1628.46521</text:p>
          </table:table-cell>
          <table:table-cell office:value-type="float" office:value="1690.445557" calcext:value-type="float">
            <text:p>1690.445557</text:p>
          </table:table-cell>
          <table:table-cell office:value-type="float" office:value="1626.010986" calcext:value-type="float">
            <text:p>1626.010986</text:p>
          </table:table-cell>
          <table:table-cell office:value-type="float" office:value="1701.241089" calcext:value-type="float">
            <text:p>1701.241089</text:p>
          </table:table-cell>
          <table:table-cell table:number-columns-repeated="13"/>
        </table:table-row>
        <table:table-row table:style-name="ro1">
          <table:table-cell office:value-type="float" office:value="1631.273315" calcext:value-type="float">
            <text:p>1631.273315</text:p>
          </table:table-cell>
          <table:table-cell office:value-type="float" office:value="1686.158325" calcext:value-type="float">
            <text:p>1686.158325</text:p>
          </table:table-cell>
          <table:table-cell office:value-type="float" office:value="1640.165283" calcext:value-type="float">
            <text:p>1640.165283</text:p>
          </table:table-cell>
          <table:table-cell office:value-type="float" office:value="1694.768799" calcext:value-type="float">
            <text:p>1694.768799</text:p>
          </table:table-cell>
          <table:table-cell table:number-columns-repeated="13"/>
        </table:table-row>
        <table:table-row table:style-name="ro1">
          <table:table-cell office:value-type="float" office:value="1633.691895" calcext:value-type="float">
            <text:p>1633.691895</text:p>
          </table:table-cell>
          <table:table-cell office:value-type="float" office:value="1693.344482" calcext:value-type="float">
            <text:p>1693.344482</text:p>
          </table:table-cell>
          <table:table-cell office:value-type="float" office:value="1632.581543" calcext:value-type="float">
            <text:p>1632.581543</text:p>
          </table:table-cell>
          <table:table-cell office:value-type="float" office:value="1697.115723" calcext:value-type="float">
            <text:p>1697.115723</text:p>
          </table:table-cell>
          <table:table-cell table:number-columns-repeated="13"/>
        </table:table-row>
        <table:table-row table:style-name="ro1">
          <table:table-cell office:value-type="float" office:value="1632.660889" calcext:value-type="float">
            <text:p>1632.660889</text:p>
          </table:table-cell>
          <table:table-cell office:value-type="float" office:value="1692.304199" calcext:value-type="float">
            <text:p>1692.304199</text:p>
          </table:table-cell>
          <table:table-cell office:value-type="float" office:value="1632.567871" calcext:value-type="float">
            <text:p>1632.567871</text:p>
          </table:table-cell>
          <table:table-cell office:value-type="float" office:value="1698.155518" calcext:value-type="float">
            <text:p>1698.155518</text:p>
          </table:table-cell>
          <table:table-cell table:number-columns-repeated="13"/>
        </table:table-row>
        <table:table-row table:style-name="ro1">
          <table:table-cell office:value-type="float" office:value="1633.879639" calcext:value-type="float">
            <text:p>1633.879639</text:p>
          </table:table-cell>
          <table:table-cell office:value-type="float" office:value="1691.228027" calcext:value-type="float">
            <text:p>1691.228027</text:p>
          </table:table-cell>
          <table:table-cell office:value-type="float" office:value="1631.952271" calcext:value-type="float">
            <text:p>1631.952271</text:p>
          </table:table-cell>
          <table:table-cell office:value-type="float" office:value="1699.067383" calcext:value-type="float">
            <text:p>1699.067383</text:p>
          </table:table-cell>
          <table:table-cell table:number-columns-repeated="13"/>
        </table:table-row>
        <table:table-row table:style-name="ro1">
          <table:table-cell office:value-type="float" office:value="1634.371094" calcext:value-type="float">
            <text:p>1634.371094</text:p>
          </table:table-cell>
          <table:table-cell office:value-type="float" office:value="1693.899048" calcext:value-type="float">
            <text:p>1693.899048</text:p>
          </table:table-cell>
          <table:table-cell office:value-type="float" office:value="1635.856689" calcext:value-type="float">
            <text:p>1635.856689</text:p>
          </table:table-cell>
          <table:table-cell office:value-type="float" office:value="1696.751709" calcext:value-type="float">
            <text:p>1696.751709</text:p>
          </table:table-cell>
          <table:table-cell table:number-columns-repeated="13"/>
        </table:table-row>
        <table:table-row table:style-name="ro1">
          <table:table-cell office:value-type="float" office:value="1638.384033" calcext:value-type="float">
            <text:p>1638.384033</text:p>
          </table:table-cell>
          <table:table-cell office:value-type="float" office:value="1691.742676" calcext:value-type="float">
            <text:p>1691.742676</text:p>
          </table:table-cell>
          <table:table-cell office:value-type="float" office:value="1635.343384" calcext:value-type="float">
            <text:p>1635.343384</text:p>
          </table:table-cell>
          <table:table-cell office:value-type="float" office:value="1699.304321" calcext:value-type="float">
            <text:p>1699.304321</text:p>
          </table:table-cell>
          <table:table-cell table:number-columns-repeated="13"/>
        </table:table-row>
        <table:table-row table:style-name="ro1">
          <table:table-cell office:value-type="float" office:value="1636.270508" calcext:value-type="float">
            <text:p>1636.270508</text:p>
          </table:table-cell>
          <table:table-cell office:value-type="float" office:value="1693.971924" calcext:value-type="float">
            <text:p>1693.971924</text:p>
          </table:table-cell>
          <table:table-cell office:value-type="float" office:value="1632.264648" calcext:value-type="float">
            <text:p>1632.264648</text:p>
          </table:table-cell>
          <table:table-cell office:value-type="float" office:value="1700.381104" calcext:value-type="float">
            <text:p>1700.381104</text:p>
          </table:table-cell>
          <table:table-cell table:number-columns-repeated="13"/>
        </table:table-row>
        <table:table-row table:style-name="ro1">
          <table:table-cell office:value-type="float" office:value="1639.888306" calcext:value-type="float">
            <text:p>1639.888306</text:p>
          </table:table-cell>
          <table:table-cell office:value-type="float" office:value="1691.235962" calcext:value-type="float">
            <text:p>1691.235962</text:p>
          </table:table-cell>
          <table:table-cell office:value-type="float" office:value="1638.88855" calcext:value-type="float">
            <text:p>1638.88855</text:p>
          </table:table-cell>
          <table:table-cell office:value-type="float" office:value="1699.553833" calcext:value-type="float">
            <text:p>1699.553833</text:p>
          </table:table-cell>
          <table:table-cell table:number-columns-repeated="13"/>
        </table:table-row>
        <table:table-row table:style-name="ro1">
          <table:table-cell office:value-type="float" office:value="1636.616943" calcext:value-type="float">
            <text:p>1636.616943</text:p>
          </table:table-cell>
          <table:table-cell office:value-type="float" office:value="1695.475464" calcext:value-type="float">
            <text:p>1695.475464</text:p>
          </table:table-cell>
          <table:table-cell office:value-type="float" office:value="1635.401733" calcext:value-type="float">
            <text:p>1635.401733</text:p>
          </table:table-cell>
          <table:table-cell office:value-type="float" office:value="1701.750366" calcext:value-type="float">
            <text:p>1701.750366</text:p>
          </table:table-cell>
          <table:table-cell table:number-columns-repeated="13"/>
        </table:table-row>
        <table:table-row table:style-name="ro1">
          <table:table-cell office:value-type="float" office:value="1638.047119" calcext:value-type="float">
            <text:p>1638.047119</text:p>
          </table:table-cell>
          <table:table-cell office:value-type="float" office:value="1692.088623" calcext:value-type="float">
            <text:p>1692.088623</text:p>
          </table:table-cell>
          <table:table-cell office:value-type="float" office:value="1635.527466" calcext:value-type="float">
            <text:p>1635.527466</text:p>
          </table:table-cell>
          <table:table-cell office:value-type="float" office:value="1696.07605" calcext:value-type="float">
            <text:p>1696.07605</text:p>
          </table:table-cell>
          <table:table-cell table:number-columns-repeated="13"/>
        </table:table-row>
        <table:table-row table:style-name="ro1">
          <table:table-cell office:value-type="float" office:value="1636.071289" calcext:value-type="float">
            <text:p>1636.071289</text:p>
          </table:table-cell>
          <table:table-cell office:value-type="float" office:value="1697.852539" calcext:value-type="float">
            <text:p>1697.852539</text:p>
          </table:table-cell>
          <table:table-cell office:value-type="float" office:value="1640.215576" calcext:value-type="float">
            <text:p>1640.215576</text:p>
          </table:table-cell>
          <table:table-cell office:value-type="float" office:value="1699.05896" calcext:value-type="float">
            <text:p>1699.05896</text:p>
          </table:table-cell>
          <table:table-cell table:number-columns-repeated="13"/>
        </table:table-row>
        <table:table-row table:style-name="ro1">
          <table:table-cell office:value-type="float" office:value="1634.234131" calcext:value-type="float">
            <text:p>1634.234131</text:p>
          </table:table-cell>
          <table:table-cell office:value-type="float" office:value="1696.855591" calcext:value-type="float">
            <text:p>1696.855591</text:p>
          </table:table-cell>
          <table:table-cell office:value-type="float" office:value="1635.489258" calcext:value-type="float">
            <text:p>1635.489258</text:p>
          </table:table-cell>
          <table:table-cell office:value-type="float" office:value="1700.018433" calcext:value-type="float">
            <text:p>1700.018433</text:p>
          </table:table-cell>
          <table:table-cell table:number-columns-repeated="13"/>
        </table:table-row>
        <table:table-row table:style-name="ro1">
          <table:table-cell office:value-type="float" office:value="1638.858765" calcext:value-type="float">
            <text:p>1638.858765</text:p>
          </table:table-cell>
          <table:table-cell office:value-type="float" office:value="1696.340332" calcext:value-type="float">
            <text:p>1696.340332</text:p>
          </table:table-cell>
          <table:table-cell office:value-type="float" office:value="1638.847778" calcext:value-type="float">
            <text:p>1638.847778</text:p>
          </table:table-cell>
          <table:table-cell office:value-type="float" office:value="1700.893677" calcext:value-type="float">
            <text:p>1700.893677</text:p>
          </table:table-cell>
          <table:table-cell table:number-columns-repeated="13"/>
        </table:table-row>
        <table:table-row table:style-name="ro1">
          <table:table-cell office:value-type="float" office:value="1634.324829" calcext:value-type="float">
            <text:p>1634.324829</text:p>
          </table:table-cell>
          <table:table-cell office:value-type="float" office:value="1696.333496" calcext:value-type="float">
            <text:p>1696.333496</text:p>
          </table:table-cell>
          <table:table-cell office:value-type="float" office:value="1635.982544" calcext:value-type="float">
            <text:p>1635.982544</text:p>
          </table:table-cell>
          <table:table-cell office:value-type="float" office:value="1699.594727" calcext:value-type="float">
            <text:p>1699.594727</text:p>
          </table:table-cell>
          <table:table-cell table:number-columns-repeated="13"/>
        </table:table-row>
        <table:table-row table:style-name="ro1">
          <table:table-cell office:value-type="float" office:value="1639.391235" calcext:value-type="float">
            <text:p>1639.391235</text:p>
          </table:table-cell>
          <table:table-cell office:value-type="float" office:value="1694.252075" calcext:value-type="float">
            <text:p>1694.252075</text:p>
          </table:table-cell>
          <table:table-cell office:value-type="float" office:value="1638.622681" calcext:value-type="float">
            <text:p>1638.622681</text:p>
          </table:table-cell>
          <table:table-cell office:value-type="float" office:value="1698.438232" calcext:value-type="float">
            <text:p>1698.438232</text:p>
          </table:table-cell>
          <table:table-cell table:number-columns-repeated="13"/>
        </table:table-row>
        <table:table-row table:style-name="ro1">
          <table:table-cell office:value-type="float" office:value="1634.025391" calcext:value-type="float">
            <text:p>1634.025391</text:p>
          </table:table-cell>
          <table:table-cell office:value-type="float" office:value="1698.218628" calcext:value-type="float">
            <text:p>1698.218628</text:p>
          </table:table-cell>
          <table:table-cell office:value-type="float" office:value="1637.526367" calcext:value-type="float">
            <text:p>1637.526367</text:p>
          </table:table-cell>
          <table:table-cell office:value-type="float" office:value="1698.764038" calcext:value-type="float">
            <text:p>1698.764038</text:p>
          </table:table-cell>
          <table:table-cell table:number-columns-repeated="13"/>
        </table:table-row>
        <table:table-row table:style-name="ro1">
          <table:table-cell office:value-type="float" office:value="1639.259766" calcext:value-type="float">
            <text:p>1639.259766</text:p>
          </table:table-cell>
          <table:table-cell office:value-type="float" office:value="1699.046387" calcext:value-type="float">
            <text:p>1699.046387</text:p>
          </table:table-cell>
          <table:table-cell office:value-type="float" office:value="1640.12439" calcext:value-type="float">
            <text:p>1640.12439</text:p>
          </table:table-cell>
          <table:table-cell office:value-type="float" office:value="1700.625732" calcext:value-type="float">
            <text:p>1700.625732</text:p>
          </table:table-cell>
          <table:table-cell table:number-columns-repeated="13"/>
        </table:table-row>
        <table:table-row table:style-name="ro1">
          <table:table-cell office:value-type="float" office:value="1635.634277" calcext:value-type="float">
            <text:p>1635.634277</text:p>
          </table:table-cell>
          <table:table-cell office:value-type="float" office:value="1698.539673" calcext:value-type="float">
            <text:p>1698.539673</text:p>
          </table:table-cell>
          <table:table-cell office:value-type="float" office:value="1639.937744" calcext:value-type="float">
            <text:p>1639.937744</text:p>
          </table:table-cell>
          <table:table-cell office:value-type="float" office:value="1693.926025" calcext:value-type="float">
            <text:p>1693.926025</text:p>
          </table:table-cell>
          <table:table-cell table:number-columns-repeated="13"/>
        </table:table-row>
        <table:table-row table:style-name="ro1">
          <table:table-cell office:value-type="float" office:value="1639.755615" calcext:value-type="float">
            <text:p>1639.755615</text:p>
          </table:table-cell>
          <table:table-cell office:value-type="float" office:value="1694.42334" calcext:value-type="float">
            <text:p>1694.42334</text:p>
          </table:table-cell>
          <table:table-cell office:value-type="float" office:value="1637.177246" calcext:value-type="float">
            <text:p>1637.177246</text:p>
          </table:table-cell>
          <table:table-cell office:value-type="float" office:value="1702.432983" calcext:value-type="float">
            <text:p>1702.432983</text:p>
          </table:table-cell>
          <table:table-cell table:number-columns-repeated="13"/>
        </table:table-row>
        <table:table-row table:style-name="ro1">
          <table:table-cell office:value-type="float" office:value="1635.696533" calcext:value-type="float">
            <text:p>1635.696533</text:p>
          </table:table-cell>
          <table:table-cell office:value-type="float" office:value="1697.936035" calcext:value-type="float">
            <text:p>1697.936035</text:p>
          </table:table-cell>
          <table:table-cell office:value-type="float" office:value="1638.621826" calcext:value-type="float">
            <text:p>1638.621826</text:p>
          </table:table-cell>
          <table:table-cell office:value-type="float" office:value="1700.343872" calcext:value-type="float">
            <text:p>1700.343872</text:p>
          </table:table-cell>
          <table:table-cell table:number-columns-repeated="13"/>
        </table:table-row>
        <table:table-row table:style-name="ro1">
          <table:table-cell office:value-type="float" office:value="1637.466309" calcext:value-type="float">
            <text:p>1637.466309</text:p>
          </table:table-cell>
          <table:table-cell office:value-type="float" office:value="1697.714844" calcext:value-type="float">
            <text:p>1697.714844</text:p>
          </table:table-cell>
          <table:table-cell office:value-type="float" office:value="1636.901611" calcext:value-type="float">
            <text:p>1636.901611</text:p>
          </table:table-cell>
          <table:table-cell office:value-type="float" office:value="1701.939087" calcext:value-type="float">
            <text:p>1701.939087</text:p>
          </table:table-cell>
          <table:table-cell table:number-columns-repeated="13"/>
        </table:table-row>
        <table:table-row table:style-name="ro1">
          <table:table-cell office:value-type="float" office:value="1635.029785" calcext:value-type="float">
            <text:p>1635.029785</text:p>
          </table:table-cell>
          <table:table-cell office:value-type="float" office:value="1698.38208" calcext:value-type="float">
            <text:p>1698.38208</text:p>
          </table:table-cell>
          <table:table-cell office:value-type="float" office:value="1638.314087" calcext:value-type="float">
            <text:p>1638.314087</text:p>
          </table:table-cell>
          <table:table-cell office:value-type="float" office:value="1698.931641" calcext:value-type="float">
            <text:p>1698.931641</text:p>
          </table:table-cell>
          <table:table-cell table:number-columns-repeated="13"/>
        </table:table-row>
        <table:table-row table:style-name="ro1">
          <table:table-cell office:value-type="float" office:value="1634.66687" calcext:value-type="float">
            <text:p>1634.66687</text:p>
          </table:table-cell>
          <table:table-cell office:value-type="float" office:value="1698.64624" calcext:value-type="float">
            <text:p>1698.64624</text:p>
          </table:table-cell>
          <table:table-cell office:value-type="float" office:value="1637.126587" calcext:value-type="float">
            <text:p>1637.126587</text:p>
          </table:table-cell>
          <table:table-cell office:value-type="float" office:value="1698.463745" calcext:value-type="float">
            <text:p>1698.463745</text:p>
          </table:table-cell>
          <table:table-cell table:number-columns-repeated="13"/>
        </table:table-row>
        <table:table-row table:style-name="ro1">
          <table:table-cell office:value-type="float" office:value="1635.262451" calcext:value-type="float">
            <text:p>1635.262451</text:p>
          </table:table-cell>
          <table:table-cell office:value-type="float" office:value="1696.815674" calcext:value-type="float">
            <text:p>1696.815674</text:p>
          </table:table-cell>
          <table:table-cell office:value-type="float" office:value="1635.301025" calcext:value-type="float">
            <text:p>1635.301025</text:p>
          </table:table-cell>
          <table:table-cell office:value-type="float" office:value="1703.228882" calcext:value-type="float">
            <text:p>1703.228882</text:p>
          </table:table-cell>
          <table:table-cell table:number-columns-repeated="13"/>
        </table:table-row>
        <table:table-row table:style-name="ro1">
          <table:table-cell office:value-type="float" office:value="1632.170044" calcext:value-type="float">
            <text:p>1632.170044</text:p>
          </table:table-cell>
          <table:table-cell office:value-type="float" office:value="1700.375977" calcext:value-type="float">
            <text:p>1700.375977</text:p>
          </table:table-cell>
          <table:table-cell office:value-type="float" office:value="1638.309814" calcext:value-type="float">
            <text:p>1638.309814</text:p>
          </table:table-cell>
          <table:table-cell office:value-type="float" office:value="1696.037598" calcext:value-type="float">
            <text:p>1696.037598</text:p>
          </table:table-cell>
          <table:table-cell table:number-columns-repeated="13"/>
        </table:table-row>
        <table:table-row table:style-name="ro1">
          <table:table-cell office:value-type="float" office:value="1633.779297" calcext:value-type="float">
            <text:p>1633.779297</text:p>
          </table:table-cell>
          <table:table-cell office:value-type="float" office:value="1698.483276" calcext:value-type="float">
            <text:p>1698.483276</text:p>
          </table:table-cell>
          <table:table-cell office:value-type="float" office:value="1636.76709" calcext:value-type="float">
            <text:p>1636.76709</text:p>
          </table:table-cell>
          <table:table-cell office:value-type="float" office:value="1699.70752" calcext:value-type="float">
            <text:p>1699.70752</text:p>
          </table:table-cell>
          <table:table-cell table:number-columns-repeated="13"/>
        </table:table-row>
        <table:table-row table:style-name="ro1">
          <table:table-cell office:value-type="float" office:value="1636.40686" calcext:value-type="float">
            <text:p>1636.40686</text:p>
          </table:table-cell>
          <table:table-cell office:value-type="float" office:value="1696.963379" calcext:value-type="float">
            <text:p>1696.963379</text:p>
          </table:table-cell>
          <table:table-cell office:value-type="float" office:value="1638.491577" calcext:value-type="float">
            <text:p>1638.491577</text:p>
          </table:table-cell>
          <table:table-cell office:value-type="float" office:value="1697.704102" calcext:value-type="float">
            <text:p>1697.704102</text:p>
          </table:table-cell>
          <table:table-cell table:number-columns-repeated="13"/>
        </table:table-row>
        <table:table-row table:style-name="ro1">
          <table:table-cell office:value-type="float" office:value="1634.337036" calcext:value-type="float">
            <text:p>1634.337036</text:p>
          </table:table-cell>
          <table:table-cell office:value-type="float" office:value="1698.054443" calcext:value-type="float">
            <text:p>1698.054443</text:p>
          </table:table-cell>
          <table:table-cell office:value-type="float" office:value="1633.493652" calcext:value-type="float">
            <text:p>1633.493652</text:p>
          </table:table-cell>
          <table:table-cell office:value-type="float" office:value="1699.83252" calcext:value-type="float">
            <text:p>1699.83252</text:p>
          </table:table-cell>
          <table:table-cell table:number-columns-repeated="13"/>
        </table:table-row>
        <table:table-row table:style-name="ro1">
          <table:table-cell office:value-type="float" office:value="1637.322998" calcext:value-type="float">
            <text:p>1637.322998</text:p>
          </table:table-cell>
          <table:table-cell office:value-type="float" office:value="1696.115723" calcext:value-type="float">
            <text:p>1696.115723</text:p>
          </table:table-cell>
          <table:table-cell office:value-type="float" office:value="1634.845215" calcext:value-type="float">
            <text:p>1634.845215</text:p>
          </table:table-cell>
          <table:table-cell office:value-type="float" office:value="1699.673828" calcext:value-type="float">
            <text:p>1699.673828</text:p>
          </table:table-cell>
          <table:table-cell table:number-columns-repeated="13"/>
        </table:table-row>
        <table:table-row table:style-name="ro1">
          <table:table-cell office:value-type="float" office:value="1635.883545" calcext:value-type="float">
            <text:p>1635.883545</text:p>
          </table:table-cell>
          <table:table-cell office:value-type="float" office:value="1698.317871" calcext:value-type="float">
            <text:p>1698.317871</text:p>
          </table:table-cell>
          <table:table-cell office:value-type="float" office:value="1636.789185" calcext:value-type="float">
            <text:p>1636.789185</text:p>
          </table:table-cell>
          <table:table-cell office:value-type="float" office:value="1701.253174" calcext:value-type="float">
            <text:p>1701.253174</text:p>
          </table:table-cell>
          <table:table-cell table:number-columns-repeated="13"/>
        </table:table-row>
        <table:table-row table:style-name="ro1">
          <table:table-cell office:value-type="float" office:value="1634.070801" calcext:value-type="float">
            <text:p>1634.070801</text:p>
          </table:table-cell>
          <table:table-cell office:value-type="float" office:value="1695.553711" calcext:value-type="float">
            <text:p>1695.553711</text:p>
          </table:table-cell>
          <table:table-cell office:value-type="float" office:value="1636.21936" calcext:value-type="float">
            <text:p>1636.21936</text:p>
          </table:table-cell>
          <table:table-cell office:value-type="float" office:value="1699.336548" calcext:value-type="float">
            <text:p>1699.336548</text:p>
          </table:table-cell>
          <table:table-cell table:number-columns-repeated="13"/>
        </table:table-row>
        <table:table-row table:style-name="ro1">
          <table:table-cell office:value-type="float" office:value="1638.456665" calcext:value-type="float">
            <text:p>1638.456665</text:p>
          </table:table-cell>
          <table:table-cell office:value-type="float" office:value="1696.861694" calcext:value-type="float">
            <text:p>1696.861694</text:p>
          </table:table-cell>
          <table:table-cell office:value-type="float" office:value="1636.242798" calcext:value-type="float">
            <text:p>1636.242798</text:p>
          </table:table-cell>
          <table:table-cell office:value-type="float" office:value="1701.820435" calcext:value-type="float">
            <text:p>1701.820435</text:p>
          </table:table-cell>
          <table:table-cell table:number-columns-repeated="13"/>
        </table:table-row>
        <table:table-row table:style-name="ro1">
          <table:table-cell office:value-type="float" office:value="1636.702637" calcext:value-type="float">
            <text:p>1636.702637</text:p>
          </table:table-cell>
          <table:table-cell office:value-type="float" office:value="1701.394165" calcext:value-type="float">
            <text:p>1701.394165</text:p>
          </table:table-cell>
          <table:table-cell office:value-type="float" office:value="1637.887329" calcext:value-type="float">
            <text:p>1637.887329</text:p>
          </table:table-cell>
          <table:table-cell office:value-type="float" office:value="1701.58374" calcext:value-type="float">
            <text:p>1701.58374</text:p>
          </table:table-cell>
          <table:table-cell table:number-columns-repeated="13"/>
        </table:table-row>
        <table:table-row table:style-name="ro1">
          <table:table-cell office:value-type="float" office:value="1638.491333" calcext:value-type="float">
            <text:p>1638.491333</text:p>
          </table:table-cell>
          <table:table-cell office:value-type="float" office:value="1697.382935" calcext:value-type="float">
            <text:p>1697.382935</text:p>
          </table:table-cell>
          <table:table-cell office:value-type="float" office:value="1641.404419" calcext:value-type="float">
            <text:p>1641.404419</text:p>
          </table:table-cell>
          <table:table-cell office:value-type="float" office:value="1698.223145" calcext:value-type="float">
            <text:p>1698.223145</text:p>
          </table:table-cell>
          <table:table-cell table:number-columns-repeated="13"/>
        </table:table-row>
        <table:table-row table:style-name="ro1">
          <table:table-cell office:value-type="float" office:value="1636.122925" calcext:value-type="float">
            <text:p>1636.122925</text:p>
          </table:table-cell>
          <table:table-cell office:value-type="float" office:value="1702.364502" calcext:value-type="float">
            <text:p>1702.364502</text:p>
          </table:table-cell>
          <table:table-cell office:value-type="float" office:value="1637.210571" calcext:value-type="float">
            <text:p>1637.210571</text:p>
          </table:table-cell>
          <table:table-cell office:value-type="float" office:value="1704.834961" calcext:value-type="float">
            <text:p>1704.834961</text:p>
          </table:table-cell>
          <table:table-cell table:number-columns-repeated="13"/>
        </table:table-row>
        <table:table-row table:style-name="ro1">
          <table:table-cell office:value-type="float" office:value="1638.009521" calcext:value-type="float">
            <text:p>1638.009521</text:p>
          </table:table-cell>
          <table:table-cell office:value-type="float" office:value="1701.769897" calcext:value-type="float">
            <text:p>1701.769897</text:p>
          </table:table-cell>
          <table:table-cell office:value-type="float" office:value="1638.425293" calcext:value-type="float">
            <text:p>1638.425293</text:p>
          </table:table-cell>
          <table:table-cell office:value-type="float" office:value="1698.550293" calcext:value-type="float">
            <text:p>1698.550293</text:p>
          </table:table-cell>
          <table:table-cell table:number-columns-repeated="13"/>
        </table:table-row>
        <table:table-row table:style-name="ro1">
          <table:table-cell office:value-type="float" office:value="1641.251587" calcext:value-type="float">
            <text:p>1641.251587</text:p>
          </table:table-cell>
          <table:table-cell office:value-type="float" office:value="1698.262085" calcext:value-type="float">
            <text:p>1698.262085</text:p>
          </table:table-cell>
          <table:table-cell office:value-type="float" office:value="1639.161255" calcext:value-type="float">
            <text:p>1639.161255</text:p>
          </table:table-cell>
          <table:table-cell office:value-type="float" office:value="1702.583008" calcext:value-type="float">
            <text:p>1702.583008</text:p>
          </table:table-cell>
          <table:table-cell table:number-columns-repeated="13"/>
        </table:table-row>
        <table:table-row table:style-name="ro1">
          <table:table-cell office:value-type="float" office:value="1637.171997" calcext:value-type="float">
            <text:p>1637.171997</text:p>
          </table:table-cell>
          <table:table-cell office:value-type="float" office:value="1701.55188" calcext:value-type="float">
            <text:p>1701.55188</text:p>
          </table:table-cell>
          <table:table-cell office:value-type="float" office:value="1640.947266" calcext:value-type="float">
            <text:p>1640.947266</text:p>
          </table:table-cell>
          <table:table-cell office:value-type="float" office:value="1703.860474" calcext:value-type="float">
            <text:p>1703.860474</text:p>
          </table:table-cell>
          <table:table-cell table:number-columns-repeated="13"/>
        </table:table-row>
        <table:table-row table:style-name="ro1">
          <table:table-cell office:value-type="float" office:value="1639.516479" calcext:value-type="float">
            <text:p>1639.516479</text:p>
          </table:table-cell>
          <table:table-cell office:value-type="float" office:value="1698.765869" calcext:value-type="float">
            <text:p>1698.765869</text:p>
          </table:table-cell>
          <table:table-cell office:value-type="float" office:value="1640.138428" calcext:value-type="float">
            <text:p>1640.138428</text:p>
          </table:table-cell>
          <table:table-cell office:value-type="float" office:value="1703.712646" calcext:value-type="float">
            <text:p>1703.712646</text:p>
          </table:table-cell>
          <table:table-cell table:number-columns-repeated="13"/>
        </table:table-row>
        <table:table-row table:style-name="ro1">
          <table:table-cell office:value-type="float" office:value="1642.520264" calcext:value-type="float">
            <text:p>1642.520264</text:p>
          </table:table-cell>
          <table:table-cell office:value-type="float" office:value="1700.343384" calcext:value-type="float">
            <text:p>1700.343384</text:p>
          </table:table-cell>
          <table:table-cell office:value-type="float" office:value="1644.023926" calcext:value-type="float">
            <text:p>1644.023926</text:p>
          </table:table-cell>
          <table:table-cell office:value-type="float" office:value="1703.44043" calcext:value-type="float">
            <text:p>1703.44043</text:p>
          </table:table-cell>
          <table:table-cell table:number-columns-repeated="13"/>
        </table:table-row>
        <table:table-row table:style-name="ro1">
          <table:table-cell office:value-type="float" office:value="1638.874756" calcext:value-type="float">
            <text:p>1638.874756</text:p>
          </table:table-cell>
          <table:table-cell office:value-type="float" office:value="1705.464355" calcext:value-type="float">
            <text:p>1705.464355</text:p>
          </table:table-cell>
          <table:table-cell office:value-type="float" office:value="1640.927002" calcext:value-type="float">
            <text:p>1640.927002</text:p>
          </table:table-cell>
          <table:table-cell office:value-type="float" office:value="1707.298584" calcext:value-type="float">
            <text:p>1707.298584</text:p>
          </table:table-cell>
          <table:table-cell table:number-columns-repeated="13"/>
        </table:table-row>
        <table:table-row table:style-name="ro1">
          <table:table-cell office:value-type="float" office:value="1638.26709" calcext:value-type="float">
            <text:p>1638.26709</text:p>
          </table:table-cell>
          <table:table-cell office:value-type="float" office:value="1700.700684" calcext:value-type="float">
            <text:p>1700.700684</text:p>
          </table:table-cell>
          <table:table-cell office:value-type="float" office:value="1640.378662" calcext:value-type="float">
            <text:p>1640.378662</text:p>
          </table:table-cell>
          <table:table-cell office:value-type="float" office:value="1701.944702" calcext:value-type="float">
            <text:p>1701.944702</text:p>
          </table:table-cell>
          <table:table-cell table:number-columns-repeated="13"/>
        </table:table-row>
        <table:table-row table:style-name="ro1">
          <table:table-cell office:value-type="float" office:value="1638.072876" calcext:value-type="float">
            <text:p>1638.072876</text:p>
          </table:table-cell>
          <table:table-cell office:value-type="float" office:value="1703.897949" calcext:value-type="float">
            <text:p>1703.897949</text:p>
          </table:table-cell>
          <table:table-cell office:value-type="float" office:value="1640.821533" calcext:value-type="float">
            <text:p>1640.821533</text:p>
          </table:table-cell>
          <table:table-cell office:value-type="float" office:value="1706.195435" calcext:value-type="float">
            <text:p>1706.195435</text:p>
          </table:table-cell>
          <table:table-cell table:number-columns-repeated="13"/>
        </table:table-row>
        <table:table-row table:style-name="ro1">
          <table:table-cell office:value-type="float" office:value="1636.266846" calcext:value-type="float">
            <text:p>1636.266846</text:p>
          </table:table-cell>
          <table:table-cell office:value-type="float" office:value="1702.966553" calcext:value-type="float">
            <text:p>1702.966553</text:p>
          </table:table-cell>
          <table:table-cell office:value-type="float" office:value="1641.900879" calcext:value-type="float">
            <text:p>1641.900879</text:p>
          </table:table-cell>
          <table:table-cell office:value-type="float" office:value="1703.753174" calcext:value-type="float">
            <text:p>1703.753174</text:p>
          </table:table-cell>
          <table:table-cell table:number-columns-repeated="13"/>
        </table:table-row>
        <table:table-row table:style-name="ro1">
          <table:table-cell office:value-type="float" office:value="1644.29187" calcext:value-type="float">
            <text:p>1644.29187</text:p>
          </table:table-cell>
          <table:table-cell office:value-type="float" office:value="1699.481201" calcext:value-type="float">
            <text:p>1699.481201</text:p>
          </table:table-cell>
          <table:table-cell office:value-type="float" office:value="1643.91687" calcext:value-type="float">
            <text:p>1643.91687</text:p>
          </table:table-cell>
          <table:table-cell office:value-type="float" office:value="1702.281128" calcext:value-type="float">
            <text:p>1702.281128</text:p>
          </table:table-cell>
          <table:table-cell table:number-columns-repeated="13"/>
        </table:table-row>
        <table:table-row table:style-name="ro1">
          <table:table-cell office:value-type="float" office:value="1640.357422" calcext:value-type="float">
            <text:p>1640.357422</text:p>
          </table:table-cell>
          <table:table-cell office:value-type="float" office:value="1703.918457" calcext:value-type="float">
            <text:p>1703.918457</text:p>
          </table:table-cell>
          <table:table-cell office:value-type="float" office:value="1641.881348" calcext:value-type="float">
            <text:p>1641.881348</text:p>
          </table:table-cell>
          <table:table-cell office:value-type="float" office:value="1704.001587" calcext:value-type="float">
            <text:p>1704.001587</text:p>
          </table:table-cell>
          <table:table-cell table:number-columns-repeated="13"/>
        </table:table-row>
        <table:table-row table:style-name="ro1">
          <table:table-cell office:value-type="float" office:value="1639.579346" calcext:value-type="float">
            <text:p>1639.579346</text:p>
          </table:table-cell>
          <table:table-cell office:value-type="float" office:value="1701.798706" calcext:value-type="float">
            <text:p>1701.798706</text:p>
          </table:table-cell>
          <table:table-cell office:value-type="float" office:value="1642.307495" calcext:value-type="float">
            <text:p>1642.307495</text:p>
          </table:table-cell>
          <table:table-cell office:value-type="float" office:value="1704.034424" calcext:value-type="float">
            <text:p>1704.034424</text:p>
          </table:table-cell>
          <table:table-cell table:number-columns-repeated="13"/>
        </table:table-row>
        <table:table-row table:style-name="ro1">
          <table:table-cell office:value-type="float" office:value="1640.81897" calcext:value-type="float">
            <text:p>1640.81897</text:p>
          </table:table-cell>
          <table:table-cell office:value-type="float" office:value="1703.229004" calcext:value-type="float">
            <text:p>1703.229004</text:p>
          </table:table-cell>
          <table:table-cell office:value-type="float" office:value="1642.625854" calcext:value-type="float">
            <text:p>1642.625854</text:p>
          </table:table-cell>
          <table:table-cell office:value-type="float" office:value="1704.424194" calcext:value-type="float">
            <text:p>1704.424194</text:p>
          </table:table-cell>
          <table:table-cell table:number-columns-repeated="13"/>
        </table:table-row>
        <table:table-row table:style-name="ro1">
          <table:table-cell office:value-type="float" office:value="1641.661011" calcext:value-type="float">
            <text:p>1641.661011</text:p>
          </table:table-cell>
          <table:table-cell office:value-type="float" office:value="1704.741699" calcext:value-type="float">
            <text:p>1704.741699</text:p>
          </table:table-cell>
          <table:table-cell office:value-type="float" office:value="1643.0979" calcext:value-type="float">
            <text:p>1643.0979</text:p>
          </table:table-cell>
          <table:table-cell office:value-type="float" office:value="1704.685669" calcext:value-type="float">
            <text:p>1704.685669</text:p>
          </table:table-cell>
          <table:table-cell table:number-columns-repeated="13"/>
        </table:table-row>
        <table:table-row table:style-name="ro1">
          <table:table-cell office:value-type="float" office:value="1635.454102" calcext:value-type="float">
            <text:p>1635.454102</text:p>
          </table:table-cell>
          <table:table-cell office:value-type="float" office:value="1704.335205" calcext:value-type="float">
            <text:p>1704.335205</text:p>
          </table:table-cell>
          <table:table-cell office:value-type="float" office:value="1642.524902" calcext:value-type="float">
            <text:p>1642.524902</text:p>
          </table:table-cell>
          <table:table-cell office:value-type="float" office:value="1706.091309" calcext:value-type="float">
            <text:p>1706.091309</text:p>
          </table:table-cell>
          <table:table-cell table:number-columns-repeated="13"/>
        </table:table-row>
        <table:table-row table:style-name="ro1">
          <table:table-cell office:value-type="float" office:value="1640.644165" calcext:value-type="float">
            <text:p>1640.644165</text:p>
          </table:table-cell>
          <table:table-cell office:value-type="float" office:value="1705.192627" calcext:value-type="float">
            <text:p>1705.192627</text:p>
          </table:table-cell>
          <table:table-cell office:value-type="float" office:value="1644.175049" calcext:value-type="float">
            <text:p>1644.175049</text:p>
          </table:table-cell>
          <table:table-cell office:value-type="float" office:value="1703.30481" calcext:value-type="float">
            <text:p>1703.30481</text:p>
          </table:table-cell>
          <table:table-cell table:number-columns-repeated="13"/>
        </table:table-row>
        <table:table-row table:style-name="ro1">
          <table:table-cell office:value-type="float" office:value="1639.200073" calcext:value-type="float">
            <text:p>1639.200073</text:p>
          </table:table-cell>
          <table:table-cell office:value-type="float" office:value="1704.302856" calcext:value-type="float">
            <text:p>1704.302856</text:p>
          </table:table-cell>
          <table:table-cell office:value-type="float" office:value="1641.157837" calcext:value-type="float">
            <text:p>1641.157837</text:p>
          </table:table-cell>
          <table:table-cell office:value-type="float" office:value="1706.859253" calcext:value-type="float">
            <text:p>1706.859253</text:p>
          </table:table-cell>
          <table:table-cell table:number-columns-repeated="13"/>
        </table:table-row>
        <table:table-row table:style-name="ro1">
          <table:table-cell office:value-type="float" office:value="1641.687988" calcext:value-type="float">
            <text:p>1641.687988</text:p>
          </table:table-cell>
          <table:table-cell office:value-type="float" office:value="1702.989258" calcext:value-type="float">
            <text:p>1702.989258</text:p>
          </table:table-cell>
          <table:table-cell office:value-type="float" office:value="1642.374146" calcext:value-type="float">
            <text:p>1642.374146</text:p>
          </table:table-cell>
          <table:table-cell office:value-type="float" office:value="1703.314331" calcext:value-type="float">
            <text:p>1703.314331</text:p>
          </table:table-cell>
          <table:table-cell table:number-columns-repeated="13"/>
        </table:table-row>
        <table:table-row table:style-name="ro1">
          <table:table-cell office:value-type="float" office:value="1640.61438" calcext:value-type="float">
            <text:p>1640.61438</text:p>
          </table:table-cell>
          <table:table-cell office:value-type="float" office:value="1706.178711" calcext:value-type="float">
            <text:p>1706.178711</text:p>
          </table:table-cell>
          <table:table-cell office:value-type="float" office:value="1643.391113" calcext:value-type="float">
            <text:p>1643.391113</text:p>
          </table:table-cell>
          <table:table-cell office:value-type="float" office:value="1708.349121" calcext:value-type="float">
            <text:p>1708.349121</text:p>
          </table:table-cell>
          <table:table-cell table:number-columns-repeated="13"/>
        </table:table-row>
        <table:table-row table:style-name="ro1">
          <table:table-cell office:value-type="float" office:value="1641.424805" calcext:value-type="float">
            <text:p>1641.424805</text:p>
          </table:table-cell>
          <table:table-cell office:value-type="float" office:value="1706.615479" calcext:value-type="float">
            <text:p>1706.615479</text:p>
          </table:table-cell>
          <table:table-cell office:value-type="float" office:value="1645.14917" calcext:value-type="float">
            <text:p>1645.14917</text:p>
          </table:table-cell>
          <table:table-cell office:value-type="float" office:value="1706.182373" calcext:value-type="float">
            <text:p>1706.182373</text:p>
          </table:table-cell>
          <table:table-cell table:number-columns-repeated="13"/>
        </table:table-row>
        <table:table-row table:style-name="ro1">
          <table:table-cell office:value-type="float" office:value="1643.169922" calcext:value-type="float">
            <text:p>1643.169922</text:p>
          </table:table-cell>
          <table:table-cell office:value-type="float" office:value="1707.240601" calcext:value-type="float">
            <text:p>1707.240601</text:p>
          </table:table-cell>
          <table:table-cell office:value-type="float" office:value="1643.359009" calcext:value-type="float">
            <text:p>1643.359009</text:p>
          </table:table-cell>
          <table:table-cell office:value-type="float" office:value="1709.828247" calcext:value-type="float">
            <text:p>1709.828247</text:p>
          </table:table-cell>
          <table:table-cell table:number-columns-repeated="13"/>
        </table:table-row>
        <table:table-row table:style-name="ro1">
          <table:table-cell office:value-type="float" office:value="1642.241577" calcext:value-type="float">
            <text:p>1642.241577</text:p>
          </table:table-cell>
          <table:table-cell office:value-type="float" office:value="1706.230103" calcext:value-type="float">
            <text:p>1706.230103</text:p>
          </table:table-cell>
          <table:table-cell office:value-type="float" office:value="1643.437744" calcext:value-type="float">
            <text:p>1643.437744</text:p>
          </table:table-cell>
          <table:table-cell office:value-type="float" office:value="1709.474243" calcext:value-type="float">
            <text:p>1709.474243</text:p>
          </table:table-cell>
          <table:table-cell table:number-columns-repeated="13"/>
        </table:table-row>
        <table:table-row table:style-name="ro1">
          <table:table-cell office:value-type="float" office:value="1639.497803" calcext:value-type="float">
            <text:p>1639.497803</text:p>
          </table:table-cell>
          <table:table-cell office:value-type="float" office:value="1707.207886" calcext:value-type="float">
            <text:p>1707.207886</text:p>
          </table:table-cell>
          <table:table-cell office:value-type="float" office:value="1643.906006" calcext:value-type="float">
            <text:p>1643.906006</text:p>
          </table:table-cell>
          <table:table-cell office:value-type="float" office:value="1706.650391" calcext:value-type="float">
            <text:p>1706.650391</text:p>
          </table:table-cell>
          <table:table-cell table:number-columns-repeated="13"/>
        </table:table-row>
        <table:table-row table:style-name="ro1">
          <table:table-cell office:value-type="float" office:value="1643.930664" calcext:value-type="float">
            <text:p>1643.930664</text:p>
          </table:table-cell>
          <table:table-cell office:value-type="float" office:value="1705.917358" calcext:value-type="float">
            <text:p>1705.917358</text:p>
          </table:table-cell>
          <table:table-cell office:value-type="float" office:value="1641.636597" calcext:value-type="float">
            <text:p>1641.636597</text:p>
          </table:table-cell>
          <table:table-cell office:value-type="float" office:value="1707.776855" calcext:value-type="float">
            <text:p>1707.776855</text:p>
          </table:table-cell>
          <table:table-cell table:number-columns-repeated="13"/>
        </table:table-row>
        <table:table-row table:style-name="ro1">
          <table:table-cell office:value-type="float" office:value="1645.42688" calcext:value-type="float">
            <text:p>1645.42688</text:p>
          </table:table-cell>
          <table:table-cell office:value-type="float" office:value="1700.869873" calcext:value-type="float">
            <text:p>1700.869873</text:p>
          </table:table-cell>
          <table:table-cell office:value-type="float" office:value="1646.297974" calcext:value-type="float">
            <text:p>1646.297974</text:p>
          </table:table-cell>
          <table:table-cell office:value-type="float" office:value="1705.854126" calcext:value-type="float">
            <text:p>1705.854126</text:p>
          </table:table-cell>
          <table:table-cell table:number-columns-repeated="13"/>
        </table:table-row>
        <table:table-row table:style-name="ro1">
          <table:table-cell office:value-type="float" office:value="1641.344238" calcext:value-type="float">
            <text:p>1641.344238</text:p>
          </table:table-cell>
          <table:table-cell office:value-type="float" office:value="1709.021118" calcext:value-type="float">
            <text:p>1709.021118</text:p>
          </table:table-cell>
          <table:table-cell office:value-type="float" office:value="1645.955933" calcext:value-type="float">
            <text:p>1645.955933</text:p>
          </table:table-cell>
          <table:table-cell office:value-type="float" office:value="1705.473755" calcext:value-type="float">
            <text:p>1705.473755</text:p>
          </table:table-cell>
          <table:table-cell table:number-columns-repeated="13"/>
        </table:table-row>
        <table:table-row table:style-name="ro1">
          <table:table-cell office:value-type="float" office:value="1642.896729" calcext:value-type="float">
            <text:p>1642.896729</text:p>
          </table:table-cell>
          <table:table-cell office:value-type="float" office:value="1707.636475" calcext:value-type="float">
            <text:p>1707.636475</text:p>
          </table:table-cell>
          <table:table-cell office:value-type="float" office:value="1644.878906" calcext:value-type="float">
            <text:p>1644.878906</text:p>
          </table:table-cell>
          <table:table-cell office:value-type="float" office:value="1704.033081" calcext:value-type="float">
            <text:p>1704.033081</text:p>
          </table:table-cell>
          <table:table-cell table:number-columns-repeated="13"/>
        </table:table-row>
        <table:table-row table:style-name="ro1">
          <table:table-cell office:value-type="float" office:value="1644.317261" calcext:value-type="float">
            <text:p>1644.317261</text:p>
          </table:table-cell>
          <table:table-cell office:value-type="float" office:value="1705.259521" calcext:value-type="float">
            <text:p>1705.259521</text:p>
          </table:table-cell>
          <table:table-cell office:value-type="float" office:value="1641.823364" calcext:value-type="float">
            <text:p>1641.823364</text:p>
          </table:table-cell>
          <table:table-cell office:value-type="float" office:value="1709.664429" calcext:value-type="float">
            <text:p>1709.664429</text:p>
          </table:table-cell>
          <table:table-cell table:number-columns-repeated="13"/>
        </table:table-row>
        <table:table-row table:style-name="ro1">
          <table:table-cell office:value-type="float" office:value="1640.512573" calcext:value-type="float">
            <text:p>1640.512573</text:p>
          </table:table-cell>
          <table:table-cell office:value-type="float" office:value="1709.011108" calcext:value-type="float">
            <text:p>1709.011108</text:p>
          </table:table-cell>
          <table:table-cell office:value-type="float" office:value="1642.917603" calcext:value-type="float">
            <text:p>1642.917603</text:p>
          </table:table-cell>
          <table:table-cell office:value-type="float" office:value="1707.511108" calcext:value-type="float">
            <text:p>1707.511108</text:p>
          </table:table-cell>
          <table:table-cell table:number-columns-repeated="13"/>
        </table:table-row>
        <table:table-row table:style-name="ro1">
          <table:table-cell office:value-type="float" office:value="1643.512573" calcext:value-type="float">
            <text:p>1643.512573</text:p>
          </table:table-cell>
          <table:table-cell office:value-type="float" office:value="1705.956909" calcext:value-type="float">
            <text:p>1705.956909</text:p>
          </table:table-cell>
          <table:table-cell office:value-type="float" office:value="1643.21875" calcext:value-type="float">
            <text:p>1643.21875</text:p>
          </table:table-cell>
          <table:table-cell office:value-type="float" office:value="1707.431274" calcext:value-type="float">
            <text:p>1707.431274</text:p>
          </table:table-cell>
          <table:table-cell table:number-columns-repeated="13"/>
        </table:table-row>
        <table:table-row table:style-name="ro1">
          <table:table-cell office:value-type="float" office:value="1642.768433" calcext:value-type="float">
            <text:p>1642.768433</text:p>
          </table:table-cell>
          <table:table-cell office:value-type="float" office:value="1708.744629" calcext:value-type="float">
            <text:p>1708.744629</text:p>
          </table:table-cell>
          <table:table-cell office:value-type="float" office:value="1644.495361" calcext:value-type="float">
            <text:p>1644.495361</text:p>
          </table:table-cell>
          <table:table-cell office:value-type="float" office:value="1710.043457" calcext:value-type="float">
            <text:p>1710.043457</text:p>
          </table:table-cell>
          <table:table-cell table:number-columns-repeated="13"/>
        </table:table-row>
        <table:table-row table:style-name="ro1">
          <table:table-cell office:value-type="float" office:value="1643.145874" calcext:value-type="float">
            <text:p>1643.145874</text:p>
          </table:table-cell>
          <table:table-cell office:value-type="float" office:value="1707.079102" calcext:value-type="float">
            <text:p>1707.079102</text:p>
          </table:table-cell>
          <table:table-cell office:value-type="float" office:value="1645.477417" calcext:value-type="float">
            <text:p>1645.477417</text:p>
          </table:table-cell>
          <table:table-cell office:value-type="float" office:value="1711.467285" calcext:value-type="float">
            <text:p>1711.467285</text:p>
          </table:table-cell>
          <table:table-cell table:number-columns-repeated="13"/>
        </table:table-row>
        <table:table-row table:style-name="ro1">
          <table:table-cell office:value-type="float" office:value="1641.087891" calcext:value-type="float">
            <text:p>1641.087891</text:p>
          </table:table-cell>
          <table:table-cell office:value-type="float" office:value="1708.459717" calcext:value-type="float">
            <text:p>1708.459717</text:p>
          </table:table-cell>
          <table:table-cell office:value-type="float" office:value="1647.887695" calcext:value-type="float">
            <text:p>1647.887695</text:p>
          </table:table-cell>
          <table:table-cell office:value-type="float" office:value="1706.542358" calcext:value-type="float">
            <text:p>1706.542358</text:p>
          </table:table-cell>
          <table:table-cell table:number-columns-repeated="13"/>
        </table:table-row>
        <table:table-row table:style-name="ro1">
          <table:table-cell office:value-type="float" office:value="1647.244385" calcext:value-type="float">
            <text:p>1647.244385</text:p>
          </table:table-cell>
          <table:table-cell office:value-type="float" office:value="1710.754639" calcext:value-type="float">
            <text:p>1710.754639</text:p>
          </table:table-cell>
          <table:table-cell office:value-type="float" office:value="1643.771118" calcext:value-type="float">
            <text:p>1643.771118</text:p>
          </table:table-cell>
          <table:table-cell office:value-type="float" office:value="1707.251953" calcext:value-type="float">
            <text:p>1707.251953</text:p>
          </table:table-cell>
          <table:table-cell table:number-columns-repeated="13"/>
        </table:table-row>
        <table:table-row table:style-name="ro1">
          <table:table-cell office:value-type="float" office:value="1645.222656" calcext:value-type="float">
            <text:p>1645.222656</text:p>
          </table:table-cell>
          <table:table-cell office:value-type="float" office:value="1704.609009" calcext:value-type="float">
            <text:p>1704.609009</text:p>
          </table:table-cell>
          <table:table-cell office:value-type="float" office:value="1645.273438" calcext:value-type="float">
            <text:p>1645.273438</text:p>
          </table:table-cell>
          <table:table-cell office:value-type="float" office:value="1712.418213" calcext:value-type="float">
            <text:p>1712.418213</text:p>
          </table:table-cell>
          <table:table-cell table:number-columns-repeated="13"/>
        </table:table-row>
        <table:table-row table:style-name="ro1">
          <table:table-cell office:value-type="float" office:value="1642.515625" calcext:value-type="float">
            <text:p>1642.515625</text:p>
          </table:table-cell>
          <table:table-cell office:value-type="float" office:value="1706.037476" calcext:value-type="float">
            <text:p>1706.037476</text:p>
          </table:table-cell>
          <table:table-cell office:value-type="float" office:value="1644.85083" calcext:value-type="float">
            <text:p>1644.85083</text:p>
          </table:table-cell>
          <table:table-cell office:value-type="float" office:value="1710.157959" calcext:value-type="float">
            <text:p>1710.157959</text:p>
          </table:table-cell>
          <table:table-cell table:number-columns-repeated="13"/>
        </table:table-row>
        <table:table-row table:style-name="ro1">
          <table:table-cell office:value-type="float" office:value="1642.952271" calcext:value-type="float">
            <text:p>1642.952271</text:p>
          </table:table-cell>
          <table:table-cell office:value-type="float" office:value="1708.424194" calcext:value-type="float">
            <text:p>1708.424194</text:p>
          </table:table-cell>
          <table:table-cell office:value-type="float" office:value="1645.506592" calcext:value-type="float">
            <text:p>1645.506592</text:p>
          </table:table-cell>
          <table:table-cell office:value-type="float" office:value="1706.559082" calcext:value-type="float">
            <text:p>1706.559082</text:p>
          </table:table-cell>
          <table:table-cell table:number-columns-repeated="13"/>
        </table:table-row>
        <table:table-row table:style-name="ro1">
          <table:table-cell office:value-type="float" office:value="1641.460938" calcext:value-type="float">
            <text:p>1641.460938</text:p>
          </table:table-cell>
          <table:table-cell office:value-type="float" office:value="1707.918457" calcext:value-type="float">
            <text:p>1707.918457</text:p>
          </table:table-cell>
          <table:table-cell office:value-type="float" office:value="1641.915161" calcext:value-type="float">
            <text:p>1641.915161</text:p>
          </table:table-cell>
          <table:table-cell office:value-type="float" office:value="1711.587158" calcext:value-type="float">
            <text:p>1711.587158</text:p>
          </table:table-cell>
          <table:table-cell table:number-columns-repeated="13"/>
        </table:table-row>
        <table:table-row table:style-name="ro1">
          <table:table-cell office:value-type="float" office:value="1644.962158" calcext:value-type="float">
            <text:p>1644.962158</text:p>
          </table:table-cell>
          <table:table-cell office:value-type="float" office:value="1709.348389" calcext:value-type="float">
            <text:p>1709.348389</text:p>
          </table:table-cell>
          <table:table-cell office:value-type="float" office:value="1647.442871" calcext:value-type="float">
            <text:p>1647.442871</text:p>
          </table:table-cell>
          <table:table-cell office:value-type="float" office:value="1709.177734" calcext:value-type="float">
            <text:p>1709.177734</text:p>
          </table:table-cell>
          <table:table-cell table:number-columns-repeated="13"/>
        </table:table-row>
        <table:table-row table:style-name="ro1">
          <table:table-cell office:value-type="float" office:value="1645.760864" calcext:value-type="float">
            <text:p>1645.760864</text:p>
          </table:table-cell>
          <table:table-cell office:value-type="float" office:value="1706.397705" calcext:value-type="float">
            <text:p>1706.397705</text:p>
          </table:table-cell>
          <table:table-cell office:value-type="float" office:value="1646.557129" calcext:value-type="float">
            <text:p>1646.557129</text:p>
          </table:table-cell>
          <table:table-cell office:value-type="float" office:value="1708.821777" calcext:value-type="float">
            <text:p>1708.821777</text:p>
          </table:table-cell>
          <table:table-cell table:number-columns-repeated="13"/>
        </table:table-row>
        <table:table-row table:style-name="ro1">
          <table:table-cell office:value-type="float" office:value="1642.733887" calcext:value-type="float">
            <text:p>1642.733887</text:p>
          </table:table-cell>
          <table:table-cell office:value-type="float" office:value="1707.435059" calcext:value-type="float">
            <text:p>1707.435059</text:p>
          </table:table-cell>
          <table:table-cell office:value-type="float" office:value="1643.608887" calcext:value-type="float">
            <text:p>1643.608887</text:p>
          </table:table-cell>
          <table:table-cell office:value-type="float" office:value="1712.681885" calcext:value-type="float">
            <text:p>1712.681885</text:p>
          </table:table-cell>
          <table:table-cell table:number-columns-repeated="13"/>
        </table:table-row>
        <table:table-row table:style-name="ro1">
          <table:table-cell office:value-type="float" office:value="1643.744873" calcext:value-type="float">
            <text:p>1643.744873</text:p>
          </table:table-cell>
          <table:table-cell office:value-type="float" office:value="1707.375488" calcext:value-type="float">
            <text:p>1707.375488</text:p>
          </table:table-cell>
          <table:table-cell office:value-type="float" office:value="1646.286987" calcext:value-type="float">
            <text:p>1646.286987</text:p>
          </table:table-cell>
          <table:table-cell office:value-type="float" office:value="1705.822998" calcext:value-type="float">
            <text:p>1705.822998</text:p>
          </table:table-cell>
          <table:table-cell table:number-columns-repeated="13"/>
        </table:table-row>
        <table:table-row table:style-name="ro1">
          <table:table-cell office:value-type="float" office:value="1644.642334" calcext:value-type="float">
            <text:p>1644.642334</text:p>
          </table:table-cell>
          <table:table-cell office:value-type="float" office:value="1707.569214" calcext:value-type="float">
            <text:p>1707.569214</text:p>
          </table:table-cell>
          <table:table-cell office:value-type="float" office:value="1643.929443" calcext:value-type="float">
            <text:p>1643.929443</text:p>
          </table:table-cell>
          <table:table-cell office:value-type="float" office:value="1710.144287" calcext:value-type="float">
            <text:p>1710.144287</text:p>
          </table:table-cell>
          <table:table-cell table:number-columns-repeated="13"/>
        </table:table-row>
        <table:table-row table:style-name="ro1">
          <table:table-cell office:value-type="float" office:value="1642.640503" calcext:value-type="float">
            <text:p>1642.640503</text:p>
          </table:table-cell>
          <table:table-cell office:value-type="float" office:value="1710.678589" calcext:value-type="float">
            <text:p>1710.678589</text:p>
          </table:table-cell>
          <table:table-cell office:value-type="float" office:value="1645.069336" calcext:value-type="float">
            <text:p>1645.069336</text:p>
          </table:table-cell>
          <table:table-cell office:value-type="float" office:value="1710.502441" calcext:value-type="float">
            <text:p>1710.502441</text:p>
          </table:table-cell>
          <table:table-cell table:number-columns-repeated="13"/>
        </table:table-row>
        <table:table-row table:style-name="ro1">
          <table:table-cell office:value-type="float" office:value="1644.10437" calcext:value-type="float">
            <text:p>1644.10437</text:p>
          </table:table-cell>
          <table:table-cell office:value-type="float" office:value="1708.799072" calcext:value-type="float">
            <text:p>1708.799072</text:p>
          </table:table-cell>
          <table:table-cell office:value-type="float" office:value="1646.042847" calcext:value-type="float">
            <text:p>1646.042847</text:p>
          </table:table-cell>
          <table:table-cell office:value-type="float" office:value="1709.661865" calcext:value-type="float">
            <text:p>1709.661865</text:p>
          </table:table-cell>
          <table:table-cell table:number-columns-repeated="13"/>
        </table:table-row>
        <table:table-row table:style-name="ro1">
          <table:table-cell office:value-type="float" office:value="1641.363159" calcext:value-type="float">
            <text:p>1641.363159</text:p>
          </table:table-cell>
          <table:table-cell office:value-type="float" office:value="1710.517334" calcext:value-type="float">
            <text:p>1710.517334</text:p>
          </table:table-cell>
          <table:table-cell office:value-type="float" office:value="1644.78772" calcext:value-type="float">
            <text:p>1644.78772</text:p>
          </table:table-cell>
          <table:table-cell office:value-type="float" office:value="1709.010742" calcext:value-type="float">
            <text:p>1709.010742</text:p>
          </table:table-cell>
          <table:table-cell table:number-columns-repeated="13"/>
        </table:table-row>
        <table:table-row table:style-name="ro1">
          <table:table-cell office:value-type="float" office:value="1647.022949" calcext:value-type="float">
            <text:p>1647.022949</text:p>
          </table:table-cell>
          <table:table-cell office:value-type="float" office:value="1707.304932" calcext:value-type="float">
            <text:p>1707.304932</text:p>
          </table:table-cell>
          <table:table-cell office:value-type="float" office:value="1648.327881" calcext:value-type="float">
            <text:p>1648.327881</text:p>
          </table:table-cell>
          <table:table-cell office:value-type="float" office:value="1712.079834" calcext:value-type="float">
            <text:p>1712.079834</text:p>
          </table:table-cell>
          <table:table-cell table:number-columns-repeated="13"/>
        </table:table-row>
        <table:table-row table:style-name="ro1">
          <table:table-cell office:value-type="float" office:value="1646.080078" calcext:value-type="float">
            <text:p>1646.080078</text:p>
          </table:table-cell>
          <table:table-cell office:value-type="float" office:value="1708.978882" calcext:value-type="float">
            <text:p>1708.978882</text:p>
          </table:table-cell>
          <table:table-cell office:value-type="float" office:value="1646.786255" calcext:value-type="float">
            <text:p>1646.786255</text:p>
          </table:table-cell>
          <table:table-cell office:value-type="float" office:value="1709.462402" calcext:value-type="float">
            <text:p>1709.462402</text:p>
          </table:table-cell>
          <table:table-cell table:number-columns-repeated="13"/>
        </table:table-row>
        <table:table-row table:style-name="ro1">
          <table:table-cell office:value-type="float" office:value="1644.797363" calcext:value-type="float">
            <text:p>1644.797363</text:p>
          </table:table-cell>
          <table:table-cell office:value-type="float" office:value="1712.303223" calcext:value-type="float">
            <text:p>1712.303223</text:p>
          </table:table-cell>
          <table:table-cell office:value-type="float" office:value="1645.333008" calcext:value-type="float">
            <text:p>1645.333008</text:p>
          </table:table-cell>
          <table:table-cell office:value-type="float" office:value="1711.591675" calcext:value-type="float">
            <text:p>1711.591675</text:p>
          </table:table-cell>
          <table:table-cell table:number-columns-repeated="13"/>
        </table:table-row>
        <table:table-row table:style-name="ro1">
          <table:table-cell office:value-type="float" office:value="1645.184937" calcext:value-type="float">
            <text:p>1645.184937</text:p>
          </table:table-cell>
          <table:table-cell office:value-type="float" office:value="1711.632812" calcext:value-type="float">
            <text:p>1711.632812</text:p>
          </table:table-cell>
          <table:table-cell office:value-type="float" office:value="1645.867188" calcext:value-type="float">
            <text:p>1645.867188</text:p>
          </table:table-cell>
          <table:table-cell office:value-type="float" office:value="1712.055786" calcext:value-type="float">
            <text:p>1712.055786</text:p>
          </table:table-cell>
          <table:table-cell table:number-columns-repeated="13"/>
        </table:table-row>
        <table:table-row table:style-name="ro1">
          <table:table-cell office:value-type="float" office:value="1643.673828" calcext:value-type="float">
            <text:p>1643.673828</text:p>
          </table:table-cell>
          <table:table-cell office:value-type="float" office:value="1710.287354" calcext:value-type="float">
            <text:p>1710.287354</text:p>
          </table:table-cell>
          <table:table-cell office:value-type="float" office:value="1647.162354" calcext:value-type="float">
            <text:p>1647.162354</text:p>
          </table:table-cell>
          <table:table-cell office:value-type="float" office:value="1711.746094" calcext:value-type="float">
            <text:p>1711.746094</text:p>
          </table:table-cell>
          <table:table-cell table:number-columns-repeated="13"/>
        </table:table-row>
        <table:table-row table:style-name="ro1">
          <table:table-cell office:value-type="float" office:value="1643.281494" calcext:value-type="float">
            <text:p>1643.281494</text:p>
          </table:table-cell>
          <table:table-cell office:value-type="float" office:value="1713.141235" calcext:value-type="float">
            <text:p>1713.141235</text:p>
          </table:table-cell>
          <table:table-cell office:value-type="float" office:value="1649.706177" calcext:value-type="float">
            <text:p>1649.706177</text:p>
          </table:table-cell>
          <table:table-cell office:value-type="float" office:value="1712.953613" calcext:value-type="float">
            <text:p>1712.953613</text:p>
          </table:table-cell>
          <table:table-cell table:number-columns-repeated="13"/>
        </table:table-row>
        <table:table-row table:style-name="ro1">
          <table:table-cell office:value-type="float" office:value="1642.427979" calcext:value-type="float">
            <text:p>1642.427979</text:p>
          </table:table-cell>
          <table:table-cell office:value-type="float" office:value="1714.840088" calcext:value-type="float">
            <text:p>1714.840088</text:p>
          </table:table-cell>
          <table:table-cell office:value-type="float" office:value="1648.609863" calcext:value-type="float">
            <text:p>1648.609863</text:p>
          </table:table-cell>
          <table:table-cell office:value-type="float" office:value="1712.040039" calcext:value-type="float">
            <text:p>1712.040039</text:p>
          </table:table-cell>
          <table:table-cell table:number-columns-repeated="13"/>
        </table:table-row>
        <table:table-row table:style-name="ro1">
          <table:table-cell office:value-type="float" office:value="1643.781616" calcext:value-type="float">
            <text:p>1643.781616</text:p>
          </table:table-cell>
          <table:table-cell office:value-type="float" office:value="1709.417358" calcext:value-type="float">
            <text:p>1709.417358</text:p>
          </table:table-cell>
          <table:table-cell office:value-type="float" office:value="1646.332764" calcext:value-type="float">
            <text:p>1646.332764</text:p>
          </table:table-cell>
          <table:table-cell office:value-type="float" office:value="1712.418823" calcext:value-type="float">
            <text:p>1712.418823</text:p>
          </table:table-cell>
          <table:table-cell table:number-columns-repeated="13"/>
        </table:table-row>
        <table:table-row table:style-name="ro1">
          <table:table-cell office:value-type="float" office:value="1643.503418" calcext:value-type="float">
            <text:p>1643.503418</text:p>
          </table:table-cell>
          <table:table-cell office:value-type="float" office:value="1713.610107" calcext:value-type="float">
            <text:p>1713.610107</text:p>
          </table:table-cell>
          <table:table-cell office:value-type="float" office:value="1649.315308" calcext:value-type="float">
            <text:p>1649.315308</text:p>
          </table:table-cell>
          <table:table-cell office:value-type="float" office:value="1710.919067" calcext:value-type="float">
            <text:p>1710.919067</text:p>
          </table:table-cell>
          <table:table-cell table:number-columns-repeated="13"/>
        </table:table-row>
        <table:table-row table:style-name="ro1">
          <table:table-cell office:value-type="float" office:value="1646" calcext:value-type="float">
            <text:p>1646</text:p>
          </table:table-cell>
          <table:table-cell office:value-type="float" office:value="1713.379639" calcext:value-type="float">
            <text:p>1713.379639</text:p>
          </table:table-cell>
          <table:table-cell office:value-type="float" office:value="1651.031006" calcext:value-type="float">
            <text:p>1651.031006</text:p>
          </table:table-cell>
          <table:table-cell office:value-type="float" office:value="1712.433716" calcext:value-type="float">
            <text:p>1712.433716</text:p>
          </table:table-cell>
          <table:table-cell table:number-columns-repeated="13"/>
        </table:table-row>
        <table:table-row table:style-name="ro1">
          <table:table-cell office:value-type="float" office:value="1649.292969" calcext:value-type="float">
            <text:p>1649.292969</text:p>
          </table:table-cell>
          <table:table-cell office:value-type="float" office:value="1712.011841" calcext:value-type="float">
            <text:p>1712.011841</text:p>
          </table:table-cell>
          <table:table-cell office:value-type="float" office:value="1650.487427" calcext:value-type="float">
            <text:p>1650.487427</text:p>
          </table:table-cell>
          <table:table-cell office:value-type="float" office:value="1712.78125" calcext:value-type="float">
            <text:p>1712.78125</text:p>
          </table:table-cell>
          <table:table-cell table:number-columns-repeated="13"/>
        </table:table-row>
        <table:table-row table:style-name="ro1">
          <table:table-cell office:value-type="float" office:value="1648.243042" calcext:value-type="float">
            <text:p>1648.243042</text:p>
          </table:table-cell>
          <table:table-cell office:value-type="float" office:value="1713.86792" calcext:value-type="float">
            <text:p>1713.86792</text:p>
          </table:table-cell>
          <table:table-cell office:value-type="float" office:value="1647.803589" calcext:value-type="float">
            <text:p>1647.803589</text:p>
          </table:table-cell>
          <table:table-cell office:value-type="float" office:value="1713.891846" calcext:value-type="float">
            <text:p>1713.891846</text:p>
          </table:table-cell>
          <table:table-cell table:number-columns-repeated="13"/>
        </table:table-row>
        <table:table-row table:style-name="ro1">
          <table:table-cell office:value-type="float" office:value="1646.993896" calcext:value-type="float">
            <text:p>1646.993896</text:p>
          </table:table-cell>
          <table:table-cell office:value-type="float" office:value="1714.075317" calcext:value-type="float">
            <text:p>1714.075317</text:p>
          </table:table-cell>
          <table:table-cell office:value-type="float" office:value="1649.073242" calcext:value-type="float">
            <text:p>1649.073242</text:p>
          </table:table-cell>
          <table:table-cell office:value-type="float" office:value="1714.519897" calcext:value-type="float">
            <text:p>1714.519897</text:p>
          </table:table-cell>
          <table:table-cell table:number-columns-repeated="13"/>
        </table:table-row>
        <table:table-row table:style-name="ro1">
          <table:table-cell office:value-type="float" office:value="1643.744751" calcext:value-type="float">
            <text:p>1643.744751</text:p>
          </table:table-cell>
          <table:table-cell office:value-type="float" office:value="1714.465698" calcext:value-type="float">
            <text:p>1714.465698</text:p>
          </table:table-cell>
          <table:table-cell office:value-type="float" office:value="1649.19458" calcext:value-type="float">
            <text:p>1649.19458</text:p>
          </table:table-cell>
          <table:table-cell office:value-type="float" office:value="1710.25708" calcext:value-type="float">
            <text:p>1710.25708</text:p>
          </table:table-cell>
          <table:table-cell table:number-columns-repeated="13"/>
        </table:table-row>
        <table:table-row table:style-name="ro1">
          <table:table-cell office:value-type="float" office:value="1647.206177" calcext:value-type="float">
            <text:p>1647.206177</text:p>
          </table:table-cell>
          <table:table-cell office:value-type="float" office:value="1711.855103" calcext:value-type="float">
            <text:p>1711.855103</text:p>
          </table:table-cell>
          <table:table-cell office:value-type="float" office:value="1649.530762" calcext:value-type="float">
            <text:p>1649.530762</text:p>
          </table:table-cell>
          <table:table-cell office:value-type="float" office:value="1712.011841" calcext:value-type="float">
            <text:p>1712.011841</text:p>
          </table:table-cell>
          <table:table-cell table:number-columns-repeated="13"/>
        </table:table-row>
        <table:table-row table:style-name="ro1">
          <table:table-cell office:value-type="float" office:value="1646.789185" calcext:value-type="float">
            <text:p>1646.789185</text:p>
          </table:table-cell>
          <table:table-cell office:value-type="float" office:value="1710.662598" calcext:value-type="float">
            <text:p>1710.662598</text:p>
          </table:table-cell>
          <table:table-cell office:value-type="float" office:value="1649.14502" calcext:value-type="float">
            <text:p>1649.14502</text:p>
          </table:table-cell>
          <table:table-cell office:value-type="float" office:value="1714.120117" calcext:value-type="float">
            <text:p>1714.120117</text:p>
          </table:table-cell>
          <table:table-cell table:number-columns-repeated="13"/>
        </table:table-row>
        <table:table-row table:style-name="ro1">
          <table:table-cell office:value-type="float" office:value="1643.386108" calcext:value-type="float">
            <text:p>1643.386108</text:p>
          </table:table-cell>
          <table:table-cell office:value-type="float" office:value="1712.522217" calcext:value-type="float">
            <text:p>1712.522217</text:p>
          </table:table-cell>
          <table:table-cell office:value-type="float" office:value="1646.343262" calcext:value-type="float">
            <text:p>1646.343262</text:p>
          </table:table-cell>
          <table:table-cell office:value-type="float" office:value="1715.575928" calcext:value-type="float">
            <text:p>1715.575928</text:p>
          </table:table-cell>
          <table:table-cell table:number-columns-repeated="13"/>
        </table:table-row>
        <table:table-row table:style-name="ro1">
          <table:table-cell office:value-type="float" office:value="1648.030518" calcext:value-type="float">
            <text:p>1648.030518</text:p>
          </table:table-cell>
          <table:table-cell office:value-type="float" office:value="1714.794067" calcext:value-type="float">
            <text:p>1714.794067</text:p>
          </table:table-cell>
          <table:table-cell office:value-type="float" office:value="1649.016357" calcext:value-type="float">
            <text:p>1649.016357</text:p>
          </table:table-cell>
          <table:table-cell office:value-type="float" office:value="1712.925049" calcext:value-type="float">
            <text:p>1712.925049</text:p>
          </table:table-cell>
          <table:table-cell table:number-columns-repeated="13"/>
        </table:table-row>
        <table:table-row table:style-name="ro1">
          <table:table-cell office:value-type="float" office:value="1643.831299" calcext:value-type="float">
            <text:p>1643.831299</text:p>
          </table:table-cell>
          <table:table-cell office:value-type="float" office:value="1712.751953" calcext:value-type="float">
            <text:p>1712.751953</text:p>
          </table:table-cell>
          <table:table-cell office:value-type="float" office:value="1647.790161" calcext:value-type="float">
            <text:p>1647.790161</text:p>
          </table:table-cell>
          <table:table-cell office:value-type="float" office:value="1714.01062" calcext:value-type="float">
            <text:p>1714.01062</text:p>
          </table:table-cell>
          <table:table-cell table:number-columns-repeated="13"/>
        </table:table-row>
        <table:table-row table:style-name="ro1">
          <table:table-cell office:value-type="float" office:value="1643.282715" calcext:value-type="float">
            <text:p>1643.282715</text:p>
          </table:table-cell>
          <table:table-cell office:value-type="float" office:value="1713.126953" calcext:value-type="float">
            <text:p>1713.126953</text:p>
          </table:table-cell>
          <table:table-cell office:value-type="float" office:value="1647.93396" calcext:value-type="float">
            <text:p>1647.93396</text:p>
          </table:table-cell>
          <table:table-cell office:value-type="float" office:value="1716.483032" calcext:value-type="float">
            <text:p>1716.483032</text:p>
          </table:table-cell>
          <table:table-cell table:number-columns-repeated="13"/>
        </table:table-row>
        <table:table-row table:style-name="ro1">
          <table:table-cell office:value-type="float" office:value="1646.627441" calcext:value-type="float">
            <text:p>1646.627441</text:p>
          </table:table-cell>
          <table:table-cell office:value-type="float" office:value="1714.352173" calcext:value-type="float">
            <text:p>1714.352173</text:p>
          </table:table-cell>
          <table:table-cell office:value-type="float" office:value="1648.212524" calcext:value-type="float">
            <text:p>1648.212524</text:p>
          </table:table-cell>
          <table:table-cell office:value-type="float" office:value="1714.845459" calcext:value-type="float">
            <text:p>1714.845459</text:p>
          </table:table-cell>
          <table:table-cell table:number-columns-repeated="13"/>
        </table:table-row>
        <table:table-row table:style-name="ro1">
          <table:table-cell office:value-type="float" office:value="1647.397461" calcext:value-type="float">
            <text:p>1647.397461</text:p>
          </table:table-cell>
          <table:table-cell office:value-type="float" office:value="1711.446533" calcext:value-type="float">
            <text:p>1711.446533</text:p>
          </table:table-cell>
          <table:table-cell office:value-type="float" office:value="1647.332275" calcext:value-type="float">
            <text:p>1647.332275</text:p>
          </table:table-cell>
          <table:table-cell office:value-type="float" office:value="1716.012085" calcext:value-type="float">
            <text:p>1716.012085</text:p>
          </table:table-cell>
          <table:table-cell table:number-columns-repeated="13"/>
        </table:table-row>
        <table:table-row table:style-name="ro1">
          <table:table-cell office:value-type="float" office:value="1644.781372" calcext:value-type="float">
            <text:p>1644.781372</text:p>
          </table:table-cell>
          <table:table-cell office:value-type="float" office:value="1713.09082" calcext:value-type="float">
            <text:p>1713.09082</text:p>
          </table:table-cell>
          <table:table-cell office:value-type="float" office:value="1648.346802" calcext:value-type="float">
            <text:p>1648.346802</text:p>
          </table:table-cell>
          <table:table-cell office:value-type="float" office:value="1713.966309" calcext:value-type="float">
            <text:p>1713.966309</text:p>
          </table:table-cell>
          <table:table-cell table:number-columns-repeated="13"/>
        </table:table-row>
        <table:table-row table:style-name="ro1">
          <table:table-cell office:value-type="float" office:value="1648.348145" calcext:value-type="float">
            <text:p>1648.348145</text:p>
          </table:table-cell>
          <table:table-cell office:value-type="float" office:value="1712.373535" calcext:value-type="float">
            <text:p>1712.373535</text:p>
          </table:table-cell>
          <table:table-cell office:value-type="float" office:value="1645.96582" calcext:value-type="float">
            <text:p>1645.96582</text:p>
          </table:table-cell>
          <table:table-cell office:value-type="float" office:value="1713.443115" calcext:value-type="float">
            <text:p>1713.443115</text:p>
          </table:table-cell>
          <table:table-cell table:number-columns-repeated="13"/>
        </table:table-row>
        <table:table-row table:style-name="ro1">
          <table:table-cell office:value-type="float" office:value="1645.146118" calcext:value-type="float">
            <text:p>1645.146118</text:p>
          </table:table-cell>
          <table:table-cell office:value-type="float" office:value="1713.910156" calcext:value-type="float">
            <text:p>1713.910156</text:p>
          </table:table-cell>
          <table:table-cell office:value-type="float" office:value="1646.871094" calcext:value-type="float">
            <text:p>1646.871094</text:p>
          </table:table-cell>
          <table:table-cell office:value-type="float" office:value="1715.594116" calcext:value-type="float">
            <text:p>1715.594116</text:p>
          </table:table-cell>
          <table:table-cell table:number-columns-repeated="13"/>
        </table:table-row>
        <table:table-row table:style-name="ro1">
          <table:table-cell office:value-type="float" office:value="1646.148315" calcext:value-type="float">
            <text:p>1646.148315</text:p>
          </table:table-cell>
          <table:table-cell office:value-type="float" office:value="1712.917725" calcext:value-type="float">
            <text:p>1712.917725</text:p>
          </table:table-cell>
          <table:table-cell office:value-type="float" office:value="1647.394897" calcext:value-type="float">
            <text:p>1647.394897</text:p>
          </table:table-cell>
          <table:table-cell office:value-type="float" office:value="1718.23999" calcext:value-type="float">
            <text:p>1718.23999</text:p>
          </table:table-cell>
          <table:table-cell table:number-columns-repeated="13"/>
        </table:table-row>
        <table:table-row table:style-name="ro1">
          <table:table-cell office:value-type="float" office:value="1645.637207" calcext:value-type="float">
            <text:p>1645.637207</text:p>
          </table:table-cell>
          <table:table-cell office:value-type="float" office:value="1714.868896" calcext:value-type="float">
            <text:p>1714.868896</text:p>
          </table:table-cell>
          <table:table-cell office:value-type="float" office:value="1652.845825" calcext:value-type="float">
            <text:p>1652.845825</text:p>
          </table:table-cell>
          <table:table-cell office:value-type="float" office:value="1712.758423" calcext:value-type="float">
            <text:p>1712.758423</text:p>
          </table:table-cell>
          <table:table-cell table:number-columns-repeated="13"/>
        </table:table-row>
        <table:table-row table:style-name="ro1">
          <table:table-cell office:value-type="float" office:value="1651.523682" calcext:value-type="float">
            <text:p>1651.523682</text:p>
          </table:table-cell>
          <table:table-cell office:value-type="float" office:value="1713.667847" calcext:value-type="float">
            <text:p>1713.667847</text:p>
          </table:table-cell>
          <table:table-cell office:value-type="float" office:value="1650.297485" calcext:value-type="float">
            <text:p>1650.297485</text:p>
          </table:table-cell>
          <table:table-cell office:value-type="float" office:value="1718.937744" calcext:value-type="float">
            <text:p>1718.937744</text:p>
          </table:table-cell>
          <table:table-cell table:number-columns-repeated="13"/>
        </table:table-row>
        <table:table-row table:style-name="ro1">
          <table:table-cell office:value-type="float" office:value="1647.26355" calcext:value-type="float">
            <text:p>1647.26355</text:p>
          </table:table-cell>
          <table:table-cell office:value-type="float" office:value="1712.028564" calcext:value-type="float">
            <text:p>1712.028564</text:p>
          </table:table-cell>
          <table:table-cell office:value-type="float" office:value="1649.314087" calcext:value-type="float">
            <text:p>1649.314087</text:p>
          </table:table-cell>
          <table:table-cell office:value-type="float" office:value="1714.934814" calcext:value-type="float">
            <text:p>1714.934814</text:p>
          </table:table-cell>
          <table:table-cell table:number-columns-repeated="13"/>
        </table:table-row>
        <table:table-row table:style-name="ro1">
          <table:table-cell office:value-type="float" office:value="1646.676392" calcext:value-type="float">
            <text:p>1646.676392</text:p>
          </table:table-cell>
          <table:table-cell office:value-type="float" office:value="1715.510254" calcext:value-type="float">
            <text:p>1715.510254</text:p>
          </table:table-cell>
          <table:table-cell office:value-type="float" office:value="1647.376587" calcext:value-type="float">
            <text:p>1647.376587</text:p>
          </table:table-cell>
          <table:table-cell office:value-type="float" office:value="1717.889282" calcext:value-type="float">
            <text:p>1717.889282</text:p>
          </table:table-cell>
          <table:table-cell table:number-columns-repeated="13"/>
        </table:table-row>
        <table:table-row table:style-name="ro1">
          <table:table-cell office:value-type="float" office:value="1648.369263" calcext:value-type="float">
            <text:p>1648.369263</text:p>
          </table:table-cell>
          <table:table-cell office:value-type="float" office:value="1717.337646" calcext:value-type="float">
            <text:p>1717.337646</text:p>
          </table:table-cell>
          <table:table-cell office:value-type="float" office:value="1647.612793" calcext:value-type="float">
            <text:p>1647.612793</text:p>
          </table:table-cell>
          <table:table-cell office:value-type="float" office:value="1720.530518" calcext:value-type="float">
            <text:p>1720.530518</text:p>
          </table:table-cell>
          <table:table-cell table:number-columns-repeated="13"/>
        </table:table-row>
        <table:table-row table:style-name="ro1">
          <table:table-cell office:value-type="float" office:value="1646.995117" calcext:value-type="float">
            <text:p>1646.995117</text:p>
          </table:table-cell>
          <table:table-cell office:value-type="float" office:value="1716.10083" calcext:value-type="float">
            <text:p>1716.10083</text:p>
          </table:table-cell>
          <table:table-cell office:value-type="float" office:value="1648.147705" calcext:value-type="float">
            <text:p>1648.147705</text:p>
          </table:table-cell>
          <table:table-cell office:value-type="float" office:value="1718.166748" calcext:value-type="float">
            <text:p>1718.166748</text:p>
          </table:table-cell>
          <table:table-cell table:number-columns-repeated="13"/>
        </table:table-row>
        <table:table-row table:style-name="ro1">
          <table:table-cell office:value-type="float" office:value="1648.86145" calcext:value-type="float">
            <text:p>1648.86145</text:p>
          </table:table-cell>
          <table:table-cell office:value-type="float" office:value="1715.018311" calcext:value-type="float">
            <text:p>1715.018311</text:p>
          </table:table-cell>
          <table:table-cell office:value-type="float" office:value="1652.300903" calcext:value-type="float">
            <text:p>1652.300903</text:p>
          </table:table-cell>
          <table:table-cell office:value-type="float" office:value="1715.735596" calcext:value-type="float">
            <text:p>1715.735596</text:p>
          </table:table-cell>
          <table:table-cell table:number-columns-repeated="13"/>
        </table:table-row>
        <table:table-row table:style-name="ro1">
          <table:table-cell office:value-type="float" office:value="1649.681763" calcext:value-type="float">
            <text:p>1649.681763</text:p>
          </table:table-cell>
          <table:table-cell office:value-type="float" office:value="1715.282837" calcext:value-type="float">
            <text:p>1715.282837</text:p>
          </table:table-cell>
          <table:table-cell office:value-type="float" office:value="1650.053101" calcext:value-type="float">
            <text:p>1650.053101</text:p>
          </table:table-cell>
          <table:table-cell office:value-type="float" office:value="1717.599609" calcext:value-type="float">
            <text:p>1717.599609</text:p>
          </table:table-cell>
          <table:table-cell table:number-columns-repeated="13"/>
        </table:table-row>
        <table:table-row table:style-name="ro1">
          <table:table-cell office:value-type="float" office:value="1652.501099" calcext:value-type="float">
            <text:p>1652.501099</text:p>
          </table:table-cell>
          <table:table-cell office:value-type="float" office:value="1713.474121" calcext:value-type="float">
            <text:p>1713.474121</text:p>
          </table:table-cell>
          <table:table-cell office:value-type="float" office:value="1651.996704" calcext:value-type="float">
            <text:p>1651.996704</text:p>
          </table:table-cell>
          <table:table-cell office:value-type="float" office:value="1716.42334" calcext:value-type="float">
            <text:p>1716.42334</text:p>
          </table:table-cell>
          <table:table-cell table:number-columns-repeated="13"/>
        </table:table-row>
        <table:table-row table:style-name="ro1">
          <table:table-cell office:value-type="float" office:value="1647.358887" calcext:value-type="float">
            <text:p>1647.358887</text:p>
          </table:table-cell>
          <table:table-cell office:value-type="float" office:value="1714.811279" calcext:value-type="float">
            <text:p>1714.811279</text:p>
          </table:table-cell>
          <table:table-cell office:value-type="float" office:value="1650.893433" calcext:value-type="float">
            <text:p>1650.893433</text:p>
          </table:table-cell>
          <table:table-cell office:value-type="float" office:value="1718.608032" calcext:value-type="float">
            <text:p>1718.608032</text:p>
          </table:table-cell>
          <table:table-cell table:number-columns-repeated="13"/>
        </table:table-row>
        <table:table-row table:style-name="ro1">
          <table:table-cell office:value-type="float" office:value="1646.654053" calcext:value-type="float">
            <text:p>1646.654053</text:p>
          </table:table-cell>
          <table:table-cell office:value-type="float" office:value="1716.247925" calcext:value-type="float">
            <text:p>1716.247925</text:p>
          </table:table-cell>
          <table:table-cell office:value-type="float" office:value="1647.378418" calcext:value-type="float">
            <text:p>1647.378418</text:p>
          </table:table-cell>
          <table:table-cell office:value-type="float" office:value="1718.317017" calcext:value-type="float">
            <text:p>1718.317017</text:p>
          </table:table-cell>
          <table:table-cell table:number-columns-repeated="13"/>
        </table:table-row>
        <table:table-row table:style-name="ro1">
          <table:table-cell office:value-type="float" office:value="1647.178345" calcext:value-type="float">
            <text:p>1647.178345</text:p>
          </table:table-cell>
          <table:table-cell office:value-type="float" office:value="1716.686279" calcext:value-type="float">
            <text:p>1716.686279</text:p>
          </table:table-cell>
          <table:table-cell office:value-type="float" office:value="1649.53772" calcext:value-type="float">
            <text:p>1649.53772</text:p>
          </table:table-cell>
          <table:table-cell office:value-type="float" office:value="1714.9729" calcext:value-type="float">
            <text:p>1714.9729</text:p>
          </table:table-cell>
          <table:table-cell table:number-columns-repeated="13"/>
        </table:table-row>
        <table:table-row table:style-name="ro1">
          <table:table-cell office:value-type="float" office:value="1647.101685" calcext:value-type="float">
            <text:p>1647.101685</text:p>
          </table:table-cell>
          <table:table-cell office:value-type="float" office:value="1715.333862" calcext:value-type="float">
            <text:p>1715.333862</text:p>
          </table:table-cell>
          <table:table-cell office:value-type="float" office:value="1648.90979" calcext:value-type="float">
            <text:p>1648.90979</text:p>
          </table:table-cell>
          <table:table-cell office:value-type="float" office:value="1718.227051" calcext:value-type="float">
            <text:p>1718.227051</text:p>
          </table:table-cell>
          <table:table-cell table:number-columns-repeated="13"/>
        </table:table-row>
        <table:table-row table:style-name="ro1">
          <table:table-cell office:value-type="float" office:value="1648.303711" calcext:value-type="float">
            <text:p>1648.303711</text:p>
          </table:table-cell>
          <table:table-cell office:value-type="float" office:value="1714.206299" calcext:value-type="float">
            <text:p>1714.206299</text:p>
          </table:table-cell>
          <table:table-cell office:value-type="float" office:value="1648.335938" calcext:value-type="float">
            <text:p>1648.335938</text:p>
          </table:table-cell>
          <table:table-cell office:value-type="float" office:value="1716.163086" calcext:value-type="float">
            <text:p>1716.163086</text:p>
          </table:table-cell>
          <table:table-cell table:number-columns-repeated="13"/>
        </table:table-row>
        <table:table-row table:style-name="ro1">
          <table:table-cell office:value-type="float" office:value="1650.730225" calcext:value-type="float">
            <text:p>1650.730225</text:p>
          </table:table-cell>
          <table:table-cell office:value-type="float" office:value="1714.192139" calcext:value-type="float">
            <text:p>1714.192139</text:p>
          </table:table-cell>
          <table:table-cell office:value-type="float" office:value="1649.475342" calcext:value-type="float">
            <text:p>1649.475342</text:p>
          </table:table-cell>
          <table:table-cell office:value-type="float" office:value="1718.799316" calcext:value-type="float">
            <text:p>1718.799316</text:p>
          </table:table-cell>
          <table:table-cell table:number-columns-repeated="13"/>
        </table:table-row>
        <table:table-row table:style-name="ro1">
          <table:table-cell office:value-type="float" office:value="1648.052612" calcext:value-type="float">
            <text:p>1648.052612</text:p>
          </table:table-cell>
          <table:table-cell office:value-type="float" office:value="1713.812866" calcext:value-type="float">
            <text:p>1713.812866</text:p>
          </table:table-cell>
          <table:table-cell office:value-type="float" office:value="1650.208862" calcext:value-type="float">
            <text:p>1650.208862</text:p>
          </table:table-cell>
          <table:table-cell office:value-type="float" office:value="1716.62915" calcext:value-type="float">
            <text:p>1716.62915</text:p>
          </table:table-cell>
          <table:table-cell table:number-columns-repeated="13"/>
        </table:table-row>
        <table:table-row table:style-name="ro1">
          <table:table-cell office:value-type="float" office:value="1646.483276" calcext:value-type="float">
            <text:p>1646.483276</text:p>
          </table:table-cell>
          <table:table-cell office:value-type="float" office:value="1714.771729" calcext:value-type="float">
            <text:p>1714.771729</text:p>
          </table:table-cell>
          <table:table-cell office:value-type="float" office:value="1648.669312" calcext:value-type="float">
            <text:p>1648.669312</text:p>
          </table:table-cell>
          <table:table-cell office:value-type="float" office:value="1719.118164" calcext:value-type="float">
            <text:p>1719.118164</text:p>
          </table:table-cell>
          <table:table-cell table:number-columns-repeated="13"/>
        </table:table-row>
        <table:table-row table:style-name="ro1">
          <table:table-cell office:value-type="float" office:value="1646.045776" calcext:value-type="float">
            <text:p>1646.045776</text:p>
          </table:table-cell>
          <table:table-cell office:value-type="float" office:value="1716.291626" calcext:value-type="float">
            <text:p>1716.291626</text:p>
          </table:table-cell>
          <table:table-cell office:value-type="float" office:value="1647.171387" calcext:value-type="float">
            <text:p>1647.171387</text:p>
          </table:table-cell>
          <table:table-cell office:value-type="float" office:value="1717.696777" calcext:value-type="float">
            <text:p>1717.696777</text:p>
          </table:table-cell>
          <table:table-cell table:number-columns-repeated="13"/>
        </table:table-row>
        <table:table-row table:style-name="ro1">
          <table:table-cell office:value-type="float" office:value="1642.755737" calcext:value-type="float">
            <text:p>1642.755737</text:p>
          </table:table-cell>
          <table:table-cell office:value-type="float" office:value="1715.333008" calcext:value-type="float">
            <text:p>1715.333008</text:p>
          </table:table-cell>
          <table:table-cell office:value-type="float" office:value="1648.226074" calcext:value-type="float">
            <text:p>1648.226074</text:p>
          </table:table-cell>
          <table:table-cell office:value-type="float" office:value="1714.452148" calcext:value-type="float">
            <text:p>1714.452148</text:p>
          </table:table-cell>
          <table:table-cell table:number-columns-repeated="13"/>
        </table:table-row>
        <table:table-row table:style-name="ro1">
          <table:table-cell office:value-type="float" office:value="1649.416382" calcext:value-type="float">
            <text:p>1649.416382</text:p>
          </table:table-cell>
          <table:table-cell office:value-type="float" office:value="1711.614624" calcext:value-type="float">
            <text:p>1711.614624</text:p>
          </table:table-cell>
          <table:table-cell office:value-type="float" office:value="1652.956299" calcext:value-type="float">
            <text:p>1652.956299</text:p>
          </table:table-cell>
          <table:table-cell office:value-type="float" office:value="1714.75293" calcext:value-type="float">
            <text:p>1714.75293</text:p>
          </table:table-cell>
          <table:table-cell table:number-columns-repeated="13"/>
        </table:table-row>
        <table:table-row table:style-name="ro1">
          <table:table-cell office:value-type="float" office:value="1647.026855" calcext:value-type="float">
            <text:p>1647.026855</text:p>
          </table:table-cell>
          <table:table-cell office:value-type="float" office:value="1714.141479" calcext:value-type="float">
            <text:p>1714.141479</text:p>
          </table:table-cell>
          <table:table-cell office:value-type="float" office:value="1645.586792" calcext:value-type="float">
            <text:p>1645.586792</text:p>
          </table:table-cell>
          <table:table-cell office:value-type="float" office:value="1717.112549" calcext:value-type="float">
            <text:p>1717.112549</text:p>
          </table:table-cell>
          <table:table-cell table:number-columns-repeated="13"/>
        </table:table-row>
        <table:table-row table:style-name="ro1">
          <table:table-cell office:value-type="float" office:value="1649.295532" calcext:value-type="float">
            <text:p>1649.295532</text:p>
          </table:table-cell>
          <table:table-cell office:value-type="float" office:value="1711.045288" calcext:value-type="float">
            <text:p>1711.045288</text:p>
          </table:table-cell>
          <table:table-cell office:value-type="float" office:value="1650.031494" calcext:value-type="float">
            <text:p>1650.031494</text:p>
          </table:table-cell>
          <table:table-cell office:value-type="float" office:value="1712.981323" calcext:value-type="float">
            <text:p>1712.981323</text:p>
          </table:table-cell>
          <table:table-cell table:number-columns-repeated="13"/>
        </table:table-row>
        <table:table-row table:style-name="ro1">
          <table:table-cell office:value-type="float" office:value="1643.64978" calcext:value-type="float">
            <text:p>1643.64978</text:p>
          </table:table-cell>
          <table:table-cell office:value-type="float" office:value="1715.05127" calcext:value-type="float">
            <text:p>1715.05127</text:p>
          </table:table-cell>
          <table:table-cell office:value-type="float" office:value="1646.755981" calcext:value-type="float">
            <text:p>1646.755981</text:p>
          </table:table-cell>
          <table:table-cell office:value-type="float" office:value="1715.825684" calcext:value-type="float">
            <text:p>1715.825684</text:p>
          </table:table-cell>
          <table:table-cell table:number-columns-repeated="13"/>
        </table:table-row>
        <table:table-row table:style-name="ro1">
          <table:table-cell office:value-type="float" office:value="1646.478638" calcext:value-type="float">
            <text:p>1646.478638</text:p>
          </table:table-cell>
          <table:table-cell office:value-type="float" office:value="1711.299072" calcext:value-type="float">
            <text:p>1711.299072</text:p>
          </table:table-cell>
          <table:table-cell office:value-type="float" office:value="1649.294067" calcext:value-type="float">
            <text:p>1649.294067</text:p>
          </table:table-cell>
          <table:table-cell office:value-type="float" office:value="1710.806396" calcext:value-type="float">
            <text:p>1710.806396</text:p>
          </table:table-cell>
          <table:table-cell table:number-columns-repeated="13"/>
        </table:table-row>
        <table:table-row table:style-name="ro1">
          <table:table-cell office:value-type="float" office:value="1645.487183" calcext:value-type="float">
            <text:p>1645.487183</text:p>
          </table:table-cell>
          <table:table-cell office:value-type="float" office:value="1713.021851" calcext:value-type="float">
            <text:p>1713.021851</text:p>
          </table:table-cell>
          <table:table-cell office:value-type="float" office:value="1647.117676" calcext:value-type="float">
            <text:p>1647.117676</text:p>
          </table:table-cell>
          <table:table-cell office:value-type="float" office:value="1712.537109" calcext:value-type="float">
            <text:p>1712.537109</text:p>
          </table:table-cell>
          <table:table-cell table:number-columns-repeated="13"/>
        </table:table-row>
        <table:table-row table:style-name="ro1">
          <table:table-cell office:value-type="float" office:value="1646.377319" calcext:value-type="float">
            <text:p>1646.377319</text:p>
          </table:table-cell>
          <table:table-cell office:value-type="float" office:value="1712.601318" calcext:value-type="float">
            <text:p>1712.601318</text:p>
          </table:table-cell>
          <table:table-cell office:value-type="float" office:value="1648.724976" calcext:value-type="float">
            <text:p>1648.724976</text:p>
          </table:table-cell>
          <table:table-cell office:value-type="float" office:value="1713.485229" calcext:value-type="float">
            <text:p>1713.485229</text:p>
          </table:table-cell>
          <table:table-cell table:number-columns-repeated="13"/>
        </table:table-row>
        <table:table-row table:style-name="ro1">
          <table:table-cell office:value-type="float" office:value="1648.455322" calcext:value-type="float">
            <text:p>1648.455322</text:p>
          </table:table-cell>
          <table:table-cell office:value-type="float" office:value="1710.375244" calcext:value-type="float">
            <text:p>1710.375244</text:p>
          </table:table-cell>
          <table:table-cell office:value-type="float" office:value="1650.576904" calcext:value-type="float">
            <text:p>1650.576904</text:p>
          </table:table-cell>
          <table:table-cell office:value-type="float" office:value="1714.014771" calcext:value-type="float">
            <text:p>1714.014771</text:p>
          </table:table-cell>
          <table:table-cell table:number-columns-repeated="13"/>
        </table:table-row>
        <table:table-row table:style-name="ro1">
          <table:table-cell office:value-type="float" office:value="1645.005005" calcext:value-type="float">
            <text:p>1645.005005</text:p>
          </table:table-cell>
          <table:table-cell office:value-type="float" office:value="1717.089966" calcext:value-type="float">
            <text:p>1717.089966</text:p>
          </table:table-cell>
          <table:table-cell office:value-type="float" office:value="1649.510742" calcext:value-type="float">
            <text:p>1649.510742</text:p>
          </table:table-cell>
          <table:table-cell office:value-type="float" office:value="1716.425415" calcext:value-type="float">
            <text:p>1716.425415</text:p>
          </table:table-cell>
          <table:table-cell table:number-columns-repeated="13"/>
        </table:table-row>
        <table:table-row table:style-name="ro1">
          <table:table-cell office:value-type="float" office:value="1647.786621" calcext:value-type="float">
            <text:p>1647.786621</text:p>
          </table:table-cell>
          <table:table-cell office:value-type="float" office:value="1709.093384" calcext:value-type="float">
            <text:p>1709.093384</text:p>
          </table:table-cell>
          <table:table-cell office:value-type="float" office:value="1651.288452" calcext:value-type="float">
            <text:p>1651.288452</text:p>
          </table:table-cell>
          <table:table-cell office:value-type="float" office:value="1710.951416" calcext:value-type="float">
            <text:p>1710.951416</text:p>
          </table:table-cell>
          <table:table-cell table:number-columns-repeated="13"/>
        </table:table-row>
        <table:table-row table:style-name="ro1">
          <table:table-cell office:value-type="float" office:value="1647.439331" calcext:value-type="float">
            <text:p>1647.439331</text:p>
          </table:table-cell>
          <table:table-cell office:value-type="float" office:value="1714.108276" calcext:value-type="float">
            <text:p>1714.108276</text:p>
          </table:table-cell>
          <table:table-cell office:value-type="float" office:value="1649.262329" calcext:value-type="float">
            <text:p>1649.262329</text:p>
          </table:table-cell>
          <table:table-cell office:value-type="float" office:value="1712.953003" calcext:value-type="float">
            <text:p>1712.953003</text:p>
          </table:table-cell>
          <table:table-cell table:number-columns-repeated="13"/>
        </table:table-row>
        <table:table-row table:style-name="ro1">
          <table:table-cell office:value-type="float" office:value="1646.22876" calcext:value-type="float">
            <text:p>1646.22876</text:p>
          </table:table-cell>
          <table:table-cell office:value-type="float" office:value="1715.574097" calcext:value-type="float">
            <text:p>1715.574097</text:p>
          </table:table-cell>
          <table:table-cell office:value-type="float" office:value="1649.624146" calcext:value-type="float">
            <text:p>1649.624146</text:p>
          </table:table-cell>
          <table:table-cell office:value-type="float" office:value="1715.802124" calcext:value-type="float">
            <text:p>1715.802124</text:p>
          </table:table-cell>
          <table:table-cell table:number-columns-repeated="13"/>
        </table:table-row>
        <table:table-row table:style-name="ro1">
          <table:table-cell office:value-type="float" office:value="1646.373535" calcext:value-type="float">
            <text:p>1646.373535</text:p>
          </table:table-cell>
          <table:table-cell office:value-type="float" office:value="1711.89502" calcext:value-type="float">
            <text:p>1711.89502</text:p>
          </table:table-cell>
          <table:table-cell office:value-type="float" office:value="1648.355835" calcext:value-type="float">
            <text:p>1648.355835</text:p>
          </table:table-cell>
          <table:table-cell office:value-type="float" office:value="1716.31665" calcext:value-type="float">
            <text:p>1716.31665</text:p>
          </table:table-cell>
          <table:table-cell table:number-columns-repeated="13"/>
        </table:table-row>
        <table:table-row table:style-name="ro1">
          <table:table-cell office:value-type="float" office:value="1646.400879" calcext:value-type="float">
            <text:p>1646.400879</text:p>
          </table:table-cell>
          <table:table-cell office:value-type="float" office:value="1713.050537" calcext:value-type="float">
            <text:p>1713.050537</text:p>
          </table:table-cell>
          <table:table-cell office:value-type="float" office:value="1648.903442" calcext:value-type="float">
            <text:p>1648.903442</text:p>
          </table:table-cell>
          <table:table-cell office:value-type="float" office:value="1716.928101" calcext:value-type="float">
            <text:p>1716.928101</text:p>
          </table:table-cell>
          <table:table-cell table:number-columns-repeated="13"/>
        </table:table-row>
        <table:table-row table:style-name="ro1">
          <table:table-cell office:value-type="float" office:value="1647.2146" calcext:value-type="float">
            <text:p>1647.2146</text:p>
          </table:table-cell>
          <table:table-cell office:value-type="float" office:value="1711.303223" calcext:value-type="float">
            <text:p>1711.303223</text:p>
          </table:table-cell>
          <table:table-cell office:value-type="float" office:value="1648.192749" calcext:value-type="float">
            <text:p>1648.192749</text:p>
          </table:table-cell>
          <table:table-cell office:value-type="float" office:value="1714.344971" calcext:value-type="float">
            <text:p>1714.344971</text:p>
          </table:table-cell>
          <table:table-cell table:number-columns-repeated="13"/>
        </table:table-row>
        <table:table-row table:style-name="ro1">
          <table:table-cell office:value-type="float" office:value="1649.38208" calcext:value-type="float">
            <text:p>1649.38208</text:p>
          </table:table-cell>
          <table:table-cell office:value-type="float" office:value="1714.016968" calcext:value-type="float">
            <text:p>1714.016968</text:p>
          </table:table-cell>
          <table:table-cell office:value-type="float" office:value="1651.731201" calcext:value-type="float">
            <text:p>1651.731201</text:p>
          </table:table-cell>
          <table:table-cell office:value-type="float" office:value="1710.036621" calcext:value-type="float">
            <text:p>1710.036621</text:p>
          </table:table-cell>
          <table:table-cell table:number-columns-repeated="13"/>
        </table:table-row>
        <table:table-row table:style-name="ro1">
          <table:table-cell office:value-type="float" office:value="1642.887085" calcext:value-type="float">
            <text:p>1642.887085</text:p>
          </table:table-cell>
          <table:table-cell office:value-type="float" office:value="1714.405884" calcext:value-type="float">
            <text:p>1714.405884</text:p>
          </table:table-cell>
          <table:table-cell office:value-type="float" office:value="1649.434082" calcext:value-type="float">
            <text:p>1649.434082</text:p>
          </table:table-cell>
          <table:table-cell office:value-type="float" office:value="1716.066162" calcext:value-type="float">
            <text:p>1716.066162</text:p>
          </table:table-cell>
          <table:table-cell table:number-columns-repeated="13"/>
        </table:table-row>
        <table:table-row table:style-name="ro1">
          <table:table-cell office:value-type="float" office:value="1645.081787" calcext:value-type="float">
            <text:p>1645.081787</text:p>
          </table:table-cell>
          <table:table-cell office:value-type="float" office:value="1711.752441" calcext:value-type="float">
            <text:p>1711.752441</text:p>
          </table:table-cell>
          <table:table-cell office:value-type="float" office:value="1649.593994" calcext:value-type="float">
            <text:p>1649.593994</text:p>
          </table:table-cell>
          <table:table-cell office:value-type="float" office:value="1713.301636" calcext:value-type="float">
            <text:p>1713.301636</text:p>
          </table:table-cell>
          <table:table-cell table:number-columns-repeated="13"/>
        </table:table-row>
        <table:table-row table:style-name="ro1">
          <table:table-cell office:value-type="float" office:value="1644.458862" calcext:value-type="float">
            <text:p>1644.458862</text:p>
          </table:table-cell>
          <table:table-cell office:value-type="float" office:value="1713.185303" calcext:value-type="float">
            <text:p>1713.185303</text:p>
          </table:table-cell>
          <table:table-cell office:value-type="float" office:value="1648.211304" calcext:value-type="float">
            <text:p>1648.211304</text:p>
          </table:table-cell>
          <table:table-cell office:value-type="float" office:value="1716.035278" calcext:value-type="float">
            <text:p>1716.035278</text:p>
          </table:table-cell>
          <table:table-cell table:number-columns-repeated="13"/>
        </table:table-row>
        <table:table-row table:style-name="ro1">
          <table:table-cell office:value-type="float" office:value="1647.390259" calcext:value-type="float">
            <text:p>1647.390259</text:p>
          </table:table-cell>
          <table:table-cell office:value-type="float" office:value="1714.326416" calcext:value-type="float">
            <text:p>1714.326416</text:p>
          </table:table-cell>
          <table:table-cell office:value-type="float" office:value="1649.090454" calcext:value-type="float">
            <text:p>1649.090454</text:p>
          </table:table-cell>
          <table:table-cell office:value-type="float" office:value="1714.532959" calcext:value-type="float">
            <text:p>1714.532959</text:p>
          </table:table-cell>
          <table:table-cell table:number-columns-repeated="13"/>
        </table:table-row>
        <table:table-row table:style-name="ro1">
          <table:table-cell office:value-type="float" office:value="1649.430176" calcext:value-type="float">
            <text:p>1649.430176</text:p>
          </table:table-cell>
          <table:table-cell office:value-type="float" office:value="1711.183228" calcext:value-type="float">
            <text:p>1711.183228</text:p>
          </table:table-cell>
          <table:table-cell office:value-type="float" office:value="1648.280762" calcext:value-type="float">
            <text:p>1648.280762</text:p>
          </table:table-cell>
          <table:table-cell office:value-type="float" office:value="1716.437988" calcext:value-type="float">
            <text:p>1716.437988</text:p>
          </table:table-cell>
          <table:table-cell table:number-columns-repeated="13"/>
        </table:table-row>
        <table:table-row table:style-name="ro1">
          <table:table-cell office:value-type="float" office:value="1646.258057" calcext:value-type="float">
            <text:p>1646.258057</text:p>
          </table:table-cell>
          <table:table-cell office:value-type="float" office:value="1712.872803" calcext:value-type="float">
            <text:p>1712.872803</text:p>
          </table:table-cell>
          <table:table-cell office:value-type="float" office:value="1647.931396" calcext:value-type="float">
            <text:p>1647.931396</text:p>
          </table:table-cell>
          <table:table-cell office:value-type="float" office:value="1714.903687" calcext:value-type="float">
            <text:p>1714.903687</text:p>
          </table:table-cell>
          <table:table-cell table:number-columns-repeated="13"/>
        </table:table-row>
        <table:table-row table:style-name="ro1">
          <table:table-cell office:value-type="float" office:value="1648.194702" calcext:value-type="float">
            <text:p>1648.194702</text:p>
          </table:table-cell>
          <table:table-cell office:value-type="float" office:value="1714.576294" calcext:value-type="float">
            <text:p>1714.576294</text:p>
          </table:table-cell>
          <table:table-cell office:value-type="float" office:value="1649.419922" calcext:value-type="float">
            <text:p>1649.419922</text:p>
          </table:table-cell>
          <table:table-cell office:value-type="float" office:value="1714.36438" calcext:value-type="float">
            <text:p>1714.36438</text:p>
          </table:table-cell>
          <table:table-cell table:number-columns-repeated="13"/>
        </table:table-row>
        <table:table-row table:style-name="ro1">
          <table:table-cell office:value-type="float" office:value="1650.392822" calcext:value-type="float">
            <text:p>1650.392822</text:p>
          </table:table-cell>
          <table:table-cell office:value-type="float" office:value="1709.751099" calcext:value-type="float">
            <text:p>1709.751099</text:p>
          </table:table-cell>
          <table:table-cell office:value-type="float" office:value="1647.122314" calcext:value-type="float">
            <text:p>1647.122314</text:p>
          </table:table-cell>
          <table:table-cell office:value-type="float" office:value="1713.810913" calcext:value-type="float">
            <text:p>1713.810913</text:p>
          </table:table-cell>
          <table:table-cell table:number-columns-repeated="13"/>
        </table:table-row>
        <table:table-row table:style-name="ro1">
          <table:table-cell office:value-type="float" office:value="1643.966553" calcext:value-type="float">
            <text:p>1643.966553</text:p>
          </table:table-cell>
          <table:table-cell office:value-type="float" office:value="1714.914551" calcext:value-type="float">
            <text:p>1714.914551</text:p>
          </table:table-cell>
          <table:table-cell office:value-type="float" office:value="1650.065674" calcext:value-type="float">
            <text:p>1650.065674</text:p>
          </table:table-cell>
          <table:table-cell office:value-type="float" office:value="1714.629395" calcext:value-type="float">
            <text:p>1714.629395</text:p>
          </table:table-cell>
          <table:table-cell table:number-columns-repeated="13"/>
        </table:table-row>
        <table:table-row table:style-name="ro1">
          <table:table-cell office:value-type="float" office:value="1646.716431" calcext:value-type="float">
            <text:p>1646.716431</text:p>
          </table:table-cell>
          <table:table-cell office:value-type="float" office:value="1714.0354" calcext:value-type="float">
            <text:p>1714.0354</text:p>
          </table:table-cell>
          <table:table-cell office:value-type="float" office:value="1648.041992" calcext:value-type="float">
            <text:p>1648.041992</text:p>
          </table:table-cell>
          <table:table-cell office:value-type="float" office:value="1715.406372" calcext:value-type="float">
            <text:p>1715.406372</text:p>
          </table:table-cell>
          <table:table-cell table:number-columns-repeated="13"/>
        </table:table-row>
        <table:table-row table:style-name="ro1">
          <table:table-cell office:value-type="float" office:value="1649.164551" calcext:value-type="float">
            <text:p>1649.164551</text:p>
          </table:table-cell>
          <table:table-cell office:value-type="float" office:value="1712.00293" calcext:value-type="float">
            <text:p>1712.00293</text:p>
          </table:table-cell>
          <table:table-cell office:value-type="float" office:value="1650.029785" calcext:value-type="float">
            <text:p>1650.029785</text:p>
          </table:table-cell>
          <table:table-cell office:value-type="float" office:value="1713.845947" calcext:value-type="float">
            <text:p>1713.845947</text:p>
          </table:table-cell>
          <table:table-cell table:number-columns-repeated="13"/>
        </table:table-row>
        <table:table-row table:style-name="ro1">
          <table:table-cell office:value-type="float" office:value="1647.184448" calcext:value-type="float">
            <text:p>1647.184448</text:p>
          </table:table-cell>
          <table:table-cell office:value-type="float" office:value="1713.524292" calcext:value-type="float">
            <text:p>1713.524292</text:p>
          </table:table-cell>
          <table:table-cell office:value-type="float" office:value="1648.552002" calcext:value-type="float">
            <text:p>1648.552002</text:p>
          </table:table-cell>
          <table:table-cell office:value-type="float" office:value="1714.142334" calcext:value-type="float">
            <text:p>1714.142334</text:p>
          </table:table-cell>
          <table:table-cell table:number-columns-repeated="13"/>
        </table:table-row>
        <table:table-row table:style-name="ro1">
          <table:table-cell office:value-type="float" office:value="1647.575684" calcext:value-type="float">
            <text:p>1647.575684</text:p>
          </table:table-cell>
          <table:table-cell office:value-type="float" office:value="1711.625366" calcext:value-type="float">
            <text:p>1711.625366</text:p>
          </table:table-cell>
          <table:table-cell office:value-type="float" office:value="1648.710205" calcext:value-type="float">
            <text:p>1648.710205</text:p>
          </table:table-cell>
          <table:table-cell office:value-type="float" office:value="1714.6698" calcext:value-type="float">
            <text:p>1714.6698</text:p>
          </table:table-cell>
          <table:table-cell table:number-columns-repeated="13"/>
        </table:table-row>
        <table:table-row table:style-name="ro1">
          <table:table-cell office:value-type="float" office:value="1645.911865" calcext:value-type="float">
            <text:p>1645.911865</text:p>
          </table:table-cell>
          <table:table-cell office:value-type="float" office:value="1713.630249" calcext:value-type="float">
            <text:p>1713.630249</text:p>
          </table:table-cell>
          <table:table-cell office:value-type="float" office:value="1647.453247" calcext:value-type="float">
            <text:p>1647.453247</text:p>
          </table:table-cell>
          <table:table-cell office:value-type="float" office:value="1714.118652" calcext:value-type="float">
            <text:p>1714.118652</text:p>
          </table:table-cell>
          <table:table-cell table:number-columns-repeated="13"/>
        </table:table-row>
        <table:table-row table:style-name="ro1">
          <table:table-cell office:value-type="float" office:value="1644.381836" calcext:value-type="float">
            <text:p>1644.381836</text:p>
          </table:table-cell>
          <table:table-cell office:value-type="float" office:value="1712.465088" calcext:value-type="float">
            <text:p>1712.465088</text:p>
          </table:table-cell>
          <table:table-cell office:value-type="float" office:value="1647.057373" calcext:value-type="float">
            <text:p>1647.057373</text:p>
          </table:table-cell>
          <table:table-cell office:value-type="float" office:value="1714.634277" calcext:value-type="float">
            <text:p>1714.634277</text:p>
          </table:table-cell>
          <table:table-cell table:number-columns-repeated="13"/>
        </table:table-row>
        <table:table-row table:style-name="ro1">
          <table:table-cell office:value-type="float" office:value="1646.939453" calcext:value-type="float">
            <text:p>1646.939453</text:p>
          </table:table-cell>
          <table:table-cell office:value-type="float" office:value="1714.814087" calcext:value-type="float">
            <text:p>1714.814087</text:p>
          </table:table-cell>
          <table:table-cell office:value-type="float" office:value="1644.852783" calcext:value-type="float">
            <text:p>1644.852783</text:p>
          </table:table-cell>
          <table:table-cell office:value-type="float" office:value="1717.914429" calcext:value-type="float">
            <text:p>1717.914429</text:p>
          </table:table-cell>
          <table:table-cell table:number-columns-repeated="13"/>
        </table:table-row>
        <table:table-row table:style-name="ro1">
          <table:table-cell office:value-type="float" office:value="1648.584717" calcext:value-type="float">
            <text:p>1648.584717</text:p>
          </table:table-cell>
          <table:table-cell office:value-type="float" office:value="1714.182861" calcext:value-type="float">
            <text:p>1714.182861</text:p>
          </table:table-cell>
          <table:table-cell office:value-type="float" office:value="1651.290161" calcext:value-type="float">
            <text:p>1651.290161</text:p>
          </table:table-cell>
          <table:table-cell office:value-type="float" office:value="1714.356812" calcext:value-type="float">
            <text:p>1714.356812</text:p>
          </table:table-cell>
          <table:table-cell table:number-columns-repeated="13"/>
        </table:table-row>
        <table:table-row table:style-name="ro1">
          <table:table-cell office:value-type="float" office:value="1643.161377" calcext:value-type="float">
            <text:p>1643.161377</text:p>
          </table:table-cell>
          <table:table-cell office:value-type="float" office:value="1716.265625" calcext:value-type="float">
            <text:p>1716.265625</text:p>
          </table:table-cell>
          <table:table-cell office:value-type="float" office:value="1648.716919" calcext:value-type="float">
            <text:p>1648.716919</text:p>
          </table:table-cell>
          <table:table-cell office:value-type="float" office:value="1717.729492" calcext:value-type="float">
            <text:p>1717.729492</text:p>
          </table:table-cell>
          <table:table-cell table:number-columns-repeated="13"/>
        </table:table-row>
        <table:table-row table:style-name="ro1">
          <table:table-cell office:value-type="float" office:value="1648.287842" calcext:value-type="float">
            <text:p>1648.287842</text:p>
          </table:table-cell>
          <table:table-cell office:value-type="float" office:value="1715.327148" calcext:value-type="float">
            <text:p>1715.327148</text:p>
          </table:table-cell>
          <table:table-cell office:value-type="float" office:value="1648.21228" calcext:value-type="float">
            <text:p>1648.21228</text:p>
          </table:table-cell>
          <table:table-cell office:value-type="float" office:value="1719.133057" calcext:value-type="float">
            <text:p>1719.133057</text:p>
          </table:table-cell>
          <table:table-cell table:number-columns-repeated="13"/>
        </table:table-row>
        <table:table-row table:style-name="ro1">
          <table:table-cell office:value-type="float" office:value="1649.953247" calcext:value-type="float">
            <text:p>1649.953247</text:p>
          </table:table-cell>
          <table:table-cell office:value-type="float" office:value="1714.176147" calcext:value-type="float">
            <text:p>1714.176147</text:p>
          </table:table-cell>
          <table:table-cell office:value-type="float" office:value="1649.566284" calcext:value-type="float">
            <text:p>1649.566284</text:p>
          </table:table-cell>
          <table:table-cell office:value-type="float" office:value="1715.729004" calcext:value-type="float">
            <text:p>1715.729004</text:p>
          </table:table-cell>
          <table:table-cell table:number-columns-repeated="13"/>
        </table:table-row>
        <table:table-row table:style-name="ro1">
          <table:table-cell office:value-type="float" office:value="1648.157959" calcext:value-type="float">
            <text:p>1648.157959</text:p>
          </table:table-cell>
          <table:table-cell office:value-type="float" office:value="1716.422485" calcext:value-type="float">
            <text:p>1716.422485</text:p>
          </table:table-cell>
          <table:table-cell office:value-type="float" office:value="1648.54187" calcext:value-type="float">
            <text:p>1648.54187</text:p>
          </table:table-cell>
          <table:table-cell office:value-type="float" office:value="1720.061401" calcext:value-type="float">
            <text:p>1720.061401</text:p>
          </table:table-cell>
          <table:table-cell table:number-columns-repeated="13"/>
        </table:table-row>
        <table:table-row table:style-name="ro1">
          <table:table-cell office:value-type="float" office:value="1647.579712" calcext:value-type="float">
            <text:p>1647.579712</text:p>
          </table:table-cell>
          <table:table-cell office:value-type="float" office:value="1714.108398" calcext:value-type="float">
            <text:p>1714.108398</text:p>
          </table:table-cell>
          <table:table-cell office:value-type="float" office:value="1651.837524" calcext:value-type="float">
            <text:p>1651.837524</text:p>
          </table:table-cell>
          <table:table-cell office:value-type="float" office:value="1718.330322" calcext:value-type="float">
            <text:p>1718.330322</text:p>
          </table:table-cell>
          <table:table-cell table:number-columns-repeated="13"/>
        </table:table-row>
        <table:table-row table:style-name="ro1">
          <table:table-cell office:value-type="float" office:value="1648.54248" calcext:value-type="float">
            <text:p>1648.54248</text:p>
          </table:table-cell>
          <table:table-cell office:value-type="float" office:value="1718.2323" calcext:value-type="float">
            <text:p>1718.2323</text:p>
          </table:table-cell>
          <table:table-cell office:value-type="float" office:value="1652.019531" calcext:value-type="float">
            <text:p>1652.019531</text:p>
          </table:table-cell>
          <table:table-cell office:value-type="float" office:value="1718.832275" calcext:value-type="float">
            <text:p>1718.832275</text:p>
          </table:table-cell>
          <table:table-cell table:number-columns-repeated="13"/>
        </table:table-row>
        <table:table-row table:style-name="ro1">
          <table:table-cell office:value-type="float" office:value="1647.723145" calcext:value-type="float">
            <text:p>1647.723145</text:p>
          </table:table-cell>
          <table:table-cell office:value-type="float" office:value="1716.467041" calcext:value-type="float">
            <text:p>1716.467041</text:p>
          </table:table-cell>
          <table:table-cell office:value-type="float" office:value="1650.46582" calcext:value-type="float">
            <text:p>1650.46582</text:p>
          </table:table-cell>
          <table:table-cell office:value-type="float" office:value="1719.615723" calcext:value-type="float">
            <text:p>1719.615723</text:p>
          </table:table-cell>
          <table:table-cell table:number-columns-repeated="13"/>
        </table:table-row>
        <table:table-row table:style-name="ro1">
          <table:table-cell office:value-type="float" office:value="1652.174927" calcext:value-type="float">
            <text:p>1652.174927</text:p>
          </table:table-cell>
          <table:table-cell office:value-type="float" office:value="1711.819458" calcext:value-type="float">
            <text:p>1711.819458</text:p>
          </table:table-cell>
          <table:table-cell office:value-type="float" office:value="1649.319336" calcext:value-type="float">
            <text:p>1649.319336</text:p>
          </table:table-cell>
          <table:table-cell office:value-type="float" office:value="1717.666992" calcext:value-type="float">
            <text:p>1717.666992</text:p>
          </table:table-cell>
          <table:table-cell table:number-columns-repeated="13"/>
        </table:table-row>
        <table:table-row table:style-name="ro1">
          <table:table-cell office:value-type="float" office:value="1647.597656" calcext:value-type="float">
            <text:p>1647.597656</text:p>
          </table:table-cell>
          <table:table-cell office:value-type="float" office:value="1716.724121" calcext:value-type="float">
            <text:p>1716.724121</text:p>
          </table:table-cell>
          <table:table-cell office:value-type="float" office:value="1651.254395" calcext:value-type="float">
            <text:p>1651.254395</text:p>
          </table:table-cell>
          <table:table-cell office:value-type="float" office:value="1717.40918" calcext:value-type="float">
            <text:p>1717.40918</text:p>
          </table:table-cell>
          <table:table-cell table:number-columns-repeated="13"/>
        </table:table-row>
        <table:table-row table:style-name="ro1">
          <table:table-cell office:value-type="float" office:value="1644.117065" calcext:value-type="float">
            <text:p>1644.117065</text:p>
          </table:table-cell>
          <table:table-cell office:value-type="float" office:value="1718.255615" calcext:value-type="float">
            <text:p>1718.255615</text:p>
          </table:table-cell>
          <table:table-cell office:value-type="float" office:value="1646.428955" calcext:value-type="float">
            <text:p>1646.428955</text:p>
          </table:table-cell>
          <table:table-cell office:value-type="float" office:value="1718.725342" calcext:value-type="float">
            <text:p>1718.725342</text:p>
          </table:table-cell>
          <table:table-cell table:number-columns-repeated="13"/>
        </table:table-row>
        <table:table-row table:style-name="ro1">
          <table:table-cell office:value-type="float" office:value="1649.285522" calcext:value-type="float">
            <text:p>1649.285522</text:p>
          </table:table-cell>
          <table:table-cell office:value-type="float" office:value="1715.971802" calcext:value-type="float">
            <text:p>1715.971802</text:p>
          </table:table-cell>
          <table:table-cell office:value-type="float" office:value="1651.765381" calcext:value-type="float">
            <text:p>1651.765381</text:p>
          </table:table-cell>
          <table:table-cell office:value-type="float" office:value="1718.465332" calcext:value-type="float">
            <text:p>1718.465332</text:p>
          </table:table-cell>
          <table:table-cell table:number-columns-repeated="13"/>
        </table:table-row>
        <table:table-row table:style-name="ro1">
          <table:table-cell office:value-type="float" office:value="1647.436401" calcext:value-type="float">
            <text:p>1647.436401</text:p>
          </table:table-cell>
          <table:table-cell office:value-type="float" office:value="1719.266724" calcext:value-type="float">
            <text:p>1719.266724</text:p>
          </table:table-cell>
          <table:table-cell office:value-type="float" office:value="1649.855469" calcext:value-type="float">
            <text:p>1649.855469</text:p>
          </table:table-cell>
          <table:table-cell office:value-type="float" office:value="1721.504639" calcext:value-type="float">
            <text:p>1721.504639</text:p>
          </table:table-cell>
          <table:table-cell table:number-columns-repeated="13"/>
        </table:table-row>
        <table:table-row table:style-name="ro1">
          <table:table-cell office:value-type="float" office:value="1647.786377" calcext:value-type="float">
            <text:p>1647.786377</text:p>
          </table:table-cell>
          <table:table-cell office:value-type="float" office:value="1717.810791" calcext:value-type="float">
            <text:p>1717.810791</text:p>
          </table:table-cell>
          <table:table-cell office:value-type="float" office:value="1650.041504" calcext:value-type="float">
            <text:p>1650.041504</text:p>
          </table:table-cell>
          <table:table-cell office:value-type="float" office:value="1719.070435" calcext:value-type="float">
            <text:p>1719.070435</text:p>
          </table:table-cell>
          <table:table-cell table:number-columns-repeated="13"/>
        </table:table-row>
        <table:table-row table:style-name="ro1">
          <table:table-cell office:value-type="float" office:value="1649.443726" calcext:value-type="float">
            <text:p>1649.443726</text:p>
          </table:table-cell>
          <table:table-cell office:value-type="float" office:value="1716.787842" calcext:value-type="float">
            <text:p>1716.787842</text:p>
          </table:table-cell>
          <table:table-cell office:value-type="float" office:value="1647.270142" calcext:value-type="float">
            <text:p>1647.270142</text:p>
          </table:table-cell>
          <table:table-cell office:value-type="float" office:value="1718.880371" calcext:value-type="float">
            <text:p>1718.880371</text:p>
          </table:table-cell>
          <table:table-cell table:number-columns-repeated="13"/>
        </table:table-row>
        <table:table-row table:style-name="ro1">
          <table:table-cell office:value-type="float" office:value="1649.698853" calcext:value-type="float">
            <text:p>1649.698853</text:p>
          </table:table-cell>
          <table:table-cell office:value-type="float" office:value="1718.341553" calcext:value-type="float">
            <text:p>1718.341553</text:p>
          </table:table-cell>
          <table:table-cell office:value-type="float" office:value="1648.335083" calcext:value-type="float">
            <text:p>1648.335083</text:p>
          </table:table-cell>
          <table:table-cell office:value-type="float" office:value="1721.993042" calcext:value-type="float">
            <text:p>1721.993042</text:p>
          </table:table-cell>
          <table:table-cell table:number-columns-repeated="13"/>
        </table:table-row>
        <table:table-row table:style-name="ro1">
          <table:table-cell office:value-type="float" office:value="1649.112793" calcext:value-type="float">
            <text:p>1649.112793</text:p>
          </table:table-cell>
          <table:table-cell office:value-type="float" office:value="1715.46875" calcext:value-type="float">
            <text:p>1715.46875</text:p>
          </table:table-cell>
          <table:table-cell office:value-type="float" office:value="1650.529907" calcext:value-type="float">
            <text:p>1650.529907</text:p>
          </table:table-cell>
          <table:table-cell office:value-type="float" office:value="1719.65625" calcext:value-type="float">
            <text:p>1719.65625</text:p>
          </table:table-cell>
          <table:table-cell table:number-columns-repeated="13"/>
        </table:table-row>
        <table:table-row table:style-name="ro1">
          <table:table-cell office:value-type="float" office:value="1649.223999" calcext:value-type="float">
            <text:p>1649.223999</text:p>
          </table:table-cell>
          <table:table-cell office:value-type="float" office:value="1721.593506" calcext:value-type="float">
            <text:p>1721.593506</text:p>
          </table:table-cell>
          <table:table-cell office:value-type="float" office:value="1652.675659" calcext:value-type="float">
            <text:p>1652.675659</text:p>
          </table:table-cell>
          <table:table-cell office:value-type="float" office:value="1720.184937" calcext:value-type="float">
            <text:p>1720.184937</text:p>
          </table:table-cell>
          <table:table-cell table:number-columns-repeated="13"/>
        </table:table-row>
        <table:table-row table:style-name="ro1">
          <table:table-cell office:value-type="float" office:value="1647.862549" calcext:value-type="float">
            <text:p>1647.862549</text:p>
          </table:table-cell>
          <table:table-cell office:value-type="float" office:value="1720.041016" calcext:value-type="float">
            <text:p>1720.041016</text:p>
          </table:table-cell>
          <table:table-cell office:value-type="float" office:value="1647.328857" calcext:value-type="float">
            <text:p>1647.328857</text:p>
          </table:table-cell>
          <table:table-cell office:value-type="float" office:value="1722.216064" calcext:value-type="float">
            <text:p>1722.216064</text:p>
          </table:table-cell>
          <table:table-cell table:number-columns-repeated="13"/>
        </table:table-row>
        <table:table-row table:style-name="ro1">
          <table:table-cell office:value-type="float" office:value="1650.088867" calcext:value-type="float">
            <text:p>1650.088867</text:p>
          </table:table-cell>
          <table:table-cell office:value-type="float" office:value="1713.718506" calcext:value-type="float">
            <text:p>1713.718506</text:p>
          </table:table-cell>
          <table:table-cell office:value-type="float" office:value="1650.492798" calcext:value-type="float">
            <text:p>1650.492798</text:p>
          </table:table-cell>
          <table:table-cell office:value-type="float" office:value="1719.075806" calcext:value-type="float">
            <text:p>1719.075806</text:p>
          </table:table-cell>
          <table:table-cell table:number-columns-repeated="13"/>
        </table:table-row>
        <table:table-row table:style-name="ro1">
          <table:table-cell office:value-type="float" office:value="1647.623779" calcext:value-type="float">
            <text:p>1647.623779</text:p>
          </table:table-cell>
          <table:table-cell office:value-type="float" office:value="1717.047729" calcext:value-type="float">
            <text:p>1717.047729</text:p>
          </table:table-cell>
          <table:table-cell office:value-type="float" office:value="1652.19751" calcext:value-type="float">
            <text:p>1652.19751</text:p>
          </table:table-cell>
          <table:table-cell office:value-type="float" office:value="1717.55896" calcext:value-type="float">
            <text:p>1717.55896</text:p>
          </table:table-cell>
          <table:table-cell table:number-columns-repeated="13"/>
        </table:table-row>
        <table:table-row table:style-name="ro1">
          <table:table-cell office:value-type="float" office:value="1647.702393" calcext:value-type="float">
            <text:p>1647.702393</text:p>
          </table:table-cell>
          <table:table-cell office:value-type="float" office:value="1719.497803" calcext:value-type="float">
            <text:p>1719.497803</text:p>
          </table:table-cell>
          <table:table-cell office:value-type="float" office:value="1649.503906" calcext:value-type="float">
            <text:p>1649.503906</text:p>
          </table:table-cell>
          <table:table-cell office:value-type="float" office:value="1723.029297" calcext:value-type="float">
            <text:p>1723.029297</text:p>
          </table:table-cell>
          <table:table-cell table:number-columns-repeated="13"/>
        </table:table-row>
        <table:table-row table:style-name="ro1">
          <table:table-cell office:value-type="float" office:value="1651.111694" calcext:value-type="float">
            <text:p>1651.111694</text:p>
          </table:table-cell>
          <table:table-cell office:value-type="float" office:value="1718.058716" calcext:value-type="float">
            <text:p>1718.058716</text:p>
          </table:table-cell>
          <table:table-cell office:value-type="float" office:value="1649.563965" calcext:value-type="float">
            <text:p>1649.563965</text:p>
          </table:table-cell>
          <table:table-cell office:value-type="float" office:value="1719.001953" calcext:value-type="float">
            <text:p>1719.001953</text:p>
          </table:table-cell>
          <table:table-cell table:number-columns-repeated="13"/>
        </table:table-row>
        <table:table-row table:style-name="ro1">
          <table:table-cell office:value-type="float" office:value="1652.580566" calcext:value-type="float">
            <text:p>1652.580566</text:p>
          </table:table-cell>
          <table:table-cell office:value-type="float" office:value="1714.554321" calcext:value-type="float">
            <text:p>1714.554321</text:p>
          </table:table-cell>
          <table:table-cell office:value-type="float" office:value="1652.603394" calcext:value-type="float">
            <text:p>1652.603394</text:p>
          </table:table-cell>
          <table:table-cell office:value-type="float" office:value="1717.886108" calcext:value-type="float">
            <text:p>1717.886108</text:p>
          </table:table-cell>
          <table:table-cell table:number-columns-repeated="13"/>
        </table:table-row>
        <table:table-row table:style-name="ro1">
          <table:table-cell office:value-type="float" office:value="1650.133423" calcext:value-type="float">
            <text:p>1650.133423</text:p>
          </table:table-cell>
          <table:table-cell office:value-type="float" office:value="1718.744873" calcext:value-type="float">
            <text:p>1718.744873</text:p>
          </table:table-cell>
          <table:table-cell office:value-type="float" office:value="1652.998657" calcext:value-type="float">
            <text:p>1652.998657</text:p>
          </table:table-cell>
          <table:table-cell office:value-type="float" office:value="1718.395996" calcext:value-type="float">
            <text:p>1718.395996</text:p>
          </table:table-cell>
          <table:table-cell table:number-columns-repeated="13"/>
        </table:table-row>
        <table:table-row table:style-name="ro1">
          <table:table-cell office:value-type="float" office:value="1651.498779" calcext:value-type="float">
            <text:p>1651.498779</text:p>
          </table:table-cell>
          <table:table-cell office:value-type="float" office:value="1717.955322" calcext:value-type="float">
            <text:p>1717.955322</text:p>
          </table:table-cell>
          <table:table-cell office:value-type="float" office:value="1651.651611" calcext:value-type="float">
            <text:p>1651.651611</text:p>
          </table:table-cell>
          <table:table-cell office:value-type="float" office:value="1720.770874" calcext:value-type="float">
            <text:p>1720.770874</text:p>
          </table:table-cell>
          <table:table-cell table:number-columns-repeated="13"/>
        </table:table-row>
        <table:table-row table:style-name="ro1">
          <table:table-cell office:value-type="float" office:value="1649.605713" calcext:value-type="float">
            <text:p>1649.605713</text:p>
          </table:table-cell>
          <table:table-cell office:value-type="float" office:value="1719.68042" calcext:value-type="float">
            <text:p>1719.68042</text:p>
          </table:table-cell>
          <table:table-cell office:value-type="float" office:value="1652.312256" calcext:value-type="float">
            <text:p>1652.312256</text:p>
          </table:table-cell>
          <table:table-cell office:value-type="float" office:value="1720.349976" calcext:value-type="float">
            <text:p>1720.349976</text:p>
          </table:table-cell>
          <table:table-cell table:number-columns-repeated="13"/>
        </table:table-row>
        <table:table-row table:style-name="ro1">
          <table:table-cell office:value-type="float" office:value="1649.678711" calcext:value-type="float">
            <text:p>1649.678711</text:p>
          </table:table-cell>
          <table:table-cell office:value-type="float" office:value="1721.44812" calcext:value-type="float">
            <text:p>1721.44812</text:p>
          </table:table-cell>
          <table:table-cell office:value-type="float" office:value="1649.48877" calcext:value-type="float">
            <text:p>1649.48877</text:p>
          </table:table-cell>
          <table:table-cell office:value-type="float" office:value="1724.815796" calcext:value-type="float">
            <text:p>1724.815796</text:p>
          </table:table-cell>
          <table:table-cell table:number-columns-repeated="13"/>
        </table:table-row>
        <table:table-row table:style-name="ro1">
          <table:table-cell office:value-type="float" office:value="1651.986084" calcext:value-type="float">
            <text:p>1651.986084</text:p>
          </table:table-cell>
          <table:table-cell office:value-type="float" office:value="1721.321045" calcext:value-type="float">
            <text:p>1721.321045</text:p>
          </table:table-cell>
          <table:table-cell office:value-type="float" office:value="1654.148315" calcext:value-type="float">
            <text:p>1654.148315</text:p>
          </table:table-cell>
          <table:table-cell office:value-type="float" office:value="1720.903809" calcext:value-type="float">
            <text:p>1720.903809</text:p>
          </table:table-cell>
          <table:table-cell table:number-columns-repeated="13"/>
        </table:table-row>
        <table:table-row table:style-name="ro1">
          <table:table-cell office:value-type="float" office:value="1646.87854" calcext:value-type="float">
            <text:p>1646.87854</text:p>
          </table:table-cell>
          <table:table-cell office:value-type="float" office:value="1720.613281" calcext:value-type="float">
            <text:p>1720.613281</text:p>
          </table:table-cell>
          <table:table-cell office:value-type="float" office:value="1650.784058" calcext:value-type="float">
            <text:p>1650.784058</text:p>
          </table:table-cell>
          <table:table-cell office:value-type="float" office:value="1725.1073" calcext:value-type="float">
            <text:p>1725.1073</text:p>
          </table:table-cell>
          <table:table-cell table:number-columns-repeated="13"/>
        </table:table-row>
        <table:table-row table:style-name="ro1">
          <table:table-cell office:value-type="float" office:value="1650.418335" calcext:value-type="float">
            <text:p>1650.418335</text:p>
          </table:table-cell>
          <table:table-cell office:value-type="float" office:value="1719.511353" calcext:value-type="float">
            <text:p>1719.511353</text:p>
          </table:table-cell>
          <table:table-cell office:value-type="float" office:value="1651.869141" calcext:value-type="float">
            <text:p>1651.869141</text:p>
          </table:table-cell>
          <table:table-cell office:value-type="float" office:value="1722.29541" calcext:value-type="float">
            <text:p>1722.29541</text:p>
          </table:table-cell>
          <table:table-cell table:number-columns-repeated="13"/>
        </table:table-row>
        <table:table-row table:style-name="ro1">
          <table:table-cell office:value-type="float" office:value="1654.473511" calcext:value-type="float">
            <text:p>1654.473511</text:p>
          </table:table-cell>
          <table:table-cell office:value-type="float" office:value="1718.441162" calcext:value-type="float">
            <text:p>1718.441162</text:p>
          </table:table-cell>
          <table:table-cell office:value-type="float" office:value="1654.693237" calcext:value-type="float">
            <text:p>1654.693237</text:p>
          </table:table-cell>
          <table:table-cell office:value-type="float" office:value="1721.196167" calcext:value-type="float">
            <text:p>1721.196167</text:p>
          </table:table-cell>
          <table:table-cell table:number-columns-repeated="13"/>
        </table:table-row>
        <table:table-row table:style-name="ro1">
          <table:table-cell office:value-type="float" office:value="1655.975342" calcext:value-type="float">
            <text:p>1655.975342</text:p>
          </table:table-cell>
          <table:table-cell office:value-type="float" office:value="1718.177124" calcext:value-type="float">
            <text:p>1718.177124</text:p>
          </table:table-cell>
          <table:table-cell office:value-type="float" office:value="1654.73877" calcext:value-type="float">
            <text:p>1654.73877</text:p>
          </table:table-cell>
          <table:table-cell office:value-type="float" office:value="1722.067139" calcext:value-type="float">
            <text:p>1722.067139</text:p>
          </table:table-cell>
          <table:table-cell table:number-columns-repeated="13"/>
        </table:table-row>
        <table:table-row table:style-name="ro1">
          <table:table-cell office:value-type="float" office:value="1653.278198" calcext:value-type="float">
            <text:p>1653.278198</text:p>
          </table:table-cell>
          <table:table-cell office:value-type="float" office:value="1722.434326" calcext:value-type="float">
            <text:p>1722.434326</text:p>
          </table:table-cell>
          <table:table-cell office:value-type="float" office:value="1657.355347" calcext:value-type="float">
            <text:p>1657.355347</text:p>
          </table:table-cell>
          <table:table-cell office:value-type="float" office:value="1721.987061" calcext:value-type="float">
            <text:p>1721.987061</text:p>
          </table:table-cell>
          <table:table-cell table:number-columns-repeated="13"/>
        </table:table-row>
        <table:table-row table:style-name="ro1">
          <table:table-cell office:value-type="float" office:value="1653.359009" calcext:value-type="float">
            <text:p>1653.359009</text:p>
          </table:table-cell>
          <table:table-cell office:value-type="float" office:value="1721.283936" calcext:value-type="float">
            <text:p>1721.283936</text:p>
          </table:table-cell>
          <table:table-cell office:value-type="float" office:value="1654.230347" calcext:value-type="float">
            <text:p>1654.230347</text:p>
          </table:table-cell>
          <table:table-cell office:value-type="float" office:value="1724.24292" calcext:value-type="float">
            <text:p>1724.24292</text:p>
          </table:table-cell>
          <table:table-cell table:number-columns-repeated="13"/>
        </table:table-row>
        <table:table-row table:style-name="ro1">
          <table:table-cell office:value-type="float" office:value="1652.158569" calcext:value-type="float">
            <text:p>1652.158569</text:p>
          </table:table-cell>
          <table:table-cell office:value-type="float" office:value="1718.367676" calcext:value-type="float">
            <text:p>1718.367676</text:p>
          </table:table-cell>
          <table:table-cell office:value-type="float" office:value="1655.239624" calcext:value-type="float">
            <text:p>1655.239624</text:p>
          </table:table-cell>
          <table:table-cell office:value-type="float" office:value="1719.454346" calcext:value-type="float">
            <text:p>1719.454346</text:p>
          </table:table-cell>
          <table:table-cell table:number-columns-repeated="13"/>
        </table:table-row>
        <table:table-row table:style-name="ro1">
          <table:table-cell office:value-type="float" office:value="1648.50415" calcext:value-type="float">
            <text:p>1648.50415</text:p>
          </table:table-cell>
          <table:table-cell office:value-type="float" office:value="1720.107178" calcext:value-type="float">
            <text:p>1720.107178</text:p>
          </table:table-cell>
          <table:table-cell office:value-type="float" office:value="1654.141357" calcext:value-type="float">
            <text:p>1654.141357</text:p>
          </table:table-cell>
          <table:table-cell office:value-type="float" office:value="1722.591675" calcext:value-type="float">
            <text:p>1722.591675</text:p>
          </table:table-cell>
          <table:table-cell table:number-columns-repeated="13"/>
        </table:table-row>
        <table:table-row table:style-name="ro1">
          <table:table-cell office:value-type="float" office:value="1651.582397" calcext:value-type="float">
            <text:p>1651.582397</text:p>
          </table:table-cell>
          <table:table-cell office:value-type="float" office:value="1717.69043" calcext:value-type="float">
            <text:p>1717.69043</text:p>
          </table:table-cell>
          <table:table-cell office:value-type="float" office:value="1657.485596" calcext:value-type="float">
            <text:p>1657.485596</text:p>
          </table:table-cell>
          <table:table-cell office:value-type="float" office:value="1719.325195" calcext:value-type="float">
            <text:p>1719.325195</text:p>
          </table:table-cell>
          <table:table-cell table:number-columns-repeated="13"/>
        </table:table-row>
        <table:table-row table:style-name="ro1">
          <table:table-cell office:value-type="float" office:value="1652.912109" calcext:value-type="float">
            <text:p>1652.912109</text:p>
          </table:table-cell>
          <table:table-cell office:value-type="float" office:value="1719.897827" calcext:value-type="float">
            <text:p>1719.897827</text:p>
          </table:table-cell>
          <table:table-cell office:value-type="float" office:value="1654.501709" calcext:value-type="float">
            <text:p>1654.501709</text:p>
          </table:table-cell>
          <table:table-cell office:value-type="float" office:value="1722.681396" calcext:value-type="float">
            <text:p>1722.681396</text:p>
          </table:table-cell>
          <table:table-cell table:number-columns-repeated="13"/>
        </table:table-row>
        <table:table-row table:style-name="ro1">
          <table:table-cell office:value-type="float" office:value="1651.271729" calcext:value-type="float">
            <text:p>1651.271729</text:p>
          </table:table-cell>
          <table:table-cell office:value-type="float" office:value="1719.032227" calcext:value-type="float">
            <text:p>1719.032227</text:p>
          </table:table-cell>
          <table:table-cell office:value-type="float" office:value="1651.584717" calcext:value-type="float">
            <text:p>1651.584717</text:p>
          </table:table-cell>
          <table:table-cell office:value-type="float" office:value="1722.38855" calcext:value-type="float">
            <text:p>1722.38855</text:p>
          </table:table-cell>
          <table:table-cell table:number-columns-repeated="13"/>
        </table:table-row>
        <table:table-row table:style-name="ro1">
          <table:table-cell office:value-type="float" office:value="1652.206055" calcext:value-type="float">
            <text:p>1652.206055</text:p>
          </table:table-cell>
          <table:table-cell office:value-type="float" office:value="1718.120605" calcext:value-type="float">
            <text:p>1718.120605</text:p>
          </table:table-cell>
          <table:table-cell office:value-type="float" office:value="1653.752808" calcext:value-type="float">
            <text:p>1653.752808</text:p>
          </table:table-cell>
          <table:table-cell office:value-type="float" office:value="1722.136353" calcext:value-type="float">
            <text:p>1722.136353</text:p>
          </table:table-cell>
          <table:table-cell table:number-columns-repeated="13"/>
        </table:table-row>
        <table:table-row table:style-name="ro1">
          <table:table-cell office:value-type="float" office:value="1648.081787" calcext:value-type="float">
            <text:p>1648.081787</text:p>
          </table:table-cell>
          <table:table-cell office:value-type="float" office:value="1718.09375" calcext:value-type="float">
            <text:p>1718.09375</text:p>
          </table:table-cell>
          <table:table-cell office:value-type="float" office:value="1649.384521" calcext:value-type="float">
            <text:p>1649.384521</text:p>
          </table:table-cell>
          <table:table-cell office:value-type="float" office:value="1723.976929" calcext:value-type="float">
            <text:p>1723.976929</text:p>
          </table:table-cell>
          <table:table-cell table:number-columns-repeated="13"/>
        </table:table-row>
        <table:table-row table:style-name="ro1">
          <table:table-cell office:value-type="float" office:value="1650.647217" calcext:value-type="float">
            <text:p>1650.647217</text:p>
          </table:table-cell>
          <table:table-cell office:value-type="float" office:value="1719.812378" calcext:value-type="float">
            <text:p>1719.812378</text:p>
          </table:table-cell>
          <table:table-cell office:value-type="float" office:value="1652.99939" calcext:value-type="float">
            <text:p>1652.99939</text:p>
          </table:table-cell>
          <table:table-cell office:value-type="float" office:value="1720.283203" calcext:value-type="float">
            <text:p>1720.283203</text:p>
          </table:table-cell>
          <table:table-cell table:number-columns-repeated="13"/>
        </table:table-row>
        <table:table-row table:style-name="ro1">
          <table:table-cell office:value-type="float" office:value="1651.294434" calcext:value-type="float">
            <text:p>1651.294434</text:p>
          </table:table-cell>
          <table:table-cell office:value-type="float" office:value="1721.787598" calcext:value-type="float">
            <text:p>1721.787598</text:p>
          </table:table-cell>
          <table:table-cell office:value-type="float" office:value="1652.654053" calcext:value-type="float">
            <text:p>1652.654053</text:p>
          </table:table-cell>
          <table:table-cell office:value-type="float" office:value="1720.330688" calcext:value-type="float">
            <text:p>1720.330688</text:p>
          </table:table-cell>
          <table:table-cell table:number-columns-repeated="13"/>
        </table:table-row>
        <table:table-row table:style-name="ro1">
          <table:table-cell office:value-type="float" office:value="1651.492554" calcext:value-type="float">
            <text:p>1651.492554</text:p>
          </table:table-cell>
          <table:table-cell office:value-type="float" office:value="1717.492188" calcext:value-type="float">
            <text:p>1717.492188</text:p>
          </table:table-cell>
          <table:table-cell office:value-type="float" office:value="1655.829834" calcext:value-type="float">
            <text:p>1655.829834</text:p>
          </table:table-cell>
          <table:table-cell office:value-type="float" office:value="1720.650757" calcext:value-type="float">
            <text:p>1720.650757</text:p>
          </table:table-cell>
          <table:table-cell table:number-columns-repeated="13"/>
        </table:table-row>
        <table:table-row table:style-name="ro1">
          <table:table-cell office:value-type="float" office:value="1653.557983" calcext:value-type="float">
            <text:p>1653.557983</text:p>
          </table:table-cell>
          <table:table-cell office:value-type="float" office:value="1717.965698" calcext:value-type="float">
            <text:p>1717.965698</text:p>
          </table:table-cell>
          <table:table-cell office:value-type="float" office:value="1655.940552" calcext:value-type="float">
            <text:p>1655.940552</text:p>
          </table:table-cell>
          <table:table-cell office:value-type="float" office:value="1722.7146" calcext:value-type="float">
            <text:p>1722.7146</text:p>
          </table:table-cell>
          <table:table-cell table:number-columns-repeated="13"/>
        </table:table-row>
        <table:table-row table:style-name="ro1">
          <table:table-cell office:value-type="float" office:value="1651.581909" calcext:value-type="float">
            <text:p>1651.581909</text:p>
          </table:table-cell>
          <table:table-cell office:value-type="float" office:value="1718.666016" calcext:value-type="float">
            <text:p>1718.666016</text:p>
          </table:table-cell>
          <table:table-cell office:value-type="float" office:value="1651.759155" calcext:value-type="float">
            <text:p>1651.759155</text:p>
          </table:table-cell>
          <table:table-cell office:value-type="float" office:value="1723.025024" calcext:value-type="float">
            <text:p>1723.025024</text:p>
          </table:table-cell>
          <table:table-cell table:number-columns-repeated="13"/>
        </table:table-row>
        <table:table-row table:style-name="ro1">
          <table:table-cell office:value-type="float" office:value="1651.901855" calcext:value-type="float">
            <text:p>1651.901855</text:p>
          </table:table-cell>
          <table:table-cell office:value-type="float" office:value="1719.482666" calcext:value-type="float">
            <text:p>1719.482666</text:p>
          </table:table-cell>
          <table:table-cell office:value-type="float" office:value="1651.741577" calcext:value-type="float">
            <text:p>1651.741577</text:p>
          </table:table-cell>
          <table:table-cell office:value-type="float" office:value="1721.781494" calcext:value-type="float">
            <text:p>1721.781494</text:p>
          </table:table-cell>
          <table:table-cell table:number-columns-repeated="13"/>
        </table:table-row>
        <table:table-row table:style-name="ro1">
          <table:table-cell office:value-type="float" office:value="1653.312744" calcext:value-type="float">
            <text:p>1653.312744</text:p>
          </table:table-cell>
          <table:table-cell office:value-type="float" office:value="1717.363892" calcext:value-type="float">
            <text:p>1717.363892</text:p>
          </table:table-cell>
          <table:table-cell office:value-type="float" office:value="1651.646729" calcext:value-type="float">
            <text:p>1651.646729</text:p>
          </table:table-cell>
          <table:table-cell office:value-type="float" office:value="1722.236572" calcext:value-type="float">
            <text:p>1722.236572</text:p>
          </table:table-cell>
          <table:table-cell table:number-columns-repeated="13"/>
        </table:table-row>
        <table:table-row table:style-name="ro1">
          <table:table-cell office:value-type="float" office:value="1652.063599" calcext:value-type="float">
            <text:p>1652.063599</text:p>
          </table:table-cell>
          <table:table-cell office:value-type="float" office:value="1718.794556" calcext:value-type="float">
            <text:p>1718.794556</text:p>
          </table:table-cell>
          <table:table-cell office:value-type="float" office:value="1653.368652" calcext:value-type="float">
            <text:p>1653.368652</text:p>
          </table:table-cell>
          <table:table-cell office:value-type="float" office:value="1720.336304" calcext:value-type="float">
            <text:p>1720.336304</text:p>
          </table:table-cell>
          <table:table-cell table:number-columns-repeated="13"/>
        </table:table-row>
        <table:table-row table:style-name="ro1">
          <table:table-cell office:value-type="float" office:value="1649.949463" calcext:value-type="float">
            <text:p>1649.949463</text:p>
          </table:table-cell>
          <table:table-cell office:value-type="float" office:value="1716.065552" calcext:value-type="float">
            <text:p>1716.065552</text:p>
          </table:table-cell>
          <table:table-cell office:value-type="float" office:value="1650.247681" calcext:value-type="float">
            <text:p>1650.247681</text:p>
          </table:table-cell>
          <table:table-cell office:value-type="float" office:value="1719.757568" calcext:value-type="float">
            <text:p>1719.757568</text:p>
          </table:table-cell>
          <table:table-cell table:number-columns-repeated="13"/>
        </table:table-row>
        <table:table-row table:style-name="ro1">
          <table:table-cell office:value-type="float" office:value="1652.65625" calcext:value-type="float">
            <text:p>1652.65625</text:p>
          </table:table-cell>
          <table:table-cell office:value-type="float" office:value="1718.228271" calcext:value-type="float">
            <text:p>1718.228271</text:p>
          </table:table-cell>
          <table:table-cell office:value-type="float" office:value="1653.688477" calcext:value-type="float">
            <text:p>1653.688477</text:p>
          </table:table-cell>
          <table:table-cell office:value-type="float" office:value="1718.360352" calcext:value-type="float">
            <text:p>1718.360352</text:p>
          </table:table-cell>
          <table:table-cell table:number-columns-repeated="13"/>
        </table:table-row>
        <table:table-row table:style-name="ro1">
          <table:table-cell office:value-type="float" office:value="1649.16748" calcext:value-type="float">
            <text:p>1649.16748</text:p>
          </table:table-cell>
          <table:table-cell office:value-type="float" office:value="1716.067139" calcext:value-type="float">
            <text:p>1716.067139</text:p>
          </table:table-cell>
          <table:table-cell office:value-type="float" office:value="1651.845947" calcext:value-type="float">
            <text:p>1651.845947</text:p>
          </table:table-cell>
          <table:table-cell office:value-type="float" office:value="1721.102905" calcext:value-type="float">
            <text:p>1721.102905</text:p>
          </table:table-cell>
          <table:table-cell table:number-columns-repeated="13"/>
        </table:table-row>
        <table:table-row table:style-name="ro1">
          <table:table-cell office:value-type="float" office:value="1649.536743" calcext:value-type="float">
            <text:p>1649.536743</text:p>
          </table:table-cell>
          <table:table-cell office:value-type="float" office:value="1720.127441" calcext:value-type="float">
            <text:p>1720.127441</text:p>
          </table:table-cell>
          <table:table-cell office:value-type="float" office:value="1651.270264" calcext:value-type="float">
            <text:p>1651.270264</text:p>
          </table:table-cell>
          <table:table-cell office:value-type="float" office:value="1721.51062" calcext:value-type="float">
            <text:p>1721.51062</text:p>
          </table:table-cell>
          <table:table-cell table:number-columns-repeated="13"/>
        </table:table-row>
        <table:table-row table:style-name="ro1">
          <table:table-cell office:value-type="float" office:value="1651.508179" calcext:value-type="float">
            <text:p>1651.508179</text:p>
          </table:table-cell>
          <table:table-cell office:value-type="float" office:value="1719.859863" calcext:value-type="float">
            <text:p>1719.859863</text:p>
          </table:table-cell>
          <table:table-cell office:value-type="float" office:value="1652.049683" calcext:value-type="float">
            <text:p>1652.049683</text:p>
          </table:table-cell>
          <table:table-cell office:value-type="float" office:value="1722.506958" calcext:value-type="float">
            <text:p>1722.506958</text:p>
          </table:table-cell>
          <table:table-cell table:number-columns-repeated="13"/>
        </table:table-row>
        <table:table-row table:style-name="ro1">
          <table:table-cell office:value-type="float" office:value="1652.63208" calcext:value-type="float">
            <text:p>1652.63208</text:p>
          </table:table-cell>
          <table:table-cell office:value-type="float" office:value="1717.394287" calcext:value-type="float">
            <text:p>1717.394287</text:p>
          </table:table-cell>
          <table:table-cell office:value-type="float" office:value="1654.957031" calcext:value-type="float">
            <text:p>1654.957031</text:p>
          </table:table-cell>
          <table:table-cell office:value-type="float" office:value="1721.384766" calcext:value-type="float">
            <text:p>1721.384766</text:p>
          </table:table-cell>
          <table:table-cell table:number-columns-repeated="13"/>
        </table:table-row>
        <table:table-row table:style-name="ro1">
          <table:table-cell office:value-type="float" office:value="1650.589478" calcext:value-type="float">
            <text:p>1650.589478</text:p>
          </table:table-cell>
          <table:table-cell office:value-type="float" office:value="1719.127197" calcext:value-type="float">
            <text:p>1719.127197</text:p>
          </table:table-cell>
          <table:table-cell office:value-type="float" office:value="1653.073242" calcext:value-type="float">
            <text:p>1653.073242</text:p>
          </table:table-cell>
          <table:table-cell office:value-type="float" office:value="1722.401245" calcext:value-type="float">
            <text:p>1722.401245</text:p>
          </table:table-cell>
          <table:table-cell table:number-columns-repeated="13"/>
        </table:table-row>
        <table:table-row table:style-name="ro1">
          <table:table-cell office:value-type="float" office:value="1651.080933" calcext:value-type="float">
            <text:p>1651.080933</text:p>
          </table:table-cell>
          <table:table-cell office:value-type="float" office:value="1722.176758" calcext:value-type="float">
            <text:p>1722.176758</text:p>
          </table:table-cell>
          <table:table-cell office:value-type="float" office:value="1652.439941" calcext:value-type="float">
            <text:p>1652.439941</text:p>
          </table:table-cell>
          <table:table-cell office:value-type="float" office:value="1724.098999" calcext:value-type="float">
            <text:p>1724.098999</text:p>
          </table:table-cell>
          <table:table-cell table:number-columns-repeated="13"/>
        </table:table-row>
        <table:table-row table:style-name="ro1">
          <table:table-cell office:value-type="float" office:value="1648.370117" calcext:value-type="float">
            <text:p>1648.370117</text:p>
          </table:table-cell>
          <table:table-cell office:value-type="float" office:value="1720.001831" calcext:value-type="float">
            <text:p>1720.001831</text:p>
          </table:table-cell>
          <table:table-cell office:value-type="float" office:value="1651.120972" calcext:value-type="float">
            <text:p>1651.120972</text:p>
          </table:table-cell>
          <table:table-cell office:value-type="float" office:value="1721.736938" calcext:value-type="float">
            <text:p>1721.736938</text:p>
          </table:table-cell>
          <table:table-cell table:number-columns-repeated="13"/>
        </table:table-row>
        <table:table-row table:style-name="ro1">
          <table:table-cell office:value-type="float" office:value="1650.036499" calcext:value-type="float">
            <text:p>1650.036499</text:p>
          </table:table-cell>
          <table:table-cell office:value-type="float" office:value="1719.222656" calcext:value-type="float">
            <text:p>1719.222656</text:p>
          </table:table-cell>
          <table:table-cell office:value-type="float" office:value="1653.833984" calcext:value-type="float">
            <text:p>1653.833984</text:p>
          </table:table-cell>
          <table:table-cell office:value-type="float" office:value="1719.515259" calcext:value-type="float">
            <text:p>1719.515259</text:p>
          </table:table-cell>
          <table:table-cell table:number-columns-repeated="13"/>
        </table:table-row>
        <table:table-row table:style-name="ro1">
          <table:table-cell office:value-type="float" office:value="1649.19165" calcext:value-type="float">
            <text:p>1649.19165</text:p>
          </table:table-cell>
          <table:table-cell office:value-type="float" office:value="1722.79895" calcext:value-type="float">
            <text:p>1722.79895</text:p>
          </table:table-cell>
          <table:table-cell office:value-type="float" office:value="1652.179077" calcext:value-type="float">
            <text:p>1652.179077</text:p>
          </table:table-cell>
          <table:table-cell office:value-type="float" office:value="1722.309692" calcext:value-type="float">
            <text:p>1722.309692</text:p>
          </table:table-cell>
          <table:table-cell table:number-columns-repeated="13"/>
        </table:table-row>
        <table:table-row table:style-name="ro1">
          <table:table-cell office:value-type="float" office:value="1653.791992" calcext:value-type="float">
            <text:p>1653.791992</text:p>
          </table:table-cell>
          <table:table-cell office:value-type="float" office:value="1717.678467" calcext:value-type="float">
            <text:p>1717.678467</text:p>
          </table:table-cell>
          <table:table-cell office:value-type="float" office:value="1653.282959" calcext:value-type="float">
            <text:p>1653.282959</text:p>
          </table:table-cell>
          <table:table-cell office:value-type="float" office:value="1723.078369" calcext:value-type="float">
            <text:p>1723.078369</text:p>
          </table:table-cell>
          <table:table-cell table:number-columns-repeated="13"/>
        </table:table-row>
        <table:table-row table:style-name="ro1">
          <table:table-cell office:value-type="float" office:value="1653.363037" calcext:value-type="float">
            <text:p>1653.363037</text:p>
          </table:table-cell>
          <table:table-cell office:value-type="float" office:value="1720.432129" calcext:value-type="float">
            <text:p>1720.432129</text:p>
          </table:table-cell>
          <table:table-cell office:value-type="float" office:value="1655.621582" calcext:value-type="float">
            <text:p>1655.621582</text:p>
          </table:table-cell>
          <table:table-cell office:value-type="float" office:value="1721.630493" calcext:value-type="float">
            <text:p>1721.630493</text:p>
          </table:table-cell>
          <table:table-cell table:number-columns-repeated="13"/>
        </table:table-row>
        <table:table-row table:style-name="ro1">
          <table:table-cell office:value-type="float" office:value="1651.13855" calcext:value-type="float">
            <text:p>1651.13855</text:p>
          </table:table-cell>
          <table:table-cell office:value-type="float" office:value="1721.872681" calcext:value-type="float">
            <text:p>1721.872681</text:p>
          </table:table-cell>
          <table:table-cell office:value-type="float" office:value="1649.395996" calcext:value-type="float">
            <text:p>1649.395996</text:p>
          </table:table-cell>
          <table:table-cell office:value-type="float" office:value="1724.239868" calcext:value-type="float">
            <text:p>1724.239868</text:p>
          </table:table-cell>
          <table:table-cell table:number-columns-repeated="13"/>
        </table:table-row>
        <table:table-row table:style-name="ro1">
          <table:table-cell office:value-type="float" office:value="1653.531372" calcext:value-type="float">
            <text:p>1653.531372</text:p>
          </table:table-cell>
          <table:table-cell office:value-type="float" office:value="1718.503662" calcext:value-type="float">
            <text:p>1718.503662</text:p>
          </table:table-cell>
          <table:table-cell office:value-type="float" office:value="1655.25769" calcext:value-type="float">
            <text:p>1655.25769</text:p>
          </table:table-cell>
          <table:table-cell office:value-type="float" office:value="1722.194946" calcext:value-type="float">
            <text:p>1722.194946</text:p>
          </table:table-cell>
          <table:table-cell table:number-columns-repeated="13"/>
        </table:table-row>
        <table:table-row table:style-name="ro1">
          <table:table-cell office:value-type="float" office:value="1650.90564" calcext:value-type="float">
            <text:p>1650.90564</text:p>
          </table:table-cell>
          <table:table-cell office:value-type="float" office:value="1721.956787" calcext:value-type="float">
            <text:p>1721.956787</text:p>
          </table:table-cell>
          <table:table-cell office:value-type="float" office:value="1651.223022" calcext:value-type="float">
            <text:p>1651.223022</text:p>
          </table:table-cell>
          <table:table-cell office:value-type="float" office:value="1724.843018" calcext:value-type="float">
            <text:p>1724.843018</text:p>
          </table:table-cell>
          <table:table-cell table:number-columns-repeated="13"/>
        </table:table-row>
        <table:table-row table:style-name="ro1">
          <table:table-cell office:value-type="float" office:value="1650.394775" calcext:value-type="float">
            <text:p>1650.394775</text:p>
          </table:table-cell>
          <table:table-cell office:value-type="float" office:value="1721.994385" calcext:value-type="float">
            <text:p>1721.994385</text:p>
          </table:table-cell>
          <table:table-cell office:value-type="float" office:value="1651.668701" calcext:value-type="float">
            <text:p>1651.668701</text:p>
          </table:table-cell>
          <table:table-cell office:value-type="float" office:value="1722.622681" calcext:value-type="float">
            <text:p>1722.622681</text:p>
          </table:table-cell>
          <table:table-cell table:number-columns-repeated="13"/>
        </table:table-row>
        <table:table-row table:style-name="ro1">
          <table:table-cell office:value-type="float" office:value="1649.672119" calcext:value-type="float">
            <text:p>1649.672119</text:p>
          </table:table-cell>
          <table:table-cell office:value-type="float" office:value="1721.984863" calcext:value-type="float">
            <text:p>1721.984863</text:p>
          </table:table-cell>
          <table:table-cell office:value-type="float" office:value="1654.093262" calcext:value-type="float">
            <text:p>1654.093262</text:p>
          </table:table-cell>
          <table:table-cell office:value-type="float" office:value="1723.203857" calcext:value-type="float">
            <text:p>1723.203857</text:p>
          </table:table-cell>
          <table:table-cell table:number-columns-repeated="13"/>
        </table:table-row>
        <table:table-row table:style-name="ro1">
          <table:table-cell office:value-type="float" office:value="1652.975464" calcext:value-type="float">
            <text:p>1652.975464</text:p>
          </table:table-cell>
          <table:table-cell office:value-type="float" office:value="1722.307861" calcext:value-type="float">
            <text:p>1722.307861</text:p>
          </table:table-cell>
          <table:table-cell office:value-type="float" office:value="1651.21582" calcext:value-type="float">
            <text:p>1651.21582</text:p>
          </table:table-cell>
          <table:table-cell office:value-type="float" office:value="1725.924561" calcext:value-type="float">
            <text:p>1725.924561</text:p>
          </table:table-cell>
          <table:table-cell table:number-columns-repeated="13"/>
        </table:table-row>
        <table:table-row table:style-name="ro1">
          <table:table-cell office:value-type="float" office:value="1653.923218" calcext:value-type="float">
            <text:p>1653.923218</text:p>
          </table:table-cell>
          <table:table-cell office:value-type="float" office:value="1718.542114" calcext:value-type="float">
            <text:p>1718.542114</text:p>
          </table:table-cell>
          <table:table-cell office:value-type="float" office:value="1654.744141" calcext:value-type="float">
            <text:p>1654.744141</text:p>
          </table:table-cell>
          <table:table-cell office:value-type="float" office:value="1722.907837" calcext:value-type="float">
            <text:p>1722.907837</text:p>
          </table:table-cell>
          <table:table-cell table:number-columns-repeated="13"/>
        </table:table-row>
        <table:table-row table:style-name="ro1">
          <table:table-cell office:value-type="float" office:value="1655.86145" calcext:value-type="float">
            <text:p>1655.86145</text:p>
          </table:table-cell>
          <table:table-cell office:value-type="float" office:value="1720.14502" calcext:value-type="float">
            <text:p>1720.14502</text:p>
          </table:table-cell>
          <table:table-cell office:value-type="float" office:value="1655.976685" calcext:value-type="float">
            <text:p>1655.976685</text:p>
          </table:table-cell>
          <table:table-cell office:value-type="float" office:value="1720.882812" calcext:value-type="float">
            <text:p>1720.882812</text:p>
          </table:table-cell>
          <table:table-cell table:number-columns-repeated="13"/>
        </table:table-row>
        <table:table-row table:style-name="ro1">
          <table:table-cell office:value-type="float" office:value="1653.089111" calcext:value-type="float">
            <text:p>1653.089111</text:p>
          </table:table-cell>
          <table:table-cell office:value-type="float" office:value="1724.478516" calcext:value-type="float">
            <text:p>1724.478516</text:p>
          </table:table-cell>
          <table:table-cell office:value-type="float" office:value="1655.409058" calcext:value-type="float">
            <text:p>1655.409058</text:p>
          </table:table-cell>
          <table:table-cell office:value-type="float" office:value="1722.79541" calcext:value-type="float">
            <text:p>1722.79541</text:p>
          </table:table-cell>
          <table:table-cell table:number-columns-repeated="13"/>
        </table:table-row>
        <table:table-row table:style-name="ro1">
          <table:table-cell office:value-type="float" office:value="1652.184692" calcext:value-type="float">
            <text:p>1652.184692</text:p>
          </table:table-cell>
          <table:table-cell office:value-type="float" office:value="1720.654785" calcext:value-type="float">
            <text:p>1720.654785</text:p>
          </table:table-cell>
          <table:table-cell office:value-type="float" office:value="1653.256592" calcext:value-type="float">
            <text:p>1653.256592</text:p>
          </table:table-cell>
          <table:table-cell office:value-type="float" office:value="1724.295044" calcext:value-type="float">
            <text:p>1724.295044</text:p>
          </table:table-cell>
          <table:table-cell table:number-columns-repeated="13"/>
        </table:table-row>
        <table:table-row table:style-name="ro1">
          <table:table-cell office:value-type="float" office:value="1649.147217" calcext:value-type="float">
            <text:p>1649.147217</text:p>
          </table:table-cell>
          <table:table-cell office:value-type="float" office:value="1720.385986" calcext:value-type="float">
            <text:p>1720.385986</text:p>
          </table:table-cell>
          <table:table-cell office:value-type="float" office:value="1651.957886" calcext:value-type="float">
            <text:p>1651.957886</text:p>
          </table:table-cell>
          <table:table-cell office:value-type="float" office:value="1721.859009" calcext:value-type="float">
            <text:p>1721.859009</text:p>
          </table:table-cell>
          <table:table-cell table:number-columns-repeated="13"/>
        </table:table-row>
        <table:table-row table:style-name="ro1">
          <table:table-cell office:value-type="float" office:value="1650.645996" calcext:value-type="float">
            <text:p>1650.645996</text:p>
          </table:table-cell>
          <table:table-cell office:value-type="float" office:value="1723.936401" calcext:value-type="float">
            <text:p>1723.936401</text:p>
          </table:table-cell>
          <table:table-cell office:value-type="float" office:value="1650.474121" calcext:value-type="float">
            <text:p>1650.474121</text:p>
          </table:table-cell>
          <table:table-cell office:value-type="float" office:value="1728.058838" calcext:value-type="float">
            <text:p>1728.058838</text:p>
          </table:table-cell>
          <table:table-cell table:number-columns-repeated="13"/>
        </table:table-row>
        <table:table-row table:style-name="ro1">
          <table:table-cell office:value-type="float" office:value="1649.930664" calcext:value-type="float">
            <text:p>1649.930664</text:p>
          </table:table-cell>
          <table:table-cell office:value-type="float" office:value="1722.050659" calcext:value-type="float">
            <text:p>1722.050659</text:p>
          </table:table-cell>
          <table:table-cell office:value-type="float" office:value="1652.261353" calcext:value-type="float">
            <text:p>1652.261353</text:p>
          </table:table-cell>
          <table:table-cell office:value-type="float" office:value="1725.339355" calcext:value-type="float">
            <text:p>1725.339355</text:p>
          </table:table-cell>
          <table:table-cell table:number-columns-repeated="13"/>
        </table:table-row>
        <table:table-row table:style-name="ro1">
          <table:table-cell office:value-type="float" office:value="1650.699219" calcext:value-type="float">
            <text:p>1650.699219</text:p>
          </table:table-cell>
          <table:table-cell office:value-type="float" office:value="1724.817383" calcext:value-type="float">
            <text:p>1724.817383</text:p>
          </table:table-cell>
          <table:table-cell office:value-type="float" office:value="1654.483643" calcext:value-type="float">
            <text:p>1654.483643</text:p>
          </table:table-cell>
          <table:table-cell office:value-type="float" office:value="1724.997314" calcext:value-type="float">
            <text:p>1724.997314</text:p>
          </table:table-cell>
          <table:table-cell table:number-columns-repeated="13"/>
        </table:table-row>
        <table:table-row table:style-name="ro1">
          <table:table-cell office:value-type="float" office:value="1651.101929" calcext:value-type="float">
            <text:p>1651.101929</text:p>
          </table:table-cell>
          <table:table-cell office:value-type="float" office:value="1723.565186" calcext:value-type="float">
            <text:p>1723.565186</text:p>
          </table:table-cell>
          <table:table-cell office:value-type="float" office:value="1656.231812" calcext:value-type="float">
            <text:p>1656.231812</text:p>
          </table:table-cell>
          <table:table-cell office:value-type="float" office:value="1722.566284" calcext:value-type="float">
            <text:p>1722.566284</text:p>
          </table:table-cell>
          <table:table-cell table:number-columns-repeated="13"/>
        </table:table-row>
        <table:table-row table:style-name="ro1">
          <table:table-cell office:value-type="float" office:value="1652.867432" calcext:value-type="float">
            <text:p>1652.867432</text:p>
          </table:table-cell>
          <table:table-cell office:value-type="float" office:value="1720.497925" calcext:value-type="float">
            <text:p>1720.497925</text:p>
          </table:table-cell>
          <table:table-cell office:value-type="float" office:value="1653.737915" calcext:value-type="float">
            <text:p>1653.737915</text:p>
          </table:table-cell>
          <table:table-cell office:value-type="float" office:value="1723.997681" calcext:value-type="float">
            <text:p>1723.997681</text:p>
          </table:table-cell>
          <table:table-cell table:number-columns-repeated="13"/>
        </table:table-row>
        <table:table-row table:style-name="ro1">
          <table:table-cell office:value-type="float" office:value="1652.665039" calcext:value-type="float">
            <text:p>1652.665039</text:p>
          </table:table-cell>
          <table:table-cell office:value-type="float" office:value="1724.276611" calcext:value-type="float">
            <text:p>1724.276611</text:p>
          </table:table-cell>
          <table:table-cell office:value-type="float" office:value="1656.232788" calcext:value-type="float">
            <text:p>1656.232788</text:p>
          </table:table-cell>
          <table:table-cell office:value-type="float" office:value="1725.350952" calcext:value-type="float">
            <text:p>1725.350952</text:p>
          </table:table-cell>
          <table:table-cell table:number-columns-repeated="13"/>
        </table:table-row>
        <table:table-row table:style-name="ro1">
          <table:table-cell office:value-type="float" office:value="1650.789551" calcext:value-type="float">
            <text:p>1650.789551</text:p>
          </table:table-cell>
          <table:table-cell office:value-type="float" office:value="1727.565796" calcext:value-type="float">
            <text:p>1727.565796</text:p>
          </table:table-cell>
          <table:table-cell office:value-type="float" office:value="1654.803711" calcext:value-type="float">
            <text:p>1654.803711</text:p>
          </table:table-cell>
          <table:table-cell office:value-type="float" office:value="1725.781128" calcext:value-type="float">
            <text:p>1725.781128</text:p>
          </table:table-cell>
          <table:table-cell table:number-columns-repeated="13"/>
        </table:table-row>
        <table:table-row table:style-name="ro1">
          <table:table-cell office:value-type="float" office:value="1650.15979" calcext:value-type="float">
            <text:p>1650.15979</text:p>
          </table:table-cell>
          <table:table-cell office:value-type="float" office:value="1722.476685" calcext:value-type="float">
            <text:p>1722.476685</text:p>
          </table:table-cell>
          <table:table-cell office:value-type="float" office:value="1656.585938" calcext:value-type="float">
            <text:p>1656.585938</text:p>
          </table:table-cell>
          <table:table-cell office:value-type="float" office:value="1725.625366" calcext:value-type="float">
            <text:p>1725.625366</text:p>
          </table:table-cell>
          <table:table-cell table:number-columns-repeated="13"/>
        </table:table-row>
        <table:table-row table:style-name="ro1">
          <table:table-cell office:value-type="float" office:value="1655.140381" calcext:value-type="float">
            <text:p>1655.140381</text:p>
          </table:table-cell>
          <table:table-cell office:value-type="float" office:value="1725.718628" calcext:value-type="float">
            <text:p>1725.718628</text:p>
          </table:table-cell>
          <table:table-cell office:value-type="float" office:value="1655.237915" calcext:value-type="float">
            <text:p>1655.237915</text:p>
          </table:table-cell>
          <table:table-cell office:value-type="float" office:value="1730.371094" calcext:value-type="float">
            <text:p>1730.371094</text:p>
          </table:table-cell>
          <table:table-cell table:number-columns-repeated="13"/>
        </table:table-row>
        <table:table-row table:style-name="ro1">
          <table:table-cell office:value-type="float" office:value="1653.060303" calcext:value-type="float">
            <text:p>1653.060303</text:p>
          </table:table-cell>
          <table:table-cell office:value-type="float" office:value="1723.683105" calcext:value-type="float">
            <text:p>1723.683105</text:p>
          </table:table-cell>
          <table:table-cell office:value-type="float" office:value="1657.280518" calcext:value-type="float">
            <text:p>1657.280518</text:p>
          </table:table-cell>
          <table:table-cell office:value-type="float" office:value="1726.114624" calcext:value-type="float">
            <text:p>1726.114624</text:p>
          </table:table-cell>
          <table:table-cell table:number-columns-repeated="13"/>
        </table:table-row>
        <table:table-row table:style-name="ro1">
          <table:table-cell office:value-type="float" office:value="1654.846802" calcext:value-type="float">
            <text:p>1654.846802</text:p>
          </table:table-cell>
          <table:table-cell office:value-type="float" office:value="1723.213379" calcext:value-type="float">
            <text:p>1723.213379</text:p>
          </table:table-cell>
          <table:table-cell office:value-type="float" office:value="1657.570435" calcext:value-type="float">
            <text:p>1657.570435</text:p>
          </table:table-cell>
          <table:table-cell office:value-type="float" office:value="1727.583252" calcext:value-type="float">
            <text:p>1727.583252</text:p>
          </table:table-cell>
          <table:table-cell table:number-columns-repeated="13"/>
        </table:table-row>
        <table:table-row table:style-name="ro1">
          <table:table-cell office:value-type="float" office:value="1652.720825" calcext:value-type="float">
            <text:p>1652.720825</text:p>
          </table:table-cell>
          <table:table-cell office:value-type="float" office:value="1724.589722" calcext:value-type="float">
            <text:p>1724.589722</text:p>
          </table:table-cell>
          <table:table-cell office:value-type="float" office:value="1654.768311" calcext:value-type="float">
            <text:p>1654.768311</text:p>
          </table:table-cell>
          <table:table-cell office:value-type="float" office:value="1726.536377" calcext:value-type="float">
            <text:p>1726.536377</text:p>
          </table:table-cell>
          <table:table-cell table:number-columns-repeated="13"/>
        </table:table-row>
        <table:table-row table:style-name="ro1">
          <table:table-cell office:value-type="float" office:value="1653.946777" calcext:value-type="float">
            <text:p>1653.946777</text:p>
          </table:table-cell>
          <table:table-cell office:value-type="float" office:value="1726.861572" calcext:value-type="float">
            <text:p>1726.861572</text:p>
          </table:table-cell>
          <table:table-cell office:value-type="float" office:value="1655.597412" calcext:value-type="float">
            <text:p>1655.597412</text:p>
          </table:table-cell>
          <table:table-cell office:value-type="float" office:value="1726.950684" calcext:value-type="float">
            <text:p>1726.950684</text:p>
          </table:table-cell>
          <table:table-cell table:number-columns-repeated="13"/>
        </table:table-row>
        <table:table-row table:style-name="ro1">
          <table:table-cell office:value-type="float" office:value="1654.504395" calcext:value-type="float">
            <text:p>1654.504395</text:p>
          </table:table-cell>
          <table:table-cell office:value-type="float" office:value="1724.90918" calcext:value-type="float">
            <text:p>1724.90918</text:p>
          </table:table-cell>
          <table:table-cell office:value-type="float" office:value="1657.690186" calcext:value-type="float">
            <text:p>1657.690186</text:p>
          </table:table-cell>
          <table:table-cell office:value-type="float" office:value="1728.006836" calcext:value-type="float">
            <text:p>1728.006836</text:p>
          </table:table-cell>
          <table:table-cell table:number-columns-repeated="13"/>
        </table:table-row>
        <table:table-row table:style-name="ro1">
          <table:table-cell office:value-type="float" office:value="1655.275269" calcext:value-type="float">
            <text:p>1655.275269</text:p>
          </table:table-cell>
          <table:table-cell office:value-type="float" office:value="1725.091797" calcext:value-type="float">
            <text:p>1725.091797</text:p>
          </table:table-cell>
          <table:table-cell office:value-type="float" office:value="1656.119263" calcext:value-type="float">
            <text:p>1656.119263</text:p>
          </table:table-cell>
          <table:table-cell office:value-type="float" office:value="1728.337158" calcext:value-type="float">
            <text:p>1728.337158</text:p>
          </table:table-cell>
          <table:table-cell table:number-columns-repeated="13"/>
        </table:table-row>
        <table:table-row table:style-name="ro1">
          <table:table-cell office:value-type="float" office:value="1651.221802" calcext:value-type="float">
            <text:p>1651.221802</text:p>
          </table:table-cell>
          <table:table-cell office:value-type="float" office:value="1728.169434" calcext:value-type="float">
            <text:p>1728.169434</text:p>
          </table:table-cell>
          <table:table-cell office:value-type="float" office:value="1655.28833" calcext:value-type="float">
            <text:p>1655.28833</text:p>
          </table:table-cell>
          <table:table-cell office:value-type="float" office:value="1729.013794" calcext:value-type="float">
            <text:p>1729.013794</text:p>
          </table:table-cell>
          <table:table-cell table:number-columns-repeated="13"/>
        </table:table-row>
        <table:table-row table:style-name="ro1">
          <table:table-cell office:value-type="float" office:value="1653.565308" calcext:value-type="float">
            <text:p>1653.565308</text:p>
          </table:table-cell>
          <table:table-cell office:value-type="float" office:value="1725.862671" calcext:value-type="float">
            <text:p>1725.862671</text:p>
          </table:table-cell>
          <table:table-cell office:value-type="float" office:value="1654.890381" calcext:value-type="float">
            <text:p>1654.890381</text:p>
          </table:table-cell>
          <table:table-cell office:value-type="float" office:value="1727.273804" calcext:value-type="float">
            <text:p>1727.273804</text:p>
          </table:table-cell>
          <table:table-cell table:number-columns-repeated="13"/>
        </table:table-row>
        <table:table-row table:style-name="ro1">
          <table:table-cell office:value-type="float" office:value="1653.672852" calcext:value-type="float">
            <text:p>1653.672852</text:p>
          </table:table-cell>
          <table:table-cell office:value-type="float" office:value="1727.750977" calcext:value-type="float">
            <text:p>1727.750977</text:p>
          </table:table-cell>
          <table:table-cell office:value-type="float" office:value="1654.258301" calcext:value-type="float">
            <text:p>1654.258301</text:p>
          </table:table-cell>
          <table:table-cell office:value-type="float" office:value="1729.713379" calcext:value-type="float">
            <text:p>1729.713379</text:p>
          </table:table-cell>
          <table:table-cell table:number-columns-repeated="13"/>
        </table:table-row>
        <table:table-row table:style-name="ro1">
          <table:table-cell office:value-type="float" office:value="1657.042969" calcext:value-type="float">
            <text:p>1657.042969</text:p>
          </table:table-cell>
          <table:table-cell office:value-type="float" office:value="1716.886353" calcext:value-type="float">
            <text:p>1716.886353</text:p>
          </table:table-cell>
          <table:table-cell office:value-type="float" office:value="1658.367554" calcext:value-type="float">
            <text:p>1658.367554</text:p>
          </table:table-cell>
          <table:table-cell office:value-type="float" office:value="1719.282471" calcext:value-type="float">
            <text:p>1719.282471</text:p>
          </table:table-cell>
          <table:table-cell table:number-columns-repeated="13"/>
        </table:table-row>
        <table:table-row table:style-name="ro1">
          <table:table-cell office:value-type="float" office:value="1654.504272" calcext:value-type="float">
            <text:p>1654.504272</text:p>
          </table:table-cell>
          <table:table-cell office:value-type="float" office:value="1723.668945" calcext:value-type="float">
            <text:p>1723.668945</text:p>
          </table:table-cell>
          <table:table-cell office:value-type="float" office:value="1657.878662" calcext:value-type="float">
            <text:p>1657.878662</text:p>
          </table:table-cell>
          <table:table-cell office:value-type="float" office:value="1723.339111" calcext:value-type="float">
            <text:p>1723.339111</text:p>
          </table:table-cell>
          <table:table-cell table:number-columns-repeated="13"/>
        </table:table-row>
        <table:table-row table:style-name="ro1">
          <table:table-cell office:value-type="float" office:value="1653.293945" calcext:value-type="float">
            <text:p>1653.293945</text:p>
          </table:table-cell>
          <table:table-cell office:value-type="float" office:value="1722.398926" calcext:value-type="float">
            <text:p>1722.398926</text:p>
          </table:table-cell>
          <table:table-cell office:value-type="float" office:value="1652.705444" calcext:value-type="float">
            <text:p>1652.705444</text:p>
          </table:table-cell>
          <table:table-cell office:value-type="float" office:value="1725.079102" calcext:value-type="float">
            <text:p>1725.079102</text:p>
          </table:table-cell>
          <table:table-cell table:number-columns-repeated="13"/>
        </table:table-row>
        <table:table-row table:style-name="ro1">
          <table:table-cell office:value-type="float" office:value="1654.490479" calcext:value-type="float">
            <text:p>1654.490479</text:p>
          </table:table-cell>
          <table:table-cell office:value-type="float" office:value="1716.354614" calcext:value-type="float">
            <text:p>1716.354614</text:p>
          </table:table-cell>
          <table:table-cell office:value-type="float" office:value="1656.150513" calcext:value-type="float">
            <text:p>1656.150513</text:p>
          </table:table-cell>
          <table:table-cell office:value-type="float" office:value="1721.447998" calcext:value-type="float">
            <text:p>1721.447998</text:p>
          </table:table-cell>
          <table:table-cell table:number-columns-repeated="13"/>
        </table:table-row>
        <table:table-row table:style-name="ro1">
          <table:table-cell office:value-type="float" office:value="1646.818359" calcext:value-type="float">
            <text:p>1646.818359</text:p>
          </table:table-cell>
          <table:table-cell office:value-type="float" office:value="1726.845459" calcext:value-type="float">
            <text:p>1726.845459</text:p>
          </table:table-cell>
          <table:table-cell office:value-type="float" office:value="1651.24585" calcext:value-type="float">
            <text:p>1651.24585</text:p>
          </table:table-cell>
          <table:table-cell office:value-type="float" office:value="1728.594482" calcext:value-type="float">
            <text:p>1728.594482</text:p>
          </table:table-cell>
          <table:table-cell table:number-columns-repeated="13"/>
        </table:table-row>
        <table:table-row table:style-name="ro1">
          <table:table-cell office:value-type="float" office:value="1648.859375" calcext:value-type="float">
            <text:p>1648.859375</text:p>
          </table:table-cell>
          <table:table-cell office:value-type="float" office:value="1729.48584" calcext:value-type="float">
            <text:p>1729.48584</text:p>
          </table:table-cell>
          <table:table-cell office:value-type="float" office:value="1652.794678" calcext:value-type="float">
            <text:p>1652.794678</text:p>
          </table:table-cell>
          <table:table-cell office:value-type="float" office:value="1731.784668" calcext:value-type="float">
            <text:p>1731.784668</text:p>
          </table:table-cell>
          <table:table-cell table:number-columns-repeated="13"/>
        </table:table-row>
        <table:table-row table:style-name="ro1">
          <table:table-cell office:value-type="float" office:value="1650.631836" calcext:value-type="float">
            <text:p>1650.631836</text:p>
          </table:table-cell>
          <table:table-cell office:value-type="float" office:value="1717.757568" calcext:value-type="float">
            <text:p>1717.757568</text:p>
          </table:table-cell>
          <table:table-cell office:value-type="float" office:value="1656.391602" calcext:value-type="float">
            <text:p>1656.391602</text:p>
          </table:table-cell>
          <table:table-cell office:value-type="float" office:value="1717.144287" calcext:value-type="float">
            <text:p>1717.144287</text:p>
          </table:table-cell>
          <table:table-cell table:number-columns-repeated="13"/>
        </table:table-row>
        <table:table-row table:style-name="ro1">
          <table:table-cell office:value-type="float" office:value="1645.333374" calcext:value-type="float">
            <text:p>1645.333374</text:p>
          </table:table-cell>
          <table:table-cell office:value-type="float" office:value="1724.41333" calcext:value-type="float">
            <text:p>1724.41333</text:p>
          </table:table-cell>
          <table:table-cell office:value-type="float" office:value="1647.956787" calcext:value-type="float">
            <text:p>1647.956787</text:p>
          </table:table-cell>
          <table:table-cell office:value-type="float" office:value="1727.679443" calcext:value-type="float">
            <text:p>1727.679443</text:p>
          </table:table-cell>
          <table:table-cell table:number-columns-repeated="13"/>
        </table:table-row>
        <table:table-row table:style-name="ro1">
          <table:table-cell office:value-type="float" office:value="1647.928711" calcext:value-type="float">
            <text:p>1647.928711</text:p>
          </table:table-cell>
          <table:table-cell office:value-type="float" office:value="1720.769043" calcext:value-type="float">
            <text:p>1720.769043</text:p>
          </table:table-cell>
          <table:table-cell office:value-type="float" office:value="1652.061157" calcext:value-type="float">
            <text:p>1652.061157</text:p>
          </table:table-cell>
          <table:table-cell office:value-type="float" office:value="1721.57251" calcext:value-type="float">
            <text:p>1721.57251</text:p>
          </table:table-cell>
          <table:table-cell table:number-columns-repeated="13"/>
        </table:table-row>
        <table:table-row table:style-name="ro1">
          <table:table-cell office:value-type="float" office:value="1647.654297" calcext:value-type="float">
            <text:p>1647.654297</text:p>
          </table:table-cell>
          <table:table-cell office:value-type="float" office:value="1725.074097" calcext:value-type="float">
            <text:p>1725.074097</text:p>
          </table:table-cell>
          <table:table-cell office:value-type="float" office:value="1650.355957" calcext:value-type="float">
            <text:p>1650.355957</text:p>
          </table:table-cell>
          <table:table-cell office:value-type="float" office:value="1729.37915" calcext:value-type="float">
            <text:p>1729.37915</text:p>
          </table:table-cell>
          <table:table-cell table:number-columns-repeated="13"/>
        </table:table-row>
        <table:table-row table:style-name="ro1">
          <table:table-cell office:value-type="float" office:value="1654.597656" calcext:value-type="float">
            <text:p>1654.597656</text:p>
          </table:table-cell>
          <table:table-cell office:value-type="float" office:value="1714.119751" calcext:value-type="float">
            <text:p>1714.119751</text:p>
          </table:table-cell>
          <table:table-cell office:value-type="float" office:value="1658.412231" calcext:value-type="float">
            <text:p>1658.412231</text:p>
          </table:table-cell>
          <table:table-cell office:value-type="float" office:value="1718.481323" calcext:value-type="float">
            <text:p>1718.481323</text:p>
          </table:table-cell>
          <table:table-cell table:number-columns-repeated="13"/>
        </table:table-row>
        <table:table-row table:style-name="ro1">
          <table:table-cell office:value-type="float" office:value="1652.754028" calcext:value-type="float">
            <text:p>1652.754028</text:p>
          </table:table-cell>
          <table:table-cell office:value-type="float" office:value="1727.672729" calcext:value-type="float">
            <text:p>1727.672729</text:p>
          </table:table-cell>
          <table:table-cell office:value-type="float" office:value="1654.288208" calcext:value-type="float">
            <text:p>1654.288208</text:p>
          </table:table-cell>
          <table:table-cell office:value-type="float" office:value="1730.303955" calcext:value-type="float">
            <text:p>1730.303955</text:p>
          </table:table-cell>
          <table:table-cell table:number-columns-repeated="13"/>
        </table:table-row>
        <table:table-row table:style-name="ro1">
          <table:table-cell office:value-type="float" office:value="1659.383667" calcext:value-type="float">
            <text:p>1659.383667</text:p>
          </table:table-cell>
          <table:table-cell office:value-type="float" office:value="1717.30603" calcext:value-type="float">
            <text:p>1717.30603</text:p>
          </table:table-cell>
          <table:table-cell office:value-type="float" office:value="1659.743286" calcext:value-type="float">
            <text:p>1659.743286</text:p>
          </table:table-cell>
          <table:table-cell office:value-type="float" office:value="1716.309204" calcext:value-type="float">
            <text:p>1716.309204</text:p>
          </table:table-cell>
          <table:table-cell table:number-columns-repeated="13"/>
        </table:table-row>
        <table:table-row table:style-name="ro1">
          <table:table-cell office:value-type="float" office:value="1650.971802" calcext:value-type="float">
            <text:p>1650.971802</text:p>
          </table:table-cell>
          <table:table-cell office:value-type="float" office:value="1725.29126" calcext:value-type="float">
            <text:p>1725.29126</text:p>
          </table:table-cell>
          <table:table-cell office:value-type="float" office:value="1655.23999" calcext:value-type="float">
            <text:p>1655.23999</text:p>
          </table:table-cell>
          <table:table-cell office:value-type="float" office:value="1728.572876" calcext:value-type="float">
            <text:p>1728.572876</text:p>
          </table:table-cell>
          <table:table-cell table:number-columns-repeated="13"/>
        </table:table-row>
        <table:table-row table:style-name="ro1">
          <table:table-cell office:value-type="float" office:value="1655.228027" calcext:value-type="float">
            <text:p>1655.228027</text:p>
          </table:table-cell>
          <table:table-cell office:value-type="float" office:value="1720.019653" calcext:value-type="float">
            <text:p>1720.019653</text:p>
          </table:table-cell>
          <table:table-cell office:value-type="float" office:value="1657.018555" calcext:value-type="float">
            <text:p>1657.018555</text:p>
          </table:table-cell>
          <table:table-cell office:value-type="float" office:value="1721.032104" calcext:value-type="float">
            <text:p>1721.032104</text:p>
          </table:table-cell>
          <table:table-cell table:number-columns-repeated="13"/>
        </table:table-row>
        <table:table-row table:style-name="ro1">
          <table:table-cell office:value-type="float" office:value="1656.593872" calcext:value-type="float">
            <text:p>1656.593872</text:p>
          </table:table-cell>
          <table:table-cell office:value-type="float" office:value="1725.251709" calcext:value-type="float">
            <text:p>1725.251709</text:p>
          </table:table-cell>
          <table:table-cell office:value-type="float" office:value="1655.601074" calcext:value-type="float">
            <text:p>1655.601074</text:p>
          </table:table-cell>
          <table:table-cell office:value-type="float" office:value="1727.133789" calcext:value-type="float">
            <text:p>1727.133789</text:p>
          </table:table-cell>
          <table:table-cell table:number-columns-repeated="13"/>
        </table:table-row>
        <table:table-row table:style-name="ro1">
          <table:table-cell office:value-type="float" office:value="1656.585205" calcext:value-type="float">
            <text:p>1656.585205</text:p>
          </table:table-cell>
          <table:table-cell office:value-type="float" office:value="1719.05896" calcext:value-type="float">
            <text:p>1719.05896</text:p>
          </table:table-cell>
          <table:table-cell office:value-type="float" office:value="1660.491943" calcext:value-type="float">
            <text:p>1660.491943</text:p>
          </table:table-cell>
          <table:table-cell office:value-type="float" office:value="1719.021362" calcext:value-type="float">
            <text:p>1719.021362</text:p>
          </table:table-cell>
          <table:table-cell table:number-columns-repeated="13"/>
        </table:table-row>
        <table:table-row table:style-name="ro1">
          <table:table-cell office:value-type="float" office:value="1658.002686" calcext:value-type="float">
            <text:p>1658.002686</text:p>
          </table:table-cell>
          <table:table-cell office:value-type="float" office:value="1723.455078" calcext:value-type="float">
            <text:p>1723.455078</text:p>
          </table:table-cell>
          <table:table-cell office:value-type="float" office:value="1658.566406" calcext:value-type="float">
            <text:p>1658.566406</text:p>
          </table:table-cell>
          <table:table-cell office:value-type="float" office:value="1726.131836" calcext:value-type="float">
            <text:p>1726.131836</text:p>
          </table:table-cell>
          <table:table-cell table:number-columns-repeated="13"/>
        </table:table-row>
        <table:table-row table:style-name="ro1">
          <table:table-cell office:value-type="float" office:value="1650.29248" calcext:value-type="float">
            <text:p>1650.29248</text:p>
          </table:table-cell>
          <table:table-cell office:value-type="float" office:value="1726.728394" calcext:value-type="float">
            <text:p>1726.728394</text:p>
          </table:table-cell>
          <table:table-cell office:value-type="float" office:value="1651.63855" calcext:value-type="float">
            <text:p>1651.63855</text:p>
          </table:table-cell>
          <table:table-cell office:value-type="float" office:value="1729.492188" calcext:value-type="float">
            <text:p>1729.492188</text:p>
          </table:table-cell>
          <table:table-cell table:number-columns-repeated="13"/>
        </table:table-row>
        <table:table-row table:style-name="ro1">
          <table:table-cell office:value-type="float" office:value="1657.5979" calcext:value-type="float">
            <text:p>1657.5979</text:p>
          </table:table-cell>
          <table:table-cell office:value-type="float" office:value="1722.337158" calcext:value-type="float">
            <text:p>1722.337158</text:p>
          </table:table-cell>
          <table:table-cell office:value-type="float" office:value="1660.087402" calcext:value-type="float">
            <text:p>1660.087402</text:p>
          </table:table-cell>
          <table:table-cell office:value-type="float" office:value="1725.566162" calcext:value-type="float">
            <text:p>1725.566162</text:p>
          </table:table-cell>
          <table:table-cell table:number-columns-repeated="13"/>
        </table:table-row>
        <table:table-row table:style-name="ro1">
          <table:table-cell office:value-type="float" office:value="1651.932007" calcext:value-type="float">
            <text:p>1651.932007</text:p>
          </table:table-cell>
          <table:table-cell office:value-type="float" office:value="1728.471924" calcext:value-type="float">
            <text:p>1728.471924</text:p>
          </table:table-cell>
          <table:table-cell office:value-type="float" office:value="1655.364624" calcext:value-type="float">
            <text:p>1655.364624</text:p>
          </table:table-cell>
          <table:table-cell office:value-type="float" office:value="1727.913086" calcext:value-type="float">
            <text:p>1727.913086</text:p>
          </table:table-cell>
          <table:table-cell table:number-columns-repeated="13"/>
        </table:table-row>
        <table:table-row table:style-name="ro1">
          <table:table-cell office:value-type="float" office:value="1658.381104" calcext:value-type="float">
            <text:p>1658.381104</text:p>
          </table:table-cell>
          <table:table-cell office:value-type="float" office:value="1721.026123" calcext:value-type="float">
            <text:p>1721.026123</text:p>
          </table:table-cell>
          <table:table-cell office:value-type="float" office:value="1658.630127" calcext:value-type="float">
            <text:p>1658.630127</text:p>
          </table:table-cell>
          <table:table-cell office:value-type="float" office:value="1720.310425" calcext:value-type="float">
            <text:p>1720.310425</text:p>
          </table:table-cell>
          <table:table-cell table:number-columns-repeated="13"/>
        </table:table-row>
        <table:table-row table:style-name="ro1">
          <table:table-cell office:value-type="float" office:value="1650.955444" calcext:value-type="float">
            <text:p>1650.955444</text:p>
          </table:table-cell>
          <table:table-cell office:value-type="float" office:value="1722.89978" calcext:value-type="float">
            <text:p>1722.89978</text:p>
          </table:table-cell>
          <table:table-cell office:value-type="float" office:value="1655.813721" calcext:value-type="float">
            <text:p>1655.813721</text:p>
          </table:table-cell>
          <table:table-cell office:value-type="float" office:value="1724.148926" calcext:value-type="float">
            <text:p>1724.148926</text:p>
          </table:table-cell>
          <table:table-cell table:number-columns-repeated="13"/>
        </table:table-row>
        <table:table-row table:style-name="ro1">
          <table:table-cell office:value-type="float" office:value="1653.549316" calcext:value-type="float">
            <text:p>1653.549316</text:p>
          </table:table-cell>
          <table:table-cell office:value-type="float" office:value="1719.181885" calcext:value-type="float">
            <text:p>1719.181885</text:p>
          </table:table-cell>
          <table:table-cell office:value-type="float" office:value="1654.868774" calcext:value-type="float">
            <text:p>1654.868774</text:p>
          </table:table-cell>
          <table:table-cell office:value-type="float" office:value="1723.609375" calcext:value-type="float">
            <text:p>1723.609375</text:p>
          </table:table-cell>
          <table:table-cell table:number-columns-repeated="13"/>
        </table:table-row>
        <table:table-row table:style-name="ro1">
          <table:table-cell office:value-type="float" office:value="1655.824951" calcext:value-type="float">
            <text:p>1655.824951</text:p>
          </table:table-cell>
          <table:table-cell office:value-type="float" office:value="1712.888916" calcext:value-type="float">
            <text:p>1712.888916</text:p>
          </table:table-cell>
          <table:table-cell office:value-type="float" office:value="1656.424316" calcext:value-type="float">
            <text:p>1656.424316</text:p>
          </table:table-cell>
          <table:table-cell office:value-type="float" office:value="1719.645752" calcext:value-type="float">
            <text:p>1719.645752</text:p>
          </table:table-cell>
          <table:table-cell table:number-columns-repeated="13"/>
        </table:table-row>
        <table:table-row table:style-name="ro1">
          <table:table-cell office:value-type="float" office:value="1646.866577" calcext:value-type="float">
            <text:p>1646.866577</text:p>
          </table:table-cell>
          <table:table-cell office:value-type="float" office:value="1727.556519" calcext:value-type="float">
            <text:p>1727.556519</text:p>
          </table:table-cell>
          <table:table-cell office:value-type="float" office:value="1651.635864" calcext:value-type="float">
            <text:p>1651.635864</text:p>
          </table:table-cell>
          <table:table-cell office:value-type="float" office:value="1727.087524" calcext:value-type="float">
            <text:p>1727.087524</text:p>
          </table:table-cell>
          <table:table-cell table:number-columns-repeated="13"/>
        </table:table-row>
        <table:table-row table:style-name="ro1">
          <table:table-cell office:value-type="float" office:value="1649.723389" calcext:value-type="float">
            <text:p>1649.723389</text:p>
          </table:table-cell>
          <table:table-cell office:value-type="float" office:value="1723.686646" calcext:value-type="float">
            <text:p>1723.686646</text:p>
          </table:table-cell>
          <table:table-cell office:value-type="float" office:value="1653.733765" calcext:value-type="float">
            <text:p>1653.733765</text:p>
          </table:table-cell>
          <table:table-cell office:value-type="float" office:value="1724.397339" calcext:value-type="float">
            <text:p>1724.397339</text:p>
          </table:table-cell>
          <table:table-cell table:number-columns-repeated="13"/>
        </table:table-row>
        <table:table-row table:style-name="ro1">
          <table:table-cell office:value-type="float" office:value="1648.005493" calcext:value-type="float">
            <text:p>1648.005493</text:p>
          </table:table-cell>
          <table:table-cell office:value-type="float" office:value="1725.404541" calcext:value-type="float">
            <text:p>1725.404541</text:p>
          </table:table-cell>
          <table:table-cell office:value-type="float" office:value="1649.222778" calcext:value-type="float">
            <text:p>1649.222778</text:p>
          </table:table-cell>
          <table:table-cell office:value-type="float" office:value="1724.69873" calcext:value-type="float">
            <text:p>1724.69873</text:p>
          </table:table-cell>
          <table:table-cell table:number-columns-repeated="13"/>
        </table:table-row>
        <table:table-row table:style-name="ro1">
          <table:table-cell office:value-type="float" office:value="1650.924438" calcext:value-type="float">
            <text:p>1650.924438</text:p>
          </table:table-cell>
          <table:table-cell office:value-type="float" office:value="1718.2677" calcext:value-type="float">
            <text:p>1718.2677</text:p>
          </table:table-cell>
          <table:table-cell office:value-type="float" office:value="1654.446411" calcext:value-type="float">
            <text:p>1654.446411</text:p>
          </table:table-cell>
          <table:table-cell office:value-type="float" office:value="1719.848267" calcext:value-type="float">
            <text:p>1719.848267</text:p>
          </table:table-cell>
          <table:table-cell table:number-columns-repeated="13"/>
        </table:table-row>
        <table:table-row table:style-name="ro1">
          <table:table-cell office:value-type="float" office:value="1650.401978" calcext:value-type="float">
            <text:p>1650.401978</text:p>
          </table:table-cell>
          <table:table-cell office:value-type="float" office:value="1731.741821" calcext:value-type="float">
            <text:p>1731.741821</text:p>
          </table:table-cell>
          <table:table-cell office:value-type="float" office:value="1651.238892" calcext:value-type="float">
            <text:p>1651.238892</text:p>
          </table:table-cell>
          <table:table-cell office:value-type="float" office:value="1730.980591" calcext:value-type="float">
            <text:p>1730.980591</text:p>
          </table:table-cell>
          <table:table-cell table:number-columns-repeated="13"/>
        </table:table-row>
        <table:table-row table:style-name="ro1">
          <table:table-cell office:value-type="float" office:value="1650.337524" calcext:value-type="float">
            <text:p>1650.337524</text:p>
          </table:table-cell>
          <table:table-cell office:value-type="float" office:value="1723.345093" calcext:value-type="float">
            <text:p>1723.345093</text:p>
          </table:table-cell>
          <table:table-cell office:value-type="float" office:value="1652.88208" calcext:value-type="float">
            <text:p>1652.88208</text:p>
          </table:table-cell>
          <table:table-cell office:value-type="float" office:value="1724.498657" calcext:value-type="float">
            <text:p>1724.498657</text:p>
          </table:table-cell>
          <table:table-cell table:number-columns-repeated="13"/>
        </table:table-row>
        <table:table-row table:style-name="ro1">
          <table:table-cell office:value-type="float" office:value="1655.513672" calcext:value-type="float">
            <text:p>1655.513672</text:p>
          </table:table-cell>
          <table:table-cell office:value-type="float" office:value="1713.718262" calcext:value-type="float">
            <text:p>1713.718262</text:p>
          </table:table-cell>
          <table:table-cell office:value-type="float" office:value="1654.6604" calcext:value-type="float">
            <text:p>1654.6604</text:p>
          </table:table-cell>
          <table:table-cell office:value-type="float" office:value="1714.265991" calcext:value-type="float">
            <text:p>1714.265991</text:p>
          </table:table-cell>
          <table:table-cell table:number-columns-repeated="13"/>
        </table:table-row>
        <table:table-row table:style-name="ro1">
          <table:table-cell office:value-type="float" office:value="1650.111816" calcext:value-type="float">
            <text:p>1650.111816</text:p>
          </table:table-cell>
          <table:table-cell office:value-type="float" office:value="1714.508423" calcext:value-type="float">
            <text:p>1714.508423</text:p>
          </table:table-cell>
          <table:table-cell office:value-type="float" office:value="1650.089478" calcext:value-type="float">
            <text:p>1650.089478</text:p>
          </table:table-cell>
          <table:table-cell office:value-type="float" office:value="1714.411743" calcext:value-type="float">
            <text:p>1714.411743</text:p>
          </table:table-cell>
          <table:table-cell table:number-columns-repeated="13"/>
        </table:table-row>
        <table:table-row table:style-name="ro1">
          <table:table-cell office:value-type="float" office:value="1652.810303" calcext:value-type="float">
            <text:p>1652.810303</text:p>
          </table:table-cell>
          <table:table-cell office:value-type="float" office:value="1709.651245" calcext:value-type="float">
            <text:p>1709.651245</text:p>
          </table:table-cell>
          <table:table-cell office:value-type="float" office:value="1651.751953" calcext:value-type="float">
            <text:p>1651.751953</text:p>
          </table:table-cell>
          <table:table-cell office:value-type="float" office:value="1713.614136" calcext:value-type="float">
            <text:p>1713.614136</text:p>
          </table:table-cell>
          <table:table-cell table:number-columns-repeated="13"/>
        </table:table-row>
        <table:table-row table:style-name="ro1">
          <table:table-cell office:value-type="float" office:value="1648.411621" calcext:value-type="float">
            <text:p>1648.411621</text:p>
          </table:table-cell>
          <table:table-cell office:value-type="float" office:value="1720.015015" calcext:value-type="float">
            <text:p>1720.015015</text:p>
          </table:table-cell>
          <table:table-cell office:value-type="float" office:value="1652.047729" calcext:value-type="float">
            <text:p>1652.047729</text:p>
          </table:table-cell>
          <table:table-cell office:value-type="float" office:value="1718.682129" calcext:value-type="float">
            <text:p>1718.682129</text:p>
          </table:table-cell>
          <table:table-cell table:number-columns-repeated="13"/>
        </table:table-row>
        <table:table-row table:style-name="ro1">
          <table:table-cell office:value-type="float" office:value="1650.983154" calcext:value-type="float">
            <text:p>1650.983154</text:p>
          </table:table-cell>
          <table:table-cell office:value-type="float" office:value="1713.187622" calcext:value-type="float">
            <text:p>1713.187622</text:p>
          </table:table-cell>
          <table:table-cell office:value-type="float" office:value="1656.14209" calcext:value-type="float">
            <text:p>1656.14209</text:p>
          </table:table-cell>
          <table:table-cell office:value-type="float" office:value="1715.457764" calcext:value-type="float">
            <text:p>1715.457764</text:p>
          </table:table-cell>
          <table:table-cell table:number-columns-repeated="13"/>
        </table:table-row>
        <table:table-row table:style-name="ro1">
          <table:table-cell office:value-type="float" office:value="1652.166504" calcext:value-type="float">
            <text:p>1652.166504</text:p>
          </table:table-cell>
          <table:table-cell office:value-type="float" office:value="1716.566406" calcext:value-type="float">
            <text:p>1716.566406</text:p>
          </table:table-cell>
          <table:table-cell office:value-type="float" office:value="1655.716309" calcext:value-type="float">
            <text:p>1655.716309</text:p>
          </table:table-cell>
          <table:table-cell office:value-type="float" office:value="1713.875244" calcext:value-type="float">
            <text:p>1713.875244</text:p>
          </table:table-cell>
          <table:table-cell table:number-columns-repeated="13"/>
        </table:table-row>
        <table:table-row table:style-name="ro1">
          <table:table-cell office:value-type="float" office:value="1651.606201" calcext:value-type="float">
            <text:p>1651.606201</text:p>
          </table:table-cell>
          <table:table-cell office:value-type="float" office:value="1725.814331" calcext:value-type="float">
            <text:p>1725.814331</text:p>
          </table:table-cell>
          <table:table-cell office:value-type="float" office:value="1655.639282" calcext:value-type="float">
            <text:p>1655.639282</text:p>
          </table:table-cell>
          <table:table-cell office:value-type="float" office:value="1727.432373" calcext:value-type="float">
            <text:p>1727.432373</text:p>
          </table:table-cell>
          <table:table-cell table:number-columns-repeated="13"/>
        </table:table-row>
        <table:table-row table:style-name="ro1">
          <table:table-cell office:value-type="float" office:value="1653.155029" calcext:value-type="float">
            <text:p>1653.155029</text:p>
          </table:table-cell>
          <table:table-cell office:value-type="float" office:value="1732.28894" calcext:value-type="float">
            <text:p>1732.28894</text:p>
          </table:table-cell>
          <table:table-cell office:value-type="float" office:value="1655.891602" calcext:value-type="float">
            <text:p>1655.891602</text:p>
          </table:table-cell>
          <table:table-cell office:value-type="float" office:value="1732.225952" calcext:value-type="float">
            <text:p>1732.225952</text:p>
          </table:table-cell>
          <table:table-cell table:number-columns-repeated="13"/>
        </table:table-row>
        <table:table-row table:style-name="ro1">
          <table:table-cell office:value-type="float" office:value="1656.270264" calcext:value-type="float">
            <text:p>1656.270264</text:p>
          </table:table-cell>
          <table:table-cell office:value-type="float" office:value="1717.346924" calcext:value-type="float">
            <text:p>1717.346924</text:p>
          </table:table-cell>
          <table:table-cell office:value-type="float" office:value="1656.815186" calcext:value-type="float">
            <text:p>1656.815186</text:p>
          </table:table-cell>
          <table:table-cell office:value-type="float" office:value="1722.368286" calcext:value-type="float">
            <text:p>1722.368286</text:p>
          </table:table-cell>
          <table:table-cell table:number-columns-repeated="13"/>
        </table:table-row>
        <table:table-row table:style-name="ro1">
          <table:table-cell office:value-type="float" office:value="1651.610474" calcext:value-type="float">
            <text:p>1651.610474</text:p>
          </table:table-cell>
          <table:table-cell office:value-type="float" office:value="1723.27417" calcext:value-type="float">
            <text:p>1723.27417</text:p>
          </table:table-cell>
          <table:table-cell office:value-type="float" office:value="1652.781006" calcext:value-type="float">
            <text:p>1652.781006</text:p>
          </table:table-cell>
          <table:table-cell office:value-type="float" office:value="1723.731567" calcext:value-type="float">
            <text:p>1723.731567</text:p>
          </table:table-cell>
          <table:table-cell table:number-columns-repeated="13"/>
        </table:table-row>
        <table:table-row table:style-name="ro1">
          <table:table-cell office:value-type="float" office:value="1651.249756" calcext:value-type="float">
            <text:p>1651.249756</text:p>
          </table:table-cell>
          <table:table-cell office:value-type="float" office:value="1724.063232" calcext:value-type="float">
            <text:p>1724.063232</text:p>
          </table:table-cell>
          <table:table-cell office:value-type="float" office:value="1654.283813" calcext:value-type="float">
            <text:p>1654.283813</text:p>
          </table:table-cell>
          <table:table-cell office:value-type="float" office:value="1723.721558" calcext:value-type="float">
            <text:p>1723.721558</text:p>
          </table:table-cell>
          <table:table-cell table:number-columns-repeated="13"/>
        </table:table-row>
        <table:table-row table:style-name="ro1">
          <table:table-cell office:value-type="float" office:value="1651.409668" calcext:value-type="float">
            <text:p>1651.409668</text:p>
          </table:table-cell>
          <table:table-cell office:value-type="float" office:value="1720.820679" calcext:value-type="float">
            <text:p>1720.820679</text:p>
          </table:table-cell>
          <table:table-cell office:value-type="float" office:value="1652.244019" calcext:value-type="float">
            <text:p>1652.244019</text:p>
          </table:table-cell>
          <table:table-cell office:value-type="float" office:value="1722.054688" calcext:value-type="float">
            <text:p>1722.054688</text:p>
          </table:table-cell>
          <table:table-cell table:number-columns-repeated="13"/>
        </table:table-row>
        <table:table-row table:style-name="ro1">
          <table:table-cell office:value-type="float" office:value="1654.019409" calcext:value-type="float">
            <text:p>1654.019409</text:p>
          </table:table-cell>
          <table:table-cell office:value-type="float" office:value="1719.034668" calcext:value-type="float">
            <text:p>1719.034668</text:p>
          </table:table-cell>
          <table:table-cell office:value-type="float" office:value="1654.429077" calcext:value-type="float">
            <text:p>1654.429077</text:p>
          </table:table-cell>
          <table:table-cell office:value-type="float" office:value="1720.046021" calcext:value-type="float">
            <text:p>1720.046021</text:p>
          </table:table-cell>
          <table:table-cell table:number-columns-repeated="13"/>
        </table:table-row>
        <table:table-row table:style-name="ro1">
          <table:table-cell office:value-type="float" office:value="1649.304932" calcext:value-type="float">
            <text:p>1649.304932</text:p>
          </table:table-cell>
          <table:table-cell office:value-type="float" office:value="1716.907349" calcext:value-type="float">
            <text:p>1716.907349</text:p>
          </table:table-cell>
          <table:table-cell office:value-type="float" office:value="1651.883423" calcext:value-type="float">
            <text:p>1651.883423</text:p>
          </table:table-cell>
          <table:table-cell office:value-type="float" office:value="1716.466309" calcext:value-type="float">
            <text:p>1716.466309</text:p>
          </table:table-cell>
          <table:table-cell table:number-columns-repeated="13"/>
        </table:table-row>
        <table:table-row table:style-name="ro1">
          <table:table-cell office:value-type="float" office:value="1641.215942" calcext:value-type="float">
            <text:p>1641.215942</text:p>
          </table:table-cell>
          <table:table-cell office:value-type="float" office:value="1711.739258" calcext:value-type="float">
            <text:p>1711.739258</text:p>
          </table:table-cell>
          <table:table-cell office:value-type="float" office:value="1645.666992" calcext:value-type="float">
            <text:p>1645.666992</text:p>
          </table:table-cell>
          <table:table-cell office:value-type="float" office:value="1712.943115" calcext:value-type="float">
            <text:p>1712.943115</text:p>
          </table:table-cell>
          <table:table-cell table:number-columns-repeated="13"/>
        </table:table-row>
        <table:table-row table:style-name="ro1">
          <table:table-cell office:value-type="float" office:value="1618.151123" calcext:value-type="float">
            <text:p>1618.151123</text:p>
          </table:table-cell>
          <table:table-cell office:value-type="float" office:value="1715.029297" calcext:value-type="float">
            <text:p>1715.029297</text:p>
          </table:table-cell>
          <table:table-cell office:value-type="float" office:value="1623.729614" calcext:value-type="float">
            <text:p>1623.729614</text:p>
          </table:table-cell>
          <table:table-cell office:value-type="float" office:value="1709.536011" calcext:value-type="float">
            <text:p>1709.536011</text:p>
          </table:table-cell>
          <table:table-cell table:number-columns-repeated="13"/>
        </table:table-row>
        <table:table-row table:style-name="ro1">
          <table:table-cell office:value-type="float" office:value="1619.235352" calcext:value-type="float">
            <text:p>1619.235352</text:p>
          </table:table-cell>
          <table:table-cell office:value-type="float" office:value="1690.706543" calcext:value-type="float">
            <text:p>1690.706543</text:p>
          </table:table-cell>
          <table:table-cell office:value-type="float" office:value="1622.604004" calcext:value-type="float">
            <text:p>1622.604004</text:p>
          </table:table-cell>
          <table:table-cell office:value-type="float" office:value="1686.355225" calcext:value-type="float">
            <text:p>1686.355225</text:p>
          </table:table-cell>
          <table:table-cell table:number-columns-repeated="13"/>
        </table:table-row>
        <table:table-row table:style-name="ro1">
          <table:table-cell office:value-type="float" office:value="1618.821899" calcext:value-type="float">
            <text:p>1618.821899</text:p>
          </table:table-cell>
          <table:table-cell office:value-type="float" office:value="1678.407593" calcext:value-type="float">
            <text:p>1678.407593</text:p>
          </table:table-cell>
          <table:table-cell office:value-type="float" office:value="1621.521606" calcext:value-type="float">
            <text:p>1621.521606</text:p>
          </table:table-cell>
          <table:table-cell office:value-type="float" office:value="1678.399902" calcext:value-type="float">
            <text:p>1678.399902</text:p>
          </table:table-cell>
          <table:table-cell table:number-columns-repeated="13"/>
        </table:table-row>
        <table:table-row table:style-name="ro1">
          <table:table-cell office:value-type="float" office:value="1609.917236" calcext:value-type="float">
            <text:p>1609.917236</text:p>
          </table:table-cell>
          <table:table-cell office:value-type="float" office:value="1671.381226" calcext:value-type="float">
            <text:p>1671.381226</text:p>
          </table:table-cell>
          <table:table-cell office:value-type="float" office:value="1606.814331" calcext:value-type="float">
            <text:p>1606.814331</text:p>
          </table:table-cell>
          <table:table-cell office:value-type="float" office:value="1675.744873" calcext:value-type="float">
            <text:p>1675.744873</text:p>
          </table:table-cell>
          <table:table-cell table:number-columns-repeated="13"/>
        </table:table-row>
        <table:table-row table:style-name="ro1">
          <table:table-cell office:value-type="float" office:value="1601.544678" calcext:value-type="float">
            <text:p>1601.544678</text:p>
          </table:table-cell>
          <table:table-cell office:value-type="float" office:value="1663.196777" calcext:value-type="float">
            <text:p>1663.196777</text:p>
          </table:table-cell>
          <table:table-cell office:value-type="float" office:value="1608.433838" calcext:value-type="float">
            <text:p>1608.433838</text:p>
          </table:table-cell>
          <table:table-cell office:value-type="float" office:value="1662.796265" calcext:value-type="float">
            <text:p>1662.796265</text:p>
          </table:table-cell>
          <table:table-cell table:number-columns-repeated="13"/>
        </table:table-row>
        <table:table-row table:style-name="ro1">
          <table:table-cell office:value-type="float" office:value="1601.411499" calcext:value-type="float">
            <text:p>1601.411499</text:p>
          </table:table-cell>
          <table:table-cell office:value-type="float" office:value="1655.418701" calcext:value-type="float">
            <text:p>1655.418701</text:p>
          </table:table-cell>
          <table:table-cell office:value-type="float" office:value="1599.915039" calcext:value-type="float">
            <text:p>1599.915039</text:p>
          </table:table-cell>
          <table:table-cell office:value-type="float" office:value="1651.939209" calcext:value-type="float">
            <text:p>1651.939209</text:p>
          </table:table-cell>
          <table:table-cell table:number-columns-repeated="13"/>
        </table:table-row>
        <table:table-row table:style-name="ro1">
          <table:table-cell office:value-type="float" office:value="1597.189209" calcext:value-type="float">
            <text:p>1597.189209</text:p>
          </table:table-cell>
          <table:table-cell office:value-type="float" office:value="1650.42981" calcext:value-type="float">
            <text:p>1650.42981</text:p>
          </table:table-cell>
          <table:table-cell office:value-type="float" office:value="1596.164551" calcext:value-type="float">
            <text:p>1596.164551</text:p>
          </table:table-cell>
          <table:table-cell office:value-type="float" office:value="1647.437988" calcext:value-type="float">
            <text:p>1647.437988</text:p>
          </table:table-cell>
          <table:table-cell table:number-columns-repeated="13"/>
        </table:table-row>
        <table:table-row table:style-name="ro1">
          <table:table-cell office:value-type="float" office:value="1591.94043" calcext:value-type="float">
            <text:p>1591.94043</text:p>
          </table:table-cell>
          <table:table-cell office:value-type="float" office:value="1642.402344" calcext:value-type="float">
            <text:p>1642.402344</text:p>
          </table:table-cell>
          <table:table-cell office:value-type="float" office:value="1595.178589" calcext:value-type="float">
            <text:p>1595.178589</text:p>
          </table:table-cell>
          <table:table-cell office:value-type="float" office:value="1640.310547" calcext:value-type="float">
            <text:p>1640.310547</text:p>
          </table:table-cell>
          <table:table-cell table:number-columns-repeated="13"/>
        </table:table-row>
        <table:table-row table:style-name="ro1">
          <table:table-cell office:value-type="float" office:value="1588.826538" calcext:value-type="float">
            <text:p>1588.826538</text:p>
          </table:table-cell>
          <table:table-cell office:value-type="float" office:value="1634.518921" calcext:value-type="float">
            <text:p>1634.518921</text:p>
          </table:table-cell>
          <table:table-cell office:value-type="float" office:value="1586.965576" calcext:value-type="float">
            <text:p>1586.965576</text:p>
          </table:table-cell>
          <table:table-cell office:value-type="float" office:value="1639.012939" calcext:value-type="float">
            <text:p>1639.012939</text:p>
          </table:table-cell>
          <table:table-cell table:number-columns-repeated="13"/>
        </table:table-row>
        <table:table-row table:style-name="ro1">
          <table:table-cell office:value-type="float" office:value="1586.354004" calcext:value-type="float">
            <text:p>1586.354004</text:p>
          </table:table-cell>
          <table:table-cell office:value-type="float" office:value="1628.122559" calcext:value-type="float">
            <text:p>1628.122559</text:p>
          </table:table-cell>
          <table:table-cell office:value-type="float" office:value="1587.450195" calcext:value-type="float">
            <text:p>1587.450195</text:p>
          </table:table-cell>
          <table:table-cell office:value-type="float" office:value="1627.215088" calcext:value-type="float">
            <text:p>1627.215088</text:p>
          </table:table-cell>
          <table:table-cell table:number-columns-repeated="13"/>
        </table:table-row>
        <table:table-row table:style-name="ro1">
          <table:table-cell office:value-type="float" office:value="1586.700439" calcext:value-type="float">
            <text:p>1586.700439</text:p>
          </table:table-cell>
          <table:table-cell office:value-type="float" office:value="1623.195312" calcext:value-type="float">
            <text:p>1623.195312</text:p>
          </table:table-cell>
          <table:table-cell office:value-type="float" office:value="1586.351196" calcext:value-type="float">
            <text:p>1586.351196</text:p>
          </table:table-cell>
          <table:table-cell office:value-type="float" office:value="1620.366089" calcext:value-type="float">
            <text:p>1620.366089</text:p>
          </table:table-cell>
          <table:table-cell table:number-columns-repeated="13"/>
        </table:table-row>
        <table:table-row table:style-name="ro1">
          <table:table-cell office:value-type="float" office:value="1583.614868" calcext:value-type="float">
            <text:p>1583.614868</text:p>
          </table:table-cell>
          <table:table-cell office:value-type="float" office:value="1619.319336" calcext:value-type="float">
            <text:p>1619.319336</text:p>
          </table:table-cell>
          <table:table-cell office:value-type="float" office:value="1581.423218" calcext:value-type="float">
            <text:p>1581.423218</text:p>
          </table:table-cell>
          <table:table-cell office:value-type="float" office:value="1618.905518" calcext:value-type="float">
            <text:p>1618.905518</text:p>
          </table:table-cell>
          <table:table-cell table:number-columns-repeated="13"/>
        </table:table-row>
        <table:table-row table:style-name="ro1">
          <table:table-cell office:value-type="float" office:value="1581.927124" calcext:value-type="float">
            <text:p>1581.927124</text:p>
          </table:table-cell>
          <table:table-cell office:value-type="float" office:value="1617.216919" calcext:value-type="float">
            <text:p>1617.216919</text:p>
          </table:table-cell>
          <table:table-cell office:value-type="float" office:value="1579.804077" calcext:value-type="float">
            <text:p>1579.804077</text:p>
          </table:table-cell>
          <table:table-cell office:value-type="float" office:value="1616.490234" calcext:value-type="float">
            <text:p>1616.490234</text:p>
          </table:table-cell>
          <table:table-cell table:number-columns-repeated="13"/>
        </table:table-row>
        <table:table-row table:style-name="ro1">
          <table:table-cell office:value-type="float" office:value="1578.9729" calcext:value-type="float">
            <text:p>1578.9729</text:p>
          </table:table-cell>
          <table:table-cell office:value-type="float" office:value="1609.434692" calcext:value-type="float">
            <text:p>1609.434692</text:p>
          </table:table-cell>
          <table:table-cell office:value-type="float" office:value="1583.338623" calcext:value-type="float">
            <text:p>1583.338623</text:p>
          </table:table-cell>
          <table:table-cell office:value-type="float" office:value="1608.17627" calcext:value-type="float">
            <text:p>1608.17627</text:p>
          </table:table-cell>
          <table:table-cell table:number-columns-repeated="13"/>
        </table:table-row>
        <table:table-row table:style-name="ro1">
          <table:table-cell office:value-type="float" office:value="1578.37561" calcext:value-type="float">
            <text:p>1578.37561</text:p>
          </table:table-cell>
          <table:table-cell office:value-type="float" office:value="1605.813965" calcext:value-type="float">
            <text:p>1605.813965</text:p>
          </table:table-cell>
          <table:table-cell office:value-type="float" office:value="1573.796021" calcext:value-type="float">
            <text:p>1573.796021</text:p>
          </table:table-cell>
          <table:table-cell office:value-type="float" office:value="1608.161011" calcext:value-type="float">
            <text:p>1608.161011</text:p>
          </table:table-cell>
          <table:table-cell table:number-columns-repeated="13"/>
        </table:table-row>
        <table:table-row table:style-name="ro1">
          <table:table-cell office:value-type="float" office:value="1574.197388" calcext:value-type="float">
            <text:p>1574.197388</text:p>
          </table:table-cell>
          <table:table-cell office:value-type="float" office:value="1606.164795" calcext:value-type="float">
            <text:p>1606.164795</text:p>
          </table:table-cell>
          <table:table-cell office:value-type="float" office:value="1575.960205" calcext:value-type="float">
            <text:p>1575.960205</text:p>
          </table:table-cell>
          <table:table-cell office:value-type="float" office:value="1605.246338" calcext:value-type="float">
            <text:p>1605.246338</text:p>
          </table:table-cell>
          <table:table-cell table:number-columns-repeated="13"/>
        </table:table-row>
        <table:table-row table:style-name="ro1">
          <table:table-cell office:value-type="float" office:value="1578.371582" calcext:value-type="float">
            <text:p>1578.371582</text:p>
          </table:table-cell>
          <table:table-cell office:value-type="float" office:value="1599.482178" calcext:value-type="float">
            <text:p>1599.482178</text:p>
          </table:table-cell>
          <table:table-cell office:value-type="float" office:value="1576.658447" calcext:value-type="float">
            <text:p>1576.658447</text:p>
          </table:table-cell>
          <table:table-cell office:value-type="float" office:value="1600.292603" calcext:value-type="float">
            <text:p>1600.292603</text:p>
          </table:table-cell>
          <table:table-cell table:number-columns-repeated="13"/>
        </table:table-row>
        <table:table-row table:style-name="ro1">
          <table:table-cell office:value-type="float" office:value="1573.582642" calcext:value-type="float">
            <text:p>1573.582642</text:p>
          </table:table-cell>
          <table:table-cell office:value-type="float" office:value="1596.904175" calcext:value-type="float">
            <text:p>1596.904175</text:p>
          </table:table-cell>
          <table:table-cell office:value-type="float" office:value="1574.09082" calcext:value-type="float">
            <text:p>1574.09082</text:p>
          </table:table-cell>
          <table:table-cell office:value-type="float" office:value="1597.79126" calcext:value-type="float">
            <text:p>1597.79126</text:p>
          </table:table-cell>
          <table:table-cell table:number-columns-repeated="13"/>
        </table:table-row>
        <table:table-row table:style-name="ro1">
          <table:table-cell office:value-type="float" office:value="1571.675781" calcext:value-type="float">
            <text:p>1571.675781</text:p>
          </table:table-cell>
          <table:table-cell office:value-type="float" office:value="1599.578247" calcext:value-type="float">
            <text:p>1599.578247</text:p>
          </table:table-cell>
          <table:table-cell office:value-type="float" office:value="1573.891479" calcext:value-type="float">
            <text:p>1573.891479</text:p>
          </table:table-cell>
          <table:table-cell office:value-type="float" office:value="1596.45813" calcext:value-type="float">
            <text:p>1596.45813</text:p>
          </table:table-cell>
          <table:table-cell table:number-columns-repeated="13"/>
        </table:table-row>
        <table:table-row table:style-name="ro1">
          <table:table-cell office:value-type="float" office:value="1575.287476" calcext:value-type="float">
            <text:p>1575.287476</text:p>
          </table:table-cell>
          <table:table-cell office:value-type="float" office:value="1594.843872" calcext:value-type="float">
            <text:p>1594.843872</text:p>
          </table:table-cell>
          <table:table-cell office:value-type="float" office:value="1575.256714" calcext:value-type="float">
            <text:p>1575.256714</text:p>
          </table:table-cell>
          <table:table-cell office:value-type="float" office:value="1592.649902" calcext:value-type="float">
            <text:p>1592.649902</text:p>
          </table:table-cell>
          <table:table-cell table:number-columns-repeated="13"/>
        </table:table-row>
        <table:table-row table:style-name="ro1">
          <table:table-cell office:value-type="float" office:value="1571.467651" calcext:value-type="float">
            <text:p>1571.467651</text:p>
          </table:table-cell>
          <table:table-cell office:value-type="float" office:value="1589.099976" calcext:value-type="float">
            <text:p>1589.099976</text:p>
          </table:table-cell>
          <table:table-cell office:value-type="float" office:value="1570.251099" calcext:value-type="float">
            <text:p>1570.251099</text:p>
          </table:table-cell>
          <table:table-cell office:value-type="float" office:value="1589.040039" calcext:value-type="float">
            <text:p>1589.040039</text:p>
          </table:table-cell>
          <table:table-cell table:number-columns-repeated="13"/>
        </table:table-row>
        <table:table-row table:style-name="ro1">
          <table:table-cell office:value-type="float" office:value="1572.865723" calcext:value-type="float">
            <text:p>1572.865723</text:p>
          </table:table-cell>
          <table:table-cell office:value-type="float" office:value="1589.178223" calcext:value-type="float">
            <text:p>1589.178223</text:p>
          </table:table-cell>
          <table:table-cell office:value-type="float" office:value="1570.320068" calcext:value-type="float">
            <text:p>1570.320068</text:p>
          </table:table-cell>
          <table:table-cell office:value-type="float" office:value="1588.33374" calcext:value-type="float">
            <text:p>1588.33374</text:p>
          </table:table-cell>
          <table:table-cell table:number-columns-repeated="13"/>
        </table:table-row>
        <table:table-row table:style-name="ro1">
          <table:table-cell office:value-type="float" office:value="1570.871338" calcext:value-type="float">
            <text:p>1570.871338</text:p>
          </table:table-cell>
          <table:table-cell office:value-type="float" office:value="1588.631958" calcext:value-type="float">
            <text:p>1588.631958</text:p>
          </table:table-cell>
          <table:table-cell office:value-type="float" office:value="1569.307861" calcext:value-type="float">
            <text:p>1569.307861</text:p>
          </table:table-cell>
          <table:table-cell office:value-type="float" office:value="1589.826416" calcext:value-type="float">
            <text:p>1589.826416</text:p>
          </table:table-cell>
          <table:table-cell table:number-columns-repeated="13"/>
        </table:table-row>
        <table:table-row table:style-name="ro1">
          <table:table-cell office:value-type="float" office:value="1567.865723" calcext:value-type="float">
            <text:p>1567.865723</text:p>
          </table:table-cell>
          <table:table-cell office:value-type="float" office:value="1584.418823" calcext:value-type="float">
            <text:p>1584.418823</text:p>
          </table:table-cell>
          <table:table-cell office:value-type="float" office:value="1569.14856" calcext:value-type="float">
            <text:p>1569.14856</text:p>
          </table:table-cell>
          <table:table-cell office:value-type="float" office:value="1587.420044" calcext:value-type="float">
            <text:p>1587.420044</text:p>
          </table:table-cell>
          <table:table-cell table:number-columns-repeated="13"/>
        </table:table-row>
        <table:table-row table:style-name="ro1">
          <table:table-cell office:value-type="float" office:value="1593.574219" calcext:value-type="float">
            <text:p>1593.574219</text:p>
          </table:table-cell>
          <table:table-cell office:value-type="float" office:value="1649.07373" calcext:value-type="float">
            <text:p>1649.07373</text:p>
          </table:table-cell>
          <table:table-cell office:value-type="float" office:value="1517.389648" calcext:value-type="float">
            <text:p>1517.389648</text:p>
          </table:table-cell>
          <table:table-cell office:value-type="float" office:value="1544.634155" calcext:value-type="float">
            <text:p>1544.634155</text:p>
          </table:table-cell>
          <table:table-cell table:number-columns-repeated="13"/>
        </table:table-row>
        <table:table-row table:style-name="ro1">
          <table:table-cell office:value-type="float" office:value="1607.297119" calcext:value-type="float">
            <text:p>1607.297119</text:p>
          </table:table-cell>
          <table:table-cell office:value-type="float" office:value="1655.882935" calcext:value-type="float">
            <text:p>1655.882935</text:p>
          </table:table-cell>
          <table:table-cell office:value-type="float" office:value="1513.539185" calcext:value-type="float">
            <text:p>1513.539185</text:p>
          </table:table-cell>
          <table:table-cell office:value-type="float" office:value="1559.380615" calcext:value-type="float">
            <text:p>1559.380615</text:p>
          </table:table-cell>
          <table:table-cell table:number-columns-repeated="13"/>
        </table:table-row>
        <table:table-row table:style-name="ro1">
          <table:table-cell office:value-type="float" office:value="1613.695435" calcext:value-type="float">
            <text:p>1613.695435</text:p>
          </table:table-cell>
          <table:table-cell office:value-type="float" office:value="1665.969482" calcext:value-type="float">
            <text:p>1665.969482</text:p>
          </table:table-cell>
          <table:table-cell office:value-type="float" office:value="1552.829102" calcext:value-type="float">
            <text:p>1552.829102</text:p>
          </table:table-cell>
          <table:table-cell office:value-type="float" office:value="1588.442871" calcext:value-type="float">
            <text:p>1588.442871</text:p>
          </table:table-cell>
          <table:table-cell table:number-columns-repeated="13"/>
        </table:table-row>
        <table:table-row table:style-name="ro1">
          <table:table-cell office:value-type="float" office:value="1637.355835" calcext:value-type="float">
            <text:p>1637.355835</text:p>
          </table:table-cell>
          <table:table-cell office:value-type="float" office:value="1639.081055" calcext:value-type="float">
            <text:p>1639.081055</text:p>
          </table:table-cell>
          <table:table-cell office:value-type="float" office:value="1645.400635" calcext:value-type="float">
            <text:p>1645.400635</text:p>
          </table:table-cell>
          <table:table-cell office:value-type="float" office:value="1637.472656" calcext:value-type="float">
            <text:p>1637.472656</text:p>
          </table:table-cell>
          <table:table-cell table:number-columns-repeated="13"/>
        </table:table-row>
        <table:table-row table:style-name="ro1">
          <table:table-cell office:value-type="float" office:value="1672.351318" calcext:value-type="float">
            <text:p>1672.351318</text:p>
          </table:table-cell>
          <table:table-cell office:value-type="float" office:value="1631.559937" calcext:value-type="float">
            <text:p>1631.559937</text:p>
          </table:table-cell>
          <table:table-cell office:value-type="float" office:value="1698.535889" calcext:value-type="float">
            <text:p>1698.535889</text:p>
          </table:table-cell>
          <table:table-cell office:value-type="float" office:value="1638.58252" calcext:value-type="float">
            <text:p>1638.58252</text:p>
          </table:table-cell>
          <table:table-cell table:number-columns-repeated="13"/>
        </table:table-row>
        <table:table-row table:style-name="ro1">
          <table:table-cell office:value-type="float" office:value="1670.150635" calcext:value-type="float">
            <text:p>1670.150635</text:p>
          </table:table-cell>
          <table:table-cell office:value-type="float" office:value="1701.777588" calcext:value-type="float">
            <text:p>1701.777588</text:p>
          </table:table-cell>
          <table:table-cell office:value-type="float" office:value="1686.642578" calcext:value-type="float">
            <text:p>1686.642578</text:p>
          </table:table-cell>
          <table:table-cell office:value-type="float" office:value="1690.681274" calcext:value-type="float">
            <text:p>1690.681274</text:p>
          </table:table-cell>
          <table:table-cell table:number-columns-repeated="13"/>
        </table:table-row>
        <table:table-row table:style-name="ro1">
          <table:table-cell office:value-type="float" office:value="1650.79248" calcext:value-type="float">
            <text:p>1650.79248</text:p>
          </table:table-cell>
          <table:table-cell office:value-type="float" office:value="1709.239014" calcext:value-type="float">
            <text:p>1709.239014</text:p>
          </table:table-cell>
          <table:table-cell office:value-type="float" office:value="1649.434082" calcext:value-type="float">
            <text:p>1649.434082</text:p>
          </table:table-cell>
          <table:table-cell office:value-type="float" office:value="1713.338135" calcext:value-type="float">
            <text:p>1713.338135</text:p>
          </table:table-cell>
          <table:table-cell table:number-columns-repeated="13"/>
        </table:table-row>
        <table:table-row table:style-name="ro1">
          <table:table-cell office:value-type="float" office:value="1626.930054" calcext:value-type="float">
            <text:p>1626.930054</text:p>
          </table:table-cell>
          <table:table-cell office:value-type="float" office:value="1713.037231" calcext:value-type="float">
            <text:p>1713.037231</text:p>
          </table:table-cell>
          <table:table-cell office:value-type="float" office:value="1619.71875" calcext:value-type="float">
            <text:p>1619.71875</text:p>
          </table:table-cell>
          <table:table-cell office:value-type="float" office:value="1730.342163" calcext:value-type="float">
            <text:p>1730.342163</text:p>
          </table:table-cell>
          <table:table-cell table:number-columns-repeated="13"/>
        </table:table-row>
        <table:table-row table:style-name="ro1">
          <table:table-cell office:value-type="float" office:value="1642.932495" calcext:value-type="float">
            <text:p>1642.932495</text:p>
          </table:table-cell>
          <table:table-cell office:value-type="float" office:value="1687.361694" calcext:value-type="float">
            <text:p>1687.361694</text:p>
          </table:table-cell>
          <table:table-cell office:value-type="float" office:value="1647.942627" calcext:value-type="float">
            <text:p>1647.942627</text:p>
          </table:table-cell>
          <table:table-cell office:value-type="float" office:value="1696.880249" calcext:value-type="float">
            <text:p>1696.880249</text:p>
          </table:table-cell>
          <table:table-cell table:number-columns-repeated="13"/>
        </table:table-row>
        <table:table-row table:style-name="ro1">
          <table:table-cell office:value-type="float" office:value="1635.557861" calcext:value-type="float">
            <text:p>1635.557861</text:p>
          </table:table-cell>
          <table:table-cell office:value-type="float" office:value="1711.174316" calcext:value-type="float">
            <text:p>1711.174316</text:p>
          </table:table-cell>
          <table:table-cell office:value-type="float" office:value="1648.099365" calcext:value-type="float">
            <text:p>1648.099365</text:p>
          </table:table-cell>
          <table:table-cell office:value-type="float" office:value="1697.767578" calcext:value-type="float">
            <text:p>1697.767578</text:p>
          </table:table-cell>
          <table:table-cell table:number-columns-repeated="13"/>
        </table:table-row>
        <table:table-row table:style-name="ro1">
          <table:table-cell office:value-type="float" office:value="1640.037598" calcext:value-type="float">
            <text:p>1640.037598</text:p>
          </table:table-cell>
          <table:table-cell office:value-type="float" office:value="1704.755127" calcext:value-type="float">
            <text:p>1704.755127</text:p>
          </table:table-cell>
          <table:table-cell office:value-type="float" office:value="1633.560913" calcext:value-type="float">
            <text:p>1633.560913</text:p>
          </table:table-cell>
          <table:table-cell office:value-type="float" office:value="1711.530884" calcext:value-type="float">
            <text:p>1711.530884</text:p>
          </table:table-cell>
          <table:table-cell table:number-columns-repeated="13"/>
        </table:table-row>
        <table:table-row table:style-name="ro1">
          <table:table-cell office:value-type="float" office:value="1640.444214" calcext:value-type="float">
            <text:p>1640.444214</text:p>
          </table:table-cell>
          <table:table-cell office:value-type="float" office:value="1702.383789" calcext:value-type="float">
            <text:p>1702.383789</text:p>
          </table:table-cell>
          <table:table-cell office:value-type="float" office:value="1643.716431" calcext:value-type="float">
            <text:p>1643.716431</text:p>
          </table:table-cell>
          <table:table-cell office:value-type="float" office:value="1703.518799" calcext:value-type="float">
            <text:p>1703.518799</text:p>
          </table:table-cell>
          <table:table-cell table:number-columns-repeated="13"/>
        </table:table-row>
        <table:table-row table:style-name="ro1">
          <table:table-cell office:value-type="float" office:value="1640.007446" calcext:value-type="float">
            <text:p>1640.007446</text:p>
          </table:table-cell>
          <table:table-cell office:value-type="float" office:value="1703.578735" calcext:value-type="float">
            <text:p>1703.578735</text:p>
          </table:table-cell>
          <table:table-cell office:value-type="float" office:value="1641.098877" calcext:value-type="float">
            <text:p>1641.098877</text:p>
          </table:table-cell>
          <table:table-cell office:value-type="float" office:value="1707.162231" calcext:value-type="float">
            <text:p>1707.162231</text:p>
          </table:table-cell>
          <table:table-cell table:number-columns-repeated="13"/>
        </table:table-row>
        <table:table-row table:style-name="ro1">
          <table:table-cell office:value-type="float" office:value="1636.259521" calcext:value-type="float">
            <text:p>1636.259521</text:p>
          </table:table-cell>
          <table:table-cell office:value-type="float" office:value="1704.626709" calcext:value-type="float">
            <text:p>1704.626709</text:p>
          </table:table-cell>
          <table:table-cell office:value-type="float" office:value="1641.59021" calcext:value-type="float">
            <text:p>1641.59021</text:p>
          </table:table-cell>
          <table:table-cell office:value-type="float" office:value="1702.682983" calcext:value-type="float">
            <text:p>1702.682983</text:p>
          </table:table-cell>
          <table:table-cell table:number-columns-repeated="13"/>
        </table:table-row>
        <table:table-row table:style-name="ro1">
          <table:table-cell office:value-type="float" office:value="1643.278076" calcext:value-type="float">
            <text:p>1643.278076</text:p>
          </table:table-cell>
          <table:table-cell office:value-type="float" office:value="1704.569214" calcext:value-type="float">
            <text:p>1704.569214</text:p>
          </table:table-cell>
          <table:table-cell office:value-type="float" office:value="1644.076538" calcext:value-type="float">
            <text:p>1644.076538</text:p>
          </table:table-cell>
          <table:table-cell office:value-type="float" office:value="1703.24585" calcext:value-type="float">
            <text:p>1703.24585</text:p>
          </table:table-cell>
          <table:table-cell table:number-columns-repeated="13"/>
        </table:table-row>
        <table:table-row table:style-name="ro1">
          <table:table-cell office:value-type="float" office:value="1638.815552" calcext:value-type="float">
            <text:p>1638.815552</text:p>
          </table:table-cell>
          <table:table-cell office:value-type="float" office:value="1703.467896" calcext:value-type="float">
            <text:p>1703.467896</text:p>
          </table:table-cell>
          <table:table-cell office:value-type="float" office:value="1643.893311" calcext:value-type="float">
            <text:p>1643.893311</text:p>
          </table:table-cell>
          <table:table-cell office:value-type="float" office:value="1703.907471" calcext:value-type="float">
            <text:p>1703.907471</text:p>
          </table:table-cell>
          <table:table-cell table:number-columns-repeated="13"/>
        </table:table-row>
        <table:table-row table:style-name="ro1">
          <table:table-cell office:value-type="float" office:value="1638.883789" calcext:value-type="float">
            <text:p>1638.883789</text:p>
          </table:table-cell>
          <table:table-cell office:value-type="float" office:value="1705.070312" calcext:value-type="float">
            <text:p>1705.070312</text:p>
          </table:table-cell>
          <table:table-cell office:value-type="float" office:value="1644.116943" calcext:value-type="float">
            <text:p>1644.116943</text:p>
          </table:table-cell>
          <table:table-cell office:value-type="float" office:value="1706.536743" calcext:value-type="float">
            <text:p>1706.536743</text:p>
          </table:table-cell>
          <table:table-cell table:number-columns-repeated="13"/>
        </table:table-row>
        <table:table-row table:style-name="ro1">
          <table:table-cell office:value-type="float" office:value="1638.567505" calcext:value-type="float">
            <text:p>1638.567505</text:p>
          </table:table-cell>
          <table:table-cell office:value-type="float" office:value="1705.928955" calcext:value-type="float">
            <text:p>1705.928955</text:p>
          </table:table-cell>
          <table:table-cell office:value-type="float" office:value="1644.933594" calcext:value-type="float">
            <text:p>1644.933594</text:p>
          </table:table-cell>
          <table:table-cell office:value-type="float" office:value="1702.321289" calcext:value-type="float">
            <text:p>1702.321289</text:p>
          </table:table-cell>
          <table:table-cell table:number-columns-repeated="13"/>
        </table:table-row>
        <table:table-row table:style-name="ro1">
          <table:table-cell office:value-type="float" office:value="1637.243042" calcext:value-type="float">
            <text:p>1637.243042</text:p>
          </table:table-cell>
          <table:table-cell office:value-type="float" office:value="1708.560059" calcext:value-type="float">
            <text:p>1708.560059</text:p>
          </table:table-cell>
          <table:table-cell office:value-type="float" office:value="1644.73584" calcext:value-type="float">
            <text:p>1644.73584</text:p>
          </table:table-cell>
          <table:table-cell office:value-type="float" office:value="1708.216553" calcext:value-type="float">
            <text:p>1708.216553</text:p>
          </table:table-cell>
          <table:table-cell table:number-columns-repeated="13"/>
        </table:table-row>
        <table:table-row table:style-name="ro1">
          <table:table-cell office:value-type="float" office:value="1639.922241" calcext:value-type="float">
            <text:p>1639.922241</text:p>
          </table:table-cell>
          <table:table-cell office:value-type="float" office:value="1708.943604" calcext:value-type="float">
            <text:p>1708.943604</text:p>
          </table:table-cell>
          <table:table-cell office:value-type="float" office:value="1643.243286" calcext:value-type="float">
            <text:p>1643.243286</text:p>
          </table:table-cell>
          <table:table-cell office:value-type="float" office:value="1705.742432" calcext:value-type="float">
            <text:p>1705.742432</text:p>
          </table:table-cell>
          <table:table-cell table:number-columns-repeated="13"/>
        </table:table-row>
        <table:table-row table:style-name="ro1">
          <table:table-cell office:value-type="float" office:value="1641.158691" calcext:value-type="float">
            <text:p>1641.158691</text:p>
          </table:table-cell>
          <table:table-cell office:value-type="float" office:value="1708.859375" calcext:value-type="float">
            <text:p>1708.859375</text:p>
          </table:table-cell>
          <table:table-cell office:value-type="float" office:value="1646.922241" calcext:value-type="float">
            <text:p>1646.922241</text:p>
          </table:table-cell>
          <table:table-cell office:value-type="float" office:value="1706.011475" calcext:value-type="float">
            <text:p>1706.011475</text:p>
          </table:table-cell>
          <table:table-cell table:number-columns-repeated="13"/>
        </table:table-row>
        <table:table-row table:style-name="ro1">
          <table:table-cell office:value-type="float" office:value="1637.94104" calcext:value-type="float">
            <text:p>1637.94104</text:p>
          </table:table-cell>
          <table:table-cell office:value-type="float" office:value="1711.850952" calcext:value-type="float">
            <text:p>1711.850952</text:p>
          </table:table-cell>
          <table:table-cell office:value-type="float" office:value="1642.859009" calcext:value-type="float">
            <text:p>1642.859009</text:p>
          </table:table-cell>
          <table:table-cell office:value-type="float" office:value="1711.800537" calcext:value-type="float">
            <text:p>1711.800537</text:p>
          </table:table-cell>
          <table:table-cell table:number-columns-repeated="13"/>
        </table:table-row>
        <table:table-row table:style-name="ro1">
          <table:table-cell office:value-type="float" office:value="1641.230591" calcext:value-type="float">
            <text:p>1641.230591</text:p>
          </table:table-cell>
          <table:table-cell office:value-type="float" office:value="1709.840454" calcext:value-type="float">
            <text:p>1709.840454</text:p>
          </table:table-cell>
          <table:table-cell office:value-type="float" office:value="1648.339355" calcext:value-type="float">
            <text:p>1648.339355</text:p>
          </table:table-cell>
          <table:table-cell office:value-type="float" office:value="1704.400513" calcext:value-type="float">
            <text:p>1704.400513</text:p>
          </table:table-cell>
          <table:table-cell table:number-columns-repeated="13"/>
        </table:table-row>
        <table:table-row table:style-name="ro1">
          <table:table-cell office:value-type="float" office:value="1640.787354" calcext:value-type="float">
            <text:p>1640.787354</text:p>
          </table:table-cell>
          <table:table-cell office:value-type="float" office:value="1708.663086" calcext:value-type="float">
            <text:p>1708.663086</text:p>
          </table:table-cell>
          <table:table-cell office:value-type="float" office:value="1645.96167" calcext:value-type="float">
            <text:p>1645.96167</text:p>
          </table:table-cell>
          <table:table-cell office:value-type="float" office:value="1708.484253" calcext:value-type="float">
            <text:p>1708.484253</text:p>
          </table:table-cell>
          <table:table-cell table:number-columns-repeated="13"/>
        </table:table-row>
        <table:table-row table:style-name="ro1">
          <table:table-cell office:value-type="float" office:value="1639.343506" calcext:value-type="float">
            <text:p>1639.343506</text:p>
          </table:table-cell>
          <table:table-cell office:value-type="float" office:value="1707.864014" calcext:value-type="float">
            <text:p>1707.864014</text:p>
          </table:table-cell>
          <table:table-cell office:value-type="float" office:value="1642.883545" calcext:value-type="float">
            <text:p>1642.883545</text:p>
          </table:table-cell>
          <table:table-cell office:value-type="float" office:value="1709.065308" calcext:value-type="float">
            <text:p>1709.065308</text:p>
          </table:table-cell>
          <table:table-cell table:number-columns-repeated="13"/>
        </table:table-row>
        <table:table-row table:style-name="ro1">
          <table:table-cell office:value-type="float" office:value="1639.530884" calcext:value-type="float">
            <text:p>1639.530884</text:p>
          </table:table-cell>
          <table:table-cell office:value-type="float" office:value="1710.630737" calcext:value-type="float">
            <text:p>1710.630737</text:p>
          </table:table-cell>
          <table:table-cell office:value-type="float" office:value="1647.756226" calcext:value-type="float">
            <text:p>1647.756226</text:p>
          </table:table-cell>
          <table:table-cell office:value-type="float" office:value="1708.474121" calcext:value-type="float">
            <text:p>1708.474121</text:p>
          </table:table-cell>
          <table:table-cell table:number-columns-repeated="13"/>
        </table:table-row>
        <table:table-row table:style-name="ro1">
          <table:table-cell office:value-type="float" office:value="1643.55957" calcext:value-type="float">
            <text:p>1643.55957</text:p>
          </table:table-cell>
          <table:table-cell office:value-type="float" office:value="1708.57019" calcext:value-type="float">
            <text:p>1708.57019</text:p>
          </table:table-cell>
          <table:table-cell office:value-type="float" office:value="1654.531372" calcext:value-type="float">
            <text:p>1654.531372</text:p>
          </table:table-cell>
          <table:table-cell office:value-type="float" office:value="1705.733154" calcext:value-type="float">
            <text:p>1705.733154</text:p>
          </table:table-cell>
          <table:table-cell table:number-columns-repeated="13"/>
        </table:table-row>
        <table:table-row table:style-name="ro1">
          <table:table-cell office:value-type="float" office:value="1641.598145" calcext:value-type="float">
            <text:p>1641.598145</text:p>
          </table:table-cell>
          <table:table-cell office:value-type="float" office:value="1712.05481" calcext:value-type="float">
            <text:p>1712.05481</text:p>
          </table:table-cell>
          <table:table-cell office:value-type="float" office:value="1647.973755" calcext:value-type="float">
            <text:p>1647.973755</text:p>
          </table:table-cell>
          <table:table-cell office:value-type="float" office:value="1711.154541" calcext:value-type="float">
            <text:p>1711.154541</text:p>
          </table:table-cell>
          <table:table-cell table:number-columns-repeated="13"/>
        </table:table-row>
        <table:table-row table:style-name="ro1">
          <table:table-cell office:value-type="float" office:value="1637.796997" calcext:value-type="float">
            <text:p>1637.796997</text:p>
          </table:table-cell>
          <table:table-cell office:value-type="float" office:value="1711.299683" calcext:value-type="float">
            <text:p>1711.299683</text:p>
          </table:table-cell>
          <table:table-cell office:value-type="float" office:value="1642.477661" calcext:value-type="float">
            <text:p>1642.477661</text:p>
          </table:table-cell>
          <table:table-cell office:value-type="float" office:value="1709.966064" calcext:value-type="float">
            <text:p>1709.966064</text:p>
          </table:table-cell>
          <table:table-cell table:number-columns-repeated="13"/>
        </table:table-row>
        <table:table-row table:style-name="ro1">
          <table:table-cell office:value-type="float" office:value="1643.309692" calcext:value-type="float">
            <text:p>1643.309692</text:p>
          </table:table-cell>
          <table:table-cell office:value-type="float" office:value="1707.437134" calcext:value-type="float">
            <text:p>1707.437134</text:p>
          </table:table-cell>
          <table:table-cell office:value-type="float" office:value="1649.902954" calcext:value-type="float">
            <text:p>1649.902954</text:p>
          </table:table-cell>
          <table:table-cell office:value-type="float" office:value="1707.169678" calcext:value-type="float">
            <text:p>1707.169678</text:p>
          </table:table-cell>
          <table:table-cell table:number-columns-repeated="13"/>
        </table:table-row>
        <table:table-row table:style-name="ro1">
          <table:table-cell office:value-type="float" office:value="1642.009277" calcext:value-type="float">
            <text:p>1642.009277</text:p>
          </table:table-cell>
          <table:table-cell office:value-type="float" office:value="1710.040649" calcext:value-type="float">
            <text:p>1710.040649</text:p>
          </table:table-cell>
          <table:table-cell office:value-type="float" office:value="1644.36438" calcext:value-type="float">
            <text:p>1644.36438</text:p>
          </table:table-cell>
          <table:table-cell office:value-type="float" office:value="1712.058472" calcext:value-type="float">
            <text:p>1712.058472</text:p>
          </table:table-cell>
          <table:table-cell table:number-columns-repeated="13"/>
        </table:table-row>
        <table:table-row table:style-name="ro1">
          <table:table-cell office:value-type="float" office:value="1642.370972" calcext:value-type="float">
            <text:p>1642.370972</text:p>
          </table:table-cell>
          <table:table-cell office:value-type="float" office:value="1711.520752" calcext:value-type="float">
            <text:p>1711.520752</text:p>
          </table:table-cell>
          <table:table-cell office:value-type="float" office:value="1649.101318" calcext:value-type="float">
            <text:p>1649.101318</text:p>
          </table:table-cell>
          <table:table-cell office:value-type="float" office:value="1707.747681" calcext:value-type="float">
            <text:p>1707.747681</text:p>
          </table:table-cell>
          <table:table-cell table:number-columns-repeated="13"/>
        </table:table-row>
        <table:table-row table:style-name="ro1">
          <table:table-cell office:value-type="float" office:value="1640.577026" calcext:value-type="float">
            <text:p>1640.577026</text:p>
          </table:table-cell>
          <table:table-cell office:value-type="float" office:value="1707.779297" calcext:value-type="float">
            <text:p>1707.779297</text:p>
          </table:table-cell>
          <table:table-cell office:value-type="float" office:value="1648.693481" calcext:value-type="float">
            <text:p>1648.693481</text:p>
          </table:table-cell>
          <table:table-cell office:value-type="float" office:value="1708.503296" calcext:value-type="float">
            <text:p>1708.503296</text:p>
          </table:table-cell>
          <table:table-cell table:number-columns-repeated="13"/>
        </table:table-row>
        <table:table-row table:style-name="ro1">
          <table:table-cell office:value-type="float" office:value="1641.914795" calcext:value-type="float">
            <text:p>1641.914795</text:p>
          </table:table-cell>
          <table:table-cell office:value-type="float" office:value="1709.23584" calcext:value-type="float">
            <text:p>1709.23584</text:p>
          </table:table-cell>
          <table:table-cell office:value-type="float" office:value="1647.164673" calcext:value-type="float">
            <text:p>1647.164673</text:p>
          </table:table-cell>
          <table:table-cell office:value-type="float" office:value="1712.645142" calcext:value-type="float">
            <text:p>1712.645142</text:p>
          </table:table-cell>
          <table:table-cell table:number-columns-repeated="13"/>
        </table:table-row>
        <table:table-row table:style-name="ro1">
          <table:table-cell office:value-type="float" office:value="1643.475098" calcext:value-type="float">
            <text:p>1643.475098</text:p>
          </table:table-cell>
          <table:table-cell office:value-type="float" office:value="1712.223511" calcext:value-type="float">
            <text:p>1712.223511</text:p>
          </table:table-cell>
          <table:table-cell office:value-type="float" office:value="1648.168701" calcext:value-type="float">
            <text:p>1648.168701</text:p>
          </table:table-cell>
          <table:table-cell office:value-type="float" office:value="1707.16333" calcext:value-type="float">
            <text:p>1707.16333</text:p>
          </table:table-cell>
          <table:table-cell table:number-columns-repeated="13"/>
        </table:table-row>
        <table:table-row table:style-name="ro1">
          <table:table-cell office:value-type="float" office:value="1643.453247" calcext:value-type="float">
            <text:p>1643.453247</text:p>
          </table:table-cell>
          <table:table-cell office:value-type="float" office:value="1709.821777" calcext:value-type="float">
            <text:p>1709.821777</text:p>
          </table:table-cell>
          <table:table-cell office:value-type="float" office:value="1646.802612" calcext:value-type="float">
            <text:p>1646.802612</text:p>
          </table:table-cell>
          <table:table-cell office:value-type="float" office:value="1711.573242" calcext:value-type="float">
            <text:p>1711.573242</text:p>
          </table:table-cell>
          <table:table-cell table:number-columns-repeated="13"/>
        </table:table-row>
        <table:table-row table:style-name="ro1">
          <table:table-cell office:value-type="float" office:value="1641.327515" calcext:value-type="float">
            <text:p>1641.327515</text:p>
          </table:table-cell>
          <table:table-cell office:value-type="float" office:value="1712.419189" calcext:value-type="float">
            <text:p>1712.419189</text:p>
          </table:table-cell>
          <table:table-cell office:value-type="float" office:value="1646.776123" calcext:value-type="float">
            <text:p>1646.776123</text:p>
          </table:table-cell>
          <table:table-cell office:value-type="float" office:value="1709.260254" calcext:value-type="float">
            <text:p>1709.260254</text:p>
          </table:table-cell>
          <table:table-cell table:number-columns-repeated="13"/>
        </table:table-row>
        <table:table-row table:style-name="ro1">
          <table:table-cell office:value-type="float" office:value="1640.485107" calcext:value-type="float">
            <text:p>1640.485107</text:p>
          </table:table-cell>
          <table:table-cell office:value-type="float" office:value="1714.474121" calcext:value-type="float">
            <text:p>1714.474121</text:p>
          </table:table-cell>
          <table:table-cell office:value-type="float" office:value="1646.439453" calcext:value-type="float">
            <text:p>1646.439453</text:p>
          </table:table-cell>
          <table:table-cell office:value-type="float" office:value="1709.485718" calcext:value-type="float">
            <text:p>1709.485718</text:p>
          </table:table-cell>
          <table:table-cell table:number-columns-repeated="13"/>
        </table:table-row>
        <table:table-row table:style-name="ro1">
          <table:table-cell office:value-type="float" office:value="1644.504028" calcext:value-type="float">
            <text:p>1644.504028</text:p>
          </table:table-cell>
          <table:table-cell office:value-type="float" office:value="1712.740601" calcext:value-type="float">
            <text:p>1712.740601</text:p>
          </table:table-cell>
          <table:table-cell office:value-type="float" office:value="1646.181274" calcext:value-type="float">
            <text:p>1646.181274</text:p>
          </table:table-cell>
          <table:table-cell office:value-type="float" office:value="1709.299927" calcext:value-type="float">
            <text:p>1709.299927</text:p>
          </table:table-cell>
          <table:table-cell table:number-columns-repeated="13"/>
        </table:table-row>
        <table:table-row table:style-name="ro1">
          <table:table-cell office:value-type="float" office:value="1641.001099" calcext:value-type="float">
            <text:p>1641.001099</text:p>
          </table:table-cell>
          <table:table-cell office:value-type="float" office:value="1711.044434" calcext:value-type="float">
            <text:p>1711.044434</text:p>
          </table:table-cell>
          <table:table-cell office:value-type="float" office:value="1649.18811" calcext:value-type="float">
            <text:p>1649.18811</text:p>
          </table:table-cell>
          <table:table-cell office:value-type="float" office:value="1707.325928" calcext:value-type="float">
            <text:p>1707.325928</text:p>
          </table:table-cell>
          <table:table-cell table:number-columns-repeated="13"/>
        </table:table-row>
        <table:table-row table:style-name="ro1">
          <table:table-cell office:value-type="float" office:value="1641.578857" calcext:value-type="float">
            <text:p>1641.578857</text:p>
          </table:table-cell>
          <table:table-cell office:value-type="float" office:value="1712.293213" calcext:value-type="float">
            <text:p>1712.293213</text:p>
          </table:table-cell>
          <table:table-cell office:value-type="float" office:value="1645.986328" calcext:value-type="float">
            <text:p>1645.986328</text:p>
          </table:table-cell>
          <table:table-cell office:value-type="float" office:value="1710.278809" calcext:value-type="float">
            <text:p>1710.278809</text:p>
          </table:table-cell>
          <table:table-cell table:number-columns-repeated="13"/>
        </table:table-row>
        <table:table-row table:style-name="ro1">
          <table:table-cell office:value-type="float" office:value="1640.704712" calcext:value-type="float">
            <text:p>1640.704712</text:p>
          </table:table-cell>
          <table:table-cell office:value-type="float" office:value="1713.666504" calcext:value-type="float">
            <text:p>1713.666504</text:p>
          </table:table-cell>
          <table:table-cell office:value-type="float" office:value="1650.838379" calcext:value-type="float">
            <text:p>1650.838379</text:p>
          </table:table-cell>
          <table:table-cell office:value-type="float" office:value="1707.400146" calcext:value-type="float">
            <text:p>1707.400146</text:p>
          </table:table-cell>
          <table:table-cell table:number-columns-repeated="13"/>
        </table:table-row>
        <table:table-row table:style-name="ro1">
          <table:table-cell office:value-type="float" office:value="1640.407471" calcext:value-type="float">
            <text:p>1640.407471</text:p>
          </table:table-cell>
          <table:table-cell office:value-type="float" office:value="1714.624023" calcext:value-type="float">
            <text:p>1714.624023</text:p>
          </table:table-cell>
          <table:table-cell office:value-type="float" office:value="1648.495972" calcext:value-type="float">
            <text:p>1648.495972</text:p>
          </table:table-cell>
          <table:table-cell office:value-type="float" office:value="1709.114258" calcext:value-type="float">
            <text:p>1709.114258</text:p>
          </table:table-cell>
          <table:table-cell table:number-columns-repeated="13"/>
        </table:table-row>
        <table:table-row table:style-name="ro1">
          <table:table-cell office:value-type="float" office:value="1646.067139" calcext:value-type="float">
            <text:p>1646.067139</text:p>
          </table:table-cell>
          <table:table-cell office:value-type="float" office:value="1711.471069" calcext:value-type="float">
            <text:p>1711.471069</text:p>
          </table:table-cell>
          <table:table-cell office:value-type="float" office:value="1653.624023" calcext:value-type="float">
            <text:p>1653.624023</text:p>
          </table:table-cell>
          <table:table-cell office:value-type="float" office:value="1708.690186" calcext:value-type="float">
            <text:p>1708.690186</text:p>
          </table:table-cell>
          <table:table-cell table:number-columns-repeated="13"/>
        </table:table-row>
        <table:table-row table:style-name="ro1">
          <table:table-cell office:value-type="float" office:value="1640.960327" calcext:value-type="float">
            <text:p>1640.960327</text:p>
          </table:table-cell>
          <table:table-cell office:value-type="float" office:value="1715.543457" calcext:value-type="float">
            <text:p>1715.543457</text:p>
          </table:table-cell>
          <table:table-cell office:value-type="float" office:value="1645.076294" calcext:value-type="float">
            <text:p>1645.076294</text:p>
          </table:table-cell>
          <table:table-cell office:value-type="float" office:value="1715.045654" calcext:value-type="float">
            <text:p>1715.045654</text:p>
          </table:table-cell>
          <table:table-cell table:number-columns-repeated="13"/>
        </table:table-row>
        <table:table-row table:style-name="ro1">
          <table:table-cell office:value-type="float" office:value="1640.481689" calcext:value-type="float">
            <text:p>1640.481689</text:p>
          </table:table-cell>
          <table:table-cell office:value-type="float" office:value="1713.056519" calcext:value-type="float">
            <text:p>1713.056519</text:p>
          </table:table-cell>
          <table:table-cell office:value-type="float" office:value="1646.437378" calcext:value-type="float">
            <text:p>1646.437378</text:p>
          </table:table-cell>
          <table:table-cell office:value-type="float" office:value="1709.127075" calcext:value-type="float">
            <text:p>1709.127075</text:p>
          </table:table-cell>
          <table:table-cell table:number-columns-repeated="13"/>
        </table:table-row>
        <table:table-row table:style-name="ro1">
          <table:table-cell office:value-type="float" office:value="1647.959839" calcext:value-type="float">
            <text:p>1647.959839</text:p>
          </table:table-cell>
          <table:table-cell office:value-type="float" office:value="1712.224731" calcext:value-type="float">
            <text:p>1712.224731</text:p>
          </table:table-cell>
          <table:table-cell office:value-type="float" office:value="1651.870972" calcext:value-type="float">
            <text:p>1651.870972</text:p>
          </table:table-cell>
          <table:table-cell office:value-type="float" office:value="1711.494751" calcext:value-type="float">
            <text:p>1711.494751</text:p>
          </table:table-cell>
          <table:table-cell table:number-columns-repeated="13"/>
        </table:table-row>
        <table:table-row table:style-name="ro1">
          <table:table-cell office:value-type="float" office:value="1641.724121" calcext:value-type="float">
            <text:p>1641.724121</text:p>
          </table:table-cell>
          <table:table-cell office:value-type="float" office:value="1714.390869" calcext:value-type="float">
            <text:p>1714.390869</text:p>
          </table:table-cell>
          <table:table-cell office:value-type="float" office:value="1650.596191" calcext:value-type="float">
            <text:p>1650.596191</text:p>
          </table:table-cell>
          <table:table-cell office:value-type="float" office:value="1708.916748" calcext:value-type="float">
            <text:p>1708.916748</text:p>
          </table:table-cell>
          <table:table-cell table:number-columns-repeated="13"/>
        </table:table-row>
        <table:table-row table:style-name="ro1">
          <table:table-cell office:value-type="float" office:value="1644.515259" calcext:value-type="float">
            <text:p>1644.515259</text:p>
          </table:table-cell>
          <table:table-cell office:value-type="float" office:value="1712.868164" calcext:value-type="float">
            <text:p>1712.868164</text:p>
          </table:table-cell>
          <table:table-cell office:value-type="float" office:value="1647.220825" calcext:value-type="float">
            <text:p>1647.220825</text:p>
          </table:table-cell>
          <table:table-cell office:value-type="float" office:value="1713.057617" calcext:value-type="float">
            <text:p>1713.057617</text:p>
          </table:table-cell>
          <table:table-cell table:number-columns-repeated="13"/>
        </table:table-row>
        <table:table-row table:style-name="ro1">
          <table:table-cell office:value-type="float" office:value="1641.407715" calcext:value-type="float">
            <text:p>1641.407715</text:p>
          </table:table-cell>
          <table:table-cell office:value-type="float" office:value="1714.611694" calcext:value-type="float">
            <text:p>1714.611694</text:p>
          </table:table-cell>
          <table:table-cell office:value-type="float" office:value="1651.008179" calcext:value-type="float">
            <text:p>1651.008179</text:p>
          </table:table-cell>
          <table:table-cell office:value-type="float" office:value="1709.467163" calcext:value-type="float">
            <text:p>1709.467163</text:p>
          </table:table-cell>
          <table:table-cell table:number-columns-repeated="13"/>
        </table:table-row>
        <table:table-row table:style-name="ro1">
          <table:table-cell office:value-type="float" office:value="1643.730225" calcext:value-type="float">
            <text:p>1643.730225</text:p>
          </table:table-cell>
          <table:table-cell office:value-type="float" office:value="1713.848022" calcext:value-type="float">
            <text:p>1713.848022</text:p>
          </table:table-cell>
          <table:table-cell office:value-type="float" office:value="1652.036133" calcext:value-type="float">
            <text:p>1652.036133</text:p>
          </table:table-cell>
          <table:table-cell office:value-type="float" office:value="1711.409058" calcext:value-type="float">
            <text:p>1711.409058</text:p>
          </table:table-cell>
          <table:table-cell table:number-columns-repeated="13"/>
        </table:table-row>
        <table:table-row table:style-name="ro1">
          <table:table-cell office:value-type="float" office:value="1641.25" calcext:value-type="float">
            <text:p>1641.25</text:p>
          </table:table-cell>
          <table:table-cell office:value-type="float" office:value="1715.922852" calcext:value-type="float">
            <text:p>1715.922852</text:p>
          </table:table-cell>
          <table:table-cell office:value-type="float" office:value="1649.213501" calcext:value-type="float">
            <text:p>1649.213501</text:p>
          </table:table-cell>
          <table:table-cell office:value-type="float" office:value="1712.87793" calcext:value-type="float">
            <text:p>1712.87793</text:p>
          </table:table-cell>
          <table:table-cell table:number-columns-repeated="13"/>
        </table:table-row>
        <table:table-row table:style-name="ro1">
          <table:table-cell office:value-type="float" office:value="1643.735718" calcext:value-type="float">
            <text:p>1643.735718</text:p>
          </table:table-cell>
          <table:table-cell office:value-type="float" office:value="1712.539307" calcext:value-type="float">
            <text:p>1712.539307</text:p>
          </table:table-cell>
          <table:table-cell office:value-type="float" office:value="1650.119019" calcext:value-type="float">
            <text:p>1650.119019</text:p>
          </table:table-cell>
          <table:table-cell office:value-type="float" office:value="1710.83313" calcext:value-type="float">
            <text:p>1710.83313</text:p>
          </table:table-cell>
          <table:table-cell table:number-columns-repeated="13"/>
        </table:table-row>
        <table:table-row table:style-name="ro1">
          <table:table-cell office:value-type="float" office:value="1644.821411" calcext:value-type="float">
            <text:p>1644.821411</text:p>
          </table:table-cell>
          <table:table-cell office:value-type="float" office:value="1714.237061" calcext:value-type="float">
            <text:p>1714.237061</text:p>
          </table:table-cell>
          <table:table-cell office:value-type="float" office:value="1652.112915" calcext:value-type="float">
            <text:p>1652.112915</text:p>
          </table:table-cell>
          <table:table-cell office:value-type="float" office:value="1709.350464" calcext:value-type="float">
            <text:p>1709.350464</text:p>
          </table:table-cell>
          <table:table-cell table:number-columns-repeated="13"/>
        </table:table-row>
        <table:table-row table:style-name="ro1">
          <table:table-cell office:value-type="float" office:value="1643.561401" calcext:value-type="float">
            <text:p>1643.561401</text:p>
          </table:table-cell>
          <table:table-cell office:value-type="float" office:value="1715.381714" calcext:value-type="float">
            <text:p>1715.381714</text:p>
          </table:table-cell>
          <table:table-cell office:value-type="float" office:value="1650.275757" calcext:value-type="float">
            <text:p>1650.275757</text:p>
          </table:table-cell>
          <table:table-cell office:value-type="float" office:value="1714.585693" calcext:value-type="float">
            <text:p>1714.585693</text:p>
          </table:table-cell>
          <table:table-cell table:number-columns-repeated="13"/>
        </table:table-row>
        <table:table-row table:style-name="ro1">
          <table:table-cell office:value-type="float" office:value="1641.652222" calcext:value-type="float">
            <text:p>1641.652222</text:p>
          </table:table-cell>
          <table:table-cell office:value-type="float" office:value="1712.428467" calcext:value-type="float">
            <text:p>1712.428467</text:p>
          </table:table-cell>
          <table:table-cell office:value-type="float" office:value="1647.989746" calcext:value-type="float">
            <text:p>1647.989746</text:p>
          </table:table-cell>
          <table:table-cell office:value-type="float" office:value="1710.930786" calcext:value-type="float">
            <text:p>1710.930786</text:p>
          </table:table-cell>
          <table:table-cell table:number-columns-repeated="13"/>
        </table:table-row>
        <table:table-row table:style-name="ro1">
          <table:table-cell office:value-type="float" office:value="1643.254272" calcext:value-type="float">
            <text:p>1643.254272</text:p>
          </table:table-cell>
          <table:table-cell office:value-type="float" office:value="1715.984009" calcext:value-type="float">
            <text:p>1715.984009</text:p>
          </table:table-cell>
          <table:table-cell office:value-type="float" office:value="1647.774536" calcext:value-type="float">
            <text:p>1647.774536</text:p>
          </table:table-cell>
          <table:table-cell office:value-type="float" office:value="1712.23999" calcext:value-type="float">
            <text:p>1712.23999</text:p>
          </table:table-cell>
          <table:table-cell table:number-columns-repeated="13"/>
        </table:table-row>
        <table:table-row table:style-name="ro1">
          <table:table-cell office:value-type="float" office:value="1639.542236" calcext:value-type="float">
            <text:p>1639.542236</text:p>
          </table:table-cell>
          <table:table-cell office:value-type="float" office:value="1715.289429" calcext:value-type="float">
            <text:p>1715.289429</text:p>
          </table:table-cell>
          <table:table-cell office:value-type="float" office:value="1649.958984" calcext:value-type="float">
            <text:p>1649.958984</text:p>
          </table:table-cell>
          <table:table-cell office:value-type="float" office:value="1713.501221" calcext:value-type="float">
            <text:p>1713.501221</text:p>
          </table:table-cell>
          <table:table-cell table:number-columns-repeated="13"/>
        </table:table-row>
        <table:table-row table:style-name="ro1">
          <table:table-cell office:value-type="float" office:value="1641.26355" calcext:value-type="float">
            <text:p>1641.26355</text:p>
          </table:table-cell>
          <table:table-cell office:value-type="float" office:value="1714.331299" calcext:value-type="float">
            <text:p>1714.331299</text:p>
          </table:table-cell>
          <table:table-cell office:value-type="float" office:value="1650.022949" calcext:value-type="float">
            <text:p>1650.022949</text:p>
          </table:table-cell>
          <table:table-cell office:value-type="float" office:value="1712.322632" calcext:value-type="float">
            <text:p>1712.322632</text:p>
          </table:table-cell>
          <table:table-cell table:number-columns-repeated="13"/>
        </table:table-row>
        <table:table-row table:style-name="ro1">
          <table:table-cell office:value-type="float" office:value="1639.990967" calcext:value-type="float">
            <text:p>1639.990967</text:p>
          </table:table-cell>
          <table:table-cell office:value-type="float" office:value="1714.292847" calcext:value-type="float">
            <text:p>1714.292847</text:p>
          </table:table-cell>
          <table:table-cell office:value-type="float" office:value="1647.182007" calcext:value-type="float">
            <text:p>1647.182007</text:p>
          </table:table-cell>
          <table:table-cell office:value-type="float" office:value="1709.015137" calcext:value-type="float">
            <text:p>1709.015137</text:p>
          </table:table-cell>
          <table:table-cell table:number-columns-repeated="13"/>
        </table:table-row>
        <table:table-row table:style-name="ro1">
          <table:table-cell office:value-type="float" office:value="1645.118896" calcext:value-type="float">
            <text:p>1645.118896</text:p>
          </table:table-cell>
          <table:table-cell office:value-type="float" office:value="1715.348511" calcext:value-type="float">
            <text:p>1715.348511</text:p>
          </table:table-cell>
          <table:table-cell office:value-type="float" office:value="1651.415771" calcext:value-type="float">
            <text:p>1651.415771</text:p>
          </table:table-cell>
          <table:table-cell office:value-type="float" office:value="1710.80542" calcext:value-type="float">
            <text:p>1710.80542</text:p>
          </table:table-cell>
          <table:table-cell table:number-columns-repeated="13"/>
        </table:table-row>
        <table:table-row table:style-name="ro1">
          <table:table-cell office:value-type="float" office:value="1640.062988" calcext:value-type="float">
            <text:p>1640.062988</text:p>
          </table:table-cell>
          <table:table-cell office:value-type="float" office:value="1715.649658" calcext:value-type="float">
            <text:p>1715.649658</text:p>
          </table:table-cell>
          <table:table-cell office:value-type="float" office:value="1650.491333" calcext:value-type="float">
            <text:p>1650.491333</text:p>
          </table:table-cell>
          <table:table-cell office:value-type="float" office:value="1713.844238" calcext:value-type="float">
            <text:p>1713.844238</text:p>
          </table:table-cell>
          <table:table-cell table:number-columns-repeated="13"/>
        </table:table-row>
        <table:table-row table:style-name="ro1">
          <table:table-cell office:value-type="float" office:value="1642.046875" calcext:value-type="float">
            <text:p>1642.046875</text:p>
          </table:table-cell>
          <table:table-cell office:value-type="float" office:value="1713.136841" calcext:value-type="float">
            <text:p>1713.136841</text:p>
          </table:table-cell>
          <table:table-cell office:value-type="float" office:value="1648.913208" calcext:value-type="float">
            <text:p>1648.913208</text:p>
          </table:table-cell>
          <table:table-cell office:value-type="float" office:value="1712.232422" calcext:value-type="float">
            <text:p>1712.232422</text:p>
          </table:table-cell>
          <table:table-cell table:number-columns-repeated="13"/>
        </table:table-row>
        <table:table-row table:style-name="ro1">
          <table:table-cell office:value-type="float" office:value="1640.252197" calcext:value-type="float">
            <text:p>1640.252197</text:p>
          </table:table-cell>
          <table:table-cell office:value-type="float" office:value="1713.751465" calcext:value-type="float">
            <text:p>1713.751465</text:p>
          </table:table-cell>
          <table:table-cell office:value-type="float" office:value="1651.226685" calcext:value-type="float">
            <text:p>1651.226685</text:p>
          </table:table-cell>
          <table:table-cell office:value-type="float" office:value="1710.227173" calcext:value-type="float">
            <text:p>1710.227173</text:p>
          </table:table-cell>
          <table:table-cell table:number-columns-repeated="13"/>
        </table:table-row>
        <table:table-row table:style-name="ro1">
          <table:table-cell office:value-type="float" office:value="1645.1521" calcext:value-type="float">
            <text:p>1645.1521</text:p>
          </table:table-cell>
          <table:table-cell office:value-type="float" office:value="1712.942871" calcext:value-type="float">
            <text:p>1712.942871</text:p>
          </table:table-cell>
          <table:table-cell office:value-type="float" office:value="1650.338745" calcext:value-type="float">
            <text:p>1650.338745</text:p>
          </table:table-cell>
          <table:table-cell office:value-type="float" office:value="1712.928833" calcext:value-type="float">
            <text:p>1712.928833</text:p>
          </table:table-cell>
          <table:table-cell table:number-columns-repeated="13"/>
        </table:table-row>
        <table:table-row table:style-name="ro1">
          <table:table-cell office:value-type="float" office:value="1645.462646" calcext:value-type="float">
            <text:p>1645.462646</text:p>
          </table:table-cell>
          <table:table-cell office:value-type="float" office:value="1714.210693" calcext:value-type="float">
            <text:p>1714.210693</text:p>
          </table:table-cell>
          <table:table-cell office:value-type="float" office:value="1649.653687" calcext:value-type="float">
            <text:p>1649.653687</text:p>
          </table:table-cell>
          <table:table-cell office:value-type="float" office:value="1712.988037" calcext:value-type="float">
            <text:p>1712.988037</text:p>
          </table:table-cell>
          <table:table-cell table:number-columns-repeated="13"/>
        </table:table-row>
        <table:table-row table:style-name="ro1">
          <table:table-cell office:value-type="float" office:value="1642.243286" calcext:value-type="float">
            <text:p>1642.243286</text:p>
          </table:table-cell>
          <table:table-cell office:value-type="float" office:value="1715.589233" calcext:value-type="float">
            <text:p>1715.589233</text:p>
          </table:table-cell>
          <table:table-cell office:value-type="float" office:value="1651.105469" calcext:value-type="float">
            <text:p>1651.105469</text:p>
          </table:table-cell>
          <table:table-cell office:value-type="float" office:value="1711.645142" calcext:value-type="float">
            <text:p>1711.645142</text:p>
          </table:table-cell>
          <table:table-cell table:number-columns-repeated="13"/>
        </table:table-row>
        <table:table-row table:style-name="ro1">
          <table:table-cell office:value-type="float" office:value="1646.792603" calcext:value-type="float">
            <text:p>1646.792603</text:p>
          </table:table-cell>
          <table:table-cell office:value-type="float" office:value="1714.113159" calcext:value-type="float">
            <text:p>1714.113159</text:p>
          </table:table-cell>
          <table:table-cell office:value-type="float" office:value="1652.866699" calcext:value-type="float">
            <text:p>1652.866699</text:p>
          </table:table-cell>
          <table:table-cell office:value-type="float" office:value="1711.031128" calcext:value-type="float">
            <text:p>1711.031128</text:p>
          </table:table-cell>
          <table:table-cell table:number-columns-repeated="13"/>
        </table:table-row>
        <table:table-row table:style-name="ro1">
          <table:table-cell office:value-type="float" office:value="1648.091675" calcext:value-type="float">
            <text:p>1648.091675</text:p>
          </table:table-cell>
          <table:table-cell office:value-type="float" office:value="1714.885742" calcext:value-type="float">
            <text:p>1714.885742</text:p>
          </table:table-cell>
          <table:table-cell office:value-type="float" office:value="1652.145996" calcext:value-type="float">
            <text:p>1652.145996</text:p>
          </table:table-cell>
          <table:table-cell office:value-type="float" office:value="1712.73645" calcext:value-type="float">
            <text:p>1712.73645</text:p>
          </table:table-cell>
          <table:table-cell table:number-columns-repeated="13"/>
        </table:table-row>
        <table:table-row table:style-name="ro1">
          <table:table-cell office:value-type="float" office:value="1647.095459" calcext:value-type="float">
            <text:p>1647.095459</text:p>
          </table:table-cell>
          <table:table-cell office:value-type="float" office:value="1715.499512" calcext:value-type="float">
            <text:p>1715.499512</text:p>
          </table:table-cell>
          <table:table-cell office:value-type="float" office:value="1650.444702" calcext:value-type="float">
            <text:p>1650.444702</text:p>
          </table:table-cell>
          <table:table-cell office:value-type="float" office:value="1717.069092" calcext:value-type="float">
            <text:p>1717.069092</text:p>
          </table:table-cell>
          <table:table-cell table:number-columns-repeated="13"/>
        </table:table-row>
        <table:table-row table:style-name="ro1">
          <table:table-cell office:value-type="float" office:value="1646.629028" calcext:value-type="float">
            <text:p>1646.629028</text:p>
          </table:table-cell>
          <table:table-cell office:value-type="float" office:value="1715.710327" calcext:value-type="float">
            <text:p>1715.710327</text:p>
          </table:table-cell>
          <table:table-cell office:value-type="float" office:value="1650.354736" calcext:value-type="float">
            <text:p>1650.354736</text:p>
          </table:table-cell>
          <table:table-cell office:value-type="float" office:value="1715.064941" calcext:value-type="float">
            <text:p>1715.064941</text:p>
          </table:table-cell>
          <table:table-cell table:number-columns-repeated="13"/>
        </table:table-row>
        <table:table-row table:style-name="ro1">
          <table:table-cell office:value-type="float" office:value="1643.495239" calcext:value-type="float">
            <text:p>1643.495239</text:p>
          </table:table-cell>
          <table:table-cell office:value-type="float" office:value="1720.942627" calcext:value-type="float">
            <text:p>1720.942627</text:p>
          </table:table-cell>
          <table:table-cell office:value-type="float" office:value="1652.234863" calcext:value-type="float">
            <text:p>1652.234863</text:p>
          </table:table-cell>
          <table:table-cell office:value-type="float" office:value="1715.895386" calcext:value-type="float">
            <text:p>1715.895386</text:p>
          </table:table-cell>
          <table:table-cell table:number-columns-repeated="13"/>
        </table:table-row>
        <table:table-row table:style-name="ro1">
          <table:table-cell office:value-type="float" office:value="1645.506348" calcext:value-type="float">
            <text:p>1645.506348</text:p>
          </table:table-cell>
          <table:table-cell office:value-type="float" office:value="1717.195312" calcext:value-type="float">
            <text:p>1717.195312</text:p>
          </table:table-cell>
          <table:table-cell office:value-type="float" office:value="1652.385132" calcext:value-type="float">
            <text:p>1652.385132</text:p>
          </table:table-cell>
          <table:table-cell office:value-type="float" office:value="1713.241943" calcext:value-type="float">
            <text:p>1713.241943</text:p>
          </table:table-cell>
          <table:table-cell table:number-columns-repeated="13"/>
        </table:table-row>
        <table:table-row table:style-name="ro1">
          <table:table-cell office:value-type="float" office:value="1648.351685" calcext:value-type="float">
            <text:p>1648.351685</text:p>
          </table:table-cell>
          <table:table-cell office:value-type="float" office:value="1715.961914" calcext:value-type="float">
            <text:p>1715.961914</text:p>
          </table:table-cell>
          <table:table-cell office:value-type="float" office:value="1653.674194" calcext:value-type="float">
            <text:p>1653.674194</text:p>
          </table:table-cell>
          <table:table-cell office:value-type="float" office:value="1715.723022" calcext:value-type="float">
            <text:p>1715.723022</text:p>
          </table:table-cell>
          <table:table-cell table:number-columns-repeated="13"/>
        </table:table-row>
        <table:table-row table:style-name="ro1">
          <table:table-cell office:value-type="float" office:value="1646.492188" calcext:value-type="float">
            <text:p>1646.492188</text:p>
          </table:table-cell>
          <table:table-cell office:value-type="float" office:value="1712.795166" calcext:value-type="float">
            <text:p>1712.795166</text:p>
          </table:table-cell>
          <table:table-cell office:value-type="float" office:value="1654.47876" calcext:value-type="float">
            <text:p>1654.47876</text:p>
          </table:table-cell>
          <table:table-cell office:value-type="float" office:value="1712.484253" calcext:value-type="float">
            <text:p>1712.484253</text:p>
          </table:table-cell>
          <table:table-cell table:number-columns-repeated="13"/>
        </table:table-row>
        <table:table-row table:style-name="ro1">
          <table:table-cell office:value-type="float" office:value="1646.15918" calcext:value-type="float">
            <text:p>1646.15918</text:p>
          </table:table-cell>
          <table:table-cell office:value-type="float" office:value="1716.615112" calcext:value-type="float">
            <text:p>1716.615112</text:p>
          </table:table-cell>
          <table:table-cell office:value-type="float" office:value="1651.142456" calcext:value-type="float">
            <text:p>1651.142456</text:p>
          </table:table-cell>
          <table:table-cell office:value-type="float" office:value="1716.524048" calcext:value-type="float">
            <text:p>1716.524048</text:p>
          </table:table-cell>
          <table:table-cell table:number-columns-repeated="13"/>
        </table:table-row>
        <table:table-row table:style-name="ro1">
          <table:table-cell office:value-type="float" office:value="1645.790649" calcext:value-type="float">
            <text:p>1645.790649</text:p>
          </table:table-cell>
          <table:table-cell office:value-type="float" office:value="1718.246826" calcext:value-type="float">
            <text:p>1718.246826</text:p>
          </table:table-cell>
          <table:table-cell office:value-type="float" office:value="1650.790039" calcext:value-type="float">
            <text:p>1650.790039</text:p>
          </table:table-cell>
          <table:table-cell office:value-type="float" office:value="1715.220581" calcext:value-type="float">
            <text:p>1715.220581</text:p>
          </table:table-cell>
          <table:table-cell table:number-columns-repeated="13"/>
        </table:table-row>
        <table:table-row table:style-name="ro1">
          <table:table-cell office:value-type="float" office:value="1647.675659" calcext:value-type="float">
            <text:p>1647.675659</text:p>
          </table:table-cell>
          <table:table-cell office:value-type="float" office:value="1719.771729" calcext:value-type="float">
            <text:p>1719.771729</text:p>
          </table:table-cell>
          <table:table-cell office:value-type="float" office:value="1653.524048" calcext:value-type="float">
            <text:p>1653.524048</text:p>
          </table:table-cell>
          <table:table-cell office:value-type="float" office:value="1717.655029" calcext:value-type="float">
            <text:p>1717.655029</text:p>
          </table:table-cell>
          <table:table-cell table:number-columns-repeated="13"/>
        </table:table-row>
        <table:table-row table:style-name="ro1">
          <table:table-cell office:value-type="float" office:value="1647.936768" calcext:value-type="float">
            <text:p>1647.936768</text:p>
          </table:table-cell>
          <table:table-cell office:value-type="float" office:value="1716.956665" calcext:value-type="float">
            <text:p>1716.956665</text:p>
          </table:table-cell>
          <table:table-cell office:value-type="float" office:value="1654.706909" calcext:value-type="float">
            <text:p>1654.706909</text:p>
          </table:table-cell>
          <table:table-cell office:value-type="float" office:value="1713.592285" calcext:value-type="float">
            <text:p>1713.592285</text:p>
          </table:table-cell>
          <table:table-cell table:number-columns-repeated="13"/>
        </table:table-row>
        <table:table-row table:style-name="ro1">
          <table:table-cell office:value-type="float" office:value="1647.440674" calcext:value-type="float">
            <text:p>1647.440674</text:p>
          </table:table-cell>
          <table:table-cell office:value-type="float" office:value="1717.6604" calcext:value-type="float">
            <text:p>1717.6604</text:p>
          </table:table-cell>
          <table:table-cell office:value-type="float" office:value="1656.03186" calcext:value-type="float">
            <text:p>1656.03186</text:p>
          </table:table-cell>
          <table:table-cell office:value-type="float" office:value="1713.516113" calcext:value-type="float">
            <text:p>1713.516113</text:p>
          </table:table-cell>
          <table:table-cell table:number-columns-repeated="13"/>
        </table:table-row>
        <table:table-row table:style-name="ro1">
          <table:table-cell office:value-type="float" office:value="1647.64209" calcext:value-type="float">
            <text:p>1647.64209</text:p>
          </table:table-cell>
          <table:table-cell office:value-type="float" office:value="1715.616943" calcext:value-type="float">
            <text:p>1715.616943</text:p>
          </table:table-cell>
          <table:table-cell office:value-type="float" office:value="1654.501587" calcext:value-type="float">
            <text:p>1654.501587</text:p>
          </table:table-cell>
          <table:table-cell office:value-type="float" office:value="1715.784302" calcext:value-type="float">
            <text:p>1715.784302</text:p>
          </table:table-cell>
          <table:table-cell table:number-columns-repeated="13"/>
        </table:table-row>
        <table:table-row table:style-name="ro1">
          <table:table-cell office:value-type="float" office:value="1648.389404" calcext:value-type="float">
            <text:p>1648.389404</text:p>
          </table:table-cell>
          <table:table-cell office:value-type="float" office:value="1717.237427" calcext:value-type="float">
            <text:p>1717.237427</text:p>
          </table:table-cell>
          <table:table-cell office:value-type="float" office:value="1654.966553" calcext:value-type="float">
            <text:p>1654.966553</text:p>
          </table:table-cell>
          <table:table-cell office:value-type="float" office:value="1715.260254" calcext:value-type="float">
            <text:p>1715.260254</text:p>
          </table:table-cell>
          <table:table-cell table:number-columns-repeated="13"/>
        </table:table-row>
        <table:table-row table:style-name="ro1">
          <table:table-cell office:value-type="float" office:value="1644.472412" calcext:value-type="float">
            <text:p>1644.472412</text:p>
          </table:table-cell>
          <table:table-cell office:value-type="float" office:value="1722.669678" calcext:value-type="float">
            <text:p>1722.669678</text:p>
          </table:table-cell>
          <table:table-cell office:value-type="float" office:value="1651.939575" calcext:value-type="float">
            <text:p>1651.939575</text:p>
          </table:table-cell>
          <table:table-cell office:value-type="float" office:value="1716.232666" calcext:value-type="float">
            <text:p>1716.232666</text:p>
          </table:table-cell>
          <table:table-cell table:number-columns-repeated="13"/>
        </table:table-row>
        <table:table-row table:style-name="ro1">
          <table:table-cell office:value-type="float" office:value="1646.879761" calcext:value-type="float">
            <text:p>1646.879761</text:p>
          </table:table-cell>
          <table:table-cell office:value-type="float" office:value="1718.248535" calcext:value-type="float">
            <text:p>1718.248535</text:p>
          </table:table-cell>
          <table:table-cell office:value-type="float" office:value="1654.694214" calcext:value-type="float">
            <text:p>1654.694214</text:p>
          </table:table-cell>
          <table:table-cell office:value-type="float" office:value="1716.506958" calcext:value-type="float">
            <text:p>1716.506958</text:p>
          </table:table-cell>
          <table:table-cell table:number-columns-repeated="13"/>
        </table:table-row>
        <table:table-row table:style-name="ro1">
          <table:table-cell office:value-type="float" office:value="1644.465088" calcext:value-type="float">
            <text:p>1644.465088</text:p>
          </table:table-cell>
          <table:table-cell office:value-type="float" office:value="1722.195435" calcext:value-type="float">
            <text:p>1722.195435</text:p>
          </table:table-cell>
          <table:table-cell office:value-type="float" office:value="1650.987061" calcext:value-type="float">
            <text:p>1650.987061</text:p>
          </table:table-cell>
          <table:table-cell office:value-type="float" office:value="1716.792358" calcext:value-type="float">
            <text:p>1716.792358</text:p>
          </table:table-cell>
          <table:table-cell table:number-columns-repeated="13"/>
        </table:table-row>
        <table:table-row table:style-name="ro1">
          <table:table-cell office:value-type="float" office:value="1646.682373" calcext:value-type="float">
            <text:p>1646.682373</text:p>
          </table:table-cell>
          <table:table-cell office:value-type="float" office:value="1718.367798" calcext:value-type="float">
            <text:p>1718.367798</text:p>
          </table:table-cell>
          <table:table-cell office:value-type="float" office:value="1654.439331" calcext:value-type="float">
            <text:p>1654.439331</text:p>
          </table:table-cell>
          <table:table-cell office:value-type="float" office:value="1715.393188" calcext:value-type="float">
            <text:p>1715.393188</text:p>
          </table:table-cell>
          <table:table-cell table:number-columns-repeated="13"/>
        </table:table-row>
        <table:table-row table:style-name="ro1">
          <table:table-cell office:value-type="float" office:value="1646.179443" calcext:value-type="float">
            <text:p>1646.179443</text:p>
          </table:table-cell>
          <table:table-cell office:value-type="float" office:value="1720.481934" calcext:value-type="float">
            <text:p>1720.481934</text:p>
          </table:table-cell>
          <table:table-cell office:value-type="float" office:value="1652.737305" calcext:value-type="float">
            <text:p>1652.737305</text:p>
          </table:table-cell>
          <table:table-cell office:value-type="float" office:value="1717.721802" calcext:value-type="float">
            <text:p>1717.721802</text:p>
          </table:table-cell>
          <table:table-cell table:number-columns-repeated="13"/>
        </table:table-row>
        <table:table-row table:style-name="ro1">
          <table:table-cell office:value-type="float" office:value="1647.575317" calcext:value-type="float">
            <text:p>1647.575317</text:p>
          </table:table-cell>
          <table:table-cell office:value-type="float" office:value="1719.343872" calcext:value-type="float">
            <text:p>1719.343872</text:p>
          </table:table-cell>
          <table:table-cell office:value-type="float" office:value="1653.080688" calcext:value-type="float">
            <text:p>1653.080688</text:p>
          </table:table-cell>
          <table:table-cell office:value-type="float" office:value="1714.021973" calcext:value-type="float">
            <text:p>1714.021973</text:p>
          </table:table-cell>
          <table:table-cell table:number-columns-repeated="13"/>
        </table:table-row>
        <table:table-row table:style-name="ro1">
          <table:table-cell office:value-type="float" office:value="1644.974609" calcext:value-type="float">
            <text:p>1644.974609</text:p>
          </table:table-cell>
          <table:table-cell office:value-type="float" office:value="1718.668091" calcext:value-type="float">
            <text:p>1718.668091</text:p>
          </table:table-cell>
          <table:table-cell office:value-type="float" office:value="1654.176147" calcext:value-type="float">
            <text:p>1654.176147</text:p>
          </table:table-cell>
          <table:table-cell office:value-type="float" office:value="1714.263306" calcext:value-type="float">
            <text:p>1714.263306</text:p>
          </table:table-cell>
          <table:table-cell table:number-columns-repeated="13"/>
        </table:table-row>
        <table:table-row table:style-name="ro1">
          <table:table-cell office:value-type="float" office:value="1645.615479" calcext:value-type="float">
            <text:p>1645.615479</text:p>
          </table:table-cell>
          <table:table-cell office:value-type="float" office:value="1720.304199" calcext:value-type="float">
            <text:p>1720.304199</text:p>
          </table:table-cell>
          <table:table-cell office:value-type="float" office:value="1650.782715" calcext:value-type="float">
            <text:p>1650.782715</text:p>
          </table:table-cell>
          <table:table-cell office:value-type="float" office:value="1717.407837" calcext:value-type="float">
            <text:p>1717.407837</text:p>
          </table:table-cell>
          <table:table-cell table:number-columns-repeated="13"/>
        </table:table-row>
        <table:table-row table:style-name="ro1">
          <table:table-cell office:value-type="float" office:value="1644.302734" calcext:value-type="float">
            <text:p>1644.302734</text:p>
          </table:table-cell>
          <table:table-cell office:value-type="float" office:value="1718.569824" calcext:value-type="float">
            <text:p>1718.569824</text:p>
          </table:table-cell>
          <table:table-cell office:value-type="float" office:value="1654.577393" calcext:value-type="float">
            <text:p>1654.577393</text:p>
          </table:table-cell>
          <table:table-cell office:value-type="float" office:value="1714.518799" calcext:value-type="float">
            <text:p>1714.518799</text:p>
          </table:table-cell>
          <table:table-cell table:number-columns-repeated="13"/>
        </table:table-row>
        <table:table-row table:style-name="ro1">
          <table:table-cell office:value-type="float" office:value="1643.927246" calcext:value-type="float">
            <text:p>1643.927246</text:p>
          </table:table-cell>
          <table:table-cell office:value-type="float" office:value="1721.865479" calcext:value-type="float">
            <text:p>1721.865479</text:p>
          </table:table-cell>
          <table:table-cell office:value-type="float" office:value="1652.394531" calcext:value-type="float">
            <text:p>1652.394531</text:p>
          </table:table-cell>
          <table:table-cell office:value-type="float" office:value="1715.45752" calcext:value-type="float">
            <text:p>1715.45752</text:p>
          </table:table-cell>
          <table:table-cell table:number-columns-repeated="13"/>
        </table:table-row>
        <table:table-row table:style-name="ro1">
          <table:table-cell office:value-type="float" office:value="1650.353394" calcext:value-type="float">
            <text:p>1650.353394</text:p>
          </table:table-cell>
          <table:table-cell office:value-type="float" office:value="1719.106934" calcext:value-type="float">
            <text:p>1719.106934</text:p>
          </table:table-cell>
          <table:table-cell office:value-type="float" office:value="1655.594238" calcext:value-type="float">
            <text:p>1655.594238</text:p>
          </table:table-cell>
          <table:table-cell office:value-type="float" office:value="1718.248291" calcext:value-type="float">
            <text:p>1718.248291</text:p>
          </table:table-cell>
          <table:table-cell table:number-columns-repeated="13"/>
        </table:table-row>
        <table:table-row table:style-name="ro1">
          <table:table-cell office:value-type="float" office:value="1646.389893" calcext:value-type="float">
            <text:p>1646.389893</text:p>
          </table:table-cell>
          <table:table-cell office:value-type="float" office:value="1719.622925" calcext:value-type="float">
            <text:p>1719.622925</text:p>
          </table:table-cell>
          <table:table-cell office:value-type="float" office:value="1656.75" calcext:value-type="float">
            <text:p>1656.75</text:p>
          </table:table-cell>
          <table:table-cell office:value-type="float" office:value="1718.348389" calcext:value-type="float">
            <text:p>1718.348389</text:p>
          </table:table-cell>
          <table:table-cell table:number-columns-repeated="13"/>
        </table:table-row>
        <table:table-row table:style-name="ro1">
          <table:table-cell office:value-type="float" office:value="1647.068848" calcext:value-type="float">
            <text:p>1647.068848</text:p>
          </table:table-cell>
          <table:table-cell office:value-type="float" office:value="1721.459351" calcext:value-type="float">
            <text:p>1721.459351</text:p>
          </table:table-cell>
          <table:table-cell office:value-type="float" office:value="1656.432617" calcext:value-type="float">
            <text:p>1656.432617</text:p>
          </table:table-cell>
          <table:table-cell office:value-type="float" office:value="1718.230469" calcext:value-type="float">
            <text:p>1718.230469</text:p>
          </table:table-cell>
          <table:table-cell table:number-columns-repeated="13"/>
        </table:table-row>
        <table:table-row table:style-name="ro1">
          <table:table-cell office:value-type="float" office:value="1645.571899" calcext:value-type="float">
            <text:p>1645.571899</text:p>
          </table:table-cell>
          <table:table-cell office:value-type="float" office:value="1724.23291" calcext:value-type="float">
            <text:p>1724.23291</text:p>
          </table:table-cell>
          <table:table-cell office:value-type="float" office:value="1654.38855" calcext:value-type="float">
            <text:p>1654.38855</text:p>
          </table:table-cell>
          <table:table-cell office:value-type="float" office:value="1721.249268" calcext:value-type="float">
            <text:p>1721.249268</text:p>
          </table:table-cell>
          <table:table-cell table:number-columns-repeated="13"/>
        </table:table-row>
        <table:table-row table:style-name="ro1">
          <table:table-cell office:value-type="float" office:value="1649.199585" calcext:value-type="float">
            <text:p>1649.199585</text:p>
          </table:table-cell>
          <table:table-cell office:value-type="float" office:value="1719.268555" calcext:value-type="float">
            <text:p>1719.268555</text:p>
          </table:table-cell>
          <table:table-cell office:value-type="float" office:value="1657.390015" calcext:value-type="float">
            <text:p>1657.390015</text:p>
          </table:table-cell>
          <table:table-cell office:value-type="float" office:value="1714.078369" calcext:value-type="float">
            <text:p>1714.078369</text:p>
          </table:table-cell>
          <table:table-cell table:number-columns-repeated="13"/>
        </table:table-row>
        <table:table-row table:style-name="ro1">
          <table:table-cell office:value-type="float" office:value="1648.497559" calcext:value-type="float">
            <text:p>1648.497559</text:p>
          </table:table-cell>
          <table:table-cell office:value-type="float" office:value="1723.708984" calcext:value-type="float">
            <text:p>1723.708984</text:p>
          </table:table-cell>
          <table:table-cell office:value-type="float" office:value="1652.581543" calcext:value-type="float">
            <text:p>1652.581543</text:p>
          </table:table-cell>
          <table:table-cell office:value-type="float" office:value="1719.630737" calcext:value-type="float">
            <text:p>1719.630737</text:p>
          </table:table-cell>
          <table:table-cell table:number-columns-repeated="13"/>
        </table:table-row>
        <table:table-row table:style-name="ro1">
          <table:table-cell office:value-type="float" office:value="1650.284668" calcext:value-type="float">
            <text:p>1650.284668</text:p>
          </table:table-cell>
          <table:table-cell office:value-type="float" office:value="1719.736206" calcext:value-type="float">
            <text:p>1719.736206</text:p>
          </table:table-cell>
          <table:table-cell office:value-type="float" office:value="1656.240845" calcext:value-type="float">
            <text:p>1656.240845</text:p>
          </table:table-cell>
          <table:table-cell office:value-type="float" office:value="1717.10791" calcext:value-type="float">
            <text:p>1717.10791</text:p>
          </table:table-cell>
          <table:table-cell table:number-columns-repeated="13"/>
        </table:table-row>
        <table:table-row table:style-name="ro1">
          <table:table-cell office:value-type="float" office:value="1653.978271" calcext:value-type="float">
            <text:p>1653.978271</text:p>
          </table:table-cell>
          <table:table-cell office:value-type="float" office:value="1719.683594" calcext:value-type="float">
            <text:p>1719.683594</text:p>
          </table:table-cell>
          <table:table-cell office:value-type="float" office:value="1658.601807" calcext:value-type="float">
            <text:p>1658.601807</text:p>
          </table:table-cell>
          <table:table-cell office:value-type="float" office:value="1717.376709" calcext:value-type="float">
            <text:p>1717.376709</text:p>
          </table:table-cell>
          <table:table-cell table:number-columns-repeated="13"/>
        </table:table-row>
        <table:table-row table:style-name="ro1">
          <table:table-cell office:value-type="float" office:value="1647.421021" calcext:value-type="float">
            <text:p>1647.421021</text:p>
          </table:table-cell>
          <table:table-cell office:value-type="float" office:value="1720.635254" calcext:value-type="float">
            <text:p>1720.635254</text:p>
          </table:table-cell>
          <table:table-cell office:value-type="float" office:value="1655.115601" calcext:value-type="float">
            <text:p>1655.115601</text:p>
          </table:table-cell>
          <table:table-cell office:value-type="float" office:value="1717.094238" calcext:value-type="float">
            <text:p>1717.094238</text:p>
          </table:table-cell>
          <table:table-cell table:number-columns-repeated="13"/>
        </table:table-row>
        <table:table-row table:style-name="ro1">
          <table:table-cell office:value-type="float" office:value="1648.639282" calcext:value-type="float">
            <text:p>1648.639282</text:p>
          </table:table-cell>
          <table:table-cell office:value-type="float" office:value="1718.376953" calcext:value-type="float">
            <text:p>1718.376953</text:p>
          </table:table-cell>
          <table:table-cell office:value-type="float" office:value="1658.169434" calcext:value-type="float">
            <text:p>1658.169434</text:p>
          </table:table-cell>
          <table:table-cell office:value-type="float" office:value="1715.399292" calcext:value-type="float">
            <text:p>1715.399292</text:p>
          </table:table-cell>
          <table:table-cell table:number-columns-repeated="13"/>
        </table:table-row>
        <table:table-row table:style-name="ro1">
          <table:table-cell office:value-type="float" office:value="1648.093628" calcext:value-type="float">
            <text:p>1648.093628</text:p>
          </table:table-cell>
          <table:table-cell office:value-type="float" office:value="1723.628784" calcext:value-type="float">
            <text:p>1723.628784</text:p>
          </table:table-cell>
          <table:table-cell office:value-type="float" office:value="1656.624756" calcext:value-type="float">
            <text:p>1656.624756</text:p>
          </table:table-cell>
          <table:table-cell office:value-type="float" office:value="1716.939209" calcext:value-type="float">
            <text:p>1716.939209</text:p>
          </table:table-cell>
          <table:table-cell table:number-columns-repeated="13"/>
        </table:table-row>
        <table:table-row table:style-name="ro1">
          <table:table-cell office:value-type="float" office:value="1647.598877" calcext:value-type="float">
            <text:p>1647.598877</text:p>
          </table:table-cell>
          <table:table-cell office:value-type="float" office:value="1725.265137" calcext:value-type="float">
            <text:p>1725.265137</text:p>
          </table:table-cell>
          <table:table-cell office:value-type="float" office:value="1651.904541" calcext:value-type="float">
            <text:p>1651.904541</text:p>
          </table:table-cell>
          <table:table-cell office:value-type="float" office:value="1721.172241" calcext:value-type="float">
            <text:p>1721.172241</text:p>
          </table:table-cell>
          <table:table-cell table:number-columns-repeated="13"/>
        </table:table-row>
        <table:table-row table:style-name="ro1">
          <table:table-cell office:value-type="float" office:value="1654.822632" calcext:value-type="float">
            <text:p>1654.822632</text:p>
          </table:table-cell>
          <table:table-cell office:value-type="float" office:value="1701.645264" calcext:value-type="float">
            <text:p>1701.645264</text:p>
          </table:table-cell>
          <table:table-cell office:value-type="float" office:value="1662.988403" calcext:value-type="float">
            <text:p>1662.988403</text:p>
          </table:table-cell>
          <table:table-cell office:value-type="float" office:value="1700.158081" calcext:value-type="float">
            <text:p>1700.158081</text:p>
          </table:table-cell>
          <table:table-cell table:number-columns-repeated="13"/>
        </table:table-row>
        <table:table-row table:style-name="ro1">
          <table:table-cell office:value-type="float" office:value="1644.637695" calcext:value-type="float">
            <text:p>1644.637695</text:p>
          </table:table-cell>
          <table:table-cell office:value-type="float" office:value="1706.500488" calcext:value-type="float">
            <text:p>1706.500488</text:p>
          </table:table-cell>
          <table:table-cell office:value-type="float" office:value="1644.621704" calcext:value-type="float">
            <text:p>1644.621704</text:p>
          </table:table-cell>
          <table:table-cell office:value-type="float" office:value="1706.576538" calcext:value-type="float">
            <text:p>1706.576538</text:p>
          </table:table-cell>
          <table:table-cell table:number-columns-repeated="13"/>
        </table:table-row>
        <table:table-row table:style-name="ro1">
          <table:table-cell office:value-type="float" office:value="1618.687744" calcext:value-type="float">
            <text:p>1618.687744</text:p>
          </table:table-cell>
          <table:table-cell office:value-type="float" office:value="1701.428223" calcext:value-type="float">
            <text:p>1701.428223</text:p>
          </table:table-cell>
          <table:table-cell office:value-type="float" office:value="1626.602417" calcext:value-type="float">
            <text:p>1626.602417</text:p>
          </table:table-cell>
          <table:table-cell office:value-type="float" office:value="1702.296143" calcext:value-type="float">
            <text:p>1702.296143</text:p>
          </table:table-cell>
          <table:table-cell table:number-columns-repeated="13"/>
        </table:table-row>
        <table:table-row table:style-name="ro1">
          <table:table-cell office:value-type="float" office:value="1621.507568" calcext:value-type="float">
            <text:p>1621.507568</text:p>
          </table:table-cell>
          <table:table-cell office:value-type="float" office:value="1688.440674" calcext:value-type="float">
            <text:p>1688.440674</text:p>
          </table:table-cell>
          <table:table-cell office:value-type="float" office:value="1627.47583" calcext:value-type="float">
            <text:p>1627.47583</text:p>
          </table:table-cell>
          <table:table-cell office:value-type="float" office:value="1684.818726" calcext:value-type="float">
            <text:p>1684.818726</text:p>
          </table:table-cell>
          <table:table-cell table:number-columns-repeated="13"/>
        </table:table-row>
        <table:table-row table:style-name="ro1">
          <table:table-cell office:value-type="float" office:value="1612.974365" calcext:value-type="float">
            <text:p>1612.974365</text:p>
          </table:table-cell>
          <table:table-cell office:value-type="float" office:value="1676.651611" calcext:value-type="float">
            <text:p>1676.651611</text:p>
          </table:table-cell>
          <table:table-cell office:value-type="float" office:value="1618.084351" calcext:value-type="float">
            <text:p>1618.084351</text:p>
          </table:table-cell>
          <table:table-cell office:value-type="float" office:value="1677.271851" calcext:value-type="float">
            <text:p>1677.271851</text:p>
          </table:table-cell>
          <table:table-cell table:number-columns-repeated="13"/>
        </table:table-row>
        <table:table-row table:style-name="ro1">
          <table:table-cell office:value-type="float" office:value="1603.96582" calcext:value-type="float">
            <text:p>1603.96582</text:p>
          </table:table-cell>
          <table:table-cell office:value-type="float" office:value="1676.893433" calcext:value-type="float">
            <text:p>1676.893433</text:p>
          </table:table-cell>
          <table:table-cell office:value-type="float" office:value="1611.028931" calcext:value-type="float">
            <text:p>1611.028931</text:p>
          </table:table-cell>
          <table:table-cell office:value-type="float" office:value="1668.004883" calcext:value-type="float">
            <text:p>1668.004883</text:p>
          </table:table-cell>
          <table:table-cell table:number-columns-repeated="13"/>
        </table:table-row>
        <table:table-row table:style-name="ro1">
          <table:table-cell office:value-type="float" office:value="1605.121826" calcext:value-type="float">
            <text:p>1605.121826</text:p>
          </table:table-cell>
          <table:table-cell office:value-type="float" office:value="1660.15625" calcext:value-type="float">
            <text:p>1660.15625</text:p>
          </table:table-cell>
          <table:table-cell office:value-type="float" office:value="1610.427002" calcext:value-type="float">
            <text:p>1610.427002</text:p>
          </table:table-cell>
          <table:table-cell office:value-type="float" office:value="1661.214966" calcext:value-type="float">
            <text:p>1661.214966</text:p>
          </table:table-cell>
          <table:table-cell table:number-columns-repeated="13"/>
        </table:table-row>
        <table:table-row table:style-name="ro1">
          <table:table-cell office:value-type="float" office:value="1601.116333" calcext:value-type="float">
            <text:p>1601.116333</text:p>
          </table:table-cell>
          <table:table-cell office:value-type="float" office:value="1653.63147" calcext:value-type="float">
            <text:p>1653.63147</text:p>
          </table:table-cell>
          <table:table-cell office:value-type="float" office:value="1604.839478" calcext:value-type="float">
            <text:p>1604.839478</text:p>
          </table:table-cell>
          <table:table-cell office:value-type="float" office:value="1654.858643" calcext:value-type="float">
            <text:p>1654.858643</text:p>
          </table:table-cell>
          <table:table-cell table:number-columns-repeated="13"/>
        </table:table-row>
        <table:table-row table:style-name="ro1">
          <table:table-cell office:value-type="float" office:value="1595.735596" calcext:value-type="float">
            <text:p>1595.735596</text:p>
          </table:table-cell>
          <table:table-cell office:value-type="float" office:value="1650.546509" calcext:value-type="float">
            <text:p>1650.546509</text:p>
          </table:table-cell>
          <table:table-cell office:value-type="float" office:value="1600.325928" calcext:value-type="float">
            <text:p>1600.325928</text:p>
          </table:table-cell>
          <table:table-cell office:value-type="float" office:value="1649.817139" calcext:value-type="float">
            <text:p>1649.817139</text:p>
          </table:table-cell>
          <table:table-cell table:number-columns-repeated="13"/>
        </table:table-row>
        <table:table-row table:style-name="ro1">
          <table:table-cell office:value-type="float" office:value="1592.049683" calcext:value-type="float">
            <text:p>1592.049683</text:p>
          </table:table-cell>
          <table:table-cell office:value-type="float" office:value="1640.599365" calcext:value-type="float">
            <text:p>1640.599365</text:p>
          </table:table-cell>
          <table:table-cell office:value-type="float" office:value="1594.871948" calcext:value-type="float">
            <text:p>1594.871948</text:p>
          </table:table-cell>
          <table:table-cell office:value-type="float" office:value="1644.021484" calcext:value-type="float">
            <text:p>1644.021484</text:p>
          </table:table-cell>
          <table:table-cell table:number-columns-repeated="13"/>
        </table:table-row>
        <table:table-row table:style-name="ro1">
          <table:table-cell office:value-type="float" office:value="1594.38501" calcext:value-type="float">
            <text:p>1594.38501</text:p>
          </table:table-cell>
          <table:table-cell office:value-type="float" office:value="1634.269043" calcext:value-type="float">
            <text:p>1634.269043</text:p>
          </table:table-cell>
          <table:table-cell office:value-type="float" office:value="1592.53418" calcext:value-type="float">
            <text:p>1592.53418</text:p>
          </table:table-cell>
          <table:table-cell office:value-type="float" office:value="1632.724243" calcext:value-type="float">
            <text:p>1632.724243</text:p>
          </table:table-cell>
          <table:table-cell table:number-columns-repeated="13"/>
        </table:table-row>
        <table:table-row table:style-name="ro1">
          <table:table-cell office:value-type="float" office:value="1589.243774" calcext:value-type="float">
            <text:p>1589.243774</text:p>
          </table:table-cell>
          <table:table-cell office:value-type="float" office:value="1625.174072" calcext:value-type="float">
            <text:p>1625.174072</text:p>
          </table:table-cell>
          <table:table-cell office:value-type="float" office:value="1592.927002" calcext:value-type="float">
            <text:p>1592.927002</text:p>
          </table:table-cell>
          <table:table-cell office:value-type="float" office:value="1630.78833" calcext:value-type="float">
            <text:p>1630.78833</text:p>
          </table:table-cell>
          <table:table-cell table:number-columns-repeated="13"/>
        </table:table-row>
        <table:table-row table:style-name="ro1">
          <table:table-cell office:value-type="float" office:value="1584.318726" calcext:value-type="float">
            <text:p>1584.318726</text:p>
          </table:table-cell>
          <table:table-cell office:value-type="float" office:value="1627.364258" calcext:value-type="float">
            <text:p>1627.364258</text:p>
          </table:table-cell>
          <table:table-cell office:value-type="float" office:value="1587.28772" calcext:value-type="float">
            <text:p>1587.28772</text:p>
          </table:table-cell>
          <table:table-cell office:value-type="float" office:value="1622.706665" calcext:value-type="float">
            <text:p>1622.706665</text:p>
          </table:table-cell>
          <table:table-cell table:number-columns-repeated="13"/>
        </table:table-row>
        <table:table-row table:style-name="ro1">
          <table:table-cell office:value-type="float" office:value="1581.844727" calcext:value-type="float">
            <text:p>1581.844727</text:p>
          </table:table-cell>
          <table:table-cell office:value-type="float" office:value="1617.791992" calcext:value-type="float">
            <text:p>1617.791992</text:p>
          </table:table-cell>
          <table:table-cell office:value-type="float" office:value="1583.036743" calcext:value-type="float">
            <text:p>1583.036743</text:p>
          </table:table-cell>
          <table:table-cell office:value-type="float" office:value="1622.514404" calcext:value-type="float">
            <text:p>1622.514404</text:p>
          </table:table-cell>
          <table:table-cell table:number-columns-repeated="13"/>
        </table:table-row>
        <table:table-row table:style-name="ro1">
          <table:table-cell office:value-type="float" office:value="1577.528198" calcext:value-type="float">
            <text:p>1577.528198</text:p>
          </table:table-cell>
          <table:table-cell office:value-type="float" office:value="1618.15979" calcext:value-type="float">
            <text:p>1618.15979</text:p>
          </table:table-cell>
          <table:table-cell office:value-type="float" office:value="1584.675293" calcext:value-type="float">
            <text:p>1584.675293</text:p>
          </table:table-cell>
          <table:table-cell office:value-type="float" office:value="1615.028564" calcext:value-type="float">
            <text:p>1615.028564</text:p>
          </table:table-cell>
          <table:table-cell table:number-columns-repeated="13"/>
        </table:table-row>
        <table:table-row table:style-name="ro1">
          <table:table-cell office:value-type="float" office:value="1579.11145" calcext:value-type="float">
            <text:p>1579.11145</text:p>
          </table:table-cell>
          <table:table-cell office:value-type="float" office:value="1608.644775" calcext:value-type="float">
            <text:p>1608.644775</text:p>
          </table:table-cell>
          <table:table-cell office:value-type="float" office:value="1580.016846" calcext:value-type="float">
            <text:p>1580.016846</text:p>
          </table:table-cell>
          <table:table-cell office:value-type="float" office:value="1611.85083" calcext:value-type="float">
            <text:p>1611.85083</text:p>
          </table:table-cell>
          <table:table-cell table:number-columns-repeated="13"/>
        </table:table-row>
        <table:table-row table:style-name="ro1">
          <table:table-cell office:value-type="float" office:value="1572.268188" calcext:value-type="float">
            <text:p>1572.268188</text:p>
          </table:table-cell>
          <table:table-cell office:value-type="float" office:value="1611.220459" calcext:value-type="float">
            <text:p>1611.220459</text:p>
          </table:table-cell>
          <table:table-cell office:value-type="float" office:value="1580.925049" calcext:value-type="float">
            <text:p>1580.925049</text:p>
          </table:table-cell>
          <table:table-cell office:value-type="float" office:value="1607.431519" calcext:value-type="float">
            <text:p>1607.431519</text:p>
          </table:table-cell>
          <table:table-cell table:number-columns-repeated="13"/>
        </table:table-row>
        <table:table-row table:style-name="ro1">
          <table:table-cell office:value-type="float" office:value="1577.147095" calcext:value-type="float">
            <text:p>1577.147095</text:p>
          </table:table-cell>
          <table:table-cell office:value-type="float" office:value="1606.970215" calcext:value-type="float">
            <text:p>1606.970215</text:p>
          </table:table-cell>
          <table:table-cell office:value-type="float" office:value="1578.786133" calcext:value-type="float">
            <text:p>1578.786133</text:p>
          </table:table-cell>
          <table:table-cell office:value-type="float" office:value="1607.975342" calcext:value-type="float">
            <text:p>1607.975342</text:p>
          </table:table-cell>
          <table:table-cell table:number-columns-repeated="13"/>
        </table:table-row>
        <table:table-row table:style-name="ro1">
          <table:table-cell office:value-type="float" office:value="1572.439331" calcext:value-type="float">
            <text:p>1572.439331</text:p>
          </table:table-cell>
          <table:table-cell office:value-type="float" office:value="1600.613647" calcext:value-type="float">
            <text:p>1600.613647</text:p>
          </table:table-cell>
          <table:table-cell office:value-type="float" office:value="1578.248047" calcext:value-type="float">
            <text:p>1578.248047</text:p>
          </table:table-cell>
          <table:table-cell office:value-type="float" office:value="1599.926025" calcext:value-type="float">
            <text:p>1599.926025</text:p>
          </table:table-cell>
          <table:table-cell table:number-columns-repeated="13"/>
        </table:table-row>
        <table:table-row table:style-name="ro1">
          <table:table-cell office:value-type="float" office:value="1568.444092" calcext:value-type="float">
            <text:p>1568.444092</text:p>
          </table:table-cell>
          <table:table-cell office:value-type="float" office:value="1601.334473" calcext:value-type="float">
            <text:p>1601.334473</text:p>
          </table:table-cell>
          <table:table-cell office:value-type="float" office:value="1574.877686" calcext:value-type="float">
            <text:p>1574.877686</text:p>
          </table:table-cell>
          <table:table-cell office:value-type="float" office:value="1598.942627" calcext:value-type="float">
            <text:p>1598.942627</text:p>
          </table:table-cell>
          <table:table-cell table:number-columns-repeated="13"/>
        </table:table-row>
        <table:table-row table:style-name="ro1">
          <table:table-cell office:value-type="float" office:value="1571.99231" calcext:value-type="float">
            <text:p>1571.99231</text:p>
          </table:table-cell>
          <table:table-cell office:value-type="float" office:value="1595.647461" calcext:value-type="float">
            <text:p>1595.647461</text:p>
          </table:table-cell>
          <table:table-cell office:value-type="float" office:value="1572.163086" calcext:value-type="float">
            <text:p>1572.163086</text:p>
          </table:table-cell>
          <table:table-cell office:value-type="float" office:value="1597.394043" calcext:value-type="float">
            <text:p>1597.394043</text:p>
          </table:table-cell>
          <table:table-cell table:number-columns-repeated="13"/>
        </table:table-row>
        <table:table-row table:style-name="ro1">
          <table:table-cell office:value-type="float" office:value="1571.883423" calcext:value-type="float">
            <text:p>1571.883423</text:p>
          </table:table-cell>
          <table:table-cell office:value-type="float" office:value="1593.886719" calcext:value-type="float">
            <text:p>1593.886719</text:p>
          </table:table-cell>
          <table:table-cell office:value-type="float" office:value="1572.796265" calcext:value-type="float">
            <text:p>1572.796265</text:p>
          </table:table-cell>
          <table:table-cell office:value-type="float" office:value="1594.890137" calcext:value-type="float">
            <text:p>1594.890137</text:p>
          </table:table-cell>
          <table:table-cell table:number-columns-repeated="13"/>
        </table:table-row>
        <table:table-row table:style-name="ro1">
          <table:table-cell office:value-type="float" office:value="1569.670288" calcext:value-type="float">
            <text:p>1569.670288</text:p>
          </table:table-cell>
          <table:table-cell office:value-type="float" office:value="1589.047607" calcext:value-type="float">
            <text:p>1589.047607</text:p>
          </table:table-cell>
          <table:table-cell office:value-type="float" office:value="1572.866089" calcext:value-type="float">
            <text:p>1572.866089</text:p>
          </table:table-cell>
          <table:table-cell office:value-type="float" office:value="1590.348267" calcext:value-type="float">
            <text:p>1590.348267</text:p>
          </table:table-cell>
          <table:table-cell table:number-columns-repeated="13"/>
        </table:table-row>
        <table:table-row table:style-name="ro1">
          <table:table-cell office:value-type="float" office:value="1566.941162" calcext:value-type="float">
            <text:p>1566.941162</text:p>
          </table:table-cell>
          <table:table-cell office:value-type="float" office:value="1590.295532" calcext:value-type="float">
            <text:p>1590.295532</text:p>
          </table:table-cell>
          <table:table-cell office:value-type="float" office:value="1573.361572" calcext:value-type="float">
            <text:p>1573.361572</text:p>
          </table:table-cell>
          <table:table-cell office:value-type="float" office:value="1589.243286" calcext:value-type="float">
            <text:p>1589.243286</text:p>
          </table:table-cell>
          <table:table-cell table:number-columns-repeated="13"/>
        </table:table-row>
        <table:table-row table:style-name="ro1">
          <table:table-cell office:value-type="float" office:value="1567.754395" calcext:value-type="float">
            <text:p>1567.754395</text:p>
          </table:table-cell>
          <table:table-cell office:value-type="float" office:value="1589.499634" calcext:value-type="float">
            <text:p>1589.499634</text:p>
          </table:table-cell>
          <table:table-cell office:value-type="float" office:value="1569.670532" calcext:value-type="float">
            <text:p>1569.670532</text:p>
          </table:table-cell>
          <table:table-cell office:value-type="float" office:value="1590.658081" calcext:value-type="float">
            <text:p>1590.658081</text:p>
          </table:table-cell>
          <table:table-cell table:number-columns-repeated="13"/>
        </table:table-row>
        <table:table-row table:style-name="ro1">
          <table:table-cell office:value-type="float" office:value="1589.329346" calcext:value-type="float">
            <text:p>1589.329346</text:p>
          </table:table-cell>
          <table:table-cell office:value-type="float" office:value="1612.119385" calcext:value-type="float">
            <text:p>1612.119385</text:p>
          </table:table-cell>
          <table:table-cell office:value-type="float" office:value="1552.445679" calcext:value-type="float">
            <text:p>1552.445679</text:p>
          </table:table-cell>
          <table:table-cell office:value-type="float" office:value="1562.464722" calcext:value-type="float">
            <text:p>1562.464722</text:p>
          </table:table-cell>
          <table:table-cell table:number-columns-repeated="13"/>
        </table:table-row>
        <table:table-row table:style-name="ro1">
          <table:table-cell office:value-type="float" office:value="1597.065674" calcext:value-type="float">
            <text:p>1597.065674</text:p>
          </table:table-cell>
          <table:table-cell office:value-type="float" office:value="1642.427734" calcext:value-type="float">
            <text:p>1642.427734</text:p>
          </table:table-cell>
          <table:table-cell office:value-type="float" office:value="1526.090576" calcext:value-type="float">
            <text:p>1526.090576</text:p>
          </table:table-cell>
          <table:table-cell office:value-type="float" office:value="1537.808838" calcext:value-type="float">
            <text:p>1537.808838</text:p>
          </table:table-cell>
          <table:table-cell table:number-columns-repeated="13"/>
        </table:table-row>
        <table:table-row table:style-name="ro1">
          <table:table-cell office:value-type="float" office:value="1612.043823" calcext:value-type="float">
            <text:p>1612.043823</text:p>
          </table:table-cell>
          <table:table-cell office:value-type="float" office:value="1653.717285" calcext:value-type="float">
            <text:p>1653.717285</text:p>
          </table:table-cell>
          <table:table-cell office:value-type="float" office:value="1540.078003" calcext:value-type="float">
            <text:p>1540.078003</text:p>
          </table:table-cell>
          <table:table-cell office:value-type="float" office:value="1535.230103" calcext:value-type="float">
            <text:p>1535.230103</text:p>
          </table:table-cell>
          <table:table-cell table:number-columns-repeated="13"/>
        </table:table-row>
        <table:table-row table:style-name="ro1">
          <table:table-cell office:value-type="float" office:value="1631.768188" calcext:value-type="float">
            <text:p>1631.768188</text:p>
          </table:table-cell>
          <table:table-cell office:value-type="float" office:value="1676.346191" calcext:value-type="float">
            <text:p>1676.346191</text:p>
          </table:table-cell>
          <table:table-cell office:value-type="float" office:value="1552.964355" calcext:value-type="float">
            <text:p>1552.964355</text:p>
          </table:table-cell>
          <table:table-cell office:value-type="float" office:value="1563.422974" calcext:value-type="float">
            <text:p>1563.422974</text:p>
          </table:table-cell>
          <table:table-cell table:number-columns-repeated="13"/>
        </table:table-row>
        <table:table-row table:style-name="ro1">
          <table:table-cell office:value-type="float" office:value="1664.869507" calcext:value-type="float">
            <text:p>1664.869507</text:p>
          </table:table-cell>
          <table:table-cell office:value-type="float" office:value="1690.021973" calcext:value-type="float">
            <text:p>1690.021973</text:p>
          </table:table-cell>
          <table:table-cell office:value-type="float" office:value="1594.624756" calcext:value-type="float">
            <text:p>1594.624756</text:p>
          </table:table-cell>
          <table:table-cell office:value-type="float" office:value="1602.631714" calcext:value-type="float">
            <text:p>1602.631714</text:p>
          </table:table-cell>
          <table:table-cell table:number-columns-repeated="13"/>
        </table:table-row>
        <table:table-row table:style-name="ro1">
          <table:table-cell office:value-type="float" office:value="1689.981934" calcext:value-type="float">
            <text:p>1689.981934</text:p>
          </table:table-cell>
          <table:table-cell office:value-type="float" office:value="1683.53833" calcext:value-type="float">
            <text:p>1683.53833</text:p>
          </table:table-cell>
          <table:table-cell office:value-type="float" office:value="1644.105103" calcext:value-type="float">
            <text:p>1644.105103</text:p>
          </table:table-cell>
          <table:table-cell office:value-type="float" office:value="1648.287476" calcext:value-type="float">
            <text:p>1648.287476</text:p>
          </table:table-cell>
          <table:table-cell table:number-columns-repeated="13"/>
        </table:table-row>
        <table:table-row table:style-name="ro1">
          <table:table-cell office:value-type="float" office:value="1693.306519" calcext:value-type="float">
            <text:p>1693.306519</text:p>
          </table:table-cell>
          <table:table-cell office:value-type="float" office:value="1680.604126" calcext:value-type="float">
            <text:p>1680.604126</text:p>
          </table:table-cell>
          <table:table-cell office:value-type="float" office:value="1665.547485" calcext:value-type="float">
            <text:p>1665.547485</text:p>
          </table:table-cell>
          <table:table-cell office:value-type="float" office:value="1646.609131" calcext:value-type="float">
            <text:p>1646.609131</text:p>
          </table:table-cell>
          <table:table-cell table:number-columns-repeated="13"/>
        </table:table-row>
        <table:table-row table:style-name="ro1">
          <table:table-cell office:value-type="float" office:value="1612.907104" calcext:value-type="float">
            <text:p>1612.907104</text:p>
          </table:table-cell>
          <table:table-cell office:value-type="float" office:value="1704.876099" calcext:value-type="float">
            <text:p>1704.876099</text:p>
          </table:table-cell>
          <table:table-cell office:value-type="float" office:value="1646.239868" calcext:value-type="float">
            <text:p>1646.239868</text:p>
          </table:table-cell>
          <table:table-cell office:value-type="float" office:value="1700.501953" calcext:value-type="float">
            <text:p>1700.501953</text:p>
          </table:table-cell>
          <table:table-cell table:number-columns-repeated="13"/>
        </table:table-row>
        <table:table-row table:style-name="ro1">
          <table:table-cell office:value-type="float" office:value="1630.672974" calcext:value-type="float">
            <text:p>1630.672974</text:p>
          </table:table-cell>
          <table:table-cell office:value-type="float" office:value="1689.682007" calcext:value-type="float">
            <text:p>1689.682007</text:p>
          </table:table-cell>
          <table:table-cell office:value-type="float" office:value="1637.435791" calcext:value-type="float">
            <text:p>1637.435791</text:p>
          </table:table-cell>
          <table:table-cell office:value-type="float" office:value="1699.498535" calcext:value-type="float">
            <text:p>1699.498535</text:p>
          </table:table-cell>
          <table:table-cell table:number-columns-repeated="13"/>
        </table:table-row>
        <table:table-row table:style-name="ro1">
          <table:table-cell office:value-type="float" office:value="1623.516602" calcext:value-type="float">
            <text:p>1623.516602</text:p>
          </table:table-cell>
          <table:table-cell office:value-type="float" office:value="1690.471436" calcext:value-type="float">
            <text:p>1690.471436</text:p>
          </table:table-cell>
          <table:table-cell office:value-type="float" office:value="1638.756592" calcext:value-type="float">
            <text:p>1638.756592</text:p>
          </table:table-cell>
          <table:table-cell office:value-type="float" office:value="1696.039551" calcext:value-type="float">
            <text:p>1696.039551</text:p>
          </table:table-cell>
          <table:table-cell table:number-columns-repeated="13"/>
        </table:table-row>
        <table:table-row table:style-name="ro1">
          <table:table-cell office:value-type="float" office:value="1628.973633" calcext:value-type="float">
            <text:p>1628.973633</text:p>
          </table:table-cell>
          <table:table-cell office:value-type="float" office:value="1697.385986" calcext:value-type="float">
            <text:p>1697.385986</text:p>
          </table:table-cell>
          <table:table-cell office:value-type="float" office:value="1634.668335" calcext:value-type="float">
            <text:p>1634.668335</text:p>
          </table:table-cell>
          <table:table-cell office:value-type="float" office:value="1699.786255" calcext:value-type="float">
            <text:p>1699.786255</text:p>
          </table:table-cell>
          <table:table-cell table:number-columns-repeated="13"/>
        </table:table-row>
        <table:table-row table:style-name="ro1">
          <table:table-cell office:value-type="float" office:value="1632.042725" calcext:value-type="float">
            <text:p>1632.042725</text:p>
          </table:table-cell>
          <table:table-cell office:value-type="float" office:value="1692.414185" calcext:value-type="float">
            <text:p>1692.414185</text:p>
          </table:table-cell>
          <table:table-cell office:value-type="float" office:value="1634.826294" calcext:value-type="float">
            <text:p>1634.826294</text:p>
          </table:table-cell>
          <table:table-cell office:value-type="float" office:value="1694.452881" calcext:value-type="float">
            <text:p>1694.452881</text:p>
          </table:table-cell>
          <table:table-cell table:number-columns-repeated="13"/>
        </table:table-row>
        <table:table-row table:style-name="ro1">
          <table:table-cell office:value-type="float" office:value="1635.604004" calcext:value-type="float">
            <text:p>1635.604004</text:p>
          </table:table-cell>
          <table:table-cell office:value-type="float" office:value="1695.062988" calcext:value-type="float">
            <text:p>1695.062988</text:p>
          </table:table-cell>
          <table:table-cell office:value-type="float" office:value="1637.841064" calcext:value-type="float">
            <text:p>1637.841064</text:p>
          </table:table-cell>
          <table:table-cell office:value-type="float" office:value="1698.164429" calcext:value-type="float">
            <text:p>1698.164429</text:p>
          </table:table-cell>
          <table:table-cell table:number-columns-repeated="13"/>
        </table:table-row>
        <table:table-row table:style-name="ro1">
          <table:table-cell office:value-type="float" office:value="1634.857544" calcext:value-type="float">
            <text:p>1634.857544</text:p>
          </table:table-cell>
          <table:table-cell office:value-type="float" office:value="1691.286621" calcext:value-type="float">
            <text:p>1691.286621</text:p>
          </table:table-cell>
          <table:table-cell office:value-type="float" office:value="1634.995117" calcext:value-type="float">
            <text:p>1634.995117</text:p>
          </table:table-cell>
          <table:table-cell office:value-type="float" office:value="1699.414795" calcext:value-type="float">
            <text:p>1699.414795</text:p>
          </table:table-cell>
          <table:table-cell table:number-columns-repeated="13"/>
        </table:table-row>
        <table:table-row table:style-name="ro1">
          <table:table-cell office:value-type="float" office:value="1631.912476" calcext:value-type="float">
            <text:p>1631.912476</text:p>
          </table:table-cell>
          <table:table-cell office:value-type="float" office:value="1695.44751" calcext:value-type="float">
            <text:p>1695.44751</text:p>
          </table:table-cell>
          <table:table-cell office:value-type="float" office:value="1635.443237" calcext:value-type="float">
            <text:p>1635.443237</text:p>
          </table:table-cell>
          <table:table-cell office:value-type="float" office:value="1699.353516" calcext:value-type="float">
            <text:p>1699.353516</text:p>
          </table:table-cell>
          <table:table-cell table:number-columns-repeated="13"/>
        </table:table-row>
        <table:table-row table:style-name="ro1">
          <table:table-cell office:value-type="float" office:value="1636.71582" calcext:value-type="float">
            <text:p>1636.71582</text:p>
          </table:table-cell>
          <table:table-cell office:value-type="float" office:value="1700.459717" calcext:value-type="float">
            <text:p>1700.459717</text:p>
          </table:table-cell>
          <table:table-cell office:value-type="float" office:value="1640.673462" calcext:value-type="float">
            <text:p>1640.673462</text:p>
          </table:table-cell>
          <table:table-cell office:value-type="float" office:value="1695.919922" calcext:value-type="float">
            <text:p>1695.919922</text:p>
          </table:table-cell>
          <table:table-cell table:number-columns-repeated="13"/>
        </table:table-row>
        <table:table-row table:style-name="ro1">
          <table:table-cell office:value-type="float" office:value="1634.867676" calcext:value-type="float">
            <text:p>1634.867676</text:p>
          </table:table-cell>
          <table:table-cell office:value-type="float" office:value="1699.184204" calcext:value-type="float">
            <text:p>1699.184204</text:p>
          </table:table-cell>
          <table:table-cell office:value-type="float" office:value="1638.842285" calcext:value-type="float">
            <text:p>1638.842285</text:p>
          </table:table-cell>
          <table:table-cell office:value-type="float" office:value="1697.804932" calcext:value-type="float">
            <text:p>1697.804932</text:p>
          </table:table-cell>
          <table:table-cell table:number-columns-repeated="13"/>
        </table:table-row>
        <table:table-row table:style-name="ro1">
          <table:table-cell office:value-type="float" office:value="1637.689575" calcext:value-type="float">
            <text:p>1637.689575</text:p>
          </table:table-cell>
          <table:table-cell office:value-type="float" office:value="1699.04248" calcext:value-type="float">
            <text:p>1699.04248</text:p>
          </table:table-cell>
          <table:table-cell office:value-type="float" office:value="1641.07373" calcext:value-type="float">
            <text:p>1641.07373</text:p>
          </table:table-cell>
          <table:table-cell office:value-type="float" office:value="1695.456177" calcext:value-type="float">
            <text:p>1695.456177</text:p>
          </table:table-cell>
          <table:table-cell table:number-columns-repeated="13"/>
        </table:table-row>
        <table:table-row table:style-name="ro1">
          <table:table-cell office:value-type="float" office:value="1633.501709" calcext:value-type="float">
            <text:p>1633.501709</text:p>
          </table:table-cell>
          <table:table-cell office:value-type="float" office:value="1698.990112" calcext:value-type="float">
            <text:p>1698.990112</text:p>
          </table:table-cell>
          <table:table-cell office:value-type="float" office:value="1636.374634" calcext:value-type="float">
            <text:p>1636.374634</text:p>
          </table:table-cell>
          <table:table-cell office:value-type="float" office:value="1700.93042" calcext:value-type="float">
            <text:p>1700.93042</text:p>
          </table:table-cell>
          <table:table-cell table:number-columns-repeated="13"/>
        </table:table-row>
        <table:table-row table:style-name="ro1">
          <table:table-cell office:value-type="float" office:value="1634.040649" calcext:value-type="float">
            <text:p>1634.040649</text:p>
          </table:table-cell>
          <table:table-cell office:value-type="float" office:value="1700.20813" calcext:value-type="float">
            <text:p>1700.20813</text:p>
          </table:table-cell>
          <table:table-cell office:value-type="float" office:value="1638.971924" calcext:value-type="float">
            <text:p>1638.971924</text:p>
          </table:table-cell>
          <table:table-cell office:value-type="float" office:value="1699.313843" calcext:value-type="float">
            <text:p>1699.313843</text:p>
          </table:table-cell>
          <table:table-cell table:number-columns-repeated="13"/>
        </table:table-row>
        <table:table-row table:style-name="ro1">
          <table:table-cell office:value-type="float" office:value="1640.634277" calcext:value-type="float">
            <text:p>1640.634277</text:p>
          </table:table-cell>
          <table:table-cell office:value-type="float" office:value="1697.469604" calcext:value-type="float">
            <text:p>1697.469604</text:p>
          </table:table-cell>
          <table:table-cell office:value-type="float" office:value="1637.72998" calcext:value-type="float">
            <text:p>1637.72998</text:p>
          </table:table-cell>
          <table:table-cell office:value-type="float" office:value="1697.271606" calcext:value-type="float">
            <text:p>1697.271606</text:p>
          </table:table-cell>
          <table:table-cell table:number-columns-repeated="13"/>
        </table:table-row>
        <table:table-row table:style-name="ro1">
          <table:table-cell office:value-type="float" office:value="1636.442505" calcext:value-type="float">
            <text:p>1636.442505</text:p>
          </table:table-cell>
          <table:table-cell office:value-type="float" office:value="1698.784302" calcext:value-type="float">
            <text:p>1698.784302</text:p>
          </table:table-cell>
          <table:table-cell office:value-type="float" office:value="1639.00061" calcext:value-type="float">
            <text:p>1639.00061</text:p>
          </table:table-cell>
          <table:table-cell office:value-type="float" office:value="1699.718384" calcext:value-type="float">
            <text:p>1699.718384</text:p>
          </table:table-cell>
          <table:table-cell table:number-columns-repeated="13"/>
        </table:table-row>
        <table:table-row table:style-name="ro1">
          <table:table-cell office:value-type="float" office:value="1636.316895" calcext:value-type="float">
            <text:p>1636.316895</text:p>
          </table:table-cell>
          <table:table-cell office:value-type="float" office:value="1700.646118" calcext:value-type="float">
            <text:p>1700.646118</text:p>
          </table:table-cell>
          <table:table-cell office:value-type="float" office:value="1640.277954" calcext:value-type="float">
            <text:p>1640.277954</text:p>
          </table:table-cell>
          <table:table-cell office:value-type="float" office:value="1698.12915" calcext:value-type="float">
            <text:p>1698.12915</text:p>
          </table:table-cell>
          <table:table-cell table:number-columns-repeated="13"/>
        </table:table-row>
        <table:table-row table:style-name="ro1">
          <table:table-cell office:value-type="float" office:value="1636.644165" calcext:value-type="float">
            <text:p>1636.644165</text:p>
          </table:table-cell>
          <table:table-cell office:value-type="float" office:value="1700.437012" calcext:value-type="float">
            <text:p>1700.437012</text:p>
          </table:table-cell>
          <table:table-cell office:value-type="float" office:value="1641.279419" calcext:value-type="float">
            <text:p>1641.279419</text:p>
          </table:table-cell>
          <table:table-cell office:value-type="float" office:value="1700.337402" calcext:value-type="float">
            <text:p>1700.337402</text:p>
          </table:table-cell>
          <table:table-cell table:number-columns-repeated="13"/>
        </table:table-row>
        <table:table-row table:style-name="ro1">
          <table:table-cell office:value-type="float" office:value="1639.886475" calcext:value-type="float">
            <text:p>1639.886475</text:p>
          </table:table-cell>
          <table:table-cell office:value-type="float" office:value="1699.574097" calcext:value-type="float">
            <text:p>1699.574097</text:p>
          </table:table-cell>
          <table:table-cell office:value-type="float" office:value="1641.092041" calcext:value-type="float">
            <text:p>1641.092041</text:p>
          </table:table-cell>
          <table:table-cell office:value-type="float" office:value="1701.032959" calcext:value-type="float">
            <text:p>1701.032959</text:p>
          </table:table-cell>
          <table:table-cell table:number-columns-repeated="13"/>
        </table:table-row>
        <table:table-row table:style-name="ro1">
          <table:table-cell office:value-type="float" office:value="1638.25293" calcext:value-type="float">
            <text:p>1638.25293</text:p>
          </table:table-cell>
          <table:table-cell office:value-type="float" office:value="1696.526978" calcext:value-type="float">
            <text:p>1696.526978</text:p>
          </table:table-cell>
          <table:table-cell office:value-type="float" office:value="1640.684082" calcext:value-type="float">
            <text:p>1640.684082</text:p>
          </table:table-cell>
          <table:table-cell office:value-type="float" office:value="1701.140747" calcext:value-type="float">
            <text:p>1701.140747</text:p>
          </table:table-cell>
          <table:table-cell table:number-columns-repeated="13"/>
        </table:table-row>
        <table:table-row table:style-name="ro1">
          <table:table-cell office:value-type="float" office:value="1635.694092" calcext:value-type="float">
            <text:p>1635.694092</text:p>
          </table:table-cell>
          <table:table-cell office:value-type="float" office:value="1700.732178" calcext:value-type="float">
            <text:p>1700.732178</text:p>
          </table:table-cell>
          <table:table-cell office:value-type="float" office:value="1639.205444" calcext:value-type="float">
            <text:p>1639.205444</text:p>
          </table:table-cell>
          <table:table-cell office:value-type="float" office:value="1701.424927" calcext:value-type="float">
            <text:p>1701.424927</text:p>
          </table:table-cell>
          <table:table-cell table:number-columns-repeated="13"/>
        </table:table-row>
        <table:table-row table:style-name="ro1">
          <table:table-cell office:value-type="float" office:value="1636.745483" calcext:value-type="float">
            <text:p>1636.745483</text:p>
          </table:table-cell>
          <table:table-cell office:value-type="float" office:value="1699.529297" calcext:value-type="float">
            <text:p>1699.529297</text:p>
          </table:table-cell>
          <table:table-cell office:value-type="float" office:value="1637.639526" calcext:value-type="float">
            <text:p>1637.639526</text:p>
          </table:table-cell>
          <table:table-cell office:value-type="float" office:value="1700.582031" calcext:value-type="float">
            <text:p>1700.582031</text:p>
          </table:table-cell>
          <table:table-cell table:number-columns-repeated="13"/>
        </table:table-row>
        <table:table-row table:style-name="ro1">
          <table:table-cell office:value-type="float" office:value="1635.963135" calcext:value-type="float">
            <text:p>1635.963135</text:p>
          </table:table-cell>
          <table:table-cell office:value-type="float" office:value="1702.335571" calcext:value-type="float">
            <text:p>1702.335571</text:p>
          </table:table-cell>
          <table:table-cell office:value-type="float" office:value="1639.126953" calcext:value-type="float">
            <text:p>1639.126953</text:p>
          </table:table-cell>
          <table:table-cell office:value-type="float" office:value="1704.876831" calcext:value-type="float">
            <text:p>1704.876831</text:p>
          </table:table-cell>
          <table:table-cell table:number-columns-repeated="13"/>
        </table:table-row>
        <table:table-row table:style-name="ro1">
          <table:table-cell office:value-type="float" office:value="1639.786133" calcext:value-type="float">
            <text:p>1639.786133</text:p>
          </table:table-cell>
          <table:table-cell office:value-type="float" office:value="1700.542725" calcext:value-type="float">
            <text:p>1700.542725</text:p>
          </table:table-cell>
          <table:table-cell office:value-type="float" office:value="1641.796143" calcext:value-type="float">
            <text:p>1641.796143</text:p>
          </table:table-cell>
          <table:table-cell office:value-type="float" office:value="1699.332275" calcext:value-type="float">
            <text:p>1699.332275</text:p>
          </table:table-cell>
          <table:table-cell table:number-columns-repeated="13"/>
        </table:table-row>
        <table:table-row table:style-name="ro1">
          <table:table-cell office:value-type="float" office:value="1638.780396" calcext:value-type="float">
            <text:p>1638.780396</text:p>
          </table:table-cell>
          <table:table-cell office:value-type="float" office:value="1697.807739" calcext:value-type="float">
            <text:p>1697.807739</text:p>
          </table:table-cell>
          <table:table-cell office:value-type="float" office:value="1639.759644" calcext:value-type="float">
            <text:p>1639.759644</text:p>
          </table:table-cell>
          <table:table-cell office:value-type="float" office:value="1699.964844" calcext:value-type="float">
            <text:p>1699.964844</text:p>
          </table:table-cell>
          <table:table-cell table:number-columns-repeated="13"/>
        </table:table-row>
        <table:table-row table:style-name="ro1">
          <table:table-cell office:value-type="float" office:value="1634.427612" calcext:value-type="float">
            <text:p>1634.427612</text:p>
          </table:table-cell>
          <table:table-cell office:value-type="float" office:value="1701.35144" calcext:value-type="float">
            <text:p>1701.35144</text:p>
          </table:table-cell>
          <table:table-cell office:value-type="float" office:value="1639.790161" calcext:value-type="float">
            <text:p>1639.790161</text:p>
          </table:table-cell>
          <table:table-cell office:value-type="float" office:value="1700.57959" calcext:value-type="float">
            <text:p>1700.57959</text:p>
          </table:table-cell>
          <table:table-cell table:number-columns-repeated="13"/>
        </table:table-row>
        <table:table-row table:style-name="ro1">
          <table:table-cell office:value-type="float" office:value="1637.546387" calcext:value-type="float">
            <text:p>1637.546387</text:p>
          </table:table-cell>
          <table:table-cell office:value-type="float" office:value="1703.456177" calcext:value-type="float">
            <text:p>1703.456177</text:p>
          </table:table-cell>
          <table:table-cell office:value-type="float" office:value="1642.696899" calcext:value-type="float">
            <text:p>1642.696899</text:p>
          </table:table-cell>
          <table:table-cell office:value-type="float" office:value="1699.506836" calcext:value-type="float">
            <text:p>1699.506836</text:p>
          </table:table-cell>
          <table:table-cell table:number-columns-repeated="13"/>
        </table:table-row>
        <table:table-row table:style-name="ro1">
          <table:table-cell office:value-type="float" office:value="1639.054932" calcext:value-type="float">
            <text:p>1639.054932</text:p>
          </table:table-cell>
          <table:table-cell office:value-type="float" office:value="1701.732056" calcext:value-type="float">
            <text:p>1701.732056</text:p>
          </table:table-cell>
          <table:table-cell office:value-type="float" office:value="1641.521729" calcext:value-type="float">
            <text:p>1641.521729</text:p>
          </table:table-cell>
          <table:table-cell office:value-type="float" office:value="1700.270874" calcext:value-type="float">
            <text:p>1700.270874</text:p>
          </table:table-cell>
          <table:table-cell table:number-columns-repeated="13"/>
        </table:table-row>
        <table:table-row table:style-name="ro1">
          <table:table-cell office:value-type="float" office:value="1641.442505" calcext:value-type="float">
            <text:p>1641.442505</text:p>
          </table:table-cell>
          <table:table-cell office:value-type="float" office:value="1699.172852" calcext:value-type="float">
            <text:p>1699.172852</text:p>
          </table:table-cell>
          <table:table-cell office:value-type="float" office:value="1645.413086" calcext:value-type="float">
            <text:p>1645.413086</text:p>
          </table:table-cell>
          <table:table-cell office:value-type="float" office:value="1699.598022" calcext:value-type="float">
            <text:p>1699.598022</text:p>
          </table:table-cell>
          <table:table-cell table:number-columns-repeated="13"/>
        </table:table-row>
        <table:table-row table:style-name="ro1">
          <table:table-cell office:value-type="float" office:value="1639.145874" calcext:value-type="float">
            <text:p>1639.145874</text:p>
          </table:table-cell>
          <table:table-cell office:value-type="float" office:value="1701.706421" calcext:value-type="float">
            <text:p>1701.706421</text:p>
          </table:table-cell>
          <table:table-cell office:value-type="float" office:value="1641.347412" calcext:value-type="float">
            <text:p>1641.347412</text:p>
          </table:table-cell>
          <table:table-cell office:value-type="float" office:value="1703.555542" calcext:value-type="float">
            <text:p>1703.555542</text:p>
          </table:table-cell>
          <table:table-cell table:number-columns-repeated="13"/>
        </table:table-row>
        <table:table-row table:style-name="ro1">
          <table:table-cell office:value-type="float" office:value="1635.596191" calcext:value-type="float">
            <text:p>1635.596191</text:p>
          </table:table-cell>
          <table:table-cell office:value-type="float" office:value="1703.978027" calcext:value-type="float">
            <text:p>1703.978027</text:p>
          </table:table-cell>
          <table:table-cell office:value-type="float" office:value="1638.113159" calcext:value-type="float">
            <text:p>1638.113159</text:p>
          </table:table-cell>
          <table:table-cell office:value-type="float" office:value="1704.175903" calcext:value-type="float">
            <text:p>1704.175903</text:p>
          </table:table-cell>
          <table:table-cell table:number-columns-repeated="13"/>
        </table:table-row>
        <table:table-row table:style-name="ro1">
          <table:table-cell office:value-type="float" office:value="1635.788574" calcext:value-type="float">
            <text:p>1635.788574</text:p>
          </table:table-cell>
          <table:table-cell office:value-type="float" office:value="1701.463745" calcext:value-type="float">
            <text:p>1701.463745</text:p>
          </table:table-cell>
          <table:table-cell office:value-type="float" office:value="1641.837891" calcext:value-type="float">
            <text:p>1641.837891</text:p>
          </table:table-cell>
          <table:table-cell office:value-type="float" office:value="1702.886597" calcext:value-type="float">
            <text:p>1702.886597</text:p>
          </table:table-cell>
          <table:table-cell table:number-columns-repeated="13"/>
        </table:table-row>
        <table:table-row table:style-name="ro1">
          <table:table-cell office:value-type="float" office:value="1634.796021" calcext:value-type="float">
            <text:p>1634.796021</text:p>
          </table:table-cell>
          <table:table-cell office:value-type="float" office:value="1705.693359" calcext:value-type="float">
            <text:p>1705.693359</text:p>
          </table:table-cell>
          <table:table-cell office:value-type="float" office:value="1642.437134" calcext:value-type="float">
            <text:p>1642.437134</text:p>
          </table:table-cell>
          <table:table-cell office:value-type="float" office:value="1705.146484" calcext:value-type="float">
            <text:p>1705.146484</text:p>
          </table:table-cell>
          <table:table-cell table:number-columns-repeated="13"/>
        </table:table-row>
        <table:table-row table:style-name="ro1">
          <table:table-cell office:value-type="float" office:value="1637.741333" calcext:value-type="float">
            <text:p>1637.741333</text:p>
          </table:table-cell>
          <table:table-cell office:value-type="float" office:value="1701.565674" calcext:value-type="float">
            <text:p>1701.565674</text:p>
          </table:table-cell>
          <table:table-cell office:value-type="float" office:value="1639.831055" calcext:value-type="float">
            <text:p>1639.831055</text:p>
          </table:table-cell>
          <table:table-cell office:value-type="float" office:value="1702.251709" calcext:value-type="float">
            <text:p>1702.251709</text:p>
          </table:table-cell>
          <table:table-cell table:number-columns-repeated="13"/>
        </table:table-row>
        <table:table-row table:style-name="ro1">
          <table:table-cell office:value-type="float" office:value="1637.40918" calcext:value-type="float">
            <text:p>1637.40918</text:p>
          </table:table-cell>
          <table:table-cell office:value-type="float" office:value="1704.213745" calcext:value-type="float">
            <text:p>1704.213745</text:p>
          </table:table-cell>
          <table:table-cell office:value-type="float" office:value="1640.639648" calcext:value-type="float">
            <text:p>1640.639648</text:p>
          </table:table-cell>
          <table:table-cell office:value-type="float" office:value="1703.537231" calcext:value-type="float">
            <text:p>1703.537231</text:p>
          </table:table-cell>
          <table:table-cell table:number-columns-repeated="13"/>
        </table:table-row>
        <table:table-row table:style-name="ro1">
          <table:table-cell office:value-type="float" office:value="1638.754761" calcext:value-type="float">
            <text:p>1638.754761</text:p>
          </table:table-cell>
          <table:table-cell office:value-type="float" office:value="1702.930908" calcext:value-type="float">
            <text:p>1702.930908</text:p>
          </table:table-cell>
          <table:table-cell office:value-type="float" office:value="1640.505371" calcext:value-type="float">
            <text:p>1640.505371</text:p>
          </table:table-cell>
          <table:table-cell office:value-type="float" office:value="1707.237061" calcext:value-type="float">
            <text:p>1707.237061</text:p>
          </table:table-cell>
          <table:table-cell table:number-columns-repeated="13"/>
        </table:table-row>
        <table:table-row table:style-name="ro1">
          <table:table-cell office:value-type="float" office:value="1642.148682" calcext:value-type="float">
            <text:p>1642.148682</text:p>
          </table:table-cell>
          <table:table-cell office:value-type="float" office:value="1702.059692" calcext:value-type="float">
            <text:p>1702.059692</text:p>
          </table:table-cell>
          <table:table-cell office:value-type="float" office:value="1643.645386" calcext:value-type="float">
            <text:p>1643.645386</text:p>
          </table:table-cell>
          <table:table-cell office:value-type="float" office:value="1706.134399" calcext:value-type="float">
            <text:p>1706.134399</text:p>
          </table:table-cell>
          <table:table-cell table:number-columns-repeated="13"/>
        </table:table-row>
        <table:table-row table:style-name="ro1">
          <table:table-cell office:value-type="float" office:value="1634.597656" calcext:value-type="float">
            <text:p>1634.597656</text:p>
          </table:table-cell>
          <table:table-cell office:value-type="float" office:value="1709.72168" calcext:value-type="float">
            <text:p>1709.72168</text:p>
          </table:table-cell>
          <table:table-cell office:value-type="float" office:value="1640.502563" calcext:value-type="float">
            <text:p>1640.502563</text:p>
          </table:table-cell>
          <table:table-cell office:value-type="float" office:value="1706.520264" calcext:value-type="float">
            <text:p>1706.520264</text:p>
          </table:table-cell>
          <table:table-cell table:number-columns-repeated="13"/>
        </table:table-row>
        <table:table-row table:style-name="ro1">
          <table:table-cell office:value-type="float" office:value="1641.407104" calcext:value-type="float">
            <text:p>1641.407104</text:p>
          </table:table-cell>
          <table:table-cell office:value-type="float" office:value="1703.674072" calcext:value-type="float">
            <text:p>1703.674072</text:p>
          </table:table-cell>
          <table:table-cell office:value-type="float" office:value="1644.540283" calcext:value-type="float">
            <text:p>1644.540283</text:p>
          </table:table-cell>
          <table:table-cell office:value-type="float" office:value="1705.313354" calcext:value-type="float">
            <text:p>1705.313354</text:p>
          </table:table-cell>
          <table:table-cell table:number-columns-repeated="13"/>
        </table:table-row>
        <table:table-row table:style-name="ro1">
          <table:table-cell office:value-type="float" office:value="1637.730347" calcext:value-type="float">
            <text:p>1637.730347</text:p>
          </table:table-cell>
          <table:table-cell office:value-type="float" office:value="1706.071655" calcext:value-type="float">
            <text:p>1706.071655</text:p>
          </table:table-cell>
          <table:table-cell office:value-type="float" office:value="1642.806274" calcext:value-type="float">
            <text:p>1642.806274</text:p>
          </table:table-cell>
          <table:table-cell office:value-type="float" office:value="1705.713135" calcext:value-type="float">
            <text:p>1705.713135</text:p>
          </table:table-cell>
          <table:table-cell table:number-columns-repeated="13"/>
        </table:table-row>
        <table:table-row table:style-name="ro1">
          <table:table-cell office:value-type="float" office:value="1639.19751" calcext:value-type="float">
            <text:p>1639.19751</text:p>
          </table:table-cell>
          <table:table-cell office:value-type="float" office:value="1703.553955" calcext:value-type="float">
            <text:p>1703.553955</text:p>
          </table:table-cell>
          <table:table-cell office:value-type="float" office:value="1644.176147" calcext:value-type="float">
            <text:p>1644.176147</text:p>
          </table:table-cell>
          <table:table-cell office:value-type="float" office:value="1704.634155" calcext:value-type="float">
            <text:p>1704.634155</text:p>
          </table:table-cell>
          <table:table-cell table:number-columns-repeated="13"/>
        </table:table-row>
        <table:table-row table:style-name="ro1">
          <table:table-cell office:value-type="float" office:value="1637.839111" calcext:value-type="float">
            <text:p>1637.839111</text:p>
          </table:table-cell>
          <table:table-cell office:value-type="float" office:value="1708.441772" calcext:value-type="float">
            <text:p>1708.441772</text:p>
          </table:table-cell>
          <table:table-cell office:value-type="float" office:value="1644.961548" calcext:value-type="float">
            <text:p>1644.961548</text:p>
          </table:table-cell>
          <table:table-cell office:value-type="float" office:value="1706.223633" calcext:value-type="float">
            <text:p>1706.223633</text:p>
          </table:table-cell>
          <table:table-cell table:number-columns-repeated="13"/>
        </table:table-row>
        <table:table-row table:style-name="ro1">
          <table:table-cell office:value-type="float" office:value="1643.121094" calcext:value-type="float">
            <text:p>1643.121094</text:p>
          </table:table-cell>
          <table:table-cell office:value-type="float" office:value="1706.093994" calcext:value-type="float">
            <text:p>1706.093994</text:p>
          </table:table-cell>
          <table:table-cell office:value-type="float" office:value="1645.154297" calcext:value-type="float">
            <text:p>1645.154297</text:p>
          </table:table-cell>
          <table:table-cell office:value-type="float" office:value="1703.975708" calcext:value-type="float">
            <text:p>1703.975708</text:p>
          </table:table-cell>
          <table:table-cell table:number-columns-repeated="13"/>
        </table:table-row>
        <table:table-row table:style-name="ro1">
          <table:table-cell office:value-type="float" office:value="1642.447021" calcext:value-type="float">
            <text:p>1642.447021</text:p>
          </table:table-cell>
          <table:table-cell office:value-type="float" office:value="1706.708984" calcext:value-type="float">
            <text:p>1706.708984</text:p>
          </table:table-cell>
          <table:table-cell office:value-type="float" office:value="1644.412964" calcext:value-type="float">
            <text:p>1644.412964</text:p>
          </table:table-cell>
          <table:table-cell office:value-type="float" office:value="1706.153198" calcext:value-type="float">
            <text:p>1706.153198</text:p>
          </table:table-cell>
          <table:table-cell table:number-columns-repeated="13"/>
        </table:table-row>
        <table:table-row table:style-name="ro1">
          <table:table-cell office:value-type="float" office:value="1635.860229" calcext:value-type="float">
            <text:p>1635.860229</text:p>
          </table:table-cell>
          <table:table-cell office:value-type="float" office:value="1711.298218" calcext:value-type="float">
            <text:p>1711.298218</text:p>
          </table:table-cell>
          <table:table-cell office:value-type="float" office:value="1640.388184" calcext:value-type="float">
            <text:p>1640.388184</text:p>
          </table:table-cell>
          <table:table-cell office:value-type="float" office:value="1709.57959" calcext:value-type="float">
            <text:p>1709.57959</text:p>
          </table:table-cell>
          <table:table-cell table:number-columns-repeated="13"/>
        </table:table-row>
        <table:table-row table:style-name="ro1">
          <table:table-cell office:value-type="float" office:value="1640.118896" calcext:value-type="float">
            <text:p>1640.118896</text:p>
          </table:table-cell>
          <table:table-cell office:value-type="float" office:value="1706.975098" calcext:value-type="float">
            <text:p>1706.975098</text:p>
          </table:table-cell>
          <table:table-cell office:value-type="float" office:value="1643.998779" calcext:value-type="float">
            <text:p>1643.998779</text:p>
          </table:table-cell>
          <table:table-cell office:value-type="float" office:value="1706.471436" calcext:value-type="float">
            <text:p>1706.471436</text:p>
          </table:table-cell>
          <table:table-cell table:number-columns-repeated="13"/>
        </table:table-row>
        <table:table-row table:style-name="ro1">
          <table:table-cell office:value-type="float" office:value="1640.880859" calcext:value-type="float">
            <text:p>1640.880859</text:p>
          </table:table-cell>
          <table:table-cell office:value-type="float" office:value="1707.974365" calcext:value-type="float">
            <text:p>1707.974365</text:p>
          </table:table-cell>
          <table:table-cell office:value-type="float" office:value="1645.641113" calcext:value-type="float">
            <text:p>1645.641113</text:p>
          </table:table-cell>
          <table:table-cell office:value-type="float" office:value="1706.733643" calcext:value-type="float">
            <text:p>1706.733643</text:p>
          </table:table-cell>
          <table:table-cell table:number-columns-repeated="13"/>
        </table:table-row>
        <table:table-row table:style-name="ro1">
          <table:table-cell office:value-type="float" office:value="1642.03772" calcext:value-type="float">
            <text:p>1642.03772</text:p>
          </table:table-cell>
          <table:table-cell office:value-type="float" office:value="1708.579224" calcext:value-type="float">
            <text:p>1708.579224</text:p>
          </table:table-cell>
          <table:table-cell office:value-type="float" office:value="1642.356689" calcext:value-type="float">
            <text:p>1642.356689</text:p>
          </table:table-cell>
          <table:table-cell office:value-type="float" office:value="1707.773193" calcext:value-type="float">
            <text:p>1707.773193</text:p>
          </table:table-cell>
          <table:table-cell table:number-columns-repeated="13"/>
        </table:table-row>
        <table:table-row table:style-name="ro1">
          <table:table-cell office:value-type="float" office:value="1643.094238" calcext:value-type="float">
            <text:p>1643.094238</text:p>
          </table:table-cell>
          <table:table-cell office:value-type="float" office:value="1707.241333" calcext:value-type="float">
            <text:p>1707.241333</text:p>
          </table:table-cell>
          <table:table-cell office:value-type="float" office:value="1646.697144" calcext:value-type="float">
            <text:p>1646.697144</text:p>
          </table:table-cell>
          <table:table-cell office:value-type="float" office:value="1707.497437" calcext:value-type="float">
            <text:p>1707.497437</text:p>
          </table:table-cell>
          <table:table-cell table:number-columns-repeated="13"/>
        </table:table-row>
        <table:table-row table:style-name="ro1">
          <table:table-cell office:value-type="float" office:value="1642.088257" calcext:value-type="float">
            <text:p>1642.088257</text:p>
          </table:table-cell>
          <table:table-cell office:value-type="float" office:value="1706.796997" calcext:value-type="float">
            <text:p>1706.796997</text:p>
          </table:table-cell>
          <table:table-cell office:value-type="float" office:value="1642.013428" calcext:value-type="float">
            <text:p>1642.013428</text:p>
          </table:table-cell>
          <table:table-cell office:value-type="float" office:value="1707.771484" calcext:value-type="float">
            <text:p>1707.771484</text:p>
          </table:table-cell>
          <table:table-cell table:number-columns-repeated="13"/>
        </table:table-row>
        <table:table-row table:style-name="ro1">
          <table:table-cell office:value-type="float" office:value="1641.311768" calcext:value-type="float">
            <text:p>1641.311768</text:p>
          </table:table-cell>
          <table:table-cell office:value-type="float" office:value="1709.678711" calcext:value-type="float">
            <text:p>1709.678711</text:p>
          </table:table-cell>
          <table:table-cell office:value-type="float" office:value="1644.758667" calcext:value-type="float">
            <text:p>1644.758667</text:p>
          </table:table-cell>
          <table:table-cell office:value-type="float" office:value="1709.939941" calcext:value-type="float">
            <text:p>1709.939941</text:p>
          </table:table-cell>
          <table:table-cell table:number-columns-repeated="13"/>
        </table:table-row>
        <table:table-row table:style-name="ro1">
          <table:table-cell office:value-type="float" office:value="1639.633179" calcext:value-type="float">
            <text:p>1639.633179</text:p>
          </table:table-cell>
          <table:table-cell office:value-type="float" office:value="1712.267578" calcext:value-type="float">
            <text:p>1712.267578</text:p>
          </table:table-cell>
          <table:table-cell office:value-type="float" office:value="1642.584106" calcext:value-type="float">
            <text:p>1642.584106</text:p>
          </table:table-cell>
          <table:table-cell office:value-type="float" office:value="1711.329468" calcext:value-type="float">
            <text:p>1711.329468</text:p>
          </table:table-cell>
          <table:table-cell table:number-columns-repeated="13"/>
        </table:table-row>
        <table:table-row table:style-name="ro1">
          <table:table-cell office:value-type="float" office:value="1642.024658" calcext:value-type="float">
            <text:p>1642.024658</text:p>
          </table:table-cell>
          <table:table-cell office:value-type="float" office:value="1708.712402" calcext:value-type="float">
            <text:p>1708.712402</text:p>
          </table:table-cell>
          <table:table-cell office:value-type="float" office:value="1645.675659" calcext:value-type="float">
            <text:p>1645.675659</text:p>
          </table:table-cell>
          <table:table-cell office:value-type="float" office:value="1710.149536" calcext:value-type="float">
            <text:p>1710.149536</text:p>
          </table:table-cell>
          <table:table-cell table:number-columns-repeated="13"/>
        </table:table-row>
        <table:table-row table:style-name="ro1">
          <table:table-cell office:value-type="float" office:value="1641.839355" calcext:value-type="float">
            <text:p>1641.839355</text:p>
          </table:table-cell>
          <table:table-cell office:value-type="float" office:value="1711.7677" calcext:value-type="float">
            <text:p>1711.7677</text:p>
          </table:table-cell>
          <table:table-cell office:value-type="float" office:value="1647.213013" calcext:value-type="float">
            <text:p>1647.213013</text:p>
          </table:table-cell>
          <table:table-cell office:value-type="float" office:value="1709.019287" calcext:value-type="float">
            <text:p>1709.019287</text:p>
          </table:table-cell>
          <table:table-cell table:number-columns-repeated="13"/>
        </table:table-row>
        <table:table-row table:style-name="ro1">
          <table:table-cell office:value-type="float" office:value="1641.788818" calcext:value-type="float">
            <text:p>1641.788818</text:p>
          </table:table-cell>
          <table:table-cell office:value-type="float" office:value="1709.959229" calcext:value-type="float">
            <text:p>1709.959229</text:p>
          </table:table-cell>
          <table:table-cell office:value-type="float" office:value="1646.299561" calcext:value-type="float">
            <text:p>1646.299561</text:p>
          </table:table-cell>
          <table:table-cell office:value-type="float" office:value="1706.258423" calcext:value-type="float">
            <text:p>1706.258423</text:p>
          </table:table-cell>
          <table:table-cell table:number-columns-repeated="13"/>
        </table:table-row>
        <table:table-row table:style-name="ro1">
          <table:table-cell office:value-type="float" office:value="1643.948975" calcext:value-type="float">
            <text:p>1643.948975</text:p>
          </table:table-cell>
          <table:table-cell office:value-type="float" office:value="1708.928101" calcext:value-type="float">
            <text:p>1708.928101</text:p>
          </table:table-cell>
          <table:table-cell office:value-type="float" office:value="1645.466187" calcext:value-type="float">
            <text:p>1645.466187</text:p>
          </table:table-cell>
          <table:table-cell office:value-type="float" office:value="1710.552246" calcext:value-type="float">
            <text:p>1710.552246</text:p>
          </table:table-cell>
          <table:table-cell table:number-columns-repeated="13"/>
        </table:table-row>
        <table:table-row table:style-name="ro1">
          <table:table-cell office:value-type="float" office:value="1640.232666" calcext:value-type="float">
            <text:p>1640.232666</text:p>
          </table:table-cell>
          <table:table-cell office:value-type="float" office:value="1712.201172" calcext:value-type="float">
            <text:p>1712.201172</text:p>
          </table:table-cell>
          <table:table-cell office:value-type="float" office:value="1644.399902" calcext:value-type="float">
            <text:p>1644.399902</text:p>
          </table:table-cell>
          <table:table-cell office:value-type="float" office:value="1711.505615" calcext:value-type="float">
            <text:p>1711.505615</text:p>
          </table:table-cell>
          <table:table-cell table:number-columns-repeated="13"/>
        </table:table-row>
        <table:table-row table:style-name="ro1">
          <table:table-cell office:value-type="float" office:value="1641.555908" calcext:value-type="float">
            <text:p>1641.555908</text:p>
          </table:table-cell>
          <table:table-cell office:value-type="float" office:value="1711.734009" calcext:value-type="float">
            <text:p>1711.734009</text:p>
          </table:table-cell>
          <table:table-cell office:value-type="float" office:value="1642.763306" calcext:value-type="float">
            <text:p>1642.763306</text:p>
          </table:table-cell>
          <table:table-cell office:value-type="float" office:value="1712.809082" calcext:value-type="float">
            <text:p>1712.809082</text:p>
          </table:table-cell>
          <table:table-cell table:number-columns-repeated="13"/>
        </table:table-row>
        <table:table-row table:style-name="ro1">
          <table:table-cell office:value-type="float" office:value="1640.531982" calcext:value-type="float">
            <text:p>1640.531982</text:p>
          </table:table-cell>
          <table:table-cell office:value-type="float" office:value="1710.490601" calcext:value-type="float">
            <text:p>1710.490601</text:p>
          </table:table-cell>
          <table:table-cell office:value-type="float" office:value="1641.732544" calcext:value-type="float">
            <text:p>1641.732544</text:p>
          </table:table-cell>
          <table:table-cell office:value-type="float" office:value="1709.170654" calcext:value-type="float">
            <text:p>1709.170654</text:p>
          </table:table-cell>
          <table:table-cell table:number-columns-repeated="13"/>
        </table:table-row>
        <table:table-row table:style-name="ro1">
          <table:table-cell office:value-type="float" office:value="1647.115234" calcext:value-type="float">
            <text:p>1647.115234</text:p>
          </table:table-cell>
          <table:table-cell office:value-type="float" office:value="1707.896484" calcext:value-type="float">
            <text:p>1707.896484</text:p>
          </table:table-cell>
          <table:table-cell office:value-type="float" office:value="1646.512207" calcext:value-type="float">
            <text:p>1646.512207</text:p>
          </table:table-cell>
          <table:table-cell office:value-type="float" office:value="1709.497803" calcext:value-type="float">
            <text:p>1709.497803</text:p>
          </table:table-cell>
          <table:table-cell table:number-columns-repeated="13"/>
        </table:table-row>
        <table:table-row table:style-name="ro1">
          <table:table-cell office:value-type="float" office:value="1644.858398" calcext:value-type="float">
            <text:p>1644.858398</text:p>
          </table:table-cell>
          <table:table-cell office:value-type="float" office:value="1708.85498" calcext:value-type="float">
            <text:p>1708.85498</text:p>
          </table:table-cell>
          <table:table-cell office:value-type="float" office:value="1643.074951" calcext:value-type="float">
            <text:p>1643.074951</text:p>
          </table:table-cell>
          <table:table-cell office:value-type="float" office:value="1711.021851" calcext:value-type="float">
            <text:p>1711.021851</text:p>
          </table:table-cell>
          <table:table-cell table:number-columns-repeated="13"/>
        </table:table-row>
        <table:table-row table:style-name="ro1">
          <table:table-cell office:value-type="float" office:value="1643.270996" calcext:value-type="float">
            <text:p>1643.270996</text:p>
          </table:table-cell>
          <table:table-cell office:value-type="float" office:value="1710.625" calcext:value-type="float">
            <text:p>1710.625</text:p>
          </table:table-cell>
          <table:table-cell office:value-type="float" office:value="1644.926392" calcext:value-type="float">
            <text:p>1644.926392</text:p>
          </table:table-cell>
          <table:table-cell office:value-type="float" office:value="1711.44104" calcext:value-type="float">
            <text:p>1711.44104</text:p>
          </table:table-cell>
          <table:table-cell table:number-columns-repeated="13"/>
        </table:table-row>
        <table:table-row table:style-name="ro1">
          <table:table-cell office:value-type="float" office:value="1645.586304" calcext:value-type="float">
            <text:p>1645.586304</text:p>
          </table:table-cell>
          <table:table-cell office:value-type="float" office:value="1711.622925" calcext:value-type="float">
            <text:p>1711.622925</text:p>
          </table:table-cell>
          <table:table-cell office:value-type="float" office:value="1648.728027" calcext:value-type="float">
            <text:p>1648.728027</text:p>
          </table:table-cell>
          <table:table-cell office:value-type="float" office:value="1711.323486" calcext:value-type="float">
            <text:p>1711.323486</text:p>
          </table:table-cell>
          <table:table-cell table:number-columns-repeated="13"/>
        </table:table-row>
        <table:table-row table:style-name="ro1">
          <table:table-cell office:value-type="float" office:value="1646.543335" calcext:value-type="float">
            <text:p>1646.543335</text:p>
          </table:table-cell>
          <table:table-cell office:value-type="float" office:value="1711.06189" calcext:value-type="float">
            <text:p>1711.06189</text:p>
          </table:table-cell>
          <table:table-cell office:value-type="float" office:value="1649.918091" calcext:value-type="float">
            <text:p>1649.918091</text:p>
          </table:table-cell>
          <table:table-cell office:value-type="float" office:value="1711.571899" calcext:value-type="float">
            <text:p>1711.571899</text:p>
          </table:table-cell>
          <table:table-cell table:number-columns-repeated="13"/>
        </table:table-row>
        <table:table-row table:style-name="ro1">
          <table:table-cell office:value-type="float" office:value="1644.218506" calcext:value-type="float">
            <text:p>1644.218506</text:p>
          </table:table-cell>
          <table:table-cell office:value-type="float" office:value="1711.270996" calcext:value-type="float">
            <text:p>1711.270996</text:p>
          </table:table-cell>
          <table:table-cell office:value-type="float" office:value="1646.776001" calcext:value-type="float">
            <text:p>1646.776001</text:p>
          </table:table-cell>
          <table:table-cell office:value-type="float" office:value="1713.286255" calcext:value-type="float">
            <text:p>1713.286255</text:p>
          </table:table-cell>
          <table:table-cell table:number-columns-repeated="13"/>
        </table:table-row>
        <table:table-row table:style-name="ro1">
          <table:table-cell office:value-type="float" office:value="1644.173462" calcext:value-type="float">
            <text:p>1644.173462</text:p>
          </table:table-cell>
          <table:table-cell office:value-type="float" office:value="1712.607788" calcext:value-type="float">
            <text:p>1712.607788</text:p>
          </table:table-cell>
          <table:table-cell office:value-type="float" office:value="1648.266724" calcext:value-type="float">
            <text:p>1648.266724</text:p>
          </table:table-cell>
          <table:table-cell office:value-type="float" office:value="1713.259277" calcext:value-type="float">
            <text:p>1713.259277</text:p>
          </table:table-cell>
          <table:table-cell table:number-columns-repeated="13"/>
        </table:table-row>
        <table:table-row table:style-name="ro1">
          <table:table-cell office:value-type="float" office:value="1648.198486" calcext:value-type="float">
            <text:p>1648.198486</text:p>
          </table:table-cell>
          <table:table-cell office:value-type="float" office:value="1710.427979" calcext:value-type="float">
            <text:p>1710.427979</text:p>
          </table:table-cell>
          <table:table-cell office:value-type="float" office:value="1646.631836" calcext:value-type="float">
            <text:p>1646.631836</text:p>
          </table:table-cell>
          <table:table-cell office:value-type="float" office:value="1714.641724" calcext:value-type="float">
            <text:p>1714.641724</text:p>
          </table:table-cell>
          <table:table-cell table:number-columns-repeated="13"/>
        </table:table-row>
        <table:table-row table:style-name="ro1">
          <table:table-cell office:value-type="float" office:value="1646.887329" calcext:value-type="float">
            <text:p>1646.887329</text:p>
          </table:table-cell>
          <table:table-cell office:value-type="float" office:value="1714.235596" calcext:value-type="float">
            <text:p>1714.235596</text:p>
          </table:table-cell>
          <table:table-cell office:value-type="float" office:value="1648.356445" calcext:value-type="float">
            <text:p>1648.356445</text:p>
          </table:table-cell>
          <table:table-cell office:value-type="float" office:value="1713.845459" calcext:value-type="float">
            <text:p>1713.845459</text:p>
          </table:table-cell>
          <table:table-cell table:number-columns-repeated="13"/>
        </table:table-row>
        <table:table-row table:style-name="ro1">
          <table:table-cell office:value-type="float" office:value="1645.782715" calcext:value-type="float">
            <text:p>1645.782715</text:p>
          </table:table-cell>
          <table:table-cell office:value-type="float" office:value="1711.198364" calcext:value-type="float">
            <text:p>1711.198364</text:p>
          </table:table-cell>
          <table:table-cell office:value-type="float" office:value="1646.905518" calcext:value-type="float">
            <text:p>1646.905518</text:p>
          </table:table-cell>
          <table:table-cell office:value-type="float" office:value="1715.636841" calcext:value-type="float">
            <text:p>1715.636841</text:p>
          </table:table-cell>
          <table:table-cell table:number-columns-repeated="13"/>
        </table:table-row>
        <table:table-row table:style-name="ro1">
          <table:table-cell office:value-type="float" office:value="1644.901855" calcext:value-type="float">
            <text:p>1644.901855</text:p>
          </table:table-cell>
          <table:table-cell office:value-type="float" office:value="1716.207886" calcext:value-type="float">
            <text:p>1716.207886</text:p>
          </table:table-cell>
          <table:table-cell office:value-type="float" office:value="1650.15918" calcext:value-type="float">
            <text:p>1650.15918</text:p>
          </table:table-cell>
          <table:table-cell office:value-type="float" office:value="1712.800903" calcext:value-type="float">
            <text:p>1712.800903</text:p>
          </table:table-cell>
          <table:table-cell table:number-columns-repeated="13"/>
        </table:table-row>
        <table:table-row table:style-name="ro1">
          <table:table-cell office:value-type="float" office:value="1646.474487" calcext:value-type="float">
            <text:p>1646.474487</text:p>
          </table:table-cell>
          <table:table-cell office:value-type="float" office:value="1712.598145" calcext:value-type="float">
            <text:p>1712.598145</text:p>
          </table:table-cell>
          <table:table-cell office:value-type="float" office:value="1646.506714" calcext:value-type="float">
            <text:p>1646.506714</text:p>
          </table:table-cell>
          <table:table-cell office:value-type="float" office:value="1712.6521" calcext:value-type="float">
            <text:p>1712.6521</text:p>
          </table:table-cell>
          <table:table-cell table:number-columns-repeated="13"/>
        </table:table-row>
        <table:table-row table:style-name="ro1">
          <table:table-cell office:value-type="float" office:value="1646.892822" calcext:value-type="float">
            <text:p>1646.892822</text:p>
          </table:table-cell>
          <table:table-cell office:value-type="float" office:value="1710.094116" calcext:value-type="float">
            <text:p>1710.094116</text:p>
          </table:table-cell>
          <table:table-cell office:value-type="float" office:value="1645.172119" calcext:value-type="float">
            <text:p>1645.172119</text:p>
          </table:table-cell>
          <table:table-cell office:value-type="float" office:value="1714.356079" calcext:value-type="float">
            <text:p>1714.356079</text:p>
          </table:table-cell>
          <table:table-cell table:number-columns-repeated="13"/>
        </table:table-row>
        <table:table-row table:style-name="ro1">
          <table:table-cell office:value-type="float" office:value="1643.011963" calcext:value-type="float">
            <text:p>1643.011963</text:p>
          </table:table-cell>
          <table:table-cell office:value-type="float" office:value="1713.636963" calcext:value-type="float">
            <text:p>1713.636963</text:p>
          </table:table-cell>
          <table:table-cell office:value-type="float" office:value="1647.075562" calcext:value-type="float">
            <text:p>1647.075562</text:p>
          </table:table-cell>
          <table:table-cell office:value-type="float" office:value="1716.975952" calcext:value-type="float">
            <text:p>1716.975952</text:p>
          </table:table-cell>
          <table:table-cell table:number-columns-repeated="13"/>
        </table:table-row>
        <table:table-row table:style-name="ro1">
          <table:table-cell office:value-type="float" office:value="1644.286377" calcext:value-type="float">
            <text:p>1644.286377</text:p>
          </table:table-cell>
          <table:table-cell office:value-type="float" office:value="1714.487427" calcext:value-type="float">
            <text:p>1714.487427</text:p>
          </table:table-cell>
          <table:table-cell office:value-type="float" office:value="1647.044067" calcext:value-type="float">
            <text:p>1647.044067</text:p>
          </table:table-cell>
          <table:table-cell office:value-type="float" office:value="1713.742554" calcext:value-type="float">
            <text:p>1713.742554</text:p>
          </table:table-cell>
          <table:table-cell table:number-columns-repeated="13"/>
        </table:table-row>
        <table:table-row table:style-name="ro1">
          <table:table-cell office:value-type="float" office:value="1649.026245" calcext:value-type="float">
            <text:p>1649.026245</text:p>
          </table:table-cell>
          <table:table-cell office:value-type="float" office:value="1710.309082" calcext:value-type="float">
            <text:p>1710.309082</text:p>
          </table:table-cell>
          <table:table-cell office:value-type="float" office:value="1649.208496" calcext:value-type="float">
            <text:p>1649.208496</text:p>
          </table:table-cell>
          <table:table-cell office:value-type="float" office:value="1713.430054" calcext:value-type="float">
            <text:p>1713.430054</text:p>
          </table:table-cell>
          <table:table-cell table:number-columns-repeated="13"/>
        </table:table-row>
        <table:table-row table:style-name="ro1">
          <table:table-cell office:value-type="float" office:value="1645.46167" calcext:value-type="float">
            <text:p>1645.46167</text:p>
          </table:table-cell>
          <table:table-cell office:value-type="float" office:value="1714.620361" calcext:value-type="float">
            <text:p>1714.620361</text:p>
          </table:table-cell>
          <table:table-cell office:value-type="float" office:value="1644.118896" calcext:value-type="float">
            <text:p>1644.118896</text:p>
          </table:table-cell>
          <table:table-cell office:value-type="float" office:value="1714.641724" calcext:value-type="float">
            <text:p>1714.641724</text:p>
          </table:table-cell>
          <table:table-cell table:number-columns-repeated="13"/>
        </table:table-row>
        <table:table-row table:style-name="ro1">
          <table:table-cell office:value-type="float" office:value="1647.01062" calcext:value-type="float">
            <text:p>1647.01062</text:p>
          </table:table-cell>
          <table:table-cell office:value-type="float" office:value="1711.166138" calcext:value-type="float">
            <text:p>1711.166138</text:p>
          </table:table-cell>
          <table:table-cell office:value-type="float" office:value="1650.7854" calcext:value-type="float">
            <text:p>1650.7854</text:p>
          </table:table-cell>
          <table:table-cell office:value-type="float" office:value="1713.582031" calcext:value-type="float">
            <text:p>1713.582031</text:p>
          </table:table-cell>
          <table:table-cell table:number-columns-repeated="13"/>
        </table:table-row>
        <table:table-row table:style-name="ro1">
          <table:table-cell office:value-type="float" office:value="1647.052002" calcext:value-type="float">
            <text:p>1647.052002</text:p>
          </table:table-cell>
          <table:table-cell office:value-type="float" office:value="1714.108643" calcext:value-type="float">
            <text:p>1714.108643</text:p>
          </table:table-cell>
          <table:table-cell office:value-type="float" office:value="1646.913208" calcext:value-type="float">
            <text:p>1646.913208</text:p>
          </table:table-cell>
          <table:table-cell office:value-type="float" office:value="1715.955811" calcext:value-type="float">
            <text:p>1715.955811</text:p>
          </table:table-cell>
          <table:table-cell table:number-columns-repeated="13"/>
        </table:table-row>
        <table:table-row table:style-name="ro1">
          <table:table-cell office:value-type="float" office:value="1645.859985" calcext:value-type="float">
            <text:p>1645.859985</text:p>
          </table:table-cell>
          <table:table-cell office:value-type="float" office:value="1712.295654" calcext:value-type="float">
            <text:p>1712.295654</text:p>
          </table:table-cell>
          <table:table-cell office:value-type="float" office:value="1647.441895" calcext:value-type="float">
            <text:p>1647.441895</text:p>
          </table:table-cell>
          <table:table-cell office:value-type="float" office:value="1714.151245" calcext:value-type="float">
            <text:p>1714.151245</text:p>
          </table:table-cell>
          <table:table-cell table:number-columns-repeated="13"/>
        </table:table-row>
        <table:table-row table:style-name="ro1">
          <table:table-cell office:value-type="float" office:value="1645.363892" calcext:value-type="float">
            <text:p>1645.363892</text:p>
          </table:table-cell>
          <table:table-cell office:value-type="float" office:value="1714.733276" calcext:value-type="float">
            <text:p>1714.733276</text:p>
          </table:table-cell>
          <table:table-cell office:value-type="float" office:value="1649.041748" calcext:value-type="float">
            <text:p>1649.041748</text:p>
          </table:table-cell>
          <table:table-cell office:value-type="float" office:value="1714.060913" calcext:value-type="float">
            <text:p>1714.060913</text:p>
          </table:table-cell>
          <table:table-cell table:number-columns-repeated="13"/>
        </table:table-row>
        <table:table-row table:style-name="ro1">
          <table:table-cell office:value-type="float" office:value="1641.667847" calcext:value-type="float">
            <text:p>1641.667847</text:p>
          </table:table-cell>
          <table:table-cell office:value-type="float" office:value="1715.16748" calcext:value-type="float">
            <text:p>1715.16748</text:p>
          </table:table-cell>
          <table:table-cell office:value-type="float" office:value="1646.537109" calcext:value-type="float">
            <text:p>1646.537109</text:p>
          </table:table-cell>
          <table:table-cell office:value-type="float" office:value="1714.987061" calcext:value-type="float">
            <text:p>1714.987061</text:p>
          </table:table-cell>
          <table:table-cell table:number-columns-repeated="13"/>
        </table:table-row>
        <table:table-row table:style-name="ro1">
          <table:table-cell office:value-type="float" office:value="1646.547241" calcext:value-type="float">
            <text:p>1646.547241</text:p>
          </table:table-cell>
          <table:table-cell office:value-type="float" office:value="1711.605347" calcext:value-type="float">
            <text:p>1711.605347</text:p>
          </table:table-cell>
          <table:table-cell office:value-type="float" office:value="1647.42749" calcext:value-type="float">
            <text:p>1647.42749</text:p>
          </table:table-cell>
          <table:table-cell office:value-type="float" office:value="1712.928467" calcext:value-type="float">
            <text:p>1712.928467</text:p>
          </table:table-cell>
          <table:table-cell table:number-columns-repeated="13"/>
        </table:table-row>
        <table:table-row table:style-name="ro1">
          <table:table-cell office:value-type="float" office:value="1644.958984" calcext:value-type="float">
            <text:p>1644.958984</text:p>
          </table:table-cell>
          <table:table-cell office:value-type="float" office:value="1716.546997" calcext:value-type="float">
            <text:p>1716.546997</text:p>
          </table:table-cell>
          <table:table-cell office:value-type="float" office:value="1647.999268" calcext:value-type="float">
            <text:p>1647.999268</text:p>
          </table:table-cell>
          <table:table-cell office:value-type="float" office:value="1714.719604" calcext:value-type="float">
            <text:p>1714.719604</text:p>
          </table:table-cell>
          <table:table-cell table:number-columns-repeated="13"/>
        </table:table-row>
        <table:table-row table:style-name="ro1">
          <table:table-cell office:value-type="float" office:value="1645.504272" calcext:value-type="float">
            <text:p>1645.504272</text:p>
          </table:table-cell>
          <table:table-cell office:value-type="float" office:value="1713.198853" calcext:value-type="float">
            <text:p>1713.198853</text:p>
          </table:table-cell>
          <table:table-cell office:value-type="float" office:value="1649.25061" calcext:value-type="float">
            <text:p>1649.25061</text:p>
          </table:table-cell>
          <table:table-cell office:value-type="float" office:value="1713.192505" calcext:value-type="float">
            <text:p>1713.192505</text:p>
          </table:table-cell>
          <table:table-cell table:number-columns-repeated="13"/>
        </table:table-row>
        <table:table-row table:style-name="ro1">
          <table:table-cell office:value-type="float" office:value="1645.26355" calcext:value-type="float">
            <text:p>1645.26355</text:p>
          </table:table-cell>
          <table:table-cell office:value-type="float" office:value="1710.946411" calcext:value-type="float">
            <text:p>1710.946411</text:p>
          </table:table-cell>
          <table:table-cell office:value-type="float" office:value="1649.291504" calcext:value-type="float">
            <text:p>1649.291504</text:p>
          </table:table-cell>
          <table:table-cell office:value-type="float" office:value="1713.468018" calcext:value-type="float">
            <text:p>1713.468018</text:p>
          </table:table-cell>
          <table:table-cell table:number-columns-repeated="13"/>
        </table:table-row>
        <table:table-row table:style-name="ro1">
          <table:table-cell office:value-type="float" office:value="1648.498535" calcext:value-type="float">
            <text:p>1648.498535</text:p>
          </table:table-cell>
          <table:table-cell office:value-type="float" office:value="1709.580322" calcext:value-type="float">
            <text:p>1709.580322</text:p>
          </table:table-cell>
          <table:table-cell office:value-type="float" office:value="1647.788818" calcext:value-type="float">
            <text:p>1647.788818</text:p>
          </table:table-cell>
          <table:table-cell office:value-type="float" office:value="1714.12439" calcext:value-type="float">
            <text:p>1714.12439</text:p>
          </table:table-cell>
          <table:table-cell table:number-columns-repeated="13"/>
        </table:table-row>
        <table:table-row table:style-name="ro1">
          <table:table-cell office:value-type="float" office:value="1647.692383" calcext:value-type="float">
            <text:p>1647.692383</text:p>
          </table:table-cell>
          <table:table-cell office:value-type="float" office:value="1710.617432" calcext:value-type="float">
            <text:p>1710.617432</text:p>
          </table:table-cell>
          <table:table-cell office:value-type="float" office:value="1648.349609" calcext:value-type="float">
            <text:p>1648.349609</text:p>
          </table:table-cell>
          <table:table-cell office:value-type="float" office:value="1714.003418" calcext:value-type="float">
            <text:p>1714.003418</text:p>
          </table:table-cell>
          <table:table-cell table:number-columns-repeated="13"/>
        </table:table-row>
        <table:table-row table:style-name="ro1">
          <table:table-cell office:value-type="float" office:value="1645.868286" calcext:value-type="float">
            <text:p>1645.868286</text:p>
          </table:table-cell>
          <table:table-cell office:value-type="float" office:value="1713.514038" calcext:value-type="float">
            <text:p>1713.514038</text:p>
          </table:table-cell>
          <table:table-cell office:value-type="float" office:value="1649.740479" calcext:value-type="float">
            <text:p>1649.740479</text:p>
          </table:table-cell>
          <table:table-cell office:value-type="float" office:value="1718.501099" calcext:value-type="float">
            <text:p>1718.501099</text:p>
          </table:table-cell>
          <table:table-cell table:number-columns-repeated="13"/>
        </table:table-row>
        <table:table-row table:style-name="ro1">
          <table:table-cell office:value-type="float" office:value="1645.889771" calcext:value-type="float">
            <text:p>1645.889771</text:p>
          </table:table-cell>
          <table:table-cell office:value-type="float" office:value="1715.990845" calcext:value-type="float">
            <text:p>1715.990845</text:p>
          </table:table-cell>
          <table:table-cell office:value-type="float" office:value="1647.268555" calcext:value-type="float">
            <text:p>1647.268555</text:p>
          </table:table-cell>
          <table:table-cell office:value-type="float" office:value="1718.154297" calcext:value-type="float">
            <text:p>1718.154297</text:p>
          </table:table-cell>
          <table:table-cell table:number-columns-repeated="13"/>
        </table:table-row>
        <table:table-row table:style-name="ro1">
          <table:table-cell office:value-type="float" office:value="1648.356079" calcext:value-type="float">
            <text:p>1648.356079</text:p>
          </table:table-cell>
          <table:table-cell office:value-type="float" office:value="1715.771973" calcext:value-type="float">
            <text:p>1715.771973</text:p>
          </table:table-cell>
          <table:table-cell office:value-type="float" office:value="1650.238159" calcext:value-type="float">
            <text:p>1650.238159</text:p>
          </table:table-cell>
          <table:table-cell office:value-type="float" office:value="1718.004272" calcext:value-type="float">
            <text:p>1718.004272</text:p>
          </table:table-cell>
          <table:table-cell table:number-columns-repeated="13"/>
        </table:table-row>
        <table:table-row table:style-name="ro1">
          <table:table-cell office:value-type="float" office:value="1649.419922" calcext:value-type="float">
            <text:p>1649.419922</text:p>
          </table:table-cell>
          <table:table-cell office:value-type="float" office:value="1714.414551" calcext:value-type="float">
            <text:p>1714.414551</text:p>
          </table:table-cell>
          <table:table-cell office:value-type="float" office:value="1653.694946" calcext:value-type="float">
            <text:p>1653.694946</text:p>
          </table:table-cell>
          <table:table-cell office:value-type="float" office:value="1713.999634" calcext:value-type="float">
            <text:p>1713.999634</text:p>
          </table:table-cell>
          <table:table-cell table:number-columns-repeated="13"/>
        </table:table-row>
        <table:table-row table:style-name="ro1">
          <table:table-cell office:value-type="float" office:value="1647.516235" calcext:value-type="float">
            <text:p>1647.516235</text:p>
          </table:table-cell>
          <table:table-cell office:value-type="float" office:value="1715.701538" calcext:value-type="float">
            <text:p>1715.701538</text:p>
          </table:table-cell>
          <table:table-cell office:value-type="float" office:value="1649.891479" calcext:value-type="float">
            <text:p>1649.891479</text:p>
          </table:table-cell>
          <table:table-cell office:value-type="float" office:value="1718.472046" calcext:value-type="float">
            <text:p>1718.472046</text:p>
          </table:table-cell>
          <table:table-cell table:number-columns-repeated="13"/>
        </table:table-row>
        <table:table-row table:style-name="ro1">
          <table:table-cell office:value-type="float" office:value="1649.001221" calcext:value-type="float">
            <text:p>1649.001221</text:p>
          </table:table-cell>
          <table:table-cell office:value-type="float" office:value="1713.121826" calcext:value-type="float">
            <text:p>1713.121826</text:p>
          </table:table-cell>
          <table:table-cell office:value-type="float" office:value="1651.522705" calcext:value-type="float">
            <text:p>1651.522705</text:p>
          </table:table-cell>
          <table:table-cell office:value-type="float" office:value="1715.13147" calcext:value-type="float">
            <text:p>1715.13147</text:p>
          </table:table-cell>
          <table:table-cell table:number-columns-repeated="13"/>
        </table:table-row>
        <table:table-row table:style-name="ro1">
          <table:table-cell office:value-type="float" office:value="1649.229492" calcext:value-type="float">
            <text:p>1649.229492</text:p>
          </table:table-cell>
          <table:table-cell office:value-type="float" office:value="1716.327271" calcext:value-type="float">
            <text:p>1716.327271</text:p>
          </table:table-cell>
          <table:table-cell office:value-type="float" office:value="1651.562256" calcext:value-type="float">
            <text:p>1651.562256</text:p>
          </table:table-cell>
          <table:table-cell office:value-type="float" office:value="1716.353271" calcext:value-type="float">
            <text:p>1716.353271</text:p>
          </table:table-cell>
          <table:table-cell table:number-columns-repeated="13"/>
        </table:table-row>
        <table:table-row table:style-name="ro1">
          <table:table-cell office:value-type="float" office:value="1647.695801" calcext:value-type="float">
            <text:p>1647.695801</text:p>
          </table:table-cell>
          <table:table-cell office:value-type="float" office:value="1717.723022" calcext:value-type="float">
            <text:p>1717.723022</text:p>
          </table:table-cell>
          <table:table-cell office:value-type="float" office:value="1650.470459" calcext:value-type="float">
            <text:p>1650.470459</text:p>
          </table:table-cell>
          <table:table-cell office:value-type="float" office:value="1718.930054" calcext:value-type="float">
            <text:p>1718.930054</text:p>
          </table:table-cell>
          <table:table-cell table:number-columns-repeated="13"/>
        </table:table-row>
        <table:table-row table:style-name="ro1">
          <table:table-cell office:value-type="float" office:value="1648.015503" calcext:value-type="float">
            <text:p>1648.015503</text:p>
          </table:table-cell>
          <table:table-cell office:value-type="float" office:value="1717.519775" calcext:value-type="float">
            <text:p>1717.519775</text:p>
          </table:table-cell>
          <table:table-cell office:value-type="float" office:value="1648.832153" calcext:value-type="float">
            <text:p>1648.832153</text:p>
          </table:table-cell>
          <table:table-cell office:value-type="float" office:value="1719.408569" calcext:value-type="float">
            <text:p>1719.408569</text:p>
          </table:table-cell>
          <table:table-cell table:number-columns-repeated="13"/>
        </table:table-row>
        <table:table-row table:style-name="ro1">
          <table:table-cell office:value-type="float" office:value="1647.190063" calcext:value-type="float">
            <text:p>1647.190063</text:p>
          </table:table-cell>
          <table:table-cell office:value-type="float" office:value="1718.16394" calcext:value-type="float">
            <text:p>1718.16394</text:p>
          </table:table-cell>
          <table:table-cell office:value-type="float" office:value="1650.91687" calcext:value-type="float">
            <text:p>1650.91687</text:p>
          </table:table-cell>
          <table:table-cell office:value-type="float" office:value="1717.693726" calcext:value-type="float">
            <text:p>1717.693726</text:p>
          </table:table-cell>
          <table:table-cell table:number-columns-repeated="13"/>
        </table:table-row>
        <table:table-row table:style-name="ro1">
          <table:table-cell office:value-type="float" office:value="1648.759888" calcext:value-type="float">
            <text:p>1648.759888</text:p>
          </table:table-cell>
          <table:table-cell office:value-type="float" office:value="1714.895752" calcext:value-type="float">
            <text:p>1714.895752</text:p>
          </table:table-cell>
          <table:table-cell office:value-type="float" office:value="1649.003174" calcext:value-type="float">
            <text:p>1649.003174</text:p>
          </table:table-cell>
          <table:table-cell office:value-type="float" office:value="1717.387207" calcext:value-type="float">
            <text:p>1717.387207</text:p>
          </table:table-cell>
          <table:table-cell table:number-columns-repeated="13"/>
        </table:table-row>
        <table:table-row table:style-name="ro1">
          <table:table-cell office:value-type="float" office:value="1647.808472" calcext:value-type="float">
            <text:p>1647.808472</text:p>
          </table:table-cell>
          <table:table-cell office:value-type="float" office:value="1715.459839" calcext:value-type="float">
            <text:p>1715.459839</text:p>
          </table:table-cell>
          <table:table-cell office:value-type="float" office:value="1650.585205" calcext:value-type="float">
            <text:p>1650.585205</text:p>
          </table:table-cell>
          <table:table-cell office:value-type="float" office:value="1718.869995" calcext:value-type="float">
            <text:p>1718.869995</text:p>
          </table:table-cell>
          <table:table-cell table:number-columns-repeated="13"/>
        </table:table-row>
        <table:table-row table:style-name="ro1">
          <table:table-cell office:value-type="float" office:value="1647.827759" calcext:value-type="float">
            <text:p>1647.827759</text:p>
          </table:table-cell>
          <table:table-cell office:value-type="float" office:value="1717.583374" calcext:value-type="float">
            <text:p>1717.583374</text:p>
          </table:table-cell>
          <table:table-cell office:value-type="float" office:value="1650.590332" calcext:value-type="float">
            <text:p>1650.590332</text:p>
          </table:table-cell>
          <table:table-cell office:value-type="float" office:value="1719.019165" calcext:value-type="float">
            <text:p>1719.019165</text:p>
          </table:table-cell>
          <table:table-cell table:number-columns-repeated="13"/>
        </table:table-row>
        <table:table-row table:style-name="ro1">
          <table:table-cell office:value-type="float" office:value="1648.655029" calcext:value-type="float">
            <text:p>1648.655029</text:p>
          </table:table-cell>
          <table:table-cell office:value-type="float" office:value="1713.436401" calcext:value-type="float">
            <text:p>1713.436401</text:p>
          </table:table-cell>
          <table:table-cell office:value-type="float" office:value="1648.220703" calcext:value-type="float">
            <text:p>1648.220703</text:p>
          </table:table-cell>
          <table:table-cell office:value-type="float" office:value="1717.403687" calcext:value-type="float">
            <text:p>1717.403687</text:p>
          </table:table-cell>
          <table:table-cell table:number-columns-repeated="13"/>
        </table:table-row>
        <table:table-row table:style-name="ro1">
          <table:table-cell office:value-type="float" office:value="1650.618896" calcext:value-type="float">
            <text:p>1650.618896</text:p>
          </table:table-cell>
          <table:table-cell office:value-type="float" office:value="1714.637451" calcext:value-type="float">
            <text:p>1714.637451</text:p>
          </table:table-cell>
          <table:table-cell office:value-type="float" office:value="1650.633545" calcext:value-type="float">
            <text:p>1650.633545</text:p>
          </table:table-cell>
          <table:table-cell office:value-type="float" office:value="1718.022583" calcext:value-type="float">
            <text:p>1718.022583</text:p>
          </table:table-cell>
          <table:table-cell table:number-columns-repeated="13"/>
        </table:table-row>
        <table:table-row table:style-name="ro1">
          <table:table-cell office:value-type="float" office:value="1647.39502" calcext:value-type="float">
            <text:p>1647.39502</text:p>
          </table:table-cell>
          <table:table-cell office:value-type="float" office:value="1714.859131" calcext:value-type="float">
            <text:p>1714.859131</text:p>
          </table:table-cell>
          <table:table-cell office:value-type="float" office:value="1654.454834" calcext:value-type="float">
            <text:p>1654.454834</text:p>
          </table:table-cell>
          <table:table-cell office:value-type="float" office:value="1715.845459" calcext:value-type="float">
            <text:p>1715.845459</text:p>
          </table:table-cell>
          <table:table-cell table:number-columns-repeated="13"/>
        </table:table-row>
        <table:table-row table:style-name="ro1">
          <table:table-cell office:value-type="float" office:value="1649.466064" calcext:value-type="float">
            <text:p>1649.466064</text:p>
          </table:table-cell>
          <table:table-cell office:value-type="float" office:value="1714.665527" calcext:value-type="float">
            <text:p>1714.665527</text:p>
          </table:table-cell>
          <table:table-cell office:value-type="float" office:value="1649.640869" calcext:value-type="float">
            <text:p>1649.640869</text:p>
          </table:table-cell>
          <table:table-cell office:value-type="float" office:value="1717.36792" calcext:value-type="float">
            <text:p>1717.36792</text:p>
          </table:table-cell>
          <table:table-cell table:number-columns-repeated="13"/>
        </table:table-row>
        <table:table-row table:style-name="ro1">
          <table:table-cell office:value-type="float" office:value="1649.381958" calcext:value-type="float">
            <text:p>1649.381958</text:p>
          </table:table-cell>
          <table:table-cell office:value-type="float" office:value="1716.403198" calcext:value-type="float">
            <text:p>1716.403198</text:p>
          </table:table-cell>
          <table:table-cell office:value-type="float" office:value="1653.677124" calcext:value-type="float">
            <text:p>1653.677124</text:p>
          </table:table-cell>
          <table:table-cell office:value-type="float" office:value="1716.843018" calcext:value-type="float">
            <text:p>1716.843018</text:p>
          </table:table-cell>
          <table:table-cell table:number-columns-repeated="13"/>
        </table:table-row>
        <table:table-row table:style-name="ro1">
          <table:table-cell office:value-type="float" office:value="1646.329834" calcext:value-type="float">
            <text:p>1646.329834</text:p>
          </table:table-cell>
          <table:table-cell office:value-type="float" office:value="1715.740601" calcext:value-type="float">
            <text:p>1715.740601</text:p>
          </table:table-cell>
          <table:table-cell office:value-type="float" office:value="1650.097534" calcext:value-type="float">
            <text:p>1650.097534</text:p>
          </table:table-cell>
          <table:table-cell office:value-type="float" office:value="1719.862183" calcext:value-type="float">
            <text:p>1719.862183</text:p>
          </table:table-cell>
          <table:table-cell table:number-columns-repeated="13"/>
        </table:table-row>
        <table:table-row table:style-name="ro1">
          <table:table-cell office:value-type="float" office:value="1651.32605" calcext:value-type="float">
            <text:p>1651.32605</text:p>
          </table:table-cell>
          <table:table-cell office:value-type="float" office:value="1714.591797" calcext:value-type="float">
            <text:p>1714.591797</text:p>
          </table:table-cell>
          <table:table-cell office:value-type="float" office:value="1651.236816" calcext:value-type="float">
            <text:p>1651.236816</text:p>
          </table:table-cell>
          <table:table-cell office:value-type="float" office:value="1715.619629" calcext:value-type="float">
            <text:p>1715.619629</text:p>
          </table:table-cell>
          <table:table-cell table:number-columns-repeated="13"/>
        </table:table-row>
        <table:table-row table:style-name="ro1">
          <table:table-cell office:value-type="float" office:value="1650.109375" calcext:value-type="float">
            <text:p>1650.109375</text:p>
          </table:table-cell>
          <table:table-cell office:value-type="float" office:value="1714.234375" calcext:value-type="float">
            <text:p>1714.234375</text:p>
          </table:table-cell>
          <table:table-cell office:value-type="float" office:value="1650.492432" calcext:value-type="float">
            <text:p>1650.492432</text:p>
          </table:table-cell>
          <table:table-cell office:value-type="float" office:value="1716.574097" calcext:value-type="float">
            <text:p>1716.574097</text:p>
          </table:table-cell>
          <table:table-cell table:number-columns-repeated="13"/>
        </table:table-row>
        <table:table-row table:style-name="ro1">
          <table:table-cell office:value-type="float" office:value="1646.454102" calcext:value-type="float">
            <text:p>1646.454102</text:p>
          </table:table-cell>
          <table:table-cell office:value-type="float" office:value="1715.540894" calcext:value-type="float">
            <text:p>1715.540894</text:p>
          </table:table-cell>
          <table:table-cell office:value-type="float" office:value="1650.456543" calcext:value-type="float">
            <text:p>1650.456543</text:p>
          </table:table-cell>
          <table:table-cell office:value-type="float" office:value="1715.959717" calcext:value-type="float">
            <text:p>1715.959717</text:p>
          </table:table-cell>
          <table:table-cell table:number-columns-repeated="13"/>
        </table:table-row>
        <table:table-row table:style-name="ro1">
          <table:table-cell office:value-type="float" office:value="1645.726929" calcext:value-type="float">
            <text:p>1645.726929</text:p>
          </table:table-cell>
          <table:table-cell office:value-type="float" office:value="1716.500488" calcext:value-type="float">
            <text:p>1716.500488</text:p>
          </table:table-cell>
          <table:table-cell office:value-type="float" office:value="1650.619019" calcext:value-type="float">
            <text:p>1650.619019</text:p>
          </table:table-cell>
          <table:table-cell office:value-type="float" office:value="1714.631226" calcext:value-type="float">
            <text:p>1714.631226</text:p>
          </table:table-cell>
          <table:table-cell table:number-columns-repeated="13"/>
        </table:table-row>
        <table:table-row table:style-name="ro1">
          <table:table-cell office:value-type="float" office:value="1644.767578" calcext:value-type="float">
            <text:p>1644.767578</text:p>
          </table:table-cell>
          <table:table-cell office:value-type="float" office:value="1718.820801" calcext:value-type="float">
            <text:p>1718.820801</text:p>
          </table:table-cell>
          <table:table-cell office:value-type="float" office:value="1651.204834" calcext:value-type="float">
            <text:p>1651.204834</text:p>
          </table:table-cell>
          <table:table-cell office:value-type="float" office:value="1720.210815" calcext:value-type="float">
            <text:p>1720.210815</text:p>
          </table:table-cell>
          <table:table-cell table:number-columns-repeated="13"/>
        </table:table-row>
        <table:table-row table:style-name="ro1">
          <table:table-cell office:value-type="float" office:value="1650.243286" calcext:value-type="float">
            <text:p>1650.243286</text:p>
          </table:table-cell>
          <table:table-cell office:value-type="float" office:value="1715.600464" calcext:value-type="float">
            <text:p>1715.600464</text:p>
          </table:table-cell>
          <table:table-cell office:value-type="float" office:value="1651.193237" calcext:value-type="float">
            <text:p>1651.193237</text:p>
          </table:table-cell>
          <table:table-cell office:value-type="float" office:value="1717.070068" calcext:value-type="float">
            <text:p>1717.070068</text:p>
          </table:table-cell>
          <table:table-cell table:number-columns-repeated="13"/>
        </table:table-row>
        <table:table-row table:style-name="ro1">
          <table:table-cell office:value-type="float" office:value="1650.272583" calcext:value-type="float">
            <text:p>1650.272583</text:p>
          </table:table-cell>
          <table:table-cell office:value-type="float" office:value="1715.218994" calcext:value-type="float">
            <text:p>1715.218994</text:p>
          </table:table-cell>
          <table:table-cell office:value-type="float" office:value="1650.953003" calcext:value-type="float">
            <text:p>1650.953003</text:p>
          </table:table-cell>
          <table:table-cell office:value-type="float" office:value="1720.600464" calcext:value-type="float">
            <text:p>1720.600464</text:p>
          </table:table-cell>
          <table:table-cell table:number-columns-repeated="13"/>
        </table:table-row>
        <table:table-row table:style-name="ro1">
          <table:table-cell office:value-type="float" office:value="1650.17981" calcext:value-type="float">
            <text:p>1650.17981</text:p>
          </table:table-cell>
          <table:table-cell office:value-type="float" office:value="1719.604858" calcext:value-type="float">
            <text:p>1719.604858</text:p>
          </table:table-cell>
          <table:table-cell office:value-type="float" office:value="1649.807739" calcext:value-type="float">
            <text:p>1649.807739</text:p>
          </table:table-cell>
          <table:table-cell office:value-type="float" office:value="1718.494507" calcext:value-type="float">
            <text:p>1718.494507</text:p>
          </table:table-cell>
          <table:table-cell table:number-columns-repeated="13"/>
        </table:table-row>
        <table:table-row table:style-name="ro1">
          <table:table-cell office:value-type="float" office:value="1650.802979" calcext:value-type="float">
            <text:p>1650.802979</text:p>
          </table:table-cell>
          <table:table-cell office:value-type="float" office:value="1718.364258" calcext:value-type="float">
            <text:p>1718.364258</text:p>
          </table:table-cell>
          <table:table-cell office:value-type="float" office:value="1651.056274" calcext:value-type="float">
            <text:p>1651.056274</text:p>
          </table:table-cell>
          <table:table-cell office:value-type="float" office:value="1718.809692" calcext:value-type="float">
            <text:p>1718.809692</text:p>
          </table:table-cell>
          <table:table-cell table:number-columns-repeated="13"/>
        </table:table-row>
        <table:table-row table:style-name="ro1">
          <table:table-cell office:value-type="float" office:value="1648.944702" calcext:value-type="float">
            <text:p>1648.944702</text:p>
          </table:table-cell>
          <table:table-cell office:value-type="float" office:value="1716.717651" calcext:value-type="float">
            <text:p>1716.717651</text:p>
          </table:table-cell>
          <table:table-cell office:value-type="float" office:value="1650.24353" calcext:value-type="float">
            <text:p>1650.24353</text:p>
          </table:table-cell>
          <table:table-cell office:value-type="float" office:value="1718.484619" calcext:value-type="float">
            <text:p>1718.484619</text:p>
          </table:table-cell>
          <table:table-cell table:number-columns-repeated="13"/>
        </table:table-row>
        <table:table-row table:style-name="ro1">
          <table:table-cell office:value-type="float" office:value="1650.032104" calcext:value-type="float">
            <text:p>1650.032104</text:p>
          </table:table-cell>
          <table:table-cell office:value-type="float" office:value="1717.735352" calcext:value-type="float">
            <text:p>1717.735352</text:p>
          </table:table-cell>
          <table:table-cell office:value-type="float" office:value="1649.216064" calcext:value-type="float">
            <text:p>1649.216064</text:p>
          </table:table-cell>
          <table:table-cell office:value-type="float" office:value="1720.647827" calcext:value-type="float">
            <text:p>1720.647827</text:p>
          </table:table-cell>
          <table:table-cell table:number-columns-repeated="13"/>
        </table:table-row>
        <table:table-row table:style-name="ro1">
          <table:table-cell office:value-type="float" office:value="1649.762939" calcext:value-type="float">
            <text:p>1649.762939</text:p>
          </table:table-cell>
          <table:table-cell office:value-type="float" office:value="1718.633179" calcext:value-type="float">
            <text:p>1718.633179</text:p>
          </table:table-cell>
          <table:table-cell office:value-type="float" office:value="1650.005493" calcext:value-type="float">
            <text:p>1650.005493</text:p>
          </table:table-cell>
          <table:table-cell office:value-type="float" office:value="1723.278564" calcext:value-type="float">
            <text:p>1723.278564</text:p>
          </table:table-cell>
          <table:table-cell table:number-columns-repeated="13"/>
        </table:table-row>
        <table:table-row table:style-name="ro1">
          <table:table-cell office:value-type="float" office:value="1645.582642" calcext:value-type="float">
            <text:p>1645.582642</text:p>
          </table:table-cell>
          <table:table-cell office:value-type="float" office:value="1721.721436" calcext:value-type="float">
            <text:p>1721.721436</text:p>
          </table:table-cell>
          <table:table-cell office:value-type="float" office:value="1649.912476" calcext:value-type="float">
            <text:p>1649.912476</text:p>
          </table:table-cell>
          <table:table-cell office:value-type="float" office:value="1719.774292" calcext:value-type="float">
            <text:p>1719.774292</text:p>
          </table:table-cell>
          <table:table-cell table:number-columns-repeated="13"/>
        </table:table-row>
        <table:table-row table:style-name="ro1">
          <table:table-cell office:value-type="float" office:value="1651.476562" calcext:value-type="float">
            <text:p>1651.476562</text:p>
          </table:table-cell>
          <table:table-cell office:value-type="float" office:value="1715.991943" calcext:value-type="float">
            <text:p>1715.991943</text:p>
          </table:table-cell>
          <table:table-cell office:value-type="float" office:value="1653.432861" calcext:value-type="float">
            <text:p>1653.432861</text:p>
          </table:table-cell>
          <table:table-cell office:value-type="float" office:value="1718.222778" calcext:value-type="float">
            <text:p>1718.222778</text:p>
          </table:table-cell>
          <table:table-cell table:number-columns-repeated="13"/>
        </table:table-row>
        <table:table-row table:style-name="ro1">
          <table:table-cell office:value-type="float" office:value="1649.067139" calcext:value-type="float">
            <text:p>1649.067139</text:p>
          </table:table-cell>
          <table:table-cell office:value-type="float" office:value="1718.137817" calcext:value-type="float">
            <text:p>1718.137817</text:p>
          </table:table-cell>
          <table:table-cell office:value-type="float" office:value="1653.015137" calcext:value-type="float">
            <text:p>1653.015137</text:p>
          </table:table-cell>
          <table:table-cell office:value-type="float" office:value="1719.800659" calcext:value-type="float">
            <text:p>1719.800659</text:p>
          </table:table-cell>
          <table:table-cell table:number-columns-repeated="13"/>
        </table:table-row>
        <table:table-row table:style-name="ro1">
          <table:table-cell office:value-type="float" office:value="1651.044434" calcext:value-type="float">
            <text:p>1651.044434</text:p>
          </table:table-cell>
          <table:table-cell office:value-type="float" office:value="1719.505005" calcext:value-type="float">
            <text:p>1719.505005</text:p>
          </table:table-cell>
          <table:table-cell office:value-type="float" office:value="1652.135742" calcext:value-type="float">
            <text:p>1652.135742</text:p>
          </table:table-cell>
          <table:table-cell office:value-type="float" office:value="1722.006348" calcext:value-type="float">
            <text:p>1722.006348</text:p>
          </table:table-cell>
          <table:table-cell table:number-columns-repeated="13"/>
        </table:table-row>
        <table:table-row table:style-name="ro1">
          <table:table-cell office:value-type="float" office:value="1650.761963" calcext:value-type="float">
            <text:p>1650.761963</text:p>
          </table:table-cell>
          <table:table-cell office:value-type="float" office:value="1720.369873" calcext:value-type="float">
            <text:p>1720.369873</text:p>
          </table:table-cell>
          <table:table-cell office:value-type="float" office:value="1654.63269" calcext:value-type="float">
            <text:p>1654.63269</text:p>
          </table:table-cell>
          <table:table-cell office:value-type="float" office:value="1720.006104" calcext:value-type="float">
            <text:p>1720.006104</text:p>
          </table:table-cell>
          <table:table-cell table:number-columns-repeated="13"/>
        </table:table-row>
        <table:table-row table:style-name="ro1">
          <table:table-cell office:value-type="float" office:value="1649.584473" calcext:value-type="float">
            <text:p>1649.584473</text:p>
          </table:table-cell>
          <table:table-cell office:value-type="float" office:value="1722.217163" calcext:value-type="float">
            <text:p>1722.217163</text:p>
          </table:table-cell>
          <table:table-cell office:value-type="float" office:value="1652.608154" calcext:value-type="float">
            <text:p>1652.608154</text:p>
          </table:table-cell>
          <table:table-cell office:value-type="float" office:value="1721.889893" calcext:value-type="float">
            <text:p>1721.889893</text:p>
          </table:table-cell>
          <table:table-cell table:number-columns-repeated="13"/>
        </table:table-row>
        <table:table-row table:style-name="ro1">
          <table:table-cell office:value-type="float" office:value="1650.190552" calcext:value-type="float">
            <text:p>1650.190552</text:p>
          </table:table-cell>
          <table:table-cell office:value-type="float" office:value="1722.844482" calcext:value-type="float">
            <text:p>1722.844482</text:p>
          </table:table-cell>
          <table:table-cell office:value-type="float" office:value="1652.945679" calcext:value-type="float">
            <text:p>1652.945679</text:p>
          </table:table-cell>
          <table:table-cell office:value-type="float" office:value="1721.11438" calcext:value-type="float">
            <text:p>1721.11438</text:p>
          </table:table-cell>
          <table:table-cell table:number-columns-repeated="13"/>
        </table:table-row>
        <table:table-row table:style-name="ro1">
          <table:table-cell office:value-type="float" office:value="1652.243896" calcext:value-type="float">
            <text:p>1652.243896</text:p>
          </table:table-cell>
          <table:table-cell office:value-type="float" office:value="1719.036255" calcext:value-type="float">
            <text:p>1719.036255</text:p>
          </table:table-cell>
          <table:table-cell office:value-type="float" office:value="1653.948486" calcext:value-type="float">
            <text:p>1653.948486</text:p>
          </table:table-cell>
          <table:table-cell office:value-type="float" office:value="1719.440186" calcext:value-type="float">
            <text:p>1719.440186</text:p>
          </table:table-cell>
          <table:table-cell table:number-columns-repeated="13"/>
        </table:table-row>
        <table:table-row table:style-name="ro1">
          <table:table-cell office:value-type="float" office:value="1651.594971" calcext:value-type="float">
            <text:p>1651.594971</text:p>
          </table:table-cell>
          <table:table-cell office:value-type="float" office:value="1718.562744" calcext:value-type="float">
            <text:p>1718.562744</text:p>
          </table:table-cell>
          <table:table-cell office:value-type="float" office:value="1654.4823" calcext:value-type="float">
            <text:p>1654.4823</text:p>
          </table:table-cell>
          <table:table-cell office:value-type="float" office:value="1717.172485" calcext:value-type="float">
            <text:p>1717.172485</text:p>
          </table:table-cell>
          <table:table-cell table:number-columns-repeated="13"/>
        </table:table-row>
        <table:table-row table:style-name="ro1">
          <table:table-cell office:value-type="float" office:value="1650.110107" calcext:value-type="float">
            <text:p>1650.110107</text:p>
          </table:table-cell>
          <table:table-cell office:value-type="float" office:value="1718.246826" calcext:value-type="float">
            <text:p>1718.246826</text:p>
          </table:table-cell>
          <table:table-cell office:value-type="float" office:value="1655.405029" calcext:value-type="float">
            <text:p>1655.405029</text:p>
          </table:table-cell>
          <table:table-cell office:value-type="float" office:value="1719.204712" calcext:value-type="float">
            <text:p>1719.204712</text:p>
          </table:table-cell>
          <table:table-cell table:number-columns-repeated="13"/>
        </table:table-row>
        <table:table-row table:style-name="ro1">
          <table:table-cell office:value-type="float" office:value="1650.112549" calcext:value-type="float">
            <text:p>1650.112549</text:p>
          </table:table-cell>
          <table:table-cell office:value-type="float" office:value="1718.061035" calcext:value-type="float">
            <text:p>1718.061035</text:p>
          </table:table-cell>
          <table:table-cell office:value-type="float" office:value="1652.500488" calcext:value-type="float">
            <text:p>1652.500488</text:p>
          </table:table-cell>
          <table:table-cell office:value-type="float" office:value="1722.857666" calcext:value-type="float">
            <text:p>1722.857666</text:p>
          </table:table-cell>
          <table:table-cell table:number-columns-repeated="13"/>
        </table:table-row>
        <table:table-row table:style-name="ro1">
          <table:table-cell office:value-type="float" office:value="1651.316528" calcext:value-type="float">
            <text:p>1651.316528</text:p>
          </table:table-cell>
          <table:table-cell office:value-type="float" office:value="1715.526367" calcext:value-type="float">
            <text:p>1715.526367</text:p>
          </table:table-cell>
          <table:table-cell office:value-type="float" office:value="1654.919678" calcext:value-type="float">
            <text:p>1654.919678</text:p>
          </table:table-cell>
          <table:table-cell office:value-type="float" office:value="1717.040527" calcext:value-type="float">
            <text:p>1717.040527</text:p>
          </table:table-cell>
          <table:table-cell table:number-columns-repeated="13"/>
        </table:table-row>
        <table:table-row table:style-name="ro1">
          <table:table-cell office:value-type="float" office:value="1647.591309" calcext:value-type="float">
            <text:p>1647.591309</text:p>
          </table:table-cell>
          <table:table-cell office:value-type="float" office:value="1718.706787" calcext:value-type="float">
            <text:p>1718.706787</text:p>
          </table:table-cell>
          <table:table-cell office:value-type="float" office:value="1650.528076" calcext:value-type="float">
            <text:p>1650.528076</text:p>
          </table:table-cell>
          <table:table-cell office:value-type="float" office:value="1717.832764" calcext:value-type="float">
            <text:p>1717.832764</text:p>
          </table:table-cell>
          <table:table-cell table:number-columns-repeated="13"/>
        </table:table-row>
        <table:table-row table:style-name="ro1">
          <table:table-cell office:value-type="float" office:value="1649.994507" calcext:value-type="float">
            <text:p>1649.994507</text:p>
          </table:table-cell>
          <table:table-cell office:value-type="float" office:value="1719.248779" calcext:value-type="float">
            <text:p>1719.248779</text:p>
          </table:table-cell>
          <table:table-cell office:value-type="float" office:value="1650.249878" calcext:value-type="float">
            <text:p>1650.249878</text:p>
          </table:table-cell>
          <table:table-cell office:value-type="float" office:value="1722.619507" calcext:value-type="float">
            <text:p>1722.619507</text:p>
          </table:table-cell>
          <table:table-cell table:number-columns-repeated="13"/>
        </table:table-row>
        <table:table-row table:style-name="ro1">
          <table:table-cell office:value-type="float" office:value="1648.631836" calcext:value-type="float">
            <text:p>1648.631836</text:p>
          </table:table-cell>
          <table:table-cell office:value-type="float" office:value="1718.747559" calcext:value-type="float">
            <text:p>1718.747559</text:p>
          </table:table-cell>
          <table:table-cell office:value-type="float" office:value="1650.900024" calcext:value-type="float">
            <text:p>1650.900024</text:p>
          </table:table-cell>
          <table:table-cell office:value-type="float" office:value="1720.047974" calcext:value-type="float">
            <text:p>1720.047974</text:p>
          </table:table-cell>
          <table:table-cell table:number-columns-repeated="13"/>
        </table:table-row>
        <table:table-row table:style-name="ro1">
          <table:table-cell office:value-type="float" office:value="1646.715576" calcext:value-type="float">
            <text:p>1646.715576</text:p>
          </table:table-cell>
          <table:table-cell office:value-type="float" office:value="1719.439209" calcext:value-type="float">
            <text:p>1719.439209</text:p>
          </table:table-cell>
          <table:table-cell office:value-type="float" office:value="1650.796021" calcext:value-type="float">
            <text:p>1650.796021</text:p>
          </table:table-cell>
          <table:table-cell office:value-type="float" office:value="1721.601196" calcext:value-type="float">
            <text:p>1721.601196</text:p>
          </table:table-cell>
          <table:table-cell table:number-columns-repeated="13"/>
        </table:table-row>
        <table:table-row table:style-name="ro1">
          <table:table-cell office:value-type="float" office:value="1650.793091" calcext:value-type="float">
            <text:p>1650.793091</text:p>
          </table:table-cell>
          <table:table-cell office:value-type="float" office:value="1718.901001" calcext:value-type="float">
            <text:p>1718.901001</text:p>
          </table:table-cell>
          <table:table-cell office:value-type="float" office:value="1651.259644" calcext:value-type="float">
            <text:p>1651.259644</text:p>
          </table:table-cell>
          <table:table-cell office:value-type="float" office:value="1721.21521" calcext:value-type="float">
            <text:p>1721.21521</text:p>
          </table:table-cell>
          <table:table-cell table:number-columns-repeated="13"/>
        </table:table-row>
        <table:table-row table:style-name="ro1">
          <table:table-cell office:value-type="float" office:value="1647.884888" calcext:value-type="float">
            <text:p>1647.884888</text:p>
          </table:table-cell>
          <table:table-cell office:value-type="float" office:value="1720.624512" calcext:value-type="float">
            <text:p>1720.624512</text:p>
          </table:table-cell>
          <table:table-cell office:value-type="float" office:value="1649.954712" calcext:value-type="float">
            <text:p>1649.954712</text:p>
          </table:table-cell>
          <table:table-cell office:value-type="float" office:value="1720.666016" calcext:value-type="float">
            <text:p>1720.666016</text:p>
          </table:table-cell>
          <table:table-cell table:number-columns-repeated="13"/>
        </table:table-row>
        <table:table-row table:style-name="ro1">
          <table:table-cell office:value-type="float" office:value="1650.148682" calcext:value-type="float">
            <text:p>1650.148682</text:p>
          </table:table-cell>
          <table:table-cell office:value-type="float" office:value="1718.135132" calcext:value-type="float">
            <text:p>1718.135132</text:p>
          </table:table-cell>
          <table:table-cell office:value-type="float" office:value="1649.486572" calcext:value-type="float">
            <text:p>1649.486572</text:p>
          </table:table-cell>
          <table:table-cell office:value-type="float" office:value="1719.309326" calcext:value-type="float">
            <text:p>1719.309326</text:p>
          </table:table-cell>
          <table:table-cell table:number-columns-repeated="13"/>
        </table:table-row>
        <table:table-row table:style-name="ro1">
          <table:table-cell office:value-type="float" office:value="1646.389526" calcext:value-type="float">
            <text:p>1646.389526</text:p>
          </table:table-cell>
          <table:table-cell office:value-type="float" office:value="1719.14978" calcext:value-type="float">
            <text:p>1719.14978</text:p>
          </table:table-cell>
          <table:table-cell office:value-type="float" office:value="1651.126953" calcext:value-type="float">
            <text:p>1651.126953</text:p>
          </table:table-cell>
          <table:table-cell office:value-type="float" office:value="1719.455933" calcext:value-type="float">
            <text:p>1719.455933</text:p>
          </table:table-cell>
          <table:table-cell table:number-columns-repeated="13"/>
        </table:table-row>
        <table:table-row table:style-name="ro1">
          <table:table-cell office:value-type="float" office:value="1650.95166" calcext:value-type="float">
            <text:p>1650.95166</text:p>
          </table:table-cell>
          <table:table-cell office:value-type="float" office:value="1718.758179" calcext:value-type="float">
            <text:p>1718.758179</text:p>
          </table:table-cell>
          <table:table-cell office:value-type="float" office:value="1652.976807" calcext:value-type="float">
            <text:p>1652.976807</text:p>
          </table:table-cell>
          <table:table-cell office:value-type="float" office:value="1717.671021" calcext:value-type="float">
            <text:p>1717.671021</text:p>
          </table:table-cell>
          <table:table-cell table:number-columns-repeated="13"/>
        </table:table-row>
        <table:table-row table:style-name="ro1">
          <table:table-cell office:value-type="float" office:value="1650.808838" calcext:value-type="float">
            <text:p>1650.808838</text:p>
          </table:table-cell>
          <table:table-cell office:value-type="float" office:value="1716.776367" calcext:value-type="float">
            <text:p>1716.776367</text:p>
          </table:table-cell>
          <table:table-cell office:value-type="float" office:value="1653.264893" calcext:value-type="float">
            <text:p>1653.264893</text:p>
          </table:table-cell>
          <table:table-cell office:value-type="float" office:value="1716.574829" calcext:value-type="float">
            <text:p>1716.574829</text:p>
          </table:table-cell>
          <table:table-cell table:number-columns-repeated="13"/>
        </table:table-row>
        <table:table-row table:style-name="ro1">
          <table:table-cell office:value-type="float" office:value="1652.283325" calcext:value-type="float">
            <text:p>1652.283325</text:p>
          </table:table-cell>
          <table:table-cell office:value-type="float" office:value="1719.569092" calcext:value-type="float">
            <text:p>1719.569092</text:p>
          </table:table-cell>
          <table:table-cell office:value-type="float" office:value="1653.115601" calcext:value-type="float">
            <text:p>1653.115601</text:p>
          </table:table-cell>
          <table:table-cell office:value-type="float" office:value="1719.446045" calcext:value-type="float">
            <text:p>1719.446045</text:p>
          </table:table-cell>
          <table:table-cell table:number-columns-repeated="13"/>
        </table:table-row>
        <table:table-row table:style-name="ro1">
          <table:table-cell office:value-type="float" office:value="1648.37085" calcext:value-type="float">
            <text:p>1648.37085</text:p>
          </table:table-cell>
          <table:table-cell office:value-type="float" office:value="1718.816895" calcext:value-type="float">
            <text:p>1718.816895</text:p>
          </table:table-cell>
          <table:table-cell office:value-type="float" office:value="1651.525146" calcext:value-type="float">
            <text:p>1651.525146</text:p>
          </table:table-cell>
          <table:table-cell office:value-type="float" office:value="1720.175171" calcext:value-type="float">
            <text:p>1720.175171</text:p>
          </table:table-cell>
          <table:table-cell table:number-columns-repeated="13"/>
        </table:table-row>
        <table:table-row table:style-name="ro1">
          <table:table-cell office:value-type="float" office:value="1654.044189" calcext:value-type="float">
            <text:p>1654.044189</text:p>
          </table:table-cell>
          <table:table-cell office:value-type="float" office:value="1718.13562" calcext:value-type="float">
            <text:p>1718.13562</text:p>
          </table:table-cell>
          <table:table-cell office:value-type="float" office:value="1657.028076" calcext:value-type="float">
            <text:p>1657.028076</text:p>
          </table:table-cell>
          <table:table-cell office:value-type="float" office:value="1719.085449" calcext:value-type="float">
            <text:p>1719.085449</text:p>
          </table:table-cell>
          <table:table-cell table:number-columns-repeated="13"/>
        </table:table-row>
        <table:table-row table:style-name="ro1">
          <table:table-cell office:value-type="float" office:value="1648.636353" calcext:value-type="float">
            <text:p>1648.636353</text:p>
          </table:table-cell>
          <table:table-cell office:value-type="float" office:value="1720.743896" calcext:value-type="float">
            <text:p>1720.743896</text:p>
          </table:table-cell>
          <table:table-cell office:value-type="float" office:value="1653.533081" calcext:value-type="float">
            <text:p>1653.533081</text:p>
          </table:table-cell>
          <table:table-cell office:value-type="float" office:value="1724.609741" calcext:value-type="float">
            <text:p>1724.609741</text:p>
          </table:table-cell>
          <table:table-cell table:number-columns-repeated="13"/>
        </table:table-row>
        <table:table-row table:style-name="ro1">
          <table:table-cell office:value-type="float" office:value="1649.949341" calcext:value-type="float">
            <text:p>1649.949341</text:p>
          </table:table-cell>
          <table:table-cell office:value-type="float" office:value="1720.241821" calcext:value-type="float">
            <text:p>1720.241821</text:p>
          </table:table-cell>
          <table:table-cell office:value-type="float" office:value="1654.060059" calcext:value-type="float">
            <text:p>1654.060059</text:p>
          </table:table-cell>
          <table:table-cell office:value-type="float" office:value="1722.368042" calcext:value-type="float">
            <text:p>1722.368042</text:p>
          </table:table-cell>
          <table:table-cell table:number-columns-repeated="13"/>
        </table:table-row>
        <table:table-row table:style-name="ro1">
          <table:table-cell office:value-type="float" office:value="1652.285156" calcext:value-type="float">
            <text:p>1652.285156</text:p>
          </table:table-cell>
          <table:table-cell office:value-type="float" office:value="1720.945923" calcext:value-type="float">
            <text:p>1720.945923</text:p>
          </table:table-cell>
          <table:table-cell office:value-type="float" office:value="1656.294434" calcext:value-type="float">
            <text:p>1656.294434</text:p>
          </table:table-cell>
          <table:table-cell office:value-type="float" office:value="1722.879761" calcext:value-type="float">
            <text:p>1722.879761</text:p>
          </table:table-cell>
          <table:table-cell table:number-columns-repeated="13"/>
        </table:table-row>
        <table:table-row table:style-name="ro1">
          <table:table-cell office:value-type="float" office:value="1648.626587" calcext:value-type="float">
            <text:p>1648.626587</text:p>
          </table:table-cell>
          <table:table-cell office:value-type="float" office:value="1720.026855" calcext:value-type="float">
            <text:p>1720.026855</text:p>
          </table:table-cell>
          <table:table-cell office:value-type="float" office:value="1653.110229" calcext:value-type="float">
            <text:p>1653.110229</text:p>
          </table:table-cell>
          <table:table-cell office:value-type="float" office:value="1720.921143" calcext:value-type="float">
            <text:p>1720.921143</text:p>
          </table:table-cell>
          <table:table-cell table:number-columns-repeated="13"/>
        </table:table-row>
        <table:table-row table:style-name="ro1">
          <table:table-cell office:value-type="float" office:value="1650.33374" calcext:value-type="float">
            <text:p>1650.33374</text:p>
          </table:table-cell>
          <table:table-cell office:value-type="float" office:value="1719.860962" calcext:value-type="float">
            <text:p>1719.860962</text:p>
          </table:table-cell>
          <table:table-cell office:value-type="float" office:value="1653.400024" calcext:value-type="float">
            <text:p>1653.400024</text:p>
          </table:table-cell>
          <table:table-cell office:value-type="float" office:value="1722.742432" calcext:value-type="float">
            <text:p>1722.742432</text:p>
          </table:table-cell>
          <table:table-cell table:number-columns-repeated="13"/>
        </table:table-row>
        <table:table-row table:style-name="ro1">
          <table:table-cell office:value-type="float" office:value="1650.016724" calcext:value-type="float">
            <text:p>1650.016724</text:p>
          </table:table-cell>
          <table:table-cell office:value-type="float" office:value="1720.981201" calcext:value-type="float">
            <text:p>1720.981201</text:p>
          </table:table-cell>
          <table:table-cell office:value-type="float" office:value="1651.7771" calcext:value-type="float">
            <text:p>1651.7771</text:p>
          </table:table-cell>
          <table:table-cell office:value-type="float" office:value="1724.332397" calcext:value-type="float">
            <text:p>1724.332397</text:p>
          </table:table-cell>
          <table:table-cell table:number-columns-repeated="13"/>
        </table:table-row>
        <table:table-row table:style-name="ro1">
          <table:table-cell office:value-type="float" office:value="1650.30957" calcext:value-type="float">
            <text:p>1650.30957</text:p>
          </table:table-cell>
          <table:table-cell office:value-type="float" office:value="1719.49585" calcext:value-type="float">
            <text:p>1719.49585</text:p>
          </table:table-cell>
          <table:table-cell office:value-type="float" office:value="1650.804199" calcext:value-type="float">
            <text:p>1650.804199</text:p>
          </table:table-cell>
          <table:table-cell office:value-type="float" office:value="1723.697754" calcext:value-type="float">
            <text:p>1723.697754</text:p>
          </table:table-cell>
          <table:table-cell table:number-columns-repeated="13"/>
        </table:table-row>
        <table:table-row table:style-name="ro1">
          <table:table-cell office:value-type="float" office:value="1652.59082" calcext:value-type="float">
            <text:p>1652.59082</text:p>
          </table:table-cell>
          <table:table-cell office:value-type="float" office:value="1720.14978" calcext:value-type="float">
            <text:p>1720.14978</text:p>
          </table:table-cell>
          <table:table-cell office:value-type="float" office:value="1653.744019" calcext:value-type="float">
            <text:p>1653.744019</text:p>
          </table:table-cell>
          <table:table-cell office:value-type="float" office:value="1723.97937" calcext:value-type="float">
            <text:p>1723.97937</text:p>
          </table:table-cell>
          <table:table-cell table:number-columns-repeated="13"/>
        </table:table-row>
        <table:table-row table:style-name="ro1">
          <table:table-cell office:value-type="float" office:value="1648.831177" calcext:value-type="float">
            <text:p>1648.831177</text:p>
          </table:table-cell>
          <table:table-cell office:value-type="float" office:value="1721.957275" calcext:value-type="float">
            <text:p>1721.957275</text:p>
          </table:table-cell>
          <table:table-cell office:value-type="float" office:value="1651.694946" calcext:value-type="float">
            <text:p>1651.694946</text:p>
          </table:table-cell>
          <table:table-cell office:value-type="float" office:value="1726.265991" calcext:value-type="float">
            <text:p>1726.265991</text:p>
          </table:table-cell>
          <table:table-cell table:number-columns-repeated="13"/>
        </table:table-row>
        <table:table-row table:style-name="ro1">
          <table:table-cell office:value-type="float" office:value="1650.800537" calcext:value-type="float">
            <text:p>1650.800537</text:p>
          </table:table-cell>
          <table:table-cell office:value-type="float" office:value="1721.958862" calcext:value-type="float">
            <text:p>1721.958862</text:p>
          </table:table-cell>
          <table:table-cell office:value-type="float" office:value="1657.290894" calcext:value-type="float">
            <text:p>1657.290894</text:p>
          </table:table-cell>
          <table:table-cell office:value-type="float" office:value="1720.27832" calcext:value-type="float">
            <text:p>1720.27832</text:p>
          </table:table-cell>
          <table:table-cell table:number-columns-repeated="13"/>
        </table:table-row>
        <table:table-row table:style-name="ro1">
          <table:table-cell office:value-type="float" office:value="1650.596436" calcext:value-type="float">
            <text:p>1650.596436</text:p>
          </table:table-cell>
          <table:table-cell office:value-type="float" office:value="1720.916748" calcext:value-type="float">
            <text:p>1720.916748</text:p>
          </table:table-cell>
          <table:table-cell office:value-type="float" office:value="1653.543579" calcext:value-type="float">
            <text:p>1653.543579</text:p>
          </table:table-cell>
          <table:table-cell office:value-type="float" office:value="1722.403564" calcext:value-type="float">
            <text:p>1722.403564</text:p>
          </table:table-cell>
          <table:table-cell table:number-columns-repeated="13"/>
        </table:table-row>
        <table:table-row table:style-name="ro1">
          <table:table-cell office:value-type="float" office:value="1652.059937" calcext:value-type="float">
            <text:p>1652.059937</text:p>
          </table:table-cell>
          <table:table-cell office:value-type="float" office:value="1722.398438" calcext:value-type="float">
            <text:p>1722.398438</text:p>
          </table:table-cell>
          <table:table-cell office:value-type="float" office:value="1654.238525" calcext:value-type="float">
            <text:p>1654.238525</text:p>
          </table:table-cell>
          <table:table-cell office:value-type="float" office:value="1722.638916" calcext:value-type="float">
            <text:p>1722.638916</text:p>
          </table:table-cell>
          <table:table-cell table:number-columns-repeated="13"/>
        </table:table-row>
        <table:table-row table:style-name="ro1">
          <table:table-cell office:value-type="float" office:value="1652.7771" calcext:value-type="float">
            <text:p>1652.7771</text:p>
          </table:table-cell>
          <table:table-cell office:value-type="float" office:value="1720.919678" calcext:value-type="float">
            <text:p>1720.919678</text:p>
          </table:table-cell>
          <table:table-cell office:value-type="float" office:value="1656.345337" calcext:value-type="float">
            <text:p>1656.345337</text:p>
          </table:table-cell>
          <table:table-cell office:value-type="float" office:value="1723.143066" calcext:value-type="float">
            <text:p>1723.143066</text:p>
          </table:table-cell>
          <table:table-cell table:number-columns-repeated="13"/>
        </table:table-row>
        <table:table-row table:style-name="ro1">
          <table:table-cell office:value-type="float" office:value="1647.730591" calcext:value-type="float">
            <text:p>1647.730591</text:p>
          </table:table-cell>
          <table:table-cell office:value-type="float" office:value="1722.581421" calcext:value-type="float">
            <text:p>1722.581421</text:p>
          </table:table-cell>
          <table:table-cell office:value-type="float" office:value="1651.946289" calcext:value-type="float">
            <text:p>1651.946289</text:p>
          </table:table-cell>
          <table:table-cell office:value-type="float" office:value="1725.280518" calcext:value-type="float">
            <text:p>1725.280518</text:p>
          </table:table-cell>
          <table:table-cell table:number-columns-repeated="13"/>
        </table:table-row>
        <table:table-row table:style-name="ro1">
          <table:table-cell office:value-type="float" office:value="1653.711914" calcext:value-type="float">
            <text:p>1653.711914</text:p>
          </table:table-cell>
          <table:table-cell office:value-type="float" office:value="1720.425415" calcext:value-type="float">
            <text:p>1720.425415</text:p>
          </table:table-cell>
          <table:table-cell office:value-type="float" office:value="1654.318359" calcext:value-type="float">
            <text:p>1654.318359</text:p>
          </table:table-cell>
          <table:table-cell office:value-type="float" office:value="1718.714355" calcext:value-type="float">
            <text:p>1718.714355</text:p>
          </table:table-cell>
          <table:table-cell table:number-columns-repeated="13"/>
        </table:table-row>
        <table:table-row table:style-name="ro1">
          <table:table-cell office:value-type="float" office:value="1649.853027" calcext:value-type="float">
            <text:p>1649.853027</text:p>
          </table:table-cell>
          <table:table-cell office:value-type="float" office:value="1722.353271" calcext:value-type="float">
            <text:p>1722.353271</text:p>
          </table:table-cell>
          <table:table-cell office:value-type="float" office:value="1652.700562" calcext:value-type="float">
            <text:p>1652.700562</text:p>
          </table:table-cell>
          <table:table-cell office:value-type="float" office:value="1726.344604" calcext:value-type="float">
            <text:p>1726.344604</text:p>
          </table:table-cell>
          <table:table-cell table:number-columns-repeated="13"/>
        </table:table-row>
        <table:table-row table:style-name="ro1">
          <table:table-cell office:value-type="float" office:value="1653.331543" calcext:value-type="float">
            <text:p>1653.331543</text:p>
          </table:table-cell>
          <table:table-cell office:value-type="float" office:value="1719.938354" calcext:value-type="float">
            <text:p>1719.938354</text:p>
          </table:table-cell>
          <table:table-cell office:value-type="float" office:value="1655.593384" calcext:value-type="float">
            <text:p>1655.593384</text:p>
          </table:table-cell>
          <table:table-cell office:value-type="float" office:value="1720.230225" calcext:value-type="float">
            <text:p>1720.230225</text:p>
          </table:table-cell>
          <table:table-cell table:number-columns-repeated="13"/>
        </table:table-row>
        <table:table-row table:style-name="ro1">
          <table:table-cell office:value-type="float" office:value="1648.511963" calcext:value-type="float">
            <text:p>1648.511963</text:p>
          </table:table-cell>
          <table:table-cell office:value-type="float" office:value="1719.50354" calcext:value-type="float">
            <text:p>1719.50354</text:p>
          </table:table-cell>
          <table:table-cell office:value-type="float" office:value="1651.593994" calcext:value-type="float">
            <text:p>1651.593994</text:p>
          </table:table-cell>
          <table:table-cell office:value-type="float" office:value="1720.003296" calcext:value-type="float">
            <text:p>1720.003296</text:p>
          </table:table-cell>
          <table:table-cell table:number-columns-repeated="13"/>
        </table:table-row>
        <table:table-row table:style-name="ro1">
          <table:table-cell office:value-type="float" office:value="1649.105469" calcext:value-type="float">
            <text:p>1649.105469</text:p>
          </table:table-cell>
          <table:table-cell office:value-type="float" office:value="1717.149658" calcext:value-type="float">
            <text:p>1717.149658</text:p>
          </table:table-cell>
          <table:table-cell office:value-type="float" office:value="1651.761108" calcext:value-type="float">
            <text:p>1651.761108</text:p>
          </table:table-cell>
          <table:table-cell office:value-type="float" office:value="1721.407715" calcext:value-type="float">
            <text:p>1721.407715</text:p>
          </table:table-cell>
          <table:table-cell table:number-columns-repeated="13"/>
        </table:table-row>
        <table:table-row table:style-name="ro1">
          <table:table-cell office:value-type="float" office:value="1649.959961" calcext:value-type="float">
            <text:p>1649.959961</text:p>
          </table:table-cell>
          <table:table-cell office:value-type="float" office:value="1720.825317" calcext:value-type="float">
            <text:p>1720.825317</text:p>
          </table:table-cell>
          <table:table-cell office:value-type="float" office:value="1649.553955" calcext:value-type="float">
            <text:p>1649.553955</text:p>
          </table:table-cell>
          <table:table-cell office:value-type="float" office:value="1724.483765" calcext:value-type="float">
            <text:p>1724.483765</text:p>
          </table:table-cell>
          <table:table-cell table:number-columns-repeated="13"/>
        </table:table-row>
        <table:table-row table:style-name="ro1">
          <table:table-cell office:value-type="float" office:value="1650.388428" calcext:value-type="float">
            <text:p>1650.388428</text:p>
          </table:table-cell>
          <table:table-cell office:value-type="float" office:value="1722.157959" calcext:value-type="float">
            <text:p>1722.157959</text:p>
          </table:table-cell>
          <table:table-cell office:value-type="float" office:value="1652.81665" calcext:value-type="float">
            <text:p>1652.81665</text:p>
          </table:table-cell>
          <table:table-cell office:value-type="float" office:value="1719.664062" calcext:value-type="float">
            <text:p>1719.664062</text:p>
          </table:table-cell>
          <table:table-cell table:number-columns-repeated="13"/>
        </table:table-row>
        <table:table-row table:style-name="ro1">
          <table:table-cell office:value-type="float" office:value="1651.292358" calcext:value-type="float">
            <text:p>1651.292358</text:p>
          </table:table-cell>
          <table:table-cell office:value-type="float" office:value="1720.240234" calcext:value-type="float">
            <text:p>1720.240234</text:p>
          </table:table-cell>
          <table:table-cell office:value-type="float" office:value="1650.295654" calcext:value-type="float">
            <text:p>1650.295654</text:p>
          </table:table-cell>
          <table:table-cell office:value-type="float" office:value="1721.189331" calcext:value-type="float">
            <text:p>1721.189331</text:p>
          </table:table-cell>
          <table:table-cell table:number-columns-repeated="13"/>
        </table:table-row>
        <table:table-row table:style-name="ro1">
          <table:table-cell office:value-type="float" office:value="1653.19043" calcext:value-type="float">
            <text:p>1653.19043</text:p>
          </table:table-cell>
          <table:table-cell office:value-type="float" office:value="1697.812012" calcext:value-type="float">
            <text:p>1697.812012</text:p>
          </table:table-cell>
          <table:table-cell office:value-type="float" office:value="1656.325562" calcext:value-type="float">
            <text:p>1656.325562</text:p>
          </table:table-cell>
          <table:table-cell office:value-type="float" office:value="1698.680176" calcext:value-type="float">
            <text:p>1698.680176</text:p>
          </table:table-cell>
          <table:table-cell table:number-columns-repeated="13"/>
        </table:table-row>
        <table:table-row table:style-name="ro1">
          <table:table-cell office:value-type="float" office:value="1635.218018" calcext:value-type="float">
            <text:p>1635.218018</text:p>
          </table:table-cell>
          <table:table-cell office:value-type="float" office:value="1717.101196" calcext:value-type="float">
            <text:p>1717.101196</text:p>
          </table:table-cell>
          <table:table-cell office:value-type="float" office:value="1639.985718" calcext:value-type="float">
            <text:p>1639.985718</text:p>
          </table:table-cell>
          <table:table-cell office:value-type="float" office:value="1711.213989" calcext:value-type="float">
            <text:p>1711.213989</text:p>
          </table:table-cell>
          <table:table-cell table:number-columns-repeated="13"/>
        </table:table-row>
        <table:table-row table:style-name="ro1">
          <table:table-cell office:value-type="float" office:value="1621.523926" calcext:value-type="float">
            <text:p>1621.523926</text:p>
          </table:table-cell>
          <table:table-cell office:value-type="float" office:value="1699.570679" calcext:value-type="float">
            <text:p>1699.570679</text:p>
          </table:table-cell>
          <table:table-cell office:value-type="float" office:value="1620.718262" calcext:value-type="float">
            <text:p>1620.718262</text:p>
          </table:table-cell>
          <table:table-cell office:value-type="float" office:value="1700.982666" calcext:value-type="float">
            <text:p>1700.982666</text:p>
          </table:table-cell>
          <table:table-cell table:number-columns-repeated="13"/>
        </table:table-row>
        <table:table-row table:style-name="ro1">
          <table:table-cell office:value-type="float" office:value="1617.539429" calcext:value-type="float">
            <text:p>1617.539429</text:p>
          </table:table-cell>
          <table:table-cell office:value-type="float" office:value="1684.57373" calcext:value-type="float">
            <text:p>1684.57373</text:p>
          </table:table-cell>
          <table:table-cell office:value-type="float" office:value="1621.969604" calcext:value-type="float">
            <text:p>1621.969604</text:p>
          </table:table-cell>
          <table:table-cell office:value-type="float" office:value="1681.653931" calcext:value-type="float">
            <text:p>1681.653931</text:p>
          </table:table-cell>
          <table:table-cell table:number-columns-repeated="13"/>
        </table:table-row>
        <table:table-row table:style-name="ro1">
          <table:table-cell office:value-type="float" office:value="1613.763672" calcext:value-type="float">
            <text:p>1613.763672</text:p>
          </table:table-cell>
          <table:table-cell office:value-type="float" office:value="1678.172852" calcext:value-type="float">
            <text:p>1678.172852</text:p>
          </table:table-cell>
          <table:table-cell office:value-type="float" office:value="1614.268311" calcext:value-type="float">
            <text:p>1614.268311</text:p>
          </table:table-cell>
          <table:table-cell office:value-type="float" office:value="1682.879272" calcext:value-type="float">
            <text:p>1682.879272</text:p>
          </table:table-cell>
          <table:table-cell table:number-columns-repeated="13"/>
        </table:table-row>
        <table:table-row table:style-name="ro1">
          <table:table-cell office:value-type="float" office:value="1604.169434" calcext:value-type="float">
            <text:p>1604.169434</text:p>
          </table:table-cell>
          <table:table-cell office:value-type="float" office:value="1671.321777" calcext:value-type="float">
            <text:p>1671.321777</text:p>
          </table:table-cell>
          <table:table-cell office:value-type="float" office:value="1615.573242" calcext:value-type="float">
            <text:p>1615.573242</text:p>
          </table:table-cell>
          <table:table-cell office:value-type="float" office:value="1667.522095" calcext:value-type="float">
            <text:p>1667.522095</text:p>
          </table:table-cell>
          <table:table-cell table:number-columns-repeated="13"/>
        </table:table-row>
        <table:table-row table:style-name="ro1">
          <table:table-cell office:value-type="float" office:value="1605.096191" calcext:value-type="float">
            <text:p>1605.096191</text:p>
          </table:table-cell>
          <table:table-cell office:value-type="float" office:value="1659.930664" calcext:value-type="float">
            <text:p>1659.930664</text:p>
          </table:table-cell>
          <table:table-cell office:value-type="float" office:value="1608.693604" calcext:value-type="float">
            <text:p>1608.693604</text:p>
          </table:table-cell>
          <table:table-cell office:value-type="float" office:value="1657.629028" calcext:value-type="float">
            <text:p>1657.629028</text:p>
          </table:table-cell>
          <table:table-cell table:number-columns-repeated="13"/>
        </table:table-row>
        <table:table-row table:style-name="ro1">
          <table:table-cell office:value-type="float" office:value="1598.811157" calcext:value-type="float">
            <text:p>1598.811157</text:p>
          </table:table-cell>
          <table:table-cell office:value-type="float" office:value="1651.689209" calcext:value-type="float">
            <text:p>1651.689209</text:p>
          </table:table-cell>
          <table:table-cell office:value-type="float" office:value="1601.510254" calcext:value-type="float">
            <text:p>1601.510254</text:p>
          </table:table-cell>
          <table:table-cell office:value-type="float" office:value="1649.79541" calcext:value-type="float">
            <text:p>1649.79541</text:p>
          </table:table-cell>
          <table:table-cell table:number-columns-repeated="13"/>
        </table:table-row>
        <table:table-row table:style-name="ro1">
          <table:table-cell office:value-type="float" office:value="1596.068848" calcext:value-type="float">
            <text:p>1596.068848</text:p>
          </table:table-cell>
          <table:table-cell office:value-type="float" office:value="1646.384277" calcext:value-type="float">
            <text:p>1646.384277</text:p>
          </table:table-cell>
          <table:table-cell office:value-type="float" office:value="1596.686035" calcext:value-type="float">
            <text:p>1596.686035</text:p>
          </table:table-cell>
          <table:table-cell office:value-type="float" office:value="1647.175171" calcext:value-type="float">
            <text:p>1647.175171</text:p>
          </table:table-cell>
          <table:table-cell table:number-columns-repeated="13"/>
        </table:table-row>
        <table:table-row table:style-name="ro1">
          <table:table-cell office:value-type="float" office:value="1594.428711" calcext:value-type="float">
            <text:p>1594.428711</text:p>
          </table:table-cell>
          <table:table-cell office:value-type="float" office:value="1637.456909" calcext:value-type="float">
            <text:p>1637.456909</text:p>
          </table:table-cell>
          <table:table-cell office:value-type="float" office:value="1594.335571" calcext:value-type="float">
            <text:p>1594.335571</text:p>
          </table:table-cell>
          <table:table-cell office:value-type="float" office:value="1636.927246" calcext:value-type="float">
            <text:p>1636.927246</text:p>
          </table:table-cell>
          <table:table-cell table:number-columns-repeated="13"/>
        </table:table-row>
        <table:table-row table:style-name="ro1">
          <table:table-cell office:value-type="float" office:value="1587.972168" calcext:value-type="float">
            <text:p>1587.972168</text:p>
          </table:table-cell>
          <table:table-cell office:value-type="float" office:value="1630.115601" calcext:value-type="float">
            <text:p>1630.115601</text:p>
          </table:table-cell>
          <table:table-cell office:value-type="float" office:value="1588.42041" calcext:value-type="float">
            <text:p>1588.42041</text:p>
          </table:table-cell>
          <table:table-cell office:value-type="float" office:value="1631.006836" calcext:value-type="float">
            <text:p>1631.006836</text:p>
          </table:table-cell>
          <table:table-cell table:number-columns-repeated="13"/>
        </table:table-row>
        <table:table-row table:style-name="ro1">
          <table:table-cell office:value-type="float" office:value="1584.534668" calcext:value-type="float">
            <text:p>1584.534668</text:p>
          </table:table-cell>
          <table:table-cell office:value-type="float" office:value="1628.585693" calcext:value-type="float">
            <text:p>1628.585693</text:p>
          </table:table-cell>
          <table:table-cell office:value-type="float" office:value="1590.951782" calcext:value-type="float">
            <text:p>1590.951782</text:p>
          </table:table-cell>
          <table:table-cell office:value-type="float" office:value="1623.235962" calcext:value-type="float">
            <text:p>1623.235962</text:p>
          </table:table-cell>
          <table:table-cell table:number-columns-repeated="13"/>
        </table:table-row>
        <table:table-row table:style-name="ro1">
          <table:table-cell office:value-type="float" office:value="1583.882812" calcext:value-type="float">
            <text:p>1583.882812</text:p>
          </table:table-cell>
          <table:table-cell office:value-type="float" office:value="1625.276245" calcext:value-type="float">
            <text:p>1625.276245</text:p>
          </table:table-cell>
          <table:table-cell office:value-type="float" office:value="1582.2948" calcext:value-type="float">
            <text:p>1582.2948</text:p>
          </table:table-cell>
          <table:table-cell office:value-type="float" office:value="1621.981201" calcext:value-type="float">
            <text:p>1621.981201</text:p>
          </table:table-cell>
          <table:table-cell table:number-columns-repeated="13"/>
        </table:table-row>
        <table:table-row table:style-name="ro1">
          <table:table-cell office:value-type="float" office:value="1576.73584" calcext:value-type="float">
            <text:p>1576.73584</text:p>
          </table:table-cell>
          <table:table-cell office:value-type="float" office:value="1621.313599" calcext:value-type="float">
            <text:p>1621.313599</text:p>
          </table:table-cell>
          <table:table-cell office:value-type="float" office:value="1581.15271" calcext:value-type="float">
            <text:p>1581.15271</text:p>
          </table:table-cell>
          <table:table-cell office:value-type="float" office:value="1620.179321" calcext:value-type="float">
            <text:p>1620.179321</text:p>
          </table:table-cell>
          <table:table-cell table:number-columns-repeated="13"/>
        </table:table-row>
        <table:table-row table:style-name="ro1">
          <table:table-cell office:value-type="float" office:value="1580.697754" calcext:value-type="float">
            <text:p>1580.697754</text:p>
          </table:table-cell>
          <table:table-cell office:value-type="float" office:value="1613.803711" calcext:value-type="float">
            <text:p>1613.803711</text:p>
          </table:table-cell>
          <table:table-cell office:value-type="float" office:value="1580.324951" calcext:value-type="float">
            <text:p>1580.324951</text:p>
          </table:table-cell>
          <table:table-cell office:value-type="float" office:value="1611.368652" calcext:value-type="float">
            <text:p>1611.368652</text:p>
          </table:table-cell>
          <table:table-cell table:number-columns-repeated="13"/>
        </table:table-row>
        <table:table-row table:style-name="ro1">
          <table:table-cell office:value-type="float" office:value="1575.613037" calcext:value-type="float">
            <text:p>1575.613037</text:p>
          </table:table-cell>
          <table:table-cell office:value-type="float" office:value="1610.253174" calcext:value-type="float">
            <text:p>1610.253174</text:p>
          </table:table-cell>
          <table:table-cell office:value-type="float" office:value="1577.690918" calcext:value-type="float">
            <text:p>1577.690918</text:p>
          </table:table-cell>
          <table:table-cell office:value-type="float" office:value="1610.791992" calcext:value-type="float">
            <text:p>1610.791992</text:p>
          </table:table-cell>
          <table:table-cell table:number-columns-repeated="13"/>
        </table:table-row>
        <table:table-row table:style-name="ro1">
          <table:table-cell office:value-type="float" office:value="1573.741333" calcext:value-type="float">
            <text:p>1573.741333</text:p>
          </table:table-cell>
          <table:table-cell office:value-type="float" office:value="1606.795044" calcext:value-type="float">
            <text:p>1606.795044</text:p>
          </table:table-cell>
          <table:table-cell office:value-type="float" office:value="1574.314819" calcext:value-type="float">
            <text:p>1574.314819</text:p>
          </table:table-cell>
          <table:table-cell office:value-type="float" office:value="1605.654541" calcext:value-type="float">
            <text:p>1605.654541</text:p>
          </table:table-cell>
          <table:table-cell table:number-columns-repeated="13"/>
        </table:table-row>
        <table:table-row table:style-name="ro1">
          <table:table-cell office:value-type="float" office:value="1574.243652" calcext:value-type="float">
            <text:p>1574.243652</text:p>
          </table:table-cell>
          <table:table-cell office:value-type="float" office:value="1605.235229" calcext:value-type="float">
            <text:p>1605.235229</text:p>
          </table:table-cell>
          <table:table-cell office:value-type="float" office:value="1578.422974" calcext:value-type="float">
            <text:p>1578.422974</text:p>
          </table:table-cell>
          <table:table-cell office:value-type="float" office:value="1601.608154" calcext:value-type="float">
            <text:p>1601.608154</text:p>
          </table:table-cell>
          <table:table-cell table:number-columns-repeated="13"/>
        </table:table-row>
        <table:table-row table:style-name="ro1">
          <table:table-cell office:value-type="float" office:value="1575.035034" calcext:value-type="float">
            <text:p>1575.035034</text:p>
          </table:table-cell>
          <table:table-cell office:value-type="float" office:value="1602.216919" calcext:value-type="float">
            <text:p>1602.216919</text:p>
          </table:table-cell>
          <table:table-cell office:value-type="float" office:value="1577.360107" calcext:value-type="float">
            <text:p>1577.360107</text:p>
          </table:table-cell>
          <table:table-cell office:value-type="float" office:value="1597.645996" calcext:value-type="float">
            <text:p>1597.645996</text:p>
          </table:table-cell>
          <table:table-cell table:number-columns-repeated="13"/>
        </table:table-row>
        <table:table-row table:style-name="ro1">
          <table:table-cell office:value-type="float" office:value="1570.030884" calcext:value-type="float">
            <text:p>1570.030884</text:p>
          </table:table-cell>
          <table:table-cell office:value-type="float" office:value="1599.988647" calcext:value-type="float">
            <text:p>1599.988647</text:p>
          </table:table-cell>
          <table:table-cell office:value-type="float" office:value="1573.735474" calcext:value-type="float">
            <text:p>1573.735474</text:p>
          </table:table-cell>
          <table:table-cell office:value-type="float" office:value="1598.032837" calcext:value-type="float">
            <text:p>1598.032837</text:p>
          </table:table-cell>
          <table:table-cell table:number-columns-repeated="13"/>
        </table:table-row>
        <table:table-row table:style-name="ro1">
          <table:table-cell office:value-type="float" office:value="1572.256348" calcext:value-type="float">
            <text:p>1572.256348</text:p>
          </table:table-cell>
          <table:table-cell office:value-type="float" office:value="1589.922363" calcext:value-type="float">
            <text:p>1589.922363</text:p>
          </table:table-cell>
          <table:table-cell office:value-type="float" office:value="1572.261475" calcext:value-type="float">
            <text:p>1572.261475</text:p>
          </table:table-cell>
          <table:table-cell office:value-type="float" office:value="1592.678467" calcext:value-type="float">
            <text:p>1592.678467</text:p>
          </table:table-cell>
          <table:table-cell table:number-columns-repeated="13"/>
        </table:table-row>
        <table:table-row table:style-name="ro1">
          <table:table-cell office:value-type="float" office:value="1570.942871" calcext:value-type="float">
            <text:p>1570.942871</text:p>
          </table:table-cell>
          <table:table-cell office:value-type="float" office:value="1593.720825" calcext:value-type="float">
            <text:p>1593.720825</text:p>
          </table:table-cell>
          <table:table-cell office:value-type="float" office:value="1568.979492" calcext:value-type="float">
            <text:p>1568.979492</text:p>
          </table:table-cell>
          <table:table-cell office:value-type="float" office:value="1591.387695" calcext:value-type="float">
            <text:p>1591.387695</text:p>
          </table:table-cell>
          <table:table-cell table:number-columns-repeated="13"/>
        </table:table-row>
        <table:table-row table:style-name="ro1">
          <table:table-cell office:value-type="float" office:value="1571.954224" calcext:value-type="float">
            <text:p>1571.954224</text:p>
          </table:table-cell>
          <table:table-cell office:value-type="float" office:value="1587.394409" calcext:value-type="float">
            <text:p>1587.394409</text:p>
          </table:table-cell>
          <table:table-cell office:value-type="float" office:value="1572.171265" calcext:value-type="float">
            <text:p>1572.171265</text:p>
          </table:table-cell>
          <table:table-cell office:value-type="float" office:value="1589.26001" calcext:value-type="float">
            <text:p>1589.26001</text:p>
          </table:table-cell>
          <table:table-cell table:number-columns-repeated="13"/>
        </table:table-row>
        <table:table-row table:style-name="ro1">
          <table:table-cell office:value-type="float" office:value="1571.155762" calcext:value-type="float">
            <text:p>1571.155762</text:p>
          </table:table-cell>
          <table:table-cell office:value-type="float" office:value="1587.60498" calcext:value-type="float">
            <text:p>1587.60498</text:p>
          </table:table-cell>
          <table:table-cell office:value-type="float" office:value="1569.056152" calcext:value-type="float">
            <text:p>1569.056152</text:p>
          </table:table-cell>
          <table:table-cell office:value-type="float" office:value="1590.031982" calcext:value-type="float">
            <text:p>1590.031982</text:p>
          </table:table-cell>
          <table:table-cell table:number-columns-repeated="13"/>
        </table:table-row>
        <table:table-row table:style-name="ro1">
          <table:table-cell office:value-type="float" office:value="1568.433472" calcext:value-type="float">
            <text:p>1568.433472</text:p>
          </table:table-cell>
          <table:table-cell office:value-type="float" office:value="1585.634277" calcext:value-type="float">
            <text:p>1585.634277</text:p>
          </table:table-cell>
          <table:table-cell office:value-type="float" office:value="1567.303589" calcext:value-type="float">
            <text:p>1567.303589</text:p>
          </table:table-cell>
          <table:table-cell office:value-type="float" office:value="1586.866943" calcext:value-type="float">
            <text:p>1586.866943</text:p>
          </table:table-cell>
          <table:table-cell table:number-columns-repeated="13"/>
        </table:table-row>
        <table:table-row table:style-name="ro1">
          <table:table-cell office:value-type="float" office:value="1549.928955" calcext:value-type="float">
            <text:p>1549.928955</text:p>
          </table:table-cell>
          <table:table-cell office:value-type="float" office:value="1573.475342" calcext:value-type="float">
            <text:p>1573.475342</text:p>
          </table:table-cell>
          <table:table-cell office:value-type="float" office:value="1474.156494" calcext:value-type="float">
            <text:p>1474.156494</text:p>
          </table:table-cell>
          <table:table-cell office:value-type="float" office:value="1488.695312" calcext:value-type="float">
            <text:p>1488.695312</text:p>
          </table:table-cell>
          <table:table-cell table:number-columns-repeated="13"/>
        </table:table-row>
        <table:table-row table:style-name="ro1">
          <table:table-cell office:value-type="float" office:value="1501.465332" calcext:value-type="float">
            <text:p>1501.465332</text:p>
          </table:table-cell>
          <table:table-cell office:value-type="float" office:value="1519.062134" calcext:value-type="float">
            <text:p>1519.062134</text:p>
          </table:table-cell>
          <table:table-cell office:value-type="float" office:value="1410.459961" calcext:value-type="float">
            <text:p>1410.459961</text:p>
          </table:table-cell>
          <table:table-cell office:value-type="float" office:value="1411.299316" calcext:value-type="float">
            <text:p>1411.299316</text:p>
          </table:table-cell>
          <table:table-cell table:number-columns-repeated="13"/>
        </table:table-row>
        <table:table-row table:style-name="ro1">
          <table:table-cell office:value-type="float" office:value="1538.888794" calcext:value-type="float">
            <text:p>1538.888794</text:p>
          </table:table-cell>
          <table:table-cell office:value-type="float" office:value="1552.576294" calcext:value-type="float">
            <text:p>1552.576294</text:p>
          </table:table-cell>
          <table:table-cell office:value-type="float" office:value="1450.101807" calcext:value-type="float">
            <text:p>1450.101807</text:p>
          </table:table-cell>
          <table:table-cell office:value-type="float" office:value="1445.282471" calcext:value-type="float">
            <text:p>1445.282471</text:p>
          </table:table-cell>
          <table:table-cell table:number-columns-repeated="13"/>
        </table:table-row>
        <table:table-row table:style-name="ro1">
          <table:table-cell office:value-type="float" office:value="1623.292603" calcext:value-type="float">
            <text:p>1623.292603</text:p>
          </table:table-cell>
          <table:table-cell office:value-type="float" office:value="1645.821411" calcext:value-type="float">
            <text:p>1645.821411</text:p>
          </table:table-cell>
          <table:table-cell office:value-type="float" office:value="1546.973999" calcext:value-type="float">
            <text:p>1546.973999</text:p>
          </table:table-cell>
          <table:table-cell office:value-type="float" office:value="1555.267578" calcext:value-type="float">
            <text:p>1555.267578</text:p>
          </table:table-cell>
          <table:table-cell table:number-columns-repeated="13"/>
        </table:table-row>
        <table:table-row table:style-name="ro1">
          <table:table-cell office:value-type="float" office:value="1583.109253" calcext:value-type="float">
            <text:p>1583.109253</text:p>
          </table:table-cell>
          <table:table-cell office:value-type="float" office:value="1591.212402" calcext:value-type="float">
            <text:p>1591.212402</text:p>
          </table:table-cell>
          <table:table-cell office:value-type="float" office:value="1566.443237" calcext:value-type="float">
            <text:p>1566.443237</text:p>
          </table:table-cell>
          <table:table-cell office:value-type="float" office:value="1577.854126" calcext:value-type="float">
            <text:p>1577.854126</text:p>
          </table:table-cell>
          <table:table-cell table:number-columns-repeated="13"/>
        </table:table-row>
        <table:table-row table:style-name="ro1">
          <table:table-cell office:value-type="float" office:value="1578.780273" calcext:value-type="float">
            <text:p>1578.780273</text:p>
          </table:table-cell>
          <table:table-cell office:value-type="float" office:value="1588.743896" calcext:value-type="float">
            <text:p>1588.743896</text:p>
          </table:table-cell>
          <table:table-cell office:value-type="float" office:value="1588.721558" calcext:value-type="float">
            <text:p>1588.721558</text:p>
          </table:table-cell>
          <table:table-cell office:value-type="float" office:value="1599.347656" calcext:value-type="float">
            <text:p>1599.347656</text:p>
          </table:table-cell>
          <table:table-cell table:number-columns-repeated="13"/>
        </table:table-row>
        <table:table-row table:style-name="ro1">
          <table:table-cell office:value-type="float" office:value="1581.175903" calcext:value-type="float">
            <text:p>1581.175903</text:p>
          </table:table-cell>
          <table:table-cell office:value-type="float" office:value="1586.009766" calcext:value-type="float">
            <text:p>1586.009766</text:p>
          </table:table-cell>
          <table:table-cell office:value-type="float" office:value="1582.379761" calcext:value-type="float">
            <text:p>1582.379761</text:p>
          </table:table-cell>
          <table:table-cell office:value-type="float" office:value="1597.48291" calcext:value-type="float">
            <text:p>1597.48291</text:p>
          </table:table-cell>
          <table:table-cell table:number-columns-repeated="13"/>
        </table:table-row>
        <table:table-row table:style-name="ro1">
          <table:table-cell office:value-type="float" office:value="1583.945435" calcext:value-type="float">
            <text:p>1583.945435</text:p>
          </table:table-cell>
          <table:table-cell office:value-type="float" office:value="1586.555664" calcext:value-type="float">
            <text:p>1586.555664</text:p>
          </table:table-cell>
          <table:table-cell office:value-type="float" office:value="1580.56311" calcext:value-type="float">
            <text:p>1580.56311</text:p>
          </table:table-cell>
          <table:table-cell office:value-type="float" office:value="1596.259888" calcext:value-type="float">
            <text:p>1596.259888</text:p>
          </table:table-cell>
          <table:table-cell table:number-columns-repeated="13"/>
        </table:table-row>
        <table:table-row table:style-name="ro1">
          <table:table-cell office:value-type="float" office:value="1580.659302" calcext:value-type="float">
            <text:p>1580.659302</text:p>
          </table:table-cell>
          <table:table-cell office:value-type="float" office:value="1589.854736" calcext:value-type="float">
            <text:p>1589.854736</text:p>
          </table:table-cell>
          <table:table-cell office:value-type="float" office:value="1589.059082" calcext:value-type="float">
            <text:p>1589.059082</text:p>
          </table:table-cell>
          <table:table-cell office:value-type="float" office:value="1592.616577" calcext:value-type="float">
            <text:p>1592.616577</text:p>
          </table:table-cell>
          <table:table-cell table:number-columns-repeated="13"/>
        </table:table-row>
        <table:table-row table:style-name="ro1">
          <table:table-cell office:value-type="float" office:value="1581.897339" calcext:value-type="float">
            <text:p>1581.897339</text:p>
          </table:table-cell>
          <table:table-cell office:value-type="float" office:value="1587.908081" calcext:value-type="float">
            <text:p>1587.908081</text:p>
          </table:table-cell>
          <table:table-cell office:value-type="float" office:value="1585.055176" calcext:value-type="float">
            <text:p>1585.055176</text:p>
          </table:table-cell>
          <table:table-cell office:value-type="float" office:value="1590.867798" calcext:value-type="float">
            <text:p>1590.867798</text:p>
          </table:table-cell>
          <table:table-cell table:number-columns-repeated="13"/>
        </table:table-row>
        <table:table-row table:style-name="ro1">
          <table:table-cell office:value-type="float" office:value="1583.944458" calcext:value-type="float">
            <text:p>1583.944458</text:p>
          </table:table-cell>
          <table:table-cell office:value-type="float" office:value="1587.319946" calcext:value-type="float">
            <text:p>1587.319946</text:p>
          </table:table-cell>
          <table:table-cell office:value-type="float" office:value="1585.812622" calcext:value-type="float">
            <text:p>1585.812622</text:p>
          </table:table-cell>
          <table:table-cell office:value-type="float" office:value="1588.526367" calcext:value-type="float">
            <text:p>1588.526367</text:p>
          </table:table-cell>
          <table:table-cell table:number-columns-repeated="13"/>
        </table:table-row>
        <table:table-row table:style-name="ro1">
          <table:table-cell office:value-type="float" office:value="1580.546631" calcext:value-type="float">
            <text:p>1580.546631</text:p>
          </table:table-cell>
          <table:table-cell office:value-type="float" office:value="1590.581177" calcext:value-type="float">
            <text:p>1590.581177</text:p>
          </table:table-cell>
          <table:table-cell office:value-type="float" office:value="1580.653076" calcext:value-type="float">
            <text:p>1580.653076</text:p>
          </table:table-cell>
          <table:table-cell office:value-type="float" office:value="1592.099854" calcext:value-type="float">
            <text:p>1592.099854</text:p>
          </table:table-cell>
          <table:table-cell table:number-columns-repeated="13"/>
        </table:table-row>
        <table:table-row table:style-name="ro1">
          <table:table-cell office:value-type="float" office:value="1586.19104" calcext:value-type="float">
            <text:p>1586.19104</text:p>
          </table:table-cell>
          <table:table-cell office:value-type="float" office:value="1585.193604" calcext:value-type="float">
            <text:p>1585.193604</text:p>
          </table:table-cell>
          <table:table-cell office:value-type="float" office:value="1585.452393" calcext:value-type="float">
            <text:p>1585.452393</text:p>
          </table:table-cell>
          <table:table-cell office:value-type="float" office:value="1588.435669" calcext:value-type="float">
            <text:p>1588.435669</text:p>
          </table:table-cell>
          <table:table-cell table:number-columns-repeated="13"/>
        </table:table-row>
        <table:table-row table:style-name="ro1">
          <table:table-cell office:value-type="float" office:value="1584.476929" calcext:value-type="float">
            <text:p>1584.476929</text:p>
          </table:table-cell>
          <table:table-cell office:value-type="float" office:value="1585.826416" calcext:value-type="float">
            <text:p>1585.826416</text:p>
          </table:table-cell>
          <table:table-cell office:value-type="float" office:value="1582.240845" calcext:value-type="float">
            <text:p>1582.240845</text:p>
          </table:table-cell>
          <table:table-cell office:value-type="float" office:value="1589.099854" calcext:value-type="float">
            <text:p>1589.099854</text:p>
          </table:table-cell>
          <table:table-cell table:number-columns-repeated="13"/>
        </table:table-row>
        <table:table-row table:style-name="ro1">
          <table:table-cell office:value-type="float" office:value="1584.801514" calcext:value-type="float">
            <text:p>1584.801514</text:p>
          </table:table-cell>
          <table:table-cell office:value-type="float" office:value="1588.328125" calcext:value-type="float">
            <text:p>1588.328125</text:p>
          </table:table-cell>
          <table:table-cell office:value-type="float" office:value="1586.019287" calcext:value-type="float">
            <text:p>1586.019287</text:p>
          </table:table-cell>
          <table:table-cell office:value-type="float" office:value="1586.945435" calcext:value-type="float">
            <text:p>1586.945435</text:p>
          </table:table-cell>
          <table:table-cell table:number-columns-repeated="13"/>
        </table:table-row>
        <table:table-row table:style-name="ro1">
          <table:table-cell office:value-type="float" office:value="1586.630249" calcext:value-type="float">
            <text:p>1586.630249</text:p>
          </table:table-cell>
          <table:table-cell office:value-type="float" office:value="1582.801514" calcext:value-type="float">
            <text:p>1582.801514</text:p>
          </table:table-cell>
          <table:table-cell office:value-type="float" office:value="1580.668213" calcext:value-type="float">
            <text:p>1580.668213</text:p>
          </table:table-cell>
          <table:table-cell office:value-type="float" office:value="1588.69751" calcext:value-type="float">
            <text:p>1588.69751</text:p>
          </table:table-cell>
          <table:table-cell table:number-columns-repeated="13"/>
        </table:table-row>
        <table:table-row table:style-name="ro1">
          <table:table-cell office:value-type="float" office:value="1584.456177" calcext:value-type="float">
            <text:p>1584.456177</text:p>
          </table:table-cell>
          <table:table-cell office:value-type="float" office:value="1582.134277" calcext:value-type="float">
            <text:p>1582.134277</text:p>
          </table:table-cell>
          <table:table-cell office:value-type="float" office:value="1585.021606" calcext:value-type="float">
            <text:p>1585.021606</text:p>
          </table:table-cell>
          <table:table-cell office:value-type="float" office:value="1587.214844" calcext:value-type="float">
            <text:p>1587.214844</text:p>
          </table:table-cell>
          <table:table-cell table:number-columns-repeated="13"/>
        </table:table-row>
        <table:table-row table:style-name="ro1">
          <table:table-cell office:value-type="float" office:value="1583.694702" calcext:value-type="float">
            <text:p>1583.694702</text:p>
          </table:table-cell>
          <table:table-cell office:value-type="float" office:value="1582.853516" calcext:value-type="float">
            <text:p>1582.853516</text:p>
          </table:table-cell>
          <table:table-cell office:value-type="float" office:value="1583.005127" calcext:value-type="float">
            <text:p>1583.005127</text:p>
          </table:table-cell>
          <table:table-cell office:value-type="float" office:value="1585.437988" calcext:value-type="float">
            <text:p>1585.437988</text:p>
          </table:table-cell>
          <table:table-cell table:number-columns-repeated="13"/>
        </table:table-row>
        <table:table-row table:style-name="ro1">
          <table:table-cell office:value-type="float" office:value="1576.037842" calcext:value-type="float">
            <text:p>1576.037842</text:p>
          </table:table-cell>
          <table:table-cell office:value-type="float" office:value="1593.946411" calcext:value-type="float">
            <text:p>1593.946411</text:p>
          </table:table-cell>
          <table:table-cell office:value-type="float" office:value="1565.668945" calcext:value-type="float">
            <text:p>1565.668945</text:p>
          </table:table-cell>
          <table:table-cell office:value-type="float" office:value="1606.271973" calcext:value-type="float">
            <text:p>1606.271973</text:p>
          </table:table-cell>
          <table:table-cell table:number-columns-repeated="13"/>
        </table:table-row>
        <table:table-row table:style-name="ro1">
          <table:table-cell office:value-type="float" office:value="1593.39563" calcext:value-type="float">
            <text:p>1593.39563</text:p>
          </table:table-cell>
          <table:table-cell office:value-type="float" office:value="1577.327515" calcext:value-type="float">
            <text:p>1577.327515</text:p>
          </table:table-cell>
          <table:table-cell office:value-type="float" office:value="1604.193115" calcext:value-type="float">
            <text:p>1604.193115</text:p>
          </table:table-cell>
          <table:table-cell office:value-type="float" office:value="1565.331299" calcext:value-type="float">
            <text:p>1565.331299</text:p>
          </table:table-cell>
          <table:table-cell table:number-columns-repeated="13"/>
        </table:table-row>
        <table:table-row table:style-name="ro1">
          <table:table-cell office:value-type="float" office:value="1582.379639" calcext:value-type="float">
            <text:p>1582.379639</text:p>
          </table:table-cell>
          <table:table-cell office:value-type="float" office:value="1589.086792" calcext:value-type="float">
            <text:p>1589.086792</text:p>
          </table:table-cell>
          <table:table-cell office:value-type="float" office:value="1578.255615" calcext:value-type="float">
            <text:p>1578.255615</text:p>
          </table:table-cell>
          <table:table-cell office:value-type="float" office:value="1588.89917" calcext:value-type="float">
            <text:p>1588.89917</text:p>
          </table:table-cell>
          <table:table-cell table:number-columns-repeated="13"/>
        </table:table-row>
        <table:table-row table:style-name="ro1">
          <table:table-cell office:value-type="float" office:value="1582.246094" calcext:value-type="float">
            <text:p>1582.246094</text:p>
          </table:table-cell>
          <table:table-cell office:value-type="float" office:value="1587.544678" calcext:value-type="float">
            <text:p>1587.544678</text:p>
          </table:table-cell>
          <table:table-cell office:value-type="float" office:value="1578.917969" calcext:value-type="float">
            <text:p>1578.917969</text:p>
          </table:table-cell>
          <table:table-cell office:value-type="float" office:value="1593.453125" calcext:value-type="float">
            <text:p>1593.453125</text:p>
          </table:table-cell>
          <table:table-cell table:number-columns-repeated="13"/>
        </table:table-row>
        <table:table-row table:style-name="ro1">
          <table:table-cell office:value-type="float" office:value="1585.669312" calcext:value-type="float">
            <text:p>1585.669312</text:p>
          </table:table-cell>
          <table:table-cell office:value-type="float" office:value="1582.829468" calcext:value-type="float">
            <text:p>1582.829468</text:p>
          </table:table-cell>
          <table:table-cell office:value-type="float" office:value="1581.128784" calcext:value-type="float">
            <text:p>1581.128784</text:p>
          </table:table-cell>
          <table:table-cell office:value-type="float" office:value="1591.417358" calcext:value-type="float">
            <text:p>1591.417358</text:p>
          </table:table-cell>
          <table:table-cell table:number-columns-repeated="13"/>
        </table:table-row>
        <table:table-row table:style-name="ro1">
          <table:table-cell office:value-type="float" office:value="1586.23877" calcext:value-type="float">
            <text:p>1586.23877</text:p>
          </table:table-cell>
          <table:table-cell office:value-type="float" office:value="1583.075195" calcext:value-type="float">
            <text:p>1583.075195</text:p>
          </table:table-cell>
          <table:table-cell office:value-type="float" office:value="1584.12085" calcext:value-type="float">
            <text:p>1584.12085</text:p>
          </table:table-cell>
          <table:table-cell office:value-type="float" office:value="1586.510254" calcext:value-type="float">
            <text:p>1586.510254</text:p>
          </table:table-cell>
          <table:table-cell table:number-columns-repeated="13"/>
        </table:table-row>
        <table:table-row table:style-name="ro1">
          <table:table-cell office:value-type="float" office:value="1586.025513" calcext:value-type="float">
            <text:p>1586.025513</text:p>
          </table:table-cell>
          <table:table-cell office:value-type="float" office:value="1585.383423" calcext:value-type="float">
            <text:p>1585.383423</text:p>
          </table:table-cell>
          <table:table-cell office:value-type="float" office:value="1582.13623" calcext:value-type="float">
            <text:p>1582.13623</text:p>
          </table:table-cell>
          <table:table-cell office:value-type="float" office:value="1586.896606" calcext:value-type="float">
            <text:p>1586.896606</text:p>
          </table:table-cell>
          <table:table-cell table:number-columns-repeated="13"/>
        </table:table-row>
        <table:table-row table:style-name="ro1">
          <table:table-cell office:value-type="float" office:value="1584.768555" calcext:value-type="float">
            <text:p>1584.768555</text:p>
          </table:table-cell>
          <table:table-cell office:value-type="float" office:value="1583.966431" calcext:value-type="float">
            <text:p>1583.966431</text:p>
          </table:table-cell>
          <table:table-cell office:value-type="float" office:value="1582.446045" calcext:value-type="float">
            <text:p>1582.446045</text:p>
          </table:table-cell>
          <table:table-cell office:value-type="float" office:value="1584.538696" calcext:value-type="float">
            <text:p>1584.538696</text:p>
          </table:table-cell>
          <table:table-cell table:number-columns-repeated="13"/>
        </table:table-row>
        <table:table-row table:style-name="ro1">
          <table:table-cell office:value-type="float" office:value="1584.412842" calcext:value-type="float">
            <text:p>1584.412842</text:p>
          </table:table-cell>
          <table:table-cell office:value-type="float" office:value="1584.692993" calcext:value-type="float">
            <text:p>1584.692993</text:p>
          </table:table-cell>
          <table:table-cell office:value-type="float" office:value="1583.189697" calcext:value-type="float">
            <text:p>1583.189697</text:p>
          </table:table-cell>
          <table:table-cell office:value-type="float" office:value="1589.605103" calcext:value-type="float">
            <text:p>1589.605103</text:p>
          </table:table-cell>
          <table:table-cell table:number-columns-repeated="13"/>
        </table:table-row>
        <table:table-row table:style-name="ro1">
          <table:table-cell office:value-type="float" office:value="1582.074707" calcext:value-type="float">
            <text:p>1582.074707</text:p>
          </table:table-cell>
          <table:table-cell office:value-type="float" office:value="1584.241943" calcext:value-type="float">
            <text:p>1584.241943</text:p>
          </table:table-cell>
          <table:table-cell office:value-type="float" office:value="1582.004883" calcext:value-type="float">
            <text:p>1582.004883</text:p>
          </table:table-cell>
          <table:table-cell office:value-type="float" office:value="1583.708252" calcext:value-type="float">
            <text:p>1583.708252</text:p>
          </table:table-cell>
          <table:table-cell table:number-columns-repeated="13"/>
        </table:table-row>
        <table:table-row table:style-name="ro1">
          <table:table-cell office:value-type="float" office:value="1581.780029" calcext:value-type="float">
            <text:p>1581.780029</text:p>
          </table:table-cell>
          <table:table-cell office:value-type="float" office:value="1586.515869" calcext:value-type="float">
            <text:p>1586.515869</text:p>
          </table:table-cell>
          <table:table-cell office:value-type="float" office:value="1583.880127" calcext:value-type="float">
            <text:p>1583.880127</text:p>
          </table:table-cell>
          <table:table-cell office:value-type="float" office:value="1585.348755" calcext:value-type="float">
            <text:p>1585.348755</text:p>
          </table:table-cell>
          <table:table-cell table:number-columns-repeated="13"/>
        </table:table-row>
        <table:table-row table:style-name="ro1">
          <table:table-cell office:value-type="float" office:value="1584.392212" calcext:value-type="float">
            <text:p>1584.392212</text:p>
          </table:table-cell>
          <table:table-cell office:value-type="float" office:value="1587.406372" calcext:value-type="float">
            <text:p>1587.406372</text:p>
          </table:table-cell>
          <table:table-cell office:value-type="float" office:value="1582.480347" calcext:value-type="float">
            <text:p>1582.480347</text:p>
          </table:table-cell>
          <table:table-cell office:value-type="float" office:value="1585.421265" calcext:value-type="float">
            <text:p>1585.421265</text:p>
          </table:table-cell>
          <table:table-cell table:number-columns-repeated="13"/>
        </table:table-row>
        <table:table-row table:style-name="ro1">
          <table:table-cell office:value-type="float" office:value="1582.628296" calcext:value-type="float">
            <text:p>1582.628296</text:p>
          </table:table-cell>
          <table:table-cell office:value-type="float" office:value="1582.036133" calcext:value-type="float">
            <text:p>1582.036133</text:p>
          </table:table-cell>
          <table:table-cell office:value-type="float" office:value="1581.411621" calcext:value-type="float">
            <text:p>1581.411621</text:p>
          </table:table-cell>
          <table:table-cell office:value-type="float" office:value="1584.110352" calcext:value-type="float">
            <text:p>1584.110352</text:p>
          </table:table-cell>
          <table:table-cell table:number-columns-repeated="13"/>
        </table:table-row>
        <table:table-row table:style-name="ro1">
          <table:table-cell office:value-type="float" office:value="1582.506958" calcext:value-type="float">
            <text:p>1582.506958</text:p>
          </table:table-cell>
          <table:table-cell office:value-type="float" office:value="1584.760254" calcext:value-type="float">
            <text:p>1584.760254</text:p>
          </table:table-cell>
          <table:table-cell office:value-type="float" office:value="1581.147461" calcext:value-type="float">
            <text:p>1581.147461</text:p>
          </table:table-cell>
          <table:table-cell office:value-type="float" office:value="1584.095459" calcext:value-type="float">
            <text:p>1584.095459</text:p>
          </table:table-cell>
          <table:table-cell table:number-columns-repeated="13"/>
        </table:table-row>
        <table:table-row table:style-name="ro1">
          <table:table-cell office:value-type="float" office:value="1578.377441" calcext:value-type="float">
            <text:p>1578.377441</text:p>
          </table:table-cell>
          <table:table-cell office:value-type="float" office:value="1583.331299" calcext:value-type="float">
            <text:p>1583.331299</text:p>
          </table:table-cell>
          <table:table-cell office:value-type="float" office:value="1578.772461" calcext:value-type="float">
            <text:p>1578.772461</text:p>
          </table:table-cell>
          <table:table-cell office:value-type="float" office:value="1582.238037" calcext:value-type="float">
            <text:p>1582.238037</text:p>
          </table:table-cell>
          <table:table-cell table:number-columns-repeated="13"/>
        </table:table-row>
        <table:table-row table:style-name="ro1">
          <table:table-cell office:value-type="float" office:value="1580.374756" calcext:value-type="float">
            <text:p>1580.374756</text:p>
          </table:table-cell>
          <table:table-cell office:value-type="float" office:value="1578.630737" calcext:value-type="float">
            <text:p>1578.630737</text:p>
          </table:table-cell>
          <table:table-cell office:value-type="float" office:value="1580.674316" calcext:value-type="float">
            <text:p>1580.674316</text:p>
          </table:table-cell>
          <table:table-cell office:value-type="float" office:value="1579.594604" calcext:value-type="float">
            <text:p>1579.594604</text:p>
          </table:table-cell>
          <table:table-cell table:number-columns-repeated="13"/>
        </table:table-row>
        <table:table-row table:style-name="ro1">
          <table:table-cell office:value-type="float" office:value="1581.658691" calcext:value-type="float">
            <text:p>1581.658691</text:p>
          </table:table-cell>
          <table:table-cell office:value-type="float" office:value="1583.0271" calcext:value-type="float">
            <text:p>1583.0271</text:p>
          </table:table-cell>
          <table:table-cell office:value-type="float" office:value="1582.654541" calcext:value-type="float">
            <text:p>1582.654541</text:p>
          </table:table-cell>
          <table:table-cell office:value-type="float" office:value="1582.582397" calcext:value-type="float">
            <text:p>1582.582397</text:p>
          </table:table-cell>
          <table:table-cell table:number-columns-repeated="13"/>
        </table:table-row>
        <table:table-row table:style-name="ro1">
          <table:table-cell office:value-type="float" office:value="1578.933228" calcext:value-type="float">
            <text:p>1578.933228</text:p>
          </table:table-cell>
          <table:table-cell office:value-type="float" office:value="1577.321167" calcext:value-type="float">
            <text:p>1577.321167</text:p>
          </table:table-cell>
          <table:table-cell office:value-type="float" office:value="1580.104248" calcext:value-type="float">
            <text:p>1580.104248</text:p>
          </table:table-cell>
          <table:table-cell office:value-type="float" office:value="1576.074951" calcext:value-type="float">
            <text:p>1576.074951</text:p>
          </table:table-cell>
          <table:table-cell table:number-columns-repeated="13"/>
        </table:table-row>
        <table:table-row table:style-name="ro1">
          <table:table-cell office:value-type="float" office:value="1586.696655" calcext:value-type="float">
            <text:p>1586.696655</text:p>
          </table:table-cell>
          <table:table-cell office:value-type="float" office:value="1587.460938" calcext:value-type="float">
            <text:p>1587.460938</text:p>
          </table:table-cell>
          <table:table-cell office:value-type="float" office:value="1587.870483" calcext:value-type="float">
            <text:p>1587.870483</text:p>
          </table:table-cell>
          <table:table-cell office:value-type="float" office:value="1584.319946" calcext:value-type="float">
            <text:p>1584.319946</text:p>
          </table:table-cell>
          <table:table-cell table:number-columns-repeated="13"/>
        </table:table-row>
        <table:table-row table:style-name="ro1">
          <table:table-cell office:value-type="float" office:value="1582.903809" calcext:value-type="float">
            <text:p>1582.903809</text:p>
          </table:table-cell>
          <table:table-cell office:value-type="float" office:value="1588.577148" calcext:value-type="float">
            <text:p>1588.577148</text:p>
          </table:table-cell>
          <table:table-cell office:value-type="float" office:value="1582.893188" calcext:value-type="float">
            <text:p>1582.893188</text:p>
          </table:table-cell>
          <table:table-cell office:value-type="float" office:value="1589.548218" calcext:value-type="float">
            <text:p>1589.548218</text:p>
          </table:table-cell>
          <table:table-cell table:number-columns-repeated="13"/>
        </table:table-row>
        <table:table-row table:style-name="ro1">
          <table:table-cell office:value-type="float" office:value="1585.928345" calcext:value-type="float">
            <text:p>1585.928345</text:p>
          </table:table-cell>
          <table:table-cell office:value-type="float" office:value="1585.519653" calcext:value-type="float">
            <text:p>1585.519653</text:p>
          </table:table-cell>
          <table:table-cell office:value-type="float" office:value="1586.565918" calcext:value-type="float">
            <text:p>1586.565918</text:p>
          </table:table-cell>
          <table:table-cell office:value-type="float" office:value="1584.135742" calcext:value-type="float">
            <text:p>1584.135742</text:p>
          </table:table-cell>
          <table:table-cell table:number-columns-repeated="13"/>
        </table:table-row>
        <table:table-row table:style-name="ro1">
          <table:table-cell office:value-type="float" office:value="1577.982056" calcext:value-type="float">
            <text:p>1577.982056</text:p>
          </table:table-cell>
          <table:table-cell office:value-type="float" office:value="1582.682007" calcext:value-type="float">
            <text:p>1582.682007</text:p>
          </table:table-cell>
          <table:table-cell office:value-type="float" office:value="1581.465576" calcext:value-type="float">
            <text:p>1581.465576</text:p>
          </table:table-cell>
          <table:table-cell office:value-type="float" office:value="1579.373047" calcext:value-type="float">
            <text:p>1579.373047</text:p>
          </table:table-cell>
          <table:table-cell table:number-columns-repeated="13"/>
        </table:table-row>
        <table:table-row table:style-name="ro1">
          <table:table-cell office:value-type="float" office:value="1582.94519" calcext:value-type="float">
            <text:p>1582.94519</text:p>
          </table:table-cell>
          <table:table-cell office:value-type="float" office:value="1583.122192" calcext:value-type="float">
            <text:p>1583.122192</text:p>
          </table:table-cell>
          <table:table-cell office:value-type="float" office:value="1583.177368" calcext:value-type="float">
            <text:p>1583.177368</text:p>
          </table:table-cell>
          <table:table-cell office:value-type="float" office:value="1583.046875" calcext:value-type="float">
            <text:p>1583.046875</text:p>
          </table:table-cell>
          <table:table-cell table:number-columns-repeated="13"/>
        </table:table-row>
        <table:table-row table:style-name="ro1">
          <table:table-cell office:value-type="float" office:value="1584.97644" calcext:value-type="float">
            <text:p>1584.97644</text:p>
          </table:table-cell>
          <table:table-cell office:value-type="float" office:value="1577.50354" calcext:value-type="float">
            <text:p>1577.50354</text:p>
          </table:table-cell>
          <table:table-cell office:value-type="float" office:value="1585.045654" calcext:value-type="float">
            <text:p>1585.045654</text:p>
          </table:table-cell>
          <table:table-cell office:value-type="float" office:value="1579.253662" calcext:value-type="float">
            <text:p>1579.253662</text:p>
          </table:table-cell>
          <table:table-cell table:number-columns-repeated="13"/>
        </table:table-row>
        <table:table-row table:style-name="ro1">
          <table:table-cell office:value-type="float" office:value="1580.524536" calcext:value-type="float">
            <text:p>1580.524536</text:p>
          </table:table-cell>
          <table:table-cell office:value-type="float" office:value="1582.274658" calcext:value-type="float">
            <text:p>1582.274658</text:p>
          </table:table-cell>
          <table:table-cell office:value-type="float" office:value="1582.205688" calcext:value-type="float">
            <text:p>1582.205688</text:p>
          </table:table-cell>
          <table:table-cell office:value-type="float" office:value="1579.4198" calcext:value-type="float">
            <text:p>1579.4198</text:p>
          </table:table-cell>
          <table:table-cell table:number-columns-repeated="13"/>
        </table:table-row>
        <table:table-row table:style-name="ro1">
          <table:table-cell office:value-type="float" office:value="1585.168091" calcext:value-type="float">
            <text:p>1585.168091</text:p>
          </table:table-cell>
          <table:table-cell office:value-type="float" office:value="1587.465698" calcext:value-type="float">
            <text:p>1587.465698</text:p>
          </table:table-cell>
          <table:table-cell office:value-type="float" office:value="1589.123047" calcext:value-type="float">
            <text:p>1589.123047</text:p>
          </table:table-cell>
          <table:table-cell office:value-type="float" office:value="1587.182495" calcext:value-type="float">
            <text:p>1587.182495</text:p>
          </table:table-cell>
          <table:table-cell table:number-columns-repeated="13"/>
        </table:table-row>
        <table:table-row table:style-name="ro1">
          <table:table-cell office:value-type="float" office:value="1586.260986" calcext:value-type="float">
            <text:p>1586.260986</text:p>
          </table:table-cell>
          <table:table-cell office:value-type="float" office:value="1585.963257" calcext:value-type="float">
            <text:p>1585.963257</text:p>
          </table:table-cell>
          <table:table-cell office:value-type="float" office:value="1586.92041" calcext:value-type="float">
            <text:p>1586.92041</text:p>
          </table:table-cell>
          <table:table-cell office:value-type="float" office:value="1585.68689" calcext:value-type="float">
            <text:p>1585.68689</text:p>
          </table:table-cell>
          <table:table-cell table:number-columns-repeated="13"/>
        </table:table-row>
        <table:table-row table:style-name="ro1">
          <table:table-cell office:value-type="float" office:value="1587.771606" calcext:value-type="float">
            <text:p>1587.771606</text:p>
          </table:table-cell>
          <table:table-cell office:value-type="float" office:value="1586.139771" calcext:value-type="float">
            <text:p>1586.139771</text:p>
          </table:table-cell>
          <table:table-cell office:value-type="float" office:value="1589.408569" calcext:value-type="float">
            <text:p>1589.408569</text:p>
          </table:table-cell>
          <table:table-cell office:value-type="float" office:value="1582.923828" calcext:value-type="float">
            <text:p>1582.923828</text:p>
          </table:table-cell>
          <table:table-cell table:number-columns-repeated="13"/>
        </table:table-row>
        <table:table-row table:style-name="ro1">
          <table:table-cell office:value-type="float" office:value="1584.014893" calcext:value-type="float">
            <text:p>1584.014893</text:p>
          </table:table-cell>
          <table:table-cell office:value-type="float" office:value="1582.704346" calcext:value-type="float">
            <text:p>1582.704346</text:p>
          </table:table-cell>
          <table:table-cell office:value-type="float" office:value="1588.980103" calcext:value-type="float">
            <text:p>1588.980103</text:p>
          </table:table-cell>
          <table:table-cell office:value-type="float" office:value="1581.077393" calcext:value-type="float">
            <text:p>1581.077393</text:p>
          </table:table-cell>
          <table:table-cell table:number-columns-repeated="13"/>
        </table:table-row>
        <table:table-row table:style-name="ro1">
          <table:table-cell office:value-type="float" office:value="1580.338989" calcext:value-type="float">
            <text:p>1580.338989</text:p>
          </table:table-cell>
          <table:table-cell office:value-type="float" office:value="1580.740723" calcext:value-type="float">
            <text:p>1580.740723</text:p>
          </table:table-cell>
          <table:table-cell office:value-type="float" office:value="1580.733154" calcext:value-type="float">
            <text:p>1580.733154</text:p>
          </table:table-cell>
          <table:table-cell office:value-type="float" office:value="1578.280029" calcext:value-type="float">
            <text:p>1578.280029</text:p>
          </table:table-cell>
          <table:table-cell table:number-columns-repeated="13"/>
        </table:table-row>
        <table:table-row table:style-name="ro1">
          <table:table-cell office:value-type="float" office:value="1580.738037" calcext:value-type="float">
            <text:p>1580.738037</text:p>
          </table:table-cell>
          <table:table-cell office:value-type="float" office:value="1580.129272" calcext:value-type="float">
            <text:p>1580.129272</text:p>
          </table:table-cell>
          <table:table-cell office:value-type="float" office:value="1584.230713" calcext:value-type="float">
            <text:p>1584.230713</text:p>
          </table:table-cell>
          <table:table-cell office:value-type="float" office:value="1577.872681" calcext:value-type="float">
            <text:p>1577.872681</text:p>
          </table:table-cell>
          <table:table-cell table:number-columns-repeated="13"/>
        </table:table-row>
        <table:table-row table:style-name="ro1">
          <table:table-cell office:value-type="float" office:value="1579.363525" calcext:value-type="float">
            <text:p>1579.363525</text:p>
          </table:table-cell>
          <table:table-cell office:value-type="float" office:value="1581.630859" calcext:value-type="float">
            <text:p>1581.630859</text:p>
          </table:table-cell>
          <table:table-cell office:value-type="float" office:value="1581.724365" calcext:value-type="float">
            <text:p>1581.724365</text:p>
          </table:table-cell>
          <table:table-cell office:value-type="float" office:value="1579.006958" calcext:value-type="float">
            <text:p>1579.006958</text:p>
          </table:table-cell>
          <table:table-cell table:number-columns-repeated="13"/>
        </table:table-row>
        <table:table-row table:style-name="ro1">
          <table:table-cell office:value-type="float" office:value="1586.246826" calcext:value-type="float">
            <text:p>1586.246826</text:p>
          </table:table-cell>
          <table:table-cell office:value-type="float" office:value="1587.285278" calcext:value-type="float">
            <text:p>1587.285278</text:p>
          </table:table-cell>
          <table:table-cell office:value-type="float" office:value="1584.828979" calcext:value-type="float">
            <text:p>1584.828979</text:p>
          </table:table-cell>
          <table:table-cell office:value-type="float" office:value="1585.745483" calcext:value-type="float">
            <text:p>1585.745483</text:p>
          </table:table-cell>
          <table:table-cell table:number-columns-repeated="13"/>
        </table:table-row>
        <table:table-row table:style-name="ro1">
          <table:table-cell office:value-type="float" office:value="1586.601929" calcext:value-type="float">
            <text:p>1586.601929</text:p>
          </table:table-cell>
          <table:table-cell office:value-type="float" office:value="1591.978516" calcext:value-type="float">
            <text:p>1591.978516</text:p>
          </table:table-cell>
          <table:table-cell office:value-type="float" office:value="1590.644165" calcext:value-type="float">
            <text:p>1590.644165</text:p>
          </table:table-cell>
          <table:table-cell office:value-type="float" office:value="1588.257324" calcext:value-type="float">
            <text:p>1588.257324</text:p>
          </table:table-cell>
          <table:table-cell table:number-columns-repeated="13"/>
        </table:table-row>
        <table:table-row table:style-name="ro1">
          <table:table-cell office:value-type="float" office:value="1582.667603" calcext:value-type="float">
            <text:p>1582.667603</text:p>
          </table:table-cell>
          <table:table-cell office:value-type="float" office:value="1582.384644" calcext:value-type="float">
            <text:p>1582.384644</text:p>
          </table:table-cell>
          <table:table-cell office:value-type="float" office:value="1584.092407" calcext:value-type="float">
            <text:p>1584.092407</text:p>
          </table:table-cell>
          <table:table-cell office:value-type="float" office:value="1581.588013" calcext:value-type="float">
            <text:p>1581.588013</text:p>
          </table:table-cell>
          <table:table-cell table:number-columns-repeated="13"/>
        </table:table-row>
        <table:table-row table:style-name="ro1">
          <table:table-cell office:value-type="float" office:value="1582.873413" calcext:value-type="float">
            <text:p>1582.873413</text:p>
          </table:table-cell>
          <table:table-cell office:value-type="float" office:value="1582.258179" calcext:value-type="float">
            <text:p>1582.258179</text:p>
          </table:table-cell>
          <table:table-cell office:value-type="float" office:value="1584.009277" calcext:value-type="float">
            <text:p>1584.009277</text:p>
          </table:table-cell>
          <table:table-cell office:value-type="float" office:value="1581.672729" calcext:value-type="float">
            <text:p>1581.672729</text:p>
          </table:table-cell>
          <table:table-cell table:number-columns-repeated="13"/>
        </table:table-row>
        <table:table-row table:style-name="ro1">
          <table:table-cell office:value-type="float" office:value="1579.188232" calcext:value-type="float">
            <text:p>1579.188232</text:p>
          </table:table-cell>
          <table:table-cell office:value-type="float" office:value="1582.041748" calcext:value-type="float">
            <text:p>1582.041748</text:p>
          </table:table-cell>
          <table:table-cell office:value-type="float" office:value="1581.648071" calcext:value-type="float">
            <text:p>1581.648071</text:p>
          </table:table-cell>
          <table:table-cell office:value-type="float" office:value="1582.91394" calcext:value-type="float">
            <text:p>1582.91394</text:p>
          </table:table-cell>
          <table:table-cell table:number-columns-repeated="13"/>
        </table:table-row>
        <table:table-row table:style-name="ro1">
          <table:table-cell office:value-type="float" office:value="1582.826782" calcext:value-type="float">
            <text:p>1582.826782</text:p>
          </table:table-cell>
          <table:table-cell office:value-type="float" office:value="1579.977051" calcext:value-type="float">
            <text:p>1579.977051</text:p>
          </table:table-cell>
          <table:table-cell office:value-type="float" office:value="1582.287109" calcext:value-type="float">
            <text:p>1582.287109</text:p>
          </table:table-cell>
          <table:table-cell office:value-type="float" office:value="1577.890869" calcext:value-type="float">
            <text:p>1577.890869</text:p>
          </table:table-cell>
          <table:table-cell table:number-columns-repeated="13"/>
        </table:table-row>
        <table:table-row table:style-name="ro1">
          <table:table-cell office:value-type="float" office:value="1587.295654" calcext:value-type="float">
            <text:p>1587.295654</text:p>
          </table:table-cell>
          <table:table-cell office:value-type="float" office:value="1586.136597" calcext:value-type="float">
            <text:p>1586.136597</text:p>
          </table:table-cell>
          <table:table-cell office:value-type="float" office:value="1588.580444" calcext:value-type="float">
            <text:p>1588.580444</text:p>
          </table:table-cell>
          <table:table-cell office:value-type="float" office:value="1588.304565" calcext:value-type="float">
            <text:p>1588.304565</text:p>
          </table:table-cell>
          <table:table-cell table:number-columns-repeated="13"/>
        </table:table-row>
        <table:table-row table:style-name="ro1">
          <table:table-cell office:value-type="float" office:value="1584.244507" calcext:value-type="float">
            <text:p>1584.244507</text:p>
          </table:table-cell>
          <table:table-cell office:value-type="float" office:value="1588.687256" calcext:value-type="float">
            <text:p>1588.687256</text:p>
          </table:table-cell>
          <table:table-cell office:value-type="float" office:value="1586.232422" calcext:value-type="float">
            <text:p>1586.232422</text:p>
          </table:table-cell>
          <table:table-cell office:value-type="float" office:value="1589.287354" calcext:value-type="float">
            <text:p>1589.287354</text:p>
          </table:table-cell>
          <table:table-cell table:number-columns-repeated="13"/>
        </table:table-row>
        <table:table-row table:style-name="ro1">
          <table:table-cell office:value-type="float" office:value="1580.688477" calcext:value-type="float">
            <text:p>1580.688477</text:p>
          </table:table-cell>
          <table:table-cell office:value-type="float" office:value="1578.789429" calcext:value-type="float">
            <text:p>1578.789429</text:p>
          </table:table-cell>
          <table:table-cell office:value-type="float" office:value="1579.700562" calcext:value-type="float">
            <text:p>1579.700562</text:p>
          </table:table-cell>
          <table:table-cell office:value-type="float" office:value="1579.095337" calcext:value-type="float">
            <text:p>1579.095337</text:p>
          </table:table-cell>
          <table:table-cell table:number-columns-repeated="13"/>
        </table:table-row>
        <table:table-row table:style-name="ro1">
          <table:table-cell office:value-type="float" office:value="1579.109497" calcext:value-type="float">
            <text:p>1579.109497</text:p>
          </table:table-cell>
          <table:table-cell office:value-type="float" office:value="1581.553589" calcext:value-type="float">
            <text:p>1581.553589</text:p>
          </table:table-cell>
          <table:table-cell office:value-type="float" office:value="1580.494263" calcext:value-type="float">
            <text:p>1580.494263</text:p>
          </table:table-cell>
          <table:table-cell office:value-type="float" office:value="1577.757568" calcext:value-type="float">
            <text:p>1577.757568</text:p>
          </table:table-cell>
          <table:table-cell table:number-columns-repeated="13"/>
        </table:table-row>
        <table:table-row table:style-name="ro1">
          <table:table-cell office:value-type="float" office:value="1587.86853" calcext:value-type="float">
            <text:p>1587.86853</text:p>
          </table:table-cell>
          <table:table-cell office:value-type="float" office:value="1586.011963" calcext:value-type="float">
            <text:p>1586.011963</text:p>
          </table:table-cell>
          <table:table-cell office:value-type="float" office:value="1586.023315" calcext:value-type="float">
            <text:p>1586.023315</text:p>
          </table:table-cell>
          <table:table-cell office:value-type="float" office:value="1586.940674" calcext:value-type="float">
            <text:p>1586.940674</text:p>
          </table:table-cell>
          <table:table-cell table:number-columns-repeated="13"/>
        </table:table-row>
        <table:table-row table:style-name="ro1">
          <table:table-cell office:value-type="float" office:value="1583.72644" calcext:value-type="float">
            <text:p>1583.72644</text:p>
          </table:table-cell>
          <table:table-cell office:value-type="float" office:value="1588.229858" calcext:value-type="float">
            <text:p>1588.229858</text:p>
          </table:table-cell>
          <table:table-cell office:value-type="float" office:value="1584.843506" calcext:value-type="float">
            <text:p>1584.843506</text:p>
          </table:table-cell>
          <table:table-cell office:value-type="float" office:value="1587.986328" calcext:value-type="float">
            <text:p>1587.986328</text:p>
          </table:table-cell>
          <table:table-cell table:number-columns-repeated="13"/>
        </table:table-row>
        <table:table-row table:style-name="ro1">
          <table:table-cell office:value-type="float" office:value="1582.682861" calcext:value-type="float">
            <text:p>1582.682861</text:p>
          </table:table-cell>
          <table:table-cell office:value-type="float" office:value="1583.362671" calcext:value-type="float">
            <text:p>1583.362671</text:p>
          </table:table-cell>
          <table:table-cell office:value-type="float" office:value="1581.457764" calcext:value-type="float">
            <text:p>1581.457764</text:p>
          </table:table-cell>
          <table:table-cell office:value-type="float" office:value="1584.018188" calcext:value-type="float">
            <text:p>1584.018188</text:p>
          </table:table-cell>
          <table:table-cell table:number-columns-repeated="13"/>
        </table:table-row>
        <table:table-row table:style-name="ro1">
          <table:table-cell office:value-type="float" office:value="1582.748169" calcext:value-type="float">
            <text:p>1582.748169</text:p>
          </table:table-cell>
          <table:table-cell office:value-type="float" office:value="1580.452515" calcext:value-type="float">
            <text:p>1580.452515</text:p>
          </table:table-cell>
          <table:table-cell office:value-type="float" office:value="1584.731079" calcext:value-type="float">
            <text:p>1584.731079</text:p>
          </table:table-cell>
          <table:table-cell office:value-type="float" office:value="1583.296631" calcext:value-type="float">
            <text:p>1583.296631</text:p>
          </table:table-cell>
          <table:table-cell table:number-columns-repeated="13"/>
        </table:table-row>
        <table:table-row table:style-name="ro1">
          <table:table-cell office:value-type="float" office:value="1587.634766" calcext:value-type="float">
            <text:p>1587.634766</text:p>
          </table:table-cell>
          <table:table-cell office:value-type="float" office:value="1587.33313" calcext:value-type="float">
            <text:p>1587.33313</text:p>
          </table:table-cell>
          <table:table-cell office:value-type="float" office:value="1584.534546" calcext:value-type="float">
            <text:p>1584.534546</text:p>
          </table:table-cell>
          <table:table-cell office:value-type="float" office:value="1588.403198" calcext:value-type="float">
            <text:p>1588.403198</text:p>
          </table:table-cell>
          <table:table-cell table:number-columns-repeated="13"/>
        </table:table-row>
        <table:table-row table:style-name="ro1">
          <table:table-cell office:value-type="float" office:value="1584.364502" calcext:value-type="float">
            <text:p>1584.364502</text:p>
          </table:table-cell>
          <table:table-cell office:value-type="float" office:value="1579.111694" calcext:value-type="float">
            <text:p>1579.111694</text:p>
          </table:table-cell>
          <table:table-cell office:value-type="float" office:value="1583.228271" calcext:value-type="float">
            <text:p>1583.228271</text:p>
          </table:table-cell>
          <table:table-cell office:value-type="float" office:value="1583.682861" calcext:value-type="float">
            <text:p>1583.682861</text:p>
          </table:table-cell>
          <table:table-cell table:number-columns-repeated="13"/>
        </table:table-row>
        <table:table-row table:style-name="ro1">
          <table:table-cell office:value-type="float" office:value="1587.273438" calcext:value-type="float">
            <text:p>1587.273438</text:p>
          </table:table-cell>
          <table:table-cell office:value-type="float" office:value="1583.276978" calcext:value-type="float">
            <text:p>1583.276978</text:p>
          </table:table-cell>
          <table:table-cell office:value-type="float" office:value="1587.890625" calcext:value-type="float">
            <text:p>1587.890625</text:p>
          </table:table-cell>
          <table:table-cell office:value-type="float" office:value="1586.475708" calcext:value-type="float">
            <text:p>1586.475708</text:p>
          </table:table-cell>
          <table:table-cell table:number-columns-repeated="13"/>
        </table:table-row>
        <table:table-row table:style-name="ro1">
          <table:table-cell office:value-type="float" office:value="1583.947632" calcext:value-type="float">
            <text:p>1583.947632</text:p>
          </table:table-cell>
          <table:table-cell office:value-type="float" office:value="1582.598145" calcext:value-type="float">
            <text:p>1582.598145</text:p>
          </table:table-cell>
          <table:table-cell office:value-type="float" office:value="1585.385986" calcext:value-type="float">
            <text:p>1585.385986</text:p>
          </table:table-cell>
          <table:table-cell office:value-type="float" office:value="1581.343994" calcext:value-type="float">
            <text:p>1581.343994</text:p>
          </table:table-cell>
          <table:table-cell table:number-columns-repeated="13"/>
        </table:table-row>
        <table:table-row table:style-name="ro1">
          <table:table-cell office:value-type="float" office:value="1604.20752" calcext:value-type="float">
            <text:p>1604.20752</text:p>
          </table:table-cell>
          <table:table-cell office:value-type="float" office:value="1602.29126" calcext:value-type="float">
            <text:p>1602.29126</text:p>
          </table:table-cell>
          <table:table-cell office:value-type="float" office:value="1604.607056" calcext:value-type="float">
            <text:p>1604.607056</text:p>
          </table:table-cell>
          <table:table-cell office:value-type="float" office:value="1602.123047" calcext:value-type="float">
            <text:p>1602.123047</text:p>
          </table:table-cell>
          <table:table-cell table:number-columns-repeated="13"/>
        </table:table-row>
        <table:table-row table:style-name="ro1">
          <table:table-cell office:value-type="float" office:value="1663.917969" calcext:value-type="float">
            <text:p>1663.917969</text:p>
          </table:table-cell>
          <table:table-cell office:value-type="float" office:value="1662.608521" calcext:value-type="float">
            <text:p>1662.608521</text:p>
          </table:table-cell>
          <table:table-cell office:value-type="float" office:value="1662.282227" calcext:value-type="float">
            <text:p>1662.282227</text:p>
          </table:table-cell>
          <table:table-cell office:value-type="float" office:value="1663.10498" calcext:value-type="float">
            <text:p>1663.10498</text:p>
          </table:table-cell>
          <table:table-cell table:number-columns-repeated="13"/>
        </table:table-row>
        <table:table-row table:style-name="ro1">
          <table:table-cell office:value-type="float" office:value="1606.32373" calcext:value-type="float">
            <text:p>1606.32373</text:p>
          </table:table-cell>
          <table:table-cell office:value-type="float" office:value="1606.36792" calcext:value-type="float">
            <text:p>1606.36792</text:p>
          </table:table-cell>
          <table:table-cell office:value-type="float" office:value="1608.038086" calcext:value-type="float">
            <text:p>1608.038086</text:p>
          </table:table-cell>
          <table:table-cell office:value-type="float" office:value="1607.997803" calcext:value-type="float">
            <text:p>1607.997803</text:p>
          </table:table-cell>
          <table:table-cell table:number-columns-repeated="13"/>
        </table:table-row>
        <table:table-row table:style-name="ro1">
          <table:table-cell office:value-type="float" office:value="1561.443115" calcext:value-type="float">
            <text:p>1561.443115</text:p>
          </table:table-cell>
          <table:table-cell office:value-type="float" office:value="1566.122559" calcext:value-type="float">
            <text:p>1566.122559</text:p>
          </table:table-cell>
          <table:table-cell office:value-type="float" office:value="1561.466187" calcext:value-type="float">
            <text:p>1561.466187</text:p>
          </table:table-cell>
          <table:table-cell office:value-type="float" office:value="1563.661865" calcext:value-type="float">
            <text:p>1563.661865</text:p>
          </table:table-cell>
          <table:table-cell table:number-columns-repeated="13"/>
        </table:table-row>
        <table:table-row table:style-name="ro1">
          <table:table-cell office:value-type="float" office:value="1570.803467" calcext:value-type="float">
            <text:p>1570.803467</text:p>
          </table:table-cell>
          <table:table-cell office:value-type="float" office:value="1570.757935" calcext:value-type="float">
            <text:p>1570.757935</text:p>
          </table:table-cell>
          <table:table-cell office:value-type="float" office:value="1570.060913" calcext:value-type="float">
            <text:p>1570.060913</text:p>
          </table:table-cell>
          <table:table-cell office:value-type="float" office:value="1570.383911" calcext:value-type="float">
            <text:p>1570.383911</text:p>
          </table:table-cell>
          <table:table-cell table:number-columns-repeated="13"/>
        </table:table-row>
        <table:table-row table:style-name="ro1">
          <table:table-cell office:value-type="float" office:value="1577.29248" calcext:value-type="float">
            <text:p>1577.29248</text:p>
          </table:table-cell>
          <table:table-cell office:value-type="float" office:value="1569.548462" calcext:value-type="float">
            <text:p>1569.548462</text:p>
          </table:table-cell>
          <table:table-cell office:value-type="float" office:value="1574.121826" calcext:value-type="float">
            <text:p>1574.121826</text:p>
          </table:table-cell>
          <table:table-cell office:value-type="float" office:value="1574.670288" calcext:value-type="float">
            <text:p>1574.670288</text:p>
          </table:table-cell>
          <table:table-cell table:number-columns-repeated="13"/>
        </table:table-row>
        <table:table-row table:style-name="ro1">
          <table:table-cell office:value-type="float" office:value="1574.508057" calcext:value-type="float">
            <text:p>1574.508057</text:p>
          </table:table-cell>
          <table:table-cell office:value-type="float" office:value="1575.093262" calcext:value-type="float">
            <text:p>1575.093262</text:p>
          </table:table-cell>
          <table:table-cell office:value-type="float" office:value="1576.091064" calcext:value-type="float">
            <text:p>1576.091064</text:p>
          </table:table-cell>
          <table:table-cell office:value-type="float" office:value="1571.581543" calcext:value-type="float">
            <text:p>1571.581543</text:p>
          </table:table-cell>
          <table:table-cell table:number-columns-repeated="13"/>
        </table:table-row>
        <table:table-row table:style-name="ro1">
          <table:table-cell office:value-type="float" office:value="1565.388428" calcext:value-type="float">
            <text:p>1565.388428</text:p>
          </table:table-cell>
          <table:table-cell office:value-type="float" office:value="1567.437134" calcext:value-type="float">
            <text:p>1567.437134</text:p>
          </table:table-cell>
          <table:table-cell office:value-type="float" office:value="1566.665649" calcext:value-type="float">
            <text:p>1566.665649</text:p>
          </table:table-cell>
          <table:table-cell office:value-type="float" office:value="1565.63501" calcext:value-type="float">
            <text:p>1565.63501</text:p>
          </table:table-cell>
          <table:table-cell table:number-columns-repeated="13"/>
        </table:table-row>
        <table:table-row table:style-name="ro1">
          <table:table-cell office:value-type="float" office:value="1569.983521" calcext:value-type="float">
            <text:p>1569.983521</text:p>
          </table:table-cell>
          <table:table-cell office:value-type="float" office:value="1572.320923" calcext:value-type="float">
            <text:p>1572.320923</text:p>
          </table:table-cell>
          <table:table-cell office:value-type="float" office:value="1570.566406" calcext:value-type="float">
            <text:p>1570.566406</text:p>
          </table:table-cell>
          <table:table-cell office:value-type="float" office:value="1574.076172" calcext:value-type="float">
            <text:p>1574.076172</text:p>
          </table:table-cell>
          <table:table-cell table:number-columns-repeated="13"/>
        </table:table-row>
        <table:table-row table:style-name="ro1">
          <table:table-cell office:value-type="float" office:value="1565.78186" calcext:value-type="float">
            <text:p>1565.78186</text:p>
          </table:table-cell>
          <table:table-cell office:value-type="float" office:value="1571.462402" calcext:value-type="float">
            <text:p>1571.462402</text:p>
          </table:table-cell>
          <table:table-cell office:value-type="float" office:value="1567.716431" calcext:value-type="float">
            <text:p>1567.716431</text:p>
          </table:table-cell>
          <table:table-cell office:value-type="float" office:value="1568.276978" calcext:value-type="float">
            <text:p>1568.276978</text:p>
          </table:table-cell>
          <table:table-cell table:number-columns-repeated="13"/>
        </table:table-row>
        <table:table-row table:style-name="ro1">
          <table:table-cell office:value-type="float" office:value="1575.619385" calcext:value-type="float">
            <text:p>1575.619385</text:p>
          </table:table-cell>
          <table:table-cell office:value-type="float" office:value="1574.155884" calcext:value-type="float">
            <text:p>1574.155884</text:p>
          </table:table-cell>
          <table:table-cell office:value-type="float" office:value="1575.588989" calcext:value-type="float">
            <text:p>1575.588989</text:p>
          </table:table-cell>
          <table:table-cell office:value-type="float" office:value="1573.494141" calcext:value-type="float">
            <text:p>1573.494141</text:p>
          </table:table-cell>
          <table:table-cell table:number-columns-repeated="13"/>
        </table:table-row>
        <table:table-row table:style-name="ro1">
          <table:table-cell office:value-type="float" office:value="1571.465576" calcext:value-type="float">
            <text:p>1571.465576</text:p>
          </table:table-cell>
          <table:table-cell office:value-type="float" office:value="1575.456787" calcext:value-type="float">
            <text:p>1575.456787</text:p>
          </table:table-cell>
          <table:table-cell office:value-type="float" office:value="1574.813721" calcext:value-type="float">
            <text:p>1574.813721</text:p>
          </table:table-cell>
          <table:table-cell office:value-type="float" office:value="1573.711914" calcext:value-type="float">
            <text:p>1573.711914</text:p>
          </table:table-cell>
          <table:table-cell table:number-columns-repeated="13"/>
        </table:table-row>
        <table:table-row table:style-name="ro1">
          <table:table-cell office:value-type="float" office:value="1572.867188" calcext:value-type="float">
            <text:p>1572.867188</text:p>
          </table:table-cell>
          <table:table-cell office:value-type="float" office:value="1573.466309" calcext:value-type="float">
            <text:p>1573.466309</text:p>
          </table:table-cell>
          <table:table-cell office:value-type="float" office:value="1572.983887" calcext:value-type="float">
            <text:p>1572.983887</text:p>
          </table:table-cell>
          <table:table-cell office:value-type="float" office:value="1572.604492" calcext:value-type="float">
            <text:p>1572.604492</text:p>
          </table:table-cell>
          <table:table-cell table:number-columns-repeated="13"/>
        </table:table-row>
        <table:table-row table:style-name="ro1">
          <table:table-cell office:value-type="float" office:value="1570.99707" calcext:value-type="float">
            <text:p>1570.99707</text:p>
          </table:table-cell>
          <table:table-cell office:value-type="float" office:value="1572.880859" calcext:value-type="float">
            <text:p>1572.880859</text:p>
          </table:table-cell>
          <table:table-cell office:value-type="float" office:value="1570.573853" calcext:value-type="float">
            <text:p>1570.573853</text:p>
          </table:table-cell>
          <table:table-cell office:value-type="float" office:value="1571.575073" calcext:value-type="float">
            <text:p>1571.575073</text:p>
          </table:table-cell>
          <table:table-cell table:number-columns-repeated="13"/>
        </table:table-row>
        <table:table-row table:style-name="ro1">
          <table:table-cell office:value-type="float" office:value="1573.763428" calcext:value-type="float">
            <text:p>1573.763428</text:p>
          </table:table-cell>
          <table:table-cell office:value-type="float" office:value="1567.15686" calcext:value-type="float">
            <text:p>1567.15686</text:p>
          </table:table-cell>
          <table:table-cell office:value-type="float" office:value="1574.402954" calcext:value-type="float">
            <text:p>1574.402954</text:p>
          </table:table-cell>
          <table:table-cell office:value-type="float" office:value="1568.398315" calcext:value-type="float">
            <text:p>1568.398315</text:p>
          </table:table-cell>
          <table:table-cell table:number-columns-repeated="13"/>
        </table:table-row>
        <table:table-row table:style-name="ro1">
          <table:table-cell office:value-type="float" office:value="1569.293945" calcext:value-type="float">
            <text:p>1569.293945</text:p>
          </table:table-cell>
          <table:table-cell office:value-type="float" office:value="1567.719604" calcext:value-type="float">
            <text:p>1567.719604</text:p>
          </table:table-cell>
          <table:table-cell office:value-type="float" office:value="1570.272583" calcext:value-type="float">
            <text:p>1570.272583</text:p>
          </table:table-cell>
          <table:table-cell office:value-type="float" office:value="1567.179199" calcext:value-type="float">
            <text:p>1567.179199</text:p>
          </table:table-cell>
          <table:table-cell table:number-columns-repeated="13"/>
        </table:table-row>
        <table:table-row table:style-name="ro1">
          <table:table-cell office:value-type="float" office:value="1571.305664" calcext:value-type="float">
            <text:p>1571.305664</text:p>
          </table:table-cell>
          <table:table-cell office:value-type="float" office:value="1569.656006" calcext:value-type="float">
            <text:p>1569.656006</text:p>
          </table:table-cell>
          <table:table-cell office:value-type="float" office:value="1571.315186" calcext:value-type="float">
            <text:p>1571.315186</text:p>
          </table:table-cell>
          <table:table-cell office:value-type="float" office:value="1572.842529" calcext:value-type="float">
            <text:p>1572.842529</text:p>
          </table:table-cell>
          <table:table-cell table:number-columns-repeated="13"/>
        </table:table-row>
        <table:table-row table:style-name="ro1">
          <table:table-cell office:value-type="float" office:value="1572.493408" calcext:value-type="float">
            <text:p>1572.493408</text:p>
          </table:table-cell>
          <table:table-cell office:value-type="float" office:value="1572.785767" calcext:value-type="float">
            <text:p>1572.785767</text:p>
          </table:table-cell>
          <table:table-cell office:value-type="float" office:value="1575.293945" calcext:value-type="float">
            <text:p>1575.293945</text:p>
          </table:table-cell>
          <table:table-cell office:value-type="float" office:value="1569.850586" calcext:value-type="float">
            <text:p>1569.850586</text:p>
          </table:table-cell>
          <table:table-cell table:number-columns-repeated="13"/>
        </table:table-row>
        <table:table-row table:style-name="ro1">
          <table:table-cell office:value-type="float" office:value="1571.591553" calcext:value-type="float">
            <text:p>1571.591553</text:p>
          </table:table-cell>
          <table:table-cell office:value-type="float" office:value="1571.855347" calcext:value-type="float">
            <text:p>1571.855347</text:p>
          </table:table-cell>
          <table:table-cell office:value-type="float" office:value="1573.674072" calcext:value-type="float">
            <text:p>1573.674072</text:p>
          </table:table-cell>
          <table:table-cell office:value-type="float" office:value="1572.89624" calcext:value-type="float">
            <text:p>1572.89624</text:p>
          </table:table-cell>
          <table:table-cell table:number-columns-repeated="13"/>
        </table:table-row>
        <table:table-row table:style-name="ro1">
          <table:table-cell office:value-type="float" office:value="1568.136108" calcext:value-type="float">
            <text:p>1568.136108</text:p>
          </table:table-cell>
          <table:table-cell office:value-type="float" office:value="1569.881714" calcext:value-type="float">
            <text:p>1569.881714</text:p>
          </table:table-cell>
          <table:table-cell office:value-type="float" office:value="1571.496216" calcext:value-type="float">
            <text:p>1571.496216</text:p>
          </table:table-cell>
          <table:table-cell office:value-type="float" office:value="1571.189331" calcext:value-type="float">
            <text:p>1571.189331</text:p>
          </table:table-cell>
          <table:table-cell table:number-columns-repeated="13"/>
        </table:table-row>
        <table:table-row table:style-name="ro1">
          <table:table-cell office:value-type="float" office:value="1569.267334" calcext:value-type="float">
            <text:p>1569.267334</text:p>
          </table:table-cell>
          <table:table-cell office:value-type="float" office:value="1568.305176" calcext:value-type="float">
            <text:p>1568.305176</text:p>
          </table:table-cell>
          <table:table-cell office:value-type="float" office:value="1571.389038" calcext:value-type="float">
            <text:p>1571.389038</text:p>
          </table:table-cell>
          <table:table-cell office:value-type="float" office:value="1568.0896" calcext:value-type="float">
            <text:p>1568.0896</text:p>
          </table:table-cell>
          <table:table-cell table:number-columns-repeated="13"/>
        </table:table-row>
        <table:table-row table:style-name="ro1">
          <table:table-cell office:value-type="float" office:value="1569.554321" calcext:value-type="float">
            <text:p>1569.554321</text:p>
          </table:table-cell>
          <table:table-cell office:value-type="float" office:value="1570.2948" calcext:value-type="float">
            <text:p>1570.2948</text:p>
          </table:table-cell>
          <table:table-cell office:value-type="float" office:value="1568.94873" calcext:value-type="float">
            <text:p>1568.94873</text:p>
          </table:table-cell>
          <table:table-cell office:value-type="float" office:value="1570.909424" calcext:value-type="float">
            <text:p>1570.909424</text:p>
          </table:table-cell>
          <table:table-cell table:number-columns-repeated="13"/>
        </table:table-row>
        <table:table-row table:style-name="ro1">
          <table:table-cell office:value-type="float" office:value="1568.079102" calcext:value-type="float">
            <text:p>1568.079102</text:p>
          </table:table-cell>
          <table:table-cell office:value-type="float" office:value="1569.104858" calcext:value-type="float">
            <text:p>1569.104858</text:p>
          </table:table-cell>
          <table:table-cell office:value-type="float" office:value="1568.255859" calcext:value-type="float">
            <text:p>1568.255859</text:p>
          </table:table-cell>
          <table:table-cell office:value-type="float" office:value="1568.851685" calcext:value-type="float">
            <text:p>1568.851685</text:p>
          </table:table-cell>
          <table:table-cell table:number-columns-repeated="13"/>
        </table:table-row>
        <table:table-row table:style-name="ro1">
          <table:table-cell office:value-type="float" office:value="1567.293823" calcext:value-type="float">
            <text:p>1567.293823</text:p>
          </table:table-cell>
          <table:table-cell office:value-type="float" office:value="1572.249756" calcext:value-type="float">
            <text:p>1572.249756</text:p>
          </table:table-cell>
          <table:table-cell office:value-type="float" office:value="1569.683716" calcext:value-type="float">
            <text:p>1569.683716</text:p>
          </table:table-cell>
          <table:table-cell office:value-type="float" office:value="1568.119019" calcext:value-type="float">
            <text:p>1568.119019</text:p>
          </table:table-cell>
          <table:table-cell table:number-columns-repeated="13"/>
        </table:table-row>
        <table:table-row table:style-name="ro1">
          <table:table-cell office:value-type="float" office:value="1573.462769" calcext:value-type="float">
            <text:p>1573.462769</text:p>
          </table:table-cell>
          <table:table-cell office:value-type="float" office:value="1571.427124" calcext:value-type="float">
            <text:p>1571.427124</text:p>
          </table:table-cell>
          <table:table-cell office:value-type="float" office:value="1573.454834" calcext:value-type="float">
            <text:p>1573.454834</text:p>
          </table:table-cell>
          <table:table-cell office:value-type="float" office:value="1572.843994" calcext:value-type="float">
            <text:p>1572.843994</text:p>
          </table:table-cell>
          <table:table-cell table:number-columns-repeated="13"/>
        </table:table-row>
        <table:table-row table:style-name="ro1">
          <table:table-cell office:value-type="float" office:value="1571.245483" calcext:value-type="float">
            <text:p>1571.245483</text:p>
          </table:table-cell>
          <table:table-cell office:value-type="float" office:value="1568.259277" calcext:value-type="float">
            <text:p>1568.259277</text:p>
          </table:table-cell>
          <table:table-cell office:value-type="float" office:value="1569.453735" calcext:value-type="float">
            <text:p>1569.453735</text:p>
          </table:table-cell>
          <table:table-cell office:value-type="float" office:value="1569.88562" calcext:value-type="float">
            <text:p>1569.88562</text:p>
          </table:table-cell>
          <table:table-cell table:number-columns-repeated="13"/>
        </table:table-row>
        <table:table-row table:style-name="ro1">
          <table:table-cell office:value-type="float" office:value="1572.769775" calcext:value-type="float">
            <text:p>1572.769775</text:p>
          </table:table-cell>
          <table:table-cell office:value-type="float" office:value="1572.923096" calcext:value-type="float">
            <text:p>1572.923096</text:p>
          </table:table-cell>
          <table:table-cell office:value-type="float" office:value="1574.509277" calcext:value-type="float">
            <text:p>1574.509277</text:p>
          </table:table-cell>
          <table:table-cell office:value-type="float" office:value="1570.964111" calcext:value-type="float">
            <text:p>1570.964111</text:p>
          </table:table-cell>
          <table:table-cell table:number-columns-repeated="13"/>
        </table:table-row>
        <table:table-row table:style-name="ro1">
          <table:table-cell office:value-type="float" office:value="1575.11731" calcext:value-type="float">
            <text:p>1575.11731</text:p>
          </table:table-cell>
          <table:table-cell office:value-type="float" office:value="1573.362793" calcext:value-type="float">
            <text:p>1573.362793</text:p>
          </table:table-cell>
          <table:table-cell office:value-type="float" office:value="1572.810425" calcext:value-type="float">
            <text:p>1572.810425</text:p>
          </table:table-cell>
          <table:table-cell office:value-type="float" office:value="1574.030273" calcext:value-type="float">
            <text:p>1574.030273</text:p>
          </table:table-cell>
          <table:table-cell table:number-columns-repeated="13"/>
        </table:table-row>
        <table:table-row table:style-name="ro1">
          <table:table-cell office:value-type="float" office:value="1569.381836" calcext:value-type="float">
            <text:p>1569.381836</text:p>
          </table:table-cell>
          <table:table-cell office:value-type="float" office:value="1570.021973" calcext:value-type="float">
            <text:p>1570.021973</text:p>
          </table:table-cell>
          <table:table-cell office:value-type="float" office:value="1567.953857" calcext:value-type="float">
            <text:p>1567.953857</text:p>
          </table:table-cell>
          <table:table-cell office:value-type="float" office:value="1570.235962" calcext:value-type="float">
            <text:p>1570.235962</text:p>
          </table:table-cell>
          <table:table-cell table:number-columns-repeated="13"/>
        </table:table-row>
        <table:table-row table:style-name="ro1">
          <table:table-cell office:value-type="float" office:value="1571.314209" calcext:value-type="float">
            <text:p>1571.314209</text:p>
          </table:table-cell>
          <table:table-cell office:value-type="float" office:value="1570.104004" calcext:value-type="float">
            <text:p>1570.104004</text:p>
          </table:table-cell>
          <table:table-cell office:value-type="float" office:value="1572.159058" calcext:value-type="float">
            <text:p>1572.159058</text:p>
          </table:table-cell>
          <table:table-cell office:value-type="float" office:value="1571.341553" calcext:value-type="float">
            <text:p>1571.341553</text:p>
          </table:table-cell>
          <table:table-cell table:number-columns-repeated="13"/>
        </table:table-row>
        <table:table-row table:style-name="ro1">
          <table:table-cell office:value-type="float" office:value="1569.072266" calcext:value-type="float">
            <text:p>1569.072266</text:p>
          </table:table-cell>
          <table:table-cell office:value-type="float" office:value="1568.828125" calcext:value-type="float">
            <text:p>1568.828125</text:p>
          </table:table-cell>
          <table:table-cell office:value-type="float" office:value="1569.920288" calcext:value-type="float">
            <text:p>1569.920288</text:p>
          </table:table-cell>
          <table:table-cell office:value-type="float" office:value="1567.029297" calcext:value-type="float">
            <text:p>1567.029297</text:p>
          </table:table-cell>
          <table:table-cell table:number-columns-repeated="13"/>
        </table:table-row>
        <table:table-row table:style-name="ro1">
          <table:table-cell office:value-type="float" office:value="1565.517944" calcext:value-type="float">
            <text:p>1565.517944</text:p>
          </table:table-cell>
          <table:table-cell office:value-type="float" office:value="1569.383423" calcext:value-type="float">
            <text:p>1569.383423</text:p>
          </table:table-cell>
          <table:table-cell office:value-type="float" office:value="1567.161133" calcext:value-type="float">
            <text:p>1567.161133</text:p>
          </table:table-cell>
          <table:table-cell office:value-type="float" office:value="1570.594727" calcext:value-type="float">
            <text:p>1570.594727</text:p>
          </table:table-cell>
          <table:table-cell table:number-columns-repeated="13"/>
        </table:table-row>
        <table:table-row table:style-name="ro1">
          <table:table-cell office:value-type="float" office:value="1567.598511" calcext:value-type="float">
            <text:p>1567.598511</text:p>
          </table:table-cell>
          <table:table-cell office:value-type="float" office:value="1568.770142" calcext:value-type="float">
            <text:p>1568.770142</text:p>
          </table:table-cell>
          <table:table-cell office:value-type="float" office:value="1567.99646" calcext:value-type="float">
            <text:p>1567.99646</text:p>
          </table:table-cell>
          <table:table-cell office:value-type="float" office:value="1569.852417" calcext:value-type="float">
            <text:p>1569.852417</text:p>
          </table:table-cell>
          <table:table-cell table:number-columns-repeated="13"/>
        </table:table-row>
        <table:table-row table:style-name="ro1">
          <table:table-cell office:value-type="float" office:value="1569.120239" calcext:value-type="float">
            <text:p>1569.120239</text:p>
          </table:table-cell>
          <table:table-cell office:value-type="float" office:value="1569.183105" calcext:value-type="float">
            <text:p>1569.183105</text:p>
          </table:table-cell>
          <table:table-cell office:value-type="float" office:value="1567.249634" calcext:value-type="float">
            <text:p>1567.249634</text:p>
          </table:table-cell>
          <table:table-cell office:value-type="float" office:value="1569.407837" calcext:value-type="float">
            <text:p>1569.407837</text:p>
          </table:table-cell>
          <table:table-cell table:number-columns-repeated="13"/>
        </table:table-row>
        <table:table-row table:style-name="ro1">
          <table:table-cell office:value-type="float" office:value="1567.89563" calcext:value-type="float">
            <text:p>1567.89563</text:p>
          </table:table-cell>
          <table:table-cell office:value-type="float" office:value="1565.340698" calcext:value-type="float">
            <text:p>1565.340698</text:p>
          </table:table-cell>
          <table:table-cell office:value-type="float" office:value="1569.167725" calcext:value-type="float">
            <text:p>1569.167725</text:p>
          </table:table-cell>
          <table:table-cell office:value-type="float" office:value="1566.866211" calcext:value-type="float">
            <text:p>1566.866211</text:p>
          </table:table-cell>
          <table:table-cell table:number-columns-repeated="13"/>
        </table:table-row>
        <table:table-row table:style-name="ro1">
          <table:table-cell office:value-type="float" office:value="1570.834351" calcext:value-type="float">
            <text:p>1570.834351</text:p>
          </table:table-cell>
          <table:table-cell office:value-type="float" office:value="1567.302002" calcext:value-type="float">
            <text:p>1567.302002</text:p>
          </table:table-cell>
          <table:table-cell office:value-type="float" office:value="1570.52002" calcext:value-type="float">
            <text:p>1570.52002</text:p>
          </table:table-cell>
          <table:table-cell office:value-type="float" office:value="1569.139893" calcext:value-type="float">
            <text:p>1569.139893</text:p>
          </table:table-cell>
          <table:table-cell table:number-columns-repeated="13"/>
        </table:table-row>
        <table:table-row table:style-name="ro1">
          <table:table-cell office:value-type="float" office:value="1570.244751" calcext:value-type="float">
            <text:p>1570.244751</text:p>
          </table:table-cell>
          <table:table-cell office:value-type="float" office:value="1571.093384" calcext:value-type="float">
            <text:p>1571.093384</text:p>
          </table:table-cell>
          <table:table-cell office:value-type="float" office:value="1572.925781" calcext:value-type="float">
            <text:p>1572.925781</text:p>
          </table:table-cell>
          <table:table-cell office:value-type="float" office:value="1572.221313" calcext:value-type="float">
            <text:p>1572.221313</text:p>
          </table:table-cell>
          <table:table-cell table:number-columns-repeated="13"/>
        </table:table-row>
        <table:table-row table:style-name="ro1">
          <table:table-cell office:value-type="float" office:value="1571.400391" calcext:value-type="float">
            <text:p>1571.400391</text:p>
          </table:table-cell>
          <table:table-cell office:value-type="float" office:value="1573.756348" calcext:value-type="float">
            <text:p>1573.756348</text:p>
          </table:table-cell>
          <table:table-cell office:value-type="float" office:value="1572.276855" calcext:value-type="float">
            <text:p>1572.276855</text:p>
          </table:table-cell>
          <table:table-cell office:value-type="float" office:value="1572.155273" calcext:value-type="float">
            <text:p>1572.155273</text:p>
          </table:table-cell>
          <table:table-cell table:number-columns-repeated="13"/>
        </table:table-row>
        <table:table-row table:style-name="ro1">
          <table:table-cell office:value-type="float" office:value="1574.561157" calcext:value-type="float">
            <text:p>1574.561157</text:p>
          </table:table-cell>
          <table:table-cell office:value-type="float" office:value="1571.203369" calcext:value-type="float">
            <text:p>1571.203369</text:p>
          </table:table-cell>
          <table:table-cell office:value-type="float" office:value="1575.355103" calcext:value-type="float">
            <text:p>1575.355103</text:p>
          </table:table-cell>
          <table:table-cell office:value-type="float" office:value="1570.980835" calcext:value-type="float">
            <text:p>1570.980835</text:p>
          </table:table-cell>
          <table:table-cell table:number-columns-repeated="13"/>
        </table:table-row>
        <table:table-row table:style-name="ro1">
          <table:table-cell office:value-type="float" office:value="1571.934448" calcext:value-type="float">
            <text:p>1571.934448</text:p>
          </table:table-cell>
          <table:table-cell office:value-type="float" office:value="1570.317017" calcext:value-type="float">
            <text:p>1570.317017</text:p>
          </table:table-cell>
          <table:table-cell office:value-type="float" office:value="1567.539307" calcext:value-type="float">
            <text:p>1567.539307</text:p>
          </table:table-cell>
          <table:table-cell office:value-type="float" office:value="1573.972412" calcext:value-type="float">
            <text:p>1573.972412</text:p>
          </table:table-cell>
          <table:table-cell table:number-columns-repeated="13"/>
        </table:table-row>
        <table:table-row table:style-name="ro1">
          <table:table-cell office:value-type="float" office:value="1569.623291" calcext:value-type="float">
            <text:p>1569.623291</text:p>
          </table:table-cell>
          <table:table-cell office:value-type="float" office:value="1564.353638" calcext:value-type="float">
            <text:p>1564.353638</text:p>
          </table:table-cell>
          <table:table-cell office:value-type="float" office:value="1566.215332" calcext:value-type="float">
            <text:p>1566.215332</text:p>
          </table:table-cell>
          <table:table-cell office:value-type="float" office:value="1568.961304" calcext:value-type="float">
            <text:p>1568.961304</text:p>
          </table:table-cell>
          <table:table-cell table:number-columns-repeated="13"/>
        </table:table-row>
        <table:table-row table:style-name="ro1">
          <table:table-cell office:value-type="float" office:value="1564.351196" calcext:value-type="float">
            <text:p>1564.351196</text:p>
          </table:table-cell>
          <table:table-cell office:value-type="float" office:value="1564.607666" calcext:value-type="float">
            <text:p>1564.607666</text:p>
          </table:table-cell>
          <table:table-cell office:value-type="float" office:value="1565.736084" calcext:value-type="float">
            <text:p>1565.736084</text:p>
          </table:table-cell>
          <table:table-cell office:value-type="float" office:value="1566.759155" calcext:value-type="float">
            <text:p>1566.759155</text:p>
          </table:table-cell>
          <table:table-cell table:number-columns-repeated="13"/>
        </table:table-row>
        <table:table-row table:style-name="ro1">
          <table:table-cell office:value-type="float" office:value="1571.347656" calcext:value-type="float">
            <text:p>1571.347656</text:p>
          </table:table-cell>
          <table:table-cell office:value-type="float" office:value="1570.713257" calcext:value-type="float">
            <text:p>1570.713257</text:p>
          </table:table-cell>
          <table:table-cell office:value-type="float" office:value="1572.032959" calcext:value-type="float">
            <text:p>1572.032959</text:p>
          </table:table-cell>
          <table:table-cell office:value-type="float" office:value="1571.757202" calcext:value-type="float">
            <text:p>1571.757202</text:p>
          </table:table-cell>
          <table:table-cell table:number-columns-repeated="13"/>
        </table:table-row>
        <table:table-row table:style-name="ro1">
          <table:table-cell office:value-type="float" office:value="1572.33313" calcext:value-type="float">
            <text:p>1572.33313</text:p>
          </table:table-cell>
          <table:table-cell office:value-type="float" office:value="1569.694336" calcext:value-type="float">
            <text:p>1569.694336</text:p>
          </table:table-cell>
          <table:table-cell office:value-type="float" office:value="1573.592896" calcext:value-type="float">
            <text:p>1573.592896</text:p>
          </table:table-cell>
          <table:table-cell office:value-type="float" office:value="1570.495728" calcext:value-type="float">
            <text:p>1570.495728</text:p>
          </table:table-cell>
          <table:table-cell table:number-columns-repeated="13"/>
        </table:table-row>
        <table:table-row table:style-name="ro1">
          <table:table-cell office:value-type="float" office:value="1571.705322" calcext:value-type="float">
            <text:p>1571.705322</text:p>
          </table:table-cell>
          <table:table-cell office:value-type="float" office:value="1566.924927" calcext:value-type="float">
            <text:p>1566.924927</text:p>
          </table:table-cell>
          <table:table-cell office:value-type="float" office:value="1569.85144" calcext:value-type="float">
            <text:p>1569.85144</text:p>
          </table:table-cell>
          <table:table-cell office:value-type="float" office:value="1569.459839" calcext:value-type="float">
            <text:p>1569.459839</text:p>
          </table:table-cell>
          <table:table-cell table:number-columns-repeated="13"/>
        </table:table-row>
        <table:table-row table:style-name="ro1">
          <table:table-cell office:value-type="float" office:value="1570.338745" calcext:value-type="float">
            <text:p>1570.338745</text:p>
          </table:table-cell>
          <table:table-cell office:value-type="float" office:value="1570.879639" calcext:value-type="float">
            <text:p>1570.879639</text:p>
          </table:table-cell>
          <table:table-cell office:value-type="float" office:value="1566.423218" calcext:value-type="float">
            <text:p>1566.423218</text:p>
          </table:table-cell>
          <table:table-cell office:value-type="float" office:value="1573.266357" calcext:value-type="float">
            <text:p>1573.266357</text:p>
          </table:table-cell>
          <table:table-cell table:number-columns-repeated="13"/>
        </table:table-row>
        <table:table-row table:style-name="ro1">
          <table:table-cell office:value-type="float" office:value="1570.570923" calcext:value-type="float">
            <text:p>1570.570923</text:p>
          </table:table-cell>
          <table:table-cell office:value-type="float" office:value="1570.372314" calcext:value-type="float">
            <text:p>1570.372314</text:p>
          </table:table-cell>
          <table:table-cell office:value-type="float" office:value="1569.817139" calcext:value-type="float">
            <text:p>1569.817139</text:p>
          </table:table-cell>
          <table:table-cell office:value-type="float" office:value="1569.790527" calcext:value-type="float">
            <text:p>1569.790527</text:p>
          </table:table-cell>
          <table:table-cell table:number-columns-repeated="13"/>
        </table:table-row>
        <table:table-row table:style-name="ro1">
          <table:table-cell office:value-type="float" office:value="1571.809082" calcext:value-type="float">
            <text:p>1571.809082</text:p>
          </table:table-cell>
          <table:table-cell office:value-type="float" office:value="1566.505371" calcext:value-type="float">
            <text:p>1566.505371</text:p>
          </table:table-cell>
          <table:table-cell office:value-type="float" office:value="1571.29834" calcext:value-type="float">
            <text:p>1571.29834</text:p>
          </table:table-cell>
          <table:table-cell office:value-type="float" office:value="1570.709717" calcext:value-type="float">
            <text:p>1570.709717</text:p>
          </table:table-cell>
          <table:table-cell table:number-columns-repeated="13"/>
        </table:table-row>
        <table:table-row table:style-name="ro1">
          <table:table-cell office:value-type="float" office:value="1572.87207" calcext:value-type="float">
            <text:p>1572.87207</text:p>
          </table:table-cell>
          <table:table-cell office:value-type="float" office:value="1576.525146" calcext:value-type="float">
            <text:p>1576.525146</text:p>
          </table:table-cell>
          <table:table-cell office:value-type="float" office:value="1572.572998" calcext:value-type="float">
            <text:p>1572.572998</text:p>
          </table:table-cell>
          <table:table-cell office:value-type="float" office:value="1575.51001" calcext:value-type="float">
            <text:p>1575.51001</text:p>
          </table:table-cell>
          <table:table-cell table:number-columns-repeated="13"/>
        </table:table-row>
        <table:table-row table:style-name="ro1">
          <table:table-cell office:value-type="float" office:value="1573.457275" calcext:value-type="float">
            <text:p>1573.457275</text:p>
          </table:table-cell>
          <table:table-cell office:value-type="float" office:value="1572.411987" calcext:value-type="float">
            <text:p>1572.411987</text:p>
          </table:table-cell>
          <table:table-cell office:value-type="float" office:value="1575.014038" calcext:value-type="float">
            <text:p>1575.014038</text:p>
          </table:table-cell>
          <table:table-cell office:value-type="float" office:value="1573.447754" calcext:value-type="float">
            <text:p>1573.447754</text:p>
          </table:table-cell>
          <table:table-cell table:number-columns-repeated="13"/>
        </table:table-row>
        <table:table-row table:style-name="ro1">
          <table:table-cell office:value-type="float" office:value="1569.169678" calcext:value-type="float">
            <text:p>1569.169678</text:p>
          </table:table-cell>
          <table:table-cell office:value-type="float" office:value="1569.119629" calcext:value-type="float">
            <text:p>1569.119629</text:p>
          </table:table-cell>
          <table:table-cell office:value-type="float" office:value="1569.070679" calcext:value-type="float">
            <text:p>1569.070679</text:p>
          </table:table-cell>
          <table:table-cell office:value-type="float" office:value="1566.5448" calcext:value-type="float">
            <text:p>1566.5448</text:p>
          </table:table-cell>
          <table:table-cell table:number-columns-repeated="13"/>
        </table:table-row>
        <table:table-row table:style-name="ro1">
          <table:table-cell office:value-type="float" office:value="1574.825928" calcext:value-type="float">
            <text:p>1574.825928</text:p>
          </table:table-cell>
          <table:table-cell office:value-type="float" office:value="1570.33667" calcext:value-type="float">
            <text:p>1570.33667</text:p>
          </table:table-cell>
          <table:table-cell office:value-type="float" office:value="1574.479126" calcext:value-type="float">
            <text:p>1574.479126</text:p>
          </table:table-cell>
          <table:table-cell office:value-type="float" office:value="1574.136597" calcext:value-type="float">
            <text:p>1574.136597</text:p>
          </table:table-cell>
          <table:table-cell table:number-columns-repeated="13"/>
        </table:table-row>
        <table:table-row table:style-name="ro1">
          <table:table-cell office:value-type="float" office:value="1569.713501" calcext:value-type="float">
            <text:p>1569.713501</text:p>
          </table:table-cell>
          <table:table-cell office:value-type="float" office:value="1572.344116" calcext:value-type="float">
            <text:p>1572.344116</text:p>
          </table:table-cell>
          <table:table-cell office:value-type="float" office:value="1572.269897" calcext:value-type="float">
            <text:p>1572.269897</text:p>
          </table:table-cell>
          <table:table-cell office:value-type="float" office:value="1568.691406" calcext:value-type="float">
            <text:p>1568.691406</text:p>
          </table:table-cell>
          <table:table-cell table:number-columns-repeated="13"/>
        </table:table-row>
        <table:table-row table:style-name="ro1">
          <table:table-cell office:value-type="float" office:value="1569.40686" calcext:value-type="float">
            <text:p>1569.40686</text:p>
          </table:table-cell>
          <table:table-cell office:value-type="float" office:value="1570.037842" calcext:value-type="float">
            <text:p>1570.037842</text:p>
          </table:table-cell>
          <table:table-cell office:value-type="float" office:value="1568.101074" calcext:value-type="float">
            <text:p>1568.101074</text:p>
          </table:table-cell>
          <table:table-cell office:value-type="float" office:value="1571.171265" calcext:value-type="float">
            <text:p>1571.171265</text:p>
          </table:table-cell>
          <table:table-cell table:number-columns-repeated="13"/>
        </table:table-row>
        <table:table-row table:style-name="ro1">
          <table:table-cell office:value-type="float" office:value="1568.883789" calcext:value-type="float">
            <text:p>1568.883789</text:p>
          </table:table-cell>
          <table:table-cell office:value-type="float" office:value="1568.014648" calcext:value-type="float">
            <text:p>1568.014648</text:p>
          </table:table-cell>
          <table:table-cell office:value-type="float" office:value="1571.642578" calcext:value-type="float">
            <text:p>1571.642578</text:p>
          </table:table-cell>
          <table:table-cell office:value-type="float" office:value="1565.438843" calcext:value-type="float">
            <text:p>1565.438843</text:p>
          </table:table-cell>
          <table:table-cell table:number-columns-repeated="13"/>
        </table:table-row>
        <table:table-row table:style-name="ro1">
          <table:table-cell office:value-type="float" office:value="1574.215576" calcext:value-type="float">
            <text:p>1574.215576</text:p>
          </table:table-cell>
          <table:table-cell office:value-type="float" office:value="1571.148926" calcext:value-type="float">
            <text:p>1571.148926</text:p>
          </table:table-cell>
          <table:table-cell office:value-type="float" office:value="1575.542847" calcext:value-type="float">
            <text:p>1575.542847</text:p>
          </table:table-cell>
          <table:table-cell office:value-type="float" office:value="1572.980591" calcext:value-type="float">
            <text:p>1572.980591</text:p>
          </table:table-cell>
          <table:table-cell table:number-columns-repeated="13"/>
        </table:table-row>
        <table:table-row table:style-name="ro1">
          <table:table-cell office:value-type="float" office:value="1576.185059" calcext:value-type="float">
            <text:p>1576.185059</text:p>
          </table:table-cell>
          <table:table-cell office:value-type="float" office:value="1570.07312" calcext:value-type="float">
            <text:p>1570.07312</text:p>
          </table:table-cell>
          <table:table-cell office:value-type="float" office:value="1574.502563" calcext:value-type="float">
            <text:p>1574.502563</text:p>
          </table:table-cell>
          <table:table-cell office:value-type="float" office:value="1572.360107" calcext:value-type="float">
            <text:p>1572.360107</text:p>
          </table:table-cell>
          <table:table-cell table:number-columns-repeated="13"/>
        </table:table-row>
        <table:table-row table:style-name="ro1">
          <table:table-cell office:value-type="float" office:value="1574.785156" calcext:value-type="float">
            <text:p>1574.785156</text:p>
          </table:table-cell>
          <table:table-cell office:value-type="float" office:value="1574.609863" calcext:value-type="float">
            <text:p>1574.609863</text:p>
          </table:table-cell>
          <table:table-cell office:value-type="float" office:value="1577.331177" calcext:value-type="float">
            <text:p>1577.331177</text:p>
          </table:table-cell>
          <table:table-cell office:value-type="float" office:value="1570.490479" calcext:value-type="float">
            <text:p>1570.490479</text:p>
          </table:table-cell>
          <table:table-cell table:number-columns-repeated="13"/>
        </table:table-row>
        <table:table-row table:style-name="ro1">
          <table:table-cell office:value-type="float" office:value="1572.918335" calcext:value-type="float">
            <text:p>1572.918335</text:p>
          </table:table-cell>
          <table:table-cell office:value-type="float" office:value="1571.683594" calcext:value-type="float">
            <text:p>1571.683594</text:p>
          </table:table-cell>
          <table:table-cell office:value-type="float" office:value="1571.428955" calcext:value-type="float">
            <text:p>1571.428955</text:p>
          </table:table-cell>
          <table:table-cell office:value-type="float" office:value="1571.531128" calcext:value-type="float">
            <text:p>1571.531128</text:p>
          </table:table-cell>
          <table:table-cell table:number-columns-repeated="13"/>
        </table:table-row>
        <table:table-row table:style-name="ro1">
          <table:table-cell office:value-type="float" office:value="1577.602417" calcext:value-type="float">
            <text:p>1577.602417</text:p>
          </table:table-cell>
          <table:table-cell office:value-type="float" office:value="1568.489624" calcext:value-type="float">
            <text:p>1568.489624</text:p>
          </table:table-cell>
          <table:table-cell office:value-type="float" office:value="1575.431885" calcext:value-type="float">
            <text:p>1575.431885</text:p>
          </table:table-cell>
          <table:table-cell office:value-type="float" office:value="1569.502808" calcext:value-type="float">
            <text:p>1569.502808</text:p>
          </table:table-cell>
          <table:table-cell table:number-columns-repeated="13"/>
        </table:table-row>
        <table:table-row table:style-name="ro1">
          <table:table-cell office:value-type="float" office:value="1572.697754" calcext:value-type="float">
            <text:p>1572.697754</text:p>
          </table:table-cell>
          <table:table-cell office:value-type="float" office:value="1571.798828" calcext:value-type="float">
            <text:p>1571.798828</text:p>
          </table:table-cell>
          <table:table-cell office:value-type="float" office:value="1570.134888" calcext:value-type="float">
            <text:p>1570.134888</text:p>
          </table:table-cell>
          <table:table-cell office:value-type="float" office:value="1573.544556" calcext:value-type="float">
            <text:p>1573.544556</text:p>
          </table:table-cell>
          <table:table-cell table:number-columns-repeated="13"/>
        </table:table-row>
        <table:table-row table:style-name="ro1">
          <table:table-cell office:value-type="float" office:value="1574.766235" calcext:value-type="float">
            <text:p>1574.766235</text:p>
          </table:table-cell>
          <table:table-cell office:value-type="float" office:value="1574.027222" calcext:value-type="float">
            <text:p>1574.027222</text:p>
          </table:table-cell>
          <table:table-cell office:value-type="float" office:value="1574.223389" calcext:value-type="float">
            <text:p>1574.223389</text:p>
          </table:table-cell>
          <table:table-cell office:value-type="float" office:value="1572.626953" calcext:value-type="float">
            <text:p>1572.626953</text:p>
          </table:table-cell>
          <table:table-cell table:number-columns-repeated="13"/>
        </table:table-row>
        <table:table-row table:style-name="ro1">
          <table:table-cell office:value-type="float" office:value="1569.756836" calcext:value-type="float">
            <text:p>1569.756836</text:p>
          </table:table-cell>
          <table:table-cell office:value-type="float" office:value="1569.203491" calcext:value-type="float">
            <text:p>1569.203491</text:p>
          </table:table-cell>
          <table:table-cell office:value-type="float" office:value="1569.081055" calcext:value-type="float">
            <text:p>1569.081055</text:p>
          </table:table-cell>
          <table:table-cell office:value-type="float" office:value="1571.684204" calcext:value-type="float">
            <text:p>1571.684204</text:p>
          </table:table-cell>
          <table:table-cell table:number-columns-repeated="13"/>
        </table:table-row>
        <table:table-row table:style-name="ro1">
          <table:table-cell office:value-type="float" office:value="1569.4021" calcext:value-type="float">
            <text:p>1569.4021</text:p>
          </table:table-cell>
          <table:table-cell office:value-type="float" office:value="1574.174683" calcext:value-type="float">
            <text:p>1574.174683</text:p>
          </table:table-cell>
          <table:table-cell office:value-type="float" office:value="1569.944946" calcext:value-type="float">
            <text:p>1569.944946</text:p>
          </table:table-cell>
          <table:table-cell office:value-type="float" office:value="1575.526367" calcext:value-type="float">
            <text:p>1575.526367</text:p>
          </table:table-cell>
          <table:table-cell table:number-columns-repeated="13"/>
        </table:table-row>
        <table:table-row table:style-name="ro1">
          <table:table-cell office:value-type="float" office:value="1570.567505" calcext:value-type="float">
            <text:p>1570.567505</text:p>
          </table:table-cell>
          <table:table-cell office:value-type="float" office:value="1572.824585" calcext:value-type="float">
            <text:p>1572.824585</text:p>
          </table:table-cell>
          <table:table-cell office:value-type="float" office:value="1568.580811" calcext:value-type="float">
            <text:p>1568.580811</text:p>
          </table:table-cell>
          <table:table-cell office:value-type="float" office:value="1570.293701" calcext:value-type="float">
            <text:p>1570.293701</text:p>
          </table:table-cell>
          <table:table-cell table:number-columns-repeated="13"/>
        </table:table-row>
        <table:table-row table:style-name="ro1">
          <table:table-cell office:value-type="float" office:value="1569.343384" calcext:value-type="float">
            <text:p>1569.343384</text:p>
          </table:table-cell>
          <table:table-cell office:value-type="float" office:value="1573.376343" calcext:value-type="float">
            <text:p>1573.376343</text:p>
          </table:table-cell>
          <table:table-cell office:value-type="float" office:value="1572.266357" calcext:value-type="float">
            <text:p>1572.266357</text:p>
          </table:table-cell>
          <table:table-cell office:value-type="float" office:value="1570.158447" calcext:value-type="float">
            <text:p>1570.158447</text:p>
          </table:table-cell>
          <table:table-cell table:number-columns-repeated="13"/>
        </table:table-row>
        <table:table-row table:style-name="ro1">
          <table:table-cell office:value-type="float" office:value="1576.558472" calcext:value-type="float">
            <text:p>1576.558472</text:p>
          </table:table-cell>
          <table:table-cell office:value-type="float" office:value="1570.530762" calcext:value-type="float">
            <text:p>1570.530762</text:p>
          </table:table-cell>
          <table:table-cell office:value-type="float" office:value="1573.520508" calcext:value-type="float">
            <text:p>1573.520508</text:p>
          </table:table-cell>
          <table:table-cell office:value-type="float" office:value="1571.998047" calcext:value-type="float">
            <text:p>1571.998047</text:p>
          </table:table-cell>
          <table:table-cell table:number-columns-repeated="13"/>
        </table:table-row>
        <table:table-row table:style-name="ro1">
          <table:table-cell office:value-type="float" office:value="1571.208252" calcext:value-type="float">
            <text:p>1571.208252</text:p>
          </table:table-cell>
          <table:table-cell office:value-type="float" office:value="1573.535645" calcext:value-type="float">
            <text:p>1573.535645</text:p>
          </table:table-cell>
          <table:table-cell office:value-type="float" office:value="1573.115112" calcext:value-type="float">
            <text:p>1573.115112</text:p>
          </table:table-cell>
          <table:table-cell office:value-type="float" office:value="1569.705444" calcext:value-type="float">
            <text:p>1569.705444</text:p>
          </table:table-cell>
          <table:table-cell table:number-columns-repeated="13"/>
        </table:table-row>
        <table:table-row table:style-name="ro1">
          <table:table-cell office:value-type="float" office:value="1576.326904" calcext:value-type="float">
            <text:p>1576.326904</text:p>
          </table:table-cell>
          <table:table-cell office:value-type="float" office:value="1567.577271" calcext:value-type="float">
            <text:p>1567.577271</text:p>
          </table:table-cell>
          <table:table-cell office:value-type="float" office:value="1571.367676" calcext:value-type="float">
            <text:p>1571.367676</text:p>
          </table:table-cell>
          <table:table-cell office:value-type="float" office:value="1569.867432" calcext:value-type="float">
            <text:p>1569.867432</text:p>
          </table:table-cell>
          <table:table-cell table:number-columns-repeated="13"/>
        </table:table-row>
        <table:table-row table:style-name="ro1">
          <table:table-cell office:value-type="float" office:value="1565.292969" calcext:value-type="float">
            <text:p>1565.292969</text:p>
          </table:table-cell>
          <table:table-cell office:value-type="float" office:value="1566.822266" calcext:value-type="float">
            <text:p>1566.822266</text:p>
          </table:table-cell>
          <table:table-cell office:value-type="float" office:value="1567.955444" calcext:value-type="float">
            <text:p>1567.955444</text:p>
          </table:table-cell>
          <table:table-cell office:value-type="float" office:value="1566.536133" calcext:value-type="float">
            <text:p>1566.536133</text:p>
          </table:table-cell>
          <table:table-cell table:number-columns-repeated="13"/>
        </table:table-row>
        <table:table-row table:style-name="ro1">
          <table:table-cell office:value-type="float" office:value="1567.327026" calcext:value-type="float">
            <text:p>1567.327026</text:p>
          </table:table-cell>
          <table:table-cell office:value-type="float" office:value="1566.795898" calcext:value-type="float">
            <text:p>1566.795898</text:p>
          </table:table-cell>
          <table:table-cell office:value-type="float" office:value="1567.833374" calcext:value-type="float">
            <text:p>1567.833374</text:p>
          </table:table-cell>
          <table:table-cell office:value-type="float" office:value="1569.949097" calcext:value-type="float">
            <text:p>1569.949097</text:p>
          </table:table-cell>
          <table:table-cell table:number-columns-repeated="13"/>
        </table:table-row>
        <table:table-row table:style-name="ro1">
          <table:table-cell office:value-type="float" office:value="1569.140137" calcext:value-type="float">
            <text:p>1569.140137</text:p>
          </table:table-cell>
          <table:table-cell office:value-type="float" office:value="1567.831543" calcext:value-type="float">
            <text:p>1567.831543</text:p>
          </table:table-cell>
          <table:table-cell office:value-type="float" office:value="1569.611572" calcext:value-type="float">
            <text:p>1569.611572</text:p>
          </table:table-cell>
          <table:table-cell office:value-type="float" office:value="1567.553711" calcext:value-type="float">
            <text:p>1567.553711</text:p>
          </table:table-cell>
          <table:table-cell table:number-columns-repeated="13"/>
        </table:table-row>
        <table:table-row table:style-name="ro1">
          <table:table-cell office:value-type="float" office:value="1574.164795" calcext:value-type="float">
            <text:p>1574.164795</text:p>
          </table:table-cell>
          <table:table-cell office:value-type="float" office:value="1571.400757" calcext:value-type="float">
            <text:p>1571.400757</text:p>
          </table:table-cell>
          <table:table-cell office:value-type="float" office:value="1574.208862" calcext:value-type="float">
            <text:p>1574.208862</text:p>
          </table:table-cell>
          <table:table-cell office:value-type="float" office:value="1571.622803" calcext:value-type="float">
            <text:p>1571.622803</text:p>
          </table:table-cell>
          <table:table-cell table:number-columns-repeated="13"/>
        </table:table-row>
        <table:table-row table:style-name="ro1">
          <table:table-cell office:value-type="float" office:value="1574.069092" calcext:value-type="float">
            <text:p>1574.069092</text:p>
          </table:table-cell>
          <table:table-cell office:value-type="float" office:value="1572.637207" calcext:value-type="float">
            <text:p>1572.637207</text:p>
          </table:table-cell>
          <table:table-cell office:value-type="float" office:value="1572.388794" calcext:value-type="float">
            <text:p>1572.388794</text:p>
          </table:table-cell>
          <table:table-cell office:value-type="float" office:value="1575.693237" calcext:value-type="float">
            <text:p>1575.693237</text:p>
          </table:table-cell>
          <table:table-cell table:number-columns-repeated="13"/>
        </table:table-row>
        <table:table-row table:style-name="ro1">
          <table:table-cell office:value-type="float" office:value="1573.623657" calcext:value-type="float">
            <text:p>1573.623657</text:p>
          </table:table-cell>
          <table:table-cell office:value-type="float" office:value="1572.317749" calcext:value-type="float">
            <text:p>1572.317749</text:p>
          </table:table-cell>
          <table:table-cell office:value-type="float" office:value="1571.44519" calcext:value-type="float">
            <text:p>1571.44519</text:p>
          </table:table-cell>
          <table:table-cell office:value-type="float" office:value="1571.130859" calcext:value-type="float">
            <text:p>1571.130859</text:p>
          </table:table-cell>
          <table:table-cell table:number-columns-repeated="13"/>
        </table:table-row>
        <table:table-row table:style-name="ro1">
          <table:table-cell office:value-type="float" office:value="1575.392334" calcext:value-type="float">
            <text:p>1575.392334</text:p>
          </table:table-cell>
          <table:table-cell office:value-type="float" office:value="1574.012573" calcext:value-type="float">
            <text:p>1574.012573</text:p>
          </table:table-cell>
          <table:table-cell office:value-type="float" office:value="1574.913086" calcext:value-type="float">
            <text:p>1574.913086</text:p>
          </table:table-cell>
          <table:table-cell office:value-type="float" office:value="1575.142456" calcext:value-type="float">
            <text:p>1575.142456</text:p>
          </table:table-cell>
          <table:table-cell table:number-columns-repeated="13"/>
        </table:table-row>
        <table:table-row table:style-name="ro1">
          <table:table-cell office:value-type="float" office:value="1572.774048" calcext:value-type="float">
            <text:p>1572.774048</text:p>
          </table:table-cell>
          <table:table-cell office:value-type="float" office:value="1571.548706" calcext:value-type="float">
            <text:p>1571.548706</text:p>
          </table:table-cell>
          <table:table-cell office:value-type="float" office:value="1572.529785" calcext:value-type="float">
            <text:p>1572.529785</text:p>
          </table:table-cell>
          <table:table-cell office:value-type="float" office:value="1572.572998" calcext:value-type="float">
            <text:p>1572.572998</text:p>
          </table:table-cell>
          <table:table-cell table:number-columns-repeated="13"/>
        </table:table-row>
        <table:table-row table:style-name="ro1">
          <table:table-cell office:value-type="float" office:value="1206.149414" calcext:value-type="float">
            <text:p>1206.149414</text:p>
          </table:table-cell>
          <table:table-cell office:value-type="float" office:value="1000" calcext:value-type="float">
            <text:p>1000</text:p>
          </table:table-cell>
          <table:table-cell office:value-type="float" office:value="1206.149414" calcext:value-type="float">
            <text:p>1206.149414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1201.663208" calcext:value-type="float">
            <text:p>1201.663208</text:p>
          </table:table-cell>
          <table:table-cell office:value-type="float" office:value="1000" calcext:value-type="float">
            <text:p>1000</text:p>
          </table:table-cell>
          <table:table-cell office:value-type="float" office:value="1201.663208" calcext:value-type="float">
            <text:p>1201.663208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table:number-columns-repeated="4" office:value-type="float" office:value="900" calcext:value-type="float">
            <text:p>900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 style:data-style-name="N2" text:time-value="14:22:53.2751649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1:02:38.495759210</meta:creation-date>
    <dc:date>2019-08-01T14:25:42.509754354</dc:date>
    <meta:editing-duration>PT21M25S</meta:editing-duration>
    <meta:editing-cycles>2</meta:editing-cycles>
    <meta:generator>LibreOffice/6.0.7.3$Linux_X86_64 LibreOffice_project/00m0$Build-3</meta:generator>
    <meta:document-statistic meta:table-count="1" meta:cell-count="91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44.8cm" svg:height="21.516cm" xlink:href=".." xlink:type="simple" chart:class="chart:line" chart:style-name="ch1">
        <chart:title svg:x="20.412cm" svg:y="0.566cm" chart:style-name="ch2">
          <text:p>4.5m/s Thrust Data</text:p>
        </chart:title>
        <chart:legend chart:legend-position="end" svg:x="42.292cm" svg:y="9.712cm" style:legend-expansion="high" chart:style-name="ch3"/>
        <chart:plot-area chart:style-name="ch4" table:cell-range-address="Sheet1.A1:Sheet1.D2284" chart:data-source-has-labels="row" svg:x="1.907cm" svg:y="1.775cm" svg:width="39.489cm" svg:height="18.33cm">
          <chartooo:coordinate-region svg:x="2.899cm" svg:y="1.775cm" svg:width="38.407cm" svg:height="17.077cm"/>
          <chart:axis chart:dimension="x" chart:name="primary-x" chart:style-name="ch5">
            <chart:title svg:x="21.237cm" svg:y="20.535cm" chart:style-name="ch6">
              <text:p>Time</text:p>
            </chart:title>
          </chart:axis>
          <chart:axis chart:dimension="y" chart:name="primary-y" chart:style-name="ch7">
            <chart:title svg:x="0.451cm" svg:y="11.447cm" chart:style-name="ch8">
              <text:p>Thrust</text:p>
            </chart:title>
            <chart:grid chart:style-name="ch9" chart:class="major"/>
          </chart:axis>
          <chart:series chart:style-name="ch10" chart:values-cell-range-address="Sheet1.A2:Sheet1.A2284" chart:label-cell-address="Sheet1.A1:Sheet1.A1" chart:class="chart:line">
            <chart:data-point chart:repeated="2283"/>
          </chart:series>
          <chart:series chart:style-name="ch11" chart:values-cell-range-address="Sheet1.B2:Sheet1.B2284" chart:label-cell-address="Sheet1.B1:Sheet1.B1" chart:class="chart:line">
            <chart:data-point chart:repeated="2283"/>
          </chart:series>
          <chart:series chart:style-name="ch12" chart:values-cell-range-address="Sheet1.C2:Sheet1.C2284" chart:label-cell-address="Sheet1.C1:Sheet1.C1" chart:class="chart:line">
            <chart:data-point chart:repeated="2283"/>
          </chart:series>
          <chart:series chart:style-name="ch13" chart:values-cell-range-address="Sheet1.D2:Sheet1.D2284" chart:label-cell-address="Sheet1.D1:Sheet1.D1" chart:class="chart:line">
            <chart:data-point chart:repeated="228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otor 1</text:p>
                <draw:g>
                  <svg:desc>Sheet1.A1:Sheet1.A1</svg:desc>
                </draw:g>
              </table:table-cell>
              <table:table-cell office:value-type="string">
                <text:p>Motor 2</text:p>
                <draw:g>
                  <svg:desc>Sheet1.B1:Sheet1.B1</svg:desc>
                </draw:g>
              </table:table-cell>
              <table:table-cell office:value-type="string">
                <text:p>Motor 3</text:p>
                <draw:g>
                  <svg:desc>Sheet1.C1:Sheet1.C1</svg:desc>
                </draw:g>
              </table:table-cell>
              <table:table-cell office:value-type="string">
                <text:p>Motor 4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Sheet1.A2:Sheet1.A2284</svg:desc>
                </draw:g>
              </table:table-cell>
              <table:table-cell office:value-type="float" office:value="1000">
                <text:p>1000</text:p>
                <draw:g>
                  <svg:desc>Sheet1.B2:Sheet1.B2284</svg:desc>
                </draw:g>
              </table:table-cell>
              <table:table-cell office:value-type="float" office:value="1000">
                <text:p>1000</text:p>
                <draw:g>
                  <svg:desc>Sheet1.C2:Sheet1.C2284</svg:desc>
                </draw:g>
              </table:table-cell>
              <table:table-cell office:value-type="float" office:value="1000">
                <text:p>1000</text:p>
                <draw:g>
                  <svg:desc>Sheet1.D2:Sheet1.D22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39.440186">
                <text:p>1139.440186</text:p>
              </table:table-cell>
              <table:table-cell office:value-type="float" office:value="1112.023071">
                <text:p>1112.023071</text:p>
              </table:table-cell>
              <table:table-cell office:value-type="float" office:value="1201.347412">
                <text:p>1201.347412</text:p>
              </table:table-cell>
              <table:table-cell office:value-type="float" office:value="1049.875244">
                <text:p>1049.8752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68.248779">
                <text:p>1268.248779</text:p>
              </table:table-cell>
              <table:table-cell office:value-type="float" office:value="1246.088379">
                <text:p>1246.088379</text:p>
              </table:table-cell>
              <table:table-cell office:value-type="float" office:value="1311.364746">
                <text:p>1311.364746</text:p>
              </table:table-cell>
              <table:table-cell office:value-type="float" office:value="1201.042358">
                <text:p>1201.042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98.198486">
                <text:p>1398.198486</text:p>
              </table:table-cell>
              <table:table-cell office:value-type="float" office:value="1370.193481">
                <text:p>1370.193481</text:p>
              </table:table-cell>
              <table:table-cell office:value-type="float" office:value="1444.146118">
                <text:p>1444.146118</text:p>
              </table:table-cell>
              <table:table-cell office:value-type="float" office:value="1325.094971">
                <text:p>1325.0949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4.244263">
                <text:p>1554.244263</text:p>
              </table:table-cell>
              <table:table-cell office:value-type="float" office:value="1520.345459">
                <text:p>1520.345459</text:p>
              </table:table-cell>
              <table:table-cell office:value-type="float" office:value="1603.857056">
                <text:p>1603.857056</text:p>
              </table:table-cell>
              <table:table-cell office:value-type="float" office:value="1472.444214">
                <text:p>1472.4442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01.328857">
                <text:p>1601.328857</text:p>
              </table:table-cell>
              <table:table-cell office:value-type="float" office:value="1614.551758">
                <text:p>1614.551758</text:p>
              </table:table-cell>
              <table:table-cell office:value-type="float" office:value="1591.659668">
                <text:p>1591.659668</text:p>
              </table:table-cell>
              <table:table-cell office:value-type="float" office:value="1620.581665">
                <text:p>1620.58166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15.93811">
                <text:p>1615.93811</text:p>
              </table:table-cell>
              <table:table-cell office:value-type="float" office:value="1616.478027">
                <text:p>1616.478027</text:p>
              </table:table-cell>
              <table:table-cell office:value-type="float" office:value="1613.816895">
                <text:p>1613.816895</text:p>
              </table:table-cell>
              <table:table-cell office:value-type="float" office:value="1615.764282">
                <text:p>1615.7642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21.152832">
                <text:p>1621.152832</text:p>
              </table:table-cell>
              <table:table-cell office:value-type="float" office:value="1608.975464">
                <text:p>1608.975464</text:p>
              </table:table-cell>
              <table:table-cell office:value-type="float" office:value="1620.093018">
                <text:p>1620.093018</text:p>
              </table:table-cell>
              <table:table-cell office:value-type="float" office:value="1611.421997">
                <text:p>1611.42199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18.446899">
                <text:p>1618.446899</text:p>
              </table:table-cell>
              <table:table-cell office:value-type="float" office:value="1622.690063">
                <text:p>1622.690063</text:p>
              </table:table-cell>
              <table:table-cell office:value-type="float" office:value="1619.96106">
                <text:p>1619.96106</text:p>
              </table:table-cell>
              <table:table-cell office:value-type="float" office:value="1621.079224">
                <text:p>1621.07922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20.888306">
                <text:p>1620.888306</text:p>
              </table:table-cell>
              <table:table-cell office:value-type="float" office:value="1620.356445">
                <text:p>1620.356445</text:p>
              </table:table-cell>
              <table:table-cell office:value-type="float" office:value="1621.859985">
                <text:p>1621.859985</text:p>
              </table:table-cell>
              <table:table-cell office:value-type="float" office:value="1619.695312">
                <text:p>1619.695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0.381714">
                <text:p>1630.381714</text:p>
              </table:table-cell>
              <table:table-cell office:value-type="float" office:value="1624.342896">
                <text:p>1624.342896</text:p>
              </table:table-cell>
              <table:table-cell office:value-type="float" office:value="1627.952637">
                <text:p>1627.952637</text:p>
              </table:table-cell>
              <table:table-cell office:value-type="float" office:value="1625.826172">
                <text:p>1625.8261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37.130859">
                <text:p>1537.130859</text:p>
              </table:table-cell>
              <table:table-cell office:value-type="float" office:value="1543.815918">
                <text:p>1543.815918</text:p>
              </table:table-cell>
              <table:table-cell office:value-type="float" office:value="1540.414673">
                <text:p>1540.414673</text:p>
              </table:table-cell>
              <table:table-cell office:value-type="float" office:value="1542.514648">
                <text:p>1542.51464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572.713989">
                <text:p>1572.713989</text:p>
              </table:table-cell>
              <table:table-cell office:value-type="float" office:value="1570.828247">
                <text:p>1570.828247</text:p>
              </table:table-cell>
              <table:table-cell office:value-type="float" office:value="1571.667114">
                <text:p>1571.667114</text:p>
              </table:table-cell>
              <table:table-cell office:value-type="float" office:value="1569.707153">
                <text:p>1569.7071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565.275879">
                <text:p>1565.275879</text:p>
              </table:table-cell>
              <table:table-cell office:value-type="float" office:value="1570.646729">
                <text:p>1570.646729</text:p>
              </table:table-cell>
              <table:table-cell office:value-type="float" office:value="1567.378052">
                <text:p>1567.378052</text:p>
              </table:table-cell>
              <table:table-cell office:value-type="float" office:value="1565.870483">
                <text:p>1565.8704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72.534912">
                <text:p>1572.534912</text:p>
              </table:table-cell>
              <table:table-cell office:value-type="float" office:value="1571.022583">
                <text:p>1571.022583</text:p>
              </table:table-cell>
              <table:table-cell office:value-type="float" office:value="1571.571533">
                <text:p>1571.571533</text:p>
              </table:table-cell>
              <table:table-cell office:value-type="float" office:value="1568.515625">
                <text:p>1568.5156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68.032715">
                <text:p>1568.032715</text:p>
              </table:table-cell>
              <table:table-cell office:value-type="float" office:value="1572.993164">
                <text:p>1572.993164</text:p>
              </table:table-cell>
              <table:table-cell office:value-type="float" office:value="1568.626953">
                <text:p>1568.626953</text:p>
              </table:table-cell>
              <table:table-cell office:value-type="float" office:value="1576.121338">
                <text:p>1576.1213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67.625732">
                <text:p>1567.625732</text:p>
              </table:table-cell>
              <table:table-cell office:value-type="float" office:value="1571.30957">
                <text:p>1571.30957</text:p>
              </table:table-cell>
              <table:table-cell office:value-type="float" office:value="1565.949219">
                <text:p>1565.949219</text:p>
              </table:table-cell>
              <table:table-cell office:value-type="float" office:value="1569.673584">
                <text:p>1569.6735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72.464478">
                <text:p>1572.464478</text:p>
              </table:table-cell>
              <table:table-cell office:value-type="float" office:value="1572.383789">
                <text:p>1572.383789</text:p>
              </table:table-cell>
              <table:table-cell office:value-type="float" office:value="1569.879883">
                <text:p>1569.879883</text:p>
              </table:table-cell>
              <table:table-cell office:value-type="float" office:value="1573.085083">
                <text:p>1573.085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72.391235">
                <text:p>1572.391235</text:p>
              </table:table-cell>
              <table:table-cell office:value-type="float" office:value="1570.204712">
                <text:p>1570.204712</text:p>
              </table:table-cell>
              <table:table-cell office:value-type="float" office:value="1572.62439">
                <text:p>1572.62439</text:p>
              </table:table-cell>
              <table:table-cell office:value-type="float" office:value="1568.943115">
                <text:p>1568.9431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576.763306">
                <text:p>1576.763306</text:p>
              </table:table-cell>
              <table:table-cell office:value-type="float" office:value="1576.647827">
                <text:p>1576.647827</text:p>
              </table:table-cell>
              <table:table-cell office:value-type="float" office:value="1577.897461">
                <text:p>1577.897461</text:p>
              </table:table-cell>
              <table:table-cell office:value-type="float" office:value="1573.6698">
                <text:p>1573.669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577.597656">
                <text:p>1577.597656</text:p>
              </table:table-cell>
              <table:table-cell office:value-type="float" office:value="1572.737061">
                <text:p>1572.737061</text:p>
              </table:table-cell>
              <table:table-cell office:value-type="float" office:value="1575.871582">
                <text:p>1575.871582</text:p>
              </table:table-cell>
              <table:table-cell office:value-type="float" office:value="1575.038086">
                <text:p>1575.0380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569.766846">
                <text:p>1569.766846</text:p>
              </table:table-cell>
              <table:table-cell office:value-type="float" office:value="1576.475708">
                <text:p>1576.475708</text:p>
              </table:table-cell>
              <table:table-cell office:value-type="float" office:value="1570.935669">
                <text:p>1570.935669</text:p>
              </table:table-cell>
              <table:table-cell office:value-type="float" office:value="1572.229004">
                <text:p>1572.22900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76.305176">
                <text:p>1576.305176</text:p>
              </table:table-cell>
              <table:table-cell office:value-type="float" office:value="1579.706787">
                <text:p>1579.706787</text:p>
              </table:table-cell>
              <table:table-cell office:value-type="float" office:value="1577.039062">
                <text:p>1577.039062</text:p>
              </table:table-cell>
              <table:table-cell office:value-type="float" office:value="1579.587769">
                <text:p>1579.5877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573.876953">
                <text:p>1573.876953</text:p>
              </table:table-cell>
              <table:table-cell office:value-type="float" office:value="1573.040039">
                <text:p>1573.040039</text:p>
              </table:table-cell>
              <table:table-cell office:value-type="float" office:value="1575.872192">
                <text:p>1575.872192</text:p>
              </table:table-cell>
              <table:table-cell office:value-type="float" office:value="1571.684692">
                <text:p>1571.6846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570.338501">
                <text:p>1570.338501</text:p>
              </table:table-cell>
              <table:table-cell office:value-type="float" office:value="1573.353882">
                <text:p>1573.353882</text:p>
              </table:table-cell>
              <table:table-cell office:value-type="float" office:value="1570.147339">
                <text:p>1570.147339</text:p>
              </table:table-cell>
              <table:table-cell office:value-type="float" office:value="1572.356079">
                <text:p>1572.35607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572.45874">
                <text:p>1572.45874</text:p>
              </table:table-cell>
              <table:table-cell office:value-type="float" office:value="1579.536865">
                <text:p>1579.536865</text:p>
              </table:table-cell>
              <table:table-cell office:value-type="float" office:value="1574.93457">
                <text:p>1574.93457</text:p>
              </table:table-cell>
              <table:table-cell office:value-type="float" office:value="1577.988281">
                <text:p>1577.9882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576.158325">
                <text:p>1576.158325</text:p>
              </table:table-cell>
              <table:table-cell office:value-type="float" office:value="1575.508911">
                <text:p>1575.508911</text:p>
              </table:table-cell>
              <table:table-cell office:value-type="float" office:value="1574.06897">
                <text:p>1574.06897</text:p>
              </table:table-cell>
              <table:table-cell office:value-type="float" office:value="1578.183105">
                <text:p>1578.1831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576.040039">
                <text:p>1576.040039</text:p>
              </table:table-cell>
              <table:table-cell office:value-type="float" office:value="1580.03125">
                <text:p>1580.03125</text:p>
              </table:table-cell>
              <table:table-cell office:value-type="float" office:value="1579.997559">
                <text:p>1579.997559</text:p>
              </table:table-cell>
              <table:table-cell office:value-type="float" office:value="1578.550171">
                <text:p>1578.5501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574.838379">
                <text:p>1574.838379</text:p>
              </table:table-cell>
              <table:table-cell office:value-type="float" office:value="1575.619141">
                <text:p>1575.619141</text:p>
              </table:table-cell>
              <table:table-cell office:value-type="float" office:value="1576.363037">
                <text:p>1576.363037</text:p>
              </table:table-cell>
              <table:table-cell office:value-type="float" office:value="1575.83606">
                <text:p>1575.836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573.512207">
                <text:p>1573.512207</text:p>
              </table:table-cell>
              <table:table-cell office:value-type="float" office:value="1575.824829">
                <text:p>1575.824829</text:p>
              </table:table-cell>
              <table:table-cell office:value-type="float" office:value="1575.347534">
                <text:p>1575.347534</text:p>
              </table:table-cell>
              <table:table-cell office:value-type="float" office:value="1575.538818">
                <text:p>1575.5388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578.524536">
                <text:p>1578.524536</text:p>
              </table:table-cell>
              <table:table-cell office:value-type="float" office:value="1575.641235">
                <text:p>1575.641235</text:p>
              </table:table-cell>
              <table:table-cell office:value-type="float" office:value="1576.95752">
                <text:p>1576.95752</text:p>
              </table:table-cell>
              <table:table-cell office:value-type="float" office:value="1577.172607">
                <text:p>1577.17260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75.177124">
                <text:p>1575.177124</text:p>
              </table:table-cell>
              <table:table-cell office:value-type="float" office:value="1575.045532">
                <text:p>1575.045532</text:p>
              </table:table-cell>
              <table:table-cell office:value-type="float" office:value="1574.38623">
                <text:p>1574.38623</text:p>
              </table:table-cell>
              <table:table-cell office:value-type="float" office:value="1575.105835">
                <text:p>1575.10583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580.047852">
                <text:p>1580.047852</text:p>
              </table:table-cell>
              <table:table-cell office:value-type="float" office:value="1579.366943">
                <text:p>1579.366943</text:p>
              </table:table-cell>
              <table:table-cell office:value-type="float" office:value="1578.977295">
                <text:p>1578.977295</text:p>
              </table:table-cell>
              <table:table-cell office:value-type="float" office:value="1579.045166">
                <text:p>1579.04516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574.595093">
                <text:p>1574.595093</text:p>
              </table:table-cell>
              <table:table-cell office:value-type="float" office:value="1580.268066">
                <text:p>1580.268066</text:p>
              </table:table-cell>
              <table:table-cell office:value-type="float" office:value="1577.826782">
                <text:p>1577.826782</text:p>
              </table:table-cell>
              <table:table-cell office:value-type="float" office:value="1576.58667">
                <text:p>1576.58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577.027466">
                <text:p>1577.027466</text:p>
              </table:table-cell>
              <table:table-cell office:value-type="float" office:value="1575.767578">
                <text:p>1575.767578</text:p>
              </table:table-cell>
              <table:table-cell office:value-type="float" office:value="1576.02832">
                <text:p>1576.02832</text:p>
              </table:table-cell>
              <table:table-cell office:value-type="float" office:value="1575.778076">
                <text:p>1575.77807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573.095093">
                <text:p>1573.095093</text:p>
              </table:table-cell>
              <table:table-cell office:value-type="float" office:value="1574.589111">
                <text:p>1574.589111</text:p>
              </table:table-cell>
              <table:table-cell office:value-type="float" office:value="1572.857666">
                <text:p>1572.857666</text:p>
              </table:table-cell>
              <table:table-cell office:value-type="float" office:value="1575.431641">
                <text:p>1575.4316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577.451538">
                <text:p>1577.451538</text:p>
              </table:table-cell>
              <table:table-cell office:value-type="float" office:value="1579.221924">
                <text:p>1579.221924</text:p>
              </table:table-cell>
              <table:table-cell office:value-type="float" office:value="1575.138916">
                <text:p>1575.138916</text:p>
              </table:table-cell>
              <table:table-cell office:value-type="float" office:value="1575.941772">
                <text:p>1575.94177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59.826294">
                <text:p>1559.826294</text:p>
              </table:table-cell>
              <table:table-cell office:value-type="float" office:value="1560.688232">
                <text:p>1560.688232</text:p>
              </table:table-cell>
              <table:table-cell office:value-type="float" office:value="1558.247437">
                <text:p>1558.247437</text:p>
              </table:table-cell>
              <table:table-cell office:value-type="float" office:value="1562.388672">
                <text:p>1562.3886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566.036255">
                <text:p>1566.036255</text:p>
              </table:table-cell>
              <table:table-cell office:value-type="float" office:value="1566.331177">
                <text:p>1566.331177</text:p>
              </table:table-cell>
              <table:table-cell office:value-type="float" office:value="1566.750122">
                <text:p>1566.750122</text:p>
              </table:table-cell>
              <table:table-cell office:value-type="float" office:value="1566.371948">
                <text:p>1566.37194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65.146973">
                <text:p>1565.146973</text:p>
              </table:table-cell>
              <table:table-cell office:value-type="float" office:value="1565.430298">
                <text:p>1565.430298</text:p>
              </table:table-cell>
              <table:table-cell office:value-type="float" office:value="1566.888306">
                <text:p>1566.888306</text:p>
              </table:table-cell>
              <table:table-cell office:value-type="float" office:value="1566.852295">
                <text:p>1566.8522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64.154907">
                <text:p>1564.154907</text:p>
              </table:table-cell>
              <table:table-cell office:value-type="float" office:value="1565.043213">
                <text:p>1565.043213</text:p>
              </table:table-cell>
              <table:table-cell office:value-type="float" office:value="1563.403809">
                <text:p>1563.403809</text:p>
              </table:table-cell>
              <table:table-cell office:value-type="float" office:value="1563.725952">
                <text:p>1563.72595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564.898682">
                <text:p>1564.898682</text:p>
              </table:table-cell>
              <table:table-cell office:value-type="float" office:value="1564.041626">
                <text:p>1564.041626</text:p>
              </table:table-cell>
              <table:table-cell office:value-type="float" office:value="1563.858398">
                <text:p>1563.858398</text:p>
              </table:table-cell>
              <table:table-cell office:value-type="float" office:value="1565.472412">
                <text:p>1565.4724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65.073486">
                <text:p>1565.073486</text:p>
              </table:table-cell>
              <table:table-cell office:value-type="float" office:value="1561.416748">
                <text:p>1561.416748</text:p>
              </table:table-cell>
              <table:table-cell office:value-type="float" office:value="1563.702393">
                <text:p>1563.702393</text:p>
              </table:table-cell>
              <table:table-cell office:value-type="float" office:value="1560.598877">
                <text:p>1560.5988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565.388916">
                <text:p>1565.388916</text:p>
              </table:table-cell>
              <table:table-cell office:value-type="float" office:value="1565.48584">
                <text:p>1565.48584</text:p>
              </table:table-cell>
              <table:table-cell office:value-type="float" office:value="1567.150513">
                <text:p>1567.150513</text:p>
              </table:table-cell>
              <table:table-cell office:value-type="float" office:value="1563.222168">
                <text:p>1563.2221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62.825317">
                <text:p>1562.825317</text:p>
              </table:table-cell>
              <table:table-cell office:value-type="float" office:value="1565.542847">
                <text:p>1565.542847</text:p>
              </table:table-cell>
              <table:table-cell office:value-type="float" office:value="1564.226807">
                <text:p>1564.226807</text:p>
              </table:table-cell>
              <table:table-cell office:value-type="float" office:value="1568.120605">
                <text:p>1568.1206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562.350098">
                <text:p>1562.350098</text:p>
              </table:table-cell>
              <table:table-cell office:value-type="float" office:value="1567.911743">
                <text:p>1567.911743</text:p>
              </table:table-cell>
              <table:table-cell office:value-type="float" office:value="1561.481201">
                <text:p>1561.481201</text:p>
              </table:table-cell>
              <table:table-cell office:value-type="float" office:value="1568.234985">
                <text:p>1568.23498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64.450073">
                <text:p>1564.450073</text:p>
              </table:table-cell>
              <table:table-cell office:value-type="float" office:value="1563.669556">
                <text:p>1563.669556</text:p>
              </table:table-cell>
              <table:table-cell office:value-type="float" office:value="1563.186401">
                <text:p>1563.186401</text:p>
              </table:table-cell>
              <table:table-cell office:value-type="float" office:value="1569.394043">
                <text:p>1569.39404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67.867432">
                <text:p>1567.867432</text:p>
              </table:table-cell>
              <table:table-cell office:value-type="float" office:value="1566.563599">
                <text:p>1566.563599</text:p>
              </table:table-cell>
              <table:table-cell office:value-type="float" office:value="1564.145874">
                <text:p>1564.145874</text:p>
              </table:table-cell>
              <table:table-cell office:value-type="float" office:value="1568.52063">
                <text:p>1568.5206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61.409302">
                <text:p>1561.409302</text:p>
              </table:table-cell>
              <table:table-cell office:value-type="float" office:value="1564.57666">
                <text:p>1564.57666</text:p>
              </table:table-cell>
              <table:table-cell office:value-type="float" office:value="1566.556396">
                <text:p>1566.556396</text:p>
              </table:table-cell>
              <table:table-cell office:value-type="float" office:value="1563.829834">
                <text:p>1563.8298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67.979492">
                <text:p>1567.979492</text:p>
              </table:table-cell>
              <table:table-cell office:value-type="float" office:value="1562.226929">
                <text:p>1562.226929</text:p>
              </table:table-cell>
              <table:table-cell office:value-type="float" office:value="1563.351318">
                <text:p>1563.351318</text:p>
              </table:table-cell>
              <table:table-cell office:value-type="float" office:value="1565.252319">
                <text:p>1565.2523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67.763184">
                <text:p>1567.763184</text:p>
              </table:table-cell>
              <table:table-cell office:value-type="float" office:value="1566.723389">
                <text:p>1566.723389</text:p>
              </table:table-cell>
              <table:table-cell office:value-type="float" office:value="1567.944336">
                <text:p>1567.944336</text:p>
              </table:table-cell>
              <table:table-cell office:value-type="float" office:value="1566.362305">
                <text:p>1566.36230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66.052979">
                <text:p>1566.052979</text:p>
              </table:table-cell>
              <table:table-cell office:value-type="float" office:value="1563.846924">
                <text:p>1563.846924</text:p>
              </table:table-cell>
              <table:table-cell office:value-type="float" office:value="1566.919189">
                <text:p>1566.919189</text:p>
              </table:table-cell>
              <table:table-cell office:value-type="float" office:value="1562.984375">
                <text:p>1562.98437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60.823975">
                <text:p>1560.823975</text:p>
              </table:table-cell>
              <table:table-cell office:value-type="float" office:value="1566.041626">
                <text:p>1566.041626</text:p>
              </table:table-cell>
              <table:table-cell office:value-type="float" office:value="1564.606079">
                <text:p>1564.606079</text:p>
              </table:table-cell>
              <table:table-cell office:value-type="float" office:value="1565.036621">
                <text:p>1565.03662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63.233887">
                <text:p>1563.233887</text:p>
              </table:table-cell>
              <table:table-cell office:value-type="float" office:value="1563.388794">
                <text:p>1563.388794</text:p>
              </table:table-cell>
              <table:table-cell office:value-type="float" office:value="1563.960693">
                <text:p>1563.960693</text:p>
              </table:table-cell>
              <table:table-cell office:value-type="float" office:value="1564.696777">
                <text:p>1564.69677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66.378906">
                <text:p>1566.378906</text:p>
              </table:table-cell>
              <table:table-cell office:value-type="float" office:value="1560.673828">
                <text:p>1560.673828</text:p>
              </table:table-cell>
              <table:table-cell office:value-type="float" office:value="1564.771729">
                <text:p>1564.771729</text:p>
              </table:table-cell>
              <table:table-cell office:value-type="float" office:value="1561.165039">
                <text:p>1561.1650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66.202759">
                <text:p>1566.202759</text:p>
              </table:table-cell>
              <table:table-cell office:value-type="float" office:value="1561.634766">
                <text:p>1561.634766</text:p>
              </table:table-cell>
              <table:table-cell office:value-type="float" office:value="1560.121216">
                <text:p>1560.121216</text:p>
              </table:table-cell>
              <table:table-cell office:value-type="float" office:value="1566.670654">
                <text:p>1566.6706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562.672729">
                <text:p>1562.672729</text:p>
              </table:table-cell>
              <table:table-cell office:value-type="float" office:value="1564.015381">
                <text:p>1564.015381</text:p>
              </table:table-cell>
              <table:table-cell office:value-type="float" office:value="1563.19104">
                <text:p>1563.19104</text:p>
              </table:table-cell>
              <table:table-cell office:value-type="float" office:value="1564.470825">
                <text:p>1564.4708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66.169312">
                <text:p>1566.169312</text:p>
              </table:table-cell>
              <table:table-cell office:value-type="float" office:value="1561.159302">
                <text:p>1561.159302</text:p>
              </table:table-cell>
              <table:table-cell office:value-type="float" office:value="1563.110352">
                <text:p>1563.110352</text:p>
              </table:table-cell>
              <table:table-cell office:value-type="float" office:value="1565.312622">
                <text:p>1565.3126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61.455322">
                <text:p>1561.455322</text:p>
              </table:table-cell>
              <table:table-cell office:value-type="float" office:value="1563.46228">
                <text:p>1563.46228</text:p>
              </table:table-cell>
              <table:table-cell office:value-type="float" office:value="1565.599854">
                <text:p>1565.599854</text:p>
              </table:table-cell>
              <table:table-cell office:value-type="float" office:value="1561.942627">
                <text:p>1561.9426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562.943726">
                <text:p>1562.943726</text:p>
              </table:table-cell>
              <table:table-cell office:value-type="float" office:value="1563.437012">
                <text:p>1563.437012</text:p>
              </table:table-cell>
              <table:table-cell office:value-type="float" office:value="1561.811523">
                <text:p>1561.811523</text:p>
              </table:table-cell>
              <table:table-cell office:value-type="float" office:value="1561.401611">
                <text:p>1561.40161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562.949219">
                <text:p>1562.949219</text:p>
              </table:table-cell>
              <table:table-cell office:value-type="float" office:value="1563.500854">
                <text:p>1563.500854</text:p>
              </table:table-cell>
              <table:table-cell office:value-type="float" office:value="1563.633423">
                <text:p>1563.633423</text:p>
              </table:table-cell>
              <table:table-cell office:value-type="float" office:value="1562.245117">
                <text:p>1562.245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533.905518">
                <text:p>1533.905518</text:p>
              </table:table-cell>
              <table:table-cell office:value-type="float" office:value="1551.75769">
                <text:p>1551.75769</text:p>
              </table:table-cell>
              <table:table-cell office:value-type="float" office:value="1574.085693">
                <text:p>1574.085693</text:p>
              </table:table-cell>
              <table:table-cell office:value-type="float" office:value="1591.443237">
                <text:p>1591.44323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620.197388">
                <text:p>1620.197388</text:p>
              </table:table-cell>
              <table:table-cell office:value-type="float" office:value="1625.601196">
                <text:p>1625.601196</text:p>
              </table:table-cell>
              <table:table-cell office:value-type="float" office:value="1627.690308">
                <text:p>1627.690308</text:p>
              </table:table-cell>
              <table:table-cell office:value-type="float" office:value="1637.186157">
                <text:p>1637.18615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686.332764">
                <text:p>1686.332764</text:p>
              </table:table-cell>
              <table:table-cell office:value-type="float" office:value="1701.197266">
                <text:p>1701.197266</text:p>
              </table:table-cell>
              <table:table-cell office:value-type="float" office:value="1679.002319">
                <text:p>1679.002319</text:p>
              </table:table-cell>
              <table:table-cell office:value-type="float" office:value="1708.015747">
                <text:p>1708.01574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721.983154">
                <text:p>1721.983154</text:p>
              </table:table-cell>
              <table:table-cell office:value-type="float" office:value="1716.885254">
                <text:p>1716.885254</text:p>
              </table:table-cell>
              <table:table-cell office:value-type="float" office:value="1725.929565">
                <text:p>1725.929565</text:p>
              </table:table-cell>
              <table:table-cell office:value-type="float" office:value="1718.59314">
                <text:p>1718.5931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694.074463">
                <text:p>1694.074463</text:p>
              </table:table-cell>
              <table:table-cell office:value-type="float" office:value="1717.597534">
                <text:p>1717.597534</text:p>
              </table:table-cell>
              <table:table-cell office:value-type="float" office:value="1694.584839">
                <text:p>1694.584839</text:p>
              </table:table-cell>
              <table:table-cell office:value-type="float" office:value="1722.425781">
                <text:p>1722.42578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720.764404">
                <text:p>1720.764404</text:p>
              </table:table-cell>
              <table:table-cell office:value-type="float" office:value="1737.0354">
                <text:p>1737.0354</text:p>
              </table:table-cell>
              <table:table-cell office:value-type="float" office:value="1726.262207">
                <text:p>1726.262207</text:p>
              </table:table-cell>
              <table:table-cell office:value-type="float" office:value="1735.435059">
                <text:p>1735.4350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694.899536">
                <text:p>1694.899536</text:p>
              </table:table-cell>
              <table:table-cell office:value-type="float" office:value="1730.018311">
                <text:p>1730.018311</text:p>
              </table:table-cell>
              <table:table-cell office:value-type="float" office:value="1703.783691">
                <text:p>1703.783691</text:p>
              </table:table-cell>
              <table:table-cell office:value-type="float" office:value="1722.931152">
                <text:p>1722.93115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63.896973">
                <text:p>1663.896973</text:p>
              </table:table-cell>
              <table:table-cell office:value-type="float" office:value="1703.013184">
                <text:p>1703.013184</text:p>
              </table:table-cell>
              <table:table-cell office:value-type="float" office:value="1664.294189">
                <text:p>1664.294189</text:p>
              </table:table-cell>
              <table:table-cell office:value-type="float" office:value="1699.347656">
                <text:p>1699.34765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01.913818">
                <text:p>1601.913818</text:p>
              </table:table-cell>
              <table:table-cell office:value-type="float" office:value="1684.820557">
                <text:p>1684.820557</text:p>
              </table:table-cell>
              <table:table-cell office:value-type="float" office:value="1597.974121">
                <text:p>1597.974121</text:p>
              </table:table-cell>
              <table:table-cell office:value-type="float" office:value="1682.398926">
                <text:p>1682.39892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592.919922">
                <text:p>1592.919922</text:p>
              </table:table-cell>
              <table:table-cell office:value-type="float" office:value="1637.321533">
                <text:p>1637.321533</text:p>
              </table:table-cell>
              <table:table-cell office:value-type="float" office:value="1596.671631">
                <text:p>1596.671631</text:p>
              </table:table-cell>
              <table:table-cell office:value-type="float" office:value="1639.596558">
                <text:p>1639.59655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09.900757">
                <text:p>1609.900757</text:p>
              </table:table-cell>
              <table:table-cell office:value-type="float" office:value="1637.484619">
                <text:p>1637.484619</text:p>
              </table:table-cell>
              <table:table-cell office:value-type="float" office:value="1615.611572">
                <text:p>1615.611572</text:p>
              </table:table-cell>
              <table:table-cell office:value-type="float" office:value="1644.10437">
                <text:p>1644.104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09.099609">
                <text:p>1609.099609</text:p>
              </table:table-cell>
              <table:table-cell office:value-type="float" office:value="1678.868408">
                <text:p>1678.868408</text:p>
              </table:table-cell>
              <table:table-cell office:value-type="float" office:value="1619.469727">
                <text:p>1619.469727</text:p>
              </table:table-cell>
              <table:table-cell office:value-type="float" office:value="1672.521729">
                <text:p>1672.52172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616.280884">
                <text:p>1616.280884</text:p>
              </table:table-cell>
              <table:table-cell office:value-type="float" office:value="1675.827393">
                <text:p>1675.827393</text:p>
              </table:table-cell>
              <table:table-cell office:value-type="float" office:value="1617.224243">
                <text:p>1617.224243</text:p>
              </table:table-cell>
              <table:table-cell office:value-type="float" office:value="1673.087524">
                <text:p>1673.0875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625.361328">
                <text:p>1625.361328</text:p>
              </table:table-cell>
              <table:table-cell office:value-type="float" office:value="1679.848633">
                <text:p>1679.848633</text:p>
              </table:table-cell>
              <table:table-cell office:value-type="float" office:value="1628.437622">
                <text:p>1628.437622</text:p>
              </table:table-cell>
              <table:table-cell office:value-type="float" office:value="1675.526123">
                <text:p>1675.5261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619.868042">
                <text:p>1619.868042</text:p>
              </table:table-cell>
              <table:table-cell office:value-type="float" office:value="1681.553223">
                <text:p>1681.553223</text:p>
              </table:table-cell>
              <table:table-cell office:value-type="float" office:value="1624.309692">
                <text:p>1624.309692</text:p>
              </table:table-cell>
              <table:table-cell office:value-type="float" office:value="1681.785889">
                <text:p>1681.7858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22.729004">
                <text:p>1622.729004</text:p>
              </table:table-cell>
              <table:table-cell office:value-type="float" office:value="1684.981934">
                <text:p>1684.981934</text:p>
              </table:table-cell>
              <table:table-cell office:value-type="float" office:value="1629.661987">
                <text:p>1629.661987</text:p>
              </table:table-cell>
              <table:table-cell office:value-type="float" office:value="1683.618896">
                <text:p>1683.61889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28.421021">
                <text:p>1628.421021</text:p>
              </table:table-cell>
              <table:table-cell office:value-type="float" office:value="1683.740112">
                <text:p>1683.740112</text:p>
              </table:table-cell>
              <table:table-cell office:value-type="float" office:value="1633.975586">
                <text:p>1633.975586</text:p>
              </table:table-cell>
              <table:table-cell office:value-type="float" office:value="1680.211548">
                <text:p>1680.21154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31.264038">
                <text:p>1631.264038</text:p>
              </table:table-cell>
              <table:table-cell office:value-type="float" office:value="1689.442871">
                <text:p>1689.442871</text:p>
              </table:table-cell>
              <table:table-cell office:value-type="float" office:value="1636.273071">
                <text:p>1636.273071</text:p>
              </table:table-cell>
              <table:table-cell office:value-type="float" office:value="1686.276367">
                <text:p>1686.27636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23.649048">
                <text:p>1623.649048</text:p>
              </table:table-cell>
              <table:table-cell office:value-type="float" office:value="1686.855347">
                <text:p>1686.855347</text:p>
              </table:table-cell>
              <table:table-cell office:value-type="float" office:value="1629.293457">
                <text:p>1629.293457</text:p>
              </table:table-cell>
              <table:table-cell office:value-type="float" office:value="1684.237793">
                <text:p>1684.2377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29.449707">
                <text:p>1629.449707</text:p>
              </table:table-cell>
              <table:table-cell office:value-type="float" office:value="1685.65686">
                <text:p>1685.65686</text:p>
              </table:table-cell>
              <table:table-cell office:value-type="float" office:value="1637.026489">
                <text:p>1637.026489</text:p>
              </table:table-cell>
              <table:table-cell office:value-type="float" office:value="1682.358643">
                <text:p>1682.3586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625.952148">
                <text:p>1625.952148</text:p>
              </table:table-cell>
              <table:table-cell office:value-type="float" office:value="1689.762695">
                <text:p>1689.762695</text:p>
              </table:table-cell>
              <table:table-cell office:value-type="float" office:value="1633.879272">
                <text:p>1633.879272</text:p>
              </table:table-cell>
              <table:table-cell office:value-type="float" office:value="1686.207642">
                <text:p>1686.20764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26.119019">
                <text:p>1626.119019</text:p>
              </table:table-cell>
              <table:table-cell office:value-type="float" office:value="1690.877808">
                <text:p>1690.877808</text:p>
              </table:table-cell>
              <table:table-cell office:value-type="float" office:value="1630.904419">
                <text:p>1630.904419</text:p>
              </table:table-cell>
              <table:table-cell office:value-type="float" office:value="1688.346436">
                <text:p>1688.3464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31.631226">
                <text:p>1631.631226</text:p>
              </table:table-cell>
              <table:table-cell office:value-type="float" office:value="1692.19751">
                <text:p>1692.19751</text:p>
              </table:table-cell>
              <table:table-cell office:value-type="float" office:value="1635.383301">
                <text:p>1635.383301</text:p>
              </table:table-cell>
              <table:table-cell office:value-type="float" office:value="1687.005615">
                <text:p>1687.00561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24.617798">
                <text:p>1624.617798</text:p>
              </table:table-cell>
              <table:table-cell office:value-type="float" office:value="1691.521362">
                <text:p>1691.521362</text:p>
              </table:table-cell>
              <table:table-cell office:value-type="float" office:value="1631.141846">
                <text:p>1631.141846</text:p>
              </table:table-cell>
              <table:table-cell office:value-type="float" office:value="1691.450806">
                <text:p>1691.4508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635.053955">
                <text:p>1635.053955</text:p>
              </table:table-cell>
              <table:table-cell office:value-type="float" office:value="1690.429688">
                <text:p>1690.429688</text:p>
              </table:table-cell>
              <table:table-cell office:value-type="float" office:value="1639.231689">
                <text:p>1639.231689</text:p>
              </table:table-cell>
              <table:table-cell office:value-type="float" office:value="1690.261719">
                <text:p>1690.2617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633.144775">
                <text:p>1633.144775</text:p>
              </table:table-cell>
              <table:table-cell office:value-type="float" office:value="1695.055054">
                <text:p>1695.055054</text:p>
              </table:table-cell>
              <table:table-cell office:value-type="float" office:value="1636.793701">
                <text:p>1636.793701</text:p>
              </table:table-cell>
              <table:table-cell office:value-type="float" office:value="1693.480591">
                <text:p>1693.48059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629.741211">
                <text:p>1629.741211</text:p>
              </table:table-cell>
              <table:table-cell office:value-type="float" office:value="1693.370972">
                <text:p>1693.370972</text:p>
              </table:table-cell>
              <table:table-cell office:value-type="float" office:value="1634.103882">
                <text:p>1634.103882</text:p>
              </table:table-cell>
              <table:table-cell office:value-type="float" office:value="1695.450439">
                <text:p>1695.4504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630.191406">
                <text:p>1630.191406</text:p>
              </table:table-cell>
              <table:table-cell office:value-type="float" office:value="1693.109131">
                <text:p>1693.109131</text:p>
              </table:table-cell>
              <table:table-cell office:value-type="float" office:value="1633.978271">
                <text:p>1633.978271</text:p>
              </table:table-cell>
              <table:table-cell office:value-type="float" office:value="1690.253174">
                <text:p>1690.25317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35.301514">
                <text:p>1635.301514</text:p>
              </table:table-cell>
              <table:table-cell office:value-type="float" office:value="1695.880493">
                <text:p>1695.880493</text:p>
              </table:table-cell>
              <table:table-cell office:value-type="float" office:value="1639.027466">
                <text:p>1639.027466</text:p>
              </table:table-cell>
              <table:table-cell office:value-type="float" office:value="1694.850098">
                <text:p>1694.85009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633.188965">
                <text:p>1633.188965</text:p>
              </table:table-cell>
              <table:table-cell office:value-type="float" office:value="1695.425049">
                <text:p>1695.425049</text:p>
              </table:table-cell>
              <table:table-cell office:value-type="float" office:value="1636.593506">
                <text:p>1636.593506</text:p>
              </table:table-cell>
              <table:table-cell office:value-type="float" office:value="1695.811157">
                <text:p>1695.8111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632.837158">
                <text:p>1632.837158</text:p>
              </table:table-cell>
              <table:table-cell office:value-type="float" office:value="1692.80835">
                <text:p>1692.80835</text:p>
              </table:table-cell>
              <table:table-cell office:value-type="float" office:value="1638.976562">
                <text:p>1638.976562</text:p>
              </table:table-cell>
              <table:table-cell office:value-type="float" office:value="1692.007812">
                <text:p>1692.0078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631.699585">
                <text:p>1631.699585</text:p>
              </table:table-cell>
              <table:table-cell office:value-type="float" office:value="1697.881714">
                <text:p>1697.881714</text:p>
              </table:table-cell>
              <table:table-cell office:value-type="float" office:value="1636.333984">
                <text:p>1636.333984</text:p>
              </table:table-cell>
              <table:table-cell office:value-type="float" office:value="1695.628174">
                <text:p>1695.62817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634.37207">
                <text:p>1634.37207</text:p>
              </table:table-cell>
              <table:table-cell office:value-type="float" office:value="1695.43811">
                <text:p>1695.43811</text:p>
              </table:table-cell>
              <table:table-cell office:value-type="float" office:value="1637.490601">
                <text:p>1637.490601</text:p>
              </table:table-cell>
              <table:table-cell office:value-type="float" office:value="1697.25415">
                <text:p>1697.254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636.416748">
                <text:p>1636.416748</text:p>
              </table:table-cell>
              <table:table-cell office:value-type="float" office:value="1694.379395">
                <text:p>1694.379395</text:p>
              </table:table-cell>
              <table:table-cell office:value-type="float" office:value="1641.310913">
                <text:p>1641.310913</text:p>
              </table:table-cell>
              <table:table-cell office:value-type="float" office:value="1694.716797">
                <text:p>1694.7167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638.276611">
                <text:p>1638.276611</text:p>
              </table:table-cell>
              <table:table-cell office:value-type="float" office:value="1697.352417">
                <text:p>1697.352417</text:p>
              </table:table-cell>
              <table:table-cell office:value-type="float" office:value="1641.775391">
                <text:p>1641.775391</text:p>
              </table:table-cell>
              <table:table-cell office:value-type="float" office:value="1698.931885">
                <text:p>1698.93188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634.221069">
                <text:p>1634.221069</text:p>
              </table:table-cell>
              <table:table-cell office:value-type="float" office:value="1697.712524">
                <text:p>1697.712524</text:p>
              </table:table-cell>
              <table:table-cell office:value-type="float" office:value="1640.783447">
                <text:p>1640.783447</text:p>
              </table:table-cell>
              <table:table-cell office:value-type="float" office:value="1696.727051">
                <text:p>1696.72705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633.349243">
                <text:p>1633.349243</text:p>
              </table:table-cell>
              <table:table-cell office:value-type="float" office:value="1696.138916">
                <text:p>1696.138916</text:p>
              </table:table-cell>
              <table:table-cell office:value-type="float" office:value="1637.894897">
                <text:p>1637.894897</text:p>
              </table:table-cell>
              <table:table-cell office:value-type="float" office:value="1696.983154">
                <text:p>1696.98315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634.956543">
                <text:p>1634.956543</text:p>
              </table:table-cell>
              <table:table-cell office:value-type="float" office:value="1693.656494">
                <text:p>1693.656494</text:p>
              </table:table-cell>
              <table:table-cell office:value-type="float" office:value="1639.846313">
                <text:p>1639.846313</text:p>
              </table:table-cell>
              <table:table-cell office:value-type="float" office:value="1692.43396">
                <text:p>1692.4339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629.806641">
                <text:p>1629.806641</text:p>
              </table:table-cell>
              <table:table-cell office:value-type="float" office:value="1697.433838">
                <text:p>1697.433838</text:p>
              </table:table-cell>
              <table:table-cell office:value-type="float" office:value="1633.643311">
                <text:p>1633.643311</text:p>
              </table:table-cell>
              <table:table-cell office:value-type="float" office:value="1695.988159">
                <text:p>1695.9881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33.588013">
                <text:p>1633.588013</text:p>
              </table:table-cell>
              <table:table-cell office:value-type="float" office:value="1693.864014">
                <text:p>1693.864014</text:p>
              </table:table-cell>
              <table:table-cell office:value-type="float" office:value="1638.029785">
                <text:p>1638.029785</text:p>
              </table:table-cell>
              <table:table-cell office:value-type="float" office:value="1694.84314">
                <text:p>1694.843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33.661621">
                <text:p>1633.661621</text:p>
              </table:table-cell>
              <table:table-cell office:value-type="float" office:value="1698.237305">
                <text:p>1698.237305</text:p>
              </table:table-cell>
              <table:table-cell office:value-type="float" office:value="1639.58667">
                <text:p>1639.58667</text:p>
              </table:table-cell>
              <table:table-cell office:value-type="float" office:value="1698.918335">
                <text:p>1698.9183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637.749634">
                <text:p>1637.749634</text:p>
              </table:table-cell>
              <table:table-cell office:value-type="float" office:value="1697.18457">
                <text:p>1697.18457</text:p>
              </table:table-cell>
              <table:table-cell office:value-type="float" office:value="1639.051758">
                <text:p>1639.051758</text:p>
              </table:table-cell>
              <table:table-cell office:value-type="float" office:value="1697.750488">
                <text:p>1697.7504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33.643188">
                <text:p>1633.643188</text:p>
              </table:table-cell>
              <table:table-cell office:value-type="float" office:value="1698.610596">
                <text:p>1698.610596</text:p>
              </table:table-cell>
              <table:table-cell office:value-type="float" office:value="1641.056885">
                <text:p>1641.056885</text:p>
              </table:table-cell>
              <table:table-cell office:value-type="float" office:value="1692.605347">
                <text:p>1692.60534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631.851807">
                <text:p>1631.851807</text:p>
              </table:table-cell>
              <table:table-cell office:value-type="float" office:value="1699.379395">
                <text:p>1699.379395</text:p>
              </table:table-cell>
              <table:table-cell office:value-type="float" office:value="1637.696289">
                <text:p>1637.696289</text:p>
              </table:table-cell>
              <table:table-cell office:value-type="float" office:value="1699.647217">
                <text:p>1699.64721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635.540039">
                <text:p>1635.540039</text:p>
              </table:table-cell>
              <table:table-cell office:value-type="float" office:value="1700.264526">
                <text:p>1700.264526</text:p>
              </table:table-cell>
              <table:table-cell office:value-type="float" office:value="1642.276733">
                <text:p>1642.276733</text:p>
              </table:table-cell>
              <table:table-cell office:value-type="float" office:value="1699.443237">
                <text:p>1699.4432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636.362427">
                <text:p>1636.362427</text:p>
              </table:table-cell>
              <table:table-cell office:value-type="float" office:value="1702.601685">
                <text:p>1702.601685</text:p>
              </table:table-cell>
              <table:table-cell office:value-type="float" office:value="1643.95752">
                <text:p>1643.95752</text:p>
              </table:table-cell>
              <table:table-cell office:value-type="float" office:value="1699.21521">
                <text:p>1699.2152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35.079224">
                <text:p>1635.079224</text:p>
              </table:table-cell>
              <table:table-cell office:value-type="float" office:value="1698.571777">
                <text:p>1698.571777</text:p>
              </table:table-cell>
              <table:table-cell office:value-type="float" office:value="1638.7677">
                <text:p>1638.7677</text:p>
              </table:table-cell>
              <table:table-cell office:value-type="float" office:value="1697.287476">
                <text:p>1697.28747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35.745972">
                <text:p>1635.745972</text:p>
              </table:table-cell>
              <table:table-cell office:value-type="float" office:value="1700.638306">
                <text:p>1700.638306</text:p>
              </table:table-cell>
              <table:table-cell office:value-type="float" office:value="1641.78894">
                <text:p>1641.78894</text:p>
              </table:table-cell>
              <table:table-cell office:value-type="float" office:value="1699.808838">
                <text:p>1699.8088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35.682861">
                <text:p>1635.682861</text:p>
              </table:table-cell>
              <table:table-cell office:value-type="float" office:value="1699.255127">
                <text:p>1699.255127</text:p>
              </table:table-cell>
              <table:table-cell office:value-type="float" office:value="1640.39917">
                <text:p>1640.39917</text:p>
              </table:table-cell>
              <table:table-cell office:value-type="float" office:value="1698.408691">
                <text:p>1698.40869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634.377686">
                <text:p>1634.377686</text:p>
              </table:table-cell>
              <table:table-cell office:value-type="float" office:value="1701.438354">
                <text:p>1701.438354</text:p>
              </table:table-cell>
              <table:table-cell office:value-type="float" office:value="1639.530029">
                <text:p>1639.530029</text:p>
              </table:table-cell>
              <table:table-cell office:value-type="float" office:value="1701.217285">
                <text:p>1701.2172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635.157837">
                <text:p>1635.157837</text:p>
              </table:table-cell>
              <table:table-cell office:value-type="float" office:value="1703.254395">
                <text:p>1703.254395</text:p>
              </table:table-cell>
              <table:table-cell office:value-type="float" office:value="1641.460693">
                <text:p>1641.460693</text:p>
              </table:table-cell>
              <table:table-cell office:value-type="float" office:value="1701.692627">
                <text:p>1701.69262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638.406494">
                <text:p>1638.406494</text:p>
              </table:table-cell>
              <table:table-cell office:value-type="float" office:value="1704.759888">
                <text:p>1704.759888</text:p>
              </table:table-cell>
              <table:table-cell office:value-type="float" office:value="1643.865234">
                <text:p>1643.865234</text:p>
              </table:table-cell>
              <table:table-cell office:value-type="float" office:value="1699.873047">
                <text:p>1699.87304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637.336304">
                <text:p>1637.336304</text:p>
              </table:table-cell>
              <table:table-cell office:value-type="float" office:value="1702.595947">
                <text:p>1702.595947</text:p>
              </table:table-cell>
              <table:table-cell office:value-type="float" office:value="1639.624268">
                <text:p>1639.624268</text:p>
              </table:table-cell>
              <table:table-cell office:value-type="float" office:value="1701.650391">
                <text:p>1701.65039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634.028198">
                <text:p>1634.028198</text:p>
              </table:table-cell>
              <table:table-cell office:value-type="float" office:value="1703.931396">
                <text:p>1703.931396</text:p>
              </table:table-cell>
              <table:table-cell office:value-type="float" office:value="1641.663818">
                <text:p>1641.663818</text:p>
              </table:table-cell>
              <table:table-cell office:value-type="float" office:value="1701.245361">
                <text:p>1701.24536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637.307129">
                <text:p>1637.307129</text:p>
              </table:table-cell>
              <table:table-cell office:value-type="float" office:value="1702.371582">
                <text:p>1702.371582</text:p>
              </table:table-cell>
              <table:table-cell office:value-type="float" office:value="1639.479248">
                <text:p>1639.479248</text:p>
              </table:table-cell>
              <table:table-cell office:value-type="float" office:value="1702.095947">
                <text:p>1702.09594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639.631714">
                <text:p>1639.631714</text:p>
              </table:table-cell>
              <table:table-cell office:value-type="float" office:value="1705.889648">
                <text:p>1705.889648</text:p>
              </table:table-cell>
              <table:table-cell office:value-type="float" office:value="1640.884277">
                <text:p>1640.884277</text:p>
              </table:table-cell>
              <table:table-cell office:value-type="float" office:value="1705.589478">
                <text:p>1705.58947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640.71814">
                <text:p>1640.71814</text:p>
              </table:table-cell>
              <table:table-cell office:value-type="float" office:value="1701.941284">
                <text:p>1701.941284</text:p>
              </table:table-cell>
              <table:table-cell office:value-type="float" office:value="1645.953247">
                <text:p>1645.953247</text:p>
              </table:table-cell>
              <table:table-cell office:value-type="float" office:value="1701.109009">
                <text:p>1701.1090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639.356689">
                <text:p>1639.356689</text:p>
              </table:table-cell>
              <table:table-cell office:value-type="float" office:value="1707.645386">
                <text:p>1707.645386</text:p>
              </table:table-cell>
              <table:table-cell office:value-type="float" office:value="1645.787109">
                <text:p>1645.787109</text:p>
              </table:table-cell>
              <table:table-cell office:value-type="float" office:value="1703.836792">
                <text:p>1703.83679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636.979858">
                <text:p>1636.979858</text:p>
              </table:table-cell>
              <table:table-cell office:value-type="float" office:value="1708.644775">
                <text:p>1708.644775</text:p>
              </table:table-cell>
              <table:table-cell office:value-type="float" office:value="1642.714722">
                <text:p>1642.714722</text:p>
              </table:table-cell>
              <table:table-cell office:value-type="float" office:value="1705.45752">
                <text:p>1705.457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637.721069">
                <text:p>1637.721069</text:p>
              </table:table-cell>
              <table:table-cell office:value-type="float" office:value="1707.838135">
                <text:p>1707.838135</text:p>
              </table:table-cell>
              <table:table-cell office:value-type="float" office:value="1646.387451">
                <text:p>1646.387451</text:p>
              </table:table-cell>
              <table:table-cell office:value-type="float" office:value="1704.190674">
                <text:p>1704.1906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641.20459">
                <text:p>1641.20459</text:p>
              </table:table-cell>
              <table:table-cell office:value-type="float" office:value="1704.714111">
                <text:p>1704.714111</text:p>
              </table:table-cell>
              <table:table-cell office:value-type="float" office:value="1648.139282">
                <text:p>1648.139282</text:p>
              </table:table-cell>
              <table:table-cell office:value-type="float" office:value="1700.375488">
                <text:p>1700.37548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637.348145">
                <text:p>1637.348145</text:p>
              </table:table-cell>
              <table:table-cell office:value-type="float" office:value="1706.907715">
                <text:p>1706.907715</text:p>
              </table:table-cell>
              <table:table-cell office:value-type="float" office:value="1641.278564">
                <text:p>1641.278564</text:p>
              </table:table-cell>
              <table:table-cell office:value-type="float" office:value="1705.226929">
                <text:p>1705.2269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639.546997">
                <text:p>1639.546997</text:p>
              </table:table-cell>
              <table:table-cell office:value-type="float" office:value="1705.653809">
                <text:p>1705.653809</text:p>
              </table:table-cell>
              <table:table-cell office:value-type="float" office:value="1645.088501">
                <text:p>1645.088501</text:p>
              </table:table-cell>
              <table:table-cell office:value-type="float" office:value="1705.745728">
                <text:p>1705.74572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39.715576">
                <text:p>1639.715576</text:p>
              </table:table-cell>
              <table:table-cell office:value-type="float" office:value="1709.116821">
                <text:p>1709.116821</text:p>
              </table:table-cell>
              <table:table-cell office:value-type="float" office:value="1647.841919">
                <text:p>1647.841919</text:p>
              </table:table-cell>
              <table:table-cell office:value-type="float" office:value="1704.737915">
                <text:p>1704.7379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39.206421">
                <text:p>1639.206421</text:p>
              </table:table-cell>
              <table:table-cell office:value-type="float" office:value="1707.854004">
                <text:p>1707.854004</text:p>
              </table:table-cell>
              <table:table-cell office:value-type="float" office:value="1642.101807">
                <text:p>1642.101807</text:p>
              </table:table-cell>
              <table:table-cell office:value-type="float" office:value="1708.311401">
                <text:p>1708.3114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42.832764">
                <text:p>1642.832764</text:p>
              </table:table-cell>
              <table:table-cell office:value-type="float" office:value="1702.764648">
                <text:p>1702.764648</text:p>
              </table:table-cell>
              <table:table-cell office:value-type="float" office:value="1646.123291">
                <text:p>1646.123291</text:p>
              </table:table-cell>
              <table:table-cell office:value-type="float" office:value="1707.310181">
                <text:p>1707.31018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637.574219">
                <text:p>1637.574219</text:p>
              </table:table-cell>
              <table:table-cell office:value-type="float" office:value="1706.137695">
                <text:p>1706.137695</text:p>
              </table:table-cell>
              <table:table-cell office:value-type="float" office:value="1647.279907">
                <text:p>1647.279907</text:p>
              </table:table-cell>
              <table:table-cell office:value-type="float" office:value="1703.466431">
                <text:p>1703.4664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642.384888">
                <text:p>1642.384888</text:p>
              </table:table-cell>
              <table:table-cell office:value-type="float" office:value="1709.202515">
                <text:p>1709.202515</text:p>
              </table:table-cell>
              <table:table-cell office:value-type="float" office:value="1642.654663">
                <text:p>1642.654663</text:p>
              </table:table-cell>
              <table:table-cell office:value-type="float" office:value="1706.583008">
                <text:p>1706.583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637.380493">
                <text:p>1637.380493</text:p>
              </table:table-cell>
              <table:table-cell office:value-type="float" office:value="1708.709229">
                <text:p>1708.709229</text:p>
              </table:table-cell>
              <table:table-cell office:value-type="float" office:value="1643.156982">
                <text:p>1643.156982</text:p>
              </table:table-cell>
              <table:table-cell office:value-type="float" office:value="1707.765991">
                <text:p>1707.76599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638.500122">
                <text:p>1638.500122</text:p>
              </table:table-cell>
              <table:table-cell office:value-type="float" office:value="1708.786377">
                <text:p>1708.786377</text:p>
              </table:table-cell>
              <table:table-cell office:value-type="float" office:value="1645.888794">
                <text:p>1645.888794</text:p>
              </table:table-cell>
              <table:table-cell office:value-type="float" office:value="1702.325684">
                <text:p>1702.32568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643.112305">
                <text:p>1643.112305</text:p>
              </table:table-cell>
              <table:table-cell office:value-type="float" office:value="1706.940918">
                <text:p>1706.940918</text:p>
              </table:table-cell>
              <table:table-cell office:value-type="float" office:value="1647.525024">
                <text:p>1647.525024</text:p>
              </table:table-cell>
              <table:table-cell office:value-type="float" office:value="1706.352905">
                <text:p>1706.35290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639.746582">
                <text:p>1639.746582</text:p>
              </table:table-cell>
              <table:table-cell office:value-type="float" office:value="1708.716431">
                <text:p>1708.716431</text:p>
              </table:table-cell>
              <table:table-cell office:value-type="float" office:value="1645.079224">
                <text:p>1645.079224</text:p>
              </table:table-cell>
              <table:table-cell office:value-type="float" office:value="1709.058105">
                <text:p>1709.0581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638.079346">
                <text:p>1638.079346</text:p>
              </table:table-cell>
              <table:table-cell office:value-type="float" office:value="1710.68103">
                <text:p>1710.68103</text:p>
              </table:table-cell>
              <table:table-cell office:value-type="float" office:value="1650.379761">
                <text:p>1650.379761</text:p>
              </table:table-cell>
              <table:table-cell office:value-type="float" office:value="1708.215088">
                <text:p>1708.21508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640.487183">
                <text:p>1640.487183</text:p>
              </table:table-cell>
              <table:table-cell office:value-type="float" office:value="1708.35791">
                <text:p>1708.35791</text:p>
              </table:table-cell>
              <table:table-cell office:value-type="float" office:value="1647.649536">
                <text:p>1647.649536</text:p>
              </table:table-cell>
              <table:table-cell office:value-type="float" office:value="1705.05127">
                <text:p>1705.0512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640.437988">
                <text:p>1640.437988</text:p>
              </table:table-cell>
              <table:table-cell office:value-type="float" office:value="1711.715698">
                <text:p>1711.715698</text:p>
              </table:table-cell>
              <table:table-cell office:value-type="float" office:value="1648.191772">
                <text:p>1648.191772</text:p>
              </table:table-cell>
              <table:table-cell office:value-type="float" office:value="1706.147461">
                <text:p>1706.14746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640.602295">
                <text:p>1640.602295</text:p>
              </table:table-cell>
              <table:table-cell office:value-type="float" office:value="1709.549316">
                <text:p>1709.549316</text:p>
              </table:table-cell>
              <table:table-cell office:value-type="float" office:value="1647.396118">
                <text:p>1647.396118</text:p>
              </table:table-cell>
              <table:table-cell office:value-type="float" office:value="1708.691895">
                <text:p>1708.6918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642.693481">
                <text:p>1642.693481</text:p>
              </table:table-cell>
              <table:table-cell office:value-type="float" office:value="1709.236816">
                <text:p>1709.236816</text:p>
              </table:table-cell>
              <table:table-cell office:value-type="float" office:value="1647.646484">
                <text:p>1647.646484</text:p>
              </table:table-cell>
              <table:table-cell office:value-type="float" office:value="1706.307739">
                <text:p>1706.30773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641.284424">
                <text:p>1641.284424</text:p>
              </table:table-cell>
              <table:table-cell office:value-type="float" office:value="1713.295898">
                <text:p>1713.295898</text:p>
              </table:table-cell>
              <table:table-cell office:value-type="float" office:value="1652.313599">
                <text:p>1652.313599</text:p>
              </table:table-cell>
              <table:table-cell office:value-type="float" office:value="1701.394043">
                <text:p>1701.39404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45.504883">
                <text:p>1645.504883</text:p>
              </table:table-cell>
              <table:table-cell office:value-type="float" office:value="1707.634277">
                <text:p>1707.634277</text:p>
              </table:table-cell>
              <table:table-cell office:value-type="float" office:value="1649.275146">
                <text:p>1649.275146</text:p>
              </table:table-cell>
              <table:table-cell office:value-type="float" office:value="1708.146484">
                <text:p>1708.14648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641.102661">
                <text:p>1641.102661</text:p>
              </table:table-cell>
              <table:table-cell office:value-type="float" office:value="1715.275391">
                <text:p>1715.275391</text:p>
              </table:table-cell>
              <table:table-cell office:value-type="float" office:value="1646.883789">
                <text:p>1646.883789</text:p>
              </table:table-cell>
              <table:table-cell office:value-type="float" office:value="1709.204102">
                <text:p>1709.20410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42.319214">
                <text:p>1642.319214</text:p>
              </table:table-cell>
              <table:table-cell office:value-type="float" office:value="1711.750366">
                <text:p>1711.750366</text:p>
              </table:table-cell>
              <table:table-cell office:value-type="float" office:value="1648.004028">
                <text:p>1648.004028</text:p>
              </table:table-cell>
              <table:table-cell office:value-type="float" office:value="1708.570679">
                <text:p>1708.57067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39.681885">
                <text:p>1639.681885</text:p>
              </table:table-cell>
              <table:table-cell office:value-type="float" office:value="1711.456543">
                <text:p>1711.456543</text:p>
              </table:table-cell>
              <table:table-cell office:value-type="float" office:value="1649.425415">
                <text:p>1649.425415</text:p>
              </table:table-cell>
              <table:table-cell office:value-type="float" office:value="1711.372559">
                <text:p>1711.3725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37.501221">
                <text:p>1637.501221</text:p>
              </table:table-cell>
              <table:table-cell office:value-type="float" office:value="1711.064331">
                <text:p>1711.064331</text:p>
              </table:table-cell>
              <table:table-cell office:value-type="float" office:value="1648.588501">
                <text:p>1648.588501</text:p>
              </table:table-cell>
              <table:table-cell office:value-type="float" office:value="1709.061157">
                <text:p>1709.0611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42.096069">
                <text:p>1642.096069</text:p>
              </table:table-cell>
              <table:table-cell office:value-type="float" office:value="1714.003174">
                <text:p>1714.003174</text:p>
              </table:table-cell>
              <table:table-cell office:value-type="float" office:value="1648.101929">
                <text:p>1648.101929</text:p>
              </table:table-cell>
              <table:table-cell office:value-type="float" office:value="1707.755371">
                <text:p>1707.7553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2.362549">
                <text:p>1642.362549</text:p>
              </table:table-cell>
              <table:table-cell office:value-type="float" office:value="1712.570435">
                <text:p>1712.570435</text:p>
              </table:table-cell>
              <table:table-cell office:value-type="float" office:value="1645.041138">
                <text:p>1645.041138</text:p>
              </table:table-cell>
              <table:table-cell office:value-type="float" office:value="1708.814453">
                <text:p>1708.81445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40.674072">
                <text:p>1640.674072</text:p>
              </table:table-cell>
              <table:table-cell office:value-type="float" office:value="1713.91687">
                <text:p>1713.91687</text:p>
              </table:table-cell>
              <table:table-cell office:value-type="float" office:value="1647.67627">
                <text:p>1647.67627</text:p>
              </table:table-cell>
              <table:table-cell office:value-type="float" office:value="1709.342773">
                <text:p>1709.34277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42.476074">
                <text:p>1642.476074</text:p>
              </table:table-cell>
              <table:table-cell office:value-type="float" office:value="1710.803589">
                <text:p>1710.803589</text:p>
              </table:table-cell>
              <table:table-cell office:value-type="float" office:value="1648.478271">
                <text:p>1648.478271</text:p>
              </table:table-cell>
              <table:table-cell office:value-type="float" office:value="1708.354858">
                <text:p>1708.35485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39.472656">
                <text:p>1639.472656</text:p>
              </table:table-cell>
              <table:table-cell office:value-type="float" office:value="1714.248169">
                <text:p>1714.248169</text:p>
              </table:table-cell>
              <table:table-cell office:value-type="float" office:value="1647.925049">
                <text:p>1647.925049</text:p>
              </table:table-cell>
              <table:table-cell office:value-type="float" office:value="1712.42981">
                <text:p>1712.4298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40.81665">
                <text:p>1640.81665</text:p>
              </table:table-cell>
              <table:table-cell office:value-type="float" office:value="1710.742798">
                <text:p>1710.742798</text:p>
              </table:table-cell>
              <table:table-cell office:value-type="float" office:value="1650.148071">
                <text:p>1650.148071</text:p>
              </table:table-cell>
              <table:table-cell office:value-type="float" office:value="1707.870605">
                <text:p>1707.87060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43.982788">
                <text:p>1643.982788</text:p>
              </table:table-cell>
              <table:table-cell office:value-type="float" office:value="1706.872559">
                <text:p>1706.872559</text:p>
              </table:table-cell>
              <table:table-cell office:value-type="float" office:value="1647.925537">
                <text:p>1647.925537</text:p>
              </table:table-cell>
              <table:table-cell office:value-type="float" office:value="1706.932373">
                <text:p>1706.93237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637.044556">
                <text:p>1637.044556</text:p>
              </table:table-cell>
              <table:table-cell office:value-type="float" office:value="1714.891479">
                <text:p>1714.891479</text:p>
              </table:table-cell>
              <table:table-cell office:value-type="float" office:value="1646.367065">
                <text:p>1646.367065</text:p>
              </table:table-cell>
              <table:table-cell office:value-type="float" office:value="1709.327148">
                <text:p>1709.32714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642.337891">
                <text:p>1642.337891</text:p>
              </table:table-cell>
              <table:table-cell office:value-type="float" office:value="1711.44397">
                <text:p>1711.44397</text:p>
              </table:table-cell>
              <table:table-cell office:value-type="float" office:value="1650.057861">
                <text:p>1650.057861</text:p>
              </table:table-cell>
              <table:table-cell office:value-type="float" office:value="1708.359985">
                <text:p>1708.35998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638.973389">
                <text:p>1638.973389</text:p>
              </table:table-cell>
              <table:table-cell office:value-type="float" office:value="1711.199463">
                <text:p>1711.199463</text:p>
              </table:table-cell>
              <table:table-cell office:value-type="float" office:value="1646.080811">
                <text:p>1646.080811</text:p>
              </table:table-cell>
              <table:table-cell office:value-type="float" office:value="1708.878784">
                <text:p>1708.8787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40.333862">
                <text:p>1640.333862</text:p>
              </table:table-cell>
              <table:table-cell office:value-type="float" office:value="1711.906372">
                <text:p>1711.906372</text:p>
              </table:table-cell>
              <table:table-cell office:value-type="float" office:value="1647.604248">
                <text:p>1647.604248</text:p>
              </table:table-cell>
              <table:table-cell office:value-type="float" office:value="1709.118408">
                <text:p>1709.1184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43.158569">
                <text:p>1643.158569</text:p>
              </table:table-cell>
              <table:table-cell office:value-type="float" office:value="1710.290649">
                <text:p>1710.290649</text:p>
              </table:table-cell>
              <table:table-cell office:value-type="float" office:value="1649.053223">
                <text:p>1649.053223</text:p>
              </table:table-cell>
              <table:table-cell office:value-type="float" office:value="1707.47998">
                <text:p>1707.4799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39.842041">
                <text:p>1639.842041</text:p>
              </table:table-cell>
              <table:table-cell office:value-type="float" office:value="1713.439697">
                <text:p>1713.439697</text:p>
              </table:table-cell>
              <table:table-cell office:value-type="float" office:value="1644.421875">
                <text:p>1644.421875</text:p>
              </table:table-cell>
              <table:table-cell office:value-type="float" office:value="1710.642944">
                <text:p>1710.6429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42.764893">
                <text:p>1642.764893</text:p>
              </table:table-cell>
              <table:table-cell office:value-type="float" office:value="1711.523071">
                <text:p>1711.523071</text:p>
              </table:table-cell>
              <table:table-cell office:value-type="float" office:value="1646.776123">
                <text:p>1646.776123</text:p>
              </table:table-cell>
              <table:table-cell office:value-type="float" office:value="1714.260132">
                <text:p>1714.26013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42.573608">
                <text:p>1642.573608</text:p>
              </table:table-cell>
              <table:table-cell office:value-type="float" office:value="1713.857544">
                <text:p>1713.857544</text:p>
              </table:table-cell>
              <table:table-cell office:value-type="float" office:value="1648.272949">
                <text:p>1648.272949</text:p>
              </table:table-cell>
              <table:table-cell office:value-type="float" office:value="1709.567993">
                <text:p>1709.56799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4.553223">
                <text:p>1644.553223</text:p>
              </table:table-cell>
              <table:table-cell office:value-type="float" office:value="1710.817871">
                <text:p>1710.817871</text:p>
              </table:table-cell>
              <table:table-cell office:value-type="float" office:value="1650.260132">
                <text:p>1650.260132</text:p>
              </table:table-cell>
              <table:table-cell office:value-type="float" office:value="1708.753784">
                <text:p>1708.7537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2.69165">
                <text:p>1642.69165</text:p>
              </table:table-cell>
              <table:table-cell office:value-type="float" office:value="1714.742188">
                <text:p>1714.742188</text:p>
              </table:table-cell>
              <table:table-cell office:value-type="float" office:value="1649.511353">
                <text:p>1649.511353</text:p>
              </table:table-cell>
              <table:table-cell office:value-type="float" office:value="1708.669189">
                <text:p>1708.66918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40.846558">
                <text:p>1640.846558</text:p>
              </table:table-cell>
              <table:table-cell office:value-type="float" office:value="1713.290039">
                <text:p>1713.290039</text:p>
              </table:table-cell>
              <table:table-cell office:value-type="float" office:value="1647.713867">
                <text:p>1647.713867</text:p>
              </table:table-cell>
              <table:table-cell office:value-type="float" office:value="1711.612061">
                <text:p>1711.61206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41.22583">
                <text:p>1641.22583</text:p>
              </table:table-cell>
              <table:table-cell office:value-type="float" office:value="1714.866333">
                <text:p>1714.866333</text:p>
              </table:table-cell>
              <table:table-cell office:value-type="float" office:value="1651.627319">
                <text:p>1651.627319</text:p>
              </table:table-cell>
              <table:table-cell office:value-type="float" office:value="1713.388916">
                <text:p>1713.38891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44.787842">
                <text:p>1644.787842</text:p>
              </table:table-cell>
              <table:table-cell office:value-type="float" office:value="1713.547607">
                <text:p>1713.547607</text:p>
              </table:table-cell>
              <table:table-cell office:value-type="float" office:value="1650.11438">
                <text:p>1650.11438</text:p>
              </table:table-cell>
              <table:table-cell office:value-type="float" office:value="1712.484375">
                <text:p>1712.48437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45.943359">
                <text:p>1645.943359</text:p>
              </table:table-cell>
              <table:table-cell office:value-type="float" office:value="1713.366333">
                <text:p>1713.366333</text:p>
              </table:table-cell>
              <table:table-cell office:value-type="float" office:value="1649.804199">
                <text:p>1649.804199</text:p>
              </table:table-cell>
              <table:table-cell office:value-type="float" office:value="1715.266846">
                <text:p>1715.26684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41.299316">
                <text:p>1641.299316</text:p>
              </table:table-cell>
              <table:table-cell office:value-type="float" office:value="1714.345215">
                <text:p>1714.345215</text:p>
              </table:table-cell>
              <table:table-cell office:value-type="float" office:value="1650.48584">
                <text:p>1650.48584</text:p>
              </table:table-cell>
              <table:table-cell office:value-type="float" office:value="1714.237061">
                <text:p>1714.23706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642.809692">
                <text:p>1642.809692</text:p>
              </table:table-cell>
              <table:table-cell office:value-type="float" office:value="1715.649292">
                <text:p>1715.649292</text:p>
              </table:table-cell>
              <table:table-cell office:value-type="float" office:value="1649.836548">
                <text:p>1649.836548</text:p>
              </table:table-cell>
              <table:table-cell office:value-type="float" office:value="1710.868408">
                <text:p>1710.86840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643.077271">
                <text:p>1643.077271</text:p>
              </table:table-cell>
              <table:table-cell office:value-type="float" office:value="1717.283691">
                <text:p>1717.283691</text:p>
              </table:table-cell>
              <table:table-cell office:value-type="float" office:value="1650.190308">
                <text:p>1650.190308</text:p>
              </table:table-cell>
              <table:table-cell office:value-type="float" office:value="1713.203125">
                <text:p>1713.20312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41.957886">
                <text:p>1641.957886</text:p>
              </table:table-cell>
              <table:table-cell office:value-type="float" office:value="1717.161255">
                <text:p>1717.161255</text:p>
              </table:table-cell>
              <table:table-cell office:value-type="float" office:value="1650.662842">
                <text:p>1650.662842</text:p>
              </table:table-cell>
              <table:table-cell office:value-type="float" office:value="1711.620605">
                <text:p>1711.62060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641.987305">
                <text:p>1641.987305</text:p>
              </table:table-cell>
              <table:table-cell office:value-type="float" office:value="1718.380493">
                <text:p>1718.380493</text:p>
              </table:table-cell>
              <table:table-cell office:value-type="float" office:value="1651.644897">
                <text:p>1651.644897</text:p>
              </table:table-cell>
              <table:table-cell office:value-type="float" office:value="1715.565552">
                <text:p>1715.5655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645.04541">
                <text:p>1645.04541</text:p>
              </table:table-cell>
              <table:table-cell office:value-type="float" office:value="1712.092285">
                <text:p>1712.092285</text:p>
              </table:table-cell>
              <table:table-cell office:value-type="float" office:value="1650.756836">
                <text:p>1650.756836</text:p>
              </table:table-cell>
              <table:table-cell office:value-type="float" office:value="1710.898315">
                <text:p>1710.89831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643.619873">
                <text:p>1643.619873</text:p>
              </table:table-cell>
              <table:table-cell office:value-type="float" office:value="1714.128418">
                <text:p>1714.128418</text:p>
              </table:table-cell>
              <table:table-cell office:value-type="float" office:value="1652.307617">
                <text:p>1652.307617</text:p>
              </table:table-cell>
              <table:table-cell office:value-type="float" office:value="1709.401978">
                <text:p>1709.40197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641.944092">
                <text:p>1641.944092</text:p>
              </table:table-cell>
              <table:table-cell office:value-type="float" office:value="1718.734619">
                <text:p>1718.734619</text:p>
              </table:table-cell>
              <table:table-cell office:value-type="float" office:value="1645.961304">
                <text:p>1645.961304</text:p>
              </table:table-cell>
              <table:table-cell office:value-type="float" office:value="1716.077515">
                <text:p>1716.07751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41.414307">
                <text:p>1641.414307</text:p>
              </table:table-cell>
              <table:table-cell office:value-type="float" office:value="1717.080688">
                <text:p>1717.080688</text:p>
              </table:table-cell>
              <table:table-cell office:value-type="float" office:value="1649.440063">
                <text:p>1649.440063</text:p>
              </table:table-cell>
              <table:table-cell office:value-type="float" office:value="1711.709351">
                <text:p>1711.7093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644.185059">
                <text:p>1644.185059</text:p>
              </table:table-cell>
              <table:table-cell office:value-type="float" office:value="1713.255981">
                <text:p>1713.255981</text:p>
              </table:table-cell>
              <table:table-cell office:value-type="float" office:value="1648.597046">
                <text:p>1648.597046</text:p>
              </table:table-cell>
              <table:table-cell office:value-type="float" office:value="1712.40625">
                <text:p>1712.4062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43.531982">
                <text:p>1643.531982</text:p>
              </table:table-cell>
              <table:table-cell office:value-type="float" office:value="1715.268555">
                <text:p>1715.268555</text:p>
              </table:table-cell>
              <table:table-cell office:value-type="float" office:value="1650.851562">
                <text:p>1650.851562</text:p>
              </table:table-cell>
              <table:table-cell office:value-type="float" office:value="1710.5802">
                <text:p>1710.580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639.547852">
                <text:p>1639.547852</text:p>
              </table:table-cell>
              <table:table-cell office:value-type="float" office:value="1716.197876">
                <text:p>1716.197876</text:p>
              </table:table-cell>
              <table:table-cell office:value-type="float" office:value="1649.512329">
                <text:p>1649.512329</text:p>
              </table:table-cell>
              <table:table-cell office:value-type="float" office:value="1711.473999">
                <text:p>1711.47399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642.926514">
                <text:p>1642.926514</text:p>
              </table:table-cell>
              <table:table-cell office:value-type="float" office:value="1715.351318">
                <text:p>1715.351318</text:p>
              </table:table-cell>
              <table:table-cell office:value-type="float" office:value="1649.578369">
                <text:p>1649.578369</text:p>
              </table:table-cell>
              <table:table-cell office:value-type="float" office:value="1712.179077">
                <text:p>1712.17907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647.500854">
                <text:p>1647.500854</text:p>
              </table:table-cell>
              <table:table-cell office:value-type="float" office:value="1714.537354">
                <text:p>1714.537354</text:p>
              </table:table-cell>
              <table:table-cell office:value-type="float" office:value="1649.359619">
                <text:p>1649.359619</text:p>
              </table:table-cell>
              <table:table-cell office:value-type="float" office:value="1711.839233">
                <text:p>1711.8392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643.379517">
                <text:p>1643.379517</text:p>
              </table:table-cell>
              <table:table-cell office:value-type="float" office:value="1715.459717">
                <text:p>1715.459717</text:p>
              </table:table-cell>
              <table:table-cell office:value-type="float" office:value="1651.193115">
                <text:p>1651.193115</text:p>
              </table:table-cell>
              <table:table-cell office:value-type="float" office:value="1712.958984">
                <text:p>1712.95898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645.701416">
                <text:p>1645.701416</text:p>
              </table:table-cell>
              <table:table-cell office:value-type="float" office:value="1714.681274">
                <text:p>1714.681274</text:p>
              </table:table-cell>
              <table:table-cell office:value-type="float" office:value="1651.121094">
                <text:p>1651.121094</text:p>
              </table:table-cell>
              <table:table-cell office:value-type="float" office:value="1713.354126">
                <text:p>1713.35412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643.642212">
                <text:p>1643.642212</text:p>
              </table:table-cell>
              <table:table-cell office:value-type="float" office:value="1716.048706">
                <text:p>1716.048706</text:p>
              </table:table-cell>
              <table:table-cell office:value-type="float" office:value="1646.622803">
                <text:p>1646.622803</text:p>
              </table:table-cell>
              <table:table-cell office:value-type="float" office:value="1714.359131">
                <text:p>1714.35913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642.706421">
                <text:p>1642.706421</text:p>
              </table:table-cell>
              <table:table-cell office:value-type="float" office:value="1717.018311">
                <text:p>1717.018311</text:p>
              </table:table-cell>
              <table:table-cell office:value-type="float" office:value="1648.815674">
                <text:p>1648.815674</text:p>
              </table:table-cell>
              <table:table-cell office:value-type="float" office:value="1714.927979">
                <text:p>1714.92797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644.535522">
                <text:p>1644.535522</text:p>
              </table:table-cell>
              <table:table-cell office:value-type="float" office:value="1716.490601">
                <text:p>1716.490601</text:p>
              </table:table-cell>
              <table:table-cell office:value-type="float" office:value="1652.86438">
                <text:p>1652.86438</text:p>
              </table:table-cell>
              <table:table-cell office:value-type="float" office:value="1713.227051">
                <text:p>1713.2270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640.647827">
                <text:p>1640.647827</text:p>
              </table:table-cell>
              <table:table-cell office:value-type="float" office:value="1718.062378">
                <text:p>1718.062378</text:p>
              </table:table-cell>
              <table:table-cell office:value-type="float" office:value="1649.686279">
                <text:p>1649.686279</text:p>
              </table:table-cell>
              <table:table-cell office:value-type="float" office:value="1715.532471">
                <text:p>1715.5324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647.258545">
                <text:p>1647.258545</text:p>
              </table:table-cell>
              <table:table-cell office:value-type="float" office:value="1714.112183">
                <text:p>1714.112183</text:p>
              </table:table-cell>
              <table:table-cell office:value-type="float" office:value="1654.214966">
                <text:p>1654.214966</text:p>
              </table:table-cell>
              <table:table-cell office:value-type="float" office:value="1712.370361">
                <text:p>1712.37036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642.921265">
                <text:p>1642.921265</text:p>
              </table:table-cell>
              <table:table-cell office:value-type="float" office:value="1719.205688">
                <text:p>1719.205688</text:p>
              </table:table-cell>
              <table:table-cell office:value-type="float" office:value="1654.632812">
                <text:p>1654.632812</text:p>
              </table:table-cell>
              <table:table-cell office:value-type="float" office:value="1715.248413">
                <text:p>1715.24841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643.159302">
                <text:p>1643.159302</text:p>
              </table:table-cell>
              <table:table-cell office:value-type="float" office:value="1716.513428">
                <text:p>1716.513428</text:p>
              </table:table-cell>
              <table:table-cell office:value-type="float" office:value="1651.772827">
                <text:p>1651.772827</text:p>
              </table:table-cell>
              <table:table-cell office:value-type="float" office:value="1713.137695">
                <text:p>1713.1376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647.796875">
                <text:p>1647.796875</text:p>
              </table:table-cell>
              <table:table-cell office:value-type="float" office:value="1717.015991">
                <text:p>1717.015991</text:p>
              </table:table-cell>
              <table:table-cell office:value-type="float" office:value="1654.195068">
                <text:p>1654.195068</text:p>
              </table:table-cell>
              <table:table-cell office:value-type="float" office:value="1710.678467">
                <text:p>1710.6784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648.100952">
                <text:p>1648.100952</text:p>
              </table:table-cell>
              <table:table-cell office:value-type="float" office:value="1689.95874">
                <text:p>1689.95874</text:p>
              </table:table-cell>
              <table:table-cell office:value-type="float" office:value="1649.389526">
                <text:p>1649.389526</text:p>
              </table:table-cell>
              <table:table-cell office:value-type="float" office:value="1692.138916">
                <text:p>1692.13891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20.942993">
                <text:p>1620.942993</text:p>
              </table:table-cell>
              <table:table-cell office:value-type="float" office:value="1709.203369">
                <text:p>1709.203369</text:p>
              </table:table-cell>
              <table:table-cell office:value-type="float" office:value="1630.043945">
                <text:p>1630.043945</text:p>
              </table:table-cell>
              <table:table-cell office:value-type="float" office:value="1708.432861">
                <text:p>1708.43286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15.788208">
                <text:p>1615.788208</text:p>
              </table:table-cell>
              <table:table-cell office:value-type="float" office:value="1689.791016">
                <text:p>1689.791016</text:p>
              </table:table-cell>
              <table:table-cell office:value-type="float" office:value="1623.726929">
                <text:p>1623.726929</text:p>
              </table:table-cell>
              <table:table-cell office:value-type="float" office:value="1685.001831">
                <text:p>1685.0018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18.474609">
                <text:p>1618.474609</text:p>
              </table:table-cell>
              <table:table-cell office:value-type="float" office:value="1677.407959">
                <text:p>1677.407959</text:p>
              </table:table-cell>
              <table:table-cell office:value-type="float" office:value="1623.205322">
                <text:p>1623.205322</text:p>
              </table:table-cell>
              <table:table-cell office:value-type="float" office:value="1675.529297">
                <text:p>1675.52929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02.897339">
                <text:p>1602.897339</text:p>
              </table:table-cell>
              <table:table-cell office:value-type="float" office:value="1679.235107">
                <text:p>1679.235107</text:p>
              </table:table-cell>
              <table:table-cell office:value-type="float" office:value="1612.671509">
                <text:p>1612.671509</text:p>
              </table:table-cell>
              <table:table-cell office:value-type="float" office:value="1675.248779">
                <text:p>1675.24877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07.351929">
                <text:p>1607.351929</text:p>
              </table:table-cell>
              <table:table-cell office:value-type="float" office:value="1664.651855">
                <text:p>1664.651855</text:p>
              </table:table-cell>
              <table:table-cell office:value-type="float" office:value="1604.365967">
                <text:p>1604.365967</text:p>
              </table:table-cell>
              <table:table-cell office:value-type="float" office:value="1667.448608">
                <text:p>1667.44860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602.955566">
                <text:p>1602.955566</text:p>
              </table:table-cell>
              <table:table-cell office:value-type="float" office:value="1655.447144">
                <text:p>1655.447144</text:p>
              </table:table-cell>
              <table:table-cell office:value-type="float" office:value="1605.637939">
                <text:p>1605.637939</text:p>
              </table:table-cell>
              <table:table-cell office:value-type="float" office:value="1659.655029">
                <text:p>1659.6550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594.291626">
                <text:p>1594.291626</text:p>
              </table:table-cell>
              <table:table-cell office:value-type="float" office:value="1651.596191">
                <text:p>1651.596191</text:p>
              </table:table-cell>
              <table:table-cell office:value-type="float" office:value="1599.44751">
                <text:p>1599.44751</text:p>
              </table:table-cell>
              <table:table-cell office:value-type="float" office:value="1652.241577">
                <text:p>1652.2415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593.416626">
                <text:p>1593.416626</text:p>
              </table:table-cell>
              <table:table-cell office:value-type="float" office:value="1649.061035">
                <text:p>1649.061035</text:p>
              </table:table-cell>
              <table:table-cell office:value-type="float" office:value="1596.435181">
                <text:p>1596.435181</text:p>
              </table:table-cell>
              <table:table-cell office:value-type="float" office:value="1640.542603">
                <text:p>1640.54260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592.566772">
                <text:p>1592.566772</text:p>
              </table:table-cell>
              <table:table-cell office:value-type="float" office:value="1636.397461">
                <text:p>1636.397461</text:p>
              </table:table-cell>
              <table:table-cell office:value-type="float" office:value="1596.109619">
                <text:p>1596.109619</text:p>
              </table:table-cell>
              <table:table-cell office:value-type="float" office:value="1637.565552">
                <text:p>1637.56555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581.616089">
                <text:p>1581.616089</text:p>
              </table:table-cell>
              <table:table-cell office:value-type="float" office:value="1633.026978">
                <text:p>1633.026978</text:p>
              </table:table-cell>
              <table:table-cell office:value-type="float" office:value="1591.032227">
                <text:p>1591.032227</text:p>
              </table:table-cell>
              <table:table-cell office:value-type="float" office:value="1632.401245">
                <text:p>1632.40124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591.766602">
                <text:p>1591.766602</text:p>
              </table:table-cell>
              <table:table-cell office:value-type="float" office:value="1623.231445">
                <text:p>1623.231445</text:p>
              </table:table-cell>
              <table:table-cell office:value-type="float" office:value="1587.205444">
                <text:p>1587.205444</text:p>
              </table:table-cell>
              <table:table-cell office:value-type="float" office:value="1625.448853">
                <text:p>1625.44885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83.861694">
                <text:p>1583.861694</text:p>
              </table:table-cell>
              <table:table-cell office:value-type="float" office:value="1622.376831">
                <text:p>1622.376831</text:p>
              </table:table-cell>
              <table:table-cell office:value-type="float" office:value="1587.702637">
                <text:p>1587.702637</text:p>
              </table:table-cell>
              <table:table-cell office:value-type="float" office:value="1622.171387">
                <text:p>1622.171387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581.607422">
                <text:p>1581.607422</text:p>
              </table:table-cell>
              <table:table-cell office:value-type="float" office:value="1615.851196">
                <text:p>1615.851196</text:p>
              </table:table-cell>
              <table:table-cell office:value-type="float" office:value="1586.10791">
                <text:p>1586.10791</text:p>
              </table:table-cell>
              <table:table-cell office:value-type="float" office:value="1617.061523">
                <text:p>1617.06152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577.605103">
                <text:p>1577.605103</text:p>
              </table:table-cell>
              <table:table-cell office:value-type="float" office:value="1614.223389">
                <text:p>1614.223389</text:p>
              </table:table-cell>
              <table:table-cell office:value-type="float" office:value="1583.877197">
                <text:p>1583.877197</text:p>
              </table:table-cell>
              <table:table-cell office:value-type="float" office:value="1609.89917">
                <text:p>1609.8991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78.804932">
                <text:p>1578.804932</text:p>
              </table:table-cell>
              <table:table-cell office:value-type="float" office:value="1611.680664">
                <text:p>1611.680664</text:p>
              </table:table-cell>
              <table:table-cell office:value-type="float" office:value="1578.369629">
                <text:p>1578.369629</text:p>
              </table:table-cell>
              <table:table-cell office:value-type="float" office:value="1611.78125">
                <text:p>1611.7812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574.436523">
                <text:p>1574.436523</text:p>
              </table:table-cell>
              <table:table-cell office:value-type="float" office:value="1605.036011">
                <text:p>1605.036011</text:p>
              </table:table-cell>
              <table:table-cell office:value-type="float" office:value="1583.092529">
                <text:p>1583.092529</text:p>
              </table:table-cell>
              <table:table-cell office:value-type="float" office:value="1603.902222">
                <text:p>1603.90222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572.885498">
                <text:p>1572.885498</text:p>
              </table:table-cell>
              <table:table-cell office:value-type="float" office:value="1602.150757">
                <text:p>1602.150757</text:p>
              </table:table-cell>
              <table:table-cell office:value-type="float" office:value="1576.617798">
                <text:p>1576.617798</text:p>
              </table:table-cell>
              <table:table-cell office:value-type="float" office:value="1604.469482">
                <text:p>1604.46948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574.816772">
                <text:p>1574.816772</text:p>
              </table:table-cell>
              <table:table-cell office:value-type="float" office:value="1598.769531">
                <text:p>1598.769531</text:p>
              </table:table-cell>
              <table:table-cell office:value-type="float" office:value="1572.880615">
                <text:p>1572.880615</text:p>
              </table:table-cell>
              <table:table-cell office:value-type="float" office:value="1603.182007">
                <text:p>1603.18200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575.888794">
                <text:p>1575.888794</text:p>
              </table:table-cell>
              <table:table-cell office:value-type="float" office:value="1592.802612">
                <text:p>1592.802612</text:p>
              </table:table-cell>
              <table:table-cell office:value-type="float" office:value="1573.32959">
                <text:p>1573.32959</text:p>
              </table:table-cell>
              <table:table-cell office:value-type="float" office:value="1597.715332">
                <text:p>1597.71533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573.271484">
                <text:p>1573.271484</text:p>
              </table:table-cell>
              <table:table-cell office:value-type="float" office:value="1593.13269">
                <text:p>1593.13269</text:p>
              </table:table-cell>
              <table:table-cell office:value-type="float" office:value="1574.641724">
                <text:p>1574.641724</text:p>
              </table:table-cell>
              <table:table-cell office:value-type="float" office:value="1593.38623">
                <text:p>1593.3862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571.232666">
                <text:p>1571.232666</text:p>
              </table:table-cell>
              <table:table-cell office:value-type="float" office:value="1591.453247">
                <text:p>1591.453247</text:p>
              </table:table-cell>
              <table:table-cell office:value-type="float" office:value="1570.805054">
                <text:p>1570.805054</text:p>
              </table:table-cell>
              <table:table-cell office:value-type="float" office:value="1594.476685">
                <text:p>1594.47668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573.993042">
                <text:p>1573.993042</text:p>
              </table:table-cell>
              <table:table-cell office:value-type="float" office:value="1587.039185">
                <text:p>1587.039185</text:p>
              </table:table-cell>
              <table:table-cell office:value-type="float" office:value="1572.040894">
                <text:p>1572.040894</text:p>
              </table:table-cell>
              <table:table-cell office:value-type="float" office:value="1586.967285">
                <text:p>1586.9672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69.537598">
                <text:p>1569.537598</text:p>
              </table:table-cell>
              <table:table-cell office:value-type="float" office:value="1591.184082">
                <text:p>1591.184082</text:p>
              </table:table-cell>
              <table:table-cell office:value-type="float" office:value="1573.78418">
                <text:p>1573.78418</text:p>
              </table:table-cell>
              <table:table-cell office:value-type="float" office:value="1586.015137">
                <text:p>1586.015137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570.330322">
                <text:p>1570.330322</text:p>
              </table:table-cell>
              <table:table-cell office:value-type="float" office:value="1584.864014">
                <text:p>1584.864014</text:p>
              </table:table-cell>
              <table:table-cell office:value-type="float" office:value="1572.633789">
                <text:p>1572.633789</text:p>
              </table:table-cell>
              <table:table-cell office:value-type="float" office:value="1584.494019">
                <text:p>1584.49401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620.013428">
                <text:p>1620.013428</text:p>
              </table:table-cell>
              <table:table-cell office:value-type="float" office:value="1640.557251">
                <text:p>1640.557251</text:p>
              </table:table-cell>
              <table:table-cell office:value-type="float" office:value="1571.751587">
                <text:p>1571.751587</text:p>
              </table:table-cell>
              <table:table-cell office:value-type="float" office:value="1554.451782">
                <text:p>1554.45178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679.960205">
                <text:p>1679.960205</text:p>
              </table:table-cell>
              <table:table-cell office:value-type="float" office:value="1709.176636">
                <text:p>1709.176636</text:p>
              </table:table-cell>
              <table:table-cell office:value-type="float" office:value="1608.453857">
                <text:p>1608.453857</text:p>
              </table:table-cell>
              <table:table-cell office:value-type="float" office:value="1623.520142">
                <text:p>1623.5201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753.9104">
                <text:p>1753.9104</text:p>
              </table:table-cell>
              <table:table-cell office:value-type="float" office:value="1791.980469">
                <text:p>1791.980469</text:p>
              </table:table-cell>
              <table:table-cell office:value-type="float" office:value="1683.264771">
                <text:p>1683.264771</text:p>
              </table:table-cell>
              <table:table-cell office:value-type="float" office:value="1685.624268">
                <text:p>1685.62426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799.624268">
                <text:p>1799.624268</text:p>
              </table:table-cell>
              <table:table-cell office:value-type="float" office:value="1832.269897">
                <text:p>1832.269897</text:p>
              </table:table-cell>
              <table:table-cell office:value-type="float" office:value="1730.944702">
                <text:p>1730.944702</text:p>
              </table:table-cell>
              <table:table-cell office:value-type="float" office:value="1735.724976">
                <text:p>1735.7249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63.206543">
                <text:p>1663.206543</text:p>
              </table:table-cell>
              <table:table-cell office:value-type="float" office:value="1652.121216">
                <text:p>1652.121216</text:p>
              </table:table-cell>
              <table:table-cell office:value-type="float" office:value="1566.408691">
                <text:p>1566.408691</text:p>
              </table:table-cell>
              <table:table-cell office:value-type="float" office:value="1575.359985">
                <text:p>1575.35998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725.156494">
                <text:p>1725.156494</text:p>
              </table:table-cell>
              <table:table-cell office:value-type="float" office:value="1722.590942">
                <text:p>1722.590942</text:p>
              </table:table-cell>
              <table:table-cell office:value-type="float" office:value="1691.040771">
                <text:p>1691.040771</text:p>
              </table:table-cell>
              <table:table-cell office:value-type="float" office:value="1673.761597">
                <text:p>1673.76159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652.733032">
                <text:p>1652.733032</text:p>
              </table:table-cell>
              <table:table-cell office:value-type="float" office:value="1760.186035">
                <text:p>1760.186035</text:p>
              </table:table-cell>
              <table:table-cell office:value-type="float" office:value="1622.405762">
                <text:p>1622.405762</text:p>
              </table:table-cell>
              <table:table-cell office:value-type="float" office:value="1659.668701">
                <text:p>1659.668701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685.239014">
                <text:p>1685.239014</text:p>
              </table:table-cell>
              <table:table-cell office:value-type="float" office:value="1716.465576">
                <text:p>1716.465576</text:p>
              </table:table-cell>
              <table:table-cell office:value-type="float" office:value="1643.724243">
                <text:p>1643.724243</text:p>
              </table:table-cell>
              <table:table-cell office:value-type="float" office:value="1645.746948">
                <text:p>1645.74694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666.984497">
                <text:p>1666.984497</text:p>
              </table:table-cell>
              <table:table-cell office:value-type="float" office:value="1726.821533">
                <text:p>1726.821533</text:p>
              </table:table-cell>
              <table:table-cell office:value-type="float" office:value="1638.484619">
                <text:p>1638.484619</text:p>
              </table:table-cell>
              <table:table-cell office:value-type="float" office:value="1657.548828">
                <text:p>1657.5488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641.863647">
                <text:p>1641.863647</text:p>
              </table:table-cell>
              <table:table-cell office:value-type="float" office:value="1714.134644">
                <text:p>1714.134644</text:p>
              </table:table-cell>
              <table:table-cell office:value-type="float" office:value="1597.403564">
                <text:p>1597.403564</text:p>
              </table:table-cell>
              <table:table-cell office:value-type="float" office:value="1638.134888">
                <text:p>1638.13488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606.496338">
                <text:p>1606.496338</text:p>
              </table:table-cell>
              <table:table-cell office:value-type="float" office:value="1675.727051">
                <text:p>1675.727051</text:p>
              </table:table-cell>
              <table:table-cell office:value-type="float" office:value="1590.515381">
                <text:p>1590.515381</text:p>
              </table:table-cell>
              <table:table-cell office:value-type="float" office:value="1644.762451">
                <text:p>1644.76245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616.541138">
                <text:p>1616.541138</text:p>
              </table:table-cell>
              <table:table-cell office:value-type="float" office:value="1667.094604">
                <text:p>1667.094604</text:p>
              </table:table-cell>
              <table:table-cell office:value-type="float" office:value="1638.743774">
                <text:p>1638.743774</text:p>
              </table:table-cell>
              <table:table-cell office:value-type="float" office:value="1680.244263">
                <text:p>1680.2442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623.109741">
                <text:p>1623.109741</text:p>
              </table:table-cell>
              <table:table-cell office:value-type="float" office:value="1690.01001">
                <text:p>1690.01001</text:p>
              </table:table-cell>
              <table:table-cell office:value-type="float" office:value="1635.317383">
                <text:p>1635.317383</text:p>
              </table:table-cell>
              <table:table-cell office:value-type="float" office:value="1704.03064">
                <text:p>1704.030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633.962158">
                <text:p>1633.962158</text:p>
              </table:table-cell>
              <table:table-cell office:value-type="float" office:value="1695.287842">
                <text:p>1695.287842</text:p>
              </table:table-cell>
              <table:table-cell office:value-type="float" office:value="1648.110352">
                <text:p>1648.110352</text:p>
              </table:table-cell>
              <table:table-cell office:value-type="float" office:value="1693.963379">
                <text:p>1693.96337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652.599365">
                <text:p>1652.599365</text:p>
              </table:table-cell>
              <table:table-cell office:value-type="float" office:value="1701.575195">
                <text:p>1701.575195</text:p>
              </table:table-cell>
              <table:table-cell office:value-type="float" office:value="1646.286133">
                <text:p>1646.286133</text:p>
              </table:table-cell>
              <table:table-cell office:value-type="float" office:value="1700.679932">
                <text:p>1700.67993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645.04248">
                <text:p>1645.04248</text:p>
              </table:table-cell>
              <table:table-cell office:value-type="float" office:value="1696.989136">
                <text:p>1696.989136</text:p>
              </table:table-cell>
              <table:table-cell office:value-type="float" office:value="1647.998901">
                <text:p>1647.998901</text:p>
              </table:table-cell>
              <table:table-cell office:value-type="float" office:value="1704.529175">
                <text:p>1704.52917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631.460205">
                <text:p>1631.460205</text:p>
              </table:table-cell>
              <table:table-cell office:value-type="float" office:value="1697.298706">
                <text:p>1697.298706</text:p>
              </table:table-cell>
              <table:table-cell office:value-type="float" office:value="1635.821411">
                <text:p>1635.821411</text:p>
              </table:table-cell>
              <table:table-cell office:value-type="float" office:value="1694.781494">
                <text:p>1694.7814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44.087891">
                <text:p>1644.087891</text:p>
              </table:table-cell>
              <table:table-cell office:value-type="float" office:value="1702.10498">
                <text:p>1702.10498</text:p>
              </table:table-cell>
              <table:table-cell office:value-type="float" office:value="1647.413208">
                <text:p>1647.413208</text:p>
              </table:table-cell>
              <table:table-cell office:value-type="float" office:value="1701.788086">
                <text:p>1701.78808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640.087402">
                <text:p>1640.087402</text:p>
              </table:table-cell>
              <table:table-cell office:value-type="float" office:value="1696.171021">
                <text:p>1696.171021</text:p>
              </table:table-cell>
              <table:table-cell office:value-type="float" office:value="1641.129883">
                <text:p>1641.129883</text:p>
              </table:table-cell>
              <table:table-cell office:value-type="float" office:value="1698.829956">
                <text:p>1698.82995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35.825684">
                <text:p>1635.825684</text:p>
              </table:table-cell>
              <table:table-cell office:value-type="float" office:value="1698.570923">
                <text:p>1698.570923</text:p>
              </table:table-cell>
              <table:table-cell office:value-type="float" office:value="1638.038696">
                <text:p>1638.038696</text:p>
              </table:table-cell>
              <table:table-cell office:value-type="float" office:value="1701.570679">
                <text:p>1701.5706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42.147583">
                <text:p>1642.147583</text:p>
              </table:table-cell>
              <table:table-cell office:value-type="float" office:value="1699.793213">
                <text:p>1699.793213</text:p>
              </table:table-cell>
              <table:table-cell office:value-type="float" office:value="1643.581299">
                <text:p>1643.581299</text:p>
              </table:table-cell>
              <table:table-cell office:value-type="float" office:value="1699.908569">
                <text:p>1699.90856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45.12085">
                <text:p>1645.12085</text:p>
              </table:table-cell>
              <table:table-cell office:value-type="float" office:value="1698.964844">
                <text:p>1698.964844</text:p>
              </table:table-cell>
              <table:table-cell office:value-type="float" office:value="1650.853149">
                <text:p>1650.853149</text:p>
              </table:table-cell>
              <table:table-cell office:value-type="float" office:value="1700.884155">
                <text:p>1700.88415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34.002808">
                <text:p>1634.002808</text:p>
              </table:table-cell>
              <table:table-cell office:value-type="float" office:value="1696.080566">
                <text:p>1696.080566</text:p>
              </table:table-cell>
              <table:table-cell office:value-type="float" office:value="1639.253052">
                <text:p>1639.253052</text:p>
              </table:table-cell>
              <table:table-cell office:value-type="float" office:value="1698.959473">
                <text:p>1698.95947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644.763428">
                <text:p>1644.763428</text:p>
              </table:table-cell>
              <table:table-cell office:value-type="float" office:value="1700.180664">
                <text:p>1700.180664</text:p>
              </table:table-cell>
              <table:table-cell office:value-type="float" office:value="1646.364014">
                <text:p>1646.364014</text:p>
              </table:table-cell>
              <table:table-cell office:value-type="float" office:value="1701.138672">
                <text:p>1701.13867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629.49646">
                <text:p>1629.49646</text:p>
              </table:table-cell>
              <table:table-cell office:value-type="float" office:value="1693.603271">
                <text:p>1693.603271</text:p>
              </table:table-cell>
              <table:table-cell office:value-type="float" office:value="1636.879395">
                <text:p>1636.879395</text:p>
              </table:table-cell>
              <table:table-cell office:value-type="float" office:value="1695.963135">
                <text:p>1695.96313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636.036377">
                <text:p>1636.036377</text:p>
              </table:table-cell>
              <table:table-cell office:value-type="float" office:value="1697.883911">
                <text:p>1697.883911</text:p>
              </table:table-cell>
              <table:table-cell office:value-type="float" office:value="1642.353516">
                <text:p>1642.353516</text:p>
              </table:table-cell>
              <table:table-cell office:value-type="float" office:value="1696.171021">
                <text:p>1696.17102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634.480835">
                <text:p>1634.480835</text:p>
              </table:table-cell>
              <table:table-cell office:value-type="float" office:value="1692.81543">
                <text:p>1692.81543</text:p>
              </table:table-cell>
              <table:table-cell office:value-type="float" office:value="1638.832153">
                <text:p>1638.832153</text:p>
              </table:table-cell>
              <table:table-cell office:value-type="float" office:value="1694.582031">
                <text:p>1694.5820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29.010742">
                <text:p>1629.010742</text:p>
              </table:table-cell>
              <table:table-cell office:value-type="float" office:value="1697.024414">
                <text:p>1697.024414</text:p>
              </table:table-cell>
              <table:table-cell office:value-type="float" office:value="1634.478149">
                <text:p>1634.478149</text:p>
              </table:table-cell>
              <table:table-cell office:value-type="float" office:value="1694.970703">
                <text:p>1694.97070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39.059814">
                <text:p>1639.059814</text:p>
              </table:table-cell>
              <table:table-cell office:value-type="float" office:value="1697.368774">
                <text:p>1697.368774</text:p>
              </table:table-cell>
              <table:table-cell office:value-type="float" office:value="1643.276245">
                <text:p>1643.276245</text:p>
              </table:table-cell>
              <table:table-cell office:value-type="float" office:value="1698.193848">
                <text:p>1698.19384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640.662109">
                <text:p>1640.662109</text:p>
              </table:table-cell>
              <table:table-cell office:value-type="float" office:value="1697.411743">
                <text:p>1697.411743</text:p>
              </table:table-cell>
              <table:table-cell office:value-type="float" office:value="1641.744507">
                <text:p>1641.744507</text:p>
              </table:table-cell>
              <table:table-cell office:value-type="float" office:value="1698.241943">
                <text:p>1698.2419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630.647705">
                <text:p>1630.647705</text:p>
              </table:table-cell>
              <table:table-cell office:value-type="float" office:value="1693.904907">
                <text:p>1693.904907</text:p>
              </table:table-cell>
              <table:table-cell office:value-type="float" office:value="1636.084595">
                <text:p>1636.084595</text:p>
              </table:table-cell>
              <table:table-cell office:value-type="float" office:value="1694.175537">
                <text:p>1694.17553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638.359863">
                <text:p>1638.359863</text:p>
              </table:table-cell>
              <table:table-cell office:value-type="float" office:value="1694.517334">
                <text:p>1694.517334</text:p>
              </table:table-cell>
              <table:table-cell office:value-type="float" office:value="1640.058105">
                <text:p>1640.058105</text:p>
              </table:table-cell>
              <table:table-cell office:value-type="float" office:value="1693.174805">
                <text:p>1693.17480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628.96167">
                <text:p>1628.96167</text:p>
              </table:table-cell>
              <table:table-cell office:value-type="float" office:value="1695.871338">
                <text:p>1695.871338</text:p>
              </table:table-cell>
              <table:table-cell office:value-type="float" office:value="1637.467285">
                <text:p>1637.467285</text:p>
              </table:table-cell>
              <table:table-cell office:value-type="float" office:value="1694.514771">
                <text:p>1694.51477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629.864136">
                <text:p>1629.864136</text:p>
              </table:table-cell>
              <table:table-cell office:value-type="float" office:value="1693.308228">
                <text:p>1693.308228</text:p>
              </table:table-cell>
              <table:table-cell office:value-type="float" office:value="1633.334473">
                <text:p>1633.334473</text:p>
              </table:table-cell>
              <table:table-cell office:value-type="float" office:value="1695.651001">
                <text:p>1695.65100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627.537842">
                <text:p>1627.537842</text:p>
              </table:table-cell>
              <table:table-cell office:value-type="float" office:value="1692.72644">
                <text:p>1692.72644</text:p>
              </table:table-cell>
              <table:table-cell office:value-type="float" office:value="1636.57959">
                <text:p>1636.57959</text:p>
              </table:table-cell>
              <table:table-cell office:value-type="float" office:value="1690.228516">
                <text:p>1690.22851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634.402832">
                <text:p>1634.402832</text:p>
              </table:table-cell>
              <table:table-cell office:value-type="float" office:value="1698.002319">
                <text:p>1698.002319</text:p>
              </table:table-cell>
              <table:table-cell office:value-type="float" office:value="1640.153931">
                <text:p>1640.153931</text:p>
              </table:table-cell>
              <table:table-cell office:value-type="float" office:value="1694.254028">
                <text:p>1694.25402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632.943726">
                <text:p>1632.943726</text:p>
              </table:table-cell>
              <table:table-cell office:value-type="float" office:value="1693.485352">
                <text:p>1693.485352</text:p>
              </table:table-cell>
              <table:table-cell office:value-type="float" office:value="1636.602661">
                <text:p>1636.602661</text:p>
              </table:table-cell>
              <table:table-cell office:value-type="float" office:value="1694.929688">
                <text:p>1694.92968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34.274048">
                <text:p>1634.274048</text:p>
              </table:table-cell>
              <table:table-cell office:value-type="float" office:value="1694.557129">
                <text:p>1694.557129</text:p>
              </table:table-cell>
              <table:table-cell office:value-type="float" office:value="1637.161621">
                <text:p>1637.161621</text:p>
              </table:table-cell>
              <table:table-cell office:value-type="float" office:value="1696.638428">
                <text:p>1696.63842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633.122314">
                <text:p>1633.122314</text:p>
              </table:table-cell>
              <table:table-cell office:value-type="float" office:value="1697.470947">
                <text:p>1697.470947</text:p>
              </table:table-cell>
              <table:table-cell office:value-type="float" office:value="1636.612061">
                <text:p>1636.612061</text:p>
              </table:table-cell>
              <table:table-cell office:value-type="float" office:value="1697.652344">
                <text:p>1697.65234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634.179565">
                <text:p>1634.179565</text:p>
              </table:table-cell>
              <table:table-cell office:value-type="float" office:value="1698.619507">
                <text:p>1698.619507</text:p>
              </table:table-cell>
              <table:table-cell office:value-type="float" office:value="1639.516479">
                <text:p>1639.516479</text:p>
              </table:table-cell>
              <table:table-cell office:value-type="float" office:value="1697.215942">
                <text:p>1697.2159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633.858765">
                <text:p>1633.858765</text:p>
              </table:table-cell>
              <table:table-cell office:value-type="float" office:value="1696.968872">
                <text:p>1696.968872</text:p>
              </table:table-cell>
              <table:table-cell office:value-type="float" office:value="1636.862671">
                <text:p>1636.862671</text:p>
              </table:table-cell>
              <table:table-cell office:value-type="float" office:value="1696.520264">
                <text:p>1696.52026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34.522461">
                <text:p>1634.522461</text:p>
              </table:table-cell>
              <table:table-cell office:value-type="float" office:value="1696.728882">
                <text:p>1696.728882</text:p>
              </table:table-cell>
              <table:table-cell office:value-type="float" office:value="1638.890625">
                <text:p>1638.890625</text:p>
              </table:table-cell>
              <table:table-cell office:value-type="float" office:value="1697.524048">
                <text:p>1697.5240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36.201538">
                <text:p>1636.201538</text:p>
              </table:table-cell>
              <table:table-cell office:value-type="float" office:value="1695.667358">
                <text:p>1695.667358</text:p>
              </table:table-cell>
              <table:table-cell office:value-type="float" office:value="1641.851562">
                <text:p>1641.851562</text:p>
              </table:table-cell>
              <table:table-cell office:value-type="float" office:value="1694.813965">
                <text:p>1694.81396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631.92688">
                <text:p>1631.92688</text:p>
              </table:table-cell>
              <table:table-cell office:value-type="float" office:value="1701.575195">
                <text:p>1701.575195</text:p>
              </table:table-cell>
              <table:table-cell office:value-type="float" office:value="1636.163208">
                <text:p>1636.163208</text:p>
              </table:table-cell>
              <table:table-cell office:value-type="float" office:value="1699.629883">
                <text:p>1699.62988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635.051758">
                <text:p>1635.051758</text:p>
              </table:table-cell>
              <table:table-cell office:value-type="float" office:value="1700.837402">
                <text:p>1700.837402</text:p>
              </table:table-cell>
              <table:table-cell office:value-type="float" office:value="1640.654663">
                <text:p>1640.654663</text:p>
              </table:table-cell>
              <table:table-cell office:value-type="float" office:value="1698.114746">
                <text:p>1698.11474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634.640503">
                <text:p>1634.640503</text:p>
              </table:table-cell>
              <table:table-cell office:value-type="float" office:value="1701.418457">
                <text:p>1701.418457</text:p>
              </table:table-cell>
              <table:table-cell office:value-type="float" office:value="1640.820068">
                <text:p>1640.820068</text:p>
              </table:table-cell>
              <table:table-cell office:value-type="float" office:value="1696.641602">
                <text:p>1696.64160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637.378418">
                <text:p>1637.378418</text:p>
              </table:table-cell>
              <table:table-cell office:value-type="float" office:value="1700.975708">
                <text:p>1700.975708</text:p>
              </table:table-cell>
              <table:table-cell office:value-type="float" office:value="1641.008057">
                <text:p>1641.008057</text:p>
              </table:table-cell>
              <table:table-cell office:value-type="float" office:value="1699.754272">
                <text:p>1699.75427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637.842041">
                <text:p>1637.842041</text:p>
              </table:table-cell>
              <table:table-cell office:value-type="float" office:value="1700.793213">
                <text:p>1700.793213</text:p>
              </table:table-cell>
              <table:table-cell office:value-type="float" office:value="1641.745117">
                <text:p>1641.745117</text:p>
              </table:table-cell>
              <table:table-cell office:value-type="float" office:value="1700.131348">
                <text:p>1700.13134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636.946289">
                <text:p>1636.946289</text:p>
              </table:table-cell>
              <table:table-cell office:value-type="float" office:value="1702.515869">
                <text:p>1702.515869</text:p>
              </table:table-cell>
              <table:table-cell office:value-type="float" office:value="1640.900635">
                <text:p>1640.900635</text:p>
              </table:table-cell>
              <table:table-cell office:value-type="float" office:value="1701.330688">
                <text:p>1701.330688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634.069702">
                <text:p>1634.069702</text:p>
              </table:table-cell>
              <table:table-cell office:value-type="float" office:value="1703.50708">
                <text:p>1703.50708</text:p>
              </table:table-cell>
              <table:table-cell office:value-type="float" office:value="1642.230469">
                <text:p>1642.230469</text:p>
              </table:table-cell>
              <table:table-cell office:value-type="float" office:value="1701.318237">
                <text:p>1701.3182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636.811279">
                <text:p>1636.811279</text:p>
              </table:table-cell>
              <table:table-cell office:value-type="float" office:value="1704.097046">
                <text:p>1704.097046</text:p>
              </table:table-cell>
              <table:table-cell office:value-type="float" office:value="1643.189209">
                <text:p>1643.189209</text:p>
              </table:table-cell>
              <table:table-cell office:value-type="float" office:value="1702.165161">
                <text:p>1702.16516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634.509888">
                <text:p>1634.509888</text:p>
              </table:table-cell>
              <table:table-cell office:value-type="float" office:value="1703.194214">
                <text:p>1703.194214</text:p>
              </table:table-cell>
              <table:table-cell office:value-type="float" office:value="1642.130615">
                <text:p>1642.130615</text:p>
              </table:table-cell>
              <table:table-cell office:value-type="float" office:value="1698.025391">
                <text:p>1698.02539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636.861084">
                <text:p>1636.861084</text:p>
              </table:table-cell>
              <table:table-cell office:value-type="float" office:value="1705.139648">
                <text:p>1705.139648</text:p>
              </table:table-cell>
              <table:table-cell office:value-type="float" office:value="1640.861084">
                <text:p>1640.861084</text:p>
              </table:table-cell>
              <table:table-cell office:value-type="float" office:value="1701.01123">
                <text:p>1701.0112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638.184326">
                <text:p>1638.184326</text:p>
              </table:table-cell>
              <table:table-cell office:value-type="float" office:value="1702.700317">
                <text:p>1702.700317</text:p>
              </table:table-cell>
              <table:table-cell office:value-type="float" office:value="1640.876709">
                <text:p>1640.876709</text:p>
              </table:table-cell>
              <table:table-cell office:value-type="float" office:value="1700.307129">
                <text:p>1700.3071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635.256592">
                <text:p>1635.256592</text:p>
              </table:table-cell>
              <table:table-cell office:value-type="float" office:value="1703.34436">
                <text:p>1703.34436</text:p>
              </table:table-cell>
              <table:table-cell office:value-type="float" office:value="1641.087402">
                <text:p>1641.087402</text:p>
              </table:table-cell>
              <table:table-cell office:value-type="float" office:value="1698.576904">
                <text:p>1698.57690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38.305542">
                <text:p>1638.305542</text:p>
              </table:table-cell>
              <table:table-cell office:value-type="float" office:value="1703.05542">
                <text:p>1703.05542</text:p>
              </table:table-cell>
              <table:table-cell office:value-type="float" office:value="1640.956421">
                <text:p>1640.956421</text:p>
              </table:table-cell>
              <table:table-cell office:value-type="float" office:value="1704.249023">
                <text:p>1704.24902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635.050415">
                <text:p>1635.050415</text:p>
              </table:table-cell>
              <table:table-cell office:value-type="float" office:value="1707.372314">
                <text:p>1707.372314</text:p>
              </table:table-cell>
              <table:table-cell office:value-type="float" office:value="1640.68689">
                <text:p>1640.68689</text:p>
              </table:table-cell>
              <table:table-cell office:value-type="float" office:value="1701.731567">
                <text:p>1701.7315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635.848389">
                <text:p>1635.848389</text:p>
              </table:table-cell>
              <table:table-cell office:value-type="float" office:value="1705.521484">
                <text:p>1705.521484</text:p>
              </table:table-cell>
              <table:table-cell office:value-type="float" office:value="1641.117188">
                <text:p>1641.117188</text:p>
              </table:table-cell>
              <table:table-cell office:value-type="float" office:value="1700.713013">
                <text:p>1700.7130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634.320923">
                <text:p>1634.320923</text:p>
              </table:table-cell>
              <table:table-cell office:value-type="float" office:value="1703.12915">
                <text:p>1703.12915</text:p>
              </table:table-cell>
              <table:table-cell office:value-type="float" office:value="1642.599854">
                <text:p>1642.599854</text:p>
              </table:table-cell>
              <table:table-cell office:value-type="float" office:value="1700.609863">
                <text:p>1700.60986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638.789429">
                <text:p>1638.789429</text:p>
              </table:table-cell>
              <table:table-cell office:value-type="float" office:value="1703.444458">
                <text:p>1703.444458</text:p>
              </table:table-cell>
              <table:table-cell office:value-type="float" office:value="1645.427734">
                <text:p>1645.427734</text:p>
              </table:table-cell>
              <table:table-cell office:value-type="float" office:value="1703.826538">
                <text:p>1703.826538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637.908691">
                <text:p>1637.908691</text:p>
              </table:table-cell>
              <table:table-cell office:value-type="float" office:value="1704.597778">
                <text:p>1704.597778</text:p>
              </table:table-cell>
              <table:table-cell office:value-type="float" office:value="1643.372559">
                <text:p>1643.372559</text:p>
              </table:table-cell>
              <table:table-cell office:value-type="float" office:value="1700.841064">
                <text:p>1700.84106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637.202148">
                <text:p>1637.202148</text:p>
              </table:table-cell>
              <table:table-cell office:value-type="float" office:value="1706.128418">
                <text:p>1706.128418</text:p>
              </table:table-cell>
              <table:table-cell office:value-type="float" office:value="1646.601929">
                <text:p>1646.601929</text:p>
              </table:table-cell>
              <table:table-cell office:value-type="float" office:value="1702.248413">
                <text:p>1702.24841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635.873291">
                <text:p>1635.873291</text:p>
              </table:table-cell>
              <table:table-cell office:value-type="float" office:value="1706.068726">
                <text:p>1706.068726</text:p>
              </table:table-cell>
              <table:table-cell office:value-type="float" office:value="1643.554932">
                <text:p>1643.554932</text:p>
              </table:table-cell>
              <table:table-cell office:value-type="float" office:value="1702.419312">
                <text:p>1702.41931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638.217896">
                <text:p>1638.217896</text:p>
              </table:table-cell>
              <table:table-cell office:value-type="float" office:value="1709.67627">
                <text:p>1709.67627</text:p>
              </table:table-cell>
              <table:table-cell office:value-type="float" office:value="1645.31189">
                <text:p>1645.31189</text:p>
              </table:table-cell>
              <table:table-cell office:value-type="float" office:value="1703.751709">
                <text:p>1703.75170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637.025757">
                <text:p>1637.025757</text:p>
              </table:table-cell>
              <table:table-cell office:value-type="float" office:value="1702.903076">
                <text:p>1702.903076</text:p>
              </table:table-cell>
              <table:table-cell office:value-type="float" office:value="1646.022095">
                <text:p>1646.022095</text:p>
              </table:table-cell>
              <table:table-cell office:value-type="float" office:value="1701.429199">
                <text:p>1701.42919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7.093872">
                <text:p>1637.093872</text:p>
              </table:table-cell>
              <table:table-cell office:value-type="float" office:value="1705.872437">
                <text:p>1705.872437</text:p>
              </table:table-cell>
              <table:table-cell office:value-type="float" office:value="1643.586426">
                <text:p>1643.586426</text:p>
              </table:table-cell>
              <table:table-cell office:value-type="float" office:value="1704.186157">
                <text:p>1704.186157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640.693481">
                <text:p>1640.693481</text:p>
              </table:table-cell>
              <table:table-cell office:value-type="float" office:value="1706.065186">
                <text:p>1706.065186</text:p>
              </table:table-cell>
              <table:table-cell office:value-type="float" office:value="1648.752441">
                <text:p>1648.752441</text:p>
              </table:table-cell>
              <table:table-cell office:value-type="float" office:value="1704.005493">
                <text:p>1704.0054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637.555664">
                <text:p>1637.555664</text:p>
              </table:table-cell>
              <table:table-cell office:value-type="float" office:value="1707.667236">
                <text:p>1707.667236</text:p>
              </table:table-cell>
              <table:table-cell office:value-type="float" office:value="1644.191528">
                <text:p>1644.191528</text:p>
              </table:table-cell>
              <table:table-cell office:value-type="float" office:value="1702.665283">
                <text:p>1702.6652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638.865967">
                <text:p>1638.865967</text:p>
              </table:table-cell>
              <table:table-cell office:value-type="float" office:value="1707.483032">
                <text:p>1707.483032</text:p>
              </table:table-cell>
              <table:table-cell office:value-type="float" office:value="1645.472534">
                <text:p>1645.472534</text:p>
              </table:table-cell>
              <table:table-cell office:value-type="float" office:value="1707.67688">
                <text:p>1707.6768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640.925415">
                <text:p>1640.925415</text:p>
              </table:table-cell>
              <table:table-cell office:value-type="float" office:value="1706.850342">
                <text:p>1706.850342</text:p>
              </table:table-cell>
              <table:table-cell office:value-type="float" office:value="1647.514648">
                <text:p>1647.514648</text:p>
              </table:table-cell>
              <table:table-cell office:value-type="float" office:value="1706.193237">
                <text:p>1706.19323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41.997925">
                <text:p>1641.997925</text:p>
              </table:table-cell>
              <table:table-cell office:value-type="float" office:value="1705.278442">
                <text:p>1705.278442</text:p>
              </table:table-cell>
              <table:table-cell office:value-type="float" office:value="1644.907593">
                <text:p>1644.907593</text:p>
              </table:table-cell>
              <table:table-cell office:value-type="float" office:value="1703.879883">
                <text:p>1703.8798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640.967773">
                <text:p>1640.967773</text:p>
              </table:table-cell>
              <table:table-cell office:value-type="float" office:value="1708.239746">
                <text:p>1708.239746</text:p>
              </table:table-cell>
              <table:table-cell office:value-type="float" office:value="1646.333862">
                <text:p>1646.333862</text:p>
              </table:table-cell>
              <table:table-cell office:value-type="float" office:value="1707.483276">
                <text:p>1707.48327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637.253296">
                <text:p>1637.253296</text:p>
              </table:table-cell>
              <table:table-cell office:value-type="float" office:value="1707.900391">
                <text:p>1707.900391</text:p>
              </table:table-cell>
              <table:table-cell office:value-type="float" office:value="1644.633179">
                <text:p>1644.633179</text:p>
              </table:table-cell>
              <table:table-cell office:value-type="float" office:value="1706.305054">
                <text:p>1706.30505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636.005127">
                <text:p>1636.005127</text:p>
              </table:table-cell>
              <table:table-cell office:value-type="float" office:value="1709.529175">
                <text:p>1709.529175</text:p>
              </table:table-cell>
              <table:table-cell office:value-type="float" office:value="1643.814575">
                <text:p>1643.814575</text:p>
              </table:table-cell>
              <table:table-cell office:value-type="float" office:value="1704.32959">
                <text:p>1704.32959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639.458984">
                <text:p>1639.458984</text:p>
              </table:table-cell>
              <table:table-cell office:value-type="float" office:value="1707.68457">
                <text:p>1707.68457</text:p>
              </table:table-cell>
              <table:table-cell office:value-type="float" office:value="1647.974365">
                <text:p>1647.974365</text:p>
              </table:table-cell>
              <table:table-cell office:value-type="float" office:value="1706.315918">
                <text:p>1706.31591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639.741089">
                <text:p>1639.741089</text:p>
              </table:table-cell>
              <table:table-cell office:value-type="float" office:value="1706.86438">
                <text:p>1706.86438</text:p>
              </table:table-cell>
              <table:table-cell office:value-type="float" office:value="1643.788208">
                <text:p>1643.788208</text:p>
              </table:table-cell>
              <table:table-cell office:value-type="float" office:value="1706.66626">
                <text:p>1706.666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639.037964">
                <text:p>1639.037964</text:p>
              </table:table-cell>
              <table:table-cell office:value-type="float" office:value="1707.402832">
                <text:p>1707.402832</text:p>
              </table:table-cell>
              <table:table-cell office:value-type="float" office:value="1641.943848">
                <text:p>1641.943848</text:p>
              </table:table-cell>
              <table:table-cell office:value-type="float" office:value="1708.690552">
                <text:p>1708.69055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640.999756">
                <text:p>1640.999756</text:p>
              </table:table-cell>
              <table:table-cell office:value-type="float" office:value="1706.116821">
                <text:p>1706.116821</text:p>
              </table:table-cell>
              <table:table-cell office:value-type="float" office:value="1648.667358">
                <text:p>1648.667358</text:p>
              </table:table-cell>
              <table:table-cell office:value-type="float" office:value="1705.130493">
                <text:p>1705.13049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40.078857">
                <text:p>1640.078857</text:p>
              </table:table-cell>
              <table:table-cell office:value-type="float" office:value="1709.438232">
                <text:p>1709.438232</text:p>
              </table:table-cell>
              <table:table-cell office:value-type="float" office:value="1647.306152">
                <text:p>1647.306152</text:p>
              </table:table-cell>
              <table:table-cell office:value-type="float" office:value="1708.60791">
                <text:p>1708.6079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638.054443">
                <text:p>1638.054443</text:p>
              </table:table-cell>
              <table:table-cell office:value-type="float" office:value="1708.778076">
                <text:p>1708.778076</text:p>
              </table:table-cell>
              <table:table-cell office:value-type="float" office:value="1645.988525">
                <text:p>1645.988525</text:p>
              </table:table-cell>
              <table:table-cell office:value-type="float" office:value="1705.96582">
                <text:p>1705.9658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639.353271">
                <text:p>1639.353271</text:p>
              </table:table-cell>
              <table:table-cell office:value-type="float" office:value="1704.422363">
                <text:p>1704.422363</text:p>
              </table:table-cell>
              <table:table-cell office:value-type="float" office:value="1646.552002">
                <text:p>1646.552002</text:p>
              </table:table-cell>
              <table:table-cell office:value-type="float" office:value="1702.306396">
                <text:p>1702.30639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636.277222">
                <text:p>1636.277222</text:p>
              </table:table-cell>
              <table:table-cell office:value-type="float" office:value="1707.826904">
                <text:p>1707.826904</text:p>
              </table:table-cell>
              <table:table-cell office:value-type="float" office:value="1643.325073">
                <text:p>1643.325073</text:p>
              </table:table-cell>
              <table:table-cell office:value-type="float" office:value="1704.052612">
                <text:p>1704.05261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640.554443">
                <text:p>1640.554443</text:p>
              </table:table-cell>
              <table:table-cell office:value-type="float" office:value="1711.859985">
                <text:p>1711.859985</text:p>
              </table:table-cell>
              <table:table-cell office:value-type="float" office:value="1646.882812">
                <text:p>1646.882812</text:p>
              </table:table-cell>
              <table:table-cell office:value-type="float" office:value="1710.268921">
                <text:p>1710.26892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640.612549">
                <text:p>1640.612549</text:p>
              </table:table-cell>
              <table:table-cell office:value-type="float" office:value="1709.486694">
                <text:p>1709.486694</text:p>
              </table:table-cell>
              <table:table-cell office:value-type="float" office:value="1645.164062">
                <text:p>1645.164062</text:p>
              </table:table-cell>
              <table:table-cell office:value-type="float" office:value="1705.035522">
                <text:p>1705.03552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638.939819">
                <text:p>1638.939819</text:p>
              </table:table-cell>
              <table:table-cell office:value-type="float" office:value="1705.969849">
                <text:p>1705.969849</text:p>
              </table:table-cell>
              <table:table-cell office:value-type="float" office:value="1642.206299">
                <text:p>1642.206299</text:p>
              </table:table-cell>
              <table:table-cell office:value-type="float" office:value="1705.743286">
                <text:p>1705.74328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638.558228">
                <text:p>1638.558228</text:p>
              </table:table-cell>
              <table:table-cell office:value-type="float" office:value="1712.025635">
                <text:p>1712.025635</text:p>
              </table:table-cell>
              <table:table-cell office:value-type="float" office:value="1645.023804">
                <text:p>1645.023804</text:p>
              </table:table-cell>
              <table:table-cell office:value-type="float" office:value="1707.774292">
                <text:p>1707.77429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638.346191">
                <text:p>1638.346191</text:p>
              </table:table-cell>
              <table:table-cell office:value-type="float" office:value="1709.593018">
                <text:p>1709.593018</text:p>
              </table:table-cell>
              <table:table-cell office:value-type="float" office:value="1646.55542">
                <text:p>1646.55542</text:p>
              </table:table-cell>
              <table:table-cell office:value-type="float" office:value="1705.284546">
                <text:p>1705.28454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632.939209">
                <text:p>1632.939209</text:p>
              </table:table-cell>
              <table:table-cell office:value-type="float" office:value="1711.167969">
                <text:p>1711.167969</text:p>
              </table:table-cell>
              <table:table-cell office:value-type="float" office:value="1639.075195">
                <text:p>1639.075195</text:p>
              </table:table-cell>
              <table:table-cell office:value-type="float" office:value="1706.586426">
                <text:p>1706.5864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638.410767">
                <text:p>1638.410767</text:p>
              </table:table-cell>
              <table:table-cell office:value-type="float" office:value="1708.69104">
                <text:p>1708.69104</text:p>
              </table:table-cell>
              <table:table-cell office:value-type="float" office:value="1646.207642">
                <text:p>1646.207642</text:p>
              </table:table-cell>
              <table:table-cell office:value-type="float" office:value="1704.429688">
                <text:p>1704.4296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637.523804">
                <text:p>1637.523804</text:p>
              </table:table-cell>
              <table:table-cell office:value-type="float" office:value="1711.307129">
                <text:p>1711.307129</text:p>
              </table:table-cell>
              <table:table-cell office:value-type="float" office:value="1646.894653">
                <text:p>1646.894653</text:p>
              </table:table-cell>
              <table:table-cell office:value-type="float" office:value="1705.227539">
                <text:p>1705.22753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639.681641">
                <text:p>1639.681641</text:p>
              </table:table-cell>
              <table:table-cell office:value-type="float" office:value="1711.68689">
                <text:p>1711.68689</text:p>
              </table:table-cell>
              <table:table-cell office:value-type="float" office:value="1644.702148">
                <text:p>1644.702148</text:p>
              </table:table-cell>
              <table:table-cell office:value-type="float" office:value="1708.74707">
                <text:p>1708.7470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636.782837">
                <text:p>1636.782837</text:p>
              </table:table-cell>
              <table:table-cell office:value-type="float" office:value="1711.019653">
                <text:p>1711.019653</text:p>
              </table:table-cell>
              <table:table-cell office:value-type="float" office:value="1647.17749">
                <text:p>1647.17749</text:p>
              </table:table-cell>
              <table:table-cell office:value-type="float" office:value="1706.611328">
                <text:p>1706.61132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639.63623">
                <text:p>1639.63623</text:p>
              </table:table-cell>
              <table:table-cell office:value-type="float" office:value="1711.309326">
                <text:p>1711.309326</text:p>
              </table:table-cell>
              <table:table-cell office:value-type="float" office:value="1645.979858">
                <text:p>1645.979858</text:p>
              </table:table-cell>
              <table:table-cell office:value-type="float" office:value="1708.914673">
                <text:p>1708.91467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638.764648">
                <text:p>1638.764648</text:p>
              </table:table-cell>
              <table:table-cell office:value-type="float" office:value="1710.87085">
                <text:p>1710.87085</text:p>
              </table:table-cell>
              <table:table-cell office:value-type="float" office:value="1646.924438">
                <text:p>1646.924438</text:p>
              </table:table-cell>
              <table:table-cell office:value-type="float" office:value="1706.196777">
                <text:p>1706.19677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643.087402">
                <text:p>1643.087402</text:p>
              </table:table-cell>
              <table:table-cell office:value-type="float" office:value="1708.307129">
                <text:p>1708.307129</text:p>
              </table:table-cell>
              <table:table-cell office:value-type="float" office:value="1648.09375">
                <text:p>1648.09375</text:p>
              </table:table-cell>
              <table:table-cell office:value-type="float" office:value="1708.610596">
                <text:p>1708.61059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642.11438">
                <text:p>1642.11438</text:p>
              </table:table-cell>
              <table:table-cell office:value-type="float" office:value="1711.879395">
                <text:p>1711.879395</text:p>
              </table:table-cell>
              <table:table-cell office:value-type="float" office:value="1646.037354">
                <text:p>1646.037354</text:p>
              </table:table-cell>
              <table:table-cell office:value-type="float" office:value="1710.605713">
                <text:p>1710.6057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639.291016">
                <text:p>1639.291016</text:p>
              </table:table-cell>
              <table:table-cell office:value-type="float" office:value="1708.964111">
                <text:p>1708.964111</text:p>
              </table:table-cell>
              <table:table-cell office:value-type="float" office:value="1646.045532">
                <text:p>1646.045532</text:p>
              </table:table-cell>
              <table:table-cell office:value-type="float" office:value="1708.135498">
                <text:p>1708.13549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642.521118">
                <text:p>1642.521118</text:p>
              </table:table-cell>
              <table:table-cell office:value-type="float" office:value="1711.761353">
                <text:p>1711.761353</text:p>
              </table:table-cell>
              <table:table-cell office:value-type="float" office:value="1650.105103">
                <text:p>1650.105103</text:p>
              </table:table-cell>
              <table:table-cell office:value-type="float" office:value="1709.064209">
                <text:p>1709.064209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639.468262">
                <text:p>1639.468262</text:p>
              </table:table-cell>
              <table:table-cell office:value-type="float" office:value="1711.480469">
                <text:p>1711.480469</text:p>
              </table:table-cell>
              <table:table-cell office:value-type="float" office:value="1646.108154">
                <text:p>1646.108154</text:p>
              </table:table-cell>
              <table:table-cell office:value-type="float" office:value="1707.818359">
                <text:p>1707.81835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639.804077">
                <text:p>1639.804077</text:p>
              </table:table-cell>
              <table:table-cell office:value-type="float" office:value="1711.711792">
                <text:p>1711.711792</text:p>
              </table:table-cell>
              <table:table-cell office:value-type="float" office:value="1648.606079">
                <text:p>1648.606079</text:p>
              </table:table-cell>
              <table:table-cell office:value-type="float" office:value="1709.264771">
                <text:p>1709.264771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641.568848">
                <text:p>1641.568848</text:p>
              </table:table-cell>
              <table:table-cell office:value-type="float" office:value="1697.207642">
                <text:p>1697.207642</text:p>
              </table:table-cell>
              <table:table-cell office:value-type="float" office:value="1654.27832">
                <text:p>1654.27832</text:p>
              </table:table-cell>
              <table:table-cell office:value-type="float" office:value="1691.495972">
                <text:p>1691.49597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630.293701">
                <text:p>1630.293701</text:p>
              </table:table-cell>
              <table:table-cell office:value-type="float" office:value="1700.013794">
                <text:p>1700.013794</text:p>
              </table:table-cell>
              <table:table-cell office:value-type="float" office:value="1633.322632">
                <text:p>1633.322632</text:p>
              </table:table-cell>
              <table:table-cell office:value-type="float" office:value="1701.997925">
                <text:p>1701.99792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615.220825">
                <text:p>1615.220825</text:p>
              </table:table-cell>
              <table:table-cell office:value-type="float" office:value="1695.561157">
                <text:p>1695.561157</text:p>
              </table:table-cell>
              <table:table-cell office:value-type="float" office:value="1619.172974">
                <text:p>1619.172974</text:p>
              </table:table-cell>
              <table:table-cell office:value-type="float" office:value="1696.172607">
                <text:p>1696.172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615.853271">
                <text:p>1615.853271</text:p>
              </table:table-cell>
              <table:table-cell office:value-type="float" office:value="1679.558594">
                <text:p>1679.558594</text:p>
              </table:table-cell>
              <table:table-cell office:value-type="float" office:value="1620.768311">
                <text:p>1620.768311</text:p>
              </table:table-cell>
              <table:table-cell office:value-type="float" office:value="1676.942261">
                <text:p>1676.94226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604.956299">
                <text:p>1604.956299</text:p>
              </table:table-cell>
              <table:table-cell office:value-type="float" office:value="1675.786377">
                <text:p>1675.786377</text:p>
              </table:table-cell>
              <table:table-cell office:value-type="float" office:value="1609.845825">
                <text:p>1609.845825</text:p>
              </table:table-cell>
              <table:table-cell office:value-type="float" office:value="1675.003418">
                <text:p>1675.00341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601.53064">
                <text:p>1601.53064</text:p>
              </table:table-cell>
              <table:table-cell office:value-type="float" office:value="1670.042603">
                <text:p>1670.042603</text:p>
              </table:table-cell>
              <table:table-cell office:value-type="float" office:value="1611.756348">
                <text:p>1611.756348</text:p>
              </table:table-cell>
              <table:table-cell office:value-type="float" office:value="1662.252197">
                <text:p>1662.25219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600.397949">
                <text:p>1600.397949</text:p>
              </table:table-cell>
              <table:table-cell office:value-type="float" office:value="1660.260498">
                <text:p>1660.260498</text:p>
              </table:table-cell>
              <table:table-cell office:value-type="float" office:value="1601.855957">
                <text:p>1601.855957</text:p>
              </table:table-cell>
              <table:table-cell office:value-type="float" office:value="1660.686157">
                <text:p>1660.686157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602.72522">
                <text:p>1602.72522</text:p>
              </table:table-cell>
              <table:table-cell office:value-type="float" office:value="1648.635132">
                <text:p>1648.635132</text:p>
              </table:table-cell>
              <table:table-cell office:value-type="float" office:value="1606.612061">
                <text:p>1606.612061</text:p>
              </table:table-cell>
              <table:table-cell office:value-type="float" office:value="1649.656006">
                <text:p>1649.6560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590.215332">
                <text:p>1590.215332</text:p>
              </table:table-cell>
              <table:table-cell office:value-type="float" office:value="1647.744873">
                <text:p>1647.744873</text:p>
              </table:table-cell>
              <table:table-cell office:value-type="float" office:value="1596.521973">
                <text:p>1596.521973</text:p>
              </table:table-cell>
              <table:table-cell office:value-type="float" office:value="1643.326294">
                <text:p>1643.32629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596.848389">
                <text:p>1596.848389</text:p>
              </table:table-cell>
              <table:table-cell office:value-type="float" office:value="1638.744263">
                <text:p>1638.744263</text:p>
              </table:table-cell>
              <table:table-cell office:value-type="float" office:value="1594.008423">
                <text:p>1594.008423</text:p>
              </table:table-cell>
              <table:table-cell office:value-type="float" office:value="1637.880493">
                <text:p>1637.88049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589.793335">
                <text:p>1589.793335</text:p>
              </table:table-cell>
              <table:table-cell office:value-type="float" office:value="1633.504395">
                <text:p>1633.504395</text:p>
              </table:table-cell>
              <table:table-cell office:value-type="float" office:value="1594.959717">
                <text:p>1594.959717</text:p>
              </table:table-cell>
              <table:table-cell office:value-type="float" office:value="1630.231445">
                <text:p>1630.23144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585.49292">
                <text:p>1585.49292</text:p>
              </table:table-cell>
              <table:table-cell office:value-type="float" office:value="1630.503784">
                <text:p>1630.503784</text:p>
              </table:table-cell>
              <table:table-cell office:value-type="float" office:value="1592.233643">
                <text:p>1592.233643</text:p>
              </table:table-cell>
              <table:table-cell office:value-type="float" office:value="1626.667114">
                <text:p>1626.66711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86.157227">
                <text:p>1586.157227</text:p>
              </table:table-cell>
              <table:table-cell office:value-type="float" office:value="1622.330444">
                <text:p>1622.330444</text:p>
              </table:table-cell>
              <table:table-cell office:value-type="float" office:value="1586.293213">
                <text:p>1586.293213</text:p>
              </table:table-cell>
              <table:table-cell office:value-type="float" office:value="1621.544678">
                <text:p>1621.54467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81.468994">
                <text:p>1581.468994</text:p>
              </table:table-cell>
              <table:table-cell office:value-type="float" office:value="1622.597534">
                <text:p>1622.597534</text:p>
              </table:table-cell>
              <table:table-cell office:value-type="float" office:value="1585.495361">
                <text:p>1585.495361</text:p>
              </table:table-cell>
              <table:table-cell office:value-type="float" office:value="1621.931396">
                <text:p>1621.931396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580.068726">
                <text:p>1580.068726</text:p>
              </table:table-cell>
              <table:table-cell office:value-type="float" office:value="1618.46814">
                <text:p>1618.46814</text:p>
              </table:table-cell>
              <table:table-cell office:value-type="float" office:value="1581.414917">
                <text:p>1581.414917</text:p>
              </table:table-cell>
              <table:table-cell office:value-type="float" office:value="1615.28833">
                <text:p>1615.2883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579.168213">
                <text:p>1579.168213</text:p>
              </table:table-cell>
              <table:table-cell office:value-type="float" office:value="1610.788208">
                <text:p>1610.788208</text:p>
              </table:table-cell>
              <table:table-cell office:value-type="float" office:value="1580.02771">
                <text:p>1580.02771</text:p>
              </table:table-cell>
              <table:table-cell office:value-type="float" office:value="1612.431274">
                <text:p>1612.43127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576.957397">
                <text:p>1576.957397</text:p>
              </table:table-cell>
              <table:table-cell office:value-type="float" office:value="1608.256592">
                <text:p>1608.256592</text:p>
              </table:table-cell>
              <table:table-cell office:value-type="float" office:value="1581.952271">
                <text:p>1581.952271</text:p>
              </table:table-cell>
              <table:table-cell office:value-type="float" office:value="1608.694092">
                <text:p>1608.694092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575.647095">
                <text:p>1575.647095</text:p>
              </table:table-cell>
              <table:table-cell office:value-type="float" office:value="1605.763184">
                <text:p>1605.763184</text:p>
              </table:table-cell>
              <table:table-cell office:value-type="float" office:value="1577.624878">
                <text:p>1577.624878</text:p>
              </table:table-cell>
              <table:table-cell office:value-type="float" office:value="1605.780884">
                <text:p>1605.78088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580.526245">
                <text:p>1580.526245</text:p>
              </table:table-cell>
              <table:table-cell office:value-type="float" office:value="1599.884033">
                <text:p>1599.884033</text:p>
              </table:table-cell>
              <table:table-cell office:value-type="float" office:value="1576.646362">
                <text:p>1576.646362</text:p>
              </table:table-cell>
              <table:table-cell office:value-type="float" office:value="1602.100952">
                <text:p>1602.10095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574.908203">
                <text:p>1574.908203</text:p>
              </table:table-cell>
              <table:table-cell office:value-type="float" office:value="1599.637085">
                <text:p>1599.637085</text:p>
              </table:table-cell>
              <table:table-cell office:value-type="float" office:value="1575.633667">
                <text:p>1575.633667</text:p>
              </table:table-cell>
              <table:table-cell office:value-type="float" office:value="1600.06958">
                <text:p>1600.0695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571.571045">
                <text:p>1571.571045</text:p>
              </table:table-cell>
              <table:table-cell office:value-type="float" office:value="1596.203735">
                <text:p>1596.203735</text:p>
              </table:table-cell>
              <table:table-cell office:value-type="float" office:value="1571.49292">
                <text:p>1571.49292</text:p>
              </table:table-cell>
              <table:table-cell office:value-type="float" office:value="1596.706421">
                <text:p>1596.70642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573.84082">
                <text:p>1573.84082</text:p>
              </table:table-cell>
              <table:table-cell office:value-type="float" office:value="1596.446289">
                <text:p>1596.446289</text:p>
              </table:table-cell>
              <table:table-cell office:value-type="float" office:value="1573.591431">
                <text:p>1573.591431</text:p>
              </table:table-cell>
              <table:table-cell office:value-type="float" office:value="1597.006592">
                <text:p>1597.00659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569.815674">
                <text:p>1569.815674</text:p>
              </table:table-cell>
              <table:table-cell office:value-type="float" office:value="1594.360352">
                <text:p>1594.360352</text:p>
              </table:table-cell>
              <table:table-cell office:value-type="float" office:value="1574.397461">
                <text:p>1574.397461</text:p>
              </table:table-cell>
              <table:table-cell office:value-type="float" office:value="1589.855591">
                <text:p>1589.85559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571.140991">
                <text:p>1571.140991</text:p>
              </table:table-cell>
              <table:table-cell office:value-type="float" office:value="1590.910767">
                <text:p>1590.910767</text:p>
              </table:table-cell>
              <table:table-cell office:value-type="float" office:value="1569.990723">
                <text:p>1569.990723</text:p>
              </table:table-cell>
              <table:table-cell office:value-type="float" office:value="1590.588501">
                <text:p>1590.58850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569.856934">
                <text:p>1569.856934</text:p>
              </table:table-cell>
              <table:table-cell office:value-type="float" office:value="1589.050171">
                <text:p>1589.050171</text:p>
              </table:table-cell>
              <table:table-cell office:value-type="float" office:value="1572.314819">
                <text:p>1572.314819</text:p>
              </table:table-cell>
              <table:table-cell office:value-type="float" office:value="1586.307617">
                <text:p>1586.30761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568.164673">
                <text:p>1568.164673</text:p>
              </table:table-cell>
              <table:table-cell office:value-type="float" office:value="1586.470581">
                <text:p>1586.470581</text:p>
              </table:table-cell>
              <table:table-cell office:value-type="float" office:value="1568.078369">
                <text:p>1568.078369</text:p>
              </table:table-cell>
              <table:table-cell office:value-type="float" office:value="1589.216309">
                <text:p>1589.21630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567.407227">
                <text:p>1567.407227</text:p>
              </table:table-cell>
              <table:table-cell office:value-type="float" office:value="1586.954468">
                <text:p>1586.954468</text:p>
              </table:table-cell>
              <table:table-cell office:value-type="float" office:value="1568.530762">
                <text:p>1568.530762</text:p>
              </table:table-cell>
              <table:table-cell office:value-type="float" office:value="1587.613037">
                <text:p>1587.61303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600.292114">
                <text:p>1600.292114</text:p>
              </table:table-cell>
              <table:table-cell office:value-type="float" office:value="1636.96875">
                <text:p>1636.96875</text:p>
              </table:table-cell>
              <table:table-cell office:value-type="float" office:value="1539.764282">
                <text:p>1539.764282</text:p>
              </table:table-cell>
              <table:table-cell office:value-type="float" office:value="1517.075073">
                <text:p>1517.07507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603.051514">
                <text:p>1603.051514</text:p>
              </table:table-cell>
              <table:table-cell office:value-type="float" office:value="1639.55481">
                <text:p>1639.55481</text:p>
              </table:table-cell>
              <table:table-cell office:value-type="float" office:value="1521.325928">
                <text:p>1521.325928</text:p>
              </table:table-cell>
              <table:table-cell office:value-type="float" office:value="1541.11853">
                <text:p>1541.1185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612.59314">
                <text:p>1612.59314</text:p>
              </table:table-cell>
              <table:table-cell office:value-type="float" office:value="1683.458374">
                <text:p>1683.458374</text:p>
              </table:table-cell>
              <table:table-cell office:value-type="float" office:value="1524.060791">
                <text:p>1524.060791</text:p>
              </table:table-cell>
              <table:table-cell office:value-type="float" office:value="1544.475952">
                <text:p>1544.47595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662.042725">
                <text:p>1662.042725</text:p>
              </table:table-cell>
              <table:table-cell office:value-type="float" office:value="1639.735474">
                <text:p>1639.735474</text:p>
              </table:table-cell>
              <table:table-cell office:value-type="float" office:value="1562.867798">
                <text:p>1562.867798</text:p>
              </table:table-cell>
              <table:table-cell office:value-type="float" office:value="1564.71228">
                <text:p>1564.7122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640.634521">
                <text:p>1640.634521</text:p>
              </table:table-cell>
              <table:table-cell office:value-type="float" office:value="1670.950562">
                <text:p>1670.950562</text:p>
              </table:table-cell>
              <table:table-cell office:value-type="float" office:value="1606.580322">
                <text:p>1606.580322</text:p>
              </table:table-cell>
              <table:table-cell office:value-type="float" office:value="1600.115723">
                <text:p>1600.11572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624.199341">
                <text:p>1624.199341</text:p>
              </table:table-cell>
              <table:table-cell office:value-type="float" office:value="1698.570435">
                <text:p>1698.570435</text:p>
              </table:table-cell>
              <table:table-cell office:value-type="float" office:value="1597.435059">
                <text:p>1597.435059</text:p>
              </table:table-cell>
              <table:table-cell office:value-type="float" office:value="1617.492676">
                <text:p>1617.4926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644.451538">
                <text:p>1644.451538</text:p>
              </table:table-cell>
              <table:table-cell office:value-type="float" office:value="1693.776611">
                <text:p>1693.776611</text:p>
              </table:table-cell>
              <table:table-cell office:value-type="float" office:value="1605.387329">
                <text:p>1605.387329</text:p>
              </table:table-cell>
              <table:table-cell office:value-type="float" office:value="1613.157471">
                <text:p>1613.15747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650.201782">
                <text:p>1650.201782</text:p>
              </table:table-cell>
              <table:table-cell office:value-type="float" office:value="1714.134277">
                <text:p>1714.134277</text:p>
              </table:table-cell>
              <table:table-cell office:value-type="float" office:value="1617.29834">
                <text:p>1617.29834</text:p>
              </table:table-cell>
              <table:table-cell office:value-type="float" office:value="1626.200684">
                <text:p>1626.20068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665.272461">
                <text:p>1665.272461</text:p>
              </table:table-cell>
              <table:table-cell office:value-type="float" office:value="1696.099487">
                <text:p>1696.099487</text:p>
              </table:table-cell>
              <table:table-cell office:value-type="float" office:value="1619.467529">
                <text:p>1619.467529</text:p>
              </table:table-cell>
              <table:table-cell office:value-type="float" office:value="1618.566772">
                <text:p>1618.56677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635.753418">
                <text:p>1635.753418</text:p>
              </table:table-cell>
              <table:table-cell office:value-type="float" office:value="1719.289673">
                <text:p>1719.289673</text:p>
              </table:table-cell>
              <table:table-cell office:value-type="float" office:value="1608.770142">
                <text:p>1608.770142</text:p>
              </table:table-cell>
              <table:table-cell office:value-type="float" office:value="1656.67749">
                <text:p>1656.6774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609.5625">
                <text:p>1609.5625</text:p>
              </table:table-cell>
              <table:table-cell office:value-type="float" office:value="1677.658203">
                <text:p>1677.658203</text:p>
              </table:table-cell>
              <table:table-cell office:value-type="float" office:value="1628.908203">
                <text:p>1628.908203</text:p>
              </table:table-cell>
              <table:table-cell office:value-type="float" office:value="1686.041016">
                <text:p>1686.04101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19.987671">
                <text:p>1619.987671</text:p>
              </table:table-cell>
              <table:table-cell office:value-type="float" office:value="1669.017334">
                <text:p>1669.017334</text:p>
              </table:table-cell>
              <table:table-cell office:value-type="float" office:value="1633.516846">
                <text:p>1633.516846</text:p>
              </table:table-cell>
              <table:table-cell office:value-type="float" office:value="1682.496826">
                <text:p>1682.49682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616.103271">
                <text:p>1616.103271</text:p>
              </table:table-cell>
              <table:table-cell office:value-type="float" office:value="1678.381104">
                <text:p>1678.381104</text:p>
              </table:table-cell>
              <table:table-cell office:value-type="float" office:value="1635.997803">
                <text:p>1635.997803</text:p>
              </table:table-cell>
              <table:table-cell office:value-type="float" office:value="1684.274902">
                <text:p>1684.27490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619.239746">
                <text:p>1619.239746</text:p>
              </table:table-cell>
              <table:table-cell office:value-type="float" office:value="1690.19751">
                <text:p>1690.19751</text:p>
              </table:table-cell>
              <table:table-cell office:value-type="float" office:value="1629.554565">
                <text:p>1629.554565</text:p>
              </table:table-cell>
              <table:table-cell office:value-type="float" office:value="1678.944824">
                <text:p>1678.9448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627.645264">
                <text:p>1627.645264</text:p>
              </table:table-cell>
              <table:table-cell office:value-type="float" office:value="1680.839233">
                <text:p>1680.839233</text:p>
              </table:table-cell>
              <table:table-cell office:value-type="float" office:value="1624.989136">
                <text:p>1624.989136</text:p>
              </table:table-cell>
              <table:table-cell office:value-type="float" office:value="1687.684326">
                <text:p>1687.684326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626.459717">
                <text:p>1626.459717</text:p>
              </table:table-cell>
              <table:table-cell office:value-type="float" office:value="1680.692139">
                <text:p>1680.692139</text:p>
              </table:table-cell>
              <table:table-cell office:value-type="float" office:value="1631.240723">
                <text:p>1631.240723</text:p>
              </table:table-cell>
              <table:table-cell office:value-type="float" office:value="1686.251709">
                <text:p>1686.25170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623.327271">
                <text:p>1623.327271</text:p>
              </table:table-cell>
              <table:table-cell office:value-type="float" office:value="1684.710205">
                <text:p>1684.710205</text:p>
              </table:table-cell>
              <table:table-cell office:value-type="float" office:value="1629.603394">
                <text:p>1629.603394</text:p>
              </table:table-cell>
              <table:table-cell office:value-type="float" office:value="1685.263794">
                <text:p>1685.26379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624.007202">
                <text:p>1624.007202</text:p>
              </table:table-cell>
              <table:table-cell office:value-type="float" office:value="1687.234985">
                <text:p>1687.234985</text:p>
              </table:table-cell>
              <table:table-cell office:value-type="float" office:value="1628.762329">
                <text:p>1628.762329</text:p>
              </table:table-cell>
              <table:table-cell office:value-type="float" office:value="1690.800049">
                <text:p>1690.80004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628.455933">
                <text:p>1628.455933</text:p>
              </table:table-cell>
              <table:table-cell office:value-type="float" office:value="1683.755249">
                <text:p>1683.755249</text:p>
              </table:table-cell>
              <table:table-cell office:value-type="float" office:value="1635.539917">
                <text:p>1635.539917</text:p>
              </table:table-cell>
              <table:table-cell office:value-type="float" office:value="1682.050415">
                <text:p>1682.0504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628.016479">
                <text:p>1628.016479</text:p>
              </table:table-cell>
              <table:table-cell office:value-type="float" office:value="1685.942627">
                <text:p>1685.942627</text:p>
              </table:table-cell>
              <table:table-cell office:value-type="float" office:value="1632.507568">
                <text:p>1632.507568</text:p>
              </table:table-cell>
              <table:table-cell office:value-type="float" office:value="1684.191406">
                <text:p>1684.19140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627.268921">
                <text:p>1627.268921</text:p>
              </table:table-cell>
              <table:table-cell office:value-type="float" office:value="1686.285278">
                <text:p>1686.285278</text:p>
              </table:table-cell>
              <table:table-cell office:value-type="float" office:value="1628.015259">
                <text:p>1628.015259</text:p>
              </table:table-cell>
              <table:table-cell office:value-type="float" office:value="1689.236938">
                <text:p>1689.2369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25.628662">
                <text:p>1625.628662</text:p>
              </table:table-cell>
              <table:table-cell office:value-type="float" office:value="1686.746826">
                <text:p>1686.746826</text:p>
              </table:table-cell>
              <table:table-cell office:value-type="float" office:value="1630.428589">
                <text:p>1630.428589</text:p>
              </table:table-cell>
              <table:table-cell office:value-type="float" office:value="1684.915283">
                <text:p>1684.91528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627.306763">
                <text:p>1627.306763</text:p>
              </table:table-cell>
              <table:table-cell office:value-type="float" office:value="1689.219849">
                <text:p>1689.219849</text:p>
              </table:table-cell>
              <table:table-cell office:value-type="float" office:value="1633.090454">
                <text:p>1633.090454</text:p>
              </table:table-cell>
              <table:table-cell office:value-type="float" office:value="1685.244141">
                <text:p>1685.24414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626.658203">
                <text:p>1626.658203</text:p>
              </table:table-cell>
              <table:table-cell office:value-type="float" office:value="1686.797852">
                <text:p>1686.797852</text:p>
              </table:table-cell>
              <table:table-cell office:value-type="float" office:value="1628.503662">
                <text:p>1628.503662</text:p>
              </table:table-cell>
              <table:table-cell office:value-type="float" office:value="1689.084473">
                <text:p>1689.08447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628.191895">
                <text:p>1628.191895</text:p>
              </table:table-cell>
              <table:table-cell office:value-type="float" office:value="1688.809814">
                <text:p>1688.809814</text:p>
              </table:table-cell>
              <table:table-cell office:value-type="float" office:value="1632.647949">
                <text:p>1632.647949</text:p>
              </table:table-cell>
              <table:table-cell office:value-type="float" office:value="1687.554688">
                <text:p>1687.554688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626.391113">
                <text:p>1626.391113</text:p>
              </table:table-cell>
              <table:table-cell office:value-type="float" office:value="1691.63562">
                <text:p>1691.63562</text:p>
              </table:table-cell>
              <table:table-cell office:value-type="float" office:value="1630.399292">
                <text:p>1630.399292</text:p>
              </table:table-cell>
              <table:table-cell office:value-type="float" office:value="1689.527466">
                <text:p>1689.52746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628.914062">
                <text:p>1628.914062</text:p>
              </table:table-cell>
              <table:table-cell office:value-type="float" office:value="1689.811157">
                <text:p>1689.811157</text:p>
              </table:table-cell>
              <table:table-cell office:value-type="float" office:value="1627.473755">
                <text:p>1627.473755</text:p>
              </table:table-cell>
              <table:table-cell office:value-type="float" office:value="1692.818848">
                <text:p>1692.81884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629.067017">
                <text:p>1629.067017</text:p>
              </table:table-cell>
              <table:table-cell office:value-type="float" office:value="1683.626709">
                <text:p>1683.626709</text:p>
              </table:table-cell>
              <table:table-cell office:value-type="float" office:value="1632.747803">
                <text:p>1632.747803</text:p>
              </table:table-cell>
              <table:table-cell office:value-type="float" office:value="1686.27478">
                <text:p>1686.27478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626.356079">
                <text:p>1626.356079</text:p>
              </table:table-cell>
              <table:table-cell office:value-type="float" office:value="1691.990601">
                <text:p>1691.990601</text:p>
              </table:table-cell>
              <table:table-cell office:value-type="float" office:value="1632.372925">
                <text:p>1632.372925</text:p>
              </table:table-cell>
              <table:table-cell office:value-type="float" office:value="1685.884033">
                <text:p>1685.8840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628.474854">
                <text:p>1628.474854</text:p>
              </table:table-cell>
              <table:table-cell office:value-type="float" office:value="1689.762329">
                <text:p>1689.762329</text:p>
              </table:table-cell>
              <table:table-cell office:value-type="float" office:value="1636.239258">
                <text:p>1636.239258</text:p>
              </table:table-cell>
              <table:table-cell office:value-type="float" office:value="1684.845093">
                <text:p>1684.84509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627.934204">
                <text:p>1627.934204</text:p>
              </table:table-cell>
              <table:table-cell office:value-type="float" office:value="1689.952026">
                <text:p>1689.952026</text:p>
              </table:table-cell>
              <table:table-cell office:value-type="float" office:value="1631.803467">
                <text:p>1631.803467</text:p>
              </table:table-cell>
              <table:table-cell office:value-type="float" office:value="1688.618652">
                <text:p>1688.61865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628.255615">
                <text:p>1628.255615</text:p>
              </table:table-cell>
              <table:table-cell office:value-type="float" office:value="1691.49353">
                <text:p>1691.49353</text:p>
              </table:table-cell>
              <table:table-cell office:value-type="float" office:value="1632.920166">
                <text:p>1632.920166</text:p>
              </table:table-cell>
              <table:table-cell office:value-type="float" office:value="1693.382935">
                <text:p>1693.382935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627.372803">
                <text:p>1627.372803</text:p>
              </table:table-cell>
              <table:table-cell office:value-type="float" office:value="1692.099609">
                <text:p>1692.099609</text:p>
              </table:table-cell>
              <table:table-cell office:value-type="float" office:value="1631.98291">
                <text:p>1631.98291</text:p>
              </table:table-cell>
              <table:table-cell office:value-type="float" office:value="1690.190674">
                <text:p>1690.19067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628.695801">
                <text:p>1628.695801</text:p>
              </table:table-cell>
              <table:table-cell office:value-type="float" office:value="1689.724487">
                <text:p>1689.724487</text:p>
              </table:table-cell>
              <table:table-cell office:value-type="float" office:value="1631.827637">
                <text:p>1631.827637</text:p>
              </table:table-cell>
              <table:table-cell office:value-type="float" office:value="1687.90332">
                <text:p>1687.9033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26.520264">
                <text:p>1626.520264</text:p>
              </table:table-cell>
              <table:table-cell office:value-type="float" office:value="1691.971924">
                <text:p>1691.971924</text:p>
              </table:table-cell>
              <table:table-cell office:value-type="float" office:value="1633.135132">
                <text:p>1633.135132</text:p>
              </table:table-cell>
              <table:table-cell office:value-type="float" office:value="1688.02771">
                <text:p>1688.0277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624.218506">
                <text:p>1624.218506</text:p>
              </table:table-cell>
              <table:table-cell office:value-type="float" office:value="1693.386108">
                <text:p>1693.386108</text:p>
              </table:table-cell>
              <table:table-cell office:value-type="float" office:value="1633.090698">
                <text:p>1633.090698</text:p>
              </table:table-cell>
              <table:table-cell office:value-type="float" office:value="1692.371094">
                <text:p>1692.37109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629.704834">
                <text:p>1629.704834</text:p>
              </table:table-cell>
              <table:table-cell office:value-type="float" office:value="1689.707764">
                <text:p>1689.707764</text:p>
              </table:table-cell>
              <table:table-cell office:value-type="float" office:value="1633.110107">
                <text:p>1633.110107</text:p>
              </table:table-cell>
              <table:table-cell office:value-type="float" office:value="1689.953613">
                <text:p>1689.953613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27.417358">
                <text:p>1627.417358</text:p>
              </table:table-cell>
              <table:table-cell office:value-type="float" office:value="1694.47876">
                <text:p>1694.47876</text:p>
              </table:table-cell>
              <table:table-cell office:value-type="float" office:value="1634.752563">
                <text:p>1634.752563</text:p>
              </table:table-cell>
              <table:table-cell office:value-type="float" office:value="1691.477417">
                <text:p>1691.47741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32.022949">
                <text:p>1632.022949</text:p>
              </table:table-cell>
              <table:table-cell office:value-type="float" office:value="1691.310791">
                <text:p>1691.310791</text:p>
              </table:table-cell>
              <table:table-cell office:value-type="float" office:value="1634.708374">
                <text:p>1634.708374</text:p>
              </table:table-cell>
              <table:table-cell office:value-type="float" office:value="1692.203491">
                <text:p>1692.20349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32.80249">
                <text:p>1632.80249</text:p>
              </table:table-cell>
              <table:table-cell office:value-type="float" office:value="1691.165771">
                <text:p>1691.165771</text:p>
              </table:table-cell>
              <table:table-cell office:value-type="float" office:value="1636.840942">
                <text:p>1636.840942</text:p>
              </table:table-cell>
              <table:table-cell office:value-type="float" office:value="1689.926025">
                <text:p>1689.9260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28.968018">
                <text:p>1628.968018</text:p>
              </table:table-cell>
              <table:table-cell office:value-type="float" office:value="1693.733398">
                <text:p>1693.733398</text:p>
              </table:table-cell>
              <table:table-cell office:value-type="float" office:value="1633.222168">
                <text:p>1633.222168</text:p>
              </table:table-cell>
              <table:table-cell office:value-type="float" office:value="1692.250244">
                <text:p>1692.25024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28.931763">
                <text:p>1628.931763</text:p>
              </table:table-cell>
              <table:table-cell office:value-type="float" office:value="1693.620361">
                <text:p>1693.620361</text:p>
              </table:table-cell>
              <table:table-cell office:value-type="float" office:value="1633.880615">
                <text:p>1633.880615</text:p>
              </table:table-cell>
              <table:table-cell office:value-type="float" office:value="1693.841309">
                <text:p>1693.841309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28.987793">
                <text:p>1628.987793</text:p>
              </table:table-cell>
              <table:table-cell office:value-type="float" office:value="1694.113281">
                <text:p>1694.113281</text:p>
              </table:table-cell>
              <table:table-cell office:value-type="float" office:value="1638.6604">
                <text:p>1638.6604</text:p>
              </table:table-cell>
              <table:table-cell office:value-type="float" office:value="1691.483276">
                <text:p>1691.483276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635.973267">
                <text:p>1635.973267</text:p>
              </table:table-cell>
              <table:table-cell office:value-type="float" office:value="1692.761108">
                <text:p>1692.761108</text:p>
              </table:table-cell>
              <table:table-cell office:value-type="float" office:value="1638.255493">
                <text:p>1638.255493</text:p>
              </table:table-cell>
              <table:table-cell office:value-type="float" office:value="1691.492188">
                <text:p>1691.49218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629.509155">
                <text:p>1629.509155</text:p>
              </table:table-cell>
              <table:table-cell office:value-type="float" office:value="1695.884399">
                <text:p>1695.884399</text:p>
              </table:table-cell>
              <table:table-cell office:value-type="float" office:value="1637.360352">
                <text:p>1637.360352</text:p>
              </table:table-cell>
              <table:table-cell office:value-type="float" office:value="1694.895996">
                <text:p>1694.89599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630.790771">
                <text:p>1630.790771</text:p>
              </table:table-cell>
              <table:table-cell office:value-type="float" office:value="1698.481689">
                <text:p>1698.481689</text:p>
              </table:table-cell>
              <table:table-cell office:value-type="float" office:value="1637.398804">
                <text:p>1637.398804</text:p>
              </table:table-cell>
              <table:table-cell office:value-type="float" office:value="1694.49585">
                <text:p>1694.4958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630.280762">
                <text:p>1630.280762</text:p>
              </table:table-cell>
              <table:table-cell office:value-type="float" office:value="1696.298828">
                <text:p>1696.298828</text:p>
              </table:table-cell>
              <table:table-cell office:value-type="float" office:value="1637.75415">
                <text:p>1637.75415</text:p>
              </table:table-cell>
              <table:table-cell office:value-type="float" office:value="1695.08667">
                <text:p>1695.0866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627.131714">
                <text:p>1627.131714</text:p>
              </table:table-cell>
              <table:table-cell office:value-type="float" office:value="1700.975708">
                <text:p>1700.975708</text:p>
              </table:table-cell>
              <table:table-cell office:value-type="float" office:value="1637.766357">
                <text:p>1637.766357</text:p>
              </table:table-cell>
              <table:table-cell office:value-type="float" office:value="1694.605957">
                <text:p>1694.60595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630.466309">
                <text:p>1630.466309</text:p>
              </table:table-cell>
              <table:table-cell office:value-type="float" office:value="1698.349976">
                <text:p>1698.349976</text:p>
              </table:table-cell>
              <table:table-cell office:value-type="float" office:value="1637.144775">
                <text:p>1637.144775</text:p>
              </table:table-cell>
              <table:table-cell office:value-type="float" office:value="1696.405029">
                <text:p>1696.405029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630.998291">
                <text:p>1630.998291</text:p>
              </table:table-cell>
              <table:table-cell office:value-type="float" office:value="1696.669556">
                <text:p>1696.669556</text:p>
              </table:table-cell>
              <table:table-cell office:value-type="float" office:value="1638.55249">
                <text:p>1638.55249</text:p>
              </table:table-cell>
              <table:table-cell office:value-type="float" office:value="1692.783936">
                <text:p>1692.78393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634.802002">
                <text:p>1634.802002</text:p>
              </table:table-cell>
              <table:table-cell office:value-type="float" office:value="1697.488525">
                <text:p>1697.488525</text:p>
              </table:table-cell>
              <table:table-cell office:value-type="float" office:value="1641.447998">
                <text:p>1641.447998</text:p>
              </table:table-cell>
              <table:table-cell office:value-type="float" office:value="1695.408447">
                <text:p>1695.40844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631.921021">
                <text:p>1631.921021</text:p>
              </table:table-cell>
              <table:table-cell office:value-type="float" office:value="1698.618286">
                <text:p>1698.618286</text:p>
              </table:table-cell>
              <table:table-cell office:value-type="float" office:value="1639.241333">
                <text:p>1639.241333</text:p>
              </table:table-cell>
              <table:table-cell office:value-type="float" office:value="1694.791626">
                <text:p>1694.79162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634.803711">
                <text:p>1634.803711</text:p>
              </table:table-cell>
              <table:table-cell office:value-type="float" office:value="1697.623291">
                <text:p>1697.623291</text:p>
              </table:table-cell>
              <table:table-cell office:value-type="float" office:value="1641.547363">
                <text:p>1641.547363</text:p>
              </table:table-cell>
              <table:table-cell office:value-type="float" office:value="1694.494141">
                <text:p>1694.49414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632.584229">
                <text:p>1632.584229</text:p>
              </table:table-cell>
              <table:table-cell office:value-type="float" office:value="1699.215576">
                <text:p>1699.215576</text:p>
              </table:table-cell>
              <table:table-cell office:value-type="float" office:value="1639.744629">
                <text:p>1639.744629</text:p>
              </table:table-cell>
              <table:table-cell office:value-type="float" office:value="1693.39209">
                <text:p>1693.3920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634.604004">
                <text:p>1634.604004</text:p>
              </table:table-cell>
              <table:table-cell office:value-type="float" office:value="1700.379028">
                <text:p>1700.379028</text:p>
              </table:table-cell>
              <table:table-cell office:value-type="float" office:value="1637.755371">
                <text:p>1637.755371</text:p>
              </table:table-cell>
              <table:table-cell office:value-type="float" office:value="1696.527832">
                <text:p>1696.52783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631.746338">
                <text:p>1631.746338</text:p>
              </table:table-cell>
              <table:table-cell office:value-type="float" office:value="1702.194946">
                <text:p>1702.194946</text:p>
              </table:table-cell>
              <table:table-cell office:value-type="float" office:value="1638.123901">
                <text:p>1638.123901</text:p>
              </table:table-cell>
              <table:table-cell office:value-type="float" office:value="1699.178955">
                <text:p>1699.17895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633.208252">
                <text:p>1633.208252</text:p>
              </table:table-cell>
              <table:table-cell office:value-type="float" office:value="1700.762451">
                <text:p>1700.762451</text:p>
              </table:table-cell>
              <table:table-cell office:value-type="float" office:value="1639.549316">
                <text:p>1639.549316</text:p>
              </table:table-cell>
              <table:table-cell office:value-type="float" office:value="1697.072998">
                <text:p>1697.072998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638.225708">
                <text:p>1638.225708</text:p>
              </table:table-cell>
              <table:table-cell office:value-type="float" office:value="1699.897583">
                <text:p>1699.897583</text:p>
              </table:table-cell>
              <table:table-cell office:value-type="float" office:value="1640.803223">
                <text:p>1640.803223</text:p>
              </table:table-cell>
              <table:table-cell office:value-type="float" office:value="1701.03064">
                <text:p>1701.0306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634.304932">
                <text:p>1634.304932</text:p>
              </table:table-cell>
              <table:table-cell office:value-type="float" office:value="1702.092773">
                <text:p>1702.092773</text:p>
              </table:table-cell>
              <table:table-cell office:value-type="float" office:value="1643.495728">
                <text:p>1643.495728</text:p>
              </table:table-cell>
              <table:table-cell office:value-type="float" office:value="1693.501465">
                <text:p>1693.50146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36.710693">
                <text:p>1636.710693</text:p>
              </table:table-cell>
              <table:table-cell office:value-type="float" office:value="1701.061523">
                <text:p>1701.061523</text:p>
              </table:table-cell>
              <table:table-cell office:value-type="float" office:value="1640.515503">
                <text:p>1640.515503</text:p>
              </table:table-cell>
              <table:table-cell office:value-type="float" office:value="1698.689209">
                <text:p>1698.689209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631.438721">
                <text:p>1631.438721</text:p>
              </table:table-cell>
              <table:table-cell office:value-type="float" office:value="1701.853027">
                <text:p>1701.853027</text:p>
              </table:table-cell>
              <table:table-cell office:value-type="float" office:value="1637.234863">
                <text:p>1637.234863</text:p>
              </table:table-cell>
              <table:table-cell office:value-type="float" office:value="1699.939087">
                <text:p>1699.939087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638.36499">
                <text:p>1638.36499</text:p>
              </table:table-cell>
              <table:table-cell office:value-type="float" office:value="1699.558838">
                <text:p>1699.558838</text:p>
              </table:table-cell>
              <table:table-cell office:value-type="float" office:value="1643.500488">
                <text:p>1643.500488</text:p>
              </table:table-cell>
              <table:table-cell office:value-type="float" office:value="1699.533936">
                <text:p>1699.53393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38.020386">
                <text:p>1638.020386</text:p>
              </table:table-cell>
              <table:table-cell office:value-type="float" office:value="1702.222534">
                <text:p>1702.222534</text:p>
              </table:table-cell>
              <table:table-cell office:value-type="float" office:value="1641.384644">
                <text:p>1641.384644</text:p>
              </table:table-cell>
              <table:table-cell office:value-type="float" office:value="1699.479004">
                <text:p>1699.47900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35.283569">
                <text:p>1635.283569</text:p>
              </table:table-cell>
              <table:table-cell office:value-type="float" office:value="1701.607056">
                <text:p>1701.607056</text:p>
              </table:table-cell>
              <table:table-cell office:value-type="float" office:value="1643.344727">
                <text:p>1643.344727</text:p>
              </table:table-cell>
              <table:table-cell office:value-type="float" office:value="1700.03418">
                <text:p>1700.03418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36.884644">
                <text:p>1636.884644</text:p>
              </table:table-cell>
              <table:table-cell office:value-type="float" office:value="1703.28479">
                <text:p>1703.28479</text:p>
              </table:table-cell>
              <table:table-cell office:value-type="float" office:value="1643.519409">
                <text:p>1643.519409</text:p>
              </table:table-cell>
              <table:table-cell office:value-type="float" office:value="1699.456909">
                <text:p>1699.456909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636.666382">
                <text:p>1636.666382</text:p>
              </table:table-cell>
              <table:table-cell office:value-type="float" office:value="1705.71167">
                <text:p>1705.71167</text:p>
              </table:table-cell>
              <table:table-cell office:value-type="float" office:value="1645.685791">
                <text:p>1645.685791</text:p>
              </table:table-cell>
              <table:table-cell office:value-type="float" office:value="1699.087036">
                <text:p>1699.087036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636.110596">
                <text:p>1636.110596</text:p>
              </table:table-cell>
              <table:table-cell office:value-type="float" office:value="1703.612549">
                <text:p>1703.612549</text:p>
              </table:table-cell>
              <table:table-cell office:value-type="float" office:value="1642.319092">
                <text:p>1642.319092</text:p>
              </table:table-cell>
              <table:table-cell office:value-type="float" office:value="1702.367432">
                <text:p>1702.36743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635.623291">
                <text:p>1635.623291</text:p>
              </table:table-cell>
              <table:table-cell office:value-type="float" office:value="1704.758545">
                <text:p>1704.758545</text:p>
              </table:table-cell>
              <table:table-cell office:value-type="float" office:value="1643.913452">
                <text:p>1643.913452</text:p>
              </table:table-cell>
              <table:table-cell office:value-type="float" office:value="1701.19751">
                <text:p>1701.1975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637.30896">
                <text:p>1637.30896</text:p>
              </table:table-cell>
              <table:table-cell office:value-type="float" office:value="1705.115601">
                <text:p>1705.115601</text:p>
              </table:table-cell>
              <table:table-cell office:value-type="float" office:value="1640.28894">
                <text:p>1640.28894</text:p>
              </table:table-cell>
              <table:table-cell office:value-type="float" office:value="1705.590942">
                <text:p>1705.59094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634.583496">
                <text:p>1634.583496</text:p>
              </table:table-cell>
              <table:table-cell office:value-type="float" office:value="1707.339722">
                <text:p>1707.339722</text:p>
              </table:table-cell>
              <table:table-cell office:value-type="float" office:value="1640.594482">
                <text:p>1640.594482</text:p>
              </table:table-cell>
              <table:table-cell office:value-type="float" office:value="1703.541382">
                <text:p>1703.54138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640.564575">
                <text:p>1640.564575</text:p>
              </table:table-cell>
              <table:table-cell office:value-type="float" office:value="1704.080566">
                <text:p>1704.080566</text:p>
              </table:table-cell>
              <table:table-cell office:value-type="float" office:value="1641.457275">
                <text:p>1641.457275</text:p>
              </table:table-cell>
              <table:table-cell office:value-type="float" office:value="1705.406616">
                <text:p>1705.40661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636.046387">
                <text:p>1636.046387</text:p>
              </table:table-cell>
              <table:table-cell office:value-type="float" office:value="1705.793091">
                <text:p>1705.793091</text:p>
              </table:table-cell>
              <table:table-cell office:value-type="float" office:value="1644.107178">
                <text:p>1644.107178</text:p>
              </table:table-cell>
              <table:table-cell office:value-type="float" office:value="1703.962402">
                <text:p>1703.9624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636.877197">
                <text:p>1636.877197</text:p>
              </table:table-cell>
              <table:table-cell office:value-type="float" office:value="1707.699829">
                <text:p>1707.699829</text:p>
              </table:table-cell>
              <table:table-cell office:value-type="float" office:value="1643.677002">
                <text:p>1643.677002</text:p>
              </table:table-cell>
              <table:table-cell office:value-type="float" office:value="1706.083618">
                <text:p>1706.08361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641.694092">
                <text:p>1641.694092</text:p>
              </table:table-cell>
              <table:table-cell office:value-type="float" office:value="1707.013672">
                <text:p>1707.013672</text:p>
              </table:table-cell>
              <table:table-cell office:value-type="float" office:value="1645.898926">
                <text:p>1645.898926</text:p>
              </table:table-cell>
              <table:table-cell office:value-type="float" office:value="1704.473511">
                <text:p>1704.47351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638.560547">
                <text:p>1638.560547</text:p>
              </table:table-cell>
              <table:table-cell office:value-type="float" office:value="1707.45874">
                <text:p>1707.45874</text:p>
              </table:table-cell>
              <table:table-cell office:value-type="float" office:value="1646.678101">
                <text:p>1646.678101</text:p>
              </table:table-cell>
              <table:table-cell office:value-type="float" office:value="1705.408203">
                <text:p>1705.4082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640.27478">
                <text:p>1640.27478</text:p>
              </table:table-cell>
              <table:table-cell office:value-type="float" office:value="1708.861328">
                <text:p>1708.861328</text:p>
              </table:table-cell>
              <table:table-cell office:value-type="float" office:value="1647.179199">
                <text:p>1647.179199</text:p>
              </table:table-cell>
              <table:table-cell office:value-type="float" office:value="1702.926758">
                <text:p>1702.926758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640.909424">
                <text:p>1640.909424</text:p>
              </table:table-cell>
              <table:table-cell office:value-type="float" office:value="1707.702881">
                <text:p>1707.702881</text:p>
              </table:table-cell>
              <table:table-cell office:value-type="float" office:value="1645.246704">
                <text:p>1645.246704</text:p>
              </table:table-cell>
              <table:table-cell office:value-type="float" office:value="1706.46814">
                <text:p>1706.4681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40.715942">
                <text:p>1640.715942</text:p>
              </table:table-cell>
              <table:table-cell office:value-type="float" office:value="1709.089233">
                <text:p>1709.089233</text:p>
              </table:table-cell>
              <table:table-cell office:value-type="float" office:value="1645.548706">
                <text:p>1645.548706</text:p>
              </table:table-cell>
              <table:table-cell office:value-type="float" office:value="1706.805176">
                <text:p>1706.805176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637.231567">
                <text:p>1637.231567</text:p>
              </table:table-cell>
              <table:table-cell office:value-type="float" office:value="1710.412598">
                <text:p>1710.412598</text:p>
              </table:table-cell>
              <table:table-cell office:value-type="float" office:value="1643.965942">
                <text:p>1643.965942</text:p>
              </table:table-cell>
              <table:table-cell office:value-type="float" office:value="1706.806152">
                <text:p>1706.80615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640.80957">
                <text:p>1640.80957</text:p>
              </table:table-cell>
              <table:table-cell office:value-type="float" office:value="1709.682251">
                <text:p>1709.682251</text:p>
              </table:table-cell>
              <table:table-cell office:value-type="float" office:value="1650.129639">
                <text:p>1650.129639</text:p>
              </table:table-cell>
              <table:table-cell office:value-type="float" office:value="1706.354004">
                <text:p>1706.35400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637.88147">
                <text:p>1637.88147</text:p>
              </table:table-cell>
              <table:table-cell office:value-type="float" office:value="1710.047852">
                <text:p>1710.047852</text:p>
              </table:table-cell>
              <table:table-cell office:value-type="float" office:value="1646.970093">
                <text:p>1646.970093</text:p>
              </table:table-cell>
              <table:table-cell office:value-type="float" office:value="1708.144653">
                <text:p>1708.14465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641.905884">
                <text:p>1641.905884</text:p>
              </table:table-cell>
              <table:table-cell office:value-type="float" office:value="1711.118042">
                <text:p>1711.118042</text:p>
              </table:table-cell>
              <table:table-cell office:value-type="float" office:value="1647.113403">
                <text:p>1647.113403</text:p>
              </table:table-cell>
              <table:table-cell office:value-type="float" office:value="1709.659302">
                <text:p>1709.65930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639.257568">
                <text:p>1639.257568</text:p>
              </table:table-cell>
              <table:table-cell office:value-type="float" office:value="1712.927368">
                <text:p>1712.927368</text:p>
              </table:table-cell>
              <table:table-cell office:value-type="float" office:value="1647.077881">
                <text:p>1647.077881</text:p>
              </table:table-cell>
              <table:table-cell office:value-type="float" office:value="1709.771973">
                <text:p>1709.77197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638.526611">
                <text:p>1638.526611</text:p>
              </table:table-cell>
              <table:table-cell office:value-type="float" office:value="1710.618286">
                <text:p>1710.618286</text:p>
              </table:table-cell>
              <table:table-cell office:value-type="float" office:value="1647.85083">
                <text:p>1647.85083</text:p>
              </table:table-cell>
              <table:table-cell office:value-type="float" office:value="1707.046875">
                <text:p>1707.04687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640.665161">
                <text:p>1640.665161</text:p>
              </table:table-cell>
              <table:table-cell office:value-type="float" office:value="1710.619263">
                <text:p>1710.619263</text:p>
              </table:table-cell>
              <table:table-cell office:value-type="float" office:value="1647.078491">
                <text:p>1647.078491</text:p>
              </table:table-cell>
              <table:table-cell office:value-type="float" office:value="1710.839355">
                <text:p>1710.839355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640.213623">
                <text:p>1640.213623</text:p>
              </table:table-cell>
              <table:table-cell office:value-type="float" office:value="1710.221436">
                <text:p>1710.221436</text:p>
              </table:table-cell>
              <table:table-cell office:value-type="float" office:value="1650.194946">
                <text:p>1650.194946</text:p>
              </table:table-cell>
              <table:table-cell office:value-type="float" office:value="1710.758423">
                <text:p>1710.75842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641.628784">
                <text:p>1641.628784</text:p>
              </table:table-cell>
              <table:table-cell office:value-type="float" office:value="1709.546021">
                <text:p>1709.546021</text:p>
              </table:table-cell>
              <table:table-cell office:value-type="float" office:value="1645.973999">
                <text:p>1645.973999</text:p>
              </table:table-cell>
              <table:table-cell office:value-type="float" office:value="1707.797119">
                <text:p>1707.79711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643.505859">
                <text:p>1643.505859</text:p>
              </table:table-cell>
              <table:table-cell office:value-type="float" office:value="1708.252563">
                <text:p>1708.252563</text:p>
              </table:table-cell>
              <table:table-cell office:value-type="float" office:value="1647.055786">
                <text:p>1647.055786</text:p>
              </table:table-cell>
              <table:table-cell office:value-type="float" office:value="1709.71814">
                <text:p>1709.718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637.845459">
                <text:p>1637.845459</text:p>
              </table:table-cell>
              <table:table-cell office:value-type="float" office:value="1716.565796">
                <text:p>1716.565796</text:p>
              </table:table-cell>
              <table:table-cell office:value-type="float" office:value="1646.325195">
                <text:p>1646.325195</text:p>
              </table:table-cell>
              <table:table-cell office:value-type="float" office:value="1712.850586">
                <text:p>1712.85058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641.111328">
                <text:p>1641.111328</text:p>
              </table:table-cell>
              <table:table-cell office:value-type="float" office:value="1715.362061">
                <text:p>1715.362061</text:p>
              </table:table-cell>
              <table:table-cell office:value-type="float" office:value="1651.771484">
                <text:p>1651.771484</text:p>
              </table:table-cell>
              <table:table-cell office:value-type="float" office:value="1709.521851">
                <text:p>1709.52185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641.199951">
                <text:p>1641.199951</text:p>
              </table:table-cell>
              <table:table-cell office:value-type="float" office:value="1714.032715">
                <text:p>1714.032715</text:p>
              </table:table-cell>
              <table:table-cell office:value-type="float" office:value="1649.99231">
                <text:p>1649.99231</text:p>
              </table:table-cell>
              <table:table-cell office:value-type="float" office:value="1709.652832">
                <text:p>1709.65283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644.662964">
                <text:p>1644.662964</text:p>
              </table:table-cell>
              <table:table-cell office:value-type="float" office:value="1712.085449">
                <text:p>1712.085449</text:p>
              </table:table-cell>
              <table:table-cell office:value-type="float" office:value="1651.85498">
                <text:p>1651.85498</text:p>
              </table:table-cell>
              <table:table-cell office:value-type="float" office:value="1709.585815">
                <text:p>1709.58581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640.328003">
                <text:p>1640.328003</text:p>
              </table:table-cell>
              <table:table-cell office:value-type="float" office:value="1715.787109">
                <text:p>1715.787109</text:p>
              </table:table-cell>
              <table:table-cell office:value-type="float" office:value="1648.03894">
                <text:p>1648.03894</text:p>
              </table:table-cell>
              <table:table-cell office:value-type="float" office:value="1713.438843">
                <text:p>1713.43884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644.116211">
                <text:p>1644.116211</text:p>
              </table:table-cell>
              <table:table-cell office:value-type="float" office:value="1716.529541">
                <text:p>1716.529541</text:p>
              </table:table-cell>
              <table:table-cell office:value-type="float" office:value="1650.526123">
                <text:p>1650.526123</text:p>
              </table:table-cell>
              <table:table-cell office:value-type="float" office:value="1713.365234">
                <text:p>1713.36523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42.768311">
                <text:p>1642.768311</text:p>
              </table:table-cell>
              <table:table-cell office:value-type="float" office:value="1711.723877">
                <text:p>1711.723877</text:p>
              </table:table-cell>
              <table:table-cell office:value-type="float" office:value="1648.365112">
                <text:p>1648.365112</text:p>
              </table:table-cell>
              <table:table-cell office:value-type="float" office:value="1711.356567">
                <text:p>1711.35656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642.733887">
                <text:p>1642.733887</text:p>
              </table:table-cell>
              <table:table-cell office:value-type="float" office:value="1714.468506">
                <text:p>1714.468506</text:p>
              </table:table-cell>
              <table:table-cell office:value-type="float" office:value="1651.630127">
                <text:p>1651.630127</text:p>
              </table:table-cell>
              <table:table-cell office:value-type="float" office:value="1708.345947">
                <text:p>1708.34594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643.23999">
                <text:p>1643.23999</text:p>
              </table:table-cell>
              <table:table-cell office:value-type="float" office:value="1715.05957">
                <text:p>1715.05957</text:p>
              </table:table-cell>
              <table:table-cell office:value-type="float" office:value="1652.982788">
                <text:p>1652.982788</text:p>
              </table:table-cell>
              <table:table-cell office:value-type="float" office:value="1712.150269">
                <text:p>1712.150269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643.130249">
                <text:p>1643.130249</text:p>
              </table:table-cell>
              <table:table-cell office:value-type="float" office:value="1717.065186">
                <text:p>1717.065186</text:p>
              </table:table-cell>
              <table:table-cell office:value-type="float" office:value="1648.362671">
                <text:p>1648.362671</text:p>
              </table:table-cell>
              <table:table-cell office:value-type="float" office:value="1714.122925">
                <text:p>1714.122925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645.983154">
                <text:p>1645.983154</text:p>
              </table:table-cell>
              <table:table-cell office:value-type="float" office:value="1715.315796">
                <text:p>1715.315796</text:p>
              </table:table-cell>
              <table:table-cell office:value-type="float" office:value="1650.505737">
                <text:p>1650.505737</text:p>
              </table:table-cell>
              <table:table-cell office:value-type="float" office:value="1712.552246">
                <text:p>1712.55224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643.635864">
                <text:p>1643.635864</text:p>
              </table:table-cell>
              <table:table-cell office:value-type="float" office:value="1716.463379">
                <text:p>1716.463379</text:p>
              </table:table-cell>
              <table:table-cell office:value-type="float" office:value="1649.5">
                <text:p>1649.5</text:p>
              </table:table-cell>
              <table:table-cell office:value-type="float" office:value="1713.257935">
                <text:p>1713.25793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640.726807">
                <text:p>1640.726807</text:p>
              </table:table-cell>
              <table:table-cell office:value-type="float" office:value="1715.828369">
                <text:p>1715.828369</text:p>
              </table:table-cell>
              <table:table-cell office:value-type="float" office:value="1649.617676">
                <text:p>1649.617676</text:p>
              </table:table-cell>
              <table:table-cell office:value-type="float" office:value="1712.756348">
                <text:p>1712.756348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46.28833">
                <text:p>1646.28833</text:p>
              </table:table-cell>
              <table:table-cell office:value-type="float" office:value="1715.413086">
                <text:p>1715.413086</text:p>
              </table:table-cell>
              <table:table-cell office:value-type="float" office:value="1655.693604">
                <text:p>1655.693604</text:p>
              </table:table-cell>
              <table:table-cell office:value-type="float" office:value="1710.884277">
                <text:p>1710.88427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44.285522">
                <text:p>1644.285522</text:p>
              </table:table-cell>
              <table:table-cell office:value-type="float" office:value="1717.538818">
                <text:p>1717.538818</text:p>
              </table:table-cell>
              <table:table-cell office:value-type="float" office:value="1649.932007">
                <text:p>1649.932007</text:p>
              </table:table-cell>
              <table:table-cell office:value-type="float" office:value="1715.586914">
                <text:p>1715.5869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645.165283">
                <text:p>1645.165283</text:p>
              </table:table-cell>
              <table:table-cell office:value-type="float" office:value="1715.299927">
                <text:p>1715.299927</text:p>
              </table:table-cell>
              <table:table-cell office:value-type="float" office:value="1650.260498">
                <text:p>1650.260498</text:p>
              </table:table-cell>
              <table:table-cell office:value-type="float" office:value="1710.67981">
                <text:p>1710.6798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640.128906">
                <text:p>1640.128906</text:p>
              </table:table-cell>
              <table:table-cell office:value-type="float" office:value="1717.429443">
                <text:p>1717.429443</text:p>
              </table:table-cell>
              <table:table-cell office:value-type="float" office:value="1651.065308">
                <text:p>1651.065308</text:p>
              </table:table-cell>
              <table:table-cell office:value-type="float" office:value="1711.027832">
                <text:p>1711.02783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644.133179">
                <text:p>1644.133179</text:p>
              </table:table-cell>
              <table:table-cell office:value-type="float" office:value="1715.893433">
                <text:p>1715.893433</text:p>
              </table:table-cell>
              <table:table-cell office:value-type="float" office:value="1652.719849">
                <text:p>1652.719849</text:p>
              </table:table-cell>
              <table:table-cell office:value-type="float" office:value="1712.668213">
                <text:p>1712.6682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642.749878">
                <text:p>1642.749878</text:p>
              </table:table-cell>
              <table:table-cell office:value-type="float" office:value="1716.985352">
                <text:p>1716.985352</text:p>
              </table:table-cell>
              <table:table-cell office:value-type="float" office:value="1647.460571">
                <text:p>1647.460571</text:p>
              </table:table-cell>
              <table:table-cell office:value-type="float" office:value="1714.61438">
                <text:p>1714.6143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643.859863">
                <text:p>1643.859863</text:p>
              </table:table-cell>
              <table:table-cell office:value-type="float" office:value="1717.719482">
                <text:p>1717.719482</text:p>
              </table:table-cell>
              <table:table-cell office:value-type="float" office:value="1651.617554">
                <text:p>1651.617554</text:p>
              </table:table-cell>
              <table:table-cell office:value-type="float" office:value="1712.10437">
                <text:p>1712.10437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644.552734">
                <text:p>1644.552734</text:p>
              </table:table-cell>
              <table:table-cell office:value-type="float" office:value="1717.207275">
                <text:p>1717.207275</text:p>
              </table:table-cell>
              <table:table-cell office:value-type="float" office:value="1650.238647">
                <text:p>1650.238647</text:p>
              </table:table-cell>
              <table:table-cell office:value-type="float" office:value="1712.957397">
                <text:p>1712.95739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644.206909">
                <text:p>1644.206909</text:p>
              </table:table-cell>
              <table:table-cell office:value-type="float" office:value="1716.971802">
                <text:p>1716.971802</text:p>
              </table:table-cell>
              <table:table-cell office:value-type="float" office:value="1651.081543">
                <text:p>1651.081543</text:p>
              </table:table-cell>
              <table:table-cell office:value-type="float" office:value="1713.932251">
                <text:p>1713.93225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646.633057">
                <text:p>1646.633057</text:p>
              </table:table-cell>
              <table:table-cell office:value-type="float" office:value="1714.660278">
                <text:p>1714.660278</text:p>
              </table:table-cell>
              <table:table-cell office:value-type="float" office:value="1651.995361">
                <text:p>1651.995361</text:p>
              </table:table-cell>
              <table:table-cell office:value-type="float" office:value="1713.651733">
                <text:p>1713.65173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645.05249">
                <text:p>1645.05249</text:p>
              </table:table-cell>
              <table:table-cell office:value-type="float" office:value="1718.153198">
                <text:p>1718.153198</text:p>
              </table:table-cell>
              <table:table-cell office:value-type="float" office:value="1650.827271">
                <text:p>1650.827271</text:p>
              </table:table-cell>
              <table:table-cell office:value-type="float" office:value="1712.979736">
                <text:p>1712.97973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642.457397">
                <text:p>1642.457397</text:p>
              </table:table-cell>
              <table:table-cell office:value-type="float" office:value="1714.782471">
                <text:p>1714.782471</text:p>
              </table:table-cell>
              <table:table-cell office:value-type="float" office:value="1650.543213">
                <text:p>1650.543213</text:p>
              </table:table-cell>
              <table:table-cell office:value-type="float" office:value="1712.56604">
                <text:p>1712.5660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646.845703">
                <text:p>1646.845703</text:p>
              </table:table-cell>
              <table:table-cell office:value-type="float" office:value="1718.270386">
                <text:p>1718.270386</text:p>
              </table:table-cell>
              <table:table-cell office:value-type="float" office:value="1652.844971">
                <text:p>1652.844971</text:p>
              </table:table-cell>
              <table:table-cell office:value-type="float" office:value="1713.469482">
                <text:p>1713.46948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646.103394">
                <text:p>1646.103394</text:p>
              </table:table-cell>
              <table:table-cell office:value-type="float" office:value="1711.677246">
                <text:p>1711.677246</text:p>
              </table:table-cell>
              <table:table-cell office:value-type="float" office:value="1652.502197">
                <text:p>1652.502197</text:p>
              </table:table-cell>
              <table:table-cell office:value-type="float" office:value="1714.042969">
                <text:p>1714.04296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642.503174">
                <text:p>1642.503174</text:p>
              </table:table-cell>
              <table:table-cell office:value-type="float" office:value="1718.216797">
                <text:p>1718.216797</text:p>
              </table:table-cell>
              <table:table-cell office:value-type="float" office:value="1650.662598">
                <text:p>1650.662598</text:p>
              </table:table-cell>
              <table:table-cell office:value-type="float" office:value="1715.871582">
                <text:p>1715.87158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645.682251">
                <text:p>1645.682251</text:p>
              </table:table-cell>
              <table:table-cell office:value-type="float" office:value="1717.690918">
                <text:p>1717.690918</text:p>
              </table:table-cell>
              <table:table-cell office:value-type="float" office:value="1653.6427">
                <text:p>1653.6427</text:p>
              </table:table-cell>
              <table:table-cell office:value-type="float" office:value="1716.664185">
                <text:p>1716.66418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648.878296">
                <text:p>1648.878296</text:p>
              </table:table-cell>
              <table:table-cell office:value-type="float" office:value="1717.339478">
                <text:p>1717.339478</text:p>
              </table:table-cell>
              <table:table-cell office:value-type="float" office:value="1655.593994">
                <text:p>1655.593994</text:p>
              </table:table-cell>
              <table:table-cell office:value-type="float" office:value="1714.201294">
                <text:p>1714.20129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645.46167">
                <text:p>1645.46167</text:p>
              </table:table-cell>
              <table:table-cell office:value-type="float" office:value="1719.266846">
                <text:p>1719.266846</text:p>
              </table:table-cell>
              <table:table-cell office:value-type="float" office:value="1654.326416">
                <text:p>1654.326416</text:p>
              </table:table-cell>
              <table:table-cell office:value-type="float" office:value="1717.291504">
                <text:p>1717.29150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643.169556">
                <text:p>1643.169556</text:p>
              </table:table-cell>
              <table:table-cell office:value-type="float" office:value="1719.983643">
                <text:p>1719.983643</text:p>
              </table:table-cell>
              <table:table-cell office:value-type="float" office:value="1652.427368">
                <text:p>1652.427368</text:p>
              </table:table-cell>
              <table:table-cell office:value-type="float" office:value="1715.007446">
                <text:p>1715.007446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646.548462">
                <text:p>1646.548462</text:p>
              </table:table-cell>
              <table:table-cell office:value-type="float" office:value="1720.212402">
                <text:p>1720.212402</text:p>
              </table:table-cell>
              <table:table-cell office:value-type="float" office:value="1655.339844">
                <text:p>1655.339844</text:p>
              </table:table-cell>
              <table:table-cell office:value-type="float" office:value="1715.165894">
                <text:p>1715.16589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647.752075">
                <text:p>1647.752075</text:p>
              </table:table-cell>
              <table:table-cell office:value-type="float" office:value="1718.035889">
                <text:p>1718.035889</text:p>
              </table:table-cell>
              <table:table-cell office:value-type="float" office:value="1652.517212">
                <text:p>1652.517212</text:p>
              </table:table-cell>
              <table:table-cell office:value-type="float" office:value="1717.315674">
                <text:p>1717.31567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645.016357">
                <text:p>1645.016357</text:p>
              </table:table-cell>
              <table:table-cell office:value-type="float" office:value="1722.063721">
                <text:p>1722.063721</text:p>
              </table:table-cell>
              <table:table-cell office:value-type="float" office:value="1655.446533">
                <text:p>1655.446533</text:p>
              </table:table-cell>
              <table:table-cell office:value-type="float" office:value="1716.949829">
                <text:p>1716.9498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648.317383">
                <text:p>1648.317383</text:p>
              </table:table-cell>
              <table:table-cell office:value-type="float" office:value="1719.624512">
                <text:p>1719.624512</text:p>
              </table:table-cell>
              <table:table-cell office:value-type="float" office:value="1653.665283">
                <text:p>1653.665283</text:p>
              </table:table-cell>
              <table:table-cell office:value-type="float" office:value="1718.702148">
                <text:p>1718.70214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646.262939">
                <text:p>1646.262939</text:p>
              </table:table-cell>
              <table:table-cell office:value-type="float" office:value="1719.574463">
                <text:p>1719.574463</text:p>
              </table:table-cell>
              <table:table-cell office:value-type="float" office:value="1652.064941">
                <text:p>1652.064941</text:p>
              </table:table-cell>
              <table:table-cell office:value-type="float" office:value="1717.59375">
                <text:p>1717.593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646.601074">
                <text:p>1646.601074</text:p>
              </table:table-cell>
              <table:table-cell office:value-type="float" office:value="1720.444214">
                <text:p>1720.444214</text:p>
              </table:table-cell>
              <table:table-cell office:value-type="float" office:value="1652.788086">
                <text:p>1652.788086</text:p>
              </table:table-cell>
              <table:table-cell office:value-type="float" office:value="1717.324219">
                <text:p>1717.324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645.029175">
                <text:p>1645.029175</text:p>
              </table:table-cell>
              <table:table-cell office:value-type="float" office:value="1722.974121">
                <text:p>1722.974121</text:p>
              </table:table-cell>
              <table:table-cell office:value-type="float" office:value="1652.163574">
                <text:p>1652.163574</text:p>
              </table:table-cell>
              <table:table-cell office:value-type="float" office:value="1717.706665">
                <text:p>1717.7066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652.255127">
                <text:p>1652.255127</text:p>
              </table:table-cell>
              <table:table-cell office:value-type="float" office:value="1693.571899">
                <text:p>1693.571899</text:p>
              </table:table-cell>
              <table:table-cell office:value-type="float" office:value="1660.031616">
                <text:p>1660.031616</text:p>
              </table:table-cell>
              <table:table-cell office:value-type="float" office:value="1689.050293">
                <text:p>1689.05029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634.238281">
                <text:p>1634.238281</text:p>
              </table:table-cell>
              <table:table-cell office:value-type="float" office:value="1706.669678">
                <text:p>1706.669678</text:p>
              </table:table-cell>
              <table:table-cell office:value-type="float" office:value="1638.539551">
                <text:p>1638.539551</text:p>
              </table:table-cell>
              <table:table-cell office:value-type="float" office:value="1709.234375">
                <text:p>1709.23437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18.61084">
                <text:p>1618.61084</text:p>
              </table:table-cell>
              <table:table-cell office:value-type="float" office:value="1693.158691">
                <text:p>1693.158691</text:p>
              </table:table-cell>
              <table:table-cell office:value-type="float" office:value="1625.136841">
                <text:p>1625.136841</text:p>
              </table:table-cell>
              <table:table-cell office:value-type="float" office:value="1693.844971">
                <text:p>1693.84497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17.983032">
                <text:p>1617.983032</text:p>
              </table:table-cell>
              <table:table-cell office:value-type="float" office:value="1682.229736">
                <text:p>1682.229736</text:p>
              </table:table-cell>
              <table:table-cell office:value-type="float" office:value="1624.671753">
                <text:p>1624.671753</text:p>
              </table:table-cell>
              <table:table-cell office:value-type="float" office:value="1678.115234">
                <text:p>1678.11523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06.391968">
                <text:p>1606.391968</text:p>
              </table:table-cell>
              <table:table-cell office:value-type="float" office:value="1675.708252">
                <text:p>1675.708252</text:p>
              </table:table-cell>
              <table:table-cell office:value-type="float" office:value="1616.395996">
                <text:p>1616.395996</text:p>
              </table:table-cell>
              <table:table-cell office:value-type="float" office:value="1672.130005">
                <text:p>1672.13000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06.642456">
                <text:p>1606.642456</text:p>
              </table:table-cell>
              <table:table-cell office:value-type="float" office:value="1672.03479">
                <text:p>1672.03479</text:p>
              </table:table-cell>
              <table:table-cell office:value-type="float" office:value="1605.896729">
                <text:p>1605.896729</text:p>
              </table:table-cell>
              <table:table-cell office:value-type="float" office:value="1665.631836">
                <text:p>1665.631836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02.82251">
                <text:p>1602.82251</text:p>
              </table:table-cell>
              <table:table-cell office:value-type="float" office:value="1656.855347">
                <text:p>1656.855347</text:p>
              </table:table-cell>
              <table:table-cell office:value-type="float" office:value="1606.244263">
                <text:p>1606.244263</text:p>
              </table:table-cell>
              <table:table-cell office:value-type="float" office:value="1658.455078">
                <text:p>1658.45507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597.505005">
                <text:p>1597.505005</text:p>
              </table:table-cell>
              <table:table-cell office:value-type="float" office:value="1651.220215">
                <text:p>1651.220215</text:p>
              </table:table-cell>
              <table:table-cell office:value-type="float" office:value="1603.010864">
                <text:p>1603.010864</text:p>
              </table:table-cell>
              <table:table-cell office:value-type="float" office:value="1649.356934">
                <text:p>1649.35693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592.872559">
                <text:p>1592.872559</text:p>
              </table:table-cell>
              <table:table-cell office:value-type="float" office:value="1641.493042">
                <text:p>1641.493042</text:p>
              </table:table-cell>
              <table:table-cell office:value-type="float" office:value="1597.184326">
                <text:p>1597.184326</text:p>
              </table:table-cell>
              <table:table-cell office:value-type="float" office:value="1641.054688">
                <text:p>1641.05468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588.943481">
                <text:p>1588.943481</text:p>
              </table:table-cell>
              <table:table-cell office:value-type="float" office:value="1641.25293">
                <text:p>1641.25293</text:p>
              </table:table-cell>
              <table:table-cell office:value-type="float" office:value="1594.292236">
                <text:p>1594.292236</text:p>
              </table:table-cell>
              <table:table-cell office:value-type="float" office:value="1636.709839">
                <text:p>1636.70983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587.824341">
                <text:p>1587.824341</text:p>
              </table:table-cell>
              <table:table-cell office:value-type="float" office:value="1629.827026">
                <text:p>1629.827026</text:p>
              </table:table-cell>
              <table:table-cell office:value-type="float" office:value="1588.300293">
                <text:p>1588.300293</text:p>
              </table:table-cell>
              <table:table-cell office:value-type="float" office:value="1629.988892">
                <text:p>1629.9888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585.076538">
                <text:p>1585.076538</text:p>
              </table:table-cell>
              <table:table-cell office:value-type="float" office:value="1626.3573">
                <text:p>1626.3573</text:p>
              </table:table-cell>
              <table:table-cell office:value-type="float" office:value="1586.371582">
                <text:p>1586.371582</text:p>
              </table:table-cell>
              <table:table-cell office:value-type="float" office:value="1627.324951">
                <text:p>1627.32495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84.068115">
                <text:p>1584.068115</text:p>
              </table:table-cell>
              <table:table-cell office:value-type="float" office:value="1622.859009">
                <text:p>1622.859009</text:p>
              </table:table-cell>
              <table:table-cell office:value-type="float" office:value="1584.551392">
                <text:p>1584.551392</text:p>
              </table:table-cell>
              <table:table-cell office:value-type="float" office:value="1617.695923">
                <text:p>1617.6959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81.304443">
                <text:p>1581.304443</text:p>
              </table:table-cell>
              <table:table-cell office:value-type="float" office:value="1620.263184">
                <text:p>1620.263184</text:p>
              </table:table-cell>
              <table:table-cell office:value-type="float" office:value="1581.026489">
                <text:p>1581.026489</text:p>
              </table:table-cell>
              <table:table-cell office:value-type="float" office:value="1617.796509">
                <text:p>1617.796509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579.477539">
                <text:p>1579.477539</text:p>
              </table:table-cell>
              <table:table-cell office:value-type="float" office:value="1613.529785">
                <text:p>1613.529785</text:p>
              </table:table-cell>
              <table:table-cell office:value-type="float" office:value="1583.018921">
                <text:p>1583.018921</text:p>
              </table:table-cell>
              <table:table-cell office:value-type="float" office:value="1611.545654">
                <text:p>1611.54565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578.657104">
                <text:p>1578.657104</text:p>
              </table:table-cell>
              <table:table-cell office:value-type="float" office:value="1610.731323">
                <text:p>1610.731323</text:p>
              </table:table-cell>
              <table:table-cell office:value-type="float" office:value="1577.88501">
                <text:p>1577.88501</text:p>
              </table:table-cell>
              <table:table-cell office:value-type="float" office:value="1603.623901">
                <text:p>1603.623901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577.5354">
                <text:p>1577.5354</text:p>
              </table:table-cell>
              <table:table-cell office:value-type="float" office:value="1603.257935">
                <text:p>1603.257935</text:p>
              </table:table-cell>
              <table:table-cell office:value-type="float" office:value="1578.62915">
                <text:p>1578.62915</text:p>
              </table:table-cell>
              <table:table-cell office:value-type="float" office:value="1604.360107">
                <text:p>1604.36010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576.213623">
                <text:p>1576.213623</text:p>
              </table:table-cell>
              <table:table-cell office:value-type="float" office:value="1604.750244">
                <text:p>1604.750244</text:p>
              </table:table-cell>
              <table:table-cell office:value-type="float" office:value="1581.015991">
                <text:p>1581.015991</text:p>
              </table:table-cell>
              <table:table-cell office:value-type="float" office:value="1602.041016">
                <text:p>1602.04101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572.96167">
                <text:p>1572.96167</text:p>
              </table:table-cell>
              <table:table-cell office:value-type="float" office:value="1598.27356">
                <text:p>1598.27356</text:p>
              </table:table-cell>
              <table:table-cell office:value-type="float" office:value="1574.675659">
                <text:p>1574.675659</text:p>
              </table:table-cell>
              <table:table-cell office:value-type="float" office:value="1600.521973">
                <text:p>1600.52197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571.792358">
                <text:p>1571.792358</text:p>
              </table:table-cell>
              <table:table-cell office:value-type="float" office:value="1595.521118">
                <text:p>1595.521118</text:p>
              </table:table-cell>
              <table:table-cell office:value-type="float" office:value="1574.601562">
                <text:p>1574.601562</text:p>
              </table:table-cell>
              <table:table-cell office:value-type="float" office:value="1595.843994">
                <text:p>1595.8439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569.402832">
                <text:p>1569.402832</text:p>
              </table:table-cell>
              <table:table-cell office:value-type="float" office:value="1598.895874">
                <text:p>1598.895874</text:p>
              </table:table-cell>
              <table:table-cell office:value-type="float" office:value="1573.309448">
                <text:p>1573.309448</text:p>
              </table:table-cell>
              <table:table-cell office:value-type="float" office:value="1595.85791">
                <text:p>1595.8579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573.278809">
                <text:p>1573.278809</text:p>
              </table:table-cell>
              <table:table-cell office:value-type="float" office:value="1590.043945">
                <text:p>1590.043945</text:p>
              </table:table-cell>
              <table:table-cell office:value-type="float" office:value="1568.37207">
                <text:p>1568.37207</text:p>
              </table:table-cell>
              <table:table-cell office:value-type="float" office:value="1594.110107">
                <text:p>1594.110107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570.154053">
                <text:p>1570.154053</text:p>
              </table:table-cell>
              <table:table-cell office:value-type="float" office:value="1589.216187">
                <text:p>1589.216187</text:p>
              </table:table-cell>
              <table:table-cell office:value-type="float" office:value="1568.524414">
                <text:p>1568.524414</text:p>
              </table:table-cell>
              <table:table-cell office:value-type="float" office:value="1589.819946">
                <text:p>1589.81994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570.418701">
                <text:p>1570.418701</text:p>
              </table:table-cell>
              <table:table-cell office:value-type="float" office:value="1588.389404">
                <text:p>1588.389404</text:p>
              </table:table-cell>
              <table:table-cell office:value-type="float" office:value="1572.062866">
                <text:p>1572.062866</text:p>
              </table:table-cell>
              <table:table-cell office:value-type="float" office:value="1588.119507">
                <text:p>1588.119507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568.219482">
                <text:p>1568.219482</text:p>
              </table:table-cell>
              <table:table-cell office:value-type="float" office:value="1585.77356">
                <text:p>1585.77356</text:p>
              </table:table-cell>
              <table:table-cell office:value-type="float" office:value="1568.683716">
                <text:p>1568.683716</text:p>
              </table:table-cell>
              <table:table-cell office:value-type="float" office:value="1586.274292">
                <text:p>1586.27429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568.322388">
                <text:p>1568.322388</text:p>
              </table:table-cell>
              <table:table-cell office:value-type="float" office:value="1584.51416">
                <text:p>1584.51416</text:p>
              </table:table-cell>
              <table:table-cell office:value-type="float" office:value="1570.218994">
                <text:p>1570.218994</text:p>
              </table:table-cell>
              <table:table-cell office:value-type="float" office:value="1579.453491">
                <text:p>1579.4534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557.864014">
                <text:p>1557.864014</text:p>
              </table:table-cell>
              <table:table-cell office:value-type="float" office:value="1600.977539">
                <text:p>1600.977539</text:p>
              </table:table-cell>
              <table:table-cell office:value-type="float" office:value="1561.723389">
                <text:p>1561.723389</text:p>
              </table:table-cell>
              <table:table-cell office:value-type="float" office:value="1586.881714">
                <text:p>1586.881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571.753662">
                <text:p>1571.753662</text:p>
              </table:table-cell>
              <table:table-cell office:value-type="float" office:value="1594.060303">
                <text:p>1594.060303</text:p>
              </table:table-cell>
              <table:table-cell office:value-type="float" office:value="1566.08374">
                <text:p>1566.08374</text:p>
              </table:table-cell>
              <table:table-cell office:value-type="float" office:value="1595.762329">
                <text:p>1595.76232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578.125244">
                <text:p>1578.125244</text:p>
              </table:table-cell>
              <table:table-cell office:value-type="float" office:value="1624.347534">
                <text:p>1624.347534</text:p>
              </table:table-cell>
              <table:table-cell office:value-type="float" office:value="1577.50293">
                <text:p>1577.50293</text:p>
              </table:table-cell>
              <table:table-cell office:value-type="float" office:value="1626.092041">
                <text:p>1626.092041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25.147827">
                <text:p>1625.147827</text:p>
              </table:table-cell>
              <table:table-cell office:value-type="float" office:value="1636.612061">
                <text:p>1636.612061</text:p>
              </table:table-cell>
              <table:table-cell office:value-type="float" office:value="1627.01062">
                <text:p>1627.01062</text:p>
              </table:table-cell>
              <table:table-cell office:value-type="float" office:value="1649.190796">
                <text:p>1649.190796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49.719604">
                <text:p>1649.719604</text:p>
              </table:table-cell>
              <table:table-cell office:value-type="float" office:value="1676.731445">
                <text:p>1676.731445</text:p>
              </table:table-cell>
              <table:table-cell office:value-type="float" office:value="1662.465576">
                <text:p>1662.465576</text:p>
              </table:table-cell>
              <table:table-cell office:value-type="float" office:value="1671.698364">
                <text:p>1671.69836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75.030029">
                <text:p>1675.030029</text:p>
              </table:table-cell>
              <table:table-cell office:value-type="float" office:value="1697.478027">
                <text:p>1697.478027</text:p>
              </table:table-cell>
              <table:table-cell office:value-type="float" office:value="1674.89856">
                <text:p>1674.89856</text:p>
              </table:table-cell>
              <table:table-cell office:value-type="float" office:value="1690.506104">
                <text:p>1690.50610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64.23291">
                <text:p>1664.23291</text:p>
              </table:table-cell>
              <table:table-cell office:value-type="float" office:value="1695.64978">
                <text:p>1695.64978</text:p>
              </table:table-cell>
              <table:table-cell office:value-type="float" office:value="1660.514648">
                <text:p>1660.514648</text:p>
              </table:table-cell>
              <table:table-cell office:value-type="float" office:value="1694.794189">
                <text:p>1694.794189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32.551025">
                <text:p>1632.551025</text:p>
              </table:table-cell>
              <table:table-cell office:value-type="float" office:value="1718.789062">
                <text:p>1718.789062</text:p>
              </table:table-cell>
              <table:table-cell office:value-type="float" office:value="1629.225342">
                <text:p>1629.225342</text:p>
              </table:table-cell>
              <table:table-cell office:value-type="float" office:value="1735.407715">
                <text:p>1735.4077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33.845459">
                <text:p>1633.845459</text:p>
              </table:table-cell>
              <table:table-cell office:value-type="float" office:value="1705.117798">
                <text:p>1705.117798</text:p>
              </table:table-cell>
              <table:table-cell office:value-type="float" office:value="1645.529297">
                <text:p>1645.529297</text:p>
              </table:table-cell>
              <table:table-cell office:value-type="float" office:value="1701.531616">
                <text:p>1701.53161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42.70166">
                <text:p>1642.70166</text:p>
              </table:table-cell>
              <table:table-cell office:value-type="float" office:value="1707.750244">
                <text:p>1707.750244</text:p>
              </table:table-cell>
              <table:table-cell office:value-type="float" office:value="1646.680176">
                <text:p>1646.680176</text:p>
              </table:table-cell>
              <table:table-cell office:value-type="float" office:value="1702.076904">
                <text:p>1702.07690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37.643433">
                <text:p>1637.643433</text:p>
              </table:table-cell>
              <table:table-cell office:value-type="float" office:value="1713.194336">
                <text:p>1713.194336</text:p>
              </table:table-cell>
              <table:table-cell office:value-type="float" office:value="1646.650024">
                <text:p>1646.650024</text:p>
              </table:table-cell>
              <table:table-cell office:value-type="float" office:value="1709.37793">
                <text:p>1709.3779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39.765137">
                <text:p>1639.765137</text:p>
              </table:table-cell>
              <table:table-cell office:value-type="float" office:value="1709.064209">
                <text:p>1709.064209</text:p>
              </table:table-cell>
              <table:table-cell office:value-type="float" office:value="1645.024658">
                <text:p>1645.024658</text:p>
              </table:table-cell>
              <table:table-cell office:value-type="float" office:value="1705.635742">
                <text:p>1705.63574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38.614502">
                <text:p>1638.614502</text:p>
              </table:table-cell>
              <table:table-cell office:value-type="float" office:value="1709.789551">
                <text:p>1709.789551</text:p>
              </table:table-cell>
              <table:table-cell office:value-type="float" office:value="1645.302734">
                <text:p>1645.302734</text:p>
              </table:table-cell>
              <table:table-cell office:value-type="float" office:value="1704.967651">
                <text:p>1704.967651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42.63623">
                <text:p>1642.63623</text:p>
              </table:table-cell>
              <table:table-cell office:value-type="float" office:value="1707.132812">
                <text:p>1707.132812</text:p>
              </table:table-cell>
              <table:table-cell office:value-type="float" office:value="1644.566895">
                <text:p>1644.566895</text:p>
              </table:table-cell>
              <table:table-cell office:value-type="float" office:value="1706.327271">
                <text:p>1706.32727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39.219604">
                <text:p>1639.219604</text:p>
              </table:table-cell>
              <table:table-cell office:value-type="float" office:value="1710.13147">
                <text:p>1710.13147</text:p>
              </table:table-cell>
              <table:table-cell office:value-type="float" office:value="1646.284424">
                <text:p>1646.284424</text:p>
              </table:table-cell>
              <table:table-cell office:value-type="float" office:value="1708.988037">
                <text:p>1708.98803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42.601807">
                <text:p>1642.601807</text:p>
              </table:table-cell>
              <table:table-cell office:value-type="float" office:value="1713.652954">
                <text:p>1713.652954</text:p>
              </table:table-cell>
              <table:table-cell office:value-type="float" office:value="1650.250977">
                <text:p>1650.250977</text:p>
              </table:table-cell>
              <table:table-cell office:value-type="float" office:value="1707.13855">
                <text:p>1707.1385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43.561157">
                <text:p>1643.561157</text:p>
              </table:table-cell>
              <table:table-cell office:value-type="float" office:value="1709.086182">
                <text:p>1709.086182</text:p>
              </table:table-cell>
              <table:table-cell office:value-type="float" office:value="1649.201538">
                <text:p>1649.201538</text:p>
              </table:table-cell>
              <table:table-cell office:value-type="float" office:value="1707.400146">
                <text:p>1707.400146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43.16687">
                <text:p>1643.16687</text:p>
              </table:table-cell>
              <table:table-cell office:value-type="float" office:value="1711.841187">
                <text:p>1711.841187</text:p>
              </table:table-cell>
              <table:table-cell office:value-type="float" office:value="1647.947144">
                <text:p>1647.947144</text:p>
              </table:table-cell>
              <table:table-cell office:value-type="float" office:value="1708.556152">
                <text:p>1708.55615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43.184204">
                <text:p>1643.184204</text:p>
              </table:table-cell>
              <table:table-cell office:value-type="float" office:value="1709.569824">
                <text:p>1709.569824</text:p>
              </table:table-cell>
              <table:table-cell office:value-type="float" office:value="1650.060425">
                <text:p>1650.060425</text:p>
              </table:table-cell>
              <table:table-cell office:value-type="float" office:value="1705.844604">
                <text:p>1705.84460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41.754761">
                <text:p>1641.754761</text:p>
              </table:table-cell>
              <table:table-cell office:value-type="float" office:value="1714.752563">
                <text:p>1714.752563</text:p>
              </table:table-cell>
              <table:table-cell office:value-type="float" office:value="1649.697998">
                <text:p>1649.697998</text:p>
              </table:table-cell>
              <table:table-cell office:value-type="float" office:value="1710.525635">
                <text:p>1710.52563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39.698364">
                <text:p>1639.698364</text:p>
              </table:table-cell>
              <table:table-cell office:value-type="float" office:value="1715.323364">
                <text:p>1715.323364</text:p>
              </table:table-cell>
              <table:table-cell office:value-type="float" office:value="1648.523193">
                <text:p>1648.523193</text:p>
              </table:table-cell>
              <table:table-cell office:value-type="float" office:value="1707.578491">
                <text:p>1707.57849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43.21106">
                <text:p>1643.21106</text:p>
              </table:table-cell>
              <table:table-cell office:value-type="float" office:value="1713.450195">
                <text:p>1713.450195</text:p>
              </table:table-cell>
              <table:table-cell office:value-type="float" office:value="1650.871216">
                <text:p>1650.871216</text:p>
              </table:table-cell>
              <table:table-cell office:value-type="float" office:value="1709.519775">
                <text:p>1709.51977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40.398926">
                <text:p>1640.398926</text:p>
              </table:table-cell>
              <table:table-cell office:value-type="float" office:value="1716.830444">
                <text:p>1716.830444</text:p>
              </table:table-cell>
              <table:table-cell office:value-type="float" office:value="1647.673462">
                <text:p>1647.673462</text:p>
              </table:table-cell>
              <table:table-cell office:value-type="float" office:value="1710.50708">
                <text:p>1710.50708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40.398193">
                <text:p>1640.398193</text:p>
              </table:table-cell>
              <table:table-cell office:value-type="float" office:value="1717.012695">
                <text:p>1717.012695</text:p>
              </table:table-cell>
              <table:table-cell office:value-type="float" office:value="1649.950317">
                <text:p>1649.950317</text:p>
              </table:table-cell>
              <table:table-cell office:value-type="float" office:value="1710.773315">
                <text:p>1710.77331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43.483643">
                <text:p>1643.483643</text:p>
              </table:table-cell>
              <table:table-cell office:value-type="float" office:value="1712.557617">
                <text:p>1712.557617</text:p>
              </table:table-cell>
              <table:table-cell office:value-type="float" office:value="1648.435913">
                <text:p>1648.435913</text:p>
              </table:table-cell>
              <table:table-cell office:value-type="float" office:value="1709.696899">
                <text:p>1709.69689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44.751221">
                <text:p>1644.751221</text:p>
              </table:table-cell>
              <table:table-cell office:value-type="float" office:value="1711.942505">
                <text:p>1711.942505</text:p>
              </table:table-cell>
              <table:table-cell office:value-type="float" office:value="1652.466675">
                <text:p>1652.466675</text:p>
              </table:table-cell>
              <table:table-cell office:value-type="float" office:value="1708.674438">
                <text:p>1708.674438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42.747681">
                <text:p>1642.747681</text:p>
              </table:table-cell>
              <table:table-cell office:value-type="float" office:value="1714.310547">
                <text:p>1714.310547</text:p>
              </table:table-cell>
              <table:table-cell office:value-type="float" office:value="1647.279175">
                <text:p>1647.279175</text:p>
              </table:table-cell>
              <table:table-cell office:value-type="float" office:value="1713.899658">
                <text:p>1713.89965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41.164185">
                <text:p>1641.164185</text:p>
              </table:table-cell>
              <table:table-cell office:value-type="float" office:value="1718.481689">
                <text:p>1718.481689</text:p>
              </table:table-cell>
              <table:table-cell office:value-type="float" office:value="1648.680054">
                <text:p>1648.680054</text:p>
              </table:table-cell>
              <table:table-cell office:value-type="float" office:value="1710.714111">
                <text:p>1710.71411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43.478516">
                <text:p>1643.478516</text:p>
              </table:table-cell>
              <table:table-cell office:value-type="float" office:value="1714.325195">
                <text:p>1714.325195</text:p>
              </table:table-cell>
              <table:table-cell office:value-type="float" office:value="1649.984497">
                <text:p>1649.984497</text:p>
              </table:table-cell>
              <table:table-cell office:value-type="float" office:value="1711.45813">
                <text:p>1711.4581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37.799194">
                <text:p>1637.799194</text:p>
              </table:table-cell>
              <table:table-cell office:value-type="float" office:value="1720.553467">
                <text:p>1720.553467</text:p>
              </table:table-cell>
              <table:table-cell office:value-type="float" office:value="1647.926514">
                <text:p>1647.926514</text:p>
              </table:table-cell>
              <table:table-cell office:value-type="float" office:value="1715.481934">
                <text:p>1715.48193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42.260864">
                <text:p>1642.260864</text:p>
              </table:table-cell>
              <table:table-cell office:value-type="float" office:value="1714.72168">
                <text:p>1714.72168</text:p>
              </table:table-cell>
              <table:table-cell office:value-type="float" office:value="1649.026245">
                <text:p>1649.026245</text:p>
              </table:table-cell>
              <table:table-cell office:value-type="float" office:value="1713.327637">
                <text:p>1713.32763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43.265137">
                <text:p>1643.265137</text:p>
              </table:table-cell>
              <table:table-cell office:value-type="float" office:value="1716.960205">
                <text:p>1716.960205</text:p>
              </table:table-cell>
              <table:table-cell office:value-type="float" office:value="1649.81958">
                <text:p>1649.81958</text:p>
              </table:table-cell>
              <table:table-cell office:value-type="float" office:value="1714.197388">
                <text:p>1714.197388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45.667969">
                <text:p>1645.667969</text:p>
              </table:table-cell>
              <table:table-cell office:value-type="float" office:value="1715.521118">
                <text:p>1715.521118</text:p>
              </table:table-cell>
              <table:table-cell office:value-type="float" office:value="1650.958374">
                <text:p>1650.958374</text:p>
              </table:table-cell>
              <table:table-cell office:value-type="float" office:value="1712.472168">
                <text:p>1712.472168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45.255981">
                <text:p>1645.255981</text:p>
              </table:table-cell>
              <table:table-cell office:value-type="float" office:value="1713.7854">
                <text:p>1713.7854</text:p>
              </table:table-cell>
              <table:table-cell office:value-type="float" office:value="1651.368896">
                <text:p>1651.368896</text:p>
              </table:table-cell>
              <table:table-cell office:value-type="float" office:value="1710.702637">
                <text:p>1710.70263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44.007812">
                <text:p>1644.007812</text:p>
              </table:table-cell>
              <table:table-cell office:value-type="float" office:value="1714.475586">
                <text:p>1714.475586</text:p>
              </table:table-cell>
              <table:table-cell office:value-type="float" office:value="1651.391357">
                <text:p>1651.391357</text:p>
              </table:table-cell>
              <table:table-cell office:value-type="float" office:value="1710.738525">
                <text:p>1710.738525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45.35144">
                <text:p>1645.35144</text:p>
              </table:table-cell>
              <table:table-cell office:value-type="float" office:value="1717.060425">
                <text:p>1717.060425</text:p>
              </table:table-cell>
              <table:table-cell office:value-type="float" office:value="1651.624512">
                <text:p>1651.624512</text:p>
              </table:table-cell>
              <table:table-cell office:value-type="float" office:value="1712.282471">
                <text:p>1712.28247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45.439209">
                <text:p>1645.439209</text:p>
              </table:table-cell>
              <table:table-cell office:value-type="float" office:value="1717.492432">
                <text:p>1717.492432</text:p>
              </table:table-cell>
              <table:table-cell office:value-type="float" office:value="1650.680908">
                <text:p>1650.680908</text:p>
              </table:table-cell>
              <table:table-cell office:value-type="float" office:value="1713.765015">
                <text:p>1713.765015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43.290771">
                <text:p>1643.290771</text:p>
              </table:table-cell>
              <table:table-cell office:value-type="float" office:value="1721.674316">
                <text:p>1721.674316</text:p>
              </table:table-cell>
              <table:table-cell office:value-type="float" office:value="1648.617065">
                <text:p>1648.617065</text:p>
              </table:table-cell>
              <table:table-cell office:value-type="float" office:value="1717.139771">
                <text:p>1717.13977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45.53125">
                <text:p>1645.53125</text:p>
              </table:table-cell>
              <table:table-cell office:value-type="float" office:value="1717.533813">
                <text:p>1717.533813</text:p>
              </table:table-cell>
              <table:table-cell office:value-type="float" office:value="1652.799438">
                <text:p>1652.799438</text:p>
              </table:table-cell>
              <table:table-cell office:value-type="float" office:value="1715.839355">
                <text:p>1715.83935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45.909912">
                <text:p>1645.909912</text:p>
              </table:table-cell>
              <table:table-cell office:value-type="float" office:value="1717.963257">
                <text:p>1717.963257</text:p>
              </table:table-cell>
              <table:table-cell office:value-type="float" office:value="1656.521606">
                <text:p>1656.521606</text:p>
              </table:table-cell>
              <table:table-cell office:value-type="float" office:value="1714.859375">
                <text:p>1714.859375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44.510254">
                <text:p>1644.510254</text:p>
              </table:table-cell>
              <table:table-cell office:value-type="float" office:value="1720.177856">
                <text:p>1720.177856</text:p>
              </table:table-cell>
              <table:table-cell office:value-type="float" office:value="1652.615723">
                <text:p>1652.615723</text:p>
              </table:table-cell>
              <table:table-cell office:value-type="float" office:value="1715.468994">
                <text:p>1715.468994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44.398682">
                <text:p>1644.398682</text:p>
              </table:table-cell>
              <table:table-cell office:value-type="float" office:value="1718.065552">
                <text:p>1718.065552</text:p>
              </table:table-cell>
              <table:table-cell office:value-type="float" office:value="1652.378052">
                <text:p>1652.378052</text:p>
              </table:table-cell>
              <table:table-cell office:value-type="float" office:value="1713.930908">
                <text:p>1713.930908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46.440796">
                <text:p>1646.440796</text:p>
              </table:table-cell>
              <table:table-cell office:value-type="float" office:value="1715.516479">
                <text:p>1715.516479</text:p>
              </table:table-cell>
              <table:table-cell office:value-type="float" office:value="1654.34436">
                <text:p>1654.34436</text:p>
              </table:table-cell>
              <table:table-cell office:value-type="float" office:value="1714.493286">
                <text:p>1714.493286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46.415649">
                <text:p>1646.415649</text:p>
              </table:table-cell>
              <table:table-cell office:value-type="float" office:value="1721.759277">
                <text:p>1721.759277</text:p>
              </table:table-cell>
              <table:table-cell office:value-type="float" office:value="1654.785767">
                <text:p>1654.785767</text:p>
              </table:table-cell>
              <table:table-cell office:value-type="float" office:value="1716.697998">
                <text:p>1716.697998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48.743042">
                <text:p>1648.743042</text:p>
              </table:table-cell>
              <table:table-cell office:value-type="float" office:value="1720.010742">
                <text:p>1720.010742</text:p>
              </table:table-cell>
              <table:table-cell office:value-type="float" office:value="1652.957642">
                <text:p>1652.957642</text:p>
              </table:table-cell>
              <table:table-cell office:value-type="float" office:value="1717.307739">
                <text:p>1717.307739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44.713257">
                <text:p>1644.713257</text:p>
              </table:table-cell>
              <table:table-cell office:value-type="float" office:value="1720.894409">
                <text:p>1720.894409</text:p>
              </table:table-cell>
              <table:table-cell office:value-type="float" office:value="1655.638184">
                <text:p>1655.638184</text:p>
              </table:table-cell>
              <table:table-cell office:value-type="float" office:value="1715.528564">
                <text:p>1715.52856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47.847656">
                <text:p>1647.847656</text:p>
              </table:table-cell>
              <table:table-cell office:value-type="float" office:value="1720.322876">
                <text:p>1720.322876</text:p>
              </table:table-cell>
              <table:table-cell office:value-type="float" office:value="1654.109497">
                <text:p>1654.109497</text:p>
              </table:table-cell>
              <table:table-cell office:value-type="float" office:value="1717.900391">
                <text:p>1717.90039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47.012939">
                <text:p>1647.012939</text:p>
              </table:table-cell>
              <table:table-cell office:value-type="float" office:value="1719.161377">
                <text:p>1719.161377</text:p>
              </table:table-cell>
              <table:table-cell office:value-type="float" office:value="1650.806152">
                <text:p>1650.806152</text:p>
              </table:table-cell>
              <table:table-cell office:value-type="float" office:value="1719.439697">
                <text:p>1719.439697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44.569092">
                <text:p>1644.569092</text:p>
              </table:table-cell>
              <table:table-cell office:value-type="float" office:value="1718.915527">
                <text:p>1718.915527</text:p>
              </table:table-cell>
              <table:table-cell office:value-type="float" office:value="1651.311279">
                <text:p>1651.311279</text:p>
              </table:table-cell>
              <table:table-cell office:value-type="float" office:value="1717.829102">
                <text:p>1717.829102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46.462769">
                <text:p>1646.462769</text:p>
              </table:table-cell>
              <table:table-cell office:value-type="float" office:value="1718.472046">
                <text:p>1718.472046</text:p>
              </table:table-cell>
              <table:table-cell office:value-type="float" office:value="1653.923462">
                <text:p>1653.923462</text:p>
              </table:table-cell>
              <table:table-cell office:value-type="float" office:value="1715.008545">
                <text:p>1715.00854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45.596313">
                <text:p>1645.596313</text:p>
              </table:table-cell>
              <table:table-cell office:value-type="float" office:value="1720.65686">
                <text:p>1720.65686</text:p>
              </table:table-cell>
              <table:table-cell office:value-type="float" office:value="1652.456665">
                <text:p>1652.456665</text:p>
              </table:table-cell>
              <table:table-cell office:value-type="float" office:value="1714.809692">
                <text:p>1714.80969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47.032959">
                <text:p>1647.032959</text:p>
              </table:table-cell>
              <table:table-cell office:value-type="float" office:value="1718.69397">
                <text:p>1718.69397</text:p>
              </table:table-cell>
              <table:table-cell office:value-type="float" office:value="1655.735107">
                <text:p>1655.735107</text:p>
              </table:table-cell>
              <table:table-cell office:value-type="float" office:value="1711.827026">
                <text:p>1711.827026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48.655518">
                <text:p>1648.655518</text:p>
              </table:table-cell>
              <table:table-cell office:value-type="float" office:value="1717.92627">
                <text:p>1717.92627</text:p>
              </table:table-cell>
              <table:table-cell office:value-type="float" office:value="1651.27832">
                <text:p>1651.27832</text:p>
              </table:table-cell>
              <table:table-cell office:value-type="float" office:value="1717.498779">
                <text:p>1717.498779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44.887573">
                <text:p>1644.887573</text:p>
              </table:table-cell>
              <table:table-cell office:value-type="float" office:value="1718.241821">
                <text:p>1718.241821</text:p>
              </table:table-cell>
              <table:table-cell office:value-type="float" office:value="1652.763916">
                <text:p>1652.763916</text:p>
              </table:table-cell>
              <table:table-cell office:value-type="float" office:value="1716.262085">
                <text:p>1716.26208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46.348267">
                <text:p>1646.348267</text:p>
              </table:table-cell>
              <table:table-cell office:value-type="float" office:value="1721.719849">
                <text:p>1721.719849</text:p>
              </table:table-cell>
              <table:table-cell office:value-type="float" office:value="1654.483765">
                <text:p>1654.483765</text:p>
              </table:table-cell>
              <table:table-cell office:value-type="float" office:value="1716.358887">
                <text:p>1716.35888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44.640625">
                <text:p>1644.640625</text:p>
              </table:table-cell>
              <table:table-cell office:value-type="float" office:value="1719.448853">
                <text:p>1719.448853</text:p>
              </table:table-cell>
              <table:table-cell office:value-type="float" office:value="1652.56897">
                <text:p>1652.56897</text:p>
              </table:table-cell>
              <table:table-cell office:value-type="float" office:value="1717.14624">
                <text:p>1717.14624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46.313232">
                <text:p>1646.313232</text:p>
              </table:table-cell>
              <table:table-cell office:value-type="float" office:value="1719.615479">
                <text:p>1719.615479</text:p>
              </table:table-cell>
              <table:table-cell office:value-type="float" office:value="1651.998047">
                <text:p>1651.998047</text:p>
              </table:table-cell>
              <table:table-cell office:value-type="float" office:value="1715.801025">
                <text:p>1715.801025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48.998169">
                <text:p>1648.998169</text:p>
              </table:table-cell>
              <table:table-cell office:value-type="float" office:value="1716.61084">
                <text:p>1716.61084</text:p>
              </table:table-cell>
              <table:table-cell office:value-type="float" office:value="1655.294067">
                <text:p>1655.294067</text:p>
              </table:table-cell>
              <table:table-cell office:value-type="float" office:value="1717.685425">
                <text:p>1717.685425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47.961182">
                <text:p>1647.961182</text:p>
              </table:table-cell>
              <table:table-cell office:value-type="float" office:value="1719.039429">
                <text:p>1719.039429</text:p>
              </table:table-cell>
              <table:table-cell office:value-type="float" office:value="1652.016113">
                <text:p>1652.016113</text:p>
              </table:table-cell>
              <table:table-cell office:value-type="float" office:value="1714.960815">
                <text:p>1714.960815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43.282471">
                <text:p>1643.282471</text:p>
              </table:table-cell>
              <table:table-cell office:value-type="float" office:value="1722.433838">
                <text:p>1722.433838</text:p>
              </table:table-cell>
              <table:table-cell office:value-type="float" office:value="1655.086548">
                <text:p>1655.086548</text:p>
              </table:table-cell>
              <table:table-cell office:value-type="float" office:value="1715.738037">
                <text:p>1715.73803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46.321167">
                <text:p>1646.321167</text:p>
              </table:table-cell>
              <table:table-cell office:value-type="float" office:value="1718.843994">
                <text:p>1718.843994</text:p>
              </table:table-cell>
              <table:table-cell office:value-type="float" office:value="1653.885864">
                <text:p>1653.885864</text:p>
              </table:table-cell>
              <table:table-cell office:value-type="float" office:value="1717.489502">
                <text:p>1717.48950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47.972168">
                <text:p>1647.972168</text:p>
              </table:table-cell>
              <table:table-cell office:value-type="float" office:value="1714.676758">
                <text:p>1714.676758</text:p>
              </table:table-cell>
              <table:table-cell office:value-type="float" office:value="1654.225708">
                <text:p>1654.225708</text:p>
              </table:table-cell>
              <table:table-cell office:value-type="float" office:value="1715.573853">
                <text:p>1715.57385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45.964844">
                <text:p>1645.964844</text:p>
              </table:table-cell>
              <table:table-cell office:value-type="float" office:value="1720.6073">
                <text:p>1720.6073</text:p>
              </table:table-cell>
              <table:table-cell office:value-type="float" office:value="1651.918335">
                <text:p>1651.918335</text:p>
              </table:table-cell>
              <table:table-cell office:value-type="float" office:value="1716.458984">
                <text:p>1716.458984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47.041992">
                <text:p>1647.041992</text:p>
              </table:table-cell>
              <table:table-cell office:value-type="float" office:value="1716.420776">
                <text:p>1716.420776</text:p>
              </table:table-cell>
              <table:table-cell office:value-type="float" office:value="1655.400391">
                <text:p>1655.400391</text:p>
              </table:table-cell>
              <table:table-cell office:value-type="float" office:value="1716.017334">
                <text:p>1716.01733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46.586182">
                <text:p>1646.586182</text:p>
              </table:table-cell>
              <table:table-cell office:value-type="float" office:value="1718.054932">
                <text:p>1718.054932</text:p>
              </table:table-cell>
              <table:table-cell office:value-type="float" office:value="1654.376953">
                <text:p>1654.376953</text:p>
              </table:table-cell>
              <table:table-cell office:value-type="float" office:value="1716.978149">
                <text:p>1716.97814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46.709839">
                <text:p>1646.709839</text:p>
              </table:table-cell>
              <table:table-cell office:value-type="float" office:value="1720.344482">
                <text:p>1720.344482</text:p>
              </table:table-cell>
              <table:table-cell office:value-type="float" office:value="1652.017212">
                <text:p>1652.017212</text:p>
              </table:table-cell>
              <table:table-cell office:value-type="float" office:value="1717.134644">
                <text:p>1717.134644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45.318604">
                <text:p>1645.318604</text:p>
              </table:table-cell>
              <table:table-cell office:value-type="float" office:value="1716.733643">
                <text:p>1716.733643</text:p>
              </table:table-cell>
              <table:table-cell office:value-type="float" office:value="1653.826416">
                <text:p>1653.826416</text:p>
              </table:table-cell>
              <table:table-cell office:value-type="float" office:value="1715.023438">
                <text:p>1715.02343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49.296265">
                <text:p>1649.296265</text:p>
              </table:table-cell>
              <table:table-cell office:value-type="float" office:value="1717.68335">
                <text:p>1717.68335</text:p>
              </table:table-cell>
              <table:table-cell office:value-type="float" office:value="1655.592163">
                <text:p>1655.592163</text:p>
              </table:table-cell>
              <table:table-cell office:value-type="float" office:value="1715.983398">
                <text:p>1715.98339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43.939941">
                <text:p>1643.939941</text:p>
              </table:table-cell>
              <table:table-cell office:value-type="float" office:value="1722.67981">
                <text:p>1722.67981</text:p>
              </table:table-cell>
              <table:table-cell office:value-type="float" office:value="1652.186279">
                <text:p>1652.186279</text:p>
              </table:table-cell>
              <table:table-cell office:value-type="float" office:value="1720.184326">
                <text:p>1720.18432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45.656738">
                <text:p>1645.656738</text:p>
              </table:table-cell>
              <table:table-cell office:value-type="float" office:value="1719.360107">
                <text:p>1719.360107</text:p>
              </table:table-cell>
              <table:table-cell office:value-type="float" office:value="1654.718506">
                <text:p>1654.718506</text:p>
              </table:table-cell>
              <table:table-cell office:value-type="float" office:value="1718.985718">
                <text:p>1718.98571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46.693237">
                <text:p>1646.693237</text:p>
              </table:table-cell>
              <table:table-cell office:value-type="float" office:value="1720.62854">
                <text:p>1720.62854</text:p>
              </table:table-cell>
              <table:table-cell office:value-type="float" office:value="1653.377563">
                <text:p>1653.377563</text:p>
              </table:table-cell>
              <table:table-cell office:value-type="float" office:value="1719.225342">
                <text:p>1719.225342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46.602295">
                <text:p>1646.602295</text:p>
              </table:table-cell>
              <table:table-cell office:value-type="float" office:value="1721.942505">
                <text:p>1721.942505</text:p>
              </table:table-cell>
              <table:table-cell office:value-type="float" office:value="1655.009277">
                <text:p>1655.009277</text:p>
              </table:table-cell>
              <table:table-cell office:value-type="float" office:value="1716.043335">
                <text:p>1716.0433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45.750366">
                <text:p>1645.750366</text:p>
              </table:table-cell>
              <table:table-cell office:value-type="float" office:value="1719.665405">
                <text:p>1719.665405</text:p>
              </table:table-cell>
              <table:table-cell office:value-type="float" office:value="1652.163574">
                <text:p>1652.163574</text:p>
              </table:table-cell>
              <table:table-cell office:value-type="float" office:value="1717.193359">
                <text:p>1717.193359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46.414795">
                <text:p>1646.414795</text:p>
              </table:table-cell>
              <table:table-cell office:value-type="float" office:value="1722.647095">
                <text:p>1722.647095</text:p>
              </table:table-cell>
              <table:table-cell office:value-type="float" office:value="1654.807373">
                <text:p>1654.807373</text:p>
              </table:table-cell>
              <table:table-cell office:value-type="float" office:value="1721.799316">
                <text:p>1721.79931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49.00354">
                <text:p>1649.00354</text:p>
              </table:table-cell>
              <table:table-cell office:value-type="float" office:value="1716.187744">
                <text:p>1716.187744</text:p>
              </table:table-cell>
              <table:table-cell office:value-type="float" office:value="1653.611816">
                <text:p>1653.611816</text:p>
              </table:table-cell>
              <table:table-cell office:value-type="float" office:value="1715.756592">
                <text:p>1715.756592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43.709473">
                <text:p>1643.709473</text:p>
              </table:table-cell>
              <table:table-cell office:value-type="float" office:value="1723.057861">
                <text:p>1723.057861</text:p>
              </table:table-cell>
              <table:table-cell office:value-type="float" office:value="1654.314697">
                <text:p>1654.314697</text:p>
              </table:table-cell>
              <table:table-cell office:value-type="float" office:value="1718.282227">
                <text:p>1718.28222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44.828857">
                <text:p>1644.828857</text:p>
              </table:table-cell>
              <table:table-cell office:value-type="float" office:value="1721.702515">
                <text:p>1721.702515</text:p>
              </table:table-cell>
              <table:table-cell office:value-type="float" office:value="1652.478271">
                <text:p>1652.478271</text:p>
              </table:table-cell>
              <table:table-cell office:value-type="float" office:value="1719.098755">
                <text:p>1719.09875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46.351074">
                <text:p>1646.351074</text:p>
              </table:table-cell>
              <table:table-cell office:value-type="float" office:value="1721.275146">
                <text:p>1721.275146</text:p>
              </table:table-cell>
              <table:table-cell office:value-type="float" office:value="1654.415527">
                <text:p>1654.415527</text:p>
              </table:table-cell>
              <table:table-cell office:value-type="float" office:value="1718.26123">
                <text:p>1718.2612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46.526611">
                <text:p>1646.526611</text:p>
              </table:table-cell>
              <table:table-cell office:value-type="float" office:value="1719.388184">
                <text:p>1719.388184</text:p>
              </table:table-cell>
              <table:table-cell office:value-type="float" office:value="1655.618408">
                <text:p>1655.618408</text:p>
              </table:table-cell>
              <table:table-cell office:value-type="float" office:value="1715.732178">
                <text:p>1715.732178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46.980957">
                <text:p>1646.980957</text:p>
              </table:table-cell>
              <table:table-cell office:value-type="float" office:value="1723.213623">
                <text:p>1723.213623</text:p>
              </table:table-cell>
              <table:table-cell office:value-type="float" office:value="1653.729614">
                <text:p>1653.729614</text:p>
              </table:table-cell>
              <table:table-cell office:value-type="float" office:value="1717.888184">
                <text:p>1717.88818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46.3125">
                <text:p>1646.3125</text:p>
              </table:table-cell>
              <table:table-cell office:value-type="float" office:value="1719.73999">
                <text:p>1719.73999</text:p>
              </table:table-cell>
              <table:table-cell office:value-type="float" office:value="1654.53186">
                <text:p>1654.53186</text:p>
              </table:table-cell>
              <table:table-cell office:value-type="float" office:value="1717.65564">
                <text:p>1717.65564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47.66394">
                <text:p>1647.66394</text:p>
              </table:table-cell>
              <table:table-cell office:value-type="float" office:value="1718.994141">
                <text:p>1718.994141</text:p>
              </table:table-cell>
              <table:table-cell office:value-type="float" office:value="1652.803833">
                <text:p>1652.803833</text:p>
              </table:table-cell>
              <table:table-cell office:value-type="float" office:value="1717.466553">
                <text:p>1717.46655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646.438232">
                <text:p>1646.438232</text:p>
              </table:table-cell>
              <table:table-cell office:value-type="float" office:value="1719.106201">
                <text:p>1719.106201</text:p>
              </table:table-cell>
              <table:table-cell office:value-type="float" office:value="1655.369263">
                <text:p>1655.369263</text:p>
              </table:table-cell>
              <table:table-cell office:value-type="float" office:value="1716.709717">
                <text:p>1716.70971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646.153809">
                <text:p>1646.153809</text:p>
              </table:table-cell>
              <table:table-cell office:value-type="float" office:value="1717.268311">
                <text:p>1717.268311</text:p>
              </table:table-cell>
              <table:table-cell office:value-type="float" office:value="1651.159302">
                <text:p>1651.159302</text:p>
              </table:table-cell>
              <table:table-cell office:value-type="float" office:value="1715.112305">
                <text:p>1715.1123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645.970459">
                <text:p>1645.970459</text:p>
              </table:table-cell>
              <table:table-cell office:value-type="float" office:value="1720.688843">
                <text:p>1720.688843</text:p>
              </table:table-cell>
              <table:table-cell office:value-type="float" office:value="1653.363037">
                <text:p>1653.363037</text:p>
              </table:table-cell>
              <table:table-cell office:value-type="float" office:value="1717.021973">
                <text:p>1717.02197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646.543457">
                <text:p>1646.543457</text:p>
              </table:table-cell>
              <table:table-cell office:value-type="float" office:value="1719.479736">
                <text:p>1719.479736</text:p>
              </table:table-cell>
              <table:table-cell office:value-type="float" office:value="1650.608765">
                <text:p>1650.608765</text:p>
              </table:table-cell>
              <table:table-cell office:value-type="float" office:value="1716.671875">
                <text:p>1716.671875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648.682617">
                <text:p>1648.682617</text:p>
              </table:table-cell>
              <table:table-cell office:value-type="float" office:value="1719.129639">
                <text:p>1719.129639</text:p>
              </table:table-cell>
              <table:table-cell office:value-type="float" office:value="1657.020264">
                <text:p>1657.020264</text:p>
              </table:table-cell>
              <table:table-cell office:value-type="float" office:value="1714.000732">
                <text:p>1714.000732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645.489136">
                <text:p>1645.489136</text:p>
              </table:table-cell>
              <table:table-cell office:value-type="float" office:value="1717.670288">
                <text:p>1717.670288</text:p>
              </table:table-cell>
              <table:table-cell office:value-type="float" office:value="1651.687866">
                <text:p>1651.687866</text:p>
              </table:table-cell>
              <table:table-cell office:value-type="float" office:value="1716.988159">
                <text:p>1716.98815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643.24292">
                <text:p>1643.24292</text:p>
              </table:table-cell>
              <table:table-cell office:value-type="float" office:value="1718.552368">
                <text:p>1718.552368</text:p>
              </table:table-cell>
              <table:table-cell office:value-type="float" office:value="1651.317749">
                <text:p>1651.317749</text:p>
              </table:table-cell>
              <table:table-cell office:value-type="float" office:value="1717.526367">
                <text:p>1717.52636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643.016235">
                <text:p>1643.016235</text:p>
              </table:table-cell>
              <table:table-cell office:value-type="float" office:value="1722.550415">
                <text:p>1722.550415</text:p>
              </table:table-cell>
              <table:table-cell office:value-type="float" office:value="1654.32251">
                <text:p>1654.32251</text:p>
              </table:table-cell>
              <table:table-cell office:value-type="float" office:value="1715.714966">
                <text:p>1715.714966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644.479614">
                <text:p>1644.479614</text:p>
              </table:table-cell>
              <table:table-cell office:value-type="float" office:value="1722.382568">
                <text:p>1722.382568</text:p>
              </table:table-cell>
              <table:table-cell office:value-type="float" office:value="1652.786865">
                <text:p>1652.786865</text:p>
              </table:table-cell>
              <table:table-cell office:value-type="float" office:value="1717.592285">
                <text:p>1717.59228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45.219849">
                <text:p>1645.219849</text:p>
              </table:table-cell>
              <table:table-cell office:value-type="float" office:value="1720.403442">
                <text:p>1720.403442</text:p>
              </table:table-cell>
              <table:table-cell office:value-type="float" office:value="1652.834229">
                <text:p>1652.834229</text:p>
              </table:table-cell>
              <table:table-cell office:value-type="float" office:value="1718.154297">
                <text:p>1718.154297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650.403931">
                <text:p>1650.403931</text:p>
              </table:table-cell>
              <table:table-cell office:value-type="float" office:value="1718.480225">
                <text:p>1718.480225</text:p>
              </table:table-cell>
              <table:table-cell office:value-type="float" office:value="1657.483521">
                <text:p>1657.483521</text:p>
              </table:table-cell>
              <table:table-cell office:value-type="float" office:value="1716.275269">
                <text:p>1716.27526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47.017822">
                <text:p>1647.017822</text:p>
              </table:table-cell>
              <table:table-cell office:value-type="float" office:value="1723.394287">
                <text:p>1723.394287</text:p>
              </table:table-cell>
              <table:table-cell office:value-type="float" office:value="1656.558228">
                <text:p>1656.558228</text:p>
              </table:table-cell>
              <table:table-cell office:value-type="float" office:value="1717.874512">
                <text:p>1717.87451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649.78186">
                <text:p>1649.78186</text:p>
              </table:table-cell>
              <table:table-cell office:value-type="float" office:value="1724.206055">
                <text:p>1724.206055</text:p>
              </table:table-cell>
              <table:table-cell office:value-type="float" office:value="1655.576782">
                <text:p>1655.576782</text:p>
              </table:table-cell>
              <table:table-cell office:value-type="float" office:value="1716.359985">
                <text:p>1716.359985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648.752808">
                <text:p>1648.752808</text:p>
              </table:table-cell>
              <table:table-cell office:value-type="float" office:value="1720.105957">
                <text:p>1720.105957</text:p>
              </table:table-cell>
              <table:table-cell office:value-type="float" office:value="1657.337036">
                <text:p>1657.337036</text:p>
              </table:table-cell>
              <table:table-cell office:value-type="float" office:value="1716.044556">
                <text:p>1716.044556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647.470581">
                <text:p>1647.470581</text:p>
              </table:table-cell>
              <table:table-cell office:value-type="float" office:value="1722.272705">
                <text:p>1722.272705</text:p>
              </table:table-cell>
              <table:table-cell office:value-type="float" office:value="1654.51709">
                <text:p>1654.51709</text:p>
              </table:table-cell>
              <table:table-cell office:value-type="float" office:value="1720.302856">
                <text:p>1720.302856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645.561279">
                <text:p>1645.561279</text:p>
              </table:table-cell>
              <table:table-cell office:value-type="float" office:value="1726.090088">
                <text:p>1726.090088</text:p>
              </table:table-cell>
              <table:table-cell office:value-type="float" office:value="1656.258057">
                <text:p>1656.258057</text:p>
              </table:table-cell>
              <table:table-cell office:value-type="float" office:value="1722.643433">
                <text:p>1722.64343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645.126465">
                <text:p>1645.126465</text:p>
              </table:table-cell>
              <table:table-cell office:value-type="float" office:value="1719.98938">
                <text:p>1719.98938</text:p>
              </table:table-cell>
              <table:table-cell office:value-type="float" office:value="1652.448608">
                <text:p>1652.448608</text:p>
              </table:table-cell>
              <table:table-cell office:value-type="float" office:value="1720.307861">
                <text:p>1720.30786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48.685913">
                <text:p>1648.685913</text:p>
              </table:table-cell>
              <table:table-cell office:value-type="float" office:value="1723.884888">
                <text:p>1723.884888</text:p>
              </table:table-cell>
              <table:table-cell office:value-type="float" office:value="1656.104736">
                <text:p>1656.104736</text:p>
              </table:table-cell>
              <table:table-cell office:value-type="float" office:value="1720.561035">
                <text:p>1720.56103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649.768799">
                <text:p>1649.768799</text:p>
              </table:table-cell>
              <table:table-cell office:value-type="float" office:value="1720.180908">
                <text:p>1720.180908</text:p>
              </table:table-cell>
              <table:table-cell office:value-type="float" office:value="1653.836792">
                <text:p>1653.836792</text:p>
              </table:table-cell>
              <table:table-cell office:value-type="float" office:value="1719.390259">
                <text:p>1719.39025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644.612793">
                <text:p>1644.612793</text:p>
              </table:table-cell>
              <table:table-cell office:value-type="float" office:value="1722.927368">
                <text:p>1722.927368</text:p>
              </table:table-cell>
              <table:table-cell office:value-type="float" office:value="1654.060669">
                <text:p>1654.060669</text:p>
              </table:table-cell>
              <table:table-cell office:value-type="float" office:value="1720.526001">
                <text:p>1720.52600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650.41394">
                <text:p>1650.41394</text:p>
              </table:table-cell>
              <table:table-cell office:value-type="float" office:value="1723.27124">
                <text:p>1723.27124</text:p>
              </table:table-cell>
              <table:table-cell office:value-type="float" office:value="1655.993408">
                <text:p>1655.993408</text:p>
              </table:table-cell>
              <table:table-cell office:value-type="float" office:value="1720.734985">
                <text:p>1720.73498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648.529663">
                <text:p>1648.529663</text:p>
              </table:table-cell>
              <table:table-cell office:value-type="float" office:value="1721.57959">
                <text:p>1721.57959</text:p>
              </table:table-cell>
              <table:table-cell office:value-type="float" office:value="1654.242554">
                <text:p>1654.242554</text:p>
              </table:table-cell>
              <table:table-cell office:value-type="float" office:value="1721.406982">
                <text:p>1721.40698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645.760742">
                <text:p>1645.760742</text:p>
              </table:table-cell>
              <table:table-cell office:value-type="float" office:value="1725.665405">
                <text:p>1725.665405</text:p>
              </table:table-cell>
              <table:table-cell office:value-type="float" office:value="1654.768433">
                <text:p>1654.768433</text:p>
              </table:table-cell>
              <table:table-cell office:value-type="float" office:value="1720.211914">
                <text:p>1720.21191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653.087646">
                <text:p>1653.087646</text:p>
              </table:table-cell>
              <table:table-cell office:value-type="float" office:value="1719.708618">
                <text:p>1719.708618</text:p>
              </table:table-cell>
              <table:table-cell office:value-type="float" office:value="1658.016235">
                <text:p>1658.016235</text:p>
              </table:table-cell>
              <table:table-cell office:value-type="float" office:value="1717.785767">
                <text:p>1717.785767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645.109863">
                <text:p>1645.109863</text:p>
              </table:table-cell>
              <table:table-cell office:value-type="float" office:value="1726.435669">
                <text:p>1726.435669</text:p>
              </table:table-cell>
              <table:table-cell office:value-type="float" office:value="1654.014648">
                <text:p>1654.014648</text:p>
              </table:table-cell>
              <table:table-cell office:value-type="float" office:value="1719.125244">
                <text:p>1719.12524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650.014526">
                <text:p>1650.014526</text:p>
              </table:table-cell>
              <table:table-cell office:value-type="float" office:value="1708.967651">
                <text:p>1708.967651</text:p>
              </table:table-cell>
              <table:table-cell office:value-type="float" office:value="1659.333618">
                <text:p>1659.333618</text:p>
              </table:table-cell>
              <table:table-cell office:value-type="float" office:value="1706.393921">
                <text:p>1706.393921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642.909424">
                <text:p>1642.909424</text:p>
              </table:table-cell>
              <table:table-cell office:value-type="float" office:value="1707.186768">
                <text:p>1707.186768</text:p>
              </table:table-cell>
              <table:table-cell office:value-type="float" office:value="1644.893555">
                <text:p>1644.893555</text:p>
              </table:table-cell>
              <table:table-cell office:value-type="float" office:value="1706.883301">
                <text:p>1706.88330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619.422852">
                <text:p>1619.422852</text:p>
              </table:table-cell>
              <table:table-cell office:value-type="float" office:value="1706.088989">
                <text:p>1706.088989</text:p>
              </table:table-cell>
              <table:table-cell office:value-type="float" office:value="1623.210815">
                <text:p>1623.210815</text:p>
              </table:table-cell>
              <table:table-cell office:value-type="float" office:value="1708.913208">
                <text:p>1708.91320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621.74646">
                <text:p>1621.74646</text:p>
              </table:table-cell>
              <table:table-cell office:value-type="float" office:value="1685.216064">
                <text:p>1685.216064</text:p>
              </table:table-cell>
              <table:table-cell office:value-type="float" office:value="1627.513062">
                <text:p>1627.513062</text:p>
              </table:table-cell>
              <table:table-cell office:value-type="float" office:value="1684.608154">
                <text:p>1684.608154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606.828491">
                <text:p>1606.828491</text:p>
              </table:table-cell>
              <table:table-cell office:value-type="float" office:value="1686.597778">
                <text:p>1686.597778</text:p>
              </table:table-cell>
              <table:table-cell office:value-type="float" office:value="1624.686523">
                <text:p>1624.686523</text:p>
              </table:table-cell>
              <table:table-cell office:value-type="float" office:value="1674.046753">
                <text:p>1674.04675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607.422485">
                <text:p>1607.422485</text:p>
              </table:table-cell>
              <table:table-cell office:value-type="float" office:value="1676.681885">
                <text:p>1676.681885</text:p>
              </table:table-cell>
              <table:table-cell office:value-type="float" office:value="1606.589478">
                <text:p>1606.589478</text:p>
              </table:table-cell>
              <table:table-cell office:value-type="float" office:value="1676.038574">
                <text:p>1676.03857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608.199951">
                <text:p>1608.199951</text:p>
              </table:table-cell>
              <table:table-cell office:value-type="float" office:value="1661.070557">
                <text:p>1661.070557</text:p>
              </table:table-cell>
              <table:table-cell office:value-type="float" office:value="1611.608887">
                <text:p>1611.608887</text:p>
              </table:table-cell>
              <table:table-cell office:value-type="float" office:value="1663.943726">
                <text:p>1663.943726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595.783813">
                <text:p>1595.783813</text:p>
              </table:table-cell>
              <table:table-cell office:value-type="float" office:value="1659.0354">
                <text:p>1659.0354</text:p>
              </table:table-cell>
              <table:table-cell office:value-type="float" office:value="1604.207153">
                <text:p>1604.207153</text:p>
              </table:table-cell>
              <table:table-cell office:value-type="float" office:value="1659.274536">
                <text:p>1659.274536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94.426636">
                <text:p>1594.426636</text:p>
              </table:table-cell>
              <table:table-cell office:value-type="float" office:value="1656.091187">
                <text:p>1656.091187</text:p>
              </table:table-cell>
              <table:table-cell office:value-type="float" office:value="1600.653564">
                <text:p>1600.653564</text:p>
              </table:table-cell>
              <table:table-cell office:value-type="float" office:value="1648.281006">
                <text:p>1648.281006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597.117798">
                <text:p>1597.117798</text:p>
              </table:table-cell>
              <table:table-cell office:value-type="float" office:value="1641.112793">
                <text:p>1641.112793</text:p>
              </table:table-cell>
              <table:table-cell office:value-type="float" office:value="1592.963379">
                <text:p>1592.963379</text:p>
              </table:table-cell>
              <table:table-cell office:value-type="float" office:value="1644.276001">
                <text:p>1644.276001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89.92688">
                <text:p>1589.92688</text:p>
              </table:table-cell>
              <table:table-cell office:value-type="float" office:value="1635.685791">
                <text:p>1635.685791</text:p>
              </table:table-cell>
              <table:table-cell office:value-type="float" office:value="1597.07251">
                <text:p>1597.07251</text:p>
              </table:table-cell>
              <table:table-cell office:value-type="float" office:value="1637.938721">
                <text:p>1637.938721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587.19104">
                <text:p>1587.19104</text:p>
              </table:table-cell>
              <table:table-cell office:value-type="float" office:value="1634.932983">
                <text:p>1634.932983</text:p>
              </table:table-cell>
              <table:table-cell office:value-type="float" office:value="1592.41687">
                <text:p>1592.41687</text:p>
              </table:table-cell>
              <table:table-cell office:value-type="float" office:value="1631.946777">
                <text:p>1631.946777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584.819336">
                <text:p>1584.819336</text:p>
              </table:table-cell>
              <table:table-cell office:value-type="float" office:value="1629.351685">
                <text:p>1629.351685</text:p>
              </table:table-cell>
              <table:table-cell office:value-type="float" office:value="1587.847412">
                <text:p>1587.847412</text:p>
              </table:table-cell>
              <table:table-cell office:value-type="float" office:value="1627.502319">
                <text:p>1627.50231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583.773315">
                <text:p>1583.773315</text:p>
              </table:table-cell>
              <table:table-cell office:value-type="float" office:value="1626.127563">
                <text:p>1626.127563</text:p>
              </table:table-cell>
              <table:table-cell office:value-type="float" office:value="1589.40625">
                <text:p>1589.40625</text:p>
              </table:table-cell>
              <table:table-cell office:value-type="float" office:value="1624.690186">
                <text:p>1624.69018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582.646973">
                <text:p>1582.646973</text:p>
              </table:table-cell>
              <table:table-cell office:value-type="float" office:value="1620.275879">
                <text:p>1620.275879</text:p>
              </table:table-cell>
              <table:table-cell office:value-type="float" office:value="1583.41272">
                <text:p>1583.41272</text:p>
              </table:table-cell>
              <table:table-cell office:value-type="float" office:value="1617.128296">
                <text:p>1617.128296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578.424805">
                <text:p>1578.424805</text:p>
              </table:table-cell>
              <table:table-cell office:value-type="float" office:value="1616.795288">
                <text:p>1616.795288</text:p>
              </table:table-cell>
              <table:table-cell office:value-type="float" office:value="1581.599976">
                <text:p>1581.599976</text:p>
              </table:table-cell>
              <table:table-cell office:value-type="float" office:value="1616.534546">
                <text:p>1616.53454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573.943848">
                <text:p>1573.943848</text:p>
              </table:table-cell>
              <table:table-cell office:value-type="float" office:value="1613.430908">
                <text:p>1613.430908</text:p>
              </table:table-cell>
              <table:table-cell office:value-type="float" office:value="1583.77063">
                <text:p>1583.77063</text:p>
              </table:table-cell>
              <table:table-cell office:value-type="float" office:value="1610.42688">
                <text:p>1610.4268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576.076416">
                <text:p>1576.076416</text:p>
              </table:table-cell>
              <table:table-cell office:value-type="float" office:value="1606.145996">
                <text:p>1606.145996</text:p>
              </table:table-cell>
              <table:table-cell office:value-type="float" office:value="1580.887085">
                <text:p>1580.887085</text:p>
              </table:table-cell>
              <table:table-cell office:value-type="float" office:value="1609.580933">
                <text:p>1609.58093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579.374878">
                <text:p>1579.374878</text:p>
              </table:table-cell>
              <table:table-cell office:value-type="float" office:value="1603.484497">
                <text:p>1603.484497</text:p>
              </table:table-cell>
              <table:table-cell office:value-type="float" office:value="1578.71228">
                <text:p>1578.71228</text:p>
              </table:table-cell>
              <table:table-cell office:value-type="float" office:value="1603.503906">
                <text:p>1603.50390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576.70105">
                <text:p>1576.70105</text:p>
              </table:table-cell>
              <table:table-cell office:value-type="float" office:value="1597.473145">
                <text:p>1597.473145</text:p>
              </table:table-cell>
              <table:table-cell office:value-type="float" office:value="1576.94043">
                <text:p>1576.94043</text:p>
              </table:table-cell>
              <table:table-cell office:value-type="float" office:value="1598.978516">
                <text:p>1598.97851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574.367188">
                <text:p>1574.367188</text:p>
              </table:table-cell>
              <table:table-cell office:value-type="float" office:value="1593.884399">
                <text:p>1593.884399</text:p>
              </table:table-cell>
              <table:table-cell office:value-type="float" office:value="1575.062622">
                <text:p>1575.062622</text:p>
              </table:table-cell>
              <table:table-cell office:value-type="float" office:value="1596.616821">
                <text:p>1596.616821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571.458862">
                <text:p>1571.458862</text:p>
              </table:table-cell>
              <table:table-cell office:value-type="float" office:value="1595.383911">
                <text:p>1595.383911</text:p>
              </table:table-cell>
              <table:table-cell office:value-type="float" office:value="1574.951904">
                <text:p>1574.951904</text:p>
              </table:table-cell>
              <table:table-cell office:value-type="float" office:value="1597.394287">
                <text:p>1597.394287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572.806763">
                <text:p>1572.806763</text:p>
              </table:table-cell>
              <table:table-cell office:value-type="float" office:value="1593.318604">
                <text:p>1593.318604</text:p>
              </table:table-cell>
              <table:table-cell office:value-type="float" office:value="1574.812866">
                <text:p>1574.812866</text:p>
              </table:table-cell>
              <table:table-cell office:value-type="float" office:value="1592.586548">
                <text:p>1592.58654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568.075195">
                <text:p>1568.075195</text:p>
              </table:table-cell>
              <table:table-cell office:value-type="float" office:value="1587.903809">
                <text:p>1587.903809</text:p>
              </table:table-cell>
              <table:table-cell office:value-type="float" office:value="1572.15625">
                <text:p>1572.15625</text:p>
              </table:table-cell>
              <table:table-cell office:value-type="float" office:value="1590.36084">
                <text:p>1590.3608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571.135986">
                <text:p>1571.135986</text:p>
              </table:table-cell>
              <table:table-cell office:value-type="float" office:value="1586.70166">
                <text:p>1586.70166</text:p>
              </table:table-cell>
              <table:table-cell office:value-type="float" office:value="1573.545776">
                <text:p>1573.545776</text:p>
              </table:table-cell>
              <table:table-cell office:value-type="float" office:value="1590.784424">
                <text:p>1590.784424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560.504761">
                <text:p>1560.504761</text:p>
              </table:table-cell>
              <table:table-cell office:value-type="float" office:value="1572.092163">
                <text:p>1572.092163</text:p>
              </table:table-cell>
              <table:table-cell office:value-type="float" office:value="1577.937012">
                <text:p>1577.937012</text:p>
              </table:table-cell>
              <table:table-cell office:value-type="float" office:value="1603.436279">
                <text:p>1603.436279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525.839722">
                <text:p>1525.839722</text:p>
              </table:table-cell>
              <table:table-cell office:value-type="float" office:value="1529.967651">
                <text:p>1529.967651</text:p>
              </table:table-cell>
              <table:table-cell office:value-type="float" office:value="1596.600708">
                <text:p>1596.600708</text:p>
              </table:table-cell>
              <table:table-cell office:value-type="float" office:value="1655.532471">
                <text:p>1655.532471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38.013916">
                <text:p>1538.013916</text:p>
              </table:table-cell>
              <table:table-cell office:value-type="float" office:value="1541.561401">
                <text:p>1541.561401</text:p>
              </table:table-cell>
              <table:table-cell office:value-type="float" office:value="1623.702271">
                <text:p>1623.702271</text:p>
              </table:table-cell>
              <table:table-cell office:value-type="float" office:value="1630.02356">
                <text:p>1630.0235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59.033813">
                <text:p>1559.033813</text:p>
              </table:table-cell>
              <table:table-cell office:value-type="float" office:value="1561.109863">
                <text:p>1561.109863</text:p>
              </table:table-cell>
              <table:table-cell office:value-type="float" office:value="1636.073486">
                <text:p>1636.073486</text:p>
              </table:table-cell>
              <table:table-cell office:value-type="float" office:value="1689.074097">
                <text:p>1689.074097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66.587402">
                <text:p>1566.587402</text:p>
              </table:table-cell>
              <table:table-cell office:value-type="float" office:value="1578.52002">
                <text:p>1578.52002</text:p>
              </table:table-cell>
              <table:table-cell office:value-type="float" office:value="1661.308105">
                <text:p>1661.308105</text:p>
              </table:table-cell>
              <table:table-cell office:value-type="float" office:value="1596.246704">
                <text:p>1596.24670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88.741577">
                <text:p>1588.741577</text:p>
              </table:table-cell>
              <table:table-cell office:value-type="float" office:value="1606.198486">
                <text:p>1606.198486</text:p>
              </table:table-cell>
              <table:table-cell office:value-type="float" office:value="1624.855469">
                <text:p>1624.855469</text:p>
              </table:table-cell>
              <table:table-cell office:value-type="float" office:value="1690.226562">
                <text:p>1690.22656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86.641479">
                <text:p>1586.641479</text:p>
              </table:table-cell>
              <table:table-cell office:value-type="float" office:value="1602.888428">
                <text:p>1602.888428</text:p>
              </table:table-cell>
              <table:table-cell office:value-type="float" office:value="1641.930664">
                <text:p>1641.930664</text:p>
              </table:table-cell>
              <table:table-cell office:value-type="float" office:value="1672.963379">
                <text:p>1672.96337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600.153687">
                <text:p>1600.153687</text:p>
              </table:table-cell>
              <table:table-cell office:value-type="float" office:value="1621.415283">
                <text:p>1621.415283</text:p>
              </table:table-cell>
              <table:table-cell office:value-type="float" office:value="1651.46167">
                <text:p>1651.46167</text:p>
              </table:table-cell>
              <table:table-cell office:value-type="float" office:value="1692.01416">
                <text:p>1692.0141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05.879028">
                <text:p>1605.879028</text:p>
              </table:table-cell>
              <table:table-cell office:value-type="float" office:value="1639.724365">
                <text:p>1639.724365</text:p>
              </table:table-cell>
              <table:table-cell office:value-type="float" office:value="1654.869385">
                <text:p>1654.869385</text:p>
              </table:table-cell>
              <table:table-cell office:value-type="float" office:value="1721.136963">
                <text:p>1721.136963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610.712891">
                <text:p>1610.712891</text:p>
              </table:table-cell>
              <table:table-cell office:value-type="float" office:value="1635.849121">
                <text:p>1635.849121</text:p>
              </table:table-cell>
              <table:table-cell office:value-type="float" office:value="1642.534058">
                <text:p>1642.534058</text:p>
              </table:table-cell>
              <table:table-cell office:value-type="float" office:value="1711.522949">
                <text:p>1711.522949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613.801514">
                <text:p>1613.801514</text:p>
              </table:table-cell>
              <table:table-cell office:value-type="float" office:value="1683.659424">
                <text:p>1683.659424</text:p>
              </table:table-cell>
              <table:table-cell office:value-type="float" office:value="1608.817871">
                <text:p>1608.817871</text:p>
              </table:table-cell>
              <table:table-cell office:value-type="float" office:value="1686.939941">
                <text:p>1686.93994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624.694702">
                <text:p>1624.694702</text:p>
              </table:table-cell>
              <table:table-cell office:value-type="float" office:value="1679.317627">
                <text:p>1679.317627</text:p>
              </table:table-cell>
              <table:table-cell office:value-type="float" office:value="1616.893311">
                <text:p>1616.893311</text:p>
              </table:table-cell>
              <table:table-cell office:value-type="float" office:value="1666.576538">
                <text:p>1666.5765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623.535278">
                <text:p>1623.535278</text:p>
              </table:table-cell>
              <table:table-cell office:value-type="float" office:value="1683.313354">
                <text:p>1683.313354</text:p>
              </table:table-cell>
              <table:table-cell office:value-type="float" office:value="1621.213013">
                <text:p>1621.213013</text:p>
              </table:table-cell>
              <table:table-cell office:value-type="float" office:value="1671.798096">
                <text:p>1671.798096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625.175659">
                <text:p>1625.175659</text:p>
              </table:table-cell>
              <table:table-cell office:value-type="float" office:value="1680.254639">
                <text:p>1680.254639</text:p>
              </table:table-cell>
              <table:table-cell office:value-type="float" office:value="1623.314209">
                <text:p>1623.314209</text:p>
              </table:table-cell>
              <table:table-cell office:value-type="float" office:value="1671.932251">
                <text:p>1671.93225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623.249512">
                <text:p>1623.249512</text:p>
              </table:table-cell>
              <table:table-cell office:value-type="float" office:value="1679.121094">
                <text:p>1679.121094</text:p>
              </table:table-cell>
              <table:table-cell office:value-type="float" office:value="1624.418091">
                <text:p>1624.418091</text:p>
              </table:table-cell>
              <table:table-cell office:value-type="float" office:value="1678.815186">
                <text:p>1678.815186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618.32312">
                <text:p>1618.32312</text:p>
              </table:table-cell>
              <table:table-cell office:value-type="float" office:value="1684.699341">
                <text:p>1684.699341</text:p>
              </table:table-cell>
              <table:table-cell office:value-type="float" office:value="1632.529175">
                <text:p>1632.529175</text:p>
              </table:table-cell>
              <table:table-cell office:value-type="float" office:value="1670.80835">
                <text:p>1670.8083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623.783691">
                <text:p>1623.783691</text:p>
              </table:table-cell>
              <table:table-cell office:value-type="float" office:value="1685.33252">
                <text:p>1685.33252</text:p>
              </table:table-cell>
              <table:table-cell office:value-type="float" office:value="1627.767212">
                <text:p>1627.767212</text:p>
              </table:table-cell>
              <table:table-cell office:value-type="float" office:value="1677.322266">
                <text:p>1677.322266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621.589478">
                <text:p>1621.589478</text:p>
              </table:table-cell>
              <table:table-cell office:value-type="float" office:value="1684.378174">
                <text:p>1684.378174</text:p>
              </table:table-cell>
              <table:table-cell office:value-type="float" office:value="1628.042725">
                <text:p>1628.042725</text:p>
              </table:table-cell>
              <table:table-cell office:value-type="float" office:value="1677.83728">
                <text:p>1677.8372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624.362549">
                <text:p>1624.362549</text:p>
              </table:table-cell>
              <table:table-cell office:value-type="float" office:value="1684.4198">
                <text:p>1684.4198</text:p>
              </table:table-cell>
              <table:table-cell office:value-type="float" office:value="1630.532837">
                <text:p>1630.532837</text:p>
              </table:table-cell>
              <table:table-cell office:value-type="float" office:value="1681.309326">
                <text:p>1681.309326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623.098511">
                <text:p>1623.098511</text:p>
              </table:table-cell>
              <table:table-cell office:value-type="float" office:value="1685.429932">
                <text:p>1685.429932</text:p>
              </table:table-cell>
              <table:table-cell office:value-type="float" office:value="1632.897339">
                <text:p>1632.897339</text:p>
              </table:table-cell>
              <table:table-cell office:value-type="float" office:value="1679.739624">
                <text:p>1679.73962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624.592773">
                <text:p>1624.592773</text:p>
              </table:table-cell>
              <table:table-cell office:value-type="float" office:value="1684.354004">
                <text:p>1684.354004</text:p>
              </table:table-cell>
              <table:table-cell office:value-type="float" office:value="1627.481323">
                <text:p>1627.481323</text:p>
              </table:table-cell>
              <table:table-cell office:value-type="float" office:value="1681.385132">
                <text:p>1681.385132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624.337036">
                <text:p>1624.337036</text:p>
              </table:table-cell>
              <table:table-cell office:value-type="float" office:value="1686.67041">
                <text:p>1686.67041</text:p>
              </table:table-cell>
              <table:table-cell office:value-type="float" office:value="1628.788086">
                <text:p>1628.788086</text:p>
              </table:table-cell>
              <table:table-cell office:value-type="float" office:value="1680.857178">
                <text:p>1680.85717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622.681763">
                <text:p>1622.681763</text:p>
              </table:table-cell>
              <table:table-cell office:value-type="float" office:value="1683.336426">
                <text:p>1683.336426</text:p>
              </table:table-cell>
              <table:table-cell office:value-type="float" office:value="1628.932373">
                <text:p>1628.932373</text:p>
              </table:table-cell>
              <table:table-cell office:value-type="float" office:value="1679.245605">
                <text:p>1679.245605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623.379883">
                <text:p>1623.379883</text:p>
              </table:table-cell>
              <table:table-cell office:value-type="float" office:value="1689.421143">
                <text:p>1689.421143</text:p>
              </table:table-cell>
              <table:table-cell office:value-type="float" office:value="1631.244873">
                <text:p>1631.244873</text:p>
              </table:table-cell>
              <table:table-cell office:value-type="float" office:value="1684.217285">
                <text:p>1684.21728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625.432251">
                <text:p>1625.432251</text:p>
              </table:table-cell>
              <table:table-cell office:value-type="float" office:value="1687.563965">
                <text:p>1687.563965</text:p>
              </table:table-cell>
              <table:table-cell office:value-type="float" office:value="1631.073486">
                <text:p>1631.073486</text:p>
              </table:table-cell>
              <table:table-cell office:value-type="float" office:value="1682.082153">
                <text:p>1682.0821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625.113159">
                <text:p>1625.113159</text:p>
              </table:table-cell>
              <table:table-cell office:value-type="float" office:value="1682.514771">
                <text:p>1682.514771</text:p>
              </table:table-cell>
              <table:table-cell office:value-type="float" office:value="1632.554565">
                <text:p>1632.554565</text:p>
              </table:table-cell>
              <table:table-cell office:value-type="float" office:value="1680.26709">
                <text:p>1680.2670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625.237305">
                <text:p>1625.237305</text:p>
              </table:table-cell>
              <table:table-cell office:value-type="float" office:value="1687.754639">
                <text:p>1687.754639</text:p>
              </table:table-cell>
              <table:table-cell office:value-type="float" office:value="1630.618164">
                <text:p>1630.618164</text:p>
              </table:table-cell>
              <table:table-cell office:value-type="float" office:value="1684.307251">
                <text:p>1684.307251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624.830566">
                <text:p>1624.830566</text:p>
              </table:table-cell>
              <table:table-cell office:value-type="float" office:value="1688.327637">
                <text:p>1688.327637</text:p>
              </table:table-cell>
              <table:table-cell office:value-type="float" office:value="1632.036499">
                <text:p>1632.036499</text:p>
              </table:table-cell>
              <table:table-cell office:value-type="float" office:value="1683.129028">
                <text:p>1683.12902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625.925293">
                <text:p>1625.925293</text:p>
              </table:table-cell>
              <table:table-cell office:value-type="float" office:value="1687.778931">
                <text:p>1687.778931</text:p>
              </table:table-cell>
              <table:table-cell office:value-type="float" office:value="1631.407104">
                <text:p>1631.407104</text:p>
              </table:table-cell>
              <table:table-cell office:value-type="float" office:value="1684.576294">
                <text:p>1684.57629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622.512939">
                <text:p>1622.512939</text:p>
              </table:table-cell>
              <table:table-cell office:value-type="float" office:value="1689.620117">
                <text:p>1689.620117</text:p>
              </table:table-cell>
              <table:table-cell office:value-type="float" office:value="1632.854492">
                <text:p>1632.854492</text:p>
              </table:table-cell>
              <table:table-cell office:value-type="float" office:value="1683.20752">
                <text:p>1683.2075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625.909546">
                <text:p>1625.909546</text:p>
              </table:table-cell>
              <table:table-cell office:value-type="float" office:value="1686.890381">
                <text:p>1686.890381</text:p>
              </table:table-cell>
              <table:table-cell office:value-type="float" office:value="1632.485229">
                <text:p>1632.485229</text:p>
              </table:table-cell>
              <table:table-cell office:value-type="float" office:value="1685.638672">
                <text:p>1685.63867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625.580811">
                <text:p>1625.580811</text:p>
              </table:table-cell>
              <table:table-cell office:value-type="float" office:value="1685.303711">
                <text:p>1685.303711</text:p>
              </table:table-cell>
              <table:table-cell office:value-type="float" office:value="1633.216431">
                <text:p>1633.216431</text:p>
              </table:table-cell>
              <table:table-cell office:value-type="float" office:value="1684.2052">
                <text:p>1684.2052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622.220703">
                <text:p>1622.220703</text:p>
              </table:table-cell>
              <table:table-cell office:value-type="float" office:value="1687.619019">
                <text:p>1687.619019</text:p>
              </table:table-cell>
              <table:table-cell office:value-type="float" office:value="1630.738525">
                <text:p>1630.738525</text:p>
              </table:table-cell>
              <table:table-cell office:value-type="float" office:value="1685.60376">
                <text:p>1685.60376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626.169189">
                <text:p>1626.169189</text:p>
              </table:table-cell>
              <table:table-cell office:value-type="float" office:value="1689.894897">
                <text:p>1689.894897</text:p>
              </table:table-cell>
              <table:table-cell office:value-type="float" office:value="1632.644287">
                <text:p>1632.644287</text:p>
              </table:table-cell>
              <table:table-cell office:value-type="float" office:value="1682.498413">
                <text:p>1682.49841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624.029053">
                <text:p>1624.029053</text:p>
              </table:table-cell>
              <table:table-cell office:value-type="float" office:value="1689.635864">
                <text:p>1689.635864</text:p>
              </table:table-cell>
              <table:table-cell office:value-type="float" office:value="1634.069946">
                <text:p>1634.069946</text:p>
              </table:table-cell>
              <table:table-cell office:value-type="float" office:value="1684.415771">
                <text:p>1684.4157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627.615723">
                <text:p>1627.615723</text:p>
              </table:table-cell>
              <table:table-cell office:value-type="float" office:value="1689.028809">
                <text:p>1689.028809</text:p>
              </table:table-cell>
              <table:table-cell office:value-type="float" office:value="1631.572388">
                <text:p>1631.572388</text:p>
              </table:table-cell>
              <table:table-cell office:value-type="float" office:value="1687.449097">
                <text:p>1687.44909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623.281982">
                <text:p>1623.281982</text:p>
              </table:table-cell>
              <table:table-cell office:value-type="float" office:value="1693.391724">
                <text:p>1693.391724</text:p>
              </table:table-cell>
              <table:table-cell office:value-type="float" office:value="1633.137573">
                <text:p>1633.137573</text:p>
              </table:table-cell>
              <table:table-cell office:value-type="float" office:value="1685.174194">
                <text:p>1685.17419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623.876343">
                <text:p>1623.876343</text:p>
              </table:table-cell>
              <table:table-cell office:value-type="float" office:value="1689.320923">
                <text:p>1689.320923</text:p>
              </table:table-cell>
              <table:table-cell office:value-type="float" office:value="1632.113281">
                <text:p>1632.113281</text:p>
              </table:table-cell>
              <table:table-cell office:value-type="float" office:value="1689.920898">
                <text:p>1689.92089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625.721924">
                <text:p>1625.721924</text:p>
              </table:table-cell>
              <table:table-cell office:value-type="float" office:value="1688.502197">
                <text:p>1688.502197</text:p>
              </table:table-cell>
              <table:table-cell office:value-type="float" office:value="1630.73291">
                <text:p>1630.73291</text:p>
              </table:table-cell>
              <table:table-cell office:value-type="float" office:value="1684.249268">
                <text:p>1684.24926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625.620239">
                <text:p>1625.620239</text:p>
              </table:table-cell>
              <table:table-cell office:value-type="float" office:value="1693.296265">
                <text:p>1693.296265</text:p>
              </table:table-cell>
              <table:table-cell office:value-type="float" office:value="1633.326294">
                <text:p>1633.326294</text:p>
              </table:table-cell>
              <table:table-cell office:value-type="float" office:value="1689.725586">
                <text:p>1689.72558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628.724243">
                <text:p>1628.724243</text:p>
              </table:table-cell>
              <table:table-cell office:value-type="float" office:value="1688.269165">
                <text:p>1688.269165</text:p>
              </table:table-cell>
              <table:table-cell office:value-type="float" office:value="1635.664062">
                <text:p>1635.664062</text:p>
              </table:table-cell>
              <table:table-cell office:value-type="float" office:value="1685.946777">
                <text:p>1685.94677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627.366455">
                <text:p>1627.366455</text:p>
              </table:table-cell>
              <table:table-cell office:value-type="float" office:value="1691.376587">
                <text:p>1691.376587</text:p>
              </table:table-cell>
              <table:table-cell office:value-type="float" office:value="1635.196655">
                <text:p>1635.196655</text:p>
              </table:table-cell>
              <table:table-cell office:value-type="float" office:value="1687.106689">
                <text:p>1687.10668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629.366943">
                <text:p>1629.366943</text:p>
              </table:table-cell>
              <table:table-cell office:value-type="float" office:value="1691.198364">
                <text:p>1691.198364</text:p>
              </table:table-cell>
              <table:table-cell office:value-type="float" office:value="1631.146362">
                <text:p>1631.146362</text:p>
              </table:table-cell>
              <table:table-cell office:value-type="float" office:value="1689.143555">
                <text:p>1689.14355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626.234375">
                <text:p>1626.234375</text:p>
              </table:table-cell>
              <table:table-cell office:value-type="float" office:value="1690.673462">
                <text:p>1690.673462</text:p>
              </table:table-cell>
              <table:table-cell office:value-type="float" office:value="1634.584717">
                <text:p>1634.584717</text:p>
              </table:table-cell>
              <table:table-cell office:value-type="float" office:value="1687.459595">
                <text:p>1687.45959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626.30957">
                <text:p>1626.30957</text:p>
              </table:table-cell>
              <table:table-cell office:value-type="float" office:value="1693.970581">
                <text:p>1693.970581</text:p>
              </table:table-cell>
              <table:table-cell office:value-type="float" office:value="1634.375977">
                <text:p>1634.375977</text:p>
              </table:table-cell>
              <table:table-cell office:value-type="float" office:value="1687.319336">
                <text:p>1687.31933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630.278198">
                <text:p>1630.278198</text:p>
              </table:table-cell>
              <table:table-cell office:value-type="float" office:value="1693.003296">
                <text:p>1693.003296</text:p>
              </table:table-cell>
              <table:table-cell office:value-type="float" office:value="1636.840454">
                <text:p>1636.840454</text:p>
              </table:table-cell>
              <table:table-cell office:value-type="float" office:value="1691.808838">
                <text:p>1691.80883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628.577515">
                <text:p>1628.577515</text:p>
              </table:table-cell>
              <table:table-cell office:value-type="float" office:value="1689.277832">
                <text:p>1689.277832</text:p>
              </table:table-cell>
              <table:table-cell office:value-type="float" office:value="1637.135498">
                <text:p>1637.135498</text:p>
              </table:table-cell>
              <table:table-cell office:value-type="float" office:value="1687.627441">
                <text:p>1687.62744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627.110596">
                <text:p>1627.110596</text:p>
              </table:table-cell>
              <table:table-cell office:value-type="float" office:value="1694.816406">
                <text:p>1694.816406</text:p>
              </table:table-cell>
              <table:table-cell office:value-type="float" office:value="1638.05603">
                <text:p>1638.05603</text:p>
              </table:table-cell>
              <table:table-cell office:value-type="float" office:value="1689.384888">
                <text:p>1689.38488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624.87854">
                <text:p>1624.87854</text:p>
              </table:table-cell>
              <table:table-cell office:value-type="float" office:value="1696.955566">
                <text:p>1696.955566</text:p>
              </table:table-cell>
              <table:table-cell office:value-type="float" office:value="1631.834595">
                <text:p>1631.834595</text:p>
              </table:table-cell>
              <table:table-cell office:value-type="float" office:value="1692.463745">
                <text:p>1692.46374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28.417358">
                <text:p>1628.417358</text:p>
              </table:table-cell>
              <table:table-cell office:value-type="float" office:value="1693.466309">
                <text:p>1693.466309</text:p>
              </table:table-cell>
              <table:table-cell office:value-type="float" office:value="1634.502563">
                <text:p>1634.502563</text:p>
              </table:table-cell>
              <table:table-cell office:value-type="float" office:value="1691.097412">
                <text:p>1691.097412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30.233643">
                <text:p>1630.233643</text:p>
              </table:table-cell>
              <table:table-cell office:value-type="float" office:value="1692.682129">
                <text:p>1692.682129</text:p>
              </table:table-cell>
              <table:table-cell office:value-type="float" office:value="1636.983887">
                <text:p>1636.983887</text:p>
              </table:table-cell>
              <table:table-cell office:value-type="float" office:value="1689.354004">
                <text:p>1689.35400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629.393799">
                <text:p>1629.393799</text:p>
              </table:table-cell>
              <table:table-cell office:value-type="float" office:value="1695.462158">
                <text:p>1695.462158</text:p>
              </table:table-cell>
              <table:table-cell office:value-type="float" office:value="1635.528931">
                <text:p>1635.528931</text:p>
              </table:table-cell>
              <table:table-cell office:value-type="float" office:value="1691.563965">
                <text:p>1691.56396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630.383423">
                <text:p>1630.383423</text:p>
              </table:table-cell>
              <table:table-cell office:value-type="float" office:value="1694.134155">
                <text:p>1694.134155</text:p>
              </table:table-cell>
              <table:table-cell office:value-type="float" office:value="1639.662598">
                <text:p>1639.662598</text:p>
              </table:table-cell>
              <table:table-cell office:value-type="float" office:value="1690.117432">
                <text:p>1690.117432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631.720215">
                <text:p>1631.720215</text:p>
              </table:table-cell>
              <table:table-cell office:value-type="float" office:value="1696.101196">
                <text:p>1696.101196</text:p>
              </table:table-cell>
              <table:table-cell office:value-type="float" office:value="1638.27002">
                <text:p>1638.27002</text:p>
              </table:table-cell>
              <table:table-cell office:value-type="float" office:value="1694.642456">
                <text:p>1694.64245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630.040527">
                <text:p>1630.040527</text:p>
              </table:table-cell>
              <table:table-cell office:value-type="float" office:value="1691.769531">
                <text:p>1691.769531</text:p>
              </table:table-cell>
              <table:table-cell office:value-type="float" office:value="1634.093262">
                <text:p>1634.093262</text:p>
              </table:table-cell>
              <table:table-cell office:value-type="float" office:value="1690.488525">
                <text:p>1690.48852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633.119141">
                <text:p>1633.119141</text:p>
              </table:table-cell>
              <table:table-cell office:value-type="float" office:value="1693.052979">
                <text:p>1693.052979</text:p>
              </table:table-cell>
              <table:table-cell office:value-type="float" office:value="1638.2854">
                <text:p>1638.2854</text:p>
              </table:table-cell>
              <table:table-cell office:value-type="float" office:value="1691.246094">
                <text:p>1691.246094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633.092285">
                <text:p>1633.092285</text:p>
              </table:table-cell>
              <table:table-cell office:value-type="float" office:value="1694.5354">
                <text:p>1694.5354</text:p>
              </table:table-cell>
              <table:table-cell office:value-type="float" office:value="1636.612549">
                <text:p>1636.612549</text:p>
              </table:table-cell>
              <table:table-cell office:value-type="float" office:value="1692.634888">
                <text:p>1692.63488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633.722168">
                <text:p>1633.722168</text:p>
              </table:table-cell>
              <table:table-cell office:value-type="float" office:value="1698.233032">
                <text:p>1698.233032</text:p>
              </table:table-cell>
              <table:table-cell office:value-type="float" office:value="1641.755493">
                <text:p>1641.755493</text:p>
              </table:table-cell>
              <table:table-cell office:value-type="float" office:value="1692.003296">
                <text:p>1692.003296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628.383301">
                <text:p>1628.383301</text:p>
              </table:table-cell>
              <table:table-cell office:value-type="float" office:value="1697.730713">
                <text:p>1697.730713</text:p>
              </table:table-cell>
              <table:table-cell office:value-type="float" office:value="1636.653198">
                <text:p>1636.653198</text:p>
              </table:table-cell>
              <table:table-cell office:value-type="float" office:value="1695.977539">
                <text:p>1695.977539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632.345825">
                <text:p>1632.345825</text:p>
              </table:table-cell>
              <table:table-cell office:value-type="float" office:value="1700.430908">
                <text:p>1700.430908</text:p>
              </table:table-cell>
              <table:table-cell office:value-type="float" office:value="1638.209473">
                <text:p>1638.209473</text:p>
              </table:table-cell>
              <table:table-cell office:value-type="float" office:value="1696.421509">
                <text:p>1696.421509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630.141479">
                <text:p>1630.141479</text:p>
              </table:table-cell>
              <table:table-cell office:value-type="float" office:value="1701.146484">
                <text:p>1701.146484</text:p>
              </table:table-cell>
              <table:table-cell office:value-type="float" office:value="1637.483643">
                <text:p>1637.483643</text:p>
              </table:table-cell>
              <table:table-cell office:value-type="float" office:value="1698.070557">
                <text:p>1698.07055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632.078003">
                <text:p>1632.078003</text:p>
              </table:table-cell>
              <table:table-cell office:value-type="float" office:value="1699.624146">
                <text:p>1699.624146</text:p>
              </table:table-cell>
              <table:table-cell office:value-type="float" office:value="1638.012695">
                <text:p>1638.012695</text:p>
              </table:table-cell>
              <table:table-cell office:value-type="float" office:value="1697.704102">
                <text:p>1697.70410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635.602539">
                <text:p>1635.602539</text:p>
              </table:table-cell>
              <table:table-cell office:value-type="float" office:value="1701.143555">
                <text:p>1701.143555</text:p>
              </table:table-cell>
              <table:table-cell office:value-type="float" office:value="1640.248413">
                <text:p>1640.248413</text:p>
              </table:table-cell>
              <table:table-cell office:value-type="float" office:value="1696.114868">
                <text:p>1696.11486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637.275269">
                <text:p>1637.275269</text:p>
              </table:table-cell>
              <table:table-cell office:value-type="float" office:value="1698.556152">
                <text:p>1698.556152</text:p>
              </table:table-cell>
              <table:table-cell office:value-type="float" office:value="1639.721191">
                <text:p>1639.721191</text:p>
              </table:table-cell>
              <table:table-cell office:value-type="float" office:value="1700.346191">
                <text:p>1700.346191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633.378784">
                <text:p>1633.378784</text:p>
              </table:table-cell>
              <table:table-cell office:value-type="float" office:value="1699.384766">
                <text:p>1699.384766</text:p>
              </table:table-cell>
              <table:table-cell office:value-type="float" office:value="1639.198608">
                <text:p>1639.198608</text:p>
              </table:table-cell>
              <table:table-cell office:value-type="float" office:value="1698.476196">
                <text:p>1698.476196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636.676514">
                <text:p>1636.676514</text:p>
              </table:table-cell>
              <table:table-cell office:value-type="float" office:value="1704.412109">
                <text:p>1704.412109</text:p>
              </table:table-cell>
              <table:table-cell office:value-type="float" office:value="1641.847168">
                <text:p>1641.847168</text:p>
              </table:table-cell>
              <table:table-cell office:value-type="float" office:value="1698.61377">
                <text:p>1698.61377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634.920044">
                <text:p>1634.920044</text:p>
              </table:table-cell>
              <table:table-cell office:value-type="float" office:value="1701.440063">
                <text:p>1701.440063</text:p>
              </table:table-cell>
              <table:table-cell office:value-type="float" office:value="1638.798218">
                <text:p>1638.798218</text:p>
              </table:table-cell>
              <table:table-cell office:value-type="float" office:value="1699.691284">
                <text:p>1699.691284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635.82312">
                <text:p>1635.82312</text:p>
              </table:table-cell>
              <table:table-cell office:value-type="float" office:value="1701.700439">
                <text:p>1701.700439</text:p>
              </table:table-cell>
              <table:table-cell office:value-type="float" office:value="1641.905151">
                <text:p>1641.905151</text:p>
              </table:table-cell>
              <table:table-cell office:value-type="float" office:value="1699.643311">
                <text:p>1699.6433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636.513062">
                <text:p>1636.513062</text:p>
              </table:table-cell>
              <table:table-cell office:value-type="float" office:value="1705.123047">
                <text:p>1705.123047</text:p>
              </table:table-cell>
              <table:table-cell office:value-type="float" office:value="1643.3573">
                <text:p>1643.3573</text:p>
              </table:table-cell>
              <table:table-cell office:value-type="float" office:value="1697.982178">
                <text:p>1697.982178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636.537476">
                <text:p>1636.537476</text:p>
              </table:table-cell>
              <table:table-cell office:value-type="float" office:value="1703.557007">
                <text:p>1703.557007</text:p>
              </table:table-cell>
              <table:table-cell office:value-type="float" office:value="1642.990845">
                <text:p>1642.990845</text:p>
              </table:table-cell>
              <table:table-cell office:value-type="float" office:value="1700.964233">
                <text:p>1700.96423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636.053345">
                <text:p>1636.053345</text:p>
              </table:table-cell>
              <table:table-cell office:value-type="float" office:value="1703.393799">
                <text:p>1703.393799</text:p>
              </table:table-cell>
              <table:table-cell office:value-type="float" office:value="1641.799561">
                <text:p>1641.799561</text:p>
              </table:table-cell>
              <table:table-cell office:value-type="float" office:value="1700.713135">
                <text:p>1700.71313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636.450684">
                <text:p>1636.450684</text:p>
              </table:table-cell>
              <table:table-cell office:value-type="float" office:value="1702.407959">
                <text:p>1702.407959</text:p>
              </table:table-cell>
              <table:table-cell office:value-type="float" office:value="1642.38916">
                <text:p>1642.38916</text:p>
              </table:table-cell>
              <table:table-cell office:value-type="float" office:value="1699.748047">
                <text:p>1699.74804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636.387329">
                <text:p>1636.387329</text:p>
              </table:table-cell>
              <table:table-cell office:value-type="float" office:value="1703.559814">
                <text:p>1703.559814</text:p>
              </table:table-cell>
              <table:table-cell office:value-type="float" office:value="1638.959229">
                <text:p>1638.959229</text:p>
              </table:table-cell>
              <table:table-cell office:value-type="float" office:value="1702.945312">
                <text:p>1702.9453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637.299561">
                <text:p>1637.299561</text:p>
              </table:table-cell>
              <table:table-cell office:value-type="float" office:value="1704.629761">
                <text:p>1704.629761</text:p>
              </table:table-cell>
              <table:table-cell office:value-type="float" office:value="1646.502686">
                <text:p>1646.502686</text:p>
              </table:table-cell>
              <table:table-cell office:value-type="float" office:value="1698.329346">
                <text:p>1698.329346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636.208618">
                <text:p>1636.208618</text:p>
              </table:table-cell>
              <table:table-cell office:value-type="float" office:value="1705.819702">
                <text:p>1705.819702</text:p>
              </table:table-cell>
              <table:table-cell office:value-type="float" office:value="1638.970825">
                <text:p>1638.970825</text:p>
              </table:table-cell>
              <table:table-cell office:value-type="float" office:value="1706.364014">
                <text:p>1706.364014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638.808228">
                <text:p>1638.808228</text:p>
              </table:table-cell>
              <table:table-cell office:value-type="float" office:value="1705.068115">
                <text:p>1705.068115</text:p>
              </table:table-cell>
              <table:table-cell office:value-type="float" office:value="1646.04834">
                <text:p>1646.04834</text:p>
              </table:table-cell>
              <table:table-cell office:value-type="float" office:value="1701.021729">
                <text:p>1701.02172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635.709106">
                <text:p>1635.709106</text:p>
              </table:table-cell>
              <table:table-cell office:value-type="float" office:value="1706.923218">
                <text:p>1706.923218</text:p>
              </table:table-cell>
              <table:table-cell office:value-type="float" office:value="1642.600098">
                <text:p>1642.600098</text:p>
              </table:table-cell>
              <table:table-cell office:value-type="float" office:value="1702.568481">
                <text:p>1702.56848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638.68042">
                <text:p>1638.68042</text:p>
              </table:table-cell>
              <table:table-cell office:value-type="float" office:value="1705.336914">
                <text:p>1705.336914</text:p>
              </table:table-cell>
              <table:table-cell office:value-type="float" office:value="1644.791138">
                <text:p>1644.791138</text:p>
              </table:table-cell>
              <table:table-cell office:value-type="float" office:value="1703.502319">
                <text:p>1703.502319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636.884033">
                <text:p>1636.884033</text:p>
              </table:table-cell>
              <table:table-cell office:value-type="float" office:value="1704.598633">
                <text:p>1704.598633</text:p>
              </table:table-cell>
              <table:table-cell office:value-type="float" office:value="1642.160156">
                <text:p>1642.160156</text:p>
              </table:table-cell>
              <table:table-cell office:value-type="float" office:value="1705.170898">
                <text:p>1705.17089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40.500488">
                <text:p>1640.500488</text:p>
              </table:table-cell>
              <table:table-cell office:value-type="float" office:value="1703.079834">
                <text:p>1703.079834</text:p>
              </table:table-cell>
              <table:table-cell office:value-type="float" office:value="1642.745117">
                <text:p>1642.745117</text:p>
              </table:table-cell>
              <table:table-cell office:value-type="float" office:value="1703.724731">
                <text:p>1703.724731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38.277588">
                <text:p>1638.277588</text:p>
              </table:table-cell>
              <table:table-cell office:value-type="float" office:value="1706.442261">
                <text:p>1706.442261</text:p>
              </table:table-cell>
              <table:table-cell office:value-type="float" office:value="1642.765625">
                <text:p>1642.765625</text:p>
              </table:table-cell>
              <table:table-cell office:value-type="float" office:value="1705.194092">
                <text:p>1705.1940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636.765137">
                <text:p>1636.765137</text:p>
              </table:table-cell>
              <table:table-cell office:value-type="float" office:value="1707.690552">
                <text:p>1707.690552</text:p>
              </table:table-cell>
              <table:table-cell office:value-type="float" office:value="1644.152832">
                <text:p>1644.152832</text:p>
              </table:table-cell>
              <table:table-cell office:value-type="float" office:value="1704.435303">
                <text:p>1704.43530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639.893799">
                <text:p>1639.893799</text:p>
              </table:table-cell>
              <table:table-cell office:value-type="float" office:value="1706.100098">
                <text:p>1706.100098</text:p>
              </table:table-cell>
              <table:table-cell office:value-type="float" office:value="1643.660767">
                <text:p>1643.660767</text:p>
              </table:table-cell>
              <table:table-cell office:value-type="float" office:value="1704.023193">
                <text:p>1704.02319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639.403076">
                <text:p>1639.403076</text:p>
              </table:table-cell>
              <table:table-cell office:value-type="float" office:value="1705.497681">
                <text:p>1705.497681</text:p>
              </table:table-cell>
              <table:table-cell office:value-type="float" office:value="1643.914062">
                <text:p>1643.914062</text:p>
              </table:table-cell>
              <table:table-cell office:value-type="float" office:value="1704.627441">
                <text:p>1704.627441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638.680176">
                <text:p>1638.680176</text:p>
              </table:table-cell>
              <table:table-cell office:value-type="float" office:value="1707.523315">
                <text:p>1707.523315</text:p>
              </table:table-cell>
              <table:table-cell office:value-type="float" office:value="1645.228638">
                <text:p>1645.228638</text:p>
              </table:table-cell>
              <table:table-cell office:value-type="float" office:value="1702.981323">
                <text:p>1702.98132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636.675049">
                <text:p>1636.675049</text:p>
              </table:table-cell>
              <table:table-cell office:value-type="float" office:value="1711.204102">
                <text:p>1711.204102</text:p>
              </table:table-cell>
              <table:table-cell office:value-type="float" office:value="1643.36853">
                <text:p>1643.36853</text:p>
              </table:table-cell>
              <table:table-cell office:value-type="float" office:value="1708.959229">
                <text:p>1708.959229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39.157227">
                <text:p>1639.157227</text:p>
              </table:table-cell>
              <table:table-cell office:value-type="float" office:value="1707.875488">
                <text:p>1707.875488</text:p>
              </table:table-cell>
              <table:table-cell office:value-type="float" office:value="1646.086548">
                <text:p>1646.086548</text:p>
              </table:table-cell>
              <table:table-cell office:value-type="float" office:value="1707.864868">
                <text:p>1707.86486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41.131958">
                <text:p>1641.131958</text:p>
              </table:table-cell>
              <table:table-cell office:value-type="float" office:value="1707.629395">
                <text:p>1707.629395</text:p>
              </table:table-cell>
              <table:table-cell office:value-type="float" office:value="1644.889526">
                <text:p>1644.889526</text:p>
              </table:table-cell>
              <table:table-cell office:value-type="float" office:value="1708.148804">
                <text:p>1708.14880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37.894043">
                <text:p>1637.894043</text:p>
              </table:table-cell>
              <table:table-cell office:value-type="float" office:value="1710.67041">
                <text:p>1710.67041</text:p>
              </table:table-cell>
              <table:table-cell office:value-type="float" office:value="1646.486572">
                <text:p>1646.486572</text:p>
              </table:table-cell>
              <table:table-cell office:value-type="float" office:value="1708.978516">
                <text:p>1708.978516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641.302734">
                <text:p>1641.302734</text:p>
              </table:table-cell>
              <table:table-cell office:value-type="float" office:value="1708.973145">
                <text:p>1708.973145</text:p>
              </table:table-cell>
              <table:table-cell office:value-type="float" office:value="1644.349976">
                <text:p>1644.349976</text:p>
              </table:table-cell>
              <table:table-cell office:value-type="float" office:value="1706.601562">
                <text:p>1706.601562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639.588257">
                <text:p>1639.588257</text:p>
              </table:table-cell>
              <table:table-cell office:value-type="float" office:value="1711.381958">
                <text:p>1711.381958</text:p>
              </table:table-cell>
              <table:table-cell office:value-type="float" office:value="1647.453613">
                <text:p>1647.453613</text:p>
              </table:table-cell>
              <table:table-cell office:value-type="float" office:value="1706.420166">
                <text:p>1706.420166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640.639038">
                <text:p>1640.639038</text:p>
              </table:table-cell>
              <table:table-cell office:value-type="float" office:value="1710.22876">
                <text:p>1710.22876</text:p>
              </table:table-cell>
              <table:table-cell office:value-type="float" office:value="1646.194824">
                <text:p>1646.194824</text:p>
              </table:table-cell>
              <table:table-cell office:value-type="float" office:value="1703.922363">
                <text:p>1703.92236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39.26709">
                <text:p>1639.26709</text:p>
              </table:table-cell>
              <table:table-cell office:value-type="float" office:value="1710.371582">
                <text:p>1710.371582</text:p>
              </table:table-cell>
              <table:table-cell office:value-type="float" office:value="1645.59668">
                <text:p>1645.59668</text:p>
              </table:table-cell>
              <table:table-cell office:value-type="float" office:value="1709.467041">
                <text:p>1709.467041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37.164185">
                <text:p>1637.164185</text:p>
              </table:table-cell>
              <table:table-cell office:value-type="float" office:value="1713.151611">
                <text:p>1713.151611</text:p>
              </table:table-cell>
              <table:table-cell office:value-type="float" office:value="1644.357422">
                <text:p>1644.357422</text:p>
              </table:table-cell>
              <table:table-cell office:value-type="float" office:value="1708.432983">
                <text:p>1708.432983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642.115479">
                <text:p>1642.115479</text:p>
              </table:table-cell>
              <table:table-cell office:value-type="float" office:value="1712.239258">
                <text:p>1712.239258</text:p>
              </table:table-cell>
              <table:table-cell office:value-type="float" office:value="1649.041992">
                <text:p>1649.041992</text:p>
              </table:table-cell>
              <table:table-cell office:value-type="float" office:value="1710.513672">
                <text:p>1710.5136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639.924927">
                <text:p>1639.924927</text:p>
              </table:table-cell>
              <table:table-cell office:value-type="float" office:value="1713.178833">
                <text:p>1713.178833</text:p>
              </table:table-cell>
              <table:table-cell office:value-type="float" office:value="1642.419067">
                <text:p>1642.419067</text:p>
              </table:table-cell>
              <table:table-cell office:value-type="float" office:value="1713.174561">
                <text:p>1713.17456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636.612427">
                <text:p>1636.612427</text:p>
              </table:table-cell>
              <table:table-cell office:value-type="float" office:value="1715.469238">
                <text:p>1715.469238</text:p>
              </table:table-cell>
              <table:table-cell office:value-type="float" office:value="1646.456543">
                <text:p>1646.456543</text:p>
              </table:table-cell>
              <table:table-cell office:value-type="float" office:value="1709.313965">
                <text:p>1709.31396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644.817505">
                <text:p>1644.817505</text:p>
              </table:table-cell>
              <table:table-cell office:value-type="float" office:value="1710.965576">
                <text:p>1710.965576</text:p>
              </table:table-cell>
              <table:table-cell office:value-type="float" office:value="1649.42395">
                <text:p>1649.42395</text:p>
              </table:table-cell>
              <table:table-cell office:value-type="float" office:value="1708.666016">
                <text:p>1708.666016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639.991211">
                <text:p>1639.991211</text:p>
              </table:table-cell>
              <table:table-cell office:value-type="float" office:value="1715.355225">
                <text:p>1715.355225</text:p>
              </table:table-cell>
              <table:table-cell office:value-type="float" office:value="1645.121094">
                <text:p>1645.121094</text:p>
              </table:table-cell>
              <table:table-cell office:value-type="float" office:value="1712.19519">
                <text:p>1712.19519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641.021973">
                <text:p>1641.021973</text:p>
              </table:table-cell>
              <table:table-cell office:value-type="float" office:value="1711.772827">
                <text:p>1711.772827</text:p>
              </table:table-cell>
              <table:table-cell office:value-type="float" office:value="1650.335205">
                <text:p>1650.335205</text:p>
              </table:table-cell>
              <table:table-cell office:value-type="float" office:value="1707.050781">
                <text:p>1707.05078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642.21167">
                <text:p>1642.21167</text:p>
              </table:table-cell>
              <table:table-cell office:value-type="float" office:value="1717.628418">
                <text:p>1717.628418</text:p>
              </table:table-cell>
              <table:table-cell office:value-type="float" office:value="1651.74707">
                <text:p>1651.74707</text:p>
              </table:table-cell>
              <table:table-cell office:value-type="float" office:value="1711.789551">
                <text:p>1711.78955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643.19873">
                <text:p>1643.19873</text:p>
              </table:table-cell>
              <table:table-cell office:value-type="float" office:value="1712.94519">
                <text:p>1712.94519</text:p>
              </table:table-cell>
              <table:table-cell office:value-type="float" office:value="1650.365479">
                <text:p>1650.365479</text:p>
              </table:table-cell>
              <table:table-cell office:value-type="float" office:value="1710.045776">
                <text:p>1710.04577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646.122803">
                <text:p>1646.122803</text:p>
              </table:table-cell>
              <table:table-cell office:value-type="float" office:value="1713.224976">
                <text:p>1713.224976</text:p>
              </table:table-cell>
              <table:table-cell office:value-type="float" office:value="1654.512207">
                <text:p>1654.512207</text:p>
              </table:table-cell>
              <table:table-cell office:value-type="float" office:value="1710.894531">
                <text:p>1710.89453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639.755859">
                <text:p>1639.755859</text:p>
              </table:table-cell>
              <table:table-cell office:value-type="float" office:value="1715.11377">
                <text:p>1715.11377</text:p>
              </table:table-cell>
              <table:table-cell office:value-type="float" office:value="1648.106812">
                <text:p>1648.106812</text:p>
              </table:table-cell>
              <table:table-cell office:value-type="float" office:value="1710.974243">
                <text:p>1710.974243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646.490112">
                <text:p>1646.490112</text:p>
              </table:table-cell>
              <table:table-cell office:value-type="float" office:value="1714.669189">
                <text:p>1714.669189</text:p>
              </table:table-cell>
              <table:table-cell office:value-type="float" office:value="1651.0625">
                <text:p>1651.0625</text:p>
              </table:table-cell>
              <table:table-cell office:value-type="float" office:value="1710.595825">
                <text:p>1710.59582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646.310913">
                <text:p>1646.310913</text:p>
              </table:table-cell>
              <table:table-cell office:value-type="float" office:value="1713.434814">
                <text:p>1713.434814</text:p>
              </table:table-cell>
              <table:table-cell office:value-type="float" office:value="1648.39563">
                <text:p>1648.39563</text:p>
              </table:table-cell>
              <table:table-cell office:value-type="float" office:value="1713.180664">
                <text:p>1713.180664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642.993286">
                <text:p>1642.993286</text:p>
              </table:table-cell>
              <table:table-cell office:value-type="float" office:value="1711.052368">
                <text:p>1711.052368</text:p>
              </table:table-cell>
              <table:table-cell office:value-type="float" office:value="1648.145264">
                <text:p>1648.145264</text:p>
              </table:table-cell>
              <table:table-cell office:value-type="float" office:value="1710.008057">
                <text:p>1710.00805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644.37207">
                <text:p>1644.37207</text:p>
              </table:table-cell>
              <table:table-cell office:value-type="float" office:value="1714.274048">
                <text:p>1714.274048</text:p>
              </table:table-cell>
              <table:table-cell office:value-type="float" office:value="1651.865356">
                <text:p>1651.865356</text:p>
              </table:table-cell>
              <table:table-cell office:value-type="float" office:value="1711.738525">
                <text:p>1711.73852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641.245972">
                <text:p>1641.245972</text:p>
              </table:table-cell>
              <table:table-cell office:value-type="float" office:value="1717.709229">
                <text:p>1717.709229</text:p>
              </table:table-cell>
              <table:table-cell office:value-type="float" office:value="1649.189819">
                <text:p>1649.189819</text:p>
              </table:table-cell>
              <table:table-cell office:value-type="float" office:value="1713.883789">
                <text:p>1713.883789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649.040161">
                <text:p>1649.040161</text:p>
              </table:table-cell>
              <table:table-cell office:value-type="float" office:value="1689.399902">
                <text:p>1689.399902</text:p>
              </table:table-cell>
              <table:table-cell office:value-type="float" office:value="1652.303711">
                <text:p>1652.303711</text:p>
              </table:table-cell>
              <table:table-cell office:value-type="float" office:value="1691.956543">
                <text:p>1691.95654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619.156372">
                <text:p>1619.156372</text:p>
              </table:table-cell>
              <table:table-cell office:value-type="float" office:value="1711.05481">
                <text:p>1711.05481</text:p>
              </table:table-cell>
              <table:table-cell office:value-type="float" office:value="1625.398682">
                <text:p>1625.398682</text:p>
              </table:table-cell>
              <table:table-cell office:value-type="float" office:value="1713.989868">
                <text:p>1713.989868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618.685059">
                <text:p>1618.685059</text:p>
              </table:table-cell>
              <table:table-cell office:value-type="float" office:value="1688.934326">
                <text:p>1688.934326</text:p>
              </table:table-cell>
              <table:table-cell office:value-type="float" office:value="1628.596558">
                <text:p>1628.596558</text:p>
              </table:table-cell>
              <table:table-cell office:value-type="float" office:value="1682.568115">
                <text:p>1682.56811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618.130005">
                <text:p>1618.130005</text:p>
              </table:table-cell>
              <table:table-cell office:value-type="float" office:value="1681.739502">
                <text:p>1681.739502</text:p>
              </table:table-cell>
              <table:table-cell office:value-type="float" office:value="1624.164429">
                <text:p>1624.164429</text:p>
              </table:table-cell>
              <table:table-cell office:value-type="float" office:value="1680.042969">
                <text:p>1680.042969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1612.753052">
                <text:p>1612.753052</text:p>
              </table:table-cell>
              <table:table-cell office:value-type="float" office:value="1670.895752">
                <text:p>1670.895752</text:p>
              </table:table-cell>
              <table:table-cell office:value-type="float" office:value="1617.2323">
                <text:p>1617.2323</text:p>
              </table:table-cell>
              <table:table-cell office:value-type="float" office:value="1672.959595">
                <text:p>1672.95959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606.641602">
                <text:p>1606.641602</text:p>
              </table:table-cell>
              <table:table-cell office:value-type="float" office:value="1673.861572">
                <text:p>1673.861572</text:p>
              </table:table-cell>
              <table:table-cell office:value-type="float" office:value="1607.099609">
                <text:p>1607.099609</text:p>
              </table:table-cell>
              <table:table-cell office:value-type="float" office:value="1667.706421">
                <text:p>1667.70642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606.063354">
                <text:p>1606.063354</text:p>
              </table:table-cell>
              <table:table-cell office:value-type="float" office:value="1653.644531">
                <text:p>1653.644531</text:p>
              </table:table-cell>
              <table:table-cell office:value-type="float" office:value="1610.683594">
                <text:p>1610.683594</text:p>
              </table:table-cell>
              <table:table-cell office:value-type="float" office:value="1656.875732">
                <text:p>1656.875732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594.979126">
                <text:p>1594.979126</text:p>
              </table:table-cell>
              <table:table-cell office:value-type="float" office:value="1655.53833">
                <text:p>1655.53833</text:p>
              </table:table-cell>
              <table:table-cell office:value-type="float" office:value="1604.11499">
                <text:p>1604.11499</text:p>
              </table:table-cell>
              <table:table-cell office:value-type="float" office:value="1651.789062">
                <text:p>1651.789062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592.633057">
                <text:p>1592.633057</text:p>
              </table:table-cell>
              <table:table-cell office:value-type="float" office:value="1645.17334">
                <text:p>1645.17334</text:p>
              </table:table-cell>
              <table:table-cell office:value-type="float" office:value="1601.54248">
                <text:p>1601.54248</text:p>
              </table:table-cell>
              <table:table-cell office:value-type="float" office:value="1641.528931">
                <text:p>1641.52893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592.539307">
                <text:p>1592.539307</text:p>
              </table:table-cell>
              <table:table-cell office:value-type="float" office:value="1638.454346">
                <text:p>1638.454346</text:p>
              </table:table-cell>
              <table:table-cell office:value-type="float" office:value="1595.423462">
                <text:p>1595.423462</text:p>
              </table:table-cell>
              <table:table-cell office:value-type="float" office:value="1639.702271">
                <text:p>1639.7022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586.916138">
                <text:p>1586.916138</text:p>
              </table:table-cell>
              <table:table-cell office:value-type="float" office:value="1635.004639">
                <text:p>1635.004639</text:p>
              </table:table-cell>
              <table:table-cell office:value-type="float" office:value="1594.484741">
                <text:p>1594.484741</text:p>
              </table:table-cell>
              <table:table-cell office:value-type="float" office:value="1628.356689">
                <text:p>1628.35668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83.317139">
                <text:p>1583.317139</text:p>
              </table:table-cell>
              <table:table-cell office:value-type="float" office:value="1630.806396">
                <text:p>1630.806396</text:p>
              </table:table-cell>
              <table:table-cell office:value-type="float" office:value="1588.693115">
                <text:p>1588.693115</text:p>
              </table:table-cell>
              <table:table-cell office:value-type="float" office:value="1629.201538">
                <text:p>1629.201538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582.360474">
                <text:p>1582.360474</text:p>
              </table:table-cell>
              <table:table-cell office:value-type="float" office:value="1626.400757">
                <text:p>1626.400757</text:p>
              </table:table-cell>
              <table:table-cell office:value-type="float" office:value="1586.75">
                <text:p>1586.75</text:p>
              </table:table-cell>
              <table:table-cell office:value-type="float" office:value="1620.273804">
                <text:p>1620.273804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582.55249">
                <text:p>1582.55249</text:p>
              </table:table-cell>
              <table:table-cell office:value-type="float" office:value="1617.845093">
                <text:p>1617.845093</text:p>
              </table:table-cell>
              <table:table-cell office:value-type="float" office:value="1585.092773">
                <text:p>1585.092773</text:p>
              </table:table-cell>
              <table:table-cell office:value-type="float" office:value="1618.303711">
                <text:p>1618.30371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579.855713">
                <text:p>1579.855713</text:p>
              </table:table-cell>
              <table:table-cell office:value-type="float" office:value="1616.582275">
                <text:p>1616.582275</text:p>
              </table:table-cell>
              <table:table-cell office:value-type="float" office:value="1583.720215">
                <text:p>1583.720215</text:p>
              </table:table-cell>
              <table:table-cell office:value-type="float" office:value="1613.30603">
                <text:p>1613.3060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574.803345">
                <text:p>1574.803345</text:p>
              </table:table-cell>
              <table:table-cell office:value-type="float" office:value="1611.057739">
                <text:p>1611.057739</text:p>
              </table:table-cell>
              <table:table-cell office:value-type="float" office:value="1580.896851">
                <text:p>1580.896851</text:p>
              </table:table-cell>
              <table:table-cell office:value-type="float" office:value="1609.828247">
                <text:p>1609.828247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578.553589">
                <text:p>1578.553589</text:p>
              </table:table-cell>
              <table:table-cell office:value-type="float" office:value="1605.862183">
                <text:p>1605.862183</text:p>
              </table:table-cell>
              <table:table-cell office:value-type="float" office:value="1579.484619">
                <text:p>1579.484619</text:p>
              </table:table-cell>
              <table:table-cell office:value-type="float" office:value="1605.781738">
                <text:p>1605.781738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570.92041">
                <text:p>1570.92041</text:p>
              </table:table-cell>
              <table:table-cell office:value-type="float" office:value="1603.496948">
                <text:p>1603.496948</text:p>
              </table:table-cell>
              <table:table-cell office:value-type="float" office:value="1576.75415">
                <text:p>1576.75415</text:p>
              </table:table-cell>
              <table:table-cell office:value-type="float" office:value="1606.002197">
                <text:p>1606.00219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575.838257">
                <text:p>1575.838257</text:p>
              </table:table-cell>
              <table:table-cell office:value-type="float" office:value="1599.337158">
                <text:p>1599.337158</text:p>
              </table:table-cell>
              <table:table-cell office:value-type="float" office:value="1575.421265">
                <text:p>1575.421265</text:p>
              </table:table-cell>
              <table:table-cell office:value-type="float" office:value="1600.746094">
                <text:p>1600.74609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571.265991">
                <text:p>1571.265991</text:p>
              </table:table-cell>
              <table:table-cell office:value-type="float" office:value="1598.232788">
                <text:p>1598.232788</text:p>
              </table:table-cell>
              <table:table-cell office:value-type="float" office:value="1579.256226">
                <text:p>1579.256226</text:p>
              </table:table-cell>
              <table:table-cell office:value-type="float" office:value="1597.656494">
                <text:p>1597.65649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76.854004">
                <text:p>1576.854004</text:p>
              </table:table-cell>
              <table:table-cell office:value-type="float" office:value="1589.444702">
                <text:p>1589.444702</text:p>
              </table:table-cell>
              <table:table-cell office:value-type="float" office:value="1574.010864">
                <text:p>1574.010864</text:p>
              </table:table-cell>
              <table:table-cell office:value-type="float" office:value="1593.212524">
                <text:p>1593.212524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565.48291">
                <text:p>1565.48291</text:p>
              </table:table-cell>
              <table:table-cell office:value-type="float" office:value="1596.585083">
                <text:p>1596.585083</text:p>
              </table:table-cell>
              <table:table-cell office:value-type="float" office:value="1571.894775">
                <text:p>1571.894775</text:p>
              </table:table-cell>
              <table:table-cell office:value-type="float" office:value="1591.664795">
                <text:p>1591.664795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569.763916">
                <text:p>1569.763916</text:p>
              </table:table-cell>
              <table:table-cell office:value-type="float" office:value="1589.15918">
                <text:p>1589.15918</text:p>
              </table:table-cell>
              <table:table-cell office:value-type="float" office:value="1573.422852">
                <text:p>1573.422852</text:p>
              </table:table-cell>
              <table:table-cell office:value-type="float" office:value="1590.579346">
                <text:p>1590.579346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569.120605">
                <text:p>1569.120605</text:p>
              </table:table-cell>
              <table:table-cell office:value-type="float" office:value="1586.334229">
                <text:p>1586.334229</text:p>
              </table:table-cell>
              <table:table-cell office:value-type="float" office:value="1572.914307">
                <text:p>1572.914307</text:p>
              </table:table-cell>
              <table:table-cell office:value-type="float" office:value="1587.171997">
                <text:p>1587.17199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569.780518">
                <text:p>1569.780518</text:p>
              </table:table-cell>
              <table:table-cell office:value-type="float" office:value="1586.212769">
                <text:p>1586.212769</text:p>
              </table:table-cell>
              <table:table-cell office:value-type="float" office:value="1574.600708">
                <text:p>1574.600708</text:p>
              </table:table-cell>
              <table:table-cell office:value-type="float" office:value="1585.224609">
                <text:p>1585.224609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574.776489">
                <text:p>1574.776489</text:p>
              </table:table-cell>
              <table:table-cell office:value-type="float" office:value="1582.883057">
                <text:p>1582.883057</text:p>
              </table:table-cell>
              <table:table-cell office:value-type="float" office:value="1571.251099">
                <text:p>1571.251099</text:p>
              </table:table-cell>
              <table:table-cell office:value-type="float" office:value="1577.813965">
                <text:p>1577.81396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527.385254">
                <text:p>1527.385254</text:p>
              </table:table-cell>
              <table:table-cell office:value-type="float" office:value="1534.998535">
                <text:p>1534.998535</text:p>
              </table:table-cell>
              <table:table-cell office:value-type="float" office:value="1592.785034">
                <text:p>1592.785034</text:p>
              </table:table-cell>
              <table:table-cell office:value-type="float" office:value="1639.657837">
                <text:p>1639.65783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538.203247">
                <text:p>1538.203247</text:p>
              </table:table-cell>
              <table:table-cell office:value-type="float" office:value="1525.446655">
                <text:p>1525.446655</text:p>
              </table:table-cell>
              <table:table-cell office:value-type="float" office:value="1615.265747">
                <text:p>1615.265747</text:p>
              </table:table-cell>
              <table:table-cell office:value-type="float" office:value="1648.435913">
                <text:p>1648.43591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53.540161">
                <text:p>1553.540161</text:p>
              </table:table-cell>
              <table:table-cell office:value-type="float" office:value="1538.988892">
                <text:p>1538.988892</text:p>
              </table:table-cell>
              <table:table-cell office:value-type="float" office:value="1632.038452">
                <text:p>1632.038452</text:p>
              </table:table-cell>
              <table:table-cell office:value-type="float" office:value="1659.327026">
                <text:p>1659.32702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53.797241">
                <text:p>1553.797241</text:p>
              </table:table-cell>
              <table:table-cell office:value-type="float" office:value="1567.227051">
                <text:p>1567.227051</text:p>
              </table:table-cell>
              <table:table-cell office:value-type="float" office:value="1639.349854">
                <text:p>1639.349854</text:p>
              </table:table-cell>
              <table:table-cell office:value-type="float" office:value="1618.609375">
                <text:p>1618.609375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86.774414">
                <text:p>1586.774414</text:p>
              </table:table-cell>
              <table:table-cell office:value-type="float" office:value="1597.780029">
                <text:p>1597.780029</text:p>
              </table:table-cell>
              <table:table-cell office:value-type="float" office:value="1633.307251">
                <text:p>1633.307251</text:p>
              </table:table-cell>
              <table:table-cell office:value-type="float" office:value="1654.562744">
                <text:p>1654.56274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75.677002">
                <text:p>1575.677002</text:p>
              </table:table-cell>
              <table:table-cell office:value-type="float" office:value="1592.611084">
                <text:p>1592.611084</text:p>
              </table:table-cell>
              <table:table-cell office:value-type="float" office:value="1621.466553">
                <text:p>1621.466553</text:p>
              </table:table-cell>
              <table:table-cell office:value-type="float" office:value="1696.046021">
                <text:p>1696.04602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85.921997">
                <text:p>1585.921997</text:p>
              </table:table-cell>
              <table:table-cell office:value-type="float" office:value="1614.314209">
                <text:p>1614.314209</text:p>
              </table:table-cell>
              <table:table-cell office:value-type="float" office:value="1637.82251">
                <text:p>1637.82251</text:p>
              </table:table-cell>
              <table:table-cell office:value-type="float" office:value="1693.845337">
                <text:p>1693.845337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00.091309">
                <text:p>1600.091309</text:p>
              </table:table-cell>
              <table:table-cell office:value-type="float" office:value="1629.797363">
                <text:p>1629.797363</text:p>
              </table:table-cell>
              <table:table-cell office:value-type="float" office:value="1642.574829">
                <text:p>1642.574829</text:p>
              </table:table-cell>
              <table:table-cell office:value-type="float" office:value="1710.998901">
                <text:p>1710.99890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611.293457">
                <text:p>1611.293457</text:p>
              </table:table-cell>
              <table:table-cell office:value-type="float" office:value="1642.443604">
                <text:p>1642.443604</text:p>
              </table:table-cell>
              <table:table-cell office:value-type="float" office:value="1644.557129">
                <text:p>1644.557129</text:p>
              </table:table-cell>
              <table:table-cell office:value-type="float" office:value="1704.405518">
                <text:p>1704.40551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1622.282837">
                <text:p>1622.282837</text:p>
              </table:table-cell>
              <table:table-cell office:value-type="float" office:value="1647.111206">
                <text:p>1647.111206</text:p>
              </table:table-cell>
              <table:table-cell office:value-type="float" office:value="1641.464844">
                <text:p>1641.464844</text:p>
              </table:table-cell>
              <table:table-cell office:value-type="float" office:value="1702.626465">
                <text:p>1702.62646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619.846924">
                <text:p>1619.846924</text:p>
              </table:table-cell>
              <table:table-cell office:value-type="float" office:value="1689.256104">
                <text:p>1689.256104</text:p>
              </table:table-cell>
              <table:table-cell office:value-type="float" office:value="1610.854004">
                <text:p>1610.854004</text:p>
              </table:table-cell>
              <table:table-cell office:value-type="float" office:value="1686.814697">
                <text:p>1686.814697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621.715088">
                <text:p>1621.715088</text:p>
              </table:table-cell>
              <table:table-cell office:value-type="float" office:value="1678.089355">
                <text:p>1678.089355</text:p>
              </table:table-cell>
              <table:table-cell office:value-type="float" office:value="1619.240723">
                <text:p>1619.240723</text:p>
              </table:table-cell>
              <table:table-cell office:value-type="float" office:value="1666.56604">
                <text:p>1666.56604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1622.887207">
                <text:p>1622.887207</text:p>
              </table:table-cell>
              <table:table-cell office:value-type="float" office:value="1679.074707">
                <text:p>1679.074707</text:p>
              </table:table-cell>
              <table:table-cell office:value-type="float" office:value="1625.910645">
                <text:p>1625.910645</text:p>
              </table:table-cell>
              <table:table-cell office:value-type="float" office:value="1667.320068">
                <text:p>1667.320068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626.031372">
                <text:p>1626.031372</text:p>
              </table:table-cell>
              <table:table-cell office:value-type="float" office:value="1675.937256">
                <text:p>1675.937256</text:p>
              </table:table-cell>
              <table:table-cell office:value-type="float" office:value="1622.494019">
                <text:p>1622.494019</text:p>
              </table:table-cell>
              <table:table-cell office:value-type="float" office:value="1678.407715">
                <text:p>1678.40771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616.611206">
                <text:p>1616.611206</text:p>
              </table:table-cell>
              <table:table-cell office:value-type="float" office:value="1684.810669">
                <text:p>1684.810669</text:p>
              </table:table-cell>
              <table:table-cell office:value-type="float" office:value="1626.502686">
                <text:p>1626.502686</text:p>
              </table:table-cell>
              <table:table-cell office:value-type="float" office:value="1675.652222">
                <text:p>1675.65222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625.391968">
                <text:p>1625.391968</text:p>
              </table:table-cell>
              <table:table-cell office:value-type="float" office:value="1680.039673">
                <text:p>1680.039673</text:p>
              </table:table-cell>
              <table:table-cell office:value-type="float" office:value="1626.785522">
                <text:p>1626.785522</text:p>
              </table:table-cell>
              <table:table-cell office:value-type="float" office:value="1676.883179">
                <text:p>1676.883179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622.768311">
                <text:p>1622.768311</text:p>
              </table:table-cell>
              <table:table-cell office:value-type="float" office:value="1684.005005">
                <text:p>1684.005005</text:p>
              </table:table-cell>
              <table:table-cell office:value-type="float" office:value="1625.733643">
                <text:p>1625.733643</text:p>
              </table:table-cell>
              <table:table-cell office:value-type="float" office:value="1680.219971">
                <text:p>1680.2199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23.831787">
                <text:p>1623.831787</text:p>
              </table:table-cell>
              <table:table-cell office:value-type="float" office:value="1681.089111">
                <text:p>1681.089111</text:p>
              </table:table-cell>
              <table:table-cell office:value-type="float" office:value="1630.335938">
                <text:p>1630.335938</text:p>
              </table:table-cell>
              <table:table-cell office:value-type="float" office:value="1676.641113">
                <text:p>1676.64111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23.343018">
                <text:p>1623.343018</text:p>
              </table:table-cell>
              <table:table-cell office:value-type="float" office:value="1684.423462">
                <text:p>1684.423462</text:p>
              </table:table-cell>
              <table:table-cell office:value-type="float" office:value="1628.132812">
                <text:p>1628.132812</text:p>
              </table:table-cell>
              <table:table-cell office:value-type="float" office:value="1679.649536">
                <text:p>1679.649536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622.225342">
                <text:p>1622.225342</text:p>
              </table:table-cell>
              <table:table-cell office:value-type="float" office:value="1684.658936">
                <text:p>1684.658936</text:p>
              </table:table-cell>
              <table:table-cell office:value-type="float" office:value="1630.215332">
                <text:p>1630.215332</text:p>
              </table:table-cell>
              <table:table-cell office:value-type="float" office:value="1679.475342">
                <text:p>1679.47534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623.362671">
                <text:p>1623.362671</text:p>
              </table:table-cell>
              <table:table-cell office:value-type="float" office:value="1684.047607">
                <text:p>1684.047607</text:p>
              </table:table-cell>
              <table:table-cell office:value-type="float" office:value="1631.963379">
                <text:p>1631.963379</text:p>
              </table:table-cell>
              <table:table-cell office:value-type="float" office:value="1679.614014">
                <text:p>1679.614014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623.215454">
                <text:p>1623.215454</text:p>
              </table:table-cell>
              <table:table-cell office:value-type="float" office:value="1686.313965">
                <text:p>1686.313965</text:p>
              </table:table-cell>
              <table:table-cell office:value-type="float" office:value="1629.433838">
                <text:p>1629.433838</text:p>
              </table:table-cell>
              <table:table-cell office:value-type="float" office:value="1683.709595">
                <text:p>1683.70959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620.820068">
                <text:p>1620.820068</text:p>
              </table:table-cell>
              <table:table-cell office:value-type="float" office:value="1688.580566">
                <text:p>1688.580566</text:p>
              </table:table-cell>
              <table:table-cell office:value-type="float" office:value="1630.870605">
                <text:p>1630.870605</text:p>
              </table:table-cell>
              <table:table-cell office:value-type="float" office:value="1682.271851">
                <text:p>1682.27185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627.326904">
                <text:p>1627.326904</text:p>
              </table:table-cell>
              <table:table-cell office:value-type="float" office:value="1685.445679">
                <text:p>1685.445679</text:p>
              </table:table-cell>
              <table:table-cell office:value-type="float" office:value="1628.469482">
                <text:p>1628.469482</text:p>
              </table:table-cell>
              <table:table-cell office:value-type="float" office:value="1683.509033">
                <text:p>1683.50903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626.063965">
                <text:p>1626.063965</text:p>
              </table:table-cell>
              <table:table-cell office:value-type="float" office:value="1684.374512">
                <text:p>1684.374512</text:p>
              </table:table-cell>
              <table:table-cell office:value-type="float" office:value="1631.723633">
                <text:p>1631.723633</text:p>
              </table:table-cell>
              <table:table-cell office:value-type="float" office:value="1683.316284">
                <text:p>1683.31628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623.298218">
                <text:p>1623.298218</text:p>
              </table:table-cell>
              <table:table-cell office:value-type="float" office:value="1689.127808">
                <text:p>1689.127808</text:p>
              </table:table-cell>
              <table:table-cell office:value-type="float" office:value="1631.440918">
                <text:p>1631.440918</text:p>
              </table:table-cell>
              <table:table-cell office:value-type="float" office:value="1682.526611">
                <text:p>1682.52661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624.144287">
                <text:p>1624.144287</text:p>
              </table:table-cell>
              <table:table-cell office:value-type="float" office:value="1688.346802">
                <text:p>1688.346802</text:p>
              </table:table-cell>
              <table:table-cell office:value-type="float" office:value="1632.904419">
                <text:p>1632.904419</text:p>
              </table:table-cell>
              <table:table-cell office:value-type="float" office:value="1683.643311">
                <text:p>1683.643311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29.763672">
                <text:p>1629.763672</text:p>
              </table:table-cell>
              <table:table-cell office:value-type="float" office:value="1686.740967">
                <text:p>1686.740967</text:p>
              </table:table-cell>
              <table:table-cell office:value-type="float" office:value="1633.86499">
                <text:p>1633.86499</text:p>
              </table:table-cell>
              <table:table-cell office:value-type="float" office:value="1682.776978">
                <text:p>1682.77697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23.568359">
                <text:p>1623.568359</text:p>
              </table:table-cell>
              <table:table-cell office:value-type="float" office:value="1690.726807">
                <text:p>1690.726807</text:p>
              </table:table-cell>
              <table:table-cell office:value-type="float" office:value="1632.820679">
                <text:p>1632.820679</text:p>
              </table:table-cell>
              <table:table-cell office:value-type="float" office:value="1685.163208">
                <text:p>1685.16320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25.274048">
                <text:p>1625.274048</text:p>
              </table:table-cell>
              <table:table-cell office:value-type="float" office:value="1689.640503">
                <text:p>1689.640503</text:p>
              </table:table-cell>
              <table:table-cell office:value-type="float" office:value="1631.239014">
                <text:p>1631.239014</text:p>
              </table:table-cell>
              <table:table-cell office:value-type="float" office:value="1687.207764">
                <text:p>1687.20776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26.0625">
                <text:p>1626.0625</text:p>
              </table:table-cell>
              <table:table-cell office:value-type="float" office:value="1692.849976">
                <text:p>1692.849976</text:p>
              </table:table-cell>
              <table:table-cell office:value-type="float" office:value="1634.597656">
                <text:p>1634.597656</text:p>
              </table:table-cell>
              <table:table-cell office:value-type="float" office:value="1683.4823">
                <text:p>1683.482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28.578125">
                <text:p>1628.578125</text:p>
              </table:table-cell>
              <table:table-cell office:value-type="float" office:value="1690.69873">
                <text:p>1690.69873</text:p>
              </table:table-cell>
              <table:table-cell office:value-type="float" office:value="1635.544434">
                <text:p>1635.544434</text:p>
              </table:table-cell>
              <table:table-cell office:value-type="float" office:value="1688.963013">
                <text:p>1688.96301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23.118896">
                <text:p>1623.118896</text:p>
              </table:table-cell>
              <table:table-cell office:value-type="float" office:value="1690.225586">
                <text:p>1690.225586</text:p>
              </table:table-cell>
              <table:table-cell office:value-type="float" office:value="1634.184204">
                <text:p>1634.184204</text:p>
              </table:table-cell>
              <table:table-cell office:value-type="float" office:value="1687.637817">
                <text:p>1687.637817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28.715454">
                <text:p>1628.715454</text:p>
              </table:table-cell>
              <table:table-cell office:value-type="float" office:value="1691.518188">
                <text:p>1691.518188</text:p>
              </table:table-cell>
              <table:table-cell office:value-type="float" office:value="1636.186401">
                <text:p>1636.186401</text:p>
              </table:table-cell>
              <table:table-cell office:value-type="float" office:value="1684.467896">
                <text:p>1684.467896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29.981079">
                <text:p>1629.981079</text:p>
              </table:table-cell>
              <table:table-cell office:value-type="float" office:value="1689.680542">
                <text:p>1689.680542</text:p>
              </table:table-cell>
              <table:table-cell office:value-type="float" office:value="1635.291748">
                <text:p>1635.291748</text:p>
              </table:table-cell>
              <table:table-cell office:value-type="float" office:value="1689.22583">
                <text:p>1689.225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26.563599">
                <text:p>1626.563599</text:p>
              </table:table-cell>
              <table:table-cell office:value-type="float" office:value="1694.381836">
                <text:p>1694.381836</text:p>
              </table:table-cell>
              <table:table-cell office:value-type="float" office:value="1633.445068">
                <text:p>1633.445068</text:p>
              </table:table-cell>
              <table:table-cell office:value-type="float" office:value="1689.641357">
                <text:p>1689.641357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632.233643">
                <text:p>1632.233643</text:p>
              </table:table-cell>
              <table:table-cell office:value-type="float" office:value="1689.451904">
                <text:p>1689.451904</text:p>
              </table:table-cell>
              <table:table-cell office:value-type="float" office:value="1639.319458">
                <text:p>1639.319458</text:p>
              </table:table-cell>
              <table:table-cell office:value-type="float" office:value="1685.75061">
                <text:p>1685.75061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627.942017">
                <text:p>1627.942017</text:p>
              </table:table-cell>
              <table:table-cell office:value-type="float" office:value="1692.391968">
                <text:p>1692.391968</text:p>
              </table:table-cell>
              <table:table-cell office:value-type="float" office:value="1633.025513">
                <text:p>1633.025513</text:p>
              </table:table-cell>
              <table:table-cell office:value-type="float" office:value="1692.389893">
                <text:p>1692.38989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27.977783">
                <text:p>1627.977783</text:p>
              </table:table-cell>
              <table:table-cell office:value-type="float" office:value="1692.107178">
                <text:p>1692.107178</text:p>
              </table:table-cell>
              <table:table-cell office:value-type="float" office:value="1636.992432">
                <text:p>1636.992432</text:p>
              </table:table-cell>
              <table:table-cell office:value-type="float" office:value="1687.727783">
                <text:p>1687.7277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30.086304">
                <text:p>1630.086304</text:p>
              </table:table-cell>
              <table:table-cell office:value-type="float" office:value="1693.79541">
                <text:p>1693.79541</text:p>
              </table:table-cell>
              <table:table-cell office:value-type="float" office:value="1632.537109">
                <text:p>1632.537109</text:p>
              </table:table-cell>
              <table:table-cell office:value-type="float" office:value="1690.546021">
                <text:p>1690.54602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24.490845">
                <text:p>1624.490845</text:p>
              </table:table-cell>
              <table:table-cell office:value-type="float" office:value="1692.880493">
                <text:p>1692.880493</text:p>
              </table:table-cell>
              <table:table-cell office:value-type="float" office:value="1633.972168">
                <text:p>1633.972168</text:p>
              </table:table-cell>
              <table:table-cell office:value-type="float" office:value="1693.297485">
                <text:p>1693.297485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627.918945">
                <text:p>1627.918945</text:p>
              </table:table-cell>
              <table:table-cell office:value-type="float" office:value="1695.201416">
                <text:p>1695.201416</text:p>
              </table:table-cell>
              <table:table-cell office:value-type="float" office:value="1634.886597">
                <text:p>1634.886597</text:p>
              </table:table-cell>
              <table:table-cell office:value-type="float" office:value="1689.277588">
                <text:p>1689.27758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628.758667">
                <text:p>1628.758667</text:p>
              </table:table-cell>
              <table:table-cell office:value-type="float" office:value="1692.311523">
                <text:p>1692.311523</text:p>
              </table:table-cell>
              <table:table-cell office:value-type="float" office:value="1635.529785">
                <text:p>1635.529785</text:p>
              </table:table-cell>
              <table:table-cell office:value-type="float" office:value="1690.775879">
                <text:p>1690.775879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631.02771">
                <text:p>1631.02771</text:p>
              </table:table-cell>
              <table:table-cell office:value-type="float" office:value="1694.176758">
                <text:p>1694.176758</text:p>
              </table:table-cell>
              <table:table-cell office:value-type="float" office:value="1637.081543">
                <text:p>1637.081543</text:p>
              </table:table-cell>
              <table:table-cell office:value-type="float" office:value="1692.254761">
                <text:p>1692.25476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632.161621">
                <text:p>1632.161621</text:p>
              </table:table-cell>
              <table:table-cell office:value-type="float" office:value="1691.200806">
                <text:p>1691.200806</text:p>
              </table:table-cell>
              <table:table-cell office:value-type="float" office:value="1636.427124">
                <text:p>1636.427124</text:p>
              </table:table-cell>
              <table:table-cell office:value-type="float" office:value="1690.968018">
                <text:p>1690.96801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627.341553">
                <text:p>1627.341553</text:p>
              </table:table-cell>
              <table:table-cell office:value-type="float" office:value="1697.791626">
                <text:p>1697.791626</text:p>
              </table:table-cell>
              <table:table-cell office:value-type="float" office:value="1635.107056">
                <text:p>1635.107056</text:p>
              </table:table-cell>
              <table:table-cell office:value-type="float" office:value="1692.18335">
                <text:p>1692.18335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630.815674">
                <text:p>1630.815674</text:p>
              </table:table-cell>
              <table:table-cell office:value-type="float" office:value="1693.126343">
                <text:p>1693.126343</text:p>
              </table:table-cell>
              <table:table-cell office:value-type="float" office:value="1639.782104">
                <text:p>1639.782104</text:p>
              </table:table-cell>
              <table:table-cell office:value-type="float" office:value="1689.604126">
                <text:p>1689.604126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631.120239">
                <text:p>1631.120239</text:p>
              </table:table-cell>
              <table:table-cell office:value-type="float" office:value="1693.621704">
                <text:p>1693.621704</text:p>
              </table:table-cell>
              <table:table-cell office:value-type="float" office:value="1636.519409">
                <text:p>1636.519409</text:p>
              </table:table-cell>
              <table:table-cell office:value-type="float" office:value="1691.137695">
                <text:p>1691.13769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632.006958">
                <text:p>1632.006958</text:p>
              </table:table-cell>
              <table:table-cell office:value-type="float" office:value="1695.561768">
                <text:p>1695.561768</text:p>
              </table:table-cell>
              <table:table-cell office:value-type="float" office:value="1634.307373">
                <text:p>1634.307373</text:p>
              </table:table-cell>
              <table:table-cell office:value-type="float" office:value="1694.449829">
                <text:p>1694.44982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627.858032">
                <text:p>1627.858032</text:p>
              </table:table-cell>
              <table:table-cell office:value-type="float" office:value="1694.396851">
                <text:p>1694.396851</text:p>
              </table:table-cell>
              <table:table-cell office:value-type="float" office:value="1642.970703">
                <text:p>1642.970703</text:p>
              </table:table-cell>
              <table:table-cell office:value-type="float" office:value="1688.145508">
                <text:p>1688.14550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631.30896">
                <text:p>1631.30896</text:p>
              </table:table-cell>
              <table:table-cell office:value-type="float" office:value="1696.578613">
                <text:p>1696.578613</text:p>
              </table:table-cell>
              <table:table-cell office:value-type="float" office:value="1639.348877">
                <text:p>1639.348877</text:p>
              </table:table-cell>
              <table:table-cell office:value-type="float" office:value="1691.566162">
                <text:p>1691.56616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631.321289">
                <text:p>1631.321289</text:p>
              </table:table-cell>
              <table:table-cell office:value-type="float" office:value="1696.275391">
                <text:p>1696.275391</text:p>
              </table:table-cell>
              <table:table-cell office:value-type="float" office:value="1636.694092">
                <text:p>1636.694092</text:p>
              </table:table-cell>
              <table:table-cell office:value-type="float" office:value="1693.331055">
                <text:p>1693.33105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1630.991211">
                <text:p>1630.991211</text:p>
              </table:table-cell>
              <table:table-cell office:value-type="float" office:value="1696.925659">
                <text:p>1696.925659</text:p>
              </table:table-cell>
              <table:table-cell office:value-type="float" office:value="1638.30957">
                <text:p>1638.30957</text:p>
              </table:table-cell>
              <table:table-cell office:value-type="float" office:value="1693.907593">
                <text:p>1693.90759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31.599976">
                <text:p>1631.599976</text:p>
              </table:table-cell>
              <table:table-cell office:value-type="float" office:value="1696.042847">
                <text:p>1696.042847</text:p>
              </table:table-cell>
              <table:table-cell office:value-type="float" office:value="1638.491943">
                <text:p>1638.491943</text:p>
              </table:table-cell>
              <table:table-cell office:value-type="float" office:value="1697.962402">
                <text:p>1697.96240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34.268799">
                <text:p>1634.268799</text:p>
              </table:table-cell>
              <table:table-cell office:value-type="float" office:value="1697.671387">
                <text:p>1697.671387</text:p>
              </table:table-cell>
              <table:table-cell office:value-type="float" office:value="1637.662354">
                <text:p>1637.662354</text:p>
              </table:table-cell>
              <table:table-cell office:value-type="float" office:value="1698.473999">
                <text:p>1698.473999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32.433228">
                <text:p>1632.433228</text:p>
              </table:table-cell>
              <table:table-cell office:value-type="float" office:value="1702.197754">
                <text:p>1702.197754</text:p>
              </table:table-cell>
              <table:table-cell office:value-type="float" office:value="1637.550293">
                <text:p>1637.550293</text:p>
              </table:table-cell>
              <table:table-cell office:value-type="float" office:value="1698.641602">
                <text:p>1698.64160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33.135376">
                <text:p>1633.135376</text:p>
              </table:table-cell>
              <table:table-cell office:value-type="float" office:value="1700.866211">
                <text:p>1700.866211</text:p>
              </table:table-cell>
              <table:table-cell office:value-type="float" office:value="1640.421875">
                <text:p>1640.421875</text:p>
              </table:table-cell>
              <table:table-cell office:value-type="float" office:value="1698.035889">
                <text:p>1698.035889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37.167969">
                <text:p>1637.167969</text:p>
              </table:table-cell>
              <table:table-cell office:value-type="float" office:value="1702.53894">
                <text:p>1702.53894</text:p>
              </table:table-cell>
              <table:table-cell office:value-type="float" office:value="1639.234131">
                <text:p>1639.234131</text:p>
              </table:table-cell>
              <table:table-cell office:value-type="float" office:value="1701.287231">
                <text:p>1701.287231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1636.209961">
                <text:p>1636.209961</text:p>
              </table:table-cell>
              <table:table-cell office:value-type="float" office:value="1699.82019">
                <text:p>1699.82019</text:p>
              </table:table-cell>
              <table:table-cell office:value-type="float" office:value="1642.711914">
                <text:p>1642.711914</text:p>
              </table:table-cell>
              <table:table-cell office:value-type="float" office:value="1702.518799">
                <text:p>1702.518799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1635.197998">
                <text:p>1635.197998</text:p>
              </table:table-cell>
              <table:table-cell office:value-type="float" office:value="1702.652344">
                <text:p>1702.652344</text:p>
              </table:table-cell>
              <table:table-cell office:value-type="float" office:value="1642.415771">
                <text:p>1642.415771</text:p>
              </table:table-cell>
              <table:table-cell office:value-type="float" office:value="1696.625854">
                <text:p>1696.62585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637.677856">
                <text:p>1637.677856</text:p>
              </table:table-cell>
              <table:table-cell office:value-type="float" office:value="1705.213867">
                <text:p>1705.213867</text:p>
              </table:table-cell>
              <table:table-cell office:value-type="float" office:value="1644.419434">
                <text:p>1644.419434</text:p>
              </table:table-cell>
              <table:table-cell office:value-type="float" office:value="1698.391479">
                <text:p>1698.391479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1637.334717">
                <text:p>1637.334717</text:p>
              </table:table-cell>
              <table:table-cell office:value-type="float" office:value="1702.972656">
                <text:p>1702.972656</text:p>
              </table:table-cell>
              <table:table-cell office:value-type="float" office:value="1642.881104">
                <text:p>1642.881104</text:p>
              </table:table-cell>
              <table:table-cell office:value-type="float" office:value="1703.346802">
                <text:p>1703.346802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1633.40918">
                <text:p>1633.40918</text:p>
              </table:table-cell>
              <table:table-cell office:value-type="float" office:value="1705.108643">
                <text:p>1705.108643</text:p>
              </table:table-cell>
              <table:table-cell office:value-type="float" office:value="1641.693359">
                <text:p>1641.693359</text:p>
              </table:table-cell>
              <table:table-cell office:value-type="float" office:value="1700.205322">
                <text:p>1700.205322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635.138672">
                <text:p>1635.138672</text:p>
              </table:table-cell>
              <table:table-cell office:value-type="float" office:value="1704.794067">
                <text:p>1704.794067</text:p>
              </table:table-cell>
              <table:table-cell office:value-type="float" office:value="1645.047607">
                <text:p>1645.047607</text:p>
              </table:table-cell>
              <table:table-cell office:value-type="float" office:value="1703.060913">
                <text:p>1703.06091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637.888916">
                <text:p>1637.888916</text:p>
              </table:table-cell>
              <table:table-cell office:value-type="float" office:value="1704.620972">
                <text:p>1704.620972</text:p>
              </table:table-cell>
              <table:table-cell office:value-type="float" office:value="1641.987793">
                <text:p>1641.987793</text:p>
              </table:table-cell>
              <table:table-cell office:value-type="float" office:value="1702.572388">
                <text:p>1702.572388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35.673828">
                <text:p>1635.673828</text:p>
              </table:table-cell>
              <table:table-cell office:value-type="float" office:value="1706.860229">
                <text:p>1706.860229</text:p>
              </table:table-cell>
              <table:table-cell office:value-type="float" office:value="1641.762207">
                <text:p>1641.762207</text:p>
              </table:table-cell>
              <table:table-cell office:value-type="float" office:value="1703.445068">
                <text:p>1703.445068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36.496704">
                <text:p>1636.496704</text:p>
              </table:table-cell>
              <table:table-cell office:value-type="float" office:value="1704.220337">
                <text:p>1704.220337</text:p>
              </table:table-cell>
              <table:table-cell office:value-type="float" office:value="1645.774048">
                <text:p>1645.774048</text:p>
              </table:table-cell>
              <table:table-cell office:value-type="float" office:value="1700.636963">
                <text:p>1700.63696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637.183716">
                <text:p>1637.183716</text:p>
              </table:table-cell>
              <table:table-cell office:value-type="float" office:value="1707.452515">
                <text:p>1707.452515</text:p>
              </table:table-cell>
              <table:table-cell office:value-type="float" office:value="1641.479492">
                <text:p>1641.479492</text:p>
              </table:table-cell>
              <table:table-cell office:value-type="float" office:value="1704.210938">
                <text:p>1704.210938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633.339233">
                <text:p>1633.339233</text:p>
              </table:table-cell>
              <table:table-cell office:value-type="float" office:value="1706.51416">
                <text:p>1706.51416</text:p>
              </table:table-cell>
              <table:table-cell office:value-type="float" office:value="1642.404419">
                <text:p>1642.404419</text:p>
              </table:table-cell>
              <table:table-cell office:value-type="float" office:value="1702.901367">
                <text:p>1702.9013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640.586548">
                <text:p>1640.586548</text:p>
              </table:table-cell>
              <table:table-cell office:value-type="float" office:value="1706.927368">
                <text:p>1706.927368</text:p>
              </table:table-cell>
              <table:table-cell office:value-type="float" office:value="1643.650513">
                <text:p>1643.650513</text:p>
              </table:table-cell>
              <table:table-cell office:value-type="float" office:value="1707.259766">
                <text:p>1707.259766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637.035156">
                <text:p>1637.035156</text:p>
              </table:table-cell>
              <table:table-cell office:value-type="float" office:value="1706.197021">
                <text:p>1706.197021</text:p>
              </table:table-cell>
              <table:table-cell office:value-type="float" office:value="1641.848755">
                <text:p>1641.848755</text:p>
              </table:table-cell>
              <table:table-cell office:value-type="float" office:value="1703.823608">
                <text:p>1703.82360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38.456177">
                <text:p>1638.456177</text:p>
              </table:table-cell>
              <table:table-cell office:value-type="float" office:value="1704.399902">
                <text:p>1704.399902</text:p>
              </table:table-cell>
              <table:table-cell office:value-type="float" office:value="1642.904663">
                <text:p>1642.904663</text:p>
              </table:table-cell>
              <table:table-cell office:value-type="float" office:value="1702.393921">
                <text:p>1702.393921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43.066772">
                <text:p>1643.066772</text:p>
              </table:table-cell>
              <table:table-cell office:value-type="float" office:value="1707.529907">
                <text:p>1707.529907</text:p>
              </table:table-cell>
              <table:table-cell office:value-type="float" office:value="1648.754761">
                <text:p>1648.754761</text:p>
              </table:table-cell>
              <table:table-cell office:value-type="float" office:value="1707.109985">
                <text:p>1707.10998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37.445312">
                <text:p>1637.445312</text:p>
              </table:table-cell>
              <table:table-cell office:value-type="float" office:value="1707.055542">
                <text:p>1707.055542</text:p>
              </table:table-cell>
              <table:table-cell office:value-type="float" office:value="1644.047852">
                <text:p>1644.047852</text:p>
              </table:table-cell>
              <table:table-cell office:value-type="float" office:value="1706.211792">
                <text:p>1706.211792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41.007446">
                <text:p>1641.007446</text:p>
              </table:table-cell>
              <table:table-cell office:value-type="float" office:value="1703.025757">
                <text:p>1703.025757</text:p>
              </table:table-cell>
              <table:table-cell office:value-type="float" office:value="1647.770508">
                <text:p>1647.770508</text:p>
              </table:table-cell>
              <table:table-cell office:value-type="float" office:value="1701.318604">
                <text:p>1701.318604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638.138916">
                <text:p>1638.138916</text:p>
              </table:table-cell>
              <table:table-cell office:value-type="float" office:value="1707.450073">
                <text:p>1707.450073</text:p>
              </table:table-cell>
              <table:table-cell office:value-type="float" office:value="1643.246582">
                <text:p>1643.246582</text:p>
              </table:table-cell>
              <table:table-cell office:value-type="float" office:value="1705.146484">
                <text:p>1705.146484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639.477661">
                <text:p>1639.477661</text:p>
              </table:table-cell>
              <table:table-cell office:value-type="float" office:value="1704.366211">
                <text:p>1704.366211</text:p>
              </table:table-cell>
              <table:table-cell office:value-type="float" office:value="1645.097656">
                <text:p>1645.097656</text:p>
              </table:table-cell>
              <table:table-cell office:value-type="float" office:value="1704.465332">
                <text:p>1704.465332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636.760254">
                <text:p>1636.760254</text:p>
              </table:table-cell>
              <table:table-cell office:value-type="float" office:value="1712.309326">
                <text:p>1712.309326</text:p>
              </table:table-cell>
              <table:table-cell office:value-type="float" office:value="1643.550537">
                <text:p>1643.550537</text:p>
              </table:table-cell>
              <table:table-cell office:value-type="float" office:value="1709.737671">
                <text:p>1709.7376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640.75769">
                <text:p>1640.75769</text:p>
              </table:table-cell>
              <table:table-cell office:value-type="float" office:value="1710.784668">
                <text:p>1710.784668</text:p>
              </table:table-cell>
              <table:table-cell office:value-type="float" office:value="1645.528931">
                <text:p>1645.528931</text:p>
              </table:table-cell>
              <table:table-cell office:value-type="float" office:value="1707.519531">
                <text:p>1707.51953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639.620117">
                <text:p>1639.620117</text:p>
              </table:table-cell>
              <table:table-cell office:value-type="float" office:value="1710.275513">
                <text:p>1710.275513</text:p>
              </table:table-cell>
              <table:table-cell office:value-type="float" office:value="1645.192505">
                <text:p>1645.192505</text:p>
              </table:table-cell>
              <table:table-cell office:value-type="float" office:value="1708.126953">
                <text:p>1708.12695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642.57666">
                <text:p>1642.57666</text:p>
              </table:table-cell>
              <table:table-cell office:value-type="float" office:value="1711.162231">
                <text:p>1711.162231</text:p>
              </table:table-cell>
              <table:table-cell office:value-type="float" office:value="1648.210083">
                <text:p>1648.210083</text:p>
              </table:table-cell>
              <table:table-cell office:value-type="float" office:value="1708.339722">
                <text:p>1708.339722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1640.905029">
                <text:p>1640.905029</text:p>
              </table:table-cell>
              <table:table-cell office:value-type="float" office:value="1708.546631">
                <text:p>1708.546631</text:p>
              </table:table-cell>
              <table:table-cell office:value-type="float" office:value="1648.186401">
                <text:p>1648.186401</text:p>
              </table:table-cell>
              <table:table-cell office:value-type="float" office:value="1707.129272">
                <text:p>1707.129272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41.266846">
                <text:p>1641.266846</text:p>
              </table:table-cell>
              <table:table-cell office:value-type="float" office:value="1710.47998">
                <text:p>1710.47998</text:p>
              </table:table-cell>
              <table:table-cell office:value-type="float" office:value="1647.973877">
                <text:p>1647.973877</text:p>
              </table:table-cell>
              <table:table-cell office:value-type="float" office:value="1707.896362">
                <text:p>1707.896362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42.262695">
                <text:p>1642.262695</text:p>
              </table:table-cell>
              <table:table-cell office:value-type="float" office:value="1711.520874">
                <text:p>1711.520874</text:p>
              </table:table-cell>
              <table:table-cell office:value-type="float" office:value="1650.151367">
                <text:p>1650.151367</text:p>
              </table:table-cell>
              <table:table-cell office:value-type="float" office:value="1707.650635">
                <text:p>1707.65063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39.84729">
                <text:p>1639.84729</text:p>
              </table:table-cell>
              <table:table-cell office:value-type="float" office:value="1709.70459">
                <text:p>1709.70459</text:p>
              </table:table-cell>
              <table:table-cell office:value-type="float" office:value="1650.856567">
                <text:p>1650.856567</text:p>
              </table:table-cell>
              <table:table-cell office:value-type="float" office:value="1705.680908">
                <text:p>1705.68090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39.374146">
                <text:p>1639.374146</text:p>
              </table:table-cell>
              <table:table-cell office:value-type="float" office:value="1710.676636">
                <text:p>1710.676636</text:p>
              </table:table-cell>
              <table:table-cell office:value-type="float" office:value="1646.453613">
                <text:p>1646.453613</text:p>
              </table:table-cell>
              <table:table-cell office:value-type="float" office:value="1708.299194">
                <text:p>1708.29919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39.108032">
                <text:p>1639.108032</text:p>
              </table:table-cell>
              <table:table-cell office:value-type="float" office:value="1708.385498">
                <text:p>1708.385498</text:p>
              </table:table-cell>
              <table:table-cell office:value-type="float" office:value="1645.182373">
                <text:p>1645.182373</text:p>
              </table:table-cell>
              <table:table-cell office:value-type="float" office:value="1708.490234">
                <text:p>1708.4902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1640.165771">
                <text:p>1640.165771</text:p>
              </table:table-cell>
              <table:table-cell office:value-type="float" office:value="1710.804932">
                <text:p>1710.804932</text:p>
              </table:table-cell>
              <table:table-cell office:value-type="float" office:value="1648.409058">
                <text:p>1648.409058</text:p>
              </table:table-cell>
              <table:table-cell office:value-type="float" office:value="1710.981323">
                <text:p>1710.98132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640.815674">
                <text:p>1640.815674</text:p>
              </table:table-cell>
              <table:table-cell office:value-type="float" office:value="1709.953003">
                <text:p>1709.953003</text:p>
              </table:table-cell>
              <table:table-cell office:value-type="float" office:value="1648.157227">
                <text:p>1648.157227</text:p>
              </table:table-cell>
              <table:table-cell office:value-type="float" office:value="1709.421875">
                <text:p>1709.42187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639.954346">
                <text:p>1639.954346</text:p>
              </table:table-cell>
              <table:table-cell office:value-type="float" office:value="1710.931519">
                <text:p>1710.931519</text:p>
              </table:table-cell>
              <table:table-cell office:value-type="float" office:value="1648.976562">
                <text:p>1648.976562</text:p>
              </table:table-cell>
              <table:table-cell office:value-type="float" office:value="1706.35437">
                <text:p>1706.3543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639.971802">
                <text:p>1639.971802</text:p>
              </table:table-cell>
              <table:table-cell office:value-type="float" office:value="1712.145508">
                <text:p>1712.145508</text:p>
              </table:table-cell>
              <table:table-cell office:value-type="float" office:value="1645.696289">
                <text:p>1645.696289</text:p>
              </table:table-cell>
              <table:table-cell office:value-type="float" office:value="1709.973633">
                <text:p>1709.97363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642.483276">
                <text:p>1642.483276</text:p>
              </table:table-cell>
              <table:table-cell office:value-type="float" office:value="1711.130493">
                <text:p>1711.130493</text:p>
              </table:table-cell>
              <table:table-cell office:value-type="float" office:value="1647.247925">
                <text:p>1647.247925</text:p>
              </table:table-cell>
              <table:table-cell office:value-type="float" office:value="1709.131226">
                <text:p>1709.131226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1640.130005">
                <text:p>1640.130005</text:p>
              </table:table-cell>
              <table:table-cell office:value-type="float" office:value="1711.173828">
                <text:p>1711.173828</text:p>
              </table:table-cell>
              <table:table-cell office:value-type="float" office:value="1648.856323">
                <text:p>1648.856323</text:p>
              </table:table-cell>
              <table:table-cell office:value-type="float" office:value="1707.684814">
                <text:p>1707.68481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1641.832031">
                <text:p>1641.832031</text:p>
              </table:table-cell>
              <table:table-cell office:value-type="float" office:value="1710.606079">
                <text:p>1710.606079</text:p>
              </table:table-cell>
              <table:table-cell office:value-type="float" office:value="1646.734375">
                <text:p>1646.734375</text:p>
              </table:table-cell>
              <table:table-cell office:value-type="float" office:value="1709.439209">
                <text:p>1709.439209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1641.485474">
                <text:p>1641.485474</text:p>
              </table:table-cell>
              <table:table-cell office:value-type="float" office:value="1711.161133">
                <text:p>1711.161133</text:p>
              </table:table-cell>
              <table:table-cell office:value-type="float" office:value="1646.938721">
                <text:p>1646.938721</text:p>
              </table:table-cell>
              <table:table-cell office:value-type="float" office:value="1713.005737">
                <text:p>1713.005737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1638.955811">
                <text:p>1638.955811</text:p>
              </table:table-cell>
              <table:table-cell office:value-type="float" office:value="1709.168091">
                <text:p>1709.168091</text:p>
              </table:table-cell>
              <table:table-cell office:value-type="float" office:value="1645.737061">
                <text:p>1645.737061</text:p>
              </table:table-cell>
              <table:table-cell office:value-type="float" office:value="1709.505371">
                <text:p>1709.505371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644.681152">
                <text:p>1644.681152</text:p>
              </table:table-cell>
              <table:table-cell office:value-type="float" office:value="1709.888184">
                <text:p>1709.888184</text:p>
              </table:table-cell>
              <table:table-cell office:value-type="float" office:value="1648.598389">
                <text:p>1648.598389</text:p>
              </table:table-cell>
              <table:table-cell office:value-type="float" office:value="1707.760254">
                <text:p>1707.76025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1641.621582">
                <text:p>1641.621582</text:p>
              </table:table-cell>
              <table:table-cell office:value-type="float" office:value="1713.163696">
                <text:p>1713.163696</text:p>
              </table:table-cell>
              <table:table-cell office:value-type="float" office:value="1650.159424">
                <text:p>1650.159424</text:p>
              </table:table-cell>
              <table:table-cell office:value-type="float" office:value="1708.496948">
                <text:p>1708.496948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1640.555298">
                <text:p>1640.555298</text:p>
              </table:table-cell>
              <table:table-cell office:value-type="float" office:value="1710.812378">
                <text:p>1710.812378</text:p>
              </table:table-cell>
              <table:table-cell office:value-type="float" office:value="1646.315918">
                <text:p>1646.315918</text:p>
              </table:table-cell>
              <table:table-cell office:value-type="float" office:value="1711.532959">
                <text:p>1711.532959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1640.008057">
                <text:p>1640.008057</text:p>
              </table:table-cell>
              <table:table-cell office:value-type="float" office:value="1714.81543">
                <text:p>1714.81543</text:p>
              </table:table-cell>
              <table:table-cell office:value-type="float" office:value="1649.078247">
                <text:p>1649.078247</text:p>
              </table:table-cell>
              <table:table-cell office:value-type="float" office:value="1706.985352">
                <text:p>1706.98535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640.389526">
                <text:p>1640.389526</text:p>
              </table:table-cell>
              <table:table-cell office:value-type="float" office:value="1711.194824">
                <text:p>1711.194824</text:p>
              </table:table-cell>
              <table:table-cell office:value-type="float" office:value="1649.334839">
                <text:p>1649.334839</text:p>
              </table:table-cell>
              <table:table-cell office:value-type="float" office:value="1710.977661">
                <text:p>1710.97766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643.842651">
                <text:p>1643.842651</text:p>
              </table:table-cell>
              <table:table-cell office:value-type="float" office:value="1711.758667">
                <text:p>1711.758667</text:p>
              </table:table-cell>
              <table:table-cell office:value-type="float" office:value="1646.559692">
                <text:p>1646.559692</text:p>
              </table:table-cell>
              <table:table-cell office:value-type="float" office:value="1710.170044">
                <text:p>1710.1700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641.569092">
                <text:p>1641.569092</text:p>
              </table:table-cell>
              <table:table-cell office:value-type="float" office:value="1709.596191">
                <text:p>1709.596191</text:p>
              </table:table-cell>
              <table:table-cell office:value-type="float" office:value="1647.718628">
                <text:p>1647.718628</text:p>
              </table:table-cell>
              <table:table-cell office:value-type="float" office:value="1710.129761">
                <text:p>1710.129761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639.443237">
                <text:p>1639.443237</text:p>
              </table:table-cell>
              <table:table-cell office:value-type="float" office:value="1712.964722">
                <text:p>1712.964722</text:p>
              </table:table-cell>
              <table:table-cell office:value-type="float" office:value="1648.407227">
                <text:p>1648.407227</text:p>
              </table:table-cell>
              <table:table-cell office:value-type="float" office:value="1711.19458">
                <text:p>1711.1945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641.745972">
                <text:p>1641.745972</text:p>
              </table:table-cell>
              <table:table-cell office:value-type="float" office:value="1711.843872">
                <text:p>1711.843872</text:p>
              </table:table-cell>
              <table:table-cell office:value-type="float" office:value="1644.844604">
                <text:p>1644.844604</text:p>
              </table:table-cell>
              <table:table-cell office:value-type="float" office:value="1710.030029">
                <text:p>1710.030029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641.947144">
                <text:p>1641.947144</text:p>
              </table:table-cell>
              <table:table-cell office:value-type="float" office:value="1709.165894">
                <text:p>1709.165894</text:p>
              </table:table-cell>
              <table:table-cell office:value-type="float" office:value="1648.660278">
                <text:p>1648.660278</text:p>
              </table:table-cell>
              <table:table-cell office:value-type="float" office:value="1708.316528">
                <text:p>1708.31652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640.902588">
                <text:p>1640.902588</text:p>
              </table:table-cell>
              <table:table-cell office:value-type="float" office:value="1709.625122">
                <text:p>1709.625122</text:p>
              </table:table-cell>
              <table:table-cell office:value-type="float" office:value="1646.926025">
                <text:p>1646.926025</text:p>
              </table:table-cell>
              <table:table-cell office:value-type="float" office:value="1709.076416">
                <text:p>1709.076416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641.430542">
                <text:p>1641.430542</text:p>
              </table:table-cell>
              <table:table-cell office:value-type="float" office:value="1708.259277">
                <text:p>1708.259277</text:p>
              </table:table-cell>
              <table:table-cell office:value-type="float" office:value="1647.104004">
                <text:p>1647.104004</text:p>
              </table:table-cell>
              <table:table-cell office:value-type="float" office:value="1707.190918">
                <text:p>1707.190918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642.793335">
                <text:p>1642.793335</text:p>
              </table:table-cell>
              <table:table-cell office:value-type="float" office:value="1711.017456">
                <text:p>1711.017456</text:p>
              </table:table-cell>
              <table:table-cell office:value-type="float" office:value="1649.652466">
                <text:p>1649.652466</text:p>
              </table:table-cell>
              <table:table-cell office:value-type="float" office:value="1707.276611">
                <text:p>1707.276611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642.115967">
                <text:p>1642.115967</text:p>
              </table:table-cell>
              <table:table-cell office:value-type="float" office:value="1711.342773">
                <text:p>1711.342773</text:p>
              </table:table-cell>
              <table:table-cell office:value-type="float" office:value="1649.271729">
                <text:p>1649.271729</text:p>
              </table:table-cell>
              <table:table-cell office:value-type="float" office:value="1709.941162">
                <text:p>1709.941162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639.415161">
                <text:p>1639.415161</text:p>
              </table:table-cell>
              <table:table-cell office:value-type="float" office:value="1712.075684">
                <text:p>1712.075684</text:p>
              </table:table-cell>
              <table:table-cell office:value-type="float" office:value="1649.427979">
                <text:p>1649.427979</text:p>
              </table:table-cell>
              <table:table-cell office:value-type="float" office:value="1708.553711">
                <text:p>1708.553711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641.831909">
                <text:p>1641.831909</text:p>
              </table:table-cell>
              <table:table-cell office:value-type="float" office:value="1710.673096">
                <text:p>1710.673096</text:p>
              </table:table-cell>
              <table:table-cell office:value-type="float" office:value="1648.117554">
                <text:p>1648.117554</text:p>
              </table:table-cell>
              <table:table-cell office:value-type="float" office:value="1707.181396">
                <text:p>1707.181396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639.027344">
                <text:p>1639.027344</text:p>
              </table:table-cell>
              <table:table-cell office:value-type="float" office:value="1713.441895">
                <text:p>1713.441895</text:p>
              </table:table-cell>
              <table:table-cell office:value-type="float" office:value="1647.516846">
                <text:p>1647.516846</text:p>
              </table:table-cell>
              <table:table-cell office:value-type="float" office:value="1711.995728">
                <text:p>1711.99572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642.023071">
                <text:p>1642.023071</text:p>
              </table:table-cell>
              <table:table-cell office:value-type="float" office:value="1711.259644">
                <text:p>1711.259644</text:p>
              </table:table-cell>
              <table:table-cell office:value-type="float" office:value="1647.89624">
                <text:p>1647.89624</text:p>
              </table:table-cell>
              <table:table-cell office:value-type="float" office:value="1706.931885">
                <text:p>1706.93188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1641.380615">
                <text:p>1641.380615</text:p>
              </table:table-cell>
              <table:table-cell office:value-type="float" office:value="1711.322632">
                <text:p>1711.322632</text:p>
              </table:table-cell>
              <table:table-cell office:value-type="float" office:value="1648.257812">
                <text:p>1648.257812</text:p>
              </table:table-cell>
              <table:table-cell office:value-type="float" office:value="1704.481689">
                <text:p>1704.48168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1641.995605">
                <text:p>1641.995605</text:p>
              </table:table-cell>
              <table:table-cell office:value-type="float" office:value="1715.807129">
                <text:p>1715.807129</text:p>
              </table:table-cell>
              <table:table-cell office:value-type="float" office:value="1646.171753">
                <text:p>1646.171753</text:p>
              </table:table-cell>
              <table:table-cell office:value-type="float" office:value="1712.999146">
                <text:p>1712.99914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1640.501587">
                <text:p>1640.501587</text:p>
              </table:table-cell>
              <table:table-cell office:value-type="float" office:value="1713.792847">
                <text:p>1713.792847</text:p>
              </table:table-cell>
              <table:table-cell office:value-type="float" office:value="1648.750854">
                <text:p>1648.750854</text:p>
              </table:table-cell>
              <table:table-cell office:value-type="float" office:value="1709.436279">
                <text:p>1709.436279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1641.788452">
                <text:p>1641.788452</text:p>
              </table:table-cell>
              <table:table-cell office:value-type="float" office:value="1714.315186">
                <text:p>1714.315186</text:p>
              </table:table-cell>
              <table:table-cell office:value-type="float" office:value="1651.307373">
                <text:p>1651.307373</text:p>
              </table:table-cell>
              <table:table-cell office:value-type="float" office:value="1706.778076">
                <text:p>1706.778076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1641.13623">
                <text:p>1641.13623</text:p>
              </table:table-cell>
              <table:table-cell office:value-type="float" office:value="1712.9729">
                <text:p>1712.9729</text:p>
              </table:table-cell>
              <table:table-cell office:value-type="float" office:value="1648.212524">
                <text:p>1648.212524</text:p>
              </table:table-cell>
              <table:table-cell office:value-type="float" office:value="1708.481201">
                <text:p>1708.48120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1640.952026">
                <text:p>1640.952026</text:p>
              </table:table-cell>
              <table:table-cell office:value-type="float" office:value="1713.922974">
                <text:p>1713.922974</text:p>
              </table:table-cell>
              <table:table-cell office:value-type="float" office:value="1648.475708">
                <text:p>1648.475708</text:p>
              </table:table-cell>
              <table:table-cell office:value-type="float" office:value="1710.273315">
                <text:p>1710.27331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643.302612">
                <text:p>1643.302612</text:p>
              </table:table-cell>
              <table:table-cell office:value-type="float" office:value="1713.051636">
                <text:p>1713.051636</text:p>
              </table:table-cell>
              <table:table-cell office:value-type="float" office:value="1650.308472">
                <text:p>1650.308472</text:p>
              </table:table-cell>
              <table:table-cell office:value-type="float" office:value="1711.888428">
                <text:p>1711.88842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646.335815">
                <text:p>1646.335815</text:p>
              </table:table-cell>
              <table:table-cell office:value-type="float" office:value="1691.419067">
                <text:p>1691.419067</text:p>
              </table:table-cell>
              <table:table-cell office:value-type="float" office:value="1652.78894">
                <text:p>1652.78894</text:p>
              </table:table-cell>
              <table:table-cell office:value-type="float" office:value="1685.215088">
                <text:p>1685.215088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620.144165">
                <text:p>1620.144165</text:p>
              </table:table-cell>
              <table:table-cell office:value-type="float" office:value="1706.731445">
                <text:p>1706.731445</text:p>
              </table:table-cell>
              <table:table-cell office:value-type="float" office:value="1630.255737">
                <text:p>1630.255737</text:p>
              </table:table-cell>
              <table:table-cell office:value-type="float" office:value="1708.817261">
                <text:p>1708.81726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615.677856">
                <text:p>1615.677856</text:p>
              </table:table-cell>
              <table:table-cell office:value-type="float" office:value="1689.052246">
                <text:p>1689.052246</text:p>
              </table:table-cell>
              <table:table-cell office:value-type="float" office:value="1621.520386">
                <text:p>1621.520386</text:p>
              </table:table-cell>
              <table:table-cell office:value-type="float" office:value="1690.072998">
                <text:p>1690.07299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614.56311">
                <text:p>1614.56311</text:p>
              </table:table-cell>
              <table:table-cell office:value-type="float" office:value="1673.935059">
                <text:p>1673.935059</text:p>
              </table:table-cell>
              <table:table-cell office:value-type="float" office:value="1621.062744">
                <text:p>1621.062744</text:p>
              </table:table-cell>
              <table:table-cell office:value-type="float" office:value="1675.86731">
                <text:p>1675.86731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603.28125">
                <text:p>1603.28125</text:p>
              </table:table-cell>
              <table:table-cell office:value-type="float" office:value="1677.930176">
                <text:p>1677.930176</text:p>
              </table:table-cell>
              <table:table-cell office:value-type="float" office:value="1615.251221">
                <text:p>1615.251221</text:p>
              </table:table-cell>
              <table:table-cell office:value-type="float" office:value="1671.298584">
                <text:p>1671.29858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608.472412">
                <text:p>1608.472412</text:p>
              </table:table-cell>
              <table:table-cell office:value-type="float" office:value="1664.549194">
                <text:p>1664.549194</text:p>
              </table:table-cell>
              <table:table-cell office:value-type="float" office:value="1610.019531">
                <text:p>1610.019531</text:p>
              </table:table-cell>
              <table:table-cell office:value-type="float" office:value="1662.728882">
                <text:p>1662.728882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599.297241">
                <text:p>1599.297241</text:p>
              </table:table-cell>
              <table:table-cell office:value-type="float" office:value="1654.966064">
                <text:p>1654.966064</text:p>
              </table:table-cell>
              <table:table-cell office:value-type="float" office:value="1603.286987">
                <text:p>1603.286987</text:p>
              </table:table-cell>
              <table:table-cell office:value-type="float" office:value="1658.756836">
                <text:p>1658.756836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593.891846">
                <text:p>1593.891846</text:p>
              </table:table-cell>
              <table:table-cell office:value-type="float" office:value="1653.838623">
                <text:p>1653.838623</text:p>
              </table:table-cell>
              <table:table-cell office:value-type="float" office:value="1597.587769">
                <text:p>1597.587769</text:p>
              </table:table-cell>
              <table:table-cell office:value-type="float" office:value="1652.780518">
                <text:p>1652.78051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595.183472">
                <text:p>1595.183472</text:p>
              </table:table-cell>
              <table:table-cell office:value-type="float" office:value="1643.35498">
                <text:p>1643.35498</text:p>
              </table:table-cell>
              <table:table-cell office:value-type="float" office:value="1599.852661">
                <text:p>1599.852661</text:p>
              </table:table-cell>
              <table:table-cell office:value-type="float" office:value="1642.775269">
                <text:p>1642.775269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591.738647">
                <text:p>1591.738647</text:p>
              </table:table-cell>
              <table:table-cell office:value-type="float" office:value="1639.743286">
                <text:p>1639.743286</text:p>
              </table:table-cell>
              <table:table-cell office:value-type="float" office:value="1595.300415">
                <text:p>1595.300415</text:p>
              </table:table-cell>
              <table:table-cell office:value-type="float" office:value="1641.71875">
                <text:p>1641.7187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590.818726">
                <text:p>1590.818726</text:p>
              </table:table-cell>
              <table:table-cell office:value-type="float" office:value="1631.662231">
                <text:p>1631.662231</text:p>
              </table:table-cell>
              <table:table-cell office:value-type="float" office:value="1591.032227">
                <text:p>1591.032227</text:p>
              </table:table-cell>
              <table:table-cell office:value-type="float" office:value="1633.918701">
                <text:p>1633.91870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584.80957">
                <text:p>1584.80957</text:p>
              </table:table-cell>
              <table:table-cell office:value-type="float" office:value="1630.324707">
                <text:p>1630.324707</text:p>
              </table:table-cell>
              <table:table-cell office:value-type="float" office:value="1591.654175">
                <text:p>1591.654175</text:p>
              </table:table-cell>
              <table:table-cell office:value-type="float" office:value="1628.638916">
                <text:p>1628.638916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584.763062">
                <text:p>1584.763062</text:p>
              </table:table-cell>
              <table:table-cell office:value-type="float" office:value="1627.360474">
                <text:p>1627.360474</text:p>
              </table:table-cell>
              <table:table-cell office:value-type="float" office:value="1584.952637">
                <text:p>1584.952637</text:p>
              </table:table-cell>
              <table:table-cell office:value-type="float" office:value="1629.229248">
                <text:p>1629.22924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583.189941">
                <text:p>1583.189941</text:p>
              </table:table-cell>
              <table:table-cell office:value-type="float" office:value="1618.831787">
                <text:p>1618.831787</text:p>
              </table:table-cell>
              <table:table-cell office:value-type="float" office:value="1588.221191">
                <text:p>1588.221191</text:p>
              </table:table-cell>
              <table:table-cell office:value-type="float" office:value="1619.069336">
                <text:p>1619.069336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582.29834">
                <text:p>1582.29834</text:p>
              </table:table-cell>
              <table:table-cell office:value-type="float" office:value="1615.672729">
                <text:p>1615.672729</text:p>
              </table:table-cell>
              <table:table-cell office:value-type="float" office:value="1585.439941">
                <text:p>1585.439941</text:p>
              </table:table-cell>
              <table:table-cell office:value-type="float" office:value="1614.546387">
                <text:p>1614.546387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582.206543">
                <text:p>1582.206543</text:p>
              </table:table-cell>
              <table:table-cell office:value-type="float" office:value="1608.696411">
                <text:p>1608.696411</text:p>
              </table:table-cell>
              <table:table-cell office:value-type="float" office:value="1583.797119">
                <text:p>1583.797119</text:p>
              </table:table-cell>
              <table:table-cell office:value-type="float" office:value="1613.136841">
                <text:p>1613.13684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575.101685">
                <text:p>1575.101685</text:p>
              </table:table-cell>
              <table:table-cell office:value-type="float" office:value="1610.388306">
                <text:p>1610.388306</text:p>
              </table:table-cell>
              <table:table-cell office:value-type="float" office:value="1579.950562">
                <text:p>1579.950562</text:p>
              </table:table-cell>
              <table:table-cell office:value-type="float" office:value="1607.221924">
                <text:p>1607.22192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579.362793">
                <text:p>1579.362793</text:p>
              </table:table-cell>
              <table:table-cell office:value-type="float" office:value="1604.512085">
                <text:p>1604.512085</text:p>
              </table:table-cell>
              <table:table-cell office:value-type="float" office:value="1578.871826">
                <text:p>1578.871826</text:p>
              </table:table-cell>
              <table:table-cell office:value-type="float" office:value="1608.217407">
                <text:p>1608.217407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574.294067">
                <text:p>1574.294067</text:p>
              </table:table-cell>
              <table:table-cell office:value-type="float" office:value="1604.678589">
                <text:p>1604.678589</text:p>
              </table:table-cell>
              <table:table-cell office:value-type="float" office:value="1579.837646">
                <text:p>1579.837646</text:p>
              </table:table-cell>
              <table:table-cell office:value-type="float" office:value="1602.320068">
                <text:p>1602.320068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575.539185">
                <text:p>1575.539185</text:p>
              </table:table-cell>
              <table:table-cell office:value-type="float" office:value="1597.825928">
                <text:p>1597.825928</text:p>
              </table:table-cell>
              <table:table-cell office:value-type="float" office:value="1579.906372">
                <text:p>1579.906372</text:p>
              </table:table-cell>
              <table:table-cell office:value-type="float" office:value="1597.849243">
                <text:p>1597.849243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568.398438">
                <text:p>1568.398438</text:p>
              </table:table-cell>
              <table:table-cell office:value-type="float" office:value="1599.033569">
                <text:p>1599.033569</text:p>
              </table:table-cell>
              <table:table-cell office:value-type="float" office:value="1574.877075">
                <text:p>1574.877075</text:p>
              </table:table-cell>
              <table:table-cell office:value-type="float" office:value="1599.430908">
                <text:p>1599.430908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571.764893">
                <text:p>1571.764893</text:p>
              </table:table-cell>
              <table:table-cell office:value-type="float" office:value="1592.802246">
                <text:p>1592.802246</text:p>
              </table:table-cell>
              <table:table-cell office:value-type="float" office:value="1570.689087">
                <text:p>1570.689087</text:p>
              </table:table-cell>
              <table:table-cell office:value-type="float" office:value="1598.729126">
                <text:p>1598.729126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571.729248">
                <text:p>1571.729248</text:p>
              </table:table-cell>
              <table:table-cell office:value-type="float" office:value="1590.703003">
                <text:p>1590.703003</text:p>
              </table:table-cell>
              <table:table-cell office:value-type="float" office:value="1575.094482">
                <text:p>1575.094482</text:p>
              </table:table-cell>
              <table:table-cell office:value-type="float" office:value="1593.993286">
                <text:p>1593.993286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570.877197">
                <text:p>1570.877197</text:p>
              </table:table-cell>
              <table:table-cell office:value-type="float" office:value="1586.105469">
                <text:p>1586.105469</text:p>
              </table:table-cell>
              <table:table-cell office:value-type="float" office:value="1575.991943">
                <text:p>1575.991943</text:p>
              </table:table-cell>
              <table:table-cell office:value-type="float" office:value="1588.763306">
                <text:p>1588.76330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571.857422">
                <text:p>1571.857422</text:p>
              </table:table-cell>
              <table:table-cell office:value-type="float" office:value="1584.118408">
                <text:p>1584.118408</text:p>
              </table:table-cell>
              <table:table-cell office:value-type="float" office:value="1573.766479">
                <text:p>1573.766479</text:p>
              </table:table-cell>
              <table:table-cell office:value-type="float" office:value="1590.044312">
                <text:p>1590.04431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576.335327">
                <text:p>1576.335327</text:p>
              </table:table-cell>
              <table:table-cell office:value-type="float" office:value="1593.145264">
                <text:p>1593.145264</text:p>
              </table:table-cell>
              <table:table-cell office:value-type="float" office:value="1567.288696">
                <text:p>1567.288696</text:p>
              </table:table-cell>
              <table:table-cell office:value-type="float" office:value="1575.97998">
                <text:p>1575.9799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567.796509">
                <text:p>1567.796509</text:p>
              </table:table-cell>
              <table:table-cell office:value-type="float" office:value="1585.493042">
                <text:p>1585.493042</text:p>
              </table:table-cell>
              <table:table-cell office:value-type="float" office:value="1570.360596">
                <text:p>1570.360596</text:p>
              </table:table-cell>
              <table:table-cell office:value-type="float" office:value="1584.549072">
                <text:p>1584.54907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568.175537">
                <text:p>1568.175537</text:p>
              </table:table-cell>
              <table:table-cell office:value-type="float" office:value="1581.872559">
                <text:p>1581.872559</text:p>
              </table:table-cell>
              <table:table-cell office:value-type="float" office:value="1567.589355">
                <text:p>1567.589355</text:p>
              </table:table-cell>
              <table:table-cell office:value-type="float" office:value="1581.315308">
                <text:p>1581.315308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569.856201">
                <text:p>1569.856201</text:p>
              </table:table-cell>
              <table:table-cell office:value-type="float" office:value="1581.218018">
                <text:p>1581.218018</text:p>
              </table:table-cell>
              <table:table-cell office:value-type="float" office:value="1568.092407">
                <text:p>1568.092407</text:p>
              </table:table-cell>
              <table:table-cell office:value-type="float" office:value="1581.848267">
                <text:p>1581.848267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68.923706">
                <text:p>1568.923706</text:p>
              </table:table-cell>
              <table:table-cell office:value-type="float" office:value="1577.100708">
                <text:p>1577.100708</text:p>
              </table:table-cell>
              <table:table-cell office:value-type="float" office:value="1566.400757">
                <text:p>1566.400757</text:p>
              </table:table-cell>
              <table:table-cell office:value-type="float" office:value="1581.497437">
                <text:p>1581.49743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69.762329">
                <text:p>1569.762329</text:p>
              </table:table-cell>
              <table:table-cell office:value-type="float" office:value="1579.992798">
                <text:p>1579.992798</text:p>
              </table:table-cell>
              <table:table-cell office:value-type="float" office:value="1565.879517">
                <text:p>1565.879517</text:p>
              </table:table-cell>
              <table:table-cell office:value-type="float" office:value="1580.081421">
                <text:p>1580.081421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568.051514">
                <text:p>1568.051514</text:p>
              </table:table-cell>
              <table:table-cell office:value-type="float" office:value="1576.90625">
                <text:p>1576.90625</text:p>
              </table:table-cell>
              <table:table-cell office:value-type="float" office:value="1568.676636">
                <text:p>1568.676636</text:p>
              </table:table-cell>
              <table:table-cell office:value-type="float" office:value="1576.0354">
                <text:p>1576.035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567.764771">
                <text:p>1567.764771</text:p>
              </table:table-cell>
              <table:table-cell office:value-type="float" office:value="1578.213135">
                <text:p>1578.213135</text:p>
              </table:table-cell>
              <table:table-cell office:value-type="float" office:value="1567.312012">
                <text:p>1567.312012</text:p>
              </table:table-cell>
              <table:table-cell office:value-type="float" office:value="1574.991089">
                <text:p>1574.99108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568.236328">
                <text:p>1568.236328</text:p>
              </table:table-cell>
              <table:table-cell office:value-type="float" office:value="1577.759155">
                <text:p>1577.759155</text:p>
              </table:table-cell>
              <table:table-cell office:value-type="float" office:value="1565.875">
                <text:p>1565.875</text:p>
              </table:table-cell>
              <table:table-cell office:value-type="float" office:value="1575.531128">
                <text:p>1575.5311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567.921265">
                <text:p>1567.921265</text:p>
              </table:table-cell>
              <table:table-cell office:value-type="float" office:value="1573.305054">
                <text:p>1573.305054</text:p>
              </table:table-cell>
              <table:table-cell office:value-type="float" office:value="1566.278564">
                <text:p>1566.278564</text:p>
              </table:table-cell>
              <table:table-cell office:value-type="float" office:value="1573.086182">
                <text:p>1573.086182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562.107422">
                <text:p>1562.107422</text:p>
              </table:table-cell>
              <table:table-cell office:value-type="float" office:value="1573.631104">
                <text:p>1573.631104</text:p>
              </table:table-cell>
              <table:table-cell office:value-type="float" office:value="1562.682861">
                <text:p>1562.682861</text:p>
              </table:table-cell>
              <table:table-cell office:value-type="float" office:value="1574.370483">
                <text:p>1574.37048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68.613525">
                <text:p>1568.613525</text:p>
              </table:table-cell>
              <table:table-cell office:value-type="float" office:value="1608.77771">
                <text:p>1608.77771</text:p>
              </table:table-cell>
              <table:table-cell office:value-type="float" office:value="1535.082764">
                <text:p>1535.082764</text:p>
              </table:table-cell>
              <table:table-cell office:value-type="float" office:value="1559.801147">
                <text:p>1559.80114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53.72876">
                <text:p>1553.72876</text:p>
              </table:table-cell>
              <table:table-cell office:value-type="float" office:value="1600.496338">
                <text:p>1600.496338</text:p>
              </table:table-cell>
              <table:table-cell office:value-type="float" office:value="1549.735107">
                <text:p>1549.735107</text:p>
              </table:table-cell>
              <table:table-cell office:value-type="float" office:value="1600.372559">
                <text:p>1600.372559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80.676025">
                <text:p>1580.676025</text:p>
              </table:table-cell>
              <table:table-cell office:value-type="float" office:value="1600.054565">
                <text:p>1600.054565</text:p>
              </table:table-cell>
              <table:table-cell office:value-type="float" office:value="1585.018921">
                <text:p>1585.018921</text:p>
              </table:table-cell>
              <table:table-cell office:value-type="float" office:value="1601.612305">
                <text:p>1601.612305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625.259399">
                <text:p>1625.259399</text:p>
              </table:table-cell>
              <table:table-cell office:value-type="float" office:value="1606.883667">
                <text:p>1606.883667</text:p>
              </table:table-cell>
              <table:table-cell office:value-type="float" office:value="1626.213257">
                <text:p>1626.213257</text:p>
              </table:table-cell>
              <table:table-cell office:value-type="float" office:value="1619.390747">
                <text:p>1619.39074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650.188965">
                <text:p>1650.188965</text:p>
              </table:table-cell>
              <table:table-cell office:value-type="float" office:value="1654.106689">
                <text:p>1654.106689</text:p>
              </table:table-cell>
              <table:table-cell office:value-type="float" office:value="1664.244873">
                <text:p>1664.244873</text:p>
              </table:table-cell>
              <table:table-cell office:value-type="float" office:value="1649.477539">
                <text:p>1649.47753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679.634399">
                <text:p>1679.634399</text:p>
              </table:table-cell>
              <table:table-cell office:value-type="float" office:value="1670.916748">
                <text:p>1670.916748</text:p>
              </table:table-cell>
              <table:table-cell office:value-type="float" office:value="1688.063721">
                <text:p>1688.063721</text:p>
              </table:table-cell>
              <table:table-cell office:value-type="float" office:value="1661.263306">
                <text:p>1661.26330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674.688599">
                <text:p>1674.688599</text:p>
              </table:table-cell>
              <table:table-cell office:value-type="float" office:value="1672.097046">
                <text:p>1672.097046</text:p>
              </table:table-cell>
              <table:table-cell office:value-type="float" office:value="1674.14856">
                <text:p>1674.14856</text:p>
              </table:table-cell>
              <table:table-cell office:value-type="float" office:value="1666.15332">
                <text:p>1666.15332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633.748901">
                <text:p>1633.748901</text:p>
              </table:table-cell>
              <table:table-cell office:value-type="float" office:value="1721.807373">
                <text:p>1721.807373</text:p>
              </table:table-cell>
              <table:table-cell office:value-type="float" office:value="1627.733154">
                <text:p>1627.733154</text:p>
              </table:table-cell>
              <table:table-cell office:value-type="float" office:value="1733.151733">
                <text:p>1733.1517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30.955566">
                <text:p>1630.955566</text:p>
              </table:table-cell>
              <table:table-cell office:value-type="float" office:value="1699.269775">
                <text:p>1699.269775</text:p>
              </table:table-cell>
              <table:table-cell office:value-type="float" office:value="1641.328857">
                <text:p>1641.328857</text:p>
              </table:table-cell>
              <table:table-cell office:value-type="float" office:value="1700.682739">
                <text:p>1700.68273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41.087402">
                <text:p>1641.087402</text:p>
              </table:table-cell>
              <table:table-cell office:value-type="float" office:value="1701.97876">
                <text:p>1701.97876</text:p>
              </table:table-cell>
              <table:table-cell office:value-type="float" office:value="1644.773682">
                <text:p>1644.773682</text:p>
              </table:table-cell>
              <table:table-cell office:value-type="float" office:value="1697.01123">
                <text:p>1697.0112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641.107666">
                <text:p>1641.107666</text:p>
              </table:table-cell>
              <table:table-cell office:value-type="float" office:value="1706.318359">
                <text:p>1706.318359</text:p>
              </table:table-cell>
              <table:table-cell office:value-type="float" office:value="1644.70459">
                <text:p>1644.70459</text:p>
              </table:table-cell>
              <table:table-cell office:value-type="float" office:value="1707.090088">
                <text:p>1707.090088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637.587646">
                <text:p>1637.587646</text:p>
              </table:table-cell>
              <table:table-cell office:value-type="float" office:value="1708.241455">
                <text:p>1708.241455</text:p>
              </table:table-cell>
              <table:table-cell office:value-type="float" office:value="1642.913818">
                <text:p>1642.913818</text:p>
              </table:table-cell>
              <table:table-cell office:value-type="float" office:value="1701.637451">
                <text:p>1701.63745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641.176147">
                <text:p>1641.176147</text:p>
              </table:table-cell>
              <table:table-cell office:value-type="float" office:value="1706.345703">
                <text:p>1706.345703</text:p>
              </table:table-cell>
              <table:table-cell office:value-type="float" office:value="1643.550171">
                <text:p>1643.550171</text:p>
              </table:table-cell>
              <table:table-cell office:value-type="float" office:value="1703.619751">
                <text:p>1703.619751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638.759644">
                <text:p>1638.759644</text:p>
              </table:table-cell>
              <table:table-cell office:value-type="float" office:value="1707.995483">
                <text:p>1707.995483</text:p>
              </table:table-cell>
              <table:table-cell office:value-type="float" office:value="1644.481201">
                <text:p>1644.481201</text:p>
              </table:table-cell>
              <table:table-cell office:value-type="float" office:value="1701.881226">
                <text:p>1701.881226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639.429932">
                <text:p>1639.429932</text:p>
              </table:table-cell>
              <table:table-cell office:value-type="float" office:value="1704.521484">
                <text:p>1704.521484</text:p>
              </table:table-cell>
              <table:table-cell office:value-type="float" office:value="1645.464355">
                <text:p>1645.464355</text:p>
              </table:table-cell>
              <table:table-cell office:value-type="float" office:value="1701.908081">
                <text:p>1701.908081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638.770752">
                <text:p>1638.770752</text:p>
              </table:table-cell>
              <table:table-cell office:value-type="float" office:value="1707.141968">
                <text:p>1707.141968</text:p>
              </table:table-cell>
              <table:table-cell office:value-type="float" office:value="1643.027222">
                <text:p>1643.027222</text:p>
              </table:table-cell>
              <table:table-cell office:value-type="float" office:value="1706.956421">
                <text:p>1706.95642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639.207031">
                <text:p>1639.207031</text:p>
              </table:table-cell>
              <table:table-cell office:value-type="float" office:value="1706.023804">
                <text:p>1706.023804</text:p>
              </table:table-cell>
              <table:table-cell office:value-type="float" office:value="1644.965088">
                <text:p>1644.965088</text:p>
              </table:table-cell>
              <table:table-cell office:value-type="float" office:value="1705.495483">
                <text:p>1705.49548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640.577393">
                <text:p>1640.577393</text:p>
              </table:table-cell>
              <table:table-cell office:value-type="float" office:value="1703.570679">
                <text:p>1703.570679</text:p>
              </table:table-cell>
              <table:table-cell office:value-type="float" office:value="1646.434448">
                <text:p>1646.434448</text:p>
              </table:table-cell>
              <table:table-cell office:value-type="float" office:value="1704.444336">
                <text:p>1704.44433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637.631348">
                <text:p>1637.631348</text:p>
              </table:table-cell>
              <table:table-cell office:value-type="float" office:value="1708.281738">
                <text:p>1708.281738</text:p>
              </table:table-cell>
              <table:table-cell office:value-type="float" office:value="1646.441528">
                <text:p>1646.441528</text:p>
              </table:table-cell>
              <table:table-cell office:value-type="float" office:value="1707.661621">
                <text:p>1707.661621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638.873047">
                <text:p>1638.873047</text:p>
              </table:table-cell>
              <table:table-cell office:value-type="float" office:value="1711.706299">
                <text:p>1711.706299</text:p>
              </table:table-cell>
              <table:table-cell office:value-type="float" office:value="1645.19751">
                <text:p>1645.19751</text:p>
              </table:table-cell>
              <table:table-cell office:value-type="float" office:value="1707.751709">
                <text:p>1707.751709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638.641724">
                <text:p>1638.641724</text:p>
              </table:table-cell>
              <table:table-cell office:value-type="float" office:value="1706.456299">
                <text:p>1706.456299</text:p>
              </table:table-cell>
              <table:table-cell office:value-type="float" office:value="1646.328979">
                <text:p>1646.328979</text:p>
              </table:table-cell>
              <table:table-cell office:value-type="float" office:value="1708.739868">
                <text:p>1708.739868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640.915771">
                <text:p>1640.915771</text:p>
              </table:table-cell>
              <table:table-cell office:value-type="float" office:value="1706.442749">
                <text:p>1706.442749</text:p>
              </table:table-cell>
              <table:table-cell office:value-type="float" office:value="1647.81958">
                <text:p>1647.81958</text:p>
              </table:table-cell>
              <table:table-cell office:value-type="float" office:value="1703.534668">
                <text:p>1703.53466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637.866699">
                <text:p>1637.866699</text:p>
              </table:table-cell>
              <table:table-cell office:value-type="float" office:value="1709.455933">
                <text:p>1709.455933</text:p>
              </table:table-cell>
              <table:table-cell office:value-type="float" office:value="1649.512085">
                <text:p>1649.512085</text:p>
              </table:table-cell>
              <table:table-cell office:value-type="float" office:value="1704.940063">
                <text:p>1704.94006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640.56311">
                <text:p>1640.56311</text:p>
              </table:table-cell>
              <table:table-cell office:value-type="float" office:value="1708.184204">
                <text:p>1708.184204</text:p>
              </table:table-cell>
              <table:table-cell office:value-type="float" office:value="1648.139404">
                <text:p>1648.139404</text:p>
              </table:table-cell>
              <table:table-cell office:value-type="float" office:value="1705.326538">
                <text:p>1705.326538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640.633789">
                <text:p>1640.633789</text:p>
              </table:table-cell>
              <table:table-cell office:value-type="float" office:value="1707.913696">
                <text:p>1707.913696</text:p>
              </table:table-cell>
              <table:table-cell office:value-type="float" office:value="1642.447632">
                <text:p>1642.447632</text:p>
              </table:table-cell>
              <table:table-cell office:value-type="float" office:value="1705.408813">
                <text:p>1705.40881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636.778564">
                <text:p>1636.778564</text:p>
              </table:table-cell>
              <table:table-cell office:value-type="float" office:value="1694.282837">
                <text:p>1694.282837</text:p>
              </table:table-cell>
              <table:table-cell office:value-type="float" office:value="1645.235352">
                <text:p>1645.235352</text:p>
              </table:table-cell>
              <table:table-cell office:value-type="float" office:value="1689.676758">
                <text:p>1689.676758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609.313599">
                <text:p>1609.313599</text:p>
              </table:table-cell>
              <table:table-cell office:value-type="float" office:value="1695.852051">
                <text:p>1695.852051</text:p>
              </table:table-cell>
              <table:table-cell office:value-type="float" office:value="1617.546265">
                <text:p>1617.546265</text:p>
              </table:table-cell>
              <table:table-cell office:value-type="float" office:value="1696.562744">
                <text:p>1696.562744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614.286865">
                <text:p>1614.286865</text:p>
              </table:table-cell>
              <table:table-cell office:value-type="float" office:value="1675.752319">
                <text:p>1675.752319</text:p>
              </table:table-cell>
              <table:table-cell office:value-type="float" office:value="1624.554932">
                <text:p>1624.554932</text:p>
              </table:table-cell>
              <table:table-cell office:value-type="float" office:value="1672.763062">
                <text:p>1672.763062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605.876465">
                <text:p>1605.876465</text:p>
              </table:table-cell>
              <table:table-cell office:value-type="float" office:value="1675.95874">
                <text:p>1675.95874</text:p>
              </table:table-cell>
              <table:table-cell office:value-type="float" office:value="1614.991089">
                <text:p>1614.991089</text:p>
              </table:table-cell>
              <table:table-cell office:value-type="float" office:value="1666.192139">
                <text:p>1666.192139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605.590088">
                <text:p>1605.590088</text:p>
              </table:table-cell>
              <table:table-cell office:value-type="float" office:value="1664.435425">
                <text:p>1664.435425</text:p>
              </table:table-cell>
              <table:table-cell office:value-type="float" office:value="1604.564087">
                <text:p>1604.564087</text:p>
              </table:table-cell>
              <table:table-cell office:value-type="float" office:value="1661.880615">
                <text:p>1661.880615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601.781982">
                <text:p>1601.781982</text:p>
              </table:table-cell>
              <table:table-cell office:value-type="float" office:value="1653.630615">
                <text:p>1653.630615</text:p>
              </table:table-cell>
              <table:table-cell office:value-type="float" office:value="1607.713501">
                <text:p>1607.713501</text:p>
              </table:table-cell>
              <table:table-cell office:value-type="float" office:value="1654.646362">
                <text:p>1654.646362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94.519653">
                <text:p>1594.519653</text:p>
              </table:table-cell>
              <table:table-cell office:value-type="float" office:value="1650.115601">
                <text:p>1650.115601</text:p>
              </table:table-cell>
              <table:table-cell office:value-type="float" office:value="1600.623901">
                <text:p>1600.623901</text:p>
              </table:table-cell>
              <table:table-cell office:value-type="float" office:value="1647.204834">
                <text:p>1647.20483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590.404419">
                <text:p>1590.404419</text:p>
              </table:table-cell>
              <table:table-cell office:value-type="float" office:value="1646.707764">
                <text:p>1646.707764</text:p>
              </table:table-cell>
              <table:table-cell office:value-type="float" office:value="1595.48877">
                <text:p>1595.48877</text:p>
              </table:table-cell>
              <table:table-cell office:value-type="float" office:value="1640.923828">
                <text:p>1640.92382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590.786621">
                <text:p>1590.786621</text:p>
              </table:table-cell>
              <table:table-cell office:value-type="float" office:value="1637.883545">
                <text:p>1637.883545</text:p>
              </table:table-cell>
              <table:table-cell office:value-type="float" office:value="1592.652954">
                <text:p>1592.652954</text:p>
              </table:table-cell>
              <table:table-cell office:value-type="float" office:value="1638.150024">
                <text:p>1638.15002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588.889282">
                <text:p>1588.889282</text:p>
              </table:table-cell>
              <table:table-cell office:value-type="float" office:value="1631.881592">
                <text:p>1631.881592</text:p>
              </table:table-cell>
              <table:table-cell office:value-type="float" office:value="1593.91687">
                <text:p>1593.91687</text:p>
              </table:table-cell>
              <table:table-cell office:value-type="float" office:value="1633.077393">
                <text:p>1633.07739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581.230225">
                <text:p>1581.230225</text:p>
              </table:table-cell>
              <table:table-cell office:value-type="float" office:value="1632.645874">
                <text:p>1632.645874</text:p>
              </table:table-cell>
              <table:table-cell office:value-type="float" office:value="1588.682739">
                <text:p>1588.682739</text:p>
              </table:table-cell>
              <table:table-cell office:value-type="float" office:value="1627.157471">
                <text:p>1627.15747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585.244873">
                <text:p>1585.244873</text:p>
              </table:table-cell>
              <table:table-cell office:value-type="float" office:value="1619.753418">
                <text:p>1619.753418</text:p>
              </table:table-cell>
              <table:table-cell office:value-type="float" office:value="1589.337646">
                <text:p>1589.337646</text:p>
              </table:table-cell>
              <table:table-cell office:value-type="float" office:value="1620.10498">
                <text:p>1620.1049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581.341064">
                <text:p>1581.341064</text:p>
              </table:table-cell>
              <table:table-cell office:value-type="float" office:value="1620.609985">
                <text:p>1620.609985</text:p>
              </table:table-cell>
              <table:table-cell office:value-type="float" office:value="1583.515747">
                <text:p>1583.515747</text:p>
              </table:table-cell>
              <table:table-cell office:value-type="float" office:value="1621.576782">
                <text:p>1621.57678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574.828979">
                <text:p>1574.828979</text:p>
              </table:table-cell>
              <table:table-cell office:value-type="float" office:value="1620.125854">
                <text:p>1620.125854</text:p>
              </table:table-cell>
              <table:table-cell office:value-type="float" office:value="1584.236938">
                <text:p>1584.236938</text:p>
              </table:table-cell>
              <table:table-cell office:value-type="float" office:value="1616.296265">
                <text:p>1616.29626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582.516357">
                <text:p>1582.516357</text:p>
              </table:table-cell>
              <table:table-cell office:value-type="float" office:value="1608.732666">
                <text:p>1608.732666</text:p>
              </table:table-cell>
              <table:table-cell office:value-type="float" office:value="1580.704102">
                <text:p>1580.704102</text:p>
              </table:table-cell>
              <table:table-cell office:value-type="float" office:value="1611.830688">
                <text:p>1611.83068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574.499023">
                <text:p>1574.499023</text:p>
              </table:table-cell>
              <table:table-cell office:value-type="float" office:value="1608.64856">
                <text:p>1608.64856</text:p>
              </table:table-cell>
              <table:table-cell office:value-type="float" office:value="1578.56897">
                <text:p>1578.56897</text:p>
              </table:table-cell>
              <table:table-cell office:value-type="float" office:value="1608.401978">
                <text:p>1608.40197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574.563477">
                <text:p>1574.563477</text:p>
              </table:table-cell>
              <table:table-cell office:value-type="float" office:value="1605.685303">
                <text:p>1605.685303</text:p>
              </table:table-cell>
              <table:table-cell office:value-type="float" office:value="1579.896851">
                <text:p>1579.896851</text:p>
              </table:table-cell>
              <table:table-cell office:value-type="float" office:value="1604.586182">
                <text:p>1604.586182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577.500244">
                <text:p>1577.500244</text:p>
              </table:table-cell>
              <table:table-cell office:value-type="float" office:value="1603.289307">
                <text:p>1603.289307</text:p>
              </table:table-cell>
              <table:table-cell office:value-type="float" office:value="1578.724487">
                <text:p>1578.724487</text:p>
              </table:table-cell>
              <table:table-cell office:value-type="float" office:value="1605.468506">
                <text:p>1605.468506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570.210083">
                <text:p>1570.210083</text:p>
              </table:table-cell>
              <table:table-cell office:value-type="float" office:value="1600.33252">
                <text:p>1600.33252</text:p>
              </table:table-cell>
              <table:table-cell office:value-type="float" office:value="1576.610352">
                <text:p>1576.610352</text:p>
              </table:table-cell>
              <table:table-cell office:value-type="float" office:value="1598.138916">
                <text:p>1598.138916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571.725098">
                <text:p>1571.725098</text:p>
              </table:table-cell>
              <table:table-cell office:value-type="float" office:value="1597.601074">
                <text:p>1597.601074</text:p>
              </table:table-cell>
              <table:table-cell office:value-type="float" office:value="1571.815063">
                <text:p>1571.815063</text:p>
              </table:table-cell>
              <table:table-cell office:value-type="float" office:value="1600.049561">
                <text:p>1600.04956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572.874878">
                <text:p>1572.874878</text:p>
              </table:table-cell>
              <table:table-cell office:value-type="float" office:value="1596.621094">
                <text:p>1596.621094</text:p>
              </table:table-cell>
              <table:table-cell office:value-type="float" office:value="1570.90979">
                <text:p>1570.90979</text:p>
              </table:table-cell>
              <table:table-cell office:value-type="float" office:value="1597.765991">
                <text:p>1597.76599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68.062866">
                <text:p>1568.062866</text:p>
              </table:table-cell>
              <table:table-cell office:value-type="float" office:value="1592.880127">
                <text:p>1592.880127</text:p>
              </table:table-cell>
              <table:table-cell office:value-type="float" office:value="1571.241211">
                <text:p>1571.241211</text:p>
              </table:table-cell>
              <table:table-cell office:value-type="float" office:value="1595.543579">
                <text:p>1595.54357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73.168823">
                <text:p>1573.168823</text:p>
              </table:table-cell>
              <table:table-cell office:value-type="float" office:value="1586.574097">
                <text:p>1586.574097</text:p>
              </table:table-cell>
              <table:table-cell office:value-type="float" office:value="1574.192871">
                <text:p>1574.192871</text:p>
              </table:table-cell>
              <table:table-cell office:value-type="float" office:value="1591.440918">
                <text:p>1591.44091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567.061401">
                <text:p>1567.061401</text:p>
              </table:table-cell>
              <table:table-cell office:value-type="float" office:value="1589.430908">
                <text:p>1589.430908</text:p>
              </table:table-cell>
              <table:table-cell office:value-type="float" office:value="1570.530396">
                <text:p>1570.530396</text:p>
              </table:table-cell>
              <table:table-cell office:value-type="float" office:value="1589.972656">
                <text:p>1589.97265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566.038574">
                <text:p>1566.038574</text:p>
              </table:table-cell>
              <table:table-cell office:value-type="float" office:value="1587.089355">
                <text:p>1587.089355</text:p>
              </table:table-cell>
              <table:table-cell office:value-type="float" office:value="1572.349731">
                <text:p>1572.349731</text:p>
              </table:table-cell>
              <table:table-cell office:value-type="float" office:value="1587.806641">
                <text:p>1587.806641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566.998169">
                <text:p>1566.998169</text:p>
              </table:table-cell>
              <table:table-cell office:value-type="float" office:value="1580.380371">
                <text:p>1580.380371</text:p>
              </table:table-cell>
              <table:table-cell office:value-type="float" office:value="1567.112427">
                <text:p>1567.112427</text:p>
              </table:table-cell>
              <table:table-cell office:value-type="float" office:value="1586.284546">
                <text:p>1586.284546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592.269287">
                <text:p>1592.269287</text:p>
              </table:table-cell>
              <table:table-cell office:value-type="float" office:value="1610.986206">
                <text:p>1610.986206</text:p>
              </table:table-cell>
              <table:table-cell office:value-type="float" office:value="1555.879761">
                <text:p>1555.879761</text:p>
              </table:table-cell>
              <table:table-cell office:value-type="float" office:value="1541.424316">
                <text:p>1541.42431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600.318237">
                <text:p>1600.318237</text:p>
              </table:table-cell>
              <table:table-cell office:value-type="float" office:value="1632.710693">
                <text:p>1632.710693</text:p>
              </table:table-cell>
              <table:table-cell office:value-type="float" office:value="1529.892578">
                <text:p>1529.892578</text:p>
              </table:table-cell>
              <table:table-cell office:value-type="float" office:value="1533.221558">
                <text:p>1533.221558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616.774902">
                <text:p>1616.774902</text:p>
              </table:table-cell>
              <table:table-cell office:value-type="float" office:value="1636.834229">
                <text:p>1636.834229</text:p>
              </table:table-cell>
              <table:table-cell office:value-type="float" office:value="1523.021118">
                <text:p>1523.021118</text:p>
              </table:table-cell>
              <table:table-cell office:value-type="float" office:value="1547.113281">
                <text:p>1547.11328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631.617432">
                <text:p>1631.617432</text:p>
              </table:table-cell>
              <table:table-cell office:value-type="float" office:value="1697.420166">
                <text:p>1697.420166</text:p>
              </table:table-cell>
              <table:table-cell office:value-type="float" office:value="1556.085815">
                <text:p>1556.085815</text:p>
              </table:table-cell>
              <table:table-cell office:value-type="float" office:value="1550.041748">
                <text:p>1550.041748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663.248535">
                <text:p>1663.248535</text:p>
              </table:table-cell>
              <table:table-cell office:value-type="float" office:value="1612.446045">
                <text:p>1612.446045</text:p>
              </table:table-cell>
              <table:table-cell office:value-type="float" office:value="1584.718994">
                <text:p>1584.718994</text:p>
              </table:table-cell>
              <table:table-cell office:value-type="float" office:value="1576.851074">
                <text:p>1576.851074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634.32019">
                <text:p>1634.32019</text:p>
              </table:table-cell>
              <table:table-cell office:value-type="float" office:value="1665.864014">
                <text:p>1665.864014</text:p>
              </table:table-cell>
              <table:table-cell office:value-type="float" office:value="1602.594727">
                <text:p>1602.594727</text:p>
              </table:table-cell>
              <table:table-cell office:value-type="float" office:value="1604.245728">
                <text:p>1604.24572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637.924072">
                <text:p>1637.924072</text:p>
              </table:table-cell>
              <table:table-cell office:value-type="float" office:value="1708.328735">
                <text:p>1708.328735</text:p>
              </table:table-cell>
              <table:table-cell office:value-type="float" office:value="1601.864014">
                <text:p>1601.864014</text:p>
              </table:table-cell>
              <table:table-cell office:value-type="float" office:value="1609.863892">
                <text:p>1609.86389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657.580078">
                <text:p>1657.580078</text:p>
              </table:table-cell>
              <table:table-cell office:value-type="float" office:value="1698.814575">
                <text:p>1698.814575</text:p>
              </table:table-cell>
              <table:table-cell office:value-type="float" office:value="1619.372192">
                <text:p>1619.372192</text:p>
              </table:table-cell>
              <table:table-cell office:value-type="float" office:value="1609.384399">
                <text:p>1609.384399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46.988281">
                <text:p>1646.988281</text:p>
              </table:table-cell>
              <table:table-cell office:value-type="float" office:value="1706.458618">
                <text:p>1706.458618</text:p>
              </table:table-cell>
              <table:table-cell office:value-type="float" office:value="1622.748047">
                <text:p>1622.748047</text:p>
              </table:table-cell>
              <table:table-cell office:value-type="float" office:value="1634.858154">
                <text:p>1634.858154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649.096558">
                <text:p>1649.096558</text:p>
              </table:table-cell>
              <table:table-cell office:value-type="float" office:value="1713.019897">
                <text:p>1713.019897</text:p>
              </table:table-cell>
              <table:table-cell office:value-type="float" office:value="1614.776733">
                <text:p>1614.776733</text:p>
              </table:table-cell>
              <table:table-cell office:value-type="float" office:value="1636.779541">
                <text:p>1636.779541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643.012451">
                <text:p>1643.012451</text:p>
              </table:table-cell>
              <table:table-cell office:value-type="float" office:value="1726.4021">
                <text:p>1726.4021</text:p>
              </table:table-cell>
              <table:table-cell office:value-type="float" office:value="1599.229126">
                <text:p>1599.229126</text:p>
              </table:table-cell>
              <table:table-cell office:value-type="float" office:value="1646.056274">
                <text:p>1646.05627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610.661621">
                <text:p>1610.661621</text:p>
              </table:table-cell>
              <table:table-cell office:value-type="float" office:value="1672.70874">
                <text:p>1672.70874</text:p>
              </table:table-cell>
              <table:table-cell office:value-type="float" office:value="1637.213501">
                <text:p>1637.213501</text:p>
              </table:table-cell>
              <table:table-cell office:value-type="float" office:value="1680.68457">
                <text:p>1680.6845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619.077148">
                <text:p>1619.077148</text:p>
              </table:table-cell>
              <table:table-cell office:value-type="float" office:value="1673.026489">
                <text:p>1673.026489</text:p>
              </table:table-cell>
              <table:table-cell office:value-type="float" office:value="1638.871338">
                <text:p>1638.871338</text:p>
              </table:table-cell>
              <table:table-cell office:value-type="float" office:value="1682.35376">
                <text:p>1682.3537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617.121826">
                <text:p>1617.121826</text:p>
              </table:table-cell>
              <table:table-cell office:value-type="float" office:value="1683.883911">
                <text:p>1683.883911</text:p>
              </table:table-cell>
              <table:table-cell office:value-type="float" office:value="1631.81311">
                <text:p>1631.81311</text:p>
              </table:table-cell>
              <table:table-cell office:value-type="float" office:value="1679.61084">
                <text:p>1679.61084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621.475952">
                <text:p>1621.475952</text:p>
              </table:table-cell>
              <table:table-cell office:value-type="float" office:value="1682.293579">
                <text:p>1682.293579</text:p>
              </table:table-cell>
              <table:table-cell office:value-type="float" office:value="1624.615356">
                <text:p>1624.615356</text:p>
              </table:table-cell>
              <table:table-cell office:value-type="float" office:value="1684.203491">
                <text:p>1684.20349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625.450806">
                <text:p>1625.450806</text:p>
              </table:table-cell>
              <table:table-cell office:value-type="float" office:value="1680.351807">
                <text:p>1680.351807</text:p>
              </table:table-cell>
              <table:table-cell office:value-type="float" office:value="1631.038818">
                <text:p>1631.038818</text:p>
              </table:table-cell>
              <table:table-cell office:value-type="float" office:value="1683.773926">
                <text:p>1683.77392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624.766235">
                <text:p>1624.766235</text:p>
              </table:table-cell>
              <table:table-cell office:value-type="float" office:value="1684.665405">
                <text:p>1684.665405</text:p>
              </table:table-cell>
              <table:table-cell office:value-type="float" office:value="1628.898438">
                <text:p>1628.898438</text:p>
              </table:table-cell>
              <table:table-cell office:value-type="float" office:value="1686.013794">
                <text:p>1686.01379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26.291748">
                <text:p>1626.291748</text:p>
              </table:table-cell>
              <table:table-cell office:value-type="float" office:value="1683.913086">
                <text:p>1683.913086</text:p>
              </table:table-cell>
              <table:table-cell office:value-type="float" office:value="1629.305054">
                <text:p>1629.305054</text:p>
              </table:table-cell>
              <table:table-cell office:value-type="float" office:value="1686.144165">
                <text:p>1686.14416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628.946045">
                <text:p>1628.946045</text:p>
              </table:table-cell>
              <table:table-cell office:value-type="float" office:value="1680.655396">
                <text:p>1680.655396</text:p>
              </table:table-cell>
              <table:table-cell office:value-type="float" office:value="1629.292358">
                <text:p>1629.292358</text:p>
              </table:table-cell>
              <table:table-cell office:value-type="float" office:value="1685.377075">
                <text:p>1685.37707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625.202393">
                <text:p>1625.202393</text:p>
              </table:table-cell>
              <table:table-cell office:value-type="float" office:value="1687.809692">
                <text:p>1687.809692</text:p>
              </table:table-cell>
              <table:table-cell office:value-type="float" office:value="1629.934692">
                <text:p>1629.934692</text:p>
              </table:table-cell>
              <table:table-cell office:value-type="float" office:value="1685.285156">
                <text:p>1685.28515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628.39502">
                <text:p>1628.39502</text:p>
              </table:table-cell>
              <table:table-cell office:value-type="float" office:value="1684.016724">
                <text:p>1684.016724</text:p>
              </table:table-cell>
              <table:table-cell office:value-type="float" office:value="1630.814697">
                <text:p>1630.814697</text:p>
              </table:table-cell>
              <table:table-cell office:value-type="float" office:value="1685.611206">
                <text:p>1685.611206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624.608521">
                <text:p>1624.608521</text:p>
              </table:table-cell>
              <table:table-cell office:value-type="float" office:value="1688.437622">
                <text:p>1688.437622</text:p>
              </table:table-cell>
              <table:table-cell office:value-type="float" office:value="1628.747314">
                <text:p>1628.747314</text:p>
              </table:table-cell>
              <table:table-cell office:value-type="float" office:value="1688.837769">
                <text:p>1688.837769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626.471069">
                <text:p>1626.471069</text:p>
              </table:table-cell>
              <table:table-cell office:value-type="float" office:value="1688.614868">
                <text:p>1688.614868</text:p>
              </table:table-cell>
              <table:table-cell office:value-type="float" office:value="1630.962524">
                <text:p>1630.962524</text:p>
              </table:table-cell>
              <table:table-cell office:value-type="float" office:value="1688.75415">
                <text:p>1688.75415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626.824829">
                <text:p>1626.824829</text:p>
              </table:table-cell>
              <table:table-cell office:value-type="float" office:value="1684.662354">
                <text:p>1684.662354</text:p>
              </table:table-cell>
              <table:table-cell office:value-type="float" office:value="1632.479736">
                <text:p>1632.479736</text:p>
              </table:table-cell>
              <table:table-cell office:value-type="float" office:value="1683.446777">
                <text:p>1683.44677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626.307373">
                <text:p>1626.307373</text:p>
              </table:table-cell>
              <table:table-cell office:value-type="float" office:value="1688.920288">
                <text:p>1688.920288</text:p>
              </table:table-cell>
              <table:table-cell office:value-type="float" office:value="1629.846924">
                <text:p>1629.846924</text:p>
              </table:table-cell>
              <table:table-cell office:value-type="float" office:value="1689.837158">
                <text:p>1689.837158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628.948608">
                <text:p>1628.948608</text:p>
              </table:table-cell>
              <table:table-cell office:value-type="float" office:value="1689.507935">
                <text:p>1689.507935</text:p>
              </table:table-cell>
              <table:table-cell office:value-type="float" office:value="1628.308228">
                <text:p>1628.308228</text:p>
              </table:table-cell>
              <table:table-cell office:value-type="float" office:value="1692.606934">
                <text:p>1692.606934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627.115723">
                <text:p>1627.115723</text:p>
              </table:table-cell>
              <table:table-cell office:value-type="float" office:value="1689.19812">
                <text:p>1689.19812</text:p>
              </table:table-cell>
              <table:table-cell office:value-type="float" office:value="1631.140137">
                <text:p>1631.140137</text:p>
              </table:table-cell>
              <table:table-cell office:value-type="float" office:value="1685.934814">
                <text:p>1685.934814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28.630371">
                <text:p>1628.630371</text:p>
              </table:table-cell>
              <table:table-cell office:value-type="float" office:value="1689.202393">
                <text:p>1689.202393</text:p>
              </table:table-cell>
              <table:table-cell office:value-type="float" office:value="1633.68103">
                <text:p>1633.68103</text:p>
              </table:table-cell>
              <table:table-cell office:value-type="float" office:value="1688.028076">
                <text:p>1688.028076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25.789673">
                <text:p>1625.789673</text:p>
              </table:table-cell>
              <table:table-cell office:value-type="float" office:value="1690.271973">
                <text:p>1690.271973</text:p>
              </table:table-cell>
              <table:table-cell office:value-type="float" office:value="1632.092041">
                <text:p>1632.092041</text:p>
              </table:table-cell>
              <table:table-cell office:value-type="float" office:value="1690.453491">
                <text:p>1690.453491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628.004761">
                <text:p>1628.004761</text:p>
              </table:table-cell>
              <table:table-cell office:value-type="float" office:value="1689.821289">
                <text:p>1689.821289</text:p>
              </table:table-cell>
              <table:table-cell office:value-type="float" office:value="1631.838379">
                <text:p>1631.838379</text:p>
              </table:table-cell>
              <table:table-cell office:value-type="float" office:value="1688.666016">
                <text:p>1688.66601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631.144897">
                <text:p>1631.144897</text:p>
              </table:table-cell>
              <table:table-cell office:value-type="float" office:value="1691.995483">
                <text:p>1691.995483</text:p>
              </table:table-cell>
              <table:table-cell office:value-type="float" office:value="1636.943726">
                <text:p>1636.943726</text:p>
              </table:table-cell>
              <table:table-cell office:value-type="float" office:value="1689.790649">
                <text:p>1689.79064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1629.965576">
                <text:p>1629.965576</text:p>
              </table:table-cell>
              <table:table-cell office:value-type="float" office:value="1689.556641">
                <text:p>1689.556641</text:p>
              </table:table-cell>
              <table:table-cell office:value-type="float" office:value="1633.581909">
                <text:p>1633.581909</text:p>
              </table:table-cell>
              <table:table-cell office:value-type="float" office:value="1688.580566">
                <text:p>1688.580566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631.933838">
                <text:p>1631.933838</text:p>
              </table:table-cell>
              <table:table-cell office:value-type="float" office:value="1691.674194">
                <text:p>1691.674194</text:p>
              </table:table-cell>
              <table:table-cell office:value-type="float" office:value="1631.963135">
                <text:p>1631.963135</text:p>
              </table:table-cell>
              <table:table-cell office:value-type="float" office:value="1693.88147">
                <text:p>1693.88147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629.466309">
                <text:p>1629.466309</text:p>
              </table:table-cell>
              <table:table-cell office:value-type="float" office:value="1696.169067">
                <text:p>1696.169067</text:p>
              </table:table-cell>
              <table:table-cell office:value-type="float" office:value="1637.223999">
                <text:p>1637.223999</text:p>
              </table:table-cell>
              <table:table-cell office:value-type="float" office:value="1691.316895">
                <text:p>1691.31689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631.696777">
                <text:p>1631.696777</text:p>
              </table:table-cell>
              <table:table-cell office:value-type="float" office:value="1692.942139">
                <text:p>1692.942139</text:p>
              </table:table-cell>
              <table:table-cell office:value-type="float" office:value="1638.658447">
                <text:p>1638.658447</text:p>
              </table:table-cell>
              <table:table-cell office:value-type="float" office:value="1691.200195">
                <text:p>1691.20019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629.206299">
                <text:p>1629.206299</text:p>
              </table:table-cell>
              <table:table-cell office:value-type="float" office:value="1696.356689">
                <text:p>1696.356689</text:p>
              </table:table-cell>
              <table:table-cell office:value-type="float" office:value="1633.754272">
                <text:p>1633.754272</text:p>
              </table:table-cell>
              <table:table-cell office:value-type="float" office:value="1695.384888">
                <text:p>1695.384888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633.918945">
                <text:p>1633.918945</text:p>
              </table:table-cell>
              <table:table-cell office:value-type="float" office:value="1694.936035">
                <text:p>1694.936035</text:p>
              </table:table-cell>
              <table:table-cell office:value-type="float" office:value="1637.922485">
                <text:p>1637.922485</text:p>
              </table:table-cell>
              <table:table-cell office:value-type="float" office:value="1694.537476">
                <text:p>1694.53747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30.567139">
                <text:p>1630.567139</text:p>
              </table:table-cell>
              <table:table-cell office:value-type="float" office:value="1697.594971">
                <text:p>1697.594971</text:p>
              </table:table-cell>
              <table:table-cell office:value-type="float" office:value="1635.515015">
                <text:p>1635.515015</text:p>
              </table:table-cell>
              <table:table-cell office:value-type="float" office:value="1694.826416">
                <text:p>1694.82641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32.858765">
                <text:p>1632.858765</text:p>
              </table:table-cell>
              <table:table-cell office:value-type="float" office:value="1696.473633">
                <text:p>1696.473633</text:p>
              </table:table-cell>
              <table:table-cell office:value-type="float" office:value="1639.449707">
                <text:p>1639.449707</text:p>
              </table:table-cell>
              <table:table-cell office:value-type="float" office:value="1694.832275">
                <text:p>1694.83227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635.193848">
                <text:p>1635.193848</text:p>
              </table:table-cell>
              <table:table-cell office:value-type="float" office:value="1699.618652">
                <text:p>1699.618652</text:p>
              </table:table-cell>
              <table:table-cell office:value-type="float" office:value="1639.096191">
                <text:p>1639.096191</text:p>
              </table:table-cell>
              <table:table-cell office:value-type="float" office:value="1695.637939">
                <text:p>1695.63793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634.443237">
                <text:p>1634.443237</text:p>
              </table:table-cell>
              <table:table-cell office:value-type="float" office:value="1698.199585">
                <text:p>1698.199585</text:p>
              </table:table-cell>
              <table:table-cell office:value-type="float" office:value="1638.29126">
                <text:p>1638.29126</text:p>
              </table:table-cell>
              <table:table-cell office:value-type="float" office:value="1696.543213">
                <text:p>1696.543213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633.87439">
                <text:p>1633.87439</text:p>
              </table:table-cell>
              <table:table-cell office:value-type="float" office:value="1700.815674">
                <text:p>1700.815674</text:p>
              </table:table-cell>
              <table:table-cell office:value-type="float" office:value="1638.844971">
                <text:p>1638.844971</text:p>
              </table:table-cell>
              <table:table-cell office:value-type="float" office:value="1695.660889">
                <text:p>1695.66088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635.679565">
                <text:p>1635.679565</text:p>
              </table:table-cell>
              <table:table-cell office:value-type="float" office:value="1697.994141">
                <text:p>1697.994141</text:p>
              </table:table-cell>
              <table:table-cell office:value-type="float" office:value="1639.461914">
                <text:p>1639.461914</text:p>
              </table:table-cell>
              <table:table-cell office:value-type="float" office:value="1695.44751">
                <text:p>1695.44751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634.512085">
                <text:p>1634.512085</text:p>
              </table:table-cell>
              <table:table-cell office:value-type="float" office:value="1700.198608">
                <text:p>1700.198608</text:p>
              </table:table-cell>
              <table:table-cell office:value-type="float" office:value="1642.337769">
                <text:p>1642.337769</text:p>
              </table:table-cell>
              <table:table-cell office:value-type="float" office:value="1694.675049">
                <text:p>1694.67504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634.435059">
                <text:p>1634.435059</text:p>
              </table:table-cell>
              <table:table-cell office:value-type="float" office:value="1701.162354">
                <text:p>1701.162354</text:p>
              </table:table-cell>
              <table:table-cell office:value-type="float" office:value="1640.048706">
                <text:p>1640.048706</text:p>
              </table:table-cell>
              <table:table-cell office:value-type="float" office:value="1695.796265">
                <text:p>1695.796265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635.856201">
                <text:p>1635.856201</text:p>
              </table:table-cell>
              <table:table-cell office:value-type="float" office:value="1696.983765">
                <text:p>1696.983765</text:p>
              </table:table-cell>
              <table:table-cell office:value-type="float" office:value="1640.133179">
                <text:p>1640.133179</text:p>
              </table:table-cell>
              <table:table-cell office:value-type="float" office:value="1696.867798">
                <text:p>1696.867798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637.280273">
                <text:p>1637.280273</text:p>
              </table:table-cell>
              <table:table-cell office:value-type="float" office:value="1700.962646">
                <text:p>1700.962646</text:p>
              </table:table-cell>
              <table:table-cell office:value-type="float" office:value="1640.310425">
                <text:p>1640.310425</text:p>
              </table:table-cell>
              <table:table-cell office:value-type="float" office:value="1698.752441">
                <text:p>1698.75244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636.465332">
                <text:p>1636.465332</text:p>
              </table:table-cell>
              <table:table-cell office:value-type="float" office:value="1700.029419">
                <text:p>1700.029419</text:p>
              </table:table-cell>
              <table:table-cell office:value-type="float" office:value="1642.508667">
                <text:p>1642.508667</text:p>
              </table:table-cell>
              <table:table-cell office:value-type="float" office:value="1697.104858">
                <text:p>1697.104858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634.279541">
                <text:p>1634.279541</text:p>
              </table:table-cell>
              <table:table-cell office:value-type="float" office:value="1701.462769">
                <text:p>1701.462769</text:p>
              </table:table-cell>
              <table:table-cell office:value-type="float" office:value="1641.350586">
                <text:p>1641.350586</text:p>
              </table:table-cell>
              <table:table-cell office:value-type="float" office:value="1700.317383">
                <text:p>1700.317383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31.950684">
                <text:p>1631.950684</text:p>
              </table:table-cell>
              <table:table-cell office:value-type="float" office:value="1703.525879">
                <text:p>1703.525879</text:p>
              </table:table-cell>
              <table:table-cell office:value-type="float" office:value="1639.338623">
                <text:p>1639.338623</text:p>
              </table:table-cell>
              <table:table-cell office:value-type="float" office:value="1700.665527">
                <text:p>1700.6655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36.994873">
                <text:p>1636.994873</text:p>
              </table:table-cell>
              <table:table-cell office:value-type="float" office:value="1701.578369">
                <text:p>1701.578369</text:p>
              </table:table-cell>
              <table:table-cell office:value-type="float" office:value="1639.438232">
                <text:p>1639.438232</text:p>
              </table:table-cell>
              <table:table-cell office:value-type="float" office:value="1699.313721">
                <text:p>1699.3137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633.6875">
                <text:p>1633.6875</text:p>
              </table:table-cell>
              <table:table-cell office:value-type="float" office:value="1707.884277">
                <text:p>1707.884277</text:p>
              </table:table-cell>
              <table:table-cell office:value-type="float" office:value="1639.111816">
                <text:p>1639.111816</text:p>
              </table:table-cell>
              <table:table-cell office:value-type="float" office:value="1705.651123">
                <text:p>1705.65112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31.583984">
                <text:p>1631.583984</text:p>
              </table:table-cell>
              <table:table-cell office:value-type="float" office:value="1703.114014">
                <text:p>1703.114014</text:p>
              </table:table-cell>
              <table:table-cell office:value-type="float" office:value="1640.845337">
                <text:p>1640.845337</text:p>
              </table:table-cell>
              <table:table-cell office:value-type="float" office:value="1700.030884">
                <text:p>1700.030884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35.24646">
                <text:p>1635.24646</text:p>
              </table:table-cell>
              <table:table-cell office:value-type="float" office:value="1706.194214">
                <text:p>1706.194214</text:p>
              </table:table-cell>
              <table:table-cell office:value-type="float" office:value="1641.295288">
                <text:p>1641.295288</text:p>
              </table:table-cell>
              <table:table-cell office:value-type="float" office:value="1701.332764">
                <text:p>1701.33276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34.37854">
                <text:p>1634.37854</text:p>
              </table:table-cell>
              <table:table-cell office:value-type="float" office:value="1706.660767">
                <text:p>1706.660767</text:p>
              </table:table-cell>
              <table:table-cell office:value-type="float" office:value="1640.45813">
                <text:p>1640.45813</text:p>
              </table:table-cell>
              <table:table-cell office:value-type="float" office:value="1702.91333">
                <text:p>1702.91333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640.202271">
                <text:p>1640.202271</text:p>
              </table:table-cell>
              <table:table-cell office:value-type="float" office:value="1702.757812">
                <text:p>1702.757812</text:p>
              </table:table-cell>
              <table:table-cell office:value-type="float" office:value="1642.181519">
                <text:p>1642.181519</text:p>
              </table:table-cell>
              <table:table-cell office:value-type="float" office:value="1702.593506">
                <text:p>1702.593506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637.342407">
                <text:p>1637.342407</text:p>
              </table:table-cell>
              <table:table-cell office:value-type="float" office:value="1706.060913">
                <text:p>1706.060913</text:p>
              </table:table-cell>
              <table:table-cell office:value-type="float" office:value="1641.98584">
                <text:p>1641.98584</text:p>
              </table:table-cell>
              <table:table-cell office:value-type="float" office:value="1703.235962">
                <text:p>1703.23596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635.227539">
                <text:p>1635.227539</text:p>
              </table:table-cell>
              <table:table-cell office:value-type="float" office:value="1707.48999">
                <text:p>1707.48999</text:p>
              </table:table-cell>
              <table:table-cell office:value-type="float" office:value="1642.46582">
                <text:p>1642.46582</text:p>
              </table:table-cell>
              <table:table-cell office:value-type="float" office:value="1703.457764">
                <text:p>1703.45776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637.829468">
                <text:p>1637.829468</text:p>
              </table:table-cell>
              <table:table-cell office:value-type="float" office:value="1707.351685">
                <text:p>1707.351685</text:p>
              </table:table-cell>
              <table:table-cell office:value-type="float" office:value="1644.202393">
                <text:p>1644.202393</text:p>
              </table:table-cell>
              <table:table-cell office:value-type="float" office:value="1700.352539">
                <text:p>1700.352539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1641.222046">
                <text:p>1641.222046</text:p>
              </table:table-cell>
              <table:table-cell office:value-type="float" office:value="1703.335083">
                <text:p>1703.335083</text:p>
              </table:table-cell>
              <table:table-cell office:value-type="float" office:value="1647.805908">
                <text:p>1647.805908</text:p>
              </table:table-cell>
              <table:table-cell office:value-type="float" office:value="1701.809814">
                <text:p>1701.809814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640.355591">
                <text:p>1640.355591</text:p>
              </table:table-cell>
              <table:table-cell office:value-type="float" office:value="1705.937134">
                <text:p>1705.937134</text:p>
              </table:table-cell>
              <table:table-cell office:value-type="float" office:value="1643.01416">
                <text:p>1643.01416</text:p>
              </table:table-cell>
              <table:table-cell office:value-type="float" office:value="1707.037964">
                <text:p>1707.037964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1638.293213">
                <text:p>1638.293213</text:p>
              </table:table-cell>
              <table:table-cell office:value-type="float" office:value="1706.732544">
                <text:p>1706.732544</text:p>
              </table:table-cell>
              <table:table-cell office:value-type="float" office:value="1644.640381">
                <text:p>1644.640381</text:p>
              </table:table-cell>
              <table:table-cell office:value-type="float" office:value="1704.778687">
                <text:p>1704.778687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1640.636353">
                <text:p>1640.636353</text:p>
              </table:table-cell>
              <table:table-cell office:value-type="float" office:value="1708.267334">
                <text:p>1708.267334</text:p>
              </table:table-cell>
              <table:table-cell office:value-type="float" office:value="1647.748779">
                <text:p>1647.748779</text:p>
              </table:table-cell>
              <table:table-cell office:value-type="float" office:value="1703.793457">
                <text:p>1703.793457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1638.921509">
                <text:p>1638.921509</text:p>
              </table:table-cell>
              <table:table-cell office:value-type="float" office:value="1709.039062">
                <text:p>1709.039062</text:p>
              </table:table-cell>
              <table:table-cell office:value-type="float" office:value="1648.267334">
                <text:p>1648.267334</text:p>
              </table:table-cell>
              <table:table-cell office:value-type="float" office:value="1704.692749">
                <text:p>1704.692749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1638.034058">
                <text:p>1638.034058</text:p>
              </table:table-cell>
              <table:table-cell office:value-type="float" office:value="1710.916504">
                <text:p>1710.916504</text:p>
              </table:table-cell>
              <table:table-cell office:value-type="float" office:value="1644.379272">
                <text:p>1644.379272</text:p>
              </table:table-cell>
              <table:table-cell office:value-type="float" office:value="1707.080811">
                <text:p>1707.080811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1639.605469">
                <text:p>1639.605469</text:p>
              </table:table-cell>
              <table:table-cell office:value-type="float" office:value="1710.684082">
                <text:p>1710.684082</text:p>
              </table:table-cell>
              <table:table-cell office:value-type="float" office:value="1644.051147">
                <text:p>1644.051147</text:p>
              </table:table-cell>
              <table:table-cell office:value-type="float" office:value="1708.265015">
                <text:p>1708.265015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1641.682617">
                <text:p>1641.682617</text:p>
              </table:table-cell>
              <table:table-cell office:value-type="float" office:value="1707.894653">
                <text:p>1707.894653</text:p>
              </table:table-cell>
              <table:table-cell office:value-type="float" office:value="1647.583008">
                <text:p>1647.583008</text:p>
              </table:table-cell>
              <table:table-cell office:value-type="float" office:value="1705.877075">
                <text:p>1705.877075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1638.246826">
                <text:p>1638.246826</text:p>
              </table:table-cell>
              <table:table-cell office:value-type="float" office:value="1709.567261">
                <text:p>1709.567261</text:p>
              </table:table-cell>
              <table:table-cell office:value-type="float" office:value="1640.859497">
                <text:p>1640.859497</text:p>
              </table:table-cell>
              <table:table-cell office:value-type="float" office:value="1710.181274">
                <text:p>1710.181274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641.405396">
                <text:p>1641.405396</text:p>
              </table:table-cell>
              <table:table-cell office:value-type="float" office:value="1709.560303">
                <text:p>1709.560303</text:p>
              </table:table-cell>
              <table:table-cell office:value-type="float" office:value="1647.893555">
                <text:p>1647.893555</text:p>
              </table:table-cell>
              <table:table-cell office:value-type="float" office:value="1705.403564">
                <text:p>1705.403564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640.760864">
                <text:p>1640.760864</text:p>
              </table:table-cell>
              <table:table-cell office:value-type="float" office:value="1707.800903">
                <text:p>1707.800903</text:p>
              </table:table-cell>
              <table:table-cell office:value-type="float" office:value="1647.554565">
                <text:p>1647.554565</text:p>
              </table:table-cell>
              <table:table-cell office:value-type="float" office:value="1704.703979">
                <text:p>1704.70397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636.36499">
                <text:p>1636.36499</text:p>
              </table:table-cell>
              <table:table-cell office:value-type="float" office:value="1712.944336">
                <text:p>1712.944336</text:p>
              </table:table-cell>
              <table:table-cell office:value-type="float" office:value="1642.692993">
                <text:p>1642.692993</text:p>
              </table:table-cell>
              <table:table-cell office:value-type="float" office:value="1711.777344">
                <text:p>1711.77734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639.948486">
                <text:p>1639.948486</text:p>
              </table:table-cell>
              <table:table-cell office:value-type="float" office:value="1710.087158">
                <text:p>1710.087158</text:p>
              </table:table-cell>
              <table:table-cell office:value-type="float" office:value="1647.69751">
                <text:p>1647.69751</text:p>
              </table:table-cell>
              <table:table-cell office:value-type="float" office:value="1707.611572">
                <text:p>1707.61157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640.630981">
                <text:p>1640.630981</text:p>
              </table:table-cell>
              <table:table-cell office:value-type="float" office:value="1710.238892">
                <text:p>1710.238892</text:p>
              </table:table-cell>
              <table:table-cell office:value-type="float" office:value="1646.726318">
                <text:p>1646.726318</text:p>
              </table:table-cell>
              <table:table-cell office:value-type="float" office:value="1707.45813">
                <text:p>1707.45813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639.848877">
                <text:p>1639.848877</text:p>
              </table:table-cell>
              <table:table-cell office:value-type="float" office:value="1707.573853">
                <text:p>1707.573853</text:p>
              </table:table-cell>
              <table:table-cell office:value-type="float" office:value="1649.2677">
                <text:p>1649.2677</text:p>
              </table:table-cell>
              <table:table-cell office:value-type="float" office:value="1709.627197">
                <text:p>1709.627197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642.832031">
                <text:p>1642.832031</text:p>
              </table:table-cell>
              <table:table-cell office:value-type="float" office:value="1710.239746">
                <text:p>1710.239746</text:p>
              </table:table-cell>
              <table:table-cell office:value-type="float" office:value="1648.915894">
                <text:p>1648.915894</text:p>
              </table:table-cell>
              <table:table-cell office:value-type="float" office:value="1707.169922">
                <text:p>1707.169922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642.125732">
                <text:p>1642.125732</text:p>
              </table:table-cell>
              <table:table-cell office:value-type="float" office:value="1710.107178">
                <text:p>1710.107178</text:p>
              </table:table-cell>
              <table:table-cell office:value-type="float" office:value="1650.441772">
                <text:p>1650.441772</text:p>
              </table:table-cell>
              <table:table-cell office:value-type="float" office:value="1704.479004">
                <text:p>1704.47900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1640.802734">
                <text:p>1640.802734</text:p>
              </table:table-cell>
              <table:table-cell office:value-type="float" office:value="1713.236084">
                <text:p>1713.236084</text:p>
              </table:table-cell>
              <table:table-cell office:value-type="float" office:value="1644.558838">
                <text:p>1644.558838</text:p>
              </table:table-cell>
              <table:table-cell office:value-type="float" office:value="1712.49353">
                <text:p>1712.4935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642.489258">
                <text:p>1642.489258</text:p>
              </table:table-cell>
              <table:table-cell office:value-type="float" office:value="1710.673462">
                <text:p>1710.673462</text:p>
              </table:table-cell>
              <table:table-cell office:value-type="float" office:value="1647.889893">
                <text:p>1647.889893</text:p>
              </table:table-cell>
              <table:table-cell office:value-type="float" office:value="1706.704346">
                <text:p>1706.704346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638.62439">
                <text:p>1638.62439</text:p>
              </table:table-cell>
              <table:table-cell office:value-type="float" office:value="1709.739502">
                <text:p>1709.739502</text:p>
              </table:table-cell>
              <table:table-cell office:value-type="float" office:value="1647.878418">
                <text:p>1647.878418</text:p>
              </table:table-cell>
              <table:table-cell office:value-type="float" office:value="1710.342407">
                <text:p>1710.34240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644.143677">
                <text:p>1644.143677</text:p>
              </table:table-cell>
              <table:table-cell office:value-type="float" office:value="1710.742065">
                <text:p>1710.742065</text:p>
              </table:table-cell>
              <table:table-cell office:value-type="float" office:value="1650.762451">
                <text:p>1650.762451</text:p>
              </table:table-cell>
              <table:table-cell office:value-type="float" office:value="1710.526978">
                <text:p>1710.52697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640.370605">
                <text:p>1640.370605</text:p>
              </table:table-cell>
              <table:table-cell office:value-type="float" office:value="1711.711182">
                <text:p>1711.711182</text:p>
              </table:table-cell>
              <table:table-cell office:value-type="float" office:value="1645.711914">
                <text:p>1645.711914</text:p>
              </table:table-cell>
              <table:table-cell office:value-type="float" office:value="1707.83313">
                <text:p>1707.83313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642.644653">
                <text:p>1642.644653</text:p>
              </table:table-cell>
              <table:table-cell office:value-type="float" office:value="1710.051025">
                <text:p>1710.051025</text:p>
              </table:table-cell>
              <table:table-cell office:value-type="float" office:value="1647.226929">
                <text:p>1647.226929</text:p>
              </table:table-cell>
              <table:table-cell office:value-type="float" office:value="1710.311401">
                <text:p>1710.31140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641.634277">
                <text:p>1641.634277</text:p>
              </table:table-cell>
              <table:table-cell office:value-type="float" office:value="1713.653931">
                <text:p>1713.653931</text:p>
              </table:table-cell>
              <table:table-cell office:value-type="float" office:value="1649.038452">
                <text:p>1649.038452</text:p>
              </table:table-cell>
              <table:table-cell office:value-type="float" office:value="1709.594727">
                <text:p>1709.59472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638.641724">
                <text:p>1638.641724</text:p>
              </table:table-cell>
              <table:table-cell office:value-type="float" office:value="1713.490967">
                <text:p>1713.490967</text:p>
              </table:table-cell>
              <table:table-cell office:value-type="float" office:value="1646.852173">
                <text:p>1646.852173</text:p>
              </table:table-cell>
              <table:table-cell office:value-type="float" office:value="1709.211914">
                <text:p>1709.211914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642.657471">
                <text:p>1642.657471</text:p>
              </table:table-cell>
              <table:table-cell office:value-type="float" office:value="1713.444702">
                <text:p>1713.444702</text:p>
              </table:table-cell>
              <table:table-cell office:value-type="float" office:value="1648.452026">
                <text:p>1648.452026</text:p>
              </table:table-cell>
              <table:table-cell office:value-type="float" office:value="1713.257324">
                <text:p>1713.257324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642.719849">
                <text:p>1642.719849</text:p>
              </table:table-cell>
              <table:table-cell office:value-type="float" office:value="1713.39856">
                <text:p>1713.39856</text:p>
              </table:table-cell>
              <table:table-cell office:value-type="float" office:value="1648.991577">
                <text:p>1648.991577</text:p>
              </table:table-cell>
              <table:table-cell office:value-type="float" office:value="1710.024536">
                <text:p>1710.024536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1641.517822">
                <text:p>1641.517822</text:p>
              </table:table-cell>
              <table:table-cell office:value-type="float" office:value="1715.827026">
                <text:p>1715.827026</text:p>
              </table:table-cell>
              <table:table-cell office:value-type="float" office:value="1651.655396">
                <text:p>1651.655396</text:p>
              </table:table-cell>
              <table:table-cell office:value-type="float" office:value="1709.998901">
                <text:p>1709.998901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646.295166">
                <text:p>1646.295166</text:p>
              </table:table-cell>
              <table:table-cell office:value-type="float" office:value="1712.40979">
                <text:p>1712.40979</text:p>
              </table:table-cell>
              <table:table-cell office:value-type="float" office:value="1650.308105">
                <text:p>1650.308105</text:p>
              </table:table-cell>
              <table:table-cell office:value-type="float" office:value="1709.7948">
                <text:p>1709.7948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645.090332">
                <text:p>1645.090332</text:p>
              </table:table-cell>
              <table:table-cell office:value-type="float" office:value="1713.585327">
                <text:p>1713.585327</text:p>
              </table:table-cell>
              <table:table-cell office:value-type="float" office:value="1651.271362">
                <text:p>1651.271362</text:p>
              </table:table-cell>
              <table:table-cell office:value-type="float" office:value="1711.105957">
                <text:p>1711.10595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1643.390625">
                <text:p>1643.390625</text:p>
              </table:table-cell>
              <table:table-cell office:value-type="float" office:value="1714.565674">
                <text:p>1714.565674</text:p>
              </table:table-cell>
              <table:table-cell office:value-type="float" office:value="1652.02832">
                <text:p>1652.02832</text:p>
              </table:table-cell>
              <table:table-cell office:value-type="float" office:value="1709.513062">
                <text:p>1709.51306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644.784302">
                <text:p>1644.784302</text:p>
              </table:table-cell>
              <table:table-cell office:value-type="float" office:value="1717.760498">
                <text:p>1717.760498</text:p>
              </table:table-cell>
              <table:table-cell office:value-type="float" office:value="1653.466553">
                <text:p>1653.466553</text:p>
              </table:table-cell>
              <table:table-cell office:value-type="float" office:value="1711.381592">
                <text:p>1711.381592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642.608032">
                <text:p>1642.608032</text:p>
              </table:table-cell>
              <table:table-cell office:value-type="float" office:value="1717.270752">
                <text:p>1717.270752</text:p>
              </table:table-cell>
              <table:table-cell office:value-type="float" office:value="1649.093262">
                <text:p>1649.093262</text:p>
              </table:table-cell>
              <table:table-cell office:value-type="float" office:value="1715.802979">
                <text:p>1715.80297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645.913452">
                <text:p>1645.913452</text:p>
              </table:table-cell>
              <table:table-cell office:value-type="float" office:value="1714.807739">
                <text:p>1714.807739</text:p>
              </table:table-cell>
              <table:table-cell office:value-type="float" office:value="1651.331543">
                <text:p>1651.331543</text:p>
              </table:table-cell>
              <table:table-cell office:value-type="float" office:value="1711.490356">
                <text:p>1711.490356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1645.999146">
                <text:p>1645.999146</text:p>
              </table:table-cell>
              <table:table-cell office:value-type="float" office:value="1715.316895">
                <text:p>1715.316895</text:p>
              </table:table-cell>
              <table:table-cell office:value-type="float" office:value="1652.593384">
                <text:p>1652.593384</text:p>
              </table:table-cell>
              <table:table-cell office:value-type="float" office:value="1713.499268">
                <text:p>1713.499268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1642.34314">
                <text:p>1642.34314</text:p>
              </table:table-cell>
              <table:table-cell office:value-type="float" office:value="1716.052002">
                <text:p>1716.052002</text:p>
              </table:table-cell>
              <table:table-cell office:value-type="float" office:value="1648.89502">
                <text:p>1648.89502</text:p>
              </table:table-cell>
              <table:table-cell office:value-type="float" office:value="1715.329346">
                <text:p>1715.329346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1647.651489">
                <text:p>1647.651489</text:p>
              </table:table-cell>
              <table:table-cell office:value-type="float" office:value="1712.481323">
                <text:p>1712.481323</text:p>
              </table:table-cell>
              <table:table-cell office:value-type="float" office:value="1651.531494">
                <text:p>1651.531494</text:p>
              </table:table-cell>
              <table:table-cell office:value-type="float" office:value="1711.937012">
                <text:p>1711.937012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1643.120605">
                <text:p>1643.120605</text:p>
              </table:table-cell>
              <table:table-cell office:value-type="float" office:value="1715.476562">
                <text:p>1715.476562</text:p>
              </table:table-cell>
              <table:table-cell office:value-type="float" office:value="1649.293335">
                <text:p>1649.293335</text:p>
              </table:table-cell>
              <table:table-cell office:value-type="float" office:value="1712.795776">
                <text:p>1712.79577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1643.9729">
                <text:p>1643.9729</text:p>
              </table:table-cell>
              <table:table-cell office:value-type="float" office:value="1717.231445">
                <text:p>1717.231445</text:p>
              </table:table-cell>
              <table:table-cell office:value-type="float" office:value="1649.916504">
                <text:p>1649.916504</text:p>
              </table:table-cell>
              <table:table-cell office:value-type="float" office:value="1713.034668">
                <text:p>1713.03466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1641.740967">
                <text:p>1641.740967</text:p>
              </table:table-cell>
              <table:table-cell office:value-type="float" office:value="1718.459961">
                <text:p>1718.459961</text:p>
              </table:table-cell>
              <table:table-cell office:value-type="float" office:value="1649.291748">
                <text:p>1649.291748</text:p>
              </table:table-cell>
              <table:table-cell office:value-type="float" office:value="1716.074951">
                <text:p>1716.074951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1644.171265">
                <text:p>1644.171265</text:p>
              </table:table-cell>
              <table:table-cell office:value-type="float" office:value="1713.21582">
                <text:p>1713.21582</text:p>
              </table:table-cell>
              <table:table-cell office:value-type="float" office:value="1650.982666">
                <text:p>1650.982666</text:p>
              </table:table-cell>
              <table:table-cell office:value-type="float" office:value="1713.169556">
                <text:p>1713.169556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642.125732">
                <text:p>1642.125732</text:p>
              </table:table-cell>
              <table:table-cell office:value-type="float" office:value="1718.765015">
                <text:p>1718.765015</text:p>
              </table:table-cell>
              <table:table-cell office:value-type="float" office:value="1654.084351">
                <text:p>1654.084351</text:p>
              </table:table-cell>
              <table:table-cell office:value-type="float" office:value="1710.680298">
                <text:p>1710.680298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1646.711914">
                <text:p>1646.711914</text:p>
              </table:table-cell>
              <table:table-cell office:value-type="float" office:value="1715.115845">
                <text:p>1715.115845</text:p>
              </table:table-cell>
              <table:table-cell office:value-type="float" office:value="1648.853149">
                <text:p>1648.853149</text:p>
              </table:table-cell>
              <table:table-cell office:value-type="float" office:value="1715.093628">
                <text:p>1715.093628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1641.501709">
                <text:p>1641.501709</text:p>
              </table:table-cell>
              <table:table-cell office:value-type="float" office:value="1717.300049">
                <text:p>1717.300049</text:p>
              </table:table-cell>
              <table:table-cell office:value-type="float" office:value="1653.312134">
                <text:p>1653.312134</text:p>
              </table:table-cell>
              <table:table-cell office:value-type="float" office:value="1712.93689">
                <text:p>1712.93689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1642.608398">
                <text:p>1642.608398</text:p>
              </table:table-cell>
              <table:table-cell office:value-type="float" office:value="1717.551025">
                <text:p>1717.551025</text:p>
              </table:table-cell>
              <table:table-cell office:value-type="float" office:value="1652.522461">
                <text:p>1652.522461</text:p>
              </table:table-cell>
              <table:table-cell office:value-type="float" office:value="1714.56604">
                <text:p>1714.56604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643.18457">
                <text:p>1643.18457</text:p>
              </table:table-cell>
              <table:table-cell office:value-type="float" office:value="1714.595215">
                <text:p>1714.595215</text:p>
              </table:table-cell>
              <table:table-cell office:value-type="float" office:value="1650.88147">
                <text:p>1650.88147</text:p>
              </table:table-cell>
              <table:table-cell office:value-type="float" office:value="1718.846313">
                <text:p>1718.84631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1641.279541">
                <text:p>1641.279541</text:p>
              </table:table-cell>
              <table:table-cell office:value-type="float" office:value="1718.453735">
                <text:p>1718.453735</text:p>
              </table:table-cell>
              <table:table-cell office:value-type="float" office:value="1652.557495">
                <text:p>1652.557495</text:p>
              </table:table-cell>
              <table:table-cell office:value-type="float" office:value="1712.803711">
                <text:p>1712.80371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1645.869263">
                <text:p>1645.869263</text:p>
              </table:table-cell>
              <table:table-cell office:value-type="float" office:value="1716.986328">
                <text:p>1716.986328</text:p>
              </table:table-cell>
              <table:table-cell office:value-type="float" office:value="1650.80957">
                <text:p>1650.80957</text:p>
              </table:table-cell>
              <table:table-cell office:value-type="float" office:value="1714.560181">
                <text:p>1714.560181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1640.58606">
                <text:p>1640.58606</text:p>
              </table:table-cell>
              <table:table-cell office:value-type="float" office:value="1716.918457">
                <text:p>1716.918457</text:p>
              </table:table-cell>
              <table:table-cell office:value-type="float" office:value="1646.502686">
                <text:p>1646.502686</text:p>
              </table:table-cell>
              <table:table-cell office:value-type="float" office:value="1716.799438">
                <text:p>1716.799438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644.783691">
                <text:p>1644.783691</text:p>
              </table:table-cell>
              <table:table-cell office:value-type="float" office:value="1713.508057">
                <text:p>1713.508057</text:p>
              </table:table-cell>
              <table:table-cell office:value-type="float" office:value="1654.901001">
                <text:p>1654.901001</text:p>
              </table:table-cell>
              <table:table-cell office:value-type="float" office:value="1708.731567">
                <text:p>1708.73156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1644.468018">
                <text:p>1644.468018</text:p>
              </table:table-cell>
              <table:table-cell office:value-type="float" office:value="1718.178101">
                <text:p>1718.178101</text:p>
              </table:table-cell>
              <table:table-cell office:value-type="float" office:value="1651.449341">
                <text:p>1651.449341</text:p>
              </table:table-cell>
              <table:table-cell office:value-type="float" office:value="1715.704712">
                <text:p>1715.704712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1641.604614">
                <text:p>1641.604614</text:p>
              </table:table-cell>
              <table:table-cell office:value-type="float" office:value="1716.250977">
                <text:p>1716.250977</text:p>
              </table:table-cell>
              <table:table-cell office:value-type="float" office:value="1649.302246">
                <text:p>1649.302246</text:p>
              </table:table-cell>
              <table:table-cell office:value-type="float" office:value="1715.567993">
                <text:p>1715.567993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1648.943359">
                <text:p>1648.943359</text:p>
              </table:table-cell>
              <table:table-cell office:value-type="float" office:value="1715.054688">
                <text:p>1715.054688</text:p>
              </table:table-cell>
              <table:table-cell office:value-type="float" office:value="1653.420044">
                <text:p>1653.420044</text:p>
              </table:table-cell>
              <table:table-cell office:value-type="float" office:value="1711.708374">
                <text:p>1711.70837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1648.47229">
                <text:p>1648.47229</text:p>
              </table:table-cell>
              <table:table-cell office:value-type="float" office:value="1714.899414">
                <text:p>1714.899414</text:p>
              </table:table-cell>
              <table:table-cell office:value-type="float" office:value="1652.943115">
                <text:p>1652.943115</text:p>
              </table:table-cell>
              <table:table-cell office:value-type="float" office:value="1716.351196">
                <text:p>1716.351196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1646.719482">
                <text:p>1646.719482</text:p>
              </table:table-cell>
              <table:table-cell office:value-type="float" office:value="1718.542114">
                <text:p>1718.542114</text:p>
              </table:table-cell>
              <table:table-cell office:value-type="float" office:value="1655.421387">
                <text:p>1655.421387</text:p>
              </table:table-cell>
              <table:table-cell office:value-type="float" office:value="1715.828369">
                <text:p>1715.828369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1646.329102">
                <text:p>1646.329102</text:p>
              </table:table-cell>
              <table:table-cell office:value-type="float" office:value="1717.466064">
                <text:p>1717.466064</text:p>
              </table:table-cell>
              <table:table-cell office:value-type="float" office:value="1652.869141">
                <text:p>1652.869141</text:p>
              </table:table-cell>
              <table:table-cell office:value-type="float" office:value="1718.528076">
                <text:p>1718.52807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1644.280029">
                <text:p>1644.280029</text:p>
              </table:table-cell>
              <table:table-cell office:value-type="float" office:value="1721.134277">
                <text:p>1721.134277</text:p>
              </table:table-cell>
              <table:table-cell office:value-type="float" office:value="1651.653809">
                <text:p>1651.653809</text:p>
              </table:table-cell>
              <table:table-cell office:value-type="float" office:value="1718.314209">
                <text:p>1718.314209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1646.329102">
                <text:p>1646.329102</text:p>
              </table:table-cell>
              <table:table-cell office:value-type="float" office:value="1716.790283">
                <text:p>1716.790283</text:p>
              </table:table-cell>
              <table:table-cell office:value-type="float" office:value="1650.819458">
                <text:p>1650.819458</text:p>
              </table:table-cell>
              <table:table-cell office:value-type="float" office:value="1717.678223">
                <text:p>1717.67822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1647.184814">
                <text:p>1647.184814</text:p>
              </table:table-cell>
              <table:table-cell office:value-type="float" office:value="1719.005493">
                <text:p>1719.005493</text:p>
              </table:table-cell>
              <table:table-cell office:value-type="float" office:value="1654.82605">
                <text:p>1654.82605</text:p>
              </table:table-cell>
              <table:table-cell office:value-type="float" office:value="1717.941162">
                <text:p>1717.941162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1646.951782">
                <text:p>1646.951782</text:p>
              </table:table-cell>
              <table:table-cell office:value-type="float" office:value="1718.206543">
                <text:p>1718.206543</text:p>
              </table:table-cell>
              <table:table-cell office:value-type="float" office:value="1653.247314">
                <text:p>1653.247314</text:p>
              </table:table-cell>
              <table:table-cell office:value-type="float" office:value="1718.633911">
                <text:p>1718.633911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1645.418823">
                <text:p>1645.418823</text:p>
              </table:table-cell>
              <table:table-cell office:value-type="float" office:value="1721.24646">
                <text:p>1721.24646</text:p>
              </table:table-cell>
              <table:table-cell office:value-type="float" office:value="1652.259521">
                <text:p>1652.259521</text:p>
              </table:table-cell>
              <table:table-cell office:value-type="float" office:value="1716.146851">
                <text:p>1716.146851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1649.266357">
                <text:p>1649.266357</text:p>
              </table:table-cell>
              <table:table-cell office:value-type="float" office:value="1716.060059">
                <text:p>1716.060059</text:p>
              </table:table-cell>
              <table:table-cell office:value-type="float" office:value="1652.553223">
                <text:p>1652.553223</text:p>
              </table:table-cell>
              <table:table-cell office:value-type="float" office:value="1713.208252">
                <text:p>1713.208252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1650.011475">
                <text:p>1650.011475</text:p>
              </table:table-cell>
              <table:table-cell office:value-type="float" office:value="1716.879272">
                <text:p>1716.879272</text:p>
              </table:table-cell>
              <table:table-cell office:value-type="float" office:value="1653.433472">
                <text:p>1653.433472</text:p>
              </table:table-cell>
              <table:table-cell office:value-type="float" office:value="1718.800537">
                <text:p>1718.80053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1645.128906">
                <text:p>1645.128906</text:p>
              </table:table-cell>
              <table:table-cell office:value-type="float" office:value="1719.051147">
                <text:p>1719.051147</text:p>
              </table:table-cell>
              <table:table-cell office:value-type="float" office:value="1652.952026">
                <text:p>1652.952026</text:p>
              </table:table-cell>
              <table:table-cell office:value-type="float" office:value="1716.745239">
                <text:p>1716.745239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1646.837769">
                <text:p>1646.837769</text:p>
              </table:table-cell>
              <table:table-cell office:value-type="float" office:value="1720.435791">
                <text:p>1720.435791</text:p>
              </table:table-cell>
              <table:table-cell office:value-type="float" office:value="1655.106567">
                <text:p>1655.106567</text:p>
              </table:table-cell>
              <table:table-cell office:value-type="float" office:value="1718.761841">
                <text:p>1718.761841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1647.368652">
                <text:p>1647.368652</text:p>
              </table:table-cell>
              <table:table-cell office:value-type="float" office:value="1718.427246">
                <text:p>1718.427246</text:p>
              </table:table-cell>
              <table:table-cell office:value-type="float" office:value="1654.62085">
                <text:p>1654.62085</text:p>
              </table:table-cell>
              <table:table-cell office:value-type="float" office:value="1716.801636">
                <text:p>1716.801636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1647.81897">
                <text:p>1647.81897</text:p>
              </table:table-cell>
              <table:table-cell office:value-type="float" office:value="1717.878906">
                <text:p>1717.878906</text:p>
              </table:table-cell>
              <table:table-cell office:value-type="float" office:value="1653.915283">
                <text:p>1653.915283</text:p>
              </table:table-cell>
              <table:table-cell office:value-type="float" office:value="1715.153809">
                <text:p>1715.153809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1648.143188">
                <text:p>1648.143188</text:p>
              </table:table-cell>
              <table:table-cell office:value-type="float" office:value="1719.805054">
                <text:p>1719.805054</text:p>
              </table:table-cell>
              <table:table-cell office:value-type="float" office:value="1653.760376">
                <text:p>1653.760376</text:p>
              </table:table-cell>
              <table:table-cell office:value-type="float" office:value="1717.723877">
                <text:p>1717.723877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1646.474365">
                <text:p>1646.474365</text:p>
              </table:table-cell>
              <table:table-cell office:value-type="float" office:value="1718.396362">
                <text:p>1718.396362</text:p>
              </table:table-cell>
              <table:table-cell office:value-type="float" office:value="1654.948364">
                <text:p>1654.948364</text:p>
              </table:table-cell>
              <table:table-cell office:value-type="float" office:value="1718.431396">
                <text:p>1718.43139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44.72998">
                <text:p>1644.72998</text:p>
              </table:table-cell>
              <table:table-cell office:value-type="float" office:value="1720.058105">
                <text:p>1720.058105</text:p>
              </table:table-cell>
              <table:table-cell office:value-type="float" office:value="1652.453247">
                <text:p>1652.453247</text:p>
              </table:table-cell>
              <table:table-cell office:value-type="float" office:value="1717.729858">
                <text:p>1717.729858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643.008057">
                <text:p>1643.008057</text:p>
              </table:table-cell>
              <table:table-cell office:value-type="float" office:value="1720.926758">
                <text:p>1720.926758</text:p>
              </table:table-cell>
              <table:table-cell office:value-type="float" office:value="1650.958252">
                <text:p>1650.958252</text:p>
              </table:table-cell>
              <table:table-cell office:value-type="float" office:value="1719.151733">
                <text:p>1719.15173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647.108765">
                <text:p>1647.108765</text:p>
              </table:table-cell>
              <table:table-cell office:value-type="float" office:value="1715.830933">
                <text:p>1715.830933</text:p>
              </table:table-cell>
              <table:table-cell office:value-type="float" office:value="1652.167603">
                <text:p>1652.167603</text:p>
              </table:table-cell>
              <table:table-cell office:value-type="float" office:value="1715.243408">
                <text:p>1715.24340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648.747192">
                <text:p>1648.747192</text:p>
              </table:table-cell>
              <table:table-cell office:value-type="float" office:value="1716.925293">
                <text:p>1716.925293</text:p>
              </table:table-cell>
              <table:table-cell office:value-type="float" office:value="1656.450928">
                <text:p>1656.450928</text:p>
              </table:table-cell>
              <table:table-cell office:value-type="float" office:value="1713.398682">
                <text:p>1713.398682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48.174805">
                <text:p>1648.174805</text:p>
              </table:table-cell>
              <table:table-cell office:value-type="float" office:value="1718.664795">
                <text:p>1718.664795</text:p>
              </table:table-cell>
              <table:table-cell office:value-type="float" office:value="1655.502441">
                <text:p>1655.502441</text:p>
              </table:table-cell>
              <table:table-cell office:value-type="float" office:value="1715.610352">
                <text:p>1715.610352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1646.795288">
                <text:p>1646.795288</text:p>
              </table:table-cell>
              <table:table-cell office:value-type="float" office:value="1720.958496">
                <text:p>1720.958496</text:p>
              </table:table-cell>
              <table:table-cell office:value-type="float" office:value="1654.45459">
                <text:p>1654.45459</text:p>
              </table:table-cell>
              <table:table-cell office:value-type="float" office:value="1718.119629">
                <text:p>1718.119629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649.035767">
                <text:p>1649.035767</text:p>
              </table:table-cell>
              <table:table-cell office:value-type="float" office:value="1718.762695">
                <text:p>1718.762695</text:p>
              </table:table-cell>
              <table:table-cell office:value-type="float" office:value="1654.939941">
                <text:p>1654.939941</text:p>
              </table:table-cell>
              <table:table-cell office:value-type="float" office:value="1716.132202">
                <text:p>1716.13220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645.464966">
                <text:p>1645.464966</text:p>
              </table:table-cell>
              <table:table-cell office:value-type="float" office:value="1721.544556">
                <text:p>1721.544556</text:p>
              </table:table-cell>
              <table:table-cell office:value-type="float" office:value="1654.152344">
                <text:p>1654.152344</text:p>
              </table:table-cell>
              <table:table-cell office:value-type="float" office:value="1717.923096">
                <text:p>1717.923096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649.170898">
                <text:p>1649.170898</text:p>
              </table:table-cell>
              <table:table-cell office:value-type="float" office:value="1721.138184">
                <text:p>1721.138184</text:p>
              </table:table-cell>
              <table:table-cell office:value-type="float" office:value="1652.559937">
                <text:p>1652.559937</text:p>
              </table:table-cell>
              <table:table-cell office:value-type="float" office:value="1720.00647">
                <text:p>1720.0064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645.911743">
                <text:p>1645.911743</text:p>
              </table:table-cell>
              <table:table-cell office:value-type="float" office:value="1724.782715">
                <text:p>1724.782715</text:p>
              </table:table-cell>
              <table:table-cell office:value-type="float" office:value="1655.085205">
                <text:p>1655.085205</text:p>
              </table:table-cell>
              <table:table-cell office:value-type="float" office:value="1717.750122">
                <text:p>1717.75012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650.690186">
                <text:p>1650.690186</text:p>
              </table:table-cell>
              <table:table-cell office:value-type="float" office:value="1720.198975">
                <text:p>1720.198975</text:p>
              </table:table-cell>
              <table:table-cell office:value-type="float" office:value="1655.020264">
                <text:p>1655.020264</text:p>
              </table:table-cell>
              <table:table-cell office:value-type="float" office:value="1719.547729">
                <text:p>1719.547729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646.060913">
                <text:p>1646.060913</text:p>
              </table:table-cell>
              <table:table-cell office:value-type="float" office:value="1723.649292">
                <text:p>1723.649292</text:p>
              </table:table-cell>
              <table:table-cell office:value-type="float" office:value="1655.846436">
                <text:p>1655.846436</text:p>
              </table:table-cell>
              <table:table-cell office:value-type="float" office:value="1719.18811">
                <text:p>1719.188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647.862549">
                <text:p>1647.862549</text:p>
              </table:table-cell>
              <table:table-cell office:value-type="float" office:value="1720.295776">
                <text:p>1720.295776</text:p>
              </table:table-cell>
              <table:table-cell office:value-type="float" office:value="1654.920288">
                <text:p>1654.920288</text:p>
              </table:table-cell>
              <table:table-cell office:value-type="float" office:value="1719.87561">
                <text:p>1719.8756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649.288208">
                <text:p>1649.288208</text:p>
              </table:table-cell>
              <table:table-cell office:value-type="float" office:value="1724.423584">
                <text:p>1724.423584</text:p>
              </table:table-cell>
              <table:table-cell office:value-type="float" office:value="1655.635376">
                <text:p>1655.635376</text:p>
              </table:table-cell>
              <table:table-cell office:value-type="float" office:value="1723.925293">
                <text:p>1723.925293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648.654907">
                <text:p>1648.654907</text:p>
              </table:table-cell>
              <table:table-cell office:value-type="float" office:value="1723.93457">
                <text:p>1723.93457</text:p>
              </table:table-cell>
              <table:table-cell office:value-type="float" office:value="1655.452271">
                <text:p>1655.452271</text:p>
              </table:table-cell>
              <table:table-cell office:value-type="float" office:value="1722.752686">
                <text:p>1722.752686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648.299072">
                <text:p>1648.299072</text:p>
              </table:table-cell>
              <table:table-cell office:value-type="float" office:value="1723.67395">
                <text:p>1723.67395</text:p>
              </table:table-cell>
              <table:table-cell office:value-type="float" office:value="1655.962402">
                <text:p>1655.962402</text:p>
              </table:table-cell>
              <table:table-cell office:value-type="float" office:value="1720.384033">
                <text:p>1720.38403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652.894531">
                <text:p>1652.894531</text:p>
              </table:table-cell>
              <table:table-cell office:value-type="float" office:value="1720.382568">
                <text:p>1720.382568</text:p>
              </table:table-cell>
              <table:table-cell office:value-type="float" office:value="1657.946045">
                <text:p>1657.946045</text:p>
              </table:table-cell>
              <table:table-cell office:value-type="float" office:value="1717.87915">
                <text:p>1717.87915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646.967651">
                <text:p>1646.967651</text:p>
              </table:table-cell>
              <table:table-cell office:value-type="float" office:value="1727.192383">
                <text:p>1727.192383</text:p>
              </table:table-cell>
              <table:table-cell office:value-type="float" office:value="1652.251831">
                <text:p>1652.251831</text:p>
              </table:table-cell>
              <table:table-cell office:value-type="float" office:value="1724.648804">
                <text:p>1724.648804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649.571655">
                <text:p>1649.571655</text:p>
              </table:table-cell>
              <table:table-cell office:value-type="float" office:value="1723.490723">
                <text:p>1723.490723</text:p>
              </table:table-cell>
              <table:table-cell office:value-type="float" office:value="1656.580811">
                <text:p>1656.580811</text:p>
              </table:table-cell>
              <table:table-cell office:value-type="float" office:value="1719.21167">
                <text:p>1719.21167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650.523315">
                <text:p>1650.523315</text:p>
              </table:table-cell>
              <table:table-cell office:value-type="float" office:value="1724.400146">
                <text:p>1724.400146</text:p>
              </table:table-cell>
              <table:table-cell office:value-type="float" office:value="1656.494385">
                <text:p>1656.494385</text:p>
              </table:table-cell>
              <table:table-cell office:value-type="float" office:value="1721.535645">
                <text:p>1721.535645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648.459717">
                <text:p>1648.459717</text:p>
              </table:table-cell>
              <table:table-cell office:value-type="float" office:value="1722.042236">
                <text:p>1722.042236</text:p>
              </table:table-cell>
              <table:table-cell office:value-type="float" office:value="1654.78833">
                <text:p>1654.78833</text:p>
              </table:table-cell>
              <table:table-cell office:value-type="float" office:value="1724.345581">
                <text:p>1724.34558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650.120483">
                <text:p>1650.120483</text:p>
              </table:table-cell>
              <table:table-cell office:value-type="float" office:value="1720.862915">
                <text:p>1720.862915</text:p>
              </table:table-cell>
              <table:table-cell office:value-type="float" office:value="1659.214844">
                <text:p>1659.214844</text:p>
              </table:table-cell>
              <table:table-cell office:value-type="float" office:value="1718.967407">
                <text:p>1718.967407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649.657593">
                <text:p>1649.657593</text:p>
              </table:table-cell>
              <table:table-cell office:value-type="float" office:value="1723.219604">
                <text:p>1723.219604</text:p>
              </table:table-cell>
              <table:table-cell office:value-type="float" office:value="1658.19043">
                <text:p>1658.19043</text:p>
              </table:table-cell>
              <table:table-cell office:value-type="float" office:value="1719.732788">
                <text:p>1719.7327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1649.961792">
                <text:p>1649.961792</text:p>
              </table:table-cell>
              <table:table-cell office:value-type="float" office:value="1721.877319">
                <text:p>1721.877319</text:p>
              </table:table-cell>
              <table:table-cell office:value-type="float" office:value="1658.6073">
                <text:p>1658.6073</text:p>
              </table:table-cell>
              <table:table-cell office:value-type="float" office:value="1718.784668">
                <text:p>1718.78466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645.310303">
                <text:p>1645.310303</text:p>
              </table:table-cell>
              <table:table-cell office:value-type="float" office:value="1725.715942">
                <text:p>1725.715942</text:p>
              </table:table-cell>
              <table:table-cell office:value-type="float" office:value="1655.01001">
                <text:p>1655.01001</text:p>
              </table:table-cell>
              <table:table-cell office:value-type="float" office:value="1718.829346">
                <text:p>1718.829346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1649.220459">
                <text:p>1649.220459</text:p>
              </table:table-cell>
              <table:table-cell office:value-type="float" office:value="1725.302368">
                <text:p>1725.302368</text:p>
              </table:table-cell>
              <table:table-cell office:value-type="float" office:value="1656.351562">
                <text:p>1656.351562</text:p>
              </table:table-cell>
              <table:table-cell office:value-type="float" office:value="1723.620117">
                <text:p>1723.62011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1649.908203">
                <text:p>1649.908203</text:p>
              </table:table-cell>
              <table:table-cell office:value-type="float" office:value="1721.894287">
                <text:p>1721.894287</text:p>
              </table:table-cell>
              <table:table-cell office:value-type="float" office:value="1659.047241">
                <text:p>1659.047241</text:p>
              </table:table-cell>
              <table:table-cell office:value-type="float" office:value="1717.952881">
                <text:p>1717.95288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1646.401611">
                <text:p>1646.401611</text:p>
              </table:table-cell>
              <table:table-cell office:value-type="float" office:value="1725.165161">
                <text:p>1725.165161</text:p>
              </table:table-cell>
              <table:table-cell office:value-type="float" office:value="1654.729492">
                <text:p>1654.729492</text:p>
              </table:table-cell>
              <table:table-cell office:value-type="float" office:value="1720.30249">
                <text:p>1720.30249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1648.116943">
                <text:p>1648.116943</text:p>
              </table:table-cell>
              <table:table-cell office:value-type="float" office:value="1726.68103">
                <text:p>1726.68103</text:p>
              </table:table-cell>
              <table:table-cell office:value-type="float" office:value="1657.391479">
                <text:p>1657.391479</text:p>
              </table:table-cell>
              <table:table-cell office:value-type="float" office:value="1721.130981">
                <text:p>1721.13098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1649.544189">
                <text:p>1649.544189</text:p>
              </table:table-cell>
              <table:table-cell office:value-type="float" office:value="1721.880859">
                <text:p>1721.880859</text:p>
              </table:table-cell>
              <table:table-cell office:value-type="float" office:value="1658.392456">
                <text:p>1658.392456</text:p>
              </table:table-cell>
              <table:table-cell office:value-type="float" office:value="1721.36792">
                <text:p>1721.36792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1651.146973">
                <text:p>1651.146973</text:p>
              </table:table-cell>
              <table:table-cell office:value-type="float" office:value="1723.797729">
                <text:p>1723.797729</text:p>
              </table:table-cell>
              <table:table-cell office:value-type="float" office:value="1662.277588">
                <text:p>1662.277588</text:p>
              </table:table-cell>
              <table:table-cell office:value-type="float" office:value="1718.536011">
                <text:p>1718.53601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1650.671143">
                <text:p>1650.671143</text:p>
              </table:table-cell>
              <table:table-cell office:value-type="float" office:value="1723.494629">
                <text:p>1723.494629</text:p>
              </table:table-cell>
              <table:table-cell office:value-type="float" office:value="1654.618774">
                <text:p>1654.618774</text:p>
              </table:table-cell>
              <table:table-cell office:value-type="float" office:value="1720.12085">
                <text:p>1720.12085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650.626465">
                <text:p>1650.626465</text:p>
              </table:table-cell>
              <table:table-cell office:value-type="float" office:value="1722.305786">
                <text:p>1722.305786</text:p>
              </table:table-cell>
              <table:table-cell office:value-type="float" office:value="1653.158325">
                <text:p>1653.158325</text:p>
              </table:table-cell>
              <table:table-cell office:value-type="float" office:value="1721.281372">
                <text:p>1721.28137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649.514893">
                <text:p>1649.514893</text:p>
              </table:table-cell>
              <table:table-cell office:value-type="float" office:value="1727.248901">
                <text:p>1727.248901</text:p>
              </table:table-cell>
              <table:table-cell office:value-type="float" office:value="1655.059692">
                <text:p>1655.059692</text:p>
              </table:table-cell>
              <table:table-cell office:value-type="float" office:value="1724.716309">
                <text:p>1724.7163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648.429688">
                <text:p>1648.429688</text:p>
              </table:table-cell>
              <table:table-cell office:value-type="float" office:value="1725.230835">
                <text:p>1725.230835</text:p>
              </table:table-cell>
              <table:table-cell office:value-type="float" office:value="1654.769409">
                <text:p>1654.769409</text:p>
              </table:table-cell>
              <table:table-cell office:value-type="float" office:value="1721.703735">
                <text:p>1721.703735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650.949951">
                <text:p>1650.949951</text:p>
              </table:table-cell>
              <table:table-cell office:value-type="float" office:value="1724.251953">
                <text:p>1724.251953</text:p>
              </table:table-cell>
              <table:table-cell office:value-type="float" office:value="1658.635254">
                <text:p>1658.635254</text:p>
              </table:table-cell>
              <table:table-cell office:value-type="float" office:value="1721.972168">
                <text:p>1721.972168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652.554932">
                <text:p>1652.554932</text:p>
              </table:table-cell>
              <table:table-cell office:value-type="float" office:value="1725.125488">
                <text:p>1725.125488</text:p>
              </table:table-cell>
              <table:table-cell office:value-type="float" office:value="1658.413452">
                <text:p>1658.413452</text:p>
              </table:table-cell>
              <table:table-cell office:value-type="float" office:value="1720.185303">
                <text:p>1720.185303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649.848877">
                <text:p>1649.848877</text:p>
              </table:table-cell>
              <table:table-cell office:value-type="float" office:value="1724.070312">
                <text:p>1724.070312</text:p>
              </table:table-cell>
              <table:table-cell office:value-type="float" office:value="1657.780029">
                <text:p>1657.780029</text:p>
              </table:table-cell>
              <table:table-cell office:value-type="float" office:value="1721.251831">
                <text:p>1721.25183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653.182861">
                <text:p>1653.182861</text:p>
              </table:table-cell>
              <table:table-cell office:value-type="float" office:value="1725.692383">
                <text:p>1725.692383</text:p>
              </table:table-cell>
              <table:table-cell office:value-type="float" office:value="1655.302979">
                <text:p>1655.302979</text:p>
              </table:table-cell>
              <table:table-cell office:value-type="float" office:value="1722.442383">
                <text:p>1722.442383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651.76123">
                <text:p>1651.76123</text:p>
              </table:table-cell>
              <table:table-cell office:value-type="float" office:value="1722.331177">
                <text:p>1722.331177</text:p>
              </table:table-cell>
              <table:table-cell office:value-type="float" office:value="1658.896362">
                <text:p>1658.896362</text:p>
              </table:table-cell>
              <table:table-cell office:value-type="float" office:value="1722.159424">
                <text:p>1722.159424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648.276001">
                <text:p>1648.276001</text:p>
              </table:table-cell>
              <table:table-cell office:value-type="float" office:value="1727.530884">
                <text:p>1727.530884</text:p>
              </table:table-cell>
              <table:table-cell office:value-type="float" office:value="1660.527588">
                <text:p>1660.527588</text:p>
              </table:table-cell>
              <table:table-cell office:value-type="float" office:value="1720.012573">
                <text:p>1720.012573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647.741455">
                <text:p>1647.741455</text:p>
              </table:table-cell>
              <table:table-cell office:value-type="float" office:value="1726.473633">
                <text:p>1726.473633</text:p>
              </table:table-cell>
              <table:table-cell office:value-type="float" office:value="1656.069214">
                <text:p>1656.069214</text:p>
              </table:table-cell>
              <table:table-cell office:value-type="float" office:value="1723.374268">
                <text:p>1723.374268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650.914917">
                <text:p>1650.914917</text:p>
              </table:table-cell>
              <table:table-cell office:value-type="float" office:value="1723.323242">
                <text:p>1723.323242</text:p>
              </table:table-cell>
              <table:table-cell office:value-type="float" office:value="1658.549072">
                <text:p>1658.549072</text:p>
              </table:table-cell>
              <table:table-cell office:value-type="float" office:value="1721.351562">
                <text:p>1721.351562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650.581787">
                <text:p>1650.581787</text:p>
              </table:table-cell>
              <table:table-cell office:value-type="float" office:value="1725.212158">
                <text:p>1725.212158</text:p>
              </table:table-cell>
              <table:table-cell office:value-type="float" office:value="1657.492188">
                <text:p>1657.492188</text:p>
              </table:table-cell>
              <table:table-cell office:value-type="float" office:value="1720.822754">
                <text:p>1720.822754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650.787109">
                <text:p>1650.787109</text:p>
              </table:table-cell>
              <table:table-cell office:value-type="float" office:value="1726.406494">
                <text:p>1726.406494</text:p>
              </table:table-cell>
              <table:table-cell office:value-type="float" office:value="1656.188843">
                <text:p>1656.188843</text:p>
              </table:table-cell>
              <table:table-cell office:value-type="float" office:value="1724.192871">
                <text:p>1724.19287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652.384888">
                <text:p>1652.384888</text:p>
              </table:table-cell>
              <table:table-cell office:value-type="float" office:value="1722.852905">
                <text:p>1722.852905</text:p>
              </table:table-cell>
              <table:table-cell office:value-type="float" office:value="1661.018066">
                <text:p>1661.018066</text:p>
              </table:table-cell>
              <table:table-cell office:value-type="float" office:value="1717.164429">
                <text:p>1717.16442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651.097656">
                <text:p>1651.097656</text:p>
              </table:table-cell>
              <table:table-cell office:value-type="float" office:value="1724.371704">
                <text:p>1724.371704</text:p>
              </table:table-cell>
              <table:table-cell office:value-type="float" office:value="1659.73584">
                <text:p>1659.73584</text:p>
              </table:table-cell>
              <table:table-cell office:value-type="float" office:value="1720.197876">
                <text:p>1720.197876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1651.418335">
                <text:p>1651.418335</text:p>
              </table:table-cell>
              <table:table-cell office:value-type="float" office:value="1725.626709">
                <text:p>1725.626709</text:p>
              </table:table-cell>
              <table:table-cell office:value-type="float" office:value="1657.431519">
                <text:p>1657.431519</text:p>
              </table:table-cell>
              <table:table-cell office:value-type="float" office:value="1723.348267">
                <text:p>1723.348267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647.054077">
                <text:p>1647.054077</text:p>
              </table:table-cell>
              <table:table-cell office:value-type="float" office:value="1726.291382">
                <text:p>1726.291382</text:p>
              </table:table-cell>
              <table:table-cell office:value-type="float" office:value="1654.520996">
                <text:p>1654.520996</text:p>
              </table:table-cell>
              <table:table-cell office:value-type="float" office:value="1724.799072">
                <text:p>1724.799072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648.474365">
                <text:p>1648.474365</text:p>
              </table:table-cell>
              <table:table-cell office:value-type="float" office:value="1721.407471">
                <text:p>1721.407471</text:p>
              </table:table-cell>
              <table:table-cell office:value-type="float" office:value="1658.85376">
                <text:p>1658.85376</text:p>
              </table:table-cell>
              <table:table-cell office:value-type="float" office:value="1719.427246">
                <text:p>1719.427246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649.912842">
                <text:p>1649.912842</text:p>
              </table:table-cell>
              <table:table-cell office:value-type="float" office:value="1727.808838">
                <text:p>1727.808838</text:p>
              </table:table-cell>
              <table:table-cell office:value-type="float" office:value="1659.189087">
                <text:p>1659.189087</text:p>
              </table:table-cell>
              <table:table-cell office:value-type="float" office:value="1723.180664">
                <text:p>1723.18066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649.923218">
                <text:p>1649.923218</text:p>
              </table:table-cell>
              <table:table-cell office:value-type="float" office:value="1724.990356">
                <text:p>1724.990356</text:p>
              </table:table-cell>
              <table:table-cell office:value-type="float" office:value="1657.346802">
                <text:p>1657.346802</text:p>
              </table:table-cell>
              <table:table-cell office:value-type="float" office:value="1721.627686">
                <text:p>1721.6276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652.894775">
                <text:p>1652.894775</text:p>
              </table:table-cell>
              <table:table-cell office:value-type="float" office:value="1720.467896">
                <text:p>1720.467896</text:p>
              </table:table-cell>
              <table:table-cell office:value-type="float" office:value="1657.443726">
                <text:p>1657.443726</text:p>
              </table:table-cell>
              <table:table-cell office:value-type="float" office:value="1718.198486">
                <text:p>1718.198486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649.890503">
                <text:p>1649.890503</text:p>
              </table:table-cell>
              <table:table-cell office:value-type="float" office:value="1724.455566">
                <text:p>1724.455566</text:p>
              </table:table-cell>
              <table:table-cell office:value-type="float" office:value="1653.965698">
                <text:p>1653.965698</text:p>
              </table:table-cell>
              <table:table-cell office:value-type="float" office:value="1722.059204">
                <text:p>1722.059204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647.076294">
                <text:p>1647.076294</text:p>
              </table:table-cell>
              <table:table-cell office:value-type="float" office:value="1724.653809">
                <text:p>1724.653809</text:p>
              </table:table-cell>
              <table:table-cell office:value-type="float" office:value="1658.197021">
                <text:p>1658.197021</text:p>
              </table:table-cell>
              <table:table-cell office:value-type="float" office:value="1721.559814">
                <text:p>1721.559814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649.57312">
                <text:p>1649.57312</text:p>
              </table:table-cell>
              <table:table-cell office:value-type="float" office:value="1723.968506">
                <text:p>1723.968506</text:p>
              </table:table-cell>
              <table:table-cell office:value-type="float" office:value="1657.139038">
                <text:p>1657.139038</text:p>
              </table:table-cell>
              <table:table-cell office:value-type="float" office:value="1721.192261">
                <text:p>1721.192261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647.69043">
                <text:p>1647.69043</text:p>
              </table:table-cell>
              <table:table-cell office:value-type="float" office:value="1726.505127">
                <text:p>1726.505127</text:p>
              </table:table-cell>
              <table:table-cell office:value-type="float" office:value="1653.706421">
                <text:p>1653.706421</text:p>
              </table:table-cell>
              <table:table-cell office:value-type="float" office:value="1724.085083">
                <text:p>1724.08508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648.008179">
                <text:p>1648.008179</text:p>
              </table:table-cell>
              <table:table-cell office:value-type="float" office:value="1725.041992">
                <text:p>1725.041992</text:p>
              </table:table-cell>
              <table:table-cell office:value-type="float" office:value="1655.277832">
                <text:p>1655.277832</text:p>
              </table:table-cell>
              <table:table-cell office:value-type="float" office:value="1720.792114">
                <text:p>1720.792114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647.94873">
                <text:p>1647.94873</text:p>
              </table:table-cell>
              <table:table-cell office:value-type="float" office:value="1724.907959">
                <text:p>1724.907959</text:p>
              </table:table-cell>
              <table:table-cell office:value-type="float" office:value="1657.838501">
                <text:p>1657.838501</text:p>
              </table:table-cell>
              <table:table-cell office:value-type="float" office:value="1719.761475">
                <text:p>1719.76147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650.739258">
                <text:p>1650.739258</text:p>
              </table:table-cell>
              <table:table-cell office:value-type="float" office:value="1723.787842">
                <text:p>1723.787842</text:p>
              </table:table-cell>
              <table:table-cell office:value-type="float" office:value="1657.475464">
                <text:p>1657.475464</text:p>
              </table:table-cell>
              <table:table-cell office:value-type="float" office:value="1720.710083">
                <text:p>1720.710083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648.371582">
                <text:p>1648.371582</text:p>
              </table:table-cell>
              <table:table-cell office:value-type="float" office:value="1724.294556">
                <text:p>1724.294556</text:p>
              </table:table-cell>
              <table:table-cell office:value-type="float" office:value="1655.357422">
                <text:p>1655.357422</text:p>
              </table:table-cell>
              <table:table-cell office:value-type="float" office:value="1722.310181">
                <text:p>1722.310181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651.359131">
                <text:p>1651.359131</text:p>
              </table:table-cell>
              <table:table-cell office:value-type="float" office:value="1723.493408">
                <text:p>1723.493408</text:p>
              </table:table-cell>
              <table:table-cell office:value-type="float" office:value="1655.552002">
                <text:p>1655.552002</text:p>
              </table:table-cell>
              <table:table-cell office:value-type="float" office:value="1724.240723">
                <text:p>1724.240723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647.447266">
                <text:p>1647.447266</text:p>
              </table:table-cell>
              <table:table-cell office:value-type="float" office:value="1727.220459">
                <text:p>1727.220459</text:p>
              </table:table-cell>
              <table:table-cell office:value-type="float" office:value="1656.511475">
                <text:p>1656.511475</text:p>
              </table:table-cell>
              <table:table-cell office:value-type="float" office:value="1724.731079">
                <text:p>1724.73107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652.879517">
                <text:p>1652.879517</text:p>
              </table:table-cell>
              <table:table-cell office:value-type="float" office:value="1724.137817">
                <text:p>1724.137817</text:p>
              </table:table-cell>
              <table:table-cell office:value-type="float" office:value="1659.286011">
                <text:p>1659.286011</text:p>
              </table:table-cell>
              <table:table-cell office:value-type="float" office:value="1724.967285">
                <text:p>1724.96728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651.793091">
                <text:p>1651.793091</text:p>
              </table:table-cell>
              <table:table-cell office:value-type="float" office:value="1726.443359">
                <text:p>1726.443359</text:p>
              </table:table-cell>
              <table:table-cell office:value-type="float" office:value="1659.556396">
                <text:p>1659.556396</text:p>
              </table:table-cell>
              <table:table-cell office:value-type="float" office:value="1725.194458">
                <text:p>1725.194458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1648.93335">
                <text:p>1648.93335</text:p>
              </table:table-cell>
              <table:table-cell office:value-type="float" office:value="1725.828247">
                <text:p>1725.828247</text:p>
              </table:table-cell>
              <table:table-cell office:value-type="float" office:value="1658.970459">
                <text:p>1658.970459</text:p>
              </table:table-cell>
              <table:table-cell office:value-type="float" office:value="1721.81665">
                <text:p>1721.8166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652.554688">
                <text:p>1652.554688</text:p>
              </table:table-cell>
              <table:table-cell office:value-type="float" office:value="1725.021973">
                <text:p>1725.021973</text:p>
              </table:table-cell>
              <table:table-cell office:value-type="float" office:value="1661.271606">
                <text:p>1661.271606</text:p>
              </table:table-cell>
              <table:table-cell office:value-type="float" office:value="1722.334961">
                <text:p>1722.334961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647.486084">
                <text:p>1647.486084</text:p>
              </table:table-cell>
              <table:table-cell office:value-type="float" office:value="1731.42395">
                <text:p>1731.42395</text:p>
              </table:table-cell>
              <table:table-cell office:value-type="float" office:value="1657.357788">
                <text:p>1657.357788</text:p>
              </table:table-cell>
              <table:table-cell office:value-type="float" office:value="1725.611084">
                <text:p>1725.611084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651.382812">
                <text:p>1651.382812</text:p>
              </table:table-cell>
              <table:table-cell office:value-type="float" office:value="1726.209229">
                <text:p>1726.209229</text:p>
              </table:table-cell>
              <table:table-cell office:value-type="float" office:value="1659.18103">
                <text:p>1659.18103</text:p>
              </table:table-cell>
              <table:table-cell office:value-type="float" office:value="1724.683716">
                <text:p>1724.683716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651.079224">
                <text:p>1651.079224</text:p>
              </table:table-cell>
              <table:table-cell office:value-type="float" office:value="1724.888672">
                <text:p>1724.888672</text:p>
              </table:table-cell>
              <table:table-cell office:value-type="float" office:value="1656.680786">
                <text:p>1656.680786</text:p>
              </table:table-cell>
              <table:table-cell office:value-type="float" office:value="1722.969727">
                <text:p>1722.96972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648.668457">
                <text:p>1648.668457</text:p>
              </table:table-cell>
              <table:table-cell office:value-type="float" office:value="1724.470581">
                <text:p>1724.470581</text:p>
              </table:table-cell>
              <table:table-cell office:value-type="float" office:value="1656.220825">
                <text:p>1656.220825</text:p>
              </table:table-cell>
              <table:table-cell office:value-type="float" office:value="1721.616455">
                <text:p>1721.616455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652.108032">
                <text:p>1652.108032</text:p>
              </table:table-cell>
              <table:table-cell office:value-type="float" office:value="1723.786011">
                <text:p>1723.786011</text:p>
              </table:table-cell>
              <table:table-cell office:value-type="float" office:value="1657.20752">
                <text:p>1657.20752</text:p>
              </table:table-cell>
              <table:table-cell office:value-type="float" office:value="1722.391357">
                <text:p>1722.391357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648.650757">
                <text:p>1648.650757</text:p>
              </table:table-cell>
              <table:table-cell office:value-type="float" office:value="1727.421143">
                <text:p>1727.421143</text:p>
              </table:table-cell>
              <table:table-cell office:value-type="float" office:value="1656.532959">
                <text:p>1656.532959</text:p>
              </table:table-cell>
              <table:table-cell office:value-type="float" office:value="1724.442993">
                <text:p>1724.44299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651.498291">
                <text:p>1651.498291</text:p>
              </table:table-cell>
              <table:table-cell office:value-type="float" office:value="1725.616089">
                <text:p>1725.616089</text:p>
              </table:table-cell>
              <table:table-cell office:value-type="float" office:value="1659.289917">
                <text:p>1659.289917</text:p>
              </table:table-cell>
              <table:table-cell office:value-type="float" office:value="1720.385498">
                <text:p>1720.385498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649.680542">
                <text:p>1649.680542</text:p>
              </table:table-cell>
              <table:table-cell office:value-type="float" office:value="1725.952393">
                <text:p>1725.952393</text:p>
              </table:table-cell>
              <table:table-cell office:value-type="float" office:value="1662.146973">
                <text:p>1662.146973</text:p>
              </table:table-cell>
              <table:table-cell office:value-type="float" office:value="1721.247681">
                <text:p>1721.24768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653.076904">
                <text:p>1653.076904</text:p>
              </table:table-cell>
              <table:table-cell office:value-type="float" office:value="1722.950928">
                <text:p>1722.950928</text:p>
              </table:table-cell>
              <table:table-cell office:value-type="float" office:value="1659.680054">
                <text:p>1659.680054</text:p>
              </table:table-cell>
              <table:table-cell office:value-type="float" office:value="1722.754517">
                <text:p>1722.754517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652.547363">
                <text:p>1652.547363</text:p>
              </table:table-cell>
              <table:table-cell office:value-type="float" office:value="1722.036865">
                <text:p>1722.036865</text:p>
              </table:table-cell>
              <table:table-cell office:value-type="float" office:value="1660.740479">
                <text:p>1660.740479</text:p>
              </table:table-cell>
              <table:table-cell office:value-type="float" office:value="1719.55835">
                <text:p>1719.5583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653.078003">
                <text:p>1653.078003</text:p>
              </table:table-cell>
              <table:table-cell office:value-type="float" office:value="1722.557739">
                <text:p>1722.557739</text:p>
              </table:table-cell>
              <table:table-cell office:value-type="float" office:value="1656.462646">
                <text:p>1656.462646</text:p>
              </table:table-cell>
              <table:table-cell office:value-type="float" office:value="1720.849365">
                <text:p>1720.84936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651.829956">
                <text:p>1651.829956</text:p>
              </table:table-cell>
              <table:table-cell office:value-type="float" office:value="1724.259277">
                <text:p>1724.259277</text:p>
              </table:table-cell>
              <table:table-cell office:value-type="float" office:value="1658.971191">
                <text:p>1658.971191</text:p>
              </table:table-cell>
              <table:table-cell office:value-type="float" office:value="1723.202515">
                <text:p>1723.2025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651.926758">
                <text:p>1651.926758</text:p>
              </table:table-cell>
              <table:table-cell office:value-type="float" office:value="1723.263306">
                <text:p>1723.263306</text:p>
              </table:table-cell>
              <table:table-cell office:value-type="float" office:value="1656.655518">
                <text:p>1656.655518</text:p>
              </table:table-cell>
              <table:table-cell office:value-type="float" office:value="1723.32373">
                <text:p>1723.3237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651.071167">
                <text:p>1651.071167</text:p>
              </table:table-cell>
              <table:table-cell office:value-type="float" office:value="1724.966553">
                <text:p>1724.966553</text:p>
              </table:table-cell>
              <table:table-cell office:value-type="float" office:value="1656.175781">
                <text:p>1656.175781</text:p>
              </table:table-cell>
              <table:table-cell office:value-type="float" office:value="1721.486328">
                <text:p>1721.486328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652.573242">
                <text:p>1652.573242</text:p>
              </table:table-cell>
              <table:table-cell office:value-type="float" office:value="1722.867432">
                <text:p>1722.867432</text:p>
              </table:table-cell>
              <table:table-cell office:value-type="float" office:value="1658.08313">
                <text:p>1658.08313</text:p>
              </table:table-cell>
              <table:table-cell office:value-type="float" office:value="1721.124756">
                <text:p>1721.12475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648.828979">
                <text:p>1648.828979</text:p>
              </table:table-cell>
              <table:table-cell office:value-type="float" office:value="1726.153687">
                <text:p>1726.153687</text:p>
              </table:table-cell>
              <table:table-cell office:value-type="float" office:value="1654.273315">
                <text:p>1654.273315</text:p>
              </table:table-cell>
              <table:table-cell office:value-type="float" office:value="1724.874634">
                <text:p>1724.874634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651.085815">
                <text:p>1651.085815</text:p>
              </table:table-cell>
              <table:table-cell office:value-type="float" office:value="1727.974731">
                <text:p>1727.974731</text:p>
              </table:table-cell>
              <table:table-cell office:value-type="float" office:value="1657.009155">
                <text:p>1657.009155</text:p>
              </table:table-cell>
              <table:table-cell office:value-type="float" office:value="1722.615723">
                <text:p>1722.61572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647.135498">
                <text:p>1647.135498</text:p>
              </table:table-cell>
              <table:table-cell office:value-type="float" office:value="1726.158813">
                <text:p>1726.158813</text:p>
              </table:table-cell>
              <table:table-cell office:value-type="float" office:value="1656.215698">
                <text:p>1656.215698</text:p>
              </table:table-cell>
              <table:table-cell office:value-type="float" office:value="1723.316895">
                <text:p>1723.31689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651.280762">
                <text:p>1651.280762</text:p>
              </table:table-cell>
              <table:table-cell office:value-type="float" office:value="1726.300903">
                <text:p>1726.300903</text:p>
              </table:table-cell>
              <table:table-cell office:value-type="float" office:value="1658.768799">
                <text:p>1658.768799</text:p>
              </table:table-cell>
              <table:table-cell office:value-type="float" office:value="1722.194458">
                <text:p>1722.194458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652.619995">
                <text:p>1652.619995</text:p>
              </table:table-cell>
              <table:table-cell office:value-type="float" office:value="1726.358521">
                <text:p>1726.358521</text:p>
              </table:table-cell>
              <table:table-cell office:value-type="float" office:value="1658.169312">
                <text:p>1658.169312</text:p>
              </table:table-cell>
              <table:table-cell office:value-type="float" office:value="1724.066406">
                <text:p>1724.06640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650.619751">
                <text:p>1650.619751</text:p>
              </table:table-cell>
              <table:table-cell office:value-type="float" office:value="1727.862915">
                <text:p>1727.862915</text:p>
              </table:table-cell>
              <table:table-cell office:value-type="float" office:value="1658.048462">
                <text:p>1658.048462</text:p>
              </table:table-cell>
              <table:table-cell office:value-type="float" office:value="1724.495239">
                <text:p>1724.49523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649.482422">
                <text:p>1649.482422</text:p>
              </table:table-cell>
              <table:table-cell office:value-type="float" office:value="1727.984619">
                <text:p>1727.984619</text:p>
              </table:table-cell>
              <table:table-cell office:value-type="float" office:value="1658.035767">
                <text:p>1658.035767</text:p>
              </table:table-cell>
              <table:table-cell office:value-type="float" office:value="1725.151123">
                <text:p>1725.151123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655.82312">
                <text:p>1655.82312</text:p>
              </table:table-cell>
              <table:table-cell office:value-type="float" office:value="1728.038208">
                <text:p>1728.038208</text:p>
              </table:table-cell>
              <table:table-cell office:value-type="float" office:value="1661.431274">
                <text:p>1661.431274</text:p>
              </table:table-cell>
              <table:table-cell office:value-type="float" office:value="1725.906982">
                <text:p>1725.906982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652.69873">
                <text:p>1652.69873</text:p>
              </table:table-cell>
              <table:table-cell office:value-type="float" office:value="1728.006592">
                <text:p>1728.006592</text:p>
              </table:table-cell>
              <table:table-cell office:value-type="float" office:value="1659.447998">
                <text:p>1659.447998</text:p>
              </table:table-cell>
              <table:table-cell office:value-type="float" office:value="1725.838867">
                <text:p>1725.838867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650.851318">
                <text:p>1650.851318</text:p>
              </table:table-cell>
              <table:table-cell office:value-type="float" office:value="1727.405151">
                <text:p>1727.405151</text:p>
              </table:table-cell>
              <table:table-cell office:value-type="float" office:value="1657.676025">
                <text:p>1657.676025</text:p>
              </table:table-cell>
              <table:table-cell office:value-type="float" office:value="1722.807495">
                <text:p>1722.807495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650.936768">
                <text:p>1650.936768</text:p>
              </table:table-cell>
              <table:table-cell office:value-type="float" office:value="1728.208984">
                <text:p>1728.208984</text:p>
              </table:table-cell>
              <table:table-cell office:value-type="float" office:value="1663.150635">
                <text:p>1663.150635</text:p>
              </table:table-cell>
              <table:table-cell office:value-type="float" office:value="1726.242065">
                <text:p>1726.24206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651.912598">
                <text:p>1651.912598</text:p>
              </table:table-cell>
              <table:table-cell office:value-type="float" office:value="1726.106079">
                <text:p>1726.106079</text:p>
              </table:table-cell>
              <table:table-cell office:value-type="float" office:value="1659.439697">
                <text:p>1659.439697</text:p>
              </table:table-cell>
              <table:table-cell office:value-type="float" office:value="1723.859863">
                <text:p>1723.85986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652.724609">
                <text:p>1652.724609</text:p>
              </table:table-cell>
              <table:table-cell office:value-type="float" office:value="1727.689697">
                <text:p>1727.689697</text:p>
              </table:table-cell>
              <table:table-cell office:value-type="float" office:value="1657.922607">
                <text:p>1657.922607</text:p>
              </table:table-cell>
              <table:table-cell office:value-type="float" office:value="1726.911743">
                <text:p>1726.911743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651.973145">
                <text:p>1651.973145</text:p>
              </table:table-cell>
              <table:table-cell office:value-type="float" office:value="1726.26416">
                <text:p>1726.26416</text:p>
              </table:table-cell>
              <table:table-cell office:value-type="float" office:value="1658.757812">
                <text:p>1658.757812</text:p>
              </table:table-cell>
              <table:table-cell office:value-type="float" office:value="1728.145874">
                <text:p>1728.145874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652.448364">
                <text:p>1652.448364</text:p>
              </table:table-cell>
              <table:table-cell office:value-type="float" office:value="1726.947021">
                <text:p>1726.947021</text:p>
              </table:table-cell>
              <table:table-cell office:value-type="float" office:value="1657.879028">
                <text:p>1657.879028</text:p>
              </table:table-cell>
              <table:table-cell office:value-type="float" office:value="1727.180298">
                <text:p>1727.180298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650.556152">
                <text:p>1650.556152</text:p>
              </table:table-cell>
              <table:table-cell office:value-type="float" office:value="1728.464355">
                <text:p>1728.464355</text:p>
              </table:table-cell>
              <table:table-cell office:value-type="float" office:value="1655.03418">
                <text:p>1655.03418</text:p>
              </table:table-cell>
              <table:table-cell office:value-type="float" office:value="1724.86377">
                <text:p>1724.86377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650.500244">
                <text:p>1650.500244</text:p>
              </table:table-cell>
              <table:table-cell office:value-type="float" office:value="1729.95459">
                <text:p>1729.95459</text:p>
              </table:table-cell>
              <table:table-cell office:value-type="float" office:value="1659.190918">
                <text:p>1659.190918</text:p>
              </table:table-cell>
              <table:table-cell office:value-type="float" office:value="1726.178223">
                <text:p>1726.178223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652.258301">
                <text:p>1652.258301</text:p>
              </table:table-cell>
              <table:table-cell office:value-type="float" office:value="1730.389771">
                <text:p>1730.389771</text:p>
              </table:table-cell>
              <table:table-cell office:value-type="float" office:value="1660.802002">
                <text:p>1660.802002</text:p>
              </table:table-cell>
              <table:table-cell office:value-type="float" office:value="1725.643799">
                <text:p>1725.643799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48.884277">
                <text:p>1648.884277</text:p>
              </table:table-cell>
              <table:table-cell office:value-type="float" office:value="1728.900757">
                <text:p>1728.900757</text:p>
              </table:table-cell>
              <table:table-cell office:value-type="float" office:value="1655.830566">
                <text:p>1655.830566</text:p>
              </table:table-cell>
              <table:table-cell office:value-type="float" office:value="1727.645386">
                <text:p>1727.645386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650.234253">
                <text:p>1650.234253</text:p>
              </table:table-cell>
              <table:table-cell office:value-type="float" office:value="1730.734131">
                <text:p>1730.734131</text:p>
              </table:table-cell>
              <table:table-cell office:value-type="float" office:value="1656.816162">
                <text:p>1656.816162</text:p>
              </table:table-cell>
              <table:table-cell office:value-type="float" office:value="1725.309082">
                <text:p>1725.30908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651.01709">
                <text:p>1651.01709</text:p>
              </table:table-cell>
              <table:table-cell office:value-type="float" office:value="1726.583618">
                <text:p>1726.583618</text:p>
              </table:table-cell>
              <table:table-cell office:value-type="float" office:value="1660.34082">
                <text:p>1660.34082</text:p>
              </table:table-cell>
              <table:table-cell office:value-type="float" office:value="1722.730103">
                <text:p>1722.730103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650.397095">
                <text:p>1650.397095</text:p>
              </table:table-cell>
              <table:table-cell office:value-type="float" office:value="1727.914185">
                <text:p>1727.914185</text:p>
              </table:table-cell>
              <table:table-cell office:value-type="float" office:value="1658.602539">
                <text:p>1658.602539</text:p>
              </table:table-cell>
              <table:table-cell office:value-type="float" office:value="1723.761719">
                <text:p>1723.761719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651.739624">
                <text:p>1651.739624</text:p>
              </table:table-cell>
              <table:table-cell office:value-type="float" office:value="1727.406372">
                <text:p>1727.406372</text:p>
              </table:table-cell>
              <table:table-cell office:value-type="float" office:value="1656.047241">
                <text:p>1656.047241</text:p>
              </table:table-cell>
              <table:table-cell office:value-type="float" office:value="1724.792725">
                <text:p>1724.792725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650.332642">
                <text:p>1650.332642</text:p>
              </table:table-cell>
              <table:table-cell office:value-type="float" office:value="1726.358276">
                <text:p>1726.358276</text:p>
              </table:table-cell>
              <table:table-cell office:value-type="float" office:value="1660.579346">
                <text:p>1660.579346</text:p>
              </table:table-cell>
              <table:table-cell office:value-type="float" office:value="1722.35376">
                <text:p>1722.3537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652.067139">
                <text:p>1652.067139</text:p>
              </table:table-cell>
              <table:table-cell office:value-type="float" office:value="1726.847656">
                <text:p>1726.847656</text:p>
              </table:table-cell>
              <table:table-cell office:value-type="float" office:value="1656.601929">
                <text:p>1656.601929</text:p>
              </table:table-cell>
              <table:table-cell office:value-type="float" office:value="1723.530273">
                <text:p>1723.530273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652.342407">
                <text:p>1652.342407</text:p>
              </table:table-cell>
              <table:table-cell office:value-type="float" office:value="1705.118042">
                <text:p>1705.118042</text:p>
              </table:table-cell>
              <table:table-cell office:value-type="float" office:value="1653.870239">
                <text:p>1653.870239</text:p>
              </table:table-cell>
              <table:table-cell office:value-type="float" office:value="1703.2052">
                <text:p>1703.205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623.595459">
                <text:p>1623.595459</text:p>
              </table:table-cell>
              <table:table-cell office:value-type="float" office:value="1711.022461">
                <text:p>1711.022461</text:p>
              </table:table-cell>
              <table:table-cell office:value-type="float" office:value="1626.943115">
                <text:p>1626.943115</text:p>
              </table:table-cell>
              <table:table-cell office:value-type="float" office:value="1715.598267">
                <text:p>1715.5982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620.754517">
                <text:p>1620.754517</text:p>
              </table:table-cell>
              <table:table-cell office:value-type="float" office:value="1692.517456">
                <text:p>1692.517456</text:p>
              </table:table-cell>
              <table:table-cell office:value-type="float" office:value="1625.09668">
                <text:p>1625.09668</text:p>
              </table:table-cell>
              <table:table-cell office:value-type="float" office:value="1693.560303">
                <text:p>1693.560303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610.724365">
                <text:p>1610.724365</text:p>
              </table:table-cell>
              <table:table-cell office:value-type="float" office:value="1693.367798">
                <text:p>1693.367798</text:p>
              </table:table-cell>
              <table:table-cell office:value-type="float" office:value="1625.668945">
                <text:p>1625.668945</text:p>
              </table:table-cell>
              <table:table-cell office:value-type="float" office:value="1685.258911">
                <text:p>1685.258911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617.454346">
                <text:p>1617.454346</text:p>
              </table:table-cell>
              <table:table-cell office:value-type="float" office:value="1679.767334">
                <text:p>1679.767334</text:p>
              </table:table-cell>
              <table:table-cell office:value-type="float" office:value="1615.539062">
                <text:p>1615.539062</text:p>
              </table:table-cell>
              <table:table-cell office:value-type="float" office:value="1678.19458">
                <text:p>1678.19458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09.823486">
                <text:p>1609.823486</text:p>
              </table:table-cell>
              <table:table-cell office:value-type="float" office:value="1663.699219">
                <text:p>1663.699219</text:p>
              </table:table-cell>
              <table:table-cell office:value-type="float" office:value="1616.33667">
                <text:p>1616.33667</text:p>
              </table:table-cell>
              <table:table-cell office:value-type="float" office:value="1665.260742">
                <text:p>1665.260742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597.693604">
                <text:p>1597.693604</text:p>
              </table:table-cell>
              <table:table-cell office:value-type="float" office:value="1664.994751">
                <text:p>1664.994751</text:p>
              </table:table-cell>
              <table:table-cell office:value-type="float" office:value="1604.532959">
                <text:p>1604.532959</text:p>
              </table:table-cell>
              <table:table-cell office:value-type="float" office:value="1664.648071">
                <text:p>1664.648071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593.537598">
                <text:p>1593.537598</text:p>
              </table:table-cell>
              <table:table-cell office:value-type="float" office:value="1659.350342">
                <text:p>1659.350342</text:p>
              </table:table-cell>
              <table:table-cell office:value-type="float" office:value="1605.89917">
                <text:p>1605.89917</text:p>
              </table:table-cell>
              <table:table-cell office:value-type="float" office:value="1647.513672">
                <text:p>1647.513672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597.433228">
                <text:p>1597.433228</text:p>
              </table:table-cell>
              <table:table-cell office:value-type="float" office:value="1645.463379">
                <text:p>1645.463379</text:p>
              </table:table-cell>
              <table:table-cell office:value-type="float" office:value="1596.64209">
                <text:p>1596.64209</text:p>
              </table:table-cell>
              <table:table-cell office:value-type="float" office:value="1645.401489">
                <text:p>1645.401489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90.719849">
                <text:p>1590.719849</text:p>
              </table:table-cell>
              <table:table-cell office:value-type="float" office:value="1640.780273">
                <text:p>1640.780273</text:p>
              </table:table-cell>
              <table:table-cell office:value-type="float" office:value="1595.001343">
                <text:p>1595.001343</text:p>
              </table:table-cell>
              <table:table-cell office:value-type="float" office:value="1642.981689">
                <text:p>1642.981689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89.130493">
                <text:p>1589.130493</text:p>
              </table:table-cell>
              <table:table-cell office:value-type="float" office:value="1635.295166">
                <text:p>1635.295166</text:p>
              </table:table-cell>
              <table:table-cell office:value-type="float" office:value="1595.188232">
                <text:p>1595.188232</text:p>
              </table:table-cell>
              <table:table-cell office:value-type="float" office:value="1631.877197">
                <text:p>1631.877197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583.897949">
                <text:p>1583.897949</text:p>
              </table:table-cell>
              <table:table-cell office:value-type="float" office:value="1632.825806">
                <text:p>1632.825806</text:p>
              </table:table-cell>
              <table:table-cell office:value-type="float" office:value="1588.985107">
                <text:p>1588.985107</text:p>
              </table:table-cell>
              <table:table-cell office:value-type="float" office:value="1631.402832">
                <text:p>1631.402832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585.499634">
                <text:p>1585.499634</text:p>
              </table:table-cell>
              <table:table-cell office:value-type="float" office:value="1624.623413">
                <text:p>1624.623413</text:p>
              </table:table-cell>
              <table:table-cell office:value-type="float" office:value="1585.965942">
                <text:p>1585.965942</text:p>
              </table:table-cell>
              <table:table-cell office:value-type="float" office:value="1623.371216">
                <text:p>1623.371216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579.579102">
                <text:p>1579.579102</text:p>
              </table:table-cell>
              <table:table-cell office:value-type="float" office:value="1617.32605">
                <text:p>1617.32605</text:p>
              </table:table-cell>
              <table:table-cell office:value-type="float" office:value="1585.187988">
                <text:p>1585.187988</text:p>
              </table:table-cell>
              <table:table-cell office:value-type="float" office:value="1615.459595">
                <text:p>1615.459595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576.76062">
                <text:p>1576.76062</text:p>
              </table:table-cell>
              <table:table-cell office:value-type="float" office:value="1616.091431">
                <text:p>1616.091431</text:p>
              </table:table-cell>
              <table:table-cell office:value-type="float" office:value="1581.182617">
                <text:p>1581.182617</text:p>
              </table:table-cell>
              <table:table-cell office:value-type="float" office:value="1618.143555">
                <text:p>1618.143555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579.013062">
                <text:p>1579.013062</text:p>
              </table:table-cell>
              <table:table-cell office:value-type="float" office:value="1610.866577">
                <text:p>1610.866577</text:p>
              </table:table-cell>
              <table:table-cell office:value-type="float" office:value="1584.965088">
                <text:p>1584.965088</text:p>
              </table:table-cell>
              <table:table-cell office:value-type="float" office:value="1606.543213">
                <text:p>1606.54321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577.547974">
                <text:p>1577.547974</text:p>
              </table:table-cell>
              <table:table-cell office:value-type="float" office:value="1603.520874">
                <text:p>1603.520874</text:p>
              </table:table-cell>
              <table:table-cell office:value-type="float" office:value="1575.042114">
                <text:p>1575.042114</text:p>
              </table:table-cell>
              <table:table-cell office:value-type="float" office:value="1608.480103">
                <text:p>1608.480103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573.262817">
                <text:p>1573.262817</text:p>
              </table:table-cell>
              <table:table-cell office:value-type="float" office:value="1605.390625">
                <text:p>1605.390625</text:p>
              </table:table-cell>
              <table:table-cell office:value-type="float" office:value="1575.549561">
                <text:p>1575.549561</text:p>
              </table:table-cell>
              <table:table-cell office:value-type="float" office:value="1603.329102">
                <text:p>1603.329102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573.059937">
                <text:p>1573.059937</text:p>
              </table:table-cell>
              <table:table-cell office:value-type="float" office:value="1599.243164">
                <text:p>1599.243164</text:p>
              </table:table-cell>
              <table:table-cell office:value-type="float" office:value="1574.007935">
                <text:p>1574.007935</text:p>
              </table:table-cell>
              <table:table-cell office:value-type="float" office:value="1602.160767">
                <text:p>1602.160767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1572.485962">
                <text:p>1572.485962</text:p>
              </table:table-cell>
              <table:table-cell office:value-type="float" office:value="1593.88501">
                <text:p>1593.88501</text:p>
              </table:table-cell>
              <table:table-cell office:value-type="float" office:value="1574.593872">
                <text:p>1574.593872</text:p>
              </table:table-cell>
              <table:table-cell office:value-type="float" office:value="1597.005737">
                <text:p>1597.005737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1570.248657">
                <text:p>1570.248657</text:p>
              </table:table-cell>
              <table:table-cell office:value-type="float" office:value="1591.910278">
                <text:p>1591.910278</text:p>
              </table:table-cell>
              <table:table-cell office:value-type="float" office:value="1576.701294">
                <text:p>1576.701294</text:p>
              </table:table-cell>
              <table:table-cell office:value-type="float" office:value="1594.654419">
                <text:p>1594.654419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1569.344604">
                <text:p>1569.344604</text:p>
              </table:table-cell>
              <table:table-cell office:value-type="float" office:value="1590.677856">
                <text:p>1590.677856</text:p>
              </table:table-cell>
              <table:table-cell office:value-type="float" office:value="1568.531738">
                <text:p>1568.531738</text:p>
              </table:table-cell>
              <table:table-cell office:value-type="float" office:value="1593.499756">
                <text:p>1593.49975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1571.987549">
                <text:p>1571.987549</text:p>
              </table:table-cell>
              <table:table-cell office:value-type="float" office:value="1586.821411">
                <text:p>1586.821411</text:p>
              </table:table-cell>
              <table:table-cell office:value-type="float" office:value="1572.31665">
                <text:p>1572.31665</text:p>
              </table:table-cell>
              <table:table-cell office:value-type="float" office:value="1589.067749">
                <text:p>1589.067749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1569.243042">
                <text:p>1569.243042</text:p>
              </table:table-cell>
              <table:table-cell office:value-type="float" office:value="1589.774292">
                <text:p>1589.774292</text:p>
              </table:table-cell>
              <table:table-cell office:value-type="float" office:value="1572.672241">
                <text:p>1572.672241</text:p>
              </table:table-cell>
              <table:table-cell office:value-type="float" office:value="1591.902832">
                <text:p>1591.902832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1538.577515">
                <text:p>1538.577515</text:p>
              </table:table-cell>
              <table:table-cell office:value-type="float" office:value="1549.911011">
                <text:p>1549.911011</text:p>
              </table:table-cell>
              <table:table-cell office:value-type="float" office:value="1593.063965">
                <text:p>1593.063965</text:p>
              </table:table-cell>
              <table:table-cell office:value-type="float" office:value="1631.935913">
                <text:p>1631.93591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1534.766724">
                <text:p>1534.766724</text:p>
              </table:table-cell>
              <table:table-cell office:value-type="float" office:value="1533.456055">
                <text:p>1533.456055</text:p>
              </table:table-cell>
              <table:table-cell office:value-type="float" office:value="1610.226807">
                <text:p>1610.226807</text:p>
              </table:table-cell>
              <table:table-cell office:value-type="float" office:value="1650.363037">
                <text:p>1650.363037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1552.165771">
                <text:p>1552.165771</text:p>
              </table:table-cell>
              <table:table-cell office:value-type="float" office:value="1533.869385">
                <text:p>1533.869385</text:p>
              </table:table-cell>
              <table:table-cell office:value-type="float" office:value="1634.403564">
                <text:p>1634.403564</text:p>
              </table:table-cell>
              <table:table-cell office:value-type="float" office:value="1659.168335">
                <text:p>1659.168335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1571.192139">
                <text:p>1571.192139</text:p>
              </table:table-cell>
              <table:table-cell office:value-type="float" office:value="1588.619751">
                <text:p>1588.619751</text:p>
              </table:table-cell>
              <table:table-cell office:value-type="float" office:value="1649.623291">
                <text:p>1649.623291</text:p>
              </table:table-cell>
              <table:table-cell office:value-type="float" office:value="1720.787476">
                <text:p>1720.787476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1600.83252">
                <text:p>1600.83252</text:p>
              </table:table-cell>
              <table:table-cell office:value-type="float" office:value="1606.044678">
                <text:p>1606.044678</text:p>
              </table:table-cell>
              <table:table-cell office:value-type="float" office:value="1660.035034">
                <text:p>1660.035034</text:p>
              </table:table-cell>
              <table:table-cell office:value-type="float" office:value="1624.325439">
                <text:p>1624.325439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1584.95813">
                <text:p>1584.95813</text:p>
              </table:table-cell>
              <table:table-cell office:value-type="float" office:value="1627.367798">
                <text:p>1627.367798</text:p>
              </table:table-cell>
              <table:table-cell office:value-type="float" office:value="1622.863159">
                <text:p>1622.863159</text:p>
              </table:table-cell>
              <table:table-cell office:value-type="float" office:value="1722.538818">
                <text:p>1722.538818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1598.932373">
                <text:p>1598.932373</text:p>
              </table:table-cell>
              <table:table-cell office:value-type="float" office:value="1615.10144">
                <text:p>1615.10144</text:p>
              </table:table-cell>
              <table:table-cell office:value-type="float" office:value="1649.059814">
                <text:p>1649.059814</text:p>
              </table:table-cell>
              <table:table-cell office:value-type="float" office:value="1690.565674">
                <text:p>1690.56567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618.703979">
                <text:p>1618.703979</text:p>
              </table:table-cell>
              <table:table-cell office:value-type="float" office:value="1637.316406">
                <text:p>1637.316406</text:p>
              </table:table-cell>
              <table:table-cell office:value-type="float" office:value="1666.177124">
                <text:p>1666.177124</text:p>
              </table:table-cell>
              <table:table-cell office:value-type="float" office:value="1698.240234">
                <text:p>1698.24023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1627.124146">
                <text:p>1627.124146</text:p>
              </table:table-cell>
              <table:table-cell office:value-type="float" office:value="1627.724487">
                <text:p>1627.724487</text:p>
              </table:table-cell>
              <table:table-cell office:value-type="float" office:value="1663.53479">
                <text:p>1663.53479</text:p>
              </table:table-cell>
              <table:table-cell office:value-type="float" office:value="1703.615967">
                <text:p>1703.615967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1592.39563">
                <text:p>1592.39563</text:p>
              </table:table-cell>
              <table:table-cell office:value-type="float" office:value="1661.63269">
                <text:p>1661.63269</text:p>
              </table:table-cell>
              <table:table-cell office:value-type="float" office:value="1643.912109">
                <text:p>1643.912109</text:p>
              </table:table-cell>
              <table:table-cell office:value-type="float" office:value="1731.046143">
                <text:p>1731.046143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1623.892456">
                <text:p>1623.892456</text:p>
              </table:table-cell>
              <table:table-cell office:value-type="float" office:value="1685.792847">
                <text:p>1685.792847</text:p>
              </table:table-cell>
              <table:table-cell office:value-type="float" office:value="1616.365356">
                <text:p>1616.365356</text:p>
              </table:table-cell>
              <table:table-cell office:value-type="float" office:value="1677.060791">
                <text:p>1677.060791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1627.911255">
                <text:p>1627.911255</text:p>
              </table:table-cell>
              <table:table-cell office:value-type="float" office:value="1685.970093">
                <text:p>1685.970093</text:p>
              </table:table-cell>
              <table:table-cell office:value-type="float" office:value="1623.339722">
                <text:p>1623.339722</text:p>
              </table:table-cell>
              <table:table-cell office:value-type="float" office:value="1675.622192">
                <text:p>1675.622192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1627.174072">
                <text:p>1627.174072</text:p>
              </table:table-cell>
              <table:table-cell office:value-type="float" office:value="1685.158936">
                <text:p>1685.158936</text:p>
              </table:table-cell>
              <table:table-cell office:value-type="float" office:value="1629.699219">
                <text:p>1629.699219</text:p>
              </table:table-cell>
              <table:table-cell office:value-type="float" office:value="1678.694824">
                <text:p>1678.694824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1623.24353">
                <text:p>1623.24353</text:p>
              </table:table-cell>
              <table:table-cell office:value-type="float" office:value="1682.167236">
                <text:p>1682.167236</text:p>
              </table:table-cell>
              <table:table-cell office:value-type="float" office:value="1623.908081">
                <text:p>1623.908081</text:p>
              </table:table-cell>
              <table:table-cell office:value-type="float" office:value="1680.558594">
                <text:p>1680.558594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1623.331787">
                <text:p>1623.331787</text:p>
              </table:table-cell>
              <table:table-cell office:value-type="float" office:value="1683.073975">
                <text:p>1683.073975</text:p>
              </table:table-cell>
              <table:table-cell office:value-type="float" office:value="1629.886841">
                <text:p>1629.886841</text:p>
              </table:table-cell>
              <table:table-cell office:value-type="float" office:value="1678.937988">
                <text:p>1678.93798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620.646362">
                <text:p>1620.646362</text:p>
              </table:table-cell>
              <table:table-cell office:value-type="float" office:value="1688.55542">
                <text:p>1688.55542</text:p>
              </table:table-cell>
              <table:table-cell office:value-type="float" office:value="1628.447754">
                <text:p>1628.447754</text:p>
              </table:table-cell>
              <table:table-cell office:value-type="float" office:value="1678.952393">
                <text:p>1678.952393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1625.940186">
                <text:p>1625.940186</text:p>
              </table:table-cell>
              <table:table-cell office:value-type="float" office:value="1684.292114">
                <text:p>1684.292114</text:p>
              </table:table-cell>
              <table:table-cell office:value-type="float" office:value="1629.37561">
                <text:p>1629.37561</text:p>
              </table:table-cell>
              <table:table-cell office:value-type="float" office:value="1677.901733">
                <text:p>1677.901733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1623.401245">
                <text:p>1623.401245</text:p>
              </table:table-cell>
              <table:table-cell office:value-type="float" office:value="1682.005981">
                <text:p>1682.005981</text:p>
              </table:table-cell>
              <table:table-cell office:value-type="float" office:value="1630.933594">
                <text:p>1630.933594</text:p>
              </table:table-cell>
              <table:table-cell office:value-type="float" office:value="1681.600708">
                <text:p>1681.6007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1625.962524">
                <text:p>1625.962524</text:p>
              </table:table-cell>
              <table:table-cell office:value-type="float" office:value="1686.193481">
                <text:p>1686.193481</text:p>
              </table:table-cell>
              <table:table-cell office:value-type="float" office:value="1630.012329">
                <text:p>1630.012329</text:p>
              </table:table-cell>
              <table:table-cell office:value-type="float" office:value="1680.193604">
                <text:p>1680.193604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620.733643">
                <text:p>1620.733643</text:p>
              </table:table-cell>
              <table:table-cell office:value-type="float" office:value="1687.529663">
                <text:p>1687.529663</text:p>
              </table:table-cell>
              <table:table-cell office:value-type="float" office:value="1632.121704">
                <text:p>1632.121704</text:p>
              </table:table-cell>
              <table:table-cell office:value-type="float" office:value="1681.048218">
                <text:p>1681.048218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1624.37207">
                <text:p>1624.37207</text:p>
              </table:table-cell>
              <table:table-cell office:value-type="float" office:value="1687.935303">
                <text:p>1687.935303</text:p>
              </table:table-cell>
              <table:table-cell office:value-type="float" office:value="1630.936768">
                <text:p>1630.936768</text:p>
              </table:table-cell>
              <table:table-cell office:value-type="float" office:value="1682.48645">
                <text:p>1682.48645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1621.705444">
                <text:p>1621.705444</text:p>
              </table:table-cell>
              <table:table-cell office:value-type="float" office:value="1686.083984">
                <text:p>1686.083984</text:p>
              </table:table-cell>
              <table:table-cell office:value-type="float" office:value="1632.10437">
                <text:p>1632.10437</text:p>
              </table:table-cell>
              <table:table-cell office:value-type="float" office:value="1682.201416">
                <text:p>1682.20141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1624.323486">
                <text:p>1624.323486</text:p>
              </table:table-cell>
              <table:table-cell office:value-type="float" office:value="1688.582031">
                <text:p>1688.582031</text:p>
              </table:table-cell>
              <table:table-cell office:value-type="float" office:value="1631.749756">
                <text:p>1631.749756</text:p>
              </table:table-cell>
              <table:table-cell office:value-type="float" office:value="1681.547485">
                <text:p>1681.54748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1626.85498">
                <text:p>1626.85498</text:p>
              </table:table-cell>
              <table:table-cell office:value-type="float" office:value="1685.487183">
                <text:p>1685.487183</text:p>
              </table:table-cell>
              <table:table-cell office:value-type="float" office:value="1634.804199">
                <text:p>1634.804199</text:p>
              </table:table-cell>
              <table:table-cell office:value-type="float" office:value="1683.61499">
                <text:p>1683.61499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1623.012451">
                <text:p>1623.012451</text:p>
              </table:table-cell>
              <table:table-cell office:value-type="float" office:value="1688.41394">
                <text:p>1688.41394</text:p>
              </table:table-cell>
              <table:table-cell office:value-type="float" office:value="1631.916626">
                <text:p>1631.916626</text:p>
              </table:table-cell>
              <table:table-cell office:value-type="float" office:value="1684.194458">
                <text:p>1684.194458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1624.545288">
                <text:p>1624.545288</text:p>
              </table:table-cell>
              <table:table-cell office:value-type="float" office:value="1687.11377">
                <text:p>1687.11377</text:p>
              </table:table-cell>
              <table:table-cell office:value-type="float" office:value="1633.012939">
                <text:p>1633.012939</text:p>
              </table:table-cell>
              <table:table-cell office:value-type="float" office:value="1682.672974">
                <text:p>1682.672974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1624.188477">
                <text:p>1624.188477</text:p>
              </table:table-cell>
              <table:table-cell office:value-type="float" office:value="1689.496948">
                <text:p>1689.496948</text:p>
              </table:table-cell>
              <table:table-cell office:value-type="float" office:value="1632.235352">
                <text:p>1632.235352</text:p>
              </table:table-cell>
              <table:table-cell office:value-type="float" office:value="1685.166748">
                <text:p>1685.16674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1625.144165">
                <text:p>1625.144165</text:p>
              </table:table-cell>
              <table:table-cell office:value-type="float" office:value="1689.687866">
                <text:p>1689.687866</text:p>
              </table:table-cell>
              <table:table-cell office:value-type="float" office:value="1633.54834">
                <text:p>1633.54834</text:p>
              </table:table-cell>
              <table:table-cell office:value-type="float" office:value="1685.007935">
                <text:p>1685.007935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1627.432983">
                <text:p>1627.432983</text:p>
              </table:table-cell>
              <table:table-cell office:value-type="float" office:value="1688.570557">
                <text:p>1688.570557</text:p>
              </table:table-cell>
              <table:table-cell office:value-type="float" office:value="1634.497314">
                <text:p>1634.497314</text:p>
              </table:table-cell>
              <table:table-cell office:value-type="float" office:value="1684.287842">
                <text:p>1684.287842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1627.158691">
                <text:p>1627.158691</text:p>
              </table:table-cell>
              <table:table-cell office:value-type="float" office:value="1691.404297">
                <text:p>1691.404297</text:p>
              </table:table-cell>
              <table:table-cell office:value-type="float" office:value="1635.167358">
                <text:p>1635.167358</text:p>
              </table:table-cell>
              <table:table-cell office:value-type="float" office:value="1688.886597">
                <text:p>1688.886597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1626.642822">
                <text:p>1626.642822</text:p>
              </table:table-cell>
              <table:table-cell office:value-type="float" office:value="1691.618774">
                <text:p>1691.618774</text:p>
              </table:table-cell>
              <table:table-cell office:value-type="float" office:value="1634.527222">
                <text:p>1634.527222</text:p>
              </table:table-cell>
              <table:table-cell office:value-type="float" office:value="1686.404663">
                <text:p>1686.404663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1628.123657">
                <text:p>1628.123657</text:p>
              </table:table-cell>
              <table:table-cell office:value-type="float" office:value="1692.962402">
                <text:p>1692.962402</text:p>
              </table:table-cell>
              <table:table-cell office:value-type="float" office:value="1634.745117">
                <text:p>1634.745117</text:p>
              </table:table-cell>
              <table:table-cell office:value-type="float" office:value="1686.659912">
                <text:p>1686.659912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1628.225586">
                <text:p>1628.225586</text:p>
              </table:table-cell>
              <table:table-cell office:value-type="float" office:value="1693.305542">
                <text:p>1693.305542</text:p>
              </table:table-cell>
              <table:table-cell office:value-type="float" office:value="1636.726074">
                <text:p>1636.726074</text:p>
              </table:table-cell>
              <table:table-cell office:value-type="float" office:value="1690.760498">
                <text:p>1690.760498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1628.007568">
                <text:p>1628.007568</text:p>
              </table:table-cell>
              <table:table-cell office:value-type="float" office:value="1693.006958">
                <text:p>1693.006958</text:p>
              </table:table-cell>
              <table:table-cell office:value-type="float" office:value="1635.290405">
                <text:p>1635.290405</text:p>
              </table:table-cell>
              <table:table-cell office:value-type="float" office:value="1687.647949">
                <text:p>1687.647949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1627.880493">
                <text:p>1627.880493</text:p>
              </table:table-cell>
              <table:table-cell office:value-type="float" office:value="1696.851074">
                <text:p>1696.851074</text:p>
              </table:table-cell>
              <table:table-cell office:value-type="float" office:value="1634.987671">
                <text:p>1634.987671</text:p>
              </table:table-cell>
              <table:table-cell office:value-type="float" office:value="1692.224487">
                <text:p>1692.224487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1631.543457">
                <text:p>1631.543457</text:p>
              </table:table-cell>
              <table:table-cell office:value-type="float" office:value="1691.592651">
                <text:p>1691.592651</text:p>
              </table:table-cell>
              <table:table-cell office:value-type="float" office:value="1635.091675">
                <text:p>1635.091675</text:p>
              </table:table-cell>
              <table:table-cell office:value-type="float" office:value="1691.016113">
                <text:p>1691.016113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630.456055">
                <text:p>1630.456055</text:p>
              </table:table-cell>
              <table:table-cell office:value-type="float" office:value="1692.304932">
                <text:p>1692.304932</text:p>
              </table:table-cell>
              <table:table-cell office:value-type="float" office:value="1637.255127">
                <text:p>1637.255127</text:p>
              </table:table-cell>
              <table:table-cell office:value-type="float" office:value="1689.175781">
                <text:p>1689.175781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630.676636">
                <text:p>1630.676636</text:p>
              </table:table-cell>
              <table:table-cell office:value-type="float" office:value="1696.172119">
                <text:p>1696.172119</text:p>
              </table:table-cell>
              <table:table-cell office:value-type="float" office:value="1638.605957">
                <text:p>1638.605957</text:p>
              </table:table-cell>
              <table:table-cell office:value-type="float" office:value="1692.338867">
                <text:p>1692.338867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630.378174">
                <text:p>1630.378174</text:p>
              </table:table-cell>
              <table:table-cell office:value-type="float" office:value="1693.592529">
                <text:p>1693.592529</text:p>
              </table:table-cell>
              <table:table-cell office:value-type="float" office:value="1634.469604">
                <text:p>1634.469604</text:p>
              </table:table-cell>
              <table:table-cell office:value-type="float" office:value="1691.771118">
                <text:p>1691.771118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1627.598633">
                <text:p>1627.598633</text:p>
              </table:table-cell>
              <table:table-cell office:value-type="float" office:value="1694.905762">
                <text:p>1694.905762</text:p>
              </table:table-cell>
              <table:table-cell office:value-type="float" office:value="1636.512939">
                <text:p>1636.512939</text:p>
              </table:table-cell>
              <table:table-cell office:value-type="float" office:value="1691.959595">
                <text:p>1691.959595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1627.98877">
                <text:p>1627.98877</text:p>
              </table:table-cell>
              <table:table-cell office:value-type="float" office:value="1697.291626">
                <text:p>1697.291626</text:p>
              </table:table-cell>
              <table:table-cell office:value-type="float" office:value="1634.597046">
                <text:p>1634.597046</text:p>
              </table:table-cell>
              <table:table-cell office:value-type="float" office:value="1694.305664">
                <text:p>1694.305664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1629.159424">
                <text:p>1629.159424</text:p>
              </table:table-cell>
              <table:table-cell office:value-type="float" office:value="1695.581543">
                <text:p>1695.581543</text:p>
              </table:table-cell>
              <table:table-cell office:value-type="float" office:value="1637.332153">
                <text:p>1637.332153</text:p>
              </table:table-cell>
              <table:table-cell office:value-type="float" office:value="1691.132446">
                <text:p>1691.132446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1629.55249">
                <text:p>1629.55249</text:p>
              </table:table-cell>
              <table:table-cell office:value-type="float" office:value="1697.360596">
                <text:p>1697.360596</text:p>
              </table:table-cell>
              <table:table-cell office:value-type="float" office:value="1638.673584">
                <text:p>1638.673584</text:p>
              </table:table-cell>
              <table:table-cell office:value-type="float" office:value="1693.47583">
                <text:p>1693.47583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1631.317505">
                <text:p>1631.317505</text:p>
              </table:table-cell>
              <table:table-cell office:value-type="float" office:value="1694.107544">
                <text:p>1694.107544</text:p>
              </table:table-cell>
              <table:table-cell office:value-type="float" office:value="1638.386963">
                <text:p>1638.386963</text:p>
              </table:table-cell>
              <table:table-cell office:value-type="float" office:value="1691.777832">
                <text:p>1691.777832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1631.978638">
                <text:p>1631.978638</text:p>
              </table:table-cell>
              <table:table-cell office:value-type="float" office:value="1693.727905">
                <text:p>1693.727905</text:p>
              </table:table-cell>
              <table:table-cell office:value-type="float" office:value="1635.897217">
                <text:p>1635.897217</text:p>
              </table:table-cell>
              <table:table-cell office:value-type="float" office:value="1690.366821">
                <text:p>1690.366821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1630.423828">
                <text:p>1630.423828</text:p>
              </table:table-cell>
              <table:table-cell office:value-type="float" office:value="1695.352295">
                <text:p>1695.352295</text:p>
              </table:table-cell>
              <table:table-cell office:value-type="float" office:value="1636.587891">
                <text:p>1636.587891</text:p>
              </table:table-cell>
              <table:table-cell office:value-type="float" office:value="1692.257446">
                <text:p>1692.257446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1629.127441">
                <text:p>1629.127441</text:p>
              </table:table-cell>
              <table:table-cell office:value-type="float" office:value="1694.604248">
                <text:p>1694.604248</text:p>
              </table:table-cell>
              <table:table-cell office:value-type="float" office:value="1634.437012">
                <text:p>1634.437012</text:p>
              </table:table-cell>
              <table:table-cell office:value-type="float" office:value="1693.990723">
                <text:p>1693.990723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1631.986938">
                <text:p>1631.986938</text:p>
              </table:table-cell>
              <table:table-cell office:value-type="float" office:value="1694.825439">
                <text:p>1694.825439</text:p>
              </table:table-cell>
              <table:table-cell office:value-type="float" office:value="1639.900513">
                <text:p>1639.900513</text:p>
              </table:table-cell>
              <table:table-cell office:value-type="float" office:value="1691.433228">
                <text:p>1691.43322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1632.331665">
                <text:p>1632.331665</text:p>
              </table:table-cell>
              <table:table-cell office:value-type="float" office:value="1695.499146">
                <text:p>1695.499146</text:p>
              </table:table-cell>
              <table:table-cell office:value-type="float" office:value="1641.168579">
                <text:p>1641.168579</text:p>
              </table:table-cell>
              <table:table-cell office:value-type="float" office:value="1691.333862">
                <text:p>1691.33386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1630.667847">
                <text:p>1630.667847</text:p>
              </table:table-cell>
              <table:table-cell office:value-type="float" office:value="1696.333862">
                <text:p>1696.333862</text:p>
              </table:table-cell>
              <table:table-cell office:value-type="float" office:value="1637.936401">
                <text:p>1637.936401</text:p>
              </table:table-cell>
              <table:table-cell office:value-type="float" office:value="1695.361328">
                <text:p>1695.361328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1632.691284">
                <text:p>1632.691284</text:p>
              </table:table-cell>
              <table:table-cell office:value-type="float" office:value="1697.950073">
                <text:p>1697.950073</text:p>
              </table:table-cell>
              <table:table-cell office:value-type="float" office:value="1637.506714">
                <text:p>1637.506714</text:p>
              </table:table-cell>
              <table:table-cell office:value-type="float" office:value="1692.693604">
                <text:p>1692.693604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1634.61853">
                <text:p>1634.61853</text:p>
              </table:table-cell>
              <table:table-cell office:value-type="float" office:value="1695.411621">
                <text:p>1695.411621</text:p>
              </table:table-cell>
              <table:table-cell office:value-type="float" office:value="1639.001221">
                <text:p>1639.001221</text:p>
              </table:table-cell>
              <table:table-cell office:value-type="float" office:value="1693.602051">
                <text:p>1693.602051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1632.654297">
                <text:p>1632.654297</text:p>
              </table:table-cell>
              <table:table-cell office:value-type="float" office:value="1682.902344">
                <text:p>1682.902344</text:p>
              </table:table-cell>
              <table:table-cell office:value-type="float" office:value="1640.053345">
                <text:p>1640.053345</text:p>
              </table:table-cell>
              <table:table-cell office:value-type="float" office:value="1678.477905">
                <text:p>1678.477905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616.237183">
                <text:p>1616.237183</text:p>
              </table:table-cell>
              <table:table-cell office:value-type="float" office:value="1685.148193">
                <text:p>1685.148193</text:p>
              </table:table-cell>
              <table:table-cell office:value-type="float" office:value="1622.366211">
                <text:p>1622.366211</text:p>
              </table:table-cell>
              <table:table-cell office:value-type="float" office:value="1690.380493">
                <text:p>1690.380493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1613.320312">
                <text:p>1613.320312</text:p>
              </table:table-cell>
              <table:table-cell office:value-type="float" office:value="1672.884521">
                <text:p>1672.884521</text:p>
              </table:table-cell>
              <table:table-cell office:value-type="float" office:value="1618.160889">
                <text:p>1618.160889</text:p>
              </table:table-cell>
              <table:table-cell office:value-type="float" office:value="1671.082275">
                <text:p>1671.082275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1607.123901">
                <text:p>1607.123901</text:p>
              </table:table-cell>
              <table:table-cell office:value-type="float" office:value="1668.424927">
                <text:p>1668.424927</text:p>
              </table:table-cell>
              <table:table-cell office:value-type="float" office:value="1611.382568">
                <text:p>1611.382568</text:p>
              </table:table-cell>
              <table:table-cell office:value-type="float" office:value="1668.089111">
                <text:p>1668.089111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600.650635">
                <text:p>1600.650635</text:p>
              </table:table-cell>
              <table:table-cell office:value-type="float" office:value="1663.943481">
                <text:p>1663.943481</text:p>
              </table:table-cell>
              <table:table-cell office:value-type="float" office:value="1613.755249">
                <text:p>1613.755249</text:p>
              </table:table-cell>
              <table:table-cell office:value-type="float" office:value="1659.850586">
                <text:p>1659.85058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602.27063">
                <text:p>1602.27063</text:p>
              </table:table-cell>
              <table:table-cell office:value-type="float" office:value="1656.252686">
                <text:p>1656.252686</text:p>
              </table:table-cell>
              <table:table-cell office:value-type="float" office:value="1604.109985">
                <text:p>1604.109985</text:p>
              </table:table-cell>
              <table:table-cell office:value-type="float" office:value="1654.5271">
                <text:p>1654.527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602.674805">
                <text:p>1602.674805</text:p>
              </table:table-cell>
              <table:table-cell office:value-type="float" office:value="1645.890503">
                <text:p>1645.890503</text:p>
              </table:table-cell>
              <table:table-cell office:value-type="float" office:value="1605.88562">
                <text:p>1605.88562</text:p>
              </table:table-cell>
              <table:table-cell office:value-type="float" office:value="1649.269287">
                <text:p>1649.26928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592.136719">
                <text:p>1592.136719</text:p>
              </table:table-cell>
              <table:table-cell office:value-type="float" office:value="1646.128906">
                <text:p>1646.128906</text:p>
              </table:table-cell>
              <table:table-cell office:value-type="float" office:value="1601.739746">
                <text:p>1601.739746</text:p>
              </table:table-cell>
              <table:table-cell office:value-type="float" office:value="1646.311035">
                <text:p>1646.311035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590.678833">
                <text:p>1590.678833</text:p>
              </table:table-cell>
              <table:table-cell office:value-type="float" office:value="1642.256958">
                <text:p>1642.256958</text:p>
              </table:table-cell>
              <table:table-cell office:value-type="float" office:value="1597.738159">
                <text:p>1597.738159</text:p>
              </table:table-cell>
              <table:table-cell office:value-type="float" office:value="1638.923096">
                <text:p>1638.92309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589.707153">
                <text:p>1589.707153</text:p>
              </table:table-cell>
              <table:table-cell office:value-type="float" office:value="1637.534424">
                <text:p>1637.534424</text:p>
              </table:table-cell>
              <table:table-cell office:value-type="float" office:value="1592.686768">
                <text:p>1592.686768</text:p>
              </table:table-cell>
              <table:table-cell office:value-type="float" office:value="1634.930664">
                <text:p>1634.930664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591.054443">
                <text:p>1591.054443</text:p>
              </table:table-cell>
              <table:table-cell office:value-type="float" office:value="1628.267578">
                <text:p>1628.267578</text:p>
              </table:table-cell>
              <table:table-cell office:value-type="float" office:value="1591.930298">
                <text:p>1591.930298</text:p>
              </table:table-cell>
              <table:table-cell office:value-type="float" office:value="1632.471313">
                <text:p>1632.471313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580.671387">
                <text:p>1580.671387</text:p>
              </table:table-cell>
              <table:table-cell office:value-type="float" office:value="1625.261841">
                <text:p>1625.261841</text:p>
              </table:table-cell>
              <table:table-cell office:value-type="float" office:value="1591.686646">
                <text:p>1591.686646</text:p>
              </table:table-cell>
              <table:table-cell office:value-type="float" office:value="1623.004883">
                <text:p>1623.004883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584.63562">
                <text:p>1584.63562</text:p>
              </table:table-cell>
              <table:table-cell office:value-type="float" office:value="1624.393555">
                <text:p>1624.393555</text:p>
              </table:table-cell>
              <table:table-cell office:value-type="float" office:value="1584.997559">
                <text:p>1584.997559</text:p>
              </table:table-cell>
              <table:table-cell office:value-type="float" office:value="1623.181763">
                <text:p>1623.181763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582.754639">
                <text:p>1582.754639</text:p>
              </table:table-cell>
              <table:table-cell office:value-type="float" office:value="1615.39209">
                <text:p>1615.39209</text:p>
              </table:table-cell>
              <table:table-cell office:value-type="float" office:value="1587.04187">
                <text:p>1587.04187</text:p>
              </table:table-cell>
              <table:table-cell office:value-type="float" office:value="1619.666748">
                <text:p>1619.666748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576.37915">
                <text:p>1576.37915</text:p>
              </table:table-cell>
              <table:table-cell office:value-type="float" office:value="1612.086426">
                <text:p>1612.086426</text:p>
              </table:table-cell>
              <table:table-cell office:value-type="float" office:value="1584.689941">
                <text:p>1584.689941</text:p>
              </table:table-cell>
              <table:table-cell office:value-type="float" office:value="1615.618408">
                <text:p>1615.618408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580.752563">
                <text:p>1580.752563</text:p>
              </table:table-cell>
              <table:table-cell office:value-type="float" office:value="1608.09082">
                <text:p>1608.09082</text:p>
              </table:table-cell>
              <table:table-cell office:value-type="float" office:value="1585.076782">
                <text:p>1585.076782</text:p>
              </table:table-cell>
              <table:table-cell office:value-type="float" office:value="1608.009766">
                <text:p>1608.009766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572.855835">
                <text:p>1572.855835</text:p>
              </table:table-cell>
              <table:table-cell office:value-type="float" office:value="1607">
                <text:p>1607</text:p>
              </table:table-cell>
              <table:table-cell office:value-type="float" office:value="1584.351929">
                <text:p>1584.351929</text:p>
              </table:table-cell>
              <table:table-cell office:value-type="float" office:value="1606.410278">
                <text:p>1606.410278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571.952148">
                <text:p>1571.952148</text:p>
              </table:table-cell>
              <table:table-cell office:value-type="float" office:value="1603.074707">
                <text:p>1603.074707</text:p>
              </table:table-cell>
              <table:table-cell office:value-type="float" office:value="1577.437256">
                <text:p>1577.437256</text:p>
              </table:table-cell>
              <table:table-cell office:value-type="float" office:value="1604.521606">
                <text:p>1604.521606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574.201294">
                <text:p>1574.201294</text:p>
              </table:table-cell>
              <table:table-cell office:value-type="float" office:value="1599.118896">
                <text:p>1599.118896</text:p>
              </table:table-cell>
              <table:table-cell office:value-type="float" office:value="1580.60083">
                <text:p>1580.60083</text:p>
              </table:table-cell>
              <table:table-cell office:value-type="float" office:value="1600.763306">
                <text:p>1600.763306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572.057373">
                <text:p>1572.057373</text:p>
              </table:table-cell>
              <table:table-cell office:value-type="float" office:value="1598.092285">
                <text:p>1598.092285</text:p>
              </table:table-cell>
              <table:table-cell office:value-type="float" office:value="1578.489624">
                <text:p>1578.489624</text:p>
              </table:table-cell>
              <table:table-cell office:value-type="float" office:value="1601.415405">
                <text:p>1601.415405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569.905518">
                <text:p>1569.905518</text:p>
              </table:table-cell>
              <table:table-cell office:value-type="float" office:value="1594.015869">
                <text:p>1594.015869</text:p>
              </table:table-cell>
              <table:table-cell office:value-type="float" office:value="1576.516846">
                <text:p>1576.516846</text:p>
              </table:table-cell>
              <table:table-cell office:value-type="float" office:value="1594.838867">
                <text:p>1594.838867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572.650024">
                <text:p>1572.650024</text:p>
              </table:table-cell>
              <table:table-cell office:value-type="float" office:value="1589.691284">
                <text:p>1589.691284</text:p>
              </table:table-cell>
              <table:table-cell office:value-type="float" office:value="1574.283447">
                <text:p>1574.283447</text:p>
              </table:table-cell>
              <table:table-cell office:value-type="float" office:value="1596.421509">
                <text:p>1596.42150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565.606689">
                <text:p>1565.606689</text:p>
              </table:table-cell>
              <table:table-cell office:value-type="float" office:value="1590.203247">
                <text:p>1590.203247</text:p>
              </table:table-cell>
              <table:table-cell office:value-type="float" office:value="1573.573486">
                <text:p>1573.573486</text:p>
              </table:table-cell>
              <table:table-cell office:value-type="float" office:value="1597.928711">
                <text:p>1597.928711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572.118286">
                <text:p>1572.118286</text:p>
              </table:table-cell>
              <table:table-cell office:value-type="float" office:value="1586.94104">
                <text:p>1586.94104</text:p>
              </table:table-cell>
              <table:table-cell office:value-type="float" office:value="1576.665527">
                <text:p>1576.665527</text:p>
              </table:table-cell>
              <table:table-cell office:value-type="float" office:value="1592.555786">
                <text:p>1592.555786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562.816895">
                <text:p>1562.816895</text:p>
              </table:table-cell>
              <table:table-cell office:value-type="float" office:value="1587.608521">
                <text:p>1587.608521</text:p>
              </table:table-cell>
              <table:table-cell office:value-type="float" office:value="1573.389771">
                <text:p>1573.389771</text:p>
              </table:table-cell>
              <table:table-cell office:value-type="float" office:value="1588.514526">
                <text:p>1588.514526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565.979248">
                <text:p>1565.979248</text:p>
              </table:table-cell>
              <table:table-cell office:value-type="float" office:value="1584.244385">
                <text:p>1584.244385</text:p>
              </table:table-cell>
              <table:table-cell office:value-type="float" office:value="1573.159912">
                <text:p>1573.159912</text:p>
              </table:table-cell>
              <table:table-cell office:value-type="float" office:value="1588.1521">
                <text:p>1588.1521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564.882446">
                <text:p>1564.882446</text:p>
              </table:table-cell>
              <table:table-cell office:value-type="float" office:value="1584.625977">
                <text:p>1584.625977</text:p>
              </table:table-cell>
              <table:table-cell office:value-type="float" office:value="1573.585327">
                <text:p>1573.585327</text:p>
              </table:table-cell>
              <table:table-cell office:value-type="float" office:value="1589.434082">
                <text:p>1589.43408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566.05835">
                <text:p>1566.05835</text:p>
              </table:table-cell>
              <table:table-cell office:value-type="float" office:value="1578.429077">
                <text:p>1578.429077</text:p>
              </table:table-cell>
              <table:table-cell office:value-type="float" office:value="1573.542969">
                <text:p>1573.542969</text:p>
              </table:table-cell>
              <table:table-cell office:value-type="float" office:value="1585.285889">
                <text:p>1585.285889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571.505615">
                <text:p>1571.505615</text:p>
              </table:table-cell>
              <table:table-cell office:value-type="float" office:value="1588.443237">
                <text:p>1588.443237</text:p>
              </table:table-cell>
              <table:table-cell office:value-type="float" office:value="1563.955933">
                <text:p>1563.955933</text:p>
              </table:table-cell>
              <table:table-cell office:value-type="float" office:value="1574.403442">
                <text:p>1574.40344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589.820801">
                <text:p>1589.820801</text:p>
              </table:table-cell>
              <table:table-cell office:value-type="float" office:value="1647.21521">
                <text:p>1647.21521</text:p>
              </table:table-cell>
              <table:table-cell office:value-type="float" office:value="1517.965576">
                <text:p>1517.965576</text:p>
              </table:table-cell>
              <table:table-cell office:value-type="float" office:value="1539.187012">
                <text:p>1539.18701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601.719849">
                <text:p>1601.719849</text:p>
              </table:table-cell>
              <table:table-cell office:value-type="float" office:value="1666.752197">
                <text:p>1666.752197</text:p>
              </table:table-cell>
              <table:table-cell office:value-type="float" office:value="1530.058838">
                <text:p>1530.058838</text:p>
              </table:table-cell>
              <table:table-cell office:value-type="float" office:value="1539.977539">
                <text:p>1539.977539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627.411621">
                <text:p>1627.411621</text:p>
              </table:table-cell>
              <table:table-cell office:value-type="float" office:value="1673.438965">
                <text:p>1673.438965</text:p>
              </table:table-cell>
              <table:table-cell office:value-type="float" office:value="1562.6875">
                <text:p>1562.6875</text:p>
              </table:table-cell>
              <table:table-cell office:value-type="float" office:value="1565.034302">
                <text:p>1565.03430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672.791382">
                <text:p>1672.791382</text:p>
              </table:table-cell>
              <table:table-cell office:value-type="float" office:value="1688.224854">
                <text:p>1688.224854</text:p>
              </table:table-cell>
              <table:table-cell office:value-type="float" office:value="1602.029907">
                <text:p>1602.029907</text:p>
              </table:table-cell>
              <table:table-cell office:value-type="float" office:value="1604.211792">
                <text:p>1604.211792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704.460815">
                <text:p>1704.460815</text:p>
              </table:table-cell>
              <table:table-cell office:value-type="float" office:value="1676.005615">
                <text:p>1676.005615</text:p>
              </table:table-cell>
              <table:table-cell office:value-type="float" office:value="1640.035278">
                <text:p>1640.035278</text:p>
              </table:table-cell>
              <table:table-cell office:value-type="float" office:value="1642.287598">
                <text:p>1642.287598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696.532349">
                <text:p>1696.532349</text:p>
              </table:table-cell>
              <table:table-cell office:value-type="float" office:value="1691.042725">
                <text:p>1691.042725</text:p>
              </table:table-cell>
              <table:table-cell office:value-type="float" office:value="1672.263428">
                <text:p>1672.263428</text:p>
              </table:table-cell>
              <table:table-cell office:value-type="float" office:value="1658.571533">
                <text:p>1658.57153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622.278442">
                <text:p>1622.278442</text:p>
              </table:table-cell>
              <table:table-cell office:value-type="float" office:value="1730.821289">
                <text:p>1730.821289</text:p>
              </table:table-cell>
              <table:table-cell office:value-type="float" office:value="1669.611084">
                <text:p>1669.611084</text:p>
              </table:table-cell>
              <table:table-cell office:value-type="float" office:value="1714.329712">
                <text:p>1714.329712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24.08313">
                <text:p>1624.08313</text:p>
              </table:table-cell>
              <table:table-cell office:value-type="float" office:value="1714.850586">
                <text:p>1714.850586</text:p>
              </table:table-cell>
              <table:table-cell office:value-type="float" office:value="1630.294922">
                <text:p>1630.294922</text:p>
              </table:table-cell>
              <table:table-cell office:value-type="float" office:value="1714.361328">
                <text:p>1714.361328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48.509521">
                <text:p>1648.509521</text:p>
              </table:table-cell>
              <table:table-cell office:value-type="float" office:value="1684.601562">
                <text:p>1684.601562</text:p>
              </table:table-cell>
              <table:table-cell office:value-type="float" office:value="1644.679932">
                <text:p>1644.679932</text:p>
              </table:table-cell>
              <table:table-cell office:value-type="float" office:value="1695.954834">
                <text:p>1695.954834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37.521973">
                <text:p>1637.521973</text:p>
              </table:table-cell>
              <table:table-cell office:value-type="float" office:value="1703.115234">
                <text:p>1703.115234</text:p>
              </table:table-cell>
              <table:table-cell office:value-type="float" office:value="1642.130981">
                <text:p>1642.130981</text:p>
              </table:table-cell>
              <table:table-cell office:value-type="float" office:value="1707.929199">
                <text:p>1707.929199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641.150879">
                <text:p>1641.150879</text:p>
              </table:table-cell>
              <table:table-cell office:value-type="float" office:value="1672.692261">
                <text:p>1672.692261</text:p>
              </table:table-cell>
              <table:table-cell office:value-type="float" office:value="1642.5354">
                <text:p>1642.5354</text:p>
              </table:table-cell>
              <table:table-cell office:value-type="float" office:value="1668.742432">
                <text:p>1668.74243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615.54541">
                <text:p>1615.54541</text:p>
              </table:table-cell>
              <table:table-cell office:value-type="float" office:value="1696.499146">
                <text:p>1696.499146</text:p>
              </table:table-cell>
              <table:table-cell office:value-type="float" office:value="1612.373169">
                <text:p>1612.373169</text:p>
              </table:table-cell>
              <table:table-cell office:value-type="float" office:value="1702.971802">
                <text:p>1702.97180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1602.26062">
                <text:p>1602.26062</text:p>
              </table:table-cell>
              <table:table-cell office:value-type="float" office:value="1681.905396">
                <text:p>1681.905396</text:p>
              </table:table-cell>
              <table:table-cell office:value-type="float" office:value="1607.204712">
                <text:p>1607.204712</text:p>
              </table:table-cell>
              <table:table-cell office:value-type="float" office:value="1687.20813">
                <text:p>1687.2081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1613.555054">
                <text:p>1613.555054</text:p>
              </table:table-cell>
              <table:table-cell office:value-type="float" office:value="1670.999146">
                <text:p>1670.999146</text:p>
              </table:table-cell>
              <table:table-cell office:value-type="float" office:value="1613.876465">
                <text:p>1613.876465</text:p>
              </table:table-cell>
              <table:table-cell office:value-type="float" office:value="1661.612305">
                <text:p>1661.612305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1607.307739">
                <text:p>1607.307739</text:p>
              </table:table-cell>
              <table:table-cell office:value-type="float" office:value="1665.439209">
                <text:p>1665.439209</text:p>
              </table:table-cell>
              <table:table-cell office:value-type="float" office:value="1600.532104">
                <text:p>1600.532104</text:p>
              </table:table-cell>
              <table:table-cell office:value-type="float" office:value="1665.656738">
                <text:p>1665.656738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1600.86145">
                <text:p>1600.86145</text:p>
              </table:table-cell>
              <table:table-cell office:value-type="float" office:value="1654.753418">
                <text:p>1654.753418</text:p>
              </table:table-cell>
              <table:table-cell office:value-type="float" office:value="1600.814575">
                <text:p>1600.814575</text:p>
              </table:table-cell>
              <table:table-cell office:value-type="float" office:value="1662.393799">
                <text:p>1662.393799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1600.388916">
                <text:p>1600.388916</text:p>
              </table:table-cell>
              <table:table-cell office:value-type="float" office:value="1652.886353">
                <text:p>1652.886353</text:p>
              </table:table-cell>
              <table:table-cell office:value-type="float" office:value="1600.958862">
                <text:p>1600.958862</text:p>
              </table:table-cell>
              <table:table-cell office:value-type="float" office:value="1647.165894">
                <text:p>1647.165894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1597.665894">
                <text:p>1597.665894</text:p>
              </table:table-cell>
              <table:table-cell office:value-type="float" office:value="1645.498901">
                <text:p>1645.498901</text:p>
              </table:table-cell>
              <table:table-cell office:value-type="float" office:value="1592.608521">
                <text:p>1592.608521</text:p>
              </table:table-cell>
              <table:table-cell office:value-type="float" office:value="1643.721313">
                <text:p>1643.72131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1589.999023">
                <text:p>1589.999023</text:p>
              </table:table-cell>
              <table:table-cell office:value-type="float" office:value="1637.182739">
                <text:p>1637.182739</text:p>
              </table:table-cell>
              <table:table-cell office:value-type="float" office:value="1594.58313">
                <text:p>1594.58313</text:p>
              </table:table-cell>
              <table:table-cell office:value-type="float" office:value="1638.284424">
                <text:p>1638.28442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1591.211182">
                <text:p>1591.211182</text:p>
              </table:table-cell>
              <table:table-cell office:value-type="float" office:value="1635.402222">
                <text:p>1635.402222</text:p>
              </table:table-cell>
              <table:table-cell office:value-type="float" office:value="1590.263428">
                <text:p>1590.263428</text:p>
              </table:table-cell>
              <table:table-cell office:value-type="float" office:value="1628.706543">
                <text:p>1628.706543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1587.634277">
                <text:p>1587.634277</text:p>
              </table:table-cell>
              <table:table-cell office:value-type="float" office:value="1627.479004">
                <text:p>1627.479004</text:p>
              </table:table-cell>
              <table:table-cell office:value-type="float" office:value="1585.816528">
                <text:p>1585.816528</text:p>
              </table:table-cell>
              <table:table-cell office:value-type="float" office:value="1628.376709">
                <text:p>1628.37670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585.141846">
                <text:p>1585.141846</text:p>
              </table:table-cell>
              <table:table-cell office:value-type="float" office:value="1626.141479">
                <text:p>1626.141479</text:p>
              </table:table-cell>
              <table:table-cell office:value-type="float" office:value="1582.895996">
                <text:p>1582.895996</text:p>
              </table:table-cell>
              <table:table-cell office:value-type="float" office:value="1622.496582">
                <text:p>1622.49658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1585.681763">
                <text:p>1585.681763</text:p>
              </table:table-cell>
              <table:table-cell office:value-type="float" office:value="1619.83606">
                <text:p>1619.83606</text:p>
              </table:table-cell>
              <table:table-cell office:value-type="float" office:value="1584.139038">
                <text:p>1584.139038</text:p>
              </table:table-cell>
              <table:table-cell office:value-type="float" office:value="1618.294067">
                <text:p>1618.294067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583.682617">
                <text:p>1583.682617</text:p>
              </table:table-cell>
              <table:table-cell office:value-type="float" office:value="1613.752686">
                <text:p>1613.752686</text:p>
              </table:table-cell>
              <table:table-cell office:value-type="float" office:value="1582.514038">
                <text:p>1582.514038</text:p>
              </table:table-cell>
              <table:table-cell office:value-type="float" office:value="1611.213989">
                <text:p>1611.213989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1578.555176">
                <text:p>1578.555176</text:p>
              </table:table-cell>
              <table:table-cell office:value-type="float" office:value="1612.162109">
                <text:p>1612.162109</text:p>
              </table:table-cell>
              <table:table-cell office:value-type="float" office:value="1574.75061">
                <text:p>1574.75061</text:p>
              </table:table-cell>
              <table:table-cell office:value-type="float" office:value="1610.859009">
                <text:p>1610.859009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1576.678711">
                <text:p>1576.678711</text:p>
              </table:table-cell>
              <table:table-cell office:value-type="float" office:value="1609.510132">
                <text:p>1609.510132</text:p>
              </table:table-cell>
              <table:table-cell office:value-type="float" office:value="1579.170044">
                <text:p>1579.170044</text:p>
              </table:table-cell>
              <table:table-cell office:value-type="float" office:value="1602.555054">
                <text:p>1602.55505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1578.531738">
                <text:p>1578.531738</text:p>
              </table:table-cell>
              <table:table-cell office:value-type="float" office:value="1606.432373">
                <text:p>1606.432373</text:p>
              </table:table-cell>
              <table:table-cell office:value-type="float" office:value="1570.212769">
                <text:p>1570.212769</text:p>
              </table:table-cell>
              <table:table-cell office:value-type="float" office:value="1607.546021">
                <text:p>1607.546021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579.513306">
                <text:p>1579.513306</text:p>
              </table:table-cell>
              <table:table-cell office:value-type="float" office:value="1600.799072">
                <text:p>1600.799072</text:p>
              </table:table-cell>
              <table:table-cell office:value-type="float" office:value="1573.004395">
                <text:p>1573.004395</text:p>
              </table:table-cell>
              <table:table-cell office:value-type="float" office:value="1600.68103">
                <text:p>1600.68103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1574.328613">
                <text:p>1574.328613</text:p>
              </table:table-cell>
              <table:table-cell office:value-type="float" office:value="1602.312988">
                <text:p>1602.312988</text:p>
              </table:table-cell>
              <table:table-cell office:value-type="float" office:value="1572.318115">
                <text:p>1572.318115</text:p>
              </table:table-cell>
              <table:table-cell office:value-type="float" office:value="1599.912598">
                <text:p>1599.912598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1577.086548">
                <text:p>1577.086548</text:p>
              </table:table-cell>
              <table:table-cell office:value-type="float" office:value="1596.034058">
                <text:p>1596.034058</text:p>
              </table:table-cell>
              <table:table-cell office:value-type="float" office:value="1573.782227">
                <text:p>1573.782227</text:p>
              </table:table-cell>
              <table:table-cell office:value-type="float" office:value="1594.016479">
                <text:p>1594.016479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1572.712891">
                <text:p>1572.712891</text:p>
              </table:table-cell>
              <table:table-cell office:value-type="float" office:value="1596.419678">
                <text:p>1596.419678</text:p>
              </table:table-cell>
              <table:table-cell office:value-type="float" office:value="1567.199707">
                <text:p>1567.199707</text:p>
              </table:table-cell>
              <table:table-cell office:value-type="float" office:value="1593.076172">
                <text:p>1593.076172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1572.974487">
                <text:p>1572.974487</text:p>
              </table:table-cell>
              <table:table-cell office:value-type="float" office:value="1593.954224">
                <text:p>1593.954224</text:p>
              </table:table-cell>
              <table:table-cell office:value-type="float" office:value="1568.764282">
                <text:p>1568.764282</text:p>
              </table:table-cell>
              <table:table-cell office:value-type="float" office:value="1589.951416">
                <text:p>1589.95141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1571.992676">
                <text:p>1571.992676</text:p>
              </table:table-cell>
              <table:table-cell office:value-type="float" office:value="1595.269165">
                <text:p>1595.269165</text:p>
              </table:table-cell>
              <table:table-cell office:value-type="float" office:value="1569.212769">
                <text:p>1569.212769</text:p>
              </table:table-cell>
              <table:table-cell office:value-type="float" office:value="1584.766968">
                <text:p>1584.766968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1573.459717">
                <text:p>1573.459717</text:p>
              </table:table-cell>
              <table:table-cell office:value-type="float" office:value="1587.315796">
                <text:p>1587.315796</text:p>
              </table:table-cell>
              <table:table-cell office:value-type="float" office:value="1562.255615">
                <text:p>1562.255615</text:p>
              </table:table-cell>
              <table:table-cell office:value-type="float" office:value="1587.878052">
                <text:p>1587.878052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1574.65686">
                <text:p>1574.65686</text:p>
              </table:table-cell>
              <table:table-cell office:value-type="float" office:value="1587.773804">
                <text:p>1587.773804</text:p>
              </table:table-cell>
              <table:table-cell office:value-type="float" office:value="1568.301514">
                <text:p>1568.301514</text:p>
              </table:table-cell>
              <table:table-cell office:value-type="float" office:value="1582.447998">
                <text:p>1582.447998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1571.885254">
                <text:p>1571.885254</text:p>
              </table:table-cell>
              <table:table-cell office:value-type="float" office:value="1583.256348">
                <text:p>1583.256348</text:p>
              </table:table-cell>
              <table:table-cell office:value-type="float" office:value="1565.732422">
                <text:p>1565.732422</text:p>
              </table:table-cell>
              <table:table-cell office:value-type="float" office:value="1580.23877">
                <text:p>1580.2387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1568.778809">
                <text:p>1568.778809</text:p>
              </table:table-cell>
              <table:table-cell office:value-type="float" office:value="1585.182861">
                <text:p>1585.182861</text:p>
              </table:table-cell>
              <table:table-cell office:value-type="float" office:value="1565.264771">
                <text:p>1565.264771</text:p>
              </table:table-cell>
              <table:table-cell office:value-type="float" office:value="1579.383545">
                <text:p>1579.383545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1558.548584">
                <text:p>1558.548584</text:p>
              </table:table-cell>
              <table:table-cell office:value-type="float" office:value="1576.191162">
                <text:p>1576.191162</text:p>
              </table:table-cell>
              <table:table-cell office:value-type="float" office:value="1565.719116">
                <text:p>1565.719116</text:p>
              </table:table-cell>
              <table:table-cell office:value-type="float" office:value="1588.719482">
                <text:p>1588.719482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1584.43042">
                <text:p>1584.43042</text:p>
              </table:table-cell>
              <table:table-cell office:value-type="float" office:value="1624.3479">
                <text:p>1624.3479</text:p>
              </table:table-cell>
              <table:table-cell office:value-type="float" office:value="1534.4552">
                <text:p>1534.4552</text:p>
              </table:table-cell>
              <table:table-cell office:value-type="float" office:value="1543.253174">
                <text:p>1543.253174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1607.539795">
                <text:p>1607.539795</text:p>
              </table:table-cell>
              <table:table-cell office:value-type="float" office:value="1637.922607">
                <text:p>1637.922607</text:p>
              </table:table-cell>
              <table:table-cell office:value-type="float" office:value="1525.951782">
                <text:p>1525.951782</text:p>
              </table:table-cell>
              <table:table-cell office:value-type="float" office:value="1529.47876">
                <text:p>1529.4787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1629.672119">
                <text:p>1629.672119</text:p>
              </table:table-cell>
              <table:table-cell office:value-type="float" office:value="1628.162109">
                <text:p>1628.162109</text:p>
              </table:table-cell>
              <table:table-cell office:value-type="float" office:value="1543.118042">
                <text:p>1543.118042</text:p>
              </table:table-cell>
              <table:table-cell office:value-type="float" office:value="1535.33606">
                <text:p>1535.3360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1626.443359">
                <text:p>1626.443359</text:p>
              </table:table-cell>
              <table:table-cell office:value-type="float" office:value="1647.842896">
                <text:p>1647.842896</text:p>
              </table:table-cell>
              <table:table-cell office:value-type="float" office:value="1560.755737">
                <text:p>1560.755737</text:p>
              </table:table-cell>
              <table:table-cell office:value-type="float" office:value="1559.341797">
                <text:p>1559.341797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1618.532715">
                <text:p>1618.532715</text:p>
              </table:table-cell>
              <table:table-cell office:value-type="float" office:value="1676.158447">
                <text:p>1676.158447</text:p>
              </table:table-cell>
              <table:table-cell office:value-type="float" office:value="1571.355591">
                <text:p>1571.355591</text:p>
              </table:table-cell>
              <table:table-cell office:value-type="float" office:value="1583.231445">
                <text:p>1583.231445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1626.23645">
                <text:p>1626.23645</text:p>
              </table:table-cell>
              <table:table-cell office:value-type="float" office:value="1686.255493">
                <text:p>1686.255493</text:p>
              </table:table-cell>
              <table:table-cell office:value-type="float" office:value="1587.834473">
                <text:p>1587.834473</text:p>
              </table:table-cell>
              <table:table-cell office:value-type="float" office:value="1597.720825">
                <text:p>1597.72082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1640.211426">
                <text:p>1640.211426</text:p>
              </table:table-cell>
              <table:table-cell office:value-type="float" office:value="1686.475342">
                <text:p>1686.475342</text:p>
              </table:table-cell>
              <table:table-cell office:value-type="float" office:value="1593.317993">
                <text:p>1593.317993</text:p>
              </table:table-cell>
              <table:table-cell office:value-type="float" office:value="1612.233643">
                <text:p>1612.23364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46.521118">
                <text:p>1646.521118</text:p>
              </table:table-cell>
              <table:table-cell office:value-type="float" office:value="1678.597412">
                <text:p>1678.597412</text:p>
              </table:table-cell>
              <table:table-cell office:value-type="float" office:value="1609.545532">
                <text:p>1609.545532</text:p>
              </table:table-cell>
              <table:table-cell office:value-type="float" office:value="1617.984009">
                <text:p>1617.98400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1639.132812">
                <text:p>1639.132812</text:p>
              </table:table-cell>
              <table:table-cell office:value-type="float" office:value="1712.732056">
                <text:p>1712.732056</text:p>
              </table:table-cell>
              <table:table-cell office:value-type="float" office:value="1604.873901">
                <text:p>1604.873901</text:p>
              </table:table-cell>
              <table:table-cell office:value-type="float" office:value="1632.818481">
                <text:p>1632.818481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650.091553">
                <text:p>1650.091553</text:p>
              </table:table-cell>
              <table:table-cell office:value-type="float" office:value="1698.293091">
                <text:p>1698.293091</text:p>
              </table:table-cell>
              <table:table-cell office:value-type="float" office:value="1605.17041">
                <text:p>1605.17041</text:p>
              </table:table-cell>
              <table:table-cell office:value-type="float" office:value="1621.951416">
                <text:p>1621.951416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612.221558">
                <text:p>1612.221558</text:p>
              </table:table-cell>
              <table:table-cell office:value-type="float" office:value="1675.355103">
                <text:p>1675.355103</text:p>
              </table:table-cell>
              <table:table-cell office:value-type="float" office:value="1621.976196">
                <text:p>1621.976196</text:p>
              </table:table-cell>
              <table:table-cell office:value-type="float" office:value="1676.085083">
                <text:p>1676.085083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1610.199951">
                <text:p>1610.199951</text:p>
              </table:table-cell>
              <table:table-cell office:value-type="float" office:value="1670.71228">
                <text:p>1670.71228</text:p>
              </table:table-cell>
              <table:table-cell office:value-type="float" office:value="1620.13916">
                <text:p>1620.13916</text:p>
              </table:table-cell>
              <table:table-cell office:value-type="float" office:value="1673.526489">
                <text:p>1673.52648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1619.121582">
                <text:p>1619.121582</text:p>
              </table:table-cell>
              <table:table-cell office:value-type="float" office:value="1667.041016">
                <text:p>1667.041016</text:p>
              </table:table-cell>
              <table:table-cell office:value-type="float" office:value="1620.87561">
                <text:p>1620.87561</text:p>
              </table:table-cell>
              <table:table-cell office:value-type="float" office:value="1674.202637">
                <text:p>1674.202637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1625.882324">
                <text:p>1625.882324</text:p>
              </table:table-cell>
              <table:table-cell office:value-type="float" office:value="1643.802979">
                <text:p>1643.802979</text:p>
              </table:table-cell>
              <table:table-cell office:value-type="float" office:value="1627.351929">
                <text:p>1627.351929</text:p>
              </table:table-cell>
              <table:table-cell office:value-type="float" office:value="1646.23645">
                <text:p>1646.23645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05.318848">
                <text:p>1605.318848</text:p>
              </table:table-cell>
              <table:table-cell office:value-type="float" office:value="1656.826172">
                <text:p>1656.826172</text:p>
              </table:table-cell>
              <table:table-cell office:value-type="float" office:value="1603.006348">
                <text:p>1603.006348</text:p>
              </table:table-cell>
              <table:table-cell office:value-type="float" office:value="1655.068481">
                <text:p>1655.06848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1581.246216">
                <text:p>1581.246216</text:p>
              </table:table-cell>
              <table:table-cell office:value-type="float" office:value="1655.397217">
                <text:p>1655.397217</text:p>
              </table:table-cell>
              <table:table-cell office:value-type="float" office:value="1579.905884">
                <text:p>1579.905884</text:p>
              </table:table-cell>
              <table:table-cell office:value-type="float" office:value="1645.987671">
                <text:p>1645.987671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1588.684082">
                <text:p>1588.684082</text:p>
              </table:table-cell>
              <table:table-cell office:value-type="float" office:value="1630.139893">
                <text:p>1630.139893</text:p>
              </table:table-cell>
              <table:table-cell office:value-type="float" office:value="1578.109619">
                <text:p>1578.109619</text:p>
              </table:table-cell>
              <table:table-cell office:value-type="float" office:value="1623.40686">
                <text:p>1623.40686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1584.31604">
                <text:p>1584.31604</text:p>
              </table:table-cell>
              <table:table-cell office:value-type="float" office:value="1622.618164">
                <text:p>1622.618164</text:p>
              </table:table-cell>
              <table:table-cell office:value-type="float" office:value="1568.847656">
                <text:p>1568.847656</text:p>
              </table:table-cell>
              <table:table-cell office:value-type="float" office:value="1625.644165">
                <text:p>1625.64416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1585.105347">
                <text:p>1585.105347</text:p>
              </table:table-cell>
              <table:table-cell office:value-type="float" office:value="1608.964355">
                <text:p>1608.964355</text:p>
              </table:table-cell>
              <table:table-cell office:value-type="float" office:value="1573.343018">
                <text:p>1573.343018</text:p>
              </table:table-cell>
              <table:table-cell office:value-type="float" office:value="1619.452881">
                <text:p>1619.452881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1575.090942">
                <text:p>1575.090942</text:p>
              </table:table-cell>
              <table:table-cell office:value-type="float" office:value="1614.364136">
                <text:p>1614.364136</text:p>
              </table:table-cell>
              <table:table-cell office:value-type="float" office:value="1583.374268">
                <text:p>1583.374268</text:p>
              </table:table-cell>
              <table:table-cell office:value-type="float" office:value="1601.085938">
                <text:p>1601.08593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1583.927979">
                <text:p>1583.927979</text:p>
              </table:table-cell>
              <table:table-cell office:value-type="float" office:value="1605.799072">
                <text:p>1605.799072</text:p>
              </table:table-cell>
              <table:table-cell office:value-type="float" office:value="1576.059814">
                <text:p>1576.059814</text:p>
              </table:table-cell>
              <table:table-cell office:value-type="float" office:value="1603.50293">
                <text:p>1603.5029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1577.999634">
                <text:p>1577.999634</text:p>
              </table:table-cell>
              <table:table-cell office:value-type="float" office:value="1606.911255">
                <text:p>1606.911255</text:p>
              </table:table-cell>
              <table:table-cell office:value-type="float" office:value="1577.111816">
                <text:p>1577.111816</text:p>
              </table:table-cell>
              <table:table-cell office:value-type="float" office:value="1604.760376">
                <text:p>1604.760376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1580.217041">
                <text:p>1580.217041</text:p>
              </table:table-cell>
              <table:table-cell office:value-type="float" office:value="1600.77417">
                <text:p>1600.77417</text:p>
              </table:table-cell>
              <table:table-cell office:value-type="float" office:value="1573.56189">
                <text:p>1573.56189</text:p>
              </table:table-cell>
              <table:table-cell office:value-type="float" office:value="1599.812378">
                <text:p>1599.812378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1578.412109">
                <text:p>1578.412109</text:p>
              </table:table-cell>
              <table:table-cell office:value-type="float" office:value="1601.760498">
                <text:p>1601.760498</text:p>
              </table:table-cell>
              <table:table-cell office:value-type="float" office:value="1569.1073">
                <text:p>1569.1073</text:p>
              </table:table-cell>
              <table:table-cell office:value-type="float" office:value="1604.210938">
                <text:p>1604.21093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1576.744263">
                <text:p>1576.744263</text:p>
              </table:table-cell>
              <table:table-cell office:value-type="float" office:value="1597.977173">
                <text:p>1597.977173</text:p>
              </table:table-cell>
              <table:table-cell office:value-type="float" office:value="1576.241455">
                <text:p>1576.241455</text:p>
              </table:table-cell>
              <table:table-cell office:value-type="float" office:value="1592.316406">
                <text:p>1592.316406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1576.664795">
                <text:p>1576.664795</text:p>
              </table:table-cell>
              <table:table-cell office:value-type="float" office:value="1597.106567">
                <text:p>1597.106567</text:p>
              </table:table-cell>
              <table:table-cell office:value-type="float" office:value="1567.425293">
                <text:p>1567.425293</text:p>
              </table:table-cell>
              <table:table-cell office:value-type="float" office:value="1595.961304">
                <text:p>1595.96130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1575.118652">
                <text:p>1575.118652</text:p>
              </table:table-cell>
              <table:table-cell office:value-type="float" office:value="1595.684814">
                <text:p>1595.684814</text:p>
              </table:table-cell>
              <table:table-cell office:value-type="float" office:value="1571.864746">
                <text:p>1571.864746</text:p>
              </table:table-cell>
              <table:table-cell office:value-type="float" office:value="1590.896484">
                <text:p>1590.89648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1573.210327">
                <text:p>1573.210327</text:p>
              </table:table-cell>
              <table:table-cell office:value-type="float" office:value="1597.624878">
                <text:p>1597.624878</text:p>
              </table:table-cell>
              <table:table-cell office:value-type="float" office:value="1570.813843">
                <text:p>1570.813843</text:p>
              </table:table-cell>
              <table:table-cell office:value-type="float" office:value="1590.418213">
                <text:p>1590.418213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1577.068604">
                <text:p>1577.068604</text:p>
              </table:table-cell>
              <table:table-cell office:value-type="float" office:value="1592.479736">
                <text:p>1592.479736</text:p>
              </table:table-cell>
              <table:table-cell office:value-type="float" office:value="1569.380737">
                <text:p>1569.380737</text:p>
              </table:table-cell>
              <table:table-cell office:value-type="float" office:value="1590.871704">
                <text:p>1590.871704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1573.276245">
                <text:p>1573.276245</text:p>
              </table:table-cell>
              <table:table-cell office:value-type="float" office:value="1592.637085">
                <text:p>1592.637085</text:p>
              </table:table-cell>
              <table:table-cell office:value-type="float" office:value="1569.896851">
                <text:p>1569.896851</text:p>
              </table:table-cell>
              <table:table-cell office:value-type="float" office:value="1586.041748">
                <text:p>1586.041748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1574.189209">
                <text:p>1574.189209</text:p>
              </table:table-cell>
              <table:table-cell office:value-type="float" office:value="1587.812256">
                <text:p>1587.812256</text:p>
              </table:table-cell>
              <table:table-cell office:value-type="float" office:value="1566.571167">
                <text:p>1566.571167</text:p>
              </table:table-cell>
              <table:table-cell office:value-type="float" office:value="1583.093994">
                <text:p>1583.093994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1572.258423">
                <text:p>1572.258423</text:p>
              </table:table-cell>
              <table:table-cell office:value-type="float" office:value="1588.52002">
                <text:p>1588.52002</text:p>
              </table:table-cell>
              <table:table-cell office:value-type="float" office:value="1566.202637">
                <text:p>1566.202637</text:p>
              </table:table-cell>
              <table:table-cell office:value-type="float" office:value="1588.411499">
                <text:p>1588.411499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1570.524414">
                <text:p>1570.524414</text:p>
              </table:table-cell>
              <table:table-cell office:value-type="float" office:value="1588.126953">
                <text:p>1588.126953</text:p>
              </table:table-cell>
              <table:table-cell office:value-type="float" office:value="1570.02832">
                <text:p>1570.02832</text:p>
              </table:table-cell>
              <table:table-cell office:value-type="float" office:value="1581.621826">
                <text:p>1581.621826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1572.70459">
                <text:p>1572.70459</text:p>
              </table:table-cell>
              <table:table-cell office:value-type="float" office:value="1584.733276">
                <text:p>1584.733276</text:p>
              </table:table-cell>
              <table:table-cell office:value-type="float" office:value="1567.252808">
                <text:p>1567.252808</text:p>
              </table:table-cell>
              <table:table-cell office:value-type="float" office:value="1579.598633">
                <text:p>1579.59863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575.650635">
                <text:p>1575.650635</text:p>
              </table:table-cell>
              <table:table-cell office:value-type="float" office:value="1582.961792">
                <text:p>1582.961792</text:p>
              </table:table-cell>
              <table:table-cell office:value-type="float" office:value="1567.244507">
                <text:p>1567.244507</text:p>
              </table:table-cell>
              <table:table-cell office:value-type="float" office:value="1583.429443">
                <text:p>1583.429443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569.211426">
                <text:p>1569.211426</text:p>
              </table:table-cell>
              <table:table-cell office:value-type="float" office:value="1590.151001">
                <text:p>1590.151001</text:p>
              </table:table-cell>
              <table:table-cell office:value-type="float" office:value="1562.705566">
                <text:p>1562.705566</text:p>
              </table:table-cell>
              <table:table-cell office:value-type="float" office:value="1579.937256">
                <text:p>1579.93725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1571.505005">
                <text:p>1571.505005</text:p>
              </table:table-cell>
              <table:table-cell office:value-type="float" office:value="1586.515625">
                <text:p>1586.515625</text:p>
              </table:table-cell>
              <table:table-cell office:value-type="float" office:value="1562.241699">
                <text:p>1562.241699</text:p>
              </table:table-cell>
              <table:table-cell office:value-type="float" office:value="1578.014893">
                <text:p>1578.014893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1572.084839">
                <text:p>1572.084839</text:p>
              </table:table-cell>
              <table:table-cell office:value-type="float" office:value="1583.841431">
                <text:p>1583.841431</text:p>
              </table:table-cell>
              <table:table-cell office:value-type="float" office:value="1565.317627">
                <text:p>1565.317627</text:p>
              </table:table-cell>
              <table:table-cell office:value-type="float" office:value="1581.363281">
                <text:p>1581.363281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1568.867432">
                <text:p>1568.867432</text:p>
              </table:table-cell>
              <table:table-cell office:value-type="float" office:value="1583.94519">
                <text:p>1583.94519</text:p>
              </table:table-cell>
              <table:table-cell office:value-type="float" office:value="1562.009155">
                <text:p>1562.009155</text:p>
              </table:table-cell>
              <table:table-cell office:value-type="float" office:value="1580.307861">
                <text:p>1580.30786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1571.974365">
                <text:p>1571.974365</text:p>
              </table:table-cell>
              <table:table-cell office:value-type="float" office:value="1577.362671">
                <text:p>1577.362671</text:p>
              </table:table-cell>
              <table:table-cell office:value-type="float" office:value="1565.653198">
                <text:p>1565.653198</text:p>
              </table:table-cell>
              <table:table-cell office:value-type="float" office:value="1577.867065">
                <text:p>1577.867065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1565.755371">
                <text:p>1565.755371</text:p>
              </table:table-cell>
              <table:table-cell office:value-type="float" office:value="1590.116821">
                <text:p>1590.116821</text:p>
              </table:table-cell>
              <table:table-cell office:value-type="float" office:value="1563.98877">
                <text:p>1563.98877</text:p>
              </table:table-cell>
              <table:table-cell office:value-type="float" office:value="1577.232422">
                <text:p>1577.232422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1570.884766">
                <text:p>1570.884766</text:p>
              </table:table-cell>
              <table:table-cell office:value-type="float" office:value="1579.501831">
                <text:p>1579.501831</text:p>
              </table:table-cell>
              <table:table-cell office:value-type="float" office:value="1565.450195">
                <text:p>1565.450195</text:p>
              </table:table-cell>
              <table:table-cell office:value-type="float" office:value="1575.852905">
                <text:p>1575.85290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571.242554">
                <text:p>1571.242554</text:p>
              </table:table-cell>
              <table:table-cell office:value-type="float" office:value="1578.353638">
                <text:p>1578.353638</text:p>
              </table:table-cell>
              <table:table-cell office:value-type="float" office:value="1567.545898">
                <text:p>1567.545898</text:p>
              </table:table-cell>
              <table:table-cell office:value-type="float" office:value="1569.984009">
                <text:p>1569.984009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562.415161">
                <text:p>1562.415161</text:p>
              </table:table-cell>
              <table:table-cell office:value-type="float" office:value="1569.722412">
                <text:p>1569.722412</text:p>
              </table:table-cell>
              <table:table-cell office:value-type="float" office:value="1564.481812">
                <text:p>1564.481812</text:p>
              </table:table-cell>
              <table:table-cell office:value-type="float" office:value="1581.192139">
                <text:p>1581.192139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1598.386963">
                <text:p>1598.386963</text:p>
              </table:table-cell>
              <table:table-cell office:value-type="float" office:value="1632.636719">
                <text:p>1632.636719</text:p>
              </table:table-cell>
              <table:table-cell office:value-type="float" office:value="1514.952515">
                <text:p>1514.952515</text:p>
              </table:table-cell>
              <table:table-cell office:value-type="float" office:value="1530.469238">
                <text:p>1530.469238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600.522461">
                <text:p>1600.522461</text:p>
              </table:table-cell>
              <table:table-cell office:value-type="float" office:value="1629.421753">
                <text:p>1629.421753</text:p>
              </table:table-cell>
              <table:table-cell office:value-type="float" office:value="1519.247437">
                <text:p>1519.247437</text:p>
              </table:table-cell>
              <table:table-cell office:value-type="float" office:value="1538.155518">
                <text:p>1538.155518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1571.183838">
                <text:p>1571.183838</text:p>
              </table:table-cell>
              <table:table-cell office:value-type="float" office:value="1589.088623">
                <text:p>1589.088623</text:p>
              </table:table-cell>
              <table:table-cell office:value-type="float" office:value="1567.325562">
                <text:p>1567.325562</text:p>
              </table:table-cell>
              <table:table-cell office:value-type="float" office:value="1583.451904">
                <text:p>1583.451904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576.517944">
                <text:p>1576.517944</text:p>
              </table:table-cell>
              <table:table-cell office:value-type="float" office:value="1594.93103">
                <text:p>1594.93103</text:p>
              </table:table-cell>
              <table:table-cell office:value-type="float" office:value="1586.63147">
                <text:p>1586.63147</text:p>
              </table:table-cell>
              <table:table-cell office:value-type="float" office:value="1606.450806">
                <text:p>1606.450806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602.960083">
                <text:p>1602.960083</text:p>
              </table:table-cell>
              <table:table-cell office:value-type="float" office:value="1597.279053">
                <text:p>1597.279053</text:p>
              </table:table-cell>
              <table:table-cell office:value-type="float" office:value="1615.793091">
                <text:p>1615.793091</text:p>
              </table:table-cell>
              <table:table-cell office:value-type="float" office:value="1606.502686">
                <text:p>1606.502686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1607.731323">
                <text:p>1607.731323</text:p>
              </table:table-cell>
              <table:table-cell office:value-type="float" office:value="1647.175415">
                <text:p>1647.175415</text:p>
              </table:table-cell>
              <table:table-cell office:value-type="float" office:value="1614.919434">
                <text:p>1614.919434</text:p>
              </table:table-cell>
              <table:table-cell office:value-type="float" office:value="1652.875732">
                <text:p>1652.875732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1631.595581">
                <text:p>1631.595581</text:p>
              </table:table-cell>
              <table:table-cell office:value-type="float" office:value="1643.031616">
                <text:p>1643.031616</text:p>
              </table:table-cell>
              <table:table-cell office:value-type="float" office:value="1640.912964">
                <text:p>1640.912964</text:p>
              </table:table-cell>
              <table:table-cell office:value-type="float" office:value="1639.360107">
                <text:p>1639.360107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1633.033081">
                <text:p>1633.033081</text:p>
              </table:table-cell>
              <table:table-cell office:value-type="float" office:value="1672.252441">
                <text:p>1672.252441</text:p>
              </table:table-cell>
              <table:table-cell office:value-type="float" office:value="1630.621094">
                <text:p>1630.621094</text:p>
              </table:table-cell>
              <table:table-cell office:value-type="float" office:value="1674.662109">
                <text:p>1674.662109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1631.579468">
                <text:p>1631.579468</text:p>
              </table:table-cell>
              <table:table-cell office:value-type="float" office:value="1673.082275">
                <text:p>1673.082275</text:p>
              </table:table-cell>
              <table:table-cell office:value-type="float" office:value="1635.395142">
                <text:p>1635.395142</text:p>
              </table:table-cell>
              <table:table-cell office:value-type="float" office:value="1662.215454">
                <text:p>1662.215454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1621.174438">
                <text:p>1621.174438</text:p>
              </table:table-cell>
              <table:table-cell office:value-type="float" office:value="1684.099365">
                <text:p>1684.099365</text:p>
              </table:table-cell>
              <table:table-cell office:value-type="float" office:value="1608.784912">
                <text:p>1608.784912</text:p>
              </table:table-cell>
              <table:table-cell office:value-type="float" office:value="1689.415161">
                <text:p>1689.41516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1619.322632">
                <text:p>1619.322632</text:p>
              </table:table-cell>
              <table:table-cell office:value-type="float" office:value="1676.203369">
                <text:p>1676.203369</text:p>
              </table:table-cell>
              <table:table-cell office:value-type="float" office:value="1621.709961">
                <text:p>1621.709961</text:p>
              </table:table-cell>
              <table:table-cell office:value-type="float" office:value="1678.124756">
                <text:p>1678.124756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1623.605225">
                <text:p>1623.605225</text:p>
              </table:table-cell>
              <table:table-cell office:value-type="float" office:value="1669.722046">
                <text:p>1669.722046</text:p>
              </table:table-cell>
              <table:table-cell office:value-type="float" office:value="1628.691772">
                <text:p>1628.691772</text:p>
              </table:table-cell>
              <table:table-cell office:value-type="float" office:value="1676.640991">
                <text:p>1676.640991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1621.460815">
                <text:p>1621.460815</text:p>
              </table:table-cell>
              <table:table-cell office:value-type="float" office:value="1674.489258">
                <text:p>1674.489258</text:p>
              </table:table-cell>
              <table:table-cell office:value-type="float" office:value="1628.822998">
                <text:p>1628.822998</text:p>
              </table:table-cell>
              <table:table-cell office:value-type="float" office:value="1676.394531">
                <text:p>1676.39453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1619.984497">
                <text:p>1619.984497</text:p>
              </table:table-cell>
              <table:table-cell office:value-type="float" office:value="1683.681519">
                <text:p>1683.681519</text:p>
              </table:table-cell>
              <table:table-cell office:value-type="float" office:value="1625.679565">
                <text:p>1625.679565</text:p>
              </table:table-cell>
              <table:table-cell office:value-type="float" office:value="1674.244751">
                <text:p>1674.244751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1622.147339">
                <text:p>1622.147339</text:p>
              </table:table-cell>
              <table:table-cell office:value-type="float" office:value="1680.18335">
                <text:p>1680.18335</text:p>
              </table:table-cell>
              <table:table-cell office:value-type="float" office:value="1625.908813">
                <text:p>1625.908813</text:p>
              </table:table-cell>
              <table:table-cell office:value-type="float" office:value="1681.712646">
                <text:p>1681.712646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1621.833984">
                <text:p>1621.833984</text:p>
              </table:table-cell>
              <table:table-cell office:value-type="float" office:value="1678.32959">
                <text:p>1678.32959</text:p>
              </table:table-cell>
              <table:table-cell office:value-type="float" office:value="1627.477173">
                <text:p>1627.477173</text:p>
              </table:table-cell>
              <table:table-cell office:value-type="float" office:value="1680.285889">
                <text:p>1680.28588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1621.730713">
                <text:p>1621.730713</text:p>
              </table:table-cell>
              <table:table-cell office:value-type="float" office:value="1681.235352">
                <text:p>1681.235352</text:p>
              </table:table-cell>
              <table:table-cell office:value-type="float" office:value="1626.153809">
                <text:p>1626.153809</text:p>
              </table:table-cell>
              <table:table-cell office:value-type="float" office:value="1679.994507">
                <text:p>1679.99450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1621.727905">
                <text:p>1621.727905</text:p>
              </table:table-cell>
              <table:table-cell office:value-type="float" office:value="1683.405151">
                <text:p>1683.405151</text:p>
              </table:table-cell>
              <table:table-cell office:value-type="float" office:value="1626.459229">
                <text:p>1626.459229</text:p>
              </table:table-cell>
              <table:table-cell office:value-type="float" office:value="1681.437256">
                <text:p>1681.437256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1626.396484">
                <text:p>1626.396484</text:p>
              </table:table-cell>
              <table:table-cell office:value-type="float" office:value="1680.543457">
                <text:p>1680.543457</text:p>
              </table:table-cell>
              <table:table-cell office:value-type="float" office:value="1629.262573">
                <text:p>1629.262573</text:p>
              </table:table-cell>
              <table:table-cell office:value-type="float" office:value="1680.511841">
                <text:p>1680.511841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1620.510498">
                <text:p>1620.510498</text:p>
              </table:table-cell>
              <table:table-cell office:value-type="float" office:value="1685.963989">
                <text:p>1685.963989</text:p>
              </table:table-cell>
              <table:table-cell office:value-type="float" office:value="1626.579834">
                <text:p>1626.579834</text:p>
              </table:table-cell>
              <table:table-cell office:value-type="float" office:value="1685.810181">
                <text:p>1685.810181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1625.265747">
                <text:p>1625.265747</text:p>
              </table:table-cell>
              <table:table-cell office:value-type="float" office:value="1679.987671">
                <text:p>1679.987671</text:p>
              </table:table-cell>
              <table:table-cell office:value-type="float" office:value="1630.483276">
                <text:p>1630.483276</text:p>
              </table:table-cell>
              <table:table-cell office:value-type="float" office:value="1681.745483">
                <text:p>1681.74548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1625.442749">
                <text:p>1625.442749</text:p>
              </table:table-cell>
              <table:table-cell office:value-type="float" office:value="1682.132324">
                <text:p>1682.132324</text:p>
              </table:table-cell>
              <table:table-cell office:value-type="float" office:value="1629.405151">
                <text:p>1629.405151</text:p>
              </table:table-cell>
              <table:table-cell office:value-type="float" office:value="1681.358765">
                <text:p>1681.35876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623.536621">
                <text:p>1623.536621</text:p>
              </table:table-cell>
              <table:table-cell office:value-type="float" office:value="1682.601074">
                <text:p>1682.601074</text:p>
              </table:table-cell>
              <table:table-cell office:value-type="float" office:value="1630.21875">
                <text:p>1630.21875</text:p>
              </table:table-cell>
              <table:table-cell office:value-type="float" office:value="1685.630005">
                <text:p>1685.630005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1625.683594">
                <text:p>1625.683594</text:p>
              </table:table-cell>
              <table:table-cell office:value-type="float" office:value="1685.785767">
                <text:p>1685.785767</text:p>
              </table:table-cell>
              <table:table-cell office:value-type="float" office:value="1630.261108">
                <text:p>1630.261108</text:p>
              </table:table-cell>
              <table:table-cell office:value-type="float" office:value="1686.096436">
                <text:p>1686.096436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1628.481445">
                <text:p>1628.481445</text:p>
              </table:table-cell>
              <table:table-cell office:value-type="float" office:value="1685.235352">
                <text:p>1685.235352</text:p>
              </table:table-cell>
              <table:table-cell office:value-type="float" office:value="1629.947632">
                <text:p>1629.947632</text:p>
              </table:table-cell>
              <table:table-cell office:value-type="float" office:value="1686.337891">
                <text:p>1686.337891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1623.021362">
                <text:p>1623.021362</text:p>
              </table:table-cell>
              <table:table-cell office:value-type="float" office:value="1689.766846">
                <text:p>1689.766846</text:p>
              </table:table-cell>
              <table:table-cell office:value-type="float" office:value="1629.909546">
                <text:p>1629.909546</text:p>
              </table:table-cell>
              <table:table-cell office:value-type="float" office:value="1687.453003">
                <text:p>1687.453003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1626.38562">
                <text:p>1626.38562</text:p>
              </table:table-cell>
              <table:table-cell office:value-type="float" office:value="1687.919189">
                <text:p>1687.919189</text:p>
              </table:table-cell>
              <table:table-cell office:value-type="float" office:value="1628.756592">
                <text:p>1628.756592</text:p>
              </table:table-cell>
              <table:table-cell office:value-type="float" office:value="1684.815796">
                <text:p>1684.815796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1628.949097">
                <text:p>1628.949097</text:p>
              </table:table-cell>
              <table:table-cell office:value-type="float" office:value="1686.457397">
                <text:p>1686.457397</text:p>
              </table:table-cell>
              <table:table-cell office:value-type="float" office:value="1631.421997">
                <text:p>1631.421997</text:p>
              </table:table-cell>
              <table:table-cell office:value-type="float" office:value="1686.939819">
                <text:p>1686.939819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1625.939087">
                <text:p>1625.939087</text:p>
              </table:table-cell>
              <table:table-cell office:value-type="float" office:value="1689.482788">
                <text:p>1689.482788</text:p>
              </table:table-cell>
              <table:table-cell office:value-type="float" office:value="1630.5896">
                <text:p>1630.5896</text:p>
              </table:table-cell>
              <table:table-cell office:value-type="float" office:value="1686.772339">
                <text:p>1686.772339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1629.532471">
                <text:p>1629.532471</text:p>
              </table:table-cell>
              <table:table-cell office:value-type="float" office:value="1686.699585">
                <text:p>1686.699585</text:p>
              </table:table-cell>
              <table:table-cell office:value-type="float" office:value="1633.505615">
                <text:p>1633.505615</text:p>
              </table:table-cell>
              <table:table-cell office:value-type="float" office:value="1688.386719">
                <text:p>1688.386719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1626.270508">
                <text:p>1626.270508</text:p>
              </table:table-cell>
              <table:table-cell office:value-type="float" office:value="1690.758911">
                <text:p>1690.758911</text:p>
              </table:table-cell>
              <table:table-cell office:value-type="float" office:value="1629.803955">
                <text:p>1629.803955</text:p>
              </table:table-cell>
              <table:table-cell office:value-type="float" office:value="1689.568848">
                <text:p>1689.568848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1628.413452">
                <text:p>1628.413452</text:p>
              </table:table-cell>
              <table:table-cell office:value-type="float" office:value="1689.892456">
                <text:p>1689.892456</text:p>
              </table:table-cell>
              <table:table-cell office:value-type="float" office:value="1629.522583">
                <text:p>1629.522583</text:p>
              </table:table-cell>
              <table:table-cell office:value-type="float" office:value="1691.094849">
                <text:p>1691.09484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626.686157">
                <text:p>1626.686157</text:p>
              </table:table-cell>
              <table:table-cell office:value-type="float" office:value="1691.454346">
                <text:p>1691.454346</text:p>
              </table:table-cell>
              <table:table-cell office:value-type="float" office:value="1633.189087">
                <text:p>1633.189087</text:p>
              </table:table-cell>
              <table:table-cell office:value-type="float" office:value="1686.973022">
                <text:p>1686.973022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1626.887939">
                <text:p>1626.887939</text:p>
              </table:table-cell>
              <table:table-cell office:value-type="float" office:value="1689.601929">
                <text:p>1689.601929</text:p>
              </table:table-cell>
              <table:table-cell office:value-type="float" office:value="1631.915771">
                <text:p>1631.915771</text:p>
              </table:table-cell>
              <table:table-cell office:value-type="float" office:value="1686.522339">
                <text:p>1686.522339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1631.647705">
                <text:p>1631.647705</text:p>
              </table:table-cell>
              <table:table-cell office:value-type="float" office:value="1689.198853">
                <text:p>1689.198853</text:p>
              </table:table-cell>
              <table:table-cell office:value-type="float" office:value="1637.647583">
                <text:p>1637.647583</text:p>
              </table:table-cell>
              <table:table-cell office:value-type="float" office:value="1687.108032">
                <text:p>1687.108032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1624.401611">
                <text:p>1624.401611</text:p>
              </table:table-cell>
              <table:table-cell office:value-type="float" office:value="1691.310791">
                <text:p>1691.310791</text:p>
              </table:table-cell>
              <table:table-cell office:value-type="float" office:value="1631.970459">
                <text:p>1631.970459</text:p>
              </table:table-cell>
              <table:table-cell office:value-type="float" office:value="1689.033203">
                <text:p>1689.033203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1630.023804">
                <text:p>1630.023804</text:p>
              </table:table-cell>
              <table:table-cell office:value-type="float" office:value="1691.619751">
                <text:p>1691.619751</text:p>
              </table:table-cell>
              <table:table-cell office:value-type="float" office:value="1634.758911">
                <text:p>1634.758911</text:p>
              </table:table-cell>
              <table:table-cell office:value-type="float" office:value="1691.732422">
                <text:p>1691.732422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1627.529175">
                <text:p>1627.529175</text:p>
              </table:table-cell>
              <table:table-cell office:value-type="float" office:value="1692.199463">
                <text:p>1692.199463</text:p>
              </table:table-cell>
              <table:table-cell office:value-type="float" office:value="1633.218506">
                <text:p>1633.218506</text:p>
              </table:table-cell>
              <table:table-cell office:value-type="float" office:value="1691.726807">
                <text:p>1691.72680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1634.079834">
                <text:p>1634.079834</text:p>
              </table:table-cell>
              <table:table-cell office:value-type="float" office:value="1686.111084">
                <text:p>1686.111084</text:p>
              </table:table-cell>
              <table:table-cell office:value-type="float" office:value="1634.597046">
                <text:p>1634.597046</text:p>
              </table:table-cell>
              <table:table-cell office:value-type="float" office:value="1689.820923">
                <text:p>1689.820923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1630.208374">
                <text:p>1630.208374</text:p>
              </table:table-cell>
              <table:table-cell office:value-type="float" office:value="1692.937866">
                <text:p>1692.937866</text:p>
              </table:table-cell>
              <table:table-cell office:value-type="float" office:value="1633.663208">
                <text:p>1633.663208</text:p>
              </table:table-cell>
              <table:table-cell office:value-type="float" office:value="1692.812988">
                <text:p>1692.812988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1627.085938">
                <text:p>1627.085938</text:p>
              </table:table-cell>
              <table:table-cell office:value-type="float" office:value="1691.302734">
                <text:p>1691.302734</text:p>
              </table:table-cell>
              <table:table-cell office:value-type="float" office:value="1635.776611">
                <text:p>1635.776611</text:p>
              </table:table-cell>
              <table:table-cell office:value-type="float" office:value="1689.297852">
                <text:p>1689.297852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1630.124878">
                <text:p>1630.124878</text:p>
              </table:table-cell>
              <table:table-cell office:value-type="float" office:value="1692.014404">
                <text:p>1692.014404</text:p>
              </table:table-cell>
              <table:table-cell office:value-type="float" office:value="1636.533203">
                <text:p>1636.533203</text:p>
              </table:table-cell>
              <table:table-cell office:value-type="float" office:value="1689.55249">
                <text:p>1689.55249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1627.617188">
                <text:p>1627.617188</text:p>
              </table:table-cell>
              <table:table-cell office:value-type="float" office:value="1696.518311">
                <text:p>1696.518311</text:p>
              </table:table-cell>
              <table:table-cell office:value-type="float" office:value="1632.033936">
                <text:p>1632.033936</text:p>
              </table:table-cell>
              <table:table-cell office:value-type="float" office:value="1692.557983">
                <text:p>1692.557983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1630.513062">
                <text:p>1630.513062</text:p>
              </table:table-cell>
              <table:table-cell office:value-type="float" office:value="1695.590698">
                <text:p>1695.590698</text:p>
              </table:table-cell>
              <table:table-cell office:value-type="float" office:value="1634.738403">
                <text:p>1634.738403</text:p>
              </table:table-cell>
              <table:table-cell office:value-type="float" office:value="1695.273438">
                <text:p>1695.273438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1628.070923">
                <text:p>1628.070923</text:p>
              </table:table-cell>
              <table:table-cell office:value-type="float" office:value="1699.121094">
                <text:p>1699.121094</text:p>
              </table:table-cell>
              <table:table-cell office:value-type="float" office:value="1634.669189">
                <text:p>1634.669189</text:p>
              </table:table-cell>
              <table:table-cell office:value-type="float" office:value="1696.092285">
                <text:p>1696.09228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1630.090942">
                <text:p>1630.090942</text:p>
              </table:table-cell>
              <table:table-cell office:value-type="float" office:value="1694.172852">
                <text:p>1694.172852</text:p>
              </table:table-cell>
              <table:table-cell office:value-type="float" office:value="1634.487671">
                <text:p>1634.487671</text:p>
              </table:table-cell>
              <table:table-cell office:value-type="float" office:value="1692.372681">
                <text:p>1692.372681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1627.579956">
                <text:p>1627.579956</text:p>
              </table:table-cell>
              <table:table-cell office:value-type="float" office:value="1695.991943">
                <text:p>1695.991943</text:p>
              </table:table-cell>
              <table:table-cell office:value-type="float" office:value="1632.931763">
                <text:p>1632.931763</text:p>
              </table:table-cell>
              <table:table-cell office:value-type="float" office:value="1694.272705">
                <text:p>1694.272705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1628.664062">
                <text:p>1628.664062</text:p>
              </table:table-cell>
              <table:table-cell office:value-type="float" office:value="1696.319336">
                <text:p>1696.319336</text:p>
              </table:table-cell>
              <table:table-cell office:value-type="float" office:value="1638.469116">
                <text:p>1638.469116</text:p>
              </table:table-cell>
              <table:table-cell office:value-type="float" office:value="1690.873291">
                <text:p>1690.873291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632.485962">
                <text:p>1632.485962</text:p>
              </table:table-cell>
              <table:table-cell office:value-type="float" office:value="1697.752075">
                <text:p>1697.752075</text:p>
              </table:table-cell>
              <table:table-cell office:value-type="float" office:value="1638.329712">
                <text:p>1638.329712</text:p>
              </table:table-cell>
              <table:table-cell office:value-type="float" office:value="1694.951904">
                <text:p>1694.951904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1636.390991">
                <text:p>1636.390991</text:p>
              </table:table-cell>
              <table:table-cell office:value-type="float" office:value="1697.371704">
                <text:p>1697.371704</text:p>
              </table:table-cell>
              <table:table-cell office:value-type="float" office:value="1638.750977">
                <text:p>1638.750977</text:p>
              </table:table-cell>
              <table:table-cell office:value-type="float" office:value="1697.216187">
                <text:p>1697.216187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1632.641846">
                <text:p>1632.641846</text:p>
              </table:table-cell>
              <table:table-cell office:value-type="float" office:value="1699.020752">
                <text:p>1699.020752</text:p>
              </table:table-cell>
              <table:table-cell office:value-type="float" office:value="1640.635498">
                <text:p>1640.635498</text:p>
              </table:table-cell>
              <table:table-cell office:value-type="float" office:value="1696.299683">
                <text:p>1696.299683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1635.059692">
                <text:p>1635.059692</text:p>
              </table:table-cell>
              <table:table-cell office:value-type="float" office:value="1698.11438">
                <text:p>1698.11438</text:p>
              </table:table-cell>
              <table:table-cell office:value-type="float" office:value="1636.824341">
                <text:p>1636.824341</text:p>
              </table:table-cell>
              <table:table-cell office:value-type="float" office:value="1698.235474">
                <text:p>1698.235474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1632.821411">
                <text:p>1632.821411</text:p>
              </table:table-cell>
              <table:table-cell office:value-type="float" office:value="1701.692505">
                <text:p>1701.692505</text:p>
              </table:table-cell>
              <table:table-cell office:value-type="float" office:value="1638.327515">
                <text:p>1638.327515</text:p>
              </table:table-cell>
              <table:table-cell office:value-type="float" office:value="1699.695679">
                <text:p>1699.695679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632.710083">
                <text:p>1632.710083</text:p>
              </table:table-cell>
              <table:table-cell office:value-type="float" office:value="1698.139648">
                <text:p>1698.139648</text:p>
              </table:table-cell>
              <table:table-cell office:value-type="float" office:value="1635.918213">
                <text:p>1635.918213</text:p>
              </table:table-cell>
              <table:table-cell office:value-type="float" office:value="1698.627808">
                <text:p>1698.627808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1638.244995">
                <text:p>1638.244995</text:p>
              </table:table-cell>
              <table:table-cell office:value-type="float" office:value="1674.415527">
                <text:p>1674.415527</text:p>
              </table:table-cell>
              <table:table-cell office:value-type="float" office:value="1643.293579">
                <text:p>1643.293579</text:p>
              </table:table-cell>
              <table:table-cell office:value-type="float" office:value="1673.819824">
                <text:p>1673.81982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1613.853882">
                <text:p>1613.853882</text:p>
              </table:table-cell>
              <table:table-cell office:value-type="float" office:value="1693.628418">
                <text:p>1693.628418</text:p>
              </table:table-cell>
              <table:table-cell office:value-type="float" office:value="1619.825928">
                <text:p>1619.825928</text:p>
              </table:table-cell>
              <table:table-cell office:value-type="float" office:value="1690.841187">
                <text:p>1690.84118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609.325073">
                <text:p>1609.325073</text:p>
              </table:table-cell>
              <table:table-cell office:value-type="float" office:value="1678.913452">
                <text:p>1678.913452</text:p>
              </table:table-cell>
              <table:table-cell office:value-type="float" office:value="1612.814087">
                <text:p>1612.814087</text:p>
              </table:table-cell>
              <table:table-cell office:value-type="float" office:value="1679.623901">
                <text:p>1679.623901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612.221924">
                <text:p>1612.221924</text:p>
              </table:table-cell>
              <table:table-cell office:value-type="float" office:value="1663.8573">
                <text:p>1663.8573</text:p>
              </table:table-cell>
              <table:table-cell office:value-type="float" office:value="1615.905762">
                <text:p>1615.905762</text:p>
              </table:table-cell>
              <table:table-cell office:value-type="float" office:value="1666.952271">
                <text:p>1666.95227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1602.703857">
                <text:p>1602.703857</text:p>
              </table:table-cell>
              <table:table-cell office:value-type="float" office:value="1666.984497">
                <text:p>1666.984497</text:p>
              </table:table-cell>
              <table:table-cell office:value-type="float" office:value="1606.333496">
                <text:p>1606.333496</text:p>
              </table:table-cell>
              <table:table-cell office:value-type="float" office:value="1660.538452">
                <text:p>1660.538452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1601.22229">
                <text:p>1601.22229</text:p>
              </table:table-cell>
              <table:table-cell office:value-type="float" office:value="1656.211914">
                <text:p>1656.211914</text:p>
              </table:table-cell>
              <table:table-cell office:value-type="float" office:value="1605.478394">
                <text:p>1605.478394</text:p>
              </table:table-cell>
              <table:table-cell office:value-type="float" office:value="1656.153564">
                <text:p>1656.153564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1595.889771">
                <text:p>1595.889771</text:p>
              </table:table-cell>
              <table:table-cell office:value-type="float" office:value="1650.655762">
                <text:p>1650.655762</text:p>
              </table:table-cell>
              <table:table-cell office:value-type="float" office:value="1603.245239">
                <text:p>1603.245239</text:p>
              </table:table-cell>
              <table:table-cell office:value-type="float" office:value="1648.864502">
                <text:p>1648.86450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1594.195312">
                <text:p>1594.195312</text:p>
              </table:table-cell>
              <table:table-cell office:value-type="float" office:value="1645.570801">
                <text:p>1645.570801</text:p>
              </table:table-cell>
              <table:table-cell office:value-type="float" office:value="1596.123657">
                <text:p>1596.123657</text:p>
              </table:table-cell>
              <table:table-cell office:value-type="float" office:value="1645.497559">
                <text:p>1645.49755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1592.21521">
                <text:p>1592.21521</text:p>
              </table:table-cell>
              <table:table-cell office:value-type="float" office:value="1640.731812">
                <text:p>1640.731812</text:p>
              </table:table-cell>
              <table:table-cell office:value-type="float" office:value="1594.534302">
                <text:p>1594.534302</text:p>
              </table:table-cell>
              <table:table-cell office:value-type="float" office:value="1639.241577">
                <text:p>1639.24157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1588.560059">
                <text:p>1588.560059</text:p>
              </table:table-cell>
              <table:table-cell office:value-type="float" office:value="1632.746826">
                <text:p>1632.746826</text:p>
              </table:table-cell>
              <table:table-cell office:value-type="float" office:value="1593.505249">
                <text:p>1593.505249</text:p>
              </table:table-cell>
              <table:table-cell office:value-type="float" office:value="1631.38269">
                <text:p>1631.38269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1585.965576">
                <text:p>1585.965576</text:p>
              </table:table-cell>
              <table:table-cell office:value-type="float" office:value="1630.224731">
                <text:p>1630.224731</text:p>
              </table:table-cell>
              <table:table-cell office:value-type="float" office:value="1587.90271">
                <text:p>1587.90271</text:p>
              </table:table-cell>
              <table:table-cell office:value-type="float" office:value="1628.002563">
                <text:p>1628.002563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1586.318115">
                <text:p>1586.318115</text:p>
              </table:table-cell>
              <table:table-cell office:value-type="float" office:value="1625.531494">
                <text:p>1625.531494</text:p>
              </table:table-cell>
              <table:table-cell office:value-type="float" office:value="1586.181763">
                <text:p>1586.181763</text:p>
              </table:table-cell>
              <table:table-cell office:value-type="float" office:value="1627.682129">
                <text:p>1627.682129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1585.717773">
                <text:p>1585.717773</text:p>
              </table:table-cell>
              <table:table-cell office:value-type="float" office:value="1613.028076">
                <text:p>1613.028076</text:p>
              </table:table-cell>
              <table:table-cell office:value-type="float" office:value="1585.75">
                <text:p>1585.75</text:p>
              </table:table-cell>
              <table:table-cell office:value-type="float" office:value="1616.980103">
                <text:p>1616.98010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1578.617188">
                <text:p>1578.617188</text:p>
              </table:table-cell>
              <table:table-cell office:value-type="float" office:value="1617.458252">
                <text:p>1617.458252</text:p>
              </table:table-cell>
              <table:table-cell office:value-type="float" office:value="1581.774902">
                <text:p>1581.774902</text:p>
              </table:table-cell>
              <table:table-cell office:value-type="float" office:value="1614.440918">
                <text:p>1614.440918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1580.808838">
                <text:p>1580.808838</text:p>
              </table:table-cell>
              <table:table-cell office:value-type="float" office:value="1611.746338">
                <text:p>1611.746338</text:p>
              </table:table-cell>
              <table:table-cell office:value-type="float" office:value="1581.013916">
                <text:p>1581.013916</text:p>
              </table:table-cell>
              <table:table-cell office:value-type="float" office:value="1616.131226">
                <text:p>1616.131226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1576.619263">
                <text:p>1576.619263</text:p>
              </table:table-cell>
              <table:table-cell office:value-type="float" office:value="1611.563232">
                <text:p>1611.563232</text:p>
              </table:table-cell>
              <table:table-cell office:value-type="float" office:value="1579.391113">
                <text:p>1579.391113</text:p>
              </table:table-cell>
              <table:table-cell office:value-type="float" office:value="1608.211792">
                <text:p>1608.211792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1577.415161">
                <text:p>1577.415161</text:p>
              </table:table-cell>
              <table:table-cell office:value-type="float" office:value="1607.434326">
                <text:p>1607.434326</text:p>
              </table:table-cell>
              <table:table-cell office:value-type="float" office:value="1581.654541">
                <text:p>1581.654541</text:p>
              </table:table-cell>
              <table:table-cell office:value-type="float" office:value="1604.599854">
                <text:p>1604.599854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1577.386353">
                <text:p>1577.386353</text:p>
              </table:table-cell>
              <table:table-cell office:value-type="float" office:value="1602.438354">
                <text:p>1602.438354</text:p>
              </table:table-cell>
              <table:table-cell office:value-type="float" office:value="1575.692261">
                <text:p>1575.692261</text:p>
              </table:table-cell>
              <table:table-cell office:value-type="float" office:value="1601.352417">
                <text:p>1601.352417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580.711548">
                <text:p>1580.711548</text:p>
              </table:table-cell>
              <table:table-cell office:value-type="float" office:value="1598.292236">
                <text:p>1598.292236</text:p>
              </table:table-cell>
              <table:table-cell office:value-type="float" office:value="1580.040283">
                <text:p>1580.040283</text:p>
              </table:table-cell>
              <table:table-cell office:value-type="float" office:value="1596.452759">
                <text:p>1596.452759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1579.5979">
                <text:p>1579.5979</text:p>
              </table:table-cell>
              <table:table-cell office:value-type="float" office:value="1595.606445">
                <text:p>1595.606445</text:p>
              </table:table-cell>
              <table:table-cell office:value-type="float" office:value="1576.454102">
                <text:p>1576.454102</text:p>
              </table:table-cell>
              <table:table-cell office:value-type="float" office:value="1595.047974">
                <text:p>1595.047974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1571.076538">
                <text:p>1571.076538</text:p>
              </table:table-cell>
              <table:table-cell office:value-type="float" office:value="1599.439209">
                <text:p>1599.439209</text:p>
              </table:table-cell>
              <table:table-cell office:value-type="float" office:value="1573.944946">
                <text:p>1573.944946</text:p>
              </table:table-cell>
              <table:table-cell office:value-type="float" office:value="1599.263062">
                <text:p>1599.263062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1574.211304">
                <text:p>1574.211304</text:p>
              </table:table-cell>
              <table:table-cell office:value-type="float" office:value="1594.501343">
                <text:p>1594.501343</text:p>
              </table:table-cell>
              <table:table-cell office:value-type="float" office:value="1577.536987">
                <text:p>1577.536987</text:p>
              </table:table-cell>
              <table:table-cell office:value-type="float" office:value="1595.826172">
                <text:p>1595.826172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1567.455444">
                <text:p>1567.455444</text:p>
              </table:table-cell>
              <table:table-cell office:value-type="float" office:value="1594.048096">
                <text:p>1594.048096</text:p>
              </table:table-cell>
              <table:table-cell office:value-type="float" office:value="1571.929077">
                <text:p>1571.929077</text:p>
              </table:table-cell>
              <table:table-cell office:value-type="float" office:value="1592.025146">
                <text:p>1592.025146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1570.081299">
                <text:p>1570.081299</text:p>
              </table:table-cell>
              <table:table-cell office:value-type="float" office:value="1591.135498">
                <text:p>1591.135498</text:p>
              </table:table-cell>
              <table:table-cell office:value-type="float" office:value="1573.887939">
                <text:p>1573.887939</text:p>
              </table:table-cell>
              <table:table-cell office:value-type="float" office:value="1590.046753">
                <text:p>1590.0467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1566.224609">
                <text:p>1566.224609</text:p>
              </table:table-cell>
              <table:table-cell office:value-type="float" office:value="1589.445435">
                <text:p>1589.445435</text:p>
              </table:table-cell>
              <table:table-cell office:value-type="float" office:value="1570.789062">
                <text:p>1570.789062</text:p>
              </table:table-cell>
              <table:table-cell office:value-type="float" office:value="1591.252197">
                <text:p>1591.252197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1569.209229">
                <text:p>1569.209229</text:p>
              </table:table-cell>
              <table:table-cell office:value-type="float" office:value="1584.248413">
                <text:p>1584.248413</text:p>
              </table:table-cell>
              <table:table-cell office:value-type="float" office:value="1569.822021">
                <text:p>1569.822021</text:p>
              </table:table-cell>
              <table:table-cell office:value-type="float" office:value="1587.419067">
                <text:p>1587.419067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568.880859">
                <text:p>1568.880859</text:p>
              </table:table-cell>
              <table:table-cell office:value-type="float" office:value="1582.158813">
                <text:p>1582.158813</text:p>
              </table:table-cell>
              <table:table-cell office:value-type="float" office:value="1569.911621">
                <text:p>1569.911621</text:p>
              </table:table-cell>
              <table:table-cell office:value-type="float" office:value="1582.511353">
                <text:p>1582.511353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1569.232544">
                <text:p>1569.232544</text:p>
              </table:table-cell>
              <table:table-cell office:value-type="float" office:value="1581.998047">
                <text:p>1581.998047</text:p>
              </table:table-cell>
              <table:table-cell office:value-type="float" office:value="1569.915649">
                <text:p>1569.915649</text:p>
              </table:table-cell>
              <table:table-cell office:value-type="float" office:value="1582.43103">
                <text:p>1582.43103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1584.419678">
                <text:p>1584.419678</text:p>
              </table:table-cell>
              <table:table-cell office:value-type="float" office:value="1618.700562">
                <text:p>1618.700562</text:p>
              </table:table-cell>
              <table:table-cell office:value-type="float" office:value="1542.359497">
                <text:p>1542.359497</text:p>
              </table:table-cell>
              <table:table-cell office:value-type="float" office:value="1557.036621">
                <text:p>1557.036621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1602.210449">
                <text:p>1602.210449</text:p>
              </table:table-cell>
              <table:table-cell office:value-type="float" office:value="1644.539062">
                <text:p>1644.539062</text:p>
              </table:table-cell>
              <table:table-cell office:value-type="float" office:value="1525.598511">
                <text:p>1525.598511</text:p>
              </table:table-cell>
              <table:table-cell office:value-type="float" office:value="1534.105957">
                <text:p>1534.105957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1607.585449">
                <text:p>1607.585449</text:p>
              </table:table-cell>
              <table:table-cell office:value-type="float" office:value="1681.548462">
                <text:p>1681.548462</text:p>
              </table:table-cell>
              <table:table-cell office:value-type="float" office:value="1535.608643">
                <text:p>1535.608643</text:p>
              </table:table-cell>
              <table:table-cell office:value-type="float" office:value="1548.310547">
                <text:p>1548.31054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1649.723267">
                <text:p>1649.723267</text:p>
              </table:table-cell>
              <table:table-cell office:value-type="float" office:value="1663.270386">
                <text:p>1663.270386</text:p>
              </table:table-cell>
              <table:table-cell office:value-type="float" office:value="1568.712891">
                <text:p>1568.712891</text:p>
              </table:table-cell>
              <table:table-cell office:value-type="float" office:value="1576.299561">
                <text:p>1576.29956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1675.950928">
                <text:p>1675.950928</text:p>
              </table:table-cell>
              <table:table-cell office:value-type="float" office:value="1654.761353">
                <text:p>1654.761353</text:p>
              </table:table-cell>
              <table:table-cell office:value-type="float" office:value="1610.80957">
                <text:p>1610.80957</text:p>
              </table:table-cell>
              <table:table-cell office:value-type="float" office:value="1595.127319">
                <text:p>1595.12731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1664.744385">
                <text:p>1664.744385</text:p>
              </table:table-cell>
              <table:table-cell office:value-type="float" office:value="1712.732422">
                <text:p>1712.732422</text:p>
              </table:table-cell>
              <table:table-cell office:value-type="float" office:value="1634.354736">
                <text:p>1634.354736</text:p>
              </table:table-cell>
              <table:table-cell office:value-type="float" office:value="1657.143921">
                <text:p>1657.14392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1640.517456">
                <text:p>1640.517456</text:p>
              </table:table-cell>
              <table:table-cell office:value-type="float" office:value="1718.260254">
                <text:p>1718.260254</text:p>
              </table:table-cell>
              <table:table-cell office:value-type="float" office:value="1637.230103">
                <text:p>1637.230103</text:p>
              </table:table-cell>
              <table:table-cell office:value-type="float" office:value="1693.546631">
                <text:p>1693.546631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632.366211">
                <text:p>1632.366211</text:p>
              </table:table-cell>
              <table:table-cell office:value-type="float" office:value="1676.236572">
                <text:p>1676.236572</text:p>
              </table:table-cell>
              <table:table-cell office:value-type="float" office:value="1655.100098">
                <text:p>1655.100098</text:p>
              </table:table-cell>
              <table:table-cell office:value-type="float" office:value="1682.84729">
                <text:p>1682.84729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1622.811279">
                <text:p>1622.811279</text:p>
              </table:table-cell>
              <table:table-cell office:value-type="float" office:value="1711.092407">
                <text:p>1711.092407</text:p>
              </table:table-cell>
              <table:table-cell office:value-type="float" office:value="1636.644409">
                <text:p>1636.644409</text:p>
              </table:table-cell>
              <table:table-cell office:value-type="float" office:value="1707.190552">
                <text:p>1707.190552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1628.46521">
                <text:p>1628.46521</text:p>
              </table:table-cell>
              <table:table-cell office:value-type="float" office:value="1690.445557">
                <text:p>1690.445557</text:p>
              </table:table-cell>
              <table:table-cell office:value-type="float" office:value="1626.010986">
                <text:p>1626.010986</text:p>
              </table:table-cell>
              <table:table-cell office:value-type="float" office:value="1701.241089">
                <text:p>1701.241089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1631.273315">
                <text:p>1631.273315</text:p>
              </table:table-cell>
              <table:table-cell office:value-type="float" office:value="1686.158325">
                <text:p>1686.158325</text:p>
              </table:table-cell>
              <table:table-cell office:value-type="float" office:value="1640.165283">
                <text:p>1640.165283</text:p>
              </table:table-cell>
              <table:table-cell office:value-type="float" office:value="1694.768799">
                <text:p>1694.7687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1633.691895">
                <text:p>1633.691895</text:p>
              </table:table-cell>
              <table:table-cell office:value-type="float" office:value="1693.344482">
                <text:p>1693.344482</text:p>
              </table:table-cell>
              <table:table-cell office:value-type="float" office:value="1632.581543">
                <text:p>1632.581543</text:p>
              </table:table-cell>
              <table:table-cell office:value-type="float" office:value="1697.115723">
                <text:p>1697.115723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1632.660889">
                <text:p>1632.660889</text:p>
              </table:table-cell>
              <table:table-cell office:value-type="float" office:value="1692.304199">
                <text:p>1692.304199</text:p>
              </table:table-cell>
              <table:table-cell office:value-type="float" office:value="1632.567871">
                <text:p>1632.567871</text:p>
              </table:table-cell>
              <table:table-cell office:value-type="float" office:value="1698.155518">
                <text:p>1698.155518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1633.879639">
                <text:p>1633.879639</text:p>
              </table:table-cell>
              <table:table-cell office:value-type="float" office:value="1691.228027">
                <text:p>1691.228027</text:p>
              </table:table-cell>
              <table:table-cell office:value-type="float" office:value="1631.952271">
                <text:p>1631.952271</text:p>
              </table:table-cell>
              <table:table-cell office:value-type="float" office:value="1699.067383">
                <text:p>1699.067383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1634.371094">
                <text:p>1634.371094</text:p>
              </table:table-cell>
              <table:table-cell office:value-type="float" office:value="1693.899048">
                <text:p>1693.899048</text:p>
              </table:table-cell>
              <table:table-cell office:value-type="float" office:value="1635.856689">
                <text:p>1635.856689</text:p>
              </table:table-cell>
              <table:table-cell office:value-type="float" office:value="1696.751709">
                <text:p>1696.751709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1638.384033">
                <text:p>1638.384033</text:p>
              </table:table-cell>
              <table:table-cell office:value-type="float" office:value="1691.742676">
                <text:p>1691.742676</text:p>
              </table:table-cell>
              <table:table-cell office:value-type="float" office:value="1635.343384">
                <text:p>1635.343384</text:p>
              </table:table-cell>
              <table:table-cell office:value-type="float" office:value="1699.304321">
                <text:p>1699.304321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1636.270508">
                <text:p>1636.270508</text:p>
              </table:table-cell>
              <table:table-cell office:value-type="float" office:value="1693.971924">
                <text:p>1693.971924</text:p>
              </table:table-cell>
              <table:table-cell office:value-type="float" office:value="1632.264648">
                <text:p>1632.264648</text:p>
              </table:table-cell>
              <table:table-cell office:value-type="float" office:value="1700.381104">
                <text:p>1700.381104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1639.888306">
                <text:p>1639.888306</text:p>
              </table:table-cell>
              <table:table-cell office:value-type="float" office:value="1691.235962">
                <text:p>1691.235962</text:p>
              </table:table-cell>
              <table:table-cell office:value-type="float" office:value="1638.88855">
                <text:p>1638.88855</text:p>
              </table:table-cell>
              <table:table-cell office:value-type="float" office:value="1699.553833">
                <text:p>1699.553833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1636.616943">
                <text:p>1636.616943</text:p>
              </table:table-cell>
              <table:table-cell office:value-type="float" office:value="1695.475464">
                <text:p>1695.475464</text:p>
              </table:table-cell>
              <table:table-cell office:value-type="float" office:value="1635.401733">
                <text:p>1635.401733</text:p>
              </table:table-cell>
              <table:table-cell office:value-type="float" office:value="1701.750366">
                <text:p>1701.750366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1638.047119">
                <text:p>1638.047119</text:p>
              </table:table-cell>
              <table:table-cell office:value-type="float" office:value="1692.088623">
                <text:p>1692.088623</text:p>
              </table:table-cell>
              <table:table-cell office:value-type="float" office:value="1635.527466">
                <text:p>1635.527466</text:p>
              </table:table-cell>
              <table:table-cell office:value-type="float" office:value="1696.07605">
                <text:p>1696.07605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1636.071289">
                <text:p>1636.071289</text:p>
              </table:table-cell>
              <table:table-cell office:value-type="float" office:value="1697.852539">
                <text:p>1697.852539</text:p>
              </table:table-cell>
              <table:table-cell office:value-type="float" office:value="1640.215576">
                <text:p>1640.215576</text:p>
              </table:table-cell>
              <table:table-cell office:value-type="float" office:value="1699.05896">
                <text:p>1699.0589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1634.234131">
                <text:p>1634.234131</text:p>
              </table:table-cell>
              <table:table-cell office:value-type="float" office:value="1696.855591">
                <text:p>1696.855591</text:p>
              </table:table-cell>
              <table:table-cell office:value-type="float" office:value="1635.489258">
                <text:p>1635.489258</text:p>
              </table:table-cell>
              <table:table-cell office:value-type="float" office:value="1700.018433">
                <text:p>1700.01843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1638.858765">
                <text:p>1638.858765</text:p>
              </table:table-cell>
              <table:table-cell office:value-type="float" office:value="1696.340332">
                <text:p>1696.340332</text:p>
              </table:table-cell>
              <table:table-cell office:value-type="float" office:value="1638.847778">
                <text:p>1638.847778</text:p>
              </table:table-cell>
              <table:table-cell office:value-type="float" office:value="1700.893677">
                <text:p>1700.893677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1634.324829">
                <text:p>1634.324829</text:p>
              </table:table-cell>
              <table:table-cell office:value-type="float" office:value="1696.333496">
                <text:p>1696.333496</text:p>
              </table:table-cell>
              <table:table-cell office:value-type="float" office:value="1635.982544">
                <text:p>1635.982544</text:p>
              </table:table-cell>
              <table:table-cell office:value-type="float" office:value="1699.594727">
                <text:p>1699.594727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1639.391235">
                <text:p>1639.391235</text:p>
              </table:table-cell>
              <table:table-cell office:value-type="float" office:value="1694.252075">
                <text:p>1694.252075</text:p>
              </table:table-cell>
              <table:table-cell office:value-type="float" office:value="1638.622681">
                <text:p>1638.622681</text:p>
              </table:table-cell>
              <table:table-cell office:value-type="float" office:value="1698.438232">
                <text:p>1698.438232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1634.025391">
                <text:p>1634.025391</text:p>
              </table:table-cell>
              <table:table-cell office:value-type="float" office:value="1698.218628">
                <text:p>1698.218628</text:p>
              </table:table-cell>
              <table:table-cell office:value-type="float" office:value="1637.526367">
                <text:p>1637.526367</text:p>
              </table:table-cell>
              <table:table-cell office:value-type="float" office:value="1698.764038">
                <text:p>1698.764038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1639.259766">
                <text:p>1639.259766</text:p>
              </table:table-cell>
              <table:table-cell office:value-type="float" office:value="1699.046387">
                <text:p>1699.046387</text:p>
              </table:table-cell>
              <table:table-cell office:value-type="float" office:value="1640.12439">
                <text:p>1640.12439</text:p>
              </table:table-cell>
              <table:table-cell office:value-type="float" office:value="1700.625732">
                <text:p>1700.625732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1635.634277">
                <text:p>1635.634277</text:p>
              </table:table-cell>
              <table:table-cell office:value-type="float" office:value="1698.539673">
                <text:p>1698.539673</text:p>
              </table:table-cell>
              <table:table-cell office:value-type="float" office:value="1639.937744">
                <text:p>1639.937744</text:p>
              </table:table-cell>
              <table:table-cell office:value-type="float" office:value="1693.926025">
                <text:p>1693.926025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1639.755615">
                <text:p>1639.755615</text:p>
              </table:table-cell>
              <table:table-cell office:value-type="float" office:value="1694.42334">
                <text:p>1694.42334</text:p>
              </table:table-cell>
              <table:table-cell office:value-type="float" office:value="1637.177246">
                <text:p>1637.177246</text:p>
              </table:table-cell>
              <table:table-cell office:value-type="float" office:value="1702.432983">
                <text:p>1702.432983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1635.696533">
                <text:p>1635.696533</text:p>
              </table:table-cell>
              <table:table-cell office:value-type="float" office:value="1697.936035">
                <text:p>1697.936035</text:p>
              </table:table-cell>
              <table:table-cell office:value-type="float" office:value="1638.621826">
                <text:p>1638.621826</text:p>
              </table:table-cell>
              <table:table-cell office:value-type="float" office:value="1700.343872">
                <text:p>1700.34387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1637.466309">
                <text:p>1637.466309</text:p>
              </table:table-cell>
              <table:table-cell office:value-type="float" office:value="1697.714844">
                <text:p>1697.714844</text:p>
              </table:table-cell>
              <table:table-cell office:value-type="float" office:value="1636.901611">
                <text:p>1636.901611</text:p>
              </table:table-cell>
              <table:table-cell office:value-type="float" office:value="1701.939087">
                <text:p>1701.939087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1635.029785">
                <text:p>1635.029785</text:p>
              </table:table-cell>
              <table:table-cell office:value-type="float" office:value="1698.38208">
                <text:p>1698.38208</text:p>
              </table:table-cell>
              <table:table-cell office:value-type="float" office:value="1638.314087">
                <text:p>1638.314087</text:p>
              </table:table-cell>
              <table:table-cell office:value-type="float" office:value="1698.931641">
                <text:p>1698.93164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1634.66687">
                <text:p>1634.66687</text:p>
              </table:table-cell>
              <table:table-cell office:value-type="float" office:value="1698.64624">
                <text:p>1698.64624</text:p>
              </table:table-cell>
              <table:table-cell office:value-type="float" office:value="1637.126587">
                <text:p>1637.126587</text:p>
              </table:table-cell>
              <table:table-cell office:value-type="float" office:value="1698.463745">
                <text:p>1698.463745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1635.262451">
                <text:p>1635.262451</text:p>
              </table:table-cell>
              <table:table-cell office:value-type="float" office:value="1696.815674">
                <text:p>1696.815674</text:p>
              </table:table-cell>
              <table:table-cell office:value-type="float" office:value="1635.301025">
                <text:p>1635.301025</text:p>
              </table:table-cell>
              <table:table-cell office:value-type="float" office:value="1703.228882">
                <text:p>1703.22888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1632.170044">
                <text:p>1632.170044</text:p>
              </table:table-cell>
              <table:table-cell office:value-type="float" office:value="1700.375977">
                <text:p>1700.375977</text:p>
              </table:table-cell>
              <table:table-cell office:value-type="float" office:value="1638.309814">
                <text:p>1638.309814</text:p>
              </table:table-cell>
              <table:table-cell office:value-type="float" office:value="1696.037598">
                <text:p>1696.03759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1633.779297">
                <text:p>1633.779297</text:p>
              </table:table-cell>
              <table:table-cell office:value-type="float" office:value="1698.483276">
                <text:p>1698.483276</text:p>
              </table:table-cell>
              <table:table-cell office:value-type="float" office:value="1636.76709">
                <text:p>1636.76709</text:p>
              </table:table-cell>
              <table:table-cell office:value-type="float" office:value="1699.70752">
                <text:p>1699.70752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1636.40686">
                <text:p>1636.40686</text:p>
              </table:table-cell>
              <table:table-cell office:value-type="float" office:value="1696.963379">
                <text:p>1696.963379</text:p>
              </table:table-cell>
              <table:table-cell office:value-type="float" office:value="1638.491577">
                <text:p>1638.491577</text:p>
              </table:table-cell>
              <table:table-cell office:value-type="float" office:value="1697.704102">
                <text:p>1697.704102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1634.337036">
                <text:p>1634.337036</text:p>
              </table:table-cell>
              <table:table-cell office:value-type="float" office:value="1698.054443">
                <text:p>1698.054443</text:p>
              </table:table-cell>
              <table:table-cell office:value-type="float" office:value="1633.493652">
                <text:p>1633.493652</text:p>
              </table:table-cell>
              <table:table-cell office:value-type="float" office:value="1699.83252">
                <text:p>1699.83252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1637.322998">
                <text:p>1637.322998</text:p>
              </table:table-cell>
              <table:table-cell office:value-type="float" office:value="1696.115723">
                <text:p>1696.115723</text:p>
              </table:table-cell>
              <table:table-cell office:value-type="float" office:value="1634.845215">
                <text:p>1634.845215</text:p>
              </table:table-cell>
              <table:table-cell office:value-type="float" office:value="1699.673828">
                <text:p>1699.673828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1635.883545">
                <text:p>1635.883545</text:p>
              </table:table-cell>
              <table:table-cell office:value-type="float" office:value="1698.317871">
                <text:p>1698.317871</text:p>
              </table:table-cell>
              <table:table-cell office:value-type="float" office:value="1636.789185">
                <text:p>1636.789185</text:p>
              </table:table-cell>
              <table:table-cell office:value-type="float" office:value="1701.253174">
                <text:p>1701.253174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1634.070801">
                <text:p>1634.070801</text:p>
              </table:table-cell>
              <table:table-cell office:value-type="float" office:value="1695.553711">
                <text:p>1695.553711</text:p>
              </table:table-cell>
              <table:table-cell office:value-type="float" office:value="1636.21936">
                <text:p>1636.21936</text:p>
              </table:table-cell>
              <table:table-cell office:value-type="float" office:value="1699.336548">
                <text:p>1699.336548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1638.456665">
                <text:p>1638.456665</text:p>
              </table:table-cell>
              <table:table-cell office:value-type="float" office:value="1696.861694">
                <text:p>1696.861694</text:p>
              </table:table-cell>
              <table:table-cell office:value-type="float" office:value="1636.242798">
                <text:p>1636.242798</text:p>
              </table:table-cell>
              <table:table-cell office:value-type="float" office:value="1701.820435">
                <text:p>1701.820435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1636.702637">
                <text:p>1636.702637</text:p>
              </table:table-cell>
              <table:table-cell office:value-type="float" office:value="1701.394165">
                <text:p>1701.394165</text:p>
              </table:table-cell>
              <table:table-cell office:value-type="float" office:value="1637.887329">
                <text:p>1637.887329</text:p>
              </table:table-cell>
              <table:table-cell office:value-type="float" office:value="1701.58374">
                <text:p>1701.58374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1638.491333">
                <text:p>1638.491333</text:p>
              </table:table-cell>
              <table:table-cell office:value-type="float" office:value="1697.382935">
                <text:p>1697.382935</text:p>
              </table:table-cell>
              <table:table-cell office:value-type="float" office:value="1641.404419">
                <text:p>1641.404419</text:p>
              </table:table-cell>
              <table:table-cell office:value-type="float" office:value="1698.223145">
                <text:p>1698.223145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1636.122925">
                <text:p>1636.122925</text:p>
              </table:table-cell>
              <table:table-cell office:value-type="float" office:value="1702.364502">
                <text:p>1702.364502</text:p>
              </table:table-cell>
              <table:table-cell office:value-type="float" office:value="1637.210571">
                <text:p>1637.210571</text:p>
              </table:table-cell>
              <table:table-cell office:value-type="float" office:value="1704.834961">
                <text:p>1704.834961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1638.009521">
                <text:p>1638.009521</text:p>
              </table:table-cell>
              <table:table-cell office:value-type="float" office:value="1701.769897">
                <text:p>1701.769897</text:p>
              </table:table-cell>
              <table:table-cell office:value-type="float" office:value="1638.425293">
                <text:p>1638.425293</text:p>
              </table:table-cell>
              <table:table-cell office:value-type="float" office:value="1698.550293">
                <text:p>1698.550293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1641.251587">
                <text:p>1641.251587</text:p>
              </table:table-cell>
              <table:table-cell office:value-type="float" office:value="1698.262085">
                <text:p>1698.262085</text:p>
              </table:table-cell>
              <table:table-cell office:value-type="float" office:value="1639.161255">
                <text:p>1639.161255</text:p>
              </table:table-cell>
              <table:table-cell office:value-type="float" office:value="1702.583008">
                <text:p>1702.583008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1637.171997">
                <text:p>1637.171997</text:p>
              </table:table-cell>
              <table:table-cell office:value-type="float" office:value="1701.55188">
                <text:p>1701.55188</text:p>
              </table:table-cell>
              <table:table-cell office:value-type="float" office:value="1640.947266">
                <text:p>1640.947266</text:p>
              </table:table-cell>
              <table:table-cell office:value-type="float" office:value="1703.860474">
                <text:p>1703.860474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1639.516479">
                <text:p>1639.516479</text:p>
              </table:table-cell>
              <table:table-cell office:value-type="float" office:value="1698.765869">
                <text:p>1698.765869</text:p>
              </table:table-cell>
              <table:table-cell office:value-type="float" office:value="1640.138428">
                <text:p>1640.138428</text:p>
              </table:table-cell>
              <table:table-cell office:value-type="float" office:value="1703.712646">
                <text:p>1703.712646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1642.520264">
                <text:p>1642.520264</text:p>
              </table:table-cell>
              <table:table-cell office:value-type="float" office:value="1700.343384">
                <text:p>1700.343384</text:p>
              </table:table-cell>
              <table:table-cell office:value-type="float" office:value="1644.023926">
                <text:p>1644.023926</text:p>
              </table:table-cell>
              <table:table-cell office:value-type="float" office:value="1703.44043">
                <text:p>1703.44043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1638.874756">
                <text:p>1638.874756</text:p>
              </table:table-cell>
              <table:table-cell office:value-type="float" office:value="1705.464355">
                <text:p>1705.464355</text:p>
              </table:table-cell>
              <table:table-cell office:value-type="float" office:value="1640.927002">
                <text:p>1640.927002</text:p>
              </table:table-cell>
              <table:table-cell office:value-type="float" office:value="1707.298584">
                <text:p>1707.298584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1638.26709">
                <text:p>1638.26709</text:p>
              </table:table-cell>
              <table:table-cell office:value-type="float" office:value="1700.700684">
                <text:p>1700.700684</text:p>
              </table:table-cell>
              <table:table-cell office:value-type="float" office:value="1640.378662">
                <text:p>1640.378662</text:p>
              </table:table-cell>
              <table:table-cell office:value-type="float" office:value="1701.944702">
                <text:p>1701.944702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1638.072876">
                <text:p>1638.072876</text:p>
              </table:table-cell>
              <table:table-cell office:value-type="float" office:value="1703.897949">
                <text:p>1703.897949</text:p>
              </table:table-cell>
              <table:table-cell office:value-type="float" office:value="1640.821533">
                <text:p>1640.821533</text:p>
              </table:table-cell>
              <table:table-cell office:value-type="float" office:value="1706.195435">
                <text:p>1706.195435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1636.266846">
                <text:p>1636.266846</text:p>
              </table:table-cell>
              <table:table-cell office:value-type="float" office:value="1702.966553">
                <text:p>1702.966553</text:p>
              </table:table-cell>
              <table:table-cell office:value-type="float" office:value="1641.900879">
                <text:p>1641.900879</text:p>
              </table:table-cell>
              <table:table-cell office:value-type="float" office:value="1703.753174">
                <text:p>1703.75317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1644.29187">
                <text:p>1644.29187</text:p>
              </table:table-cell>
              <table:table-cell office:value-type="float" office:value="1699.481201">
                <text:p>1699.481201</text:p>
              </table:table-cell>
              <table:table-cell office:value-type="float" office:value="1643.91687">
                <text:p>1643.91687</text:p>
              </table:table-cell>
              <table:table-cell office:value-type="float" office:value="1702.281128">
                <text:p>1702.28112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1640.357422">
                <text:p>1640.357422</text:p>
              </table:table-cell>
              <table:table-cell office:value-type="float" office:value="1703.918457">
                <text:p>1703.918457</text:p>
              </table:table-cell>
              <table:table-cell office:value-type="float" office:value="1641.881348">
                <text:p>1641.881348</text:p>
              </table:table-cell>
              <table:table-cell office:value-type="float" office:value="1704.001587">
                <text:p>1704.001587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1639.579346">
                <text:p>1639.579346</text:p>
              </table:table-cell>
              <table:table-cell office:value-type="float" office:value="1701.798706">
                <text:p>1701.798706</text:p>
              </table:table-cell>
              <table:table-cell office:value-type="float" office:value="1642.307495">
                <text:p>1642.307495</text:p>
              </table:table-cell>
              <table:table-cell office:value-type="float" office:value="1704.034424">
                <text:p>1704.03442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1640.81897">
                <text:p>1640.81897</text:p>
              </table:table-cell>
              <table:table-cell office:value-type="float" office:value="1703.229004">
                <text:p>1703.229004</text:p>
              </table:table-cell>
              <table:table-cell office:value-type="float" office:value="1642.625854">
                <text:p>1642.625854</text:p>
              </table:table-cell>
              <table:table-cell office:value-type="float" office:value="1704.424194">
                <text:p>1704.424194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1641.661011">
                <text:p>1641.661011</text:p>
              </table:table-cell>
              <table:table-cell office:value-type="float" office:value="1704.741699">
                <text:p>1704.741699</text:p>
              </table:table-cell>
              <table:table-cell office:value-type="float" office:value="1643.0979">
                <text:p>1643.0979</text:p>
              </table:table-cell>
              <table:table-cell office:value-type="float" office:value="1704.685669">
                <text:p>1704.685669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1635.454102">
                <text:p>1635.454102</text:p>
              </table:table-cell>
              <table:table-cell office:value-type="float" office:value="1704.335205">
                <text:p>1704.335205</text:p>
              </table:table-cell>
              <table:table-cell office:value-type="float" office:value="1642.524902">
                <text:p>1642.524902</text:p>
              </table:table-cell>
              <table:table-cell office:value-type="float" office:value="1706.091309">
                <text:p>1706.091309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1640.644165">
                <text:p>1640.644165</text:p>
              </table:table-cell>
              <table:table-cell office:value-type="float" office:value="1705.192627">
                <text:p>1705.192627</text:p>
              </table:table-cell>
              <table:table-cell office:value-type="float" office:value="1644.175049">
                <text:p>1644.175049</text:p>
              </table:table-cell>
              <table:table-cell office:value-type="float" office:value="1703.30481">
                <text:p>1703.3048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1639.200073">
                <text:p>1639.200073</text:p>
              </table:table-cell>
              <table:table-cell office:value-type="float" office:value="1704.302856">
                <text:p>1704.302856</text:p>
              </table:table-cell>
              <table:table-cell office:value-type="float" office:value="1641.157837">
                <text:p>1641.157837</text:p>
              </table:table-cell>
              <table:table-cell office:value-type="float" office:value="1706.859253">
                <text:p>1706.859253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1641.687988">
                <text:p>1641.687988</text:p>
              </table:table-cell>
              <table:table-cell office:value-type="float" office:value="1702.989258">
                <text:p>1702.989258</text:p>
              </table:table-cell>
              <table:table-cell office:value-type="float" office:value="1642.374146">
                <text:p>1642.374146</text:p>
              </table:table-cell>
              <table:table-cell office:value-type="float" office:value="1703.314331">
                <text:p>1703.314331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1640.61438">
                <text:p>1640.61438</text:p>
              </table:table-cell>
              <table:table-cell office:value-type="float" office:value="1706.178711">
                <text:p>1706.178711</text:p>
              </table:table-cell>
              <table:table-cell office:value-type="float" office:value="1643.391113">
                <text:p>1643.391113</text:p>
              </table:table-cell>
              <table:table-cell office:value-type="float" office:value="1708.349121">
                <text:p>1708.34912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1641.424805">
                <text:p>1641.424805</text:p>
              </table:table-cell>
              <table:table-cell office:value-type="float" office:value="1706.615479">
                <text:p>1706.615479</text:p>
              </table:table-cell>
              <table:table-cell office:value-type="float" office:value="1645.14917">
                <text:p>1645.14917</text:p>
              </table:table-cell>
              <table:table-cell office:value-type="float" office:value="1706.182373">
                <text:p>1706.182373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1643.169922">
                <text:p>1643.169922</text:p>
              </table:table-cell>
              <table:table-cell office:value-type="float" office:value="1707.240601">
                <text:p>1707.240601</text:p>
              </table:table-cell>
              <table:table-cell office:value-type="float" office:value="1643.359009">
                <text:p>1643.359009</text:p>
              </table:table-cell>
              <table:table-cell office:value-type="float" office:value="1709.828247">
                <text:p>1709.828247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1642.241577">
                <text:p>1642.241577</text:p>
              </table:table-cell>
              <table:table-cell office:value-type="float" office:value="1706.230103">
                <text:p>1706.230103</text:p>
              </table:table-cell>
              <table:table-cell office:value-type="float" office:value="1643.437744">
                <text:p>1643.437744</text:p>
              </table:table-cell>
              <table:table-cell office:value-type="float" office:value="1709.474243">
                <text:p>1709.474243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1639.497803">
                <text:p>1639.497803</text:p>
              </table:table-cell>
              <table:table-cell office:value-type="float" office:value="1707.207886">
                <text:p>1707.207886</text:p>
              </table:table-cell>
              <table:table-cell office:value-type="float" office:value="1643.906006">
                <text:p>1643.906006</text:p>
              </table:table-cell>
              <table:table-cell office:value-type="float" office:value="1706.650391">
                <text:p>1706.65039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1643.930664">
                <text:p>1643.930664</text:p>
              </table:table-cell>
              <table:table-cell office:value-type="float" office:value="1705.917358">
                <text:p>1705.917358</text:p>
              </table:table-cell>
              <table:table-cell office:value-type="float" office:value="1641.636597">
                <text:p>1641.636597</text:p>
              </table:table-cell>
              <table:table-cell office:value-type="float" office:value="1707.776855">
                <text:p>1707.776855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1645.42688">
                <text:p>1645.42688</text:p>
              </table:table-cell>
              <table:table-cell office:value-type="float" office:value="1700.869873">
                <text:p>1700.869873</text:p>
              </table:table-cell>
              <table:table-cell office:value-type="float" office:value="1646.297974">
                <text:p>1646.297974</text:p>
              </table:table-cell>
              <table:table-cell office:value-type="float" office:value="1705.854126">
                <text:p>1705.854126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1641.344238">
                <text:p>1641.344238</text:p>
              </table:table-cell>
              <table:table-cell office:value-type="float" office:value="1709.021118">
                <text:p>1709.021118</text:p>
              </table:table-cell>
              <table:table-cell office:value-type="float" office:value="1645.955933">
                <text:p>1645.955933</text:p>
              </table:table-cell>
              <table:table-cell office:value-type="float" office:value="1705.473755">
                <text:p>1705.473755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1642.896729">
                <text:p>1642.896729</text:p>
              </table:table-cell>
              <table:table-cell office:value-type="float" office:value="1707.636475">
                <text:p>1707.636475</text:p>
              </table:table-cell>
              <table:table-cell office:value-type="float" office:value="1644.878906">
                <text:p>1644.878906</text:p>
              </table:table-cell>
              <table:table-cell office:value-type="float" office:value="1704.033081">
                <text:p>1704.03308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1644.317261">
                <text:p>1644.317261</text:p>
              </table:table-cell>
              <table:table-cell office:value-type="float" office:value="1705.259521">
                <text:p>1705.259521</text:p>
              </table:table-cell>
              <table:table-cell office:value-type="float" office:value="1641.823364">
                <text:p>1641.823364</text:p>
              </table:table-cell>
              <table:table-cell office:value-type="float" office:value="1709.664429">
                <text:p>1709.66442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1640.512573">
                <text:p>1640.512573</text:p>
              </table:table-cell>
              <table:table-cell office:value-type="float" office:value="1709.011108">
                <text:p>1709.011108</text:p>
              </table:table-cell>
              <table:table-cell office:value-type="float" office:value="1642.917603">
                <text:p>1642.917603</text:p>
              </table:table-cell>
              <table:table-cell office:value-type="float" office:value="1707.511108">
                <text:p>1707.51110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1643.512573">
                <text:p>1643.512573</text:p>
              </table:table-cell>
              <table:table-cell office:value-type="float" office:value="1705.956909">
                <text:p>1705.956909</text:p>
              </table:table-cell>
              <table:table-cell office:value-type="float" office:value="1643.21875">
                <text:p>1643.21875</text:p>
              </table:table-cell>
              <table:table-cell office:value-type="float" office:value="1707.431274">
                <text:p>1707.431274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1642.768433">
                <text:p>1642.768433</text:p>
              </table:table-cell>
              <table:table-cell office:value-type="float" office:value="1708.744629">
                <text:p>1708.744629</text:p>
              </table:table-cell>
              <table:table-cell office:value-type="float" office:value="1644.495361">
                <text:p>1644.495361</text:p>
              </table:table-cell>
              <table:table-cell office:value-type="float" office:value="1710.043457">
                <text:p>1710.043457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1643.145874">
                <text:p>1643.145874</text:p>
              </table:table-cell>
              <table:table-cell office:value-type="float" office:value="1707.079102">
                <text:p>1707.079102</text:p>
              </table:table-cell>
              <table:table-cell office:value-type="float" office:value="1645.477417">
                <text:p>1645.477417</text:p>
              </table:table-cell>
              <table:table-cell office:value-type="float" office:value="1711.467285">
                <text:p>1711.467285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1641.087891">
                <text:p>1641.087891</text:p>
              </table:table-cell>
              <table:table-cell office:value-type="float" office:value="1708.459717">
                <text:p>1708.459717</text:p>
              </table:table-cell>
              <table:table-cell office:value-type="float" office:value="1647.887695">
                <text:p>1647.887695</text:p>
              </table:table-cell>
              <table:table-cell office:value-type="float" office:value="1706.542358">
                <text:p>1706.542358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1647.244385">
                <text:p>1647.244385</text:p>
              </table:table-cell>
              <table:table-cell office:value-type="float" office:value="1710.754639">
                <text:p>1710.754639</text:p>
              </table:table-cell>
              <table:table-cell office:value-type="float" office:value="1643.771118">
                <text:p>1643.771118</text:p>
              </table:table-cell>
              <table:table-cell office:value-type="float" office:value="1707.251953">
                <text:p>1707.251953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1645.222656">
                <text:p>1645.222656</text:p>
              </table:table-cell>
              <table:table-cell office:value-type="float" office:value="1704.609009">
                <text:p>1704.609009</text:p>
              </table:table-cell>
              <table:table-cell office:value-type="float" office:value="1645.273438">
                <text:p>1645.273438</text:p>
              </table:table-cell>
              <table:table-cell office:value-type="float" office:value="1712.418213">
                <text:p>1712.418213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1642.515625">
                <text:p>1642.515625</text:p>
              </table:table-cell>
              <table:table-cell office:value-type="float" office:value="1706.037476">
                <text:p>1706.037476</text:p>
              </table:table-cell>
              <table:table-cell office:value-type="float" office:value="1644.85083">
                <text:p>1644.85083</text:p>
              </table:table-cell>
              <table:table-cell office:value-type="float" office:value="1710.157959">
                <text:p>1710.157959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1642.952271">
                <text:p>1642.952271</text:p>
              </table:table-cell>
              <table:table-cell office:value-type="float" office:value="1708.424194">
                <text:p>1708.424194</text:p>
              </table:table-cell>
              <table:table-cell office:value-type="float" office:value="1645.506592">
                <text:p>1645.506592</text:p>
              </table:table-cell>
              <table:table-cell office:value-type="float" office:value="1706.559082">
                <text:p>1706.559082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1641.460938">
                <text:p>1641.460938</text:p>
              </table:table-cell>
              <table:table-cell office:value-type="float" office:value="1707.918457">
                <text:p>1707.918457</text:p>
              </table:table-cell>
              <table:table-cell office:value-type="float" office:value="1641.915161">
                <text:p>1641.915161</text:p>
              </table:table-cell>
              <table:table-cell office:value-type="float" office:value="1711.587158">
                <text:p>1711.587158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1644.962158">
                <text:p>1644.962158</text:p>
              </table:table-cell>
              <table:table-cell office:value-type="float" office:value="1709.348389">
                <text:p>1709.348389</text:p>
              </table:table-cell>
              <table:table-cell office:value-type="float" office:value="1647.442871">
                <text:p>1647.442871</text:p>
              </table:table-cell>
              <table:table-cell office:value-type="float" office:value="1709.177734">
                <text:p>1709.177734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1645.760864">
                <text:p>1645.760864</text:p>
              </table:table-cell>
              <table:table-cell office:value-type="float" office:value="1706.397705">
                <text:p>1706.397705</text:p>
              </table:table-cell>
              <table:table-cell office:value-type="float" office:value="1646.557129">
                <text:p>1646.557129</text:p>
              </table:table-cell>
              <table:table-cell office:value-type="float" office:value="1708.821777">
                <text:p>1708.821777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1642.733887">
                <text:p>1642.733887</text:p>
              </table:table-cell>
              <table:table-cell office:value-type="float" office:value="1707.435059">
                <text:p>1707.435059</text:p>
              </table:table-cell>
              <table:table-cell office:value-type="float" office:value="1643.608887">
                <text:p>1643.608887</text:p>
              </table:table-cell>
              <table:table-cell office:value-type="float" office:value="1712.681885">
                <text:p>1712.681885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1643.744873">
                <text:p>1643.744873</text:p>
              </table:table-cell>
              <table:table-cell office:value-type="float" office:value="1707.375488">
                <text:p>1707.375488</text:p>
              </table:table-cell>
              <table:table-cell office:value-type="float" office:value="1646.286987">
                <text:p>1646.286987</text:p>
              </table:table-cell>
              <table:table-cell office:value-type="float" office:value="1705.822998">
                <text:p>1705.82299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1644.642334">
                <text:p>1644.642334</text:p>
              </table:table-cell>
              <table:table-cell office:value-type="float" office:value="1707.569214">
                <text:p>1707.569214</text:p>
              </table:table-cell>
              <table:table-cell office:value-type="float" office:value="1643.929443">
                <text:p>1643.929443</text:p>
              </table:table-cell>
              <table:table-cell office:value-type="float" office:value="1710.144287">
                <text:p>1710.144287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1642.640503">
                <text:p>1642.640503</text:p>
              </table:table-cell>
              <table:table-cell office:value-type="float" office:value="1710.678589">
                <text:p>1710.678589</text:p>
              </table:table-cell>
              <table:table-cell office:value-type="float" office:value="1645.069336">
                <text:p>1645.069336</text:p>
              </table:table-cell>
              <table:table-cell office:value-type="float" office:value="1710.502441">
                <text:p>1710.502441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1644.10437">
                <text:p>1644.10437</text:p>
              </table:table-cell>
              <table:table-cell office:value-type="float" office:value="1708.799072">
                <text:p>1708.799072</text:p>
              </table:table-cell>
              <table:table-cell office:value-type="float" office:value="1646.042847">
                <text:p>1646.042847</text:p>
              </table:table-cell>
              <table:table-cell office:value-type="float" office:value="1709.661865">
                <text:p>1709.661865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1641.363159">
                <text:p>1641.363159</text:p>
              </table:table-cell>
              <table:table-cell office:value-type="float" office:value="1710.517334">
                <text:p>1710.517334</text:p>
              </table:table-cell>
              <table:table-cell office:value-type="float" office:value="1644.78772">
                <text:p>1644.78772</text:p>
              </table:table-cell>
              <table:table-cell office:value-type="float" office:value="1709.010742">
                <text:p>1709.010742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1647.022949">
                <text:p>1647.022949</text:p>
              </table:table-cell>
              <table:table-cell office:value-type="float" office:value="1707.304932">
                <text:p>1707.304932</text:p>
              </table:table-cell>
              <table:table-cell office:value-type="float" office:value="1648.327881">
                <text:p>1648.327881</text:p>
              </table:table-cell>
              <table:table-cell office:value-type="float" office:value="1712.079834">
                <text:p>1712.079834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1646.080078">
                <text:p>1646.080078</text:p>
              </table:table-cell>
              <table:table-cell office:value-type="float" office:value="1708.978882">
                <text:p>1708.978882</text:p>
              </table:table-cell>
              <table:table-cell office:value-type="float" office:value="1646.786255">
                <text:p>1646.786255</text:p>
              </table:table-cell>
              <table:table-cell office:value-type="float" office:value="1709.462402">
                <text:p>1709.462402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1644.797363">
                <text:p>1644.797363</text:p>
              </table:table-cell>
              <table:table-cell office:value-type="float" office:value="1712.303223">
                <text:p>1712.303223</text:p>
              </table:table-cell>
              <table:table-cell office:value-type="float" office:value="1645.333008">
                <text:p>1645.333008</text:p>
              </table:table-cell>
              <table:table-cell office:value-type="float" office:value="1711.591675">
                <text:p>1711.591675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1645.184937">
                <text:p>1645.184937</text:p>
              </table:table-cell>
              <table:table-cell office:value-type="float" office:value="1711.632812">
                <text:p>1711.632812</text:p>
              </table:table-cell>
              <table:table-cell office:value-type="float" office:value="1645.867188">
                <text:p>1645.867188</text:p>
              </table:table-cell>
              <table:table-cell office:value-type="float" office:value="1712.055786">
                <text:p>1712.055786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1643.673828">
                <text:p>1643.673828</text:p>
              </table:table-cell>
              <table:table-cell office:value-type="float" office:value="1710.287354">
                <text:p>1710.287354</text:p>
              </table:table-cell>
              <table:table-cell office:value-type="float" office:value="1647.162354">
                <text:p>1647.162354</text:p>
              </table:table-cell>
              <table:table-cell office:value-type="float" office:value="1711.746094">
                <text:p>1711.746094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1643.281494">
                <text:p>1643.281494</text:p>
              </table:table-cell>
              <table:table-cell office:value-type="float" office:value="1713.141235">
                <text:p>1713.141235</text:p>
              </table:table-cell>
              <table:table-cell office:value-type="float" office:value="1649.706177">
                <text:p>1649.706177</text:p>
              </table:table-cell>
              <table:table-cell office:value-type="float" office:value="1712.953613">
                <text:p>1712.953613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1642.427979">
                <text:p>1642.427979</text:p>
              </table:table-cell>
              <table:table-cell office:value-type="float" office:value="1714.840088">
                <text:p>1714.840088</text:p>
              </table:table-cell>
              <table:table-cell office:value-type="float" office:value="1648.609863">
                <text:p>1648.609863</text:p>
              </table:table-cell>
              <table:table-cell office:value-type="float" office:value="1712.040039">
                <text:p>1712.040039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1643.781616">
                <text:p>1643.781616</text:p>
              </table:table-cell>
              <table:table-cell office:value-type="float" office:value="1709.417358">
                <text:p>1709.417358</text:p>
              </table:table-cell>
              <table:table-cell office:value-type="float" office:value="1646.332764">
                <text:p>1646.332764</text:p>
              </table:table-cell>
              <table:table-cell office:value-type="float" office:value="1712.418823">
                <text:p>1712.418823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1643.503418">
                <text:p>1643.503418</text:p>
              </table:table-cell>
              <table:table-cell office:value-type="float" office:value="1713.610107">
                <text:p>1713.610107</text:p>
              </table:table-cell>
              <table:table-cell office:value-type="float" office:value="1649.315308">
                <text:p>1649.315308</text:p>
              </table:table-cell>
              <table:table-cell office:value-type="float" office:value="1710.919067">
                <text:p>1710.919067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1646">
                <text:p>1646</text:p>
              </table:table-cell>
              <table:table-cell office:value-type="float" office:value="1713.379639">
                <text:p>1713.379639</text:p>
              </table:table-cell>
              <table:table-cell office:value-type="float" office:value="1651.031006">
                <text:p>1651.031006</text:p>
              </table:table-cell>
              <table:table-cell office:value-type="float" office:value="1712.433716">
                <text:p>1712.433716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1649.292969">
                <text:p>1649.292969</text:p>
              </table:table-cell>
              <table:table-cell office:value-type="float" office:value="1712.011841">
                <text:p>1712.011841</text:p>
              </table:table-cell>
              <table:table-cell office:value-type="float" office:value="1650.487427">
                <text:p>1650.487427</text:p>
              </table:table-cell>
              <table:table-cell office:value-type="float" office:value="1712.78125">
                <text:p>1712.78125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648.243042">
                <text:p>1648.243042</text:p>
              </table:table-cell>
              <table:table-cell office:value-type="float" office:value="1713.86792">
                <text:p>1713.86792</text:p>
              </table:table-cell>
              <table:table-cell office:value-type="float" office:value="1647.803589">
                <text:p>1647.803589</text:p>
              </table:table-cell>
              <table:table-cell office:value-type="float" office:value="1713.891846">
                <text:p>1713.89184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1646.993896">
                <text:p>1646.993896</text:p>
              </table:table-cell>
              <table:table-cell office:value-type="float" office:value="1714.075317">
                <text:p>1714.075317</text:p>
              </table:table-cell>
              <table:table-cell office:value-type="float" office:value="1649.073242">
                <text:p>1649.073242</text:p>
              </table:table-cell>
              <table:table-cell office:value-type="float" office:value="1714.519897">
                <text:p>1714.519897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1643.744751">
                <text:p>1643.744751</text:p>
              </table:table-cell>
              <table:table-cell office:value-type="float" office:value="1714.465698">
                <text:p>1714.465698</text:p>
              </table:table-cell>
              <table:table-cell office:value-type="float" office:value="1649.19458">
                <text:p>1649.19458</text:p>
              </table:table-cell>
              <table:table-cell office:value-type="float" office:value="1710.25708">
                <text:p>1710.25708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1647.206177">
                <text:p>1647.206177</text:p>
              </table:table-cell>
              <table:table-cell office:value-type="float" office:value="1711.855103">
                <text:p>1711.855103</text:p>
              </table:table-cell>
              <table:table-cell office:value-type="float" office:value="1649.530762">
                <text:p>1649.530762</text:p>
              </table:table-cell>
              <table:table-cell office:value-type="float" office:value="1712.011841">
                <text:p>1712.011841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1646.789185">
                <text:p>1646.789185</text:p>
              </table:table-cell>
              <table:table-cell office:value-type="float" office:value="1710.662598">
                <text:p>1710.662598</text:p>
              </table:table-cell>
              <table:table-cell office:value-type="float" office:value="1649.14502">
                <text:p>1649.14502</text:p>
              </table:table-cell>
              <table:table-cell office:value-type="float" office:value="1714.120117">
                <text:p>1714.120117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1643.386108">
                <text:p>1643.386108</text:p>
              </table:table-cell>
              <table:table-cell office:value-type="float" office:value="1712.522217">
                <text:p>1712.522217</text:p>
              </table:table-cell>
              <table:table-cell office:value-type="float" office:value="1646.343262">
                <text:p>1646.343262</text:p>
              </table:table-cell>
              <table:table-cell office:value-type="float" office:value="1715.575928">
                <text:p>1715.575928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1648.030518">
                <text:p>1648.030518</text:p>
              </table:table-cell>
              <table:table-cell office:value-type="float" office:value="1714.794067">
                <text:p>1714.794067</text:p>
              </table:table-cell>
              <table:table-cell office:value-type="float" office:value="1649.016357">
                <text:p>1649.016357</text:p>
              </table:table-cell>
              <table:table-cell office:value-type="float" office:value="1712.925049">
                <text:p>1712.925049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1643.831299">
                <text:p>1643.831299</text:p>
              </table:table-cell>
              <table:table-cell office:value-type="float" office:value="1712.751953">
                <text:p>1712.751953</text:p>
              </table:table-cell>
              <table:table-cell office:value-type="float" office:value="1647.790161">
                <text:p>1647.790161</text:p>
              </table:table-cell>
              <table:table-cell office:value-type="float" office:value="1714.01062">
                <text:p>1714.0106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643.282715">
                <text:p>1643.282715</text:p>
              </table:table-cell>
              <table:table-cell office:value-type="float" office:value="1713.126953">
                <text:p>1713.126953</text:p>
              </table:table-cell>
              <table:table-cell office:value-type="float" office:value="1647.93396">
                <text:p>1647.93396</text:p>
              </table:table-cell>
              <table:table-cell office:value-type="float" office:value="1716.483032">
                <text:p>1716.483032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1646.627441">
                <text:p>1646.627441</text:p>
              </table:table-cell>
              <table:table-cell office:value-type="float" office:value="1714.352173">
                <text:p>1714.352173</text:p>
              </table:table-cell>
              <table:table-cell office:value-type="float" office:value="1648.212524">
                <text:p>1648.212524</text:p>
              </table:table-cell>
              <table:table-cell office:value-type="float" office:value="1714.845459">
                <text:p>1714.845459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1647.397461">
                <text:p>1647.397461</text:p>
              </table:table-cell>
              <table:table-cell office:value-type="float" office:value="1711.446533">
                <text:p>1711.446533</text:p>
              </table:table-cell>
              <table:table-cell office:value-type="float" office:value="1647.332275">
                <text:p>1647.332275</text:p>
              </table:table-cell>
              <table:table-cell office:value-type="float" office:value="1716.012085">
                <text:p>1716.01208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1644.781372">
                <text:p>1644.781372</text:p>
              </table:table-cell>
              <table:table-cell office:value-type="float" office:value="1713.09082">
                <text:p>1713.09082</text:p>
              </table:table-cell>
              <table:table-cell office:value-type="float" office:value="1648.346802">
                <text:p>1648.346802</text:p>
              </table:table-cell>
              <table:table-cell office:value-type="float" office:value="1713.966309">
                <text:p>1713.966309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1648.348145">
                <text:p>1648.348145</text:p>
              </table:table-cell>
              <table:table-cell office:value-type="float" office:value="1712.373535">
                <text:p>1712.373535</text:p>
              </table:table-cell>
              <table:table-cell office:value-type="float" office:value="1645.96582">
                <text:p>1645.96582</text:p>
              </table:table-cell>
              <table:table-cell office:value-type="float" office:value="1713.443115">
                <text:p>1713.443115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1645.146118">
                <text:p>1645.146118</text:p>
              </table:table-cell>
              <table:table-cell office:value-type="float" office:value="1713.910156">
                <text:p>1713.910156</text:p>
              </table:table-cell>
              <table:table-cell office:value-type="float" office:value="1646.871094">
                <text:p>1646.871094</text:p>
              </table:table-cell>
              <table:table-cell office:value-type="float" office:value="1715.594116">
                <text:p>1715.594116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1646.148315">
                <text:p>1646.148315</text:p>
              </table:table-cell>
              <table:table-cell office:value-type="float" office:value="1712.917725">
                <text:p>1712.917725</text:p>
              </table:table-cell>
              <table:table-cell office:value-type="float" office:value="1647.394897">
                <text:p>1647.394897</text:p>
              </table:table-cell>
              <table:table-cell office:value-type="float" office:value="1718.23999">
                <text:p>1718.23999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1645.637207">
                <text:p>1645.637207</text:p>
              </table:table-cell>
              <table:table-cell office:value-type="float" office:value="1714.868896">
                <text:p>1714.868896</text:p>
              </table:table-cell>
              <table:table-cell office:value-type="float" office:value="1652.845825">
                <text:p>1652.845825</text:p>
              </table:table-cell>
              <table:table-cell office:value-type="float" office:value="1712.758423">
                <text:p>1712.758423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1651.523682">
                <text:p>1651.523682</text:p>
              </table:table-cell>
              <table:table-cell office:value-type="float" office:value="1713.667847">
                <text:p>1713.667847</text:p>
              </table:table-cell>
              <table:table-cell office:value-type="float" office:value="1650.297485">
                <text:p>1650.297485</text:p>
              </table:table-cell>
              <table:table-cell office:value-type="float" office:value="1718.937744">
                <text:p>1718.937744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1647.26355">
                <text:p>1647.26355</text:p>
              </table:table-cell>
              <table:table-cell office:value-type="float" office:value="1712.028564">
                <text:p>1712.028564</text:p>
              </table:table-cell>
              <table:table-cell office:value-type="float" office:value="1649.314087">
                <text:p>1649.314087</text:p>
              </table:table-cell>
              <table:table-cell office:value-type="float" office:value="1714.934814">
                <text:p>1714.934814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1646.676392">
                <text:p>1646.676392</text:p>
              </table:table-cell>
              <table:table-cell office:value-type="float" office:value="1715.510254">
                <text:p>1715.510254</text:p>
              </table:table-cell>
              <table:table-cell office:value-type="float" office:value="1647.376587">
                <text:p>1647.376587</text:p>
              </table:table-cell>
              <table:table-cell office:value-type="float" office:value="1717.889282">
                <text:p>1717.889282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1648.369263">
                <text:p>1648.369263</text:p>
              </table:table-cell>
              <table:table-cell office:value-type="float" office:value="1717.337646">
                <text:p>1717.337646</text:p>
              </table:table-cell>
              <table:table-cell office:value-type="float" office:value="1647.612793">
                <text:p>1647.612793</text:p>
              </table:table-cell>
              <table:table-cell office:value-type="float" office:value="1720.530518">
                <text:p>1720.530518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1646.995117">
                <text:p>1646.995117</text:p>
              </table:table-cell>
              <table:table-cell office:value-type="float" office:value="1716.10083">
                <text:p>1716.10083</text:p>
              </table:table-cell>
              <table:table-cell office:value-type="float" office:value="1648.147705">
                <text:p>1648.147705</text:p>
              </table:table-cell>
              <table:table-cell office:value-type="float" office:value="1718.166748">
                <text:p>1718.166748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648.86145">
                <text:p>1648.86145</text:p>
              </table:table-cell>
              <table:table-cell office:value-type="float" office:value="1715.018311">
                <text:p>1715.018311</text:p>
              </table:table-cell>
              <table:table-cell office:value-type="float" office:value="1652.300903">
                <text:p>1652.300903</text:p>
              </table:table-cell>
              <table:table-cell office:value-type="float" office:value="1715.735596">
                <text:p>1715.735596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1649.681763">
                <text:p>1649.681763</text:p>
              </table:table-cell>
              <table:table-cell office:value-type="float" office:value="1715.282837">
                <text:p>1715.282837</text:p>
              </table:table-cell>
              <table:table-cell office:value-type="float" office:value="1650.053101">
                <text:p>1650.053101</text:p>
              </table:table-cell>
              <table:table-cell office:value-type="float" office:value="1717.599609">
                <text:p>1717.599609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1652.501099">
                <text:p>1652.501099</text:p>
              </table:table-cell>
              <table:table-cell office:value-type="float" office:value="1713.474121">
                <text:p>1713.474121</text:p>
              </table:table-cell>
              <table:table-cell office:value-type="float" office:value="1651.996704">
                <text:p>1651.996704</text:p>
              </table:table-cell>
              <table:table-cell office:value-type="float" office:value="1716.42334">
                <text:p>1716.42334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1647.358887">
                <text:p>1647.358887</text:p>
              </table:table-cell>
              <table:table-cell office:value-type="float" office:value="1714.811279">
                <text:p>1714.811279</text:p>
              </table:table-cell>
              <table:table-cell office:value-type="float" office:value="1650.893433">
                <text:p>1650.893433</text:p>
              </table:table-cell>
              <table:table-cell office:value-type="float" office:value="1718.608032">
                <text:p>1718.608032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1646.654053">
                <text:p>1646.654053</text:p>
              </table:table-cell>
              <table:table-cell office:value-type="float" office:value="1716.247925">
                <text:p>1716.247925</text:p>
              </table:table-cell>
              <table:table-cell office:value-type="float" office:value="1647.378418">
                <text:p>1647.378418</text:p>
              </table:table-cell>
              <table:table-cell office:value-type="float" office:value="1718.317017">
                <text:p>1718.317017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1647.178345">
                <text:p>1647.178345</text:p>
              </table:table-cell>
              <table:table-cell office:value-type="float" office:value="1716.686279">
                <text:p>1716.686279</text:p>
              </table:table-cell>
              <table:table-cell office:value-type="float" office:value="1649.53772">
                <text:p>1649.53772</text:p>
              </table:table-cell>
              <table:table-cell office:value-type="float" office:value="1714.9729">
                <text:p>1714.9729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1647.101685">
                <text:p>1647.101685</text:p>
              </table:table-cell>
              <table:table-cell office:value-type="float" office:value="1715.333862">
                <text:p>1715.333862</text:p>
              </table:table-cell>
              <table:table-cell office:value-type="float" office:value="1648.90979">
                <text:p>1648.90979</text:p>
              </table:table-cell>
              <table:table-cell office:value-type="float" office:value="1718.227051">
                <text:p>1718.227051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1648.303711">
                <text:p>1648.303711</text:p>
              </table:table-cell>
              <table:table-cell office:value-type="float" office:value="1714.206299">
                <text:p>1714.206299</text:p>
              </table:table-cell>
              <table:table-cell office:value-type="float" office:value="1648.335938">
                <text:p>1648.335938</text:p>
              </table:table-cell>
              <table:table-cell office:value-type="float" office:value="1716.163086">
                <text:p>1716.163086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650.730225">
                <text:p>1650.730225</text:p>
              </table:table-cell>
              <table:table-cell office:value-type="float" office:value="1714.192139">
                <text:p>1714.192139</text:p>
              </table:table-cell>
              <table:table-cell office:value-type="float" office:value="1649.475342">
                <text:p>1649.475342</text:p>
              </table:table-cell>
              <table:table-cell office:value-type="float" office:value="1718.799316">
                <text:p>1718.799316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1648.052612">
                <text:p>1648.052612</text:p>
              </table:table-cell>
              <table:table-cell office:value-type="float" office:value="1713.812866">
                <text:p>1713.812866</text:p>
              </table:table-cell>
              <table:table-cell office:value-type="float" office:value="1650.208862">
                <text:p>1650.208862</text:p>
              </table:table-cell>
              <table:table-cell office:value-type="float" office:value="1716.62915">
                <text:p>1716.62915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1646.483276">
                <text:p>1646.483276</text:p>
              </table:table-cell>
              <table:table-cell office:value-type="float" office:value="1714.771729">
                <text:p>1714.771729</text:p>
              </table:table-cell>
              <table:table-cell office:value-type="float" office:value="1648.669312">
                <text:p>1648.669312</text:p>
              </table:table-cell>
              <table:table-cell office:value-type="float" office:value="1719.118164">
                <text:p>1719.118164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1646.045776">
                <text:p>1646.045776</text:p>
              </table:table-cell>
              <table:table-cell office:value-type="float" office:value="1716.291626">
                <text:p>1716.291626</text:p>
              </table:table-cell>
              <table:table-cell office:value-type="float" office:value="1647.171387">
                <text:p>1647.171387</text:p>
              </table:table-cell>
              <table:table-cell office:value-type="float" office:value="1717.696777">
                <text:p>1717.696777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1642.755737">
                <text:p>1642.755737</text:p>
              </table:table-cell>
              <table:table-cell office:value-type="float" office:value="1715.333008">
                <text:p>1715.333008</text:p>
              </table:table-cell>
              <table:table-cell office:value-type="float" office:value="1648.226074">
                <text:p>1648.226074</text:p>
              </table:table-cell>
              <table:table-cell office:value-type="float" office:value="1714.452148">
                <text:p>1714.452148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1649.416382">
                <text:p>1649.416382</text:p>
              </table:table-cell>
              <table:table-cell office:value-type="float" office:value="1711.614624">
                <text:p>1711.614624</text:p>
              </table:table-cell>
              <table:table-cell office:value-type="float" office:value="1652.956299">
                <text:p>1652.956299</text:p>
              </table:table-cell>
              <table:table-cell office:value-type="float" office:value="1714.75293">
                <text:p>1714.75293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1647.026855">
                <text:p>1647.026855</text:p>
              </table:table-cell>
              <table:table-cell office:value-type="float" office:value="1714.141479">
                <text:p>1714.141479</text:p>
              </table:table-cell>
              <table:table-cell office:value-type="float" office:value="1645.586792">
                <text:p>1645.586792</text:p>
              </table:table-cell>
              <table:table-cell office:value-type="float" office:value="1717.112549">
                <text:p>1717.11254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1649.295532">
                <text:p>1649.295532</text:p>
              </table:table-cell>
              <table:table-cell office:value-type="float" office:value="1711.045288">
                <text:p>1711.045288</text:p>
              </table:table-cell>
              <table:table-cell office:value-type="float" office:value="1650.031494">
                <text:p>1650.031494</text:p>
              </table:table-cell>
              <table:table-cell office:value-type="float" office:value="1712.981323">
                <text:p>1712.98132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1643.64978">
                <text:p>1643.64978</text:p>
              </table:table-cell>
              <table:table-cell office:value-type="float" office:value="1715.05127">
                <text:p>1715.05127</text:p>
              </table:table-cell>
              <table:table-cell office:value-type="float" office:value="1646.755981">
                <text:p>1646.755981</text:p>
              </table:table-cell>
              <table:table-cell office:value-type="float" office:value="1715.825684">
                <text:p>1715.825684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1646.478638">
                <text:p>1646.478638</text:p>
              </table:table-cell>
              <table:table-cell office:value-type="float" office:value="1711.299072">
                <text:p>1711.299072</text:p>
              </table:table-cell>
              <table:table-cell office:value-type="float" office:value="1649.294067">
                <text:p>1649.294067</text:p>
              </table:table-cell>
              <table:table-cell office:value-type="float" office:value="1710.806396">
                <text:p>1710.806396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1645.487183">
                <text:p>1645.487183</text:p>
              </table:table-cell>
              <table:table-cell office:value-type="float" office:value="1713.021851">
                <text:p>1713.021851</text:p>
              </table:table-cell>
              <table:table-cell office:value-type="float" office:value="1647.117676">
                <text:p>1647.117676</text:p>
              </table:table-cell>
              <table:table-cell office:value-type="float" office:value="1712.537109">
                <text:p>1712.537109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1646.377319">
                <text:p>1646.377319</text:p>
              </table:table-cell>
              <table:table-cell office:value-type="float" office:value="1712.601318">
                <text:p>1712.601318</text:p>
              </table:table-cell>
              <table:table-cell office:value-type="float" office:value="1648.724976">
                <text:p>1648.724976</text:p>
              </table:table-cell>
              <table:table-cell office:value-type="float" office:value="1713.485229">
                <text:p>1713.485229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1648.455322">
                <text:p>1648.455322</text:p>
              </table:table-cell>
              <table:table-cell office:value-type="float" office:value="1710.375244">
                <text:p>1710.375244</text:p>
              </table:table-cell>
              <table:table-cell office:value-type="float" office:value="1650.576904">
                <text:p>1650.576904</text:p>
              </table:table-cell>
              <table:table-cell office:value-type="float" office:value="1714.014771">
                <text:p>1714.014771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1645.005005">
                <text:p>1645.005005</text:p>
              </table:table-cell>
              <table:table-cell office:value-type="float" office:value="1717.089966">
                <text:p>1717.089966</text:p>
              </table:table-cell>
              <table:table-cell office:value-type="float" office:value="1649.510742">
                <text:p>1649.510742</text:p>
              </table:table-cell>
              <table:table-cell office:value-type="float" office:value="1716.425415">
                <text:p>1716.425415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1647.786621">
                <text:p>1647.786621</text:p>
              </table:table-cell>
              <table:table-cell office:value-type="float" office:value="1709.093384">
                <text:p>1709.093384</text:p>
              </table:table-cell>
              <table:table-cell office:value-type="float" office:value="1651.288452">
                <text:p>1651.288452</text:p>
              </table:table-cell>
              <table:table-cell office:value-type="float" office:value="1710.951416">
                <text:p>1710.951416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1647.439331">
                <text:p>1647.439331</text:p>
              </table:table-cell>
              <table:table-cell office:value-type="float" office:value="1714.108276">
                <text:p>1714.108276</text:p>
              </table:table-cell>
              <table:table-cell office:value-type="float" office:value="1649.262329">
                <text:p>1649.262329</text:p>
              </table:table-cell>
              <table:table-cell office:value-type="float" office:value="1712.953003">
                <text:p>1712.953003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1646.22876">
                <text:p>1646.22876</text:p>
              </table:table-cell>
              <table:table-cell office:value-type="float" office:value="1715.574097">
                <text:p>1715.574097</text:p>
              </table:table-cell>
              <table:table-cell office:value-type="float" office:value="1649.624146">
                <text:p>1649.624146</text:p>
              </table:table-cell>
              <table:table-cell office:value-type="float" office:value="1715.802124">
                <text:p>1715.802124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1646.373535">
                <text:p>1646.373535</text:p>
              </table:table-cell>
              <table:table-cell office:value-type="float" office:value="1711.89502">
                <text:p>1711.89502</text:p>
              </table:table-cell>
              <table:table-cell office:value-type="float" office:value="1648.355835">
                <text:p>1648.355835</text:p>
              </table:table-cell>
              <table:table-cell office:value-type="float" office:value="1716.31665">
                <text:p>1716.3166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1646.400879">
                <text:p>1646.400879</text:p>
              </table:table-cell>
              <table:table-cell office:value-type="float" office:value="1713.050537">
                <text:p>1713.050537</text:p>
              </table:table-cell>
              <table:table-cell office:value-type="float" office:value="1648.903442">
                <text:p>1648.903442</text:p>
              </table:table-cell>
              <table:table-cell office:value-type="float" office:value="1716.928101">
                <text:p>1716.928101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1647.2146">
                <text:p>1647.2146</text:p>
              </table:table-cell>
              <table:table-cell office:value-type="float" office:value="1711.303223">
                <text:p>1711.303223</text:p>
              </table:table-cell>
              <table:table-cell office:value-type="float" office:value="1648.192749">
                <text:p>1648.192749</text:p>
              </table:table-cell>
              <table:table-cell office:value-type="float" office:value="1714.344971">
                <text:p>1714.344971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649.38208">
                <text:p>1649.38208</text:p>
              </table:table-cell>
              <table:table-cell office:value-type="float" office:value="1714.016968">
                <text:p>1714.016968</text:p>
              </table:table-cell>
              <table:table-cell office:value-type="float" office:value="1651.731201">
                <text:p>1651.731201</text:p>
              </table:table-cell>
              <table:table-cell office:value-type="float" office:value="1710.036621">
                <text:p>1710.036621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1642.887085">
                <text:p>1642.887085</text:p>
              </table:table-cell>
              <table:table-cell office:value-type="float" office:value="1714.405884">
                <text:p>1714.405884</text:p>
              </table:table-cell>
              <table:table-cell office:value-type="float" office:value="1649.434082">
                <text:p>1649.434082</text:p>
              </table:table-cell>
              <table:table-cell office:value-type="float" office:value="1716.066162">
                <text:p>1716.066162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1645.081787">
                <text:p>1645.081787</text:p>
              </table:table-cell>
              <table:table-cell office:value-type="float" office:value="1711.752441">
                <text:p>1711.752441</text:p>
              </table:table-cell>
              <table:table-cell office:value-type="float" office:value="1649.593994">
                <text:p>1649.593994</text:p>
              </table:table-cell>
              <table:table-cell office:value-type="float" office:value="1713.301636">
                <text:p>1713.301636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644.458862">
                <text:p>1644.458862</text:p>
              </table:table-cell>
              <table:table-cell office:value-type="float" office:value="1713.185303">
                <text:p>1713.185303</text:p>
              </table:table-cell>
              <table:table-cell office:value-type="float" office:value="1648.211304">
                <text:p>1648.211304</text:p>
              </table:table-cell>
              <table:table-cell office:value-type="float" office:value="1716.035278">
                <text:p>1716.035278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1647.390259">
                <text:p>1647.390259</text:p>
              </table:table-cell>
              <table:table-cell office:value-type="float" office:value="1714.326416">
                <text:p>1714.326416</text:p>
              </table:table-cell>
              <table:table-cell office:value-type="float" office:value="1649.090454">
                <text:p>1649.090454</text:p>
              </table:table-cell>
              <table:table-cell office:value-type="float" office:value="1714.532959">
                <text:p>1714.532959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1649.430176">
                <text:p>1649.430176</text:p>
              </table:table-cell>
              <table:table-cell office:value-type="float" office:value="1711.183228">
                <text:p>1711.183228</text:p>
              </table:table-cell>
              <table:table-cell office:value-type="float" office:value="1648.280762">
                <text:p>1648.280762</text:p>
              </table:table-cell>
              <table:table-cell office:value-type="float" office:value="1716.437988">
                <text:p>1716.437988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1646.258057">
                <text:p>1646.258057</text:p>
              </table:table-cell>
              <table:table-cell office:value-type="float" office:value="1712.872803">
                <text:p>1712.872803</text:p>
              </table:table-cell>
              <table:table-cell office:value-type="float" office:value="1647.931396">
                <text:p>1647.931396</text:p>
              </table:table-cell>
              <table:table-cell office:value-type="float" office:value="1714.903687">
                <text:p>1714.903687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48.194702">
                <text:p>1648.194702</text:p>
              </table:table-cell>
              <table:table-cell office:value-type="float" office:value="1714.576294">
                <text:p>1714.576294</text:p>
              </table:table-cell>
              <table:table-cell office:value-type="float" office:value="1649.419922">
                <text:p>1649.419922</text:p>
              </table:table-cell>
              <table:table-cell office:value-type="float" office:value="1714.36438">
                <text:p>1714.36438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1650.392822">
                <text:p>1650.392822</text:p>
              </table:table-cell>
              <table:table-cell office:value-type="float" office:value="1709.751099">
                <text:p>1709.751099</text:p>
              </table:table-cell>
              <table:table-cell office:value-type="float" office:value="1647.122314">
                <text:p>1647.122314</text:p>
              </table:table-cell>
              <table:table-cell office:value-type="float" office:value="1713.810913">
                <text:p>1713.810913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1643.966553">
                <text:p>1643.966553</text:p>
              </table:table-cell>
              <table:table-cell office:value-type="float" office:value="1714.914551">
                <text:p>1714.914551</text:p>
              </table:table-cell>
              <table:table-cell office:value-type="float" office:value="1650.065674">
                <text:p>1650.065674</text:p>
              </table:table-cell>
              <table:table-cell office:value-type="float" office:value="1714.629395">
                <text:p>1714.629395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1646.716431">
                <text:p>1646.716431</text:p>
              </table:table-cell>
              <table:table-cell office:value-type="float" office:value="1714.0354">
                <text:p>1714.0354</text:p>
              </table:table-cell>
              <table:table-cell office:value-type="float" office:value="1648.041992">
                <text:p>1648.041992</text:p>
              </table:table-cell>
              <table:table-cell office:value-type="float" office:value="1715.406372">
                <text:p>1715.406372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1649.164551">
                <text:p>1649.164551</text:p>
              </table:table-cell>
              <table:table-cell office:value-type="float" office:value="1712.00293">
                <text:p>1712.00293</text:p>
              </table:table-cell>
              <table:table-cell office:value-type="float" office:value="1650.029785">
                <text:p>1650.029785</text:p>
              </table:table-cell>
              <table:table-cell office:value-type="float" office:value="1713.845947">
                <text:p>1713.845947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1647.184448">
                <text:p>1647.184448</text:p>
              </table:table-cell>
              <table:table-cell office:value-type="float" office:value="1713.524292">
                <text:p>1713.524292</text:p>
              </table:table-cell>
              <table:table-cell office:value-type="float" office:value="1648.552002">
                <text:p>1648.552002</text:p>
              </table:table-cell>
              <table:table-cell office:value-type="float" office:value="1714.142334">
                <text:p>1714.142334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1647.575684">
                <text:p>1647.575684</text:p>
              </table:table-cell>
              <table:table-cell office:value-type="float" office:value="1711.625366">
                <text:p>1711.625366</text:p>
              </table:table-cell>
              <table:table-cell office:value-type="float" office:value="1648.710205">
                <text:p>1648.710205</text:p>
              </table:table-cell>
              <table:table-cell office:value-type="float" office:value="1714.6698">
                <text:p>1714.6698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1645.911865">
                <text:p>1645.911865</text:p>
              </table:table-cell>
              <table:table-cell office:value-type="float" office:value="1713.630249">
                <text:p>1713.630249</text:p>
              </table:table-cell>
              <table:table-cell office:value-type="float" office:value="1647.453247">
                <text:p>1647.453247</text:p>
              </table:table-cell>
              <table:table-cell office:value-type="float" office:value="1714.118652">
                <text:p>1714.118652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1644.381836">
                <text:p>1644.381836</text:p>
              </table:table-cell>
              <table:table-cell office:value-type="float" office:value="1712.465088">
                <text:p>1712.465088</text:p>
              </table:table-cell>
              <table:table-cell office:value-type="float" office:value="1647.057373">
                <text:p>1647.057373</text:p>
              </table:table-cell>
              <table:table-cell office:value-type="float" office:value="1714.634277">
                <text:p>1714.634277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646.939453">
                <text:p>1646.939453</text:p>
              </table:table-cell>
              <table:table-cell office:value-type="float" office:value="1714.814087">
                <text:p>1714.814087</text:p>
              </table:table-cell>
              <table:table-cell office:value-type="float" office:value="1644.852783">
                <text:p>1644.852783</text:p>
              </table:table-cell>
              <table:table-cell office:value-type="float" office:value="1717.914429">
                <text:p>1717.914429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1648.584717">
                <text:p>1648.584717</text:p>
              </table:table-cell>
              <table:table-cell office:value-type="float" office:value="1714.182861">
                <text:p>1714.182861</text:p>
              </table:table-cell>
              <table:table-cell office:value-type="float" office:value="1651.290161">
                <text:p>1651.290161</text:p>
              </table:table-cell>
              <table:table-cell office:value-type="float" office:value="1714.356812">
                <text:p>1714.356812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1643.161377">
                <text:p>1643.161377</text:p>
              </table:table-cell>
              <table:table-cell office:value-type="float" office:value="1716.265625">
                <text:p>1716.265625</text:p>
              </table:table-cell>
              <table:table-cell office:value-type="float" office:value="1648.716919">
                <text:p>1648.716919</text:p>
              </table:table-cell>
              <table:table-cell office:value-type="float" office:value="1717.729492">
                <text:p>1717.729492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1648.287842">
                <text:p>1648.287842</text:p>
              </table:table-cell>
              <table:table-cell office:value-type="float" office:value="1715.327148">
                <text:p>1715.327148</text:p>
              </table:table-cell>
              <table:table-cell office:value-type="float" office:value="1648.21228">
                <text:p>1648.21228</text:p>
              </table:table-cell>
              <table:table-cell office:value-type="float" office:value="1719.133057">
                <text:p>1719.133057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1649.953247">
                <text:p>1649.953247</text:p>
              </table:table-cell>
              <table:table-cell office:value-type="float" office:value="1714.176147">
                <text:p>1714.176147</text:p>
              </table:table-cell>
              <table:table-cell office:value-type="float" office:value="1649.566284">
                <text:p>1649.566284</text:p>
              </table:table-cell>
              <table:table-cell office:value-type="float" office:value="1715.729004">
                <text:p>1715.729004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1648.157959">
                <text:p>1648.157959</text:p>
              </table:table-cell>
              <table:table-cell office:value-type="float" office:value="1716.422485">
                <text:p>1716.422485</text:p>
              </table:table-cell>
              <table:table-cell office:value-type="float" office:value="1648.54187">
                <text:p>1648.54187</text:p>
              </table:table-cell>
              <table:table-cell office:value-type="float" office:value="1720.061401">
                <text:p>1720.061401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1647.579712">
                <text:p>1647.579712</text:p>
              </table:table-cell>
              <table:table-cell office:value-type="float" office:value="1714.108398">
                <text:p>1714.108398</text:p>
              </table:table-cell>
              <table:table-cell office:value-type="float" office:value="1651.837524">
                <text:p>1651.837524</text:p>
              </table:table-cell>
              <table:table-cell office:value-type="float" office:value="1718.330322">
                <text:p>1718.330322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1648.54248">
                <text:p>1648.54248</text:p>
              </table:table-cell>
              <table:table-cell office:value-type="float" office:value="1718.2323">
                <text:p>1718.2323</text:p>
              </table:table-cell>
              <table:table-cell office:value-type="float" office:value="1652.019531">
                <text:p>1652.019531</text:p>
              </table:table-cell>
              <table:table-cell office:value-type="float" office:value="1718.832275">
                <text:p>1718.832275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1647.723145">
                <text:p>1647.723145</text:p>
              </table:table-cell>
              <table:table-cell office:value-type="float" office:value="1716.467041">
                <text:p>1716.467041</text:p>
              </table:table-cell>
              <table:table-cell office:value-type="float" office:value="1650.46582">
                <text:p>1650.46582</text:p>
              </table:table-cell>
              <table:table-cell office:value-type="float" office:value="1719.615723">
                <text:p>1719.615723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652.174927">
                <text:p>1652.174927</text:p>
              </table:table-cell>
              <table:table-cell office:value-type="float" office:value="1711.819458">
                <text:p>1711.819458</text:p>
              </table:table-cell>
              <table:table-cell office:value-type="float" office:value="1649.319336">
                <text:p>1649.319336</text:p>
              </table:table-cell>
              <table:table-cell office:value-type="float" office:value="1717.666992">
                <text:p>1717.666992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1647.597656">
                <text:p>1647.597656</text:p>
              </table:table-cell>
              <table:table-cell office:value-type="float" office:value="1716.724121">
                <text:p>1716.724121</text:p>
              </table:table-cell>
              <table:table-cell office:value-type="float" office:value="1651.254395">
                <text:p>1651.254395</text:p>
              </table:table-cell>
              <table:table-cell office:value-type="float" office:value="1717.40918">
                <text:p>1717.40918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1644.117065">
                <text:p>1644.117065</text:p>
              </table:table-cell>
              <table:table-cell office:value-type="float" office:value="1718.255615">
                <text:p>1718.255615</text:p>
              </table:table-cell>
              <table:table-cell office:value-type="float" office:value="1646.428955">
                <text:p>1646.428955</text:p>
              </table:table-cell>
              <table:table-cell office:value-type="float" office:value="1718.725342">
                <text:p>1718.725342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1649.285522">
                <text:p>1649.285522</text:p>
              </table:table-cell>
              <table:table-cell office:value-type="float" office:value="1715.971802">
                <text:p>1715.971802</text:p>
              </table:table-cell>
              <table:table-cell office:value-type="float" office:value="1651.765381">
                <text:p>1651.765381</text:p>
              </table:table-cell>
              <table:table-cell office:value-type="float" office:value="1718.465332">
                <text:p>1718.465332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1647.436401">
                <text:p>1647.436401</text:p>
              </table:table-cell>
              <table:table-cell office:value-type="float" office:value="1719.266724">
                <text:p>1719.266724</text:p>
              </table:table-cell>
              <table:table-cell office:value-type="float" office:value="1649.855469">
                <text:p>1649.855469</text:p>
              </table:table-cell>
              <table:table-cell office:value-type="float" office:value="1721.504639">
                <text:p>1721.504639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1647.786377">
                <text:p>1647.786377</text:p>
              </table:table-cell>
              <table:table-cell office:value-type="float" office:value="1717.810791">
                <text:p>1717.810791</text:p>
              </table:table-cell>
              <table:table-cell office:value-type="float" office:value="1650.041504">
                <text:p>1650.041504</text:p>
              </table:table-cell>
              <table:table-cell office:value-type="float" office:value="1719.070435">
                <text:p>1719.070435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1649.443726">
                <text:p>1649.443726</text:p>
              </table:table-cell>
              <table:table-cell office:value-type="float" office:value="1716.787842">
                <text:p>1716.787842</text:p>
              </table:table-cell>
              <table:table-cell office:value-type="float" office:value="1647.270142">
                <text:p>1647.270142</text:p>
              </table:table-cell>
              <table:table-cell office:value-type="float" office:value="1718.880371">
                <text:p>1718.880371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1649.698853">
                <text:p>1649.698853</text:p>
              </table:table-cell>
              <table:table-cell office:value-type="float" office:value="1718.341553">
                <text:p>1718.341553</text:p>
              </table:table-cell>
              <table:table-cell office:value-type="float" office:value="1648.335083">
                <text:p>1648.335083</text:p>
              </table:table-cell>
              <table:table-cell office:value-type="float" office:value="1721.993042">
                <text:p>1721.993042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1649.112793">
                <text:p>1649.112793</text:p>
              </table:table-cell>
              <table:table-cell office:value-type="float" office:value="1715.46875">
                <text:p>1715.46875</text:p>
              </table:table-cell>
              <table:table-cell office:value-type="float" office:value="1650.529907">
                <text:p>1650.529907</text:p>
              </table:table-cell>
              <table:table-cell office:value-type="float" office:value="1719.65625">
                <text:p>1719.6562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1649.223999">
                <text:p>1649.223999</text:p>
              </table:table-cell>
              <table:table-cell office:value-type="float" office:value="1721.593506">
                <text:p>1721.593506</text:p>
              </table:table-cell>
              <table:table-cell office:value-type="float" office:value="1652.675659">
                <text:p>1652.675659</text:p>
              </table:table-cell>
              <table:table-cell office:value-type="float" office:value="1720.184937">
                <text:p>1720.184937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1647.862549">
                <text:p>1647.862549</text:p>
              </table:table-cell>
              <table:table-cell office:value-type="float" office:value="1720.041016">
                <text:p>1720.041016</text:p>
              </table:table-cell>
              <table:table-cell office:value-type="float" office:value="1647.328857">
                <text:p>1647.328857</text:p>
              </table:table-cell>
              <table:table-cell office:value-type="float" office:value="1722.216064">
                <text:p>1722.216064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1650.088867">
                <text:p>1650.088867</text:p>
              </table:table-cell>
              <table:table-cell office:value-type="float" office:value="1713.718506">
                <text:p>1713.718506</text:p>
              </table:table-cell>
              <table:table-cell office:value-type="float" office:value="1650.492798">
                <text:p>1650.492798</text:p>
              </table:table-cell>
              <table:table-cell office:value-type="float" office:value="1719.075806">
                <text:p>1719.075806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1647.623779">
                <text:p>1647.623779</text:p>
              </table:table-cell>
              <table:table-cell office:value-type="float" office:value="1717.047729">
                <text:p>1717.047729</text:p>
              </table:table-cell>
              <table:table-cell office:value-type="float" office:value="1652.19751">
                <text:p>1652.19751</text:p>
              </table:table-cell>
              <table:table-cell office:value-type="float" office:value="1717.55896">
                <text:p>1717.55896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1647.702393">
                <text:p>1647.702393</text:p>
              </table:table-cell>
              <table:table-cell office:value-type="float" office:value="1719.497803">
                <text:p>1719.497803</text:p>
              </table:table-cell>
              <table:table-cell office:value-type="float" office:value="1649.503906">
                <text:p>1649.503906</text:p>
              </table:table-cell>
              <table:table-cell office:value-type="float" office:value="1723.029297">
                <text:p>1723.029297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1651.111694">
                <text:p>1651.111694</text:p>
              </table:table-cell>
              <table:table-cell office:value-type="float" office:value="1718.058716">
                <text:p>1718.058716</text:p>
              </table:table-cell>
              <table:table-cell office:value-type="float" office:value="1649.563965">
                <text:p>1649.563965</text:p>
              </table:table-cell>
              <table:table-cell office:value-type="float" office:value="1719.001953">
                <text:p>1719.001953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1652.580566">
                <text:p>1652.580566</text:p>
              </table:table-cell>
              <table:table-cell office:value-type="float" office:value="1714.554321">
                <text:p>1714.554321</text:p>
              </table:table-cell>
              <table:table-cell office:value-type="float" office:value="1652.603394">
                <text:p>1652.603394</text:p>
              </table:table-cell>
              <table:table-cell office:value-type="float" office:value="1717.886108">
                <text:p>1717.886108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1650.133423">
                <text:p>1650.133423</text:p>
              </table:table-cell>
              <table:table-cell office:value-type="float" office:value="1718.744873">
                <text:p>1718.744873</text:p>
              </table:table-cell>
              <table:table-cell office:value-type="float" office:value="1652.998657">
                <text:p>1652.998657</text:p>
              </table:table-cell>
              <table:table-cell office:value-type="float" office:value="1718.395996">
                <text:p>1718.395996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1651.498779">
                <text:p>1651.498779</text:p>
              </table:table-cell>
              <table:table-cell office:value-type="float" office:value="1717.955322">
                <text:p>1717.955322</text:p>
              </table:table-cell>
              <table:table-cell office:value-type="float" office:value="1651.651611">
                <text:p>1651.651611</text:p>
              </table:table-cell>
              <table:table-cell office:value-type="float" office:value="1720.770874">
                <text:p>1720.770874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1649.605713">
                <text:p>1649.605713</text:p>
              </table:table-cell>
              <table:table-cell office:value-type="float" office:value="1719.68042">
                <text:p>1719.68042</text:p>
              </table:table-cell>
              <table:table-cell office:value-type="float" office:value="1652.312256">
                <text:p>1652.312256</text:p>
              </table:table-cell>
              <table:table-cell office:value-type="float" office:value="1720.349976">
                <text:p>1720.349976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1649.678711">
                <text:p>1649.678711</text:p>
              </table:table-cell>
              <table:table-cell office:value-type="float" office:value="1721.44812">
                <text:p>1721.44812</text:p>
              </table:table-cell>
              <table:table-cell office:value-type="float" office:value="1649.48877">
                <text:p>1649.48877</text:p>
              </table:table-cell>
              <table:table-cell office:value-type="float" office:value="1724.815796">
                <text:p>1724.815796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1651.986084">
                <text:p>1651.986084</text:p>
              </table:table-cell>
              <table:table-cell office:value-type="float" office:value="1721.321045">
                <text:p>1721.321045</text:p>
              </table:table-cell>
              <table:table-cell office:value-type="float" office:value="1654.148315">
                <text:p>1654.148315</text:p>
              </table:table-cell>
              <table:table-cell office:value-type="float" office:value="1720.903809">
                <text:p>1720.903809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1646.87854">
                <text:p>1646.87854</text:p>
              </table:table-cell>
              <table:table-cell office:value-type="float" office:value="1720.613281">
                <text:p>1720.613281</text:p>
              </table:table-cell>
              <table:table-cell office:value-type="float" office:value="1650.784058">
                <text:p>1650.784058</text:p>
              </table:table-cell>
              <table:table-cell office:value-type="float" office:value="1725.1073">
                <text:p>1725.1073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1650.418335">
                <text:p>1650.418335</text:p>
              </table:table-cell>
              <table:table-cell office:value-type="float" office:value="1719.511353">
                <text:p>1719.511353</text:p>
              </table:table-cell>
              <table:table-cell office:value-type="float" office:value="1651.869141">
                <text:p>1651.869141</text:p>
              </table:table-cell>
              <table:table-cell office:value-type="float" office:value="1722.29541">
                <text:p>1722.29541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654.473511">
                <text:p>1654.473511</text:p>
              </table:table-cell>
              <table:table-cell office:value-type="float" office:value="1718.441162">
                <text:p>1718.441162</text:p>
              </table:table-cell>
              <table:table-cell office:value-type="float" office:value="1654.693237">
                <text:p>1654.693237</text:p>
              </table:table-cell>
              <table:table-cell office:value-type="float" office:value="1721.196167">
                <text:p>1721.196167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1655.975342">
                <text:p>1655.975342</text:p>
              </table:table-cell>
              <table:table-cell office:value-type="float" office:value="1718.177124">
                <text:p>1718.177124</text:p>
              </table:table-cell>
              <table:table-cell office:value-type="float" office:value="1654.73877">
                <text:p>1654.73877</text:p>
              </table:table-cell>
              <table:table-cell office:value-type="float" office:value="1722.067139">
                <text:p>1722.067139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653.278198">
                <text:p>1653.278198</text:p>
              </table:table-cell>
              <table:table-cell office:value-type="float" office:value="1722.434326">
                <text:p>1722.434326</text:p>
              </table:table-cell>
              <table:table-cell office:value-type="float" office:value="1657.355347">
                <text:p>1657.355347</text:p>
              </table:table-cell>
              <table:table-cell office:value-type="float" office:value="1721.987061">
                <text:p>1721.987061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1653.359009">
                <text:p>1653.359009</text:p>
              </table:table-cell>
              <table:table-cell office:value-type="float" office:value="1721.283936">
                <text:p>1721.283936</text:p>
              </table:table-cell>
              <table:table-cell office:value-type="float" office:value="1654.230347">
                <text:p>1654.230347</text:p>
              </table:table-cell>
              <table:table-cell office:value-type="float" office:value="1724.24292">
                <text:p>1724.24292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1652.158569">
                <text:p>1652.158569</text:p>
              </table:table-cell>
              <table:table-cell office:value-type="float" office:value="1718.367676">
                <text:p>1718.367676</text:p>
              </table:table-cell>
              <table:table-cell office:value-type="float" office:value="1655.239624">
                <text:p>1655.239624</text:p>
              </table:table-cell>
              <table:table-cell office:value-type="float" office:value="1719.454346">
                <text:p>1719.454346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1648.50415">
                <text:p>1648.50415</text:p>
              </table:table-cell>
              <table:table-cell office:value-type="float" office:value="1720.107178">
                <text:p>1720.107178</text:p>
              </table:table-cell>
              <table:table-cell office:value-type="float" office:value="1654.141357">
                <text:p>1654.141357</text:p>
              </table:table-cell>
              <table:table-cell office:value-type="float" office:value="1722.591675">
                <text:p>1722.591675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1651.582397">
                <text:p>1651.582397</text:p>
              </table:table-cell>
              <table:table-cell office:value-type="float" office:value="1717.69043">
                <text:p>1717.69043</text:p>
              </table:table-cell>
              <table:table-cell office:value-type="float" office:value="1657.485596">
                <text:p>1657.485596</text:p>
              </table:table-cell>
              <table:table-cell office:value-type="float" office:value="1719.325195">
                <text:p>1719.325195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1652.912109">
                <text:p>1652.912109</text:p>
              </table:table-cell>
              <table:table-cell office:value-type="float" office:value="1719.897827">
                <text:p>1719.897827</text:p>
              </table:table-cell>
              <table:table-cell office:value-type="float" office:value="1654.501709">
                <text:p>1654.501709</text:p>
              </table:table-cell>
              <table:table-cell office:value-type="float" office:value="1722.681396">
                <text:p>1722.681396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1651.271729">
                <text:p>1651.271729</text:p>
              </table:table-cell>
              <table:table-cell office:value-type="float" office:value="1719.032227">
                <text:p>1719.032227</text:p>
              </table:table-cell>
              <table:table-cell office:value-type="float" office:value="1651.584717">
                <text:p>1651.584717</text:p>
              </table:table-cell>
              <table:table-cell office:value-type="float" office:value="1722.38855">
                <text:p>1722.38855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1652.206055">
                <text:p>1652.206055</text:p>
              </table:table-cell>
              <table:table-cell office:value-type="float" office:value="1718.120605">
                <text:p>1718.120605</text:p>
              </table:table-cell>
              <table:table-cell office:value-type="float" office:value="1653.752808">
                <text:p>1653.752808</text:p>
              </table:table-cell>
              <table:table-cell office:value-type="float" office:value="1722.136353">
                <text:p>1722.136353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1648.081787">
                <text:p>1648.081787</text:p>
              </table:table-cell>
              <table:table-cell office:value-type="float" office:value="1718.09375">
                <text:p>1718.09375</text:p>
              </table:table-cell>
              <table:table-cell office:value-type="float" office:value="1649.384521">
                <text:p>1649.384521</text:p>
              </table:table-cell>
              <table:table-cell office:value-type="float" office:value="1723.976929">
                <text:p>1723.976929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1650.647217">
                <text:p>1650.647217</text:p>
              </table:table-cell>
              <table:table-cell office:value-type="float" office:value="1719.812378">
                <text:p>1719.812378</text:p>
              </table:table-cell>
              <table:table-cell office:value-type="float" office:value="1652.99939">
                <text:p>1652.99939</text:p>
              </table:table-cell>
              <table:table-cell office:value-type="float" office:value="1720.283203">
                <text:p>1720.283203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1651.294434">
                <text:p>1651.294434</text:p>
              </table:table-cell>
              <table:table-cell office:value-type="float" office:value="1721.787598">
                <text:p>1721.787598</text:p>
              </table:table-cell>
              <table:table-cell office:value-type="float" office:value="1652.654053">
                <text:p>1652.654053</text:p>
              </table:table-cell>
              <table:table-cell office:value-type="float" office:value="1720.330688">
                <text:p>1720.330688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1651.492554">
                <text:p>1651.492554</text:p>
              </table:table-cell>
              <table:table-cell office:value-type="float" office:value="1717.492188">
                <text:p>1717.492188</text:p>
              </table:table-cell>
              <table:table-cell office:value-type="float" office:value="1655.829834">
                <text:p>1655.829834</text:p>
              </table:table-cell>
              <table:table-cell office:value-type="float" office:value="1720.650757">
                <text:p>1720.650757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1653.557983">
                <text:p>1653.557983</text:p>
              </table:table-cell>
              <table:table-cell office:value-type="float" office:value="1717.965698">
                <text:p>1717.965698</text:p>
              </table:table-cell>
              <table:table-cell office:value-type="float" office:value="1655.940552">
                <text:p>1655.940552</text:p>
              </table:table-cell>
              <table:table-cell office:value-type="float" office:value="1722.7146">
                <text:p>1722.7146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1651.581909">
                <text:p>1651.581909</text:p>
              </table:table-cell>
              <table:table-cell office:value-type="float" office:value="1718.666016">
                <text:p>1718.666016</text:p>
              </table:table-cell>
              <table:table-cell office:value-type="float" office:value="1651.759155">
                <text:p>1651.759155</text:p>
              </table:table-cell>
              <table:table-cell office:value-type="float" office:value="1723.025024">
                <text:p>1723.025024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651.901855">
                <text:p>1651.901855</text:p>
              </table:table-cell>
              <table:table-cell office:value-type="float" office:value="1719.482666">
                <text:p>1719.482666</text:p>
              </table:table-cell>
              <table:table-cell office:value-type="float" office:value="1651.741577">
                <text:p>1651.741577</text:p>
              </table:table-cell>
              <table:table-cell office:value-type="float" office:value="1721.781494">
                <text:p>1721.781494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1653.312744">
                <text:p>1653.312744</text:p>
              </table:table-cell>
              <table:table-cell office:value-type="float" office:value="1717.363892">
                <text:p>1717.363892</text:p>
              </table:table-cell>
              <table:table-cell office:value-type="float" office:value="1651.646729">
                <text:p>1651.646729</text:p>
              </table:table-cell>
              <table:table-cell office:value-type="float" office:value="1722.236572">
                <text:p>1722.23657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1652.063599">
                <text:p>1652.063599</text:p>
              </table:table-cell>
              <table:table-cell office:value-type="float" office:value="1718.794556">
                <text:p>1718.794556</text:p>
              </table:table-cell>
              <table:table-cell office:value-type="float" office:value="1653.368652">
                <text:p>1653.368652</text:p>
              </table:table-cell>
              <table:table-cell office:value-type="float" office:value="1720.336304">
                <text:p>1720.336304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1649.949463">
                <text:p>1649.949463</text:p>
              </table:table-cell>
              <table:table-cell office:value-type="float" office:value="1716.065552">
                <text:p>1716.065552</text:p>
              </table:table-cell>
              <table:table-cell office:value-type="float" office:value="1650.247681">
                <text:p>1650.247681</text:p>
              </table:table-cell>
              <table:table-cell office:value-type="float" office:value="1719.757568">
                <text:p>1719.757568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1652.65625">
                <text:p>1652.65625</text:p>
              </table:table-cell>
              <table:table-cell office:value-type="float" office:value="1718.228271">
                <text:p>1718.228271</text:p>
              </table:table-cell>
              <table:table-cell office:value-type="float" office:value="1653.688477">
                <text:p>1653.688477</text:p>
              </table:table-cell>
              <table:table-cell office:value-type="float" office:value="1718.360352">
                <text:p>1718.360352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1649.16748">
                <text:p>1649.16748</text:p>
              </table:table-cell>
              <table:table-cell office:value-type="float" office:value="1716.067139">
                <text:p>1716.067139</text:p>
              </table:table-cell>
              <table:table-cell office:value-type="float" office:value="1651.845947">
                <text:p>1651.845947</text:p>
              </table:table-cell>
              <table:table-cell office:value-type="float" office:value="1721.102905">
                <text:p>1721.102905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1649.536743">
                <text:p>1649.536743</text:p>
              </table:table-cell>
              <table:table-cell office:value-type="float" office:value="1720.127441">
                <text:p>1720.127441</text:p>
              </table:table-cell>
              <table:table-cell office:value-type="float" office:value="1651.270264">
                <text:p>1651.270264</text:p>
              </table:table-cell>
              <table:table-cell office:value-type="float" office:value="1721.51062">
                <text:p>1721.51062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1651.508179">
                <text:p>1651.508179</text:p>
              </table:table-cell>
              <table:table-cell office:value-type="float" office:value="1719.859863">
                <text:p>1719.859863</text:p>
              </table:table-cell>
              <table:table-cell office:value-type="float" office:value="1652.049683">
                <text:p>1652.049683</text:p>
              </table:table-cell>
              <table:table-cell office:value-type="float" office:value="1722.506958">
                <text:p>1722.506958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1652.63208">
                <text:p>1652.63208</text:p>
              </table:table-cell>
              <table:table-cell office:value-type="float" office:value="1717.394287">
                <text:p>1717.394287</text:p>
              </table:table-cell>
              <table:table-cell office:value-type="float" office:value="1654.957031">
                <text:p>1654.957031</text:p>
              </table:table-cell>
              <table:table-cell office:value-type="float" office:value="1721.384766">
                <text:p>1721.384766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1650.589478">
                <text:p>1650.589478</text:p>
              </table:table-cell>
              <table:table-cell office:value-type="float" office:value="1719.127197">
                <text:p>1719.127197</text:p>
              </table:table-cell>
              <table:table-cell office:value-type="float" office:value="1653.073242">
                <text:p>1653.073242</text:p>
              </table:table-cell>
              <table:table-cell office:value-type="float" office:value="1722.401245">
                <text:p>1722.401245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1651.080933">
                <text:p>1651.080933</text:p>
              </table:table-cell>
              <table:table-cell office:value-type="float" office:value="1722.176758">
                <text:p>1722.176758</text:p>
              </table:table-cell>
              <table:table-cell office:value-type="float" office:value="1652.439941">
                <text:p>1652.439941</text:p>
              </table:table-cell>
              <table:table-cell office:value-type="float" office:value="1724.098999">
                <text:p>1724.098999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648.370117">
                <text:p>1648.370117</text:p>
              </table:table-cell>
              <table:table-cell office:value-type="float" office:value="1720.001831">
                <text:p>1720.001831</text:p>
              </table:table-cell>
              <table:table-cell office:value-type="float" office:value="1651.120972">
                <text:p>1651.120972</text:p>
              </table:table-cell>
              <table:table-cell office:value-type="float" office:value="1721.736938">
                <text:p>1721.736938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1650.036499">
                <text:p>1650.036499</text:p>
              </table:table-cell>
              <table:table-cell office:value-type="float" office:value="1719.222656">
                <text:p>1719.222656</text:p>
              </table:table-cell>
              <table:table-cell office:value-type="float" office:value="1653.833984">
                <text:p>1653.833984</text:p>
              </table:table-cell>
              <table:table-cell office:value-type="float" office:value="1719.515259">
                <text:p>1719.515259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1649.19165">
                <text:p>1649.19165</text:p>
              </table:table-cell>
              <table:table-cell office:value-type="float" office:value="1722.79895">
                <text:p>1722.79895</text:p>
              </table:table-cell>
              <table:table-cell office:value-type="float" office:value="1652.179077">
                <text:p>1652.179077</text:p>
              </table:table-cell>
              <table:table-cell office:value-type="float" office:value="1722.309692">
                <text:p>1722.309692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1653.791992">
                <text:p>1653.791992</text:p>
              </table:table-cell>
              <table:table-cell office:value-type="float" office:value="1717.678467">
                <text:p>1717.678467</text:p>
              </table:table-cell>
              <table:table-cell office:value-type="float" office:value="1653.282959">
                <text:p>1653.282959</text:p>
              </table:table-cell>
              <table:table-cell office:value-type="float" office:value="1723.078369">
                <text:p>1723.078369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1653.363037">
                <text:p>1653.363037</text:p>
              </table:table-cell>
              <table:table-cell office:value-type="float" office:value="1720.432129">
                <text:p>1720.432129</text:p>
              </table:table-cell>
              <table:table-cell office:value-type="float" office:value="1655.621582">
                <text:p>1655.621582</text:p>
              </table:table-cell>
              <table:table-cell office:value-type="float" office:value="1721.630493">
                <text:p>1721.630493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1651.13855">
                <text:p>1651.13855</text:p>
              </table:table-cell>
              <table:table-cell office:value-type="float" office:value="1721.872681">
                <text:p>1721.872681</text:p>
              </table:table-cell>
              <table:table-cell office:value-type="float" office:value="1649.395996">
                <text:p>1649.395996</text:p>
              </table:table-cell>
              <table:table-cell office:value-type="float" office:value="1724.239868">
                <text:p>1724.239868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1653.531372">
                <text:p>1653.531372</text:p>
              </table:table-cell>
              <table:table-cell office:value-type="float" office:value="1718.503662">
                <text:p>1718.503662</text:p>
              </table:table-cell>
              <table:table-cell office:value-type="float" office:value="1655.25769">
                <text:p>1655.25769</text:p>
              </table:table-cell>
              <table:table-cell office:value-type="float" office:value="1722.194946">
                <text:p>1722.194946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1650.90564">
                <text:p>1650.90564</text:p>
              </table:table-cell>
              <table:table-cell office:value-type="float" office:value="1721.956787">
                <text:p>1721.956787</text:p>
              </table:table-cell>
              <table:table-cell office:value-type="float" office:value="1651.223022">
                <text:p>1651.223022</text:p>
              </table:table-cell>
              <table:table-cell office:value-type="float" office:value="1724.843018">
                <text:p>1724.843018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1650.394775">
                <text:p>1650.394775</text:p>
              </table:table-cell>
              <table:table-cell office:value-type="float" office:value="1721.994385">
                <text:p>1721.994385</text:p>
              </table:table-cell>
              <table:table-cell office:value-type="float" office:value="1651.668701">
                <text:p>1651.668701</text:p>
              </table:table-cell>
              <table:table-cell office:value-type="float" office:value="1722.622681">
                <text:p>1722.622681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649.672119">
                <text:p>1649.672119</text:p>
              </table:table-cell>
              <table:table-cell office:value-type="float" office:value="1721.984863">
                <text:p>1721.984863</text:p>
              </table:table-cell>
              <table:table-cell office:value-type="float" office:value="1654.093262">
                <text:p>1654.093262</text:p>
              </table:table-cell>
              <table:table-cell office:value-type="float" office:value="1723.203857">
                <text:p>1723.203857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1652.975464">
                <text:p>1652.975464</text:p>
              </table:table-cell>
              <table:table-cell office:value-type="float" office:value="1722.307861">
                <text:p>1722.307861</text:p>
              </table:table-cell>
              <table:table-cell office:value-type="float" office:value="1651.21582">
                <text:p>1651.21582</text:p>
              </table:table-cell>
              <table:table-cell office:value-type="float" office:value="1725.924561">
                <text:p>1725.924561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1653.923218">
                <text:p>1653.923218</text:p>
              </table:table-cell>
              <table:table-cell office:value-type="float" office:value="1718.542114">
                <text:p>1718.542114</text:p>
              </table:table-cell>
              <table:table-cell office:value-type="float" office:value="1654.744141">
                <text:p>1654.744141</text:p>
              </table:table-cell>
              <table:table-cell office:value-type="float" office:value="1722.907837">
                <text:p>1722.90783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1655.86145">
                <text:p>1655.86145</text:p>
              </table:table-cell>
              <table:table-cell office:value-type="float" office:value="1720.14502">
                <text:p>1720.14502</text:p>
              </table:table-cell>
              <table:table-cell office:value-type="float" office:value="1655.976685">
                <text:p>1655.976685</text:p>
              </table:table-cell>
              <table:table-cell office:value-type="float" office:value="1720.882812">
                <text:p>1720.882812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1653.089111">
                <text:p>1653.089111</text:p>
              </table:table-cell>
              <table:table-cell office:value-type="float" office:value="1724.478516">
                <text:p>1724.478516</text:p>
              </table:table-cell>
              <table:table-cell office:value-type="float" office:value="1655.409058">
                <text:p>1655.409058</text:p>
              </table:table-cell>
              <table:table-cell office:value-type="float" office:value="1722.79541">
                <text:p>1722.79541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1652.184692">
                <text:p>1652.184692</text:p>
              </table:table-cell>
              <table:table-cell office:value-type="float" office:value="1720.654785">
                <text:p>1720.654785</text:p>
              </table:table-cell>
              <table:table-cell office:value-type="float" office:value="1653.256592">
                <text:p>1653.256592</text:p>
              </table:table-cell>
              <table:table-cell office:value-type="float" office:value="1724.295044">
                <text:p>1724.295044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1649.147217">
                <text:p>1649.147217</text:p>
              </table:table-cell>
              <table:table-cell office:value-type="float" office:value="1720.385986">
                <text:p>1720.385986</text:p>
              </table:table-cell>
              <table:table-cell office:value-type="float" office:value="1651.957886">
                <text:p>1651.957886</text:p>
              </table:table-cell>
              <table:table-cell office:value-type="float" office:value="1721.859009">
                <text:p>1721.859009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1650.645996">
                <text:p>1650.645996</text:p>
              </table:table-cell>
              <table:table-cell office:value-type="float" office:value="1723.936401">
                <text:p>1723.936401</text:p>
              </table:table-cell>
              <table:table-cell office:value-type="float" office:value="1650.474121">
                <text:p>1650.474121</text:p>
              </table:table-cell>
              <table:table-cell office:value-type="float" office:value="1728.058838">
                <text:p>1728.058838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1649.930664">
                <text:p>1649.930664</text:p>
              </table:table-cell>
              <table:table-cell office:value-type="float" office:value="1722.050659">
                <text:p>1722.050659</text:p>
              </table:table-cell>
              <table:table-cell office:value-type="float" office:value="1652.261353">
                <text:p>1652.261353</text:p>
              </table:table-cell>
              <table:table-cell office:value-type="float" office:value="1725.339355">
                <text:p>1725.339355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1650.699219">
                <text:p>1650.699219</text:p>
              </table:table-cell>
              <table:table-cell office:value-type="float" office:value="1724.817383">
                <text:p>1724.817383</text:p>
              </table:table-cell>
              <table:table-cell office:value-type="float" office:value="1654.483643">
                <text:p>1654.483643</text:p>
              </table:table-cell>
              <table:table-cell office:value-type="float" office:value="1724.997314">
                <text:p>1724.997314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1651.101929">
                <text:p>1651.101929</text:p>
              </table:table-cell>
              <table:table-cell office:value-type="float" office:value="1723.565186">
                <text:p>1723.565186</text:p>
              </table:table-cell>
              <table:table-cell office:value-type="float" office:value="1656.231812">
                <text:p>1656.231812</text:p>
              </table:table-cell>
              <table:table-cell office:value-type="float" office:value="1722.566284">
                <text:p>1722.566284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1652.867432">
                <text:p>1652.867432</text:p>
              </table:table-cell>
              <table:table-cell office:value-type="float" office:value="1720.497925">
                <text:p>1720.497925</text:p>
              </table:table-cell>
              <table:table-cell office:value-type="float" office:value="1653.737915">
                <text:p>1653.737915</text:p>
              </table:table-cell>
              <table:table-cell office:value-type="float" office:value="1723.997681">
                <text:p>1723.997681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1652.665039">
                <text:p>1652.665039</text:p>
              </table:table-cell>
              <table:table-cell office:value-type="float" office:value="1724.276611">
                <text:p>1724.276611</text:p>
              </table:table-cell>
              <table:table-cell office:value-type="float" office:value="1656.232788">
                <text:p>1656.232788</text:p>
              </table:table-cell>
              <table:table-cell office:value-type="float" office:value="1725.350952">
                <text:p>1725.350952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1650.789551">
                <text:p>1650.789551</text:p>
              </table:table-cell>
              <table:table-cell office:value-type="float" office:value="1727.565796">
                <text:p>1727.565796</text:p>
              </table:table-cell>
              <table:table-cell office:value-type="float" office:value="1654.803711">
                <text:p>1654.803711</text:p>
              </table:table-cell>
              <table:table-cell office:value-type="float" office:value="1725.781128">
                <text:p>1725.781128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1650.15979">
                <text:p>1650.15979</text:p>
              </table:table-cell>
              <table:table-cell office:value-type="float" office:value="1722.476685">
                <text:p>1722.476685</text:p>
              </table:table-cell>
              <table:table-cell office:value-type="float" office:value="1656.585938">
                <text:p>1656.585938</text:p>
              </table:table-cell>
              <table:table-cell office:value-type="float" office:value="1725.625366">
                <text:p>1725.62536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1655.140381">
                <text:p>1655.140381</text:p>
              </table:table-cell>
              <table:table-cell office:value-type="float" office:value="1725.718628">
                <text:p>1725.718628</text:p>
              </table:table-cell>
              <table:table-cell office:value-type="float" office:value="1655.237915">
                <text:p>1655.237915</text:p>
              </table:table-cell>
              <table:table-cell office:value-type="float" office:value="1730.371094">
                <text:p>1730.371094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1653.060303">
                <text:p>1653.060303</text:p>
              </table:table-cell>
              <table:table-cell office:value-type="float" office:value="1723.683105">
                <text:p>1723.683105</text:p>
              </table:table-cell>
              <table:table-cell office:value-type="float" office:value="1657.280518">
                <text:p>1657.280518</text:p>
              </table:table-cell>
              <table:table-cell office:value-type="float" office:value="1726.114624">
                <text:p>1726.114624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1654.846802">
                <text:p>1654.846802</text:p>
              </table:table-cell>
              <table:table-cell office:value-type="float" office:value="1723.213379">
                <text:p>1723.213379</text:p>
              </table:table-cell>
              <table:table-cell office:value-type="float" office:value="1657.570435">
                <text:p>1657.570435</text:p>
              </table:table-cell>
              <table:table-cell office:value-type="float" office:value="1727.583252">
                <text:p>1727.583252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1652.720825">
                <text:p>1652.720825</text:p>
              </table:table-cell>
              <table:table-cell office:value-type="float" office:value="1724.589722">
                <text:p>1724.589722</text:p>
              </table:table-cell>
              <table:table-cell office:value-type="float" office:value="1654.768311">
                <text:p>1654.768311</text:p>
              </table:table-cell>
              <table:table-cell office:value-type="float" office:value="1726.536377">
                <text:p>1726.536377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1653.946777">
                <text:p>1653.946777</text:p>
              </table:table-cell>
              <table:table-cell office:value-type="float" office:value="1726.861572">
                <text:p>1726.861572</text:p>
              </table:table-cell>
              <table:table-cell office:value-type="float" office:value="1655.597412">
                <text:p>1655.597412</text:p>
              </table:table-cell>
              <table:table-cell office:value-type="float" office:value="1726.950684">
                <text:p>1726.950684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1654.504395">
                <text:p>1654.504395</text:p>
              </table:table-cell>
              <table:table-cell office:value-type="float" office:value="1724.90918">
                <text:p>1724.90918</text:p>
              </table:table-cell>
              <table:table-cell office:value-type="float" office:value="1657.690186">
                <text:p>1657.690186</text:p>
              </table:table-cell>
              <table:table-cell office:value-type="float" office:value="1728.006836">
                <text:p>1728.006836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1655.275269">
                <text:p>1655.275269</text:p>
              </table:table-cell>
              <table:table-cell office:value-type="float" office:value="1725.091797">
                <text:p>1725.091797</text:p>
              </table:table-cell>
              <table:table-cell office:value-type="float" office:value="1656.119263">
                <text:p>1656.119263</text:p>
              </table:table-cell>
              <table:table-cell office:value-type="float" office:value="1728.337158">
                <text:p>1728.337158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1651.221802">
                <text:p>1651.221802</text:p>
              </table:table-cell>
              <table:table-cell office:value-type="float" office:value="1728.169434">
                <text:p>1728.169434</text:p>
              </table:table-cell>
              <table:table-cell office:value-type="float" office:value="1655.28833">
                <text:p>1655.28833</text:p>
              </table:table-cell>
              <table:table-cell office:value-type="float" office:value="1729.013794">
                <text:p>1729.013794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1653.565308">
                <text:p>1653.565308</text:p>
              </table:table-cell>
              <table:table-cell office:value-type="float" office:value="1725.862671">
                <text:p>1725.862671</text:p>
              </table:table-cell>
              <table:table-cell office:value-type="float" office:value="1654.890381">
                <text:p>1654.890381</text:p>
              </table:table-cell>
              <table:table-cell office:value-type="float" office:value="1727.273804">
                <text:p>1727.273804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1653.672852">
                <text:p>1653.672852</text:p>
              </table:table-cell>
              <table:table-cell office:value-type="float" office:value="1727.750977">
                <text:p>1727.750977</text:p>
              </table:table-cell>
              <table:table-cell office:value-type="float" office:value="1654.258301">
                <text:p>1654.258301</text:p>
              </table:table-cell>
              <table:table-cell office:value-type="float" office:value="1729.713379">
                <text:p>1729.713379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1657.042969">
                <text:p>1657.042969</text:p>
              </table:table-cell>
              <table:table-cell office:value-type="float" office:value="1716.886353">
                <text:p>1716.886353</text:p>
              </table:table-cell>
              <table:table-cell office:value-type="float" office:value="1658.367554">
                <text:p>1658.367554</text:p>
              </table:table-cell>
              <table:table-cell office:value-type="float" office:value="1719.282471">
                <text:p>1719.282471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1654.504272">
                <text:p>1654.504272</text:p>
              </table:table-cell>
              <table:table-cell office:value-type="float" office:value="1723.668945">
                <text:p>1723.668945</text:p>
              </table:table-cell>
              <table:table-cell office:value-type="float" office:value="1657.878662">
                <text:p>1657.878662</text:p>
              </table:table-cell>
              <table:table-cell office:value-type="float" office:value="1723.339111">
                <text:p>1723.339111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1653.293945">
                <text:p>1653.293945</text:p>
              </table:table-cell>
              <table:table-cell office:value-type="float" office:value="1722.398926">
                <text:p>1722.398926</text:p>
              </table:table-cell>
              <table:table-cell office:value-type="float" office:value="1652.705444">
                <text:p>1652.705444</text:p>
              </table:table-cell>
              <table:table-cell office:value-type="float" office:value="1725.079102">
                <text:p>1725.079102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1654.490479">
                <text:p>1654.490479</text:p>
              </table:table-cell>
              <table:table-cell office:value-type="float" office:value="1716.354614">
                <text:p>1716.354614</text:p>
              </table:table-cell>
              <table:table-cell office:value-type="float" office:value="1656.150513">
                <text:p>1656.150513</text:p>
              </table:table-cell>
              <table:table-cell office:value-type="float" office:value="1721.447998">
                <text:p>1721.447998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1646.818359">
                <text:p>1646.818359</text:p>
              </table:table-cell>
              <table:table-cell office:value-type="float" office:value="1726.845459">
                <text:p>1726.845459</text:p>
              </table:table-cell>
              <table:table-cell office:value-type="float" office:value="1651.24585">
                <text:p>1651.24585</text:p>
              </table:table-cell>
              <table:table-cell office:value-type="float" office:value="1728.594482">
                <text:p>1728.594482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1648.859375">
                <text:p>1648.859375</text:p>
              </table:table-cell>
              <table:table-cell office:value-type="float" office:value="1729.48584">
                <text:p>1729.48584</text:p>
              </table:table-cell>
              <table:table-cell office:value-type="float" office:value="1652.794678">
                <text:p>1652.794678</text:p>
              </table:table-cell>
              <table:table-cell office:value-type="float" office:value="1731.784668">
                <text:p>1731.784668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650.631836">
                <text:p>1650.631836</text:p>
              </table:table-cell>
              <table:table-cell office:value-type="float" office:value="1717.757568">
                <text:p>1717.757568</text:p>
              </table:table-cell>
              <table:table-cell office:value-type="float" office:value="1656.391602">
                <text:p>1656.391602</text:p>
              </table:table-cell>
              <table:table-cell office:value-type="float" office:value="1717.144287">
                <text:p>1717.144287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1645.333374">
                <text:p>1645.333374</text:p>
              </table:table-cell>
              <table:table-cell office:value-type="float" office:value="1724.41333">
                <text:p>1724.41333</text:p>
              </table:table-cell>
              <table:table-cell office:value-type="float" office:value="1647.956787">
                <text:p>1647.956787</text:p>
              </table:table-cell>
              <table:table-cell office:value-type="float" office:value="1727.679443">
                <text:p>1727.679443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1647.928711">
                <text:p>1647.928711</text:p>
              </table:table-cell>
              <table:table-cell office:value-type="float" office:value="1720.769043">
                <text:p>1720.769043</text:p>
              </table:table-cell>
              <table:table-cell office:value-type="float" office:value="1652.061157">
                <text:p>1652.061157</text:p>
              </table:table-cell>
              <table:table-cell office:value-type="float" office:value="1721.57251">
                <text:p>1721.5725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1647.654297">
                <text:p>1647.654297</text:p>
              </table:table-cell>
              <table:table-cell office:value-type="float" office:value="1725.074097">
                <text:p>1725.074097</text:p>
              </table:table-cell>
              <table:table-cell office:value-type="float" office:value="1650.355957">
                <text:p>1650.355957</text:p>
              </table:table-cell>
              <table:table-cell office:value-type="float" office:value="1729.37915">
                <text:p>1729.37915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1654.597656">
                <text:p>1654.597656</text:p>
              </table:table-cell>
              <table:table-cell office:value-type="float" office:value="1714.119751">
                <text:p>1714.119751</text:p>
              </table:table-cell>
              <table:table-cell office:value-type="float" office:value="1658.412231">
                <text:p>1658.412231</text:p>
              </table:table-cell>
              <table:table-cell office:value-type="float" office:value="1718.481323">
                <text:p>1718.481323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1652.754028">
                <text:p>1652.754028</text:p>
              </table:table-cell>
              <table:table-cell office:value-type="float" office:value="1727.672729">
                <text:p>1727.672729</text:p>
              </table:table-cell>
              <table:table-cell office:value-type="float" office:value="1654.288208">
                <text:p>1654.288208</text:p>
              </table:table-cell>
              <table:table-cell office:value-type="float" office:value="1730.303955">
                <text:p>1730.303955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1659.383667">
                <text:p>1659.383667</text:p>
              </table:table-cell>
              <table:table-cell office:value-type="float" office:value="1717.30603">
                <text:p>1717.30603</text:p>
              </table:table-cell>
              <table:table-cell office:value-type="float" office:value="1659.743286">
                <text:p>1659.743286</text:p>
              </table:table-cell>
              <table:table-cell office:value-type="float" office:value="1716.309204">
                <text:p>1716.309204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1650.971802">
                <text:p>1650.971802</text:p>
              </table:table-cell>
              <table:table-cell office:value-type="float" office:value="1725.29126">
                <text:p>1725.29126</text:p>
              </table:table-cell>
              <table:table-cell office:value-type="float" office:value="1655.23999">
                <text:p>1655.23999</text:p>
              </table:table-cell>
              <table:table-cell office:value-type="float" office:value="1728.572876">
                <text:p>1728.57287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1655.228027">
                <text:p>1655.228027</text:p>
              </table:table-cell>
              <table:table-cell office:value-type="float" office:value="1720.019653">
                <text:p>1720.019653</text:p>
              </table:table-cell>
              <table:table-cell office:value-type="float" office:value="1657.018555">
                <text:p>1657.018555</text:p>
              </table:table-cell>
              <table:table-cell office:value-type="float" office:value="1721.032104">
                <text:p>1721.032104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1656.593872">
                <text:p>1656.593872</text:p>
              </table:table-cell>
              <table:table-cell office:value-type="float" office:value="1725.251709">
                <text:p>1725.251709</text:p>
              </table:table-cell>
              <table:table-cell office:value-type="float" office:value="1655.601074">
                <text:p>1655.601074</text:p>
              </table:table-cell>
              <table:table-cell office:value-type="float" office:value="1727.133789">
                <text:p>1727.133789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1656.585205">
                <text:p>1656.585205</text:p>
              </table:table-cell>
              <table:table-cell office:value-type="float" office:value="1719.05896">
                <text:p>1719.05896</text:p>
              </table:table-cell>
              <table:table-cell office:value-type="float" office:value="1660.491943">
                <text:p>1660.491943</text:p>
              </table:table-cell>
              <table:table-cell office:value-type="float" office:value="1719.021362">
                <text:p>1719.021362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1658.002686">
                <text:p>1658.002686</text:p>
              </table:table-cell>
              <table:table-cell office:value-type="float" office:value="1723.455078">
                <text:p>1723.455078</text:p>
              </table:table-cell>
              <table:table-cell office:value-type="float" office:value="1658.566406">
                <text:p>1658.566406</text:p>
              </table:table-cell>
              <table:table-cell office:value-type="float" office:value="1726.131836">
                <text:p>1726.131836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1650.29248">
                <text:p>1650.29248</text:p>
              </table:table-cell>
              <table:table-cell office:value-type="float" office:value="1726.728394">
                <text:p>1726.728394</text:p>
              </table:table-cell>
              <table:table-cell office:value-type="float" office:value="1651.63855">
                <text:p>1651.63855</text:p>
              </table:table-cell>
              <table:table-cell office:value-type="float" office:value="1729.492188">
                <text:p>1729.492188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1657.5979">
                <text:p>1657.5979</text:p>
              </table:table-cell>
              <table:table-cell office:value-type="float" office:value="1722.337158">
                <text:p>1722.337158</text:p>
              </table:table-cell>
              <table:table-cell office:value-type="float" office:value="1660.087402">
                <text:p>1660.087402</text:p>
              </table:table-cell>
              <table:table-cell office:value-type="float" office:value="1725.566162">
                <text:p>1725.566162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1651.932007">
                <text:p>1651.932007</text:p>
              </table:table-cell>
              <table:table-cell office:value-type="float" office:value="1728.471924">
                <text:p>1728.471924</text:p>
              </table:table-cell>
              <table:table-cell office:value-type="float" office:value="1655.364624">
                <text:p>1655.364624</text:p>
              </table:table-cell>
              <table:table-cell office:value-type="float" office:value="1727.913086">
                <text:p>1727.91308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1658.381104">
                <text:p>1658.381104</text:p>
              </table:table-cell>
              <table:table-cell office:value-type="float" office:value="1721.026123">
                <text:p>1721.026123</text:p>
              </table:table-cell>
              <table:table-cell office:value-type="float" office:value="1658.630127">
                <text:p>1658.630127</text:p>
              </table:table-cell>
              <table:table-cell office:value-type="float" office:value="1720.310425">
                <text:p>1720.310425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1650.955444">
                <text:p>1650.955444</text:p>
              </table:table-cell>
              <table:table-cell office:value-type="float" office:value="1722.89978">
                <text:p>1722.89978</text:p>
              </table:table-cell>
              <table:table-cell office:value-type="float" office:value="1655.813721">
                <text:p>1655.813721</text:p>
              </table:table-cell>
              <table:table-cell office:value-type="float" office:value="1724.148926">
                <text:p>1724.14892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1653.549316">
                <text:p>1653.549316</text:p>
              </table:table-cell>
              <table:table-cell office:value-type="float" office:value="1719.181885">
                <text:p>1719.181885</text:p>
              </table:table-cell>
              <table:table-cell office:value-type="float" office:value="1654.868774">
                <text:p>1654.868774</text:p>
              </table:table-cell>
              <table:table-cell office:value-type="float" office:value="1723.609375">
                <text:p>1723.60937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1655.824951">
                <text:p>1655.824951</text:p>
              </table:table-cell>
              <table:table-cell office:value-type="float" office:value="1712.888916">
                <text:p>1712.888916</text:p>
              </table:table-cell>
              <table:table-cell office:value-type="float" office:value="1656.424316">
                <text:p>1656.424316</text:p>
              </table:table-cell>
              <table:table-cell office:value-type="float" office:value="1719.645752">
                <text:p>1719.645752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1646.866577">
                <text:p>1646.866577</text:p>
              </table:table-cell>
              <table:table-cell office:value-type="float" office:value="1727.556519">
                <text:p>1727.556519</text:p>
              </table:table-cell>
              <table:table-cell office:value-type="float" office:value="1651.635864">
                <text:p>1651.635864</text:p>
              </table:table-cell>
              <table:table-cell office:value-type="float" office:value="1727.087524">
                <text:p>1727.087524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1649.723389">
                <text:p>1649.723389</text:p>
              </table:table-cell>
              <table:table-cell office:value-type="float" office:value="1723.686646">
                <text:p>1723.686646</text:p>
              </table:table-cell>
              <table:table-cell office:value-type="float" office:value="1653.733765">
                <text:p>1653.733765</text:p>
              </table:table-cell>
              <table:table-cell office:value-type="float" office:value="1724.397339">
                <text:p>1724.397339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1648.005493">
                <text:p>1648.005493</text:p>
              </table:table-cell>
              <table:table-cell office:value-type="float" office:value="1725.404541">
                <text:p>1725.404541</text:p>
              </table:table-cell>
              <table:table-cell office:value-type="float" office:value="1649.222778">
                <text:p>1649.222778</text:p>
              </table:table-cell>
              <table:table-cell office:value-type="float" office:value="1724.69873">
                <text:p>1724.69873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650.924438">
                <text:p>1650.924438</text:p>
              </table:table-cell>
              <table:table-cell office:value-type="float" office:value="1718.2677">
                <text:p>1718.2677</text:p>
              </table:table-cell>
              <table:table-cell office:value-type="float" office:value="1654.446411">
                <text:p>1654.446411</text:p>
              </table:table-cell>
              <table:table-cell office:value-type="float" office:value="1719.848267">
                <text:p>1719.848267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650.401978">
                <text:p>1650.401978</text:p>
              </table:table-cell>
              <table:table-cell office:value-type="float" office:value="1731.741821">
                <text:p>1731.741821</text:p>
              </table:table-cell>
              <table:table-cell office:value-type="float" office:value="1651.238892">
                <text:p>1651.238892</text:p>
              </table:table-cell>
              <table:table-cell office:value-type="float" office:value="1730.980591">
                <text:p>1730.980591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1650.337524">
                <text:p>1650.337524</text:p>
              </table:table-cell>
              <table:table-cell office:value-type="float" office:value="1723.345093">
                <text:p>1723.345093</text:p>
              </table:table-cell>
              <table:table-cell office:value-type="float" office:value="1652.88208">
                <text:p>1652.88208</text:p>
              </table:table-cell>
              <table:table-cell office:value-type="float" office:value="1724.498657">
                <text:p>1724.498657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1655.513672">
                <text:p>1655.513672</text:p>
              </table:table-cell>
              <table:table-cell office:value-type="float" office:value="1713.718262">
                <text:p>1713.718262</text:p>
              </table:table-cell>
              <table:table-cell office:value-type="float" office:value="1654.6604">
                <text:p>1654.6604</text:p>
              </table:table-cell>
              <table:table-cell office:value-type="float" office:value="1714.265991">
                <text:p>1714.265991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1650.111816">
                <text:p>1650.111816</text:p>
              </table:table-cell>
              <table:table-cell office:value-type="float" office:value="1714.508423">
                <text:p>1714.508423</text:p>
              </table:table-cell>
              <table:table-cell office:value-type="float" office:value="1650.089478">
                <text:p>1650.089478</text:p>
              </table:table-cell>
              <table:table-cell office:value-type="float" office:value="1714.411743">
                <text:p>1714.411743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1652.810303">
                <text:p>1652.810303</text:p>
              </table:table-cell>
              <table:table-cell office:value-type="float" office:value="1709.651245">
                <text:p>1709.651245</text:p>
              </table:table-cell>
              <table:table-cell office:value-type="float" office:value="1651.751953">
                <text:p>1651.751953</text:p>
              </table:table-cell>
              <table:table-cell office:value-type="float" office:value="1713.614136">
                <text:p>1713.614136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1648.411621">
                <text:p>1648.411621</text:p>
              </table:table-cell>
              <table:table-cell office:value-type="float" office:value="1720.015015">
                <text:p>1720.015015</text:p>
              </table:table-cell>
              <table:table-cell office:value-type="float" office:value="1652.047729">
                <text:p>1652.047729</text:p>
              </table:table-cell>
              <table:table-cell office:value-type="float" office:value="1718.682129">
                <text:p>1718.682129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1650.983154">
                <text:p>1650.983154</text:p>
              </table:table-cell>
              <table:table-cell office:value-type="float" office:value="1713.187622">
                <text:p>1713.187622</text:p>
              </table:table-cell>
              <table:table-cell office:value-type="float" office:value="1656.14209">
                <text:p>1656.14209</text:p>
              </table:table-cell>
              <table:table-cell office:value-type="float" office:value="1715.457764">
                <text:p>1715.457764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1652.166504">
                <text:p>1652.166504</text:p>
              </table:table-cell>
              <table:table-cell office:value-type="float" office:value="1716.566406">
                <text:p>1716.566406</text:p>
              </table:table-cell>
              <table:table-cell office:value-type="float" office:value="1655.716309">
                <text:p>1655.716309</text:p>
              </table:table-cell>
              <table:table-cell office:value-type="float" office:value="1713.875244">
                <text:p>1713.875244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1651.606201">
                <text:p>1651.606201</text:p>
              </table:table-cell>
              <table:table-cell office:value-type="float" office:value="1725.814331">
                <text:p>1725.814331</text:p>
              </table:table-cell>
              <table:table-cell office:value-type="float" office:value="1655.639282">
                <text:p>1655.639282</text:p>
              </table:table-cell>
              <table:table-cell office:value-type="float" office:value="1727.432373">
                <text:p>1727.432373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1653.155029">
                <text:p>1653.155029</text:p>
              </table:table-cell>
              <table:table-cell office:value-type="float" office:value="1732.28894">
                <text:p>1732.28894</text:p>
              </table:table-cell>
              <table:table-cell office:value-type="float" office:value="1655.891602">
                <text:p>1655.891602</text:p>
              </table:table-cell>
              <table:table-cell office:value-type="float" office:value="1732.225952">
                <text:p>1732.225952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1656.270264">
                <text:p>1656.270264</text:p>
              </table:table-cell>
              <table:table-cell office:value-type="float" office:value="1717.346924">
                <text:p>1717.346924</text:p>
              </table:table-cell>
              <table:table-cell office:value-type="float" office:value="1656.815186">
                <text:p>1656.815186</text:p>
              </table:table-cell>
              <table:table-cell office:value-type="float" office:value="1722.368286">
                <text:p>1722.368286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1651.610474">
                <text:p>1651.610474</text:p>
              </table:table-cell>
              <table:table-cell office:value-type="float" office:value="1723.27417">
                <text:p>1723.27417</text:p>
              </table:table-cell>
              <table:table-cell office:value-type="float" office:value="1652.781006">
                <text:p>1652.781006</text:p>
              </table:table-cell>
              <table:table-cell office:value-type="float" office:value="1723.731567">
                <text:p>1723.731567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1651.249756">
                <text:p>1651.249756</text:p>
              </table:table-cell>
              <table:table-cell office:value-type="float" office:value="1724.063232">
                <text:p>1724.063232</text:p>
              </table:table-cell>
              <table:table-cell office:value-type="float" office:value="1654.283813">
                <text:p>1654.283813</text:p>
              </table:table-cell>
              <table:table-cell office:value-type="float" office:value="1723.721558">
                <text:p>1723.721558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1651.409668">
                <text:p>1651.409668</text:p>
              </table:table-cell>
              <table:table-cell office:value-type="float" office:value="1720.820679">
                <text:p>1720.820679</text:p>
              </table:table-cell>
              <table:table-cell office:value-type="float" office:value="1652.244019">
                <text:p>1652.244019</text:p>
              </table:table-cell>
              <table:table-cell office:value-type="float" office:value="1722.054688">
                <text:p>1722.054688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1654.019409">
                <text:p>1654.019409</text:p>
              </table:table-cell>
              <table:table-cell office:value-type="float" office:value="1719.034668">
                <text:p>1719.034668</text:p>
              </table:table-cell>
              <table:table-cell office:value-type="float" office:value="1654.429077">
                <text:p>1654.429077</text:p>
              </table:table-cell>
              <table:table-cell office:value-type="float" office:value="1720.046021">
                <text:p>1720.046021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1649.304932">
                <text:p>1649.304932</text:p>
              </table:table-cell>
              <table:table-cell office:value-type="float" office:value="1716.907349">
                <text:p>1716.907349</text:p>
              </table:table-cell>
              <table:table-cell office:value-type="float" office:value="1651.883423">
                <text:p>1651.883423</text:p>
              </table:table-cell>
              <table:table-cell office:value-type="float" office:value="1716.466309">
                <text:p>1716.466309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1641.215942">
                <text:p>1641.215942</text:p>
              </table:table-cell>
              <table:table-cell office:value-type="float" office:value="1711.739258">
                <text:p>1711.739258</text:p>
              </table:table-cell>
              <table:table-cell office:value-type="float" office:value="1645.666992">
                <text:p>1645.666992</text:p>
              </table:table-cell>
              <table:table-cell office:value-type="float" office:value="1712.943115">
                <text:p>1712.943115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1618.151123">
                <text:p>1618.151123</text:p>
              </table:table-cell>
              <table:table-cell office:value-type="float" office:value="1715.029297">
                <text:p>1715.029297</text:p>
              </table:table-cell>
              <table:table-cell office:value-type="float" office:value="1623.729614">
                <text:p>1623.729614</text:p>
              </table:table-cell>
              <table:table-cell office:value-type="float" office:value="1709.536011">
                <text:p>1709.536011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1619.235352">
                <text:p>1619.235352</text:p>
              </table:table-cell>
              <table:table-cell office:value-type="float" office:value="1690.706543">
                <text:p>1690.706543</text:p>
              </table:table-cell>
              <table:table-cell office:value-type="float" office:value="1622.604004">
                <text:p>1622.604004</text:p>
              </table:table-cell>
              <table:table-cell office:value-type="float" office:value="1686.355225">
                <text:p>1686.355225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1618.821899">
                <text:p>1618.821899</text:p>
              </table:table-cell>
              <table:table-cell office:value-type="float" office:value="1678.407593">
                <text:p>1678.407593</text:p>
              </table:table-cell>
              <table:table-cell office:value-type="float" office:value="1621.521606">
                <text:p>1621.521606</text:p>
              </table:table-cell>
              <table:table-cell office:value-type="float" office:value="1678.399902">
                <text:p>1678.399902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1609.917236">
                <text:p>1609.917236</text:p>
              </table:table-cell>
              <table:table-cell office:value-type="float" office:value="1671.381226">
                <text:p>1671.381226</text:p>
              </table:table-cell>
              <table:table-cell office:value-type="float" office:value="1606.814331">
                <text:p>1606.814331</text:p>
              </table:table-cell>
              <table:table-cell office:value-type="float" office:value="1675.744873">
                <text:p>1675.744873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1601.544678">
                <text:p>1601.544678</text:p>
              </table:table-cell>
              <table:table-cell office:value-type="float" office:value="1663.196777">
                <text:p>1663.196777</text:p>
              </table:table-cell>
              <table:table-cell office:value-type="float" office:value="1608.433838">
                <text:p>1608.433838</text:p>
              </table:table-cell>
              <table:table-cell office:value-type="float" office:value="1662.796265">
                <text:p>1662.796265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1601.411499">
                <text:p>1601.411499</text:p>
              </table:table-cell>
              <table:table-cell office:value-type="float" office:value="1655.418701">
                <text:p>1655.418701</text:p>
              </table:table-cell>
              <table:table-cell office:value-type="float" office:value="1599.915039">
                <text:p>1599.915039</text:p>
              </table:table-cell>
              <table:table-cell office:value-type="float" office:value="1651.939209">
                <text:p>1651.939209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1597.189209">
                <text:p>1597.189209</text:p>
              </table:table-cell>
              <table:table-cell office:value-type="float" office:value="1650.42981">
                <text:p>1650.42981</text:p>
              </table:table-cell>
              <table:table-cell office:value-type="float" office:value="1596.164551">
                <text:p>1596.164551</text:p>
              </table:table-cell>
              <table:table-cell office:value-type="float" office:value="1647.437988">
                <text:p>1647.437988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1591.94043">
                <text:p>1591.94043</text:p>
              </table:table-cell>
              <table:table-cell office:value-type="float" office:value="1642.402344">
                <text:p>1642.402344</text:p>
              </table:table-cell>
              <table:table-cell office:value-type="float" office:value="1595.178589">
                <text:p>1595.178589</text:p>
              </table:table-cell>
              <table:table-cell office:value-type="float" office:value="1640.310547">
                <text:p>1640.310547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1588.826538">
                <text:p>1588.826538</text:p>
              </table:table-cell>
              <table:table-cell office:value-type="float" office:value="1634.518921">
                <text:p>1634.518921</text:p>
              </table:table-cell>
              <table:table-cell office:value-type="float" office:value="1586.965576">
                <text:p>1586.965576</text:p>
              </table:table-cell>
              <table:table-cell office:value-type="float" office:value="1639.012939">
                <text:p>1639.012939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1586.354004">
                <text:p>1586.354004</text:p>
              </table:table-cell>
              <table:table-cell office:value-type="float" office:value="1628.122559">
                <text:p>1628.122559</text:p>
              </table:table-cell>
              <table:table-cell office:value-type="float" office:value="1587.450195">
                <text:p>1587.450195</text:p>
              </table:table-cell>
              <table:table-cell office:value-type="float" office:value="1627.215088">
                <text:p>1627.215088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1586.700439">
                <text:p>1586.700439</text:p>
              </table:table-cell>
              <table:table-cell office:value-type="float" office:value="1623.195312">
                <text:p>1623.195312</text:p>
              </table:table-cell>
              <table:table-cell office:value-type="float" office:value="1586.351196">
                <text:p>1586.351196</text:p>
              </table:table-cell>
              <table:table-cell office:value-type="float" office:value="1620.366089">
                <text:p>1620.366089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1583.614868">
                <text:p>1583.614868</text:p>
              </table:table-cell>
              <table:table-cell office:value-type="float" office:value="1619.319336">
                <text:p>1619.319336</text:p>
              </table:table-cell>
              <table:table-cell office:value-type="float" office:value="1581.423218">
                <text:p>1581.423218</text:p>
              </table:table-cell>
              <table:table-cell office:value-type="float" office:value="1618.905518">
                <text:p>1618.905518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1581.927124">
                <text:p>1581.927124</text:p>
              </table:table-cell>
              <table:table-cell office:value-type="float" office:value="1617.216919">
                <text:p>1617.216919</text:p>
              </table:table-cell>
              <table:table-cell office:value-type="float" office:value="1579.804077">
                <text:p>1579.804077</text:p>
              </table:table-cell>
              <table:table-cell office:value-type="float" office:value="1616.490234">
                <text:p>1616.490234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1578.9729">
                <text:p>1578.9729</text:p>
              </table:table-cell>
              <table:table-cell office:value-type="float" office:value="1609.434692">
                <text:p>1609.434692</text:p>
              </table:table-cell>
              <table:table-cell office:value-type="float" office:value="1583.338623">
                <text:p>1583.338623</text:p>
              </table:table-cell>
              <table:table-cell office:value-type="float" office:value="1608.17627">
                <text:p>1608.17627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1578.37561">
                <text:p>1578.37561</text:p>
              </table:table-cell>
              <table:table-cell office:value-type="float" office:value="1605.813965">
                <text:p>1605.813965</text:p>
              </table:table-cell>
              <table:table-cell office:value-type="float" office:value="1573.796021">
                <text:p>1573.796021</text:p>
              </table:table-cell>
              <table:table-cell office:value-type="float" office:value="1608.161011">
                <text:p>1608.161011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1574.197388">
                <text:p>1574.197388</text:p>
              </table:table-cell>
              <table:table-cell office:value-type="float" office:value="1606.164795">
                <text:p>1606.164795</text:p>
              </table:table-cell>
              <table:table-cell office:value-type="float" office:value="1575.960205">
                <text:p>1575.960205</text:p>
              </table:table-cell>
              <table:table-cell office:value-type="float" office:value="1605.246338">
                <text:p>1605.246338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1578.371582">
                <text:p>1578.371582</text:p>
              </table:table-cell>
              <table:table-cell office:value-type="float" office:value="1599.482178">
                <text:p>1599.482178</text:p>
              </table:table-cell>
              <table:table-cell office:value-type="float" office:value="1576.658447">
                <text:p>1576.658447</text:p>
              </table:table-cell>
              <table:table-cell office:value-type="float" office:value="1600.292603">
                <text:p>1600.292603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1573.582642">
                <text:p>1573.582642</text:p>
              </table:table-cell>
              <table:table-cell office:value-type="float" office:value="1596.904175">
                <text:p>1596.904175</text:p>
              </table:table-cell>
              <table:table-cell office:value-type="float" office:value="1574.09082">
                <text:p>1574.09082</text:p>
              </table:table-cell>
              <table:table-cell office:value-type="float" office:value="1597.79126">
                <text:p>1597.79126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1571.675781">
                <text:p>1571.675781</text:p>
              </table:table-cell>
              <table:table-cell office:value-type="float" office:value="1599.578247">
                <text:p>1599.578247</text:p>
              </table:table-cell>
              <table:table-cell office:value-type="float" office:value="1573.891479">
                <text:p>1573.891479</text:p>
              </table:table-cell>
              <table:table-cell office:value-type="float" office:value="1596.45813">
                <text:p>1596.45813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1575.287476">
                <text:p>1575.287476</text:p>
              </table:table-cell>
              <table:table-cell office:value-type="float" office:value="1594.843872">
                <text:p>1594.843872</text:p>
              </table:table-cell>
              <table:table-cell office:value-type="float" office:value="1575.256714">
                <text:p>1575.256714</text:p>
              </table:table-cell>
              <table:table-cell office:value-type="float" office:value="1592.649902">
                <text:p>1592.649902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1571.467651">
                <text:p>1571.467651</text:p>
              </table:table-cell>
              <table:table-cell office:value-type="float" office:value="1589.099976">
                <text:p>1589.099976</text:p>
              </table:table-cell>
              <table:table-cell office:value-type="float" office:value="1570.251099">
                <text:p>1570.251099</text:p>
              </table:table-cell>
              <table:table-cell office:value-type="float" office:value="1589.040039">
                <text:p>1589.040039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1572.865723">
                <text:p>1572.865723</text:p>
              </table:table-cell>
              <table:table-cell office:value-type="float" office:value="1589.178223">
                <text:p>1589.178223</text:p>
              </table:table-cell>
              <table:table-cell office:value-type="float" office:value="1570.320068">
                <text:p>1570.320068</text:p>
              </table:table-cell>
              <table:table-cell office:value-type="float" office:value="1588.33374">
                <text:p>1588.33374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1570.871338">
                <text:p>1570.871338</text:p>
              </table:table-cell>
              <table:table-cell office:value-type="float" office:value="1588.631958">
                <text:p>1588.631958</text:p>
              </table:table-cell>
              <table:table-cell office:value-type="float" office:value="1569.307861">
                <text:p>1569.307861</text:p>
              </table:table-cell>
              <table:table-cell office:value-type="float" office:value="1589.826416">
                <text:p>1589.826416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1567.865723">
                <text:p>1567.865723</text:p>
              </table:table-cell>
              <table:table-cell office:value-type="float" office:value="1584.418823">
                <text:p>1584.418823</text:p>
              </table:table-cell>
              <table:table-cell office:value-type="float" office:value="1569.14856">
                <text:p>1569.14856</text:p>
              </table:table-cell>
              <table:table-cell office:value-type="float" office:value="1587.420044">
                <text:p>1587.420044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1593.574219">
                <text:p>1593.574219</text:p>
              </table:table-cell>
              <table:table-cell office:value-type="float" office:value="1649.07373">
                <text:p>1649.07373</text:p>
              </table:table-cell>
              <table:table-cell office:value-type="float" office:value="1517.389648">
                <text:p>1517.389648</text:p>
              </table:table-cell>
              <table:table-cell office:value-type="float" office:value="1544.634155">
                <text:p>1544.634155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1607.297119">
                <text:p>1607.297119</text:p>
              </table:table-cell>
              <table:table-cell office:value-type="float" office:value="1655.882935">
                <text:p>1655.882935</text:p>
              </table:table-cell>
              <table:table-cell office:value-type="float" office:value="1513.539185">
                <text:p>1513.539185</text:p>
              </table:table-cell>
              <table:table-cell office:value-type="float" office:value="1559.380615">
                <text:p>1559.380615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1613.695435">
                <text:p>1613.695435</text:p>
              </table:table-cell>
              <table:table-cell office:value-type="float" office:value="1665.969482">
                <text:p>1665.969482</text:p>
              </table:table-cell>
              <table:table-cell office:value-type="float" office:value="1552.829102">
                <text:p>1552.829102</text:p>
              </table:table-cell>
              <table:table-cell office:value-type="float" office:value="1588.442871">
                <text:p>1588.442871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1637.355835">
                <text:p>1637.355835</text:p>
              </table:table-cell>
              <table:table-cell office:value-type="float" office:value="1639.081055">
                <text:p>1639.081055</text:p>
              </table:table-cell>
              <table:table-cell office:value-type="float" office:value="1645.400635">
                <text:p>1645.400635</text:p>
              </table:table-cell>
              <table:table-cell office:value-type="float" office:value="1637.472656">
                <text:p>1637.472656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1672.351318">
                <text:p>1672.351318</text:p>
              </table:table-cell>
              <table:table-cell office:value-type="float" office:value="1631.559937">
                <text:p>1631.559937</text:p>
              </table:table-cell>
              <table:table-cell office:value-type="float" office:value="1698.535889">
                <text:p>1698.535889</text:p>
              </table:table-cell>
              <table:table-cell office:value-type="float" office:value="1638.58252">
                <text:p>1638.58252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1670.150635">
                <text:p>1670.150635</text:p>
              </table:table-cell>
              <table:table-cell office:value-type="float" office:value="1701.777588">
                <text:p>1701.777588</text:p>
              </table:table-cell>
              <table:table-cell office:value-type="float" office:value="1686.642578">
                <text:p>1686.642578</text:p>
              </table:table-cell>
              <table:table-cell office:value-type="float" office:value="1690.681274">
                <text:p>1690.681274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1650.79248">
                <text:p>1650.79248</text:p>
              </table:table-cell>
              <table:table-cell office:value-type="float" office:value="1709.239014">
                <text:p>1709.239014</text:p>
              </table:table-cell>
              <table:table-cell office:value-type="float" office:value="1649.434082">
                <text:p>1649.434082</text:p>
              </table:table-cell>
              <table:table-cell office:value-type="float" office:value="1713.338135">
                <text:p>1713.338135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1626.930054">
                <text:p>1626.930054</text:p>
              </table:table-cell>
              <table:table-cell office:value-type="float" office:value="1713.037231">
                <text:p>1713.037231</text:p>
              </table:table-cell>
              <table:table-cell office:value-type="float" office:value="1619.71875">
                <text:p>1619.71875</text:p>
              </table:table-cell>
              <table:table-cell office:value-type="float" office:value="1730.342163">
                <text:p>1730.342163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1642.932495">
                <text:p>1642.932495</text:p>
              </table:table-cell>
              <table:table-cell office:value-type="float" office:value="1687.361694">
                <text:p>1687.361694</text:p>
              </table:table-cell>
              <table:table-cell office:value-type="float" office:value="1647.942627">
                <text:p>1647.942627</text:p>
              </table:table-cell>
              <table:table-cell office:value-type="float" office:value="1696.880249">
                <text:p>1696.880249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1635.557861">
                <text:p>1635.557861</text:p>
              </table:table-cell>
              <table:table-cell office:value-type="float" office:value="1711.174316">
                <text:p>1711.174316</text:p>
              </table:table-cell>
              <table:table-cell office:value-type="float" office:value="1648.099365">
                <text:p>1648.099365</text:p>
              </table:table-cell>
              <table:table-cell office:value-type="float" office:value="1697.767578">
                <text:p>1697.767578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1640.037598">
                <text:p>1640.037598</text:p>
              </table:table-cell>
              <table:table-cell office:value-type="float" office:value="1704.755127">
                <text:p>1704.755127</text:p>
              </table:table-cell>
              <table:table-cell office:value-type="float" office:value="1633.560913">
                <text:p>1633.560913</text:p>
              </table:table-cell>
              <table:table-cell office:value-type="float" office:value="1711.530884">
                <text:p>1711.530884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1640.444214">
                <text:p>1640.444214</text:p>
              </table:table-cell>
              <table:table-cell office:value-type="float" office:value="1702.383789">
                <text:p>1702.383789</text:p>
              </table:table-cell>
              <table:table-cell office:value-type="float" office:value="1643.716431">
                <text:p>1643.716431</text:p>
              </table:table-cell>
              <table:table-cell office:value-type="float" office:value="1703.518799">
                <text:p>1703.518799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1640.007446">
                <text:p>1640.007446</text:p>
              </table:table-cell>
              <table:table-cell office:value-type="float" office:value="1703.578735">
                <text:p>1703.578735</text:p>
              </table:table-cell>
              <table:table-cell office:value-type="float" office:value="1641.098877">
                <text:p>1641.098877</text:p>
              </table:table-cell>
              <table:table-cell office:value-type="float" office:value="1707.162231">
                <text:p>1707.162231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1636.259521">
                <text:p>1636.259521</text:p>
              </table:table-cell>
              <table:table-cell office:value-type="float" office:value="1704.626709">
                <text:p>1704.626709</text:p>
              </table:table-cell>
              <table:table-cell office:value-type="float" office:value="1641.59021">
                <text:p>1641.59021</text:p>
              </table:table-cell>
              <table:table-cell office:value-type="float" office:value="1702.682983">
                <text:p>1702.682983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1643.278076">
                <text:p>1643.278076</text:p>
              </table:table-cell>
              <table:table-cell office:value-type="float" office:value="1704.569214">
                <text:p>1704.569214</text:p>
              </table:table-cell>
              <table:table-cell office:value-type="float" office:value="1644.076538">
                <text:p>1644.076538</text:p>
              </table:table-cell>
              <table:table-cell office:value-type="float" office:value="1703.24585">
                <text:p>1703.24585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1638.815552">
                <text:p>1638.815552</text:p>
              </table:table-cell>
              <table:table-cell office:value-type="float" office:value="1703.467896">
                <text:p>1703.467896</text:p>
              </table:table-cell>
              <table:table-cell office:value-type="float" office:value="1643.893311">
                <text:p>1643.893311</text:p>
              </table:table-cell>
              <table:table-cell office:value-type="float" office:value="1703.907471">
                <text:p>1703.907471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1638.883789">
                <text:p>1638.883789</text:p>
              </table:table-cell>
              <table:table-cell office:value-type="float" office:value="1705.070312">
                <text:p>1705.070312</text:p>
              </table:table-cell>
              <table:table-cell office:value-type="float" office:value="1644.116943">
                <text:p>1644.116943</text:p>
              </table:table-cell>
              <table:table-cell office:value-type="float" office:value="1706.536743">
                <text:p>1706.536743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1638.567505">
                <text:p>1638.567505</text:p>
              </table:table-cell>
              <table:table-cell office:value-type="float" office:value="1705.928955">
                <text:p>1705.928955</text:p>
              </table:table-cell>
              <table:table-cell office:value-type="float" office:value="1644.933594">
                <text:p>1644.933594</text:p>
              </table:table-cell>
              <table:table-cell office:value-type="float" office:value="1702.321289">
                <text:p>1702.321289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1637.243042">
                <text:p>1637.243042</text:p>
              </table:table-cell>
              <table:table-cell office:value-type="float" office:value="1708.560059">
                <text:p>1708.560059</text:p>
              </table:table-cell>
              <table:table-cell office:value-type="float" office:value="1644.73584">
                <text:p>1644.73584</text:p>
              </table:table-cell>
              <table:table-cell office:value-type="float" office:value="1708.216553">
                <text:p>1708.216553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1639.922241">
                <text:p>1639.922241</text:p>
              </table:table-cell>
              <table:table-cell office:value-type="float" office:value="1708.943604">
                <text:p>1708.943604</text:p>
              </table:table-cell>
              <table:table-cell office:value-type="float" office:value="1643.243286">
                <text:p>1643.243286</text:p>
              </table:table-cell>
              <table:table-cell office:value-type="float" office:value="1705.742432">
                <text:p>1705.742432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1641.158691">
                <text:p>1641.158691</text:p>
              </table:table-cell>
              <table:table-cell office:value-type="float" office:value="1708.859375">
                <text:p>1708.859375</text:p>
              </table:table-cell>
              <table:table-cell office:value-type="float" office:value="1646.922241">
                <text:p>1646.922241</text:p>
              </table:table-cell>
              <table:table-cell office:value-type="float" office:value="1706.011475">
                <text:p>1706.011475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1637.94104">
                <text:p>1637.94104</text:p>
              </table:table-cell>
              <table:table-cell office:value-type="float" office:value="1711.850952">
                <text:p>1711.850952</text:p>
              </table:table-cell>
              <table:table-cell office:value-type="float" office:value="1642.859009">
                <text:p>1642.859009</text:p>
              </table:table-cell>
              <table:table-cell office:value-type="float" office:value="1711.800537">
                <text:p>1711.800537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1641.230591">
                <text:p>1641.230591</text:p>
              </table:table-cell>
              <table:table-cell office:value-type="float" office:value="1709.840454">
                <text:p>1709.840454</text:p>
              </table:table-cell>
              <table:table-cell office:value-type="float" office:value="1648.339355">
                <text:p>1648.339355</text:p>
              </table:table-cell>
              <table:table-cell office:value-type="float" office:value="1704.400513">
                <text:p>1704.400513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1640.787354">
                <text:p>1640.787354</text:p>
              </table:table-cell>
              <table:table-cell office:value-type="float" office:value="1708.663086">
                <text:p>1708.663086</text:p>
              </table:table-cell>
              <table:table-cell office:value-type="float" office:value="1645.96167">
                <text:p>1645.96167</text:p>
              </table:table-cell>
              <table:table-cell office:value-type="float" office:value="1708.484253">
                <text:p>1708.484253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1639.343506">
                <text:p>1639.343506</text:p>
              </table:table-cell>
              <table:table-cell office:value-type="float" office:value="1707.864014">
                <text:p>1707.864014</text:p>
              </table:table-cell>
              <table:table-cell office:value-type="float" office:value="1642.883545">
                <text:p>1642.883545</text:p>
              </table:table-cell>
              <table:table-cell office:value-type="float" office:value="1709.065308">
                <text:p>1709.065308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1639.530884">
                <text:p>1639.530884</text:p>
              </table:table-cell>
              <table:table-cell office:value-type="float" office:value="1710.630737">
                <text:p>1710.630737</text:p>
              </table:table-cell>
              <table:table-cell office:value-type="float" office:value="1647.756226">
                <text:p>1647.756226</text:p>
              </table:table-cell>
              <table:table-cell office:value-type="float" office:value="1708.474121">
                <text:p>1708.474121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1643.55957">
                <text:p>1643.55957</text:p>
              </table:table-cell>
              <table:table-cell office:value-type="float" office:value="1708.57019">
                <text:p>1708.57019</text:p>
              </table:table-cell>
              <table:table-cell office:value-type="float" office:value="1654.531372">
                <text:p>1654.531372</text:p>
              </table:table-cell>
              <table:table-cell office:value-type="float" office:value="1705.733154">
                <text:p>1705.733154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1641.598145">
                <text:p>1641.598145</text:p>
              </table:table-cell>
              <table:table-cell office:value-type="float" office:value="1712.05481">
                <text:p>1712.05481</text:p>
              </table:table-cell>
              <table:table-cell office:value-type="float" office:value="1647.973755">
                <text:p>1647.973755</text:p>
              </table:table-cell>
              <table:table-cell office:value-type="float" office:value="1711.154541">
                <text:p>1711.154541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1637.796997">
                <text:p>1637.796997</text:p>
              </table:table-cell>
              <table:table-cell office:value-type="float" office:value="1711.299683">
                <text:p>1711.299683</text:p>
              </table:table-cell>
              <table:table-cell office:value-type="float" office:value="1642.477661">
                <text:p>1642.477661</text:p>
              </table:table-cell>
              <table:table-cell office:value-type="float" office:value="1709.966064">
                <text:p>1709.966064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1643.309692">
                <text:p>1643.309692</text:p>
              </table:table-cell>
              <table:table-cell office:value-type="float" office:value="1707.437134">
                <text:p>1707.437134</text:p>
              </table:table-cell>
              <table:table-cell office:value-type="float" office:value="1649.902954">
                <text:p>1649.902954</text:p>
              </table:table-cell>
              <table:table-cell office:value-type="float" office:value="1707.169678">
                <text:p>1707.169678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1642.009277">
                <text:p>1642.009277</text:p>
              </table:table-cell>
              <table:table-cell office:value-type="float" office:value="1710.040649">
                <text:p>1710.040649</text:p>
              </table:table-cell>
              <table:table-cell office:value-type="float" office:value="1644.36438">
                <text:p>1644.36438</text:p>
              </table:table-cell>
              <table:table-cell office:value-type="float" office:value="1712.058472">
                <text:p>1712.058472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1642.370972">
                <text:p>1642.370972</text:p>
              </table:table-cell>
              <table:table-cell office:value-type="float" office:value="1711.520752">
                <text:p>1711.520752</text:p>
              </table:table-cell>
              <table:table-cell office:value-type="float" office:value="1649.101318">
                <text:p>1649.101318</text:p>
              </table:table-cell>
              <table:table-cell office:value-type="float" office:value="1707.747681">
                <text:p>1707.747681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1640.577026">
                <text:p>1640.577026</text:p>
              </table:table-cell>
              <table:table-cell office:value-type="float" office:value="1707.779297">
                <text:p>1707.779297</text:p>
              </table:table-cell>
              <table:table-cell office:value-type="float" office:value="1648.693481">
                <text:p>1648.693481</text:p>
              </table:table-cell>
              <table:table-cell office:value-type="float" office:value="1708.503296">
                <text:p>1708.503296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1641.914795">
                <text:p>1641.914795</text:p>
              </table:table-cell>
              <table:table-cell office:value-type="float" office:value="1709.23584">
                <text:p>1709.23584</text:p>
              </table:table-cell>
              <table:table-cell office:value-type="float" office:value="1647.164673">
                <text:p>1647.164673</text:p>
              </table:table-cell>
              <table:table-cell office:value-type="float" office:value="1712.645142">
                <text:p>1712.645142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1643.475098">
                <text:p>1643.475098</text:p>
              </table:table-cell>
              <table:table-cell office:value-type="float" office:value="1712.223511">
                <text:p>1712.223511</text:p>
              </table:table-cell>
              <table:table-cell office:value-type="float" office:value="1648.168701">
                <text:p>1648.168701</text:p>
              </table:table-cell>
              <table:table-cell office:value-type="float" office:value="1707.16333">
                <text:p>1707.16333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1643.453247">
                <text:p>1643.453247</text:p>
              </table:table-cell>
              <table:table-cell office:value-type="float" office:value="1709.821777">
                <text:p>1709.821777</text:p>
              </table:table-cell>
              <table:table-cell office:value-type="float" office:value="1646.802612">
                <text:p>1646.802612</text:p>
              </table:table-cell>
              <table:table-cell office:value-type="float" office:value="1711.573242">
                <text:p>1711.573242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1641.327515">
                <text:p>1641.327515</text:p>
              </table:table-cell>
              <table:table-cell office:value-type="float" office:value="1712.419189">
                <text:p>1712.419189</text:p>
              </table:table-cell>
              <table:table-cell office:value-type="float" office:value="1646.776123">
                <text:p>1646.776123</text:p>
              </table:table-cell>
              <table:table-cell office:value-type="float" office:value="1709.260254">
                <text:p>1709.260254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1640.485107">
                <text:p>1640.485107</text:p>
              </table:table-cell>
              <table:table-cell office:value-type="float" office:value="1714.474121">
                <text:p>1714.474121</text:p>
              </table:table-cell>
              <table:table-cell office:value-type="float" office:value="1646.439453">
                <text:p>1646.439453</text:p>
              </table:table-cell>
              <table:table-cell office:value-type="float" office:value="1709.485718">
                <text:p>1709.485718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1644.504028">
                <text:p>1644.504028</text:p>
              </table:table-cell>
              <table:table-cell office:value-type="float" office:value="1712.740601">
                <text:p>1712.740601</text:p>
              </table:table-cell>
              <table:table-cell office:value-type="float" office:value="1646.181274">
                <text:p>1646.181274</text:p>
              </table:table-cell>
              <table:table-cell office:value-type="float" office:value="1709.299927">
                <text:p>1709.299927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1641.001099">
                <text:p>1641.001099</text:p>
              </table:table-cell>
              <table:table-cell office:value-type="float" office:value="1711.044434">
                <text:p>1711.044434</text:p>
              </table:table-cell>
              <table:table-cell office:value-type="float" office:value="1649.18811">
                <text:p>1649.18811</text:p>
              </table:table-cell>
              <table:table-cell office:value-type="float" office:value="1707.325928">
                <text:p>1707.325928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1641.578857">
                <text:p>1641.578857</text:p>
              </table:table-cell>
              <table:table-cell office:value-type="float" office:value="1712.293213">
                <text:p>1712.293213</text:p>
              </table:table-cell>
              <table:table-cell office:value-type="float" office:value="1645.986328">
                <text:p>1645.986328</text:p>
              </table:table-cell>
              <table:table-cell office:value-type="float" office:value="1710.278809">
                <text:p>1710.278809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1640.704712">
                <text:p>1640.704712</text:p>
              </table:table-cell>
              <table:table-cell office:value-type="float" office:value="1713.666504">
                <text:p>1713.666504</text:p>
              </table:table-cell>
              <table:table-cell office:value-type="float" office:value="1650.838379">
                <text:p>1650.838379</text:p>
              </table:table-cell>
              <table:table-cell office:value-type="float" office:value="1707.400146">
                <text:p>1707.400146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1640.407471">
                <text:p>1640.407471</text:p>
              </table:table-cell>
              <table:table-cell office:value-type="float" office:value="1714.624023">
                <text:p>1714.624023</text:p>
              </table:table-cell>
              <table:table-cell office:value-type="float" office:value="1648.495972">
                <text:p>1648.495972</text:p>
              </table:table-cell>
              <table:table-cell office:value-type="float" office:value="1709.114258">
                <text:p>1709.114258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1646.067139">
                <text:p>1646.067139</text:p>
              </table:table-cell>
              <table:table-cell office:value-type="float" office:value="1711.471069">
                <text:p>1711.471069</text:p>
              </table:table-cell>
              <table:table-cell office:value-type="float" office:value="1653.624023">
                <text:p>1653.624023</text:p>
              </table:table-cell>
              <table:table-cell office:value-type="float" office:value="1708.690186">
                <text:p>1708.690186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1640.960327">
                <text:p>1640.960327</text:p>
              </table:table-cell>
              <table:table-cell office:value-type="float" office:value="1715.543457">
                <text:p>1715.543457</text:p>
              </table:table-cell>
              <table:table-cell office:value-type="float" office:value="1645.076294">
                <text:p>1645.076294</text:p>
              </table:table-cell>
              <table:table-cell office:value-type="float" office:value="1715.045654">
                <text:p>1715.045654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1640.481689">
                <text:p>1640.481689</text:p>
              </table:table-cell>
              <table:table-cell office:value-type="float" office:value="1713.056519">
                <text:p>1713.056519</text:p>
              </table:table-cell>
              <table:table-cell office:value-type="float" office:value="1646.437378">
                <text:p>1646.437378</text:p>
              </table:table-cell>
              <table:table-cell office:value-type="float" office:value="1709.127075">
                <text:p>1709.127075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1647.959839">
                <text:p>1647.959839</text:p>
              </table:table-cell>
              <table:table-cell office:value-type="float" office:value="1712.224731">
                <text:p>1712.224731</text:p>
              </table:table-cell>
              <table:table-cell office:value-type="float" office:value="1651.870972">
                <text:p>1651.870972</text:p>
              </table:table-cell>
              <table:table-cell office:value-type="float" office:value="1711.494751">
                <text:p>1711.494751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1641.724121">
                <text:p>1641.724121</text:p>
              </table:table-cell>
              <table:table-cell office:value-type="float" office:value="1714.390869">
                <text:p>1714.390869</text:p>
              </table:table-cell>
              <table:table-cell office:value-type="float" office:value="1650.596191">
                <text:p>1650.596191</text:p>
              </table:table-cell>
              <table:table-cell office:value-type="float" office:value="1708.916748">
                <text:p>1708.916748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1644.515259">
                <text:p>1644.515259</text:p>
              </table:table-cell>
              <table:table-cell office:value-type="float" office:value="1712.868164">
                <text:p>1712.868164</text:p>
              </table:table-cell>
              <table:table-cell office:value-type="float" office:value="1647.220825">
                <text:p>1647.220825</text:p>
              </table:table-cell>
              <table:table-cell office:value-type="float" office:value="1713.057617">
                <text:p>1713.057617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1641.407715">
                <text:p>1641.407715</text:p>
              </table:table-cell>
              <table:table-cell office:value-type="float" office:value="1714.611694">
                <text:p>1714.611694</text:p>
              </table:table-cell>
              <table:table-cell office:value-type="float" office:value="1651.008179">
                <text:p>1651.008179</text:p>
              </table:table-cell>
              <table:table-cell office:value-type="float" office:value="1709.467163">
                <text:p>1709.467163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1643.730225">
                <text:p>1643.730225</text:p>
              </table:table-cell>
              <table:table-cell office:value-type="float" office:value="1713.848022">
                <text:p>1713.848022</text:p>
              </table:table-cell>
              <table:table-cell office:value-type="float" office:value="1652.036133">
                <text:p>1652.036133</text:p>
              </table:table-cell>
              <table:table-cell office:value-type="float" office:value="1711.409058">
                <text:p>1711.409058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1641.25">
                <text:p>1641.25</text:p>
              </table:table-cell>
              <table:table-cell office:value-type="float" office:value="1715.922852">
                <text:p>1715.922852</text:p>
              </table:table-cell>
              <table:table-cell office:value-type="float" office:value="1649.213501">
                <text:p>1649.213501</text:p>
              </table:table-cell>
              <table:table-cell office:value-type="float" office:value="1712.87793">
                <text:p>1712.87793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1643.735718">
                <text:p>1643.735718</text:p>
              </table:table-cell>
              <table:table-cell office:value-type="float" office:value="1712.539307">
                <text:p>1712.539307</text:p>
              </table:table-cell>
              <table:table-cell office:value-type="float" office:value="1650.119019">
                <text:p>1650.119019</text:p>
              </table:table-cell>
              <table:table-cell office:value-type="float" office:value="1710.83313">
                <text:p>1710.83313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1644.821411">
                <text:p>1644.821411</text:p>
              </table:table-cell>
              <table:table-cell office:value-type="float" office:value="1714.237061">
                <text:p>1714.237061</text:p>
              </table:table-cell>
              <table:table-cell office:value-type="float" office:value="1652.112915">
                <text:p>1652.112915</text:p>
              </table:table-cell>
              <table:table-cell office:value-type="float" office:value="1709.350464">
                <text:p>1709.350464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1643.561401">
                <text:p>1643.561401</text:p>
              </table:table-cell>
              <table:table-cell office:value-type="float" office:value="1715.381714">
                <text:p>1715.381714</text:p>
              </table:table-cell>
              <table:table-cell office:value-type="float" office:value="1650.275757">
                <text:p>1650.275757</text:p>
              </table:table-cell>
              <table:table-cell office:value-type="float" office:value="1714.585693">
                <text:p>1714.585693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1641.652222">
                <text:p>1641.652222</text:p>
              </table:table-cell>
              <table:table-cell office:value-type="float" office:value="1712.428467">
                <text:p>1712.428467</text:p>
              </table:table-cell>
              <table:table-cell office:value-type="float" office:value="1647.989746">
                <text:p>1647.989746</text:p>
              </table:table-cell>
              <table:table-cell office:value-type="float" office:value="1710.930786">
                <text:p>1710.930786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1643.254272">
                <text:p>1643.254272</text:p>
              </table:table-cell>
              <table:table-cell office:value-type="float" office:value="1715.984009">
                <text:p>1715.984009</text:p>
              </table:table-cell>
              <table:table-cell office:value-type="float" office:value="1647.774536">
                <text:p>1647.774536</text:p>
              </table:table-cell>
              <table:table-cell office:value-type="float" office:value="1712.23999">
                <text:p>1712.23999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1639.542236">
                <text:p>1639.542236</text:p>
              </table:table-cell>
              <table:table-cell office:value-type="float" office:value="1715.289429">
                <text:p>1715.289429</text:p>
              </table:table-cell>
              <table:table-cell office:value-type="float" office:value="1649.958984">
                <text:p>1649.958984</text:p>
              </table:table-cell>
              <table:table-cell office:value-type="float" office:value="1713.501221">
                <text:p>1713.501221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1641.26355">
                <text:p>1641.26355</text:p>
              </table:table-cell>
              <table:table-cell office:value-type="float" office:value="1714.331299">
                <text:p>1714.331299</text:p>
              </table:table-cell>
              <table:table-cell office:value-type="float" office:value="1650.022949">
                <text:p>1650.022949</text:p>
              </table:table-cell>
              <table:table-cell office:value-type="float" office:value="1712.322632">
                <text:p>1712.322632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1639.990967">
                <text:p>1639.990967</text:p>
              </table:table-cell>
              <table:table-cell office:value-type="float" office:value="1714.292847">
                <text:p>1714.292847</text:p>
              </table:table-cell>
              <table:table-cell office:value-type="float" office:value="1647.182007">
                <text:p>1647.182007</text:p>
              </table:table-cell>
              <table:table-cell office:value-type="float" office:value="1709.015137">
                <text:p>1709.015137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1645.118896">
                <text:p>1645.118896</text:p>
              </table:table-cell>
              <table:table-cell office:value-type="float" office:value="1715.348511">
                <text:p>1715.348511</text:p>
              </table:table-cell>
              <table:table-cell office:value-type="float" office:value="1651.415771">
                <text:p>1651.415771</text:p>
              </table:table-cell>
              <table:table-cell office:value-type="float" office:value="1710.80542">
                <text:p>1710.80542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1640.062988">
                <text:p>1640.062988</text:p>
              </table:table-cell>
              <table:table-cell office:value-type="float" office:value="1715.649658">
                <text:p>1715.649658</text:p>
              </table:table-cell>
              <table:table-cell office:value-type="float" office:value="1650.491333">
                <text:p>1650.491333</text:p>
              </table:table-cell>
              <table:table-cell office:value-type="float" office:value="1713.844238">
                <text:p>1713.844238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1642.046875">
                <text:p>1642.046875</text:p>
              </table:table-cell>
              <table:table-cell office:value-type="float" office:value="1713.136841">
                <text:p>1713.136841</text:p>
              </table:table-cell>
              <table:table-cell office:value-type="float" office:value="1648.913208">
                <text:p>1648.913208</text:p>
              </table:table-cell>
              <table:table-cell office:value-type="float" office:value="1712.232422">
                <text:p>1712.232422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1640.252197">
                <text:p>1640.252197</text:p>
              </table:table-cell>
              <table:table-cell office:value-type="float" office:value="1713.751465">
                <text:p>1713.751465</text:p>
              </table:table-cell>
              <table:table-cell office:value-type="float" office:value="1651.226685">
                <text:p>1651.226685</text:p>
              </table:table-cell>
              <table:table-cell office:value-type="float" office:value="1710.227173">
                <text:p>1710.227173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1645.1521">
                <text:p>1645.1521</text:p>
              </table:table-cell>
              <table:table-cell office:value-type="float" office:value="1712.942871">
                <text:p>1712.942871</text:p>
              </table:table-cell>
              <table:table-cell office:value-type="float" office:value="1650.338745">
                <text:p>1650.338745</text:p>
              </table:table-cell>
              <table:table-cell office:value-type="float" office:value="1712.928833">
                <text:p>1712.928833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1645.462646">
                <text:p>1645.462646</text:p>
              </table:table-cell>
              <table:table-cell office:value-type="float" office:value="1714.210693">
                <text:p>1714.210693</text:p>
              </table:table-cell>
              <table:table-cell office:value-type="float" office:value="1649.653687">
                <text:p>1649.653687</text:p>
              </table:table-cell>
              <table:table-cell office:value-type="float" office:value="1712.988037">
                <text:p>1712.988037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1642.243286">
                <text:p>1642.243286</text:p>
              </table:table-cell>
              <table:table-cell office:value-type="float" office:value="1715.589233">
                <text:p>1715.589233</text:p>
              </table:table-cell>
              <table:table-cell office:value-type="float" office:value="1651.105469">
                <text:p>1651.105469</text:p>
              </table:table-cell>
              <table:table-cell office:value-type="float" office:value="1711.645142">
                <text:p>1711.645142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1646.792603">
                <text:p>1646.792603</text:p>
              </table:table-cell>
              <table:table-cell office:value-type="float" office:value="1714.113159">
                <text:p>1714.113159</text:p>
              </table:table-cell>
              <table:table-cell office:value-type="float" office:value="1652.866699">
                <text:p>1652.866699</text:p>
              </table:table-cell>
              <table:table-cell office:value-type="float" office:value="1711.031128">
                <text:p>1711.031128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1648.091675">
                <text:p>1648.091675</text:p>
              </table:table-cell>
              <table:table-cell office:value-type="float" office:value="1714.885742">
                <text:p>1714.885742</text:p>
              </table:table-cell>
              <table:table-cell office:value-type="float" office:value="1652.145996">
                <text:p>1652.145996</text:p>
              </table:table-cell>
              <table:table-cell office:value-type="float" office:value="1712.73645">
                <text:p>1712.73645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1647.095459">
                <text:p>1647.095459</text:p>
              </table:table-cell>
              <table:table-cell office:value-type="float" office:value="1715.499512">
                <text:p>1715.499512</text:p>
              </table:table-cell>
              <table:table-cell office:value-type="float" office:value="1650.444702">
                <text:p>1650.444702</text:p>
              </table:table-cell>
              <table:table-cell office:value-type="float" office:value="1717.069092">
                <text:p>1717.069092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1646.629028">
                <text:p>1646.629028</text:p>
              </table:table-cell>
              <table:table-cell office:value-type="float" office:value="1715.710327">
                <text:p>1715.710327</text:p>
              </table:table-cell>
              <table:table-cell office:value-type="float" office:value="1650.354736">
                <text:p>1650.354736</text:p>
              </table:table-cell>
              <table:table-cell office:value-type="float" office:value="1715.064941">
                <text:p>1715.064941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1643.495239">
                <text:p>1643.495239</text:p>
              </table:table-cell>
              <table:table-cell office:value-type="float" office:value="1720.942627">
                <text:p>1720.942627</text:p>
              </table:table-cell>
              <table:table-cell office:value-type="float" office:value="1652.234863">
                <text:p>1652.234863</text:p>
              </table:table-cell>
              <table:table-cell office:value-type="float" office:value="1715.895386">
                <text:p>1715.895386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1645.506348">
                <text:p>1645.506348</text:p>
              </table:table-cell>
              <table:table-cell office:value-type="float" office:value="1717.195312">
                <text:p>1717.195312</text:p>
              </table:table-cell>
              <table:table-cell office:value-type="float" office:value="1652.385132">
                <text:p>1652.385132</text:p>
              </table:table-cell>
              <table:table-cell office:value-type="float" office:value="1713.241943">
                <text:p>1713.241943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1648.351685">
                <text:p>1648.351685</text:p>
              </table:table-cell>
              <table:table-cell office:value-type="float" office:value="1715.961914">
                <text:p>1715.961914</text:p>
              </table:table-cell>
              <table:table-cell office:value-type="float" office:value="1653.674194">
                <text:p>1653.674194</text:p>
              </table:table-cell>
              <table:table-cell office:value-type="float" office:value="1715.723022">
                <text:p>1715.723022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1646.492188">
                <text:p>1646.492188</text:p>
              </table:table-cell>
              <table:table-cell office:value-type="float" office:value="1712.795166">
                <text:p>1712.795166</text:p>
              </table:table-cell>
              <table:table-cell office:value-type="float" office:value="1654.47876">
                <text:p>1654.47876</text:p>
              </table:table-cell>
              <table:table-cell office:value-type="float" office:value="1712.484253">
                <text:p>1712.484253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1646.15918">
                <text:p>1646.15918</text:p>
              </table:table-cell>
              <table:table-cell office:value-type="float" office:value="1716.615112">
                <text:p>1716.615112</text:p>
              </table:table-cell>
              <table:table-cell office:value-type="float" office:value="1651.142456">
                <text:p>1651.142456</text:p>
              </table:table-cell>
              <table:table-cell office:value-type="float" office:value="1716.524048">
                <text:p>1716.524048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1645.790649">
                <text:p>1645.790649</text:p>
              </table:table-cell>
              <table:table-cell office:value-type="float" office:value="1718.246826">
                <text:p>1718.246826</text:p>
              </table:table-cell>
              <table:table-cell office:value-type="float" office:value="1650.790039">
                <text:p>1650.790039</text:p>
              </table:table-cell>
              <table:table-cell office:value-type="float" office:value="1715.220581">
                <text:p>1715.220581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1647.675659">
                <text:p>1647.675659</text:p>
              </table:table-cell>
              <table:table-cell office:value-type="float" office:value="1719.771729">
                <text:p>1719.771729</text:p>
              </table:table-cell>
              <table:table-cell office:value-type="float" office:value="1653.524048">
                <text:p>1653.524048</text:p>
              </table:table-cell>
              <table:table-cell office:value-type="float" office:value="1717.655029">
                <text:p>1717.655029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1647.936768">
                <text:p>1647.936768</text:p>
              </table:table-cell>
              <table:table-cell office:value-type="float" office:value="1716.956665">
                <text:p>1716.956665</text:p>
              </table:table-cell>
              <table:table-cell office:value-type="float" office:value="1654.706909">
                <text:p>1654.706909</text:p>
              </table:table-cell>
              <table:table-cell office:value-type="float" office:value="1713.592285">
                <text:p>1713.592285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1647.440674">
                <text:p>1647.440674</text:p>
              </table:table-cell>
              <table:table-cell office:value-type="float" office:value="1717.6604">
                <text:p>1717.6604</text:p>
              </table:table-cell>
              <table:table-cell office:value-type="float" office:value="1656.03186">
                <text:p>1656.03186</text:p>
              </table:table-cell>
              <table:table-cell office:value-type="float" office:value="1713.516113">
                <text:p>1713.516113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1647.64209">
                <text:p>1647.64209</text:p>
              </table:table-cell>
              <table:table-cell office:value-type="float" office:value="1715.616943">
                <text:p>1715.616943</text:p>
              </table:table-cell>
              <table:table-cell office:value-type="float" office:value="1654.501587">
                <text:p>1654.501587</text:p>
              </table:table-cell>
              <table:table-cell office:value-type="float" office:value="1715.784302">
                <text:p>1715.784302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1648.389404">
                <text:p>1648.389404</text:p>
              </table:table-cell>
              <table:table-cell office:value-type="float" office:value="1717.237427">
                <text:p>1717.237427</text:p>
              </table:table-cell>
              <table:table-cell office:value-type="float" office:value="1654.966553">
                <text:p>1654.966553</text:p>
              </table:table-cell>
              <table:table-cell office:value-type="float" office:value="1715.260254">
                <text:p>1715.260254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1644.472412">
                <text:p>1644.472412</text:p>
              </table:table-cell>
              <table:table-cell office:value-type="float" office:value="1722.669678">
                <text:p>1722.669678</text:p>
              </table:table-cell>
              <table:table-cell office:value-type="float" office:value="1651.939575">
                <text:p>1651.939575</text:p>
              </table:table-cell>
              <table:table-cell office:value-type="float" office:value="1716.232666">
                <text:p>1716.232666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1646.879761">
                <text:p>1646.879761</text:p>
              </table:table-cell>
              <table:table-cell office:value-type="float" office:value="1718.248535">
                <text:p>1718.248535</text:p>
              </table:table-cell>
              <table:table-cell office:value-type="float" office:value="1654.694214">
                <text:p>1654.694214</text:p>
              </table:table-cell>
              <table:table-cell office:value-type="float" office:value="1716.506958">
                <text:p>1716.506958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1644.465088">
                <text:p>1644.465088</text:p>
              </table:table-cell>
              <table:table-cell office:value-type="float" office:value="1722.195435">
                <text:p>1722.195435</text:p>
              </table:table-cell>
              <table:table-cell office:value-type="float" office:value="1650.987061">
                <text:p>1650.987061</text:p>
              </table:table-cell>
              <table:table-cell office:value-type="float" office:value="1716.792358">
                <text:p>1716.792358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1646.682373">
                <text:p>1646.682373</text:p>
              </table:table-cell>
              <table:table-cell office:value-type="float" office:value="1718.367798">
                <text:p>1718.367798</text:p>
              </table:table-cell>
              <table:table-cell office:value-type="float" office:value="1654.439331">
                <text:p>1654.439331</text:p>
              </table:table-cell>
              <table:table-cell office:value-type="float" office:value="1715.393188">
                <text:p>1715.393188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1646.179443">
                <text:p>1646.179443</text:p>
              </table:table-cell>
              <table:table-cell office:value-type="float" office:value="1720.481934">
                <text:p>1720.481934</text:p>
              </table:table-cell>
              <table:table-cell office:value-type="float" office:value="1652.737305">
                <text:p>1652.737305</text:p>
              </table:table-cell>
              <table:table-cell office:value-type="float" office:value="1717.721802">
                <text:p>1717.721802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1647.575317">
                <text:p>1647.575317</text:p>
              </table:table-cell>
              <table:table-cell office:value-type="float" office:value="1719.343872">
                <text:p>1719.343872</text:p>
              </table:table-cell>
              <table:table-cell office:value-type="float" office:value="1653.080688">
                <text:p>1653.080688</text:p>
              </table:table-cell>
              <table:table-cell office:value-type="float" office:value="1714.021973">
                <text:p>1714.021973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1644.974609">
                <text:p>1644.974609</text:p>
              </table:table-cell>
              <table:table-cell office:value-type="float" office:value="1718.668091">
                <text:p>1718.668091</text:p>
              </table:table-cell>
              <table:table-cell office:value-type="float" office:value="1654.176147">
                <text:p>1654.176147</text:p>
              </table:table-cell>
              <table:table-cell office:value-type="float" office:value="1714.263306">
                <text:p>1714.263306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1645.615479">
                <text:p>1645.615479</text:p>
              </table:table-cell>
              <table:table-cell office:value-type="float" office:value="1720.304199">
                <text:p>1720.304199</text:p>
              </table:table-cell>
              <table:table-cell office:value-type="float" office:value="1650.782715">
                <text:p>1650.782715</text:p>
              </table:table-cell>
              <table:table-cell office:value-type="float" office:value="1717.407837">
                <text:p>1717.407837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1644.302734">
                <text:p>1644.302734</text:p>
              </table:table-cell>
              <table:table-cell office:value-type="float" office:value="1718.569824">
                <text:p>1718.569824</text:p>
              </table:table-cell>
              <table:table-cell office:value-type="float" office:value="1654.577393">
                <text:p>1654.577393</text:p>
              </table:table-cell>
              <table:table-cell office:value-type="float" office:value="1714.518799">
                <text:p>1714.518799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1643.927246">
                <text:p>1643.927246</text:p>
              </table:table-cell>
              <table:table-cell office:value-type="float" office:value="1721.865479">
                <text:p>1721.865479</text:p>
              </table:table-cell>
              <table:table-cell office:value-type="float" office:value="1652.394531">
                <text:p>1652.394531</text:p>
              </table:table-cell>
              <table:table-cell office:value-type="float" office:value="1715.45752">
                <text:p>1715.45752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1650.353394">
                <text:p>1650.353394</text:p>
              </table:table-cell>
              <table:table-cell office:value-type="float" office:value="1719.106934">
                <text:p>1719.106934</text:p>
              </table:table-cell>
              <table:table-cell office:value-type="float" office:value="1655.594238">
                <text:p>1655.594238</text:p>
              </table:table-cell>
              <table:table-cell office:value-type="float" office:value="1718.248291">
                <text:p>1718.248291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1646.389893">
                <text:p>1646.389893</text:p>
              </table:table-cell>
              <table:table-cell office:value-type="float" office:value="1719.622925">
                <text:p>1719.622925</text:p>
              </table:table-cell>
              <table:table-cell office:value-type="float" office:value="1656.75">
                <text:p>1656.75</text:p>
              </table:table-cell>
              <table:table-cell office:value-type="float" office:value="1718.348389">
                <text:p>1718.348389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1647.068848">
                <text:p>1647.068848</text:p>
              </table:table-cell>
              <table:table-cell office:value-type="float" office:value="1721.459351">
                <text:p>1721.459351</text:p>
              </table:table-cell>
              <table:table-cell office:value-type="float" office:value="1656.432617">
                <text:p>1656.432617</text:p>
              </table:table-cell>
              <table:table-cell office:value-type="float" office:value="1718.230469">
                <text:p>1718.230469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1645.571899">
                <text:p>1645.571899</text:p>
              </table:table-cell>
              <table:table-cell office:value-type="float" office:value="1724.23291">
                <text:p>1724.23291</text:p>
              </table:table-cell>
              <table:table-cell office:value-type="float" office:value="1654.38855">
                <text:p>1654.38855</text:p>
              </table:table-cell>
              <table:table-cell office:value-type="float" office:value="1721.249268">
                <text:p>1721.249268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1649.199585">
                <text:p>1649.199585</text:p>
              </table:table-cell>
              <table:table-cell office:value-type="float" office:value="1719.268555">
                <text:p>1719.268555</text:p>
              </table:table-cell>
              <table:table-cell office:value-type="float" office:value="1657.390015">
                <text:p>1657.390015</text:p>
              </table:table-cell>
              <table:table-cell office:value-type="float" office:value="1714.078369">
                <text:p>1714.078369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1648.497559">
                <text:p>1648.497559</text:p>
              </table:table-cell>
              <table:table-cell office:value-type="float" office:value="1723.708984">
                <text:p>1723.708984</text:p>
              </table:table-cell>
              <table:table-cell office:value-type="float" office:value="1652.581543">
                <text:p>1652.581543</text:p>
              </table:table-cell>
              <table:table-cell office:value-type="float" office:value="1719.630737">
                <text:p>1719.630737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1650.284668">
                <text:p>1650.284668</text:p>
              </table:table-cell>
              <table:table-cell office:value-type="float" office:value="1719.736206">
                <text:p>1719.736206</text:p>
              </table:table-cell>
              <table:table-cell office:value-type="float" office:value="1656.240845">
                <text:p>1656.240845</text:p>
              </table:table-cell>
              <table:table-cell office:value-type="float" office:value="1717.10791">
                <text:p>1717.10791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1653.978271">
                <text:p>1653.978271</text:p>
              </table:table-cell>
              <table:table-cell office:value-type="float" office:value="1719.683594">
                <text:p>1719.683594</text:p>
              </table:table-cell>
              <table:table-cell office:value-type="float" office:value="1658.601807">
                <text:p>1658.601807</text:p>
              </table:table-cell>
              <table:table-cell office:value-type="float" office:value="1717.376709">
                <text:p>1717.376709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1647.421021">
                <text:p>1647.421021</text:p>
              </table:table-cell>
              <table:table-cell office:value-type="float" office:value="1720.635254">
                <text:p>1720.635254</text:p>
              </table:table-cell>
              <table:table-cell office:value-type="float" office:value="1655.115601">
                <text:p>1655.115601</text:p>
              </table:table-cell>
              <table:table-cell office:value-type="float" office:value="1717.094238">
                <text:p>1717.094238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1648.639282">
                <text:p>1648.639282</text:p>
              </table:table-cell>
              <table:table-cell office:value-type="float" office:value="1718.376953">
                <text:p>1718.376953</text:p>
              </table:table-cell>
              <table:table-cell office:value-type="float" office:value="1658.169434">
                <text:p>1658.169434</text:p>
              </table:table-cell>
              <table:table-cell office:value-type="float" office:value="1715.399292">
                <text:p>1715.399292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1648.093628">
                <text:p>1648.093628</text:p>
              </table:table-cell>
              <table:table-cell office:value-type="float" office:value="1723.628784">
                <text:p>1723.628784</text:p>
              </table:table-cell>
              <table:table-cell office:value-type="float" office:value="1656.624756">
                <text:p>1656.624756</text:p>
              </table:table-cell>
              <table:table-cell office:value-type="float" office:value="1716.939209">
                <text:p>1716.939209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1647.598877">
                <text:p>1647.598877</text:p>
              </table:table-cell>
              <table:table-cell office:value-type="float" office:value="1725.265137">
                <text:p>1725.265137</text:p>
              </table:table-cell>
              <table:table-cell office:value-type="float" office:value="1651.904541">
                <text:p>1651.904541</text:p>
              </table:table-cell>
              <table:table-cell office:value-type="float" office:value="1721.172241">
                <text:p>1721.172241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1654.822632">
                <text:p>1654.822632</text:p>
              </table:table-cell>
              <table:table-cell office:value-type="float" office:value="1701.645264">
                <text:p>1701.645264</text:p>
              </table:table-cell>
              <table:table-cell office:value-type="float" office:value="1662.988403">
                <text:p>1662.988403</text:p>
              </table:table-cell>
              <table:table-cell office:value-type="float" office:value="1700.158081">
                <text:p>1700.158081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1644.637695">
                <text:p>1644.637695</text:p>
              </table:table-cell>
              <table:table-cell office:value-type="float" office:value="1706.500488">
                <text:p>1706.500488</text:p>
              </table:table-cell>
              <table:table-cell office:value-type="float" office:value="1644.621704">
                <text:p>1644.621704</text:p>
              </table:table-cell>
              <table:table-cell office:value-type="float" office:value="1706.576538">
                <text:p>1706.576538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1618.687744">
                <text:p>1618.687744</text:p>
              </table:table-cell>
              <table:table-cell office:value-type="float" office:value="1701.428223">
                <text:p>1701.428223</text:p>
              </table:table-cell>
              <table:table-cell office:value-type="float" office:value="1626.602417">
                <text:p>1626.602417</text:p>
              </table:table-cell>
              <table:table-cell office:value-type="float" office:value="1702.296143">
                <text:p>1702.296143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1621.507568">
                <text:p>1621.507568</text:p>
              </table:table-cell>
              <table:table-cell office:value-type="float" office:value="1688.440674">
                <text:p>1688.440674</text:p>
              </table:table-cell>
              <table:table-cell office:value-type="float" office:value="1627.47583">
                <text:p>1627.47583</text:p>
              </table:table-cell>
              <table:table-cell office:value-type="float" office:value="1684.818726">
                <text:p>1684.818726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1612.974365">
                <text:p>1612.974365</text:p>
              </table:table-cell>
              <table:table-cell office:value-type="float" office:value="1676.651611">
                <text:p>1676.651611</text:p>
              </table:table-cell>
              <table:table-cell office:value-type="float" office:value="1618.084351">
                <text:p>1618.084351</text:p>
              </table:table-cell>
              <table:table-cell office:value-type="float" office:value="1677.271851">
                <text:p>1677.271851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1603.96582">
                <text:p>1603.96582</text:p>
              </table:table-cell>
              <table:table-cell office:value-type="float" office:value="1676.893433">
                <text:p>1676.893433</text:p>
              </table:table-cell>
              <table:table-cell office:value-type="float" office:value="1611.028931">
                <text:p>1611.028931</text:p>
              </table:table-cell>
              <table:table-cell office:value-type="float" office:value="1668.004883">
                <text:p>1668.004883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1605.121826">
                <text:p>1605.121826</text:p>
              </table:table-cell>
              <table:table-cell office:value-type="float" office:value="1660.15625">
                <text:p>1660.15625</text:p>
              </table:table-cell>
              <table:table-cell office:value-type="float" office:value="1610.427002">
                <text:p>1610.427002</text:p>
              </table:table-cell>
              <table:table-cell office:value-type="float" office:value="1661.214966">
                <text:p>1661.214966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1601.116333">
                <text:p>1601.116333</text:p>
              </table:table-cell>
              <table:table-cell office:value-type="float" office:value="1653.63147">
                <text:p>1653.63147</text:p>
              </table:table-cell>
              <table:table-cell office:value-type="float" office:value="1604.839478">
                <text:p>1604.839478</text:p>
              </table:table-cell>
              <table:table-cell office:value-type="float" office:value="1654.858643">
                <text:p>1654.858643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1595.735596">
                <text:p>1595.735596</text:p>
              </table:table-cell>
              <table:table-cell office:value-type="float" office:value="1650.546509">
                <text:p>1650.546509</text:p>
              </table:table-cell>
              <table:table-cell office:value-type="float" office:value="1600.325928">
                <text:p>1600.325928</text:p>
              </table:table-cell>
              <table:table-cell office:value-type="float" office:value="1649.817139">
                <text:p>1649.817139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1592.049683">
                <text:p>1592.049683</text:p>
              </table:table-cell>
              <table:table-cell office:value-type="float" office:value="1640.599365">
                <text:p>1640.599365</text:p>
              </table:table-cell>
              <table:table-cell office:value-type="float" office:value="1594.871948">
                <text:p>1594.871948</text:p>
              </table:table-cell>
              <table:table-cell office:value-type="float" office:value="1644.021484">
                <text:p>1644.021484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1594.38501">
                <text:p>1594.38501</text:p>
              </table:table-cell>
              <table:table-cell office:value-type="float" office:value="1634.269043">
                <text:p>1634.269043</text:p>
              </table:table-cell>
              <table:table-cell office:value-type="float" office:value="1592.53418">
                <text:p>1592.53418</text:p>
              </table:table-cell>
              <table:table-cell office:value-type="float" office:value="1632.724243">
                <text:p>1632.724243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1589.243774">
                <text:p>1589.243774</text:p>
              </table:table-cell>
              <table:table-cell office:value-type="float" office:value="1625.174072">
                <text:p>1625.174072</text:p>
              </table:table-cell>
              <table:table-cell office:value-type="float" office:value="1592.927002">
                <text:p>1592.927002</text:p>
              </table:table-cell>
              <table:table-cell office:value-type="float" office:value="1630.78833">
                <text:p>1630.78833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1584.318726">
                <text:p>1584.318726</text:p>
              </table:table-cell>
              <table:table-cell office:value-type="float" office:value="1627.364258">
                <text:p>1627.364258</text:p>
              </table:table-cell>
              <table:table-cell office:value-type="float" office:value="1587.28772">
                <text:p>1587.28772</text:p>
              </table:table-cell>
              <table:table-cell office:value-type="float" office:value="1622.706665">
                <text:p>1622.706665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1581.844727">
                <text:p>1581.844727</text:p>
              </table:table-cell>
              <table:table-cell office:value-type="float" office:value="1617.791992">
                <text:p>1617.791992</text:p>
              </table:table-cell>
              <table:table-cell office:value-type="float" office:value="1583.036743">
                <text:p>1583.036743</text:p>
              </table:table-cell>
              <table:table-cell office:value-type="float" office:value="1622.514404">
                <text:p>1622.514404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1577.528198">
                <text:p>1577.528198</text:p>
              </table:table-cell>
              <table:table-cell office:value-type="float" office:value="1618.15979">
                <text:p>1618.15979</text:p>
              </table:table-cell>
              <table:table-cell office:value-type="float" office:value="1584.675293">
                <text:p>1584.675293</text:p>
              </table:table-cell>
              <table:table-cell office:value-type="float" office:value="1615.028564">
                <text:p>1615.028564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1579.11145">
                <text:p>1579.11145</text:p>
              </table:table-cell>
              <table:table-cell office:value-type="float" office:value="1608.644775">
                <text:p>1608.644775</text:p>
              </table:table-cell>
              <table:table-cell office:value-type="float" office:value="1580.016846">
                <text:p>1580.016846</text:p>
              </table:table-cell>
              <table:table-cell office:value-type="float" office:value="1611.85083">
                <text:p>1611.85083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1572.268188">
                <text:p>1572.268188</text:p>
              </table:table-cell>
              <table:table-cell office:value-type="float" office:value="1611.220459">
                <text:p>1611.220459</text:p>
              </table:table-cell>
              <table:table-cell office:value-type="float" office:value="1580.925049">
                <text:p>1580.925049</text:p>
              </table:table-cell>
              <table:table-cell office:value-type="float" office:value="1607.431519">
                <text:p>1607.431519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1577.147095">
                <text:p>1577.147095</text:p>
              </table:table-cell>
              <table:table-cell office:value-type="float" office:value="1606.970215">
                <text:p>1606.970215</text:p>
              </table:table-cell>
              <table:table-cell office:value-type="float" office:value="1578.786133">
                <text:p>1578.786133</text:p>
              </table:table-cell>
              <table:table-cell office:value-type="float" office:value="1607.975342">
                <text:p>1607.975342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1572.439331">
                <text:p>1572.439331</text:p>
              </table:table-cell>
              <table:table-cell office:value-type="float" office:value="1600.613647">
                <text:p>1600.613647</text:p>
              </table:table-cell>
              <table:table-cell office:value-type="float" office:value="1578.248047">
                <text:p>1578.248047</text:p>
              </table:table-cell>
              <table:table-cell office:value-type="float" office:value="1599.926025">
                <text:p>1599.926025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1568.444092">
                <text:p>1568.444092</text:p>
              </table:table-cell>
              <table:table-cell office:value-type="float" office:value="1601.334473">
                <text:p>1601.334473</text:p>
              </table:table-cell>
              <table:table-cell office:value-type="float" office:value="1574.877686">
                <text:p>1574.877686</text:p>
              </table:table-cell>
              <table:table-cell office:value-type="float" office:value="1598.942627">
                <text:p>1598.942627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1571.99231">
                <text:p>1571.99231</text:p>
              </table:table-cell>
              <table:table-cell office:value-type="float" office:value="1595.647461">
                <text:p>1595.647461</text:p>
              </table:table-cell>
              <table:table-cell office:value-type="float" office:value="1572.163086">
                <text:p>1572.163086</text:p>
              </table:table-cell>
              <table:table-cell office:value-type="float" office:value="1597.394043">
                <text:p>1597.394043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1571.883423">
                <text:p>1571.883423</text:p>
              </table:table-cell>
              <table:table-cell office:value-type="float" office:value="1593.886719">
                <text:p>1593.886719</text:p>
              </table:table-cell>
              <table:table-cell office:value-type="float" office:value="1572.796265">
                <text:p>1572.796265</text:p>
              </table:table-cell>
              <table:table-cell office:value-type="float" office:value="1594.890137">
                <text:p>1594.890137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1569.670288">
                <text:p>1569.670288</text:p>
              </table:table-cell>
              <table:table-cell office:value-type="float" office:value="1589.047607">
                <text:p>1589.047607</text:p>
              </table:table-cell>
              <table:table-cell office:value-type="float" office:value="1572.866089">
                <text:p>1572.866089</text:p>
              </table:table-cell>
              <table:table-cell office:value-type="float" office:value="1590.348267">
                <text:p>1590.348267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1566.941162">
                <text:p>1566.941162</text:p>
              </table:table-cell>
              <table:table-cell office:value-type="float" office:value="1590.295532">
                <text:p>1590.295532</text:p>
              </table:table-cell>
              <table:table-cell office:value-type="float" office:value="1573.361572">
                <text:p>1573.361572</text:p>
              </table:table-cell>
              <table:table-cell office:value-type="float" office:value="1589.243286">
                <text:p>1589.243286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1567.754395">
                <text:p>1567.754395</text:p>
              </table:table-cell>
              <table:table-cell office:value-type="float" office:value="1589.499634">
                <text:p>1589.499634</text:p>
              </table:table-cell>
              <table:table-cell office:value-type="float" office:value="1569.670532">
                <text:p>1569.670532</text:p>
              </table:table-cell>
              <table:table-cell office:value-type="float" office:value="1590.658081">
                <text:p>1590.658081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1589.329346">
                <text:p>1589.329346</text:p>
              </table:table-cell>
              <table:table-cell office:value-type="float" office:value="1612.119385">
                <text:p>1612.119385</text:p>
              </table:table-cell>
              <table:table-cell office:value-type="float" office:value="1552.445679">
                <text:p>1552.445679</text:p>
              </table:table-cell>
              <table:table-cell office:value-type="float" office:value="1562.464722">
                <text:p>1562.464722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1597.065674">
                <text:p>1597.065674</text:p>
              </table:table-cell>
              <table:table-cell office:value-type="float" office:value="1642.427734">
                <text:p>1642.427734</text:p>
              </table:table-cell>
              <table:table-cell office:value-type="float" office:value="1526.090576">
                <text:p>1526.090576</text:p>
              </table:table-cell>
              <table:table-cell office:value-type="float" office:value="1537.808838">
                <text:p>1537.808838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1612.043823">
                <text:p>1612.043823</text:p>
              </table:table-cell>
              <table:table-cell office:value-type="float" office:value="1653.717285">
                <text:p>1653.717285</text:p>
              </table:table-cell>
              <table:table-cell office:value-type="float" office:value="1540.078003">
                <text:p>1540.078003</text:p>
              </table:table-cell>
              <table:table-cell office:value-type="float" office:value="1535.230103">
                <text:p>1535.230103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1631.768188">
                <text:p>1631.768188</text:p>
              </table:table-cell>
              <table:table-cell office:value-type="float" office:value="1676.346191">
                <text:p>1676.346191</text:p>
              </table:table-cell>
              <table:table-cell office:value-type="float" office:value="1552.964355">
                <text:p>1552.964355</text:p>
              </table:table-cell>
              <table:table-cell office:value-type="float" office:value="1563.422974">
                <text:p>1563.422974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1664.869507">
                <text:p>1664.869507</text:p>
              </table:table-cell>
              <table:table-cell office:value-type="float" office:value="1690.021973">
                <text:p>1690.021973</text:p>
              </table:table-cell>
              <table:table-cell office:value-type="float" office:value="1594.624756">
                <text:p>1594.624756</text:p>
              </table:table-cell>
              <table:table-cell office:value-type="float" office:value="1602.631714">
                <text:p>1602.631714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1689.981934">
                <text:p>1689.981934</text:p>
              </table:table-cell>
              <table:table-cell office:value-type="float" office:value="1683.53833">
                <text:p>1683.53833</text:p>
              </table:table-cell>
              <table:table-cell office:value-type="float" office:value="1644.105103">
                <text:p>1644.105103</text:p>
              </table:table-cell>
              <table:table-cell office:value-type="float" office:value="1648.287476">
                <text:p>1648.287476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1693.306519">
                <text:p>1693.306519</text:p>
              </table:table-cell>
              <table:table-cell office:value-type="float" office:value="1680.604126">
                <text:p>1680.604126</text:p>
              </table:table-cell>
              <table:table-cell office:value-type="float" office:value="1665.547485">
                <text:p>1665.547485</text:p>
              </table:table-cell>
              <table:table-cell office:value-type="float" office:value="1646.609131">
                <text:p>1646.609131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1612.907104">
                <text:p>1612.907104</text:p>
              </table:table-cell>
              <table:table-cell office:value-type="float" office:value="1704.876099">
                <text:p>1704.876099</text:p>
              </table:table-cell>
              <table:table-cell office:value-type="float" office:value="1646.239868">
                <text:p>1646.239868</text:p>
              </table:table-cell>
              <table:table-cell office:value-type="float" office:value="1700.501953">
                <text:p>1700.501953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1630.672974">
                <text:p>1630.672974</text:p>
              </table:table-cell>
              <table:table-cell office:value-type="float" office:value="1689.682007">
                <text:p>1689.682007</text:p>
              </table:table-cell>
              <table:table-cell office:value-type="float" office:value="1637.435791">
                <text:p>1637.435791</text:p>
              </table:table-cell>
              <table:table-cell office:value-type="float" office:value="1699.498535">
                <text:p>1699.498535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1623.516602">
                <text:p>1623.516602</text:p>
              </table:table-cell>
              <table:table-cell office:value-type="float" office:value="1690.471436">
                <text:p>1690.471436</text:p>
              </table:table-cell>
              <table:table-cell office:value-type="float" office:value="1638.756592">
                <text:p>1638.756592</text:p>
              </table:table-cell>
              <table:table-cell office:value-type="float" office:value="1696.039551">
                <text:p>1696.039551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1628.973633">
                <text:p>1628.973633</text:p>
              </table:table-cell>
              <table:table-cell office:value-type="float" office:value="1697.385986">
                <text:p>1697.385986</text:p>
              </table:table-cell>
              <table:table-cell office:value-type="float" office:value="1634.668335">
                <text:p>1634.668335</text:p>
              </table:table-cell>
              <table:table-cell office:value-type="float" office:value="1699.786255">
                <text:p>1699.786255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1632.042725">
                <text:p>1632.042725</text:p>
              </table:table-cell>
              <table:table-cell office:value-type="float" office:value="1692.414185">
                <text:p>1692.414185</text:p>
              </table:table-cell>
              <table:table-cell office:value-type="float" office:value="1634.826294">
                <text:p>1634.826294</text:p>
              </table:table-cell>
              <table:table-cell office:value-type="float" office:value="1694.452881">
                <text:p>1694.452881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1635.604004">
                <text:p>1635.604004</text:p>
              </table:table-cell>
              <table:table-cell office:value-type="float" office:value="1695.062988">
                <text:p>1695.062988</text:p>
              </table:table-cell>
              <table:table-cell office:value-type="float" office:value="1637.841064">
                <text:p>1637.841064</text:p>
              </table:table-cell>
              <table:table-cell office:value-type="float" office:value="1698.164429">
                <text:p>1698.164429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1634.857544">
                <text:p>1634.857544</text:p>
              </table:table-cell>
              <table:table-cell office:value-type="float" office:value="1691.286621">
                <text:p>1691.286621</text:p>
              </table:table-cell>
              <table:table-cell office:value-type="float" office:value="1634.995117">
                <text:p>1634.995117</text:p>
              </table:table-cell>
              <table:table-cell office:value-type="float" office:value="1699.414795">
                <text:p>1699.414795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1631.912476">
                <text:p>1631.912476</text:p>
              </table:table-cell>
              <table:table-cell office:value-type="float" office:value="1695.44751">
                <text:p>1695.44751</text:p>
              </table:table-cell>
              <table:table-cell office:value-type="float" office:value="1635.443237">
                <text:p>1635.443237</text:p>
              </table:table-cell>
              <table:table-cell office:value-type="float" office:value="1699.353516">
                <text:p>1699.353516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1636.71582">
                <text:p>1636.71582</text:p>
              </table:table-cell>
              <table:table-cell office:value-type="float" office:value="1700.459717">
                <text:p>1700.459717</text:p>
              </table:table-cell>
              <table:table-cell office:value-type="float" office:value="1640.673462">
                <text:p>1640.673462</text:p>
              </table:table-cell>
              <table:table-cell office:value-type="float" office:value="1695.919922">
                <text:p>1695.919922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1634.867676">
                <text:p>1634.867676</text:p>
              </table:table-cell>
              <table:table-cell office:value-type="float" office:value="1699.184204">
                <text:p>1699.184204</text:p>
              </table:table-cell>
              <table:table-cell office:value-type="float" office:value="1638.842285">
                <text:p>1638.842285</text:p>
              </table:table-cell>
              <table:table-cell office:value-type="float" office:value="1697.804932">
                <text:p>1697.804932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1637.689575">
                <text:p>1637.689575</text:p>
              </table:table-cell>
              <table:table-cell office:value-type="float" office:value="1699.04248">
                <text:p>1699.04248</text:p>
              </table:table-cell>
              <table:table-cell office:value-type="float" office:value="1641.07373">
                <text:p>1641.07373</text:p>
              </table:table-cell>
              <table:table-cell office:value-type="float" office:value="1695.456177">
                <text:p>1695.456177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1633.501709">
                <text:p>1633.501709</text:p>
              </table:table-cell>
              <table:table-cell office:value-type="float" office:value="1698.990112">
                <text:p>1698.990112</text:p>
              </table:table-cell>
              <table:table-cell office:value-type="float" office:value="1636.374634">
                <text:p>1636.374634</text:p>
              </table:table-cell>
              <table:table-cell office:value-type="float" office:value="1700.93042">
                <text:p>1700.93042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1634.040649">
                <text:p>1634.040649</text:p>
              </table:table-cell>
              <table:table-cell office:value-type="float" office:value="1700.20813">
                <text:p>1700.20813</text:p>
              </table:table-cell>
              <table:table-cell office:value-type="float" office:value="1638.971924">
                <text:p>1638.971924</text:p>
              </table:table-cell>
              <table:table-cell office:value-type="float" office:value="1699.313843">
                <text:p>1699.313843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1640.634277">
                <text:p>1640.634277</text:p>
              </table:table-cell>
              <table:table-cell office:value-type="float" office:value="1697.469604">
                <text:p>1697.469604</text:p>
              </table:table-cell>
              <table:table-cell office:value-type="float" office:value="1637.72998">
                <text:p>1637.72998</text:p>
              </table:table-cell>
              <table:table-cell office:value-type="float" office:value="1697.271606">
                <text:p>1697.271606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1636.442505">
                <text:p>1636.442505</text:p>
              </table:table-cell>
              <table:table-cell office:value-type="float" office:value="1698.784302">
                <text:p>1698.784302</text:p>
              </table:table-cell>
              <table:table-cell office:value-type="float" office:value="1639.00061">
                <text:p>1639.00061</text:p>
              </table:table-cell>
              <table:table-cell office:value-type="float" office:value="1699.718384">
                <text:p>1699.718384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1636.316895">
                <text:p>1636.316895</text:p>
              </table:table-cell>
              <table:table-cell office:value-type="float" office:value="1700.646118">
                <text:p>1700.646118</text:p>
              </table:table-cell>
              <table:table-cell office:value-type="float" office:value="1640.277954">
                <text:p>1640.277954</text:p>
              </table:table-cell>
              <table:table-cell office:value-type="float" office:value="1698.12915">
                <text:p>1698.12915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1636.644165">
                <text:p>1636.644165</text:p>
              </table:table-cell>
              <table:table-cell office:value-type="float" office:value="1700.437012">
                <text:p>1700.437012</text:p>
              </table:table-cell>
              <table:table-cell office:value-type="float" office:value="1641.279419">
                <text:p>1641.279419</text:p>
              </table:table-cell>
              <table:table-cell office:value-type="float" office:value="1700.337402">
                <text:p>1700.337402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1639.886475">
                <text:p>1639.886475</text:p>
              </table:table-cell>
              <table:table-cell office:value-type="float" office:value="1699.574097">
                <text:p>1699.574097</text:p>
              </table:table-cell>
              <table:table-cell office:value-type="float" office:value="1641.092041">
                <text:p>1641.092041</text:p>
              </table:table-cell>
              <table:table-cell office:value-type="float" office:value="1701.032959">
                <text:p>1701.032959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1638.25293">
                <text:p>1638.25293</text:p>
              </table:table-cell>
              <table:table-cell office:value-type="float" office:value="1696.526978">
                <text:p>1696.526978</text:p>
              </table:table-cell>
              <table:table-cell office:value-type="float" office:value="1640.684082">
                <text:p>1640.684082</text:p>
              </table:table-cell>
              <table:table-cell office:value-type="float" office:value="1701.140747">
                <text:p>1701.140747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1635.694092">
                <text:p>1635.694092</text:p>
              </table:table-cell>
              <table:table-cell office:value-type="float" office:value="1700.732178">
                <text:p>1700.732178</text:p>
              </table:table-cell>
              <table:table-cell office:value-type="float" office:value="1639.205444">
                <text:p>1639.205444</text:p>
              </table:table-cell>
              <table:table-cell office:value-type="float" office:value="1701.424927">
                <text:p>1701.424927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1636.745483">
                <text:p>1636.745483</text:p>
              </table:table-cell>
              <table:table-cell office:value-type="float" office:value="1699.529297">
                <text:p>1699.529297</text:p>
              </table:table-cell>
              <table:table-cell office:value-type="float" office:value="1637.639526">
                <text:p>1637.639526</text:p>
              </table:table-cell>
              <table:table-cell office:value-type="float" office:value="1700.582031">
                <text:p>1700.582031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1635.963135">
                <text:p>1635.963135</text:p>
              </table:table-cell>
              <table:table-cell office:value-type="float" office:value="1702.335571">
                <text:p>1702.335571</text:p>
              </table:table-cell>
              <table:table-cell office:value-type="float" office:value="1639.126953">
                <text:p>1639.126953</text:p>
              </table:table-cell>
              <table:table-cell office:value-type="float" office:value="1704.876831">
                <text:p>1704.876831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1639.786133">
                <text:p>1639.786133</text:p>
              </table:table-cell>
              <table:table-cell office:value-type="float" office:value="1700.542725">
                <text:p>1700.542725</text:p>
              </table:table-cell>
              <table:table-cell office:value-type="float" office:value="1641.796143">
                <text:p>1641.796143</text:p>
              </table:table-cell>
              <table:table-cell office:value-type="float" office:value="1699.332275">
                <text:p>1699.332275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1638.780396">
                <text:p>1638.780396</text:p>
              </table:table-cell>
              <table:table-cell office:value-type="float" office:value="1697.807739">
                <text:p>1697.807739</text:p>
              </table:table-cell>
              <table:table-cell office:value-type="float" office:value="1639.759644">
                <text:p>1639.759644</text:p>
              </table:table-cell>
              <table:table-cell office:value-type="float" office:value="1699.964844">
                <text:p>1699.964844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1634.427612">
                <text:p>1634.427612</text:p>
              </table:table-cell>
              <table:table-cell office:value-type="float" office:value="1701.35144">
                <text:p>1701.35144</text:p>
              </table:table-cell>
              <table:table-cell office:value-type="float" office:value="1639.790161">
                <text:p>1639.790161</text:p>
              </table:table-cell>
              <table:table-cell office:value-type="float" office:value="1700.57959">
                <text:p>1700.57959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1637.546387">
                <text:p>1637.546387</text:p>
              </table:table-cell>
              <table:table-cell office:value-type="float" office:value="1703.456177">
                <text:p>1703.456177</text:p>
              </table:table-cell>
              <table:table-cell office:value-type="float" office:value="1642.696899">
                <text:p>1642.696899</text:p>
              </table:table-cell>
              <table:table-cell office:value-type="float" office:value="1699.506836">
                <text:p>1699.506836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1639.054932">
                <text:p>1639.054932</text:p>
              </table:table-cell>
              <table:table-cell office:value-type="float" office:value="1701.732056">
                <text:p>1701.732056</text:p>
              </table:table-cell>
              <table:table-cell office:value-type="float" office:value="1641.521729">
                <text:p>1641.521729</text:p>
              </table:table-cell>
              <table:table-cell office:value-type="float" office:value="1700.270874">
                <text:p>1700.270874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1641.442505">
                <text:p>1641.442505</text:p>
              </table:table-cell>
              <table:table-cell office:value-type="float" office:value="1699.172852">
                <text:p>1699.172852</text:p>
              </table:table-cell>
              <table:table-cell office:value-type="float" office:value="1645.413086">
                <text:p>1645.413086</text:p>
              </table:table-cell>
              <table:table-cell office:value-type="float" office:value="1699.598022">
                <text:p>1699.598022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1639.145874">
                <text:p>1639.145874</text:p>
              </table:table-cell>
              <table:table-cell office:value-type="float" office:value="1701.706421">
                <text:p>1701.706421</text:p>
              </table:table-cell>
              <table:table-cell office:value-type="float" office:value="1641.347412">
                <text:p>1641.347412</text:p>
              </table:table-cell>
              <table:table-cell office:value-type="float" office:value="1703.555542">
                <text:p>1703.555542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1635.596191">
                <text:p>1635.596191</text:p>
              </table:table-cell>
              <table:table-cell office:value-type="float" office:value="1703.978027">
                <text:p>1703.978027</text:p>
              </table:table-cell>
              <table:table-cell office:value-type="float" office:value="1638.113159">
                <text:p>1638.113159</text:p>
              </table:table-cell>
              <table:table-cell office:value-type="float" office:value="1704.175903">
                <text:p>1704.175903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1635.788574">
                <text:p>1635.788574</text:p>
              </table:table-cell>
              <table:table-cell office:value-type="float" office:value="1701.463745">
                <text:p>1701.463745</text:p>
              </table:table-cell>
              <table:table-cell office:value-type="float" office:value="1641.837891">
                <text:p>1641.837891</text:p>
              </table:table-cell>
              <table:table-cell office:value-type="float" office:value="1702.886597">
                <text:p>1702.886597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1634.796021">
                <text:p>1634.796021</text:p>
              </table:table-cell>
              <table:table-cell office:value-type="float" office:value="1705.693359">
                <text:p>1705.693359</text:p>
              </table:table-cell>
              <table:table-cell office:value-type="float" office:value="1642.437134">
                <text:p>1642.437134</text:p>
              </table:table-cell>
              <table:table-cell office:value-type="float" office:value="1705.146484">
                <text:p>1705.146484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1637.741333">
                <text:p>1637.741333</text:p>
              </table:table-cell>
              <table:table-cell office:value-type="float" office:value="1701.565674">
                <text:p>1701.565674</text:p>
              </table:table-cell>
              <table:table-cell office:value-type="float" office:value="1639.831055">
                <text:p>1639.831055</text:p>
              </table:table-cell>
              <table:table-cell office:value-type="float" office:value="1702.251709">
                <text:p>1702.251709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1637.40918">
                <text:p>1637.40918</text:p>
              </table:table-cell>
              <table:table-cell office:value-type="float" office:value="1704.213745">
                <text:p>1704.213745</text:p>
              </table:table-cell>
              <table:table-cell office:value-type="float" office:value="1640.639648">
                <text:p>1640.639648</text:p>
              </table:table-cell>
              <table:table-cell office:value-type="float" office:value="1703.537231">
                <text:p>1703.537231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1638.754761">
                <text:p>1638.754761</text:p>
              </table:table-cell>
              <table:table-cell office:value-type="float" office:value="1702.930908">
                <text:p>1702.930908</text:p>
              </table:table-cell>
              <table:table-cell office:value-type="float" office:value="1640.505371">
                <text:p>1640.505371</text:p>
              </table:table-cell>
              <table:table-cell office:value-type="float" office:value="1707.237061">
                <text:p>1707.237061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1642.148682">
                <text:p>1642.148682</text:p>
              </table:table-cell>
              <table:table-cell office:value-type="float" office:value="1702.059692">
                <text:p>1702.059692</text:p>
              </table:table-cell>
              <table:table-cell office:value-type="float" office:value="1643.645386">
                <text:p>1643.645386</text:p>
              </table:table-cell>
              <table:table-cell office:value-type="float" office:value="1706.134399">
                <text:p>1706.134399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1634.597656">
                <text:p>1634.597656</text:p>
              </table:table-cell>
              <table:table-cell office:value-type="float" office:value="1709.72168">
                <text:p>1709.72168</text:p>
              </table:table-cell>
              <table:table-cell office:value-type="float" office:value="1640.502563">
                <text:p>1640.502563</text:p>
              </table:table-cell>
              <table:table-cell office:value-type="float" office:value="1706.520264">
                <text:p>1706.520264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1641.407104">
                <text:p>1641.407104</text:p>
              </table:table-cell>
              <table:table-cell office:value-type="float" office:value="1703.674072">
                <text:p>1703.674072</text:p>
              </table:table-cell>
              <table:table-cell office:value-type="float" office:value="1644.540283">
                <text:p>1644.540283</text:p>
              </table:table-cell>
              <table:table-cell office:value-type="float" office:value="1705.313354">
                <text:p>1705.313354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1637.730347">
                <text:p>1637.730347</text:p>
              </table:table-cell>
              <table:table-cell office:value-type="float" office:value="1706.071655">
                <text:p>1706.071655</text:p>
              </table:table-cell>
              <table:table-cell office:value-type="float" office:value="1642.806274">
                <text:p>1642.806274</text:p>
              </table:table-cell>
              <table:table-cell office:value-type="float" office:value="1705.713135">
                <text:p>1705.713135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1639.19751">
                <text:p>1639.19751</text:p>
              </table:table-cell>
              <table:table-cell office:value-type="float" office:value="1703.553955">
                <text:p>1703.553955</text:p>
              </table:table-cell>
              <table:table-cell office:value-type="float" office:value="1644.176147">
                <text:p>1644.176147</text:p>
              </table:table-cell>
              <table:table-cell office:value-type="float" office:value="1704.634155">
                <text:p>1704.634155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1637.839111">
                <text:p>1637.839111</text:p>
              </table:table-cell>
              <table:table-cell office:value-type="float" office:value="1708.441772">
                <text:p>1708.441772</text:p>
              </table:table-cell>
              <table:table-cell office:value-type="float" office:value="1644.961548">
                <text:p>1644.961548</text:p>
              </table:table-cell>
              <table:table-cell office:value-type="float" office:value="1706.223633">
                <text:p>1706.223633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1643.121094">
                <text:p>1643.121094</text:p>
              </table:table-cell>
              <table:table-cell office:value-type="float" office:value="1706.093994">
                <text:p>1706.093994</text:p>
              </table:table-cell>
              <table:table-cell office:value-type="float" office:value="1645.154297">
                <text:p>1645.154297</text:p>
              </table:table-cell>
              <table:table-cell office:value-type="float" office:value="1703.975708">
                <text:p>1703.975708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1642.447021">
                <text:p>1642.447021</text:p>
              </table:table-cell>
              <table:table-cell office:value-type="float" office:value="1706.708984">
                <text:p>1706.708984</text:p>
              </table:table-cell>
              <table:table-cell office:value-type="float" office:value="1644.412964">
                <text:p>1644.412964</text:p>
              </table:table-cell>
              <table:table-cell office:value-type="float" office:value="1706.153198">
                <text:p>1706.153198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1635.860229">
                <text:p>1635.860229</text:p>
              </table:table-cell>
              <table:table-cell office:value-type="float" office:value="1711.298218">
                <text:p>1711.298218</text:p>
              </table:table-cell>
              <table:table-cell office:value-type="float" office:value="1640.388184">
                <text:p>1640.388184</text:p>
              </table:table-cell>
              <table:table-cell office:value-type="float" office:value="1709.57959">
                <text:p>1709.57959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1640.118896">
                <text:p>1640.118896</text:p>
              </table:table-cell>
              <table:table-cell office:value-type="float" office:value="1706.975098">
                <text:p>1706.975098</text:p>
              </table:table-cell>
              <table:table-cell office:value-type="float" office:value="1643.998779">
                <text:p>1643.998779</text:p>
              </table:table-cell>
              <table:table-cell office:value-type="float" office:value="1706.471436">
                <text:p>1706.471436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1640.880859">
                <text:p>1640.880859</text:p>
              </table:table-cell>
              <table:table-cell office:value-type="float" office:value="1707.974365">
                <text:p>1707.974365</text:p>
              </table:table-cell>
              <table:table-cell office:value-type="float" office:value="1645.641113">
                <text:p>1645.641113</text:p>
              </table:table-cell>
              <table:table-cell office:value-type="float" office:value="1706.733643">
                <text:p>1706.733643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1642.03772">
                <text:p>1642.03772</text:p>
              </table:table-cell>
              <table:table-cell office:value-type="float" office:value="1708.579224">
                <text:p>1708.579224</text:p>
              </table:table-cell>
              <table:table-cell office:value-type="float" office:value="1642.356689">
                <text:p>1642.356689</text:p>
              </table:table-cell>
              <table:table-cell office:value-type="float" office:value="1707.773193">
                <text:p>1707.773193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1643.094238">
                <text:p>1643.094238</text:p>
              </table:table-cell>
              <table:table-cell office:value-type="float" office:value="1707.241333">
                <text:p>1707.241333</text:p>
              </table:table-cell>
              <table:table-cell office:value-type="float" office:value="1646.697144">
                <text:p>1646.697144</text:p>
              </table:table-cell>
              <table:table-cell office:value-type="float" office:value="1707.497437">
                <text:p>1707.497437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1642.088257">
                <text:p>1642.088257</text:p>
              </table:table-cell>
              <table:table-cell office:value-type="float" office:value="1706.796997">
                <text:p>1706.796997</text:p>
              </table:table-cell>
              <table:table-cell office:value-type="float" office:value="1642.013428">
                <text:p>1642.013428</text:p>
              </table:table-cell>
              <table:table-cell office:value-type="float" office:value="1707.771484">
                <text:p>1707.771484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1641.311768">
                <text:p>1641.311768</text:p>
              </table:table-cell>
              <table:table-cell office:value-type="float" office:value="1709.678711">
                <text:p>1709.678711</text:p>
              </table:table-cell>
              <table:table-cell office:value-type="float" office:value="1644.758667">
                <text:p>1644.758667</text:p>
              </table:table-cell>
              <table:table-cell office:value-type="float" office:value="1709.939941">
                <text:p>1709.939941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1639.633179">
                <text:p>1639.633179</text:p>
              </table:table-cell>
              <table:table-cell office:value-type="float" office:value="1712.267578">
                <text:p>1712.267578</text:p>
              </table:table-cell>
              <table:table-cell office:value-type="float" office:value="1642.584106">
                <text:p>1642.584106</text:p>
              </table:table-cell>
              <table:table-cell office:value-type="float" office:value="1711.329468">
                <text:p>1711.329468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1642.024658">
                <text:p>1642.024658</text:p>
              </table:table-cell>
              <table:table-cell office:value-type="float" office:value="1708.712402">
                <text:p>1708.712402</text:p>
              </table:table-cell>
              <table:table-cell office:value-type="float" office:value="1645.675659">
                <text:p>1645.675659</text:p>
              </table:table-cell>
              <table:table-cell office:value-type="float" office:value="1710.149536">
                <text:p>1710.149536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1641.839355">
                <text:p>1641.839355</text:p>
              </table:table-cell>
              <table:table-cell office:value-type="float" office:value="1711.7677">
                <text:p>1711.7677</text:p>
              </table:table-cell>
              <table:table-cell office:value-type="float" office:value="1647.213013">
                <text:p>1647.213013</text:p>
              </table:table-cell>
              <table:table-cell office:value-type="float" office:value="1709.019287">
                <text:p>1709.019287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1641.788818">
                <text:p>1641.788818</text:p>
              </table:table-cell>
              <table:table-cell office:value-type="float" office:value="1709.959229">
                <text:p>1709.959229</text:p>
              </table:table-cell>
              <table:table-cell office:value-type="float" office:value="1646.299561">
                <text:p>1646.299561</text:p>
              </table:table-cell>
              <table:table-cell office:value-type="float" office:value="1706.258423">
                <text:p>1706.258423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1643.948975">
                <text:p>1643.948975</text:p>
              </table:table-cell>
              <table:table-cell office:value-type="float" office:value="1708.928101">
                <text:p>1708.928101</text:p>
              </table:table-cell>
              <table:table-cell office:value-type="float" office:value="1645.466187">
                <text:p>1645.466187</text:p>
              </table:table-cell>
              <table:table-cell office:value-type="float" office:value="1710.552246">
                <text:p>1710.552246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1640.232666">
                <text:p>1640.232666</text:p>
              </table:table-cell>
              <table:table-cell office:value-type="float" office:value="1712.201172">
                <text:p>1712.201172</text:p>
              </table:table-cell>
              <table:table-cell office:value-type="float" office:value="1644.399902">
                <text:p>1644.399902</text:p>
              </table:table-cell>
              <table:table-cell office:value-type="float" office:value="1711.505615">
                <text:p>1711.505615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1641.555908">
                <text:p>1641.555908</text:p>
              </table:table-cell>
              <table:table-cell office:value-type="float" office:value="1711.734009">
                <text:p>1711.734009</text:p>
              </table:table-cell>
              <table:table-cell office:value-type="float" office:value="1642.763306">
                <text:p>1642.763306</text:p>
              </table:table-cell>
              <table:table-cell office:value-type="float" office:value="1712.809082">
                <text:p>1712.809082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1640.531982">
                <text:p>1640.531982</text:p>
              </table:table-cell>
              <table:table-cell office:value-type="float" office:value="1710.490601">
                <text:p>1710.490601</text:p>
              </table:table-cell>
              <table:table-cell office:value-type="float" office:value="1641.732544">
                <text:p>1641.732544</text:p>
              </table:table-cell>
              <table:table-cell office:value-type="float" office:value="1709.170654">
                <text:p>1709.170654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1647.115234">
                <text:p>1647.115234</text:p>
              </table:table-cell>
              <table:table-cell office:value-type="float" office:value="1707.896484">
                <text:p>1707.896484</text:p>
              </table:table-cell>
              <table:table-cell office:value-type="float" office:value="1646.512207">
                <text:p>1646.512207</text:p>
              </table:table-cell>
              <table:table-cell office:value-type="float" office:value="1709.497803">
                <text:p>1709.497803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1644.858398">
                <text:p>1644.858398</text:p>
              </table:table-cell>
              <table:table-cell office:value-type="float" office:value="1708.85498">
                <text:p>1708.85498</text:p>
              </table:table-cell>
              <table:table-cell office:value-type="float" office:value="1643.074951">
                <text:p>1643.074951</text:p>
              </table:table-cell>
              <table:table-cell office:value-type="float" office:value="1711.021851">
                <text:p>1711.021851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1643.270996">
                <text:p>1643.270996</text:p>
              </table:table-cell>
              <table:table-cell office:value-type="float" office:value="1710.625">
                <text:p>1710.625</text:p>
              </table:table-cell>
              <table:table-cell office:value-type="float" office:value="1644.926392">
                <text:p>1644.926392</text:p>
              </table:table-cell>
              <table:table-cell office:value-type="float" office:value="1711.44104">
                <text:p>1711.44104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1645.586304">
                <text:p>1645.586304</text:p>
              </table:table-cell>
              <table:table-cell office:value-type="float" office:value="1711.622925">
                <text:p>1711.622925</text:p>
              </table:table-cell>
              <table:table-cell office:value-type="float" office:value="1648.728027">
                <text:p>1648.728027</text:p>
              </table:table-cell>
              <table:table-cell office:value-type="float" office:value="1711.323486">
                <text:p>1711.323486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1646.543335">
                <text:p>1646.543335</text:p>
              </table:table-cell>
              <table:table-cell office:value-type="float" office:value="1711.06189">
                <text:p>1711.06189</text:p>
              </table:table-cell>
              <table:table-cell office:value-type="float" office:value="1649.918091">
                <text:p>1649.918091</text:p>
              </table:table-cell>
              <table:table-cell office:value-type="float" office:value="1711.571899">
                <text:p>1711.571899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1644.218506">
                <text:p>1644.218506</text:p>
              </table:table-cell>
              <table:table-cell office:value-type="float" office:value="1711.270996">
                <text:p>1711.270996</text:p>
              </table:table-cell>
              <table:table-cell office:value-type="float" office:value="1646.776001">
                <text:p>1646.776001</text:p>
              </table:table-cell>
              <table:table-cell office:value-type="float" office:value="1713.286255">
                <text:p>1713.286255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1644.173462">
                <text:p>1644.173462</text:p>
              </table:table-cell>
              <table:table-cell office:value-type="float" office:value="1712.607788">
                <text:p>1712.607788</text:p>
              </table:table-cell>
              <table:table-cell office:value-type="float" office:value="1648.266724">
                <text:p>1648.266724</text:p>
              </table:table-cell>
              <table:table-cell office:value-type="float" office:value="1713.259277">
                <text:p>1713.259277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1648.198486">
                <text:p>1648.198486</text:p>
              </table:table-cell>
              <table:table-cell office:value-type="float" office:value="1710.427979">
                <text:p>1710.427979</text:p>
              </table:table-cell>
              <table:table-cell office:value-type="float" office:value="1646.631836">
                <text:p>1646.631836</text:p>
              </table:table-cell>
              <table:table-cell office:value-type="float" office:value="1714.641724">
                <text:p>1714.641724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1646.887329">
                <text:p>1646.887329</text:p>
              </table:table-cell>
              <table:table-cell office:value-type="float" office:value="1714.235596">
                <text:p>1714.235596</text:p>
              </table:table-cell>
              <table:table-cell office:value-type="float" office:value="1648.356445">
                <text:p>1648.356445</text:p>
              </table:table-cell>
              <table:table-cell office:value-type="float" office:value="1713.845459">
                <text:p>1713.845459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1645.782715">
                <text:p>1645.782715</text:p>
              </table:table-cell>
              <table:table-cell office:value-type="float" office:value="1711.198364">
                <text:p>1711.198364</text:p>
              </table:table-cell>
              <table:table-cell office:value-type="float" office:value="1646.905518">
                <text:p>1646.905518</text:p>
              </table:table-cell>
              <table:table-cell office:value-type="float" office:value="1715.636841">
                <text:p>1715.636841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1644.901855">
                <text:p>1644.901855</text:p>
              </table:table-cell>
              <table:table-cell office:value-type="float" office:value="1716.207886">
                <text:p>1716.207886</text:p>
              </table:table-cell>
              <table:table-cell office:value-type="float" office:value="1650.15918">
                <text:p>1650.15918</text:p>
              </table:table-cell>
              <table:table-cell office:value-type="float" office:value="1712.800903">
                <text:p>1712.800903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1646.474487">
                <text:p>1646.474487</text:p>
              </table:table-cell>
              <table:table-cell office:value-type="float" office:value="1712.598145">
                <text:p>1712.598145</text:p>
              </table:table-cell>
              <table:table-cell office:value-type="float" office:value="1646.506714">
                <text:p>1646.506714</text:p>
              </table:table-cell>
              <table:table-cell office:value-type="float" office:value="1712.6521">
                <text:p>1712.6521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1646.892822">
                <text:p>1646.892822</text:p>
              </table:table-cell>
              <table:table-cell office:value-type="float" office:value="1710.094116">
                <text:p>1710.094116</text:p>
              </table:table-cell>
              <table:table-cell office:value-type="float" office:value="1645.172119">
                <text:p>1645.172119</text:p>
              </table:table-cell>
              <table:table-cell office:value-type="float" office:value="1714.356079">
                <text:p>1714.356079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1643.011963">
                <text:p>1643.011963</text:p>
              </table:table-cell>
              <table:table-cell office:value-type="float" office:value="1713.636963">
                <text:p>1713.636963</text:p>
              </table:table-cell>
              <table:table-cell office:value-type="float" office:value="1647.075562">
                <text:p>1647.075562</text:p>
              </table:table-cell>
              <table:table-cell office:value-type="float" office:value="1716.975952">
                <text:p>1716.975952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1644.286377">
                <text:p>1644.286377</text:p>
              </table:table-cell>
              <table:table-cell office:value-type="float" office:value="1714.487427">
                <text:p>1714.487427</text:p>
              </table:table-cell>
              <table:table-cell office:value-type="float" office:value="1647.044067">
                <text:p>1647.044067</text:p>
              </table:table-cell>
              <table:table-cell office:value-type="float" office:value="1713.742554">
                <text:p>1713.742554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1649.026245">
                <text:p>1649.026245</text:p>
              </table:table-cell>
              <table:table-cell office:value-type="float" office:value="1710.309082">
                <text:p>1710.309082</text:p>
              </table:table-cell>
              <table:table-cell office:value-type="float" office:value="1649.208496">
                <text:p>1649.208496</text:p>
              </table:table-cell>
              <table:table-cell office:value-type="float" office:value="1713.430054">
                <text:p>1713.430054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1645.46167">
                <text:p>1645.46167</text:p>
              </table:table-cell>
              <table:table-cell office:value-type="float" office:value="1714.620361">
                <text:p>1714.620361</text:p>
              </table:table-cell>
              <table:table-cell office:value-type="float" office:value="1644.118896">
                <text:p>1644.118896</text:p>
              </table:table-cell>
              <table:table-cell office:value-type="float" office:value="1714.641724">
                <text:p>1714.641724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1647.01062">
                <text:p>1647.01062</text:p>
              </table:table-cell>
              <table:table-cell office:value-type="float" office:value="1711.166138">
                <text:p>1711.166138</text:p>
              </table:table-cell>
              <table:table-cell office:value-type="float" office:value="1650.7854">
                <text:p>1650.7854</text:p>
              </table:table-cell>
              <table:table-cell office:value-type="float" office:value="1713.582031">
                <text:p>1713.582031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1647.052002">
                <text:p>1647.052002</text:p>
              </table:table-cell>
              <table:table-cell office:value-type="float" office:value="1714.108643">
                <text:p>1714.108643</text:p>
              </table:table-cell>
              <table:table-cell office:value-type="float" office:value="1646.913208">
                <text:p>1646.913208</text:p>
              </table:table-cell>
              <table:table-cell office:value-type="float" office:value="1715.955811">
                <text:p>1715.955811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1645.859985">
                <text:p>1645.859985</text:p>
              </table:table-cell>
              <table:table-cell office:value-type="float" office:value="1712.295654">
                <text:p>1712.295654</text:p>
              </table:table-cell>
              <table:table-cell office:value-type="float" office:value="1647.441895">
                <text:p>1647.441895</text:p>
              </table:table-cell>
              <table:table-cell office:value-type="float" office:value="1714.151245">
                <text:p>1714.151245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1645.363892">
                <text:p>1645.363892</text:p>
              </table:table-cell>
              <table:table-cell office:value-type="float" office:value="1714.733276">
                <text:p>1714.733276</text:p>
              </table:table-cell>
              <table:table-cell office:value-type="float" office:value="1649.041748">
                <text:p>1649.041748</text:p>
              </table:table-cell>
              <table:table-cell office:value-type="float" office:value="1714.060913">
                <text:p>1714.060913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1641.667847">
                <text:p>1641.667847</text:p>
              </table:table-cell>
              <table:table-cell office:value-type="float" office:value="1715.16748">
                <text:p>1715.16748</text:p>
              </table:table-cell>
              <table:table-cell office:value-type="float" office:value="1646.537109">
                <text:p>1646.537109</text:p>
              </table:table-cell>
              <table:table-cell office:value-type="float" office:value="1714.987061">
                <text:p>1714.987061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1646.547241">
                <text:p>1646.547241</text:p>
              </table:table-cell>
              <table:table-cell office:value-type="float" office:value="1711.605347">
                <text:p>1711.605347</text:p>
              </table:table-cell>
              <table:table-cell office:value-type="float" office:value="1647.42749">
                <text:p>1647.42749</text:p>
              </table:table-cell>
              <table:table-cell office:value-type="float" office:value="1712.928467">
                <text:p>1712.928467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1644.958984">
                <text:p>1644.958984</text:p>
              </table:table-cell>
              <table:table-cell office:value-type="float" office:value="1716.546997">
                <text:p>1716.546997</text:p>
              </table:table-cell>
              <table:table-cell office:value-type="float" office:value="1647.999268">
                <text:p>1647.999268</text:p>
              </table:table-cell>
              <table:table-cell office:value-type="float" office:value="1714.719604">
                <text:p>1714.719604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1645.504272">
                <text:p>1645.504272</text:p>
              </table:table-cell>
              <table:table-cell office:value-type="float" office:value="1713.198853">
                <text:p>1713.198853</text:p>
              </table:table-cell>
              <table:table-cell office:value-type="float" office:value="1649.25061">
                <text:p>1649.25061</text:p>
              </table:table-cell>
              <table:table-cell office:value-type="float" office:value="1713.192505">
                <text:p>1713.192505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1645.26355">
                <text:p>1645.26355</text:p>
              </table:table-cell>
              <table:table-cell office:value-type="float" office:value="1710.946411">
                <text:p>1710.946411</text:p>
              </table:table-cell>
              <table:table-cell office:value-type="float" office:value="1649.291504">
                <text:p>1649.291504</text:p>
              </table:table-cell>
              <table:table-cell office:value-type="float" office:value="1713.468018">
                <text:p>1713.468018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1648.498535">
                <text:p>1648.498535</text:p>
              </table:table-cell>
              <table:table-cell office:value-type="float" office:value="1709.580322">
                <text:p>1709.580322</text:p>
              </table:table-cell>
              <table:table-cell office:value-type="float" office:value="1647.788818">
                <text:p>1647.788818</text:p>
              </table:table-cell>
              <table:table-cell office:value-type="float" office:value="1714.12439">
                <text:p>1714.12439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1647.692383">
                <text:p>1647.692383</text:p>
              </table:table-cell>
              <table:table-cell office:value-type="float" office:value="1710.617432">
                <text:p>1710.617432</text:p>
              </table:table-cell>
              <table:table-cell office:value-type="float" office:value="1648.349609">
                <text:p>1648.349609</text:p>
              </table:table-cell>
              <table:table-cell office:value-type="float" office:value="1714.003418">
                <text:p>1714.003418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1645.868286">
                <text:p>1645.868286</text:p>
              </table:table-cell>
              <table:table-cell office:value-type="float" office:value="1713.514038">
                <text:p>1713.514038</text:p>
              </table:table-cell>
              <table:table-cell office:value-type="float" office:value="1649.740479">
                <text:p>1649.740479</text:p>
              </table:table-cell>
              <table:table-cell office:value-type="float" office:value="1718.501099">
                <text:p>1718.501099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1645.889771">
                <text:p>1645.889771</text:p>
              </table:table-cell>
              <table:table-cell office:value-type="float" office:value="1715.990845">
                <text:p>1715.990845</text:p>
              </table:table-cell>
              <table:table-cell office:value-type="float" office:value="1647.268555">
                <text:p>1647.268555</text:p>
              </table:table-cell>
              <table:table-cell office:value-type="float" office:value="1718.154297">
                <text:p>1718.154297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1648.356079">
                <text:p>1648.356079</text:p>
              </table:table-cell>
              <table:table-cell office:value-type="float" office:value="1715.771973">
                <text:p>1715.771973</text:p>
              </table:table-cell>
              <table:table-cell office:value-type="float" office:value="1650.238159">
                <text:p>1650.238159</text:p>
              </table:table-cell>
              <table:table-cell office:value-type="float" office:value="1718.004272">
                <text:p>1718.004272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1649.419922">
                <text:p>1649.419922</text:p>
              </table:table-cell>
              <table:table-cell office:value-type="float" office:value="1714.414551">
                <text:p>1714.414551</text:p>
              </table:table-cell>
              <table:table-cell office:value-type="float" office:value="1653.694946">
                <text:p>1653.694946</text:p>
              </table:table-cell>
              <table:table-cell office:value-type="float" office:value="1713.999634">
                <text:p>1713.999634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1647.516235">
                <text:p>1647.516235</text:p>
              </table:table-cell>
              <table:table-cell office:value-type="float" office:value="1715.701538">
                <text:p>1715.701538</text:p>
              </table:table-cell>
              <table:table-cell office:value-type="float" office:value="1649.891479">
                <text:p>1649.891479</text:p>
              </table:table-cell>
              <table:table-cell office:value-type="float" office:value="1718.472046">
                <text:p>1718.472046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1649.001221">
                <text:p>1649.001221</text:p>
              </table:table-cell>
              <table:table-cell office:value-type="float" office:value="1713.121826">
                <text:p>1713.121826</text:p>
              </table:table-cell>
              <table:table-cell office:value-type="float" office:value="1651.522705">
                <text:p>1651.522705</text:p>
              </table:table-cell>
              <table:table-cell office:value-type="float" office:value="1715.13147">
                <text:p>1715.13147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1649.229492">
                <text:p>1649.229492</text:p>
              </table:table-cell>
              <table:table-cell office:value-type="float" office:value="1716.327271">
                <text:p>1716.327271</text:p>
              </table:table-cell>
              <table:table-cell office:value-type="float" office:value="1651.562256">
                <text:p>1651.562256</text:p>
              </table:table-cell>
              <table:table-cell office:value-type="float" office:value="1716.353271">
                <text:p>1716.353271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1647.695801">
                <text:p>1647.695801</text:p>
              </table:table-cell>
              <table:table-cell office:value-type="float" office:value="1717.723022">
                <text:p>1717.723022</text:p>
              </table:table-cell>
              <table:table-cell office:value-type="float" office:value="1650.470459">
                <text:p>1650.470459</text:p>
              </table:table-cell>
              <table:table-cell office:value-type="float" office:value="1718.930054">
                <text:p>1718.930054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1648.015503">
                <text:p>1648.015503</text:p>
              </table:table-cell>
              <table:table-cell office:value-type="float" office:value="1717.519775">
                <text:p>1717.519775</text:p>
              </table:table-cell>
              <table:table-cell office:value-type="float" office:value="1648.832153">
                <text:p>1648.832153</text:p>
              </table:table-cell>
              <table:table-cell office:value-type="float" office:value="1719.408569">
                <text:p>1719.408569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1647.190063">
                <text:p>1647.190063</text:p>
              </table:table-cell>
              <table:table-cell office:value-type="float" office:value="1718.16394">
                <text:p>1718.16394</text:p>
              </table:table-cell>
              <table:table-cell office:value-type="float" office:value="1650.91687">
                <text:p>1650.91687</text:p>
              </table:table-cell>
              <table:table-cell office:value-type="float" office:value="1717.693726">
                <text:p>1717.693726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1648.759888">
                <text:p>1648.759888</text:p>
              </table:table-cell>
              <table:table-cell office:value-type="float" office:value="1714.895752">
                <text:p>1714.895752</text:p>
              </table:table-cell>
              <table:table-cell office:value-type="float" office:value="1649.003174">
                <text:p>1649.003174</text:p>
              </table:table-cell>
              <table:table-cell office:value-type="float" office:value="1717.387207">
                <text:p>1717.387207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1647.808472">
                <text:p>1647.808472</text:p>
              </table:table-cell>
              <table:table-cell office:value-type="float" office:value="1715.459839">
                <text:p>1715.459839</text:p>
              </table:table-cell>
              <table:table-cell office:value-type="float" office:value="1650.585205">
                <text:p>1650.585205</text:p>
              </table:table-cell>
              <table:table-cell office:value-type="float" office:value="1718.869995">
                <text:p>1718.869995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1647.827759">
                <text:p>1647.827759</text:p>
              </table:table-cell>
              <table:table-cell office:value-type="float" office:value="1717.583374">
                <text:p>1717.583374</text:p>
              </table:table-cell>
              <table:table-cell office:value-type="float" office:value="1650.590332">
                <text:p>1650.590332</text:p>
              </table:table-cell>
              <table:table-cell office:value-type="float" office:value="1719.019165">
                <text:p>1719.019165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1648.655029">
                <text:p>1648.655029</text:p>
              </table:table-cell>
              <table:table-cell office:value-type="float" office:value="1713.436401">
                <text:p>1713.436401</text:p>
              </table:table-cell>
              <table:table-cell office:value-type="float" office:value="1648.220703">
                <text:p>1648.220703</text:p>
              </table:table-cell>
              <table:table-cell office:value-type="float" office:value="1717.403687">
                <text:p>1717.403687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1650.618896">
                <text:p>1650.618896</text:p>
              </table:table-cell>
              <table:table-cell office:value-type="float" office:value="1714.637451">
                <text:p>1714.637451</text:p>
              </table:table-cell>
              <table:table-cell office:value-type="float" office:value="1650.633545">
                <text:p>1650.633545</text:p>
              </table:table-cell>
              <table:table-cell office:value-type="float" office:value="1718.022583">
                <text:p>1718.022583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1647.39502">
                <text:p>1647.39502</text:p>
              </table:table-cell>
              <table:table-cell office:value-type="float" office:value="1714.859131">
                <text:p>1714.859131</text:p>
              </table:table-cell>
              <table:table-cell office:value-type="float" office:value="1654.454834">
                <text:p>1654.454834</text:p>
              </table:table-cell>
              <table:table-cell office:value-type="float" office:value="1715.845459">
                <text:p>1715.845459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1649.466064">
                <text:p>1649.466064</text:p>
              </table:table-cell>
              <table:table-cell office:value-type="float" office:value="1714.665527">
                <text:p>1714.665527</text:p>
              </table:table-cell>
              <table:table-cell office:value-type="float" office:value="1649.640869">
                <text:p>1649.640869</text:p>
              </table:table-cell>
              <table:table-cell office:value-type="float" office:value="1717.36792">
                <text:p>1717.36792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1649.381958">
                <text:p>1649.381958</text:p>
              </table:table-cell>
              <table:table-cell office:value-type="float" office:value="1716.403198">
                <text:p>1716.403198</text:p>
              </table:table-cell>
              <table:table-cell office:value-type="float" office:value="1653.677124">
                <text:p>1653.677124</text:p>
              </table:table-cell>
              <table:table-cell office:value-type="float" office:value="1716.843018">
                <text:p>1716.843018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1646.329834">
                <text:p>1646.329834</text:p>
              </table:table-cell>
              <table:table-cell office:value-type="float" office:value="1715.740601">
                <text:p>1715.740601</text:p>
              </table:table-cell>
              <table:table-cell office:value-type="float" office:value="1650.097534">
                <text:p>1650.097534</text:p>
              </table:table-cell>
              <table:table-cell office:value-type="float" office:value="1719.862183">
                <text:p>1719.862183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1651.32605">
                <text:p>1651.32605</text:p>
              </table:table-cell>
              <table:table-cell office:value-type="float" office:value="1714.591797">
                <text:p>1714.591797</text:p>
              </table:table-cell>
              <table:table-cell office:value-type="float" office:value="1651.236816">
                <text:p>1651.236816</text:p>
              </table:table-cell>
              <table:table-cell office:value-type="float" office:value="1715.619629">
                <text:p>1715.619629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1650.109375">
                <text:p>1650.109375</text:p>
              </table:table-cell>
              <table:table-cell office:value-type="float" office:value="1714.234375">
                <text:p>1714.234375</text:p>
              </table:table-cell>
              <table:table-cell office:value-type="float" office:value="1650.492432">
                <text:p>1650.492432</text:p>
              </table:table-cell>
              <table:table-cell office:value-type="float" office:value="1716.574097">
                <text:p>1716.574097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1646.454102">
                <text:p>1646.454102</text:p>
              </table:table-cell>
              <table:table-cell office:value-type="float" office:value="1715.540894">
                <text:p>1715.540894</text:p>
              </table:table-cell>
              <table:table-cell office:value-type="float" office:value="1650.456543">
                <text:p>1650.456543</text:p>
              </table:table-cell>
              <table:table-cell office:value-type="float" office:value="1715.959717">
                <text:p>1715.959717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1645.726929">
                <text:p>1645.726929</text:p>
              </table:table-cell>
              <table:table-cell office:value-type="float" office:value="1716.500488">
                <text:p>1716.500488</text:p>
              </table:table-cell>
              <table:table-cell office:value-type="float" office:value="1650.619019">
                <text:p>1650.619019</text:p>
              </table:table-cell>
              <table:table-cell office:value-type="float" office:value="1714.631226">
                <text:p>1714.631226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1644.767578">
                <text:p>1644.767578</text:p>
              </table:table-cell>
              <table:table-cell office:value-type="float" office:value="1718.820801">
                <text:p>1718.820801</text:p>
              </table:table-cell>
              <table:table-cell office:value-type="float" office:value="1651.204834">
                <text:p>1651.204834</text:p>
              </table:table-cell>
              <table:table-cell office:value-type="float" office:value="1720.210815">
                <text:p>1720.210815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1650.243286">
                <text:p>1650.243286</text:p>
              </table:table-cell>
              <table:table-cell office:value-type="float" office:value="1715.600464">
                <text:p>1715.600464</text:p>
              </table:table-cell>
              <table:table-cell office:value-type="float" office:value="1651.193237">
                <text:p>1651.193237</text:p>
              </table:table-cell>
              <table:table-cell office:value-type="float" office:value="1717.070068">
                <text:p>1717.070068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1650.272583">
                <text:p>1650.272583</text:p>
              </table:table-cell>
              <table:table-cell office:value-type="float" office:value="1715.218994">
                <text:p>1715.218994</text:p>
              </table:table-cell>
              <table:table-cell office:value-type="float" office:value="1650.953003">
                <text:p>1650.953003</text:p>
              </table:table-cell>
              <table:table-cell office:value-type="float" office:value="1720.600464">
                <text:p>1720.600464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1650.17981">
                <text:p>1650.17981</text:p>
              </table:table-cell>
              <table:table-cell office:value-type="float" office:value="1719.604858">
                <text:p>1719.604858</text:p>
              </table:table-cell>
              <table:table-cell office:value-type="float" office:value="1649.807739">
                <text:p>1649.807739</text:p>
              </table:table-cell>
              <table:table-cell office:value-type="float" office:value="1718.494507">
                <text:p>1718.494507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1650.802979">
                <text:p>1650.802979</text:p>
              </table:table-cell>
              <table:table-cell office:value-type="float" office:value="1718.364258">
                <text:p>1718.364258</text:p>
              </table:table-cell>
              <table:table-cell office:value-type="float" office:value="1651.056274">
                <text:p>1651.056274</text:p>
              </table:table-cell>
              <table:table-cell office:value-type="float" office:value="1718.809692">
                <text:p>1718.809692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1648.944702">
                <text:p>1648.944702</text:p>
              </table:table-cell>
              <table:table-cell office:value-type="float" office:value="1716.717651">
                <text:p>1716.717651</text:p>
              </table:table-cell>
              <table:table-cell office:value-type="float" office:value="1650.24353">
                <text:p>1650.24353</text:p>
              </table:table-cell>
              <table:table-cell office:value-type="float" office:value="1718.484619">
                <text:p>1718.484619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1650.032104">
                <text:p>1650.032104</text:p>
              </table:table-cell>
              <table:table-cell office:value-type="float" office:value="1717.735352">
                <text:p>1717.735352</text:p>
              </table:table-cell>
              <table:table-cell office:value-type="float" office:value="1649.216064">
                <text:p>1649.216064</text:p>
              </table:table-cell>
              <table:table-cell office:value-type="float" office:value="1720.647827">
                <text:p>1720.647827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1649.762939">
                <text:p>1649.762939</text:p>
              </table:table-cell>
              <table:table-cell office:value-type="float" office:value="1718.633179">
                <text:p>1718.633179</text:p>
              </table:table-cell>
              <table:table-cell office:value-type="float" office:value="1650.005493">
                <text:p>1650.005493</text:p>
              </table:table-cell>
              <table:table-cell office:value-type="float" office:value="1723.278564">
                <text:p>1723.278564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1645.582642">
                <text:p>1645.582642</text:p>
              </table:table-cell>
              <table:table-cell office:value-type="float" office:value="1721.721436">
                <text:p>1721.721436</text:p>
              </table:table-cell>
              <table:table-cell office:value-type="float" office:value="1649.912476">
                <text:p>1649.912476</text:p>
              </table:table-cell>
              <table:table-cell office:value-type="float" office:value="1719.774292">
                <text:p>1719.774292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1651.476562">
                <text:p>1651.476562</text:p>
              </table:table-cell>
              <table:table-cell office:value-type="float" office:value="1715.991943">
                <text:p>1715.991943</text:p>
              </table:table-cell>
              <table:table-cell office:value-type="float" office:value="1653.432861">
                <text:p>1653.432861</text:p>
              </table:table-cell>
              <table:table-cell office:value-type="float" office:value="1718.222778">
                <text:p>1718.222778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1649.067139">
                <text:p>1649.067139</text:p>
              </table:table-cell>
              <table:table-cell office:value-type="float" office:value="1718.137817">
                <text:p>1718.137817</text:p>
              </table:table-cell>
              <table:table-cell office:value-type="float" office:value="1653.015137">
                <text:p>1653.015137</text:p>
              </table:table-cell>
              <table:table-cell office:value-type="float" office:value="1719.800659">
                <text:p>1719.800659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1651.044434">
                <text:p>1651.044434</text:p>
              </table:table-cell>
              <table:table-cell office:value-type="float" office:value="1719.505005">
                <text:p>1719.505005</text:p>
              </table:table-cell>
              <table:table-cell office:value-type="float" office:value="1652.135742">
                <text:p>1652.135742</text:p>
              </table:table-cell>
              <table:table-cell office:value-type="float" office:value="1722.006348">
                <text:p>1722.006348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1650.761963">
                <text:p>1650.761963</text:p>
              </table:table-cell>
              <table:table-cell office:value-type="float" office:value="1720.369873">
                <text:p>1720.369873</text:p>
              </table:table-cell>
              <table:table-cell office:value-type="float" office:value="1654.63269">
                <text:p>1654.63269</text:p>
              </table:table-cell>
              <table:table-cell office:value-type="float" office:value="1720.006104">
                <text:p>1720.006104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1649.584473">
                <text:p>1649.584473</text:p>
              </table:table-cell>
              <table:table-cell office:value-type="float" office:value="1722.217163">
                <text:p>1722.217163</text:p>
              </table:table-cell>
              <table:table-cell office:value-type="float" office:value="1652.608154">
                <text:p>1652.608154</text:p>
              </table:table-cell>
              <table:table-cell office:value-type="float" office:value="1721.889893">
                <text:p>1721.889893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1650.190552">
                <text:p>1650.190552</text:p>
              </table:table-cell>
              <table:table-cell office:value-type="float" office:value="1722.844482">
                <text:p>1722.844482</text:p>
              </table:table-cell>
              <table:table-cell office:value-type="float" office:value="1652.945679">
                <text:p>1652.945679</text:p>
              </table:table-cell>
              <table:table-cell office:value-type="float" office:value="1721.11438">
                <text:p>1721.11438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1652.243896">
                <text:p>1652.243896</text:p>
              </table:table-cell>
              <table:table-cell office:value-type="float" office:value="1719.036255">
                <text:p>1719.036255</text:p>
              </table:table-cell>
              <table:table-cell office:value-type="float" office:value="1653.948486">
                <text:p>1653.948486</text:p>
              </table:table-cell>
              <table:table-cell office:value-type="float" office:value="1719.440186">
                <text:p>1719.440186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1651.594971">
                <text:p>1651.594971</text:p>
              </table:table-cell>
              <table:table-cell office:value-type="float" office:value="1718.562744">
                <text:p>1718.562744</text:p>
              </table:table-cell>
              <table:table-cell office:value-type="float" office:value="1654.4823">
                <text:p>1654.4823</text:p>
              </table:table-cell>
              <table:table-cell office:value-type="float" office:value="1717.172485">
                <text:p>1717.172485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1650.110107">
                <text:p>1650.110107</text:p>
              </table:table-cell>
              <table:table-cell office:value-type="float" office:value="1718.246826">
                <text:p>1718.246826</text:p>
              </table:table-cell>
              <table:table-cell office:value-type="float" office:value="1655.405029">
                <text:p>1655.405029</text:p>
              </table:table-cell>
              <table:table-cell office:value-type="float" office:value="1719.204712">
                <text:p>1719.204712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1650.112549">
                <text:p>1650.112549</text:p>
              </table:table-cell>
              <table:table-cell office:value-type="float" office:value="1718.061035">
                <text:p>1718.061035</text:p>
              </table:table-cell>
              <table:table-cell office:value-type="float" office:value="1652.500488">
                <text:p>1652.500488</text:p>
              </table:table-cell>
              <table:table-cell office:value-type="float" office:value="1722.857666">
                <text:p>1722.857666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1651.316528">
                <text:p>1651.316528</text:p>
              </table:table-cell>
              <table:table-cell office:value-type="float" office:value="1715.526367">
                <text:p>1715.526367</text:p>
              </table:table-cell>
              <table:table-cell office:value-type="float" office:value="1654.919678">
                <text:p>1654.919678</text:p>
              </table:table-cell>
              <table:table-cell office:value-type="float" office:value="1717.040527">
                <text:p>1717.040527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1647.591309">
                <text:p>1647.591309</text:p>
              </table:table-cell>
              <table:table-cell office:value-type="float" office:value="1718.706787">
                <text:p>1718.706787</text:p>
              </table:table-cell>
              <table:table-cell office:value-type="float" office:value="1650.528076">
                <text:p>1650.528076</text:p>
              </table:table-cell>
              <table:table-cell office:value-type="float" office:value="1717.832764">
                <text:p>1717.832764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1649.994507">
                <text:p>1649.994507</text:p>
              </table:table-cell>
              <table:table-cell office:value-type="float" office:value="1719.248779">
                <text:p>1719.248779</text:p>
              </table:table-cell>
              <table:table-cell office:value-type="float" office:value="1650.249878">
                <text:p>1650.249878</text:p>
              </table:table-cell>
              <table:table-cell office:value-type="float" office:value="1722.619507">
                <text:p>1722.619507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1648.631836">
                <text:p>1648.631836</text:p>
              </table:table-cell>
              <table:table-cell office:value-type="float" office:value="1718.747559">
                <text:p>1718.747559</text:p>
              </table:table-cell>
              <table:table-cell office:value-type="float" office:value="1650.900024">
                <text:p>1650.900024</text:p>
              </table:table-cell>
              <table:table-cell office:value-type="float" office:value="1720.047974">
                <text:p>1720.047974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1646.715576">
                <text:p>1646.715576</text:p>
              </table:table-cell>
              <table:table-cell office:value-type="float" office:value="1719.439209">
                <text:p>1719.439209</text:p>
              </table:table-cell>
              <table:table-cell office:value-type="float" office:value="1650.796021">
                <text:p>1650.796021</text:p>
              </table:table-cell>
              <table:table-cell office:value-type="float" office:value="1721.601196">
                <text:p>1721.601196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1650.793091">
                <text:p>1650.793091</text:p>
              </table:table-cell>
              <table:table-cell office:value-type="float" office:value="1718.901001">
                <text:p>1718.901001</text:p>
              </table:table-cell>
              <table:table-cell office:value-type="float" office:value="1651.259644">
                <text:p>1651.259644</text:p>
              </table:table-cell>
              <table:table-cell office:value-type="float" office:value="1721.21521">
                <text:p>1721.21521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1647.884888">
                <text:p>1647.884888</text:p>
              </table:table-cell>
              <table:table-cell office:value-type="float" office:value="1720.624512">
                <text:p>1720.624512</text:p>
              </table:table-cell>
              <table:table-cell office:value-type="float" office:value="1649.954712">
                <text:p>1649.954712</text:p>
              </table:table-cell>
              <table:table-cell office:value-type="float" office:value="1720.666016">
                <text:p>1720.666016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1650.148682">
                <text:p>1650.148682</text:p>
              </table:table-cell>
              <table:table-cell office:value-type="float" office:value="1718.135132">
                <text:p>1718.135132</text:p>
              </table:table-cell>
              <table:table-cell office:value-type="float" office:value="1649.486572">
                <text:p>1649.486572</text:p>
              </table:table-cell>
              <table:table-cell office:value-type="float" office:value="1719.309326">
                <text:p>1719.309326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1646.389526">
                <text:p>1646.389526</text:p>
              </table:table-cell>
              <table:table-cell office:value-type="float" office:value="1719.14978">
                <text:p>1719.14978</text:p>
              </table:table-cell>
              <table:table-cell office:value-type="float" office:value="1651.126953">
                <text:p>1651.126953</text:p>
              </table:table-cell>
              <table:table-cell office:value-type="float" office:value="1719.455933">
                <text:p>1719.455933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1650.95166">
                <text:p>1650.95166</text:p>
              </table:table-cell>
              <table:table-cell office:value-type="float" office:value="1718.758179">
                <text:p>1718.758179</text:p>
              </table:table-cell>
              <table:table-cell office:value-type="float" office:value="1652.976807">
                <text:p>1652.976807</text:p>
              </table:table-cell>
              <table:table-cell office:value-type="float" office:value="1717.671021">
                <text:p>1717.671021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1650.808838">
                <text:p>1650.808838</text:p>
              </table:table-cell>
              <table:table-cell office:value-type="float" office:value="1716.776367">
                <text:p>1716.776367</text:p>
              </table:table-cell>
              <table:table-cell office:value-type="float" office:value="1653.264893">
                <text:p>1653.264893</text:p>
              </table:table-cell>
              <table:table-cell office:value-type="float" office:value="1716.574829">
                <text:p>1716.574829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1652.283325">
                <text:p>1652.283325</text:p>
              </table:table-cell>
              <table:table-cell office:value-type="float" office:value="1719.569092">
                <text:p>1719.569092</text:p>
              </table:table-cell>
              <table:table-cell office:value-type="float" office:value="1653.115601">
                <text:p>1653.115601</text:p>
              </table:table-cell>
              <table:table-cell office:value-type="float" office:value="1719.446045">
                <text:p>1719.446045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1648.37085">
                <text:p>1648.37085</text:p>
              </table:table-cell>
              <table:table-cell office:value-type="float" office:value="1718.816895">
                <text:p>1718.816895</text:p>
              </table:table-cell>
              <table:table-cell office:value-type="float" office:value="1651.525146">
                <text:p>1651.525146</text:p>
              </table:table-cell>
              <table:table-cell office:value-type="float" office:value="1720.175171">
                <text:p>1720.175171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1654.044189">
                <text:p>1654.044189</text:p>
              </table:table-cell>
              <table:table-cell office:value-type="float" office:value="1718.13562">
                <text:p>1718.13562</text:p>
              </table:table-cell>
              <table:table-cell office:value-type="float" office:value="1657.028076">
                <text:p>1657.028076</text:p>
              </table:table-cell>
              <table:table-cell office:value-type="float" office:value="1719.085449">
                <text:p>1719.085449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1648.636353">
                <text:p>1648.636353</text:p>
              </table:table-cell>
              <table:table-cell office:value-type="float" office:value="1720.743896">
                <text:p>1720.743896</text:p>
              </table:table-cell>
              <table:table-cell office:value-type="float" office:value="1653.533081">
                <text:p>1653.533081</text:p>
              </table:table-cell>
              <table:table-cell office:value-type="float" office:value="1724.609741">
                <text:p>1724.609741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1649.949341">
                <text:p>1649.949341</text:p>
              </table:table-cell>
              <table:table-cell office:value-type="float" office:value="1720.241821">
                <text:p>1720.241821</text:p>
              </table:table-cell>
              <table:table-cell office:value-type="float" office:value="1654.060059">
                <text:p>1654.060059</text:p>
              </table:table-cell>
              <table:table-cell office:value-type="float" office:value="1722.368042">
                <text:p>1722.368042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1652.285156">
                <text:p>1652.285156</text:p>
              </table:table-cell>
              <table:table-cell office:value-type="float" office:value="1720.945923">
                <text:p>1720.945923</text:p>
              </table:table-cell>
              <table:table-cell office:value-type="float" office:value="1656.294434">
                <text:p>1656.294434</text:p>
              </table:table-cell>
              <table:table-cell office:value-type="float" office:value="1722.879761">
                <text:p>1722.879761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1648.626587">
                <text:p>1648.626587</text:p>
              </table:table-cell>
              <table:table-cell office:value-type="float" office:value="1720.026855">
                <text:p>1720.026855</text:p>
              </table:table-cell>
              <table:table-cell office:value-type="float" office:value="1653.110229">
                <text:p>1653.110229</text:p>
              </table:table-cell>
              <table:table-cell office:value-type="float" office:value="1720.921143">
                <text:p>1720.921143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1650.33374">
                <text:p>1650.33374</text:p>
              </table:table-cell>
              <table:table-cell office:value-type="float" office:value="1719.860962">
                <text:p>1719.860962</text:p>
              </table:table-cell>
              <table:table-cell office:value-type="float" office:value="1653.400024">
                <text:p>1653.400024</text:p>
              </table:table-cell>
              <table:table-cell office:value-type="float" office:value="1722.742432">
                <text:p>1722.742432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1650.016724">
                <text:p>1650.016724</text:p>
              </table:table-cell>
              <table:table-cell office:value-type="float" office:value="1720.981201">
                <text:p>1720.981201</text:p>
              </table:table-cell>
              <table:table-cell office:value-type="float" office:value="1651.7771">
                <text:p>1651.7771</text:p>
              </table:table-cell>
              <table:table-cell office:value-type="float" office:value="1724.332397">
                <text:p>1724.332397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1650.30957">
                <text:p>1650.30957</text:p>
              </table:table-cell>
              <table:table-cell office:value-type="float" office:value="1719.49585">
                <text:p>1719.49585</text:p>
              </table:table-cell>
              <table:table-cell office:value-type="float" office:value="1650.804199">
                <text:p>1650.804199</text:p>
              </table:table-cell>
              <table:table-cell office:value-type="float" office:value="1723.697754">
                <text:p>1723.697754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1652.59082">
                <text:p>1652.59082</text:p>
              </table:table-cell>
              <table:table-cell office:value-type="float" office:value="1720.14978">
                <text:p>1720.14978</text:p>
              </table:table-cell>
              <table:table-cell office:value-type="float" office:value="1653.744019">
                <text:p>1653.744019</text:p>
              </table:table-cell>
              <table:table-cell office:value-type="float" office:value="1723.97937">
                <text:p>1723.97937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1648.831177">
                <text:p>1648.831177</text:p>
              </table:table-cell>
              <table:table-cell office:value-type="float" office:value="1721.957275">
                <text:p>1721.957275</text:p>
              </table:table-cell>
              <table:table-cell office:value-type="float" office:value="1651.694946">
                <text:p>1651.694946</text:p>
              </table:table-cell>
              <table:table-cell office:value-type="float" office:value="1726.265991">
                <text:p>1726.265991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1650.800537">
                <text:p>1650.800537</text:p>
              </table:table-cell>
              <table:table-cell office:value-type="float" office:value="1721.958862">
                <text:p>1721.958862</text:p>
              </table:table-cell>
              <table:table-cell office:value-type="float" office:value="1657.290894">
                <text:p>1657.290894</text:p>
              </table:table-cell>
              <table:table-cell office:value-type="float" office:value="1720.27832">
                <text:p>1720.27832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1650.596436">
                <text:p>1650.596436</text:p>
              </table:table-cell>
              <table:table-cell office:value-type="float" office:value="1720.916748">
                <text:p>1720.916748</text:p>
              </table:table-cell>
              <table:table-cell office:value-type="float" office:value="1653.543579">
                <text:p>1653.543579</text:p>
              </table:table-cell>
              <table:table-cell office:value-type="float" office:value="1722.403564">
                <text:p>1722.403564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1652.059937">
                <text:p>1652.059937</text:p>
              </table:table-cell>
              <table:table-cell office:value-type="float" office:value="1722.398438">
                <text:p>1722.398438</text:p>
              </table:table-cell>
              <table:table-cell office:value-type="float" office:value="1654.238525">
                <text:p>1654.238525</text:p>
              </table:table-cell>
              <table:table-cell office:value-type="float" office:value="1722.638916">
                <text:p>1722.638916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1652.7771">
                <text:p>1652.7771</text:p>
              </table:table-cell>
              <table:table-cell office:value-type="float" office:value="1720.919678">
                <text:p>1720.919678</text:p>
              </table:table-cell>
              <table:table-cell office:value-type="float" office:value="1656.345337">
                <text:p>1656.345337</text:p>
              </table:table-cell>
              <table:table-cell office:value-type="float" office:value="1723.143066">
                <text:p>1723.143066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1647.730591">
                <text:p>1647.730591</text:p>
              </table:table-cell>
              <table:table-cell office:value-type="float" office:value="1722.581421">
                <text:p>1722.581421</text:p>
              </table:table-cell>
              <table:table-cell office:value-type="float" office:value="1651.946289">
                <text:p>1651.946289</text:p>
              </table:table-cell>
              <table:table-cell office:value-type="float" office:value="1725.280518">
                <text:p>1725.280518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1653.711914">
                <text:p>1653.711914</text:p>
              </table:table-cell>
              <table:table-cell office:value-type="float" office:value="1720.425415">
                <text:p>1720.425415</text:p>
              </table:table-cell>
              <table:table-cell office:value-type="float" office:value="1654.318359">
                <text:p>1654.318359</text:p>
              </table:table-cell>
              <table:table-cell office:value-type="float" office:value="1718.714355">
                <text:p>1718.714355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1649.853027">
                <text:p>1649.853027</text:p>
              </table:table-cell>
              <table:table-cell office:value-type="float" office:value="1722.353271">
                <text:p>1722.353271</text:p>
              </table:table-cell>
              <table:table-cell office:value-type="float" office:value="1652.700562">
                <text:p>1652.700562</text:p>
              </table:table-cell>
              <table:table-cell office:value-type="float" office:value="1726.344604">
                <text:p>1726.344604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1653.331543">
                <text:p>1653.331543</text:p>
              </table:table-cell>
              <table:table-cell office:value-type="float" office:value="1719.938354">
                <text:p>1719.938354</text:p>
              </table:table-cell>
              <table:table-cell office:value-type="float" office:value="1655.593384">
                <text:p>1655.593384</text:p>
              </table:table-cell>
              <table:table-cell office:value-type="float" office:value="1720.230225">
                <text:p>1720.230225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1648.511963">
                <text:p>1648.511963</text:p>
              </table:table-cell>
              <table:table-cell office:value-type="float" office:value="1719.50354">
                <text:p>1719.50354</text:p>
              </table:table-cell>
              <table:table-cell office:value-type="float" office:value="1651.593994">
                <text:p>1651.593994</text:p>
              </table:table-cell>
              <table:table-cell office:value-type="float" office:value="1720.003296">
                <text:p>1720.003296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1649.105469">
                <text:p>1649.105469</text:p>
              </table:table-cell>
              <table:table-cell office:value-type="float" office:value="1717.149658">
                <text:p>1717.149658</text:p>
              </table:table-cell>
              <table:table-cell office:value-type="float" office:value="1651.761108">
                <text:p>1651.761108</text:p>
              </table:table-cell>
              <table:table-cell office:value-type="float" office:value="1721.407715">
                <text:p>1721.407715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1649.959961">
                <text:p>1649.959961</text:p>
              </table:table-cell>
              <table:table-cell office:value-type="float" office:value="1720.825317">
                <text:p>1720.825317</text:p>
              </table:table-cell>
              <table:table-cell office:value-type="float" office:value="1649.553955">
                <text:p>1649.553955</text:p>
              </table:table-cell>
              <table:table-cell office:value-type="float" office:value="1724.483765">
                <text:p>1724.483765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1650.388428">
                <text:p>1650.388428</text:p>
              </table:table-cell>
              <table:table-cell office:value-type="float" office:value="1722.157959">
                <text:p>1722.157959</text:p>
              </table:table-cell>
              <table:table-cell office:value-type="float" office:value="1652.81665">
                <text:p>1652.81665</text:p>
              </table:table-cell>
              <table:table-cell office:value-type="float" office:value="1719.664062">
                <text:p>1719.664062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1651.292358">
                <text:p>1651.292358</text:p>
              </table:table-cell>
              <table:table-cell office:value-type="float" office:value="1720.240234">
                <text:p>1720.240234</text:p>
              </table:table-cell>
              <table:table-cell office:value-type="float" office:value="1650.295654">
                <text:p>1650.295654</text:p>
              </table:table-cell>
              <table:table-cell office:value-type="float" office:value="1721.189331">
                <text:p>1721.189331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1653.19043">
                <text:p>1653.19043</text:p>
              </table:table-cell>
              <table:table-cell office:value-type="float" office:value="1697.812012">
                <text:p>1697.812012</text:p>
              </table:table-cell>
              <table:table-cell office:value-type="float" office:value="1656.325562">
                <text:p>1656.325562</text:p>
              </table:table-cell>
              <table:table-cell office:value-type="float" office:value="1698.680176">
                <text:p>1698.680176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1635.218018">
                <text:p>1635.218018</text:p>
              </table:table-cell>
              <table:table-cell office:value-type="float" office:value="1717.101196">
                <text:p>1717.101196</text:p>
              </table:table-cell>
              <table:table-cell office:value-type="float" office:value="1639.985718">
                <text:p>1639.985718</text:p>
              </table:table-cell>
              <table:table-cell office:value-type="float" office:value="1711.213989">
                <text:p>1711.213989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1621.523926">
                <text:p>1621.523926</text:p>
              </table:table-cell>
              <table:table-cell office:value-type="float" office:value="1699.570679">
                <text:p>1699.570679</text:p>
              </table:table-cell>
              <table:table-cell office:value-type="float" office:value="1620.718262">
                <text:p>1620.718262</text:p>
              </table:table-cell>
              <table:table-cell office:value-type="float" office:value="1700.982666">
                <text:p>1700.982666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1617.539429">
                <text:p>1617.539429</text:p>
              </table:table-cell>
              <table:table-cell office:value-type="float" office:value="1684.57373">
                <text:p>1684.57373</text:p>
              </table:table-cell>
              <table:table-cell office:value-type="float" office:value="1621.969604">
                <text:p>1621.969604</text:p>
              </table:table-cell>
              <table:table-cell office:value-type="float" office:value="1681.653931">
                <text:p>1681.653931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1613.763672">
                <text:p>1613.763672</text:p>
              </table:table-cell>
              <table:table-cell office:value-type="float" office:value="1678.172852">
                <text:p>1678.172852</text:p>
              </table:table-cell>
              <table:table-cell office:value-type="float" office:value="1614.268311">
                <text:p>1614.268311</text:p>
              </table:table-cell>
              <table:table-cell office:value-type="float" office:value="1682.879272">
                <text:p>1682.879272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1604.169434">
                <text:p>1604.169434</text:p>
              </table:table-cell>
              <table:table-cell office:value-type="float" office:value="1671.321777">
                <text:p>1671.321777</text:p>
              </table:table-cell>
              <table:table-cell office:value-type="float" office:value="1615.573242">
                <text:p>1615.573242</text:p>
              </table:table-cell>
              <table:table-cell office:value-type="float" office:value="1667.522095">
                <text:p>1667.522095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1605.096191">
                <text:p>1605.096191</text:p>
              </table:table-cell>
              <table:table-cell office:value-type="float" office:value="1659.930664">
                <text:p>1659.930664</text:p>
              </table:table-cell>
              <table:table-cell office:value-type="float" office:value="1608.693604">
                <text:p>1608.693604</text:p>
              </table:table-cell>
              <table:table-cell office:value-type="float" office:value="1657.629028">
                <text:p>1657.629028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1598.811157">
                <text:p>1598.811157</text:p>
              </table:table-cell>
              <table:table-cell office:value-type="float" office:value="1651.689209">
                <text:p>1651.689209</text:p>
              </table:table-cell>
              <table:table-cell office:value-type="float" office:value="1601.510254">
                <text:p>1601.510254</text:p>
              </table:table-cell>
              <table:table-cell office:value-type="float" office:value="1649.79541">
                <text:p>1649.79541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1596.068848">
                <text:p>1596.068848</text:p>
              </table:table-cell>
              <table:table-cell office:value-type="float" office:value="1646.384277">
                <text:p>1646.384277</text:p>
              </table:table-cell>
              <table:table-cell office:value-type="float" office:value="1596.686035">
                <text:p>1596.686035</text:p>
              </table:table-cell>
              <table:table-cell office:value-type="float" office:value="1647.175171">
                <text:p>1647.175171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1594.428711">
                <text:p>1594.428711</text:p>
              </table:table-cell>
              <table:table-cell office:value-type="float" office:value="1637.456909">
                <text:p>1637.456909</text:p>
              </table:table-cell>
              <table:table-cell office:value-type="float" office:value="1594.335571">
                <text:p>1594.335571</text:p>
              </table:table-cell>
              <table:table-cell office:value-type="float" office:value="1636.927246">
                <text:p>1636.927246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1587.972168">
                <text:p>1587.972168</text:p>
              </table:table-cell>
              <table:table-cell office:value-type="float" office:value="1630.115601">
                <text:p>1630.115601</text:p>
              </table:table-cell>
              <table:table-cell office:value-type="float" office:value="1588.42041">
                <text:p>1588.42041</text:p>
              </table:table-cell>
              <table:table-cell office:value-type="float" office:value="1631.006836">
                <text:p>1631.006836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1584.534668">
                <text:p>1584.534668</text:p>
              </table:table-cell>
              <table:table-cell office:value-type="float" office:value="1628.585693">
                <text:p>1628.585693</text:p>
              </table:table-cell>
              <table:table-cell office:value-type="float" office:value="1590.951782">
                <text:p>1590.951782</text:p>
              </table:table-cell>
              <table:table-cell office:value-type="float" office:value="1623.235962">
                <text:p>1623.235962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1583.882812">
                <text:p>1583.882812</text:p>
              </table:table-cell>
              <table:table-cell office:value-type="float" office:value="1625.276245">
                <text:p>1625.276245</text:p>
              </table:table-cell>
              <table:table-cell office:value-type="float" office:value="1582.2948">
                <text:p>1582.2948</text:p>
              </table:table-cell>
              <table:table-cell office:value-type="float" office:value="1621.981201">
                <text:p>1621.981201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1576.73584">
                <text:p>1576.73584</text:p>
              </table:table-cell>
              <table:table-cell office:value-type="float" office:value="1621.313599">
                <text:p>1621.313599</text:p>
              </table:table-cell>
              <table:table-cell office:value-type="float" office:value="1581.15271">
                <text:p>1581.15271</text:p>
              </table:table-cell>
              <table:table-cell office:value-type="float" office:value="1620.179321">
                <text:p>1620.179321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1580.697754">
                <text:p>1580.697754</text:p>
              </table:table-cell>
              <table:table-cell office:value-type="float" office:value="1613.803711">
                <text:p>1613.803711</text:p>
              </table:table-cell>
              <table:table-cell office:value-type="float" office:value="1580.324951">
                <text:p>1580.324951</text:p>
              </table:table-cell>
              <table:table-cell office:value-type="float" office:value="1611.368652">
                <text:p>1611.368652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1575.613037">
                <text:p>1575.613037</text:p>
              </table:table-cell>
              <table:table-cell office:value-type="float" office:value="1610.253174">
                <text:p>1610.253174</text:p>
              </table:table-cell>
              <table:table-cell office:value-type="float" office:value="1577.690918">
                <text:p>1577.690918</text:p>
              </table:table-cell>
              <table:table-cell office:value-type="float" office:value="1610.791992">
                <text:p>1610.791992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1573.741333">
                <text:p>1573.741333</text:p>
              </table:table-cell>
              <table:table-cell office:value-type="float" office:value="1606.795044">
                <text:p>1606.795044</text:p>
              </table:table-cell>
              <table:table-cell office:value-type="float" office:value="1574.314819">
                <text:p>1574.314819</text:p>
              </table:table-cell>
              <table:table-cell office:value-type="float" office:value="1605.654541">
                <text:p>1605.654541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1574.243652">
                <text:p>1574.243652</text:p>
              </table:table-cell>
              <table:table-cell office:value-type="float" office:value="1605.235229">
                <text:p>1605.235229</text:p>
              </table:table-cell>
              <table:table-cell office:value-type="float" office:value="1578.422974">
                <text:p>1578.422974</text:p>
              </table:table-cell>
              <table:table-cell office:value-type="float" office:value="1601.608154">
                <text:p>1601.608154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1575.035034">
                <text:p>1575.035034</text:p>
              </table:table-cell>
              <table:table-cell office:value-type="float" office:value="1602.216919">
                <text:p>1602.216919</text:p>
              </table:table-cell>
              <table:table-cell office:value-type="float" office:value="1577.360107">
                <text:p>1577.360107</text:p>
              </table:table-cell>
              <table:table-cell office:value-type="float" office:value="1597.645996">
                <text:p>1597.645996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1570.030884">
                <text:p>1570.030884</text:p>
              </table:table-cell>
              <table:table-cell office:value-type="float" office:value="1599.988647">
                <text:p>1599.988647</text:p>
              </table:table-cell>
              <table:table-cell office:value-type="float" office:value="1573.735474">
                <text:p>1573.735474</text:p>
              </table:table-cell>
              <table:table-cell office:value-type="float" office:value="1598.032837">
                <text:p>1598.032837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1572.256348">
                <text:p>1572.256348</text:p>
              </table:table-cell>
              <table:table-cell office:value-type="float" office:value="1589.922363">
                <text:p>1589.922363</text:p>
              </table:table-cell>
              <table:table-cell office:value-type="float" office:value="1572.261475">
                <text:p>1572.261475</text:p>
              </table:table-cell>
              <table:table-cell office:value-type="float" office:value="1592.678467">
                <text:p>1592.678467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1570.942871">
                <text:p>1570.942871</text:p>
              </table:table-cell>
              <table:table-cell office:value-type="float" office:value="1593.720825">
                <text:p>1593.720825</text:p>
              </table:table-cell>
              <table:table-cell office:value-type="float" office:value="1568.979492">
                <text:p>1568.979492</text:p>
              </table:table-cell>
              <table:table-cell office:value-type="float" office:value="1591.387695">
                <text:p>1591.387695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1571.954224">
                <text:p>1571.954224</text:p>
              </table:table-cell>
              <table:table-cell office:value-type="float" office:value="1587.394409">
                <text:p>1587.394409</text:p>
              </table:table-cell>
              <table:table-cell office:value-type="float" office:value="1572.171265">
                <text:p>1572.171265</text:p>
              </table:table-cell>
              <table:table-cell office:value-type="float" office:value="1589.26001">
                <text:p>1589.26001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1571.155762">
                <text:p>1571.155762</text:p>
              </table:table-cell>
              <table:table-cell office:value-type="float" office:value="1587.60498">
                <text:p>1587.60498</text:p>
              </table:table-cell>
              <table:table-cell office:value-type="float" office:value="1569.056152">
                <text:p>1569.056152</text:p>
              </table:table-cell>
              <table:table-cell office:value-type="float" office:value="1590.031982">
                <text:p>1590.031982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1568.433472">
                <text:p>1568.433472</text:p>
              </table:table-cell>
              <table:table-cell office:value-type="float" office:value="1585.634277">
                <text:p>1585.634277</text:p>
              </table:table-cell>
              <table:table-cell office:value-type="float" office:value="1567.303589">
                <text:p>1567.303589</text:p>
              </table:table-cell>
              <table:table-cell office:value-type="float" office:value="1586.866943">
                <text:p>1586.866943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1549.928955">
                <text:p>1549.928955</text:p>
              </table:table-cell>
              <table:table-cell office:value-type="float" office:value="1573.475342">
                <text:p>1573.475342</text:p>
              </table:table-cell>
              <table:table-cell office:value-type="float" office:value="1474.156494">
                <text:p>1474.156494</text:p>
              </table:table-cell>
              <table:table-cell office:value-type="float" office:value="1488.695312">
                <text:p>1488.695312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1501.465332">
                <text:p>1501.465332</text:p>
              </table:table-cell>
              <table:table-cell office:value-type="float" office:value="1519.062134">
                <text:p>1519.062134</text:p>
              </table:table-cell>
              <table:table-cell office:value-type="float" office:value="1410.459961">
                <text:p>1410.459961</text:p>
              </table:table-cell>
              <table:table-cell office:value-type="float" office:value="1411.299316">
                <text:p>1411.299316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1538.888794">
                <text:p>1538.888794</text:p>
              </table:table-cell>
              <table:table-cell office:value-type="float" office:value="1552.576294">
                <text:p>1552.576294</text:p>
              </table:table-cell>
              <table:table-cell office:value-type="float" office:value="1450.101807">
                <text:p>1450.101807</text:p>
              </table:table-cell>
              <table:table-cell office:value-type="float" office:value="1445.282471">
                <text:p>1445.282471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1623.292603">
                <text:p>1623.292603</text:p>
              </table:table-cell>
              <table:table-cell office:value-type="float" office:value="1645.821411">
                <text:p>1645.821411</text:p>
              </table:table-cell>
              <table:table-cell office:value-type="float" office:value="1546.973999">
                <text:p>1546.973999</text:p>
              </table:table-cell>
              <table:table-cell office:value-type="float" office:value="1555.267578">
                <text:p>1555.267578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1583.109253">
                <text:p>1583.109253</text:p>
              </table:table-cell>
              <table:table-cell office:value-type="float" office:value="1591.212402">
                <text:p>1591.212402</text:p>
              </table:table-cell>
              <table:table-cell office:value-type="float" office:value="1566.443237">
                <text:p>1566.443237</text:p>
              </table:table-cell>
              <table:table-cell office:value-type="float" office:value="1577.854126">
                <text:p>1577.854126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1578.780273">
                <text:p>1578.780273</text:p>
              </table:table-cell>
              <table:table-cell office:value-type="float" office:value="1588.743896">
                <text:p>1588.743896</text:p>
              </table:table-cell>
              <table:table-cell office:value-type="float" office:value="1588.721558">
                <text:p>1588.721558</text:p>
              </table:table-cell>
              <table:table-cell office:value-type="float" office:value="1599.347656">
                <text:p>1599.347656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1581.175903">
                <text:p>1581.175903</text:p>
              </table:table-cell>
              <table:table-cell office:value-type="float" office:value="1586.009766">
                <text:p>1586.009766</text:p>
              </table:table-cell>
              <table:table-cell office:value-type="float" office:value="1582.379761">
                <text:p>1582.379761</text:p>
              </table:table-cell>
              <table:table-cell office:value-type="float" office:value="1597.48291">
                <text:p>1597.48291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1583.945435">
                <text:p>1583.945435</text:p>
              </table:table-cell>
              <table:table-cell office:value-type="float" office:value="1586.555664">
                <text:p>1586.555664</text:p>
              </table:table-cell>
              <table:table-cell office:value-type="float" office:value="1580.56311">
                <text:p>1580.56311</text:p>
              </table:table-cell>
              <table:table-cell office:value-type="float" office:value="1596.259888">
                <text:p>1596.259888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1580.659302">
                <text:p>1580.659302</text:p>
              </table:table-cell>
              <table:table-cell office:value-type="float" office:value="1589.854736">
                <text:p>1589.854736</text:p>
              </table:table-cell>
              <table:table-cell office:value-type="float" office:value="1589.059082">
                <text:p>1589.059082</text:p>
              </table:table-cell>
              <table:table-cell office:value-type="float" office:value="1592.616577">
                <text:p>1592.616577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1581.897339">
                <text:p>1581.897339</text:p>
              </table:table-cell>
              <table:table-cell office:value-type="float" office:value="1587.908081">
                <text:p>1587.908081</text:p>
              </table:table-cell>
              <table:table-cell office:value-type="float" office:value="1585.055176">
                <text:p>1585.055176</text:p>
              </table:table-cell>
              <table:table-cell office:value-type="float" office:value="1590.867798">
                <text:p>1590.867798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1583.944458">
                <text:p>1583.944458</text:p>
              </table:table-cell>
              <table:table-cell office:value-type="float" office:value="1587.319946">
                <text:p>1587.319946</text:p>
              </table:table-cell>
              <table:table-cell office:value-type="float" office:value="1585.812622">
                <text:p>1585.812622</text:p>
              </table:table-cell>
              <table:table-cell office:value-type="float" office:value="1588.526367">
                <text:p>1588.526367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1580.546631">
                <text:p>1580.546631</text:p>
              </table:table-cell>
              <table:table-cell office:value-type="float" office:value="1590.581177">
                <text:p>1590.581177</text:p>
              </table:table-cell>
              <table:table-cell office:value-type="float" office:value="1580.653076">
                <text:p>1580.653076</text:p>
              </table:table-cell>
              <table:table-cell office:value-type="float" office:value="1592.099854">
                <text:p>1592.099854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1586.19104">
                <text:p>1586.19104</text:p>
              </table:table-cell>
              <table:table-cell office:value-type="float" office:value="1585.193604">
                <text:p>1585.193604</text:p>
              </table:table-cell>
              <table:table-cell office:value-type="float" office:value="1585.452393">
                <text:p>1585.452393</text:p>
              </table:table-cell>
              <table:table-cell office:value-type="float" office:value="1588.435669">
                <text:p>1588.435669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1584.476929">
                <text:p>1584.476929</text:p>
              </table:table-cell>
              <table:table-cell office:value-type="float" office:value="1585.826416">
                <text:p>1585.826416</text:p>
              </table:table-cell>
              <table:table-cell office:value-type="float" office:value="1582.240845">
                <text:p>1582.240845</text:p>
              </table:table-cell>
              <table:table-cell office:value-type="float" office:value="1589.099854">
                <text:p>1589.099854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1584.801514">
                <text:p>1584.801514</text:p>
              </table:table-cell>
              <table:table-cell office:value-type="float" office:value="1588.328125">
                <text:p>1588.328125</text:p>
              </table:table-cell>
              <table:table-cell office:value-type="float" office:value="1586.019287">
                <text:p>1586.019287</text:p>
              </table:table-cell>
              <table:table-cell office:value-type="float" office:value="1586.945435">
                <text:p>1586.945435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1586.630249">
                <text:p>1586.630249</text:p>
              </table:table-cell>
              <table:table-cell office:value-type="float" office:value="1582.801514">
                <text:p>1582.801514</text:p>
              </table:table-cell>
              <table:table-cell office:value-type="float" office:value="1580.668213">
                <text:p>1580.668213</text:p>
              </table:table-cell>
              <table:table-cell office:value-type="float" office:value="1588.69751">
                <text:p>1588.69751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1584.456177">
                <text:p>1584.456177</text:p>
              </table:table-cell>
              <table:table-cell office:value-type="float" office:value="1582.134277">
                <text:p>1582.134277</text:p>
              </table:table-cell>
              <table:table-cell office:value-type="float" office:value="1585.021606">
                <text:p>1585.021606</text:p>
              </table:table-cell>
              <table:table-cell office:value-type="float" office:value="1587.214844">
                <text:p>1587.214844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1583.694702">
                <text:p>1583.694702</text:p>
              </table:table-cell>
              <table:table-cell office:value-type="float" office:value="1582.853516">
                <text:p>1582.853516</text:p>
              </table:table-cell>
              <table:table-cell office:value-type="float" office:value="1583.005127">
                <text:p>1583.005127</text:p>
              </table:table-cell>
              <table:table-cell office:value-type="float" office:value="1585.437988">
                <text:p>1585.437988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1576.037842">
                <text:p>1576.037842</text:p>
              </table:table-cell>
              <table:table-cell office:value-type="float" office:value="1593.946411">
                <text:p>1593.946411</text:p>
              </table:table-cell>
              <table:table-cell office:value-type="float" office:value="1565.668945">
                <text:p>1565.668945</text:p>
              </table:table-cell>
              <table:table-cell office:value-type="float" office:value="1606.271973">
                <text:p>1606.271973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1593.39563">
                <text:p>1593.39563</text:p>
              </table:table-cell>
              <table:table-cell office:value-type="float" office:value="1577.327515">
                <text:p>1577.327515</text:p>
              </table:table-cell>
              <table:table-cell office:value-type="float" office:value="1604.193115">
                <text:p>1604.193115</text:p>
              </table:table-cell>
              <table:table-cell office:value-type="float" office:value="1565.331299">
                <text:p>1565.331299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1582.379639">
                <text:p>1582.379639</text:p>
              </table:table-cell>
              <table:table-cell office:value-type="float" office:value="1589.086792">
                <text:p>1589.086792</text:p>
              </table:table-cell>
              <table:table-cell office:value-type="float" office:value="1578.255615">
                <text:p>1578.255615</text:p>
              </table:table-cell>
              <table:table-cell office:value-type="float" office:value="1588.89917">
                <text:p>1588.89917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1582.246094">
                <text:p>1582.246094</text:p>
              </table:table-cell>
              <table:table-cell office:value-type="float" office:value="1587.544678">
                <text:p>1587.544678</text:p>
              </table:table-cell>
              <table:table-cell office:value-type="float" office:value="1578.917969">
                <text:p>1578.917969</text:p>
              </table:table-cell>
              <table:table-cell office:value-type="float" office:value="1593.453125">
                <text:p>1593.453125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1585.669312">
                <text:p>1585.669312</text:p>
              </table:table-cell>
              <table:table-cell office:value-type="float" office:value="1582.829468">
                <text:p>1582.829468</text:p>
              </table:table-cell>
              <table:table-cell office:value-type="float" office:value="1581.128784">
                <text:p>1581.128784</text:p>
              </table:table-cell>
              <table:table-cell office:value-type="float" office:value="1591.417358">
                <text:p>1591.417358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1586.23877">
                <text:p>1586.23877</text:p>
              </table:table-cell>
              <table:table-cell office:value-type="float" office:value="1583.075195">
                <text:p>1583.075195</text:p>
              </table:table-cell>
              <table:table-cell office:value-type="float" office:value="1584.12085">
                <text:p>1584.12085</text:p>
              </table:table-cell>
              <table:table-cell office:value-type="float" office:value="1586.510254">
                <text:p>1586.510254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1586.025513">
                <text:p>1586.025513</text:p>
              </table:table-cell>
              <table:table-cell office:value-type="float" office:value="1585.383423">
                <text:p>1585.383423</text:p>
              </table:table-cell>
              <table:table-cell office:value-type="float" office:value="1582.13623">
                <text:p>1582.13623</text:p>
              </table:table-cell>
              <table:table-cell office:value-type="float" office:value="1586.896606">
                <text:p>1586.896606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1584.768555">
                <text:p>1584.768555</text:p>
              </table:table-cell>
              <table:table-cell office:value-type="float" office:value="1583.966431">
                <text:p>1583.966431</text:p>
              </table:table-cell>
              <table:table-cell office:value-type="float" office:value="1582.446045">
                <text:p>1582.446045</text:p>
              </table:table-cell>
              <table:table-cell office:value-type="float" office:value="1584.538696">
                <text:p>1584.538696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1584.412842">
                <text:p>1584.412842</text:p>
              </table:table-cell>
              <table:table-cell office:value-type="float" office:value="1584.692993">
                <text:p>1584.692993</text:p>
              </table:table-cell>
              <table:table-cell office:value-type="float" office:value="1583.189697">
                <text:p>1583.189697</text:p>
              </table:table-cell>
              <table:table-cell office:value-type="float" office:value="1589.605103">
                <text:p>1589.605103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1582.074707">
                <text:p>1582.074707</text:p>
              </table:table-cell>
              <table:table-cell office:value-type="float" office:value="1584.241943">
                <text:p>1584.241943</text:p>
              </table:table-cell>
              <table:table-cell office:value-type="float" office:value="1582.004883">
                <text:p>1582.004883</text:p>
              </table:table-cell>
              <table:table-cell office:value-type="float" office:value="1583.708252">
                <text:p>1583.708252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1581.780029">
                <text:p>1581.780029</text:p>
              </table:table-cell>
              <table:table-cell office:value-type="float" office:value="1586.515869">
                <text:p>1586.515869</text:p>
              </table:table-cell>
              <table:table-cell office:value-type="float" office:value="1583.880127">
                <text:p>1583.880127</text:p>
              </table:table-cell>
              <table:table-cell office:value-type="float" office:value="1585.348755">
                <text:p>1585.348755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1584.392212">
                <text:p>1584.392212</text:p>
              </table:table-cell>
              <table:table-cell office:value-type="float" office:value="1587.406372">
                <text:p>1587.406372</text:p>
              </table:table-cell>
              <table:table-cell office:value-type="float" office:value="1582.480347">
                <text:p>1582.480347</text:p>
              </table:table-cell>
              <table:table-cell office:value-type="float" office:value="1585.421265">
                <text:p>1585.421265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1582.628296">
                <text:p>1582.628296</text:p>
              </table:table-cell>
              <table:table-cell office:value-type="float" office:value="1582.036133">
                <text:p>1582.036133</text:p>
              </table:table-cell>
              <table:table-cell office:value-type="float" office:value="1581.411621">
                <text:p>1581.411621</text:p>
              </table:table-cell>
              <table:table-cell office:value-type="float" office:value="1584.110352">
                <text:p>1584.110352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1582.506958">
                <text:p>1582.506958</text:p>
              </table:table-cell>
              <table:table-cell office:value-type="float" office:value="1584.760254">
                <text:p>1584.760254</text:p>
              </table:table-cell>
              <table:table-cell office:value-type="float" office:value="1581.147461">
                <text:p>1581.147461</text:p>
              </table:table-cell>
              <table:table-cell office:value-type="float" office:value="1584.095459">
                <text:p>1584.095459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1578.377441">
                <text:p>1578.377441</text:p>
              </table:table-cell>
              <table:table-cell office:value-type="float" office:value="1583.331299">
                <text:p>1583.331299</text:p>
              </table:table-cell>
              <table:table-cell office:value-type="float" office:value="1578.772461">
                <text:p>1578.772461</text:p>
              </table:table-cell>
              <table:table-cell office:value-type="float" office:value="1582.238037">
                <text:p>1582.238037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1580.374756">
                <text:p>1580.374756</text:p>
              </table:table-cell>
              <table:table-cell office:value-type="float" office:value="1578.630737">
                <text:p>1578.630737</text:p>
              </table:table-cell>
              <table:table-cell office:value-type="float" office:value="1580.674316">
                <text:p>1580.674316</text:p>
              </table:table-cell>
              <table:table-cell office:value-type="float" office:value="1579.594604">
                <text:p>1579.594604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1581.658691">
                <text:p>1581.658691</text:p>
              </table:table-cell>
              <table:table-cell office:value-type="float" office:value="1583.0271">
                <text:p>1583.0271</text:p>
              </table:table-cell>
              <table:table-cell office:value-type="float" office:value="1582.654541">
                <text:p>1582.654541</text:p>
              </table:table-cell>
              <table:table-cell office:value-type="float" office:value="1582.582397">
                <text:p>1582.582397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1578.933228">
                <text:p>1578.933228</text:p>
              </table:table-cell>
              <table:table-cell office:value-type="float" office:value="1577.321167">
                <text:p>1577.321167</text:p>
              </table:table-cell>
              <table:table-cell office:value-type="float" office:value="1580.104248">
                <text:p>1580.104248</text:p>
              </table:table-cell>
              <table:table-cell office:value-type="float" office:value="1576.074951">
                <text:p>1576.074951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1586.696655">
                <text:p>1586.696655</text:p>
              </table:table-cell>
              <table:table-cell office:value-type="float" office:value="1587.460938">
                <text:p>1587.460938</text:p>
              </table:table-cell>
              <table:table-cell office:value-type="float" office:value="1587.870483">
                <text:p>1587.870483</text:p>
              </table:table-cell>
              <table:table-cell office:value-type="float" office:value="1584.319946">
                <text:p>1584.319946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1582.903809">
                <text:p>1582.903809</text:p>
              </table:table-cell>
              <table:table-cell office:value-type="float" office:value="1588.577148">
                <text:p>1588.577148</text:p>
              </table:table-cell>
              <table:table-cell office:value-type="float" office:value="1582.893188">
                <text:p>1582.893188</text:p>
              </table:table-cell>
              <table:table-cell office:value-type="float" office:value="1589.548218">
                <text:p>1589.548218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1585.928345">
                <text:p>1585.928345</text:p>
              </table:table-cell>
              <table:table-cell office:value-type="float" office:value="1585.519653">
                <text:p>1585.519653</text:p>
              </table:table-cell>
              <table:table-cell office:value-type="float" office:value="1586.565918">
                <text:p>1586.565918</text:p>
              </table:table-cell>
              <table:table-cell office:value-type="float" office:value="1584.135742">
                <text:p>1584.135742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1577.982056">
                <text:p>1577.982056</text:p>
              </table:table-cell>
              <table:table-cell office:value-type="float" office:value="1582.682007">
                <text:p>1582.682007</text:p>
              </table:table-cell>
              <table:table-cell office:value-type="float" office:value="1581.465576">
                <text:p>1581.465576</text:p>
              </table:table-cell>
              <table:table-cell office:value-type="float" office:value="1579.373047">
                <text:p>1579.373047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1582.94519">
                <text:p>1582.94519</text:p>
              </table:table-cell>
              <table:table-cell office:value-type="float" office:value="1583.122192">
                <text:p>1583.122192</text:p>
              </table:table-cell>
              <table:table-cell office:value-type="float" office:value="1583.177368">
                <text:p>1583.177368</text:p>
              </table:table-cell>
              <table:table-cell office:value-type="float" office:value="1583.046875">
                <text:p>1583.046875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1584.97644">
                <text:p>1584.97644</text:p>
              </table:table-cell>
              <table:table-cell office:value-type="float" office:value="1577.50354">
                <text:p>1577.50354</text:p>
              </table:table-cell>
              <table:table-cell office:value-type="float" office:value="1585.045654">
                <text:p>1585.045654</text:p>
              </table:table-cell>
              <table:table-cell office:value-type="float" office:value="1579.253662">
                <text:p>1579.253662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1580.524536">
                <text:p>1580.524536</text:p>
              </table:table-cell>
              <table:table-cell office:value-type="float" office:value="1582.274658">
                <text:p>1582.274658</text:p>
              </table:table-cell>
              <table:table-cell office:value-type="float" office:value="1582.205688">
                <text:p>1582.205688</text:p>
              </table:table-cell>
              <table:table-cell office:value-type="float" office:value="1579.4198">
                <text:p>1579.4198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1585.168091">
                <text:p>1585.168091</text:p>
              </table:table-cell>
              <table:table-cell office:value-type="float" office:value="1587.465698">
                <text:p>1587.465698</text:p>
              </table:table-cell>
              <table:table-cell office:value-type="float" office:value="1589.123047">
                <text:p>1589.123047</text:p>
              </table:table-cell>
              <table:table-cell office:value-type="float" office:value="1587.182495">
                <text:p>1587.182495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1586.260986">
                <text:p>1586.260986</text:p>
              </table:table-cell>
              <table:table-cell office:value-type="float" office:value="1585.963257">
                <text:p>1585.963257</text:p>
              </table:table-cell>
              <table:table-cell office:value-type="float" office:value="1586.92041">
                <text:p>1586.92041</text:p>
              </table:table-cell>
              <table:table-cell office:value-type="float" office:value="1585.68689">
                <text:p>1585.68689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1587.771606">
                <text:p>1587.771606</text:p>
              </table:table-cell>
              <table:table-cell office:value-type="float" office:value="1586.139771">
                <text:p>1586.139771</text:p>
              </table:table-cell>
              <table:table-cell office:value-type="float" office:value="1589.408569">
                <text:p>1589.408569</text:p>
              </table:table-cell>
              <table:table-cell office:value-type="float" office:value="1582.923828">
                <text:p>1582.923828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1584.014893">
                <text:p>1584.014893</text:p>
              </table:table-cell>
              <table:table-cell office:value-type="float" office:value="1582.704346">
                <text:p>1582.704346</text:p>
              </table:table-cell>
              <table:table-cell office:value-type="float" office:value="1588.980103">
                <text:p>1588.980103</text:p>
              </table:table-cell>
              <table:table-cell office:value-type="float" office:value="1581.077393">
                <text:p>1581.077393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1580.338989">
                <text:p>1580.338989</text:p>
              </table:table-cell>
              <table:table-cell office:value-type="float" office:value="1580.740723">
                <text:p>1580.740723</text:p>
              </table:table-cell>
              <table:table-cell office:value-type="float" office:value="1580.733154">
                <text:p>1580.733154</text:p>
              </table:table-cell>
              <table:table-cell office:value-type="float" office:value="1578.280029">
                <text:p>1578.280029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1580.738037">
                <text:p>1580.738037</text:p>
              </table:table-cell>
              <table:table-cell office:value-type="float" office:value="1580.129272">
                <text:p>1580.129272</text:p>
              </table:table-cell>
              <table:table-cell office:value-type="float" office:value="1584.230713">
                <text:p>1584.230713</text:p>
              </table:table-cell>
              <table:table-cell office:value-type="float" office:value="1577.872681">
                <text:p>1577.872681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1579.363525">
                <text:p>1579.363525</text:p>
              </table:table-cell>
              <table:table-cell office:value-type="float" office:value="1581.630859">
                <text:p>1581.630859</text:p>
              </table:table-cell>
              <table:table-cell office:value-type="float" office:value="1581.724365">
                <text:p>1581.724365</text:p>
              </table:table-cell>
              <table:table-cell office:value-type="float" office:value="1579.006958">
                <text:p>1579.006958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1586.246826">
                <text:p>1586.246826</text:p>
              </table:table-cell>
              <table:table-cell office:value-type="float" office:value="1587.285278">
                <text:p>1587.285278</text:p>
              </table:table-cell>
              <table:table-cell office:value-type="float" office:value="1584.828979">
                <text:p>1584.828979</text:p>
              </table:table-cell>
              <table:table-cell office:value-type="float" office:value="1585.745483">
                <text:p>1585.745483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1586.601929">
                <text:p>1586.601929</text:p>
              </table:table-cell>
              <table:table-cell office:value-type="float" office:value="1591.978516">
                <text:p>1591.978516</text:p>
              </table:table-cell>
              <table:table-cell office:value-type="float" office:value="1590.644165">
                <text:p>1590.644165</text:p>
              </table:table-cell>
              <table:table-cell office:value-type="float" office:value="1588.257324">
                <text:p>1588.257324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1582.667603">
                <text:p>1582.667603</text:p>
              </table:table-cell>
              <table:table-cell office:value-type="float" office:value="1582.384644">
                <text:p>1582.384644</text:p>
              </table:table-cell>
              <table:table-cell office:value-type="float" office:value="1584.092407">
                <text:p>1584.092407</text:p>
              </table:table-cell>
              <table:table-cell office:value-type="float" office:value="1581.588013">
                <text:p>1581.588013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1582.873413">
                <text:p>1582.873413</text:p>
              </table:table-cell>
              <table:table-cell office:value-type="float" office:value="1582.258179">
                <text:p>1582.258179</text:p>
              </table:table-cell>
              <table:table-cell office:value-type="float" office:value="1584.009277">
                <text:p>1584.009277</text:p>
              </table:table-cell>
              <table:table-cell office:value-type="float" office:value="1581.672729">
                <text:p>1581.672729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1579.188232">
                <text:p>1579.188232</text:p>
              </table:table-cell>
              <table:table-cell office:value-type="float" office:value="1582.041748">
                <text:p>1582.041748</text:p>
              </table:table-cell>
              <table:table-cell office:value-type="float" office:value="1581.648071">
                <text:p>1581.648071</text:p>
              </table:table-cell>
              <table:table-cell office:value-type="float" office:value="1582.91394">
                <text:p>1582.91394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1582.826782">
                <text:p>1582.826782</text:p>
              </table:table-cell>
              <table:table-cell office:value-type="float" office:value="1579.977051">
                <text:p>1579.977051</text:p>
              </table:table-cell>
              <table:table-cell office:value-type="float" office:value="1582.287109">
                <text:p>1582.287109</text:p>
              </table:table-cell>
              <table:table-cell office:value-type="float" office:value="1577.890869">
                <text:p>1577.890869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1587.295654">
                <text:p>1587.295654</text:p>
              </table:table-cell>
              <table:table-cell office:value-type="float" office:value="1586.136597">
                <text:p>1586.136597</text:p>
              </table:table-cell>
              <table:table-cell office:value-type="float" office:value="1588.580444">
                <text:p>1588.580444</text:p>
              </table:table-cell>
              <table:table-cell office:value-type="float" office:value="1588.304565">
                <text:p>1588.304565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1584.244507">
                <text:p>1584.244507</text:p>
              </table:table-cell>
              <table:table-cell office:value-type="float" office:value="1588.687256">
                <text:p>1588.687256</text:p>
              </table:table-cell>
              <table:table-cell office:value-type="float" office:value="1586.232422">
                <text:p>1586.232422</text:p>
              </table:table-cell>
              <table:table-cell office:value-type="float" office:value="1589.287354">
                <text:p>1589.287354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1580.688477">
                <text:p>1580.688477</text:p>
              </table:table-cell>
              <table:table-cell office:value-type="float" office:value="1578.789429">
                <text:p>1578.789429</text:p>
              </table:table-cell>
              <table:table-cell office:value-type="float" office:value="1579.700562">
                <text:p>1579.700562</text:p>
              </table:table-cell>
              <table:table-cell office:value-type="float" office:value="1579.095337">
                <text:p>1579.095337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1579.109497">
                <text:p>1579.109497</text:p>
              </table:table-cell>
              <table:table-cell office:value-type="float" office:value="1581.553589">
                <text:p>1581.553589</text:p>
              </table:table-cell>
              <table:table-cell office:value-type="float" office:value="1580.494263">
                <text:p>1580.494263</text:p>
              </table:table-cell>
              <table:table-cell office:value-type="float" office:value="1577.757568">
                <text:p>1577.757568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1587.86853">
                <text:p>1587.86853</text:p>
              </table:table-cell>
              <table:table-cell office:value-type="float" office:value="1586.011963">
                <text:p>1586.011963</text:p>
              </table:table-cell>
              <table:table-cell office:value-type="float" office:value="1586.023315">
                <text:p>1586.023315</text:p>
              </table:table-cell>
              <table:table-cell office:value-type="float" office:value="1586.940674">
                <text:p>1586.940674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1583.72644">
                <text:p>1583.72644</text:p>
              </table:table-cell>
              <table:table-cell office:value-type="float" office:value="1588.229858">
                <text:p>1588.229858</text:p>
              </table:table-cell>
              <table:table-cell office:value-type="float" office:value="1584.843506">
                <text:p>1584.843506</text:p>
              </table:table-cell>
              <table:table-cell office:value-type="float" office:value="1587.986328">
                <text:p>1587.986328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1582.682861">
                <text:p>1582.682861</text:p>
              </table:table-cell>
              <table:table-cell office:value-type="float" office:value="1583.362671">
                <text:p>1583.362671</text:p>
              </table:table-cell>
              <table:table-cell office:value-type="float" office:value="1581.457764">
                <text:p>1581.457764</text:p>
              </table:table-cell>
              <table:table-cell office:value-type="float" office:value="1584.018188">
                <text:p>1584.018188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1582.748169">
                <text:p>1582.748169</text:p>
              </table:table-cell>
              <table:table-cell office:value-type="float" office:value="1580.452515">
                <text:p>1580.452515</text:p>
              </table:table-cell>
              <table:table-cell office:value-type="float" office:value="1584.731079">
                <text:p>1584.731079</text:p>
              </table:table-cell>
              <table:table-cell office:value-type="float" office:value="1583.296631">
                <text:p>1583.296631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1587.634766">
                <text:p>1587.634766</text:p>
              </table:table-cell>
              <table:table-cell office:value-type="float" office:value="1587.33313">
                <text:p>1587.33313</text:p>
              </table:table-cell>
              <table:table-cell office:value-type="float" office:value="1584.534546">
                <text:p>1584.534546</text:p>
              </table:table-cell>
              <table:table-cell office:value-type="float" office:value="1588.403198">
                <text:p>1588.403198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1584.364502">
                <text:p>1584.364502</text:p>
              </table:table-cell>
              <table:table-cell office:value-type="float" office:value="1579.111694">
                <text:p>1579.111694</text:p>
              </table:table-cell>
              <table:table-cell office:value-type="float" office:value="1583.228271">
                <text:p>1583.228271</text:p>
              </table:table-cell>
              <table:table-cell office:value-type="float" office:value="1583.682861">
                <text:p>1583.682861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1587.273438">
                <text:p>1587.273438</text:p>
              </table:table-cell>
              <table:table-cell office:value-type="float" office:value="1583.276978">
                <text:p>1583.276978</text:p>
              </table:table-cell>
              <table:table-cell office:value-type="float" office:value="1587.890625">
                <text:p>1587.890625</text:p>
              </table:table-cell>
              <table:table-cell office:value-type="float" office:value="1586.475708">
                <text:p>1586.475708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1583.947632">
                <text:p>1583.947632</text:p>
              </table:table-cell>
              <table:table-cell office:value-type="float" office:value="1582.598145">
                <text:p>1582.598145</text:p>
              </table:table-cell>
              <table:table-cell office:value-type="float" office:value="1585.385986">
                <text:p>1585.385986</text:p>
              </table:table-cell>
              <table:table-cell office:value-type="float" office:value="1581.343994">
                <text:p>1581.343994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1604.20752">
                <text:p>1604.20752</text:p>
              </table:table-cell>
              <table:table-cell office:value-type="float" office:value="1602.29126">
                <text:p>1602.29126</text:p>
              </table:table-cell>
              <table:table-cell office:value-type="float" office:value="1604.607056">
                <text:p>1604.607056</text:p>
              </table:table-cell>
              <table:table-cell office:value-type="float" office:value="1602.123047">
                <text:p>1602.123047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1663.917969">
                <text:p>1663.917969</text:p>
              </table:table-cell>
              <table:table-cell office:value-type="float" office:value="1662.608521">
                <text:p>1662.608521</text:p>
              </table:table-cell>
              <table:table-cell office:value-type="float" office:value="1662.282227">
                <text:p>1662.282227</text:p>
              </table:table-cell>
              <table:table-cell office:value-type="float" office:value="1663.10498">
                <text:p>1663.10498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1606.32373">
                <text:p>1606.32373</text:p>
              </table:table-cell>
              <table:table-cell office:value-type="float" office:value="1606.36792">
                <text:p>1606.36792</text:p>
              </table:table-cell>
              <table:table-cell office:value-type="float" office:value="1608.038086">
                <text:p>1608.038086</text:p>
              </table:table-cell>
              <table:table-cell office:value-type="float" office:value="1607.997803">
                <text:p>1607.997803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1561.443115">
                <text:p>1561.443115</text:p>
              </table:table-cell>
              <table:table-cell office:value-type="float" office:value="1566.122559">
                <text:p>1566.122559</text:p>
              </table:table-cell>
              <table:table-cell office:value-type="float" office:value="1561.466187">
                <text:p>1561.466187</text:p>
              </table:table-cell>
              <table:table-cell office:value-type="float" office:value="1563.661865">
                <text:p>1563.661865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1570.803467">
                <text:p>1570.803467</text:p>
              </table:table-cell>
              <table:table-cell office:value-type="float" office:value="1570.757935">
                <text:p>1570.757935</text:p>
              </table:table-cell>
              <table:table-cell office:value-type="float" office:value="1570.060913">
                <text:p>1570.060913</text:p>
              </table:table-cell>
              <table:table-cell office:value-type="float" office:value="1570.383911">
                <text:p>1570.383911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1577.29248">
                <text:p>1577.29248</text:p>
              </table:table-cell>
              <table:table-cell office:value-type="float" office:value="1569.548462">
                <text:p>1569.548462</text:p>
              </table:table-cell>
              <table:table-cell office:value-type="float" office:value="1574.121826">
                <text:p>1574.121826</text:p>
              </table:table-cell>
              <table:table-cell office:value-type="float" office:value="1574.670288">
                <text:p>1574.670288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1574.508057">
                <text:p>1574.508057</text:p>
              </table:table-cell>
              <table:table-cell office:value-type="float" office:value="1575.093262">
                <text:p>1575.093262</text:p>
              </table:table-cell>
              <table:table-cell office:value-type="float" office:value="1576.091064">
                <text:p>1576.091064</text:p>
              </table:table-cell>
              <table:table-cell office:value-type="float" office:value="1571.581543">
                <text:p>1571.581543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1565.388428">
                <text:p>1565.388428</text:p>
              </table:table-cell>
              <table:table-cell office:value-type="float" office:value="1567.437134">
                <text:p>1567.437134</text:p>
              </table:table-cell>
              <table:table-cell office:value-type="float" office:value="1566.665649">
                <text:p>1566.665649</text:p>
              </table:table-cell>
              <table:table-cell office:value-type="float" office:value="1565.63501">
                <text:p>1565.63501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1569.983521">
                <text:p>1569.983521</text:p>
              </table:table-cell>
              <table:table-cell office:value-type="float" office:value="1572.320923">
                <text:p>1572.320923</text:p>
              </table:table-cell>
              <table:table-cell office:value-type="float" office:value="1570.566406">
                <text:p>1570.566406</text:p>
              </table:table-cell>
              <table:table-cell office:value-type="float" office:value="1574.076172">
                <text:p>1574.076172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1565.78186">
                <text:p>1565.78186</text:p>
              </table:table-cell>
              <table:table-cell office:value-type="float" office:value="1571.462402">
                <text:p>1571.462402</text:p>
              </table:table-cell>
              <table:table-cell office:value-type="float" office:value="1567.716431">
                <text:p>1567.716431</text:p>
              </table:table-cell>
              <table:table-cell office:value-type="float" office:value="1568.276978">
                <text:p>1568.276978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1575.619385">
                <text:p>1575.619385</text:p>
              </table:table-cell>
              <table:table-cell office:value-type="float" office:value="1574.155884">
                <text:p>1574.155884</text:p>
              </table:table-cell>
              <table:table-cell office:value-type="float" office:value="1575.588989">
                <text:p>1575.588989</text:p>
              </table:table-cell>
              <table:table-cell office:value-type="float" office:value="1573.494141">
                <text:p>1573.494141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1571.465576">
                <text:p>1571.465576</text:p>
              </table:table-cell>
              <table:table-cell office:value-type="float" office:value="1575.456787">
                <text:p>1575.456787</text:p>
              </table:table-cell>
              <table:table-cell office:value-type="float" office:value="1574.813721">
                <text:p>1574.813721</text:p>
              </table:table-cell>
              <table:table-cell office:value-type="float" office:value="1573.711914">
                <text:p>1573.711914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1572.867188">
                <text:p>1572.867188</text:p>
              </table:table-cell>
              <table:table-cell office:value-type="float" office:value="1573.466309">
                <text:p>1573.466309</text:p>
              </table:table-cell>
              <table:table-cell office:value-type="float" office:value="1572.983887">
                <text:p>1572.983887</text:p>
              </table:table-cell>
              <table:table-cell office:value-type="float" office:value="1572.604492">
                <text:p>1572.604492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1570.99707">
                <text:p>1570.99707</text:p>
              </table:table-cell>
              <table:table-cell office:value-type="float" office:value="1572.880859">
                <text:p>1572.880859</text:p>
              </table:table-cell>
              <table:table-cell office:value-type="float" office:value="1570.573853">
                <text:p>1570.573853</text:p>
              </table:table-cell>
              <table:table-cell office:value-type="float" office:value="1571.575073">
                <text:p>1571.575073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1573.763428">
                <text:p>1573.763428</text:p>
              </table:table-cell>
              <table:table-cell office:value-type="float" office:value="1567.15686">
                <text:p>1567.15686</text:p>
              </table:table-cell>
              <table:table-cell office:value-type="float" office:value="1574.402954">
                <text:p>1574.402954</text:p>
              </table:table-cell>
              <table:table-cell office:value-type="float" office:value="1568.398315">
                <text:p>1568.398315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1569.293945">
                <text:p>1569.293945</text:p>
              </table:table-cell>
              <table:table-cell office:value-type="float" office:value="1567.719604">
                <text:p>1567.719604</text:p>
              </table:table-cell>
              <table:table-cell office:value-type="float" office:value="1570.272583">
                <text:p>1570.272583</text:p>
              </table:table-cell>
              <table:table-cell office:value-type="float" office:value="1567.179199">
                <text:p>1567.179199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1571.305664">
                <text:p>1571.305664</text:p>
              </table:table-cell>
              <table:table-cell office:value-type="float" office:value="1569.656006">
                <text:p>1569.656006</text:p>
              </table:table-cell>
              <table:table-cell office:value-type="float" office:value="1571.315186">
                <text:p>1571.315186</text:p>
              </table:table-cell>
              <table:table-cell office:value-type="float" office:value="1572.842529">
                <text:p>1572.842529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1572.493408">
                <text:p>1572.493408</text:p>
              </table:table-cell>
              <table:table-cell office:value-type="float" office:value="1572.785767">
                <text:p>1572.785767</text:p>
              </table:table-cell>
              <table:table-cell office:value-type="float" office:value="1575.293945">
                <text:p>1575.293945</text:p>
              </table:table-cell>
              <table:table-cell office:value-type="float" office:value="1569.850586">
                <text:p>1569.850586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1571.591553">
                <text:p>1571.591553</text:p>
              </table:table-cell>
              <table:table-cell office:value-type="float" office:value="1571.855347">
                <text:p>1571.855347</text:p>
              </table:table-cell>
              <table:table-cell office:value-type="float" office:value="1573.674072">
                <text:p>1573.674072</text:p>
              </table:table-cell>
              <table:table-cell office:value-type="float" office:value="1572.89624">
                <text:p>1572.89624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1568.136108">
                <text:p>1568.136108</text:p>
              </table:table-cell>
              <table:table-cell office:value-type="float" office:value="1569.881714">
                <text:p>1569.881714</text:p>
              </table:table-cell>
              <table:table-cell office:value-type="float" office:value="1571.496216">
                <text:p>1571.496216</text:p>
              </table:table-cell>
              <table:table-cell office:value-type="float" office:value="1571.189331">
                <text:p>1571.189331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1569.267334">
                <text:p>1569.267334</text:p>
              </table:table-cell>
              <table:table-cell office:value-type="float" office:value="1568.305176">
                <text:p>1568.305176</text:p>
              </table:table-cell>
              <table:table-cell office:value-type="float" office:value="1571.389038">
                <text:p>1571.389038</text:p>
              </table:table-cell>
              <table:table-cell office:value-type="float" office:value="1568.0896">
                <text:p>1568.0896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1569.554321">
                <text:p>1569.554321</text:p>
              </table:table-cell>
              <table:table-cell office:value-type="float" office:value="1570.2948">
                <text:p>1570.2948</text:p>
              </table:table-cell>
              <table:table-cell office:value-type="float" office:value="1568.94873">
                <text:p>1568.94873</text:p>
              </table:table-cell>
              <table:table-cell office:value-type="float" office:value="1570.909424">
                <text:p>1570.909424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1568.079102">
                <text:p>1568.079102</text:p>
              </table:table-cell>
              <table:table-cell office:value-type="float" office:value="1569.104858">
                <text:p>1569.104858</text:p>
              </table:table-cell>
              <table:table-cell office:value-type="float" office:value="1568.255859">
                <text:p>1568.255859</text:p>
              </table:table-cell>
              <table:table-cell office:value-type="float" office:value="1568.851685">
                <text:p>1568.851685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1567.293823">
                <text:p>1567.293823</text:p>
              </table:table-cell>
              <table:table-cell office:value-type="float" office:value="1572.249756">
                <text:p>1572.249756</text:p>
              </table:table-cell>
              <table:table-cell office:value-type="float" office:value="1569.683716">
                <text:p>1569.683716</text:p>
              </table:table-cell>
              <table:table-cell office:value-type="float" office:value="1568.119019">
                <text:p>1568.119019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1573.462769">
                <text:p>1573.462769</text:p>
              </table:table-cell>
              <table:table-cell office:value-type="float" office:value="1571.427124">
                <text:p>1571.427124</text:p>
              </table:table-cell>
              <table:table-cell office:value-type="float" office:value="1573.454834">
                <text:p>1573.454834</text:p>
              </table:table-cell>
              <table:table-cell office:value-type="float" office:value="1572.843994">
                <text:p>1572.843994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1571.245483">
                <text:p>1571.245483</text:p>
              </table:table-cell>
              <table:table-cell office:value-type="float" office:value="1568.259277">
                <text:p>1568.259277</text:p>
              </table:table-cell>
              <table:table-cell office:value-type="float" office:value="1569.453735">
                <text:p>1569.453735</text:p>
              </table:table-cell>
              <table:table-cell office:value-type="float" office:value="1569.88562">
                <text:p>1569.88562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1572.769775">
                <text:p>1572.769775</text:p>
              </table:table-cell>
              <table:table-cell office:value-type="float" office:value="1572.923096">
                <text:p>1572.923096</text:p>
              </table:table-cell>
              <table:table-cell office:value-type="float" office:value="1574.509277">
                <text:p>1574.509277</text:p>
              </table:table-cell>
              <table:table-cell office:value-type="float" office:value="1570.964111">
                <text:p>1570.964111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1575.11731">
                <text:p>1575.11731</text:p>
              </table:table-cell>
              <table:table-cell office:value-type="float" office:value="1573.362793">
                <text:p>1573.362793</text:p>
              </table:table-cell>
              <table:table-cell office:value-type="float" office:value="1572.810425">
                <text:p>1572.810425</text:p>
              </table:table-cell>
              <table:table-cell office:value-type="float" office:value="1574.030273">
                <text:p>1574.030273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1569.381836">
                <text:p>1569.381836</text:p>
              </table:table-cell>
              <table:table-cell office:value-type="float" office:value="1570.021973">
                <text:p>1570.021973</text:p>
              </table:table-cell>
              <table:table-cell office:value-type="float" office:value="1567.953857">
                <text:p>1567.953857</text:p>
              </table:table-cell>
              <table:table-cell office:value-type="float" office:value="1570.235962">
                <text:p>1570.235962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1571.314209">
                <text:p>1571.314209</text:p>
              </table:table-cell>
              <table:table-cell office:value-type="float" office:value="1570.104004">
                <text:p>1570.104004</text:p>
              </table:table-cell>
              <table:table-cell office:value-type="float" office:value="1572.159058">
                <text:p>1572.159058</text:p>
              </table:table-cell>
              <table:table-cell office:value-type="float" office:value="1571.341553">
                <text:p>1571.341553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1569.072266">
                <text:p>1569.072266</text:p>
              </table:table-cell>
              <table:table-cell office:value-type="float" office:value="1568.828125">
                <text:p>1568.828125</text:p>
              </table:table-cell>
              <table:table-cell office:value-type="float" office:value="1569.920288">
                <text:p>1569.920288</text:p>
              </table:table-cell>
              <table:table-cell office:value-type="float" office:value="1567.029297">
                <text:p>1567.029297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1565.517944">
                <text:p>1565.517944</text:p>
              </table:table-cell>
              <table:table-cell office:value-type="float" office:value="1569.383423">
                <text:p>1569.383423</text:p>
              </table:table-cell>
              <table:table-cell office:value-type="float" office:value="1567.161133">
                <text:p>1567.161133</text:p>
              </table:table-cell>
              <table:table-cell office:value-type="float" office:value="1570.594727">
                <text:p>1570.594727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1567.598511">
                <text:p>1567.598511</text:p>
              </table:table-cell>
              <table:table-cell office:value-type="float" office:value="1568.770142">
                <text:p>1568.770142</text:p>
              </table:table-cell>
              <table:table-cell office:value-type="float" office:value="1567.99646">
                <text:p>1567.99646</text:p>
              </table:table-cell>
              <table:table-cell office:value-type="float" office:value="1569.852417">
                <text:p>1569.852417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1569.120239">
                <text:p>1569.120239</text:p>
              </table:table-cell>
              <table:table-cell office:value-type="float" office:value="1569.183105">
                <text:p>1569.183105</text:p>
              </table:table-cell>
              <table:table-cell office:value-type="float" office:value="1567.249634">
                <text:p>1567.249634</text:p>
              </table:table-cell>
              <table:table-cell office:value-type="float" office:value="1569.407837">
                <text:p>1569.407837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1567.89563">
                <text:p>1567.89563</text:p>
              </table:table-cell>
              <table:table-cell office:value-type="float" office:value="1565.340698">
                <text:p>1565.340698</text:p>
              </table:table-cell>
              <table:table-cell office:value-type="float" office:value="1569.167725">
                <text:p>1569.167725</text:p>
              </table:table-cell>
              <table:table-cell office:value-type="float" office:value="1566.866211">
                <text:p>1566.866211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1570.834351">
                <text:p>1570.834351</text:p>
              </table:table-cell>
              <table:table-cell office:value-type="float" office:value="1567.302002">
                <text:p>1567.302002</text:p>
              </table:table-cell>
              <table:table-cell office:value-type="float" office:value="1570.52002">
                <text:p>1570.52002</text:p>
              </table:table-cell>
              <table:table-cell office:value-type="float" office:value="1569.139893">
                <text:p>1569.139893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1570.244751">
                <text:p>1570.244751</text:p>
              </table:table-cell>
              <table:table-cell office:value-type="float" office:value="1571.093384">
                <text:p>1571.093384</text:p>
              </table:table-cell>
              <table:table-cell office:value-type="float" office:value="1572.925781">
                <text:p>1572.925781</text:p>
              </table:table-cell>
              <table:table-cell office:value-type="float" office:value="1572.221313">
                <text:p>1572.221313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1571.400391">
                <text:p>1571.400391</text:p>
              </table:table-cell>
              <table:table-cell office:value-type="float" office:value="1573.756348">
                <text:p>1573.756348</text:p>
              </table:table-cell>
              <table:table-cell office:value-type="float" office:value="1572.276855">
                <text:p>1572.276855</text:p>
              </table:table-cell>
              <table:table-cell office:value-type="float" office:value="1572.155273">
                <text:p>1572.155273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1574.561157">
                <text:p>1574.561157</text:p>
              </table:table-cell>
              <table:table-cell office:value-type="float" office:value="1571.203369">
                <text:p>1571.203369</text:p>
              </table:table-cell>
              <table:table-cell office:value-type="float" office:value="1575.355103">
                <text:p>1575.355103</text:p>
              </table:table-cell>
              <table:table-cell office:value-type="float" office:value="1570.980835">
                <text:p>1570.980835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1571.934448">
                <text:p>1571.934448</text:p>
              </table:table-cell>
              <table:table-cell office:value-type="float" office:value="1570.317017">
                <text:p>1570.317017</text:p>
              </table:table-cell>
              <table:table-cell office:value-type="float" office:value="1567.539307">
                <text:p>1567.539307</text:p>
              </table:table-cell>
              <table:table-cell office:value-type="float" office:value="1573.972412">
                <text:p>1573.972412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1569.623291">
                <text:p>1569.623291</text:p>
              </table:table-cell>
              <table:table-cell office:value-type="float" office:value="1564.353638">
                <text:p>1564.353638</text:p>
              </table:table-cell>
              <table:table-cell office:value-type="float" office:value="1566.215332">
                <text:p>1566.215332</text:p>
              </table:table-cell>
              <table:table-cell office:value-type="float" office:value="1568.961304">
                <text:p>1568.961304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1564.351196">
                <text:p>1564.351196</text:p>
              </table:table-cell>
              <table:table-cell office:value-type="float" office:value="1564.607666">
                <text:p>1564.607666</text:p>
              </table:table-cell>
              <table:table-cell office:value-type="float" office:value="1565.736084">
                <text:p>1565.736084</text:p>
              </table:table-cell>
              <table:table-cell office:value-type="float" office:value="1566.759155">
                <text:p>1566.759155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1571.347656">
                <text:p>1571.347656</text:p>
              </table:table-cell>
              <table:table-cell office:value-type="float" office:value="1570.713257">
                <text:p>1570.713257</text:p>
              </table:table-cell>
              <table:table-cell office:value-type="float" office:value="1572.032959">
                <text:p>1572.032959</text:p>
              </table:table-cell>
              <table:table-cell office:value-type="float" office:value="1571.757202">
                <text:p>1571.757202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1572.33313">
                <text:p>1572.33313</text:p>
              </table:table-cell>
              <table:table-cell office:value-type="float" office:value="1569.694336">
                <text:p>1569.694336</text:p>
              </table:table-cell>
              <table:table-cell office:value-type="float" office:value="1573.592896">
                <text:p>1573.592896</text:p>
              </table:table-cell>
              <table:table-cell office:value-type="float" office:value="1570.495728">
                <text:p>1570.495728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1571.705322">
                <text:p>1571.705322</text:p>
              </table:table-cell>
              <table:table-cell office:value-type="float" office:value="1566.924927">
                <text:p>1566.924927</text:p>
              </table:table-cell>
              <table:table-cell office:value-type="float" office:value="1569.85144">
                <text:p>1569.85144</text:p>
              </table:table-cell>
              <table:table-cell office:value-type="float" office:value="1569.459839">
                <text:p>1569.459839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1570.338745">
                <text:p>1570.338745</text:p>
              </table:table-cell>
              <table:table-cell office:value-type="float" office:value="1570.879639">
                <text:p>1570.879639</text:p>
              </table:table-cell>
              <table:table-cell office:value-type="float" office:value="1566.423218">
                <text:p>1566.423218</text:p>
              </table:table-cell>
              <table:table-cell office:value-type="float" office:value="1573.266357">
                <text:p>1573.266357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1570.570923">
                <text:p>1570.570923</text:p>
              </table:table-cell>
              <table:table-cell office:value-type="float" office:value="1570.372314">
                <text:p>1570.372314</text:p>
              </table:table-cell>
              <table:table-cell office:value-type="float" office:value="1569.817139">
                <text:p>1569.817139</text:p>
              </table:table-cell>
              <table:table-cell office:value-type="float" office:value="1569.790527">
                <text:p>1569.790527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1571.809082">
                <text:p>1571.809082</text:p>
              </table:table-cell>
              <table:table-cell office:value-type="float" office:value="1566.505371">
                <text:p>1566.505371</text:p>
              </table:table-cell>
              <table:table-cell office:value-type="float" office:value="1571.29834">
                <text:p>1571.29834</text:p>
              </table:table-cell>
              <table:table-cell office:value-type="float" office:value="1570.709717">
                <text:p>1570.709717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1572.87207">
                <text:p>1572.87207</text:p>
              </table:table-cell>
              <table:table-cell office:value-type="float" office:value="1576.525146">
                <text:p>1576.525146</text:p>
              </table:table-cell>
              <table:table-cell office:value-type="float" office:value="1572.572998">
                <text:p>1572.572998</text:p>
              </table:table-cell>
              <table:table-cell office:value-type="float" office:value="1575.51001">
                <text:p>1575.51001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1573.457275">
                <text:p>1573.457275</text:p>
              </table:table-cell>
              <table:table-cell office:value-type="float" office:value="1572.411987">
                <text:p>1572.411987</text:p>
              </table:table-cell>
              <table:table-cell office:value-type="float" office:value="1575.014038">
                <text:p>1575.014038</text:p>
              </table:table-cell>
              <table:table-cell office:value-type="float" office:value="1573.447754">
                <text:p>1573.447754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1569.169678">
                <text:p>1569.169678</text:p>
              </table:table-cell>
              <table:table-cell office:value-type="float" office:value="1569.119629">
                <text:p>1569.119629</text:p>
              </table:table-cell>
              <table:table-cell office:value-type="float" office:value="1569.070679">
                <text:p>1569.070679</text:p>
              </table:table-cell>
              <table:table-cell office:value-type="float" office:value="1566.5448">
                <text:p>1566.5448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1574.825928">
                <text:p>1574.825928</text:p>
              </table:table-cell>
              <table:table-cell office:value-type="float" office:value="1570.33667">
                <text:p>1570.33667</text:p>
              </table:table-cell>
              <table:table-cell office:value-type="float" office:value="1574.479126">
                <text:p>1574.479126</text:p>
              </table:table-cell>
              <table:table-cell office:value-type="float" office:value="1574.136597">
                <text:p>1574.136597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1569.713501">
                <text:p>1569.713501</text:p>
              </table:table-cell>
              <table:table-cell office:value-type="float" office:value="1572.344116">
                <text:p>1572.344116</text:p>
              </table:table-cell>
              <table:table-cell office:value-type="float" office:value="1572.269897">
                <text:p>1572.269897</text:p>
              </table:table-cell>
              <table:table-cell office:value-type="float" office:value="1568.691406">
                <text:p>1568.691406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1569.40686">
                <text:p>1569.40686</text:p>
              </table:table-cell>
              <table:table-cell office:value-type="float" office:value="1570.037842">
                <text:p>1570.037842</text:p>
              </table:table-cell>
              <table:table-cell office:value-type="float" office:value="1568.101074">
                <text:p>1568.101074</text:p>
              </table:table-cell>
              <table:table-cell office:value-type="float" office:value="1571.171265">
                <text:p>1571.171265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1568.883789">
                <text:p>1568.883789</text:p>
              </table:table-cell>
              <table:table-cell office:value-type="float" office:value="1568.014648">
                <text:p>1568.014648</text:p>
              </table:table-cell>
              <table:table-cell office:value-type="float" office:value="1571.642578">
                <text:p>1571.642578</text:p>
              </table:table-cell>
              <table:table-cell office:value-type="float" office:value="1565.438843">
                <text:p>1565.438843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1574.215576">
                <text:p>1574.215576</text:p>
              </table:table-cell>
              <table:table-cell office:value-type="float" office:value="1571.148926">
                <text:p>1571.148926</text:p>
              </table:table-cell>
              <table:table-cell office:value-type="float" office:value="1575.542847">
                <text:p>1575.542847</text:p>
              </table:table-cell>
              <table:table-cell office:value-type="float" office:value="1572.980591">
                <text:p>1572.980591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1576.185059">
                <text:p>1576.185059</text:p>
              </table:table-cell>
              <table:table-cell office:value-type="float" office:value="1570.07312">
                <text:p>1570.07312</text:p>
              </table:table-cell>
              <table:table-cell office:value-type="float" office:value="1574.502563">
                <text:p>1574.502563</text:p>
              </table:table-cell>
              <table:table-cell office:value-type="float" office:value="1572.360107">
                <text:p>1572.360107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1574.785156">
                <text:p>1574.785156</text:p>
              </table:table-cell>
              <table:table-cell office:value-type="float" office:value="1574.609863">
                <text:p>1574.609863</text:p>
              </table:table-cell>
              <table:table-cell office:value-type="float" office:value="1577.331177">
                <text:p>1577.331177</text:p>
              </table:table-cell>
              <table:table-cell office:value-type="float" office:value="1570.490479">
                <text:p>1570.490479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1572.918335">
                <text:p>1572.918335</text:p>
              </table:table-cell>
              <table:table-cell office:value-type="float" office:value="1571.683594">
                <text:p>1571.683594</text:p>
              </table:table-cell>
              <table:table-cell office:value-type="float" office:value="1571.428955">
                <text:p>1571.428955</text:p>
              </table:table-cell>
              <table:table-cell office:value-type="float" office:value="1571.531128">
                <text:p>1571.531128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1577.602417">
                <text:p>1577.602417</text:p>
              </table:table-cell>
              <table:table-cell office:value-type="float" office:value="1568.489624">
                <text:p>1568.489624</text:p>
              </table:table-cell>
              <table:table-cell office:value-type="float" office:value="1575.431885">
                <text:p>1575.431885</text:p>
              </table:table-cell>
              <table:table-cell office:value-type="float" office:value="1569.502808">
                <text:p>1569.502808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1572.697754">
                <text:p>1572.697754</text:p>
              </table:table-cell>
              <table:table-cell office:value-type="float" office:value="1571.798828">
                <text:p>1571.798828</text:p>
              </table:table-cell>
              <table:table-cell office:value-type="float" office:value="1570.134888">
                <text:p>1570.134888</text:p>
              </table:table-cell>
              <table:table-cell office:value-type="float" office:value="1573.544556">
                <text:p>1573.544556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1574.766235">
                <text:p>1574.766235</text:p>
              </table:table-cell>
              <table:table-cell office:value-type="float" office:value="1574.027222">
                <text:p>1574.027222</text:p>
              </table:table-cell>
              <table:table-cell office:value-type="float" office:value="1574.223389">
                <text:p>1574.223389</text:p>
              </table:table-cell>
              <table:table-cell office:value-type="float" office:value="1572.626953">
                <text:p>1572.626953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1569.756836">
                <text:p>1569.756836</text:p>
              </table:table-cell>
              <table:table-cell office:value-type="float" office:value="1569.203491">
                <text:p>1569.203491</text:p>
              </table:table-cell>
              <table:table-cell office:value-type="float" office:value="1569.081055">
                <text:p>1569.081055</text:p>
              </table:table-cell>
              <table:table-cell office:value-type="float" office:value="1571.684204">
                <text:p>1571.684204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1569.4021">
                <text:p>1569.4021</text:p>
              </table:table-cell>
              <table:table-cell office:value-type="float" office:value="1574.174683">
                <text:p>1574.174683</text:p>
              </table:table-cell>
              <table:table-cell office:value-type="float" office:value="1569.944946">
                <text:p>1569.944946</text:p>
              </table:table-cell>
              <table:table-cell office:value-type="float" office:value="1575.526367">
                <text:p>1575.526367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1570.567505">
                <text:p>1570.567505</text:p>
              </table:table-cell>
              <table:table-cell office:value-type="float" office:value="1572.824585">
                <text:p>1572.824585</text:p>
              </table:table-cell>
              <table:table-cell office:value-type="float" office:value="1568.580811">
                <text:p>1568.580811</text:p>
              </table:table-cell>
              <table:table-cell office:value-type="float" office:value="1570.293701">
                <text:p>1570.293701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1569.343384">
                <text:p>1569.343384</text:p>
              </table:table-cell>
              <table:table-cell office:value-type="float" office:value="1573.376343">
                <text:p>1573.376343</text:p>
              </table:table-cell>
              <table:table-cell office:value-type="float" office:value="1572.266357">
                <text:p>1572.266357</text:p>
              </table:table-cell>
              <table:table-cell office:value-type="float" office:value="1570.158447">
                <text:p>1570.158447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1576.558472">
                <text:p>1576.558472</text:p>
              </table:table-cell>
              <table:table-cell office:value-type="float" office:value="1570.530762">
                <text:p>1570.530762</text:p>
              </table:table-cell>
              <table:table-cell office:value-type="float" office:value="1573.520508">
                <text:p>1573.520508</text:p>
              </table:table-cell>
              <table:table-cell office:value-type="float" office:value="1571.998047">
                <text:p>1571.998047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1571.208252">
                <text:p>1571.208252</text:p>
              </table:table-cell>
              <table:table-cell office:value-type="float" office:value="1573.535645">
                <text:p>1573.535645</text:p>
              </table:table-cell>
              <table:table-cell office:value-type="float" office:value="1573.115112">
                <text:p>1573.115112</text:p>
              </table:table-cell>
              <table:table-cell office:value-type="float" office:value="1569.705444">
                <text:p>1569.705444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1576.326904">
                <text:p>1576.326904</text:p>
              </table:table-cell>
              <table:table-cell office:value-type="float" office:value="1567.577271">
                <text:p>1567.577271</text:p>
              </table:table-cell>
              <table:table-cell office:value-type="float" office:value="1571.367676">
                <text:p>1571.367676</text:p>
              </table:table-cell>
              <table:table-cell office:value-type="float" office:value="1569.867432">
                <text:p>1569.867432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1565.292969">
                <text:p>1565.292969</text:p>
              </table:table-cell>
              <table:table-cell office:value-type="float" office:value="1566.822266">
                <text:p>1566.822266</text:p>
              </table:table-cell>
              <table:table-cell office:value-type="float" office:value="1567.955444">
                <text:p>1567.955444</text:p>
              </table:table-cell>
              <table:table-cell office:value-type="float" office:value="1566.536133">
                <text:p>1566.536133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1567.327026">
                <text:p>1567.327026</text:p>
              </table:table-cell>
              <table:table-cell office:value-type="float" office:value="1566.795898">
                <text:p>1566.795898</text:p>
              </table:table-cell>
              <table:table-cell office:value-type="float" office:value="1567.833374">
                <text:p>1567.833374</text:p>
              </table:table-cell>
              <table:table-cell office:value-type="float" office:value="1569.949097">
                <text:p>1569.949097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1569.140137">
                <text:p>1569.140137</text:p>
              </table:table-cell>
              <table:table-cell office:value-type="float" office:value="1567.831543">
                <text:p>1567.831543</text:p>
              </table:table-cell>
              <table:table-cell office:value-type="float" office:value="1569.611572">
                <text:p>1569.611572</text:p>
              </table:table-cell>
              <table:table-cell office:value-type="float" office:value="1567.553711">
                <text:p>1567.553711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1574.164795">
                <text:p>1574.164795</text:p>
              </table:table-cell>
              <table:table-cell office:value-type="float" office:value="1571.400757">
                <text:p>1571.400757</text:p>
              </table:table-cell>
              <table:table-cell office:value-type="float" office:value="1574.208862">
                <text:p>1574.208862</text:p>
              </table:table-cell>
              <table:table-cell office:value-type="float" office:value="1571.622803">
                <text:p>1571.622803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1574.069092">
                <text:p>1574.069092</text:p>
              </table:table-cell>
              <table:table-cell office:value-type="float" office:value="1572.637207">
                <text:p>1572.637207</text:p>
              </table:table-cell>
              <table:table-cell office:value-type="float" office:value="1572.388794">
                <text:p>1572.388794</text:p>
              </table:table-cell>
              <table:table-cell office:value-type="float" office:value="1575.693237">
                <text:p>1575.693237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1573.623657">
                <text:p>1573.623657</text:p>
              </table:table-cell>
              <table:table-cell office:value-type="float" office:value="1572.317749">
                <text:p>1572.317749</text:p>
              </table:table-cell>
              <table:table-cell office:value-type="float" office:value="1571.44519">
                <text:p>1571.44519</text:p>
              </table:table-cell>
              <table:table-cell office:value-type="float" office:value="1571.130859">
                <text:p>1571.130859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1575.392334">
                <text:p>1575.392334</text:p>
              </table:table-cell>
              <table:table-cell office:value-type="float" office:value="1574.012573">
                <text:p>1574.012573</text:p>
              </table:table-cell>
              <table:table-cell office:value-type="float" office:value="1574.913086">
                <text:p>1574.913086</text:p>
              </table:table-cell>
              <table:table-cell office:value-type="float" office:value="1575.142456">
                <text:p>1575.142456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1572.774048">
                <text:p>1572.774048</text:p>
              </table:table-cell>
              <table:table-cell office:value-type="float" office:value="1571.548706">
                <text:p>1571.548706</text:p>
              </table:table-cell>
              <table:table-cell office:value-type="float" office:value="1572.529785">
                <text:p>1572.529785</text:p>
              </table:table-cell>
              <table:table-cell office:value-type="float" office:value="1572.572998">
                <text:p>1572.572998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1206.149414">
                <text:p>1206.149414</text:p>
              </table:table-cell>
              <table:table-cell office:value-type="float" office:value="1000">
                <text:p>1000</text:p>
              </table:table-cell>
              <table:table-cell office:value-type="float" office:value="1206.149414">
                <text:p>1206.149414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1201.663208">
                <text:p>1201.663208</text:p>
              </table:table-cell>
              <table:table-cell office:value-type="float" office:value="1000">
                <text:p>1000</text:p>
              </table:table-cell>
              <table:table-cell office:value-type="float" office:value="1201.663208">
                <text:p>1201.663208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900">
                <text:p>9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